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2.868cm"/>
    </style:style>
    <style:style style:name="co17" style:family="table-column">
      <style:table-column-properties fo:break-before="auto" style:column-width="2.731cm"/>
    </style:style>
    <style:style style:name="co18" style:family="table-column">
      <style:table-column-properties fo:break-before="auto" style:column-width="2.595cm"/>
    </style:style>
    <style:style style:name="co19" style:family="table-column">
      <style:table-column-properties fo:break-before="auto" style:column-width="1.669cm"/>
    </style:style>
    <style:style style:name="co20" style:family="table-column">
      <style:table-column-properties fo:break-before="auto" style:column-width="1.859cm"/>
    </style:style>
    <style:style style:name="co21" style:family="table-column">
      <style:table-column-properties fo:break-before="auto" style:column-width="3.549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4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4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  <table:table-cell office:value-type="string" calcext:value-type="string">
            <text:p>TMAX_SOIL_7</text:p>
          </table:table-cell>
          <table:table-cell office:value-type="string" calcext:value-type="string">
            <text:p>TMIN_SOIL_7</text:p>
          </table:table-cell>
          <table:table-cell office:value-type="string" calcext:value-type="string">
            <text:p>TMAX_SOIL_8</text:p>
          </table:table-cell>
          <table:table-cell office:value-type="string" calcext:value-type="string">
            <text:p>TMIN_SOIL_8</text:p>
          </table:table-cell>
          <table:table-cell office:value-type="string" calcext:value-type="string">
            <text:p>TMAX_SOIL_9</text:p>
          </table:table-cell>
          <table:table-cell office:value-type="string" calcext:value-type="string">
            <text:p>TMIN_SOIL_9</text:p>
          </table:table-cell>
          <table:table-cell office:value-type="string" calcext:value-type="string">
            <text:p>TMAX_SOIL_10</text:p>
          </table:table-cell>
          <table:table-cell office:value-type="string" calcext:value-type="string">
            <text:p>TMIN_SOIL_10</text:p>
          </table:table-cell>
          <table:table-cell office:value-type="string" calcext:value-type="string">
            <text:p>TMAX_SOIL_11</text:p>
          </table:table-cell>
          <table:table-cell office:value-type="string" calcext:value-type="string">
            <text:p>TMIN_SOIL_11</text:p>
          </table:table-cell>
          <table:table-cell office:value-type="string" calcext:value-type="string">
            <text:p>TMAX_SOIL_12</text:p>
          </table:table-cell>
          <table:table-cell office:value-type="string" calcext:value-type="string">
            <text:p>TMIN_SOIL_12</text:p>
          </table:table-cell>
          <table:table-cell office:value-type="string" calcext:value-type="string">
            <text:p>TMAX_SOIL_13</text:p>
          </table:table-cell>
          <table:table-cell office:value-type="string" calcext:value-type="string">
            <text:p>TMIN_SOIL_13</text:p>
          </table:table-cell>
          <table:table-cell office:value-type="string" calcext:value-type="string">
            <text:p>TMAX_SOIL_14</text:p>
          </table:table-cell>
          <table:table-cell office:value-type="string" calcext:value-type="string">
            <text:p>TMIN_SOIL_14</text:p>
          </table:table-cell>
          <table:table-cell office:value-type="string" calcext:value-type="string">
            <text:p>TMAX_LITTER</text:p>
          </table:table-cell>
          <table:table-cell office:value-type="string" calcext:value-type="string">
            <text:p>TMIN_LITTER</text:p>
          </table:table-cell>
          <table:table-cell office:value-type="string" calcext:value-type="string">
            <text:p>ECND_1</text:p>
          </table:table-cell>
          <table:table-cell office:value-type="string" calcext:value-type="string">
            <text:p>ECND_2</text:p>
          </table:table-cell>
          <table:table-cell office:value-type="string" calcext:value-type="string">
            <text:p>ECND_3</text:p>
          </table:table-cell>
          <table:table-cell office:value-type="string" calcext:value-type="string">
            <text:p>ECND_4</text:p>
          </table:table-cell>
          <table:table-cell office:value-type="string" calcext:value-type="string">
            <text:p>ECND_5</text:p>
          </table:table-cell>
          <table:table-cell office:value-type="string" calcext:value-type="string">
            <text:p>ECND_6</text:p>
          </table:table-cell>
          <table:table-cell office:value-type="string" calcext:value-type="string">
            <text:p>ECND_7</text:p>
          </table:table-cell>
          <table:table-cell office:value-type="string" calcext:value-type="string">
            <text:p>ECND_8</text:p>
          </table:table-cell>
          <table:table-cell office:value-type="string" calcext:value-type="string">
            <text:p>ECND_9</text:p>
          </table:table-cell>
          <table:table-cell office:value-type="string" calcext:value-type="string">
            <text:p>ECND_10</text:p>
          </table:table-cell>
          <table:table-cell office:value-type="string" calcext:value-type="string">
            <text:p>ECND_11</text:p>
          </table:table-cell>
          <table:table-cell office:value-type="string" calcext:value-type="string">
            <text:p>ECND_12</text:p>
          </table:table-cell>
          <table:table-cell office:value-type="string" calcext:value-type="string">
            <text:p>TTL_SALT_DISCH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4" calcext:value-type="float">
            <text:p>1012004</text:p>
          </table:table-cell>
          <table:table-cell office:value-type="float" office:value="8.512411" calcext:value-type="float">
            <text:p>8.512411</text:p>
          </table:table-cell>
          <table:table-cell office:value-type="float" office:value="12.23" calcext:value-type="float">
            <text:p>12.23</text:p>
          </table:table-cell>
          <table:table-cell office:value-type="float" office:value="-2.64" calcext:value-type="float">
            <text:p>-2.64</text:p>
          </table:table-cell>
          <table:table-cell office:value-type="float" office:value="0.7797037" calcext:value-type="float">
            <text:p>0.7797037</text:p>
          </table:table-cell>
          <table:table-cell office:value-type="float" office:value="0.4451306" calcext:value-type="float">
            <text:p>0.4451306</text:p>
          </table:table-cell>
          <table:table-cell office:value-type="float" office:value="192.168" calcext:value-type="float">
            <text:p>192.168</text:p>
          </table:table-cell>
          <table:table-cell office:value-type="float" office:value="0" calcext:value-type="float">
            <text:p>0</text:p>
          </table:table-cell>
          <table:table-cell office:value-type="float" office:value="6.291077" calcext:value-type="float">
            <text:p>6.291077</text:p>
          </table:table-cell>
          <table:table-cell office:value-type="float" office:value="-0.5205994" calcext:value-type="float">
            <text:p>-0.5205994</text:p>
          </table:table-cell>
          <table:table-cell office:value-type="float" office:value="4.56958" calcext:value-type="float">
            <text:p>4.56958</text:p>
          </table:table-cell>
          <table:table-cell office:value-type="float" office:value="0.2669678" calcext:value-type="float">
            <text:p>0.2669678</text:p>
          </table:table-cell>
          <table:table-cell office:value-type="float" office:value="3.67276" calcext:value-type="float">
            <text:p>3.67276</text:p>
          </table:table-cell>
          <table:table-cell office:value-type="float" office:value="0.8782043" calcext:value-type="float">
            <text:p>0.8782043</text:p>
          </table:table-cell>
          <table:table-cell office:value-type="float" office:value="3.183472" calcext:value-type="float">
            <text:p>3.183472</text:p>
          </table:table-cell>
          <table:table-cell office:value-type="float" office:value="1.452332" calcext:value-type="float">
            <text:p>1.452332</text:p>
          </table:table-cell>
          <table:table-cell office:value-type="float" office:value="3.020538" calcext:value-type="float">
            <text:p>3.020538</text:p>
          </table:table-cell>
          <table:table-cell office:value-type="float" office:value="1.856995" calcext:value-type="float">
            <text:p>1.856995</text:p>
          </table:table-cell>
          <table:table-cell office:value-type="float" office:value="3.015472" calcext:value-type="float">
            <text:p>3.015472</text:p>
          </table:table-cell>
          <table:table-cell office:value-type="float" office:value="2.330383" calcext:value-type="float">
            <text:p>2.330383</text:p>
          </table:table-cell>
          <table:table-cell office:value-type="float" office:value="3.167267" calcext:value-type="float">
            <text:p>3.167267</text:p>
          </table:table-cell>
          <table:table-cell office:value-type="float" office:value="2.788849" calcext:value-type="float">
            <text:p>2.788849</text:p>
          </table:table-cell>
          <table:table-cell office:value-type="float" office:value="3.528809" calcext:value-type="float">
            <text:p>3.528809</text:p>
          </table:table-cell>
          <table:table-cell office:value-type="float" office:value="3.483368" calcext:value-type="float">
            <text:p>3.483368</text:p>
          </table:table-cell>
          <table:table-cell office:value-type="float" office:value="4.59964" calcext:value-type="float">
            <text:p>4.59964</text:p>
          </table:table-cell>
          <table:table-cell office:value-type="float" office:value="4.593903" calcext:value-type="float">
            <text:p>4.593903</text:p>
          </table:table-cell>
          <table:table-cell office:value-type="float" office:value="6.013214" calcext:value-type="float">
            <text:p>6.013214</text:p>
          </table:table-cell>
          <table:table-cell office:value-type="float" office:value="5.982361" calcext:value-type="float">
            <text:p>5.982361</text:p>
          </table:table-cell>
          <table:table-cell office:value-type="float" office:value="7.25058" calcext:value-type="float">
            <text:p>7.25058</text:p>
          </table:table-cell>
          <table:table-cell office:value-type="float" office:value="7.18573" calcext:value-type="float">
            <text:p>7.18573</text:p>
          </table:table-cell>
          <table:table-cell office:value-type="float" office:value="8.31192" calcext:value-type="float">
            <text:p>8.31192</text:p>
          </table:table-cell>
          <table:table-cell office:value-type="float" office:value="8.222595" calcext:value-type="float">
            <text:p>8.222595</text:p>
          </table:table-cell>
          <table:table-cell office:value-type="float" office:value="9.154205" calcext:value-type="float">
            <text:p>9.154205</text:p>
          </table:table-cell>
          <table:table-cell office:value-type="float" office:value="9.054077" calcext:value-type="float">
            <text:p>9.054077</text:p>
          </table:table-cell>
          <table:table-cell office:value-type="float" office:value="9.580627" calcext:value-type="float">
            <text:p>9.580627</text:p>
          </table:table-cell>
          <table:table-cell office:value-type="float" office:value="9.480713" calcext:value-type="float">
            <text:p>9.480713</text:p>
          </table:table-cell>
          <table:table-cell office:value-type="float" office:value="14.73434" calcext:value-type="float">
            <text:p>14.73434</text:p>
          </table:table-cell>
          <table:table-cell office:value-type="float" office:value="-3.358215" calcext:value-type="float">
            <text:p>-3.3582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4" calcext:value-type="float">
            <text:p>2012004</text:p>
          </table:table-cell>
          <table:table-cell office:value-type="float" office:value="7.530798" calcext:value-type="float">
            <text:p>7.530798</text:p>
          </table:table-cell>
          <table:table-cell office:value-type="float" office:value="15.72" calcext:value-type="float">
            <text:p>15.72</text:p>
          </table:table-cell>
          <table:table-cell office:value-type="float" office:value="-1.98" calcext:value-type="float">
            <text:p>-1.98</text:p>
          </table:table-cell>
          <table:table-cell office:value-type="float" office:value="0.8742267" calcext:value-type="float">
            <text:p>0.8742267</text:p>
          </table:table-cell>
          <table:table-cell office:value-type="float" office:value="0.4671238" calcext:value-type="float">
            <text:p>0.4671238</text:p>
          </table:table-cell>
          <table:table-cell office:value-type="float" office:value="296.928" calcext:value-type="float">
            <text:p>296.928</text:p>
          </table:table-cell>
          <table:table-cell office:value-type="float" office:value="0" calcext:value-type="float">
            <text:p>0</text:p>
          </table:table-cell>
          <table:table-cell office:value-type="float" office:value="8.389038" calcext:value-type="float">
            <text:p>8.389038</text:p>
          </table:table-cell>
          <table:table-cell office:value-type="float" office:value="0.6772766" calcext:value-type="float">
            <text:p>0.6772766</text:p>
          </table:table-cell>
          <table:table-cell office:value-type="float" office:value="6.189667" calcext:value-type="float">
            <text:p>6.189667</text:p>
          </table:table-cell>
          <table:table-cell office:value-type="float" office:value="1.309418" calcext:value-type="float">
            <text:p>1.309418</text:p>
          </table:table-cell>
          <table:table-cell office:value-type="float" office:value="4.925049" calcext:value-type="float">
            <text:p>4.925049</text:p>
          </table:table-cell>
          <table:table-cell office:value-type="float" office:value="1.773926" calcext:value-type="float">
            <text:p>1.773926</text:p>
          </table:table-cell>
          <table:table-cell office:value-type="float" office:value="4.179443" calcext:value-type="float">
            <text:p>4.179443</text:p>
          </table:table-cell>
          <table:table-cell office:value-type="float" office:value="2.199768" calcext:value-type="float">
            <text:p>2.199768</text:p>
          </table:table-cell>
          <table:table-cell office:value-type="float" office:value="3.853607" calcext:value-type="float">
            <text:p>3.853607</text:p>
          </table:table-cell>
          <table:table-cell office:value-type="float" office:value="2.491241" calcext:value-type="float">
            <text:p>2.491241</text:p>
          </table:table-cell>
          <table:table-cell office:value-type="float" office:value="3.661774" calcext:value-type="float">
            <text:p>3.661774</text:p>
          </table:table-cell>
          <table:table-cell office:value-type="float" office:value="2.822388" calcext:value-type="float">
            <text:p>2.822388</text:p>
          </table:table-cell>
          <table:table-cell office:value-type="float" office:value="3.633118" calcext:value-type="float">
            <text:p>3.633118</text:p>
          </table:table-cell>
          <table:table-cell office:value-type="float" office:value="3.133301" calcext:value-type="float">
            <text:p>3.133301</text:p>
          </table:table-cell>
          <table:table-cell office:value-type="float" office:value="3.735687" calcext:value-type="float">
            <text:p>3.735687</text:p>
          </table:table-cell>
          <table:table-cell office:value-type="float" office:value="3.531403" calcext:value-type="float">
            <text:p>3.531403</text:p>
          </table:table-cell>
          <table:table-cell office:value-type="float" office:value="4.624115" calcext:value-type="float">
            <text:p>4.624115</text:p>
          </table:table-cell>
          <table:table-cell office:value-type="float" office:value="4.594025" calcext:value-type="float">
            <text:p>4.594025</text:p>
          </table:table-cell>
          <table:table-cell office:value-type="float" office:value="5.982025" calcext:value-type="float">
            <text:p>5.982025</text:p>
          </table:table-cell>
          <table:table-cell office:value-type="float" office:value="5.952789" calcext:value-type="float">
            <text:p>5.952789</text:p>
          </table:table-cell>
          <table:table-cell office:value-type="float" office:value="7.185059" calcext:value-type="float">
            <text:p>7.185059</text:p>
          </table:table-cell>
          <table:table-cell office:value-type="float" office:value="7.123505" calcext:value-type="float">
            <text:p>7.123505</text:p>
          </table:table-cell>
          <table:table-cell office:value-type="float" office:value="8.22171" calcext:value-type="float">
            <text:p>8.22171</text:p>
          </table:table-cell>
          <table:table-cell office:value-type="float" office:value="8.136627" calcext:value-type="float">
            <text:p>8.136627</text:p>
          </table:table-cell>
          <table:table-cell office:value-type="float" office:value="9.05307" calcext:value-type="float">
            <text:p>9.05307</text:p>
          </table:table-cell>
          <table:table-cell office:value-type="float" office:value="8.955872" calcext:value-type="float">
            <text:p>8.955872</text:p>
          </table:table-cell>
          <table:table-cell office:value-type="float" office:value="9.479675" calcext:value-type="float">
            <text:p>9.479675</text:p>
          </table:table-cell>
          <table:table-cell office:value-type="float" office:value="9.382172" calcext:value-type="float">
            <text:p>9.382172</text:p>
          </table:table-cell>
          <table:table-cell office:value-type="float" office:value="22.37039" calcext:value-type="float">
            <text:p>22.37039</text:p>
          </table:table-cell>
          <table:table-cell office:value-type="float" office:value="-2.641663" calcext:value-type="float">
            <text:p>-2.6416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4" calcext:value-type="float">
            <text:p>3012004</text:p>
          </table:table-cell>
          <table:table-cell office:value-type="float" office:value="1.29348" calcext:value-type="float">
            <text:p>1.29348</text:p>
          </table:table-cell>
          <table:table-cell office:value-type="float" office:value="-3.02" calcext:value-type="float">
            <text:p>-3.02</text:p>
          </table:table-cell>
          <table:table-cell office:value-type="float" office:value="-7.85" calcext:value-type="float">
            <text:p>-7.85</text:p>
          </table:table-cell>
          <table:table-cell office:value-type="float" office:value="0.4328951" calcext:value-type="float">
            <text:p>0.4328951</text:p>
          </table:table-cell>
          <table:table-cell office:value-type="float" office:value="0.3016447" calcext:value-type="float">
            <text:p>0.3016447</text:p>
          </table:table-cell>
          <table:table-cell office:value-type="float" office:value="441.036" calcext:value-type="float">
            <text:p>441.036</text:p>
          </table:table-cell>
          <table:table-cell office:value-type="float" office:value="0" calcext:value-type="float">
            <text:p>0</text:p>
          </table:table-cell>
          <table:table-cell office:value-type="float" office:value="1.727356" calcext:value-type="float">
            <text:p>1.727356</text:p>
          </table:table-cell>
          <table:table-cell office:value-type="float" office:value="-3.126434" calcext:value-type="float">
            <text:p>-3.126434</text:p>
          </table:table-cell>
          <table:table-cell office:value-type="float" office:value="2.723328" calcext:value-type="float">
            <text:p>2.723328</text:p>
          </table:table-cell>
          <table:table-cell office:value-type="float" office:value="-0.3587036" calcext:value-type="float">
            <text:p>-0.3587036</text:p>
          </table:table-cell>
          <table:table-cell office:value-type="float" office:value="3.339203" calcext:value-type="float">
            <text:p>3.339203</text:p>
          </table:table-cell>
          <table:table-cell office:value-type="float" office:value="0.4224854" calcext:value-type="float">
            <text:p>0.4224854</text:p>
          </table:table-cell>
          <table:table-cell office:value-type="float" office:value="3.637634" calcext:value-type="float">
            <text:p>3.637634</text:p>
          </table:table-cell>
          <table:table-cell office:value-type="float" office:value="1.218842" calcext:value-type="float">
            <text:p>1.218842</text:p>
          </table:table-cell>
          <table:table-cell office:value-type="float" office:value="3.682983" calcext:value-type="float">
            <text:p>3.682983</text:p>
          </table:table-cell>
          <table:table-cell office:value-type="float" office:value="1.789246" calcext:value-type="float">
            <text:p>1.789246</text:p>
          </table:table-cell>
          <table:table-cell office:value-type="float" office:value="3.662323" calcext:value-type="float">
            <text:p>3.662323</text:p>
          </table:table-cell>
          <table:table-cell office:value-type="float" office:value="2.463379" calcext:value-type="float">
            <text:p>2.463379</text:p>
          </table:table-cell>
          <table:table-cell office:value-type="float" office:value="3.678528" calcext:value-type="float">
            <text:p>3.678528</text:p>
          </table:table-cell>
          <table:table-cell office:value-type="float" office:value="3.040436" calcext:value-type="float">
            <text:p>3.040436</text:p>
          </table:table-cell>
          <table:table-cell office:value-type="float" office:value="3.877563" calcext:value-type="float">
            <text:p>3.877563</text:p>
          </table:table-cell>
          <table:table-cell office:value-type="float" office:value="3.740234" calcext:value-type="float">
            <text:p>3.740234</text:p>
          </table:table-cell>
          <table:table-cell office:value-type="float" office:value="4.698334" calcext:value-type="float">
            <text:p>4.698334</text:p>
          </table:table-cell>
          <table:table-cell office:value-type="float" office:value="4.624786" calcext:value-type="float">
            <text:p>4.624786</text:p>
          </table:table-cell>
          <table:table-cell office:value-type="float" office:value="5.952484" calcext:value-type="float">
            <text:p>5.952484</text:p>
          </table:table-cell>
          <table:table-cell office:value-type="float" office:value="5.935913" calcext:value-type="float">
            <text:p>5.935913</text:p>
          </table:table-cell>
          <table:table-cell office:value-type="float" office:value="7.122894" calcext:value-type="float">
            <text:p>7.122894</text:p>
          </table:table-cell>
          <table:table-cell office:value-type="float" office:value="7.066559" calcext:value-type="float">
            <text:p>7.066559</text:p>
          </table:table-cell>
          <table:table-cell office:value-type="float" office:value="8.135712" calcext:value-type="float">
            <text:p>8.135712</text:p>
          </table:table-cell>
          <table:table-cell office:value-type="float" office:value="8.05481" calcext:value-type="float">
            <text:p>8.05481</text:p>
          </table:table-cell>
          <table:table-cell office:value-type="float" office:value="8.954865" calcext:value-type="float">
            <text:p>8.954865</text:p>
          </table:table-cell>
          <table:table-cell office:value-type="float" office:value="8.860779" calcext:value-type="float">
            <text:p>8.860779</text:p>
          </table:table-cell>
          <table:table-cell office:value-type="float" office:value="9.381165" calcext:value-type="float">
            <text:p>9.381165</text:p>
          </table:table-cell>
          <table:table-cell office:value-type="float" office:value="9.285461" calcext:value-type="float">
            <text:p>9.285461</text:p>
          </table:table-cell>
          <table:table-cell office:value-type="float" office:value="-2.838837" calcext:value-type="float">
            <text:p>-2.838837</text:p>
          </table:table-cell>
          <table:table-cell office:value-type="float" office:value="-9.859467" calcext:value-type="float">
            <text:p>-9.8594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4" calcext:value-type="float">
            <text:p>4012004</text:p>
          </table:table-cell>
          <table:table-cell office:value-type="float" office:value="5.350843" calcext:value-type="float">
            <text:p>5.350843</text:p>
          </table:table-cell>
          <table:table-cell office:value-type="float" office:value="-8.42" calcext:value-type="float">
            <text:p>-8.42</text:p>
          </table:table-cell>
          <table:table-cell office:value-type="float" office:value="-13.28" calcext:value-type="float">
            <text:p>-13.28</text:p>
          </table:table-cell>
          <table:table-cell office:value-type="float" office:value="0.288804" calcext:value-type="float">
            <text:p>0.288804</text:p>
          </table:table-cell>
          <table:table-cell office:value-type="float" office:value="0.1977682" calcext:value-type="float">
            <text:p>0.1977682</text:p>
          </table:table-cell>
          <table:table-cell office:value-type="float" office:value="536.58" calcext:value-type="float">
            <text:p>536.58</text:p>
          </table:table-cell>
          <table:table-cell office:value-type="float" office:value="0" calcext:value-type="float">
            <text:p>0</text:p>
          </table:table-cell>
          <table:table-cell office:value-type="float" office:value="-0.3328247" calcext:value-type="float">
            <text:p>-0.3328247</text:p>
          </table:table-cell>
          <table:table-cell office:value-type="float" office:value="-5.017242" calcext:value-type="float">
            <text:p>-5.017242</text:p>
          </table:table-cell>
          <table:table-cell office:value-type="float" office:value="-0.1453552" calcext:value-type="float">
            <text:p>-0.1453552</text:p>
          </table:table-cell>
          <table:table-cell office:value-type="float" office:value="-0.9998474" calcext:value-type="float">
            <text:p>-0.9998474</text:p>
          </table:table-cell>
          <table:table-cell office:value-type="float" office:value="0.411499" calcext:value-type="float">
            <text:p>0.411499</text:p>
          </table:table-cell>
          <table:table-cell office:value-type="float" office:value="-0.08325195" calcext:value-type="float">
            <text:p>-0.08325195</text:p>
          </table:table-cell>
          <table:table-cell office:value-type="float" office:value="1.206787" calcext:value-type="float">
            <text:p>1.206787</text:p>
          </table:table-cell>
          <table:table-cell office:value-type="float" office:value="0.6137085" calcext:value-type="float">
            <text:p>0.6137085</text:p>
          </table:table-cell>
          <table:table-cell office:value-type="float" office:value="1.777191" calcext:value-type="float">
            <text:p>1.777191</text:p>
          </table:table-cell>
          <table:table-cell office:value-type="float" office:value="1.144958" calcext:value-type="float">
            <text:p>1.144958</text:p>
          </table:table-cell>
          <table:table-cell office:value-type="float" office:value="2.451721" calcext:value-type="float">
            <text:p>2.451721</text:p>
          </table:table-cell>
          <table:table-cell office:value-type="float" office:value="1.796997" calcext:value-type="float">
            <text:p>1.796997</text:p>
          </table:table-cell>
          <table:table-cell office:value-type="float" office:value="3.031525" calcext:value-type="float">
            <text:p>3.031525</text:p>
          </table:table-cell>
          <table:table-cell office:value-type="float" office:value="2.454346" calcext:value-type="float">
            <text:p>2.454346</text:p>
          </table:table-cell>
          <table:table-cell office:value-type="float" office:value="3.796783" calcext:value-type="float">
            <text:p>3.796783</text:p>
          </table:table-cell>
          <table:table-cell office:value-type="float" office:value="3.429749" calcext:value-type="float">
            <text:p>3.429749</text:p>
          </table:table-cell>
          <table:table-cell office:value-type="float" office:value="4.700531" calcext:value-type="float">
            <text:p>4.700531</text:p>
          </table:table-cell>
          <table:table-cell office:value-type="float" office:value="4.648895" calcext:value-type="float">
            <text:p>4.648895</text:p>
          </table:table-cell>
          <table:table-cell office:value-type="float" office:value="5.93573" calcext:value-type="float">
            <text:p>5.93573</text:p>
          </table:table-cell>
          <table:table-cell office:value-type="float" office:value="5.91748" calcext:value-type="float">
            <text:p>5.91748</text:p>
          </table:table-cell>
          <table:table-cell office:value-type="float" office:value="7.06601" calcext:value-type="float">
            <text:p>7.06601</text:p>
          </table:table-cell>
          <table:table-cell office:value-type="float" office:value="7.01532" calcext:value-type="float">
            <text:p>7.01532</text:p>
          </table:table-cell>
          <table:table-cell office:value-type="float" office:value="8.053986" calcext:value-type="float">
            <text:p>8.053986</text:p>
          </table:table-cell>
          <table:table-cell office:value-type="float" office:value="7.976807" calcext:value-type="float">
            <text:p>7.976807</text:p>
          </table:table-cell>
          <table:table-cell office:value-type="float" office:value="8.859802" calcext:value-type="float">
            <text:p>8.859802</text:p>
          </table:table-cell>
          <table:table-cell office:value-type="float" office:value="8.769073" calcext:value-type="float">
            <text:p>8.769073</text:p>
          </table:table-cell>
          <table:table-cell office:value-type="float" office:value="9.284454" calcext:value-type="float">
            <text:p>9.284454</text:p>
          </table:table-cell>
          <table:table-cell office:value-type="float" office:value="9.191437" calcext:value-type="float">
            <text:p>9.191437</text:p>
          </table:table-cell>
          <table:table-cell office:value-type="float" office:value="-1.421875" calcext:value-type="float">
            <text:p>-1.421875</text:p>
          </table:table-cell>
          <table:table-cell office:value-type="float" office:value="-14.15463" calcext:value-type="float">
            <text:p>-14.154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4" calcext:value-type="float">
            <text:p>5012004</text:p>
          </table:table-cell>
          <table:table-cell office:value-type="float" office:value="8.334491" calcext:value-type="float">
            <text:p>8.334491</text:p>
          </table:table-cell>
          <table:table-cell office:value-type="float" office:value="-14.8" calcext:value-type="float">
            <text:p>-14.8</text:p>
          </table:table-cell>
          <table:table-cell office:value-type="float" office:value="-22.49" calcext:value-type="float">
            <text:p>-22.49</text:p>
          </table:table-cell>
          <table:table-cell office:value-type="float" office:value="0.175168" calcext:value-type="float">
            <text:p>0.175168</text:p>
          </table:table-cell>
          <table:table-cell office:value-type="float" office:value="0.09268866" calcext:value-type="float">
            <text:p>0.09268866</text:p>
          </table:table-cell>
          <table:table-cell office:value-type="float" office:value="348.912" calcext:value-type="float">
            <text:p>348.912</text:p>
          </table:table-cell>
          <table:table-cell office:value-type="float" office:value="0" calcext:value-type="float">
            <text:p>0</text:p>
          </table:table-cell>
          <table:table-cell office:value-type="float" office:value="-1.563141" calcext:value-type="float">
            <text:p>-1.563141</text:p>
          </table:table-cell>
          <table:table-cell office:value-type="float" office:value="-8.588776" calcext:value-type="float">
            <text:p>-8.588776</text:p>
          </table:table-cell>
          <table:table-cell office:value-type="float" office:value="-1.022949" calcext:value-type="float">
            <text:p>-1.022949</text:p>
          </table:table-cell>
          <table:table-cell office:value-type="float" office:value="-3.20874" calcext:value-type="float">
            <text:p>-3.20874</text:p>
          </table:table-cell>
          <table:table-cell office:value-type="float" office:value="-0.08676147" calcext:value-type="float">
            <text:p>-0.08676147</text:p>
          </table:table-cell>
          <table:table-cell office:value-type="float" office:value="-0.484314" calcext:value-type="float">
            <text:p>-0.484314</text:p>
          </table:table-cell>
          <table:table-cell office:value-type="float" office:value="0.6089172" calcext:value-type="float">
            <text:p>0.6089172</text:p>
          </table:table-cell>
          <table:table-cell office:value-type="float" office:value="0.2112427" calcext:value-type="float">
            <text:p>0.2112427</text:p>
          </table:table-cell>
          <table:table-cell office:value-type="float" office:value="1.139526" calcext:value-type="float">
            <text:p>1.139526</text:p>
          </table:table-cell>
          <table:table-cell office:value-type="float" office:value="0.7470093" calcext:value-type="float">
            <text:p>0.7470093</text:p>
          </table:table-cell>
          <table:table-cell office:value-type="float" office:value="1.791321" calcext:value-type="float">
            <text:p>1.791321</text:p>
          </table:table-cell>
          <table:table-cell office:value-type="float" office:value="1.399689" calcext:value-type="float">
            <text:p>1.399689</text:p>
          </table:table-cell>
          <table:table-cell office:value-type="float" office:value="2.449371" calcext:value-type="float">
            <text:p>2.449371</text:p>
          </table:table-cell>
          <table:table-cell office:value-type="float" office:value="2.074982" calcext:value-type="float">
            <text:p>2.074982</text:p>
          </table:table-cell>
          <table:table-cell office:value-type="float" office:value="3.426117" calcext:value-type="float">
            <text:p>3.426117</text:p>
          </table:table-cell>
          <table:table-cell office:value-type="float" office:value="3.102417" calcext:value-type="float">
            <text:p>3.102417</text:p>
          </table:table-cell>
          <table:table-cell office:value-type="float" office:value="4.647736" calcext:value-type="float">
            <text:p>4.647736</text:p>
          </table:table-cell>
          <table:table-cell office:value-type="float" office:value="4.50827" calcext:value-type="float">
            <text:p>4.50827</text:p>
          </table:table-cell>
          <table:table-cell office:value-type="float" office:value="5.917175" calcext:value-type="float">
            <text:p>5.917175</text:p>
          </table:table-cell>
          <table:table-cell office:value-type="float" office:value="5.87204" calcext:value-type="float">
            <text:p>5.87204</text:p>
          </table:table-cell>
          <table:table-cell office:value-type="float" office:value="7.014771" calcext:value-type="float">
            <text:p>7.014771</text:p>
          </table:table-cell>
          <table:table-cell office:value-type="float" office:value="6.961731" calcext:value-type="float">
            <text:p>6.961731</text:p>
          </table:table-cell>
          <table:table-cell office:value-type="float" office:value="7.976044" calcext:value-type="float">
            <text:p>7.976044</text:p>
          </table:table-cell>
          <table:table-cell office:value-type="float" office:value="7.902649" calcext:value-type="float">
            <text:p>7.902649</text:p>
          </table:table-cell>
          <table:table-cell office:value-type="float" office:value="8.768097" calcext:value-type="float">
            <text:p>8.768097</text:p>
          </table:table-cell>
          <table:table-cell office:value-type="float" office:value="8.680481" calcext:value-type="float">
            <text:p>8.680481</text:p>
          </table:table-cell>
          <table:table-cell office:value-type="float" office:value="9.19046" calcext:value-type="float">
            <text:p>9.19046</text:p>
          </table:table-cell>
          <table:table-cell office:value-type="float" office:value="9.100006" calcext:value-type="float">
            <text:p>9.100006</text:p>
          </table:table-cell>
          <table:table-cell office:value-type="float" office:value="-2.457031" calcext:value-type="float">
            <text:p>-2.457031</text:p>
          </table:table-cell>
          <table:table-cell office:value-type="float" office:value="-20.68524" calcext:value-type="float">
            <text:p>-20.685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4" calcext:value-type="float">
            <text:p>6012004</text:p>
          </table:table-cell>
          <table:table-cell office:value-type="float" office:value="9.74964" calcext:value-type="float">
            <text:p>9.74964</text:p>
          </table:table-cell>
          <table:table-cell office:value-type="float" office:value="-9.48" calcext:value-type="float">
            <text:p>-9.48</text:p>
          </table:table-cell>
          <table:table-cell office:value-type="float" office:value="-22.41" calcext:value-type="float">
            <text:p>-22.41</text:p>
          </table:table-cell>
          <table:table-cell office:value-type="float" office:value="0.2662276" calcext:value-type="float">
            <text:p>0.2662276</text:p>
          </table:table-cell>
          <table:table-cell office:value-type="float" office:value="0.09332308" calcext:value-type="float">
            <text:p>0.09332308</text:p>
          </table:table-cell>
          <table:table-cell office:value-type="float" office:value="188.748" calcext:value-type="float">
            <text:p>188.748</text:p>
          </table:table-cell>
          <table:table-cell office:value-type="float" office:value="0" calcext:value-type="float">
            <text:p>0</text:p>
          </table:table-cell>
          <table:table-cell office:value-type="float" office:value="0.03521729" calcext:value-type="float">
            <text:p>0.03521729</text:p>
          </table:table-cell>
          <table:table-cell office:value-type="float" office:value="-9.082031" calcext:value-type="float">
            <text:p>-9.082031</text:p>
          </table:table-cell>
          <table:table-cell office:value-type="float" office:value="-1.257202" calcext:value-type="float">
            <text:p>-1.257202</text:p>
          </table:table-cell>
          <table:table-cell office:value-type="float" office:value="-3.811859" calcext:value-type="float">
            <text:p>-3.811859</text:p>
          </table:table-cell>
          <table:table-cell office:value-type="float" office:value="-0.4481506" calcext:value-type="float">
            <text:p>-0.4481506</text:p>
          </table:table-cell>
          <table:table-cell office:value-type="float" office:value="-0.9006042" calcext:value-type="float">
            <text:p>-0.9006042</text:p>
          </table:table-cell>
          <table:table-cell office:value-type="float" office:value="0.2038574" calcext:value-type="float">
            <text:p>0.2038574</text:p>
          </table:table-cell>
          <table:table-cell office:value-type="float" office:value="-0.06463623" calcext:value-type="float">
            <text:p>-0.06463623</text:p>
          </table:table-cell>
          <table:table-cell office:value-type="float" office:value="0.7408752" calcext:value-type="float">
            <text:p>0.7408752</text:p>
          </table:table-cell>
          <table:table-cell office:value-type="float" office:value="0.4425659" calcext:value-type="float">
            <text:p>0.4425659</text:p>
          </table:table-cell>
          <table:table-cell office:value-type="float" office:value="1.394989" calcext:value-type="float">
            <text:p>1.394989</text:p>
          </table:table-cell>
          <table:table-cell office:value-type="float" office:value="1.074463" calcext:value-type="float">
            <text:p>1.074463</text:p>
          </table:table-cell>
          <table:table-cell office:value-type="float" office:value="2.071228" calcext:value-type="float">
            <text:p>2.071228</text:p>
          </table:table-cell>
          <table:table-cell office:value-type="float" office:value="1.756348" calcext:value-type="float">
            <text:p>1.756348</text:p>
          </table:table-cell>
          <table:table-cell office:value-type="float" office:value="3.099396" calcext:value-type="float">
            <text:p>3.099396</text:p>
          </table:table-cell>
          <table:table-cell office:value-type="float" office:value="2.813995" calcext:value-type="float">
            <text:p>2.813995</text:p>
          </table:table-cell>
          <table:table-cell office:value-type="float" office:value="4.506592" calcext:value-type="float">
            <text:p>4.506592</text:p>
          </table:table-cell>
          <table:table-cell office:value-type="float" office:value="4.335663" calcext:value-type="float">
            <text:p>4.335663</text:p>
          </table:table-cell>
          <table:table-cell office:value-type="float" office:value="5.87146" calcext:value-type="float">
            <text:p>5.87146</text:p>
          </table:table-cell>
          <table:table-cell office:value-type="float" office:value="5.798798" calcext:value-type="float">
            <text:p>5.798798</text:p>
          </table:table-cell>
          <table:table-cell office:value-type="float" office:value="6.961121" calcext:value-type="float">
            <text:p>6.961121</text:p>
          </table:table-cell>
          <table:table-cell office:value-type="float" office:value="6.899902" calcext:value-type="float">
            <text:p>6.899902</text:p>
          </table:table-cell>
          <table:table-cell office:value-type="float" office:value="7.901917" calcext:value-type="float">
            <text:p>7.901917</text:p>
          </table:table-cell>
          <table:table-cell office:value-type="float" office:value="7.82962" calcext:value-type="float">
            <text:p>7.82962</text:p>
          </table:table-cell>
          <table:table-cell office:value-type="float" office:value="8.679565" calcext:value-type="float">
            <text:p>8.679565</text:p>
          </table:table-cell>
          <table:table-cell office:value-type="float" office:value="8.594757" calcext:value-type="float">
            <text:p>8.594757</text:p>
          </table:table-cell>
          <table:table-cell office:value-type="float" office:value="9.099091" calcext:value-type="float">
            <text:p>9.099091</text:p>
          </table:table-cell>
          <table:table-cell office:value-type="float" office:value="9.011383" calcext:value-type="float">
            <text:p>9.011383</text:p>
          </table:table-cell>
          <table:table-cell office:value-type="float" office:value="2.186005" calcext:value-type="float">
            <text:p>2.186005</text:p>
          </table:table-cell>
          <table:table-cell office:value-type="float" office:value="-21.02795" calcext:value-type="float">
            <text:p>-21.027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4" calcext:value-type="float">
            <text:p>7012004</text:p>
          </table:table-cell>
          <table:table-cell office:value-type="float" office:value="7.464309" calcext:value-type="float">
            <text:p>7.464309</text:p>
          </table:table-cell>
          <table:table-cell office:value-type="float" office:value="-3.37" calcext:value-type="float">
            <text:p>-3.37</text:p>
          </table:table-cell>
          <table:table-cell office:value-type="float" office:value="-20.34" calcext:value-type="float">
            <text:p>-20.34</text:p>
          </table:table-cell>
          <table:table-cell office:value-type="float" office:value="0.4218938" calcext:value-type="float">
            <text:p>0.4218938</text:p>
          </table:table-cell>
          <table:table-cell office:value-type="float" office:value="0.1111744" calcext:value-type="float">
            <text:p>0.1111744</text:p>
          </table:table-cell>
          <table:table-cell office:value-type="float" office:value="204.948" calcext:value-type="float">
            <text:p>204.948</text:p>
          </table:table-cell>
          <table:table-cell office:value-type="float" office:value="0" calcext:value-type="float">
            <text:p>0</text:p>
          </table:table-cell>
          <table:table-cell office:value-type="float" office:value="0.3321533" calcext:value-type="float">
            <text:p>0.3321533</text:p>
          </table:table-cell>
          <table:table-cell office:value-type="float" office:value="-8.296448" calcext:value-type="float">
            <text:p>-8.296448</text:p>
          </table:table-cell>
          <table:table-cell office:value-type="float" office:value="-1.568512" calcext:value-type="float">
            <text:p>-1.568512</text:p>
          </table:table-cell>
          <table:table-cell office:value-type="float" office:value="-3.825287" calcext:value-type="float">
            <text:p>-3.825287</text:p>
          </table:table-cell>
          <table:table-cell office:value-type="float" office:value="-0.9195251" calcext:value-type="float">
            <text:p>-0.9195251</text:p>
          </table:table-cell>
          <table:table-cell office:value-type="float" office:value="-1.595551" calcext:value-type="float">
            <text:p>-1.595551</text:p>
          </table:table-cell>
          <table:table-cell office:value-type="float" office:value="-0.06729126" calcext:value-type="float">
            <text:p>-0.06729126</text:p>
          </table:table-cell>
          <table:table-cell office:value-type="float" office:value="-0.170929" calcext:value-type="float">
            <text:p>-0.170929</text:p>
          </table:table-cell>
          <table:table-cell office:value-type="float" office:value="0.4398193" calcext:value-type="float">
            <text:p>0.4398193</text:p>
          </table:table-cell>
          <table:table-cell office:value-type="float" office:value="0.317688" calcext:value-type="float">
            <text:p>0.317688</text:p>
          </table:table-cell>
          <table:table-cell office:value-type="float" office:value="1.071533" calcext:value-type="float">
            <text:p>1.071533</text:p>
          </table:table-cell>
          <table:table-cell office:value-type="float" office:value="0.8947144" calcext:value-type="float">
            <text:p>0.8947144</text:p>
          </table:table-cell>
          <table:table-cell office:value-type="float" office:value="1.753571" calcext:value-type="float">
            <text:p>1.753571</text:p>
          </table:table-cell>
          <table:table-cell office:value-type="float" office:value="1.545258" calcext:value-type="float">
            <text:p>1.545258</text:p>
          </table:table-cell>
          <table:table-cell office:value-type="float" office:value="2.81134" calcext:value-type="float">
            <text:p>2.81134</text:p>
          </table:table-cell>
          <table:table-cell office:value-type="float" office:value="2.58075" calcext:value-type="float">
            <text:p>2.58075</text:p>
          </table:table-cell>
          <table:table-cell office:value-type="float" office:value="4.333832" calcext:value-type="float">
            <text:p>4.333832</text:p>
          </table:table-cell>
          <table:table-cell office:value-type="float" office:value="4.15741" calcext:value-type="float">
            <text:p>4.15741</text:p>
          </table:table-cell>
          <table:table-cell office:value-type="float" office:value="5.797882" calcext:value-type="float">
            <text:p>5.797882</text:p>
          </table:table-cell>
          <table:table-cell office:value-type="float" office:value="5.704163" calcext:value-type="float">
            <text:p>5.704163</text:p>
          </table:table-cell>
          <table:table-cell office:value-type="float" office:value="6.8992" calcext:value-type="float">
            <text:p>6.8992</text:p>
          </table:table-cell>
          <table:table-cell office:value-type="float" office:value="6.827606" calcext:value-type="float">
            <text:p>6.827606</text:p>
          </table:table-cell>
          <table:table-cell office:value-type="float" office:value="7.828888" calcext:value-type="float">
            <text:p>7.828888</text:p>
          </table:table-cell>
          <table:table-cell office:value-type="float" office:value="7.755188" calcext:value-type="float">
            <text:p>7.755188</text:p>
          </table:table-cell>
          <table:table-cell office:value-type="float" office:value="8.593872" calcext:value-type="float">
            <text:p>8.593872</text:p>
          </table:table-cell>
          <table:table-cell office:value-type="float" office:value="8.511169" calcext:value-type="float">
            <text:p>8.511169</text:p>
          </table:table-cell>
          <table:table-cell office:value-type="float" office:value="9.010468" calcext:value-type="float">
            <text:p>9.010468</text:p>
          </table:table-cell>
          <table:table-cell office:value-type="float" office:value="8.925629" calcext:value-type="float">
            <text:p>8.925629</text:p>
          </table:table-cell>
          <table:table-cell office:value-type="float" office:value="4.729919" calcext:value-type="float">
            <text:p>4.729919</text:p>
          </table:table-cell>
          <table:table-cell office:value-type="float" office:value="-19.8596" calcext:value-type="float">
            <text:p>-19.85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4" calcext:value-type="float">
            <text:p>8012004</text:p>
          </table:table-cell>
          <table:table-cell office:value-type="float" office:value="7.611055" calcext:value-type="float">
            <text:p>7.611055</text:p>
          </table:table-cell>
          <table:table-cell office:value-type="float" office:value="-0.86" calcext:value-type="float">
            <text:p>-0.86</text:p>
          </table:table-cell>
          <table:table-cell office:value-type="float" office:value="-7.01" calcext:value-type="float">
            <text:p>-7.01</text:p>
          </table:table-cell>
          <table:table-cell office:value-type="float" office:value="0.5066902" calcext:value-type="float">
            <text:p>0.5066902</text:p>
          </table:table-cell>
          <table:table-cell office:value-type="float" office:value="0.321506" calcext:value-type="float">
            <text:p>0.321506</text:p>
          </table:table-cell>
          <table:table-cell office:value-type="float" office:value="236.916" calcext:value-type="float">
            <text:p>236.916</text:p>
          </table:table-cell>
          <table:table-cell office:value-type="float" office:value="0.3" calcext:value-type="float">
            <text:p>0.3</text:p>
          </table:table-cell>
          <table:table-cell office:value-type="float" office:value="1.409454" calcext:value-type="float">
            <text:p>1.409454</text:p>
          </table:table-cell>
          <table:table-cell office:value-type="float" office:value="-4.639709" calcext:value-type="float">
            <text:p>-4.639709</text:p>
          </table:table-cell>
          <table:table-cell office:value-type="float" office:value="-1.092651" calcext:value-type="float">
            <text:p>-1.092651</text:p>
          </table:table-cell>
          <table:table-cell office:value-type="float" office:value="-2.50354" calcext:value-type="float">
            <text:p>-2.50354</text:p>
          </table:table-cell>
          <table:table-cell office:value-type="float" office:value="-0.8864441" calcext:value-type="float">
            <text:p>-0.8864441</text:p>
          </table:table-cell>
          <table:table-cell office:value-type="float" office:value="-1.312531" calcext:value-type="float">
            <text:p>-1.312531</text:p>
          </table:table-cell>
          <table:table-cell office:value-type="float" office:value="-0.1027222" calcext:value-type="float">
            <text:p>-0.1027222</text:p>
          </table:table-cell>
          <table:table-cell office:value-type="float" office:value="-0.1541138" calcext:value-type="float">
            <text:p>-0.1541138</text:p>
          </table:table-cell>
          <table:table-cell office:value-type="float" office:value="0.3167725" calcext:value-type="float">
            <text:p>0.3167725</text:p>
          </table:table-cell>
          <table:table-cell office:value-type="float" office:value="0.2829895" calcext:value-type="float">
            <text:p>0.2829895</text:p>
          </table:table-cell>
          <table:table-cell office:value-type="float" office:value="0.8936462" calcext:value-type="float">
            <text:p>0.8936462</text:p>
          </table:table-cell>
          <table:table-cell office:value-type="float" office:value="0.8303528" calcext:value-type="float">
            <text:p>0.8303528</text:p>
          </table:table-cell>
          <table:table-cell office:value-type="float" office:value="1.543854" calcext:value-type="float">
            <text:p>1.543854</text:p>
          </table:table-cell>
          <table:table-cell office:value-type="float" office:value="1.438934" calcext:value-type="float">
            <text:p>1.438934</text:p>
          </table:table-cell>
          <table:table-cell office:value-type="float" office:value="2.578735" calcext:value-type="float">
            <text:p>2.578735</text:p>
          </table:table-cell>
          <table:table-cell office:value-type="float" office:value="2.417908" calcext:value-type="float">
            <text:p>2.417908</text:p>
          </table:table-cell>
          <table:table-cell office:value-type="float" office:value="4.155579" calcext:value-type="float">
            <text:p>4.155579</text:p>
          </table:table-cell>
          <table:table-cell office:value-type="float" office:value="3.992615" calcext:value-type="float">
            <text:p>3.992615</text:p>
          </table:table-cell>
          <table:table-cell office:value-type="float" office:value="5.703094" calcext:value-type="float">
            <text:p>5.703094</text:p>
          </table:table-cell>
          <table:table-cell office:value-type="float" office:value="5.59613" calcext:value-type="float">
            <text:p>5.59613</text:p>
          </table:table-cell>
          <table:table-cell office:value-type="float" office:value="6.826782" calcext:value-type="float">
            <text:p>6.826782</text:p>
          </table:table-cell>
          <table:table-cell office:value-type="float" office:value="6.745544" calcext:value-type="float">
            <text:p>6.745544</text:p>
          </table:table-cell>
          <table:table-cell office:value-type="float" office:value="7.754395" calcext:value-type="float">
            <text:p>7.754395</text:p>
          </table:table-cell>
          <table:table-cell office:value-type="float" office:value="7.67865" calcext:value-type="float">
            <text:p>7.67865</text:p>
          </table:table-cell>
          <table:table-cell office:value-type="float" office:value="8.510315" calcext:value-type="float">
            <text:p>8.510315</text:p>
          </table:table-cell>
          <table:table-cell office:value-type="float" office:value="8.429047" calcext:value-type="float">
            <text:p>8.429047</text:p>
          </table:table-cell>
          <table:table-cell office:value-type="float" office:value="8.924744" calcext:value-type="float">
            <text:p>8.924744</text:p>
          </table:table-cell>
          <table:table-cell office:value-type="float" office:value="8.841888" calcext:value-type="float">
            <text:p>8.841888</text:p>
          </table:table-cell>
          <table:table-cell office:value-type="float" office:value="6.942474" calcext:value-type="float">
            <text:p>6.942474</text:p>
          </table:table-cell>
          <table:table-cell office:value-type="float" office:value="-10.21857" calcext:value-type="float">
            <text:p>-10.218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4" calcext:value-type="float">
            <text:p>9012004</text:p>
          </table:table-cell>
          <table:table-cell office:value-type="float" office:value="5.392634" calcext:value-type="float">
            <text:p>5.392634</text:p>
          </table:table-cell>
          <table:table-cell office:value-type="float" office:value="-5.41" calcext:value-type="float">
            <text:p>-5.41</text:p>
          </table:table-cell>
          <table:table-cell office:value-type="float" office:value="-11.69" calcext:value-type="float">
            <text:p>-11.69</text:p>
          </table:table-cell>
          <table:table-cell office:value-type="float" office:value="0.3626256" calcext:value-type="float">
            <text:p>0.3626256</text:p>
          </table:table-cell>
          <table:table-cell office:value-type="float" office:value="0.2241972" calcext:value-type="float">
            <text:p>0.2241972</text:p>
          </table:table-cell>
          <table:table-cell office:value-type="float" office:value="146.196" calcext:value-type="float">
            <text:p>146.196</text:p>
          </table:table-cell>
          <table:table-cell office:value-type="float" office:value="0" calcext:value-type="float">
            <text:p>0</text:p>
          </table:table-cell>
          <table:table-cell office:value-type="float" office:value="-0.9191589" calcext:value-type="float">
            <text:p>-0.9191589</text:p>
          </table:table-cell>
          <table:table-cell office:value-type="float" office:value="-5.783264" calcext:value-type="float">
            <text:p>-5.783264</text:p>
          </table:table-cell>
          <table:table-cell office:value-type="float" office:value="-1.402832" calcext:value-type="float">
            <text:p>-1.402832</text:p>
          </table:table-cell>
          <table:table-cell office:value-type="float" office:value="-2.465881" calcext:value-type="float">
            <text:p>-2.465881</text:p>
          </table:table-cell>
          <table:table-cell office:value-type="float" office:value="-0.9073181" calcext:value-type="float">
            <text:p>-0.9073181</text:p>
          </table:table-cell>
          <table:table-cell office:value-type="float" office:value="-1.122803" calcext:value-type="float">
            <text:p>-1.122803</text:p>
          </table:table-cell>
          <table:table-cell office:value-type="float" office:value="-0.1063843" calcext:value-type="float">
            <text:p>-0.1063843</text:p>
          </table:table-cell>
          <table:table-cell office:value-type="float" office:value="-0.1493835" calcext:value-type="float">
            <text:p>-0.1493835</text:p>
          </table:table-cell>
          <table:table-cell office:value-type="float" office:value="0.2967529" calcext:value-type="float">
            <text:p>0.2967529</text:p>
          </table:table-cell>
          <table:table-cell office:value-type="float" office:value="0.2426147" calcext:value-type="float">
            <text:p>0.2426147</text:p>
          </table:table-cell>
          <table:table-cell office:value-type="float" office:value="0.829834" calcext:value-type="float">
            <text:p>0.829834</text:p>
          </table:table-cell>
          <table:table-cell office:value-type="float" office:value="0.7666931" calcext:value-type="float">
            <text:p>0.7666931</text:p>
          </table:table-cell>
          <table:table-cell office:value-type="float" office:value="1.438141" calcext:value-type="float">
            <text:p>1.438141</text:p>
          </table:table-cell>
          <table:table-cell office:value-type="float" office:value="1.356262" calcext:value-type="float">
            <text:p>1.356262</text:p>
          </table:table-cell>
          <table:table-cell office:value-type="float" office:value="2.416565" calcext:value-type="float">
            <text:p>2.416565</text:p>
          </table:table-cell>
          <table:table-cell office:value-type="float" office:value="2.300446" calcext:value-type="float">
            <text:p>2.300446</text:p>
          </table:table-cell>
          <table:table-cell office:value-type="float" office:value="3.990997" calcext:value-type="float">
            <text:p>3.990997</text:p>
          </table:table-cell>
          <table:table-cell office:value-type="float" office:value="3.850555" calcext:value-type="float">
            <text:p>3.850555</text:p>
          </table:table-cell>
          <table:table-cell office:value-type="float" office:value="5.59494" calcext:value-type="float">
            <text:p>5.59494</text:p>
          </table:table-cell>
          <table:table-cell office:value-type="float" office:value="5.483337" calcext:value-type="float">
            <text:p>5.483337</text:p>
          </table:table-cell>
          <table:table-cell office:value-type="float" office:value="6.744659" calcext:value-type="float">
            <text:p>6.744659</text:p>
          </table:table-cell>
          <table:table-cell office:value-type="float" office:value="6.656219" calcext:value-type="float">
            <text:p>6.656219</text:p>
          </table:table-cell>
          <table:table-cell office:value-type="float" office:value="7.677826" calcext:value-type="float">
            <text:p>7.677826</text:p>
          </table:table-cell>
          <table:table-cell office:value-type="float" office:value="7.598297" calcext:value-type="float">
            <text:p>7.598297</text:p>
          </table:table-cell>
          <table:table-cell office:value-type="float" office:value="8.428192" calcext:value-type="float">
            <text:p>8.428192</text:p>
          </table:table-cell>
          <table:table-cell office:value-type="float" office:value="8.347412" calcext:value-type="float">
            <text:p>8.347412</text:p>
          </table:table-cell>
          <table:table-cell office:value-type="float" office:value="8.841064" calcext:value-type="float">
            <text:p>8.841064</text:p>
          </table:table-cell>
          <table:table-cell office:value-type="float" office:value="8.760315" calcext:value-type="float">
            <text:p>8.760315</text:p>
          </table:table-cell>
          <table:table-cell office:value-type="float" office:value="-0.1315918" calcext:value-type="float">
            <text:p>-0.1315918</text:p>
          </table:table-cell>
          <table:table-cell office:value-type="float" office:value="-13.4342" calcext:value-type="float">
            <text:p>-13.43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4" calcext:value-type="float">
            <text:p>10012004</text:p>
          </table:table-cell>
          <table:table-cell office:value-type="float" office:value="8.329918" calcext:value-type="float">
            <text:p>8.329918</text:p>
          </table:table-cell>
          <table:table-cell office:value-type="float" office:value="1.31" calcext:value-type="float">
            <text:p>1.31</text:p>
          </table:table-cell>
          <table:table-cell office:value-type="float" office:value="-13.26" calcext:value-type="float">
            <text:p>-13.26</text:p>
          </table:table-cell>
          <table:table-cell office:value-type="float" office:value="0.5920172" calcext:value-type="float">
            <text:p>0.5920172</text:p>
          </table:table-cell>
          <table:table-cell office:value-type="float" office:value="0.1980822" calcext:value-type="float">
            <text:p>0.1980822</text:p>
          </table:table-cell>
          <table:table-cell office:value-type="float" office:value="152.352" calcext:value-type="float">
            <text:p>152.352</text:p>
          </table:table-cell>
          <table:table-cell office:value-type="float" office:value="0" calcext:value-type="float">
            <text:p>0</text:p>
          </table:table-cell>
          <table:table-cell office:value-type="float" office:value="1.377441" calcext:value-type="float">
            <text:p>1.377441</text:p>
          </table:table-cell>
          <table:table-cell office:value-type="float" office:value="-6.830353" calcext:value-type="float">
            <text:p>-6.830353</text:p>
          </table:table-cell>
          <table:table-cell office:value-type="float" office:value="-1.235046" calcext:value-type="float">
            <text:p>-1.235046</text:p>
          </table:table-cell>
          <table:table-cell office:value-type="float" office:value="-3.303101" calcext:value-type="float">
            <text:p>-3.303101</text:p>
          </table:table-cell>
          <table:table-cell office:value-type="float" office:value="-0.913147" calcext:value-type="float">
            <text:p>-0.913147</text:p>
          </table:table-cell>
          <table:table-cell office:value-type="float" office:value="-1.550079" calcext:value-type="float">
            <text:p>-1.550079</text:p>
          </table:table-cell>
          <table:table-cell office:value-type="float" office:value="-0.151123" calcext:value-type="float">
            <text:p>-0.151123</text:p>
          </table:table-cell>
          <table:table-cell office:value-type="float" office:value="-0.2251587" calcext:value-type="float">
            <text:p>-0.2251587</text:p>
          </table:table-cell>
          <table:table-cell office:value-type="float" office:value="0.2412109" calcext:value-type="float">
            <text:p>0.2412109</text:p>
          </table:table-cell>
          <table:table-cell office:value-type="float" office:value="0.17099" calcext:value-type="float">
            <text:p>0.17099</text:p>
          </table:table-cell>
          <table:table-cell office:value-type="float" office:value="0.765686" calcext:value-type="float">
            <text:p>0.765686</text:p>
          </table:table-cell>
          <table:table-cell office:value-type="float" office:value="0.6960449" calcext:value-type="float">
            <text:p>0.6960449</text:p>
          </table:table-cell>
          <table:table-cell office:value-type="float" office:value="1.355347" calcext:value-type="float">
            <text:p>1.355347</text:p>
          </table:table-cell>
          <table:table-cell office:value-type="float" office:value="1.2677" calcext:value-type="float">
            <text:p>1.2677</text:p>
          </table:table-cell>
          <table:table-cell office:value-type="float" office:value="2.299377" calcext:value-type="float">
            <text:p>2.299377</text:p>
          </table:table-cell>
          <table:table-cell office:value-type="float" office:value="2.1922" calcext:value-type="float">
            <text:p>2.1922</text:p>
          </table:table-cell>
          <table:table-cell office:value-type="float" office:value="3.849152" calcext:value-type="float">
            <text:p>3.849152</text:p>
          </table:table-cell>
          <table:table-cell office:value-type="float" office:value="3.725403" calcext:value-type="float">
            <text:p>3.725403</text:p>
          </table:table-cell>
          <table:table-cell office:value-type="float" office:value="5.482147" calcext:value-type="float">
            <text:p>5.482147</text:p>
          </table:table-cell>
          <table:table-cell office:value-type="float" office:value="5.371185" calcext:value-type="float">
            <text:p>5.371185</text:p>
          </table:table-cell>
          <table:table-cell office:value-type="float" office:value="6.655243" calcext:value-type="float">
            <text:p>6.655243</text:p>
          </table:table-cell>
          <table:table-cell office:value-type="float" office:value="6.562103" calcext:value-type="float">
            <text:p>6.562103</text:p>
          </table:table-cell>
          <table:table-cell office:value-type="float" office:value="7.597443" calcext:value-type="float">
            <text:p>7.597443</text:p>
          </table:table-cell>
          <table:table-cell office:value-type="float" office:value="7.51532" calcext:value-type="float">
            <text:p>7.51532</text:p>
          </table:table-cell>
          <table:table-cell office:value-type="float" office:value="8.346588" calcext:value-type="float">
            <text:p>8.346588</text:p>
          </table:table-cell>
          <table:table-cell office:value-type="float" office:value="8.266144" calcext:value-type="float">
            <text:p>8.266144</text:p>
          </table:table-cell>
          <table:table-cell office:value-type="float" office:value="8.759491" calcext:value-type="float">
            <text:p>8.759491</text:p>
          </table:table-cell>
          <table:table-cell office:value-type="float" office:value="8.68042" calcext:value-type="float">
            <text:p>8.68042</text:p>
          </table:table-cell>
          <table:table-cell office:value-type="float" office:value="7.300293" calcext:value-type="float">
            <text:p>7.300293</text:p>
          </table:table-cell>
          <table:table-cell office:value-type="float" office:value="-14.76456" calcext:value-type="float">
            <text:p>-14.764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4" calcext:value-type="float">
            <text:p>11012004</text:p>
          </table:table-cell>
          <table:table-cell office:value-type="float" office:value="9.363329" calcext:value-type="float">
            <text:p>9.363329</text:p>
          </table:table-cell>
          <table:table-cell office:value-type="float" office:value="10.59" calcext:value-type="float">
            <text:p>10.59</text:p>
          </table:table-cell>
          <table:table-cell office:value-type="float" office:value="-4.04" calcext:value-type="float">
            <text:p>-4.04</text:p>
          </table:table-cell>
          <table:table-cell office:value-type="float" office:value="0.9008149" calcext:value-type="float">
            <text:p>0.9008149</text:p>
          </table:table-cell>
          <table:table-cell office:value-type="float" office:value="0.4015317" calcext:value-type="float">
            <text:p>0.4015317</text:p>
          </table:table-cell>
          <table:table-cell office:value-type="float" office:value="176.688" calcext:value-type="float">
            <text:p>176.688</text:p>
          </table:table-cell>
          <table:table-cell office:value-type="float" office:value="0" calcext:value-type="float">
            <text:p>0</text:p>
          </table:table-cell>
          <table:table-cell office:value-type="float" office:value="3.2565" calcext:value-type="float">
            <text:p>3.2565</text:p>
          </table:table-cell>
          <table:table-cell office:value-type="float" office:value="-3.192719" calcext:value-type="float">
            <text:p>-3.192719</text:p>
          </table:table-cell>
          <table:table-cell office:value-type="float" office:value="-0.1607361" calcext:value-type="float">
            <text:p>-0.1607361</text:p>
          </table:table-cell>
          <table:table-cell office:value-type="float" office:value="-1.628937" calcext:value-type="float">
            <text:p>-1.628937</text:p>
          </table:table-cell>
          <table:table-cell office:value-type="float" office:value="-0.4751587" calcext:value-type="float">
            <text:p>-0.4751587</text:p>
          </table:table-cell>
          <table:table-cell office:value-type="float" office:value="-0.9098816" calcext:value-type="float">
            <text:p>-0.9098816</text:p>
          </table:table-cell>
          <table:table-cell office:value-type="float" office:value="-0.09735107" calcext:value-type="float">
            <text:p>-0.09735107</text:p>
          </table:table-cell>
          <table:table-cell office:value-type="float" office:value="-0.1615601" calcext:value-type="float">
            <text:p>-0.1615601</text:p>
          </table:table-cell>
          <table:table-cell office:value-type="float" office:value="0.2338257" calcext:value-type="float">
            <text:p>0.2338257</text:p>
          </table:table-cell>
          <table:table-cell office:value-type="float" office:value="0.1936035" calcext:value-type="float">
            <text:p>0.1936035</text:p>
          </table:table-cell>
          <table:table-cell office:value-type="float" office:value="0.6981201" calcext:value-type="float">
            <text:p>0.6981201</text:p>
          </table:table-cell>
          <table:table-cell office:value-type="float" office:value="0.6851501" calcext:value-type="float">
            <text:p>0.6851501</text:p>
          </table:table-cell>
          <table:table-cell office:value-type="float" office:value="1.267273" calcext:value-type="float">
            <text:p>1.267273</text:p>
          </table:table-cell>
          <table:table-cell office:value-type="float" office:value="1.237274" calcext:value-type="float">
            <text:p>1.237274</text:p>
          </table:table-cell>
          <table:table-cell office:value-type="float" office:value="2.191223" calcext:value-type="float">
            <text:p>2.191223</text:p>
          </table:table-cell>
          <table:table-cell office:value-type="float" office:value="2.113953" calcext:value-type="float">
            <text:p>2.113953</text:p>
          </table:table-cell>
          <table:table-cell office:value-type="float" office:value="3.724152" calcext:value-type="float">
            <text:p>3.724152</text:p>
          </table:table-cell>
          <table:table-cell office:value-type="float" office:value="3.613922" calcext:value-type="float">
            <text:p>3.613922</text:p>
          </table:table-cell>
          <table:table-cell office:value-type="float" office:value="5.370056" calcext:value-type="float">
            <text:p>5.370056</text:p>
          </table:table-cell>
          <table:table-cell office:value-type="float" office:value="5.262604" calcext:value-type="float">
            <text:p>5.262604</text:p>
          </table:table-cell>
          <table:table-cell office:value-type="float" office:value="6.561127" calcext:value-type="float">
            <text:p>6.561127</text:p>
          </table:table-cell>
          <table:table-cell office:value-type="float" office:value="6.46637" calcext:value-type="float">
            <text:p>6.46637</text:p>
          </table:table-cell>
          <table:table-cell office:value-type="float" office:value="7.514435" calcext:value-type="float">
            <text:p>7.514435</text:p>
          </table:table-cell>
          <table:table-cell office:value-type="float" office:value="7.429565" calcext:value-type="float">
            <text:p>7.429565</text:p>
          </table:table-cell>
          <table:table-cell office:value-type="float" office:value="8.265289" calcext:value-type="float">
            <text:p>8.265289</text:p>
          </table:table-cell>
          <table:table-cell office:value-type="float" office:value="8.184723" calcext:value-type="float">
            <text:p>8.184723</text:p>
          </table:table-cell>
          <table:table-cell office:value-type="float" office:value="8.679596" calcext:value-type="float">
            <text:p>8.679596</text:p>
          </table:table-cell>
          <table:table-cell office:value-type="float" office:value="8.601532" calcext:value-type="float">
            <text:p>8.601532</text:p>
          </table:table-cell>
          <table:table-cell office:value-type="float" office:value="16.33115" calcext:value-type="float">
            <text:p>16.33115</text:p>
          </table:table-cell>
          <table:table-cell office:value-type="float" office:value="-7.045105" calcext:value-type="float">
            <text:p>-7.0451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4" calcext:value-type="float">
            <text:p>12012004</text:p>
          </table:table-cell>
          <table:table-cell office:value-type="float" office:value="9.34751" calcext:value-type="float">
            <text:p>9.34751</text:p>
          </table:table-cell>
          <table:table-cell office:value-type="float" office:value="8.23" calcext:value-type="float">
            <text:p>8.23</text:p>
          </table:table-cell>
          <table:table-cell office:value-type="float" office:value="-4.69" calcext:value-type="float">
            <text:p>-4.69</text:p>
          </table:table-cell>
          <table:table-cell office:value-type="float" office:value="0.8263666" calcext:value-type="float">
            <text:p>0.8263666</text:p>
          </table:table-cell>
          <table:table-cell office:value-type="float" office:value="0.3826276" calcext:value-type="float">
            <text:p>0.3826276</text:p>
          </table:table-cell>
          <table:table-cell office:value-type="float" office:value="177.732" calcext:value-type="float">
            <text:p>177.732</text:p>
          </table:table-cell>
          <table:table-cell office:value-type="float" office:value="0" calcext:value-type="float">
            <text:p>0</text:p>
          </table:table-cell>
          <table:table-cell office:value-type="float" office:value="3.402649" calcext:value-type="float">
            <text:p>3.402649</text:p>
          </table:table-cell>
          <table:table-cell office:value-type="float" office:value="-1.215942" calcext:value-type="float">
            <text:p>-1.215942</text:p>
          </table:table-cell>
          <table:table-cell office:value-type="float" office:value="0.1444702" calcext:value-type="float">
            <text:p>0.1444702</text:p>
          </table:table-cell>
          <table:table-cell office:value-type="float" office:value="-0.6465759" calcext:value-type="float">
            <text:p>-0.6465759</text:p>
          </table:table-cell>
          <table:table-cell office:value-type="float" office:value="-0.2712402" calcext:value-type="float">
            <text:p>-0.2712402</text:p>
          </table:table-cell>
          <table:table-cell office:value-type="float" office:value="-0.4732666" calcext:value-type="float">
            <text:p>-0.4732666</text:p>
          </table:table-cell>
          <table:table-cell office:value-type="float" office:value="-0.0506897" calcext:value-type="float">
            <text:p>-0.0506897</text:p>
          </table:table-cell>
          <table:table-cell office:value-type="float" office:value="-0.09689331" calcext:value-type="float">
            <text:p>-0.09689331</text:p>
          </table:table-cell>
          <table:table-cell office:value-type="float" office:value="0.2659607" calcext:value-type="float">
            <text:p>0.2659607</text:p>
          </table:table-cell>
          <table:table-cell office:value-type="float" office:value="0.2341003" calcext:value-type="float">
            <text:p>0.2341003</text:p>
          </table:table-cell>
          <table:table-cell office:value-type="float" office:value="0.7098389" calcext:value-type="float">
            <text:p>0.7098389</text:p>
          </table:table-cell>
          <table:table-cell office:value-type="float" office:value="0.6982422" calcext:value-type="float">
            <text:p>0.6982422</text:p>
          </table:table-cell>
          <table:table-cell office:value-type="float" office:value="1.237061" calcext:value-type="float">
            <text:p>1.237061</text:p>
          </table:table-cell>
          <table:table-cell office:value-type="float" office:value="1.22467" calcext:value-type="float">
            <text:p>1.22467</text:p>
          </table:table-cell>
          <table:table-cell office:value-type="float" office:value="2.113342" calcext:value-type="float">
            <text:p>2.113342</text:p>
          </table:table-cell>
          <table:table-cell office:value-type="float" office:value="2.062653" calcext:value-type="float">
            <text:p>2.062653</text:p>
          </table:table-cell>
          <table:table-cell office:value-type="float" office:value="3.612854" calcext:value-type="float">
            <text:p>3.612854</text:p>
          </table:table-cell>
          <table:table-cell office:value-type="float" office:value="3.51944" calcext:value-type="float">
            <text:p>3.51944</text:p>
          </table:table-cell>
          <table:table-cell office:value-type="float" office:value="5.261475" calcext:value-type="float">
            <text:p>5.261475</text:p>
          </table:table-cell>
          <table:table-cell office:value-type="float" office:value="5.157959" calcext:value-type="float">
            <text:p>5.157959</text:p>
          </table:table-cell>
          <table:table-cell office:value-type="float" office:value="6.465363" calcext:value-type="float">
            <text:p>6.465363</text:p>
          </table:table-cell>
          <table:table-cell office:value-type="float" office:value="6.370239" calcext:value-type="float">
            <text:p>6.370239</text:p>
          </table:table-cell>
          <table:table-cell office:value-type="float" office:value="7.428619" calcext:value-type="float">
            <text:p>7.428619</text:p>
          </table:table-cell>
          <table:table-cell office:value-type="float" office:value="7.342743" calcext:value-type="float">
            <text:p>7.342743</text:p>
          </table:table-cell>
          <table:table-cell office:value-type="float" office:value="8.183868" calcext:value-type="float">
            <text:p>8.183868</text:p>
          </table:table-cell>
          <table:table-cell office:value-type="float" office:value="8.102997" calcext:value-type="float">
            <text:p>8.102997</text:p>
          </table:table-cell>
          <table:table-cell office:value-type="float" office:value="8.600739" calcext:value-type="float">
            <text:p>8.600739</text:p>
          </table:table-cell>
          <table:table-cell office:value-type="float" office:value="8.523438" calcext:value-type="float">
            <text:p>8.523438</text:p>
          </table:table-cell>
          <table:table-cell office:value-type="float" office:value="16.96149" calcext:value-type="float">
            <text:p>16.96149</text:p>
          </table:table-cell>
          <table:table-cell office:value-type="float" office:value="-4.673737" calcext:value-type="float">
            <text:p>-4.6737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4" calcext:value-type="float">
            <text:p>13012004</text:p>
          </table:table-cell>
          <table:table-cell office:value-type="float" office:value="9.352349" calcext:value-type="float">
            <text:p>9.352349</text:p>
          </table:table-cell>
          <table:table-cell office:value-type="float" office:value="4.72" calcext:value-type="float">
            <text:p>4.72</text:p>
          </table:table-cell>
          <table:table-cell office:value-type="float" office:value="-4.92" calcext:value-type="float">
            <text:p>-4.92</text:p>
          </table:table-cell>
          <table:table-cell office:value-type="float" office:value="0.7164949" calcext:value-type="float">
            <text:p>0.7164949</text:p>
          </table:table-cell>
          <table:table-cell office:value-type="float" office:value="0.3761325" calcext:value-type="float">
            <text:p>0.3761325</text:p>
          </table:table-cell>
          <table:table-cell office:value-type="float" office:value="177.048" calcext:value-type="float">
            <text:p>177.048</text:p>
          </table:table-cell>
          <table:table-cell office:value-type="float" office:value="0" calcext:value-type="float">
            <text:p>0</text:p>
          </table:table-cell>
          <table:table-cell office:value-type="float" office:value="2.543671" calcext:value-type="float">
            <text:p>2.543671</text:p>
          </table:table-cell>
          <table:table-cell office:value-type="float" office:value="-1.250122" calcext:value-type="float">
            <text:p>-1.250122</text:p>
          </table:table-cell>
          <table:table-cell office:value-type="float" office:value="0.1233521" calcext:value-type="float">
            <text:p>0.1233521</text:p>
          </table:table-cell>
          <table:table-cell office:value-type="float" office:value="-0.43927" calcext:value-type="float">
            <text:p>-0.43927</text:p>
          </table:table-cell>
          <table:table-cell office:value-type="float" office:value="-0.1723328" calcext:value-type="float">
            <text:p>-0.1723328</text:p>
          </table:table-cell>
          <table:table-cell office:value-type="float" office:value="-0.2796021" calcext:value-type="float">
            <text:p>-0.2796021</text:p>
          </table:table-cell>
          <table:table-cell office:value-type="float" office:value="-0.02389526" calcext:value-type="float">
            <text:p>-0.02389526</text:p>
          </table:table-cell>
          <table:table-cell office:value-type="float" office:value="-0.05038452" calcext:value-type="float">
            <text:p>-0.05038452</text:p>
          </table:table-cell>
          <table:table-cell office:value-type="float" office:value="0.284729" calcext:value-type="float">
            <text:p>0.284729</text:p>
          </table:table-cell>
          <table:table-cell office:value-type="float" office:value="0.2662354" calcext:value-type="float">
            <text:p>0.2662354</text:p>
          </table:table-cell>
          <table:table-cell office:value-type="float" office:value="0.7156982" calcext:value-type="float">
            <text:p>0.7156982</text:p>
          </table:table-cell>
          <table:table-cell office:value-type="float" office:value="0.7098999" calcext:value-type="float">
            <text:p>0.7098999</text:p>
          </table:table-cell>
          <table:table-cell office:value-type="float" office:value="1.224548" calcext:value-type="float">
            <text:p>1.224548</text:p>
          </table:table-cell>
          <table:table-cell office:value-type="float" office:value="1.213531" calcext:value-type="float">
            <text:p>1.213531</text:p>
          </table:table-cell>
          <table:table-cell office:value-type="float" office:value="2.062195" calcext:value-type="float">
            <text:p>2.062195</text:p>
          </table:table-cell>
          <table:table-cell office:value-type="float" office:value="2.023315" calcext:value-type="float">
            <text:p>2.023315</text:p>
          </table:table-cell>
          <table:table-cell office:value-type="float" office:value="3.518524" calcext:value-type="float">
            <text:p>3.518524</text:p>
          </table:table-cell>
          <table:table-cell office:value-type="float" office:value="3.439209" calcext:value-type="float">
            <text:p>3.439209</text:p>
          </table:table-cell>
          <table:table-cell office:value-type="float" office:value="5.156891" calcext:value-type="float">
            <text:p>5.156891</text:p>
          </table:table-cell>
          <table:table-cell office:value-type="float" office:value="5.059265" calcext:value-type="float">
            <text:p>5.059265</text:p>
          </table:table-cell>
          <table:table-cell office:value-type="float" office:value="6.369263" calcext:value-type="float">
            <text:p>6.369263</text:p>
          </table:table-cell>
          <table:table-cell office:value-type="float" office:value="6.275452" calcext:value-type="float">
            <text:p>6.275452</text:p>
          </table:table-cell>
          <table:table-cell office:value-type="float" office:value="7.341797" calcext:value-type="float">
            <text:p>7.341797</text:p>
          </table:table-cell>
          <table:table-cell office:value-type="float" office:value="7.254639" calcext:value-type="float">
            <text:p>7.254639</text:p>
          </table:table-cell>
          <table:table-cell office:value-type="float" office:value="8.102112" calcext:value-type="float">
            <text:p>8.102112</text:p>
          </table:table-cell>
          <table:table-cell office:value-type="float" office:value="8.020721" calcext:value-type="float">
            <text:p>8.020721</text:p>
          </table:table-cell>
          <table:table-cell office:value-type="float" office:value="8.522644" calcext:value-type="float">
            <text:p>8.522644</text:p>
          </table:table-cell>
          <table:table-cell office:value-type="float" office:value="8.445648" calcext:value-type="float">
            <text:p>8.445648</text:p>
          </table:table-cell>
          <table:table-cell office:value-type="float" office:value="13.55505" calcext:value-type="float">
            <text:p>13.55505</text:p>
          </table:table-cell>
          <table:table-cell office:value-type="float" office:value="-6.055054" calcext:value-type="float">
            <text:p>-6.0550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4" calcext:value-type="float">
            <text:p>14012004</text:p>
          </table:table-cell>
          <table:table-cell office:value-type="float" office:value="8.099519" calcext:value-type="float">
            <text:p>8.099519</text:p>
          </table:table-cell>
          <table:table-cell office:value-type="float" office:value="5.74" calcext:value-type="float">
            <text:p>5.74</text:p>
          </table:table-cell>
          <table:table-cell office:value-type="float" office:value="-6.89" calcext:value-type="float">
            <text:p>-6.89</text:p>
          </table:table-cell>
          <table:table-cell office:value-type="float" office:value="0.7683879" calcext:value-type="float">
            <text:p>0.7683879</text:p>
          </table:table-cell>
          <table:table-cell office:value-type="float" office:value="0.3244375" calcext:value-type="float">
            <text:p>0.3244375</text:p>
          </table:table-cell>
          <table:table-cell office:value-type="float" office:value="335.736" calcext:value-type="float">
            <text:p>335.736</text:p>
          </table:table-cell>
          <table:table-cell office:value-type="float" office:value="0" calcext:value-type="float">
            <text:p>0</text:p>
          </table:table-cell>
          <table:table-cell office:value-type="float" office:value="3.672363" calcext:value-type="float">
            <text:p>3.672363</text:p>
          </table:table-cell>
          <table:table-cell office:value-type="float" office:value="-1.376953" calcext:value-type="float">
            <text:p>-1.376953</text:p>
          </table:table-cell>
          <table:table-cell office:value-type="float" office:value="0.3268127" calcext:value-type="float">
            <text:p>0.3268127</text:p>
          </table:table-cell>
          <table:table-cell office:value-type="float" office:value="-0.3400879" calcext:value-type="float">
            <text:p>-0.3400879</text:p>
          </table:table-cell>
          <table:table-cell office:value-type="float" office:value="-0.09283447" calcext:value-type="float">
            <text:p>-0.09283447</text:p>
          </table:table-cell>
          <table:table-cell office:value-type="float" office:value="-0.2019653" calcext:value-type="float">
            <text:p>-0.2019653</text:p>
          </table:table-cell>
          <table:table-cell office:value-type="float" office:value="-0.003417969" calcext:value-type="float">
            <text:p>-0.003417969</text:p>
          </table:table-cell>
          <table:table-cell office:value-type="float" office:value="-0.02368164" calcext:value-type="float">
            <text:p>-0.02368164</text:p>
          </table:table-cell>
          <table:table-cell office:value-type="float" office:value="0.2978516" calcext:value-type="float">
            <text:p>0.2978516</text:p>
          </table:table-cell>
          <table:table-cell office:value-type="float" office:value="0.2848816" calcext:value-type="float">
            <text:p>0.2848816</text:p>
          </table:table-cell>
          <table:table-cell office:value-type="float" office:value="0.717865" calcext:value-type="float">
            <text:p>0.717865</text:p>
          </table:table-cell>
          <table:table-cell office:value-type="float" office:value="0.7147827" calcext:value-type="float">
            <text:p>0.7147827</text:p>
          </table:table-cell>
          <table:table-cell office:value-type="float" office:value="1.213379" calcext:value-type="float">
            <text:p>1.213379</text:p>
          </table:table-cell>
          <table:table-cell office:value-type="float" office:value="1.200653" calcext:value-type="float">
            <text:p>1.200653</text:p>
          </table:table-cell>
          <table:table-cell office:value-type="float" office:value="2.02298" calcext:value-type="float">
            <text:p>2.02298</text:p>
          </table:table-cell>
          <table:table-cell office:value-type="float" office:value="1.988525" calcext:value-type="float">
            <text:p>1.988525</text:p>
          </table:table-cell>
          <table:table-cell office:value-type="float" office:value="3.438416" calcext:value-type="float">
            <text:p>3.438416</text:p>
          </table:table-cell>
          <table:table-cell office:value-type="float" office:value="3.369354" calcext:value-type="float">
            <text:p>3.369354</text:p>
          </table:table-cell>
          <table:table-cell office:value-type="float" office:value="5.058289" calcext:value-type="float">
            <text:p>5.058289</text:p>
          </table:table-cell>
          <table:table-cell office:value-type="float" office:value="4.967255" calcext:value-type="float">
            <text:p>4.967255</text:p>
          </table:table-cell>
          <table:table-cell office:value-type="float" office:value="6.274475" calcext:value-type="float">
            <text:p>6.274475</text:p>
          </table:table-cell>
          <table:table-cell office:value-type="float" office:value="6.182648" calcext:value-type="float">
            <text:p>6.182648</text:p>
          </table:table-cell>
          <table:table-cell office:value-type="float" office:value="7.253723" calcext:value-type="float">
            <text:p>7.253723</text:p>
          </table:table-cell>
          <table:table-cell office:value-type="float" office:value="7.16687" calcext:value-type="float">
            <text:p>7.16687</text:p>
          </table:table-cell>
          <table:table-cell office:value-type="float" office:value="8.019867" calcext:value-type="float">
            <text:p>8.019867</text:p>
          </table:table-cell>
          <table:table-cell office:value-type="float" office:value="7.938507" calcext:value-type="float">
            <text:p>7.938507</text:p>
          </table:table-cell>
          <table:table-cell office:value-type="float" office:value="8.444824" calcext:value-type="float">
            <text:p>8.444824</text:p>
          </table:table-cell>
          <table:table-cell office:value-type="float" office:value="8.368164" calcext:value-type="float">
            <text:p>8.368164</text:p>
          </table:table-cell>
          <table:table-cell office:value-type="float" office:value="18.01752" calcext:value-type="float">
            <text:p>18.01752</text:p>
          </table:table-cell>
          <table:table-cell office:value-type="float" office:value="-7.742584" calcext:value-type="float">
            <text:p>-7.7425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4" calcext:value-type="float">
            <text:p>15012004</text:p>
          </table:table-cell>
          <table:table-cell office:value-type="float" office:value="9.502742" calcext:value-type="float">
            <text:p>9.502742</text:p>
          </table:table-cell>
          <table:table-cell office:value-type="float" office:value="8.67" calcext:value-type="float">
            <text:p>8.67</text:p>
          </table:table-cell>
          <table:table-cell office:value-type="float" office:value="-7.63" calcext:value-type="float">
            <text:p>-7.63</text:p>
          </table:table-cell>
          <table:table-cell office:value-type="float" office:value="0.8198596" calcext:value-type="float">
            <text:p>0.8198596</text:p>
          </table:table-cell>
          <table:table-cell office:value-type="float" office:value="0.3067369" calcext:value-type="float">
            <text:p>0.3067369</text:p>
          </table:table-cell>
          <table:table-cell office:value-type="float" office:value="250.344" calcext:value-type="float">
            <text:p>250.344</text:p>
          </table:table-cell>
          <table:table-cell office:value-type="float" office:value="0" calcext:value-type="float">
            <text:p>0</text:p>
          </table:table-cell>
          <table:table-cell office:value-type="float" office:value="3.30069" calcext:value-type="float">
            <text:p>3.30069</text:p>
          </table:table-cell>
          <table:table-cell office:value-type="float" office:value="-2.910126" calcext:value-type="float">
            <text:p>-2.910126</text:p>
          </table:table-cell>
          <table:table-cell office:value-type="float" office:value="0.2258911" calcext:value-type="float">
            <text:p>0.2258911</text:p>
          </table:table-cell>
          <table:table-cell office:value-type="float" office:value="-0.638031" calcext:value-type="float">
            <text:p>-0.638031</text:p>
          </table:table-cell>
          <table:table-cell office:value-type="float" office:value="-0.07955933" calcext:value-type="float">
            <text:p>-0.07955933</text:p>
          </table:table-cell>
          <table:table-cell office:value-type="float" office:value="-0.206543" calcext:value-type="float">
            <text:p>-0.206543</text:p>
          </table:table-cell>
          <table:table-cell office:value-type="float" office:value="0.003326416" calcext:value-type="float">
            <text:p>0.003326416</text:p>
          </table:table-cell>
          <table:table-cell office:value-type="float" office:value="-0.01434326" calcext:value-type="float">
            <text:p>-0.01434326</text:p>
          </table:table-cell>
          <table:table-cell office:value-type="float" office:value="0.3007507" calcext:value-type="float">
            <text:p>0.3007507</text:p>
          </table:table-cell>
          <table:table-cell office:value-type="float" office:value="0.2900085" calcext:value-type="float">
            <text:p>0.2900085</text:p>
          </table:table-cell>
          <table:table-cell office:value-type="float" office:value="0.715271" calcext:value-type="float">
            <text:p>0.715271</text:p>
          </table:table-cell>
          <table:table-cell office:value-type="float" office:value="0.7090149" calcext:value-type="float">
            <text:p>0.7090149</text:p>
          </table:table-cell>
          <table:table-cell office:value-type="float" office:value="1.200439" calcext:value-type="float">
            <text:p>1.200439</text:p>
          </table:table-cell>
          <table:table-cell office:value-type="float" office:value="1.183929" calcext:value-type="float">
            <text:p>1.183929</text:p>
          </table:table-cell>
          <table:table-cell office:value-type="float" office:value="1.98819" calcext:value-type="float">
            <text:p>1.98819</text:p>
          </table:table-cell>
          <table:table-cell office:value-type="float" office:value="1.954834" calcext:value-type="float">
            <text:p>1.954834</text:p>
          </table:table-cell>
          <table:table-cell office:value-type="float" office:value="3.368652" calcext:value-type="float">
            <text:p>3.368652</text:p>
          </table:table-cell>
          <table:table-cell office:value-type="float" office:value="3.306213" calcext:value-type="float">
            <text:p>3.306213</text:p>
          </table:table-cell>
          <table:table-cell office:value-type="float" office:value="4.966309" calcext:value-type="float">
            <text:p>4.966309</text:p>
          </table:table-cell>
          <table:table-cell office:value-type="float" office:value="4.881226" calcext:value-type="float">
            <text:p>4.881226</text:p>
          </table:table-cell>
          <table:table-cell office:value-type="float" office:value="6.181702" calcext:value-type="float">
            <text:p>6.181702</text:p>
          </table:table-cell>
          <table:table-cell office:value-type="float" office:value="6.092865" calcext:value-type="float">
            <text:p>6.092865</text:p>
          </table:table-cell>
          <table:table-cell office:value-type="float" office:value="7.165924" calcext:value-type="float">
            <text:p>7.165924</text:p>
          </table:table-cell>
          <table:table-cell office:value-type="float" office:value="7.079498" calcext:value-type="float">
            <text:p>7.079498</text:p>
          </table:table-cell>
          <table:table-cell office:value-type="float" office:value="7.937653" calcext:value-type="float">
            <text:p>7.937653</text:p>
          </table:table-cell>
          <table:table-cell office:value-type="float" office:value="7.85611" calcext:value-type="float">
            <text:p>7.85611</text:p>
          </table:table-cell>
          <table:table-cell office:value-type="float" office:value="8.367371" calcext:value-type="float">
            <text:p>8.367371</text:p>
          </table:table-cell>
          <table:table-cell office:value-type="float" office:value="8.29068" calcext:value-type="float">
            <text:p>8.29068</text:p>
          </table:table-cell>
          <table:table-cell office:value-type="float" office:value="16.43719" calcext:value-type="float">
            <text:p>16.43719</text:p>
          </table:table-cell>
          <table:table-cell office:value-type="float" office:value="-10.52924" calcext:value-type="float">
            <text:p>-10.529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4" calcext:value-type="float">
            <text:p>16012004</text:p>
          </table:table-cell>
          <table:table-cell office:value-type="float" office:value="1.47924" calcext:value-type="float">
            <text:p>1.47924</text:p>
          </table:table-cell>
          <table:table-cell office:value-type="float" office:value="5.03" calcext:value-type="float">
            <text:p>5.03</text:p>
          </table:table-cell>
          <table:table-cell office:value-type="float" office:value="0.23" calcext:value-type="float">
            <text:p>0.23</text:p>
          </table:table-cell>
          <table:table-cell office:value-type="float" office:value="0.7686946" calcext:value-type="float">
            <text:p>0.7686946</text:p>
          </table:table-cell>
          <table:table-cell office:value-type="float" office:value="0.5480606" calcext:value-type="float">
            <text:p>0.5480606</text:p>
          </table:table-cell>
          <table:table-cell office:value-type="float" office:value="148.14" calcext:value-type="float">
            <text:p>148.14</text:p>
          </table:table-cell>
          <table:table-cell office:value-type="float" office:value="1.9" calcext:value-type="float">
            <text:p>1.9</text:p>
          </table:table-cell>
          <table:table-cell office:value-type="float" office:value="0.4294739" calcext:value-type="float">
            <text:p>0.4294739</text:p>
          </table:table-cell>
          <table:table-cell office:value-type="float" office:value="-0.9012756" calcext:value-type="float">
            <text:p>-0.9012756</text:p>
          </table:table-cell>
          <table:table-cell office:value-type="float" office:value="-0.1343384" calcext:value-type="float">
            <text:p>-0.1343384</text:p>
          </table:table-cell>
          <table:table-cell office:value-type="float" office:value="-0.3162842" calcext:value-type="float">
            <text:p>-0.3162842</text:p>
          </table:table-cell>
          <table:table-cell office:value-type="float" office:value="-0.108429" calcext:value-type="float">
            <text:p>-0.108429</text:p>
          </table:table-cell>
          <table:table-cell office:value-type="float" office:value="-0.1377869" calcext:value-type="float">
            <text:p>-0.1377869</text:p>
          </table:table-cell>
          <table:table-cell office:value-type="float" office:value="0.002716064" calcext:value-type="float">
            <text:p>0.002716064</text:p>
          </table:table-cell>
          <table:table-cell office:value-type="float" office:value="-0.00201416" calcext:value-type="float">
            <text:p>-0.00201416</text:p>
          </table:table-cell>
          <table:table-cell office:value-type="float" office:value="0.2988586" calcext:value-type="float">
            <text:p>0.2988586</text:p>
          </table:table-cell>
          <table:table-cell office:value-type="float" office:value="0.2967834" calcext:value-type="float">
            <text:p>0.2967834</text:p>
          </table:table-cell>
          <table:table-cell office:value-type="float" office:value="0.7088928" calcext:value-type="float">
            <text:p>0.7088928</text:p>
          </table:table-cell>
          <table:table-cell office:value-type="float" office:value="0.7013855" calcext:value-type="float">
            <text:p>0.7013855</text:p>
          </table:table-cell>
          <table:table-cell office:value-type="float" office:value="1.183746" calcext:value-type="float">
            <text:p>1.183746</text:p>
          </table:table-cell>
          <table:table-cell office:value-type="float" office:value="1.166687" calcext:value-type="float">
            <text:p>1.166687</text:p>
          </table:table-cell>
          <table:table-cell office:value-type="float" office:value="1.954529" calcext:value-type="float">
            <text:p>1.954529</text:p>
          </table:table-cell>
          <table:table-cell office:value-type="float" office:value="1.922455" calcext:value-type="float">
            <text:p>1.922455</text:p>
          </table:table-cell>
          <table:table-cell office:value-type="float" office:value="3.305603" calcext:value-type="float">
            <text:p>3.305603</text:p>
          </table:table-cell>
          <table:table-cell office:value-type="float" office:value="3.247742" calcext:value-type="float">
            <text:p>3.247742</text:p>
          </table:table-cell>
          <table:table-cell office:value-type="float" office:value="4.880371" calcext:value-type="float">
            <text:p>4.880371</text:p>
          </table:table-cell>
          <table:table-cell office:value-type="float" office:value="4.800323" calcext:value-type="float">
            <text:p>4.800323</text:p>
          </table:table-cell>
          <table:table-cell office:value-type="float" office:value="6.091949" calcext:value-type="float">
            <text:p>6.091949</text:p>
          </table:table-cell>
          <table:table-cell office:value-type="float" office:value="6.005951" calcext:value-type="float">
            <text:p>6.005951</text:p>
          </table:table-cell>
          <table:table-cell office:value-type="float" office:value="7.078583" calcext:value-type="float">
            <text:p>7.078583</text:p>
          </table:table-cell>
          <table:table-cell office:value-type="float" office:value="6.993225" calcext:value-type="float">
            <text:p>6.993225</text:p>
          </table:table-cell>
          <table:table-cell office:value-type="float" office:value="7.855255" calcext:value-type="float">
            <text:p>7.855255</text:p>
          </table:table-cell>
          <table:table-cell office:value-type="float" office:value="7.773956" calcext:value-type="float">
            <text:p>7.773956</text:p>
          </table:table-cell>
          <table:table-cell office:value-type="float" office:value="8.289917" calcext:value-type="float">
            <text:p>8.289917</text:p>
          </table:table-cell>
          <table:table-cell office:value-type="float" office:value="8.21344" calcext:value-type="float">
            <text:p>8.21344</text:p>
          </table:table-cell>
          <table:table-cell office:value-type="float" office:value="2.594208" calcext:value-type="float">
            <text:p>2.594208</text:p>
          </table:table-cell>
          <table:table-cell office:value-type="float" office:value="-3.534851" calcext:value-type="float">
            <text:p>-3.5348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4" calcext:value-type="float">
            <text:p>17012004</text:p>
          </table:table-cell>
          <table:table-cell office:value-type="float" office:value="1.7604" calcext:value-type="float">
            <text:p>1.7604</text:p>
          </table:table-cell>
          <table:table-cell office:value-type="float" office:value="2.87" calcext:value-type="float">
            <text:p>2.87</text:p>
          </table:table-cell>
          <table:table-cell office:value-type="float" office:value="-3.58" calcext:value-type="float">
            <text:p>-3.58</text:p>
          </table:table-cell>
          <table:table-cell office:value-type="float" office:value="0.6611032" calcext:value-type="float">
            <text:p>0.6611032</text:p>
          </table:table-cell>
          <table:table-cell office:value-type="float" office:value="0.4154142" calcext:value-type="float">
            <text:p>0.4154142</text:p>
          </table:table-cell>
          <table:table-cell office:value-type="float" office:value="381.672" calcext:value-type="float">
            <text:p>381.672</text:p>
          </table:table-cell>
          <table:table-cell office:value-type="float" office:value="0.1" calcext:value-type="float">
            <text:p>0.1</text:p>
          </table:table-cell>
          <table:table-cell office:value-type="float" office:value="-0.1767883" calcext:value-type="float">
            <text:p>-0.1767883</text:p>
          </table:table-cell>
          <table:table-cell office:value-type="float" office:value="-1.170654" calcext:value-type="float">
            <text:p>-1.170654</text:p>
          </table:table-cell>
          <table:table-cell office:value-type="float" office:value="-0.1757202" calcext:value-type="float">
            <text:p>-0.1757202</text:p>
          </table:table-cell>
          <table:table-cell office:value-type="float" office:value="-0.3218079" calcext:value-type="float">
            <text:p>-0.3218079</text:p>
          </table:table-cell>
          <table:table-cell office:value-type="float" office:value="-0.09854126" calcext:value-type="float">
            <text:p>-0.09854126</text:p>
          </table:table-cell>
          <table:table-cell office:value-type="float" office:value="-0.1141968" calcext:value-type="float">
            <text:p>-0.1141968</text:p>
          </table:table-cell>
          <table:table-cell office:value-type="float" office:value="0.005371094" calcext:value-type="float">
            <text:p>0.005371094</text:p>
          </table:table-cell>
          <table:table-cell office:value-type="float" office:value="0.0027771" calcext:value-type="float">
            <text:p>0.0027771</text:p>
          </table:table-cell>
          <table:table-cell office:value-type="float" office:value="0.2994385" calcext:value-type="float">
            <text:p>0.2994385</text:p>
          </table:table-cell>
          <table:table-cell office:value-type="float" office:value="0.2980347" calcext:value-type="float">
            <text:p>0.2980347</text:p>
          </table:table-cell>
          <table:table-cell office:value-type="float" office:value="0.7012939" calcext:value-type="float">
            <text:p>0.7012939</text:p>
          </table:table-cell>
          <table:table-cell office:value-type="float" office:value="0.6934509" calcext:value-type="float">
            <text:p>0.6934509</text:p>
          </table:table-cell>
          <table:table-cell office:value-type="float" office:value="1.166504" calcext:value-type="float">
            <text:p>1.166504</text:p>
          </table:table-cell>
          <table:table-cell office:value-type="float" office:value="1.150085" calcext:value-type="float">
            <text:p>1.150085</text:p>
          </table:table-cell>
          <table:table-cell office:value-type="float" office:value="1.92215" calcext:value-type="float">
            <text:p>1.92215</text:p>
          </table:table-cell>
          <table:table-cell office:value-type="float" office:value="1.891632" calcext:value-type="float">
            <text:p>1.891632</text:p>
          </table:table-cell>
          <table:table-cell office:value-type="float" office:value="3.247101" calcext:value-type="float">
            <text:p>3.247101</text:p>
          </table:table-cell>
          <table:table-cell office:value-type="float" office:value="3.193207" calcext:value-type="float">
            <text:p>3.193207</text:p>
          </table:table-cell>
          <table:table-cell office:value-type="float" office:value="4.7995" calcext:value-type="float">
            <text:p>4.7995</text:p>
          </table:table-cell>
          <table:table-cell office:value-type="float" office:value="4.723511" calcext:value-type="float">
            <text:p>4.723511</text:p>
          </table:table-cell>
          <table:table-cell office:value-type="float" office:value="6.005066" calcext:value-type="float">
            <text:p>6.005066</text:p>
          </table:table-cell>
          <table:table-cell office:value-type="float" office:value="5.921844" calcext:value-type="float">
            <text:p>5.921844</text:p>
          </table:table-cell>
          <table:table-cell office:value-type="float" office:value="6.99234" calcext:value-type="float">
            <text:p>6.99234</text:p>
          </table:table-cell>
          <table:table-cell office:value-type="float" office:value="6.908112" calcext:value-type="float">
            <text:p>6.908112</text:p>
          </table:table-cell>
          <table:table-cell office:value-type="float" office:value="7.773102" calcext:value-type="float">
            <text:p>7.773102</text:p>
          </table:table-cell>
          <table:table-cell office:value-type="float" office:value="7.691986" calcext:value-type="float">
            <text:p>7.691986</text:p>
          </table:table-cell>
          <table:table-cell office:value-type="float" office:value="8.212616" calcext:value-type="float">
            <text:p>8.212616</text:p>
          </table:table-cell>
          <table:table-cell office:value-type="float" office:value="8.136444" calcext:value-type="float">
            <text:p>8.136444</text:p>
          </table:table-cell>
          <table:table-cell office:value-type="float" office:value="-0.2431946" calcext:value-type="float">
            <text:p>-0.2431946</text:p>
          </table:table-cell>
          <table:table-cell office:value-type="float" office:value="-5.077972" calcext:value-type="float">
            <text:p>-5.0779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4" calcext:value-type="float">
            <text:p>18012004</text:p>
          </table:table-cell>
          <table:table-cell office:value-type="float" office:value="10.44768" calcext:value-type="float">
            <text:p>10.44768</text:p>
          </table:table-cell>
          <table:table-cell office:value-type="float" office:value="-4.26" calcext:value-type="float">
            <text:p>-4.26</text:p>
          </table:table-cell>
          <table:table-cell office:value-type="float" office:value="-14.04" calcext:value-type="float">
            <text:p>-14.04</text:p>
          </table:table-cell>
          <table:table-cell office:value-type="float" office:value="0.3950413" calcext:value-type="float">
            <text:p>0.3950413</text:p>
          </table:table-cell>
          <table:table-cell office:value-type="float" office:value="0.1861584" calcext:value-type="float">
            <text:p>0.1861584</text:p>
          </table:table-cell>
          <table:table-cell office:value-type="float" office:value="439.884" calcext:value-type="float">
            <text:p>439.884</text:p>
          </table:table-cell>
          <table:table-cell office:value-type="float" office:value="0" calcext:value-type="float">
            <text:p>0</text:p>
          </table:table-cell>
          <table:table-cell office:value-type="float" office:value="0.1530457" calcext:value-type="float">
            <text:p>0.1530457</text:p>
          </table:table-cell>
          <table:table-cell office:value-type="float" office:value="-4.90802" calcext:value-type="float">
            <text:p>-4.90802</text:p>
          </table:table-cell>
          <table:table-cell office:value-type="float" office:value="-0.2978516" calcext:value-type="float">
            <text:p>-0.2978516</text:p>
          </table:table-cell>
          <table:table-cell office:value-type="float" office:value="-1.212708" calcext:value-type="float">
            <text:p>-1.212708</text:p>
          </table:table-cell>
          <table:table-cell office:value-type="float" office:value="-0.1150513" calcext:value-type="float">
            <text:p>-0.1150513</text:p>
          </table:table-cell>
          <table:table-cell office:value-type="float" office:value="-0.2531433" calcext:value-type="float">
            <text:p>-0.2531433</text:p>
          </table:table-cell>
          <table:table-cell office:value-type="float" office:value="0.003723145" calcext:value-type="float">
            <text:p>0.003723145</text:p>
          </table:table-cell>
          <table:table-cell office:value-type="float" office:value="-0.01477051" calcext:value-type="float">
            <text:p>-0.01477051</text:p>
          </table:table-cell>
          <table:table-cell office:value-type="float" office:value="0.2979431" calcext:value-type="float">
            <text:p>0.2979431</text:p>
          </table:table-cell>
          <table:table-cell office:value-type="float" office:value="0.2827148" calcext:value-type="float">
            <text:p>0.2827148</text:p>
          </table:table-cell>
          <table:table-cell office:value-type="float" office:value="0.6933289" calcext:value-type="float">
            <text:p>0.6933289</text:p>
          </table:table-cell>
          <table:table-cell office:value-type="float" office:value="0.6775208" calcext:value-type="float">
            <text:p>0.6775208</text:p>
          </table:table-cell>
          <table:table-cell office:value-type="float" office:value="1.149841" calcext:value-type="float">
            <text:p>1.149841</text:p>
          </table:table-cell>
          <table:table-cell office:value-type="float" office:value="1.129181" calcext:value-type="float">
            <text:p>1.129181</text:p>
          </table:table-cell>
          <table:table-cell office:value-type="float" office:value="1.891266" calcext:value-type="float">
            <text:p>1.891266</text:p>
          </table:table-cell>
          <table:table-cell office:value-type="float" office:value="1.860565" calcext:value-type="float">
            <text:p>1.860565</text:p>
          </table:table-cell>
          <table:table-cell office:value-type="float" office:value="3.192627" calcext:value-type="float">
            <text:p>3.192627</text:p>
          </table:table-cell>
          <table:table-cell office:value-type="float" office:value="3.1409" calcext:value-type="float">
            <text:p>3.1409</text:p>
          </table:table-cell>
          <table:table-cell office:value-type="float" office:value="4.722717" calcext:value-type="float">
            <text:p>4.722717</text:p>
          </table:table-cell>
          <table:table-cell office:value-type="float" office:value="4.650696" calcext:value-type="float">
            <text:p>4.650696</text:p>
          </table:table-cell>
          <table:table-cell office:value-type="float" office:value="5.920959" calcext:value-type="float">
            <text:p>5.920959</text:p>
          </table:table-cell>
          <table:table-cell office:value-type="float" office:value="5.840302" calcext:value-type="float">
            <text:p>5.840302</text:p>
          </table:table-cell>
          <table:table-cell office:value-type="float" office:value="6.907227" calcext:value-type="float">
            <text:p>6.907227</text:p>
          </table:table-cell>
          <table:table-cell office:value-type="float" office:value="6.824219" calcext:value-type="float">
            <text:p>6.824219</text:p>
          </table:table-cell>
          <table:table-cell office:value-type="float" office:value="7.691132" calcext:value-type="float">
            <text:p>7.691132</text:p>
          </table:table-cell>
          <table:table-cell office:value-type="float" office:value="7.610809" calcext:value-type="float">
            <text:p>7.610809</text:p>
          </table:table-cell>
          <table:table-cell office:value-type="float" office:value="8.135681" calcext:value-type="float">
            <text:p>8.135681</text:p>
          </table:table-cell>
          <table:table-cell office:value-type="float" office:value="8.059479" calcext:value-type="float">
            <text:p>8.059479</text:p>
          </table:table-cell>
          <table:table-cell office:value-type="float" office:value="3.825439" calcext:value-type="float">
            <text:p>3.825439</text:p>
          </table:table-cell>
          <table:table-cell office:value-type="float" office:value="-14.8045" calcext:value-type="float">
            <text:p>-14.80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4" calcext:value-type="float">
            <text:p>19012004</text:p>
          </table:table-cell>
          <table:table-cell office:value-type="float" office:value="9.171375" calcext:value-type="float">
            <text:p>9.171375</text:p>
          </table:table-cell>
          <table:table-cell office:value-type="float" office:value="-6.7" calcext:value-type="float">
            <text:p>-6.7</text:p>
          </table:table-cell>
          <table:table-cell office:value-type="float" office:value="-16.17" calcext:value-type="float">
            <text:p>-16.17</text:p>
          </table:table-cell>
          <table:table-cell office:value-type="float" office:value="0.3291285" calcext:value-type="float">
            <text:p>0.3291285</text:p>
          </table:table-cell>
          <table:table-cell office:value-type="float" office:value="0.1568261" calcext:value-type="float">
            <text:p>0.1568261</text:p>
          </table:table-cell>
          <table:table-cell office:value-type="float" office:value="178.128" calcext:value-type="float">
            <text:p>178.128</text:p>
          </table:table-cell>
          <table:table-cell office:value-type="float" office:value="0" calcext:value-type="float">
            <text:p>0</text:p>
          </table:table-cell>
          <table:table-cell office:value-type="float" office:value="-0.7709961" calcext:value-type="float">
            <text:p>-0.7709961</text:p>
          </table:table-cell>
          <table:table-cell office:value-type="float" office:value="-6.226593" calcext:value-type="float">
            <text:p>-6.226593</text:p>
          </table:table-cell>
          <table:table-cell office:value-type="float" office:value="-1.094696" calcext:value-type="float">
            <text:p>-1.094696</text:p>
          </table:table-cell>
          <table:table-cell office:value-type="float" office:value="-2.180908" calcext:value-type="float">
            <text:p>-2.180908</text:p>
          </table:table-cell>
          <table:table-cell office:value-type="float" office:value="-0.2576599" calcext:value-type="float">
            <text:p>-0.2576599</text:p>
          </table:table-cell>
          <table:table-cell office:value-type="float" office:value="-0.4949951" calcext:value-type="float">
            <text:p>-0.4949951</text:p>
          </table:table-cell>
          <table:table-cell office:value-type="float" office:value="-0.01544189" calcext:value-type="float">
            <text:p>-0.01544189</text:p>
          </table:table-cell>
          <table:table-cell office:value-type="float" office:value="-0.0519104" calcext:value-type="float">
            <text:p>-0.0519104</text:p>
          </table:table-cell>
          <table:table-cell office:value-type="float" office:value="0.2822266" calcext:value-type="float">
            <text:p>0.2822266</text:p>
          </table:table-cell>
          <table:table-cell office:value-type="float" office:value="0.2473755" calcext:value-type="float">
            <text:p>0.2473755</text:p>
          </table:table-cell>
          <table:table-cell office:value-type="float" office:value="0.6771851" calcext:value-type="float">
            <text:p>0.6771851</text:p>
          </table:table-cell>
          <table:table-cell office:value-type="float" office:value="0.6433716" calcext:value-type="float">
            <text:p>0.6433716</text:p>
          </table:table-cell>
          <table:table-cell office:value-type="float" office:value="1.128876" calcext:value-type="float">
            <text:p>1.128876</text:p>
          </table:table-cell>
          <table:table-cell office:value-type="float" office:value="1.094635" calcext:value-type="float">
            <text:p>1.094635</text:p>
          </table:table-cell>
          <table:table-cell office:value-type="float" office:value="1.86026" calcext:value-type="float">
            <text:p>1.86026</text:p>
          </table:table-cell>
          <table:table-cell office:value-type="float" office:value="1.823669" calcext:value-type="float">
            <text:p>1.823669</text:p>
          </table:table-cell>
          <table:table-cell office:value-type="float" office:value="3.14035" calcext:value-type="float">
            <text:p>3.14035</text:p>
          </table:table-cell>
          <table:table-cell office:value-type="float" office:value="3.089996" calcext:value-type="float">
            <text:p>3.089996</text:p>
          </table:table-cell>
          <table:table-cell office:value-type="float" office:value="4.649963" calcext:value-type="float">
            <text:p>4.649963</text:p>
          </table:table-cell>
          <table:table-cell office:value-type="float" office:value="4.580688" calcext:value-type="float">
            <text:p>4.580688</text:p>
          </table:table-cell>
          <table:table-cell office:value-type="float" office:value="5.839478" calcext:value-type="float">
            <text:p>5.839478</text:p>
          </table:table-cell>
          <table:table-cell office:value-type="float" office:value="5.761536" calcext:value-type="float">
            <text:p>5.761536</text:p>
          </table:table-cell>
          <table:table-cell office:value-type="float" office:value="6.823395" calcext:value-type="float">
            <text:p>6.823395</text:p>
          </table:table-cell>
          <table:table-cell office:value-type="float" office:value="6.741974" calcext:value-type="float">
            <text:p>6.741974</text:p>
          </table:table-cell>
          <table:table-cell office:value-type="float" office:value="7.609955" calcext:value-type="float">
            <text:p>7.609955</text:p>
          </table:table-cell>
          <table:table-cell office:value-type="float" office:value="7.530273" calcext:value-type="float">
            <text:p>7.530273</text:p>
          </table:table-cell>
          <table:table-cell office:value-type="float" office:value="8.058685" calcext:value-type="float">
            <text:p>8.058685</text:p>
          </table:table-cell>
          <table:table-cell office:value-type="float" office:value="7.983002" calcext:value-type="float">
            <text:p>7.983002</text:p>
          </table:table-cell>
          <table:table-cell office:value-type="float" office:value="1.942963" calcext:value-type="float">
            <text:p>1.942963</text:p>
          </table:table-cell>
          <table:table-cell office:value-type="float" office:value="-16.67838" calcext:value-type="float">
            <text:p>-16.678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4" calcext:value-type="float">
            <text:p>20012004</text:p>
          </table:table-cell>
          <table:table-cell office:value-type="float" office:value="2.08296" calcext:value-type="float">
            <text:p>2.08296</text:p>
          </table:table-cell>
          <table:table-cell office:value-type="float" office:value="-1.65" calcext:value-type="float">
            <text:p>-1.65</text:p>
          </table:table-cell>
          <table:table-cell office:value-type="float" office:value="-6.57" calcext:value-type="float">
            <text:p>-6.57</text:p>
          </table:table-cell>
          <table:table-cell office:value-type="float" office:value="0.4784828" calcext:value-type="float">
            <text:p>0.4784828</text:p>
          </table:table-cell>
          <table:table-cell office:value-type="float" office:value="0.3323732" calcext:value-type="float">
            <text:p>0.3323732</text:p>
          </table:table-cell>
          <table:table-cell office:value-type="float" office:value="241.2" calcext:value-type="float">
            <text:p>241.2</text:p>
          </table:table-cell>
          <table:table-cell office:value-type="float" office:value="0" calcext:value-type="float">
            <text:p>0</text:p>
          </table:table-cell>
          <table:table-cell office:value-type="float" office:value="-1.473694" calcext:value-type="float">
            <text:p>-1.473694</text:p>
          </table:table-cell>
          <table:table-cell office:value-type="float" office:value="-4.231262" calcext:value-type="float">
            <text:p>-4.231262</text:p>
          </table:table-cell>
          <table:table-cell office:value-type="float" office:value="-1.270325" calcext:value-type="float">
            <text:p>-1.270325</text:p>
          </table:table-cell>
          <table:table-cell office:value-type="float" office:value="-1.902222" calcext:value-type="float">
            <text:p>-1.902222</text:p>
          </table:table-cell>
          <table:table-cell office:value-type="float" office:value="-0.4998779" calcext:value-type="float">
            <text:p>-0.4998779</text:p>
          </table:table-cell>
          <table:table-cell office:value-type="float" office:value="-0.739563" calcext:value-type="float">
            <text:p>-0.739563</text:p>
          </table:table-cell>
          <table:table-cell office:value-type="float" office:value="-0.0526123" calcext:value-type="float">
            <text:p>-0.0526123</text:p>
          </table:table-cell>
          <table:table-cell office:value-type="float" office:value="-0.09463501" calcext:value-type="float">
            <text:p>-0.09463501</text:p>
          </table:table-cell>
          <table:table-cell office:value-type="float" office:value="0.2467346" calcext:value-type="float">
            <text:p>0.2467346</text:p>
          </table:table-cell>
          <table:table-cell office:value-type="float" office:value="0.2027893" calcext:value-type="float">
            <text:p>0.2027893</text:p>
          </table:table-cell>
          <table:table-cell office:value-type="float" office:value="0.6428833" calcext:value-type="float">
            <text:p>0.6428833</text:p>
          </table:table-cell>
          <table:table-cell office:value-type="float" office:value="0.5996094" calcext:value-type="float">
            <text:p>0.5996094</text:p>
          </table:table-cell>
          <table:table-cell office:value-type="float" office:value="1.094269" calcext:value-type="float">
            <text:p>1.094269</text:p>
          </table:table-cell>
          <table:table-cell office:value-type="float" office:value="1.051483" calcext:value-type="float">
            <text:p>1.051483</text:p>
          </table:table-cell>
          <table:table-cell office:value-type="float" office:value="1.823242" calcext:value-type="float">
            <text:p>1.823242</text:p>
          </table:table-cell>
          <table:table-cell office:value-type="float" office:value="1.780731" calcext:value-type="float">
            <text:p>1.780731</text:p>
          </table:table-cell>
          <table:table-cell office:value-type="float" office:value="3.089478" calcext:value-type="float">
            <text:p>3.089478</text:p>
          </table:table-cell>
          <table:table-cell office:value-type="float" office:value="3.038147" calcext:value-type="float">
            <text:p>3.038147</text:p>
          </table:table-cell>
          <table:table-cell office:value-type="float" office:value="4.579956" calcext:value-type="float">
            <text:p>4.579956</text:p>
          </table:table-cell>
          <table:table-cell office:value-type="float" office:value="4.513092" calcext:value-type="float">
            <text:p>4.513092</text:p>
          </table:table-cell>
          <table:table-cell office:value-type="float" office:value="5.760742" calcext:value-type="float">
            <text:p>5.760742</text:p>
          </table:table-cell>
          <table:table-cell office:value-type="float" office:value="5.684967" calcext:value-type="float">
            <text:p>5.684967</text:p>
          </table:table-cell>
          <table:table-cell office:value-type="float" office:value="6.74115" calcext:value-type="float">
            <text:p>6.74115</text:p>
          </table:table-cell>
          <table:table-cell office:value-type="float" office:value="6.661407" calcext:value-type="float">
            <text:p>6.661407</text:p>
          </table:table-cell>
          <table:table-cell office:value-type="float" office:value="7.529449" calcext:value-type="float">
            <text:p>7.529449</text:p>
          </table:table-cell>
          <table:table-cell office:value-type="float" office:value="7.450409" calcext:value-type="float">
            <text:p>7.450409</text:p>
          </table:table-cell>
          <table:table-cell office:value-type="float" office:value="7.982239" calcext:value-type="float">
            <text:p>7.982239</text:p>
          </table:table-cell>
          <table:table-cell office:value-type="float" office:value="7.906982" calcext:value-type="float">
            <text:p>7.906982</text:p>
          </table:table-cell>
          <table:table-cell office:value-type="float" office:value="-1.996643" calcext:value-type="float">
            <text:p>-1.996643</text:p>
          </table:table-cell>
          <table:table-cell office:value-type="float" office:value="-9.86673" calcext:value-type="float">
            <text:p>-9.866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4" calcext:value-type="float">
            <text:p>21012004</text:p>
          </table:table-cell>
          <table:table-cell office:value-type="float" office:value="9.931257" calcext:value-type="float">
            <text:p>9.931257</text:p>
          </table:table-cell>
          <table:table-cell office:value-type="float" office:value="10.05" calcext:value-type="float">
            <text:p>10.05</text:p>
          </table:table-cell>
          <table:table-cell office:value-type="float" office:value="-7.89" calcext:value-type="float">
            <text:p>-7.89</text:p>
          </table:table-cell>
          <table:table-cell office:value-type="float" office:value="0.8042694" calcext:value-type="float">
            <text:p>0.8042694</text:p>
          </table:table-cell>
          <table:table-cell office:value-type="float" office:value="0.3007269" calcext:value-type="float">
            <text:p>0.3007269</text:p>
          </table:table-cell>
          <table:table-cell office:value-type="float" office:value="335.664" calcext:value-type="float">
            <text:p>335.664</text:p>
          </table:table-cell>
          <table:table-cell office:value-type="float" office:value="0" calcext:value-type="float">
            <text:p>0</text:p>
          </table:table-cell>
          <table:table-cell office:value-type="float" office:value="3.292694" calcext:value-type="float">
            <text:p>3.292694</text:p>
          </table:table-cell>
          <table:table-cell office:value-type="float" office:value="-4.596985" calcext:value-type="float">
            <text:p>-4.596985</text:p>
          </table:table-cell>
          <table:table-cell office:value-type="float" office:value="-0.2991333" calcext:value-type="float">
            <text:p>-0.2991333</text:p>
          </table:table-cell>
          <table:table-cell office:value-type="float" office:value="-2.115845" calcext:value-type="float">
            <text:p>-2.115845</text:p>
          </table:table-cell>
          <table:table-cell office:value-type="float" office:value="-0.5093384" calcext:value-type="float">
            <text:p>-0.5093384</text:p>
          </table:table-cell>
          <table:table-cell office:value-type="float" office:value="-0.9336853" calcext:value-type="float">
            <text:p>-0.9336853</text:p>
          </table:table-cell>
          <table:table-cell office:value-type="float" office:value="-0.07174683" calcext:value-type="float">
            <text:p>-0.07174683</text:p>
          </table:table-cell>
          <table:table-cell office:value-type="float" office:value="-0.1277466" calcext:value-type="float">
            <text:p>-0.1277466</text:p>
          </table:table-cell>
          <table:table-cell office:value-type="float" office:value="0.2059021" calcext:value-type="float">
            <text:p>0.2059021</text:p>
          </table:table-cell>
          <table:table-cell office:value-type="float" office:value="0.1728821" calcext:value-type="float">
            <text:p>0.1728821</text:p>
          </table:table-cell>
          <table:table-cell office:value-type="float" office:value="0.5991211" calcext:value-type="float">
            <text:p>0.5991211</text:p>
          </table:table-cell>
          <table:table-cell office:value-type="float" office:value="0.5731201" calcext:value-type="float">
            <text:p>0.5731201</text:p>
          </table:table-cell>
          <table:table-cell office:value-type="float" office:value="1.051056" calcext:value-type="float">
            <text:p>1.051056</text:p>
          </table:table-cell>
          <table:table-cell office:value-type="float" office:value="1.022217" calcext:value-type="float">
            <text:p>1.022217</text:p>
          </table:table-cell>
          <table:table-cell office:value-type="float" office:value="1.780273" calcext:value-type="float">
            <text:p>1.780273</text:p>
          </table:table-cell>
          <table:table-cell office:value-type="float" office:value="1.737" calcext:value-type="float">
            <text:p>1.737</text:p>
          </table:table-cell>
          <table:table-cell office:value-type="float" office:value="3.037598" calcext:value-type="float">
            <text:p>3.037598</text:p>
          </table:table-cell>
          <table:table-cell office:value-type="float" office:value="2.984985" calcext:value-type="float">
            <text:p>2.984985</text:p>
          </table:table-cell>
          <table:table-cell office:value-type="float" office:value="4.51236" calcext:value-type="float">
            <text:p>4.51236</text:p>
          </table:table-cell>
          <table:table-cell office:value-type="float" office:value="4.446716" calcext:value-type="float">
            <text:p>4.446716</text:p>
          </table:table-cell>
          <table:table-cell office:value-type="float" office:value="5.684204" calcext:value-type="float">
            <text:p>5.684204</text:p>
          </table:table-cell>
          <table:table-cell office:value-type="float" office:value="5.610474" calcext:value-type="float">
            <text:p>5.610474</text:p>
          </table:table-cell>
          <table:table-cell office:value-type="float" office:value="6.660583" calcext:value-type="float">
            <text:p>6.660583</text:p>
          </table:table-cell>
          <table:table-cell office:value-type="float" office:value="6.582367" calcext:value-type="float">
            <text:p>6.582367</text:p>
          </table:table-cell>
          <table:table-cell office:value-type="float" office:value="7.449615" calcext:value-type="float">
            <text:p>7.449615</text:p>
          </table:table-cell>
          <table:table-cell office:value-type="float" office:value="7.371674" calcext:value-type="float">
            <text:p>7.371674</text:p>
          </table:table-cell>
          <table:table-cell office:value-type="float" office:value="7.906189" calcext:value-type="float">
            <text:p>7.906189</text:p>
          </table:table-cell>
          <table:table-cell office:value-type="float" office:value="7.831696" calcext:value-type="float">
            <text:p>7.831696</text:p>
          </table:table-cell>
          <table:table-cell office:value-type="float" office:value="13.37613" calcext:value-type="float">
            <text:p>13.37613</text:p>
          </table:table-cell>
          <table:table-cell office:value-type="float" office:value="-10.77753" calcext:value-type="float">
            <text:p>-10.777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10.32156" calcext:value-type="float">
            <text:p>10.32156</text:p>
          </table:table-cell>
          <table:table-cell office:value-type="float" office:value="-3.8" calcext:value-type="float">
            <text:p>-3.8</text:p>
          </table:table-cell>
          <table:table-cell office:value-type="float" office:value="-11" calcext:value-type="float">
            <text:p>-11</text:p>
          </table:table-cell>
          <table:table-cell office:value-type="float" office:value="0.408722" calcext:value-type="float">
            <text:p>0.408722</text:p>
          </table:table-cell>
          <table:table-cell office:value-type="float" office:value="0.2366268" calcext:value-type="float">
            <text:p>0.2366268</text:p>
          </table:table-cell>
          <table:table-cell office:value-type="float" office:value="291.924" calcext:value-type="float">
            <text:p>291.924</text:p>
          </table:table-cell>
          <table:table-cell office:value-type="float" office:value="0" calcext:value-type="float">
            <text:p>0</text:p>
          </table:table-cell>
          <table:table-cell office:value-type="float" office:value="1.005219" calcext:value-type="float">
            <text:p>1.005219</text:p>
          </table:table-cell>
          <table:table-cell office:value-type="float" office:value="-3.910278" calcext:value-type="float">
            <text:p>-3.910278</text:p>
          </table:table-cell>
          <table:table-cell office:value-type="float" office:value="-0.5649109" calcext:value-type="float">
            <text:p>-0.5649109</text:p>
          </table:table-cell>
          <table:table-cell office:value-type="float" office:value="-1.304596" calcext:value-type="float">
            <text:p>-1.304596</text:p>
          </table:table-cell>
          <table:table-cell office:value-type="float" office:value="-0.4673462" calcext:value-type="float">
            <text:p>-0.4673462</text:p>
          </table:table-cell>
          <table:table-cell office:value-type="float" office:value="-0.5832825" calcext:value-type="float">
            <text:p>-0.5832825</text:p>
          </table:table-cell>
          <table:table-cell office:value-type="float" office:value="-0.06756592" calcext:value-type="float">
            <text:p>-0.06756592</text:p>
          </table:table-cell>
          <table:table-cell office:value-type="float" office:value="-0.08279419" calcext:value-type="float">
            <text:p>-0.08279419</text:p>
          </table:table-cell>
          <table:table-cell office:value-type="float" office:value="0.2062378" calcext:value-type="float">
            <text:p>0.2062378</text:p>
          </table:table-cell>
          <table:table-cell office:value-type="float" office:value="0.1976013" calcext:value-type="float">
            <text:p>0.1976013</text:p>
          </table:table-cell>
          <table:table-cell office:value-type="float" office:value="0.5839844" calcext:value-type="float">
            <text:p>0.5839844</text:p>
          </table:table-cell>
          <table:table-cell office:value-type="float" office:value="0.5741882" calcext:value-type="float">
            <text:p>0.5741882</text:p>
          </table:table-cell>
          <table:table-cell office:value-type="float" office:value="1.022156" calcext:value-type="float">
            <text:p>1.022156</text:p>
          </table:table-cell>
          <table:table-cell office:value-type="float" office:value="1.006012" calcext:value-type="float">
            <text:p>1.006012</text:p>
          </table:table-cell>
          <table:table-cell office:value-type="float" office:value="1.736633" calcext:value-type="float">
            <text:p>1.736633</text:p>
          </table:table-cell>
          <table:table-cell office:value-type="float" office:value="1.706116" calcext:value-type="float">
            <text:p>1.706116</text:p>
          </table:table-cell>
          <table:table-cell office:value-type="float" office:value="2.984436" calcext:value-type="float">
            <text:p>2.984436</text:p>
          </table:table-cell>
          <table:table-cell office:value-type="float" office:value="2.934631" calcext:value-type="float">
            <text:p>2.934631</text:p>
          </table:table-cell>
          <table:table-cell office:value-type="float" office:value="4.446045" calcext:value-type="float">
            <text:p>4.446045</text:p>
          </table:table-cell>
          <table:table-cell office:value-type="float" office:value="4.38208" calcext:value-type="float">
            <text:p>4.38208</text:p>
          </table:table-cell>
          <table:table-cell office:value-type="float" office:value="5.609711" calcext:value-type="float">
            <text:p>5.609711</text:p>
          </table:table-cell>
          <table:table-cell office:value-type="float" office:value="5.537231" calcext:value-type="float">
            <text:p>5.537231</text:p>
          </table:table-cell>
          <table:table-cell office:value-type="float" office:value="6.581543" calcext:value-type="float">
            <text:p>6.581543</text:p>
          </table:table-cell>
          <table:table-cell office:value-type="float" office:value="6.504578" calcext:value-type="float">
            <text:p>6.504578</text:p>
          </table:table-cell>
          <table:table-cell office:value-type="float" office:value="7.37088" calcext:value-type="float">
            <text:p>7.37088</text:p>
          </table:table-cell>
          <table:table-cell office:value-type="float" office:value="7.293884" calcext:value-type="float">
            <text:p>7.293884</text:p>
          </table:table-cell>
          <table:table-cell office:value-type="float" office:value="7.830902" calcext:value-type="float">
            <text:p>7.830902</text:p>
          </table:table-cell>
          <table:table-cell office:value-type="float" office:value="7.75705" calcext:value-type="float">
            <text:p>7.75705</text:p>
          </table:table-cell>
          <table:table-cell office:value-type="float" office:value="4.728455" calcext:value-type="float">
            <text:p>4.728455</text:p>
          </table:table-cell>
          <table:table-cell office:value-type="float" office:value="-12.06201" calcext:value-type="float">
            <text:p>-12.062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4" calcext:value-type="float">
            <text:p>23012004</text:p>
          </table:table-cell>
          <table:table-cell office:value-type="float" office:value="8.252224" calcext:value-type="float">
            <text:p>8.252224</text:p>
          </table:table-cell>
          <table:table-cell office:value-type="float" office:value="14.87" calcext:value-type="float">
            <text:p>14.87</text:p>
          </table:table-cell>
          <table:table-cell office:value-type="float" office:value="-2.93" calcext:value-type="float">
            <text:p>-2.93</text:p>
          </table:table-cell>
          <table:table-cell office:value-type="float" office:value="0.8122339" calcext:value-type="float">
            <text:p>0.8122339</text:p>
          </table:table-cell>
          <table:table-cell office:value-type="float" office:value="0.4357657" calcext:value-type="float">
            <text:p>0.4357657</text:p>
          </table:table-cell>
          <table:table-cell office:value-type="float" office:value="384.228" calcext:value-type="float">
            <text:p>384.228</text:p>
          </table:table-cell>
          <table:table-cell office:value-type="float" office:value="0" calcext:value-type="float">
            <text:p>0</text:p>
          </table:table-cell>
          <table:table-cell office:value-type="float" office:value="3.412445" calcext:value-type="float">
            <text:p>3.412445</text:p>
          </table:table-cell>
          <table:table-cell office:value-type="float" office:value="-2.948914" calcext:value-type="float">
            <text:p>-2.948914</text:p>
          </table:table-cell>
          <table:table-cell office:value-type="float" office:value="-0.01443481" calcext:value-type="float">
            <text:p>-0.01443481</text:p>
          </table:table-cell>
          <table:table-cell office:value-type="float" office:value="-1.252441" calcext:value-type="float">
            <text:p>-1.252441</text:p>
          </table:table-cell>
          <table:table-cell office:value-type="float" office:value="-0.3340149" calcext:value-type="float">
            <text:p>-0.3340149</text:p>
          </table:table-cell>
          <table:table-cell office:value-type="float" office:value="-0.587677" calcext:value-type="float">
            <text:p>-0.587677</text:p>
          </table:table-cell>
          <table:table-cell office:value-type="float" office:value="-0.04916382" calcext:value-type="float">
            <text:p>-0.04916382</text:p>
          </table:table-cell>
          <table:table-cell office:value-type="float" office:value="-0.0864563" calcext:value-type="float">
            <text:p>-0.0864563</text:p>
          </table:table-cell>
          <table:table-cell office:value-type="float" office:value="0.2129822" calcext:value-type="float">
            <text:p>0.2129822</text:p>
          </table:table-cell>
          <table:table-cell office:value-type="float" office:value="0.1880493" calcext:value-type="float">
            <text:p>0.1880493</text:p>
          </table:table-cell>
          <table:table-cell office:value-type="float" office:value="0.5743408" calcext:value-type="float">
            <text:p>0.5743408</text:p>
          </table:table-cell>
          <table:table-cell office:value-type="float" office:value="0.5638123" calcext:value-type="float">
            <text:p>0.5638123</text:p>
          </table:table-cell>
          <table:table-cell office:value-type="float" office:value="1.005737" calcext:value-type="float">
            <text:p>1.005737</text:p>
          </table:table-cell>
          <table:table-cell office:value-type="float" office:value="0.992981" calcext:value-type="float">
            <text:p>0.992981</text:p>
          </table:table-cell>
          <table:table-cell office:value-type="float" office:value="1.705811" calcext:value-type="float">
            <text:p>1.705811</text:p>
          </table:table-cell>
          <table:table-cell office:value-type="float" office:value="1.677612" calcext:value-type="float">
            <text:p>1.677612</text:p>
          </table:table-cell>
          <table:table-cell office:value-type="float" office:value="2.934113" calcext:value-type="float">
            <text:p>2.934113</text:p>
          </table:table-cell>
          <table:table-cell office:value-type="float" office:value="2.886963" calcext:value-type="float">
            <text:p>2.886963</text:p>
          </table:table-cell>
          <table:table-cell office:value-type="float" office:value="4.381439" calcext:value-type="float">
            <text:p>4.381439</text:p>
          </table:table-cell>
          <table:table-cell office:value-type="float" office:value="4.31897" calcext:value-type="float">
            <text:p>4.31897</text:p>
          </table:table-cell>
          <table:table-cell office:value-type="float" office:value="5.536499" calcext:value-type="float">
            <text:p>5.536499</text:p>
          </table:table-cell>
          <table:table-cell office:value-type="float" office:value="5.465302" calcext:value-type="float">
            <text:p>5.465302</text:p>
          </table:table-cell>
          <table:table-cell office:value-type="float" office:value="6.503784" calcext:value-type="float">
            <text:p>6.503784</text:p>
          </table:table-cell>
          <table:table-cell office:value-type="float" office:value="6.427795" calcext:value-type="float">
            <text:p>6.427795</text:p>
          </table:table-cell>
          <table:table-cell office:value-type="float" office:value="7.293091" calcext:value-type="float">
            <text:p>7.293091</text:p>
          </table:table-cell>
          <table:table-cell office:value-type="float" office:value="7.217133" calcext:value-type="float">
            <text:p>7.217133</text:p>
          </table:table-cell>
          <table:table-cell office:value-type="float" office:value="7.756256" calcext:value-type="float">
            <text:p>7.756256</text:p>
          </table:table-cell>
          <table:table-cell office:value-type="float" office:value="7.683167" calcext:value-type="float">
            <text:p>7.683167</text:p>
          </table:table-cell>
          <table:table-cell office:value-type="float" office:value="16.91928" calcext:value-type="float">
            <text:p>16.91928</text:p>
          </table:table-cell>
          <table:table-cell office:value-type="float" office:value="-7.185699" calcext:value-type="float">
            <text:p>-7.1856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4" calcext:value-type="float">
            <text:p>24012004</text:p>
          </table:table-cell>
          <table:table-cell office:value-type="float" office:value="6.552363" calcext:value-type="float">
            <text:p>6.552363</text:p>
          </table:table-cell>
          <table:table-cell office:value-type="float" office:value="-2.82" calcext:value-type="float">
            <text:p>-2.82</text:p>
          </table:table-cell>
          <table:table-cell office:value-type="float" office:value="-6.52" calcext:value-type="float">
            <text:p>-6.52</text:p>
          </table:table-cell>
          <table:table-cell office:value-type="float" office:value="0.4392963" calcext:value-type="float">
            <text:p>0.4392963</text:p>
          </table:table-cell>
          <table:table-cell office:value-type="float" office:value="0.3336291" calcext:value-type="float">
            <text:p>0.3336291</text:p>
          </table:table-cell>
          <table:table-cell office:value-type="float" office:value="370.764" calcext:value-type="float">
            <text:p>370.764</text:p>
          </table:table-cell>
          <table:table-cell office:value-type="float" office:value="0" calcext:value-type="float">
            <text:p>0</text:p>
          </table:table-cell>
          <table:table-cell office:value-type="float" office:value="-0.03604126" calcext:value-type="float">
            <text:p>-0.03604126</text:p>
          </table:table-cell>
          <table:table-cell office:value-type="float" office:value="-2.576447" calcext:value-type="float">
            <text:p>-2.576447</text:p>
          </table:table-cell>
          <table:table-cell office:value-type="float" office:value="-0.3884583" calcext:value-type="float">
            <text:p>-0.3884583</text:p>
          </table:table-cell>
          <table:table-cell office:value-type="float" office:value="-0.8100586" calcext:value-type="float">
            <text:p>-0.8100586</text:p>
          </table:table-cell>
          <table:table-cell office:value-type="float" office:value="-0.2922668" calcext:value-type="float">
            <text:p>-0.2922668</text:p>
          </table:table-cell>
          <table:table-cell office:value-type="float" office:value="-0.3466187" calcext:value-type="float">
            <text:p>-0.3466187</text:p>
          </table:table-cell>
          <table:table-cell office:value-type="float" office:value="-0.04171753" calcext:value-type="float">
            <text:p>-0.04171753</text:p>
          </table:table-cell>
          <table:table-cell office:value-type="float" office:value="-0.04898071" calcext:value-type="float">
            <text:p>-0.04898071</text:p>
          </table:table-cell>
          <table:table-cell office:value-type="float" office:value="0.2174377" calcext:value-type="float">
            <text:p>0.2174377</text:p>
          </table:table-cell>
          <table:table-cell office:value-type="float" office:value="0.2131042" calcext:value-type="float">
            <text:p>0.2131042</text:p>
          </table:table-cell>
          <table:table-cell office:value-type="float" office:value="0.5749512" calcext:value-type="float">
            <text:p>0.5749512</text:p>
          </table:table-cell>
          <table:table-cell office:value-type="float" office:value="0.5723267" calcext:value-type="float">
            <text:p>0.5723267</text:p>
          </table:table-cell>
          <table:table-cell office:value-type="float" office:value="0.9937134" calcext:value-type="float">
            <text:p>0.9937134</text:p>
          </table:table-cell>
          <table:table-cell office:value-type="float" office:value="0.985199" calcext:value-type="float">
            <text:p>0.985199</text:p>
          </table:table-cell>
          <table:table-cell office:value-type="float" office:value="1.677429" calcext:value-type="float">
            <text:p>1.677429</text:p>
          </table:table-cell>
          <table:table-cell office:value-type="float" office:value="1.656128" calcext:value-type="float">
            <text:p>1.656128</text:p>
          </table:table-cell>
          <table:table-cell office:value-type="float" office:value="2.886475" calcext:value-type="float">
            <text:p>2.886475</text:p>
          </table:table-cell>
          <table:table-cell office:value-type="float" office:value="2.843201" calcext:value-type="float">
            <text:p>2.843201</text:p>
          </table:table-cell>
          <table:table-cell office:value-type="float" office:value="4.318329" calcext:value-type="float">
            <text:p>4.318329</text:p>
          </table:table-cell>
          <table:table-cell office:value-type="float" office:value="4.258026" calcext:value-type="float">
            <text:p>4.258026</text:p>
          </table:table-cell>
          <table:table-cell office:value-type="float" office:value="5.464569" calcext:value-type="float">
            <text:p>5.464569</text:p>
          </table:table-cell>
          <table:table-cell office:value-type="float" office:value="5.395325" calcext:value-type="float">
            <text:p>5.395325</text:p>
          </table:table-cell>
          <table:table-cell office:value-type="float" office:value="6.427002" calcext:value-type="float">
            <text:p>6.427002</text:p>
          </table:table-cell>
          <table:table-cell office:value-type="float" office:value="6.352539" calcext:value-type="float">
            <text:p>6.352539</text:p>
          </table:table-cell>
          <table:table-cell office:value-type="float" office:value="7.216339" calcext:value-type="float">
            <text:p>7.216339</text:p>
          </table:table-cell>
          <table:table-cell office:value-type="float" office:value="7.141296" calcext:value-type="float">
            <text:p>7.141296</text:p>
          </table:table-cell>
          <table:table-cell office:value-type="float" office:value="7.682434" calcext:value-type="float">
            <text:p>7.682434</text:p>
          </table:table-cell>
          <table:table-cell office:value-type="float" office:value="7.609802" calcext:value-type="float">
            <text:p>7.609802</text:p>
          </table:table-cell>
          <table:table-cell office:value-type="float" office:value="3.39743" calcext:value-type="float">
            <text:p>3.39743</text:p>
          </table:table-cell>
          <table:table-cell office:value-type="float" office:value="-8.452698" calcext:value-type="float">
            <text:p>-8.4526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4" calcext:value-type="float">
            <text:p>25012004</text:p>
          </table:table-cell>
          <table:table-cell office:value-type="float" office:value="2.71944" calcext:value-type="float">
            <text:p>2.71944</text:p>
          </table:table-cell>
          <table:table-cell office:value-type="float" office:value="-4.85" calcext:value-type="float">
            <text:p>-4.85</text:p>
          </table:table-cell>
          <table:table-cell office:value-type="float" office:value="-6.87" calcext:value-type="float">
            <text:p>-6.87</text:p>
          </table:table-cell>
          <table:table-cell office:value-type="float" office:value="0.3780988" calcext:value-type="float">
            <text:p>0.3780988</text:p>
          </table:table-cell>
          <table:table-cell office:value-type="float" office:value="0.3249289" calcext:value-type="float">
            <text:p>0.3249289</text:p>
          </table:table-cell>
          <table:table-cell office:value-type="float" office:value="361.908" calcext:value-type="float">
            <text:p>361.908</text:p>
          </table:table-cell>
          <table:table-cell office:value-type="float" office:value="0" calcext:value-type="float">
            <text:p>0</text:p>
          </table:table-cell>
          <table:table-cell office:value-type="float" office:value="-1.177307" calcext:value-type="float">
            <text:p>-1.177307</text:p>
          </table:table-cell>
          <table:table-cell office:value-type="float" office:value="-3.681458" calcext:value-type="float">
            <text:p>-3.681458</text:p>
          </table:table-cell>
          <table:table-cell office:value-type="float" office:value="-0.8227539" calcext:value-type="float">
            <text:p>-0.8227539</text:p>
          </table:table-cell>
          <table:table-cell office:value-type="float" office:value="-1.495239" calcext:value-type="float">
            <text:p>-1.495239</text:p>
          </table:table-cell>
          <table:table-cell office:value-type="float" office:value="-0.348938" calcext:value-type="float">
            <text:p>-0.348938</text:p>
          </table:table-cell>
          <table:table-cell office:value-type="float" office:value="-0.5698242" calcext:value-type="float">
            <text:p>-0.5698242</text:p>
          </table:table-cell>
          <table:table-cell office:value-type="float" office:value="-0.04840088" calcext:value-type="float">
            <text:p>-0.04840088</text:p>
          </table:table-cell>
          <table:table-cell office:value-type="float" office:value="-0.08297729" calcext:value-type="float">
            <text:p>-0.08297729</text:p>
          </table:table-cell>
          <table:table-cell office:value-type="float" office:value="0.2130737" calcext:value-type="float">
            <text:p>0.2130737</text:p>
          </table:table-cell>
          <table:table-cell office:value-type="float" office:value="0.1822815" calcext:value-type="float">
            <text:p>0.1822815</text:p>
          </table:table-cell>
          <table:table-cell office:value-type="float" office:value="0.5721436" calcext:value-type="float">
            <text:p>0.5721436</text:p>
          </table:table-cell>
          <table:table-cell office:value-type="float" office:value="0.5468445" calcext:value-type="float">
            <text:p>0.5468445</text:p>
          </table:table-cell>
          <table:table-cell office:value-type="float" office:value="0.9850464" calcext:value-type="float">
            <text:p>0.9850464</text:p>
          </table:table-cell>
          <table:table-cell office:value-type="float" office:value="0.9613953" calcext:value-type="float">
            <text:p>0.9613953</text:p>
          </table:table-cell>
          <table:table-cell office:value-type="float" office:value="1.655853" calcext:value-type="float">
            <text:p>1.655853</text:p>
          </table:table-cell>
          <table:table-cell office:value-type="float" office:value="1.630524" calcext:value-type="float">
            <text:p>1.630524</text:p>
          </table:table-cell>
          <table:table-cell office:value-type="float" office:value="2.842773" calcext:value-type="float">
            <text:p>2.842773</text:p>
          </table:table-cell>
          <table:table-cell office:value-type="float" office:value="2.802002" calcext:value-type="float">
            <text:p>2.802002</text:p>
          </table:table-cell>
          <table:table-cell office:value-type="float" office:value="4.257416" calcext:value-type="float">
            <text:p>4.257416</text:p>
          </table:table-cell>
          <table:table-cell office:value-type="float" office:value="4.199188" calcext:value-type="float">
            <text:p>4.199188</text:p>
          </table:table-cell>
          <table:table-cell office:value-type="float" office:value="5.394592" calcext:value-type="float">
            <text:p>5.394592</text:p>
          </table:table-cell>
          <table:table-cell office:value-type="float" office:value="5.327332" calcext:value-type="float">
            <text:p>5.327332</text:p>
          </table:table-cell>
          <table:table-cell office:value-type="float" office:value="6.351807" calcext:value-type="float">
            <text:p>6.351807</text:p>
          </table:table-cell>
          <table:table-cell office:value-type="float" office:value="6.278931" calcext:value-type="float">
            <text:p>6.278931</text:p>
          </table:table-cell>
          <table:table-cell office:value-type="float" office:value="7.140472" calcext:value-type="float">
            <text:p>7.140472</text:p>
          </table:table-cell>
          <table:table-cell office:value-type="float" office:value="7.066162" calcext:value-type="float">
            <text:p>7.066162</text:p>
          </table:table-cell>
          <table:table-cell office:value-type="float" office:value="7.609039" calcext:value-type="float">
            <text:p>7.609039</text:p>
          </table:table-cell>
          <table:table-cell office:value-type="float" office:value="7.537384" calcext:value-type="float">
            <text:p>7.537384</text:p>
          </table:table-cell>
          <table:table-cell office:value-type="float" office:value="-2.164612" calcext:value-type="float">
            <text:p>-2.164612</text:p>
          </table:table-cell>
          <table:table-cell office:value-type="float" office:value="-9.827942" calcext:value-type="float">
            <text:p>-9.8279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4" calcext:value-type="float">
            <text:p>26012004</text:p>
          </table:table-cell>
          <table:table-cell office:value-type="float" office:value="6.2568" calcext:value-type="float">
            <text:p>6.2568</text:p>
          </table:table-cell>
          <table:table-cell office:value-type="float" office:value="-7.2" calcext:value-type="float">
            <text:p>-7.2</text:p>
          </table:table-cell>
          <table:table-cell office:value-type="float" office:value="-18.26" calcext:value-type="float">
            <text:p>-18.26</text:p>
          </table:table-cell>
          <table:table-cell office:value-type="float" office:value="0.3169134" calcext:value-type="float">
            <text:p>0.3169134</text:p>
          </table:table-cell>
          <table:table-cell office:value-type="float" office:value="0.1321734" calcext:value-type="float">
            <text:p>0.1321734</text:p>
          </table:table-cell>
          <table:table-cell office:value-type="float" office:value="617.544" calcext:value-type="float">
            <text:p>617.544</text:p>
          </table:table-cell>
          <table:table-cell office:value-type="float" office:value="0" calcext:value-type="float">
            <text:p>0</text:p>
          </table:table-cell>
          <table:table-cell office:value-type="float" office:value="-0.8323669" calcext:value-type="float">
            <text:p>-0.8323669</text:p>
          </table:table-cell>
          <table:table-cell office:value-type="float" office:value="-6.912445" calcext:value-type="float">
            <text:p>-6.912445</text:p>
          </table:table-cell>
          <table:table-cell office:value-type="float" office:value="-1.268951" calcext:value-type="float">
            <text:p>-1.268951</text:p>
          </table:table-cell>
          <table:table-cell office:value-type="float" office:value="-2.78125" calcext:value-type="float">
            <text:p>-2.78125</text:p>
          </table:table-cell>
          <table:table-cell office:value-type="float" office:value="-0.5744934" calcext:value-type="float">
            <text:p>-0.5744934</text:p>
          </table:table-cell>
          <table:table-cell office:value-type="float" office:value="-1.097198" calcext:value-type="float">
            <text:p>-1.097198</text:p>
          </table:table-cell>
          <table:table-cell office:value-type="float" office:value="-0.08377075" calcext:value-type="float">
            <text:p>-0.08377075</text:p>
          </table:table-cell>
          <table:table-cell office:value-type="float" office:value="-0.1752319" calcext:value-type="float">
            <text:p>-0.1752319</text:p>
          </table:table-cell>
          <table:table-cell office:value-type="float" office:value="0.1817322" calcext:value-type="float">
            <text:p>0.1817322</text:p>
          </table:table-cell>
          <table:table-cell office:value-type="float" office:value="0.1052856" calcext:value-type="float">
            <text:p>0.1052856</text:p>
          </table:table-cell>
          <table:table-cell office:value-type="float" office:value="0.5463867" calcext:value-type="float">
            <text:p>0.5463867</text:p>
          </table:table-cell>
          <table:table-cell office:value-type="float" office:value="0.4906311" calcext:value-type="float">
            <text:p>0.4906311</text:p>
          </table:table-cell>
          <table:table-cell office:value-type="float" office:value="0.9610596" calcext:value-type="float">
            <text:p>0.9610596</text:p>
          </table:table-cell>
          <table:table-cell office:value-type="float" office:value="0.9160767" calcext:value-type="float">
            <text:p>0.9160767</text:p>
          </table:table-cell>
          <table:table-cell office:value-type="float" office:value="1.630219" calcext:value-type="float">
            <text:p>1.630219</text:p>
          </table:table-cell>
          <table:table-cell office:value-type="float" office:value="1.594391" calcext:value-type="float">
            <text:p>1.594391</text:p>
          </table:table-cell>
          <table:table-cell office:value-type="float" office:value="2.801575" calcext:value-type="float">
            <text:p>2.801575</text:p>
          </table:table-cell>
          <table:table-cell office:value-type="float" office:value="2.760315" calcext:value-type="float">
            <text:p>2.760315</text:p>
          </table:table-cell>
          <table:table-cell office:value-type="float" office:value="4.198639" calcext:value-type="float">
            <text:p>4.198639</text:p>
          </table:table-cell>
          <table:table-cell office:value-type="float" office:value="4.143066" calcext:value-type="float">
            <text:p>4.143066</text:p>
          </table:table-cell>
          <table:table-cell office:value-type="float" office:value="5.32663" calcext:value-type="float">
            <text:p>5.32663</text:p>
          </table:table-cell>
          <table:table-cell office:value-type="float" office:value="5.261353" calcext:value-type="float">
            <text:p>5.261353</text:p>
          </table:table-cell>
          <table:table-cell office:value-type="float" office:value="6.278168" calcext:value-type="float">
            <text:p>6.278168</text:p>
          </table:table-cell>
          <table:table-cell office:value-type="float" office:value="6.206909" calcext:value-type="float">
            <text:p>6.206909</text:p>
          </table:table-cell>
          <table:table-cell office:value-type="float" office:value="7.065369" calcext:value-type="float">
            <text:p>7.065369</text:p>
          </table:table-cell>
          <table:table-cell office:value-type="float" office:value="6.992401" calcext:value-type="float">
            <text:p>6.992401</text:p>
          </table:table-cell>
          <table:table-cell office:value-type="float" office:value="7.536591" calcext:value-type="float">
            <text:p>7.536591</text:p>
          </table:table-cell>
          <table:table-cell office:value-type="float" office:value="7.465942" calcext:value-type="float">
            <text:p>7.465942</text:p>
          </table:table-cell>
          <table:table-cell office:value-type="float" office:value="-0.5789185" calcext:value-type="float">
            <text:p>-0.5789185</text:p>
          </table:table-cell>
          <table:table-cell office:value-type="float" office:value="-18.35193" calcext:value-type="float">
            <text:p>-18.351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4" calcext:value-type="float">
            <text:p>27012004</text:p>
          </table:table-cell>
          <table:table-cell office:value-type="float" office:value="11.86499" calcext:value-type="float">
            <text:p>11.86499</text:p>
          </table:table-cell>
          <table:table-cell office:value-type="float" office:value="-16.16" calcext:value-type="float">
            <text:p>-16.16</text:p>
          </table:table-cell>
          <table:table-cell office:value-type="float" office:value="-23.86" calcext:value-type="float">
            <text:p>-23.86</text:p>
          </table:table-cell>
          <table:table-cell office:value-type="float" office:value="0.1569536" calcext:value-type="float">
            <text:p>0.1569536</text:p>
          </table:table-cell>
          <table:table-cell office:value-type="float" office:value="0.08241186" calcext:value-type="float">
            <text:p>0.08241186</text:p>
          </table:table-cell>
          <table:table-cell office:value-type="float" office:value="235.872" calcext:value-type="float">
            <text:p>235.872</text:p>
          </table:table-cell>
          <table:table-cell office:value-type="float" office:value="0" calcext:value-type="float">
            <text:p>0</text:p>
          </table:table-cell>
          <table:table-cell office:value-type="float" office:value="-1.444763" calcext:value-type="float">
            <text:p>-1.444763</text:p>
          </table:table-cell>
          <table:table-cell office:value-type="float" office:value="-9.079926" calcext:value-type="float">
            <text:p>-9.079926</text:p>
          </table:table-cell>
          <table:table-cell office:value-type="float" office:value="-2.082214" calcext:value-type="float">
            <text:p>-2.082214</text:p>
          </table:table-cell>
          <table:table-cell office:value-type="float" office:value="-4.103271" calcext:value-type="float">
            <text:p>-4.103271</text:p>
          </table:table-cell>
          <table:table-cell office:value-type="float" office:value="-1.113556" calcext:value-type="float">
            <text:p>-1.113556</text:p>
          </table:table-cell>
          <table:table-cell office:value-type="float" office:value="-1.898224" calcext:value-type="float">
            <text:p>-1.898224</text:p>
          </table:table-cell>
          <table:table-cell office:value-type="float" office:value="-0.1779785" calcext:value-type="float">
            <text:p>-0.1779785</text:p>
          </table:table-cell>
          <table:table-cell office:value-type="float" office:value="-0.4109192" calcext:value-type="float">
            <text:p>-0.4109192</text:p>
          </table:table-cell>
          <table:table-cell office:value-type="float" office:value="0.1032104" calcext:value-type="float">
            <text:p>0.1032104</text:p>
          </table:table-cell>
          <table:table-cell office:value-type="float" office:value="-0.06451416" calcext:value-type="float">
            <text:p>-0.06451416</text:p>
          </table:table-cell>
          <table:table-cell office:value-type="float" office:value="0.4894409" calcext:value-type="float">
            <text:p>0.4894409</text:p>
          </table:table-cell>
          <table:table-cell office:value-type="float" office:value="0.3478394" calcext:value-type="float">
            <text:p>0.3478394</text:p>
          </table:table-cell>
          <table:table-cell office:value-type="float" office:value="0.9153137" calcext:value-type="float">
            <text:p>0.9153137</text:p>
          </table:table-cell>
          <table:table-cell office:value-type="float" office:value="0.8038635" calcext:value-type="float">
            <text:p>0.8038635</text:p>
          </table:table-cell>
          <table:table-cell office:value-type="float" office:value="1.593964" calcext:value-type="float">
            <text:p>1.593964</text:p>
          </table:table-cell>
          <table:table-cell office:value-type="float" office:value="1.525513" calcext:value-type="float">
            <text:p>1.525513</text:p>
          </table:table-cell>
          <table:table-cell office:value-type="float" office:value="2.759857" calcext:value-type="float">
            <text:p>2.759857</text:p>
          </table:table-cell>
          <table:table-cell office:value-type="float" office:value="2.711609" calcext:value-type="float">
            <text:p>2.711609</text:p>
          </table:table-cell>
          <table:table-cell office:value-type="float" office:value="4.142487" calcext:value-type="float">
            <text:p>4.142487</text:p>
          </table:table-cell>
          <table:table-cell office:value-type="float" office:value="4.086914" calcext:value-type="float">
            <text:p>4.086914</text:p>
          </table:table-cell>
          <table:table-cell office:value-type="float" office:value="5.260681" calcext:value-type="float">
            <text:p>5.260681</text:p>
          </table:table-cell>
          <table:table-cell office:value-type="float" office:value="5.19693" calcext:value-type="float">
            <text:p>5.19693</text:p>
          </table:table-cell>
          <table:table-cell office:value-type="float" office:value="6.206177" calcext:value-type="float">
            <text:p>6.206177</text:p>
          </table:table-cell>
          <table:table-cell office:value-type="float" office:value="6.136322" calcext:value-type="float">
            <text:p>6.136322</text:p>
          </table:table-cell>
          <table:table-cell office:value-type="float" office:value="6.991638" calcext:value-type="float">
            <text:p>6.991638</text:p>
          </table:table-cell>
          <table:table-cell office:value-type="float" office:value="6.919617" calcext:value-type="float">
            <text:p>6.919617</text:p>
          </table:table-cell>
          <table:table-cell office:value-type="float" office:value="7.465179" calcext:value-type="float">
            <text:p>7.465179</text:p>
          </table:table-cell>
          <table:table-cell office:value-type="float" office:value="7.395142" calcext:value-type="float">
            <text:p>7.395142</text:p>
          </table:table-cell>
          <table:table-cell office:value-type="float" office:value="-1.395935" calcext:value-type="float">
            <text:p>-1.395935</text:p>
          </table:table-cell>
          <table:table-cell office:value-type="float" office:value="-22.61998" calcext:value-type="float">
            <text:p>-22.619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4" calcext:value-type="float">
            <text:p>28012004</text:p>
          </table:table-cell>
          <table:table-cell office:value-type="float" office:value="10.54944" calcext:value-type="float">
            <text:p>10.54944</text:p>
          </table:table-cell>
          <table:table-cell office:value-type="float" office:value="-17.15" calcext:value-type="float">
            <text:p>-17.15</text:p>
          </table:table-cell>
          <table:table-cell office:value-type="float" office:value="-21.1" calcext:value-type="float">
            <text:p>-21.1</text:p>
          </table:table-cell>
          <table:table-cell office:value-type="float" office:value="0.1447913" calcext:value-type="float">
            <text:p>0.1447913</text:p>
          </table:table-cell>
          <table:table-cell office:value-type="float" office:value="0.1042896" calcext:value-type="float">
            <text:p>0.1042896</text:p>
          </table:table-cell>
          <table:table-cell office:value-type="float" office:value="343.908" calcext:value-type="float">
            <text:p>343.908</text:p>
          </table:table-cell>
          <table:table-cell office:value-type="float" office:value="0" calcext:value-type="float">
            <text:p>0</text:p>
          </table:table-cell>
          <table:table-cell office:value-type="float" office:value="-1.171356" calcext:value-type="float">
            <text:p>-1.171356</text:p>
          </table:table-cell>
          <table:table-cell office:value-type="float" office:value="-8.609924" calcext:value-type="float">
            <text:p>-8.609924</text:p>
          </table:table-cell>
          <table:table-cell office:value-type="float" office:value="-2.343079" calcext:value-type="float">
            <text:p>-2.343079</text:p>
          </table:table-cell>
          <table:table-cell office:value-type="float" office:value="-4.521454" calcext:value-type="float">
            <text:p>-4.521454</text:p>
          </table:table-cell>
          <table:table-cell office:value-type="float" office:value="-1.778687" calcext:value-type="float">
            <text:p>-1.778687</text:p>
          </table:table-cell>
          <table:table-cell office:value-type="float" office:value="-2.434662" calcext:value-type="float">
            <text:p>-2.434662</text:p>
          </table:table-cell>
          <table:table-cell office:value-type="float" office:value="-0.4164734" calcext:value-type="float">
            <text:p>-0.4164734</text:p>
          </table:table-cell>
          <table:table-cell office:value-type="float" office:value="-0.9026794" calcext:value-type="float">
            <text:p>-0.9026794</text:p>
          </table:table-cell>
          <table:table-cell office:value-type="float" office:value="-0.06591797" calcext:value-type="float">
            <text:p>-0.06591797</text:p>
          </table:table-cell>
          <table:table-cell office:value-type="float" office:value="-0.2109985" calcext:value-type="float">
            <text:p>-0.2109985</text:p>
          </table:table-cell>
          <table:table-cell office:value-type="float" office:value="0.3465881" calcext:value-type="float">
            <text:p>0.3465881</text:p>
          </table:table-cell>
          <table:table-cell office:value-type="float" office:value="0.2225647" calcext:value-type="float">
            <text:p>0.2225647</text:p>
          </table:table-cell>
          <table:table-cell office:value-type="float" office:value="0.8027954" calcext:value-type="float">
            <text:p>0.8027954</text:p>
          </table:table-cell>
          <table:table-cell office:value-type="float" office:value="0.6959839" calcext:value-type="float">
            <text:p>0.6959839</text:p>
          </table:table-cell>
          <table:table-cell office:value-type="float" office:value="1.524689" calcext:value-type="float">
            <text:p>1.524689</text:p>
          </table:table-cell>
          <table:table-cell office:value-type="float" office:value="1.439575" calcext:value-type="float">
            <text:p>1.439575</text:p>
          </table:table-cell>
          <table:table-cell office:value-type="float" office:value="2.711029" calcext:value-type="float">
            <text:p>2.711029</text:p>
          </table:table-cell>
          <table:table-cell office:value-type="float" office:value="2.650726" calcext:value-type="float">
            <text:p>2.650726</text:p>
          </table:table-cell>
          <table:table-cell office:value-type="float" office:value="4.086304" calcext:value-type="float">
            <text:p>4.086304</text:p>
          </table:table-cell>
          <table:table-cell office:value-type="float" office:value="4.028473" calcext:value-type="float">
            <text:p>4.028473</text:p>
          </table:table-cell>
          <table:table-cell office:value-type="float" office:value="5.196289" calcext:value-type="float">
            <text:p>5.196289</text:p>
          </table:table-cell>
          <table:table-cell office:value-type="float" office:value="5.13269" calcext:value-type="float">
            <text:p>5.13269</text:p>
          </table:table-cell>
          <table:table-cell office:value-type="float" office:value="6.13562" calcext:value-type="float">
            <text:p>6.13562</text:p>
          </table:table-cell>
          <table:table-cell office:value-type="float" office:value="6.066925" calcext:value-type="float">
            <text:p>6.066925</text:p>
          </table:table-cell>
          <table:table-cell office:value-type="float" office:value="6.918884" calcext:value-type="float">
            <text:p>6.918884</text:p>
          </table:table-cell>
          <table:table-cell office:value-type="float" office:value="6.848267" calcext:value-type="float">
            <text:p>6.848267</text:p>
          </table:table-cell>
          <table:table-cell office:value-type="float" office:value="7.39444" calcext:value-type="float">
            <text:p>7.39444</text:p>
          </table:table-cell>
          <table:table-cell office:value-type="float" office:value="7.325378" calcext:value-type="float">
            <text:p>7.325378</text:p>
          </table:table-cell>
          <table:table-cell office:value-type="float" office:value="0.8164368" calcext:value-type="float">
            <text:p>0.8164368</text:p>
          </table:table-cell>
          <table:table-cell office:value-type="float" office:value="-21.17769" calcext:value-type="float">
            <text:p>-21.177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4" calcext:value-type="float">
            <text:p>29012004</text:p>
          </table:table-cell>
          <table:table-cell office:value-type="float" office:value="10.00188" calcext:value-type="float">
            <text:p>10.00188</text:p>
          </table:table-cell>
          <table:table-cell office:value-type="float" office:value="-16.63" calcext:value-type="float">
            <text:p>-16.63</text:p>
          </table:table-cell>
          <table:table-cell office:value-type="float" office:value="-21.68" calcext:value-type="float">
            <text:p>-21.68</text:p>
          </table:table-cell>
          <table:table-cell office:value-type="float" office:value="0.1510689" calcext:value-type="float">
            <text:p>0.1510689</text:p>
          </table:table-cell>
          <table:table-cell office:value-type="float" office:value="0.09929787" calcext:value-type="float">
            <text:p>0.09929787</text:p>
          </table:table-cell>
          <table:table-cell office:value-type="float" office:value="275.076" calcext:value-type="float">
            <text:p>275.076</text:p>
          </table:table-cell>
          <table:table-cell office:value-type="float" office:value="0" calcext:value-type="float">
            <text:p>0</text:p>
          </table:table-cell>
          <table:table-cell office:value-type="float" office:value="-1.815857" calcext:value-type="float">
            <text:p>-1.815857</text:p>
          </table:table-cell>
          <table:table-cell office:value-type="float" office:value="-9.125854" calcext:value-type="float">
            <text:p>-9.125854</text:p>
          </table:table-cell>
          <table:table-cell office:value-type="float" office:value="-2.79361" calcext:value-type="float">
            <text:p>-2.79361</text:p>
          </table:table-cell>
          <table:table-cell office:value-type="float" office:value="-4.988007" calcext:value-type="float">
            <text:p>-4.988007</text:p>
          </table:table-cell>
          <table:table-cell office:value-type="float" office:value="-2.290039" calcext:value-type="float">
            <text:p>-2.290039</text:p>
          </table:table-cell>
          <table:table-cell office:value-type="float" office:value="-2.989471" calcext:value-type="float">
            <text:p>-2.989471</text:p>
          </table:table-cell>
          <table:table-cell office:value-type="float" office:value="-0.9125366" calcext:value-type="float">
            <text:p>-0.9125366</text:p>
          </table:table-cell>
          <table:table-cell office:value-type="float" office:value="-1.454712" calcext:value-type="float">
            <text:p>-1.454712</text:p>
          </table:table-cell>
          <table:table-cell office:value-type="float" office:value="-0.2139282" calcext:value-type="float">
            <text:p>-0.2139282</text:p>
          </table:table-cell>
          <table:table-cell office:value-type="float" office:value="-0.4677124" calcext:value-type="float">
            <text:p>-0.4677124</text:p>
          </table:table-cell>
          <table:table-cell office:value-type="float" office:value="0.2205811" calcext:value-type="float">
            <text:p>0.2205811</text:p>
          </table:table-cell>
          <table:table-cell office:value-type="float" office:value="0.006500244" calcext:value-type="float">
            <text:p>0.006500244</text:p>
          </table:table-cell>
          <table:table-cell office:value-type="float" office:value="0.6946106" calcext:value-type="float">
            <text:p>0.6946106</text:p>
          </table:table-cell>
          <table:table-cell office:value-type="float" office:value="0.523468" calcext:value-type="float">
            <text:p>0.523468</text:p>
          </table:table-cell>
          <table:table-cell office:value-type="float" office:value="1.438629" calcext:value-type="float">
            <text:p>1.438629</text:p>
          </table:table-cell>
          <table:table-cell office:value-type="float" office:value="1.324158" calcext:value-type="float">
            <text:p>1.324158</text:p>
          </table:table-cell>
          <table:table-cell office:value-type="float" office:value="2.650055" calcext:value-type="float">
            <text:p>2.650055</text:p>
          </table:table-cell>
          <table:table-cell office:value-type="float" office:value="2.577637" calcext:value-type="float">
            <text:p>2.577637</text:p>
          </table:table-cell>
          <table:table-cell office:value-type="float" office:value="4.027832" calcext:value-type="float">
            <text:p>4.027832</text:p>
          </table:table-cell>
          <table:table-cell office:value-type="float" office:value="3.967133" calcext:value-type="float">
            <text:p>3.967133</text:p>
          </table:table-cell>
          <table:table-cell office:value-type="float" office:value="5.132019" calcext:value-type="float">
            <text:p>5.132019</text:p>
          </table:table-cell>
          <table:table-cell office:value-type="float" office:value="5.067596" calcext:value-type="float">
            <text:p>5.067596</text:p>
          </table:table-cell>
          <table:table-cell office:value-type="float" office:value="6.066223" calcext:value-type="float">
            <text:p>6.066223</text:p>
          </table:table-cell>
          <table:table-cell office:value-type="float" office:value="5.998383" calcext:value-type="float">
            <text:p>5.998383</text:p>
          </table:table-cell>
          <table:table-cell office:value-type="float" office:value="6.847504" calcext:value-type="float">
            <text:p>6.847504</text:p>
          </table:table-cell>
          <table:table-cell office:value-type="float" office:value="6.777893" calcext:value-type="float">
            <text:p>6.777893</text:p>
          </table:table-cell>
          <table:table-cell office:value-type="float" office:value="7.324615" calcext:value-type="float">
            <text:p>7.324615</text:p>
          </table:table-cell>
          <table:table-cell office:value-type="float" office:value="7.256531" calcext:value-type="float">
            <text:p>7.256531</text:p>
          </table:table-cell>
          <table:table-cell office:value-type="float" office:value="-0.3865967" calcext:value-type="float">
            <text:p>-0.3865967</text:p>
          </table:table-cell>
          <table:table-cell office:value-type="float" office:value="-21.72847" calcext:value-type="float">
            <text:p>-21.728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4" calcext:value-type="float">
            <text:p>30012004</text:p>
          </table:table-cell>
          <table:table-cell office:value-type="float" office:value="10.81293" calcext:value-type="float">
            <text:p>10.81293</text:p>
          </table:table-cell>
          <table:table-cell office:value-type="float" office:value="-15.07" calcext:value-type="float">
            <text:p>-15.07</text:p>
          </table:table-cell>
          <table:table-cell office:value-type="float" office:value="-20.69" calcext:value-type="float">
            <text:p>-20.69</text:p>
          </table:table-cell>
          <table:table-cell office:value-type="float" office:value="0.1714066" calcext:value-type="float">
            <text:p>0.1714066</text:p>
          </table:table-cell>
          <table:table-cell office:value-type="float" office:value="0.1079541" calcext:value-type="float">
            <text:p>0.1079541</text:p>
          </table:table-cell>
          <table:table-cell office:value-type="float" office:value="193.608" calcext:value-type="float">
            <text:p>193.608</text:p>
          </table:table-cell>
          <table:table-cell office:value-type="float" office:value="0" calcext:value-type="float">
            <text:p>0</text:p>
          </table:table-cell>
          <table:table-cell office:value-type="float" office:value="-1.683441" calcext:value-type="float">
            <text:p>-1.683441</text:p>
          </table:table-cell>
          <table:table-cell office:value-type="float" office:value="-9.442841" calcext:value-type="float">
            <text:p>-9.442841</text:p>
          </table:table-cell>
          <table:table-cell office:value-type="float" office:value="-3.110077" calcext:value-type="float">
            <text:p>-3.110077</text:p>
          </table:table-cell>
          <table:table-cell office:value-type="float" office:value="-5.555267" calcext:value-type="float">
            <text:p>-5.555267</text:p>
          </table:table-cell>
          <table:table-cell office:value-type="float" office:value="-2.668152" calcext:value-type="float">
            <text:p>-2.668152</text:p>
          </table:table-cell>
          <table:table-cell office:value-type="float" office:value="-3.571198" calcext:value-type="float">
            <text:p>-3.571198</text:p>
          </table:table-cell>
          <table:table-cell office:value-type="float" office:value="-1.46463" calcext:value-type="float">
            <text:p>-1.46463</text:p>
          </table:table-cell>
          <table:table-cell office:value-type="float" office:value="-1.888184" calcext:value-type="float">
            <text:p>-1.888184</text:p>
          </table:table-cell>
          <table:table-cell office:value-type="float" office:value="-0.4725037" calcext:value-type="float">
            <text:p>-0.4725037</text:p>
          </table:table-cell>
          <table:table-cell office:value-type="float" office:value="-1.013519" calcext:value-type="float">
            <text:p>-1.013519</text:p>
          </table:table-cell>
          <table:table-cell office:value-type="float" office:value="0.003479004" calcext:value-type="float">
            <text:p>0.003479004</text:p>
          </table:table-cell>
          <table:table-cell office:value-type="float" office:value="-0.07910156" calcext:value-type="float">
            <text:p>-0.07910156</text:p>
          </table:table-cell>
          <table:table-cell office:value-type="float" office:value="0.5214844" calcext:value-type="float">
            <text:p>0.5214844</text:p>
          </table:table-cell>
          <table:table-cell office:value-type="float" office:value="0.4134827" calcext:value-type="float">
            <text:p>0.4134827</text:p>
          </table:table-cell>
          <table:table-cell office:value-type="float" office:value="1.322815" calcext:value-type="float">
            <text:p>1.322815</text:p>
          </table:table-cell>
          <table:table-cell office:value-type="float" office:value="1.203796" calcext:value-type="float">
            <text:p>1.203796</text:p>
          </table:table-cell>
          <table:table-cell office:value-type="float" office:value="2.576782" calcext:value-type="float">
            <text:p>2.576782</text:p>
          </table:table-cell>
          <table:table-cell office:value-type="float" office:value="2.490204" calcext:value-type="float">
            <text:p>2.490204</text:p>
          </table:table-cell>
          <table:table-cell office:value-type="float" office:value="3.966461" calcext:value-type="float">
            <text:p>3.966461</text:p>
          </table:table-cell>
          <table:table-cell office:value-type="float" office:value="3.900146" calcext:value-type="float">
            <text:p>3.900146</text:p>
          </table:table-cell>
          <table:table-cell office:value-type="float" office:value="5.066925" calcext:value-type="float">
            <text:p>5.066925</text:p>
          </table:table-cell>
          <table:table-cell office:value-type="float" office:value="5.002045" calcext:value-type="float">
            <text:p>5.002045</text:p>
          </table:table-cell>
          <table:table-cell office:value-type="float" office:value="5.99765" calcext:value-type="float">
            <text:p>5.99765</text:p>
          </table:table-cell>
          <table:table-cell office:value-type="float" office:value="5.929932" calcext:value-type="float">
            <text:p>5.929932</text:p>
          </table:table-cell>
          <table:table-cell office:value-type="float" office:value="6.77713" calcext:value-type="float">
            <text:p>6.77713</text:p>
          </table:table-cell>
          <table:table-cell office:value-type="float" office:value="6.708344" calcext:value-type="float">
            <text:p>6.708344</text:p>
          </table:table-cell>
          <table:table-cell office:value-type="float" office:value="7.255859" calcext:value-type="float">
            <text:p>7.255859</text:p>
          </table:table-cell>
          <table:table-cell office:value-type="float" office:value="7.189026" calcext:value-type="float">
            <text:p>7.189026</text:p>
          </table:table-cell>
          <table:table-cell office:value-type="float" office:value="1.10965" calcext:value-type="float">
            <text:p>1.10965</text:p>
          </table:table-cell>
          <table:table-cell office:value-type="float" office:value="-21.51047" calcext:value-type="float">
            <text:p>-21.510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4" calcext:value-type="float">
            <text:p>31012004</text:p>
          </table:table-cell>
          <table:table-cell office:value-type="float" office:value="10.10123" calcext:value-type="float">
            <text:p>10.10123</text:p>
          </table:table-cell>
          <table:table-cell office:value-type="float" office:value="-8.14" calcext:value-type="float">
            <text:p>-8.14</text:p>
          </table:table-cell>
          <table:table-cell office:value-type="float" office:value="-16.21" calcext:value-type="float">
            <text:p>-16.21</text:p>
          </table:table-cell>
          <table:table-cell office:value-type="float" office:value="0.2950488" calcext:value-type="float">
            <text:p>0.2950488</text:p>
          </table:table-cell>
          <table:table-cell office:value-type="float" office:value="0.1563181" calcext:value-type="float">
            <text:p>0.1563181</text:p>
          </table:table-cell>
          <table:table-cell office:value-type="float" office:value="273.636" calcext:value-type="float">
            <text:p>273.636</text:p>
          </table:table-cell>
          <table:table-cell office:value-type="float" office:value="0" calcext:value-type="float">
            <text:p>0</text:p>
          </table:table-cell>
          <table:table-cell office:value-type="float" office:value="-1.282593" calcext:value-type="float">
            <text:p>-1.282593</text:p>
          </table:table-cell>
          <table:table-cell office:value-type="float" office:value="-8.382294" calcext:value-type="float">
            <text:p>-8.382294</text:p>
          </table:table-cell>
          <table:table-cell office:value-type="float" office:value="-2.7901" calcext:value-type="float">
            <text:p>-2.7901</text:p>
          </table:table-cell>
          <table:table-cell office:value-type="float" office:value="-5.263733" calcext:value-type="float">
            <text:p>-5.263733</text:p>
          </table:table-cell>
          <table:table-cell office:value-type="float" office:value="-2.615356" calcext:value-type="float">
            <text:p>-2.615356</text:p>
          </table:table-cell>
          <table:table-cell office:value-type="float" office:value="-3.646118" calcext:value-type="float">
            <text:p>-3.646118</text:p>
          </table:table-cell>
          <table:table-cell office:value-type="float" office:value="-1.896027" calcext:value-type="float">
            <text:p>-1.896027</text:p>
          </table:table-cell>
          <table:table-cell office:value-type="float" office:value="-2.25769" calcext:value-type="float">
            <text:p>-2.25769</text:p>
          </table:table-cell>
          <table:table-cell office:value-type="float" office:value="-1.020111" calcext:value-type="float">
            <text:p>-1.020111</text:p>
          </table:table-cell>
          <table:table-cell office:value-type="float" office:value="-1.308868" calcext:value-type="float">
            <text:p>-1.308868</text:p>
          </table:table-cell>
          <table:table-cell office:value-type="float" office:value="-0.07958984" calcext:value-type="float">
            <text:p>-0.07958984</text:p>
          </table:table-cell>
          <table:table-cell office:value-type="float" office:value="-0.1119995" calcext:value-type="float">
            <text:p>-0.1119995</text:p>
          </table:table-cell>
          <table:table-cell office:value-type="float" office:value="0.4127502" calcext:value-type="float">
            <text:p>0.4127502</text:p>
          </table:table-cell>
          <table:table-cell office:value-type="float" office:value="0.3555298" calcext:value-type="float">
            <text:p>0.3555298</text:p>
          </table:table-cell>
          <table:table-cell office:value-type="float" office:value="1.20282" calcext:value-type="float">
            <text:p>1.20282</text:p>
          </table:table-cell>
          <table:table-cell office:value-type="float" office:value="1.120453" calcext:value-type="float">
            <text:p>1.120453</text:p>
          </table:table-cell>
          <table:table-cell office:value-type="float" office:value="2.489288" calcext:value-type="float">
            <text:p>2.489288</text:p>
          </table:table-cell>
          <table:table-cell office:value-type="float" office:value="2.403687" calcext:value-type="float">
            <text:p>2.403687</text:p>
          </table:table-cell>
          <table:table-cell office:value-type="float" office:value="3.899414" calcext:value-type="float">
            <text:p>3.899414</text:p>
          </table:table-cell>
          <table:table-cell office:value-type="float" office:value="3.828766" calcext:value-type="float">
            <text:p>3.828766</text:p>
          </table:table-cell>
          <table:table-cell office:value-type="float" office:value="5.001343" calcext:value-type="float">
            <text:p>5.001343</text:p>
          </table:table-cell>
          <table:table-cell office:value-type="float" office:value="4.934174" calcext:value-type="float">
            <text:p>4.934174</text:p>
          </table:table-cell>
          <table:table-cell office:value-type="float" office:value="5.92923" calcext:value-type="float">
            <text:p>5.92923</text:p>
          </table:table-cell>
          <table:table-cell office:value-type="float" office:value="5.862122" calcext:value-type="float">
            <text:p>5.862122</text:p>
          </table:table-cell>
          <table:table-cell office:value-type="float" office:value="6.707611" calcext:value-type="float">
            <text:p>6.707611</text:p>
          </table:table-cell>
          <table:table-cell office:value-type="float" office:value="6.639374" calcext:value-type="float">
            <text:p>6.639374</text:p>
          </table:table-cell>
          <table:table-cell office:value-type="float" office:value="7.188354" calcext:value-type="float">
            <text:p>7.188354</text:p>
          </table:table-cell>
          <table:table-cell office:value-type="float" office:value="7.122589" calcext:value-type="float">
            <text:p>7.122589</text:p>
          </table:table-cell>
          <table:table-cell office:value-type="float" office:value="3.19928" calcext:value-type="float">
            <text:p>3.19928</text:p>
          </table:table-cell>
          <table:table-cell office:value-type="float" office:value="-18.61617" calcext:value-type="float">
            <text:p>-18.616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4" calcext:value-type="float">
            <text:p>1022004</text:p>
          </table:table-cell>
          <table:table-cell office:value-type="float" office:value="5.64336" calcext:value-type="float">
            <text:p>5.64336</text:p>
          </table:table-cell>
          <table:table-cell office:value-type="float" office:value="-7.63" calcext:value-type="float">
            <text:p>-7.63</text:p>
          </table:table-cell>
          <table:table-cell office:value-type="float" office:value="-9.21" calcext:value-type="float">
            <text:p>-9.21</text:p>
          </table:table-cell>
          <table:table-cell office:value-type="float" office:value="0.3067369" calcext:value-type="float">
            <text:p>0.3067369</text:p>
          </table:table-cell>
          <table:table-cell office:value-type="float" office:value="0.2718221" calcext:value-type="float">
            <text:p>0.2718221</text:p>
          </table:table-cell>
          <table:table-cell office:value-type="float" office:value="269.244" calcext:value-type="float">
            <text:p>269.244</text:p>
          </table:table-cell>
          <table:table-cell office:value-type="float" office:value="0" calcext:value-type="float">
            <text:p>0</text:p>
          </table:table-cell>
          <table:table-cell office:value-type="float" office:value="-2.155701" calcext:value-type="float">
            <text:p>-2.155701</text:p>
          </table:table-cell>
          <table:table-cell office:value-type="float" office:value="-6.204071" calcext:value-type="float">
            <text:p>-6.204071</text:p>
          </table:table-cell>
          <table:table-cell office:value-type="float" office:value="-2.800659" calcext:value-type="float">
            <text:p>-2.800659</text:p>
          </table:table-cell>
          <table:table-cell office:value-type="float" office:value="-4.098236" calcext:value-type="float">
            <text:p>-4.098236</text:p>
          </table:table-cell>
          <table:table-cell office:value-type="float" office:value="-2.462952" calcext:value-type="float">
            <text:p>-2.462952</text:p>
          </table:table-cell>
          <table:table-cell office:value-type="float" office:value="-2.988007" calcext:value-type="float">
            <text:p>-2.988007</text:p>
          </table:table-cell>
          <table:table-cell office:value-type="float" office:value="-1.799103" calcext:value-type="float">
            <text:p>-1.799103</text:p>
          </table:table-cell>
          <table:table-cell office:value-type="float" office:value="-2.001129" calcext:value-type="float">
            <text:p>-2.001129</text:p>
          </table:table-cell>
          <table:table-cell office:value-type="float" office:value="-1.128845" calcext:value-type="float">
            <text:p>-1.128845</text:p>
          </table:table-cell>
          <table:table-cell office:value-type="float" office:value="-1.224396" calcext:value-type="float">
            <text:p>-1.224396</text:p>
          </table:table-cell>
          <table:table-cell office:value-type="float" office:value="-0.1121216" calcext:value-type="float">
            <text:p>-0.1121216</text:p>
          </table:table-cell>
          <table:table-cell office:value-type="float" office:value="-0.1345215" calcext:value-type="float">
            <text:p>-0.1345215</text:p>
          </table:table-cell>
          <table:table-cell office:value-type="float" office:value="0.3551331" calcext:value-type="float">
            <text:p>0.3551331</text:p>
          </table:table-cell>
          <table:table-cell office:value-type="float" office:value="0.3155823" calcext:value-type="float">
            <text:p>0.3155823</text:p>
          </table:table-cell>
          <table:table-cell office:value-type="float" office:value="1.11972" calcext:value-type="float">
            <text:p>1.11972</text:p>
          </table:table-cell>
          <table:table-cell office:value-type="float" office:value="1.059387" calcext:value-type="float">
            <text:p>1.059387</text:p>
          </table:table-cell>
          <table:table-cell office:value-type="float" office:value="2.402832" calcext:value-type="float">
            <text:p>2.402832</text:p>
          </table:table-cell>
          <table:table-cell office:value-type="float" office:value="2.32608" calcext:value-type="float">
            <text:p>2.32608</text:p>
          </table:table-cell>
          <table:table-cell office:value-type="float" office:value="3.828003" calcext:value-type="float">
            <text:p>3.828003</text:p>
          </table:table-cell>
          <table:table-cell office:value-type="float" office:value="3.755402" calcext:value-type="float">
            <text:p>3.755402</text:p>
          </table:table-cell>
          <table:table-cell office:value-type="float" office:value="4.933472" calcext:value-type="float">
            <text:p>4.933472</text:p>
          </table:table-cell>
          <table:table-cell office:value-type="float" office:value="4.864899" calcext:value-type="float">
            <text:p>4.864899</text:p>
          </table:table-cell>
          <table:table-cell office:value-type="float" office:value="5.86142" calcext:value-type="float">
            <text:p>5.86142</text:p>
          </table:table-cell>
          <table:table-cell office:value-type="float" office:value="5.793884" calcext:value-type="float">
            <text:p>5.793884</text:p>
          </table:table-cell>
          <table:table-cell office:value-type="float" office:value="6.638672" calcext:value-type="float">
            <text:p>6.638672</text:p>
          </table:table-cell>
          <table:table-cell office:value-type="float" office:value="6.571594" calcext:value-type="float">
            <text:p>6.571594</text:p>
          </table:table-cell>
          <table:table-cell office:value-type="float" office:value="7.121887" calcext:value-type="float">
            <text:p>7.121887</text:p>
          </table:table-cell>
          <table:table-cell office:value-type="float" office:value="7.056915" calcext:value-type="float">
            <text:p>7.056915</text:p>
          </table:table-cell>
          <table:table-cell office:value-type="float" office:value="-0.6558533" calcext:value-type="float">
            <text:p>-0.6558533</text:p>
          </table:table-cell>
          <table:table-cell office:value-type="float" office:value="-12.96078" calcext:value-type="float">
            <text:p>-12.960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4" calcext:value-type="float">
            <text:p>2022004</text:p>
          </table:table-cell>
          <table:table-cell office:value-type="float" office:value="11.83528" calcext:value-type="float">
            <text:p>11.83528</text:p>
          </table:table-cell>
          <table:table-cell office:value-type="float" office:value="-8.74" calcext:value-type="float">
            <text:p>-8.74</text:p>
          </table:table-cell>
          <table:table-cell office:value-type="float" office:value="-14.91" calcext:value-type="float">
            <text:p>-14.91</text:p>
          </table:table-cell>
          <table:table-cell office:value-type="float" office:value="0.2818135" calcext:value-type="float">
            <text:p>0.2818135</text:p>
          </table:table-cell>
          <table:table-cell office:value-type="float" office:value="0.1736267" calcext:value-type="float">
            <text:p>0.1736267</text:p>
          </table:table-cell>
          <table:table-cell office:value-type="float" office:value="485.1" calcext:value-type="float">
            <text:p>485.1</text:p>
          </table:table-cell>
          <table:table-cell office:value-type="float" office:value="0" calcext:value-type="float">
            <text:p>0</text:p>
          </table:table-cell>
          <table:table-cell office:value-type="float" office:value="0.9580994" calcext:value-type="float">
            <text:p>0.9580994</text:p>
          </table:table-cell>
          <table:table-cell office:value-type="float" office:value="-6.272949" calcext:value-type="float">
            <text:p>-6.272949</text:p>
          </table:table-cell>
          <table:table-cell office:value-type="float" office:value="-1.889557" calcext:value-type="float">
            <text:p>-1.889557</text:p>
          </table:table-cell>
          <table:table-cell office:value-type="float" office:value="-4.060181" calcext:value-type="float">
            <text:p>-4.060181</text:p>
          </table:table-cell>
          <table:table-cell office:value-type="float" office:value="-2.070862" calcext:value-type="float">
            <text:p>-2.070862</text:p>
          </table:table-cell>
          <table:table-cell office:value-type="float" office:value="-2.911285" calcext:value-type="float">
            <text:p>-2.911285</text:p>
          </table:table-cell>
          <table:table-cell office:value-type="float" office:value="-1.583801" calcext:value-type="float">
            <text:p>-1.583801</text:p>
          </table:table-cell>
          <table:table-cell office:value-type="float" office:value="-1.920288" calcext:value-type="float">
            <text:p>-1.920288</text:p>
          </table:table-cell>
          <table:table-cell office:value-type="float" office:value="-1.020782" calcext:value-type="float">
            <text:p>-1.020782</text:p>
          </table:table-cell>
          <table:table-cell office:value-type="float" office:value="-1.170319" calcext:value-type="float">
            <text:p>-1.170319</text:p>
          </table:table-cell>
          <table:table-cell office:value-type="float" office:value="-0.1347656" calcext:value-type="float">
            <text:p>-0.1347656</text:p>
          </table:table-cell>
          <table:table-cell office:value-type="float" office:value="-0.1646118" calcext:value-type="float">
            <text:p>-0.1646118</text:p>
          </table:table-cell>
          <table:table-cell office:value-type="float" office:value="0.3151855" calcext:value-type="float">
            <text:p>0.3151855</text:p>
          </table:table-cell>
          <table:table-cell office:value-type="float" office:value="0.2739563" calcext:value-type="float">
            <text:p>0.2739563</text:p>
          </table:table-cell>
          <table:table-cell office:value-type="float" office:value="1.058807" calcext:value-type="float">
            <text:p>1.058807</text:p>
          </table:table-cell>
          <table:table-cell office:value-type="float" office:value="1.005463" calcext:value-type="float">
            <text:p>1.005463</text:p>
          </table:table-cell>
          <table:table-cell office:value-type="float" office:value="2.325317" calcext:value-type="float">
            <text:p>2.325317</text:p>
          </table:table-cell>
          <table:table-cell office:value-type="float" office:value="2.256714" calcext:value-type="float">
            <text:p>2.256714</text:p>
          </table:table-cell>
          <table:table-cell office:value-type="float" office:value="3.754669" calcext:value-type="float">
            <text:p>3.754669</text:p>
          </table:table-cell>
          <table:table-cell office:value-type="float" office:value="3.683594" calcext:value-type="float">
            <text:p>3.683594</text:p>
          </table:table-cell>
          <table:table-cell office:value-type="float" office:value="4.864166" calcext:value-type="float">
            <text:p>4.864166</text:p>
          </table:table-cell>
          <table:table-cell office:value-type="float" office:value="4.795044" calcext:value-type="float">
            <text:p>4.795044</text:p>
          </table:table-cell>
          <table:table-cell office:value-type="float" office:value="5.793182" calcext:value-type="float">
            <text:p>5.793182</text:p>
          </table:table-cell>
          <table:table-cell office:value-type="float" office:value="5.725647" calcext:value-type="float">
            <text:p>5.725647</text:p>
          </table:table-cell>
          <table:table-cell office:value-type="float" office:value="6.570862" calcext:value-type="float">
            <text:p>6.570862</text:p>
          </table:table-cell>
          <table:table-cell office:value-type="float" office:value="6.504333" calcext:value-type="float">
            <text:p>6.504333</text:p>
          </table:table-cell>
          <table:table-cell office:value-type="float" office:value="7.056274" calcext:value-type="float">
            <text:p>7.056274</text:p>
          </table:table-cell>
          <table:table-cell office:value-type="float" office:value="6.992035" calcext:value-type="float">
            <text:p>6.992035</text:p>
          </table:table-cell>
          <table:table-cell office:value-type="float" office:value="9.136719" calcext:value-type="float">
            <text:p>9.136719</text:p>
          </table:table-cell>
          <table:table-cell office:value-type="float" office:value="-16.81464" calcext:value-type="float">
            <text:p>-16.814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4" calcext:value-type="float">
            <text:p>3022004</text:p>
          </table:table-cell>
          <table:table-cell office:value-type="float" office:value="13.04114" calcext:value-type="float">
            <text:p>13.04114</text:p>
          </table:table-cell>
          <table:table-cell office:value-type="float" office:value="-10.37" calcext:value-type="float">
            <text:p>-10.37</text:p>
          </table:table-cell>
          <table:table-cell office:value-type="float" office:value="-21.29" calcext:value-type="float">
            <text:p>-21.29</text:p>
          </table:table-cell>
          <table:table-cell office:value-type="float" office:value="0.2485151" calcext:value-type="float">
            <text:p>0.2485151</text:p>
          </table:table-cell>
          <table:table-cell office:value-type="float" office:value="0.1026298" calcext:value-type="float">
            <text:p>0.1026298</text:p>
          </table:table-cell>
          <table:table-cell office:value-type="float" office:value="145.008" calcext:value-type="float">
            <text:p>145.008</text:p>
          </table:table-cell>
          <table:table-cell office:value-type="float" office:value="1.2" calcext:value-type="float">
            <text:p>1.2</text:p>
          </table:table-cell>
          <table:table-cell office:value-type="float" office:value="-1.141541" calcext:value-type="float">
            <text:p>-1.141541</text:p>
          </table:table-cell>
          <table:table-cell office:value-type="float" office:value="-8.385101" calcext:value-type="float">
            <text:p>-8.385101</text:p>
          </table:table-cell>
          <table:table-cell office:value-type="float" office:value="-2.53186" calcext:value-type="float">
            <text:p>-2.53186</text:p>
          </table:table-cell>
          <table:table-cell office:value-type="float" office:value="-4.654602" calcext:value-type="float">
            <text:p>-4.654602</text:p>
          </table:table-cell>
          <table:table-cell office:value-type="float" office:value="-2.31778" calcext:value-type="float">
            <text:p>-2.31778</text:p>
          </table:table-cell>
          <table:table-cell office:value-type="float" office:value="-3.042297" calcext:value-type="float">
            <text:p>-3.042297</text:p>
          </table:table-cell>
          <table:table-cell office:value-type="float" office:value="-1.595367" calcext:value-type="float">
            <text:p>-1.595367</text:p>
          </table:table-cell>
          <table:table-cell office:value-type="float" office:value="-1.883911" calcext:value-type="float">
            <text:p>-1.883911</text:p>
          </table:table-cell>
          <table:table-cell office:value-type="float" office:value="-1.020569" calcext:value-type="float">
            <text:p>-1.020569</text:p>
          </table:table-cell>
          <table:table-cell office:value-type="float" office:value="-1.141937" calcext:value-type="float">
            <text:p>-1.141937</text:p>
          </table:table-cell>
          <table:table-cell office:value-type="float" office:value="-0.1649475" calcext:value-type="float">
            <text:p>-0.1649475</text:p>
          </table:table-cell>
          <table:table-cell office:value-type="float" office:value="-0.22229" calcext:value-type="float">
            <text:p>-0.22229</text:p>
          </table:table-cell>
          <table:table-cell office:value-type="float" office:value="0.2735291" calcext:value-type="float">
            <text:p>0.2735291</text:p>
          </table:table-cell>
          <table:table-cell office:value-type="float" office:value="0.2166748" calcext:value-type="float">
            <text:p>0.2166748</text:p>
          </table:table-cell>
          <table:table-cell office:value-type="float" office:value="1.004913" calcext:value-type="float">
            <text:p>1.004913</text:p>
          </table:table-cell>
          <table:table-cell office:value-type="float" office:value="0.9502869" calcext:value-type="float">
            <text:p>0.9502869</text:p>
          </table:table-cell>
          <table:table-cell office:value-type="float" office:value="2.256012" calcext:value-type="float">
            <text:p>2.256012</text:p>
          </table:table-cell>
          <table:table-cell office:value-type="float" office:value="2.191956" calcext:value-type="float">
            <text:p>2.191956</text:p>
          </table:table-cell>
          <table:table-cell office:value-type="float" office:value="3.682861" calcext:value-type="float">
            <text:p>3.682861</text:p>
          </table:table-cell>
          <table:table-cell office:value-type="float" office:value="3.613922" calcext:value-type="float">
            <text:p>3.613922</text:p>
          </table:table-cell>
          <table:table-cell office:value-type="float" office:value="4.794312" calcext:value-type="float">
            <text:p>4.794312</text:p>
          </table:table-cell>
          <table:table-cell office:value-type="float" office:value="4.725739" calcext:value-type="float">
            <text:p>4.725739</text:p>
          </table:table-cell>
          <table:table-cell office:value-type="float" office:value="5.724915" calcext:value-type="float">
            <text:p>5.724915</text:p>
          </table:table-cell>
          <table:table-cell office:value-type="float" office:value="5.656921" calcext:value-type="float">
            <text:p>5.656921</text:p>
          </table:table-cell>
          <table:table-cell office:value-type="float" office:value="6.503632" calcext:value-type="float">
            <text:p>6.503632</text:p>
          </table:table-cell>
          <table:table-cell office:value-type="float" office:value="6.437256" calcext:value-type="float">
            <text:p>6.437256</text:p>
          </table:table-cell>
          <table:table-cell office:value-type="float" office:value="6.991394" calcext:value-type="float">
            <text:p>6.991394</text:p>
          </table:table-cell>
          <table:table-cell office:value-type="float" office:value="6.927765" calcext:value-type="float">
            <text:p>6.927765</text:p>
          </table:table-cell>
          <table:table-cell office:value-type="float" office:value="4.329773" calcext:value-type="float">
            <text:p>4.329773</text:p>
          </table:table-cell>
          <table:table-cell office:value-type="float" office:value="-21.73262" calcext:value-type="float">
            <text:p>-21.732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4" calcext:value-type="float">
            <text:p>4022004</text:p>
          </table:table-cell>
          <table:table-cell office:value-type="float" office:value="7.785" calcext:value-type="float">
            <text:p>7.785</text:p>
          </table:table-cell>
          <table:table-cell office:value-type="float" office:value="-4.29" calcext:value-type="float">
            <text:p>-4.29</text:p>
          </table:table-cell>
          <table:table-cell office:value-type="float" office:value="-11.62" calcext:value-type="float">
            <text:p>-11.62</text:p>
          </table:table-cell>
          <table:table-cell office:value-type="float" office:value="0.3941638" calcext:value-type="float">
            <text:p>0.3941638</text:p>
          </table:table-cell>
          <table:table-cell office:value-type="float" office:value="0.2254308" calcext:value-type="float">
            <text:p>0.2254308</text:p>
          </table:table-cell>
          <table:table-cell office:value-type="float" office:value="398.016" calcext:value-type="float">
            <text:p>398.016</text:p>
          </table:table-cell>
          <table:table-cell office:value-type="float" office:value="0" calcext:value-type="float">
            <text:p>0</text:p>
          </table:table-cell>
          <table:table-cell office:value-type="float" office:value="-1.763855" calcext:value-type="float">
            <text:p>-1.763855</text:p>
          </table:table-cell>
          <table:table-cell office:value-type="float" office:value="-5.71402" calcext:value-type="float">
            <text:p>-5.71402</text:p>
          </table:table-cell>
          <table:table-cell office:value-type="float" office:value="-2.500519" calcext:value-type="float">
            <text:p>-2.500519</text:p>
          </table:table-cell>
          <table:table-cell office:value-type="float" office:value="-3.775421" calcext:value-type="float">
            <text:p>-3.775421</text:p>
          </table:table-cell>
          <table:table-cell office:value-type="float" office:value="-2.175964" calcext:value-type="float">
            <text:p>-2.175964</text:p>
          </table:table-cell>
          <table:table-cell office:value-type="float" office:value="-2.739868" calcext:value-type="float">
            <text:p>-2.739868</text:p>
          </table:table-cell>
          <table:table-cell office:value-type="float" office:value="-1.616089" calcext:value-type="float">
            <text:p>-1.616089</text:p>
          </table:table-cell>
          <table:table-cell office:value-type="float" office:value="-1.838379" calcext:value-type="float">
            <text:p>-1.838379</text:p>
          </table:table-cell>
          <table:table-cell office:value-type="float" office:value="-1.090271" calcext:value-type="float">
            <text:p>-1.090271</text:p>
          </table:table-cell>
          <table:table-cell office:value-type="float" office:value="-1.165833" calcext:value-type="float">
            <text:p>-1.165833</text:p>
          </table:table-cell>
          <table:table-cell office:value-type="float" office:value="-0.2229919" calcext:value-type="float">
            <text:p>-0.2229919</text:p>
          </table:table-cell>
          <table:table-cell office:value-type="float" office:value="-0.2961121" calcext:value-type="float">
            <text:p>-0.2961121</text:p>
          </table:table-cell>
          <table:table-cell office:value-type="float" office:value="0.2160339" calcext:value-type="float">
            <text:p>0.2160339</text:p>
          </table:table-cell>
          <table:table-cell office:value-type="float" office:value="0.1448975" calcext:value-type="float">
            <text:p>0.1448975</text:p>
          </table:table-cell>
          <table:table-cell office:value-type="float" office:value="0.9497375" calcext:value-type="float">
            <text:p>0.9497375</text:p>
          </table:table-cell>
          <table:table-cell office:value-type="float" office:value="0.8859253" calcext:value-type="float">
            <text:p>0.8859253</text:p>
          </table:table-cell>
          <table:table-cell office:value-type="float" office:value="2.191284" calcext:value-type="float">
            <text:p>2.191284</text:p>
          </table:table-cell>
          <table:table-cell office:value-type="float" office:value="2.127106" calcext:value-type="float">
            <text:p>2.127106</text:p>
          </table:table-cell>
          <table:table-cell office:value-type="float" office:value="3.61322" calcext:value-type="float">
            <text:p>3.61322</text:p>
          </table:table-cell>
          <table:table-cell office:value-type="float" office:value="3.544373" calcext:value-type="float">
            <text:p>3.544373</text:p>
          </table:table-cell>
          <table:table-cell office:value-type="float" office:value="4.725006" calcext:value-type="float">
            <text:p>4.725006</text:p>
          </table:table-cell>
          <table:table-cell office:value-type="float" office:value="4.656525" calcext:value-type="float">
            <text:p>4.656525</text:p>
          </table:table-cell>
          <table:table-cell office:value-type="float" office:value="5.656219" calcext:value-type="float">
            <text:p>5.656219</text:p>
          </table:table-cell>
          <table:table-cell office:value-type="float" office:value="5.58905" calcext:value-type="float">
            <text:p>5.58905</text:p>
          </table:table-cell>
          <table:table-cell office:value-type="float" office:value="6.436584" calcext:value-type="float">
            <text:p>6.436584</text:p>
          </table:table-cell>
          <table:table-cell office:value-type="float" office:value="6.370819" calcext:value-type="float">
            <text:p>6.370819</text:p>
          </table:table-cell>
          <table:table-cell office:value-type="float" office:value="6.927094" calcext:value-type="float">
            <text:p>6.927094</text:p>
          </table:table-cell>
          <table:table-cell office:value-type="float" office:value="6.864075" calcext:value-type="float">
            <text:p>6.864075</text:p>
          </table:table-cell>
          <table:table-cell office:value-type="float" office:value="1.947021" calcext:value-type="float">
            <text:p>1.947021</text:p>
          </table:table-cell>
          <table:table-cell office:value-type="float" office:value="-14.36661" calcext:value-type="float">
            <text:p>-14.366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4" calcext:value-type="float">
            <text:p>5022004</text:p>
          </table:table-cell>
          <table:table-cell office:value-type="float" office:value="6.52104" calcext:value-type="float">
            <text:p>6.52104</text:p>
          </table:table-cell>
          <table:table-cell office:value-type="float" office:value="-4.03" calcext:value-type="float">
            <text:p>-4.03</text:p>
          </table:table-cell>
          <table:table-cell office:value-type="float" office:value="-7.1" calcext:value-type="float">
            <text:p>-7.1</text:p>
          </table:table-cell>
          <table:table-cell office:value-type="float" office:value="0.4018295" calcext:value-type="float">
            <text:p>0.4018295</text:p>
          </table:table-cell>
          <table:table-cell office:value-type="float" office:value="0.3193232" calcext:value-type="float">
            <text:p>0.3193232</text:p>
          </table:table-cell>
          <table:table-cell office:value-type="float" office:value="364.392" calcext:value-type="float">
            <text:p>364.392</text:p>
          </table:table-cell>
          <table:table-cell office:value-type="float" office:value="0" calcext:value-type="float">
            <text:p>0</text:p>
          </table:table-cell>
          <table:table-cell office:value-type="float" office:value="-1.292145" calcext:value-type="float">
            <text:p>-1.292145</text:p>
          </table:table-cell>
          <table:table-cell office:value-type="float" office:value="-3.955933" calcext:value-type="float">
            <text:p>-3.955933</text:p>
          </table:table-cell>
          <table:table-cell office:value-type="float" office:value="-2.032227" calcext:value-type="float">
            <text:p>-2.032227</text:p>
          </table:table-cell>
          <table:table-cell office:value-type="float" office:value="-2.841919" calcext:value-type="float">
            <text:p>-2.841919</text:p>
          </table:table-cell>
          <table:table-cell office:value-type="float" office:value="-1.864166" calcext:value-type="float">
            <text:p>-1.864166</text:p>
          </table:table-cell>
          <table:table-cell office:value-type="float" office:value="-2.202087" calcext:value-type="float">
            <text:p>-2.202087</text:p>
          </table:table-cell>
          <table:table-cell office:value-type="float" office:value="-1.425812" calcext:value-type="float">
            <text:p>-1.425812</text:p>
          </table:table-cell>
          <table:table-cell office:value-type="float" office:value="-1.614502" calcext:value-type="float">
            <text:p>-1.614502</text:p>
          </table:table-cell>
          <table:table-cell office:value-type="float" office:value="-1.001282" calcext:value-type="float">
            <text:p>-1.001282</text:p>
          </table:table-cell>
          <table:table-cell office:value-type="float" office:value="-1.089264" calcext:value-type="float">
            <text:p>-1.089264</text:p>
          </table:table-cell>
          <table:table-cell office:value-type="float" office:value="-0.2968445" calcext:value-type="float">
            <text:p>-0.2968445</text:p>
          </table:table-cell>
          <table:table-cell office:value-type="float" office:value="-0.3639526" calcext:value-type="float">
            <text:p>-0.3639526</text:p>
          </table:table-cell>
          <table:table-cell office:value-type="float" office:value="0.1441956" calcext:value-type="float">
            <text:p>0.1441956</text:p>
          </table:table-cell>
          <table:table-cell office:value-type="float" office:value="0.074646" calcext:value-type="float">
            <text:p>0.074646</text:p>
          </table:table-cell>
          <table:table-cell office:value-type="float" office:value="0.8851929" calcext:value-type="float">
            <text:p>0.8851929</text:p>
          </table:table-cell>
          <table:table-cell office:value-type="float" office:value="0.8170776" calcext:value-type="float">
            <text:p>0.8170776</text:p>
          </table:table-cell>
          <table:table-cell office:value-type="float" office:value="2.126434" calcext:value-type="float">
            <text:p>2.126434</text:p>
          </table:table-cell>
          <table:table-cell office:value-type="float" office:value="2.060669" calcext:value-type="float">
            <text:p>2.060669</text:p>
          </table:table-cell>
          <table:table-cell office:value-type="float" office:value="3.543671" calcext:value-type="float">
            <text:p>3.543671</text:p>
          </table:table-cell>
          <table:table-cell office:value-type="float" office:value="3.476898" calcext:value-type="float">
            <text:p>3.476898</text:p>
          </table:table-cell>
          <table:table-cell office:value-type="float" office:value="4.655823" calcext:value-type="float">
            <text:p>4.655823</text:p>
          </table:table-cell>
          <table:table-cell office:value-type="float" office:value="4.588593" calcext:value-type="float">
            <text:p>4.588593</text:p>
          </table:table-cell>
          <table:table-cell office:value-type="float" office:value="5.588379" calcext:value-type="float">
            <text:p>5.588379</text:p>
          </table:table-cell>
          <table:table-cell office:value-type="float" office:value="5.521088" calcext:value-type="float">
            <text:p>5.521088</text:p>
          </table:table-cell>
          <table:table-cell office:value-type="float" office:value="6.370148" calcext:value-type="float">
            <text:p>6.370148</text:p>
          </table:table-cell>
          <table:table-cell office:value-type="float" office:value="6.304871" calcext:value-type="float">
            <text:p>6.304871</text:p>
          </table:table-cell>
          <table:table-cell office:value-type="float" office:value="6.863464" calcext:value-type="float">
            <text:p>6.863464</text:p>
          </table:table-cell>
          <table:table-cell office:value-type="float" office:value="6.800903" calcext:value-type="float">
            <text:p>6.800903</text:p>
          </table:table-cell>
          <table:table-cell office:value-type="float" office:value="1.61969" calcext:value-type="float">
            <text:p>1.61969</text:p>
          </table:table-cell>
          <table:table-cell office:value-type="float" office:value="-10.08029" calcext:value-type="float">
            <text:p>-10.080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4" calcext:value-type="float">
            <text:p>6022004</text:p>
          </table:table-cell>
          <table:table-cell office:value-type="float" office:value="11.44661" calcext:value-type="float">
            <text:p>11.44661</text:p>
          </table:table-cell>
          <table:table-cell office:value-type="float" office:value="-7.17" calcext:value-type="float">
            <text:p>-7.17</text:p>
          </table:table-cell>
          <table:table-cell office:value-type="float" office:value="-13.27" calcext:value-type="float">
            <text:p>-13.27</text:p>
          </table:table-cell>
          <table:table-cell office:value-type="float" office:value="0.3176344" calcext:value-type="float">
            <text:p>0.3176344</text:p>
          </table:table-cell>
          <table:table-cell office:value-type="float" office:value="0.1979255" calcext:value-type="float">
            <text:p>0.197925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-0.09631348" calcext:value-type="float">
            <text:p>-0.09631348</text:p>
          </table:table-cell>
          <table:table-cell office:value-type="float" office:value="-4.819153" calcext:value-type="float">
            <text:p>-4.819153</text:p>
          </table:table-cell>
          <table:table-cell office:value-type="float" office:value="-1.764252" calcext:value-type="float">
            <text:p>-1.764252</text:p>
          </table:table-cell>
          <table:table-cell office:value-type="float" office:value="-2.856293" calcext:value-type="float">
            <text:p>-2.856293</text:p>
          </table:table-cell>
          <table:table-cell office:value-type="float" office:value="-1.738647" calcext:value-type="float">
            <text:p>-1.738647</text:p>
          </table:table-cell>
          <table:table-cell office:value-type="float" office:value="-2.08609" calcext:value-type="float">
            <text:p>-2.08609</text:p>
          </table:table-cell>
          <table:table-cell office:value-type="float" office:value="-1.368988" calcext:value-type="float">
            <text:p>-1.368988</text:p>
          </table:table-cell>
          <table:table-cell office:value-type="float" office:value="-1.473328" calcext:value-type="float">
            <text:p>-1.473328</text:p>
          </table:table-cell>
          <table:table-cell office:value-type="float" office:value="-0.9893799" calcext:value-type="float">
            <text:p>-0.9893799</text:p>
          </table:table-cell>
          <table:table-cell office:value-type="float" office:value="-1.021484" calcext:value-type="float">
            <text:p>-1.021484</text:p>
          </table:table-cell>
          <table:table-cell office:value-type="float" office:value="-0.3646545" calcext:value-type="float">
            <text:p>-0.3646545</text:p>
          </table:table-cell>
          <table:table-cell office:value-type="float" office:value="-0.4288025" calcext:value-type="float">
            <text:p>-0.4288025</text:p>
          </table:table-cell>
          <table:table-cell office:value-type="float" office:value="0.07397461" calcext:value-type="float">
            <text:p>0.07397461</text:p>
          </table:table-cell>
          <table:table-cell office:value-type="float" office:value="0.007446289" calcext:value-type="float">
            <text:p>0.007446289</text:p>
          </table:table-cell>
          <table:table-cell office:value-type="float" office:value="0.8163757" calcext:value-type="float">
            <text:p>0.8163757</text:p>
          </table:table-cell>
          <table:table-cell office:value-type="float" office:value="0.7489624" calcext:value-type="float">
            <text:p>0.7489624</text:p>
          </table:table-cell>
          <table:table-cell office:value-type="float" office:value="2.059967" calcext:value-type="float">
            <text:p>2.059967</text:p>
          </table:table-cell>
          <table:table-cell office:value-type="float" office:value="1.993164" calcext:value-type="float">
            <text:p>1.993164</text:p>
          </table:table-cell>
          <table:table-cell office:value-type="float" office:value="3.476166" calcext:value-type="float">
            <text:p>3.476166</text:p>
          </table:table-cell>
          <table:table-cell office:value-type="float" office:value="3.408966" calcext:value-type="float">
            <text:p>3.408966</text:p>
          </table:table-cell>
          <table:table-cell office:value-type="float" office:value="4.587891" calcext:value-type="float">
            <text:p>4.587891</text:p>
          </table:table-cell>
          <table:table-cell office:value-type="float" office:value="4.520233" calcext:value-type="float">
            <text:p>4.520233</text:p>
          </table:table-cell>
          <table:table-cell office:value-type="float" office:value="5.520386" calcext:value-type="float">
            <text:p>5.520386</text:p>
          </table:table-cell>
          <table:table-cell office:value-type="float" office:value="5.453217" calcext:value-type="float">
            <text:p>5.453217</text:p>
          </table:table-cell>
          <table:table-cell office:value-type="float" office:value="6.304169" calcext:value-type="float">
            <text:p>6.304169</text:p>
          </table:table-cell>
          <table:table-cell office:value-type="float" office:value="6.239075" calcext:value-type="float">
            <text:p>6.239075</text:p>
          </table:table-cell>
          <table:table-cell office:value-type="float" office:value="6.800201" calcext:value-type="float">
            <text:p>6.800201</text:p>
          </table:table-cell>
          <table:table-cell office:value-type="float" office:value="6.738068" calcext:value-type="float">
            <text:p>6.738068</text:p>
          </table:table-cell>
          <table:table-cell office:value-type="float" office:value="6.644409" calcext:value-type="float">
            <text:p>6.644409</text:p>
          </table:table-cell>
          <table:table-cell office:value-type="float" office:value="-14.13986" calcext:value-type="float">
            <text:p>-14.139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4" calcext:value-type="float">
            <text:p>7022004</text:p>
          </table:table-cell>
          <table:table-cell office:value-type="float" office:value="13.82483" calcext:value-type="float">
            <text:p>13.82483</text:p>
          </table:table-cell>
          <table:table-cell office:value-type="float" office:value="-11.39" calcext:value-type="float">
            <text:p>-11.39</text:p>
          </table:table-cell>
          <table:table-cell office:value-type="float" office:value="-20.62" calcext:value-type="float">
            <text:p>-20.62</text:p>
          </table:table-cell>
          <table:table-cell office:value-type="float" office:value="0.2295266" calcext:value-type="float">
            <text:p>0.2295266</text:p>
          </table:table-cell>
          <table:table-cell office:value-type="float" office:value="0.1085916" calcext:value-type="float">
            <text:p>0.1085916</text:p>
          </table:table-cell>
          <table:table-cell office:value-type="float" office:value="314.784" calcext:value-type="float">
            <text:p>314.784</text:p>
          </table:table-cell>
          <table:table-cell office:value-type="float" office:value="0" calcext:value-type="float">
            <text:p>0</text:p>
          </table:table-cell>
          <table:table-cell office:value-type="float" office:value="-0.6385498" calcext:value-type="float">
            <text:p>-0.6385498</text:p>
          </table:table-cell>
          <table:table-cell office:value-type="float" office:value="-6.409851" calcext:value-type="float">
            <text:p>-6.409851</text:p>
          </table:table-cell>
          <table:table-cell office:value-type="float" office:value="-2.052734" calcext:value-type="float">
            <text:p>-2.052734</text:p>
          </table:table-cell>
          <table:table-cell office:value-type="float" office:value="-3.549866" calcext:value-type="float">
            <text:p>-3.549866</text:p>
          </table:table-cell>
          <table:table-cell office:value-type="float" office:value="-1.920319" calcext:value-type="float">
            <text:p>-1.920319</text:p>
          </table:table-cell>
          <table:table-cell office:value-type="float" office:value="-2.373047" calcext:value-type="float">
            <text:p>-2.373047</text:p>
          </table:table-cell>
          <table:table-cell office:value-type="float" office:value="-1.387634" calcext:value-type="float">
            <text:p>-1.387634</text:p>
          </table:table-cell>
          <table:table-cell office:value-type="float" office:value="-1.582794" calcext:value-type="float">
            <text:p>-1.582794</text:p>
          </table:table-cell>
          <table:table-cell office:value-type="float" office:value="-0.9930115" calcext:value-type="float">
            <text:p>-0.9930115</text:p>
          </table:table-cell>
          <table:table-cell office:value-type="float" office:value="-1.118439" calcext:value-type="float">
            <text:p>-1.118439</text:p>
          </table:table-cell>
          <table:table-cell office:value-type="float" office:value="-0.4294128" calcext:value-type="float">
            <text:p>-0.4294128</text:p>
          </table:table-cell>
          <table:table-cell office:value-type="float" office:value="-0.5093689" calcext:value-type="float">
            <text:p>-0.5093689</text:p>
          </table:table-cell>
          <table:table-cell office:value-type="float" office:value="0.006774902" calcext:value-type="float">
            <text:p>0.006774902</text:p>
          </table:table-cell>
          <table:table-cell office:value-type="float" office:value="-0.0295105" calcext:value-type="float">
            <text:p>-0.0295105</text:p>
          </table:table-cell>
          <table:table-cell office:value-type="float" office:value="0.74823" calcext:value-type="float">
            <text:p>0.74823</text:p>
          </table:table-cell>
          <table:table-cell office:value-type="float" office:value="0.688324" calcext:value-type="float">
            <text:p>0.688324</text:p>
          </table:table-cell>
          <table:table-cell office:value-type="float" office:value="1.992462" calcext:value-type="float">
            <text:p>1.992462</text:p>
          </table:table-cell>
          <table:table-cell office:value-type="float" office:value="1.926025" calcext:value-type="float">
            <text:p>1.926025</text:p>
          </table:table-cell>
          <table:table-cell office:value-type="float" office:value="3.408264" calcext:value-type="float">
            <text:p>3.408264</text:p>
          </table:table-cell>
          <table:table-cell office:value-type="float" office:value="3.340912" calcext:value-type="float">
            <text:p>3.340912</text:p>
          </table:table-cell>
          <table:table-cell office:value-type="float" office:value="4.519531" calcext:value-type="float">
            <text:p>4.519531</text:p>
          </table:table-cell>
          <table:table-cell office:value-type="float" office:value="4.45163" calcext:value-type="float">
            <text:p>4.45163</text:p>
          </table:table-cell>
          <table:table-cell office:value-type="float" office:value="5.452515" calcext:value-type="float">
            <text:p>5.452515</text:p>
          </table:table-cell>
          <table:table-cell office:value-type="float" office:value="5.386047" calcext:value-type="float">
            <text:p>5.386047</text:p>
          </table:table-cell>
          <table:table-cell office:value-type="float" office:value="6.238403" calcext:value-type="float">
            <text:p>6.238403</text:p>
          </table:table-cell>
          <table:table-cell office:value-type="float" office:value="6.173676" calcext:value-type="float">
            <text:p>6.173676</text:p>
          </table:table-cell>
          <table:table-cell office:value-type="float" office:value="6.737396" calcext:value-type="float">
            <text:p>6.737396</text:p>
          </table:table-cell>
          <table:table-cell office:value-type="float" office:value="6.676025" calcext:value-type="float">
            <text:p>6.676025</text:p>
          </table:table-cell>
          <table:table-cell office:value-type="float" office:value="5.055878" calcext:value-type="float">
            <text:p>5.055878</text:p>
          </table:table-cell>
          <table:table-cell office:value-type="float" office:value="-20.0518" calcext:value-type="float">
            <text:p>-20.05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4" calcext:value-type="float">
            <text:p>8022004</text:p>
          </table:table-cell>
          <table:table-cell office:value-type="float" office:value="10.1142" calcext:value-type="float">
            <text:p>10.1142</text:p>
          </table:table-cell>
          <table:table-cell office:value-type="float" office:value="0.29" calcext:value-type="float">
            <text:p>0.29</text:p>
          </table:table-cell>
          <table:table-cell office:value-type="float" office:value="-20.97" calcext:value-type="float">
            <text:p>-20.97</text:p>
          </table:table-cell>
          <table:table-cell office:value-type="float" office:value="0.5504234" calcext:value-type="float">
            <text:p>0.5504234</text:p>
          </table:table-cell>
          <table:table-cell office:value-type="float" office:value="0.1054392" calcext:value-type="float">
            <text:p>0.1054392</text:p>
          </table:table-cell>
          <table:table-cell office:value-type="float" office:value="478.044" calcext:value-type="float">
            <text:p>478.044</text:p>
          </table:table-cell>
          <table:table-cell office:value-type="float" office:value="0" calcext:value-type="float">
            <text:p>0</text:p>
          </table:table-cell>
          <table:table-cell office:value-type="float" office:value="-0.5050354" calcext:value-type="float">
            <text:p>-0.5050354</text:p>
          </table:table-cell>
          <table:table-cell office:value-type="float" office:value="-7.106445" calcext:value-type="float">
            <text:p>-7.106445</text:p>
          </table:table-cell>
          <table:table-cell office:value-type="float" office:value="-2.333496" calcext:value-type="float">
            <text:p>-2.333496</text:p>
          </table:table-cell>
          <table:table-cell office:value-type="float" office:value="-4.253082" calcext:value-type="float">
            <text:p>-4.253082</text:p>
          </table:table-cell>
          <table:table-cell office:value-type="float" office:value="-2.144348" calcext:value-type="float">
            <text:p>-2.144348</text:p>
          </table:table-cell>
          <table:table-cell office:value-type="float" office:value="-2.890106" calcext:value-type="float">
            <text:p>-2.890106</text:p>
          </table:table-cell>
          <table:table-cell office:value-type="float" office:value="-1.580841" calcext:value-type="float">
            <text:p>-1.580841</text:p>
          </table:table-cell>
          <table:table-cell office:value-type="float" office:value="-1.913788" calcext:value-type="float">
            <text:p>-1.913788</text:p>
          </table:table-cell>
          <table:table-cell office:value-type="float" office:value="-1.120728" calcext:value-type="float">
            <text:p>-1.120728</text:p>
          </table:table-cell>
          <table:table-cell office:value-type="float" office:value="-1.325684" calcext:value-type="float">
            <text:p>-1.325684</text:p>
          </table:table-cell>
          <table:table-cell office:value-type="float" office:value="-0.5102844" calcext:value-type="float">
            <text:p>-0.5102844</text:p>
          </table:table-cell>
          <table:table-cell office:value-type="float" office:value="-0.618103" calcext:value-type="float">
            <text:p>-0.618103</text:p>
          </table:table-cell>
          <table:table-cell office:value-type="float" office:value="-0.02957153" calcext:value-type="float">
            <text:p>-0.02957153</text:p>
          </table:table-cell>
          <table:table-cell office:value-type="float" office:value="-0.04040527" calcext:value-type="float">
            <text:p>-0.04040527</text:p>
          </table:table-cell>
          <table:table-cell office:value-type="float" office:value="0.6878662" calcext:value-type="float">
            <text:p>0.6878662</text:p>
          </table:table-cell>
          <table:table-cell office:value-type="float" office:value="0.6518555" calcext:value-type="float">
            <text:p>0.6518555</text:p>
          </table:table-cell>
          <table:table-cell office:value-type="float" office:value="1.925323" calcext:value-type="float">
            <text:p>1.925323</text:p>
          </table:table-cell>
          <table:table-cell office:value-type="float" office:value="1.865173" calcext:value-type="float">
            <text:p>1.865173</text:p>
          </table:table-cell>
          <table:table-cell office:value-type="float" office:value="3.340179" calcext:value-type="float">
            <text:p>3.340179</text:p>
          </table:table-cell>
          <table:table-cell office:value-type="float" office:value="3.273621" calcext:value-type="float">
            <text:p>3.273621</text:p>
          </table:table-cell>
          <table:table-cell office:value-type="float" office:value="4.450928" calcext:value-type="float">
            <text:p>4.450928</text:p>
          </table:table-cell>
          <table:table-cell office:value-type="float" office:value="4.384491" calcext:value-type="float">
            <text:p>4.384491</text:p>
          </table:table-cell>
          <table:table-cell office:value-type="float" office:value="5.385345" calcext:value-type="float">
            <text:p>5.385345</text:p>
          </table:table-cell>
          <table:table-cell office:value-type="float" office:value="5.319092" calcext:value-type="float">
            <text:p>5.319092</text:p>
          </table:table-cell>
          <table:table-cell office:value-type="float" office:value="6.173004" calcext:value-type="float">
            <text:p>6.173004</text:p>
          </table:table-cell>
          <table:table-cell office:value-type="float" office:value="6.108765" calcext:value-type="float">
            <text:p>6.108765</text:p>
          </table:table-cell>
          <table:table-cell office:value-type="float" office:value="6.675354" calcext:value-type="float">
            <text:p>6.675354</text:p>
          </table:table-cell>
          <table:table-cell office:value-type="float" office:value="6.614166" calcext:value-type="float">
            <text:p>6.614166</text:p>
          </table:table-cell>
          <table:table-cell office:value-type="float" office:value="8.152191" calcext:value-type="float">
            <text:p>8.152191</text:p>
          </table:table-cell>
          <table:table-cell office:value-type="float" office:value="-20.49228" calcext:value-type="float">
            <text:p>-20.492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4" calcext:value-type="float">
            <text:p>9022004</text:p>
          </table:table-cell>
          <table:table-cell office:value-type="float" office:value="12.93554" calcext:value-type="float">
            <text:p>12.93554</text:p>
          </table:table-cell>
          <table:table-cell office:value-type="float" office:value="-0.47" calcext:value-type="float">
            <text:p>-0.47</text:p>
          </table:table-cell>
          <table:table-cell office:value-type="float" office:value="-11.58" calcext:value-type="float">
            <text:p>-11.58</text:p>
          </table:table-cell>
          <table:table-cell office:value-type="float" office:value="0.5211577" calcext:value-type="float">
            <text:p>0.5211577</text:p>
          </table:table-cell>
          <table:table-cell office:value-type="float" office:value="0.2261386" calcext:value-type="float">
            <text:p>0.2261386</text:p>
          </table:table-cell>
          <table:table-cell office:value-type="float" office:value="295.38" calcext:value-type="float">
            <text:p>295.38</text:p>
          </table:table-cell>
          <table:table-cell office:value-type="float" office:value="0" calcext:value-type="float">
            <text:p>0</text:p>
          </table:table-cell>
          <table:table-cell office:value-type="float" office:value="1.457916" calcext:value-type="float">
            <text:p>1.457916</text:p>
          </table:table-cell>
          <table:table-cell office:value-type="float" office:value="-5.098083" calcext:value-type="float">
            <text:p>-5.098083</text:p>
          </table:table-cell>
          <table:table-cell office:value-type="float" office:value="-1.374878" calcext:value-type="float">
            <text:p>-1.374878</text:p>
          </table:table-cell>
          <table:table-cell office:value-type="float" office:value="-3.135193" calcext:value-type="float">
            <text:p>-3.135193</text:p>
          </table:table-cell>
          <table:table-cell office:value-type="float" office:value="-1.66272" calcext:value-type="float">
            <text:p>-1.66272</text:p>
          </table:table-cell>
          <table:table-cell office:value-type="float" office:value="-2.318512" calcext:value-type="float">
            <text:p>-2.318512</text:p>
          </table:table-cell>
          <table:table-cell office:value-type="float" office:value="-1.429779" calcext:value-type="float">
            <text:p>-1.429779</text:p>
          </table:table-cell>
          <table:table-cell office:value-type="float" office:value="-1.721558" calcext:value-type="float">
            <text:p>-1.721558</text:p>
          </table:table-cell>
          <table:table-cell office:value-type="float" office:value="-1.142242" calcext:value-type="float">
            <text:p>-1.142242</text:p>
          </table:table-cell>
          <table:table-cell office:value-type="float" office:value="-1.276001" calcext:value-type="float">
            <text:p>-1.276001</text:p>
          </table:table-cell>
          <table:table-cell office:value-type="float" office:value="-0.6188049" calcext:value-type="float">
            <text:p>-0.6188049</text:p>
          </table:table-cell>
          <table:table-cell office:value-type="float" office:value="-0.6564636" calcext:value-type="float">
            <text:p>-0.6564636</text:p>
          </table:table-cell>
          <table:table-cell office:value-type="float" office:value="-0.04049683" calcext:value-type="float">
            <text:p>-0.04049683</text:p>
          </table:table-cell>
          <table:table-cell office:value-type="float" office:value="-0.04626465" calcext:value-type="float">
            <text:p>-0.04626465</text:p>
          </table:table-cell>
          <table:table-cell office:value-type="float" office:value="0.6515198" calcext:value-type="float">
            <text:p>0.6515198</text:p>
          </table:table-cell>
          <table:table-cell office:value-type="float" office:value="0.6244812" calcext:value-type="float">
            <text:p>0.6244812</text:p>
          </table:table-cell>
          <table:table-cell office:value-type="float" office:value="1.864594" calcext:value-type="float">
            <text:p>1.864594</text:p>
          </table:table-cell>
          <table:table-cell office:value-type="float" office:value="1.812744" calcext:value-type="float">
            <text:p>1.812744</text:p>
          </table:table-cell>
          <table:table-cell office:value-type="float" office:value="3.272919" calcext:value-type="float">
            <text:p>3.272919</text:p>
          </table:table-cell>
          <table:table-cell office:value-type="float" office:value="3.208893" calcext:value-type="float">
            <text:p>3.208893</text:p>
          </table:table-cell>
          <table:table-cell office:value-type="float" office:value="4.38382" calcext:value-type="float">
            <text:p>4.38382</text:p>
          </table:table-cell>
          <table:table-cell office:value-type="float" office:value="4.317719" calcext:value-type="float">
            <text:p>4.317719</text:p>
          </table:table-cell>
          <table:table-cell office:value-type="float" office:value="5.31842" calcext:value-type="float">
            <text:p>5.31842</text:p>
          </table:table-cell>
          <table:table-cell office:value-type="float" office:value="5.252472" calcext:value-type="float">
            <text:p>5.252472</text:p>
          </table:table-cell>
          <table:table-cell office:value-type="float" office:value="6.108124" calcext:value-type="float">
            <text:p>6.108124</text:p>
          </table:table-cell>
          <table:table-cell office:value-type="float" office:value="6.044159" calcext:value-type="float">
            <text:p>6.044159</text:p>
          </table:table-cell>
          <table:table-cell office:value-type="float" office:value="6.613525" calcext:value-type="float">
            <text:p>6.613525</text:p>
          </table:table-cell>
          <table:table-cell office:value-type="float" office:value="6.552856" calcext:value-type="float">
            <text:p>6.552856</text:p>
          </table:table-cell>
          <table:table-cell office:value-type="float" office:value="14.3266" calcext:value-type="float">
            <text:p>14.3266</text:p>
          </table:table-cell>
          <table:table-cell office:value-type="float" office:value="-13.96002" calcext:value-type="float">
            <text:p>-13.960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4" calcext:value-type="float">
            <text:p>10022004</text:p>
          </table:table-cell>
          <table:table-cell office:value-type="float" office:value="14.26242" calcext:value-type="float">
            <text:p>14.26242</text:p>
          </table:table-cell>
          <table:table-cell office:value-type="float" office:value="-1.45" calcext:value-type="float">
            <text:p>-1.45</text:p>
          </table:table-cell>
          <table:table-cell office:value-type="float" office:value="-12.6" calcext:value-type="float">
            <text:p>-12.6</text:p>
          </table:table-cell>
          <table:table-cell office:value-type="float" office:value="0.4854866" calcext:value-type="float">
            <text:p>0.4854866</text:p>
          </table:table-cell>
          <table:table-cell office:value-type="float" office:value="0.2087059" calcext:value-type="float">
            <text:p>0.2087059</text:p>
          </table:table-cell>
          <table:table-cell office:value-type="float" office:value="237.24" calcext:value-type="float">
            <text:p>237.24</text:p>
          </table:table-cell>
          <table:table-cell office:value-type="float" office:value="0" calcext:value-type="float">
            <text:p>0</text:p>
          </table:table-cell>
          <table:table-cell office:value-type="float" office:value="2.242554" calcext:value-type="float">
            <text:p>2.242554</text:p>
          </table:table-cell>
          <table:table-cell office:value-type="float" office:value="-5.595673" calcext:value-type="float">
            <text:p>-5.595673</text:p>
          </table:table-cell>
          <table:table-cell office:value-type="float" office:value="-1.071045" calcext:value-type="float">
            <text:p>-1.071045</text:p>
          </table:table-cell>
          <table:table-cell office:value-type="float" office:value="-2.994293" calcext:value-type="float">
            <text:p>-2.994293</text:p>
          </table:table-cell>
          <table:table-cell office:value-type="float" office:value="-1.501129" calcext:value-type="float">
            <text:p>-1.501129</text:p>
          </table:table-cell>
          <table:table-cell office:value-type="float" office:value="-2.057648" calcext:value-type="float">
            <text:p>-2.057648</text:p>
          </table:table-cell>
          <table:table-cell office:value-type="float" office:value="-1.304474" calcext:value-type="float">
            <text:p>-1.304474</text:p>
          </table:table-cell>
          <table:table-cell office:value-type="float" office:value="-1.503113" calcext:value-type="float">
            <text:p>-1.503113</text:p>
          </table:table-cell>
          <table:table-cell office:value-type="float" office:value="-1.054871" calcext:value-type="float">
            <text:p>-1.054871</text:p>
          </table:table-cell>
          <table:table-cell office:value-type="float" office:value="-1.146484" calcext:value-type="float">
            <text:p>-1.146484</text:p>
          </table:table-cell>
          <table:table-cell office:value-type="float" office:value="-0.6383057" calcext:value-type="float">
            <text:p>-0.6383057</text:p>
          </table:table-cell>
          <table:table-cell office:value-type="float" office:value="-0.6545105" calcext:value-type="float">
            <text:p>-0.6545105</text:p>
          </table:table-cell>
          <table:table-cell office:value-type="float" office:value="-0.04629517" calcext:value-type="float">
            <text:p>-0.04629517</text:p>
          </table:table-cell>
          <table:table-cell office:value-type="float" office:value="-0.04754639" calcext:value-type="float">
            <text:p>-0.04754639</text:p>
          </table:table-cell>
          <table:table-cell office:value-type="float" office:value="0.6242065" calcext:value-type="float">
            <text:p>0.6242065</text:p>
          </table:table-cell>
          <table:table-cell office:value-type="float" office:value="0.6036682" calcext:value-type="float">
            <text:p>0.6036682</text:p>
          </table:table-cell>
          <table:table-cell office:value-type="float" office:value="1.812225" calcext:value-type="float">
            <text:p>1.812225</text:p>
          </table:table-cell>
          <table:table-cell office:value-type="float" office:value="1.767029" calcext:value-type="float">
            <text:p>1.767029</text:p>
          </table:table-cell>
          <table:table-cell office:value-type="float" office:value="3.208221" calcext:value-type="float">
            <text:p>3.208221</text:p>
          </table:table-cell>
          <table:table-cell office:value-type="float" office:value="3.147858" calcext:value-type="float">
            <text:p>3.147858</text:p>
          </table:table-cell>
          <table:table-cell office:value-type="float" office:value="4.317047" calcext:value-type="float">
            <text:p>4.317047</text:p>
          </table:table-cell>
          <table:table-cell office:value-type="float" office:value="4.252258" calcext:value-type="float">
            <text:p>4.252258</text:p>
          </table:table-cell>
          <table:table-cell office:value-type="float" office:value="5.25174" calcext:value-type="float">
            <text:p>5.25174</text:p>
          </table:table-cell>
          <table:table-cell office:value-type="float" office:value="5.186096" calcext:value-type="float">
            <text:p>5.186096</text:p>
          </table:table-cell>
          <table:table-cell office:value-type="float" office:value="6.043518" calcext:value-type="float">
            <text:p>6.043518</text:p>
          </table:table-cell>
          <table:table-cell office:value-type="float" office:value="5.97995" calcext:value-type="float">
            <text:p>5.97995</text:p>
          </table:table-cell>
          <table:table-cell office:value-type="float" office:value="6.552216" calcext:value-type="float">
            <text:p>6.552216</text:p>
          </table:table-cell>
          <table:table-cell office:value-type="float" office:value="6.49176" calcext:value-type="float">
            <text:p>6.49176</text:p>
          </table:table-cell>
          <table:table-cell office:value-type="float" office:value="15.79477" calcext:value-type="float">
            <text:p>15.79477</text:p>
          </table:table-cell>
          <table:table-cell office:value-type="float" office:value="-15.13208" calcext:value-type="float">
            <text:p>-15.132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4" calcext:value-type="float">
            <text:p>11022004</text:p>
          </table:table-cell>
          <table:table-cell office:value-type="float" office:value="12.87824" calcext:value-type="float">
            <text:p>12.87824</text:p>
          </table:table-cell>
          <table:table-cell office:value-type="float" office:value="1.45" calcext:value-type="float">
            <text:p>1.45</text:p>
          </table:table-cell>
          <table:table-cell office:value-type="float" office:value="-12.74" calcext:value-type="float">
            <text:p>-12.74</text:p>
          </table:table-cell>
          <table:table-cell office:value-type="float" office:value="0.5979416" calcext:value-type="float">
            <text:p>0.5979416</text:p>
          </table:table-cell>
          <table:table-cell office:value-type="float" office:value="0.2064106" calcext:value-type="float">
            <text:p>0.2064106</text:p>
          </table:table-cell>
          <table:table-cell office:value-type="float" office:value="542.808" calcext:value-type="float">
            <text:p>542.808</text:p>
          </table:table-cell>
          <table:table-cell office:value-type="float" office:value="0" calcext:value-type="float">
            <text:p>0</text:p>
          </table:table-cell>
          <table:table-cell office:value-type="float" office:value="2.85614" calcext:value-type="float">
            <text:p>2.85614</text:p>
          </table:table-cell>
          <table:table-cell office:value-type="float" office:value="-4.476562" calcext:value-type="float">
            <text:p>-4.476562</text:p>
          </table:table-cell>
          <table:table-cell office:value-type="float" office:value="-0.7260132" calcext:value-type="float">
            <text:p>-0.7260132</text:p>
          </table:table-cell>
          <table:table-cell office:value-type="float" office:value="-2.085571" calcext:value-type="float">
            <text:p>-2.085571</text:p>
          </table:table-cell>
          <table:table-cell office:value-type="float" office:value="-1.21524" calcext:value-type="float">
            <text:p>-1.21524</text:p>
          </table:table-cell>
          <table:table-cell office:value-type="float" office:value="-1.596436" calcext:value-type="float">
            <text:p>-1.596436</text:p>
          </table:table-cell>
          <table:table-cell office:value-type="float" office:value="-1.134766" calcext:value-type="float">
            <text:p>-1.134766</text:p>
          </table:table-cell>
          <table:table-cell office:value-type="float" office:value="-1.303528" calcext:value-type="float">
            <text:p>-1.303528</text:p>
          </table:table-cell>
          <table:table-cell office:value-type="float" office:value="-0.9321594" calcext:value-type="float">
            <text:p>-0.9321594</text:p>
          </table:table-cell>
          <table:table-cell office:value-type="float" office:value="-1.053619" calcext:value-type="float">
            <text:p>-1.053619</text:p>
          </table:table-cell>
          <table:table-cell office:value-type="float" office:value="-0.5917969" calcext:value-type="float">
            <text:p>-0.5917969</text:p>
          </table:table-cell>
          <table:table-cell office:value-type="float" office:value="-0.6379395" calcext:value-type="float">
            <text:p>-0.6379395</text:p>
          </table:table-cell>
          <table:table-cell office:value-type="float" office:value="-0.04559326" calcext:value-type="float">
            <text:p>-0.04559326</text:p>
          </table:table-cell>
          <table:table-cell office:value-type="float" office:value="-0.04727173" calcext:value-type="float">
            <text:p>-0.04727173</text:p>
          </table:table-cell>
          <table:table-cell office:value-type="float" office:value="0.6034546" calcext:value-type="float">
            <text:p>0.6034546</text:p>
          </table:table-cell>
          <table:table-cell office:value-type="float" office:value="0.5876465" calcext:value-type="float">
            <text:p>0.5876465</text:p>
          </table:table-cell>
          <table:table-cell office:value-type="float" office:value="1.766571" calcext:value-type="float">
            <text:p>1.766571</text:p>
          </table:table-cell>
          <table:table-cell office:value-type="float" office:value="1.726654" calcext:value-type="float">
            <text:p>1.726654</text:p>
          </table:table-cell>
          <table:table-cell office:value-type="float" office:value="3.147278" calcext:value-type="float">
            <text:p>3.147278</text:p>
          </table:table-cell>
          <table:table-cell office:value-type="float" office:value="3.089783" calcext:value-type="float">
            <text:p>3.089783</text:p>
          </table:table-cell>
          <table:table-cell office:value-type="float" office:value="4.251587" calcext:value-type="float">
            <text:p>4.251587</text:p>
          </table:table-cell>
          <table:table-cell office:value-type="float" office:value="4.188049" calcext:value-type="float">
            <text:p>4.188049</text:p>
          </table:table-cell>
          <table:table-cell office:value-type="float" office:value="5.185425" calcext:value-type="float">
            <text:p>5.185425</text:p>
          </table:table-cell>
          <table:table-cell office:value-type="float" office:value="5.121216" calcext:value-type="float">
            <text:p>5.121216</text:p>
          </table:table-cell>
          <table:table-cell office:value-type="float" office:value="5.979309" calcext:value-type="float">
            <text:p>5.979309</text:p>
          </table:table-cell>
          <table:table-cell office:value-type="float" office:value="5.916412" calcext:value-type="float">
            <text:p>5.916412</text:p>
          </table:table-cell>
          <table:table-cell office:value-type="float" office:value="6.491089" calcext:value-type="float">
            <text:p>6.491089</text:p>
          </table:table-cell>
          <table:table-cell office:value-type="float" office:value="6.430847" calcext:value-type="float">
            <text:p>6.430847</text:p>
          </table:table-cell>
          <table:table-cell office:value-type="float" office:value="16.49399" calcext:value-type="float">
            <text:p>16.49399</text:p>
          </table:table-cell>
          <table:table-cell office:value-type="float" office:value="-15.25854" calcext:value-type="float">
            <text:p>-15.258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4" calcext:value-type="float">
            <text:p>12022004</text:p>
          </table:table-cell>
          <table:table-cell office:value-type="float" office:value="14.71625" calcext:value-type="float">
            <text:p>14.71625</text:p>
          </table:table-cell>
          <table:table-cell office:value-type="float" office:value="-10.39" calcext:value-type="float">
            <text:p>-10.39</text:p>
          </table:table-cell>
          <table:table-cell office:value-type="float" office:value="-18.42" calcext:value-type="float">
            <text:p>-18.42</text:p>
          </table:table-cell>
          <table:table-cell office:value-type="float" office:value="0.2481289" calcext:value-type="float">
            <text:p>0.2481289</text:p>
          </table:table-cell>
          <table:table-cell office:value-type="float" office:value="0.130439" calcext:value-type="float">
            <text:p>0.130439</text:p>
          </table:table-cell>
          <table:table-cell office:value-type="float" office:value="328.284" calcext:value-type="float">
            <text:p>328.284</text:p>
          </table:table-cell>
          <table:table-cell office:value-type="float" office:value="0" calcext:value-type="float">
            <text:p>0</text:p>
          </table:table-cell>
          <table:table-cell office:value-type="float" office:value="1.43454" calcext:value-type="float">
            <text:p>1.43454</text:p>
          </table:table-cell>
          <table:table-cell office:value-type="float" office:value="-6.062195" calcext:value-type="float">
            <text:p>-6.062195</text:p>
          </table:table-cell>
          <table:table-cell office:value-type="float" office:value="-1.236298" calcext:value-type="float">
            <text:p>-1.236298</text:p>
          </table:table-cell>
          <table:table-cell office:value-type="float" office:value="-2.986328" calcext:value-type="float">
            <text:p>-2.986328</text:p>
          </table:table-cell>
          <table:table-cell office:value-type="float" office:value="-1.432129" calcext:value-type="float">
            <text:p>-1.432129</text:p>
          </table:table-cell>
          <table:table-cell office:value-type="float" office:value="-1.866852" calcext:value-type="float">
            <text:p>-1.866852</text:p>
          </table:table-cell>
          <table:table-cell office:value-type="float" office:value="-1.145142" calcext:value-type="float">
            <text:p>-1.145142</text:p>
          </table:table-cell>
          <table:table-cell office:value-type="float" office:value="-1.302185" calcext:value-type="float">
            <text:p>-1.302185</text:p>
          </table:table-cell>
          <table:table-cell office:value-type="float" office:value="-0.9318542" calcext:value-type="float">
            <text:p>-0.9318542</text:p>
          </table:table-cell>
          <table:table-cell office:value-type="float" office:value="-0.9872742" calcext:value-type="float">
            <text:p>-0.9872742</text:p>
          </table:table-cell>
          <table:table-cell office:value-type="float" office:value="-0.5718689" calcext:value-type="float">
            <text:p>-0.5718689</text:p>
          </table:table-cell>
          <table:table-cell office:value-type="float" office:value="-0.5913391" calcext:value-type="float">
            <text:p>-0.5913391</text:p>
          </table:table-cell>
          <table:table-cell office:value-type="float" office:value="-0.04516602" calcext:value-type="float">
            <text:p>-0.04516602</text:p>
          </table:table-cell>
          <table:table-cell office:value-type="float" office:value="-0.04556274" calcext:value-type="float">
            <text:p>-0.04556274</text:p>
          </table:table-cell>
          <table:table-cell office:value-type="float" office:value="0.5874939" calcext:value-type="float">
            <text:p>0.5874939</text:p>
          </table:table-cell>
          <table:table-cell office:value-type="float" office:value="0.5740051" calcext:value-type="float">
            <text:p>0.5740051</text:p>
          </table:table-cell>
          <table:table-cell office:value-type="float" office:value="1.726257" calcext:value-type="float">
            <text:p>1.726257</text:p>
          </table:table-cell>
          <table:table-cell office:value-type="float" office:value="1.690521" calcext:value-type="float">
            <text:p>1.690521</text:p>
          </table:table-cell>
          <table:table-cell office:value-type="float" office:value="3.089203" calcext:value-type="float">
            <text:p>3.089203</text:p>
          </table:table-cell>
          <table:table-cell office:value-type="float" office:value="3.034821" calcext:value-type="float">
            <text:p>3.034821</text:p>
          </table:table-cell>
          <table:table-cell office:value-type="float" office:value="4.187408" calcext:value-type="float">
            <text:p>4.187408</text:p>
          </table:table-cell>
          <table:table-cell office:value-type="float" office:value="4.126099" calcext:value-type="float">
            <text:p>4.126099</text:p>
          </table:table-cell>
          <table:table-cell office:value-type="float" office:value="5.120544" calcext:value-type="float">
            <text:p>5.120544</text:p>
          </table:table-cell>
          <table:table-cell office:value-type="float" office:value="5.056885" calcext:value-type="float">
            <text:p>5.056885</text:p>
          </table:table-cell>
          <table:table-cell office:value-type="float" office:value="5.915741" calcext:value-type="float">
            <text:p>5.915741</text:p>
          </table:table-cell>
          <table:table-cell office:value-type="float" office:value="5.853302" calcext:value-type="float">
            <text:p>5.853302</text:p>
          </table:table-cell>
          <table:table-cell office:value-type="float" office:value="6.430206" calcext:value-type="float">
            <text:p>6.430206</text:p>
          </table:table-cell>
          <table:table-cell office:value-type="float" office:value="6.370483" calcext:value-type="float">
            <text:p>6.370483</text:p>
          </table:table-cell>
          <table:table-cell office:value-type="float" office:value="11.06158" calcext:value-type="float">
            <text:p>11.06158</text:p>
          </table:table-cell>
          <table:table-cell office:value-type="float" office:value="-21.10988" calcext:value-type="float">
            <text:p>-21.109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4" calcext:value-type="float">
            <text:p>13022004</text:p>
          </table:table-cell>
          <table:table-cell office:value-type="float" office:value="14.70857" calcext:value-type="float">
            <text:p>14.70857</text:p>
          </table:table-cell>
          <table:table-cell office:value-type="float" office:value="-0.97" calcext:value-type="float">
            <text:p>-0.97</text:p>
          </table:table-cell>
          <table:table-cell office:value-type="float" office:value="-15.72" calcext:value-type="float">
            <text:p>-15.72</text:p>
          </table:table-cell>
          <table:table-cell office:value-type="float" office:value="0.5026745" calcext:value-type="float">
            <text:p>0.5026745</text:p>
          </table:table-cell>
          <table:table-cell office:value-type="float" office:value="0.1626497" calcext:value-type="float">
            <text:p>0.1626497</text:p>
          </table:table-cell>
          <table:table-cell office:value-type="float" office:value="290.196" calcext:value-type="float">
            <text:p>290.196</text:p>
          </table:table-cell>
          <table:table-cell office:value-type="float" office:value="0" calcext:value-type="float">
            <text:p>0</text:p>
          </table:table-cell>
          <table:table-cell office:value-type="float" office:value="3.340515" calcext:value-type="float">
            <text:p>3.340515</text:p>
          </table:table-cell>
          <table:table-cell office:value-type="float" office:value="-6.395447" calcext:value-type="float">
            <text:p>-6.395447</text:p>
          </table:table-cell>
          <table:table-cell office:value-type="float" office:value="-0.9741516" calcext:value-type="float">
            <text:p>-0.9741516</text:p>
          </table:table-cell>
          <table:table-cell office:value-type="float" office:value="-3.664062" calcext:value-type="float">
            <text:p>-3.664062</text:p>
          </table:table-cell>
          <table:table-cell office:value-type="float" office:value="-1.541382" calcext:value-type="float">
            <text:p>-1.541382</text:p>
          </table:table-cell>
          <table:table-cell office:value-type="float" office:value="-2.379639" calcext:value-type="float">
            <text:p>-2.379639</text:p>
          </table:table-cell>
          <table:table-cell office:value-type="float" office:value="-1.307526" calcext:value-type="float">
            <text:p>-1.307526</text:p>
          </table:table-cell>
          <table:table-cell office:value-type="float" office:value="-1.566833" calcext:value-type="float">
            <text:p>-1.566833</text:p>
          </table:table-cell>
          <table:table-cell office:value-type="float" office:value="-0.9891663" calcext:value-type="float">
            <text:p>-0.9891663</text:p>
          </table:table-cell>
          <table:table-cell office:value-type="float" office:value="-1.126343" calcext:value-type="float">
            <text:p>-1.126343</text:p>
          </table:table-cell>
          <table:table-cell office:value-type="float" office:value="-0.5719299" calcext:value-type="float">
            <text:p>-0.5719299</text:p>
          </table:table-cell>
          <table:table-cell office:value-type="float" office:value="-0.593811" calcext:value-type="float">
            <text:p>-0.593811</text:p>
          </table:table-cell>
          <table:table-cell office:value-type="float" office:value="-0.04541016" calcext:value-type="float">
            <text:p>-0.04541016</text:p>
          </table:table-cell>
          <table:table-cell office:value-type="float" office:value="-0.04867554" calcext:value-type="float">
            <text:p>-0.04867554</text:p>
          </table:table-cell>
          <table:table-cell office:value-type="float" office:value="0.5738525" calcext:value-type="float">
            <text:p>0.5738525</text:p>
          </table:table-cell>
          <table:table-cell office:value-type="float" office:value="0.5597229" calcext:value-type="float">
            <text:p>0.5597229</text:p>
          </table:table-cell>
          <table:table-cell office:value-type="float" office:value="1.690155" calcext:value-type="float">
            <text:p>1.690155</text:p>
          </table:table-cell>
          <table:table-cell office:value-type="float" office:value="1.657593" calcext:value-type="float">
            <text:p>1.657593</text:p>
          </table:table-cell>
          <table:table-cell office:value-type="float" office:value="3.034302" calcext:value-type="float">
            <text:p>3.034302</text:p>
          </table:table-cell>
          <table:table-cell office:value-type="float" office:value="2.983063" calcext:value-type="float">
            <text:p>2.983063</text:p>
          </table:table-cell>
          <table:table-cell office:value-type="float" office:value="4.125458" calcext:value-type="float">
            <text:p>4.125458</text:p>
          </table:table-cell>
          <table:table-cell office:value-type="float" office:value="4.066437" calcext:value-type="float">
            <text:p>4.066437</text:p>
          </table:table-cell>
          <table:table-cell office:value-type="float" office:value="5.056213" calcext:value-type="float">
            <text:p>5.056213</text:p>
          </table:table-cell>
          <table:table-cell office:value-type="float" office:value="4.994202" calcext:value-type="float">
            <text:p>4.994202</text:p>
          </table:table-cell>
          <table:table-cell office:value-type="float" office:value="5.852661" calcext:value-type="float">
            <text:p>5.852661</text:p>
          </table:table-cell>
          <table:table-cell office:value-type="float" office:value="5.790833" calcext:value-type="float">
            <text:p>5.790833</text:p>
          </table:table-cell>
          <table:table-cell office:value-type="float" office:value="6.369843" calcext:value-type="float">
            <text:p>6.369843</text:p>
          </table:table-cell>
          <table:table-cell office:value-type="float" office:value="6.311066" calcext:value-type="float">
            <text:p>6.311066</text:p>
          </table:table-cell>
          <table:table-cell office:value-type="float" office:value="22.15851" calcext:value-type="float">
            <text:p>22.15851</text:p>
          </table:table-cell>
          <table:table-cell office:value-type="float" office:value="-19.23634" calcext:value-type="float">
            <text:p>-19.236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4" calcext:value-type="float">
            <text:p>14022004</text:p>
          </table:table-cell>
          <table:table-cell office:value-type="float" office:value="14.89598" calcext:value-type="float">
            <text:p>14.89598</text:p>
          </table:table-cell>
          <table:table-cell office:value-type="float" office:value="-7.52" calcext:value-type="float">
            <text:p>-7.52</text:p>
          </table:table-cell>
          <table:table-cell office:value-type="float" office:value="-17.05" calcext:value-type="float">
            <text:p>-17.05</text:p>
          </table:table-cell>
          <table:table-cell office:value-type="float" office:value="0.309312" calcext:value-type="float">
            <text:p>0.309312</text:p>
          </table:table-cell>
          <table:table-cell office:value-type="float" office:value="0.1459799" calcext:value-type="float">
            <text:p>0.1459799</text:p>
          </table:table-cell>
          <table:table-cell office:value-type="float" office:value="370.548" calcext:value-type="float">
            <text:p>370.548</text:p>
          </table:table-cell>
          <table:table-cell office:value-type="float" office:value="0" calcext:value-type="float">
            <text:p>0</text:p>
          </table:table-cell>
          <table:table-cell office:value-type="float" office:value="2.780518" calcext:value-type="float">
            <text:p>2.780518</text:p>
          </table:table-cell>
          <table:table-cell office:value-type="float" office:value="-5.67926" calcext:value-type="float">
            <text:p>-5.67926</text:p>
          </table:table-cell>
          <table:table-cell office:value-type="float" office:value="-0.947998" calcext:value-type="float">
            <text:p>-0.947998</text:p>
          </table:table-cell>
          <table:table-cell office:value-type="float" office:value="-2.968781" calcext:value-type="float">
            <text:p>-2.968781</text:p>
          </table:table-cell>
          <table:table-cell office:value-type="float" office:value="-1.428864" calcext:value-type="float">
            <text:p>-1.428864</text:p>
          </table:table-cell>
          <table:table-cell office:value-type="float" office:value="-2.012909" calcext:value-type="float">
            <text:p>-2.012909</text:p>
          </table:table-cell>
          <table:table-cell office:value-type="float" office:value="-1.277618" calcext:value-type="float">
            <text:p>-1.277618</text:p>
          </table:table-cell>
          <table:table-cell office:value-type="float" office:value="-1.441254" calcext:value-type="float">
            <text:p>-1.441254</text:p>
          </table:table-cell>
          <table:table-cell office:value-type="float" office:value="-1.014282" calcext:value-type="float">
            <text:p>-1.014282</text:p>
          </table:table-cell>
          <table:table-cell office:value-type="float" office:value="-1.081665" calcext:value-type="float">
            <text:p>-1.081665</text:p>
          </table:table-cell>
          <table:table-cell office:value-type="float" office:value="-0.5919189" calcext:value-type="float">
            <text:p>-0.5919189</text:p>
          </table:table-cell>
          <table:table-cell office:value-type="float" office:value="-0.5986023" calcext:value-type="float">
            <text:p>-0.5986023</text:p>
          </table:table-cell>
          <table:table-cell office:value-type="float" office:value="-0.04873657" calcext:value-type="float">
            <text:p>-0.04873657</text:p>
          </table:table-cell>
          <table:table-cell office:value-type="float" office:value="-0.05050659" calcext:value-type="float">
            <text:p>-0.05050659</text:p>
          </table:table-cell>
          <table:table-cell office:value-type="float" office:value="0.5596008" calcext:value-type="float">
            <text:p>0.5596008</text:p>
          </table:table-cell>
          <table:table-cell office:value-type="float" office:value="0.5461426" calcext:value-type="float">
            <text:p>0.5461426</text:p>
          </table:table-cell>
          <table:table-cell office:value-type="float" office:value="1.657288" calcext:value-type="float">
            <text:p>1.657288</text:p>
          </table:table-cell>
          <table:table-cell office:value-type="float" office:value="1.626373" calcext:value-type="float">
            <text:p>1.626373</text:p>
          </table:table-cell>
          <table:table-cell office:value-type="float" office:value="2.982544" calcext:value-type="float">
            <text:p>2.982544</text:p>
          </table:table-cell>
          <table:table-cell office:value-type="float" office:value="2.933807" calcext:value-type="float">
            <text:p>2.933807</text:p>
          </table:table-cell>
          <table:table-cell office:value-type="float" office:value="4.065826" calcext:value-type="float">
            <text:p>4.065826</text:p>
          </table:table-cell>
          <table:table-cell office:value-type="float" office:value="4.008881" calcext:value-type="float">
            <text:p>4.008881</text:p>
          </table:table-cell>
          <table:table-cell office:value-type="float" office:value="4.993561" calcext:value-type="float">
            <text:p>4.993561</text:p>
          </table:table-cell>
          <table:table-cell office:value-type="float" office:value="4.932251" calcext:value-type="float">
            <text:p>4.932251</text:p>
          </table:table-cell>
          <table:table-cell office:value-type="float" office:value="5.790192" calcext:value-type="float">
            <text:p>5.790192</text:p>
          </table:table-cell>
          <table:table-cell office:value-type="float" office:value="5.729156" calcext:value-type="float">
            <text:p>5.729156</text:p>
          </table:table-cell>
          <table:table-cell office:value-type="float" office:value="6.310455" calcext:value-type="float">
            <text:p>6.310455</text:p>
          </table:table-cell>
          <table:table-cell office:value-type="float" office:value="6.252228" calcext:value-type="float">
            <text:p>6.252228</text:p>
          </table:table-cell>
          <table:table-cell office:value-type="float" office:value="17.65115" calcext:value-type="float">
            <text:p>17.65115</text:p>
          </table:table-cell>
          <table:table-cell office:value-type="float" office:value="-19.84056" calcext:value-type="float">
            <text:p>-19.840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4" calcext:value-type="float">
            <text:p>15022004</text:p>
          </table:table-cell>
          <table:table-cell office:value-type="float" office:value="14.92479" calcext:value-type="float">
            <text:p>14.92479</text:p>
          </table:table-cell>
          <table:table-cell office:value-type="float" office:value="-9.86" calcext:value-type="float">
            <text:p>-9.86</text:p>
          </table:table-cell>
          <table:table-cell office:value-type="float" office:value="-21.71" calcext:value-type="float">
            <text:p>-21.71</text:p>
          </table:table-cell>
          <table:table-cell office:value-type="float" office:value="0.2585306" calcext:value-type="float">
            <text:p>0.2585306</text:p>
          </table:table-cell>
          <table:table-cell office:value-type="float" office:value="0.09904564" calcext:value-type="float">
            <text:p>0.09904564</text:p>
          </table:table-cell>
          <table:table-cell office:value-type="float" office:value="138.024" calcext:value-type="float">
            <text:p>138.024</text:p>
          </table:table-cell>
          <table:table-cell office:value-type="float" office:value="0" calcext:value-type="float">
            <text:p>0</text:p>
          </table:table-cell>
          <table:table-cell office:value-type="float" office:value="1.677521" calcext:value-type="float">
            <text:p>1.677521</text:p>
          </table:table-cell>
          <table:table-cell office:value-type="float" office:value="-7.344604" calcext:value-type="float">
            <text:p>-7.344604</text:p>
          </table:table-cell>
          <table:table-cell office:value-type="float" office:value="-1.563568" calcext:value-type="float">
            <text:p>-1.563568</text:p>
          </table:table-cell>
          <table:table-cell office:value-type="float" office:value="-3.859772" calcext:value-type="float">
            <text:p>-3.859772</text:p>
          </table:table-cell>
          <table:table-cell office:value-type="float" office:value="-1.732147" calcext:value-type="float">
            <text:p>-1.732147</text:p>
          </table:table-cell>
          <table:table-cell office:value-type="float" office:value="-2.398804" calcext:value-type="float">
            <text:p>-2.398804</text:p>
          </table:table-cell>
          <table:table-cell office:value-type="float" office:value="-1.303436" calcext:value-type="float">
            <text:p>-1.303436</text:p>
          </table:table-cell>
          <table:table-cell office:value-type="float" office:value="-1.58017" calcext:value-type="float">
            <text:p>-1.58017</text:p>
          </table:table-cell>
          <table:table-cell office:value-type="float" office:value="-1.016083" calcext:value-type="float">
            <text:p>-1.016083</text:p>
          </table:table-cell>
          <table:table-cell office:value-type="float" office:value="-1.14444" calcext:value-type="float">
            <text:p>-1.14444</text:p>
          </table:table-cell>
          <table:table-cell office:value-type="float" office:value="-0.5915833" calcext:value-type="float">
            <text:p>-0.5915833</text:p>
          </table:table-cell>
          <table:table-cell office:value-type="float" office:value="-0.6176758" calcext:value-type="float">
            <text:p>-0.6176758</text:p>
          </table:table-cell>
          <table:table-cell office:value-type="float" office:value="-0.05044556" calcext:value-type="float">
            <text:p>-0.05044556</text:p>
          </table:table-cell>
          <table:table-cell office:value-type="float" office:value="-0.0546875" calcext:value-type="float">
            <text:p>-0.0546875</text:p>
          </table:table-cell>
          <table:table-cell office:value-type="float" office:value="0.54599" calcext:value-type="float">
            <text:p>0.54599</text:p>
          </table:table-cell>
          <table:table-cell office:value-type="float" office:value="0.5329895" calcext:value-type="float">
            <text:p>0.5329895</text:p>
          </table:table-cell>
          <table:table-cell office:value-type="float" office:value="1.626038" calcext:value-type="float">
            <text:p>1.626038</text:p>
          </table:table-cell>
          <table:table-cell office:value-type="float" office:value="1.596771" calcext:value-type="float">
            <text:p>1.596771</text:p>
          </table:table-cell>
          <table:table-cell office:value-type="float" office:value="2.93335" calcext:value-type="float">
            <text:p>2.93335</text:p>
          </table:table-cell>
          <table:table-cell office:value-type="float" office:value="2.886353" calcext:value-type="float">
            <text:p>2.886353</text:p>
          </table:table-cell>
          <table:table-cell office:value-type="float" office:value="4.008301" calcext:value-type="float">
            <text:p>4.008301</text:p>
          </table:table-cell>
          <table:table-cell office:value-type="float" office:value="3.952759" calcext:value-type="float">
            <text:p>3.952759</text:p>
          </table:table-cell>
          <table:table-cell office:value-type="float" office:value="4.931641" calcext:value-type="float">
            <text:p>4.931641</text:p>
          </table:table-cell>
          <table:table-cell office:value-type="float" office:value="4.87149" calcext:value-type="float">
            <text:p>4.87149</text:p>
          </table:table-cell>
          <table:table-cell office:value-type="float" office:value="5.728516" calcext:value-type="float">
            <text:p>5.728516</text:p>
          </table:table-cell>
          <table:table-cell office:value-type="float" office:value="5.668335" calcext:value-type="float">
            <text:p>5.668335</text:p>
          </table:table-cell>
          <table:table-cell office:value-type="float" office:value="6.251617" calcext:value-type="float">
            <text:p>6.251617</text:p>
          </table:table-cell>
          <table:table-cell office:value-type="float" office:value="6.193695" calcext:value-type="float">
            <text:p>6.193695</text:p>
          </table:table-cell>
          <table:table-cell office:value-type="float" office:value="14.62036" calcext:value-type="float">
            <text:p>14.62036</text:p>
          </table:table-cell>
          <table:table-cell office:value-type="float" office:value="-23.34157" calcext:value-type="float">
            <text:p>-23.341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4" calcext:value-type="float">
            <text:p>16022004</text:p>
          </table:table-cell>
          <table:table-cell office:value-type="float" office:value="13.06764" calcext:value-type="float">
            <text:p>13.06764</text:p>
          </table:table-cell>
          <table:table-cell office:value-type="float" office:value="-1.59" calcext:value-type="float">
            <text:p>-1.59</text:p>
          </table:table-cell>
          <table:table-cell office:value-type="float" office:value="-14.33" calcext:value-type="float">
            <text:p>-14.33</text:p>
          </table:table-cell>
          <table:table-cell office:value-type="float" office:value="0.4805744" calcext:value-type="float">
            <text:p>0.4805744</text:p>
          </table:table-cell>
          <table:table-cell office:value-type="float" office:value="0.1818933" calcext:value-type="float">
            <text:p>0.1818933</text:p>
          </table:table-cell>
          <table:table-cell office:value-type="float" office:value="128.448" calcext:value-type="float">
            <text:p>128.448</text:p>
          </table:table-cell>
          <table:table-cell office:value-type="float" office:value="0" calcext:value-type="float">
            <text:p>0</text:p>
          </table:table-cell>
          <table:table-cell office:value-type="float" office:value="2.025604" calcext:value-type="float">
            <text:p>2.025604</text:p>
          </table:table-cell>
          <table:table-cell office:value-type="float" office:value="-6.241547" calcext:value-type="float">
            <text:p>-6.241547</text:p>
          </table:table-cell>
          <table:table-cell office:value-type="float" office:value="-1.330597" calcext:value-type="float">
            <text:p>-1.330597</text:p>
          </table:table-cell>
          <table:table-cell office:value-type="float" office:value="-3.763458" calcext:value-type="float">
            <text:p>-3.763458</text:p>
          </table:table-cell>
          <table:table-cell office:value-type="float" office:value="-1.735992" calcext:value-type="float">
            <text:p>-1.735992</text:p>
          </table:table-cell>
          <table:table-cell office:value-type="float" office:value="-2.571899" calcext:value-type="float">
            <text:p>-2.571899</text:p>
          </table:table-cell>
          <table:table-cell office:value-type="float" office:value="-1.494263" calcext:value-type="float">
            <text:p>-1.494263</text:p>
          </table:table-cell>
          <table:table-cell office:value-type="float" office:value="-1.759796" calcext:value-type="float">
            <text:p>-1.759796</text:p>
          </table:table-cell>
          <table:table-cell office:value-type="float" office:value="-1.143311" calcext:value-type="float">
            <text:p>-1.143311</text:p>
          </table:table-cell>
          <table:table-cell office:value-type="float" office:value="-1.270172" calcext:value-type="float">
            <text:p>-1.270172</text:p>
          </table:table-cell>
          <table:table-cell office:value-type="float" office:value="-0.618042" calcext:value-type="float">
            <text:p>-0.618042</text:p>
          </table:table-cell>
          <table:table-cell office:value-type="float" office:value="-0.6573181" calcext:value-type="float">
            <text:p>-0.6573181</text:p>
          </table:table-cell>
          <table:table-cell office:value-type="float" office:value="-0.0546875" calcext:value-type="float">
            <text:p>-0.0546875</text:p>
          </table:table-cell>
          <table:table-cell office:value-type="float" office:value="-0.06011963" calcext:value-type="float">
            <text:p>-0.06011963</text:p>
          </table:table-cell>
          <table:table-cell office:value-type="float" office:value="0.5328674" calcext:value-type="float">
            <text:p>0.5328674</text:p>
          </table:table-cell>
          <table:table-cell office:value-type="float" office:value="0.5185242" calcext:value-type="float">
            <text:p>0.5185242</text:p>
          </table:table-cell>
          <table:table-cell office:value-type="float" office:value="1.596466" calcext:value-type="float">
            <text:p>1.596466</text:p>
          </table:table-cell>
          <table:table-cell office:value-type="float" office:value="1.567932" calcext:value-type="float">
            <text:p>1.567932</text:p>
          </table:table-cell>
          <table:table-cell office:value-type="float" office:value="2.885895" calcext:value-type="float">
            <text:p>2.885895</text:p>
          </table:table-cell>
          <table:table-cell office:value-type="float" office:value="2.841858" calcext:value-type="float">
            <text:p>2.841858</text:p>
          </table:table-cell>
          <table:table-cell office:value-type="float" office:value="3.952209" calcext:value-type="float">
            <text:p>3.952209</text:p>
          </table:table-cell>
          <table:table-cell office:value-type="float" office:value="3.898407" calcext:value-type="float">
            <text:p>3.898407</text:p>
          </table:table-cell>
          <table:table-cell office:value-type="float" office:value="4.87088" calcext:value-type="float">
            <text:p>4.87088</text:p>
          </table:table-cell>
          <table:table-cell office:value-type="float" office:value="4.812561" calcext:value-type="float">
            <text:p>4.812561</text:p>
          </table:table-cell>
          <table:table-cell office:value-type="float" office:value="5.667725" calcext:value-type="float">
            <text:p>5.667725</text:p>
          </table:table-cell>
          <table:table-cell office:value-type="float" office:value="5.607971" calcext:value-type="float">
            <text:p>5.607971</text:p>
          </table:table-cell>
          <table:table-cell office:value-type="float" office:value="6.193085" calcext:value-type="float">
            <text:p>6.193085</text:p>
          </table:table-cell>
          <table:table-cell office:value-type="float" office:value="6.135712" calcext:value-type="float">
            <text:p>6.135712</text:p>
          </table:table-cell>
          <table:table-cell office:value-type="float" office:value="15.99838" calcext:value-type="float">
            <text:p>15.99838</text:p>
          </table:table-cell>
          <table:table-cell office:value-type="float" office:value="-18.26527" calcext:value-type="float">
            <text:p>-18.265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4" calcext:value-type="float">
            <text:p>17022004</text:p>
          </table:table-cell>
          <table:table-cell office:value-type="float" office:value="14.70758" calcext:value-type="float">
            <text:p>14.70758</text:p>
          </table:table-cell>
          <table:table-cell office:value-type="float" office:value="1.8" calcext:value-type="float">
            <text:p>1.8</text:p>
          </table:table-cell>
          <table:table-cell office:value-type="float" office:value="-15.82" calcext:value-type="float">
            <text:p>-15.82</text:p>
          </table:table-cell>
          <table:table-cell office:value-type="float" office:value="0.6129841" calcext:value-type="float">
            <text:p>0.6129841</text:p>
          </table:table-cell>
          <table:table-cell office:value-type="float" office:value="0.161339" calcext:value-type="float">
            <text:p>0.161339</text:p>
          </table:table-cell>
          <table:table-cell office:value-type="float" office:value="194.616" calcext:value-type="float">
            <text:p>194.616</text:p>
          </table:table-cell>
          <table:table-cell office:value-type="float" office:value="0" calcext:value-type="float">
            <text:p>0</text:p>
          </table:table-cell>
          <table:table-cell office:value-type="float" office:value="3.24295" calcext:value-type="float">
            <text:p>3.24295</text:p>
          </table:table-cell>
          <table:table-cell office:value-type="float" office:value="-6.201263" calcext:value-type="float">
            <text:p>-6.201263</text:p>
          </table:table-cell>
          <table:table-cell office:value-type="float" office:value="-1.019623" calcext:value-type="float">
            <text:p>-1.019623</text:p>
          </table:table-cell>
          <table:table-cell office:value-type="float" office:value="-3.58078" calcext:value-type="float">
            <text:p>-3.58078</text:p>
          </table:table-cell>
          <table:table-cell office:value-type="float" office:value="-1.547791" calcext:value-type="float">
            <text:p>-1.547791</text:p>
          </table:table-cell>
          <table:table-cell office:value-type="float" office:value="-2.394928" calcext:value-type="float">
            <text:p>-2.394928</text:p>
          </table:table-cell>
          <table:table-cell office:value-type="float" office:value="-1.364075" calcext:value-type="float">
            <text:p>-1.364075</text:p>
          </table:table-cell>
          <table:table-cell office:value-type="float" office:value="-1.673248" calcext:value-type="float">
            <text:p>-1.673248</text:p>
          </table:table-cell>
          <table:table-cell office:value-type="float" office:value="-1.109863" calcext:value-type="float">
            <text:p>-1.109863</text:p>
          </table:table-cell>
          <table:table-cell office:value-type="float" office:value="-1.239258" calcext:value-type="float">
            <text:p>-1.239258</text:p>
          </table:table-cell>
          <table:table-cell office:value-type="float" office:value="-0.6573792" calcext:value-type="float">
            <text:p>-0.6573792</text:p>
          </table:table-cell>
          <table:table-cell office:value-type="float" office:value="-0.6720886" calcext:value-type="float">
            <text:p>-0.6720886</text:p>
          </table:table-cell>
          <table:table-cell office:value-type="float" office:value="-0.06015015" calcext:value-type="float">
            <text:p>-0.06015015</text:p>
          </table:table-cell>
          <table:table-cell office:value-type="float" office:value="-0.06387329" calcext:value-type="float">
            <text:p>-0.06387329</text:p>
          </table:table-cell>
          <table:table-cell office:value-type="float" office:value="0.5184326" calcext:value-type="float">
            <text:p>0.5184326</text:p>
          </table:table-cell>
          <table:table-cell office:value-type="float" office:value="0.5047302" calcext:value-type="float">
            <text:p>0.5047302</text:p>
          </table:table-cell>
          <table:table-cell office:value-type="float" office:value="1.567627" calcext:value-type="float">
            <text:p>1.567627</text:p>
          </table:table-cell>
          <table:table-cell office:value-type="float" office:value="1.540344" calcext:value-type="float">
            <text:p>1.540344</text:p>
          </table:table-cell>
          <table:table-cell office:value-type="float" office:value="2.841431" calcext:value-type="float">
            <text:p>2.841431</text:p>
          </table:table-cell>
          <table:table-cell office:value-type="float" office:value="2.798889" calcext:value-type="float">
            <text:p>2.798889</text:p>
          </table:table-cell>
          <table:table-cell office:value-type="float" office:value="3.897858" calcext:value-type="float">
            <text:p>3.897858</text:p>
          </table:table-cell>
          <table:table-cell office:value-type="float" office:value="3.846069" calcext:value-type="float">
            <text:p>3.846069</text:p>
          </table:table-cell>
          <table:table-cell office:value-type="float" office:value="4.811951" calcext:value-type="float">
            <text:p>4.811951</text:p>
          </table:table-cell>
          <table:table-cell office:value-type="float" office:value="4.754669" calcext:value-type="float">
            <text:p>4.754669</text:p>
          </table:table-cell>
          <table:table-cell office:value-type="float" office:value="5.607361" calcext:value-type="float">
            <text:p>5.607361</text:p>
          </table:table-cell>
          <table:table-cell office:value-type="float" office:value="5.548828" calcext:value-type="float">
            <text:p>5.548828</text:p>
          </table:table-cell>
          <table:table-cell office:value-type="float" office:value="6.135101" calcext:value-type="float">
            <text:p>6.135101</text:p>
          </table:table-cell>
          <table:table-cell office:value-type="float" office:value="6.078522" calcext:value-type="float">
            <text:p>6.078522</text:p>
          </table:table-cell>
          <table:table-cell office:value-type="float" office:value="21.41141" calcext:value-type="float">
            <text:p>21.41141</text:p>
          </table:table-cell>
          <table:table-cell office:value-type="float" office:value="-19.29262" calcext:value-type="float">
            <text:p>-19.292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4" calcext:value-type="float">
            <text:p>18022004</text:p>
          </table:table-cell>
          <table:table-cell office:value-type="float" office:value="14.8608" calcext:value-type="float">
            <text:p>14.8608</text:p>
          </table:table-cell>
          <table:table-cell office:value-type="float" office:value="5.22" calcext:value-type="float">
            <text:p>5.22</text:p>
          </table:table-cell>
          <table:table-cell office:value-type="float" office:value="-0.06" calcext:value-type="float">
            <text:p>-0.06</text:p>
          </table:table-cell>
          <table:table-cell office:value-type="float" office:value="0.7612345" calcext:value-type="float">
            <text:p>0.7612345</text:p>
          </table:table-cell>
          <table:table-cell office:value-type="float" office:value="0.5367674" calcext:value-type="float">
            <text:p>0.5367674</text:p>
          </table:table-cell>
          <table:table-cell office:value-type="float" office:value="262.764" calcext:value-type="float">
            <text:p>262.764</text:p>
          </table:table-cell>
          <table:table-cell office:value-type="float" office:value="0" calcext:value-type="float">
            <text:p>0</text:p>
          </table:table-cell>
          <table:table-cell office:value-type="float" office:value="5.656464" calcext:value-type="float">
            <text:p>5.656464</text:p>
          </table:table-cell>
          <table:table-cell office:value-type="float" office:value="-2.290314" calcext:value-type="float">
            <text:p>-2.290314</text:p>
          </table:table-cell>
          <table:table-cell office:value-type="float" office:value="1.500702" calcext:value-type="float">
            <text:p>1.500702</text:p>
          </table:table-cell>
          <table:table-cell office:value-type="float" office:value="-1.777191" calcext:value-type="float">
            <text:p>-1.777191</text:p>
          </table:table-cell>
          <table:table-cell office:value-type="float" office:value="-0.6453857" calcext:value-type="float">
            <text:p>-0.6453857</text:p>
          </table:table-cell>
          <table:table-cell office:value-type="float" office:value="-1.55722" calcext:value-type="float">
            <text:p>-1.55722</text:p>
          </table:table-cell>
          <table:table-cell office:value-type="float" office:value="-0.9328918" calcext:value-type="float">
            <text:p>-0.9328918</text:p>
          </table:table-cell>
          <table:table-cell office:value-type="float" office:value="-1.361603" calcext:value-type="float">
            <text:p>-1.361603</text:p>
          </table:table-cell>
          <table:table-cell office:value-type="float" office:value="-0.8386841" calcext:value-type="float">
            <text:p>-0.8386841</text:p>
          </table:table-cell>
          <table:table-cell office:value-type="float" office:value="-1.107941" calcext:value-type="float">
            <text:p>-1.107941</text:p>
          </table:table-cell>
          <table:table-cell office:value-type="float" office:value="-0.5903625" calcext:value-type="float">
            <text:p>-0.5903625</text:p>
          </table:table-cell>
          <table:table-cell office:value-type="float" office:value="-0.6622009" calcext:value-type="float">
            <text:p>-0.6622009</text:p>
          </table:table-cell>
          <table:table-cell office:value-type="float" office:value="-0.06039429" calcext:value-type="float">
            <text:p>-0.06039429</text:p>
          </table:table-cell>
          <table:table-cell office:value-type="float" office:value="-0.06381226" calcext:value-type="float">
            <text:p>-0.06381226</text:p>
          </table:table-cell>
          <table:table-cell office:value-type="float" office:value="0.5045471" calcext:value-type="float">
            <text:p>0.5045471</text:p>
          </table:table-cell>
          <table:table-cell office:value-type="float" office:value="0.4944458" calcext:value-type="float">
            <text:p>0.4944458</text:p>
          </table:table-cell>
          <table:table-cell office:value-type="float" office:value="1.54007" calcext:value-type="float">
            <text:p>1.54007</text:p>
          </table:table-cell>
          <table:table-cell office:value-type="float" office:value="1.51416" calcext:value-type="float">
            <text:p>1.51416</text:p>
          </table:table-cell>
          <table:table-cell office:value-type="float" office:value="2.798492" calcext:value-type="float">
            <text:p>2.798492</text:p>
          </table:table-cell>
          <table:table-cell office:value-type="float" office:value="2.757446" calcext:value-type="float">
            <text:p>2.757446</text:p>
          </table:table-cell>
          <table:table-cell office:value-type="float" office:value="3.84552" calcext:value-type="float">
            <text:p>3.84552</text:p>
          </table:table-cell>
          <table:table-cell office:value-type="float" office:value="3.795258" calcext:value-type="float">
            <text:p>3.795258</text:p>
          </table:table-cell>
          <table:table-cell office:value-type="float" office:value="4.754089" calcext:value-type="float">
            <text:p>4.754089</text:p>
          </table:table-cell>
          <table:table-cell office:value-type="float" office:value="4.698334" calcext:value-type="float">
            <text:p>4.698334</text:p>
          </table:table-cell>
          <table:table-cell office:value-type="float" office:value="5.548218" calcext:value-type="float">
            <text:p>5.548218</text:p>
          </table:table-cell>
          <table:table-cell office:value-type="float" office:value="5.490692" calcext:value-type="float">
            <text:p>5.490692</text:p>
          </table:table-cell>
          <table:table-cell office:value-type="float" office:value="6.077911" calcext:value-type="float">
            <text:p>6.077911</text:p>
          </table:table-cell>
          <table:table-cell office:value-type="float" office:value="6.02182" calcext:value-type="float">
            <text:p>6.02182</text:p>
          </table:table-cell>
          <table:table-cell office:value-type="float" office:value="26.10333" calcext:value-type="float">
            <text:p>26.10333</text:p>
          </table:table-cell>
          <table:table-cell office:value-type="float" office:value="-5.295868" calcext:value-type="float">
            <text:p>-5.2958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4" calcext:value-type="float">
            <text:p>19022004</text:p>
          </table:table-cell>
          <table:table-cell office:value-type="float" office:value="13.81784" calcext:value-type="float">
            <text:p>13.81784</text:p>
          </table:table-cell>
          <table:table-cell office:value-type="float" office:value="7.99" calcext:value-type="float">
            <text:p>7.99</text:p>
          </table:table-cell>
          <table:table-cell office:value-type="float" office:value="-0.21" calcext:value-type="float">
            <text:p>-0.21</text:p>
          </table:table-cell>
          <table:table-cell office:value-type="float" office:value="0.8726031" calcext:value-type="float">
            <text:p>0.8726031</text:p>
          </table:table-cell>
          <table:table-cell office:value-type="float" office:value="0.5310088" calcext:value-type="float">
            <text:p>0.5310088</text:p>
          </table:table-cell>
          <table:table-cell office:value-type="float" office:value="297.576" calcext:value-type="float">
            <text:p>297.576</text:p>
          </table:table-cell>
          <table:table-cell office:value-type="float" office:value="0.2" calcext:value-type="float">
            <text:p>0.2</text:p>
          </table:table-cell>
          <table:table-cell office:value-type="float" office:value="7.304932" calcext:value-type="float">
            <text:p>7.304932</text:p>
          </table:table-cell>
          <table:table-cell office:value-type="float" office:value="-2.015381" calcext:value-type="float">
            <text:p>-2.015381</text:p>
          </table:table-cell>
          <table:table-cell office:value-type="float" office:value="2.641663" calcext:value-type="float">
            <text:p>2.641663</text:p>
          </table:table-cell>
          <table:table-cell office:value-type="float" office:value="-1.262878" calcext:value-type="float">
            <text:p>-1.262878</text:p>
          </table:table-cell>
          <table:table-cell office:value-type="float" office:value="-0.1674194" calcext:value-type="float">
            <text:p>-0.1674194</text:p>
          </table:table-cell>
          <table:table-cell office:value-type="float" office:value="-1.001099" calcext:value-type="float">
            <text:p>-1.001099</text:p>
          </table:table-cell>
          <table:table-cell office:value-type="float" office:value="-0.6465454" calcext:value-type="float">
            <text:p>-0.6465454</text:p>
          </table:table-cell>
          <table:table-cell office:value-type="float" office:value="-0.931488" calcext:value-type="float">
            <text:p>-0.931488</text:p>
          </table:table-cell>
          <table:table-cell office:value-type="float" office:value="-0.6268311" calcext:value-type="float">
            <text:p>-0.6268311</text:p>
          </table:table-cell>
          <table:table-cell office:value-type="float" office:value="-0.836853" calcext:value-type="float">
            <text:p>-0.836853</text:p>
          </table:table-cell>
          <table:table-cell office:value-type="float" office:value="-0.4920044" calcext:value-type="float">
            <text:p>-0.4920044</text:p>
          </table:table-cell>
          <table:table-cell office:value-type="float" office:value="-0.5893555" calcext:value-type="float">
            <text:p>-0.5893555</text:p>
          </table:table-cell>
          <table:table-cell office:value-type="float" office:value="-0.05288696" calcext:value-type="float">
            <text:p>-0.05288696</text:p>
          </table:table-cell>
          <table:table-cell office:value-type="float" office:value="-0.06039429" calcext:value-type="float">
            <text:p>-0.06039429</text:p>
          </table:table-cell>
          <table:table-cell office:value-type="float" office:value="0.4943542" calcext:value-type="float">
            <text:p>0.4943542</text:p>
          </table:table-cell>
          <table:table-cell office:value-type="float" office:value="0.4885254" calcext:value-type="float">
            <text:p>0.4885254</text:p>
          </table:table-cell>
          <table:table-cell office:value-type="float" office:value="1.513885" calcext:value-type="float">
            <text:p>1.513885</text:p>
          </table:table-cell>
          <table:table-cell office:value-type="float" office:value="1.490265" calcext:value-type="float">
            <text:p>1.490265</text:p>
          </table:table-cell>
          <table:table-cell office:value-type="float" office:value="2.75705" calcext:value-type="float">
            <text:p>2.75705</text:p>
          </table:table-cell>
          <table:table-cell office:value-type="float" office:value="2.717407" calcext:value-type="float">
            <text:p>2.717407</text:p>
          </table:table-cell>
          <table:table-cell office:value-type="float" office:value="3.794769" calcext:value-type="float">
            <text:p>3.794769</text:p>
          </table:table-cell>
          <table:table-cell office:value-type="float" office:value="3.746307" calcext:value-type="float">
            <text:p>3.746307</text:p>
          </table:table-cell>
          <table:table-cell office:value-type="float" office:value="4.697723" calcext:value-type="float">
            <text:p>4.697723</text:p>
          </table:table-cell>
          <table:table-cell office:value-type="float" office:value="4.642639" calcext:value-type="float">
            <text:p>4.642639</text:p>
          </table:table-cell>
          <table:table-cell office:value-type="float" office:value="5.490082" calcext:value-type="float">
            <text:p>5.490082</text:p>
          </table:table-cell>
          <table:table-cell office:value-type="float" office:value="5.433624" calcext:value-type="float">
            <text:p>5.433624</text:p>
          </table:table-cell>
          <table:table-cell office:value-type="float" office:value="6.02121" calcext:value-type="float">
            <text:p>6.02121</text:p>
          </table:table-cell>
          <table:table-cell office:value-type="float" office:value="5.965973" calcext:value-type="float">
            <text:p>5.965973</text:p>
          </table:table-cell>
          <table:table-cell office:value-type="float" office:value="27.97577" calcext:value-type="float">
            <text:p>27.97577</text:p>
          </table:table-cell>
          <table:table-cell office:value-type="float" office:value="-5.496124" calcext:value-type="float">
            <text:p>-5.4961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4" calcext:value-type="float">
            <text:p>20022004</text:p>
          </table:table-cell>
          <table:table-cell office:value-type="float" office:value="15.4017" calcext:value-type="float">
            <text:p>15.4017</text:p>
          </table:table-cell>
          <table:table-cell office:value-type="float" office:value="5.69" calcext:value-type="float">
            <text:p>5.69</text:p>
          </table:table-cell>
          <table:table-cell office:value-type="float" office:value="-2.4" calcext:value-type="float">
            <text:p>-2.4</text:p>
          </table:table-cell>
          <table:table-cell office:value-type="float" office:value="0.7665943" calcext:value-type="float">
            <text:p>0.7665943</text:p>
          </table:table-cell>
          <table:table-cell office:value-type="float" office:value="0.4530185" calcext:value-type="float">
            <text:p>0.4530185</text:p>
          </table:table-cell>
          <table:table-cell office:value-type="float" office:value="509.436" calcext:value-type="float">
            <text:p>509.436</text:p>
          </table:table-cell>
          <table:table-cell office:value-type="float" office:value="0.1" calcext:value-type="float">
            <text:p>0.1</text:p>
          </table:table-cell>
          <table:table-cell office:value-type="float" office:value="7.860992" calcext:value-type="float">
            <text:p>7.860992</text:p>
          </table:table-cell>
          <table:table-cell office:value-type="float" office:value="-2.236755" calcext:value-type="float">
            <text:p>-2.236755</text:p>
          </table:table-cell>
          <table:table-cell office:value-type="float" office:value="3.03537" calcext:value-type="float">
            <text:p>3.03537</text:p>
          </table:table-cell>
          <table:table-cell office:value-type="float" office:value="-1.07196" calcext:value-type="float">
            <text:p>-1.07196</text:p>
          </table:table-cell>
          <table:table-cell office:value-type="float" office:value="0.0904541" calcext:value-type="float">
            <text:p>0.0904541</text:p>
          </table:table-cell>
          <table:table-cell office:value-type="float" office:value="-0.6322937" calcext:value-type="float">
            <text:p>-0.6322937</text:p>
          </table:table-cell>
          <table:table-cell office:value-type="float" office:value="-0.4486084" calcext:value-type="float">
            <text:p>-0.4486084</text:p>
          </table:table-cell>
          <table:table-cell office:value-type="float" office:value="-0.645752" calcext:value-type="float">
            <text:p>-0.645752</text:p>
          </table:table-cell>
          <table:table-cell office:value-type="float" office:value="-0.477417" calcext:value-type="float">
            <text:p>-0.477417</text:p>
          </table:table-cell>
          <table:table-cell office:value-type="float" office:value="-0.6255188" calcext:value-type="float">
            <text:p>-0.6255188</text:p>
          </table:table-cell>
          <table:table-cell office:value-type="float" office:value="-0.4048157" calcext:value-type="float">
            <text:p>-0.4048157</text:p>
          </table:table-cell>
          <table:table-cell office:value-type="float" office:value="-0.4909668" calcext:value-type="float">
            <text:p>-0.4909668</text:p>
          </table:table-cell>
          <table:table-cell office:value-type="float" office:value="-0.04489136" calcext:value-type="float">
            <text:p>-0.04489136</text:p>
          </table:table-cell>
          <table:table-cell office:value-type="float" office:value="-0.05282593" calcext:value-type="float">
            <text:p>-0.05282593</text:p>
          </table:table-cell>
          <table:table-cell office:value-type="float" office:value="0.4884644" calcext:value-type="float">
            <text:p>0.4884644</text:p>
          </table:table-cell>
          <table:table-cell office:value-type="float" office:value="0.4848328" calcext:value-type="float">
            <text:p>0.4848328</text:p>
          </table:table-cell>
          <table:table-cell office:value-type="float" office:value="1.490021" calcext:value-type="float">
            <text:p>1.490021</text:p>
          </table:table-cell>
          <table:table-cell office:value-type="float" office:value="1.468933" calcext:value-type="float">
            <text:p>1.468933</text:p>
          </table:table-cell>
          <table:table-cell office:value-type="float" office:value="2.71701" calcext:value-type="float">
            <text:p>2.71701</text:p>
          </table:table-cell>
          <table:table-cell office:value-type="float" office:value="2.679932" calcext:value-type="float">
            <text:p>2.679932</text:p>
          </table:table-cell>
          <table:table-cell office:value-type="float" office:value="3.745789" calcext:value-type="float">
            <text:p>3.745789</text:p>
          </table:table-cell>
          <table:table-cell office:value-type="float" office:value="3.698242" calcext:value-type="float">
            <text:p>3.698242</text:p>
          </table:table-cell>
          <table:table-cell office:value-type="float" office:value="4.642059" calcext:value-type="float">
            <text:p>4.642059</text:p>
          </table:table-cell>
          <table:table-cell office:value-type="float" office:value="4.589142" calcext:value-type="float">
            <text:p>4.589142</text:p>
          </table:table-cell>
          <table:table-cell office:value-type="float" office:value="5.433044" calcext:value-type="float">
            <text:p>5.433044</text:p>
          </table:table-cell>
          <table:table-cell office:value-type="float" office:value="5.37738" calcext:value-type="float">
            <text:p>5.37738</text:p>
          </table:table-cell>
          <table:table-cell office:value-type="float" office:value="5.965393" calcext:value-type="float">
            <text:p>5.965393</text:p>
          </table:table-cell>
          <table:table-cell office:value-type="float" office:value="5.91095" calcext:value-type="float">
            <text:p>5.91095</text:p>
          </table:table-cell>
          <table:table-cell office:value-type="float" office:value="29.28052" calcext:value-type="float">
            <text:p>29.28052</text:p>
          </table:table-cell>
          <table:table-cell office:value-type="float" office:value="-7.549408" calcext:value-type="float">
            <text:p>-7.5494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4" calcext:value-type="float">
            <text:p>21022004</text:p>
          </table:table-cell>
          <table:table-cell office:value-type="float" office:value="14.35511" calcext:value-type="float">
            <text:p>14.35511</text:p>
          </table:table-cell>
          <table:table-cell office:value-type="float" office:value="7.88" calcext:value-type="float">
            <text:p>7.88</text:p>
          </table:table-cell>
          <table:table-cell office:value-type="float" office:value="-4.15" calcext:value-type="float">
            <text:p>-4.15</text:p>
          </table:table-cell>
          <table:table-cell office:value-type="float" office:value="0.8052968" calcext:value-type="float">
            <text:p>0.8052968</text:p>
          </table:table-cell>
          <table:table-cell office:value-type="float" office:value="0.3982753" calcext:value-type="float">
            <text:p>0.3982753</text:p>
          </table:table-cell>
          <table:table-cell office:value-type="float" office:value="173.988" calcext:value-type="float">
            <text:p>173.988</text:p>
          </table:table-cell>
          <table:table-cell office:value-type="float" office:value="0.1" calcext:value-type="float">
            <text:p>0.1</text:p>
          </table:table-cell>
          <table:table-cell office:value-type="float" office:value="7.661743" calcext:value-type="float">
            <text:p>7.661743</text:p>
          </table:table-cell>
          <table:table-cell office:value-type="float" office:value="-2.863251" calcext:value-type="float">
            <text:p>-2.863251</text:p>
          </table:table-cell>
          <table:table-cell office:value-type="float" office:value="2.985321" calcext:value-type="float">
            <text:p>2.985321</text:p>
          </table:table-cell>
          <table:table-cell office:value-type="float" office:value="-1.444092" calcext:value-type="float">
            <text:p>-1.444092</text:p>
          </table:table-cell>
          <table:table-cell office:value-type="float" office:value="0.1479492" calcext:value-type="float">
            <text:p>0.1479492</text:p>
          </table:table-cell>
          <table:table-cell office:value-type="float" office:value="-0.5539551" calcext:value-type="float">
            <text:p>-0.5539551</text:p>
          </table:table-cell>
          <table:table-cell office:value-type="float" office:value="-0.3454285" calcext:value-type="float">
            <text:p>-0.3454285</text:p>
          </table:table-cell>
          <table:table-cell office:value-type="float" office:value="-0.4830933" calcext:value-type="float">
            <text:p>-0.4830933</text:p>
          </table:table-cell>
          <table:table-cell office:value-type="float" office:value="-0.3858032" calcext:value-type="float">
            <text:p>-0.3858032</text:p>
          </table:table-cell>
          <table:table-cell office:value-type="float" office:value="-0.4768066" calcext:value-type="float">
            <text:p>-0.4768066</text:p>
          </table:table-cell>
          <table:table-cell office:value-type="float" office:value="-0.3385315" calcext:value-type="float">
            <text:p>-0.3385315</text:p>
          </table:table-cell>
          <table:table-cell office:value-type="float" office:value="-0.4040222" calcext:value-type="float">
            <text:p>-0.4040222</text:p>
          </table:table-cell>
          <table:table-cell office:value-type="float" office:value="-0.03811646" calcext:value-type="float">
            <text:p>-0.03811646</text:p>
          </table:table-cell>
          <table:table-cell office:value-type="float" office:value="-0.0447998" calcext:value-type="float">
            <text:p>-0.0447998</text:p>
          </table:table-cell>
          <table:table-cell office:value-type="float" office:value="0.4848022" calcext:value-type="float">
            <text:p>0.4848022</text:p>
          </table:table-cell>
          <table:table-cell office:value-type="float" office:value="0.4822388" calcext:value-type="float">
            <text:p>0.4822388</text:p>
          </table:table-cell>
          <table:table-cell office:value-type="float" office:value="1.468719" calcext:value-type="float">
            <text:p>1.468719</text:p>
          </table:table-cell>
          <table:table-cell office:value-type="float" office:value="1.449738" calcext:value-type="float">
            <text:p>1.449738</text:p>
          </table:table-cell>
          <table:table-cell office:value-type="float" office:value="2.679535" calcext:value-type="float">
            <text:p>2.679535</text:p>
          </table:table-cell>
          <table:table-cell office:value-type="float" office:value="2.644226" calcext:value-type="float">
            <text:p>2.644226</text:p>
          </table:table-cell>
          <table:table-cell office:value-type="float" office:value="3.697754" calcext:value-type="float">
            <text:p>3.697754</text:p>
          </table:table-cell>
          <table:table-cell office:value-type="float" office:value="3.651886" calcext:value-type="float">
            <text:p>3.651886</text:p>
          </table:table-cell>
          <table:table-cell office:value-type="float" office:value="4.588531" calcext:value-type="float">
            <text:p>4.588531</text:p>
          </table:table-cell>
          <table:table-cell office:value-type="float" office:value="4.536316" calcext:value-type="float">
            <text:p>4.536316</text:p>
          </table:table-cell>
          <table:table-cell office:value-type="float" office:value="5.37674" calcext:value-type="float">
            <text:p>5.37674</text:p>
          </table:table-cell>
          <table:table-cell office:value-type="float" office:value="5.32193" calcext:value-type="float">
            <text:p>5.32193</text:p>
          </table:table-cell>
          <table:table-cell office:value-type="float" office:value="5.91037" calcext:value-type="float">
            <text:p>5.91037</text:p>
          </table:table-cell>
          <table:table-cell office:value-type="float" office:value="5.856506" calcext:value-type="float">
            <text:p>5.856506</text:p>
          </table:table-cell>
          <table:table-cell office:value-type="float" office:value="27.95572" calcext:value-type="float">
            <text:p>27.95572</text:p>
          </table:table-cell>
          <table:table-cell office:value-type="float" office:value="-9.084717" calcext:value-type="float">
            <text:p>-9.0847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4" calcext:value-type="float">
            <text:p>22022004</text:p>
          </table:table-cell>
          <table:table-cell office:value-type="float" office:value="12.55716" calcext:value-type="float">
            <text:p>12.55716</text:p>
          </table:table-cell>
          <table:table-cell office:value-type="float" office:value="11.3" calcext:value-type="float">
            <text:p>11.3</text:p>
          </table:table-cell>
          <table:table-cell office:value-type="float" office:value="-0.57" calcext:value-type="float">
            <text:p>-0.57</text:p>
          </table:table-cell>
          <table:table-cell office:value-type="float" office:value="0.933761" calcext:value-type="float">
            <text:p>0.933761</text:p>
          </table:table-cell>
          <table:table-cell office:value-type="float" office:value="0.5174127" calcext:value-type="float">
            <text:p>0.5174127</text:p>
          </table:table-cell>
          <table:table-cell office:value-type="float" office:value="240.084" calcext:value-type="float">
            <text:p>240.084</text:p>
          </table:table-cell>
          <table:table-cell office:value-type="float" office:value="0.1" calcext:value-type="float">
            <text:p>0.1</text:p>
          </table:table-cell>
          <table:table-cell office:value-type="float" office:value="8.164215" calcext:value-type="float">
            <text:p>8.164215</text:p>
          </table:table-cell>
          <table:table-cell office:value-type="float" office:value="-1.687958" calcext:value-type="float">
            <text:p>-1.687958</text:p>
          </table:table-cell>
          <table:table-cell office:value-type="float" office:value="3.326355" calcext:value-type="float">
            <text:p>3.326355</text:p>
          </table:table-cell>
          <table:table-cell office:value-type="float" office:value="-0.7706909" calcext:value-type="float">
            <text:p>-0.7706909</text:p>
          </table:table-cell>
          <table:table-cell office:value-type="float" office:value="0.2731323" calcext:value-type="float">
            <text:p>0.2731323</text:p>
          </table:table-cell>
          <table:table-cell office:value-type="float" office:value="-0.3135681" calcext:value-type="float">
            <text:p>-0.3135681</text:p>
          </table:table-cell>
          <table:table-cell office:value-type="float" office:value="-0.2441711" calcext:value-type="float">
            <text:p>-0.2441711</text:p>
          </table:table-cell>
          <table:table-cell office:value-type="float" office:value="-0.366333" calcext:value-type="float">
            <text:p>-0.366333</text:p>
          </table:table-cell>
          <table:table-cell office:value-type="float" office:value="-0.3122559" calcext:value-type="float">
            <text:p>-0.3122559</text:p>
          </table:table-cell>
          <table:table-cell office:value-type="float" office:value="-0.3851624" calcext:value-type="float">
            <text:p>-0.3851624</text:p>
          </table:table-cell>
          <table:table-cell office:value-type="float" office:value="-0.2861938" calcext:value-type="float">
            <text:p>-0.2861938</text:p>
          </table:table-cell>
          <table:table-cell office:value-type="float" office:value="-0.3379822" calcext:value-type="float">
            <text:p>-0.3379822</text:p>
          </table:table-cell>
          <table:table-cell office:value-type="float" office:value="-0.03198242" calcext:value-type="float">
            <text:p>-0.03198242</text:p>
          </table:table-cell>
          <table:table-cell office:value-type="float" office:value="-0.03799438" calcext:value-type="float">
            <text:p>-0.03799438</text:p>
          </table:table-cell>
          <table:table-cell office:value-type="float" office:value="0.4822083" calcext:value-type="float">
            <text:p>0.4822083</text:p>
          </table:table-cell>
          <table:table-cell office:value-type="float" office:value="0.4799194" calcext:value-type="float">
            <text:p>0.4799194</text:p>
          </table:table-cell>
          <table:table-cell office:value-type="float" office:value="1.449524" calcext:value-type="float">
            <text:p>1.449524</text:p>
          </table:table-cell>
          <table:table-cell office:value-type="float" office:value="1.432159" calcext:value-type="float">
            <text:p>1.432159</text:p>
          </table:table-cell>
          <table:table-cell office:value-type="float" office:value="2.64389" calcext:value-type="float">
            <text:p>2.64389</text:p>
          </table:table-cell>
          <table:table-cell office:value-type="float" office:value="2.610199" calcext:value-type="float">
            <text:p>2.610199</text:p>
          </table:table-cell>
          <table:table-cell office:value-type="float" office:value="3.651428" calcext:value-type="float">
            <text:p>3.651428</text:p>
          </table:table-cell>
          <table:table-cell office:value-type="float" office:value="3.607849" calcext:value-type="float">
            <text:p>3.607849</text:p>
          </table:table-cell>
          <table:table-cell office:value-type="float" office:value="4.535767" calcext:value-type="float">
            <text:p>4.535767</text:p>
          </table:table-cell>
          <table:table-cell office:value-type="float" office:value="4.485199" calcext:value-type="float">
            <text:p>4.485199</text:p>
          </table:table-cell>
          <table:table-cell office:value-type="float" office:value="5.32135" calcext:value-type="float">
            <text:p>5.32135</text:p>
          </table:table-cell>
          <table:table-cell office:value-type="float" office:value="5.267517" calcext:value-type="float">
            <text:p>5.267517</text:p>
          </table:table-cell>
          <table:table-cell office:value-type="float" office:value="5.855927" calcext:value-type="float">
            <text:p>5.855927</text:p>
          </table:table-cell>
          <table:table-cell office:value-type="float" office:value="5.802765" calcext:value-type="float">
            <text:p>5.802765</text:p>
          </table:table-cell>
          <table:table-cell office:value-type="float" office:value="29.75458" calcext:value-type="float">
            <text:p>29.75458</text:p>
          </table:table-cell>
          <table:table-cell office:value-type="float" office:value="-5.738068" calcext:value-type="float">
            <text:p>-5.7380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4" calcext:value-type="float">
            <text:p>23022004</text:p>
          </table:table-cell>
          <table:table-cell office:value-type="float" office:value="6.503759" calcext:value-type="float">
            <text:p>6.503759</text:p>
          </table:table-cell>
          <table:table-cell office:value-type="float" office:value="2.42" calcext:value-type="float">
            <text:p>2.42</text:p>
          </table:table-cell>
          <table:table-cell office:value-type="float" office:value="-0.75" calcext:value-type="float">
            <text:p>-0.75</text:p>
          </table:table-cell>
          <table:table-cell office:value-type="float" office:value="0.6404696" calcext:value-type="float">
            <text:p>0.6404696</text:p>
          </table:table-cell>
          <table:table-cell office:value-type="float" office:value="0.5107335" calcext:value-type="float">
            <text:p>0.5107335</text:p>
          </table:table-cell>
          <table:table-cell office:value-type="float" office:value="344.016" calcext:value-type="float">
            <text:p>344.016</text:p>
          </table:table-cell>
          <table:table-cell office:value-type="float" office:value="0" calcext:value-type="float">
            <text:p>0</text:p>
          </table:table-cell>
          <table:table-cell office:value-type="float" office:value="3.78064" calcext:value-type="float">
            <text:p>3.78064</text:p>
          </table:table-cell>
          <table:table-cell office:value-type="float" office:value="-1.797089" calcext:value-type="float">
            <text:p>-1.797089</text:p>
          </table:table-cell>
          <table:table-cell office:value-type="float" office:value="1.427765" calcext:value-type="float">
            <text:p>1.427765</text:p>
          </table:table-cell>
          <table:table-cell office:value-type="float" office:value="-0.848114" calcext:value-type="float">
            <text:p>-0.848114</text:p>
          </table:table-cell>
          <table:table-cell office:value-type="float" office:value="0.03829956" calcext:value-type="float">
            <text:p>0.03829956</text:p>
          </table:table-cell>
          <table:table-cell office:value-type="float" office:value="-0.2664795" calcext:value-type="float">
            <text:p>-0.2664795</text:p>
          </table:table-cell>
          <table:table-cell office:value-type="float" office:value="-0.2284546" calcext:value-type="float">
            <text:p>-0.2284546</text:p>
          </table:table-cell>
          <table:table-cell office:value-type="float" office:value="-0.2862854" calcext:value-type="float">
            <text:p>-0.2862854</text:p>
          </table:table-cell>
          <table:table-cell office:value-type="float" office:value="-0.271637" calcext:value-type="float">
            <text:p>-0.271637</text:p>
          </table:table-cell>
          <table:table-cell office:value-type="float" office:value="-0.3119507" calcext:value-type="float">
            <text:p>-0.3119507</text:p>
          </table:table-cell>
          <table:table-cell office:value-type="float" office:value="-0.2467651" calcext:value-type="float">
            <text:p>-0.2467651</text:p>
          </table:table-cell>
          <table:table-cell office:value-type="float" office:value="-0.2857361" calcext:value-type="float">
            <text:p>-0.2857361</text:p>
          </table:table-cell>
          <table:table-cell office:value-type="float" office:value="-0.0272522" calcext:value-type="float">
            <text:p>-0.0272522</text:p>
          </table:table-cell>
          <table:table-cell office:value-type="float" office:value="-0.03182983" calcext:value-type="float">
            <text:p>-0.03182983</text:p>
          </table:table-cell>
          <table:table-cell office:value-type="float" office:value="0.4798889" calcext:value-type="float">
            <text:p>0.4798889</text:p>
          </table:table-cell>
          <table:table-cell office:value-type="float" office:value="0.4772034" calcext:value-type="float">
            <text:p>0.4772034</text:p>
          </table:table-cell>
          <table:table-cell office:value-type="float" office:value="1.431976" calcext:value-type="float">
            <text:p>1.431976</text:p>
          </table:table-cell>
          <table:table-cell office:value-type="float" office:value="1.415375" calcext:value-type="float">
            <text:p>1.415375</text:p>
          </table:table-cell>
          <table:table-cell office:value-type="float" office:value="2.609863" calcext:value-type="float">
            <text:p>2.609863</text:p>
          </table:table-cell>
          <table:table-cell office:value-type="float" office:value="2.577057" calcext:value-type="float">
            <text:p>2.577057</text:p>
          </table:table-cell>
          <table:table-cell office:value-type="float" office:value="3.607391" calcext:value-type="float">
            <text:p>3.607391</text:p>
          </table:table-cell>
          <table:table-cell office:value-type="float" office:value="3.56485" calcext:value-type="float">
            <text:p>3.56485</text:p>
          </table:table-cell>
          <table:table-cell office:value-type="float" office:value="4.48465" calcext:value-type="float">
            <text:p>4.48465</text:p>
          </table:table-cell>
          <table:table-cell office:value-type="float" office:value="4.43515" calcext:value-type="float">
            <text:p>4.43515</text:p>
          </table:table-cell>
          <table:table-cell office:value-type="float" office:value="5.266937" calcext:value-type="float">
            <text:p>5.266937</text:p>
          </table:table-cell>
          <table:table-cell office:value-type="float" office:value="5.214447" calcext:value-type="float">
            <text:p>5.214447</text:p>
          </table:table-cell>
          <table:table-cell office:value-type="float" office:value="5.802216" calcext:value-type="float">
            <text:p>5.802216</text:p>
          </table:table-cell>
          <table:table-cell office:value-type="float" office:value="5.750031" calcext:value-type="float">
            <text:p>5.750031</text:p>
          </table:table-cell>
          <table:table-cell office:value-type="float" office:value="13.38077" calcext:value-type="float">
            <text:p>13.38077</text:p>
          </table:table-cell>
          <table:table-cell office:value-type="float" office:value="-5.965698" calcext:value-type="float">
            <text:p>-5.9656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4" calcext:value-type="float">
            <text:p>24022004</text:p>
          </table:table-cell>
          <table:table-cell office:value-type="float" office:value="3.21588" calcext:value-type="float">
            <text:p>3.21588</text:p>
          </table:table-cell>
          <table:table-cell office:value-type="float" office:value="0.51" calcext:value-type="float">
            <text:p>0.51</text:p>
          </table:table-cell>
          <table:table-cell office:value-type="float" office:value="-0.9" calcext:value-type="float">
            <text:p>-0.9</text:p>
          </table:table-cell>
          <table:table-cell office:value-type="float" office:value="0.5591657" calcext:value-type="float">
            <text:p>0.5591657</text:p>
          </table:table-cell>
          <table:table-cell office:value-type="float" office:value="0.5052266" calcext:value-type="float">
            <text:p>0.5052266</text:p>
          </table:table-cell>
          <table:table-cell office:value-type="float" office:value="230.22" calcext:value-type="float">
            <text:p>230.22</text:p>
          </table:table-cell>
          <table:table-cell office:value-type="float" office:value="0" calcext:value-type="float">
            <text:p>0</text:p>
          </table:table-cell>
          <table:table-cell office:value-type="float" office:value="0.9403687" calcext:value-type="float">
            <text:p>0.9403687</text:p>
          </table:table-cell>
          <table:table-cell office:value-type="float" office:value="-1.963837" calcext:value-type="float">
            <text:p>-1.963837</text:p>
          </table:table-cell>
          <table:table-cell office:value-type="float" office:value="0.2622986" calcext:value-type="float">
            <text:p>0.2622986</text:p>
          </table:table-cell>
          <table:table-cell office:value-type="float" office:value="-0.9987183" calcext:value-type="float">
            <text:p>-0.9987183</text:p>
          </table:table-cell>
          <table:table-cell office:value-type="float" office:value="-0.1619873" calcext:value-type="float">
            <text:p>-0.1619873</text:p>
          </table:table-cell>
          <table:table-cell office:value-type="float" office:value="-0.3600464" calcext:value-type="float">
            <text:p>-0.3600464</text:p>
          </table:table-cell>
          <table:table-cell office:value-type="float" office:value="-0.2437439" calcext:value-type="float">
            <text:p>-0.2437439</text:p>
          </table:table-cell>
          <table:table-cell office:value-type="float" office:value="-0.269928" calcext:value-type="float">
            <text:p>-0.269928</text:p>
          </table:table-cell>
          <table:table-cell office:value-type="float" office:value="-0.2536316" calcext:value-type="float">
            <text:p>-0.2536316</text:p>
          </table:table-cell>
          <table:table-cell office:value-type="float" office:value="-0.2713928" calcext:value-type="float">
            <text:p>-0.2713928</text:p>
          </table:table-cell>
          <table:table-cell office:value-type="float" office:value="-0.2180481" calcext:value-type="float">
            <text:p>-0.2180481</text:p>
          </table:table-cell>
          <table:table-cell office:value-type="float" office:value="-0.2464294" calcext:value-type="float">
            <text:p>-0.2464294</text:p>
          </table:table-cell>
          <table:table-cell office:value-type="float" office:value="-0.02349854" calcext:value-type="float">
            <text:p>-0.02349854</text:p>
          </table:table-cell>
          <table:table-cell office:value-type="float" office:value="-0.02722168" calcext:value-type="float">
            <text:p>-0.02722168</text:p>
          </table:table-cell>
          <table:table-cell office:value-type="float" office:value="0.4772339" calcext:value-type="float">
            <text:p>0.4772339</text:p>
          </table:table-cell>
          <table:table-cell office:value-type="float" office:value="0.4741821" calcext:value-type="float">
            <text:p>0.4741821</text:p>
          </table:table-cell>
          <table:table-cell office:value-type="float" office:value="1.415192" calcext:value-type="float">
            <text:p>1.415192</text:p>
          </table:table-cell>
          <table:table-cell office:value-type="float" office:value="1.399048" calcext:value-type="float">
            <text:p>1.399048</text:p>
          </table:table-cell>
          <table:table-cell office:value-type="float" office:value="2.576721" calcext:value-type="float">
            <text:p>2.576721</text:p>
          </table:table-cell>
          <table:table-cell office:value-type="float" office:value="2.545746" calcext:value-type="float">
            <text:p>2.545746</text:p>
          </table:table-cell>
          <table:table-cell office:value-type="float" office:value="3.564423" calcext:value-type="float">
            <text:p>3.564423</text:p>
          </table:table-cell>
          <table:table-cell office:value-type="float" office:value="3.522736" calcext:value-type="float">
            <text:p>3.522736</text:p>
          </table:table-cell>
          <table:table-cell office:value-type="float" office:value="4.434631" calcext:value-type="float">
            <text:p>4.434631</text:p>
          </table:table-cell>
          <table:table-cell office:value-type="float" office:value="4.386169" calcext:value-type="float">
            <text:p>4.386169</text:p>
          </table:table-cell>
          <table:table-cell office:value-type="float" office:value="5.213898" calcext:value-type="float">
            <text:p>5.213898</text:p>
          </table:table-cell>
          <table:table-cell office:value-type="float" office:value="5.162567" calcext:value-type="float">
            <text:p>5.162567</text:p>
          </table:table-cell>
          <table:table-cell office:value-type="float" office:value="5.749512" calcext:value-type="float">
            <text:p>5.749512</text:p>
          </table:table-cell>
          <table:table-cell office:value-type="float" office:value="5.698303" calcext:value-type="float">
            <text:p>5.698303</text:p>
          </table:table-cell>
          <table:table-cell office:value-type="float" office:value="3.904663" calcext:value-type="float">
            <text:p>3.904663</text:p>
          </table:table-cell>
          <table:table-cell office:value-type="float" office:value="-6.152283" calcext:value-type="float">
            <text:p>-6.1522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4" calcext:value-type="float">
            <text:p>25022004</text:p>
          </table:table-cell>
          <table:table-cell office:value-type="float" office:value="7.48908" calcext:value-type="float">
            <text:p>7.48908</text:p>
          </table:table-cell>
          <table:table-cell office:value-type="float" office:value="2.69" calcext:value-type="float">
            <text:p>2.69</text:p>
          </table:table-cell>
          <table:table-cell office:value-type="float" office:value="-2.93" calcext:value-type="float">
            <text:p>-2.93</text:p>
          </table:table-cell>
          <table:table-cell office:value-type="float" office:value="0.6527795" calcext:value-type="float">
            <text:p>0.6527795</text:p>
          </table:table-cell>
          <table:table-cell office:value-type="float" office:value="0.4357657" calcext:value-type="float">
            <text:p>0.4357657</text:p>
          </table:table-cell>
          <table:table-cell office:value-type="float" office:value="179.82" calcext:value-type="float">
            <text:p>179.82</text:p>
          </table:table-cell>
          <table:table-cell office:value-type="float" office:value="0" calcext:value-type="float">
            <text:p>0</text:p>
          </table:table-cell>
          <table:table-cell office:value-type="float" office:value="3.757233" calcext:value-type="float">
            <text:p>3.757233</text:p>
          </table:table-cell>
          <table:table-cell office:value-type="float" office:value="-2.454742" calcext:value-type="float">
            <text:p>-2.454742</text:p>
          </table:table-cell>
          <table:table-cell office:value-type="float" office:value="1.428284" calcext:value-type="float">
            <text:p>1.428284</text:p>
          </table:table-cell>
          <table:table-cell office:value-type="float" office:value="-1.184967" calcext:value-type="float">
            <text:p>-1.184967</text:p>
          </table:table-cell>
          <table:table-cell office:value-type="float" office:value="-0.04968262" calcext:value-type="float">
            <text:p>-0.04968262</text:p>
          </table:table-cell>
          <table:table-cell office:value-type="float" office:value="-0.4119568" calcext:value-type="float">
            <text:p>-0.4119568</text:p>
          </table:table-cell>
          <table:table-cell office:value-type="float" office:value="-0.2318115" calcext:value-type="float">
            <text:p>-0.2318115</text:p>
          </table:table-cell>
          <table:table-cell office:value-type="float" office:value="-0.2839966" calcext:value-type="float">
            <text:p>-0.2839966</text:p>
          </table:table-cell>
          <table:table-cell office:value-type="float" office:value="-0.2388306" calcext:value-type="float">
            <text:p>-0.2388306</text:p>
          </table:table-cell>
          <table:table-cell office:value-type="float" office:value="-0.2555542" calcext:value-type="float">
            <text:p>-0.2555542</text:p>
          </table:table-cell>
          <table:table-cell office:value-type="float" office:value="-0.1975098" calcext:value-type="float">
            <text:p>-0.1975098</text:p>
          </table:table-cell>
          <table:table-cell office:value-type="float" office:value="-0.217865" calcext:value-type="float">
            <text:p>-0.217865</text:p>
          </table:table-cell>
          <table:table-cell office:value-type="float" office:value="-0.02069092" calcext:value-type="float">
            <text:p>-0.02069092</text:p>
          </table:table-cell>
          <table:table-cell office:value-type="float" office:value="-0.02340698" calcext:value-type="float">
            <text:p>-0.02340698</text:p>
          </table:table-cell>
          <table:table-cell office:value-type="float" office:value="0.4741821" calcext:value-type="float">
            <text:p>0.4741821</text:p>
          </table:table-cell>
          <table:table-cell office:value-type="float" office:value="0.4707642" calcext:value-type="float">
            <text:p>0.4707642</text:p>
          </table:table-cell>
          <table:table-cell office:value-type="float" office:value="1.398834" calcext:value-type="float">
            <text:p>1.398834</text:p>
          </table:table-cell>
          <table:table-cell office:value-type="float" office:value="1.383301" calcext:value-type="float">
            <text:p>1.383301</text:p>
          </table:table-cell>
          <table:table-cell office:value-type="float" office:value="2.54541" calcext:value-type="float">
            <text:p>2.54541</text:p>
          </table:table-cell>
          <table:table-cell office:value-type="float" office:value="2.51532" calcext:value-type="float">
            <text:p>2.51532</text:p>
          </table:table-cell>
          <table:table-cell office:value-type="float" office:value="3.522308" calcext:value-type="float">
            <text:p>3.522308</text:p>
          </table:table-cell>
          <table:table-cell office:value-type="float" office:value="3.482574" calcext:value-type="float">
            <text:p>3.482574</text:p>
          </table:table-cell>
          <table:table-cell office:value-type="float" office:value="4.385651" calcext:value-type="float">
            <text:p>4.385651</text:p>
          </table:table-cell>
          <table:table-cell office:value-type="float" office:value="4.338593" calcext:value-type="float">
            <text:p>4.338593</text:p>
          </table:table-cell>
          <table:table-cell office:value-type="float" office:value="5.162018" calcext:value-type="float">
            <text:p>5.162018</text:p>
          </table:table-cell>
          <table:table-cell office:value-type="float" office:value="5.11142" calcext:value-type="float">
            <text:p>5.11142</text:p>
          </table:table-cell>
          <table:table-cell office:value-type="float" office:value="5.697815" calcext:value-type="float">
            <text:p>5.697815</text:p>
          </table:table-cell>
          <table:table-cell office:value-type="float" office:value="5.647644" calcext:value-type="float">
            <text:p>5.647644</text:p>
          </table:table-cell>
          <table:table-cell office:value-type="float" office:value="12.79398" calcext:value-type="float">
            <text:p>12.79398</text:p>
          </table:table-cell>
          <table:table-cell office:value-type="float" office:value="-8.139496" calcext:value-type="float">
            <text:p>-8.1394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4" calcext:value-type="float">
            <text:p>26022004</text:p>
          </table:table-cell>
          <table:table-cell office:value-type="float" office:value="15.10756" calcext:value-type="float">
            <text:p>15.10756</text:p>
          </table:table-cell>
          <table:table-cell office:value-type="float" office:value="7.89" calcext:value-type="float">
            <text:p>7.89</text:p>
          </table:table-cell>
          <table:table-cell office:value-type="float" office:value="-4.82" calcext:value-type="float">
            <text:p>-4.82</text:p>
          </table:table-cell>
          <table:table-cell office:value-type="float" office:value="0.7897158" calcext:value-type="float">
            <text:p>0.7897158</text:p>
          </table:table-cell>
          <table:table-cell office:value-type="float" office:value="0.3789443" calcext:value-type="float">
            <text:p>0.378944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7.932861" calcext:value-type="float">
            <text:p>7.932861</text:p>
          </table:table-cell>
          <table:table-cell office:value-type="float" office:value="-2.947723" calcext:value-type="float">
            <text:p>-2.947723</text:p>
          </table:table-cell>
          <table:table-cell office:value-type="float" office:value="3.138153" calcext:value-type="float">
            <text:p>3.138153</text:p>
          </table:table-cell>
          <table:table-cell office:value-type="float" office:value="-1.46344" calcext:value-type="float">
            <text:p>-1.46344</text:p>
          </table:table-cell>
          <table:table-cell office:value-type="float" office:value="0.2104492" calcext:value-type="float">
            <text:p>0.2104492</text:p>
          </table:table-cell>
          <table:table-cell office:value-type="float" office:value="-0.5193176" calcext:value-type="float">
            <text:p>-0.5193176</text:p>
          </table:table-cell>
          <table:table-cell office:value-type="float" office:value="-0.19104" calcext:value-type="float">
            <text:p>-0.19104</text:p>
          </table:table-cell>
          <table:table-cell office:value-type="float" office:value="-0.3042297" calcext:value-type="float">
            <text:p>-0.3042297</text:p>
          </table:table-cell>
          <table:table-cell office:value-type="float" office:value="-0.2190552" calcext:value-type="float">
            <text:p>-0.2190552</text:p>
          </table:table-cell>
          <table:table-cell office:value-type="float" office:value="-0.2520447" calcext:value-type="float">
            <text:p>-0.2520447</text:p>
          </table:table-cell>
          <table:table-cell office:value-type="float" office:value="-0.1795349" calcext:value-type="float">
            <text:p>-0.1795349</text:p>
          </table:table-cell>
          <table:table-cell office:value-type="float" office:value="-0.1973572" calcext:value-type="float">
            <text:p>-0.1973572</text:p>
          </table:table-cell>
          <table:table-cell office:value-type="float" office:value="-0.01861572" calcext:value-type="float">
            <text:p>-0.01861572</text:p>
          </table:table-cell>
          <table:table-cell office:value-type="float" office:value="-0.02069092" calcext:value-type="float">
            <text:p>-0.02069092</text:p>
          </table:table-cell>
          <table:table-cell office:value-type="float" office:value="0.4707336" calcext:value-type="float">
            <text:p>0.4707336</text:p>
          </table:table-cell>
          <table:table-cell office:value-type="float" office:value="0.467041" calcext:value-type="float">
            <text:p>0.467041</text:p>
          </table:table-cell>
          <table:table-cell office:value-type="float" office:value="1.383148" calcext:value-type="float">
            <text:p>1.383148</text:p>
          </table:table-cell>
          <table:table-cell office:value-type="float" office:value="1.36792" calcext:value-type="float">
            <text:p>1.36792</text:p>
          </table:table-cell>
          <table:table-cell office:value-type="float" office:value="2.515015" calcext:value-type="float">
            <text:p>2.515015</text:p>
          </table:table-cell>
          <table:table-cell office:value-type="float" office:value="2.486053" calcext:value-type="float">
            <text:p>2.486053</text:p>
          </table:table-cell>
          <table:table-cell office:value-type="float" office:value="3.482147" calcext:value-type="float">
            <text:p>3.482147</text:p>
          </table:table-cell>
          <table:table-cell office:value-type="float" office:value="3.443237" calcext:value-type="float">
            <text:p>3.443237</text:p>
          </table:table-cell>
          <table:table-cell office:value-type="float" office:value="4.338074" calcext:value-type="float">
            <text:p>4.338074</text:p>
          </table:table-cell>
          <table:table-cell office:value-type="float" office:value="4.292236" calcext:value-type="float">
            <text:p>4.292236</text:p>
          </table:table-cell>
          <table:table-cell office:value-type="float" office:value="5.11087" calcext:value-type="float">
            <text:p>5.11087</text:p>
          </table:table-cell>
          <table:table-cell office:value-type="float" office:value="5.061584" calcext:value-type="float">
            <text:p>5.061584</text:p>
          </table:table-cell>
          <table:table-cell office:value-type="float" office:value="5.647095" calcext:value-type="float">
            <text:p>5.647095</text:p>
          </table:table-cell>
          <table:table-cell office:value-type="float" office:value="5.5979" calcext:value-type="float">
            <text:p>5.5979</text:p>
          </table:table-cell>
          <table:table-cell office:value-type="float" office:value="28.32352" calcext:value-type="float">
            <text:p>28.32352</text:p>
          </table:table-cell>
          <table:table-cell office:value-type="float" office:value="-9.543396" calcext:value-type="float">
            <text:p>-9.5433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4" calcext:value-type="float">
            <text:p>27022004</text:p>
          </table:table-cell>
          <table:table-cell office:value-type="float" office:value="14.48496" calcext:value-type="float">
            <text:p>14.48496</text:p>
          </table:table-cell>
          <table:table-cell office:value-type="float" office:value="12.49" calcext:value-type="float">
            <text:p>12.49</text:p>
          </table:table-cell>
          <table:table-cell office:value-type="float" office:value="-0.47" calcext:value-type="float">
            <text:p>-0.47</text:p>
          </table:table-cell>
          <table:table-cell office:value-type="float" office:value="0.819514" calcext:value-type="float">
            <text:p>0.819514</text:p>
          </table:table-cell>
          <table:table-cell office:value-type="float" office:value="0.5211577" calcext:value-type="float">
            <text:p>0.5211577</text:p>
          </table:table-cell>
          <table:table-cell office:value-type="float" office:value="443.736" calcext:value-type="float">
            <text:p>443.736</text:p>
          </table:table-cell>
          <table:table-cell office:value-type="float" office:value="0" calcext:value-type="float">
            <text:p>0</text:p>
          </table:table-cell>
          <table:table-cell office:value-type="float" office:value="9.327057" calcext:value-type="float">
            <text:p>9.327057</text:p>
          </table:table-cell>
          <table:table-cell office:value-type="float" office:value="-1.569061" calcext:value-type="float">
            <text:p>-1.569061</text:p>
          </table:table-cell>
          <table:table-cell office:value-type="float" office:value="3.870911" calcext:value-type="float">
            <text:p>3.870911</text:p>
          </table:table-cell>
          <table:table-cell office:value-type="float" office:value="-0.7745361" calcext:value-type="float">
            <text:p>-0.7745361</text:p>
          </table:table-cell>
          <table:table-cell office:value-type="float" office:value="0.3857422" calcext:value-type="float">
            <text:p>0.3857422</text:p>
          </table:table-cell>
          <table:table-cell office:value-type="float" office:value="-0.2885742" calcext:value-type="float">
            <text:p>-0.2885742</text:p>
          </table:table-cell>
          <table:table-cell office:value-type="float" office:value="-0.1316528" calcext:value-type="float">
            <text:p>-0.1316528</text:p>
          </table:table-cell>
          <table:table-cell office:value-type="float" office:value="-0.2402039" calcext:value-type="float">
            <text:p>-0.2402039</text:p>
          </table:table-cell>
          <table:table-cell office:value-type="float" office:value="-0.1875305" calcext:value-type="float">
            <text:p>-0.1875305</text:p>
          </table:table-cell>
          <table:table-cell office:value-type="float" office:value="-0.2235718" calcext:value-type="float">
            <text:p>-0.2235718</text:p>
          </table:table-cell>
          <table:table-cell office:value-type="float" office:value="-0.1625366" calcext:value-type="float">
            <text:p>-0.1625366</text:p>
          </table:table-cell>
          <table:table-cell office:value-type="float" office:value="-0.1794128" calcext:value-type="float">
            <text:p>-0.1794128</text:p>
          </table:table-cell>
          <table:table-cell office:value-type="float" office:value="-0.01647949" calcext:value-type="float">
            <text:p>-0.01647949</text:p>
          </table:table-cell>
          <table:table-cell office:value-type="float" office:value="-0.01858521" calcext:value-type="float">
            <text:p>-0.01858521</text:p>
          </table:table-cell>
          <table:table-cell office:value-type="float" office:value="0.46698" calcext:value-type="float">
            <text:p>0.46698</text:p>
          </table:table-cell>
          <table:table-cell office:value-type="float" office:value="0.4630432" calcext:value-type="float">
            <text:p>0.4630432</text:p>
          </table:table-cell>
          <table:table-cell office:value-type="float" office:value="1.367767" calcext:value-type="float">
            <text:p>1.367767</text:p>
          </table:table-cell>
          <table:table-cell office:value-type="float" office:value="1.3526" calcext:value-type="float">
            <text:p>1.3526</text:p>
          </table:table-cell>
          <table:table-cell office:value-type="float" office:value="2.485748" calcext:value-type="float">
            <text:p>2.485748</text:p>
          </table:table-cell>
          <table:table-cell office:value-type="float" office:value="2.457489" calcext:value-type="float">
            <text:p>2.457489</text:p>
          </table:table-cell>
          <table:table-cell office:value-type="float" office:value="3.44281" calcext:value-type="float">
            <text:p>3.44281</text:p>
          </table:table-cell>
          <table:table-cell office:value-type="float" office:value="3.404846" calcext:value-type="float">
            <text:p>3.404846</text:p>
          </table:table-cell>
          <table:table-cell office:value-type="float" office:value="4.291748" calcext:value-type="float">
            <text:p>4.291748</text:p>
          </table:table-cell>
          <table:table-cell office:value-type="float" office:value="4.247314" calcext:value-type="float">
            <text:p>4.247314</text:p>
          </table:table-cell>
          <table:table-cell office:value-type="float" office:value="5.061035" calcext:value-type="float">
            <text:p>5.061035</text:p>
          </table:table-cell>
          <table:table-cell office:value-type="float" office:value="5.012665" calcext:value-type="float">
            <text:p>5.012665</text:p>
          </table:table-cell>
          <table:table-cell office:value-type="float" office:value="5.597382" calcext:value-type="float">
            <text:p>5.597382</text:p>
          </table:table-cell>
          <table:table-cell office:value-type="float" office:value="5.549011" calcext:value-type="float">
            <text:p>5.549011</text:p>
          </table:table-cell>
          <table:table-cell office:value-type="float" office:value="33.8114" calcext:value-type="float">
            <text:p>33.8114</text:p>
          </table:table-cell>
          <table:table-cell office:value-type="float" office:value="-5.049103" calcext:value-type="float">
            <text:p>-5.0491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4" calcext:value-type="float">
            <text:p>28022004</text:p>
          </table:table-cell>
          <table:table-cell office:value-type="float" office:value="9.99972" calcext:value-type="float">
            <text:p>9.99972</text:p>
          </table:table-cell>
          <table:table-cell office:value-type="float" office:value="11.69" calcext:value-type="float">
            <text:p>11.69</text:p>
          </table:table-cell>
          <table:table-cell office:value-type="float" office:value="3.17" calcext:value-type="float">
            <text:p>3.17</text:p>
          </table:table-cell>
          <table:table-cell office:value-type="float" office:value="0.9274412" calcext:value-type="float">
            <text:p>0.9274412</text:p>
          </table:table-cell>
          <table:table-cell office:value-type="float" office:value="0.6751903" calcext:value-type="float">
            <text:p>0.6751903</text:p>
          </table:table-cell>
          <table:table-cell office:value-type="float" office:value="445.86" calcext:value-type="float">
            <text:p>445.86</text:p>
          </table:table-cell>
          <table:table-cell office:value-type="float" office:value="0" calcext:value-type="float">
            <text:p>0</text:p>
          </table:table-cell>
          <table:table-cell office:value-type="float" office:value="7.406494" calcext:value-type="float">
            <text:p>7.406494</text:p>
          </table:table-cell>
          <table:table-cell office:value-type="float" office:value="-0.5238647" calcext:value-type="float">
            <text:p>-0.5238647</text:p>
          </table:table-cell>
          <table:table-cell office:value-type="float" office:value="3.079834" calcext:value-type="float">
            <text:p>3.079834</text:p>
          </table:table-cell>
          <table:table-cell office:value-type="float" office:value="-0.2832336" calcext:value-type="float">
            <text:p>-0.2832336</text:p>
          </table:table-cell>
          <table:table-cell office:value-type="float" office:value="0.3212585" calcext:value-type="float">
            <text:p>0.3212585</text:p>
          </table:table-cell>
          <table:table-cell office:value-type="float" office:value="-0.12677" calcext:value-type="float">
            <text:p>-0.12677</text:p>
          </table:table-cell>
          <table:table-cell office:value-type="float" office:value="-0.1012878" calcext:value-type="float">
            <text:p>-0.1012878</text:p>
          </table:table-cell>
          <table:table-cell office:value-type="float" office:value="-0.1728821" calcext:value-type="float">
            <text:p>-0.1728821</text:p>
          </table:table-cell>
          <table:table-cell office:value-type="float" office:value="-0.1557007" calcext:value-type="float">
            <text:p>-0.1557007</text:p>
          </table:table-cell>
          <table:table-cell office:value-type="float" office:value="-0.1885071" calcext:value-type="float">
            <text:p>-0.1885071</text:p>
          </table:table-cell>
          <table:table-cell office:value-type="float" office:value="-0.1454163" calcext:value-type="float">
            <text:p>-0.1454163</text:p>
          </table:table-cell>
          <table:table-cell office:value-type="float" office:value="-0.1624451" calcext:value-type="float">
            <text:p>-0.1624451</text:p>
          </table:table-cell>
          <table:table-cell office:value-type="float" office:value="-0.0144043" calcext:value-type="float">
            <text:p>-0.0144043</text:p>
          </table:table-cell>
          <table:table-cell office:value-type="float" office:value="-0.01651001" calcext:value-type="float">
            <text:p>-0.01651001</text:p>
          </table:table-cell>
          <table:table-cell office:value-type="float" office:value="0.4630127" calcext:value-type="float">
            <text:p>0.4630127</text:p>
          </table:table-cell>
          <table:table-cell office:value-type="float" office:value="0.4596558" calcext:value-type="float">
            <text:p>0.4596558</text:p>
          </table:table-cell>
          <table:table-cell office:value-type="float" office:value="1.352448" calcext:value-type="float">
            <text:p>1.352448</text:p>
          </table:table-cell>
          <table:table-cell office:value-type="float" office:value="1.33783" calcext:value-type="float">
            <text:p>1.33783</text:p>
          </table:table-cell>
          <table:table-cell office:value-type="float" office:value="2.457214" calcext:value-type="float">
            <text:p>2.457214</text:p>
          </table:table-cell>
          <table:table-cell office:value-type="float" office:value="2.429962" calcext:value-type="float">
            <text:p>2.429962</text:p>
          </table:table-cell>
          <table:table-cell office:value-type="float" office:value="3.404449" calcext:value-type="float">
            <text:p>3.404449</text:p>
          </table:table-cell>
          <table:table-cell office:value-type="float" office:value="3.367432" calcext:value-type="float">
            <text:p>3.367432</text:p>
          </table:table-cell>
          <table:table-cell office:value-type="float" office:value="4.246826" calcext:value-type="float">
            <text:p>4.246826</text:p>
          </table:table-cell>
          <table:table-cell office:value-type="float" office:value="4.203033" calcext:value-type="float">
            <text:p>4.203033</text:p>
          </table:table-cell>
          <table:table-cell office:value-type="float" office:value="5.012177" calcext:value-type="float">
            <text:p>5.012177</text:p>
          </table:table-cell>
          <table:table-cell office:value-type="float" office:value="4.964935" calcext:value-type="float">
            <text:p>4.964935</text:p>
          </table:table-cell>
          <table:table-cell office:value-type="float" office:value="5.548523" calcext:value-type="float">
            <text:p>5.548523</text:p>
          </table:table-cell>
          <table:table-cell office:value-type="float" office:value="5.50116" calcext:value-type="float">
            <text:p>5.50116</text:p>
          </table:table-cell>
          <table:table-cell office:value-type="float" office:value="26.50818" calcext:value-type="float">
            <text:p>26.50818</text:p>
          </table:table-cell>
          <table:table-cell office:value-type="float" office:value="-1.296875" calcext:value-type="float">
            <text:p>-1.2968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4" calcext:value-type="float">
            <text:p>29022004</text:p>
          </table:table-cell>
          <table:table-cell office:value-type="float" office:value="2.1042" calcext:value-type="float">
            <text:p>2.1042</text:p>
          </table:table-cell>
          <table:table-cell office:value-type="float" office:value="9.02" calcext:value-type="float">
            <text:p>9.02</text:p>
          </table:table-cell>
          <table:table-cell office:value-type="float" office:value="5.05" calcext:value-type="float">
            <text:p>5.05</text:p>
          </table:table-cell>
          <table:table-cell office:value-type="float" office:value="1.00944" calcext:value-type="float">
            <text:p>1.00944</text:p>
          </table:table-cell>
          <table:table-cell office:value-type="float" office:value="0.7697592" calcext:value-type="float">
            <text:p>0.7697592</text:p>
          </table:table-cell>
          <table:table-cell office:value-type="float" office:value="406.944" calcext:value-type="float">
            <text:p>406.944</text:p>
          </table:table-cell>
          <table:table-cell office:value-type="float" office:value="11.3" calcext:value-type="float">
            <text:p>11.3</text:p>
          </table:table-cell>
          <table:table-cell office:value-type="float" office:value="4.374634" calcext:value-type="float">
            <text:p>4.374634</text:p>
          </table:table-cell>
          <table:table-cell office:value-type="float" office:value="0.2085266" calcext:value-type="float">
            <text:p>0.2085266</text:p>
          </table:table-cell>
          <table:table-cell office:value-type="float" office:value="2.257019" calcext:value-type="float">
            <text:p>2.257019</text:p>
          </table:table-cell>
          <table:table-cell office:value-type="float" office:value="0.09420776" calcext:value-type="float">
            <text:p>0.09420776</text:p>
          </table:table-cell>
          <table:table-cell office:value-type="float" office:value="0.2323914" calcext:value-type="float">
            <text:p>0.2323914</text:p>
          </table:table-cell>
          <table:table-cell office:value-type="float" office:value="-0.04098511" calcext:value-type="float">
            <text:p>-0.04098511</text:p>
          </table:table-cell>
          <table:table-cell office:value-type="float" office:value="-0.07537842" calcext:value-type="float">
            <text:p>-0.07537842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-0.1260376" calcext:value-type="float">
            <text:p>-0.1260376</text:p>
          </table:table-cell>
          <table:table-cell office:value-type="float" office:value="-0.1553955" calcext:value-type="float">
            <text:p>-0.1553955</text:p>
          </table:table-cell>
          <table:table-cell office:value-type="float" office:value="-0.129425" calcext:value-type="float">
            <text:p>-0.129425</text:p>
          </table:table-cell>
          <table:table-cell office:value-type="float" office:value="-0.1452637" calcext:value-type="float">
            <text:p>-0.1452637</text:p>
          </table:table-cell>
          <table:table-cell office:value-type="float" office:value="-0.01159668" calcext:value-type="float">
            <text:p>-0.01159668</text:p>
          </table:table-cell>
          <table:table-cell office:value-type="float" office:value="-0.0144043" calcext:value-type="float">
            <text:p>-0.0144043</text:p>
          </table:table-cell>
          <table:table-cell office:value-type="float" office:value="0.4596252" calcext:value-type="float">
            <text:p>0.4596252</text:p>
          </table:table-cell>
          <table:table-cell office:value-type="float" office:value="0.4561768" calcext:value-type="float">
            <text:p>0.4561768</text:p>
          </table:table-cell>
          <table:table-cell office:value-type="float" office:value="1.337677" calcext:value-type="float">
            <text:p>1.337677</text:p>
          </table:table-cell>
          <table:table-cell office:value-type="float" office:value="1.323456" calcext:value-type="float">
            <text:p>1.323456</text:p>
          </table:table-cell>
          <table:table-cell office:value-type="float" office:value="2.429626" calcext:value-type="float">
            <text:p>2.429626</text:p>
          </table:table-cell>
          <table:table-cell office:value-type="float" office:value="2.403015" calcext:value-type="float">
            <text:p>2.403015</text:p>
          </table:table-cell>
          <table:table-cell office:value-type="float" office:value="3.367065" calcext:value-type="float">
            <text:p>3.367065</text:p>
          </table:table-cell>
          <table:table-cell office:value-type="float" office:value="3.331421" calcext:value-type="float">
            <text:p>3.331421</text:p>
          </table:table-cell>
          <table:table-cell office:value-type="float" office:value="4.202576" calcext:value-type="float">
            <text:p>4.202576</text:p>
          </table:table-cell>
          <table:table-cell office:value-type="float" office:value="4.159943" calcext:value-type="float">
            <text:p>4.159943</text:p>
          </table:table-cell>
          <table:table-cell office:value-type="float" office:value="4.964447" calcext:value-type="float">
            <text:p>4.964447</text:p>
          </table:table-cell>
          <table:table-cell office:value-type="float" office:value="4.917969" calcext:value-type="float">
            <text:p>4.917969</text:p>
          </table:table-cell>
          <table:table-cell office:value-type="float" office:value="5.500641" calcext:value-type="float">
            <text:p>5.500641</text:p>
          </table:table-cell>
          <table:table-cell office:value-type="float" office:value="5.454346" calcext:value-type="float">
            <text:p>5.454346</text:p>
          </table:table-cell>
          <table:table-cell office:value-type="float" office:value="12.37192" calcext:value-type="float">
            <text:p>12.37192</text:p>
          </table:table-cell>
          <table:table-cell office:value-type="float" office:value="0.8907776" calcext:value-type="float">
            <text:p>0.89077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4" calcext:value-type="float">
            <text:p>1032004</text:p>
          </table:table-cell>
          <table:table-cell office:value-type="float" office:value="4.704484" calcext:value-type="float">
            <text:p>4.704484</text:p>
          </table:table-cell>
          <table:table-cell office:value-type="float" office:value="7.33" calcext:value-type="float">
            <text:p>7.33</text:p>
          </table:table-cell>
          <table:table-cell office:value-type="float" office:value="0.23" calcext:value-type="float">
            <text:p>0.23</text:p>
          </table:table-cell>
          <table:table-cell office:value-type="float" office:value="0.9002709" calcext:value-type="float">
            <text:p>0.9002709</text:p>
          </table:table-cell>
          <table:table-cell office:value-type="float" office:value="0.5480606" calcext:value-type="float">
            <text:p>0.5480606</text:p>
          </table:table-cell>
          <table:table-cell office:value-type="float" office:value="561.4561" calcext:value-type="float">
            <text:p>561.4561</text:p>
          </table:table-cell>
          <table:table-cell office:value-type="float" office:value="6.9" calcext:value-type="float">
            <text:p>6.9</text:p>
          </table:table-cell>
          <table:table-cell office:value-type="float" office:value="3.708191" calcext:value-type="float">
            <text:p>3.708191</text:p>
          </table:table-cell>
          <table:table-cell office:value-type="float" office:value="-0.3305969" calcext:value-type="float">
            <text:p>-0.3305969</text:p>
          </table:table-cell>
          <table:table-cell office:value-type="float" office:value="1.916565" calcext:value-type="float">
            <text:p>1.916565</text:p>
          </table:table-cell>
          <table:table-cell office:value-type="float" office:value="-0.07415771" calcext:value-type="float">
            <text:p>-0.07415771</text:p>
          </table:table-cell>
          <table:table-cell office:value-type="float" office:value="0.2160034" calcext:value-type="float">
            <text:p>0.2160034</text:p>
          </table:table-cell>
          <table:table-cell office:value-type="float" office:value="-0.04598999" calcext:value-type="float">
            <text:p>-0.04598999</text:p>
          </table:table-cell>
          <table:table-cell office:value-type="float" office:value="-0.05499268" calcext:value-type="float">
            <text:p>-0.05499268</text:p>
          </table:table-cell>
          <table:table-cell office:value-type="float" office:value="-0.09442139" calcext:value-type="float">
            <text:p>-0.09442139</text:p>
          </table:table-cell>
          <table:table-cell office:value-type="float" office:value="-0.1031799" calcext:value-type="float">
            <text:p>-0.1031799</text:p>
          </table:table-cell>
          <table:table-cell office:value-type="float" office:value="-0.1257629" calcext:value-type="float">
            <text:p>-0.1257629</text:p>
          </table:table-cell>
          <table:table-cell office:value-type="float" office:value="-0.113678" calcext:value-type="float">
            <text:p>-0.113678</text:p>
          </table:table-cell>
          <table:table-cell office:value-type="float" office:value="-0.1291504" calcext:value-type="float">
            <text:p>-0.1291504</text:p>
          </table:table-cell>
          <table:table-cell office:value-type="float" office:value="-0.00491333" calcext:value-type="float">
            <text:p>-0.00491333</text:p>
          </table:table-cell>
          <table:table-cell office:value-type="float" office:value="-0.01168823" calcext:value-type="float">
            <text:p>-0.01168823</text:p>
          </table:table-cell>
          <table:table-cell office:value-type="float" office:value="0.4561462" calcext:value-type="float">
            <text:p>0.4561462</text:p>
          </table:table-cell>
          <table:table-cell office:value-type="float" office:value="0.4541321" calcext:value-type="float">
            <text:p>0.4541321</text:p>
          </table:table-cell>
          <table:table-cell office:value-type="float" office:value="1.323303" calcext:value-type="float">
            <text:p>1.323303</text:p>
          </table:table-cell>
          <table:table-cell office:value-type="float" office:value="1.309692" calcext:value-type="float">
            <text:p>1.309692</text:p>
          </table:table-cell>
          <table:table-cell office:value-type="float" office:value="2.40274" calcext:value-type="float">
            <text:p>2.40274</text:p>
          </table:table-cell>
          <table:table-cell office:value-type="float" office:value="2.376831" calcext:value-type="float">
            <text:p>2.376831</text:p>
          </table:table-cell>
          <table:table-cell office:value-type="float" office:value="3.331055" calcext:value-type="float">
            <text:p>3.331055</text:p>
          </table:table-cell>
          <table:table-cell office:value-type="float" office:value="3.296326" calcext:value-type="float">
            <text:p>3.296326</text:p>
          </table:table-cell>
          <table:table-cell office:value-type="float" office:value="4.159454" calcext:value-type="float">
            <text:p>4.159454</text:p>
          </table:table-cell>
          <table:table-cell office:value-type="float" office:value="4.11734" calcext:value-type="float">
            <text:p>4.11734</text:p>
          </table:table-cell>
          <table:table-cell office:value-type="float" office:value="4.91748" calcext:value-type="float">
            <text:p>4.91748</text:p>
          </table:table-cell>
          <table:table-cell office:value-type="float" office:value="4.872192" calcext:value-type="float">
            <text:p>4.872192</text:p>
          </table:table-cell>
          <table:table-cell office:value-type="float" office:value="5.453827" calcext:value-type="float">
            <text:p>5.453827</text:p>
          </table:table-cell>
          <table:table-cell office:value-type="float" office:value="5.408417" calcext:value-type="float">
            <text:p>5.408417</text:p>
          </table:table-cell>
          <table:table-cell office:value-type="float" office:value="13.01257" calcext:value-type="float">
            <text:p>13.01257</text:p>
          </table:table-cell>
          <table:table-cell office:value-type="float" office:value="-1.568481" calcext:value-type="float">
            <text:p>-1.5684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4" calcext:value-type="float">
            <text:p>2032004</text:p>
          </table:table-cell>
          <table:table-cell office:value-type="float" office:value="4.828132" calcext:value-type="float">
            <text:p>4.828132</text:p>
          </table:table-cell>
          <table:table-cell office:value-type="float" office:value="2.26" calcext:value-type="float">
            <text:p>2.26</text:p>
          </table:table-cell>
          <table:table-cell office:value-type="float" office:value="0.23" calcext:value-type="float">
            <text:p>0.23</text:p>
          </table:table-cell>
          <table:table-cell office:value-type="float" office:value="0.6332726" calcext:value-type="float">
            <text:p>0.6332726</text:p>
          </table:table-cell>
          <table:table-cell office:value-type="float" office:value="0.5480606" calcext:value-type="float">
            <text:p>0.5480606</text:p>
          </table:table-cell>
          <table:table-cell office:value-type="float" office:value="251.388" calcext:value-type="float">
            <text:p>251.388</text:p>
          </table:table-cell>
          <table:table-cell office:value-type="float" office:value="0" calcext:value-type="float">
            <text:p>0</text:p>
          </table:table-cell>
          <table:table-cell office:value-type="float" office:value="0.5505981" calcext:value-type="float">
            <text:p>0.5505981</text:p>
          </table:table-cell>
          <table:table-cell office:value-type="float" office:value="-0.2659302" calcext:value-type="float">
            <text:p>-0.2659302</text:p>
          </table:table-cell>
          <table:table-cell office:value-type="float" office:value="0.1716309" calcext:value-type="float">
            <text:p>0.1716309</text:p>
          </table:table-cell>
          <table:table-cell office:value-type="float" office:value="-0.05459595" calcext:value-type="float">
            <text:p>-0.05459595</text:p>
          </table:table-cell>
          <table:table-cell office:value-type="float" office:value="0.0004882812" calcext:value-type="float">
            <text:p>0.0004882812</text:p>
          </table:table-cell>
          <table:table-cell office:value-type="float" office:value="-0.02655029" calcext:value-type="float">
            <text:p>-0.02655029</text:p>
          </table:table-cell>
          <table:table-cell office:value-type="float" office:value="-0.05224609" calcext:value-type="float">
            <text:p>-0.05224609</text:p>
          </table:table-cell>
          <table:table-cell office:value-type="float" office:value="-0.0723877" calcext:value-type="float">
            <text:p>-0.0723877</text:p>
          </table:table-cell>
          <table:table-cell office:value-type="float" office:value="-0.07751465" calcext:value-type="float">
            <text:p>-0.07751465</text:p>
          </table:table-cell>
          <table:table-cell office:value-type="float" office:value="-0.1029663" calcext:value-type="float">
            <text:p>-0.1029663</text:p>
          </table:table-cell>
          <table:table-cell office:value-type="float" office:value="-0.09750366" calcext:value-type="float">
            <text:p>-0.09750366</text:p>
          </table:table-cell>
          <table:table-cell office:value-type="float" office:value="-0.1134644" calcext:value-type="float">
            <text:p>-0.1134644</text:p>
          </table:table-cell>
          <table:table-cell office:value-type="float" office:value="0.002349854" calcext:value-type="float">
            <text:p>0.002349854</text:p>
          </table:table-cell>
          <table:table-cell office:value-type="float" office:value="-0.004516602" calcext:value-type="float">
            <text:p>-0.004516602</text:p>
          </table:table-cell>
          <table:table-cell office:value-type="float" office:value="0.4541016" calcext:value-type="float">
            <text:p>0.4541016</text:p>
          </table:table-cell>
          <table:table-cell office:value-type="float" office:value="0.453064" calcext:value-type="float">
            <text:p>0.453064</text:p>
          </table:table-cell>
          <table:table-cell office:value-type="float" office:value="1.30957" calcext:value-type="float">
            <text:p>1.30957</text:p>
          </table:table-cell>
          <table:table-cell office:value-type="float" office:value="1.296631" calcext:value-type="float">
            <text:p>1.296631</text:p>
          </table:table-cell>
          <table:table-cell office:value-type="float" office:value="2.376556" calcext:value-type="float">
            <text:p>2.376556</text:p>
          </table:table-cell>
          <table:table-cell office:value-type="float" office:value="2.351288" calcext:value-type="float">
            <text:p>2.351288</text:p>
          </table:table-cell>
          <table:table-cell office:value-type="float" office:value="3.295959" calcext:value-type="float">
            <text:p>3.295959</text:p>
          </table:table-cell>
          <table:table-cell office:value-type="float" office:value="3.261719" calcext:value-type="float">
            <text:p>3.261719</text:p>
          </table:table-cell>
          <table:table-cell office:value-type="float" office:value="4.116913" calcext:value-type="float">
            <text:p>4.116913</text:p>
          </table:table-cell>
          <table:table-cell office:value-type="float" office:value="4.076813" calcext:value-type="float">
            <text:p>4.076813</text:p>
          </table:table-cell>
          <table:table-cell office:value-type="float" office:value="4.871735" calcext:value-type="float">
            <text:p>4.871735</text:p>
          </table:table-cell>
          <table:table-cell office:value-type="float" office:value="4.827393" calcext:value-type="float">
            <text:p>4.827393</text:p>
          </table:table-cell>
          <table:table-cell office:value-type="float" office:value="5.407959" calcext:value-type="float">
            <text:p>5.407959</text:p>
          </table:table-cell>
          <table:table-cell office:value-type="float" office:value="5.363464" calcext:value-type="float">
            <text:p>5.363464</text:p>
          </table:table-cell>
          <table:table-cell office:value-type="float" office:value="4.510895" calcext:value-type="float">
            <text:p>4.510895</text:p>
          </table:table-cell>
          <table:table-cell office:value-type="float" office:value="-1.699097" calcext:value-type="float">
            <text:p>-1.6990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4" calcext:value-type="float">
            <text:p>3032004</text:p>
          </table:table-cell>
          <table:table-cell office:value-type="float" office:value="2.43216" calcext:value-type="float">
            <text:p>2.43216</text:p>
          </table:table-cell>
          <table:table-cell office:value-type="float" office:value="3.48" calcext:value-type="float">
            <text:p>3.48</text:p>
          </table:table-cell>
          <table:table-cell office:value-type="float" office:value="-0.27" calcext:value-type="float">
            <text:p>-0.27</text:p>
          </table:table-cell>
          <table:table-cell office:value-type="float" office:value="0.6900277" calcext:value-type="float">
            <text:p>0.6900277</text:p>
          </table:table-cell>
          <table:table-cell office:value-type="float" office:value="0.5287209" calcext:value-type="float">
            <text:p>0.5287209</text:p>
          </table:table-cell>
          <table:table-cell office:value-type="float" office:value="160.2" calcext:value-type="float">
            <text:p>160.2</text:p>
          </table:table-cell>
          <table:table-cell office:value-type="float" office:value="1.7" calcext:value-type="float">
            <text:p>1.7</text:p>
          </table:table-cell>
          <table:table-cell office:value-type="float" office:value="0.2494507" calcext:value-type="float">
            <text:p>0.2494507</text:p>
          </table:table-cell>
          <table:table-cell office:value-type="float" office:value="-0.2906799" calcext:value-type="float">
            <text:p>-0.2906799</text:p>
          </table:table-cell>
          <table:table-cell office:value-type="float" office:value="0.01226807" calcext:value-type="float">
            <text:p>0.01226807</text:p>
          </table:table-cell>
          <table:table-cell office:value-type="float" office:value="-0.06420898" calcext:value-type="float">
            <text:p>-0.06420898</text:p>
          </table:table-cell>
          <table:table-cell office:value-type="float" office:value="-0.02288818" calcext:value-type="float">
            <text:p>-0.02288818</text:p>
          </table:table-cell>
          <table:table-cell office:value-type="float" office:value="-0.03445435" calcext:value-type="float">
            <text:p>-0.03445435</text:p>
          </table:table-cell>
          <table:table-cell office:value-type="float" office:value="-0.04391479" calcext:value-type="float">
            <text:p>-0.04391479</text:p>
          </table:table-cell>
          <table:table-cell office:value-type="float" office:value="-0.05209351" calcext:value-type="float">
            <text:p>-0.05209351</text:p>
          </table:table-cell>
          <table:table-cell office:value-type="float" office:value="-0.05899048" calcext:value-type="float">
            <text:p>-0.05899048</text:p>
          </table:table-cell>
          <table:table-cell office:value-type="float" office:value="-0.0774231" calcext:value-type="float">
            <text:p>-0.0774231</text:p>
          </table:table-cell>
          <table:table-cell office:value-type="float" office:value="-0.08151245" calcext:value-type="float">
            <text:p>-0.08151245</text:p>
          </table:table-cell>
          <table:table-cell office:value-type="float" office:value="-0.09732056" calcext:value-type="float">
            <text:p>-0.09732056</text:p>
          </table:table-cell>
          <table:table-cell office:value-type="float" office:value="0.006286621" calcext:value-type="float">
            <text:p>0.006286621</text:p>
          </table:table-cell>
          <table:table-cell office:value-type="float" office:value="0.0008850098" calcext:value-type="float">
            <text:p>0.0008850098</text:p>
          </table:table-cell>
          <table:table-cell office:value-type="float" office:value="0.4530334" calcext:value-type="float">
            <text:p>0.4530334</text:p>
          </table:table-cell>
          <table:table-cell office:value-type="float" office:value="0.4502869" calcext:value-type="float">
            <text:p>0.4502869</text:p>
          </table:table-cell>
          <table:table-cell office:value-type="float" office:value="1.296509" calcext:value-type="float">
            <text:p>1.296509</text:p>
          </table:table-cell>
          <table:table-cell office:value-type="float" office:value="1.28302" calcext:value-type="float">
            <text:p>1.28302</text:p>
          </table:table-cell>
          <table:table-cell office:value-type="float" office:value="2.351044" calcext:value-type="float">
            <text:p>2.351044</text:p>
          </table:table-cell>
          <table:table-cell office:value-type="float" office:value="2.326599" calcext:value-type="float">
            <text:p>2.326599</text:p>
          </table:table-cell>
          <table:table-cell office:value-type="float" office:value="3.261383" calcext:value-type="float">
            <text:p>3.261383</text:p>
          </table:table-cell>
          <table:table-cell office:value-type="float" office:value="3.228363" calcext:value-type="float">
            <text:p>3.228363</text:p>
          </table:table-cell>
          <table:table-cell office:value-type="float" office:value="4.076355" calcext:value-type="float">
            <text:p>4.076355</text:p>
          </table:table-cell>
          <table:table-cell office:value-type="float" office:value="4.036804" calcext:value-type="float">
            <text:p>4.036804</text:p>
          </table:table-cell>
          <table:table-cell office:value-type="float" office:value="4.826904" calcext:value-type="float">
            <text:p>4.826904</text:p>
          </table:table-cell>
          <table:table-cell office:value-type="float" office:value="4.783478" calcext:value-type="float">
            <text:p>4.783478</text:p>
          </table:table-cell>
          <table:table-cell office:value-type="float" office:value="5.362976" calcext:value-type="float">
            <text:p>5.362976</text:p>
          </table:table-cell>
          <table:table-cell office:value-type="float" office:value="5.319672" calcext:value-type="float">
            <text:p>5.319672</text:p>
          </table:table-cell>
          <table:table-cell office:value-type="float" office:value="2.159515" calcext:value-type="float">
            <text:p>2.159515</text:p>
          </table:table-cell>
          <table:table-cell office:value-type="float" office:value="-1.941071" calcext:value-type="float">
            <text:p>-1.9410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4" calcext:value-type="float">
            <text:p>4032004</text:p>
          </table:table-cell>
          <table:table-cell office:value-type="float" office:value="1.69272" calcext:value-type="float">
            <text:p>1.69272</text:p>
          </table:table-cell>
          <table:table-cell office:value-type="float" office:value="2.59" calcext:value-type="float">
            <text:p>2.59</text:p>
          </table:table-cell>
          <table:table-cell office:value-type="float" office:value="-0.29" calcext:value-type="float">
            <text:p>-0.29</text:p>
          </table:table-cell>
          <table:table-cell office:value-type="float" office:value="0.6481953" calcext:value-type="float">
            <text:p>0.6481953</text:p>
          </table:table-cell>
          <table:table-cell office:value-type="float" office:value="0.5279593" calcext:value-type="float">
            <text:p>0.5279593</text:p>
          </table:table-cell>
          <table:table-cell office:value-type="float" office:value="339.696" calcext:value-type="float">
            <text:p>339.696</text:p>
          </table:table-cell>
          <table:table-cell office:value-type="float" office:value="20.9" calcext:value-type="float">
            <text:p>20.9</text:p>
          </table:table-cell>
          <table:table-cell office:value-type="float" office:value="0.1204529" calcext:value-type="float">
            <text:p>0.1204529</text:p>
          </table:table-cell>
          <table:table-cell office:value-type="float" office:value="-0.3707275" calcext:value-type="float">
            <text:p>-0.3707275</text:p>
          </table:table-cell>
          <table:table-cell office:value-type="float" office:value="-0.01977539" calcext:value-type="float">
            <text:p>-0.01977539</text:p>
          </table:table-cell>
          <table:table-cell office:value-type="float" office:value="-0.08752441" calcext:value-type="float">
            <text:p>-0.08752441</text:p>
          </table:table-cell>
          <table:table-cell office:value-type="float" office:value="-0.03411865" calcext:value-type="float">
            <text:p>-0.03411865</text:p>
          </table:table-cell>
          <table:table-cell office:value-type="float" office:value="-0.04165649" calcext:value-type="float">
            <text:p>-0.04165649</text:p>
          </table:table-cell>
          <table:table-cell office:value-type="float" office:value="-0.02526855" calcext:value-type="float">
            <text:p>-0.02526855</text:p>
          </table:table-cell>
          <table:table-cell office:value-type="float" office:value="-0.04394531" calcext:value-type="float">
            <text:p>-0.04394531</text:p>
          </table:table-cell>
          <table:table-cell office:value-type="float" office:value="-0.03726196" calcext:value-type="float">
            <text:p>-0.03726196</text:p>
          </table:table-cell>
          <table:table-cell office:value-type="float" office:value="-0.05883789" calcext:value-type="float">
            <text:p>-0.05883789</text:p>
          </table:table-cell>
          <table:table-cell office:value-type="float" office:value="-0.03686523" calcext:value-type="float">
            <text:p>-0.03686523</text:p>
          </table:table-cell>
          <table:table-cell office:value-type="float" office:value="-0.08135986" calcext:value-type="float">
            <text:p>-0.08135986</text:p>
          </table:table-cell>
          <table:table-cell office:value-type="float" office:value="0.01269531" calcext:value-type="float">
            <text:p>0.01269531</text:p>
          </table:table-cell>
          <table:table-cell office:value-type="float" office:value="0.005584717" calcext:value-type="float">
            <text:p>0.005584717</text:p>
          </table:table-cell>
          <table:table-cell office:value-type="float" office:value="0.4503174" calcext:value-type="float">
            <text:p>0.4503174</text:p>
          </table:table-cell>
          <table:table-cell office:value-type="float" office:value="0.4401855" calcext:value-type="float">
            <text:p>0.4401855</text:p>
          </table:table-cell>
          <table:table-cell office:value-type="float" office:value="1.282898" calcext:value-type="float">
            <text:p>1.282898</text:p>
          </table:table-cell>
          <table:table-cell office:value-type="float" office:value="1.26889" calcext:value-type="float">
            <text:p>1.26889</text:p>
          </table:table-cell>
          <table:table-cell office:value-type="float" office:value="2.326355" calcext:value-type="float">
            <text:p>2.326355</text:p>
          </table:table-cell>
          <table:table-cell office:value-type="float" office:value="2.302124" calcext:value-type="float">
            <text:p>2.302124</text:p>
          </table:table-cell>
          <table:table-cell office:value-type="float" office:value="3.227997" calcext:value-type="float">
            <text:p>3.227997</text:p>
          </table:table-cell>
          <table:table-cell office:value-type="float" office:value="3.195251" calcext:value-type="float">
            <text:p>3.195251</text:p>
          </table:table-cell>
          <table:table-cell office:value-type="float" office:value="4.036407" calcext:value-type="float">
            <text:p>4.036407</text:p>
          </table:table-cell>
          <table:table-cell office:value-type="float" office:value="3.997467" calcext:value-type="float">
            <text:p>3.997467</text:p>
          </table:table-cell>
          <table:table-cell office:value-type="float" office:value="4.78302" calcext:value-type="float">
            <text:p>4.78302</text:p>
          </table:table-cell>
          <table:table-cell office:value-type="float" office:value="4.740814" calcext:value-type="float">
            <text:p>4.740814</text:p>
          </table:table-cell>
          <table:table-cell office:value-type="float" office:value="5.319214" calcext:value-type="float">
            <text:p>5.319214</text:p>
          </table:table-cell>
          <table:table-cell office:value-type="float" office:value="5.276794" calcext:value-type="float">
            <text:p>5.276794</text:p>
          </table:table-cell>
          <table:table-cell office:value-type="float" office:value="0.9526062" calcext:value-type="float">
            <text:p>0.9526062</text:p>
          </table:table-cell>
          <table:table-cell office:value-type="float" office:value="-2.100647" calcext:value-type="float">
            <text:p>-2.1006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4" calcext:value-type="float">
            <text:p>5032004</text:p>
          </table:table-cell>
          <table:table-cell office:value-type="float" office:value="4.764547" calcext:value-type="float">
            <text:p>4.764547</text:p>
          </table:table-cell>
          <table:table-cell office:value-type="float" office:value="3.77" calcext:value-type="float">
            <text:p>3.77</text:p>
          </table:table-cell>
          <table:table-cell office:value-type="float" office:value="-0.92" calcext:value-type="float">
            <text:p>-0.92</text:p>
          </table:table-cell>
          <table:table-cell office:value-type="float" office:value="0.7041719" calcext:value-type="float">
            <text:p>0.7041719</text:p>
          </table:table-cell>
          <table:table-cell office:value-type="float" office:value="0.5044957" calcext:value-type="float">
            <text:p>0.5044957</text:p>
          </table:table-cell>
          <table:table-cell office:value-type="float" office:value="399.852" calcext:value-type="float">
            <text:p>399.852</text:p>
          </table:table-cell>
          <table:table-cell office:value-type="float" office:value="3.799999" calcext:value-type="float">
            <text:p>3.799999</text:p>
          </table:table-cell>
          <table:table-cell office:value-type="float" office:value="0.5972595" calcext:value-type="float">
            <text:p>0.5972595</text:p>
          </table:table-cell>
          <table:table-cell office:value-type="float" office:value="-0.3357239" calcext:value-type="float">
            <text:p>-0.3357239</text:p>
          </table:table-cell>
          <table:table-cell office:value-type="float" office:value="0.06842041" calcext:value-type="float">
            <text:p>0.06842041</text:p>
          </table:table-cell>
          <table:table-cell office:value-type="float" office:value="-0.07550049" calcext:value-type="float">
            <text:p>-0.07550049</text:p>
          </table:table-cell>
          <table:table-cell office:value-type="float" office:value="-0.01004028" calcext:value-type="float">
            <text:p>-0.01004028</text:p>
          </table:table-cell>
          <table:table-cell office:value-type="float" office:value="-0.03884888" calcext:value-type="float">
            <text:p>-0.03884888</text:p>
          </table:table-cell>
          <table:table-cell office:value-type="float" office:value="-0.0173645" calcext:value-type="float">
            <text:p>-0.0173645</text:p>
          </table:table-cell>
          <table:table-cell office:value-type="float" office:value="-0.02474976" calcext:value-type="float">
            <text:p>-0.02474976</text:p>
          </table:table-cell>
          <table:table-cell office:value-type="float" office:value="-0.01638794" calcext:value-type="float">
            <text:p>-0.01638794</text:p>
          </table:table-cell>
          <table:table-cell office:value-type="float" office:value="-0.03656006" calcext:value-type="float">
            <text:p>-0.03656006</text:p>
          </table:table-cell>
          <table:table-cell office:value-type="float" office:value="-0.01107788" calcext:value-type="float">
            <text:p>-0.01107788</text:p>
          </table:table-cell>
          <table:table-cell office:value-type="float" office:value="-0.03564453" calcext:value-type="float">
            <text:p>-0.03564453</text:p>
          </table:table-cell>
          <table:table-cell office:value-type="float" office:value="0.01437378" calcext:value-type="float">
            <text:p>0.01437378</text:p>
          </table:table-cell>
          <table:table-cell office:value-type="float" office:value="0.01272583" calcext:value-type="float">
            <text:p>0.01272583</text:p>
          </table:table-cell>
          <table:table-cell office:value-type="float" office:value="0.4398804" calcext:value-type="float">
            <text:p>0.4398804</text:p>
          </table:table-cell>
          <table:table-cell office:value-type="float" office:value="0.4339905" calcext:value-type="float">
            <text:p>0.4339905</text:p>
          </table:table-cell>
          <table:table-cell office:value-type="float" office:value="1.268677" calcext:value-type="float">
            <text:p>1.268677</text:p>
          </table:table-cell>
          <table:table-cell office:value-type="float" office:value="1.245697" calcext:value-type="float">
            <text:p>1.245697</text:p>
          </table:table-cell>
          <table:table-cell office:value-type="float" office:value="2.30191" calcext:value-type="float">
            <text:p>2.30191</text:p>
          </table:table-cell>
          <table:table-cell office:value-type="float" office:value="2.276581" calcext:value-type="float">
            <text:p>2.276581</text:p>
          </table:table-cell>
          <table:table-cell office:value-type="float" office:value="3.194916" calcext:value-type="float">
            <text:p>3.194916</text:p>
          </table:table-cell>
          <table:table-cell office:value-type="float" office:value="3.162994" calcext:value-type="float">
            <text:p>3.162994</text:p>
          </table:table-cell>
          <table:table-cell office:value-type="float" office:value="3.99704" calcext:value-type="float">
            <text:p>3.99704</text:p>
          </table:table-cell>
          <table:table-cell office:value-type="float" office:value="3.959137" calcext:value-type="float">
            <text:p>3.959137</text:p>
          </table:table-cell>
          <table:table-cell office:value-type="float" office:value="4.740387" calcext:value-type="float">
            <text:p>4.740387</text:p>
          </table:table-cell>
          <table:table-cell office:value-type="float" office:value="4.698883" calcext:value-type="float">
            <text:p>4.698883</text:p>
          </table:table-cell>
          <table:table-cell office:value-type="float" office:value="5.276367" calcext:value-type="float">
            <text:p>5.276367</text:p>
          </table:table-cell>
          <table:table-cell office:value-type="float" office:value="5.234802" calcext:value-type="float">
            <text:p>5.234802</text:p>
          </table:table-cell>
          <table:table-cell office:value-type="float" office:value="4.590607" calcext:value-type="float">
            <text:p>4.590607</text:p>
          </table:table-cell>
          <table:table-cell office:value-type="float" office:value="-2.200073" calcext:value-type="float">
            <text:p>-2.2000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4" calcext:value-type="float">
            <text:p>6032004</text:p>
          </table:table-cell>
          <table:table-cell office:value-type="float" office:value="15.7028" calcext:value-type="float">
            <text:p>15.7028</text:p>
          </table:table-cell>
          <table:table-cell office:value-type="float" office:value="16.51" calcext:value-type="float">
            <text:p>16.51</text:p>
          </table:table-cell>
          <table:table-cell office:value-type="float" office:value="-3.01" calcext:value-type="float">
            <text:p>-3.01</text:p>
          </table:table-cell>
          <table:table-cell office:value-type="float" office:value="0.926843" calcext:value-type="float">
            <text:p>0.926843</text:p>
          </table:table-cell>
          <table:table-cell office:value-type="float" office:value="0.4332129" calcext:value-type="float">
            <text:p>0.4332129</text:p>
          </table:table-cell>
          <table:table-cell office:value-type="float" office:value="446.544" calcext:value-type="float">
            <text:p>446.544</text:p>
          </table:table-cell>
          <table:table-cell office:value-type="float" office:value="0" calcext:value-type="float">
            <text:p>0</text:p>
          </table:table-cell>
          <table:table-cell office:value-type="float" office:value="7.369293" calcext:value-type="float">
            <text:p>7.369293</text:p>
          </table:table-cell>
          <table:table-cell office:value-type="float" office:value="-0.5807495" calcext:value-type="float">
            <text:p>-0.5807495</text:p>
          </table:table-cell>
          <table:table-cell office:value-type="float" office:value="3.639435" calcext:value-type="float">
            <text:p>3.639435</text:p>
          </table:table-cell>
          <table:table-cell office:value-type="float" office:value="-0.1110535" calcext:value-type="float">
            <text:p>-0.1110535</text:p>
          </table:table-cell>
          <table:table-cell office:value-type="float" office:value="0.4260864" calcext:value-type="float">
            <text:p>0.4260864</text:p>
          </table:table-cell>
          <table:table-cell office:value-type="float" office:value="-0.03292847" calcext:value-type="float">
            <text:p>-0.03292847</text:p>
          </table:table-cell>
          <table:table-cell office:value-type="float" office:value="0.0333252" calcext:value-type="float">
            <text:p>0.0333252</text:p>
          </table:table-cell>
          <table:table-cell office:value-type="float" office:value="-0.01980591" calcext:value-type="float">
            <text:p>-0.01980591</text:p>
          </table:table-cell>
          <table:table-cell office:value-type="float" office:value="-0.002502441" calcext:value-type="float">
            <text:p>-0.002502441</text:p>
          </table:table-cell>
          <table:table-cell office:value-type="float" office:value="-0.0163269" calcext:value-type="float">
            <text:p>-0.0163269</text:p>
          </table:table-cell>
          <table:table-cell office:value-type="float" office:value="-0.007415771" calcext:value-type="float">
            <text:p>-0.007415771</text:p>
          </table:table-cell>
          <table:table-cell office:value-type="float" office:value="-0.01104736" calcext:value-type="float">
            <text:p>-0.01104736</text:p>
          </table:table-cell>
          <table:table-cell office:value-type="float" office:value="0.0138855" calcext:value-type="float">
            <text:p>0.0138855</text:p>
          </table:table-cell>
          <table:table-cell office:value-type="float" office:value="0.01281738" calcext:value-type="float">
            <text:p>0.01281738</text:p>
          </table:table-cell>
          <table:table-cell office:value-type="float" office:value="0.4380493" calcext:value-type="float">
            <text:p>0.4380493</text:p>
          </table:table-cell>
          <table:table-cell office:value-type="float" office:value="0.4368286" calcext:value-type="float">
            <text:p>0.4368286</text:p>
          </table:table-cell>
          <table:table-cell office:value-type="float" office:value="1.245483" calcext:value-type="float">
            <text:p>1.245483</text:p>
          </table:table-cell>
          <table:table-cell office:value-type="float" office:value="1.230347" calcext:value-type="float">
            <text:p>1.230347</text:p>
          </table:table-cell>
          <table:table-cell office:value-type="float" office:value="2.276337" calcext:value-type="float">
            <text:p>2.276337</text:p>
          </table:table-cell>
          <table:table-cell office:value-type="float" office:value="2.250458" calcext:value-type="float">
            <text:p>2.250458</text:p>
          </table:table-cell>
          <table:table-cell office:value-type="float" office:value="3.162659" calcext:value-type="float">
            <text:p>3.162659</text:p>
          </table:table-cell>
          <table:table-cell office:value-type="float" office:value="3.130981" calcext:value-type="float">
            <text:p>3.130981</text:p>
          </table:table-cell>
          <table:table-cell office:value-type="float" office:value="3.95874" calcext:value-type="float">
            <text:p>3.95874</text:p>
          </table:table-cell>
          <table:table-cell office:value-type="float" office:value="3.921631" calcext:value-type="float">
            <text:p>3.921631</text:p>
          </table:table-cell>
          <table:table-cell office:value-type="float" office:value="4.698456" calcext:value-type="float">
            <text:p>4.698456</text:p>
          </table:table-cell>
          <table:table-cell office:value-type="float" office:value="4.658447" calcext:value-type="float">
            <text:p>4.658447</text:p>
          </table:table-cell>
          <table:table-cell office:value-type="float" office:value="5.234375" calcext:value-type="float">
            <text:p>5.234375</text:p>
          </table:table-cell>
          <table:table-cell office:value-type="float" office:value="5.193787" calcext:value-type="float">
            <text:p>5.193787</text:p>
          </table:table-cell>
          <table:table-cell office:value-type="float" office:value="26.31982" calcext:value-type="float">
            <text:p>26.31982</text:p>
          </table:table-cell>
          <table:table-cell office:value-type="float" office:value="-3.190094" calcext:value-type="float">
            <text:p>-3.1900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4" calcext:value-type="float">
            <text:p>7032004</text:p>
          </table:table-cell>
          <table:table-cell office:value-type="float" office:value="18.83131" calcext:value-type="float">
            <text:p>18.83131</text:p>
          </table:table-cell>
          <table:table-cell office:value-type="float" office:value="10.49" calcext:value-type="float">
            <text:p>10.49</text:p>
          </table:table-cell>
          <table:table-cell office:value-type="float" office:value="-1.78" calcext:value-type="float">
            <text:p>-1.78</text:p>
          </table:table-cell>
          <table:table-cell office:value-type="float" office:value="0.7358375" calcext:value-type="float">
            <text:p>0.7358375</text:p>
          </table:table-cell>
          <table:table-cell office:value-type="float" office:value="0.4739791" calcext:value-type="float">
            <text:p>0.4739791</text:p>
          </table:table-cell>
          <table:table-cell office:value-type="float" office:value="494.784" calcext:value-type="float">
            <text:p>494.784</text:p>
          </table:table-cell>
          <table:table-cell office:value-type="float" office:value="0" calcext:value-type="float">
            <text:p>0</text:p>
          </table:table-cell>
          <table:table-cell office:value-type="float" office:value="9.870636" calcext:value-type="float">
            <text:p>9.870636</text:p>
          </table:table-cell>
          <table:table-cell office:value-type="float" office:value="-0.3164978" calcext:value-type="float">
            <text:p>-0.3164978</text:p>
          </table:table-cell>
          <table:table-cell office:value-type="float" office:value="6.220184" calcext:value-type="float">
            <text:p>6.220184</text:p>
          </table:table-cell>
          <table:table-cell office:value-type="float" office:value="-0.04220581" calcext:value-type="float">
            <text:p>-0.04220581</text:p>
          </table:table-cell>
          <table:table-cell office:value-type="float" office:value="3.177979" calcext:value-type="float">
            <text:p>3.177979</text:p>
          </table:table-cell>
          <table:table-cell office:value-type="float" office:value="-0.01986694" calcext:value-type="float">
            <text:p>-0.01986694</text:p>
          </table:table-cell>
          <table:table-cell office:value-type="float" office:value="0.3352661" calcext:value-type="float">
            <text:p>0.3352661</text:p>
          </table:table-cell>
          <table:table-cell office:value-type="float" office:value="-0.0140686" calcext:value-type="float">
            <text:p>-0.0140686</text:p>
          </table:table-cell>
          <table:table-cell office:value-type="float" office:value="0.06408691" calcext:value-type="float">
            <text:p>0.06408691</text:p>
          </table:table-cell>
          <table:table-cell office:value-type="float" office:value="-0.01159668" calcext:value-type="float">
            <text:p>-0.01159668</text:p>
          </table:table-cell>
          <table:table-cell office:value-type="float" office:value="-0.002624512" calcext:value-type="float">
            <text:p>-0.002624512</text:p>
          </table:table-cell>
          <table:table-cell office:value-type="float" office:value="-0.007598877" calcext:value-type="float">
            <text:p>-0.007598877</text:p>
          </table:table-cell>
          <table:table-cell office:value-type="float" office:value="0.01287842" calcext:value-type="float">
            <text:p>0.01287842</text:p>
          </table:table-cell>
          <table:table-cell office:value-type="float" office:value="0.01190186" calcext:value-type="float">
            <text:p>0.01190186</text:p>
          </table:table-cell>
          <table:table-cell office:value-type="float" office:value="0.4378052" calcext:value-type="float">
            <text:p>0.4378052</text:p>
          </table:table-cell>
          <table:table-cell office:value-type="float" office:value="0.4353333" calcext:value-type="float">
            <text:p>0.4353333</text:p>
          </table:table-cell>
          <table:table-cell office:value-type="float" office:value="1.230225" calcext:value-type="float">
            <text:p>1.230225</text:p>
          </table:table-cell>
          <table:table-cell office:value-type="float" office:value="1.219666" calcext:value-type="float">
            <text:p>1.219666</text:p>
          </table:table-cell>
          <table:table-cell office:value-type="float" office:value="2.250214" calcext:value-type="float">
            <text:p>2.250214</text:p>
          </table:table-cell>
          <table:table-cell office:value-type="float" office:value="2.225555" calcext:value-type="float">
            <text:p>2.225555</text:p>
          </table:table-cell>
          <table:table-cell office:value-type="float" office:value="3.130646" calcext:value-type="float">
            <text:p>3.130646</text:p>
          </table:table-cell>
          <table:table-cell office:value-type="float" office:value="3.098969" calcext:value-type="float">
            <text:p>3.098969</text:p>
          </table:table-cell>
          <table:table-cell office:value-type="float" office:value="3.921204" calcext:value-type="float">
            <text:p>3.921204</text:p>
          </table:table-cell>
          <table:table-cell office:value-type="float" office:value="3.884521" calcext:value-type="float">
            <text:p>3.884521</text:p>
          </table:table-cell>
          <table:table-cell office:value-type="float" office:value="4.65802" calcext:value-type="float">
            <text:p>4.65802</text:p>
          </table:table-cell>
          <table:table-cell office:value-type="float" office:value="4.618408" calcext:value-type="float">
            <text:p>4.618408</text:p>
          </table:table-cell>
          <table:table-cell office:value-type="float" office:value="5.193359" calcext:value-type="float">
            <text:p>5.193359</text:p>
          </table:table-cell>
          <table:table-cell office:value-type="float" office:value="5.153473" calcext:value-type="float">
            <text:p>5.153473</text:p>
          </table:table-cell>
          <table:table-cell office:value-type="float" office:value="27.77014" calcext:value-type="float">
            <text:p>27.77014</text:p>
          </table:table-cell>
          <table:table-cell office:value-type="float" office:value="-3.01712" calcext:value-type="float">
            <text:p>-3.017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4" calcext:value-type="float">
            <text:p>8032004</text:p>
          </table:table-cell>
          <table:table-cell office:value-type="float" office:value="15.78587" calcext:value-type="float">
            <text:p>15.78587</text:p>
          </table:table-cell>
          <table:table-cell office:value-type="float" office:value="19.16" calcext:value-type="float">
            <text:p>19.16</text:p>
          </table:table-cell>
          <table:table-cell office:value-type="float" office:value="-3.12" calcext:value-type="float">
            <text:p>-3.12</text:p>
          </table:table-cell>
          <table:table-cell office:value-type="float" office:value="0.9257091" calcext:value-type="float">
            <text:p>0.9257091</text:p>
          </table:table-cell>
          <table:table-cell office:value-type="float" office:value="0.4297259" calcext:value-type="float">
            <text:p>0.4297259</text:p>
          </table:table-cell>
          <table:table-cell office:value-type="float" office:value="389.88" calcext:value-type="float">
            <text:p>389.88</text:p>
          </table:table-cell>
          <table:table-cell office:value-type="float" office:value="0" calcext:value-type="float">
            <text:p>0</text:p>
          </table:table-cell>
          <table:table-cell office:value-type="float" office:value="9.352844" calcext:value-type="float">
            <text:p>9.352844</text:p>
          </table:table-cell>
          <table:table-cell office:value-type="float" office:value="-0.5337524" calcext:value-type="float">
            <text:p>-0.5337524</text:p>
          </table:table-cell>
          <table:table-cell office:value-type="float" office:value="5.799316" calcext:value-type="float">
            <text:p>5.799316</text:p>
          </table:table-cell>
          <table:table-cell office:value-type="float" office:value="-0.09939575" calcext:value-type="float">
            <text:p>-0.09939575</text:p>
          </table:table-cell>
          <table:table-cell office:value-type="float" office:value="2.972504" calcext:value-type="float">
            <text:p>2.972504</text:p>
          </table:table-cell>
          <table:table-cell office:value-type="float" office:value="-0.02432251" calcext:value-type="float">
            <text:p>-0.02432251</text:p>
          </table:table-cell>
          <table:table-cell office:value-type="float" office:value="0.3112488" calcext:value-type="float">
            <text:p>0.3112488</text:p>
          </table:table-cell>
          <table:table-cell office:value-type="float" office:value="-0.01211548" calcext:value-type="float">
            <text:p>-0.01211548</text:p>
          </table:table-cell>
          <table:table-cell office:value-type="float" office:value="0.05709839" calcext:value-type="float">
            <text:p>0.05709839</text:p>
          </table:table-cell>
          <table:table-cell office:value-type="float" office:value="-0.009674072" calcext:value-type="float">
            <text:p>-0.009674072</text:p>
          </table:table-cell>
          <table:table-cell office:value-type="float" office:value="-0.00289917" calcext:value-type="float">
            <text:p>-0.00289917</text:p>
          </table:table-cell>
          <table:table-cell office:value-type="float" office:value="-0.006896973" calcext:value-type="float">
            <text:p>-0.006896973</text:p>
          </table:table-cell>
          <table:table-cell office:value-type="float" office:value="0.01193237" calcext:value-type="float">
            <text:p>0.01193237</text:p>
          </table:table-cell>
          <table:table-cell office:value-type="float" office:value="0.01138306" calcext:value-type="float">
            <text:p>0.01138306</text:p>
          </table:table-cell>
          <table:table-cell office:value-type="float" office:value="0.4353333" calcext:value-type="float">
            <text:p>0.4353333</text:p>
          </table:table-cell>
          <table:table-cell office:value-type="float" office:value="0.4328613" calcext:value-type="float">
            <text:p>0.4328613</text:p>
          </table:table-cell>
          <table:table-cell office:value-type="float" office:value="1.219543" calcext:value-type="float">
            <text:p>1.219543</text:p>
          </table:table-cell>
          <table:table-cell office:value-type="float" office:value="1.209106" calcext:value-type="float">
            <text:p>1.209106</text:p>
          </table:table-cell>
          <table:table-cell office:value-type="float" office:value="2.225342" calcext:value-type="float">
            <text:p>2.225342</text:p>
          </table:table-cell>
          <table:table-cell office:value-type="float" office:value="2.201782" calcext:value-type="float">
            <text:p>2.201782</text:p>
          </table:table-cell>
          <table:table-cell office:value-type="float" office:value="3.098633" calcext:value-type="float">
            <text:p>3.098633</text:p>
          </table:table-cell>
          <table:table-cell office:value-type="float" office:value="3.067993" calcext:value-type="float">
            <text:p>3.067993</text:p>
          </table:table-cell>
          <table:table-cell office:value-type="float" office:value="3.884125" calcext:value-type="float">
            <text:p>3.884125</text:p>
          </table:table-cell>
          <table:table-cell office:value-type="float" office:value="3.848633" calcext:value-type="float">
            <text:p>3.848633</text:p>
          </table:table-cell>
          <table:table-cell office:value-type="float" office:value="4.617981" calcext:value-type="float">
            <text:p>4.617981</text:p>
          </table:table-cell>
          <table:table-cell office:value-type="float" office:value="4.579254" calcext:value-type="float">
            <text:p>4.579254</text:p>
          </table:table-cell>
          <table:table-cell office:value-type="float" office:value="5.153015" calcext:value-type="float">
            <text:p>5.153015</text:p>
          </table:table-cell>
          <table:table-cell office:value-type="float" office:value="5.11441" calcext:value-type="float">
            <text:p>5.11441</text:p>
          </table:table-cell>
          <table:table-cell office:value-type="float" office:value="27.51575" calcext:value-type="float">
            <text:p>27.51575</text:p>
          </table:table-cell>
          <table:table-cell office:value-type="float" office:value="-3.56665" calcext:value-type="float">
            <text:p>-3.566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4" calcext:value-type="float">
            <text:p>9032004</text:p>
          </table:table-cell>
          <table:table-cell office:value-type="float" office:value="18.72534" calcext:value-type="float">
            <text:p>18.72534</text:p>
          </table:table-cell>
          <table:table-cell office:value-type="float" office:value="15.89" calcext:value-type="float">
            <text:p>15.89</text:p>
          </table:table-cell>
          <table:table-cell office:value-type="float" office:value="-1.16" calcext:value-type="float">
            <text:p>-1.16</text:p>
          </table:table-cell>
          <table:table-cell office:value-type="float" office:value="0.7840305" calcext:value-type="float">
            <text:p>0.7840305</text:p>
          </table:table-cell>
          <table:table-cell office:value-type="float" office:value="0.4958068" calcext:value-type="float">
            <text:p>0.4958068</text:p>
          </table:table-cell>
          <table:table-cell office:value-type="float" office:value="227.844" calcext:value-type="float">
            <text:p>227.844</text:p>
          </table:table-cell>
          <table:table-cell office:value-type="float" office:value="0" calcext:value-type="float">
            <text:p>0</text:p>
          </table:table-cell>
          <table:table-cell office:value-type="float" office:value="9.453491" calcext:value-type="float">
            <text:p>9.453491</text:p>
          </table:table-cell>
          <table:table-cell office:value-type="float" office:value="-0.3461609" calcext:value-type="float">
            <text:p>-0.3461609</text:p>
          </table:table-cell>
          <table:table-cell office:value-type="float" office:value="5.910095" calcext:value-type="float">
            <text:p>5.910095</text:p>
          </table:table-cell>
          <table:table-cell office:value-type="float" office:value="-0.07199097" calcext:value-type="float">
            <text:p>-0.07199097</text:p>
          </table:table-cell>
          <table:table-cell office:value-type="float" office:value="3.110504" calcext:value-type="float">
            <text:p>3.110504</text:p>
          </table:table-cell>
          <table:table-cell office:value-type="float" office:value="-0.01986694" calcext:value-type="float">
            <text:p>-0.01986694</text:p>
          </table:table-cell>
          <table:table-cell office:value-type="float" office:value="0.3248291" calcext:value-type="float">
            <text:p>0.3248291</text:p>
          </table:table-cell>
          <table:table-cell office:value-type="float" office:value="-0.01119995" calcext:value-type="float">
            <text:p>-0.01119995</text:p>
          </table:table-cell>
          <table:table-cell office:value-type="float" office:value="0.05737305" calcext:value-type="float">
            <text:p>0.05737305</text:p>
          </table:table-cell>
          <table:table-cell office:value-type="float" office:value="-0.009246826" calcext:value-type="float">
            <text:p>-0.009246826</text:p>
          </table:table-cell>
          <table:table-cell office:value-type="float" office:value="-0.002929688" calcext:value-type="float">
            <text:p>-0.002929688</text:p>
          </table:table-cell>
          <table:table-cell office:value-type="float" office:value="-0.00692749" calcext:value-type="float">
            <text:p>-0.00692749</text:p>
          </table:table-cell>
          <table:table-cell office:value-type="float" office:value="0.01141357" calcext:value-type="float">
            <text:p>0.01141357</text:p>
          </table:table-cell>
          <table:table-cell office:value-type="float" office:value="0.01092529" calcext:value-type="float">
            <text:p>0.01092529</text:p>
          </table:table-cell>
          <table:table-cell office:value-type="float" office:value="0.4328003" calcext:value-type="float">
            <text:p>0.4328003</text:p>
          </table:table-cell>
          <table:table-cell office:value-type="float" office:value="0.4301147" calcext:value-type="float">
            <text:p>0.4301147</text:p>
          </table:table-cell>
          <table:table-cell office:value-type="float" office:value="1.208984" calcext:value-type="float">
            <text:p>1.208984</text:p>
          </table:table-cell>
          <table:table-cell office:value-type="float" office:value="1.198944" calcext:value-type="float">
            <text:p>1.198944</text:p>
          </table:table-cell>
          <table:table-cell office:value-type="float" office:value="2.201538" calcext:value-type="float">
            <text:p>2.201538</text:p>
          </table:table-cell>
          <table:table-cell office:value-type="float" office:value="2.179352" calcext:value-type="float">
            <text:p>2.179352</text:p>
          </table:table-cell>
          <table:table-cell office:value-type="float" office:value="3.067657" calcext:value-type="float">
            <text:p>3.067657</text:p>
          </table:table-cell>
          <table:table-cell office:value-type="float" office:value="3.037964" calcext:value-type="float">
            <text:p>3.037964</text:p>
          </table:table-cell>
          <table:table-cell office:value-type="float" office:value="3.848267" calcext:value-type="float">
            <text:p>3.848267</text:p>
          </table:table-cell>
          <table:table-cell office:value-type="float" office:value="3.813202" calcext:value-type="float">
            <text:p>3.813202</text:p>
          </table:table-cell>
          <table:table-cell office:value-type="float" office:value="4.578857" calcext:value-type="float">
            <text:p>4.578857</text:p>
          </table:table-cell>
          <table:table-cell office:value-type="float" office:value="4.540955" calcext:value-type="float">
            <text:p>4.540955</text:p>
          </table:table-cell>
          <table:table-cell office:value-type="float" office:value="5.114014" calcext:value-type="float">
            <text:p>5.114014</text:p>
          </table:table-cell>
          <table:table-cell office:value-type="float" office:value="5.075714" calcext:value-type="float">
            <text:p>5.075714</text:p>
          </table:table-cell>
          <table:table-cell office:value-type="float" office:value="26.19302" calcext:value-type="float">
            <text:p>26.19302</text:p>
          </table:table-cell>
          <table:table-cell office:value-type="float" office:value="-2.668823" calcext:value-type="float">
            <text:p>-2.6688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4" calcext:value-type="float">
            <text:p>10032004</text:p>
          </table:table-cell>
          <table:table-cell office:value-type="float" office:value="8.906505" calcext:value-type="float">
            <text:p>8.906505</text:p>
          </table:table-cell>
          <table:table-cell office:value-type="float" office:value="13.11" calcext:value-type="float">
            <text:p>13.11</text:p>
          </table:table-cell>
          <table:table-cell office:value-type="float" office:value="-1" calcext:value-type="float">
            <text:p>-1</text:p>
          </table:table-cell>
          <table:table-cell office:value-type="float" office:value="0.8807327" calcext:value-type="float">
            <text:p>0.8807327</text:p>
          </table:table-cell>
          <table:table-cell office:value-type="float" office:value="0.5015847" calcext:value-type="float">
            <text:p>0.5015847</text:p>
          </table:table-cell>
          <table:table-cell office:value-type="float" office:value="416.52" calcext:value-type="float">
            <text:p>416.52</text:p>
          </table:table-cell>
          <table:table-cell office:value-type="float" office:value="0.3" calcext:value-type="float">
            <text:p>0.3</text:p>
          </table:table-cell>
          <table:table-cell office:value-type="float" office:value="6.578552" calcext:value-type="float">
            <text:p>6.578552</text:p>
          </table:table-cell>
          <table:table-cell office:value-type="float" office:value="-0.2872925" calcext:value-type="float">
            <text:p>-0.2872925</text:p>
          </table:table-cell>
          <table:table-cell office:value-type="float" office:value="3.918732" calcext:value-type="float">
            <text:p>3.918732</text:p>
          </table:table-cell>
          <table:table-cell office:value-type="float" office:value="-0.05673218" calcext:value-type="float">
            <text:p>-0.05673218</text:p>
          </table:table-cell>
          <table:table-cell office:value-type="float" office:value="2.000793" calcext:value-type="float">
            <text:p>2.000793</text:p>
          </table:table-cell>
          <table:table-cell office:value-type="float" office:value="-0.01721191" calcext:value-type="float">
            <text:p>-0.01721191</text:p>
          </table:table-cell>
          <table:table-cell office:value-type="float" office:value="0.2050476" calcext:value-type="float">
            <text:p>0.2050476</text:p>
          </table:table-cell>
          <table:table-cell office:value-type="float" office:value="-0.01055908" calcext:value-type="float">
            <text:p>-0.01055908</text:p>
          </table:table-cell>
          <table:table-cell office:value-type="float" office:value="0.0322876" calcext:value-type="float">
            <text:p>0.0322876</text:p>
          </table:table-cell>
          <table:table-cell office:value-type="float" office:value="-0.009155273" calcext:value-type="float">
            <text:p>-0.009155273</text:p>
          </table:table-cell>
          <table:table-cell office:value-type="float" office:value="0.0001220703" calcext:value-type="float">
            <text:p>0.0001220703</text:p>
          </table:table-cell>
          <table:table-cell office:value-type="float" office:value="-0.006988525" calcext:value-type="float">
            <text:p>-0.006988525</text:p>
          </table:table-cell>
          <table:table-cell office:value-type="float" office:value="0.1569824" calcext:value-type="float">
            <text:p>0.1569824</text:p>
          </table:table-cell>
          <table:table-cell office:value-type="float" office:value="0.01065063" calcext:value-type="float">
            <text:p>0.01065063</text:p>
          </table:table-cell>
          <table:table-cell office:value-type="float" office:value="0.4545898" calcext:value-type="float">
            <text:p>0.4545898</text:p>
          </table:table-cell>
          <table:table-cell office:value-type="float" office:value="0.427948" calcext:value-type="float">
            <text:p>0.427948</text:p>
          </table:table-cell>
          <table:table-cell office:value-type="float" office:value="1.198822" calcext:value-type="float">
            <text:p>1.198822</text:p>
          </table:table-cell>
          <table:table-cell office:value-type="float" office:value="1.190033" calcext:value-type="float">
            <text:p>1.190033</text:p>
          </table:table-cell>
          <table:table-cell office:value-type="float" office:value="2.179108" calcext:value-type="float">
            <text:p>2.179108</text:p>
          </table:table-cell>
          <table:table-cell office:value-type="float" office:value="2.157654" calcext:value-type="float">
            <text:p>2.157654</text:p>
          </table:table-cell>
          <table:table-cell office:value-type="float" office:value="3.037659" calcext:value-type="float">
            <text:p>3.037659</text:p>
          </table:table-cell>
          <table:table-cell office:value-type="float" office:value="3.008575" calcext:value-type="float">
            <text:p>3.008575</text:p>
          </table:table-cell>
          <table:table-cell office:value-type="float" office:value="3.812866" calcext:value-type="float">
            <text:p>3.812866</text:p>
          </table:table-cell>
          <table:table-cell office:value-type="float" office:value="3.778717" calcext:value-type="float">
            <text:p>3.778717</text:p>
          </table:table-cell>
          <table:table-cell office:value-type="float" office:value="4.540588" calcext:value-type="float">
            <text:p>4.540588</text:p>
          </table:table-cell>
          <table:table-cell office:value-type="float" office:value="4.503448" calcext:value-type="float">
            <text:p>4.503448</text:p>
          </table:table-cell>
          <table:table-cell office:value-type="float" office:value="5.075287" calcext:value-type="float">
            <text:p>5.075287</text:p>
          </table:table-cell>
          <table:table-cell office:value-type="float" office:value="5.037842" calcext:value-type="float">
            <text:p>5.037842</text:p>
          </table:table-cell>
          <table:table-cell office:value-type="float" office:value="22.21356" calcext:value-type="float">
            <text:p>22.21356</text:p>
          </table:table-cell>
          <table:table-cell office:value-type="float" office:value="-2.513031" calcext:value-type="float">
            <text:p>-2.5130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4" calcext:value-type="float">
            <text:p>11032004</text:p>
          </table:table-cell>
          <table:table-cell office:value-type="float" office:value="19.69153" calcext:value-type="float">
            <text:p>19.69153</text:p>
          </table:table-cell>
          <table:table-cell office:value-type="float" office:value="4.71" calcext:value-type="float">
            <text:p>4.71</text:p>
          </table:table-cell>
          <table:table-cell office:value-type="float" office:value="-6.74" calcext:value-type="float">
            <text:p>-6.74</text:p>
          </table:table-cell>
          <table:table-cell office:value-type="float" office:value="0.6358845" calcext:value-type="float">
            <text:p>0.6358845</text:p>
          </table:table-cell>
          <table:table-cell office:value-type="float" office:value="0.3281364" calcext:value-type="float">
            <text:p>0.3281364</text:p>
          </table:table-cell>
          <table:table-cell office:value-type="float" office:value="436.392" calcext:value-type="float">
            <text:p>436.392</text:p>
          </table:table-cell>
          <table:table-cell office:value-type="float" office:value="0" calcext:value-type="float">
            <text:p>0</text:p>
          </table:table-cell>
          <table:table-cell office:value-type="float" office:value="8.928223" calcext:value-type="float">
            <text:p>8.928223</text:p>
          </table:table-cell>
          <table:table-cell office:value-type="float" office:value="-0.4852295" calcext:value-type="float">
            <text:p>-0.4852295</text:p>
          </table:table-cell>
          <table:table-cell office:value-type="float" office:value="5.813263" calcext:value-type="float">
            <text:p>5.813263</text:p>
          </table:table-cell>
          <table:table-cell office:value-type="float" office:value="-0.06460571" calcext:value-type="float">
            <text:p>-0.06460571</text:p>
          </table:table-cell>
          <table:table-cell office:value-type="float" office:value="3.64505" calcext:value-type="float">
            <text:p>3.64505</text:p>
          </table:table-cell>
          <table:table-cell office:value-type="float" office:value="-0.01947021" calcext:value-type="float">
            <text:p>-0.01947021</text:p>
          </table:table-cell>
          <table:table-cell office:value-type="float" office:value="1.701477" calcext:value-type="float">
            <text:p>1.701477</text:p>
          </table:table-cell>
          <table:table-cell office:value-type="float" office:value="-0.01138306" calcext:value-type="float">
            <text:p>-0.01138306</text:p>
          </table:table-cell>
          <table:table-cell office:value-type="float" office:value="0.3157043" calcext:value-type="float">
            <text:p>0.3157043</text:p>
          </table:table-cell>
          <table:table-cell office:value-type="float" office:value="-0.008544922" calcext:value-type="float">
            <text:p>-0.008544922</text:p>
          </table:table-cell>
          <table:table-cell office:value-type="float" office:value="0.02148438" calcext:value-type="float">
            <text:p>0.02148438</text:p>
          </table:table-cell>
          <table:table-cell office:value-type="float" office:value="0.00009155273" calcext:value-type="float">
            <text:p>9.155273E-05</text:p>
          </table:table-cell>
          <table:table-cell office:value-type="float" office:value="0.2007141" calcext:value-type="float">
            <text:p>0.2007141</text:p>
          </table:table-cell>
          <table:table-cell office:value-type="float" office:value="0.1580505" calcext:value-type="float">
            <text:p>0.1580505</text:p>
          </table:table-cell>
          <table:table-cell office:value-type="float" office:value="0.5288086" calcext:value-type="float">
            <text:p>0.5288086</text:p>
          </table:table-cell>
          <table:table-cell office:value-type="float" office:value="0.4558411" calcext:value-type="float">
            <text:p>0.4558411</text:p>
          </table:table-cell>
          <table:table-cell office:value-type="float" office:value="1.203552" calcext:value-type="float">
            <text:p>1.203552</text:p>
          </table:table-cell>
          <table:table-cell office:value-type="float" office:value="1.190125" calcext:value-type="float">
            <text:p>1.190125</text:p>
          </table:table-cell>
          <table:table-cell office:value-type="float" office:value="2.15741" calcext:value-type="float">
            <text:p>2.15741</text:p>
          </table:table-cell>
          <table:table-cell office:value-type="float" office:value="2.139618" calcext:value-type="float">
            <text:p>2.139618</text:p>
          </table:table-cell>
          <table:table-cell office:value-type="float" office:value="3.008301" calcext:value-type="float">
            <text:p>3.008301</text:p>
          </table:table-cell>
          <table:table-cell office:value-type="float" office:value="2.980469" calcext:value-type="float">
            <text:p>2.980469</text:p>
          </table:table-cell>
          <table:table-cell office:value-type="float" office:value="3.778381" calcext:value-type="float">
            <text:p>3.778381</text:p>
          </table:table-cell>
          <table:table-cell office:value-type="float" office:value="3.745087" calcext:value-type="float">
            <text:p>3.745087</text:p>
          </table:table-cell>
          <table:table-cell office:value-type="float" office:value="4.503052" calcext:value-type="float">
            <text:p>4.503052</text:p>
          </table:table-cell>
          <table:table-cell office:value-type="float" office:value="4.466461" calcext:value-type="float">
            <text:p>4.466461</text:p>
          </table:table-cell>
          <table:table-cell office:value-type="float" office:value="5.037445" calcext:value-type="float">
            <text:p>5.037445</text:p>
          </table:table-cell>
          <table:table-cell office:value-type="float" office:value="5.000854" calcext:value-type="float">
            <text:p>5.000854</text:p>
          </table:table-cell>
          <table:table-cell office:value-type="float" office:value="25.50354" calcext:value-type="float">
            <text:p>25.50354</text:p>
          </table:table-cell>
          <table:table-cell office:value-type="float" office:value="-4.964569" calcext:value-type="float">
            <text:p>-4.9645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4" calcext:value-type="float">
            <text:p>12032004</text:p>
          </table:table-cell>
          <table:table-cell office:value-type="float" office:value="19.42451" calcext:value-type="float">
            <text:p>19.42451</text:p>
          </table:table-cell>
          <table:table-cell office:value-type="float" office:value="13.66" calcext:value-type="float">
            <text:p>13.66</text:p>
          </table:table-cell>
          <table:table-cell office:value-type="float" office:value="-9.19" calcext:value-type="float">
            <text:p>-9.19</text:p>
          </table:table-cell>
          <table:table-cell office:value-type="float" office:value="0.7549431" calcext:value-type="float">
            <text:p>0.7549431</text:p>
          </table:table-cell>
          <table:table-cell office:value-type="float" office:value="0.2722407" calcext:value-type="float">
            <text:p>0.2722407</text:p>
          </table:table-cell>
          <table:table-cell office:value-type="float" office:value="307.368" calcext:value-type="float">
            <text:p>307.368</text:p>
          </table:table-cell>
          <table:table-cell office:value-type="float" office:value="0" calcext:value-type="float">
            <text:p>0</text:p>
          </table:table-cell>
          <table:table-cell office:value-type="float" office:value="8.77948" calcext:value-type="float">
            <text:p>8.77948</text:p>
          </table:table-cell>
          <table:table-cell office:value-type="float" office:value="-1.339142" calcext:value-type="float">
            <text:p>-1.339142</text:p>
          </table:table-cell>
          <table:table-cell office:value-type="float" office:value="5.626007" calcext:value-type="float">
            <text:p>5.626007</text:p>
          </table:table-cell>
          <table:table-cell office:value-type="float" office:value="-0.1958008" calcext:value-type="float">
            <text:p>-0.1958008</text:p>
          </table:table-cell>
          <table:table-cell office:value-type="float" office:value="3.526642" calcext:value-type="float">
            <text:p>3.526642</text:p>
          </table:table-cell>
          <table:table-cell office:value-type="float" office:value="-0.03640747" calcext:value-type="float">
            <text:p>-0.03640747</text:p>
          </table:table-cell>
          <table:table-cell office:value-type="float" office:value="1.666351" calcext:value-type="float">
            <text:p>1.666351</text:p>
          </table:table-cell>
          <table:table-cell office:value-type="float" office:value="-0.01351929" calcext:value-type="float">
            <text:p>-0.01351929</text:p>
          </table:table-cell>
          <table:table-cell office:value-type="float" office:value="0.3097534" calcext:value-type="float">
            <text:p>0.3097534</text:p>
          </table:table-cell>
          <table:table-cell office:value-type="float" office:value="-0.009002686" calcext:value-type="float">
            <text:p>-0.009002686</text:p>
          </table:table-cell>
          <table:table-cell office:value-type="float" office:value="0.0211792" calcext:value-type="float">
            <text:p>0.0211792</text:p>
          </table:table-cell>
          <table:table-cell office:value-type="float" office:value="0.001556396" calcext:value-type="float">
            <text:p>0.001556396</text:p>
          </table:table-cell>
          <table:table-cell office:value-type="float" office:value="0.2140198" calcext:value-type="float">
            <text:p>0.2140198</text:p>
          </table:table-cell>
          <table:table-cell office:value-type="float" office:value="0.1974792" calcext:value-type="float">
            <text:p>0.1974792</text:p>
          </table:table-cell>
          <table:table-cell office:value-type="float" office:value="0.5562744" calcext:value-type="float">
            <text:p>0.5562744</text:p>
          </table:table-cell>
          <table:table-cell office:value-type="float" office:value="0.5292358" calcext:value-type="float">
            <text:p>0.5292358</text:p>
          </table:table-cell>
          <table:table-cell office:value-type="float" office:value="1.21994" calcext:value-type="float">
            <text:p>1.21994</text:p>
          </table:table-cell>
          <table:table-cell office:value-type="float" office:value="1.203735" calcext:value-type="float">
            <text:p>1.203735</text:p>
          </table:table-cell>
          <table:table-cell office:value-type="float" office:value="2.139435" calcext:value-type="float">
            <text:p>2.139435</text:p>
          </table:table-cell>
          <table:table-cell office:value-type="float" office:value="2.127045" calcext:value-type="float">
            <text:p>2.127045</text:p>
          </table:table-cell>
          <table:table-cell office:value-type="float" office:value="2.980194" calcext:value-type="float">
            <text:p>2.980194</text:p>
          </table:table-cell>
          <table:table-cell office:value-type="float" office:value="2.954712" calcext:value-type="float">
            <text:p>2.954712</text:p>
          </table:table-cell>
          <table:table-cell office:value-type="float" office:value="3.74472" calcext:value-type="float">
            <text:p>3.74472</text:p>
          </table:table-cell>
          <table:table-cell office:value-type="float" office:value="3.71225" calcext:value-type="float">
            <text:p>3.71225</text:p>
          </table:table-cell>
          <table:table-cell office:value-type="float" office:value="4.466095" calcext:value-type="float">
            <text:p>4.466095</text:p>
          </table:table-cell>
          <table:table-cell office:value-type="float" office:value="4.430176" calcext:value-type="float">
            <text:p>4.430176</text:p>
          </table:table-cell>
          <table:table-cell office:value-type="float" office:value="5.000458" calcext:value-type="float">
            <text:p>5.000458</text:p>
          </table:table-cell>
          <table:table-cell office:value-type="float" office:value="4.964691" calcext:value-type="float">
            <text:p>4.964691</text:p>
          </table:table-cell>
          <table:table-cell office:value-type="float" office:value="27.5607" calcext:value-type="float">
            <text:p>27.5607</text:p>
          </table:table-cell>
          <table:table-cell office:value-type="float" office:value="-7.489655" calcext:value-type="float">
            <text:p>-7.4896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4" calcext:value-type="float">
            <text:p>13032004</text:p>
          </table:table-cell>
          <table:table-cell office:value-type="float" office:value="8.077316" calcext:value-type="float">
            <text:p>8.077316</text:p>
          </table:table-cell>
          <table:table-cell office:value-type="float" office:value="15.17" calcext:value-type="float">
            <text:p>15.17</text:p>
          </table:table-cell>
          <table:table-cell office:value-type="float" office:value="3.87" calcext:value-type="float">
            <text:p>3.87</text:p>
          </table:table-cell>
          <table:table-cell office:value-type="float" office:value="1.035536" calcext:value-type="float">
            <text:p>1.035536</text:p>
          </table:table-cell>
          <table:table-cell office:value-type="float" office:value="0.6822053" calcext:value-type="float">
            <text:p>0.6822053</text:p>
          </table:table-cell>
          <table:table-cell office:value-type="float" office:value="527.2921" calcext:value-type="float">
            <text:p>527.2921</text:p>
          </table:table-cell>
          <table:table-cell office:value-type="float" office:value="0" calcext:value-type="float">
            <text:p>0</text:p>
          </table:table-cell>
          <table:table-cell office:value-type="float" office:value="8.072113" calcext:value-type="float">
            <text:p>8.072113</text:p>
          </table:table-cell>
          <table:table-cell office:value-type="float" office:value="1.075348" calcext:value-type="float">
            <text:p>1.075348</text:p>
          </table:table-cell>
          <table:table-cell office:value-type="float" office:value="5.249359" calcext:value-type="float">
            <text:p>5.249359</text:p>
          </table:table-cell>
          <table:table-cell office:value-type="float" office:value="0.9385986" calcext:value-type="float">
            <text:p>0.9385986</text:p>
          </table:table-cell>
          <table:table-cell office:value-type="float" office:value="3.397461" calcext:value-type="float">
            <text:p>3.397461</text:p>
          </table:table-cell>
          <table:table-cell office:value-type="float" office:value="0.70224" calcext:value-type="float">
            <text:p>0.70224</text:p>
          </table:table-cell>
          <table:table-cell office:value-type="float" office:value="2.105652" calcext:value-type="float">
            <text:p>2.105652</text:p>
          </table:table-cell>
          <table:table-cell office:value-type="float" office:value="0.3562012" calcext:value-type="float">
            <text:p>0.3562012</text:p>
          </table:table-cell>
          <table:table-cell office:value-type="float" office:value="1.187469" calcext:value-type="float">
            <text:p>1.187469</text:p>
          </table:table-cell>
          <table:table-cell office:value-type="float" office:value="0.06164551" calcext:value-type="float">
            <text:p>0.06164551</text:p>
          </table:table-cell>
          <table:table-cell office:value-type="float" office:value="0.07330322" calcext:value-type="float">
            <text:p>0.07330322</text:p>
          </table:table-cell>
          <table:table-cell office:value-type="float" office:value="0.006286621" calcext:value-type="float">
            <text:p>0.006286621</text:p>
          </table:table-cell>
          <table:table-cell office:value-type="float" office:value="0.2551575" calcext:value-type="float">
            <text:p>0.2551575</text:p>
          </table:table-cell>
          <table:table-cell office:value-type="float" office:value="0.2104187" calcext:value-type="float">
            <text:p>0.2104187</text:p>
          </table:table-cell>
          <table:table-cell office:value-type="float" office:value="0.5804138" calcext:value-type="float">
            <text:p>0.5804138</text:p>
          </table:table-cell>
          <table:table-cell office:value-type="float" office:value="0.556488" calcext:value-type="float">
            <text:p>0.556488</text:p>
          </table:table-cell>
          <table:table-cell office:value-type="float" office:value="1.231781" calcext:value-type="float">
            <text:p>1.231781</text:p>
          </table:table-cell>
          <table:table-cell office:value-type="float" office:value="1.220093" calcext:value-type="float">
            <text:p>1.220093</text:p>
          </table:table-cell>
          <table:table-cell office:value-type="float" office:value="2.126953" calcext:value-type="float">
            <text:p>2.126953</text:p>
          </table:table-cell>
          <table:table-cell office:value-type="float" office:value="2.117645" calcext:value-type="float">
            <text:p>2.117645</text:p>
          </table:table-cell>
          <table:table-cell office:value-type="float" office:value="2.954468" calcext:value-type="float">
            <text:p>2.954468</text:p>
          </table:table-cell>
          <table:table-cell office:value-type="float" office:value="2.931274" calcext:value-type="float">
            <text:p>2.931274</text:p>
          </table:table-cell>
          <table:table-cell office:value-type="float" office:value="3.711914" calcext:value-type="float">
            <text:p>3.711914</text:p>
          </table:table-cell>
          <table:table-cell office:value-type="float" office:value="3.680664" calcext:value-type="float">
            <text:p>3.680664</text:p>
          </table:table-cell>
          <table:table-cell office:value-type="float" office:value="4.429779" calcext:value-type="float">
            <text:p>4.429779</text:p>
          </table:table-cell>
          <table:table-cell office:value-type="float" office:value="4.395081" calcext:value-type="float">
            <text:p>4.395081</text:p>
          </table:table-cell>
          <table:table-cell office:value-type="float" office:value="4.964386" calcext:value-type="float">
            <text:p>4.964386</text:p>
          </table:table-cell>
          <table:table-cell office:value-type="float" office:value="4.929169" calcext:value-type="float">
            <text:p>4.929169</text:p>
          </table:table-cell>
          <table:table-cell office:value-type="float" office:value="24.36411" calcext:value-type="float">
            <text:p>24.36411</text:p>
          </table:table-cell>
          <table:table-cell office:value-type="float" office:value="-0.1962891" calcext:value-type="float">
            <text:p>-0.19628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4" calcext:value-type="float">
            <text:p>14032004</text:p>
          </table:table-cell>
          <table:table-cell office:value-type="float" office:value="18.53518" calcext:value-type="float">
            <text:p>18.53518</text:p>
          </table:table-cell>
          <table:table-cell office:value-type="float" office:value="10.88" calcext:value-type="float">
            <text:p>10.88</text:p>
          </table:table-cell>
          <table:table-cell office:value-type="float" office:value="-0.26" calcext:value-type="float">
            <text:p>-0.26</text:p>
          </table:table-cell>
          <table:table-cell office:value-type="float" office:value="0.7223318" calcext:value-type="float">
            <text:p>0.7223318</text:p>
          </table:table-cell>
          <table:table-cell office:value-type="float" office:value="0.5291004" calcext:value-type="float">
            <text:p>0.5291004</text:p>
          </table:table-cell>
          <table:table-cell office:value-type="float" office:value="339.552" calcext:value-type="float">
            <text:p>339.552</text:p>
          </table:table-cell>
          <table:table-cell office:value-type="float" office:value="0" calcext:value-type="float">
            <text:p>0</text:p>
          </table:table-cell>
          <table:table-cell office:value-type="float" office:value="10.49677" calcext:value-type="float">
            <text:p>10.49677</text:p>
          </table:table-cell>
          <table:table-cell office:value-type="float" office:value="-0.05889893" calcext:value-type="float">
            <text:p>-0.05889893</text:p>
          </table:table-cell>
          <table:table-cell office:value-type="float" office:value="7.152283" calcext:value-type="float">
            <text:p>7.152283</text:p>
          </table:table-cell>
          <table:table-cell office:value-type="float" office:value="0.3337097" calcext:value-type="float">
            <text:p>0.3337097</text:p>
          </table:table-cell>
          <table:table-cell office:value-type="float" office:value="4.884277" calcext:value-type="float">
            <text:p>4.884277</text:p>
          </table:table-cell>
          <table:table-cell office:value-type="float" office:value="0.4649658" calcext:value-type="float">
            <text:p>0.4649658</text:p>
          </table:table-cell>
          <table:table-cell office:value-type="float" office:value="3.014771" calcext:value-type="float">
            <text:p>3.014771</text:p>
          </table:table-cell>
          <table:table-cell office:value-type="float" office:value="0.3841553" calcext:value-type="float">
            <text:p>0.3841553</text:p>
          </table:table-cell>
          <table:table-cell office:value-type="float" office:value="1.71109" calcext:value-type="float">
            <text:p>1.71109</text:p>
          </table:table-cell>
          <table:table-cell office:value-type="float" office:value="0.2268372" calcext:value-type="float">
            <text:p>0.2268372</text:p>
          </table:table-cell>
          <table:table-cell office:value-type="float" office:value="0.1037903" calcext:value-type="float">
            <text:p>0.1037903</text:p>
          </table:table-cell>
          <table:table-cell office:value-type="float" office:value="0.01705933" calcext:value-type="float">
            <text:p>0.01705933</text:p>
          </table:table-cell>
          <table:table-cell office:value-type="float" office:value="0.282196" calcext:value-type="float">
            <text:p>0.282196</text:p>
          </table:table-cell>
          <table:table-cell office:value-type="float" office:value="0.2309265" calcext:value-type="float">
            <text:p>0.2309265</text:p>
          </table:table-cell>
          <table:table-cell office:value-type="float" office:value="0.6014099" calcext:value-type="float">
            <text:p>0.6014099</text:p>
          </table:table-cell>
          <table:table-cell office:value-type="float" office:value="0.58078" calcext:value-type="float">
            <text:p>0.58078</text:p>
          </table:table-cell>
          <table:table-cell office:value-type="float" office:value="1.242371" calcext:value-type="float">
            <text:p>1.242371</text:p>
          </table:table-cell>
          <table:table-cell office:value-type="float" office:value="1.231934" calcext:value-type="float">
            <text:p>1.231934</text:p>
          </table:table-cell>
          <table:table-cell office:value-type="float" office:value="2.117584" calcext:value-type="float">
            <text:p>2.117584</text:p>
          </table:table-cell>
          <table:table-cell office:value-type="float" office:value="2.109436" calcext:value-type="float">
            <text:p>2.109436</text:p>
          </table:table-cell>
          <table:table-cell office:value-type="float" office:value="2.931061" calcext:value-type="float">
            <text:p>2.931061</text:p>
          </table:table-cell>
          <table:table-cell office:value-type="float" office:value="2.90979" calcext:value-type="float">
            <text:p>2.90979</text:p>
          </table:table-cell>
          <table:table-cell office:value-type="float" office:value="3.680359" calcext:value-type="float">
            <text:p>3.680359</text:p>
          </table:table-cell>
          <table:table-cell office:value-type="float" office:value="3.650848" calcext:value-type="float">
            <text:p>3.650848</text:p>
          </table:table-cell>
          <table:table-cell office:value-type="float" office:value="4.394745" calcext:value-type="float">
            <text:p>4.394745</text:p>
          </table:table-cell>
          <table:table-cell office:value-type="float" office:value="4.361115" calcext:value-type="float">
            <text:p>4.361115</text:p>
          </table:table-cell>
          <table:table-cell office:value-type="float" office:value="4.928772" calcext:value-type="float">
            <text:p>4.928772</text:p>
          </table:table-cell>
          <table:table-cell office:value-type="float" office:value="4.894562" calcext:value-type="float">
            <text:p>4.894562</text:p>
          </table:table-cell>
          <table:table-cell office:value-type="float" office:value="27.71463" calcext:value-type="float">
            <text:p>27.71463</text:p>
          </table:table-cell>
          <table:table-cell office:value-type="float" office:value="-2.016754" calcext:value-type="float">
            <text:p>-2.0167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4" calcext:value-type="float">
            <text:p>15032004</text:p>
          </table:table-cell>
          <table:table-cell office:value-type="float" office:value="4.62528" calcext:value-type="float">
            <text:p>4.62528</text:p>
          </table:table-cell>
          <table:table-cell office:value-type="float" office:value="4.61" calcext:value-type="float">
            <text:p>4.61</text:p>
          </table:table-cell>
          <table:table-cell office:value-type="float" office:value="-2.28" calcext:value-type="float">
            <text:p>-2.28</text:p>
          </table:table-cell>
          <table:table-cell office:value-type="float" office:value="0.7324386" calcext:value-type="float">
            <text:p>0.7324386</text:p>
          </table:table-cell>
          <table:table-cell office:value-type="float" office:value="0.4570093" calcext:value-type="float">
            <text:p>0.4570093</text:p>
          </table:table-cell>
          <table:table-cell office:value-type="float" office:value="420.192" calcext:value-type="float">
            <text:p>420.192</text:p>
          </table:table-cell>
          <table:table-cell office:value-type="float" office:value="11.6" calcext:value-type="float">
            <text:p>11.6</text:p>
          </table:table-cell>
          <table:table-cell office:value-type="float" office:value="3.860443" calcext:value-type="float">
            <text:p>3.860443</text:p>
          </table:table-cell>
          <table:table-cell office:value-type="float" office:value="-0.2367249" calcext:value-type="float">
            <text:p>-0.2367249</text:p>
          </table:table-cell>
          <table:table-cell office:value-type="float" office:value="2.611572" calcext:value-type="float">
            <text:p>2.611572</text:p>
          </table:table-cell>
          <table:table-cell office:value-type="float" office:value="0.2494202" calcext:value-type="float">
            <text:p>0.2494202</text:p>
          </table:table-cell>
          <table:table-cell office:value-type="float" office:value="2.1604" calcext:value-type="float">
            <text:p>2.1604</text:p>
          </table:table-cell>
          <table:table-cell office:value-type="float" office:value="0.6210938" calcext:value-type="float">
            <text:p>0.6210938</text:p>
          </table:table-cell>
          <table:table-cell office:value-type="float" office:value="1.695374" calcext:value-type="float">
            <text:p>1.695374</text:p>
          </table:table-cell>
          <table:table-cell office:value-type="float" office:value="0.5505371" calcext:value-type="float">
            <text:p>0.5505371</text:p>
          </table:table-cell>
          <table:table-cell office:value-type="float" office:value="1.095947" calcext:value-type="float">
            <text:p>1.095947</text:p>
          </table:table-cell>
          <table:table-cell office:value-type="float" office:value="0.4764099" calcext:value-type="float">
            <text:p>0.4764099</text:p>
          </table:table-cell>
          <table:table-cell office:value-type="float" office:value="0.8948669" calcext:value-type="float">
            <text:p>0.8948669</text:p>
          </table:table-cell>
          <table:table-cell office:value-type="float" office:value="0.03988647" calcext:value-type="float">
            <text:p>0.03988647</text:p>
          </table:table-cell>
          <table:table-cell office:value-type="float" office:value="0.8241577" calcext:value-type="float">
            <text:p>0.8241577</text:p>
          </table:table-cell>
          <table:table-cell office:value-type="float" office:value="0.2581482" calcext:value-type="float">
            <text:p>0.2581482</text:p>
          </table:table-cell>
          <table:table-cell office:value-type="float" office:value="0.7788696" calcext:value-type="float">
            <text:p>0.7788696</text:p>
          </table:table-cell>
          <table:table-cell office:value-type="float" office:value="0.6016846" calcext:value-type="float">
            <text:p>0.6016846</text:p>
          </table:table-cell>
          <table:table-cell office:value-type="float" office:value="1.269196" calcext:value-type="float">
            <text:p>1.269196</text:p>
          </table:table-cell>
          <table:table-cell office:value-type="float" office:value="1.242462" calcext:value-type="float">
            <text:p>1.242462</text:p>
          </table:table-cell>
          <table:table-cell office:value-type="float" office:value="2.109406" calcext:value-type="float">
            <text:p>2.109406</text:p>
          </table:table-cell>
          <table:table-cell office:value-type="float" office:value="2.103516" calcext:value-type="float">
            <text:p>2.103516</text:p>
          </table:table-cell>
          <table:table-cell office:value-type="float" office:value="2.909576" calcext:value-type="float">
            <text:p>2.909576</text:p>
          </table:table-cell>
          <table:table-cell office:value-type="float" office:value="2.889771" calcext:value-type="float">
            <text:p>2.889771</text:p>
          </table:table-cell>
          <table:table-cell office:value-type="float" office:value="3.650513" calcext:value-type="float">
            <text:p>3.650513</text:p>
          </table:table-cell>
          <table:table-cell office:value-type="float" office:value="3.62207" calcext:value-type="float">
            <text:p>3.62207</text:p>
          </table:table-cell>
          <table:table-cell office:value-type="float" office:value="4.360779" calcext:value-type="float">
            <text:p>4.360779</text:p>
          </table:table-cell>
          <table:table-cell office:value-type="float" office:value="4.327942" calcext:value-type="float">
            <text:p>4.327942</text:p>
          </table:table-cell>
          <table:table-cell office:value-type="float" office:value="4.894165" calcext:value-type="float">
            <text:p>4.894165</text:p>
          </table:table-cell>
          <table:table-cell office:value-type="float" office:value="4.860718" calcext:value-type="float">
            <text:p>4.860718</text:p>
          </table:table-cell>
          <table:table-cell office:value-type="float" office:value="5.517029" calcext:value-type="float">
            <text:p>5.517029</text:p>
          </table:table-cell>
          <table:table-cell office:value-type="float" office:value="-2.490845" calcext:value-type="float">
            <text:p>-2.4908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4" calcext:value-type="float">
            <text:p>16032004</text:p>
          </table:table-cell>
          <table:table-cell office:value-type="float" office:value="9.46116" calcext:value-type="float">
            <text:p>9.46116</text:p>
          </table:table-cell>
          <table:table-cell office:value-type="float" office:value="2.71" calcext:value-type="float">
            <text:p>2.71</text:p>
          </table:table-cell>
          <table:table-cell office:value-type="float" office:value="-3.33" calcext:value-type="float">
            <text:p>-3.33</text:p>
          </table:table-cell>
          <table:table-cell office:value-type="float" office:value="0.653699" calcext:value-type="float">
            <text:p>0.653699</text:p>
          </table:table-cell>
          <table:table-cell office:value-type="float" office:value="0.4231382" calcext:value-type="float">
            <text:p>0.4231382</text:p>
          </table:table-cell>
          <table:table-cell office:value-type="float" office:value="197.28" calcext:value-type="float">
            <text:p>197.28</text:p>
          </table:table-cell>
          <table:table-cell office:value-type="float" office:value="2" calcext:value-type="float">
            <text:p>2</text:p>
          </table:table-cell>
          <table:table-cell office:value-type="float" office:value="1.39917" calcext:value-type="float">
            <text:p>1.39917</text:p>
          </table:table-cell>
          <table:table-cell office:value-type="float" office:value="-0.5142212" calcext:value-type="float">
            <text:p>-0.5142212</text:p>
          </table:table-cell>
          <table:table-cell office:value-type="float" office:value="1.096497" calcext:value-type="float">
            <text:p>1.096497</text:p>
          </table:table-cell>
          <table:table-cell office:value-type="float" office:value="-0.04904175" calcext:value-type="float">
            <text:p>-0.04904175</text:p>
          </table:table-cell>
          <table:table-cell office:value-type="float" office:value="0.9353027" calcext:value-type="float">
            <text:p>0.9353027</text:p>
          </table:table-cell>
          <table:table-cell office:value-type="float" office:value="0.1966553" calcext:value-type="float">
            <text:p>0.1966553</text:p>
          </table:table-cell>
          <table:table-cell office:value-type="float" office:value="0.8385925" calcext:value-type="float">
            <text:p>0.8385925</text:p>
          </table:table-cell>
          <table:table-cell office:value-type="float" office:value="0.4006958" calcext:value-type="float">
            <text:p>0.4006958</text:p>
          </table:table-cell>
          <table:table-cell office:value-type="float" office:value="0.8787842" calcext:value-type="float">
            <text:p>0.8787842</text:p>
          </table:table-cell>
          <table:table-cell office:value-type="float" office:value="0.528656" calcext:value-type="float">
            <text:p>0.528656</text:p>
          </table:table-cell>
          <table:table-cell office:value-type="float" office:value="0.8833618" calcext:value-type="float">
            <text:p>0.8833618</text:p>
          </table:table-cell>
          <table:table-cell office:value-type="float" office:value="0.6578369" calcext:value-type="float">
            <text:p>0.6578369</text:p>
          </table:table-cell>
          <table:table-cell office:value-type="float" office:value="0.8404846" calcext:value-type="float">
            <text:p>0.8404846</text:p>
          </table:table-cell>
          <table:table-cell office:value-type="float" office:value="0.7513123" calcext:value-type="float">
            <text:p>0.7513123</text:p>
          </table:table-cell>
          <table:table-cell office:value-type="float" office:value="0.9456787" calcext:value-type="float">
            <text:p>0.9456787</text:p>
          </table:table-cell>
          <table:table-cell office:value-type="float" office:value="0.7825317" calcext:value-type="float">
            <text:p>0.7825317</text:p>
          </table:table-cell>
          <table:table-cell office:value-type="float" office:value="1.351471" calcext:value-type="float">
            <text:p>1.351471</text:p>
          </table:table-cell>
          <table:table-cell office:value-type="float" office:value="1.269897" calcext:value-type="float">
            <text:p>1.269897</text:p>
          </table:table-cell>
          <table:table-cell office:value-type="float" office:value="2.109619" calcext:value-type="float">
            <text:p>2.109619</text:p>
          </table:table-cell>
          <table:table-cell office:value-type="float" office:value="2.103424" calcext:value-type="float">
            <text:p>2.103424</text:p>
          </table:table-cell>
          <table:table-cell office:value-type="float" office:value="2.889557" calcext:value-type="float">
            <text:p>2.889557</text:p>
          </table:table-cell>
          <table:table-cell office:value-type="float" office:value="2.873199" calcext:value-type="float">
            <text:p>2.873199</text:p>
          </table:table-cell>
          <table:table-cell office:value-type="float" office:value="3.621765" calcext:value-type="float">
            <text:p>3.621765</text:p>
          </table:table-cell>
          <table:table-cell office:value-type="float" office:value="3.595093" calcext:value-type="float">
            <text:p>3.595093</text:p>
          </table:table-cell>
          <table:table-cell office:value-type="float" office:value="4.327576" calcext:value-type="float">
            <text:p>4.327576</text:p>
          </table:table-cell>
          <table:table-cell office:value-type="float" office:value="4.295654" calcext:value-type="float">
            <text:p>4.295654</text:p>
          </table:table-cell>
          <table:table-cell office:value-type="float" office:value="4.860352" calcext:value-type="float">
            <text:p>4.860352</text:p>
          </table:table-cell>
          <table:table-cell office:value-type="float" office:value="4.828064" calcext:value-type="float">
            <text:p>4.828064</text:p>
          </table:table-cell>
          <table:table-cell office:value-type="float" office:value="6.724915" calcext:value-type="float">
            <text:p>6.724915</text:p>
          </table:table-cell>
          <table:table-cell office:value-type="float" office:value="-3.173706" calcext:value-type="float">
            <text:p>-3.1737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4" calcext:value-type="float">
            <text:p>17032004</text:p>
          </table:table-cell>
          <table:table-cell office:value-type="float" office:value="13.34268" calcext:value-type="float">
            <text:p>13.34268</text:p>
          </table:table-cell>
          <table:table-cell office:value-type="float" office:value="11.67" calcext:value-type="float">
            <text:p>11.67</text:p>
          </table:table-cell>
          <table:table-cell office:value-type="float" office:value="-2.09" calcext:value-type="float">
            <text:p>-2.09</text:p>
          </table:table-cell>
          <table:table-cell office:value-type="float" office:value="1.014673" calcext:value-type="float">
            <text:p>1.014673</text:p>
          </table:table-cell>
          <table:table-cell office:value-type="float" office:value="0.4633921" calcext:value-type="float">
            <text:p>0.4633921</text:p>
          </table:table-cell>
          <table:table-cell office:value-type="float" office:value="128.52" calcext:value-type="float">
            <text:p>128.52</text:p>
          </table:table-cell>
          <table:table-cell office:value-type="float" office:value="1.3" calcext:value-type="float">
            <text:p>1.3</text:p>
          </table:table-cell>
          <table:table-cell office:value-type="float" office:value="7.98056" calcext:value-type="float">
            <text:p>7.98056</text:p>
          </table:table-cell>
          <table:table-cell office:value-type="float" office:value="-0.3247375" calcext:value-type="float">
            <text:p>-0.3247375</text:p>
          </table:table-cell>
          <table:table-cell office:value-type="float" office:value="5.409027" calcext:value-type="float">
            <text:p>5.409027</text:p>
          </table:table-cell>
          <table:table-cell office:value-type="float" office:value="-0.02407837" calcext:value-type="float">
            <text:p>-0.02407837</text:p>
          </table:table-cell>
          <table:table-cell office:value-type="float" office:value="3.804169" calcext:value-type="float">
            <text:p>3.804169</text:p>
          </table:table-cell>
          <table:table-cell office:value-type="float" office:value="0.190094" calcext:value-type="float">
            <text:p>0.190094</text:p>
          </table:table-cell>
          <table:table-cell office:value-type="float" office:value="2.708893" calcext:value-type="float">
            <text:p>2.708893</text:p>
          </table:table-cell>
          <table:table-cell office:value-type="float" office:value="0.3791504" calcext:value-type="float">
            <text:p>0.3791504</text:p>
          </table:table-cell>
          <table:table-cell office:value-type="float" office:value="2.137512" calcext:value-type="float">
            <text:p>2.137512</text:p>
          </table:table-cell>
          <table:table-cell office:value-type="float" office:value="0.507843" calcext:value-type="float">
            <text:p>0.507843</text:p>
          </table:table-cell>
          <table:table-cell office:value-type="float" office:value="1.661774" calcext:value-type="float">
            <text:p>1.661774</text:p>
          </table:table-cell>
          <table:table-cell office:value-type="float" office:value="0.6515503" calcext:value-type="float">
            <text:p>0.6515503</text:p>
          </table:table-cell>
          <table:table-cell office:value-type="float" office:value="1.341309" calcext:value-type="float">
            <text:p>1.341309</text:p>
          </table:table-cell>
          <table:table-cell office:value-type="float" office:value="0.7814026" calcext:value-type="float">
            <text:p>0.7814026</text:p>
          </table:table-cell>
          <table:table-cell office:value-type="float" office:value="1.08728" calcext:value-type="float">
            <text:p>1.08728</text:p>
          </table:table-cell>
          <table:table-cell office:value-type="float" office:value="0.9470215" calcext:value-type="float">
            <text:p>0.9470215</text:p>
          </table:table-cell>
          <table:table-cell office:value-type="float" office:value="1.424286" calcext:value-type="float">
            <text:p>1.424286</text:p>
          </table:table-cell>
          <table:table-cell office:value-type="float" office:value="1.352325" calcext:value-type="float">
            <text:p>1.352325</text:p>
          </table:table-cell>
          <table:table-cell office:value-type="float" office:value="2.126892" calcext:value-type="float">
            <text:p>2.126892</text:p>
          </table:table-cell>
          <table:table-cell office:value-type="float" office:value="2.109741" calcext:value-type="float">
            <text:p>2.109741</text:p>
          </table:table-cell>
          <table:table-cell office:value-type="float" office:value="2.873047" calcext:value-type="float">
            <text:p>2.873047</text:p>
          </table:table-cell>
          <table:table-cell office:value-type="float" office:value="2.86261" calcext:value-type="float">
            <text:p>2.86261</text:p>
          </table:table-cell>
          <table:table-cell office:value-type="float" office:value="3.594788" calcext:value-type="float">
            <text:p>3.594788</text:p>
          </table:table-cell>
          <table:table-cell office:value-type="float" office:value="3.57016" calcext:value-type="float">
            <text:p>3.57016</text:p>
          </table:table-cell>
          <table:table-cell office:value-type="float" office:value="4.295349" calcext:value-type="float">
            <text:p>4.295349</text:p>
          </table:table-cell>
          <table:table-cell office:value-type="float" office:value="4.264679" calcext:value-type="float">
            <text:p>4.264679</text:p>
          </table:table-cell>
          <table:table-cell office:value-type="float" office:value="4.827728" calcext:value-type="float">
            <text:p>4.827728</text:p>
          </table:table-cell>
          <table:table-cell office:value-type="float" office:value="4.795654" calcext:value-type="float">
            <text:p>4.795654</text:p>
          </table:table-cell>
          <table:table-cell office:value-type="float" office:value="21.6308" calcext:value-type="float">
            <text:p>21.6308</text:p>
          </table:table-cell>
          <table:table-cell office:value-type="float" office:value="-2.218781" calcext:value-type="float">
            <text:p>-2.2187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4" calcext:value-type="float">
            <text:p>18032004</text:p>
          </table:table-cell>
          <table:table-cell office:value-type="float" office:value="20.60067" calcext:value-type="float">
            <text:p>20.60067</text:p>
          </table:table-cell>
          <table:table-cell office:value-type="float" office:value="9.63" calcext:value-type="float">
            <text:p>9.63</text:p>
          </table:table-cell>
          <table:table-cell office:value-type="float" office:value="0.62" calcext:value-type="float">
            <text:p>0.62</text:p>
          </table:table-cell>
          <table:table-cell office:value-type="float" office:value="0.8036698" calcext:value-type="float">
            <text:p>0.8036698</text:p>
          </table:table-cell>
          <table:table-cell office:value-type="float" office:value="0.5635828" calcext:value-type="float">
            <text:p>0.5635828</text:p>
          </table:table-cell>
          <table:table-cell office:value-type="float" office:value="294.876" calcext:value-type="float">
            <text:p>294.876</text:p>
          </table:table-cell>
          <table:table-cell office:value-type="float" office:value="0" calcext:value-type="float">
            <text:p>0</text:p>
          </table:table-cell>
          <table:table-cell office:value-type="float" office:value="11.85904" calcext:value-type="float">
            <text:p>11.85904</text:p>
          </table:table-cell>
          <table:table-cell office:value-type="float" office:value="1.017212" calcext:value-type="float">
            <text:p>1.017212</text:p>
          </table:table-cell>
          <table:table-cell office:value-type="float" office:value="8.733154" calcext:value-type="float">
            <text:p>8.733154</text:p>
          </table:table-cell>
          <table:table-cell office:value-type="float" office:value="1.376709" calcext:value-type="float">
            <text:p>1.376709</text:p>
          </table:table-cell>
          <table:table-cell office:value-type="float" office:value="6.550201" calcext:value-type="float">
            <text:p>6.550201</text:p>
          </table:table-cell>
          <table:table-cell office:value-type="float" office:value="1.564453" calcext:value-type="float">
            <text:p>1.564453</text:p>
          </table:table-cell>
          <table:table-cell office:value-type="float" office:value="4.902496" calcext:value-type="float">
            <text:p>4.902496</text:p>
          </table:table-cell>
          <table:table-cell office:value-type="float" office:value="1.645294" calcext:value-type="float">
            <text:p>1.645294</text:p>
          </table:table-cell>
          <table:table-cell office:value-type="float" office:value="3.939209" calcext:value-type="float">
            <text:p>3.939209</text:p>
          </table:table-cell>
          <table:table-cell office:value-type="float" office:value="1.638123" calcext:value-type="float">
            <text:p>1.638123</text:p>
          </table:table-cell>
          <table:table-cell office:value-type="float" office:value="3.073425" calcext:value-type="float">
            <text:p>3.073425</text:p>
          </table:table-cell>
          <table:table-cell office:value-type="float" office:value="1.592804" calcext:value-type="float">
            <text:p>1.592804</text:p>
          </table:table-cell>
          <table:table-cell office:value-type="float" office:value="2.429688" calcext:value-type="float">
            <text:p>2.429688</text:p>
          </table:table-cell>
          <table:table-cell office:value-type="float" office:value="1.353455" calcext:value-type="float">
            <text:p>1.353455</text:p>
          </table:table-cell>
          <table:table-cell office:value-type="float" office:value="1.617126" calcext:value-type="float">
            <text:p>1.617126</text:p>
          </table:table-cell>
          <table:table-cell office:value-type="float" office:value="1.092468" calcext:value-type="float">
            <text:p>1.092468</text:p>
          </table:table-cell>
          <table:table-cell office:value-type="float" office:value="1.574005" calcext:value-type="float">
            <text:p>1.574005</text:p>
          </table:table-cell>
          <table:table-cell office:value-type="float" office:value="1.425232" calcext:value-type="float">
            <text:p>1.425232</text:p>
          </table:table-cell>
          <table:table-cell office:value-type="float" office:value="2.157501" calcext:value-type="float">
            <text:p>2.157501</text:p>
          </table:table-cell>
          <table:table-cell office:value-type="float" office:value="2.127136" calcext:value-type="float">
            <text:p>2.127136</text:p>
          </table:table-cell>
          <table:table-cell office:value-type="float" office:value="2.862549" calcext:value-type="float">
            <text:p>2.862549</text:p>
          </table:table-cell>
          <table:table-cell office:value-type="float" office:value="2.85791" calcext:value-type="float">
            <text:p>2.85791</text:p>
          </table:table-cell>
          <table:table-cell office:value-type="float" office:value="3.569916" calcext:value-type="float">
            <text:p>3.569916</text:p>
          </table:table-cell>
          <table:table-cell office:value-type="float" office:value="3.547821" calcext:value-type="float">
            <text:p>3.547821</text:p>
          </table:table-cell>
          <table:table-cell office:value-type="float" office:value="4.264343" calcext:value-type="float">
            <text:p>4.264343</text:p>
          </table:table-cell>
          <table:table-cell office:value-type="float" office:value="4.235016" calcext:value-type="float">
            <text:p>4.235016</text:p>
          </table:table-cell>
          <table:table-cell office:value-type="float" office:value="4.795319" calcext:value-type="float">
            <text:p>4.795319</text:p>
          </table:table-cell>
          <table:table-cell office:value-type="float" office:value="4.764984" calcext:value-type="float">
            <text:p>4.764984</text:p>
          </table:table-cell>
          <table:table-cell office:value-type="float" office:value="28.12558" calcext:value-type="float">
            <text:p>28.12558</text:p>
          </table:table-cell>
          <table:table-cell office:value-type="float" office:value="-1.360992" calcext:value-type="float">
            <text:p>-1.3609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4" calcext:value-type="float">
            <text:p>19032004</text:p>
          </table:table-cell>
          <table:table-cell office:value-type="float" office:value="16.34292" calcext:value-type="float">
            <text:p>16.34292</text:p>
          </table:table-cell>
          <table:table-cell office:value-type="float" office:value="22.74" calcext:value-type="float">
            <text:p>22.74</text:p>
          </table:table-cell>
          <table:table-cell office:value-type="float" office:value="0.49" calcext:value-type="float">
            <text:p>0.49</text:p>
          </table:table-cell>
          <table:table-cell office:value-type="float" office:value="1.519189" calcext:value-type="float">
            <text:p>1.519189</text:p>
          </table:table-cell>
          <table:table-cell office:value-type="float" office:value="0.5583652" calcext:value-type="float">
            <text:p>0.5583652</text:p>
          </table:table-cell>
          <table:table-cell office:value-type="float" office:value="525.8521" calcext:value-type="float">
            <text:p>525.8521</text:p>
          </table:table-cell>
          <table:table-cell office:value-type="float" office:value="0" calcext:value-type="float">
            <text:p>0</text:p>
          </table:table-cell>
          <table:table-cell office:value-type="float" office:value="13.37515" calcext:value-type="float">
            <text:p>13.37515</text:p>
          </table:table-cell>
          <table:table-cell office:value-type="float" office:value="1.6203" calcext:value-type="float">
            <text:p>1.6203</text:p>
          </table:table-cell>
          <table:table-cell office:value-type="float" office:value="9.985016" calcext:value-type="float">
            <text:p>9.985016</text:p>
          </table:table-cell>
          <table:table-cell office:value-type="float" office:value="2.241119" calcext:value-type="float">
            <text:p>2.241119</text:p>
          </table:table-cell>
          <table:table-cell office:value-type="float" office:value="7.790253" calcext:value-type="float">
            <text:p>7.790253</text:p>
          </table:table-cell>
          <table:table-cell office:value-type="float" office:value="2.581238" calcext:value-type="float">
            <text:p>2.581238</text:p>
          </table:table-cell>
          <table:table-cell office:value-type="float" office:value="6.138977" calcext:value-type="float">
            <text:p>6.138977</text:p>
          </table:table-cell>
          <table:table-cell office:value-type="float" office:value="2.718262" calcext:value-type="float">
            <text:p>2.718262</text:p>
          </table:table-cell>
          <table:table-cell office:value-type="float" office:value="5.218353" calcext:value-type="float">
            <text:p>5.218353</text:p>
          </table:table-cell>
          <table:table-cell office:value-type="float" office:value="2.714996" calcext:value-type="float">
            <text:p>2.714996</text:p>
          </table:table-cell>
          <table:table-cell office:value-type="float" office:value="4.161469" calcext:value-type="float">
            <text:p>4.161469</text:p>
          </table:table-cell>
          <table:table-cell office:value-type="float" office:value="2.632751" calcext:value-type="float">
            <text:p>2.632751</text:p>
          </table:table-cell>
          <table:table-cell office:value-type="float" office:value="3.272003" calcext:value-type="float">
            <text:p>3.272003</text:p>
          </table:table-cell>
          <table:table-cell office:value-type="float" office:value="2.388702" calcext:value-type="float">
            <text:p>2.388702</text:p>
          </table:table-cell>
          <table:table-cell office:value-type="float" office:value="2.235901" calcext:value-type="float">
            <text:p>2.235901</text:p>
          </table:table-cell>
          <table:table-cell office:value-type="float" office:value="1.626404" calcext:value-type="float">
            <text:p>1.626404</text:p>
          </table:table-cell>
          <table:table-cell office:value-type="float" office:value="1.846649" calcext:value-type="float">
            <text:p>1.846649</text:p>
          </table:table-cell>
          <table:table-cell office:value-type="float" office:value="1.576324" calcext:value-type="float">
            <text:p>1.576324</text:p>
          </table:table-cell>
          <table:table-cell office:value-type="float" office:value="2.223297" calcext:value-type="float">
            <text:p>2.223297</text:p>
          </table:table-cell>
          <table:table-cell office:value-type="float" office:value="2.157959" calcext:value-type="float">
            <text:p>2.157959</text:p>
          </table:table-cell>
          <table:table-cell office:value-type="float" office:value="2.864349" calcext:value-type="float">
            <text:p>2.864349</text:p>
          </table:table-cell>
          <table:table-cell office:value-type="float" office:value="2.85788" calcext:value-type="float">
            <text:p>2.85788</text:p>
          </table:table-cell>
          <table:table-cell office:value-type="float" office:value="3.547577" calcext:value-type="float">
            <text:p>3.547577</text:p>
          </table:table-cell>
          <table:table-cell office:value-type="float" office:value="3.52948" calcext:value-type="float">
            <text:p>3.52948</text:p>
          </table:table-cell>
          <table:table-cell office:value-type="float" office:value="4.234711" calcext:value-type="float">
            <text:p>4.234711</text:p>
          </table:table-cell>
          <table:table-cell office:value-type="float" office:value="4.207214" calcext:value-type="float">
            <text:p>4.207214</text:p>
          </table:table-cell>
          <table:table-cell office:value-type="float" office:value="4.764679" calcext:value-type="float">
            <text:p>4.764679</text:p>
          </table:table-cell>
          <table:table-cell office:value-type="float" office:value="4.735443" calcext:value-type="float">
            <text:p>4.735443</text:p>
          </table:table-cell>
          <table:table-cell office:value-type="float" office:value="31.2756" calcext:value-type="float">
            <text:p>31.2756</text:p>
          </table:table-cell>
          <table:table-cell office:value-type="float" office:value="-1.427277" calcext:value-type="float">
            <text:p>-1.4272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4" calcext:value-type="float">
            <text:p>20032004</text:p>
          </table:table-cell>
          <table:table-cell office:value-type="float" office:value="20.98376" calcext:value-type="float">
            <text:p>20.98376</text:p>
          </table:table-cell>
          <table:table-cell office:value-type="float" office:value="14.09" calcext:value-type="float">
            <text:p>14.09</text:p>
          </table:table-cell>
          <table:table-cell office:value-type="float" office:value="-1.1" calcext:value-type="float">
            <text:p>-1.1</text:p>
          </table:table-cell>
          <table:table-cell office:value-type="float" office:value="1.085441" calcext:value-type="float">
            <text:p>1.085441</text:p>
          </table:table-cell>
          <table:table-cell office:value-type="float" office:value="0.497966" calcext:value-type="float">
            <text:p>0.497966</text:p>
          </table:table-cell>
          <table:table-cell office:value-type="float" office:value="571.032" calcext:value-type="float">
            <text:p>571.032</text:p>
          </table:table-cell>
          <table:table-cell office:value-type="float" office:value="0" calcext:value-type="float">
            <text:p>0</text:p>
          </table:table-cell>
          <table:table-cell office:value-type="float" office:value="15.20871" calcext:value-type="float">
            <text:p>15.20871</text:p>
          </table:table-cell>
          <table:table-cell office:value-type="float" office:value="4.440826" calcext:value-type="float">
            <text:p>4.440826</text:p>
          </table:table-cell>
          <table:table-cell office:value-type="float" office:value="11.90466" calcext:value-type="float">
            <text:p>11.90466</text:p>
          </table:table-cell>
          <table:table-cell office:value-type="float" office:value="5.468384" calcext:value-type="float">
            <text:p>5.468384</text:p>
          </table:table-cell>
          <table:table-cell office:value-type="float" office:value="9.657959" calcext:value-type="float">
            <text:p>9.657959</text:p>
          </table:table-cell>
          <table:table-cell office:value-type="float" office:value="5.493866" calcext:value-type="float">
            <text:p>5.493866</text:p>
          </table:table-cell>
          <table:table-cell office:value-type="float" office:value="7.821045" calcext:value-type="float">
            <text:p>7.821045</text:p>
          </table:table-cell>
          <table:table-cell office:value-type="float" office:value="5.198425" calcext:value-type="float">
            <text:p>5.198425</text:p>
          </table:table-cell>
          <table:table-cell office:value-type="float" office:value="6.658264" calcext:value-type="float">
            <text:p>6.658264</text:p>
          </table:table-cell>
          <table:table-cell office:value-type="float" office:value="4.828583" calcext:value-type="float">
            <text:p>4.828583</text:p>
          </table:table-cell>
          <table:table-cell office:value-type="float" office:value="5.478912" calcext:value-type="float">
            <text:p>5.478912</text:p>
          </table:table-cell>
          <table:table-cell office:value-type="float" office:value="4.179779" calcext:value-type="float">
            <text:p>4.179779</text:p>
          </table:table-cell>
          <table:table-cell office:value-type="float" office:value="4.520874" calcext:value-type="float">
            <text:p>4.520874</text:p>
          </table:table-cell>
          <table:table-cell office:value-type="float" office:value="3.291534" calcext:value-type="float">
            <text:p>3.291534</text:p>
          </table:table-cell>
          <table:table-cell office:value-type="float" office:value="3.130249" calcext:value-type="float">
            <text:p>3.130249</text:p>
          </table:table-cell>
          <table:table-cell office:value-type="float" office:value="2.245605" calcext:value-type="float">
            <text:p>2.245605</text:p>
          </table:table-cell>
          <table:table-cell office:value-type="float" office:value="2.231445" calcext:value-type="float">
            <text:p>2.231445</text:p>
          </table:table-cell>
          <table:table-cell office:value-type="float" office:value="1.849884" calcext:value-type="float">
            <text:p>1.849884</text:p>
          </table:table-cell>
          <table:table-cell office:value-type="float" office:value="2.335266" calcext:value-type="float">
            <text:p>2.335266</text:p>
          </table:table-cell>
          <table:table-cell office:value-type="float" office:value="2.224182" calcext:value-type="float">
            <text:p>2.224182</text:p>
          </table:table-cell>
          <table:table-cell office:value-type="float" office:value="2.888824" calcext:value-type="float">
            <text:p>2.888824</text:p>
          </table:table-cell>
          <table:table-cell office:value-type="float" office:value="2.864502" calcext:value-type="float">
            <text:p>2.864502</text:p>
          </table:table-cell>
          <table:table-cell office:value-type="float" office:value="3.529297" calcext:value-type="float">
            <text:p>3.529297</text:p>
          </table:table-cell>
          <table:table-cell office:value-type="float" office:value="3.517212" calcext:value-type="float">
            <text:p>3.517212</text:p>
          </table:table-cell>
          <table:table-cell office:value-type="float" office:value="4.20694" calcext:value-type="float">
            <text:p>4.20694</text:p>
          </table:table-cell>
          <table:table-cell office:value-type="float" office:value="4.181793" calcext:value-type="float">
            <text:p>4.181793</text:p>
          </table:table-cell>
          <table:table-cell office:value-type="float" office:value="4.735138" calcext:value-type="float">
            <text:p>4.735138</text:p>
          </table:table-cell>
          <table:table-cell office:value-type="float" office:value="4.707245" calcext:value-type="float">
            <text:p>4.707245</text:p>
          </table:table-cell>
          <table:table-cell office:value-type="float" office:value="30.58444" calcext:value-type="float">
            <text:p>30.58444</text:p>
          </table:table-cell>
          <table:table-cell office:value-type="float" office:value="-2.131775" calcext:value-type="float">
            <text:p>-2.1317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4" calcext:value-type="float">
            <text:p>21032004</text:p>
          </table:table-cell>
          <table:table-cell office:value-type="float" office:value="19.33974" calcext:value-type="float">
            <text:p>19.33974</text:p>
          </table:table-cell>
          <table:table-cell office:value-type="float" office:value="4.54" calcext:value-type="float">
            <text:p>4.54</text:p>
          </table:table-cell>
          <table:table-cell office:value-type="float" office:value="-5.15" calcext:value-type="float">
            <text:p>-5.15</text:p>
          </table:table-cell>
          <table:table-cell office:value-type="float" office:value="0.6359545" calcext:value-type="float">
            <text:p>0.6359545</text:p>
          </table:table-cell>
          <table:table-cell office:value-type="float" office:value="0.3697378" calcext:value-type="float">
            <text:p>0.3697378</text:p>
          </table:table-cell>
          <table:table-cell office:value-type="float" office:value="258.3" calcext:value-type="float">
            <text:p>258.3</text:p>
          </table:table-cell>
          <table:table-cell office:value-type="float" office:value="0" calcext:value-type="float">
            <text:p>0</text:p>
          </table:table-cell>
          <table:table-cell office:value-type="float" office:value="11.944" calcext:value-type="float">
            <text:p>11.944</text:p>
          </table:table-cell>
          <table:table-cell office:value-type="float" office:value="1.685577" calcext:value-type="float">
            <text:p>1.685577</text:p>
          </table:table-cell>
          <table:table-cell office:value-type="float" office:value="8.950195" calcext:value-type="float">
            <text:p>8.950195</text:p>
          </table:table-cell>
          <table:table-cell office:value-type="float" office:value="3.139435" calcext:value-type="float">
            <text:p>3.139435</text:p>
          </table:table-cell>
          <table:table-cell office:value-type="float" office:value="7.449921" calcext:value-type="float">
            <text:p>7.449921</text:p>
          </table:table-cell>
          <table:table-cell office:value-type="float" office:value="3.964111" calcext:value-type="float">
            <text:p>3.964111</text:p>
          </table:table-cell>
          <table:table-cell office:value-type="float" office:value="6.438995" calcext:value-type="float">
            <text:p>6.438995</text:p>
          </table:table-cell>
          <table:table-cell office:value-type="float" office:value="4.39856" calcext:value-type="float">
            <text:p>4.39856</text:p>
          </table:table-cell>
          <table:table-cell office:value-type="float" office:value="6.084015" calcext:value-type="float">
            <text:p>6.084015</text:p>
          </table:table-cell>
          <table:table-cell office:value-type="float" office:value="4.504181" calcext:value-type="float">
            <text:p>4.504181</text:p>
          </table:table-cell>
          <table:table-cell office:value-type="float" office:value="5.445862" calcext:value-type="float">
            <text:p>5.445862</text:p>
          </table:table-cell>
          <table:table-cell office:value-type="float" office:value="4.451233" calcext:value-type="float">
            <text:p>4.451233</text:p>
          </table:table-cell>
          <table:table-cell office:value-type="float" office:value="4.546509" calcext:value-type="float">
            <text:p>4.546509</text:p>
          </table:table-cell>
          <table:table-cell office:value-type="float" office:value="4.108917" calcext:value-type="float">
            <text:p>4.108917</text:p>
          </table:table-cell>
          <table:table-cell office:value-type="float" office:value="3.574982" calcext:value-type="float">
            <text:p>3.574982</text:p>
          </table:table-cell>
          <table:table-cell office:value-type="float" office:value="3.140808" calcext:value-type="float">
            <text:p>3.140808</text:p>
          </table:table-cell>
          <table:table-cell office:value-type="float" office:value="2.656036" calcext:value-type="float">
            <text:p>2.656036</text:p>
          </table:table-cell>
          <table:table-cell office:value-type="float" office:value="2.236145" calcext:value-type="float">
            <text:p>2.236145</text:p>
          </table:table-cell>
          <table:table-cell office:value-type="float" office:value="2.499146" calcext:value-type="float">
            <text:p>2.499146</text:p>
          </table:table-cell>
          <table:table-cell office:value-type="float" office:value="2.336731" calcext:value-type="float">
            <text:p>2.336731</text:p>
          </table:table-cell>
          <table:table-cell office:value-type="float" office:value="2.938141" calcext:value-type="float">
            <text:p>2.938141</text:p>
          </table:table-cell>
          <table:table-cell office:value-type="float" office:value="2.889221" calcext:value-type="float">
            <text:p>2.889221</text:p>
          </table:table-cell>
          <table:table-cell office:value-type="float" office:value="3.51712" calcext:value-type="float">
            <text:p>3.51712</text:p>
          </table:table-cell>
          <table:table-cell office:value-type="float" office:value="3.513733" calcext:value-type="float">
            <text:p>3.513733</text:p>
          </table:table-cell>
          <table:table-cell office:value-type="float" office:value="4.181549" calcext:value-type="float">
            <text:p>4.181549</text:p>
          </table:table-cell>
          <table:table-cell office:value-type="float" office:value="4.159485" calcext:value-type="float">
            <text:p>4.159485</text:p>
          </table:table-cell>
          <table:table-cell office:value-type="float" office:value="4.70697" calcext:value-type="float">
            <text:p>4.70697</text:p>
          </table:table-cell>
          <table:table-cell office:value-type="float" office:value="4.680603" calcext:value-type="float">
            <text:p>4.680603</text:p>
          </table:table-cell>
          <table:table-cell office:value-type="float" office:value="24.79837" calcext:value-type="float">
            <text:p>24.79837</text:p>
          </table:table-cell>
          <table:table-cell office:value-type="float" office:value="-4.110077" calcext:value-type="float">
            <text:p>-4.1100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4" calcext:value-type="float">
            <text:p>22032004</text:p>
          </table:table-cell>
          <table:table-cell office:value-type="float" office:value="20.72871" calcext:value-type="float">
            <text:p>20.72871</text:p>
          </table:table-cell>
          <table:table-cell office:value-type="float" office:value="12.54" calcext:value-type="float">
            <text:p>12.54</text:p>
          </table:table-cell>
          <table:table-cell office:value-type="float" office:value="-2.6" calcext:value-type="float">
            <text:p>-2.6</text:p>
          </table:table-cell>
          <table:table-cell office:value-type="float" office:value="0.7390148" calcext:value-type="float">
            <text:p>0.7390148</text:p>
          </table:table-cell>
          <table:table-cell office:value-type="float" office:value="0.4464369" calcext:value-type="float">
            <text:p>0.4464369</text:p>
          </table:table-cell>
          <table:table-cell office:value-type="float" office:value="314.316" calcext:value-type="float">
            <text:p>314.316</text:p>
          </table:table-cell>
          <table:table-cell office:value-type="float" office:value="0" calcext:value-type="float">
            <text:p>0</text:p>
          </table:table-cell>
          <table:table-cell office:value-type="float" office:value="13.39838" calcext:value-type="float">
            <text:p>13.39838</text:p>
          </table:table-cell>
          <table:table-cell office:value-type="float" office:value="1.455353" calcext:value-type="float">
            <text:p>1.455353</text:p>
          </table:table-cell>
          <table:table-cell office:value-type="float" office:value="10.16101" calcext:value-type="float">
            <text:p>10.16101</text:p>
          </table:table-cell>
          <table:table-cell office:value-type="float" office:value="2.651367" calcext:value-type="float">
            <text:p>2.651367</text:p>
          </table:table-cell>
          <table:table-cell office:value-type="float" office:value="8.24353" calcext:value-type="float">
            <text:p>8.24353</text:p>
          </table:table-cell>
          <table:table-cell office:value-type="float" office:value="3.348969" calcext:value-type="float">
            <text:p>3.348969</text:p>
          </table:table-cell>
          <table:table-cell office:value-type="float" office:value="6.780701" calcext:value-type="float">
            <text:p>6.780701</text:p>
          </table:table-cell>
          <table:table-cell office:value-type="float" office:value="3.815277" calcext:value-type="float">
            <text:p>3.815277</text:p>
          </table:table-cell>
          <table:table-cell office:value-type="float" office:value="5.942352" calcext:value-type="float">
            <text:p>5.942352</text:p>
          </table:table-cell>
          <table:table-cell office:value-type="float" office:value="4.007202" calcext:value-type="float">
            <text:p>4.007202</text:p>
          </table:table-cell>
          <table:table-cell office:value-type="float" office:value="5.159241" calcext:value-type="float">
            <text:p>5.159241</text:p>
          </table:table-cell>
          <table:table-cell office:value-type="float" office:value="4.106781" calcext:value-type="float">
            <text:p>4.106781</text:p>
          </table:table-cell>
          <table:table-cell office:value-type="float" office:value="4.560608" calcext:value-type="float">
            <text:p>4.560608</text:p>
          </table:table-cell>
          <table:table-cell office:value-type="float" office:value="3.966949" calcext:value-type="float">
            <text:p>3.966949</text:p>
          </table:table-cell>
          <table:table-cell office:value-type="float" office:value="3.723969" calcext:value-type="float">
            <text:p>3.723969</text:p>
          </table:table-cell>
          <table:table-cell office:value-type="float" office:value="3.578766" calcext:value-type="float">
            <text:p>3.578766</text:p>
          </table:table-cell>
          <table:table-cell office:value-type="float" office:value="2.953705" calcext:value-type="float">
            <text:p>2.953705</text:p>
          </table:table-cell>
          <table:table-cell office:value-type="float" office:value="2.659851" calcext:value-type="float">
            <text:p>2.659851</text:p>
          </table:table-cell>
          <table:table-cell office:value-type="float" office:value="2.681885" calcext:value-type="float">
            <text:p>2.681885</text:p>
          </table:table-cell>
          <table:table-cell office:value-type="float" office:value="2.501038" calcext:value-type="float">
            <text:p>2.501038</text:p>
          </table:table-cell>
          <table:table-cell office:value-type="float" office:value="3.011322" calcext:value-type="float">
            <text:p>3.011322</text:p>
          </table:table-cell>
          <table:table-cell office:value-type="float" office:value="2.938782" calcext:value-type="float">
            <text:p>2.938782</text:p>
          </table:table-cell>
          <table:table-cell office:value-type="float" office:value="3.522583" calcext:value-type="float">
            <text:p>3.522583</text:p>
          </table:table-cell>
          <table:table-cell office:value-type="float" office:value="3.514069" calcext:value-type="float">
            <text:p>3.514069</text:p>
          </table:table-cell>
          <table:table-cell office:value-type="float" office:value="4.159271" calcext:value-type="float">
            <text:p>4.159271</text:p>
          </table:table-cell>
          <table:table-cell office:value-type="float" office:value="4.141693" calcext:value-type="float">
            <text:p>4.141693</text:p>
          </table:table-cell>
          <table:table-cell office:value-type="float" office:value="4.680328" calcext:value-type="float">
            <text:p>4.680328</text:p>
          </table:table-cell>
          <table:table-cell office:value-type="float" office:value="4.656036" calcext:value-type="float">
            <text:p>4.656036</text:p>
          </table:table-cell>
          <table:table-cell office:value-type="float" office:value="28.31198" calcext:value-type="float">
            <text:p>28.31198</text:p>
          </table:table-cell>
          <table:table-cell office:value-type="float" office:value="-3.102875" calcext:value-type="float">
            <text:p>-3.1028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4" calcext:value-type="float">
            <text:p>23032004</text:p>
          </table:table-cell>
          <table:table-cell office:value-type="float" office:value="12.31884" calcext:value-type="float">
            <text:p>12.31884</text:p>
          </table:table-cell>
          <table:table-cell office:value-type="float" office:value="16.27" calcext:value-type="float">
            <text:p>16.27</text:p>
          </table:table-cell>
          <table:table-cell office:value-type="float" office:value="2.65" calcext:value-type="float">
            <text:p>2.65</text:p>
          </table:table-cell>
          <table:table-cell office:value-type="float" office:value="1.176285" calcext:value-type="float">
            <text:p>1.176285</text:p>
          </table:table-cell>
          <table:table-cell office:value-type="float" office:value="0.6509418" calcext:value-type="float">
            <text:p>0.6509418</text:p>
          </table:table-cell>
          <table:table-cell office:value-type="float" office:value="314.532" calcext:value-type="float">
            <text:p>314.532</text:p>
          </table:table-cell>
          <table:table-cell office:value-type="float" office:value="0" calcext:value-type="float">
            <text:p>0</text:p>
          </table:table-cell>
          <table:table-cell office:value-type="float" office:value="12.26016" calcext:value-type="float">
            <text:p>12.26016</text:p>
          </table:table-cell>
          <table:table-cell office:value-type="float" office:value="3.279572" calcext:value-type="float">
            <text:p>3.279572</text:p>
          </table:table-cell>
          <table:table-cell office:value-type="float" office:value="9.565887" calcext:value-type="float">
            <text:p>9.565887</text:p>
          </table:table-cell>
          <table:table-cell office:value-type="float" office:value="4.012299" calcext:value-type="float">
            <text:p>4.012299</text:p>
          </table:table-cell>
          <table:table-cell office:value-type="float" office:value="8.102905" calcext:value-type="float">
            <text:p>8.102905</text:p>
          </table:table-cell>
          <table:table-cell office:value-type="float" office:value="4.438904" calcext:value-type="float">
            <text:p>4.438904</text:p>
          </table:table-cell>
          <table:table-cell office:value-type="float" office:value="6.928497" calcext:value-type="float">
            <text:p>6.928497</text:p>
          </table:table-cell>
          <table:table-cell office:value-type="float" office:value="4.652435" calcext:value-type="float">
            <text:p>4.652435</text:p>
          </table:table-cell>
          <table:table-cell office:value-type="float" office:value="6.205017" calcext:value-type="float">
            <text:p>6.205017</text:p>
          </table:table-cell>
          <table:table-cell office:value-type="float" office:value="4.684204" calcext:value-type="float">
            <text:p>4.684204</text:p>
          </table:table-cell>
          <table:table-cell office:value-type="float" office:value="5.508484" calcext:value-type="float">
            <text:p>5.508484</text:p>
          </table:table-cell>
          <table:table-cell office:value-type="float" office:value="4.617554" calcext:value-type="float">
            <text:p>4.617554</text:p>
          </table:table-cell>
          <table:table-cell office:value-type="float" office:value="4.873596" calcext:value-type="float">
            <text:p>4.873596</text:p>
          </table:table-cell>
          <table:table-cell office:value-type="float" office:value="4.358704" calcext:value-type="float">
            <text:p>4.358704</text:p>
          </table:table-cell>
          <table:table-cell office:value-type="float" office:value="4.003632" calcext:value-type="float">
            <text:p>4.003632</text:p>
          </table:table-cell>
          <table:table-cell office:value-type="float" office:value="3.728851" calcext:value-type="float">
            <text:p>3.728851</text:p>
          </table:table-cell>
          <table:table-cell office:value-type="float" office:value="3.202972" calcext:value-type="float">
            <text:p>3.202972</text:p>
          </table:table-cell>
          <table:table-cell office:value-type="float" office:value="2.95639" calcext:value-type="float">
            <text:p>2.95639</text:p>
          </table:table-cell>
          <table:table-cell office:value-type="float" office:value="2.858704" calcext:value-type="float">
            <text:p>2.858704</text:p>
          </table:table-cell>
          <table:table-cell office:value-type="float" office:value="2.683777" calcext:value-type="float">
            <text:p>2.683777</text:p>
          </table:table-cell>
          <table:table-cell office:value-type="float" office:value="3.098175" calcext:value-type="float">
            <text:p>3.098175</text:p>
          </table:table-cell>
          <table:table-cell office:value-type="float" office:value="3.012146" calcext:value-type="float">
            <text:p>3.012146</text:p>
          </table:table-cell>
          <table:table-cell office:value-type="float" office:value="3.543091" calcext:value-type="float">
            <text:p>3.543091</text:p>
          </table:table-cell>
          <table:table-cell office:value-type="float" office:value="3.522736" calcext:value-type="float">
            <text:p>3.522736</text:p>
          </table:table-cell>
          <table:table-cell office:value-type="float" office:value="4.141541" calcext:value-type="float">
            <text:p>4.141541</text:p>
          </table:table-cell>
          <table:table-cell office:value-type="float" office:value="4.129242" calcext:value-type="float">
            <text:p>4.129242</text:p>
          </table:table-cell>
          <table:table-cell office:value-type="float" office:value="4.655792" calcext:value-type="float">
            <text:p>4.655792</text:p>
          </table:table-cell>
          <table:table-cell office:value-type="float" office:value="4.63382" calcext:value-type="float">
            <text:p>4.63382</text:p>
          </table:table-cell>
          <table:table-cell office:value-type="float" office:value="24.51462" calcext:value-type="float">
            <text:p>24.51462</text:p>
          </table:table-cell>
          <table:table-cell office:value-type="float" office:value="-0.9560852" calcext:value-type="float">
            <text:p>-0.95608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4" calcext:value-type="float">
            <text:p>24032004</text:p>
          </table:table-cell>
          <table:table-cell office:value-type="float" office:value="17.48597" calcext:value-type="float">
            <text:p>17.48597</text:p>
          </table:table-cell>
          <table:table-cell office:value-type="float" office:value="23.63" calcext:value-type="float">
            <text:p>23.63</text:p>
          </table:table-cell>
          <table:table-cell office:value-type="float" office:value="9.95" calcext:value-type="float">
            <text:p>9.95</text:p>
          </table:table-cell>
          <table:table-cell office:value-type="float" office:value="1.488963" calcext:value-type="float">
            <text:p>1.488963</text:p>
          </table:table-cell>
          <table:table-cell office:value-type="float" office:value="1.07444" calcext:value-type="float">
            <text:p>1.07444</text:p>
          </table:table-cell>
          <table:table-cell office:value-type="float" office:value="372.816" calcext:value-type="float">
            <text:p>372.816</text:p>
          </table:table-cell>
          <table:table-cell office:value-type="float" office:value="0" calcext:value-type="float">
            <text:p>0</text:p>
          </table:table-cell>
          <table:table-cell office:value-type="float" office:value="17.43918" calcext:value-type="float">
            <text:p>17.43918</text:p>
          </table:table-cell>
          <table:table-cell office:value-type="float" office:value="6.453064" calcext:value-type="float">
            <text:p>6.453064</text:p>
          </table:table-cell>
          <table:table-cell office:value-type="float" office:value="13.702" calcext:value-type="float">
            <text:p>13.702</text:p>
          </table:table-cell>
          <table:table-cell office:value-type="float" office:value="6.589417" calcext:value-type="float">
            <text:p>6.589417</text:p>
          </table:table-cell>
          <table:table-cell office:value-type="float" office:value="11.35715" calcext:value-type="float">
            <text:p>11.35715</text:p>
          </table:table-cell>
          <table:table-cell office:value-type="float" office:value="6.467987" calcext:value-type="float">
            <text:p>6.467987</text:p>
          </table:table-cell>
          <table:table-cell office:value-type="float" office:value="9.465179" calcext:value-type="float">
            <text:p>9.465179</text:p>
          </table:table-cell>
          <table:table-cell office:value-type="float" office:value="6.170929" calcext:value-type="float">
            <text:p>6.170929</text:p>
          </table:table-cell>
          <table:table-cell office:value-type="float" office:value="8.290039" calcext:value-type="float">
            <text:p>8.290039</text:p>
          </table:table-cell>
          <table:table-cell office:value-type="float" office:value="5.875519" calcext:value-type="float">
            <text:p>5.875519</text:p>
          </table:table-cell>
          <table:table-cell office:value-type="float" office:value="7.126587" calcext:value-type="float">
            <text:p>7.126587</text:p>
          </table:table-cell>
          <table:table-cell office:value-type="float" office:value="5.477722" calcext:value-type="float">
            <text:p>5.477722</text:p>
          </table:table-cell>
          <table:table-cell office:value-type="float" office:value="6.025391" calcext:value-type="float">
            <text:p>6.025391</text:p>
          </table:table-cell>
          <table:table-cell office:value-type="float" office:value="4.881439" calcext:value-type="float">
            <text:p>4.881439</text:p>
          </table:table-cell>
          <table:table-cell office:value-type="float" office:value="4.559967" calcext:value-type="float">
            <text:p>4.559967</text:p>
          </table:table-cell>
          <table:table-cell office:value-type="float" office:value="4.008728" calcext:value-type="float">
            <text:p>4.008728</text:p>
          </table:table-cell>
          <table:table-cell office:value-type="float" office:value="3.478424" calcext:value-type="float">
            <text:p>3.478424</text:p>
          </table:table-cell>
          <table:table-cell office:value-type="float" office:value="3.205505" calcext:value-type="float">
            <text:p>3.205505</text:p>
          </table:table-cell>
          <table:table-cell office:value-type="float" office:value="3.032623" calcext:value-type="float">
            <text:p>3.032623</text:p>
          </table:table-cell>
          <table:table-cell office:value-type="float" office:value="2.860535" calcext:value-type="float">
            <text:p>2.860535</text:p>
          </table:table-cell>
          <table:table-cell office:value-type="float" office:value="3.192566" calcext:value-type="float">
            <text:p>3.192566</text:p>
          </table:table-cell>
          <table:table-cell office:value-type="float" office:value="3.099152" calcext:value-type="float">
            <text:p>3.099152</text:p>
          </table:table-cell>
          <table:table-cell office:value-type="float" office:value="3.5737" calcext:value-type="float">
            <text:p>3.5737</text:p>
          </table:table-cell>
          <table:table-cell office:value-type="float" office:value="3.543365" calcext:value-type="float">
            <text:p>3.543365</text:p>
          </table:table-cell>
          <table:table-cell office:value-type="float" office:value="4.12915" calcext:value-type="float">
            <text:p>4.12915</text:p>
          </table:table-cell>
          <table:table-cell office:value-type="float" office:value="4.122986" calcext:value-type="float">
            <text:p>4.122986</text:p>
          </table:table-cell>
          <table:table-cell office:value-type="float" office:value="4.633606" calcext:value-type="float">
            <text:p>4.633606</text:p>
          </table:table-cell>
          <table:table-cell office:value-type="float" office:value="4.61499" calcext:value-type="float">
            <text:p>4.61499</text:p>
          </table:table-cell>
          <table:table-cell office:value-type="float" office:value="38.09851" calcext:value-type="float">
            <text:p>38.09851</text:p>
          </table:table-cell>
          <table:table-cell office:value-type="float" office:value="5.688202" calcext:value-type="float">
            <text:p>5.6882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4" calcext:value-type="float">
            <text:p>25032004</text:p>
          </table:table-cell>
          <table:table-cell office:value-type="float" office:value="4.37472" calcext:value-type="float">
            <text:p>4.37472</text:p>
          </table:table-cell>
          <table:table-cell office:value-type="float" office:value="21.13" calcext:value-type="float">
            <text:p>21.13</text:p>
          </table:table-cell>
          <table:table-cell office:value-type="float" office:value="15.09" calcext:value-type="float">
            <text:p>15.09</text:p>
          </table:table-cell>
          <table:table-cell office:value-type="float" office:value="1.633946" calcext:value-type="float">
            <text:p>1.633946</text:p>
          </table:table-cell>
          <table:table-cell office:value-type="float" office:value="1.505325" calcext:value-type="float">
            <text:p>1.505325</text:p>
          </table:table-cell>
          <table:table-cell office:value-type="float" office:value="372.348" calcext:value-type="float">
            <text:p>372.348</text:p>
          </table:table-cell>
          <table:table-cell office:value-type="float" office:value="0" calcext:value-type="float">
            <text:p>0</text:p>
          </table:table-cell>
          <table:table-cell office:value-type="float" office:value="13.67981" calcext:value-type="float">
            <text:p>13.67981</text:p>
          </table:table-cell>
          <table:table-cell office:value-type="float" office:value="9.983978" calcext:value-type="float">
            <text:p>9.983978</text:p>
          </table:table-cell>
          <table:table-cell office:value-type="float" office:value="11.74124" calcext:value-type="float">
            <text:p>11.74124</text:p>
          </table:table-cell>
          <table:table-cell office:value-type="float" office:value="9.615845" calcext:value-type="float">
            <text:p>9.615845</text:p>
          </table:table-cell>
          <table:table-cell office:value-type="float" office:value="10.51929" calcext:value-type="float">
            <text:p>10.51929</text:p>
          </table:table-cell>
          <table:table-cell office:value-type="float" office:value="9.144287" calcext:value-type="float">
            <text:p>9.144287</text:p>
          </table:table-cell>
          <table:table-cell office:value-type="float" office:value="9.372437" calcext:value-type="float">
            <text:p>9.372437</text:p>
          </table:table-cell>
          <table:table-cell office:value-type="float" office:value="8.479095" calcext:value-type="float">
            <text:p>8.479095</text:p>
          </table:table-cell>
          <table:table-cell office:value-type="float" office:value="8.561737" calcext:value-type="float">
            <text:p>8.561737</text:p>
          </table:table-cell>
          <table:table-cell office:value-type="float" office:value="7.90744" calcext:value-type="float">
            <text:p>7.90744</text:p>
          </table:table-cell>
          <table:table-cell office:value-type="float" office:value="7.657074" calcext:value-type="float">
            <text:p>7.657074</text:p>
          </table:table-cell>
          <table:table-cell office:value-type="float" office:value="7.136719" calcext:value-type="float">
            <text:p>7.136719</text:p>
          </table:table-cell>
          <table:table-cell office:value-type="float" office:value="6.721008" calcext:value-type="float">
            <text:p>6.721008</text:p>
          </table:table-cell>
          <table:table-cell office:value-type="float" office:value="6.041077" calcext:value-type="float">
            <text:p>6.041077</text:p>
          </table:table-cell>
          <table:table-cell office:value-type="float" office:value="5.32782" calcext:value-type="float">
            <text:p>5.32782</text:p>
          </table:table-cell>
          <table:table-cell office:value-type="float" office:value="4.570251" calcext:value-type="float">
            <text:p>4.570251</text:p>
          </table:table-cell>
          <table:table-cell office:value-type="float" office:value="3.881348" calcext:value-type="float">
            <text:p>3.881348</text:p>
          </table:table-cell>
          <table:table-cell office:value-type="float" office:value="3.481934" calcext:value-type="float">
            <text:p>3.481934</text:p>
          </table:table-cell>
          <table:table-cell office:value-type="float" office:value="3.226715" calcext:value-type="float">
            <text:p>3.226715</text:p>
          </table:table-cell>
          <table:table-cell office:value-type="float" office:value="3.034515" calcext:value-type="float">
            <text:p>3.034515</text:p>
          </table:table-cell>
          <table:table-cell office:value-type="float" office:value="3.295319" calcext:value-type="float">
            <text:p>3.295319</text:p>
          </table:table-cell>
          <table:table-cell office:value-type="float" office:value="3.193573" calcext:value-type="float">
            <text:p>3.193573</text:p>
          </table:table-cell>
          <table:table-cell office:value-type="float" office:value="3.612457" calcext:value-type="float">
            <text:p>3.612457</text:p>
          </table:table-cell>
          <table:table-cell office:value-type="float" office:value="3.574066" calcext:value-type="float">
            <text:p>3.574066</text:p>
          </table:table-cell>
          <table:table-cell office:value-type="float" office:value="4.122986" calcext:value-type="float">
            <text:p>4.122986</text:p>
          </table:table-cell>
          <table:table-cell office:value-type="float" office:value="4.122101" calcext:value-type="float">
            <text:p>4.122101</text:p>
          </table:table-cell>
          <table:table-cell office:value-type="float" office:value="4.614838" calcext:value-type="float">
            <text:p>4.614838</text:p>
          </table:table-cell>
          <table:table-cell office:value-type="float" office:value="4.600616" calcext:value-type="float">
            <text:p>4.600616</text:p>
          </table:table-cell>
          <table:table-cell office:value-type="float" office:value="22.61517" calcext:value-type="float">
            <text:p>22.61517</text:p>
          </table:table-cell>
          <table:table-cell office:value-type="float" office:value="11.83563" calcext:value-type="float">
            <text:p>11.835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4" calcext:value-type="float">
            <text:p>26032004</text:p>
          </table:table-cell>
          <table:table-cell office:value-type="float" office:value="9.27648" calcext:value-type="float">
            <text:p>9.27648</text:p>
          </table:table-cell>
          <table:table-cell office:value-type="float" office:value="22.73" calcext:value-type="float">
            <text:p>22.73</text:p>
          </table:table-cell>
          <table:table-cell office:value-type="float" office:value="15.03" calcext:value-type="float">
            <text:p>15.03</text:p>
          </table:table-cell>
          <table:table-cell office:value-type="float" office:value="1.75012" calcext:value-type="float">
            <text:p>1.75012</text:p>
          </table:table-cell>
          <table:table-cell office:value-type="float" office:value="1.500131" calcext:value-type="float">
            <text:p>1.500131</text:p>
          </table:table-cell>
          <table:table-cell office:value-type="float" office:value="314.316" calcext:value-type="float">
            <text:p>314.316</text:p>
          </table:table-cell>
          <table:table-cell office:value-type="float" office:value="0" calcext:value-type="float">
            <text:p>0</text:p>
          </table:table-cell>
          <table:table-cell office:value-type="float" office:value="17.77145" calcext:value-type="float">
            <text:p>17.77145</text:p>
          </table:table-cell>
          <table:table-cell office:value-type="float" office:value="9.812714" calcext:value-type="float">
            <text:p>9.812714</text:p>
          </table:table-cell>
          <table:table-cell office:value-type="float" office:value="14.19751" calcext:value-type="float">
            <text:p>14.19751</text:p>
          </table:table-cell>
          <table:table-cell office:value-type="float" office:value="9.532837" calcext:value-type="float">
            <text:p>9.532837</text:p>
          </table:table-cell>
          <table:table-cell office:value-type="float" office:value="12.25104" calcext:value-type="float">
            <text:p>12.25104</text:p>
          </table:table-cell>
          <table:table-cell office:value-type="float" office:value="9.189056" calcext:value-type="float">
            <text:p>9.189056</text:p>
          </table:table-cell>
          <table:table-cell office:value-type="float" office:value="10.65741" calcext:value-type="float">
            <text:p>10.65741</text:p>
          </table:table-cell>
          <table:table-cell office:value-type="float" office:value="8.673401" calcext:value-type="float">
            <text:p>8.673401</text:p>
          </table:table-cell>
          <table:table-cell office:value-type="float" office:value="9.627625" calcext:value-type="float">
            <text:p>9.627625</text:p>
          </table:table-cell>
          <table:table-cell office:value-type="float" office:value="8.202362" calcext:value-type="float">
            <text:p>8.202362</text:p>
          </table:table-cell>
          <table:table-cell office:value-type="float" office:value="8.528503" calcext:value-type="float">
            <text:p>8.528503</text:p>
          </table:table-cell>
          <table:table-cell office:value-type="float" office:value="7.576935" calcext:value-type="float">
            <text:p>7.576935</text:p>
          </table:table-cell>
          <table:table-cell office:value-type="float" office:value="7.435638" calcext:value-type="float">
            <text:p>7.435638</text:p>
          </table:table-cell>
          <table:table-cell office:value-type="float" office:value="6.727539" calcext:value-type="float">
            <text:p>6.727539</text:p>
          </table:table-cell>
          <table:table-cell office:value-type="float" office:value="5.896301" calcext:value-type="float">
            <text:p>5.896301</text:p>
          </table:table-cell>
          <table:table-cell office:value-type="float" office:value="5.3349" calcext:value-type="float">
            <text:p>5.3349</text:p>
          </table:table-cell>
          <table:table-cell office:value-type="float" office:value="4.305634" calcext:value-type="float">
            <text:p>4.305634</text:p>
          </table:table-cell>
          <table:table-cell office:value-type="float" office:value="3.885864" calcext:value-type="float">
            <text:p>3.885864</text:p>
          </table:table-cell>
          <table:table-cell office:value-type="float" office:value="3.451447" calcext:value-type="float">
            <text:p>3.451447</text:p>
          </table:table-cell>
          <table:table-cell office:value-type="float" office:value="3.228973" calcext:value-type="float">
            <text:p>3.228973</text:p>
          </table:table-cell>
          <table:table-cell office:value-type="float" office:value="3.412872" calcext:value-type="float">
            <text:p>3.412872</text:p>
          </table:table-cell>
          <table:table-cell office:value-type="float" office:value="3.296448" calcext:value-type="float">
            <text:p>3.296448</text:p>
          </table:table-cell>
          <table:table-cell office:value-type="float" office:value="3.660217" calcext:value-type="float">
            <text:p>3.660217</text:p>
          </table:table-cell>
          <table:table-cell office:value-type="float" office:value="3.612915" calcext:value-type="float">
            <text:p>3.612915</text:p>
          </table:table-cell>
          <table:table-cell office:value-type="float" office:value="4.128937" calcext:value-type="float">
            <text:p>4.128937</text:p>
          </table:table-cell>
          <table:table-cell office:value-type="float" office:value="4.122833" calcext:value-type="float">
            <text:p>4.122833</text:p>
          </table:table-cell>
          <table:table-cell office:value-type="float" office:value="4.600494" calcext:value-type="float">
            <text:p>4.600494</text:p>
          </table:table-cell>
          <table:table-cell office:value-type="float" office:value="4.590851" calcext:value-type="float">
            <text:p>4.590851</text:p>
          </table:table-cell>
          <table:table-cell office:value-type="float" office:value="36.30902" calcext:value-type="float">
            <text:p>36.30902</text:p>
          </table:table-cell>
          <table:table-cell office:value-type="float" office:value="11.30405" calcext:value-type="float">
            <text:p>11.304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4" calcext:value-type="float">
            <text:p>27032004</text:p>
          </table:table-cell>
          <table:table-cell office:value-type="float" office:value="2.2842" calcext:value-type="float">
            <text:p>2.2842</text:p>
          </table:table-cell>
          <table:table-cell office:value-type="float" office:value="18.12" calcext:value-type="float">
            <text:p>18.12</text:p>
          </table:table-cell>
          <table:table-cell office:value-type="float" office:value="6.61" calcext:value-type="float">
            <text:p>6.61</text:p>
          </table:table-cell>
          <table:table-cell office:value-type="float" office:value="1.626053" calcext:value-type="float">
            <text:p>1.626053</text:p>
          </table:table-cell>
          <table:table-cell office:value-type="float" office:value="0.8570645" calcext:value-type="float">
            <text:p>0.8570645</text:p>
          </table:table-cell>
          <table:table-cell office:value-type="float" office:value="528.264" calcext:value-type="float">
            <text:p>528.264</text:p>
          </table:table-cell>
          <table:table-cell office:value-type="float" office:value="32.4" calcext:value-type="float">
            <text:p>32.4</text:p>
          </table:table-cell>
          <table:table-cell office:value-type="float" office:value="15.94922" calcext:value-type="float">
            <text:p>15.94922</text:p>
          </table:table-cell>
          <table:table-cell office:value-type="float" office:value="9.011841" calcext:value-type="float">
            <text:p>9.011841</text:p>
          </table:table-cell>
          <table:table-cell office:value-type="float" office:value="13.87659" calcext:value-type="float">
            <text:p>13.87659</text:p>
          </table:table-cell>
          <table:table-cell office:value-type="float" office:value="10.01105" calcext:value-type="float">
            <text:p>10.01105</text:p>
          </table:table-cell>
          <table:table-cell office:value-type="float" office:value="12.59274" calcext:value-type="float">
            <text:p>12.59274</text:p>
          </table:table-cell>
          <table:table-cell office:value-type="float" office:value="10.50903" calcext:value-type="float">
            <text:p>10.50903</text:p>
          </table:table-cell>
          <table:table-cell office:value-type="float" office:value="11.40369" calcext:value-type="float">
            <text:p>11.40369</text:p>
          </table:table-cell>
          <table:table-cell office:value-type="float" office:value="9.894714" calcext:value-type="float">
            <text:p>9.894714</text:p>
          </table:table-cell>
          <table:table-cell office:value-type="float" office:value="10.49469" calcext:value-type="float">
            <text:p>10.49469</text:p>
          </table:table-cell>
          <table:table-cell office:value-type="float" office:value="9.321014" calcext:value-type="float">
            <text:p>9.321014</text:p>
          </table:table-cell>
          <table:table-cell office:value-type="float" office:value="9.362366" calcext:value-type="float">
            <text:p>9.362366</text:p>
          </table:table-cell>
          <table:table-cell office:value-type="float" office:value="8.536224" calcext:value-type="float">
            <text:p>8.536224</text:p>
          </table:table-cell>
          <table:table-cell office:value-type="float" office:value="8.267395" calcext:value-type="float">
            <text:p>8.267395</text:p>
          </table:table-cell>
          <table:table-cell office:value-type="float" office:value="7.447357" calcext:value-type="float">
            <text:p>7.447357</text:p>
          </table:table-cell>
          <table:table-cell office:value-type="float" office:value="6.597046" calcext:value-type="float">
            <text:p>6.597046</text:p>
          </table:table-cell>
          <table:table-cell office:value-type="float" office:value="5.904175" calcext:value-type="float">
            <text:p>5.904175</text:p>
          </table:table-cell>
          <table:table-cell office:value-type="float" office:value="4.75528" calcext:value-type="float">
            <text:p>4.75528</text:p>
          </table:table-cell>
          <table:table-cell office:value-type="float" office:value="4.310059" calcext:value-type="float">
            <text:p>4.310059</text:p>
          </table:table-cell>
          <table:table-cell office:value-type="float" office:value="3.698914" calcext:value-type="float">
            <text:p>3.698914</text:p>
          </table:table-cell>
          <table:table-cell office:value-type="float" office:value="3.453888" calcext:value-type="float">
            <text:p>3.453888</text:p>
          </table:table-cell>
          <table:table-cell office:value-type="float" office:value="3.5466" calcext:value-type="float">
            <text:p>3.5466</text:p>
          </table:table-cell>
          <table:table-cell office:value-type="float" office:value="3.414154" calcext:value-type="float">
            <text:p>3.414154</text:p>
          </table:table-cell>
          <table:table-cell office:value-type="float" office:value="3.718231" calcext:value-type="float">
            <text:p>3.718231</text:p>
          </table:table-cell>
          <table:table-cell office:value-type="float" office:value="3.660736" calcext:value-type="float">
            <text:p>3.660736</text:p>
          </table:table-cell>
          <table:table-cell office:value-type="float" office:value="4.141846" calcext:value-type="float">
            <text:p>4.141846</text:p>
          </table:table-cell>
          <table:table-cell office:value-type="float" office:value="4.129059" calcext:value-type="float">
            <text:p>4.129059</text:p>
          </table:table-cell>
          <table:table-cell office:value-type="float" office:value="4.59079" calcext:value-type="float">
            <text:p>4.59079</text:p>
          </table:table-cell>
          <table:table-cell office:value-type="float" office:value="4.586456" calcext:value-type="float">
            <text:p>4.586456</text:p>
          </table:table-cell>
          <table:table-cell office:value-type="float" office:value="20.66843" calcext:value-type="float">
            <text:p>20.66843</text:p>
          </table:table-cell>
          <table:table-cell office:value-type="float" office:value="4.128906" calcext:value-type="float">
            <text:p>4.1289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4" calcext:value-type="float">
            <text:p>28032004</text:p>
          </table:table-cell>
          <table:table-cell office:value-type="float" office:value="16.93944" calcext:value-type="float">
            <text:p>16.93944</text:p>
          </table:table-cell>
          <table:table-cell office:value-type="float" office:value="13.21" calcext:value-type="float">
            <text:p>13.21</text:p>
          </table:table-cell>
          <table:table-cell office:value-type="float" office:value="3.73" calcext:value-type="float">
            <text:p>3.73</text:p>
          </table:table-cell>
          <table:table-cell office:value-type="float" office:value="1.031786" calcext:value-type="float">
            <text:p>1.031786</text:p>
          </table:table-cell>
          <table:table-cell office:value-type="float" office:value="0.7022061" calcext:value-type="float">
            <text:p>0.7022061</text:p>
          </table:table-cell>
          <table:table-cell office:value-type="float" office:value="286.2" calcext:value-type="float">
            <text:p>286.2</text:p>
          </table:table-cell>
          <table:table-cell office:value-type="float" office:value="2.2" calcext:value-type="float">
            <text:p>2.2</text:p>
          </table:table-cell>
          <table:table-cell office:value-type="float" office:value="16.14804" calcext:value-type="float">
            <text:p>16.14804</text:p>
          </table:table-cell>
          <table:table-cell office:value-type="float" office:value="6.952057" calcext:value-type="float">
            <text:p>6.952057</text:p>
          </table:table-cell>
          <table:table-cell office:value-type="float" office:value="13.53668" calcext:value-type="float">
            <text:p>13.53668</text:p>
          </table:table-cell>
          <table:table-cell office:value-type="float" office:value="7.945557" calcext:value-type="float">
            <text:p>7.945557</text:p>
          </table:table-cell>
          <table:table-cell office:value-type="float" office:value="11.96478" calcext:value-type="float">
            <text:p>11.96478</text:p>
          </table:table-cell>
          <table:table-cell office:value-type="float" office:value="8.491852" calcext:value-type="float">
            <text:p>8.491852</text:p>
          </table:table-cell>
          <table:table-cell office:value-type="float" office:value="10.76767" calcext:value-type="float">
            <text:p>10.76767</text:p>
          </table:table-cell>
          <table:table-cell office:value-type="float" office:value="8.706757" calcext:value-type="float">
            <text:p>8.706757</text:p>
          </table:table-cell>
          <table:table-cell office:value-type="float" office:value="10.02353" calcext:value-type="float">
            <text:p>10.02353</text:p>
          </table:table-cell>
          <table:table-cell office:value-type="float" office:value="8.667847" calcext:value-type="float">
            <text:p>8.667847</text:p>
          </table:table-cell>
          <table:table-cell office:value-type="float" office:value="9.324921" calcext:value-type="float">
            <text:p>9.324921</text:p>
          </table:table-cell>
          <table:table-cell office:value-type="float" office:value="8.440796" calcext:value-type="float">
            <text:p>8.440796</text:p>
          </table:table-cell>
          <table:table-cell office:value-type="float" office:value="8.279968" calcext:value-type="float">
            <text:p>8.279968</text:p>
          </table:table-cell>
          <table:table-cell office:value-type="float" office:value="7.874084" calcext:value-type="float">
            <text:p>7.874084</text:p>
          </table:table-cell>
          <table:table-cell office:value-type="float" office:value="6.94458" calcext:value-type="float">
            <text:p>6.94458</text:p>
          </table:table-cell>
          <table:table-cell office:value-type="float" office:value="6.60495" calcext:value-type="float">
            <text:p>6.60495</text:p>
          </table:table-cell>
          <table:table-cell office:value-type="float" office:value="5.185852" calcext:value-type="float">
            <text:p>5.185852</text:p>
          </table:table-cell>
          <table:table-cell office:value-type="float" office:value="4.760223" calcext:value-type="float">
            <text:p>4.760223</text:p>
          </table:table-cell>
          <table:table-cell office:value-type="float" office:value="3.967102" calcext:value-type="float">
            <text:p>3.967102</text:p>
          </table:table-cell>
          <table:table-cell office:value-type="float" office:value="3.70166" calcext:value-type="float">
            <text:p>3.70166</text:p>
          </table:table-cell>
          <table:table-cell office:value-type="float" office:value="3.697113" calcext:value-type="float">
            <text:p>3.697113</text:p>
          </table:table-cell>
          <table:table-cell office:value-type="float" office:value="3.548096" calcext:value-type="float">
            <text:p>3.548096</text:p>
          </table:table-cell>
          <table:table-cell office:value-type="float" office:value="3.786804" calcext:value-type="float">
            <text:p>3.786804</text:p>
          </table:table-cell>
          <table:table-cell office:value-type="float" office:value="3.718903" calcext:value-type="float">
            <text:p>3.718903</text:p>
          </table:table-cell>
          <table:table-cell office:value-type="float" office:value="4.161957" calcext:value-type="float">
            <text:p>4.161957</text:p>
          </table:table-cell>
          <table:table-cell office:value-type="float" office:value="4.141998" calcext:value-type="float">
            <text:p>4.141998</text:p>
          </table:table-cell>
          <table:table-cell office:value-type="float" office:value="4.5867" calcext:value-type="float">
            <text:p>4.5867</text:p>
          </table:table-cell>
          <table:table-cell office:value-type="float" office:value="4.586304" calcext:value-type="float">
            <text:p>4.586304</text:p>
          </table:table-cell>
          <table:table-cell office:value-type="float" office:value="28.92078" calcext:value-type="float">
            <text:p>28.92078</text:p>
          </table:table-cell>
          <table:table-cell office:value-type="float" office:value="0.8112183" calcext:value-type="float">
            <text:p>0.81121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4" calcext:value-type="float">
            <text:p>29032004</text:p>
          </table:table-cell>
          <table:table-cell office:value-type="float" office:value="15.33273" calcext:value-type="float">
            <text:p>15.33273</text:p>
          </table:table-cell>
          <table:table-cell office:value-type="float" office:value="13.45" calcext:value-type="float">
            <text:p>13.45</text:p>
          </table:table-cell>
          <table:table-cell office:value-type="float" office:value="1.53" calcext:value-type="float">
            <text:p>1.53</text:p>
          </table:table-cell>
          <table:table-cell office:value-type="float" office:value="0.8992987" calcext:value-type="float">
            <text:p>0.8992987</text:p>
          </table:table-cell>
          <table:table-cell office:value-type="float" office:value="0.6013504" calcext:value-type="float">
            <text:p>0.6013504</text:p>
          </table:table-cell>
          <table:table-cell office:value-type="float" office:value="289.44" calcext:value-type="float">
            <text:p>289.44</text:p>
          </table:table-cell>
          <table:table-cell office:value-type="float" office:value="0" calcext:value-type="float">
            <text:p>0</text:p>
          </table:table-cell>
          <table:table-cell office:value-type="float" office:value="14.85031" calcext:value-type="float">
            <text:p>14.85031</text:p>
          </table:table-cell>
          <table:table-cell office:value-type="float" office:value="5.467804" calcext:value-type="float">
            <text:p>5.467804</text:p>
          </table:table-cell>
          <table:table-cell office:value-type="float" office:value="12.65591" calcext:value-type="float">
            <text:p>12.65591</text:p>
          </table:table-cell>
          <table:table-cell office:value-type="float" office:value="6.608917" calcext:value-type="float">
            <text:p>6.608917</text:p>
          </table:table-cell>
          <table:table-cell office:value-type="float" office:value="11.15659" calcext:value-type="float">
            <text:p>11.15659</text:p>
          </table:table-cell>
          <table:table-cell office:value-type="float" office:value="7.412292" calcext:value-type="float">
            <text:p>7.412292</text:p>
          </table:table-cell>
          <table:table-cell office:value-type="float" office:value="10.03036" calcext:value-type="float">
            <text:p>10.03036</text:p>
          </table:table-cell>
          <table:table-cell office:value-type="float" office:value="7.898743" calcext:value-type="float">
            <text:p>7.898743</text:p>
          </table:table-cell>
          <table:table-cell office:value-type="float" office:value="9.421265" calcext:value-type="float">
            <text:p>9.421265</text:p>
          </table:table-cell>
          <table:table-cell office:value-type="float" office:value="8.047577" calcext:value-type="float">
            <text:p>8.047577</text:p>
          </table:table-cell>
          <table:table-cell office:value-type="float" office:value="9.001038" calcext:value-type="float">
            <text:p>9.001038</text:p>
          </table:table-cell>
          <table:table-cell office:value-type="float" office:value="8.036713" calcext:value-type="float">
            <text:p>8.036713</text:p>
          </table:table-cell>
          <table:table-cell office:value-type="float" office:value="8.242859" calcext:value-type="float">
            <text:p>8.242859</text:p>
          </table:table-cell>
          <table:table-cell office:value-type="float" office:value="7.689758" calcext:value-type="float">
            <text:p>7.689758</text:p>
          </table:table-cell>
          <table:table-cell office:value-type="float" office:value="7.020569" calcext:value-type="float">
            <text:p>7.020569</text:p>
          </table:table-cell>
          <table:table-cell office:value-type="float" office:value="6.9487" calcext:value-type="float">
            <text:p>6.9487</text:p>
          </table:table-cell>
          <table:table-cell office:value-type="float" office:value="5.497345" calcext:value-type="float">
            <text:p>5.497345</text:p>
          </table:table-cell>
          <table:table-cell office:value-type="float" office:value="5.189789" calcext:value-type="float">
            <text:p>5.189789</text:p>
          </table:table-cell>
          <table:table-cell office:value-type="float" office:value="4.231934" calcext:value-type="float">
            <text:p>4.231934</text:p>
          </table:table-cell>
          <table:table-cell office:value-type="float" office:value="3.969971" calcext:value-type="float">
            <text:p>3.969971</text:p>
          </table:table-cell>
          <table:table-cell office:value-type="float" office:value="3.859802" calcext:value-type="float">
            <text:p>3.859802</text:p>
          </table:table-cell>
          <table:table-cell office:value-type="float" office:value="3.698761" calcext:value-type="float">
            <text:p>3.698761</text:p>
          </table:table-cell>
          <table:table-cell office:value-type="float" office:value="3.866913" calcext:value-type="float">
            <text:p>3.866913</text:p>
          </table:table-cell>
          <table:table-cell office:value-type="float" office:value="3.787567" calcext:value-type="float">
            <text:p>3.787567</text:p>
          </table:table-cell>
          <table:table-cell office:value-type="float" office:value="4.18924" calcext:value-type="float">
            <text:p>4.18924</text:p>
          </table:table-cell>
          <table:table-cell office:value-type="float" office:value="4.162201" calcext:value-type="float">
            <text:p>4.162201</text:p>
          </table:table-cell>
          <table:table-cell office:value-type="float" office:value="4.592499" calcext:value-type="float">
            <text:p>4.592499</text:p>
          </table:table-cell>
          <table:table-cell office:value-type="float" office:value="4.5867" calcext:value-type="float">
            <text:p>4.5867</text:p>
          </table:table-cell>
          <table:table-cell office:value-type="float" office:value="26.42422" calcext:value-type="float">
            <text:p>26.42422</text:p>
          </table:table-cell>
          <table:table-cell office:value-type="float" office:value="-0.5479431" calcext:value-type="float">
            <text:p>-0.54794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4" calcext:value-type="float">
            <text:p>30032004</text:p>
          </table:table-cell>
          <table:table-cell office:value-type="float" office:value="15.40728" calcext:value-type="float">
            <text:p>15.40728</text:p>
          </table:table-cell>
          <table:table-cell office:value-type="float" office:value="7.2" calcext:value-type="float">
            <text:p>7.2</text:p>
          </table:table-cell>
          <table:table-cell office:value-type="float" office:value="-1" calcext:value-type="float">
            <text:p>-1</text:p>
          </table:table-cell>
          <table:table-cell office:value-type="float" office:value="0.7436991" calcext:value-type="float">
            <text:p>0.7436991</text:p>
          </table:table-cell>
          <table:table-cell office:value-type="float" office:value="0.5015847" calcext:value-type="float">
            <text:p>0.5015847</text:p>
          </table:table-cell>
          <table:table-cell office:value-type="float" office:value="282.636" calcext:value-type="float">
            <text:p>282.636</text:p>
          </table:table-cell>
          <table:table-cell office:value-type="float" office:value="0" calcext:value-type="float">
            <text:p>0</text:p>
          </table:table-cell>
          <table:table-cell office:value-type="float" office:value="13.72018" calcext:value-type="float">
            <text:p>13.72018</text:p>
          </table:table-cell>
          <table:table-cell office:value-type="float" office:value="4.120422" calcext:value-type="float">
            <text:p>4.120422</text:p>
          </table:table-cell>
          <table:table-cell office:value-type="float" office:value="11.33749" calcext:value-type="float">
            <text:p>11.33749</text:p>
          </table:table-cell>
          <table:table-cell office:value-type="float" office:value="5.519653" calcext:value-type="float">
            <text:p>5.519653</text:p>
          </table:table-cell>
          <table:table-cell office:value-type="float" office:value="9.926086" calcext:value-type="float">
            <text:p>9.926086</text:p>
          </table:table-cell>
          <table:table-cell office:value-type="float" office:value="6.463043" calcext:value-type="float">
            <text:p>6.463043</text:p>
          </table:table-cell>
          <table:table-cell office:value-type="float" office:value="8.97348" calcext:value-type="float">
            <text:p>8.97348</text:p>
          </table:table-cell>
          <table:table-cell office:value-type="float" office:value="7.091797" calcext:value-type="float">
            <text:p>7.091797</text:p>
          </table:table-cell>
          <table:table-cell office:value-type="float" office:value="8.848511" calcext:value-type="float">
            <text:p>8.848511</text:p>
          </table:table-cell>
          <table:table-cell office:value-type="float" office:value="7.37262" calcext:value-type="float">
            <text:p>7.37262</text:p>
          </table:table-cell>
          <table:table-cell office:value-type="float" office:value="8.549988" calcext:value-type="float">
            <text:p>8.549988</text:p>
          </table:table-cell>
          <table:table-cell office:value-type="float" office:value="7.504456" calcext:value-type="float">
            <text:p>7.504456</text:p>
          </table:table-cell>
          <table:table-cell office:value-type="float" office:value="7.977417" calcext:value-type="float">
            <text:p>7.977417</text:p>
          </table:table-cell>
          <table:table-cell office:value-type="float" office:value="7.32843" calcext:value-type="float">
            <text:p>7.32843</text:p>
          </table:table-cell>
          <table:table-cell office:value-type="float" office:value="7.028137" calcext:value-type="float">
            <text:p>7.028137</text:p>
          </table:table-cell>
          <table:table-cell office:value-type="float" office:value="6.873016" calcext:value-type="float">
            <text:p>6.873016</text:p>
          </table:table-cell>
          <table:table-cell office:value-type="float" office:value="5.684265" calcext:value-type="float">
            <text:p>5.684265</text:p>
          </table:table-cell>
          <table:table-cell office:value-type="float" office:value="5.499908" calcext:value-type="float">
            <text:p>5.499908</text:p>
          </table:table-cell>
          <table:table-cell office:value-type="float" office:value="4.468994" calcext:value-type="float">
            <text:p>4.468994</text:p>
          </table:table-cell>
          <table:table-cell office:value-type="float" office:value="4.234589" calcext:value-type="float">
            <text:p>4.234589</text:p>
          </table:table-cell>
          <table:table-cell office:value-type="float" office:value="4.025269" calcext:value-type="float">
            <text:p>4.025269</text:p>
          </table:table-cell>
          <table:table-cell office:value-type="float" office:value="3.861511" calcext:value-type="float">
            <text:p>3.861511</text:p>
          </table:table-cell>
          <table:table-cell office:value-type="float" office:value="3.956085" calcext:value-type="float">
            <text:p>3.956085</text:p>
          </table:table-cell>
          <table:table-cell office:value-type="float" office:value="3.867798" calcext:value-type="float">
            <text:p>3.867798</text:p>
          </table:table-cell>
          <table:table-cell office:value-type="float" office:value="4.224487" calcext:value-type="float">
            <text:p>4.224487</text:p>
          </table:table-cell>
          <table:table-cell office:value-type="float" office:value="4.189606" calcext:value-type="float">
            <text:p>4.189606</text:p>
          </table:table-cell>
          <table:table-cell office:value-type="float" office:value="4.604553" calcext:value-type="float">
            <text:p>4.604553</text:p>
          </table:table-cell>
          <table:table-cell office:value-type="float" office:value="4.59259" calcext:value-type="float">
            <text:p>4.59259</text:p>
          </table:table-cell>
          <table:table-cell office:value-type="float" office:value="24.48578" calcext:value-type="float">
            <text:p>24.48578</text:p>
          </table:table-cell>
          <table:table-cell office:value-type="float" office:value="-1.477509" calcext:value-type="float">
            <text:p>-1.4775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4" calcext:value-type="float">
            <text:p>31032004</text:p>
          </table:table-cell>
          <table:table-cell office:value-type="float" office:value="22.47918" calcext:value-type="float">
            <text:p>22.47918</text:p>
          </table:table-cell>
          <table:table-cell office:value-type="float" office:value="11.65" calcext:value-type="float">
            <text:p>11.65</text:p>
          </table:table-cell>
          <table:table-cell office:value-type="float" office:value="-3.83" calcext:value-type="float">
            <text:p>-3.83</text:p>
          </table:table-cell>
          <table:table-cell office:value-type="float" office:value="0.8038125" calcext:value-type="float">
            <text:p>0.8038125</text:p>
          </table:table-cell>
          <table:table-cell office:value-type="float" office:value="0.4078171" calcext:value-type="float">
            <text:p>0.4078171</text:p>
          </table:table-cell>
          <table:table-cell office:value-type="float" office:value="124.092" calcext:value-type="float">
            <text:p>124.092</text:p>
          </table:table-cell>
          <table:table-cell office:value-type="float" office:value="0" calcext:value-type="float">
            <text:p>0</text:p>
          </table:table-cell>
          <table:table-cell office:value-type="float" office:value="14.91364" calcext:value-type="float">
            <text:p>14.91364</text:p>
          </table:table-cell>
          <table:table-cell office:value-type="float" office:value="2.578491" calcext:value-type="float">
            <text:p>2.578491</text:p>
          </table:table-cell>
          <table:table-cell office:value-type="float" office:value="12.15594" calcext:value-type="float">
            <text:p>12.15594</text:p>
          </table:table-cell>
          <table:table-cell office:value-type="float" office:value="4.225098" calcext:value-type="float">
            <text:p>4.225098</text:p>
          </table:table-cell>
          <table:table-cell office:value-type="float" office:value="10.3887" calcext:value-type="float">
            <text:p>10.3887</text:p>
          </table:table-cell>
          <table:table-cell office:value-type="float" office:value="5.361664" calcext:value-type="float">
            <text:p>5.361664</text:p>
          </table:table-cell>
          <table:table-cell office:value-type="float" office:value="9.141022" calcext:value-type="float">
            <text:p>9.141022</text:p>
          </table:table-cell>
          <table:table-cell office:value-type="float" office:value="6.163147" calcext:value-type="float">
            <text:p>6.163147</text:p>
          </table:table-cell>
          <table:table-cell office:value-type="float" office:value="8.437988" calcext:value-type="float">
            <text:p>8.437988</text:p>
          </table:table-cell>
          <table:table-cell office:value-type="float" office:value="6.560547" calcext:value-type="float">
            <text:p>6.560547</text:p>
          </table:table-cell>
          <table:table-cell office:value-type="float" office:value="7.853607" calcext:value-type="float">
            <text:p>7.853607</text:p>
          </table:table-cell>
          <table:table-cell office:value-type="float" office:value="6.86618" calcext:value-type="float">
            <text:p>6.86618</text:p>
          </table:table-cell>
          <table:table-cell office:value-type="float" office:value="7.498383" calcext:value-type="float">
            <text:p>7.498383</text:p>
          </table:table-cell>
          <table:table-cell office:value-type="float" office:value="6.87384" calcext:value-type="float">
            <text:p>6.87384</text:p>
          </table:table-cell>
          <table:table-cell office:value-type="float" office:value="6.872833" calcext:value-type="float">
            <text:p>6.872833</text:p>
          </table:table-cell>
          <table:table-cell office:value-type="float" office:value="6.666962" calcext:value-type="float">
            <text:p>6.666962</text:p>
          </table:table-cell>
          <table:table-cell office:value-type="float" office:value="5.756592" calcext:value-type="float">
            <text:p>5.756592</text:p>
          </table:table-cell>
          <table:table-cell office:value-type="float" office:value="5.685486" calcext:value-type="float">
            <text:p>5.685486</text:p>
          </table:table-cell>
          <table:table-cell office:value-type="float" office:value="4.663788" calcext:value-type="float">
            <text:p>4.663788</text:p>
          </table:table-cell>
          <table:table-cell office:value-type="float" office:value="4.471283" calcext:value-type="float">
            <text:p>4.471283</text:p>
          </table:table-cell>
          <table:table-cell office:value-type="float" office:value="4.183868" calcext:value-type="float">
            <text:p>4.183868</text:p>
          </table:table-cell>
          <table:table-cell office:value-type="float" office:value="4.026978" calcext:value-type="float">
            <text:p>4.026978</text:p>
          </table:table-cell>
          <table:table-cell office:value-type="float" office:value="4.051575" calcext:value-type="float">
            <text:p>4.051575</text:p>
          </table:table-cell>
          <table:table-cell office:value-type="float" office:value="3.957031" calcext:value-type="float">
            <text:p>3.957031</text:p>
          </table:table-cell>
          <table:table-cell office:value-type="float" office:value="4.266724" calcext:value-type="float">
            <text:p>4.266724</text:p>
          </table:table-cell>
          <table:table-cell office:value-type="float" office:value="4.224854" calcext:value-type="float">
            <text:p>4.224854</text:p>
          </table:table-cell>
          <table:table-cell office:value-type="float" office:value="4.623169" calcext:value-type="float">
            <text:p>4.623169</text:p>
          </table:table-cell>
          <table:table-cell office:value-type="float" office:value="4.604706" calcext:value-type="float">
            <text:p>4.604706</text:p>
          </table:table-cell>
          <table:table-cell office:value-type="float" office:value="26.23727" calcext:value-type="float">
            <text:p>26.23727</text:p>
          </table:table-cell>
          <table:table-cell office:value-type="float" office:value="-2.670197" calcext:value-type="float">
            <text:p>-2.6701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4" calcext:value-type="float">
            <text:p>1042004</text:p>
          </table:table-cell>
          <table:table-cell office:value-type="float" office:value="22.88142" calcext:value-type="float">
            <text:p>22.88142</text:p>
          </table:table-cell>
          <table:table-cell office:value-type="float" office:value="15.16" calcext:value-type="float">
            <text:p>15.16</text:p>
          </table:table-cell>
          <table:table-cell office:value-type="float" office:value="-0.82" calcext:value-type="float">
            <text:p>-0.82</text:p>
          </table:table-cell>
          <table:table-cell office:value-type="float" office:value="0.8304027" calcext:value-type="float">
            <text:p>0.8304027</text:p>
          </table:table-cell>
          <table:table-cell office:value-type="float" office:value="0.5081561" calcext:value-type="float">
            <text:p>0.5081561</text:p>
          </table:table-cell>
          <table:table-cell office:value-type="float" office:value="168.804" calcext:value-type="float">
            <text:p>168.804</text:p>
          </table:table-cell>
          <table:table-cell office:value-type="float" office:value="0" calcext:value-type="float">
            <text:p>0</text:p>
          </table:table-cell>
          <table:table-cell office:value-type="float" office:value="16.61816" calcext:value-type="float">
            <text:p>16.61816</text:p>
          </table:table-cell>
          <table:table-cell office:value-type="float" office:value="3.69693" calcext:value-type="float">
            <text:p>3.69693</text:p>
          </table:table-cell>
          <table:table-cell office:value-type="float" office:value="13.52158" calcext:value-type="float">
            <text:p>13.52158</text:p>
          </table:table-cell>
          <table:table-cell office:value-type="float" office:value="5.038666" calcext:value-type="float">
            <text:p>5.038666</text:p>
          </table:table-cell>
          <table:table-cell office:value-type="float" office:value="11.46634" calcext:value-type="float">
            <text:p>11.46634</text:p>
          </table:table-cell>
          <table:table-cell office:value-type="float" office:value="5.959747" calcext:value-type="float">
            <text:p>5.959747</text:p>
          </table:table-cell>
          <table:table-cell office:value-type="float" office:value="9.941681" calcext:value-type="float">
            <text:p>9.941681</text:p>
          </table:table-cell>
          <table:table-cell office:value-type="float" office:value="6.565613" calcext:value-type="float">
            <text:p>6.565613</text:p>
          </table:table-cell>
          <table:table-cell office:value-type="float" office:value="9.051849" calcext:value-type="float">
            <text:p>9.051849</text:p>
          </table:table-cell>
          <table:table-cell office:value-type="float" office:value="6.83902" calcext:value-type="float">
            <text:p>6.83902</text:p>
          </table:table-cell>
          <table:table-cell office:value-type="float" office:value="8.219971" calcext:value-type="float">
            <text:p>8.219971</text:p>
          </table:table-cell>
          <table:table-cell office:value-type="float" office:value="7.02301" calcext:value-type="float">
            <text:p>7.02301</text:p>
          </table:table-cell>
          <table:table-cell office:value-type="float" office:value="7.588196" calcext:value-type="float">
            <text:p>7.588196</text:p>
          </table:table-cell>
          <table:table-cell office:value-type="float" office:value="6.936035" calcext:value-type="float">
            <text:p>6.936035</text:p>
          </table:table-cell>
          <table:table-cell office:value-type="float" office:value="6.718079" calcext:value-type="float">
            <text:p>6.718079</text:p>
          </table:table-cell>
          <table:table-cell office:value-type="float" office:value="6.642639" calcext:value-type="float">
            <text:p>6.642639</text:p>
          </table:table-cell>
          <table:table-cell office:value-type="float" office:value="5.806335" calcext:value-type="float">
            <text:p>5.806335</text:p>
          </table:table-cell>
          <table:table-cell office:value-type="float" office:value="5.75705" calcext:value-type="float">
            <text:p>5.75705</text:p>
          </table:table-cell>
          <table:table-cell office:value-type="float" office:value="4.817383" calcext:value-type="float">
            <text:p>4.817383</text:p>
          </table:table-cell>
          <table:table-cell office:value-type="float" office:value="4.665588" calcext:value-type="float">
            <text:p>4.665588</text:p>
          </table:table-cell>
          <table:table-cell office:value-type="float" office:value="4.327881" calcext:value-type="float">
            <text:p>4.327881</text:p>
          </table:table-cell>
          <table:table-cell office:value-type="float" office:value="4.185455" calcext:value-type="float">
            <text:p>4.185455</text:p>
          </table:table-cell>
          <table:table-cell office:value-type="float" office:value="4.149597" calcext:value-type="float">
            <text:p>4.149597</text:p>
          </table:table-cell>
          <table:table-cell office:value-type="float" office:value="4.052582" calcext:value-type="float">
            <text:p>4.052582</text:p>
          </table:table-cell>
          <table:table-cell office:value-type="float" office:value="4.315369" calcext:value-type="float">
            <text:p>4.315369</text:p>
          </table:table-cell>
          <table:table-cell office:value-type="float" office:value="4.267212" calcext:value-type="float">
            <text:p>4.267212</text:p>
          </table:table-cell>
          <table:table-cell office:value-type="float" office:value="4.647888" calcext:value-type="float">
            <text:p>4.647888</text:p>
          </table:table-cell>
          <table:table-cell office:value-type="float" office:value="4.623383" calcext:value-type="float">
            <text:p>4.623383</text:p>
          </table:table-cell>
          <table:table-cell office:value-type="float" office:value="29.05371" calcext:value-type="float">
            <text:p>29.05371</text:p>
          </table:table-cell>
          <table:table-cell office:value-type="float" office:value="-1.623627" calcext:value-type="float">
            <text:p>-1.6236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4" calcext:value-type="float">
            <text:p>2042004</text:p>
          </table:table-cell>
          <table:table-cell office:value-type="float" office:value="23.07693" calcext:value-type="float">
            <text:p>23.07693</text:p>
          </table:table-cell>
          <table:table-cell office:value-type="float" office:value="19.41" calcext:value-type="float">
            <text:p>19.41</text:p>
          </table:table-cell>
          <table:table-cell office:value-type="float" office:value="1.22" calcext:value-type="float">
            <text:p>1.22</text:p>
          </table:table-cell>
          <table:table-cell office:value-type="float" office:value="0.8385144" calcext:value-type="float">
            <text:p>0.8385144</text:p>
          </table:table-cell>
          <table:table-cell office:value-type="float" office:value="0.5882369" calcext:value-type="float">
            <text:p>0.5882369</text:p>
          </table:table-cell>
          <table:table-cell office:value-type="float" office:value="169.92" calcext:value-type="float">
            <text:p>169.92</text:p>
          </table:table-cell>
          <table:table-cell office:value-type="float" office:value="0" calcext:value-type="float">
            <text:p>0</text:p>
          </table:table-cell>
          <table:table-cell office:value-type="float" office:value="17.64319" calcext:value-type="float">
            <text:p>17.64319</text:p>
          </table:table-cell>
          <table:table-cell office:value-type="float" office:value="4.641693" calcext:value-type="float">
            <text:p>4.641693</text:p>
          </table:table-cell>
          <table:table-cell office:value-type="float" office:value="14.41986" calcext:value-type="float">
            <text:p>14.41986</text:p>
          </table:table-cell>
          <table:table-cell office:value-type="float" office:value="5.963654" calcext:value-type="float">
            <text:p>5.963654</text:p>
          </table:table-cell>
          <table:table-cell office:value-type="float" office:value="12.25406" calcext:value-type="float">
            <text:p>12.25406</text:p>
          </table:table-cell>
          <table:table-cell office:value-type="float" office:value="6.795959" calcext:value-type="float">
            <text:p>6.795959</text:p>
          </table:table-cell>
          <table:table-cell office:value-type="float" office:value="10.61862" calcext:value-type="float">
            <text:p>10.61862</text:p>
          </table:table-cell>
          <table:table-cell office:value-type="float" office:value="7.292603" calcext:value-type="float">
            <text:p>7.292603</text:p>
          </table:table-cell>
          <table:table-cell office:value-type="float" office:value="9.643097" calcext:value-type="float">
            <text:p>9.643097</text:p>
          </table:table-cell>
          <table:table-cell office:value-type="float" office:value="7.464233" calcext:value-type="float">
            <text:p>7.464233</text:p>
          </table:table-cell>
          <table:table-cell office:value-type="float" office:value="8.706573" calcext:value-type="float">
            <text:p>8.706573</text:p>
          </table:table-cell>
          <table:table-cell office:value-type="float" office:value="7.51767" calcext:value-type="float">
            <text:p>7.51767</text:p>
          </table:table-cell>
          <table:table-cell office:value-type="float" office:value="7.974762" calcext:value-type="float">
            <text:p>7.974762</text:p>
          </table:table-cell>
          <table:table-cell office:value-type="float" office:value="7.294861" calcext:value-type="float">
            <text:p>7.294861</text:p>
          </table:table-cell>
          <table:table-cell office:value-type="float" office:value="6.940582" calcext:value-type="float">
            <text:p>6.940582</text:p>
          </table:table-cell>
          <table:table-cell office:value-type="float" office:value="6.722473" calcext:value-type="float">
            <text:p>6.722473</text:p>
          </table:table-cell>
          <table:table-cell office:value-type="float" office:value="5.909515" calcext:value-type="float">
            <text:p>5.909515</text:p>
          </table:table-cell>
          <table:table-cell office:value-type="float" office:value="5.807098" calcext:value-type="float">
            <text:p>5.807098</text:p>
          </table:table-cell>
          <table:table-cell office:value-type="float" office:value="4.949951" calcext:value-type="float">
            <text:p>4.949951</text:p>
          </table:table-cell>
          <table:table-cell office:value-type="float" office:value="4.818787" calcext:value-type="float">
            <text:p>4.818787</text:p>
          </table:table-cell>
          <table:table-cell office:value-type="float" office:value="4.457214" calcext:value-type="float">
            <text:p>4.457214</text:p>
          </table:table-cell>
          <table:table-cell office:value-type="float" office:value="4.329315" calcext:value-type="float">
            <text:p>4.329315</text:p>
          </table:table-cell>
          <table:table-cell office:value-type="float" office:value="4.247284" calcext:value-type="float">
            <text:p>4.247284</text:p>
          </table:table-cell>
          <table:table-cell office:value-type="float" office:value="4.150635" calcext:value-type="float">
            <text:p>4.150635</text:p>
          </table:table-cell>
          <table:table-cell office:value-type="float" office:value="4.369415" calcext:value-type="float">
            <text:p>4.369415</text:p>
          </table:table-cell>
          <table:table-cell office:value-type="float" office:value="4.315887" calcext:value-type="float">
            <text:p>4.315887</text:p>
          </table:table-cell>
          <table:table-cell office:value-type="float" office:value="4.678436" calcext:value-type="float">
            <text:p>4.678436</text:p>
          </table:table-cell>
          <table:table-cell office:value-type="float" office:value="4.648163" calcext:value-type="float">
            <text:p>4.648163</text:p>
          </table:table-cell>
          <table:table-cell office:value-type="float" office:value="29.88077" calcext:value-type="float">
            <text:p>29.88077</text:p>
          </table:table-cell>
          <table:table-cell office:value-type="float" office:value="-0.9847107" calcext:value-type="float">
            <text:p>-0.98471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4" calcext:value-type="float">
            <text:p>3042004</text:p>
          </table:table-cell>
          <table:table-cell office:value-type="float" office:value="23.03008" calcext:value-type="float">
            <text:p>23.03008</text:p>
          </table:table-cell>
          <table:table-cell office:value-type="float" office:value="14.89" calcext:value-type="float">
            <text:p>14.89</text:p>
          </table:table-cell>
          <table:table-cell office:value-type="float" office:value="2.13" calcext:value-type="float">
            <text:p>2.13</text:p>
          </table:table-cell>
          <table:table-cell office:value-type="float" office:value="0.8351869" calcext:value-type="float">
            <text:p>0.8351869</text:p>
          </table:table-cell>
          <table:table-cell office:value-type="float" office:value="0.6274788" calcext:value-type="float">
            <text:p>0.6274788</text:p>
          </table:table-cell>
          <table:table-cell office:value-type="float" office:value="381.204" calcext:value-type="float">
            <text:p>381.204</text:p>
          </table:table-cell>
          <table:table-cell office:value-type="float" office:value="0" calcext:value-type="float">
            <text:p>0</text:p>
          </table:table-cell>
          <table:table-cell office:value-type="float" office:value="18.25363" calcext:value-type="float">
            <text:p>18.25363</text:p>
          </table:table-cell>
          <table:table-cell office:value-type="float" office:value="5.812347" calcext:value-type="float">
            <text:p>5.812347</text:p>
          </table:table-cell>
          <table:table-cell office:value-type="float" office:value="14.82938" calcext:value-type="float">
            <text:p>14.82938</text:p>
          </table:table-cell>
          <table:table-cell office:value-type="float" office:value="6.838715" calcext:value-type="float">
            <text:p>6.838715</text:p>
          </table:table-cell>
          <table:table-cell office:value-type="float" office:value="12.68707" calcext:value-type="float">
            <text:p>12.68707</text:p>
          </table:table-cell>
          <table:table-cell office:value-type="float" office:value="7.544464" calcext:value-type="float">
            <text:p>7.544464</text:p>
          </table:table-cell>
          <table:table-cell office:value-type="float" office:value="11.04559" calcext:value-type="float">
            <text:p>11.04559</text:p>
          </table:table-cell>
          <table:table-cell office:value-type="float" office:value="7.923584" calcext:value-type="float">
            <text:p>7.923584</text:p>
          </table:table-cell>
          <table:table-cell office:value-type="float" office:value="10.05573" calcext:value-type="float">
            <text:p>10.05573</text:p>
          </table:table-cell>
          <table:table-cell office:value-type="float" office:value="8.021759" calcext:value-type="float">
            <text:p>8.021759</text:p>
          </table:table-cell>
          <table:table-cell office:value-type="float" office:value="9.078064" calcext:value-type="float">
            <text:p>9.078064</text:p>
          </table:table-cell>
          <table:table-cell office:value-type="float" office:value="7.987518" calcext:value-type="float">
            <text:p>7.987518</text:p>
          </table:table-cell>
          <table:table-cell office:value-type="float" office:value="8.322998" calcext:value-type="float">
            <text:p>8.322998</text:p>
          </table:table-cell>
          <table:table-cell office:value-type="float" office:value="7.681946" calcext:value-type="float">
            <text:p>7.681946</text:p>
          </table:table-cell>
          <table:table-cell office:value-type="float" office:value="7.223511" calcext:value-type="float">
            <text:p>7.223511</text:p>
          </table:table-cell>
          <table:table-cell office:value-type="float" office:value="6.946106" calcext:value-type="float">
            <text:p>6.946106</text:p>
          </table:table-cell>
          <table:table-cell office:value-type="float" office:value="6.068665" calcext:value-type="float">
            <text:p>6.068665</text:p>
          </table:table-cell>
          <table:table-cell office:value-type="float" office:value="5.910919" calcext:value-type="float">
            <text:p>5.910919</text:p>
          </table:table-cell>
          <table:table-cell office:value-type="float" office:value="5.080963" calcext:value-type="float">
            <text:p>5.080963</text:p>
          </table:table-cell>
          <table:table-cell office:value-type="float" office:value="4.951294" calcext:value-type="float">
            <text:p>4.951294</text:p>
          </table:table-cell>
          <table:table-cell office:value-type="float" office:value="4.577087" calcext:value-type="float">
            <text:p>4.577087</text:p>
          </table:table-cell>
          <table:table-cell office:value-type="float" office:value="4.458496" calcext:value-type="float">
            <text:p>4.458496</text:p>
          </table:table-cell>
          <table:table-cell office:value-type="float" office:value="4.341614" calcext:value-type="float">
            <text:p>4.341614</text:p>
          </table:table-cell>
          <table:table-cell office:value-type="float" office:value="4.24826" calcext:value-type="float">
            <text:p>4.24826</text:p>
          </table:table-cell>
          <table:table-cell office:value-type="float" office:value="4.427032" calcext:value-type="float">
            <text:p>4.427032</text:p>
          </table:table-cell>
          <table:table-cell office:value-type="float" office:value="4.369995" calcext:value-type="float">
            <text:p>4.369995</text:p>
          </table:table-cell>
          <table:table-cell office:value-type="float" office:value="4.714569" calcext:value-type="float">
            <text:p>4.714569</text:p>
          </table:table-cell>
          <table:table-cell office:value-type="float" office:value="4.678802" calcext:value-type="float">
            <text:p>4.678802</text:p>
          </table:table-cell>
          <table:table-cell office:value-type="float" office:value="30.75662" calcext:value-type="float">
            <text:p>30.75662</text:p>
          </table:table-cell>
          <table:table-cell office:value-type="float" office:value="-1.083923" calcext:value-type="float">
            <text:p>-1.0839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4" calcext:value-type="float">
            <text:p>4042004</text:p>
          </table:table-cell>
          <table:table-cell office:value-type="float" office:value="23.31947" calcext:value-type="float">
            <text:p>23.31947</text:p>
          </table:table-cell>
          <table:table-cell office:value-type="float" office:value="16.56" calcext:value-type="float">
            <text:p>16.56</text:p>
          </table:table-cell>
          <table:table-cell office:value-type="float" office:value="-1.65" calcext:value-type="float">
            <text:p>-1.65</text:p>
          </table:table-cell>
          <table:table-cell office:value-type="float" office:value="0.7660906" calcext:value-type="float">
            <text:p>0.7660906</text:p>
          </table:table-cell>
          <table:table-cell office:value-type="float" office:value="0.4784828" calcext:value-type="float">
            <text:p>0.4784828</text:p>
          </table:table-cell>
          <table:table-cell office:value-type="float" office:value="145.836" calcext:value-type="float">
            <text:p>145.836</text:p>
          </table:table-cell>
          <table:table-cell office:value-type="float" office:value="0" calcext:value-type="float">
            <text:p>0</text:p>
          </table:table-cell>
          <table:table-cell office:value-type="float" office:value="18.80646" calcext:value-type="float">
            <text:p>18.80646</text:p>
          </table:table-cell>
          <table:table-cell office:value-type="float" office:value="4.16333" calcext:value-type="float">
            <text:p>4.16333</text:p>
          </table:table-cell>
          <table:table-cell office:value-type="float" office:value="14.76251" calcext:value-type="float">
            <text:p>14.76251</text:p>
          </table:table-cell>
          <table:table-cell office:value-type="float" office:value="6.052094" calcext:value-type="float">
            <text:p>6.052094</text:p>
          </table:table-cell>
          <table:table-cell office:value-type="float" office:value="12.65115" calcext:value-type="float">
            <text:p>12.65115</text:p>
          </table:table-cell>
          <table:table-cell office:value-type="float" office:value="7.097809" calcext:value-type="float">
            <text:p>7.097809</text:p>
          </table:table-cell>
          <table:table-cell office:value-type="float" office:value="11.04977" calcext:value-type="float">
            <text:p>11.04977</text:p>
          </table:table-cell>
          <table:table-cell office:value-type="float" office:value="7.72345" calcext:value-type="float">
            <text:p>7.72345</text:p>
          </table:table-cell>
          <table:table-cell office:value-type="float" office:value="10.09436" calcext:value-type="float">
            <text:p>10.09436</text:p>
          </table:table-cell>
          <table:table-cell office:value-type="float" office:value="7.96106" calcext:value-type="float">
            <text:p>7.96106</text:p>
          </table:table-cell>
          <table:table-cell office:value-type="float" office:value="9.173676" calcext:value-type="float">
            <text:p>9.173676</text:p>
          </table:table-cell>
          <table:table-cell office:value-type="float" office:value="8.053711" calcext:value-type="float">
            <text:p>8.053711</text:p>
          </table:table-cell>
          <table:table-cell office:value-type="float" office:value="8.436981" calcext:value-type="float">
            <text:p>8.436981</text:p>
          </table:table-cell>
          <table:table-cell office:value-type="float" office:value="7.823212" calcext:value-type="float">
            <text:p>7.823212</text:p>
          </table:table-cell>
          <table:table-cell office:value-type="float" office:value="7.398224" calcext:value-type="float">
            <text:p>7.398224</text:p>
          </table:table-cell>
          <table:table-cell office:value-type="float" office:value="7.229004" calcext:value-type="float">
            <text:p>7.229004</text:p>
          </table:table-cell>
          <table:table-cell office:value-type="float" office:value="6.243683" calcext:value-type="float">
            <text:p>6.243683</text:p>
          </table:table-cell>
          <table:table-cell office:value-type="float" office:value="6.070557" calcext:value-type="float">
            <text:p>6.070557</text:p>
          </table:table-cell>
          <table:table-cell office:value-type="float" office:value="5.218048" calcext:value-type="float">
            <text:p>5.218048</text:p>
          </table:table-cell>
          <table:table-cell office:value-type="float" office:value="5.082336" calcext:value-type="float">
            <text:p>5.082336</text:p>
          </table:table-cell>
          <table:table-cell office:value-type="float" office:value="4.693665" calcext:value-type="float">
            <text:p>4.693665</text:p>
          </table:table-cell>
          <table:table-cell office:value-type="float" office:value="4.578308" calcext:value-type="float">
            <text:p>4.578308</text:p>
          </table:table-cell>
          <table:table-cell office:value-type="float" office:value="4.435089" calcext:value-type="float">
            <text:p>4.435089</text:p>
          </table:table-cell>
          <table:table-cell office:value-type="float" office:value="4.34259" calcext:value-type="float">
            <text:p>4.34259</text:p>
          </table:table-cell>
          <table:table-cell office:value-type="float" office:value="4.487793" calcext:value-type="float">
            <text:p>4.487793</text:p>
          </table:table-cell>
          <table:table-cell office:value-type="float" office:value="4.427643" calcext:value-type="float">
            <text:p>4.427643</text:p>
          </table:table-cell>
          <table:table-cell office:value-type="float" office:value="4.755646" calcext:value-type="float">
            <text:p>4.755646</text:p>
          </table:table-cell>
          <table:table-cell office:value-type="float" office:value="4.714966" calcext:value-type="float">
            <text:p>4.714966</text:p>
          </table:table-cell>
          <table:table-cell office:value-type="float" office:value="40.82263" calcext:value-type="float">
            <text:p>40.82263</text:p>
          </table:table-cell>
          <table:table-cell office:value-type="float" office:value="-3.739227" calcext:value-type="float">
            <text:p>-3.7392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4" calcext:value-type="float">
            <text:p>5042004</text:p>
          </table:table-cell>
          <table:table-cell office:value-type="float" office:value="18.38803" calcext:value-type="float">
            <text:p>18.38803</text:p>
          </table:table-cell>
          <table:table-cell office:value-type="float" office:value="20.89" calcext:value-type="float">
            <text:p>20.89</text:p>
          </table:table-cell>
          <table:table-cell office:value-type="float" office:value="3.43" calcext:value-type="float">
            <text:p>3.43</text:p>
          </table:table-cell>
          <table:table-cell office:value-type="float" office:value="0.9238153" calcext:value-type="float">
            <text:p>0.9238153</text:p>
          </table:table-cell>
          <table:table-cell office:value-type="float" office:value="0.6876147" calcext:value-type="float">
            <text:p>0.6876147</text:p>
          </table:table-cell>
          <table:table-cell office:value-type="float" office:value="329.508" calcext:value-type="float">
            <text:p>329.508</text:p>
          </table:table-cell>
          <table:table-cell office:value-type="float" office:value="0" calcext:value-type="float">
            <text:p>0</text:p>
          </table:table-cell>
          <table:table-cell office:value-type="float" office:value="19.64636" calcext:value-type="float">
            <text:p>19.64636</text:p>
          </table:table-cell>
          <table:table-cell office:value-type="float" office:value="5.878296" calcext:value-type="float">
            <text:p>5.878296</text:p>
          </table:table-cell>
          <table:table-cell office:value-type="float" office:value="15.5723" calcext:value-type="float">
            <text:p>15.5723</text:p>
          </table:table-cell>
          <table:table-cell office:value-type="float" office:value="7.344574" calcext:value-type="float">
            <text:p>7.344574</text:p>
          </table:table-cell>
          <table:table-cell office:value-type="float" office:value="13.3887" calcext:value-type="float">
            <text:p>13.3887</text:p>
          </table:table-cell>
          <table:table-cell office:value-type="float" office:value="8.078766" calcext:value-type="float">
            <text:p>8.078766</text:p>
          </table:table-cell>
          <table:table-cell office:value-type="float" office:value="11.7392" calcext:value-type="float">
            <text:p>11.7392</text:p>
          </table:table-cell>
          <table:table-cell office:value-type="float" office:value="8.450043" calcext:value-type="float">
            <text:p>8.450043</text:p>
          </table:table-cell>
          <table:table-cell office:value-type="float" office:value="10.72256" calcext:value-type="float">
            <text:p>10.72256</text:p>
          </table:table-cell>
          <table:table-cell office:value-type="float" office:value="8.535095" calcext:value-type="float">
            <text:p>8.535095</text:p>
          </table:table-cell>
          <table:table-cell office:value-type="float" office:value="9.720032" calcext:value-type="float">
            <text:p>9.720032</text:p>
          </table:table-cell>
          <table:table-cell office:value-type="float" office:value="8.48465" calcext:value-type="float">
            <text:p>8.48465</text:p>
          </table:table-cell>
          <table:table-cell office:value-type="float" office:value="8.876678" calcext:value-type="float">
            <text:p>8.876678</text:p>
          </table:table-cell>
          <table:table-cell office:value-type="float" office:value="8.156891" calcext:value-type="float">
            <text:p>8.156891</text:p>
          </table:table-cell>
          <table:table-cell office:value-type="float" office:value="7.669556" calcext:value-type="float">
            <text:p>7.669556</text:p>
          </table:table-cell>
          <table:table-cell office:value-type="float" office:value="7.403046" calcext:value-type="float">
            <text:p>7.403046</text:p>
          </table:table-cell>
          <table:table-cell office:value-type="float" office:value="6.420624" calcext:value-type="float">
            <text:p>6.420624</text:p>
          </table:table-cell>
          <table:table-cell office:value-type="float" office:value="6.245453" calcext:value-type="float">
            <text:p>6.245453</text:p>
          </table:table-cell>
          <table:table-cell office:value-type="float" office:value="5.357819" calcext:value-type="float">
            <text:p>5.357819</text:p>
          </table:table-cell>
          <table:table-cell office:value-type="float" office:value="5.219452" calcext:value-type="float">
            <text:p>5.219452</text:p>
          </table:table-cell>
          <table:table-cell office:value-type="float" office:value="4.809326" calcext:value-type="float">
            <text:p>4.809326</text:p>
          </table:table-cell>
          <table:table-cell office:value-type="float" office:value="4.694885" calcext:value-type="float">
            <text:p>4.694885</text:p>
          </table:table-cell>
          <table:table-cell office:value-type="float" office:value="4.526917" calcext:value-type="float">
            <text:p>4.526917</text:p>
          </table:table-cell>
          <table:table-cell office:value-type="float" office:value="4.436035" calcext:value-type="float">
            <text:p>4.436035</text:p>
          </table:table-cell>
          <table:table-cell office:value-type="float" office:value="4.550995" calcext:value-type="float">
            <text:p>4.550995</text:p>
          </table:table-cell>
          <table:table-cell office:value-type="float" office:value="4.488434" calcext:value-type="float">
            <text:p>4.488434</text:p>
          </table:table-cell>
          <table:table-cell office:value-type="float" office:value="4.801453" calcext:value-type="float">
            <text:p>4.801453</text:p>
          </table:table-cell>
          <table:table-cell office:value-type="float" office:value="4.756104" calcext:value-type="float">
            <text:p>4.756104</text:p>
          </table:table-cell>
          <table:table-cell office:value-type="float" office:value="45.4968" calcext:value-type="float">
            <text:p>45.4968</text:p>
          </table:table-cell>
          <table:table-cell office:value-type="float" office:value="-0.3513184" calcext:value-type="float">
            <text:p>-0.35131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4" calcext:value-type="float">
            <text:p>6042004</text:p>
          </table:table-cell>
          <table:table-cell office:value-type="float" office:value="20.61861" calcext:value-type="float">
            <text:p>20.61861</text:p>
          </table:table-cell>
          <table:table-cell office:value-type="float" office:value="22.62" calcext:value-type="float">
            <text:p>22.62</text:p>
          </table:table-cell>
          <table:table-cell office:value-type="float" office:value="7.5" calcext:value-type="float">
            <text:p>7.5</text:p>
          </table:table-cell>
          <table:table-cell office:value-type="float" office:value="1.051985" calcext:value-type="float">
            <text:p>1.051985</text:p>
          </table:table-cell>
          <table:table-cell office:value-type="float" office:value="0.788509" calcext:value-type="float">
            <text:p>0.788509</text:p>
          </table:table-cell>
          <table:table-cell office:value-type="float" office:value="199.62" calcext:value-type="float">
            <text:p>199.62</text:p>
          </table:table-cell>
          <table:table-cell office:value-type="float" office:value="0" calcext:value-type="float">
            <text:p>0</text:p>
          </table:table-cell>
          <table:table-cell office:value-type="float" office:value="21.62982" calcext:value-type="float">
            <text:p>21.62982</text:p>
          </table:table-cell>
          <table:table-cell office:value-type="float" office:value="8.046051" calcext:value-type="float">
            <text:p>8.046051</text:p>
          </table:table-cell>
          <table:table-cell office:value-type="float" office:value="17.0824" calcext:value-type="float">
            <text:p>17.0824</text:p>
          </table:table-cell>
          <table:table-cell office:value-type="float" office:value="9.108429" calcext:value-type="float">
            <text:p>9.108429</text:p>
          </table:table-cell>
          <table:table-cell office:value-type="float" office:value="14.72806" calcext:value-type="float">
            <text:p>14.72806</text:p>
          </table:table-cell>
          <table:table-cell office:value-type="float" office:value="9.520905" calcext:value-type="float">
            <text:p>9.520905</text:p>
          </table:table-cell>
          <table:table-cell office:value-type="float" office:value="12.88562" calcext:value-type="float">
            <text:p>12.88562</text:p>
          </table:table-cell>
          <table:table-cell office:value-type="float" office:value="9.588898" calcext:value-type="float">
            <text:p>9.588898</text:p>
          </table:table-cell>
          <table:table-cell office:value-type="float" office:value="11.71771" calcext:value-type="float">
            <text:p>11.71771</text:p>
          </table:table-cell>
          <table:table-cell office:value-type="float" office:value="9.474915" calcext:value-type="float">
            <text:p>9.474915</text:p>
          </table:table-cell>
          <table:table-cell office:value-type="float" office:value="10.55258" calcext:value-type="float">
            <text:p>10.55258</text:p>
          </table:table-cell>
          <table:table-cell office:value-type="float" office:value="9.216492" calcext:value-type="float">
            <text:p>9.216492</text:p>
          </table:table-cell>
          <table:table-cell office:value-type="float" office:value="9.540466" calcext:value-type="float">
            <text:p>9.540466</text:p>
          </table:table-cell>
          <table:table-cell office:value-type="float" office:value="8.728912" calcext:value-type="float">
            <text:p>8.728912</text:p>
          </table:table-cell>
          <table:table-cell office:value-type="float" office:value="8.089508" calcext:value-type="float">
            <text:p>8.089508</text:p>
          </table:table-cell>
          <table:table-cell office:value-type="float" office:value="7.675751" calcext:value-type="float">
            <text:p>7.675751</text:p>
          </table:table-cell>
          <table:table-cell office:value-type="float" office:value="6.644073" calcext:value-type="float">
            <text:p>6.644073</text:p>
          </table:table-cell>
          <table:table-cell office:value-type="float" office:value="6.422638" calcext:value-type="float">
            <text:p>6.422638</text:p>
          </table:table-cell>
          <table:table-cell office:value-type="float" office:value="5.504913" calcext:value-type="float">
            <text:p>5.504913</text:p>
          </table:table-cell>
          <table:table-cell office:value-type="float" office:value="5.359283" calcext:value-type="float">
            <text:p>5.359283</text:p>
          </table:table-cell>
          <table:table-cell office:value-type="float" office:value="4.925934" calcext:value-type="float">
            <text:p>4.925934</text:p>
          </table:table-cell>
          <table:table-cell office:value-type="float" office:value="4.810547" calcext:value-type="float">
            <text:p>4.810547</text:p>
          </table:table-cell>
          <table:table-cell office:value-type="float" office:value="4.618774" calcext:value-type="float">
            <text:p>4.618774</text:p>
          </table:table-cell>
          <table:table-cell office:value-type="float" office:value="4.527863" calcext:value-type="float">
            <text:p>4.527863</text:p>
          </table:table-cell>
          <table:table-cell office:value-type="float" office:value="4.616028" calcext:value-type="float">
            <text:p>4.616028</text:p>
          </table:table-cell>
          <table:table-cell office:value-type="float" office:value="4.551636" calcext:value-type="float">
            <text:p>4.551636</text:p>
          </table:table-cell>
          <table:table-cell office:value-type="float" office:value="4.850098" calcext:value-type="float">
            <text:p>4.850098</text:p>
          </table:table-cell>
          <table:table-cell office:value-type="float" office:value="4.801941" calcext:value-type="float">
            <text:p>4.801941</text:p>
          </table:table-cell>
          <table:table-cell office:value-type="float" office:value="47.17261" calcext:value-type="float">
            <text:p>47.17261</text:p>
          </table:table-cell>
          <table:table-cell office:value-type="float" office:value="3.739227" calcext:value-type="float">
            <text:p>3.7392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4" calcext:value-type="float">
            <text:p>7042004</text:p>
          </table:table-cell>
          <table:table-cell office:value-type="float" office:value="20.70807" calcext:value-type="float">
            <text:p>20.70807</text:p>
          </table:table-cell>
          <table:table-cell office:value-type="float" office:value="25.43" calcext:value-type="float">
            <text:p>25.43</text:p>
          </table:table-cell>
          <table:table-cell office:value-type="float" office:value="6.73" calcext:value-type="float">
            <text:p>6.73</text:p>
          </table:table-cell>
          <table:table-cell office:value-type="float" office:value="0.9331031" calcext:value-type="float">
            <text:p>0.9331031</text:p>
          </table:table-cell>
          <table:table-cell office:value-type="float" office:value="0.7514606" calcext:value-type="float">
            <text:p>0.7514606</text:p>
          </table:table-cell>
          <table:table-cell office:value-type="float" office:value="337.572" calcext:value-type="float">
            <text:p>337.572</text:p>
          </table:table-cell>
          <table:table-cell office:value-type="float" office:value="0" calcext:value-type="float">
            <text:p>0</text:p>
          </table:table-cell>
          <table:table-cell office:value-type="float" office:value="23.22009" calcext:value-type="float">
            <text:p>23.22009</text:p>
          </table:table-cell>
          <table:table-cell office:value-type="float" office:value="8.544434" calcext:value-type="float">
            <text:p>8.544434</text:p>
          </table:table-cell>
          <table:table-cell office:value-type="float" office:value="18.22198" calcext:value-type="float">
            <text:p>18.22198</text:p>
          </table:table-cell>
          <table:table-cell office:value-type="float" office:value="9.771149" calcext:value-type="float">
            <text:p>9.771149</text:p>
          </table:table-cell>
          <table:table-cell office:value-type="float" office:value="15.58362" calcext:value-type="float">
            <text:p>15.58362</text:p>
          </table:table-cell>
          <table:table-cell office:value-type="float" office:value="10.28" calcext:value-type="float">
            <text:p>10.28</text:p>
          </table:table-cell>
          <table:table-cell office:value-type="float" office:value="13.66147" calcext:value-type="float">
            <text:p>13.66147</text:p>
          </table:table-cell>
          <table:table-cell office:value-type="float" office:value="10.38379" calcext:value-type="float">
            <text:p>10.38379</text:p>
          </table:table-cell>
          <table:table-cell office:value-type="float" office:value="12.45816" calcext:value-type="float">
            <text:p>12.45816</text:p>
          </table:table-cell>
          <table:table-cell office:value-type="float" office:value="10.25778" calcext:value-type="float">
            <text:p>10.25778</text:p>
          </table:table-cell>
          <table:table-cell office:value-type="float" office:value="11.23318" calcext:value-type="float">
            <text:p>11.23318</text:p>
          </table:table-cell>
          <table:table-cell office:value-type="float" office:value="9.956116" calcext:value-type="float">
            <text:p>9.956116</text:p>
          </table:table-cell>
          <table:table-cell office:value-type="float" office:value="10.15994" calcext:value-type="float">
            <text:p>10.15994</text:p>
          </table:table-cell>
          <table:table-cell office:value-type="float" office:value="9.372833" calcext:value-type="float">
            <text:p>9.372833</text:p>
          </table:table-cell>
          <table:table-cell office:value-type="float" office:value="8.584534" calcext:value-type="float">
            <text:p>8.584534</text:p>
          </table:table-cell>
          <table:table-cell office:value-type="float" office:value="8.09726" calcext:value-type="float">
            <text:p>8.09726</text:p>
          </table:table-cell>
          <table:table-cell office:value-type="float" office:value="6.929779" calcext:value-type="float">
            <text:p>6.929779</text:p>
          </table:table-cell>
          <table:table-cell office:value-type="float" office:value="6.646759" calcext:value-type="float">
            <text:p>6.646759</text:p>
          </table:table-cell>
          <table:table-cell office:value-type="float" office:value="5.6698" calcext:value-type="float">
            <text:p>5.6698</text:p>
          </table:table-cell>
          <table:table-cell office:value-type="float" office:value="5.506531" calcext:value-type="float">
            <text:p>5.506531</text:p>
          </table:table-cell>
          <table:table-cell office:value-type="float" office:value="5.047394" calcext:value-type="float">
            <text:p>5.047394</text:p>
          </table:table-cell>
          <table:table-cell office:value-type="float" office:value="4.927155" calcext:value-type="float">
            <text:p>4.927155</text:p>
          </table:table-cell>
          <table:table-cell office:value-type="float" office:value="4.712097" calcext:value-type="float">
            <text:p>4.712097</text:p>
          </table:table-cell>
          <table:table-cell office:value-type="float" office:value="4.61972" calcext:value-type="float">
            <text:p>4.61972</text:p>
          </table:table-cell>
          <table:table-cell office:value-type="float" office:value="4.683807" calcext:value-type="float">
            <text:p>4.683807</text:p>
          </table:table-cell>
          <table:table-cell office:value-type="float" office:value="4.61676" calcext:value-type="float">
            <text:p>4.61676</text:p>
          </table:table-cell>
          <table:table-cell office:value-type="float" office:value="4.902466" calcext:value-type="float">
            <text:p>4.902466</text:p>
          </table:table-cell>
          <table:table-cell office:value-type="float" office:value="4.850616" calcext:value-type="float">
            <text:p>4.850616</text:p>
          </table:table-cell>
          <table:table-cell office:value-type="float" office:value="48.02362" calcext:value-type="float">
            <text:p>48.02362</text:p>
          </table:table-cell>
          <table:table-cell office:value-type="float" office:value="2.907501" calcext:value-type="float">
            <text:p>2.9075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4" calcext:value-type="float">
            <text:p>8042004</text:p>
          </table:table-cell>
          <table:table-cell office:value-type="float" office:value="22.71458" calcext:value-type="float">
            <text:p>22.71458</text:p>
          </table:table-cell>
          <table:table-cell office:value-type="float" office:value="16.52" calcext:value-type="float">
            <text:p>16.52</text:p>
          </table:table-cell>
          <table:table-cell office:value-type="float" office:value="1.45" calcext:value-type="float">
            <text:p>1.45</text:p>
          </table:table-cell>
          <table:table-cell office:value-type="float" office:value="0.7964815" calcext:value-type="float">
            <text:p>0.7964815</text:p>
          </table:table-cell>
          <table:table-cell office:value-type="float" office:value="0.5979416" calcext:value-type="float">
            <text:p>0.5979416</text:p>
          </table:table-cell>
          <table:table-cell office:value-type="float" office:value="279.936" calcext:value-type="float">
            <text:p>279.936</text:p>
          </table:table-cell>
          <table:table-cell office:value-type="float" office:value="0" calcext:value-type="float">
            <text:p>0</text:p>
          </table:table-cell>
          <table:table-cell office:value-type="float" office:value="20.75247" calcext:value-type="float">
            <text:p>20.75247</text:p>
          </table:table-cell>
          <table:table-cell office:value-type="float" office:value="7.10379" calcext:value-type="float">
            <text:p>7.10379</text:p>
          </table:table-cell>
          <table:table-cell office:value-type="float" office:value="17.05023" calcext:value-type="float">
            <text:p>17.05023</text:p>
          </table:table-cell>
          <table:table-cell office:value-type="float" office:value="9.127014" calcext:value-type="float">
            <text:p>9.127014</text:p>
          </table:table-cell>
          <table:table-cell office:value-type="float" office:value="15.00803" calcext:value-type="float">
            <text:p>15.00803</text:p>
          </table:table-cell>
          <table:table-cell office:value-type="float" office:value="10.03549" calcext:value-type="float">
            <text:p>10.03549</text:p>
          </table:table-cell>
          <table:table-cell office:value-type="float" office:value="13.35187" calcext:value-type="float">
            <text:p>13.35187</text:p>
          </table:table-cell>
          <table:table-cell office:value-type="float" office:value="10.42719" calcext:value-type="float">
            <text:p>10.42719</text:p>
          </table:table-cell>
          <table:table-cell office:value-type="float" office:value="12.30847" calcext:value-type="float">
            <text:p>12.30847</text:p>
          </table:table-cell>
          <table:table-cell office:value-type="float" office:value="10.46054" calcext:value-type="float">
            <text:p>10.46054</text:p>
          </table:table-cell>
          <table:table-cell office:value-type="float" office:value="11.22855" calcext:value-type="float">
            <text:p>11.22855</text:p>
          </table:table-cell>
          <table:table-cell office:value-type="float" office:value="10.29276" calcext:value-type="float">
            <text:p>10.29276</text:p>
          </table:table-cell>
          <table:table-cell office:value-type="float" office:value="10.31192" calcext:value-type="float">
            <text:p>10.31192</text:p>
          </table:table-cell>
          <table:table-cell office:value-type="float" office:value="9.772003" calcext:value-type="float">
            <text:p>9.772003</text:p>
          </table:table-cell>
          <table:table-cell office:value-type="float" office:value="8.937714" calcext:value-type="float">
            <text:p>8.937714</text:p>
          </table:table-cell>
          <table:table-cell office:value-type="float" office:value="8.592438" calcext:value-type="float">
            <text:p>8.592438</text:p>
          </table:table-cell>
          <table:table-cell office:value-type="float" office:value="7.237793" calcext:value-type="float">
            <text:p>7.237793</text:p>
          </table:table-cell>
          <table:table-cell office:value-type="float" office:value="6.933044" calcext:value-type="float">
            <text:p>6.933044</text:p>
          </table:table-cell>
          <table:table-cell office:value-type="float" office:value="5.855957" calcext:value-type="float">
            <text:p>5.855957</text:p>
          </table:table-cell>
          <table:table-cell office:value-type="float" office:value="5.671631" calcext:value-type="float">
            <text:p>5.671631</text:p>
          </table:table-cell>
          <table:table-cell office:value-type="float" office:value="5.176971" calcext:value-type="float">
            <text:p>5.176971</text:p>
          </table:table-cell>
          <table:table-cell office:value-type="float" office:value="5.048706" calcext:value-type="float">
            <text:p>5.048706</text:p>
          </table:table-cell>
          <table:table-cell office:value-type="float" office:value="4.807739" calcext:value-type="float">
            <text:p>4.807739</text:p>
          </table:table-cell>
          <table:table-cell office:value-type="float" office:value="4.713074" calcext:value-type="float">
            <text:p>4.713074</text:p>
          </table:table-cell>
          <table:table-cell office:value-type="float" office:value="4.754028" calcext:value-type="float">
            <text:p>4.754028</text:p>
          </table:table-cell>
          <table:table-cell office:value-type="float" office:value="4.684509" calcext:value-type="float">
            <text:p>4.684509</text:p>
          </table:table-cell>
          <table:table-cell office:value-type="float" office:value="4.957977" calcext:value-type="float">
            <text:p>4.957977</text:p>
          </table:table-cell>
          <table:table-cell office:value-type="float" office:value="4.903046" calcext:value-type="float">
            <text:p>4.903046</text:p>
          </table:table-cell>
          <table:table-cell office:value-type="float" office:value="41.97168" calcext:value-type="float">
            <text:p>41.97168</text:p>
          </table:table-cell>
          <table:table-cell office:value-type="float" office:value="-1.670929" calcext:value-type="float">
            <text:p>-1.6709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4" calcext:value-type="float">
            <text:p>9042004</text:p>
          </table:table-cell>
          <table:table-cell office:value-type="float" office:value="6.9912" calcext:value-type="float">
            <text:p>6.9912</text:p>
          </table:table-cell>
          <table:table-cell office:value-type="float" office:value="10.67" calcext:value-type="float">
            <text:p>10.67</text:p>
          </table:table-cell>
          <table:table-cell office:value-type="float" office:value="5.74" calcext:value-type="float">
            <text:p>5.74</text:p>
          </table:table-cell>
          <table:table-cell office:value-type="float" office:value="0.9523559" calcext:value-type="float">
            <text:p>0.9523559</text:p>
          </table:table-cell>
          <table:table-cell office:value-type="float" office:value="0.7267866" calcext:value-type="float">
            <text:p>0.7267866</text:p>
          </table:table-cell>
          <table:table-cell office:value-type="float" office:value="209.448" calcext:value-type="float">
            <text:p>209.448</text:p>
          </table:table-cell>
          <table:table-cell office:value-type="float" office:value="1.1" calcext:value-type="float">
            <text:p>1.1</text:p>
          </table:table-cell>
          <table:table-cell office:value-type="float" office:value="13.39771" calcext:value-type="float">
            <text:p>13.39771</text:p>
          </table:table-cell>
          <table:table-cell office:value-type="float" office:value="7.834686" calcext:value-type="float">
            <text:p>7.834686</text:p>
          </table:table-cell>
          <table:table-cell office:value-type="float" office:value="11.99719" calcext:value-type="float">
            <text:p>11.99719</text:p>
          </table:table-cell>
          <table:table-cell office:value-type="float" office:value="9.017212" calcext:value-type="float">
            <text:p>9.017212</text:p>
          </table:table-cell>
          <table:table-cell office:value-type="float" office:value="12.21396" calcext:value-type="float">
            <text:p>12.21396</text:p>
          </table:table-cell>
          <table:table-cell office:value-type="float" office:value="9.668274" calcext:value-type="float">
            <text:p>9.668274</text:p>
          </table:table-cell>
          <table:table-cell office:value-type="float" office:value="12.18414" calcext:value-type="float">
            <text:p>12.18414</text:p>
          </table:table-cell>
          <table:table-cell office:value-type="float" office:value="10.01193" calcext:value-type="float">
            <text:p>10.01193</text:p>
          </table:table-cell>
          <table:table-cell office:value-type="float" office:value="11.82138" calcext:value-type="float">
            <text:p>11.82138</text:p>
          </table:table-cell>
          <table:table-cell office:value-type="float" office:value="10.06223" calcext:value-type="float">
            <text:p>10.06223</text:p>
          </table:table-cell>
          <table:table-cell office:value-type="float" office:value="11.19904" calcext:value-type="float">
            <text:p>11.19904</text:p>
          </table:table-cell>
          <table:table-cell office:value-type="float" office:value="10.00403" calcext:value-type="float">
            <text:p>10.00403</text:p>
          </table:table-cell>
          <table:table-cell office:value-type="float" office:value="10.32416" calcext:value-type="float">
            <text:p>10.32416</text:p>
          </table:table-cell>
          <table:table-cell office:value-type="float" office:value="9.67514" calcext:value-type="float">
            <text:p>9.67514</text:p>
          </table:table-cell>
          <table:table-cell office:value-type="float" office:value="9.062317" calcext:value-type="float">
            <text:p>9.062317</text:p>
          </table:table-cell>
          <table:table-cell office:value-type="float" office:value="8.942902" calcext:value-type="float">
            <text:p>8.942902</text:p>
          </table:table-cell>
          <table:table-cell office:value-type="float" office:value="7.48999" calcext:value-type="float">
            <text:p>7.48999</text:p>
          </table:table-cell>
          <table:table-cell office:value-type="float" office:value="7.240814" calcext:value-type="float">
            <text:p>7.240814</text:p>
          </table:table-cell>
          <table:table-cell office:value-type="float" office:value="6.051025" calcext:value-type="float">
            <text:p>6.051025</text:p>
          </table:table-cell>
          <table:table-cell office:value-type="float" office:value="5.857971" calcext:value-type="float">
            <text:p>5.857971</text:p>
          </table:table-cell>
          <table:table-cell office:value-type="float" office:value="5.315887" calcext:value-type="float">
            <text:p>5.315887</text:p>
          </table:table-cell>
          <table:table-cell office:value-type="float" office:value="5.178375" calcext:value-type="float">
            <text:p>5.178375</text:p>
          </table:table-cell>
          <table:table-cell office:value-type="float" office:value="4.907593" calcext:value-type="float">
            <text:p>4.907593</text:p>
          </table:table-cell>
          <table:table-cell office:value-type="float" office:value="4.808777" calcext:value-type="float">
            <text:p>4.808777</text:p>
          </table:table-cell>
          <table:table-cell office:value-type="float" office:value="4.826202" calcext:value-type="float">
            <text:p>4.826202</text:p>
          </table:table-cell>
          <table:table-cell office:value-type="float" office:value="4.754791" calcext:value-type="float">
            <text:p>4.754791</text:p>
          </table:table-cell>
          <table:table-cell office:value-type="float" office:value="5.016479" calcext:value-type="float">
            <text:p>5.016479</text:p>
          </table:table-cell>
          <table:table-cell office:value-type="float" office:value="4.958588" calcext:value-type="float">
            <text:p>4.958588</text:p>
          </table:table-cell>
          <table:table-cell office:value-type="float" office:value="17.29282" calcext:value-type="float">
            <text:p>17.29282</text:p>
          </table:table-cell>
          <table:table-cell office:value-type="float" office:value="2.191162" calcext:value-type="float">
            <text:p>2.1911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4" calcext:value-type="float">
            <text:p>10042004</text:p>
          </table:table-cell>
          <table:table-cell office:value-type="float" office:value="23.02707" calcext:value-type="float">
            <text:p>23.02707</text:p>
          </table:table-cell>
          <table:table-cell office:value-type="float" office:value="8.46" calcext:value-type="float">
            <text:p>8.46</text:p>
          </table:table-cell>
          <table:table-cell office:value-type="float" office:value="-2.86" calcext:value-type="float">
            <text:p>-2.86</text:p>
          </table:table-cell>
          <table:table-cell office:value-type="float" office:value="0.7673366" calcext:value-type="float">
            <text:p>0.7673366</text:p>
          </table:table-cell>
          <table:table-cell office:value-type="float" office:value="0.4380099" calcext:value-type="float">
            <text:p>0.4380099</text:p>
          </table:table-cell>
          <table:table-cell office:value-type="float" office:value="380.556" calcext:value-type="float">
            <text:p>380.556</text:p>
          </table:table-cell>
          <table:table-cell office:value-type="float" office:value="0" calcext:value-type="float">
            <text:p>0</text:p>
          </table:table-cell>
          <table:table-cell office:value-type="float" office:value="18.61887" calcext:value-type="float">
            <text:p>18.61887</text:p>
          </table:table-cell>
          <table:table-cell office:value-type="float" office:value="5.456085" calcext:value-type="float">
            <text:p>5.456085</text:p>
          </table:table-cell>
          <table:table-cell office:value-type="float" office:value="15.00647" calcext:value-type="float">
            <text:p>15.00647</text:p>
          </table:table-cell>
          <table:table-cell office:value-type="float" office:value="7.218781" calcext:value-type="float">
            <text:p>7.218781</text:p>
          </table:table-cell>
          <table:table-cell office:value-type="float" office:value="13.10977" calcext:value-type="float">
            <text:p>13.10977</text:p>
          </table:table-cell>
          <table:table-cell office:value-type="float" office:value="8.147766" calcext:value-type="float">
            <text:p>8.147766</text:p>
          </table:table-cell>
          <table:table-cell office:value-type="float" office:value="11.72113" calcext:value-type="float">
            <text:p>11.72113</text:p>
          </table:table-cell>
          <table:table-cell office:value-type="float" office:value="8.742157" calcext:value-type="float">
            <text:p>8.742157</text:p>
          </table:table-cell>
          <table:table-cell office:value-type="float" office:value="10.91379" calcext:value-type="float">
            <text:p>10.91379</text:p>
          </table:table-cell>
          <table:table-cell office:value-type="float" office:value="9.013702" calcext:value-type="float">
            <text:p>9.013702</text:p>
          </table:table-cell>
          <table:table-cell office:value-type="float" office:value="10.13373" calcext:value-type="float">
            <text:p>10.13373</text:p>
          </table:table-cell>
          <table:table-cell office:value-type="float" office:value="9.189819" calcext:value-type="float">
            <text:p>9.189819</text:p>
          </table:table-cell>
          <table:table-cell office:value-type="float" office:value="9.668182" calcext:value-type="float">
            <text:p>9.668182</text:p>
          </table:table-cell>
          <table:table-cell office:value-type="float" office:value="9.093414" calcext:value-type="float">
            <text:p>9.093414</text:p>
          </table:table-cell>
          <table:table-cell office:value-type="float" office:value="8.986328" calcext:value-type="float">
            <text:p>8.986328</text:p>
          </table:table-cell>
          <table:table-cell office:value-type="float" office:value="8.740509" calcext:value-type="float">
            <text:p>8.740509</text:p>
          </table:table-cell>
          <table:table-cell office:value-type="float" office:value="7.584747" calcext:value-type="float">
            <text:p>7.584747</text:p>
          </table:table-cell>
          <table:table-cell office:value-type="float" office:value="7.491821" calcext:value-type="float">
            <text:p>7.491821</text:p>
          </table:table-cell>
          <table:table-cell office:value-type="float" office:value="6.227081" calcext:value-type="float">
            <text:p>6.227081</text:p>
          </table:table-cell>
          <table:table-cell office:value-type="float" office:value="6.05304" calcext:value-type="float">
            <text:p>6.05304</text:p>
          </table:table-cell>
          <table:table-cell office:value-type="float" office:value="5.457733" calcext:value-type="float">
            <text:p>5.457733</text:p>
          </table:table-cell>
          <table:table-cell office:value-type="float" office:value="5.317383" calcext:value-type="float">
            <text:p>5.317383</text:p>
          </table:table-cell>
          <table:table-cell office:value-type="float" office:value="5.011719" calcext:value-type="float">
            <text:p>5.011719</text:p>
          </table:table-cell>
          <table:table-cell office:value-type="float" office:value="4.908661" calcext:value-type="float">
            <text:p>4.908661</text:p>
          </table:table-cell>
          <table:table-cell office:value-type="float" office:value="4.901855" calcext:value-type="float">
            <text:p>4.901855</text:p>
          </table:table-cell>
          <table:table-cell office:value-type="float" office:value="4.826996" calcext:value-type="float">
            <text:p>4.826996</text:p>
          </table:table-cell>
          <table:table-cell office:value-type="float" office:value="5.077271" calcext:value-type="float">
            <text:p>5.077271</text:p>
          </table:table-cell>
          <table:table-cell office:value-type="float" office:value="5.01709" calcext:value-type="float">
            <text:p>5.01709</text:p>
          </table:table-cell>
          <table:table-cell office:value-type="float" office:value="36.91766" calcext:value-type="float">
            <text:p>36.91766</text:p>
          </table:table-cell>
          <table:table-cell office:value-type="float" office:value="-5.740173" calcext:value-type="float">
            <text:p>-5.7401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4" calcext:value-type="float">
            <text:p>11042004</text:p>
          </table:table-cell>
          <table:table-cell office:value-type="float" office:value="13.1526" calcext:value-type="float">
            <text:p>13.1526</text:p>
          </table:table-cell>
          <table:table-cell office:value-type="float" office:value="10.99" calcext:value-type="float">
            <text:p>10.99</text:p>
          </table:table-cell>
          <table:table-cell office:value-type="float" office:value="-4.81" calcext:value-type="float">
            <text:p>-4.81</text:p>
          </table:table-cell>
          <table:table-cell office:value-type="float" office:value="0.7643369" calcext:value-type="float">
            <text:p>0.7643369</text:p>
          </table:table-cell>
          <table:table-cell office:value-type="float" office:value="0.3792267" calcext:value-type="float">
            <text:p>0.3792267</text:p>
          </table:table-cell>
          <table:table-cell office:value-type="float" office:value="199.368" calcext:value-type="float">
            <text:p>199.368</text:p>
          </table:table-cell>
          <table:table-cell office:value-type="float" office:value="0" calcext:value-type="float">
            <text:p>0</text:p>
          </table:table-cell>
          <table:table-cell office:value-type="float" office:value="13.74371" calcext:value-type="float">
            <text:p>13.74371</text:p>
          </table:table-cell>
          <table:table-cell office:value-type="float" office:value="3.108643" calcext:value-type="float">
            <text:p>3.108643</text:p>
          </table:table-cell>
          <table:table-cell office:value-type="float" office:value="11.51376" calcext:value-type="float">
            <text:p>11.51376</text:p>
          </table:table-cell>
          <table:table-cell office:value-type="float" office:value="5.577423" calcext:value-type="float">
            <text:p>5.577423</text:p>
          </table:table-cell>
          <table:table-cell office:value-type="float" office:value="10.52213" calcext:value-type="float">
            <text:p>10.52213</text:p>
          </table:table-cell>
          <table:table-cell office:value-type="float" office:value="6.963379" calcext:value-type="float">
            <text:p>6.963379</text:p>
          </table:table-cell>
          <table:table-cell office:value-type="float" office:value="10.21805" calcext:value-type="float">
            <text:p>10.21805</text:p>
          </table:table-cell>
          <table:table-cell office:value-type="float" office:value="7.902924" calcext:value-type="float">
            <text:p>7.902924</text:p>
          </table:table-cell>
          <table:table-cell office:value-type="float" office:value="10.25156" calcext:value-type="float">
            <text:p>10.25156</text:p>
          </table:table-cell>
          <table:table-cell office:value-type="float" office:value="8.360199" calcext:value-type="float">
            <text:p>8.360199</text:p>
          </table:table-cell>
          <table:table-cell office:value-type="float" office:value="10.0665" calcext:value-type="float">
            <text:p>10.0665</text:p>
          </table:table-cell>
          <table:table-cell office:value-type="float" office:value="8.688416" calcext:value-type="float">
            <text:p>8.688416</text:p>
          </table:table-cell>
          <table:table-cell office:value-type="float" office:value="9.574524" calcext:value-type="float">
            <text:p>9.574524</text:p>
          </table:table-cell>
          <table:table-cell office:value-type="float" office:value="8.714966" calcext:value-type="float">
            <text:p>8.714966</text:p>
          </table:table-cell>
          <table:table-cell office:value-type="float" office:value="8.785919" calcext:value-type="float">
            <text:p>8.785919</text:p>
          </table:table-cell>
          <table:table-cell office:value-type="float" office:value="8.509308" calcext:value-type="float">
            <text:p>8.509308</text:p>
          </table:table-cell>
          <table:table-cell office:value-type="float" office:value="7.617371" calcext:value-type="float">
            <text:p>7.617371</text:p>
          </table:table-cell>
          <table:table-cell office:value-type="float" office:value="7.585358" calcext:value-type="float">
            <text:p>7.585358</text:p>
          </table:table-cell>
          <table:table-cell office:value-type="float" office:value="6.367981" calcext:value-type="float">
            <text:p>6.367981</text:p>
          </table:table-cell>
          <table:table-cell office:value-type="float" office:value="6.228729" calcext:value-type="float">
            <text:p>6.228729</text:p>
          </table:table-cell>
          <table:table-cell office:value-type="float" office:value="5.592834" calcext:value-type="float">
            <text:p>5.592834</text:p>
          </table:table-cell>
          <table:table-cell office:value-type="float" office:value="5.459167" calcext:value-type="float">
            <text:p>5.459167</text:p>
          </table:table-cell>
          <table:table-cell office:value-type="float" office:value="5.118347" calcext:value-type="float">
            <text:p>5.118347</text:p>
          </table:table-cell>
          <table:table-cell office:value-type="float" office:value="5.012848" calcext:value-type="float">
            <text:p>5.012848</text:p>
          </table:table-cell>
          <table:table-cell office:value-type="float" office:value="4.980225" calcext:value-type="float">
            <text:p>4.980225</text:p>
          </table:table-cell>
          <table:table-cell office:value-type="float" office:value="4.902679" calcext:value-type="float">
            <text:p>4.902679</text:p>
          </table:table-cell>
          <table:table-cell office:value-type="float" office:value="5.1409" calcext:value-type="float">
            <text:p>5.1409</text:p>
          </table:table-cell>
          <table:table-cell office:value-type="float" office:value="5.077911" calcext:value-type="float">
            <text:p>5.077911</text:p>
          </table:table-cell>
          <table:table-cell office:value-type="float" office:value="25.64398" calcext:value-type="float">
            <text:p>25.64398</text:p>
          </table:table-cell>
          <table:table-cell office:value-type="float" office:value="-7.375458" calcext:value-type="float">
            <text:p>-7.3754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4" calcext:value-type="float">
            <text:p>12042004</text:p>
          </table:table-cell>
          <table:table-cell office:value-type="float" office:value="12.33432" calcext:value-type="float">
            <text:p>12.33432</text:p>
          </table:table-cell>
          <table:table-cell office:value-type="float" office:value="9.34" calcext:value-type="float">
            <text:p>9.34</text:p>
          </table:table-cell>
          <table:table-cell office:value-type="float" office:value="0.7" calcext:value-type="float">
            <text:p>0.7</text:p>
          </table:table-cell>
          <table:table-cell office:value-type="float" office:value="0.7469698" calcext:value-type="float">
            <text:p>0.7469698</text:p>
          </table:table-cell>
          <table:table-cell office:value-type="float" office:value="0.5668162" calcext:value-type="float">
            <text:p>0.5668162</text:p>
          </table:table-cell>
          <table:table-cell office:value-type="float" office:value="240.588" calcext:value-type="float">
            <text:p>240.588</text:p>
          </table:table-cell>
          <table:table-cell office:value-type="float" office:value="0" calcext:value-type="float">
            <text:p>0</text:p>
          </table:table-cell>
          <table:table-cell office:value-type="float" office:value="13.44559" calcext:value-type="float">
            <text:p>13.44559</text:p>
          </table:table-cell>
          <table:table-cell office:value-type="float" office:value="4.259949" calcext:value-type="float">
            <text:p>4.259949</text:p>
          </table:table-cell>
          <table:table-cell office:value-type="float" office:value="11.14761" calcext:value-type="float">
            <text:p>11.14761</text:p>
          </table:table-cell>
          <table:table-cell office:value-type="float" office:value="6.036133" calcext:value-type="float">
            <text:p>6.036133</text:p>
          </table:table-cell>
          <table:table-cell office:value-type="float" office:value="10.13208" calcext:value-type="float">
            <text:p>10.13208</text:p>
          </table:table-cell>
          <table:table-cell office:value-type="float" office:value="6.999298" calcext:value-type="float">
            <text:p>6.999298</text:p>
          </table:table-cell>
          <table:table-cell office:value-type="float" office:value="9.454803" calcext:value-type="float">
            <text:p>9.454803</text:p>
          </table:table-cell>
          <table:table-cell office:value-type="float" office:value="7.66626" calcext:value-type="float">
            <text:p>7.66626</text:p>
          </table:table-cell>
          <table:table-cell office:value-type="float" office:value="9.087646" calcext:value-type="float">
            <text:p>9.087646</text:p>
          </table:table-cell>
          <table:table-cell office:value-type="float" office:value="8.012726" calcext:value-type="float">
            <text:p>8.012726</text:p>
          </table:table-cell>
          <table:table-cell office:value-type="float" office:value="9.051697" calcext:value-type="float">
            <text:p>9.051697</text:p>
          </table:table-cell>
          <table:table-cell office:value-type="float" office:value="8.283966" calcext:value-type="float">
            <text:p>8.283966</text:p>
          </table:table-cell>
          <table:table-cell office:value-type="float" office:value="8.857849" calcext:value-type="float">
            <text:p>8.857849</text:p>
          </table:table-cell>
          <table:table-cell office:value-type="float" office:value="8.336121" calcext:value-type="float">
            <text:p>8.336121</text:p>
          </table:table-cell>
          <table:table-cell office:value-type="float" office:value="8.50766" calcext:value-type="float">
            <text:p>8.50766</text:p>
          </table:table-cell>
          <table:table-cell office:value-type="float" office:value="8.225891" calcext:value-type="float">
            <text:p>8.225891</text:p>
          </table:table-cell>
          <table:table-cell office:value-type="float" office:value="7.610229" calcext:value-type="float">
            <text:p>7.610229</text:p>
          </table:table-cell>
          <table:table-cell office:value-type="float" office:value="7.553101" calcext:value-type="float">
            <text:p>7.553101</text:p>
          </table:table-cell>
          <table:table-cell office:value-type="float" office:value="6.470062" calcext:value-type="float">
            <text:p>6.470062</text:p>
          </table:table-cell>
          <table:table-cell office:value-type="float" office:value="6.369263" calcext:value-type="float">
            <text:p>6.369263</text:p>
          </table:table-cell>
          <table:table-cell office:value-type="float" office:value="5.714783" calcext:value-type="float">
            <text:p>5.714783</text:p>
          </table:table-cell>
          <table:table-cell office:value-type="float" office:value="5.594177" calcext:value-type="float">
            <text:p>5.594177</text:p>
          </table:table-cell>
          <table:table-cell office:value-type="float" office:value="5.224884" calcext:value-type="float">
            <text:p>5.224884</text:p>
          </table:table-cell>
          <table:table-cell office:value-type="float" office:value="5.119476" calcext:value-type="float">
            <text:p>5.119476</text:p>
          </table:table-cell>
          <table:table-cell office:value-type="float" office:value="5.061462" calcext:value-type="float">
            <text:p>5.061462</text:p>
          </table:table-cell>
          <table:table-cell office:value-type="float" office:value="4.981049" calcext:value-type="float">
            <text:p>4.981049</text:p>
          </table:table-cell>
          <table:table-cell office:value-type="float" office:value="5.20755" calcext:value-type="float">
            <text:p>5.20755</text:p>
          </table:table-cell>
          <table:table-cell office:value-type="float" office:value="5.141571" calcext:value-type="float">
            <text:p>5.141571</text:p>
          </table:table-cell>
          <table:table-cell office:value-type="float" office:value="22.45187" calcext:value-type="float">
            <text:p>22.45187</text:p>
          </table:table-cell>
          <table:table-cell office:value-type="float" office:value="-2.929413" calcext:value-type="float">
            <text:p>-2.9294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4" calcext:value-type="float">
            <text:p>13042004</text:p>
          </table:table-cell>
          <table:table-cell office:value-type="float" office:value="24.84935" calcext:value-type="float">
            <text:p>24.84935</text:p>
          </table:table-cell>
          <table:table-cell office:value-type="float" office:value="16.101" calcext:value-type="float">
            <text:p>16.101</text:p>
          </table:table-cell>
          <table:table-cell office:value-type="float" office:value="-2.98" calcext:value-type="float">
            <text:p>-2.98</text:p>
          </table:table-cell>
          <table:table-cell office:value-type="float" office:value="0.7740251" calcext:value-type="float">
            <text:p>0.7740251</text:p>
          </table:table-cell>
          <table:table-cell office:value-type="float" office:value="0.4341682" calcext:value-type="float">
            <text:p>0.4341682</text:p>
          </table:table-cell>
          <table:table-cell office:value-type="float" office:value="197.352" calcext:value-type="float">
            <text:p>197.352</text:p>
          </table:table-cell>
          <table:table-cell office:value-type="float" office:value="0" calcext:value-type="float">
            <text:p>0</text:p>
          </table:table-cell>
          <table:table-cell office:value-type="float" office:value="19.44174" calcext:value-type="float">
            <text:p>19.44174</text:p>
          </table:table-cell>
          <table:table-cell office:value-type="float" office:value="2.746429" calcext:value-type="float">
            <text:p>2.746429</text:p>
          </table:table-cell>
          <table:table-cell office:value-type="float" office:value="14.95703" calcext:value-type="float">
            <text:p>14.95703</text:p>
          </table:table-cell>
          <table:table-cell office:value-type="float" office:value="4.941498" calcext:value-type="float">
            <text:p>4.941498</text:p>
          </table:table-cell>
          <table:table-cell office:value-type="float" office:value="12.7923" calcext:value-type="float">
            <text:p>12.7923</text:p>
          </table:table-cell>
          <table:table-cell office:value-type="float" office:value="6.180969" calcext:value-type="float">
            <text:p>6.180969</text:p>
          </table:table-cell>
          <table:table-cell office:value-type="float" office:value="11.17435" calcext:value-type="float">
            <text:p>11.17435</text:p>
          </table:table-cell>
          <table:table-cell office:value-type="float" office:value="7.052124" calcext:value-type="float">
            <text:p>7.052124</text:p>
          </table:table-cell>
          <table:table-cell office:value-type="float" office:value="10.25098" calcext:value-type="float">
            <text:p>10.25098</text:p>
          </table:table-cell>
          <table:table-cell office:value-type="float" office:value="7.509308" calcext:value-type="float">
            <text:p>7.509308</text:p>
          </table:table-cell>
          <table:table-cell office:value-type="float" office:value="9.440063" calcext:value-type="float">
            <text:p>9.440063</text:p>
          </table:table-cell>
          <table:table-cell office:value-type="float" office:value="7.902954" calcext:value-type="float">
            <text:p>7.902954</text:p>
          </table:table-cell>
          <table:table-cell office:value-type="float" office:value="8.846924" calcext:value-type="float">
            <text:p>8.846924</text:p>
          </table:table-cell>
          <table:table-cell office:value-type="float" office:value="8.03006" calcext:value-type="float">
            <text:p>8.03006</text:p>
          </table:table-cell>
          <table:table-cell office:value-type="float" office:value="8.225159" calcext:value-type="float">
            <text:p>8.225159</text:p>
          </table:table-cell>
          <table:table-cell office:value-type="float" office:value="8.036469" calcext:value-type="float">
            <text:p>8.036469</text:p>
          </table:table-cell>
          <table:table-cell office:value-type="float" office:value="7.552368" calcext:value-type="float">
            <text:p>7.552368</text:p>
          </table:table-cell>
          <table:table-cell office:value-type="float" office:value="7.474487" calcext:value-type="float">
            <text:p>7.474487</text:p>
          </table:table-cell>
          <table:table-cell office:value-type="float" office:value="6.535919" calcext:value-type="float">
            <text:p>6.535919</text:p>
          </table:table-cell>
          <table:table-cell office:value-type="float" office:value="6.470917" calcext:value-type="float">
            <text:p>6.470917</text:p>
          </table:table-cell>
          <table:table-cell office:value-type="float" office:value="5.819397" calcext:value-type="float">
            <text:p>5.819397</text:p>
          </table:table-cell>
          <table:table-cell office:value-type="float" office:value="5.715973" calcext:value-type="float">
            <text:p>5.715973</text:p>
          </table:table-cell>
          <table:table-cell office:value-type="float" office:value="5.327637" calcext:value-type="float">
            <text:p>5.327637</text:p>
          </table:table-cell>
          <table:table-cell office:value-type="float" office:value="5.225983" calcext:value-type="float">
            <text:p>5.225983</text:p>
          </table:table-cell>
          <table:table-cell office:value-type="float" office:value="5.144684" calcext:value-type="float">
            <text:p>5.144684</text:p>
          </table:table-cell>
          <table:table-cell office:value-type="float" office:value="5.062317" calcext:value-type="float">
            <text:p>5.062317</text:p>
          </table:table-cell>
          <table:table-cell office:value-type="float" office:value="5.276581" calcext:value-type="float">
            <text:p>5.276581</text:p>
          </table:table-cell>
          <table:table-cell office:value-type="float" office:value="5.208252" calcext:value-type="float">
            <text:p>5.208252</text:p>
          </table:table-cell>
          <table:table-cell office:value-type="float" office:value="40.68903" calcext:value-type="float">
            <text:p>40.68903</text:p>
          </table:table-cell>
          <table:table-cell office:value-type="float" office:value="-6.618408" calcext:value-type="float">
            <text:p>-6.6184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4" calcext:value-type="float">
            <text:p>14042004</text:p>
          </table:table-cell>
          <table:table-cell office:value-type="float" office:value="24.87002" calcext:value-type="float">
            <text:p>24.87002</text:p>
          </table:table-cell>
          <table:table-cell office:value-type="float" office:value="23.6" calcext:value-type="float">
            <text:p>23.6</text:p>
          </table:table-cell>
          <table:table-cell office:value-type="float" office:value="0.61" calcext:value-type="float">
            <text:p>0.61</text:p>
          </table:table-cell>
          <table:table-cell office:value-type="float" office:value="0.9839043" calcext:value-type="float">
            <text:p>0.9839043</text:p>
          </table:table-cell>
          <table:table-cell office:value-type="float" office:value="0.56318" calcext:value-type="float">
            <text:p>0.56318</text:p>
          </table:table-cell>
          <table:table-cell office:value-type="float" office:value="421.452" calcext:value-type="float">
            <text:p>421.452</text:p>
          </table:table-cell>
          <table:table-cell office:value-type="float" office:value="0" calcext:value-type="float">
            <text:p>0</text:p>
          </table:table-cell>
          <table:table-cell office:value-type="float" office:value="23.29556" calcext:value-type="float">
            <text:p>23.29556</text:p>
          </table:table-cell>
          <table:table-cell office:value-type="float" office:value="5.080017" calcext:value-type="float">
            <text:p>5.080017</text:p>
          </table:table-cell>
          <table:table-cell office:value-type="float" office:value="17.97858" calcext:value-type="float">
            <text:p>17.97858</text:p>
          </table:table-cell>
          <table:table-cell office:value-type="float" office:value="6.941437" calcext:value-type="float">
            <text:p>6.941437</text:p>
          </table:table-cell>
          <table:table-cell office:value-type="float" office:value="15.2132" calcext:value-type="float">
            <text:p>15.2132</text:p>
          </table:table-cell>
          <table:table-cell office:value-type="float" office:value="7.916077" calcext:value-type="float">
            <text:p>7.916077</text:p>
          </table:table-cell>
          <table:table-cell office:value-type="float" office:value="13.10016" calcext:value-type="float">
            <text:p>13.10016</text:p>
          </table:table-cell>
          <table:table-cell office:value-type="float" office:value="8.477478" calcext:value-type="float">
            <text:p>8.477478</text:p>
          </table:table-cell>
          <table:table-cell office:value-type="float" office:value="11.84525" calcext:value-type="float">
            <text:p>11.84525</text:p>
          </table:table-cell>
          <table:table-cell office:value-type="float" office:value="8.684784" calcext:value-type="float">
            <text:p>8.684784</text:p>
          </table:table-cell>
          <table:table-cell office:value-type="float" office:value="10.69452" calcext:value-type="float">
            <text:p>10.69452</text:p>
          </table:table-cell>
          <table:table-cell office:value-type="float" office:value="8.78418" calcext:value-type="float">
            <text:p>8.78418</text:p>
          </table:table-cell>
          <table:table-cell office:value-type="float" office:value="9.708282" calcext:value-type="float">
            <text:p>9.708282</text:p>
          </table:table-cell>
          <table:table-cell office:value-type="float" office:value="8.613678" calcext:value-type="float">
            <text:p>8.613678</text:p>
          </table:table-cell>
          <table:table-cell office:value-type="float" office:value="8.433868" calcext:value-type="float">
            <text:p>8.433868</text:p>
          </table:table-cell>
          <table:table-cell office:value-type="float" office:value="8.110016" calcext:value-type="float">
            <text:p>8.110016</text:p>
          </table:table-cell>
          <table:table-cell office:value-type="float" office:value="7.498413" calcext:value-type="float">
            <text:p>7.498413</text:p>
          </table:table-cell>
          <table:table-cell office:value-type="float" office:value="7.470581" calcext:value-type="float">
            <text:p>7.470581</text:p>
          </table:table-cell>
          <table:table-cell office:value-type="float" office:value="6.587463" calcext:value-type="float">
            <text:p>6.587463</text:p>
          </table:table-cell>
          <table:table-cell office:value-type="float" office:value="6.536407" calcext:value-type="float">
            <text:p>6.536407</text:p>
          </table:table-cell>
          <table:table-cell office:value-type="float" office:value="5.90799" calcext:value-type="float">
            <text:p>5.90799</text:p>
          </table:table-cell>
          <table:table-cell office:value-type="float" office:value="5.820374" calcext:value-type="float">
            <text:p>5.820374</text:p>
          </table:table-cell>
          <table:table-cell office:value-type="float" office:value="5.424805" calcext:value-type="float">
            <text:p>5.424805</text:p>
          </table:table-cell>
          <table:table-cell office:value-type="float" office:value="5.328735" calcext:value-type="float">
            <text:p>5.328735</text:p>
          </table:table-cell>
          <table:table-cell office:value-type="float" office:value="5.228333" calcext:value-type="float">
            <text:p>5.228333</text:p>
          </table:table-cell>
          <table:table-cell office:value-type="float" office:value="5.145538" calcext:value-type="float">
            <text:p>5.145538</text:p>
          </table:table-cell>
          <table:table-cell office:value-type="float" office:value="5.347168" calcext:value-type="float">
            <text:p>5.347168</text:p>
          </table:table-cell>
          <table:table-cell office:value-type="float" office:value="5.277313" calcext:value-type="float">
            <text:p>5.277313</text:p>
          </table:table-cell>
          <table:table-cell office:value-type="float" office:value="52.4614" calcext:value-type="float">
            <text:p>52.4614</text:p>
          </table:table-cell>
          <table:table-cell office:value-type="float" office:value="-2.96228" calcext:value-type="float">
            <text:p>-2.962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4" calcext:value-type="float">
            <text:p>15042004</text:p>
          </table:table-cell>
          <table:table-cell office:value-type="float" office:value="21.5383" calcext:value-type="float">
            <text:p>21.5383</text:p>
          </table:table-cell>
          <table:table-cell office:value-type="float" office:value="25.71" calcext:value-type="float">
            <text:p>25.71</text:p>
          </table:table-cell>
          <table:table-cell office:value-type="float" office:value="12.15" calcext:value-type="float">
            <text:p>12.15</text:p>
          </table:table-cell>
          <table:table-cell office:value-type="float" office:value="1.037186" calcext:value-type="float">
            <text:p>1.037186</text:p>
          </table:table-cell>
          <table:table-cell office:value-type="float" office:value="0.8959928" calcext:value-type="float">
            <text:p>0.8959928</text:p>
          </table:table-cell>
          <table:table-cell office:value-type="float" office:value="282.348" calcext:value-type="float">
            <text:p>282.348</text:p>
          </table:table-cell>
          <table:table-cell office:value-type="float" office:value="0" calcext:value-type="float">
            <text:p>0</text:p>
          </table:table-cell>
          <table:table-cell office:value-type="float" office:value="23.77499" calcext:value-type="float">
            <text:p>23.77499</text:p>
          </table:table-cell>
          <table:table-cell office:value-type="float" office:value="10.35446" calcext:value-type="float">
            <text:p>10.35446</text:p>
          </table:table-cell>
          <table:table-cell office:value-type="float" office:value="19.0238" calcext:value-type="float">
            <text:p>19.0238</text:p>
          </table:table-cell>
          <table:table-cell office:value-type="float" office:value="11.01828" calcext:value-type="float">
            <text:p>11.01828</text:p>
          </table:table-cell>
          <table:table-cell office:value-type="float" office:value="16.54468" calcext:value-type="float">
            <text:p>16.54468</text:p>
          </table:table-cell>
          <table:table-cell office:value-type="float" office:value="11.20346" calcext:value-type="float">
            <text:p>11.20346</text:p>
          </table:table-cell>
          <table:table-cell office:value-type="float" office:value="14.48767" calcext:value-type="float">
            <text:p>14.48767</text:p>
          </table:table-cell>
          <table:table-cell office:value-type="float" office:value="11.06625" calcext:value-type="float">
            <text:p>11.06625</text:p>
          </table:table-cell>
          <table:table-cell office:value-type="float" office:value="13.18198" calcext:value-type="float">
            <text:p>13.18198</text:p>
          </table:table-cell>
          <table:table-cell office:value-type="float" office:value="10.81039" calcext:value-type="float">
            <text:p>10.81039</text:p>
          </table:table-cell>
          <table:table-cell office:value-type="float" office:value="11.88367" calcext:value-type="float">
            <text:p>11.88367</text:p>
          </table:table-cell>
          <table:table-cell office:value-type="float" office:value="10.39673" calcext:value-type="float">
            <text:p>10.39673</text:p>
          </table:table-cell>
          <table:table-cell office:value-type="float" office:value="10.7265" calcext:value-type="float">
            <text:p>10.7265</text:p>
          </table:table-cell>
          <table:table-cell office:value-type="float" office:value="9.723999" calcext:value-type="float">
            <text:p>9.723999</text:p>
          </table:table-cell>
          <table:table-cell office:value-type="float" office:value="9.1073" calcext:value-type="float">
            <text:p>9.1073</text:p>
          </table:table-cell>
          <table:table-cell office:value-type="float" office:value="8.442902" calcext:value-type="float">
            <text:p>8.442902</text:p>
          </table:table-cell>
          <table:table-cell office:value-type="float" office:value="7.697205" calcext:value-type="float">
            <text:p>7.697205</text:p>
          </table:table-cell>
          <table:table-cell office:value-type="float" office:value="7.499512" calcext:value-type="float">
            <text:p>7.499512</text:p>
          </table:table-cell>
          <table:table-cell office:value-type="float" office:value="6.660736" calcext:value-type="float">
            <text:p>6.660736</text:p>
          </table:table-cell>
          <table:table-cell office:value-type="float" office:value="6.588043" calcext:value-type="float">
            <text:p>6.588043</text:p>
          </table:table-cell>
          <table:table-cell office:value-type="float" office:value="5.990021" calcext:value-type="float">
            <text:p>5.990021</text:p>
          </table:table-cell>
          <table:table-cell office:value-type="float" office:value="5.908875" calcext:value-type="float">
            <text:p>5.908875</text:p>
          </table:table-cell>
          <table:table-cell office:value-type="float" office:value="5.515961" calcext:value-type="float">
            <text:p>5.515961</text:p>
          </table:table-cell>
          <table:table-cell office:value-type="float" office:value="5.425812" calcext:value-type="float">
            <text:p>5.425812</text:p>
          </table:table-cell>
          <table:table-cell office:value-type="float" office:value="5.311371" calcext:value-type="float">
            <text:p>5.311371</text:p>
          </table:table-cell>
          <table:table-cell office:value-type="float" office:value="5.229218" calcext:value-type="float">
            <text:p>5.229218</text:p>
          </table:table-cell>
          <table:table-cell office:value-type="float" office:value="5.420288" calcext:value-type="float">
            <text:p>5.420288</text:p>
          </table:table-cell>
          <table:table-cell office:value-type="float" office:value="5.3479" calcext:value-type="float">
            <text:p>5.3479</text:p>
          </table:table-cell>
          <table:table-cell office:value-type="float" office:value="49.38889" calcext:value-type="float">
            <text:p>49.38889</text:p>
          </table:table-cell>
          <table:table-cell office:value-type="float" office:value="7.747711" calcext:value-type="float">
            <text:p>7.7477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4" calcext:value-type="float">
            <text:p>16042004</text:p>
          </table:table-cell>
          <table:table-cell office:value-type="float" office:value="24.09386" calcext:value-type="float">
            <text:p>24.09386</text:p>
          </table:table-cell>
          <table:table-cell office:value-type="float" office:value="31.89" calcext:value-type="float">
            <text:p>31.89</text:p>
          </table:table-cell>
          <table:table-cell office:value-type="float" office:value="7.25" calcext:value-type="float">
            <text:p>7.25</text:p>
          </table:table-cell>
          <table:table-cell office:value-type="float" office:value="1.345498" calcext:value-type="float">
            <text:p>1.345498</text:p>
          </table:table-cell>
          <table:table-cell office:value-type="float" office:value="0.8004318" calcext:value-type="float">
            <text:p>0.8004318</text:p>
          </table:table-cell>
          <table:table-cell office:value-type="float" office:value="351.432" calcext:value-type="float">
            <text:p>351.432</text:p>
          </table:table-cell>
          <table:table-cell office:value-type="float" office:value="0" calcext:value-type="float">
            <text:p>0</text:p>
          </table:table-cell>
          <table:table-cell office:value-type="float" office:value="27.3624" calcext:value-type="float">
            <text:p>27.3624</text:p>
          </table:table-cell>
          <table:table-cell office:value-type="float" office:value="9.925507" calcext:value-type="float">
            <text:p>9.925507</text:p>
          </table:table-cell>
          <table:table-cell office:value-type="float" office:value="21.70282" calcext:value-type="float">
            <text:p>21.70282</text:p>
          </table:table-cell>
          <table:table-cell office:value-type="float" office:value="11.24759" calcext:value-type="float">
            <text:p>11.24759</text:p>
          </table:table-cell>
          <table:table-cell office:value-type="float" office:value="18.72635" calcext:value-type="float">
            <text:p>18.72635</text:p>
          </table:table-cell>
          <table:table-cell office:value-type="float" office:value="11.7648" calcext:value-type="float">
            <text:p>11.7648</text:p>
          </table:table-cell>
          <table:table-cell office:value-type="float" office:value="16.25922" calcext:value-type="float">
            <text:p>16.25922</text:p>
          </table:table-cell>
          <table:table-cell office:value-type="float" office:value="11.82721" calcext:value-type="float">
            <text:p>11.82721</text:p>
          </table:table-cell>
          <table:table-cell office:value-type="float" office:value="14.69894" calcext:value-type="float">
            <text:p>14.69894</text:p>
          </table:table-cell>
          <table:table-cell office:value-type="float" office:value="11.65356" calcext:value-type="float">
            <text:p>11.65356</text:p>
          </table:table-cell>
          <table:table-cell office:value-type="float" office:value="13.15616" calcext:value-type="float">
            <text:p>13.15616</text:p>
          </table:table-cell>
          <table:table-cell office:value-type="float" office:value="11.28616" calcext:value-type="float">
            <text:p>11.28616</text:p>
          </table:table-cell>
          <table:table-cell office:value-type="float" office:value="11.75403" calcext:value-type="float">
            <text:p>11.75403</text:p>
          </table:table-cell>
          <table:table-cell office:value-type="float" office:value="10.61572" calcext:value-type="float">
            <text:p>10.61572</text:p>
          </table:table-cell>
          <table:table-cell office:value-type="float" office:value="9.802216" calcext:value-type="float">
            <text:p>9.802216</text:p>
          </table:table-cell>
          <table:table-cell office:value-type="float" office:value="9.11731" calcext:value-type="float">
            <text:p>9.11731</text:p>
          </table:table-cell>
          <table:table-cell office:value-type="float" office:value="8.021851" calcext:value-type="float">
            <text:p>8.021851</text:p>
          </table:table-cell>
          <table:table-cell office:value-type="float" office:value="7.700134" calcext:value-type="float">
            <text:p>7.700134</text:p>
          </table:table-cell>
          <table:table-cell office:value-type="float" office:value="6.780609" calcext:value-type="float">
            <text:p>6.780609</text:p>
          </table:table-cell>
          <table:table-cell office:value-type="float" office:value="6.661743" calcext:value-type="float">
            <text:p>6.661743</text:p>
          </table:table-cell>
          <table:table-cell office:value-type="float" office:value="6.079224" calcext:value-type="float">
            <text:p>6.079224</text:p>
          </table:table-cell>
          <table:table-cell office:value-type="float" office:value="5.990906" calcext:value-type="float">
            <text:p>5.990906</text:p>
          </table:table-cell>
          <table:table-cell office:value-type="float" office:value="5.603973" calcext:value-type="float">
            <text:p>5.603973</text:p>
          </table:table-cell>
          <table:table-cell office:value-type="float" office:value="5.516937" calcext:value-type="float">
            <text:p>5.516937</text:p>
          </table:table-cell>
          <table:table-cell office:value-type="float" office:value="5.393646" calcext:value-type="float">
            <text:p>5.393646</text:p>
          </table:table-cell>
          <table:table-cell office:value-type="float" office:value="5.312225" calcext:value-type="float">
            <text:p>5.312225</text:p>
          </table:table-cell>
          <table:table-cell office:value-type="float" office:value="5.49353" calcext:value-type="float">
            <text:p>5.49353</text:p>
          </table:table-cell>
          <table:table-cell office:value-type="float" office:value="5.421051" calcext:value-type="float">
            <text:p>5.421051</text:p>
          </table:table-cell>
          <table:table-cell office:value-type="float" office:value="59.98474" calcext:value-type="float">
            <text:p>59.98474</text:p>
          </table:table-cell>
          <table:table-cell office:value-type="float" office:value="4.104126" calcext:value-type="float">
            <text:p>4.1041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4" calcext:value-type="float">
            <text:p>17042004</text:p>
          </table:table-cell>
          <table:table-cell office:value-type="float" office:value="23.7268" calcext:value-type="float">
            <text:p>23.7268</text:p>
          </table:table-cell>
          <table:table-cell office:value-type="float" office:value="32.021" calcext:value-type="float">
            <text:p>32.021</text:p>
          </table:table-cell>
          <table:table-cell office:value-type="float" office:value="8.87" calcext:value-type="float">
            <text:p>8.87</text:p>
          </table:table-cell>
          <table:table-cell office:value-type="float" office:value="1.578499" calcext:value-type="float">
            <text:p>1.578499</text:p>
          </table:table-cell>
          <table:table-cell office:value-type="float" office:value="0.9093578" calcext:value-type="float">
            <text:p>0.9093578</text:p>
          </table:table-cell>
          <table:table-cell office:value-type="float" office:value="472.356" calcext:value-type="float">
            <text:p>472.356</text:p>
          </table:table-cell>
          <table:table-cell office:value-type="float" office:value="0" calcext:value-type="float">
            <text:p>0</text:p>
          </table:table-cell>
          <table:table-cell office:value-type="float" office:value="27.96054" calcext:value-type="float">
            <text:p>27.96054</text:p>
          </table:table-cell>
          <table:table-cell office:value-type="float" office:value="11.60059" calcext:value-type="float">
            <text:p>11.60059</text:p>
          </table:table-cell>
          <table:table-cell office:value-type="float" office:value="22.51147" calcext:value-type="float">
            <text:p>22.51147</text:p>
          </table:table-cell>
          <table:table-cell office:value-type="float" office:value="12.87064" calcext:value-type="float">
            <text:p>12.87064</text:p>
          </table:table-cell>
          <table:table-cell office:value-type="float" office:value="19.65247" calcext:value-type="float">
            <text:p>19.65247</text:p>
          </table:table-cell>
          <table:table-cell office:value-type="float" office:value="13.34943" calcext:value-type="float">
            <text:p>13.34943</text:p>
          </table:table-cell>
          <table:table-cell office:value-type="float" office:value="17.26044" calcext:value-type="float">
            <text:p>17.26044</text:p>
          </table:table-cell>
          <table:table-cell office:value-type="float" office:value="13.30856" calcext:value-type="float">
            <text:p>13.30856</text:p>
          </table:table-cell>
          <table:table-cell office:value-type="float" office:value="15.72388" calcext:value-type="float">
            <text:p>15.72388</text:p>
          </table:table-cell>
          <table:table-cell office:value-type="float" office:value="13.02817" calcext:value-type="float">
            <text:p>13.02817</text:p>
          </table:table-cell>
          <table:table-cell office:value-type="float" office:value="14.16019" calcext:value-type="float">
            <text:p>14.16019</text:p>
          </table:table-cell>
          <table:table-cell office:value-type="float" office:value="12.50995" calcext:value-type="float">
            <text:p>12.50995</text:p>
          </table:table-cell>
          <table:table-cell office:value-type="float" office:value="12.6658" calcext:value-type="float">
            <text:p>12.6658</text:p>
          </table:table-cell>
          <table:table-cell office:value-type="float" office:value="11.6647" calcext:value-type="float">
            <text:p>11.6647</text:p>
          </table:table-cell>
          <table:table-cell office:value-type="float" office:value="10.56348" calcext:value-type="float">
            <text:p>10.56348</text:p>
          </table:table-cell>
          <table:table-cell office:value-type="float" office:value="9.81369" calcext:value-type="float">
            <text:p>9.81369</text:p>
          </table:table-cell>
          <table:table-cell office:value-type="float" office:value="8.438416" calcext:value-type="float">
            <text:p>8.438416</text:p>
          </table:table-cell>
          <table:table-cell office:value-type="float" office:value="8.025787" calcext:value-type="float">
            <text:p>8.025787</text:p>
          </table:table-cell>
          <table:table-cell office:value-type="float" office:value="6.951111" calcext:value-type="float">
            <text:p>6.951111</text:p>
          </table:table-cell>
          <table:table-cell office:value-type="float" office:value="6.782104" calcext:value-type="float">
            <text:p>6.782104</text:p>
          </table:table-cell>
          <table:table-cell office:value-type="float" office:value="6.185211" calcext:value-type="float">
            <text:p>6.185211</text:p>
          </table:table-cell>
          <table:table-cell office:value-type="float" office:value="6.080231" calcext:value-type="float">
            <text:p>6.080231</text:p>
          </table:table-cell>
          <table:table-cell office:value-type="float" office:value="5.692261" calcext:value-type="float">
            <text:p>5.692261</text:p>
          </table:table-cell>
          <table:table-cell office:value-type="float" office:value="5.604858" calcext:value-type="float">
            <text:p>5.604858</text:p>
          </table:table-cell>
          <table:table-cell office:value-type="float" office:value="5.475128" calcext:value-type="float">
            <text:p>5.475128</text:p>
          </table:table-cell>
          <table:table-cell office:value-type="float" office:value="5.394501" calcext:value-type="float">
            <text:p>5.394501</text:p>
          </table:table-cell>
          <table:table-cell office:value-type="float" office:value="5.567749" calcext:value-type="float">
            <text:p>5.567749</text:p>
          </table:table-cell>
          <table:table-cell office:value-type="float" office:value="5.494293" calcext:value-type="float">
            <text:p>5.494293</text:p>
          </table:table-cell>
          <table:table-cell office:value-type="float" office:value="56.49411" calcext:value-type="float">
            <text:p>56.49411</text:p>
          </table:table-cell>
          <table:table-cell office:value-type="float" office:value="5.422668" calcext:value-type="float">
            <text:p>5.4226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4" calcext:value-type="float">
            <text:p>18042004</text:p>
          </table:table-cell>
          <table:table-cell office:value-type="float" office:value="15.12027" calcext:value-type="float">
            <text:p>15.12027</text:p>
          </table:table-cell>
          <table:table-cell office:value-type="float" office:value="27.01" calcext:value-type="float">
            <text:p>27.01</text:p>
          </table:table-cell>
          <table:table-cell office:value-type="float" office:value="13.11" calcext:value-type="float">
            <text:p>13.11</text:p>
          </table:table-cell>
          <table:table-cell office:value-type="float" office:value="1.646092" calcext:value-type="float">
            <text:p>1.646092</text:p>
          </table:table-cell>
          <table:table-cell office:value-type="float" office:value="1.199823" calcext:value-type="float">
            <text:p>1.199823</text:p>
          </table:table-cell>
          <table:table-cell office:value-type="float" office:value="828.0001" calcext:value-type="float">
            <text:p>828.0001</text:p>
          </table:table-cell>
          <table:table-cell office:value-type="float" office:value="4.826" calcext:value-type="float">
            <text:p>4.826</text:p>
          </table:table-cell>
          <table:table-cell office:value-type="float" office:value="26.19785" calcext:value-type="float">
            <text:p>26.19785</text:p>
          </table:table-cell>
          <table:table-cell office:value-type="float" office:value="14.87299" calcext:value-type="float">
            <text:p>14.87299</text:p>
          </table:table-cell>
          <table:table-cell office:value-type="float" office:value="21.95093" calcext:value-type="float">
            <text:p>21.95093</text:p>
          </table:table-cell>
          <table:table-cell office:value-type="float" office:value="16.17319" calcext:value-type="float">
            <text:p>16.17319</text:p>
          </table:table-cell>
          <table:table-cell office:value-type="float" office:value="19.69281" calcext:value-type="float">
            <text:p>19.69281</text:p>
          </table:table-cell>
          <table:table-cell office:value-type="float" office:value="15.97742" calcext:value-type="float">
            <text:p>15.97742</text:p>
          </table:table-cell>
          <table:table-cell office:value-type="float" office:value="17.66647" calcext:value-type="float">
            <text:p>17.66647</text:p>
          </table:table-cell>
          <table:table-cell office:value-type="float" office:value="15.36377" calcext:value-type="float">
            <text:p>15.36377</text:p>
          </table:table-cell>
          <table:table-cell office:value-type="float" office:value="16.30539" calcext:value-type="float">
            <text:p>16.30539</text:p>
          </table:table-cell>
          <table:table-cell office:value-type="float" office:value="14.74762" calcext:value-type="float">
            <text:p>14.74762</text:p>
          </table:table-cell>
          <table:table-cell office:value-type="float" office:value="14.82587" calcext:value-type="float">
            <text:p>14.82587</text:p>
          </table:table-cell>
          <table:table-cell office:value-type="float" office:value="13.89151" calcext:value-type="float">
            <text:p>13.89151</text:p>
          </table:table-cell>
          <table:table-cell office:value-type="float" office:value="13.45459" calcext:value-type="float">
            <text:p>13.45459</text:p>
          </table:table-cell>
          <table:table-cell office:value-type="float" office:value="12.68195" calcext:value-type="float">
            <text:p>12.68195</text:p>
          </table:table-cell>
          <table:table-cell office:value-type="float" office:value="11.36249" calcext:value-type="float">
            <text:p>11.36249</text:p>
          </table:table-cell>
          <table:table-cell office:value-type="float" office:value="10.57455" calcext:value-type="float">
            <text:p>10.57455</text:p>
          </table:table-cell>
          <table:table-cell office:value-type="float" office:value="8.920532" calcext:value-type="float">
            <text:p>8.920532</text:p>
          </table:table-cell>
          <table:table-cell office:value-type="float" office:value="8.443054" calcext:value-type="float">
            <text:p>8.443054</text:p>
          </table:table-cell>
          <table:table-cell office:value-type="float" office:value="7.170929" calcext:value-type="float">
            <text:p>7.170929</text:p>
          </table:table-cell>
          <table:table-cell office:value-type="float" office:value="6.953156" calcext:value-type="float">
            <text:p>6.953156</text:p>
          </table:table-cell>
          <table:table-cell office:value-type="float" office:value="6.314087" calcext:value-type="float">
            <text:p>6.314087</text:p>
          </table:table-cell>
          <table:table-cell office:value-type="float" office:value="6.186401" calcext:value-type="float">
            <text:p>6.186401</text:p>
          </table:table-cell>
          <table:table-cell office:value-type="float" office:value="5.786865" calcext:value-type="float">
            <text:p>5.786865</text:p>
          </table:table-cell>
          <table:table-cell office:value-type="float" office:value="5.693237" calcext:value-type="float">
            <text:p>5.693237</text:p>
          </table:table-cell>
          <table:table-cell office:value-type="float" office:value="5.557343" calcext:value-type="float">
            <text:p>5.557343</text:p>
          </table:table-cell>
          <table:table-cell office:value-type="float" office:value="5.476013" calcext:value-type="float">
            <text:p>5.476013</text:p>
          </table:table-cell>
          <table:table-cell office:value-type="float" office:value="5.642731" calcext:value-type="float">
            <text:p>5.642731</text:p>
          </table:table-cell>
          <table:table-cell office:value-type="float" office:value="5.568542" calcext:value-type="float">
            <text:p>5.568542</text:p>
          </table:table-cell>
          <table:table-cell office:value-type="float" office:value="48.18314" calcext:value-type="float">
            <text:p>48.18314</text:p>
          </table:table-cell>
          <table:table-cell office:value-type="float" office:value="10.39929" calcext:value-type="float">
            <text:p>10.399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4" calcext:value-type="float">
            <text:p>19042004</text:p>
          </table:table-cell>
          <table:table-cell office:value-type="float" office:value="15.70187" calcext:value-type="float">
            <text:p>15.70187</text:p>
          </table:table-cell>
          <table:table-cell office:value-type="float" office:value="15.93" calcext:value-type="float">
            <text:p>15.93</text:p>
          </table:table-cell>
          <table:table-cell office:value-type="float" office:value="8.62" calcext:value-type="float">
            <text:p>8.62</text:p>
          </table:table-cell>
          <table:table-cell office:value-type="float" office:value="1.112524" calcext:value-type="float">
            <text:p>1.112524</text:p>
          </table:table-cell>
          <table:table-cell office:value-type="float" office:value="0.9415156" calcext:value-type="float">
            <text:p>0.9415156</text:p>
          </table:table-cell>
          <table:table-cell office:value-type="float" office:value="317.736" calcext:value-type="float">
            <text:p>317.736</text:p>
          </table:table-cell>
          <table:table-cell office:value-type="float" office:value="0" calcext:value-type="float">
            <text:p>0</text:p>
          </table:table-cell>
          <table:table-cell office:value-type="float" office:value="20.74146" calcext:value-type="float">
            <text:p>20.74146</text:p>
          </table:table-cell>
          <table:table-cell office:value-type="float" office:value="11.75757" calcext:value-type="float">
            <text:p>11.75757</text:p>
          </table:table-cell>
          <table:table-cell office:value-type="float" office:value="18.02899" calcext:value-type="float">
            <text:p>18.02899</text:p>
          </table:table-cell>
          <table:table-cell office:value-type="float" office:value="13.09479" calcext:value-type="float">
            <text:p>13.09479</text:p>
          </table:table-cell>
          <table:table-cell office:value-type="float" office:value="16.55481" calcext:value-type="float">
            <text:p>16.55481</text:p>
          </table:table-cell>
          <table:table-cell office:value-type="float" office:value="13.81104" calcext:value-type="float">
            <text:p>13.81104</text:p>
          </table:table-cell>
          <table:table-cell office:value-type="float" office:value="16.34244" calcext:value-type="float">
            <text:p>16.34244</text:p>
          </table:table-cell>
          <table:table-cell office:value-type="float" office:value="13.86557" calcext:value-type="float">
            <text:p>13.86557</text:p>
          </table:table-cell>
          <table:table-cell office:value-type="float" office:value="15.74445" calcext:value-type="float">
            <text:p>15.74445</text:p>
          </table:table-cell>
          <table:table-cell office:value-type="float" office:value="13.74402" calcext:value-type="float">
            <text:p>13.74402</text:p>
          </table:table-cell>
          <table:table-cell office:value-type="float" office:value="14.78354" calcext:value-type="float">
            <text:p>14.78354</text:p>
          </table:table-cell>
          <table:table-cell office:value-type="float" office:value="13.41898" calcext:value-type="float">
            <text:p>13.41898</text:p>
          </table:table-cell>
          <table:table-cell office:value-type="float" office:value="13.46823" calcext:value-type="float">
            <text:p>13.46823</text:p>
          </table:table-cell>
          <table:table-cell office:value-type="float" office:value="12.76123" calcext:value-type="float">
            <text:p>12.76123</text:p>
          </table:table-cell>
          <table:table-cell office:value-type="float" office:value="11.59442" calcext:value-type="float">
            <text:p>11.59442</text:p>
          </table:table-cell>
          <table:table-cell office:value-type="float" office:value="11.37134" calcext:value-type="float">
            <text:p>11.37134</text:p>
          </table:table-cell>
          <table:table-cell office:value-type="float" office:value="9.358032" calcext:value-type="float">
            <text:p>9.358032</text:p>
          </table:table-cell>
          <table:table-cell office:value-type="float" office:value="8.925751" calcext:value-type="float">
            <text:p>8.925751</text:p>
          </table:table-cell>
          <table:table-cell office:value-type="float" office:value="7.428375" calcext:value-type="float">
            <text:p>7.428375</text:p>
          </table:table-cell>
          <table:table-cell office:value-type="float" office:value="7.173431" calcext:value-type="float">
            <text:p>7.173431</text:p>
          </table:table-cell>
          <table:table-cell office:value-type="float" office:value="6.467224" calcext:value-type="float">
            <text:p>6.467224</text:p>
          </table:table-cell>
          <table:table-cell office:value-type="float" office:value="6.315521" calcext:value-type="float">
            <text:p>6.315521</text:p>
          </table:table-cell>
          <table:table-cell office:value-type="float" office:value="5.889923" calcext:value-type="float">
            <text:p>5.889923</text:p>
          </table:table-cell>
          <table:table-cell office:value-type="float" office:value="5.787872" calcext:value-type="float">
            <text:p>5.787872</text:p>
          </table:table-cell>
          <table:table-cell office:value-type="float" office:value="5.641541" calcext:value-type="float">
            <text:p>5.641541</text:p>
          </table:table-cell>
          <table:table-cell office:value-type="float" office:value="5.558228" calcext:value-type="float">
            <text:p>5.558228</text:p>
          </table:table-cell>
          <table:table-cell office:value-type="float" office:value="5.71759" calcext:value-type="float">
            <text:p>5.71759</text:p>
          </table:table-cell>
          <table:table-cell office:value-type="float" office:value="5.643494" calcext:value-type="float">
            <text:p>5.643494</text:p>
          </table:table-cell>
          <table:table-cell office:value-type="float" office:value="29.09213" calcext:value-type="float">
            <text:p>29.09213</text:p>
          </table:table-cell>
          <table:table-cell office:value-type="float" office:value="6.146698" calcext:value-type="float">
            <text:p>6.1466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4" calcext:value-type="float">
            <text:p>20042004</text:p>
          </table:table-cell>
          <table:table-cell office:value-type="float" office:value="17.20656" calcext:value-type="float">
            <text:p>17.20656</text:p>
          </table:table-cell>
          <table:table-cell office:value-type="float" office:value="23.96" calcext:value-type="float">
            <text:p>23.96</text:p>
          </table:table-cell>
          <table:table-cell office:value-type="float" office:value="9.56" calcext:value-type="float">
            <text:p>9.56</text:p>
          </table:table-cell>
          <table:table-cell office:value-type="float" office:value="1.51128" calcext:value-type="float">
            <text:p>1.51128</text:p>
          </table:table-cell>
          <table:table-cell office:value-type="float" office:value="0.886257" calcext:value-type="float">
            <text:p>0.886257</text:p>
          </table:table-cell>
          <table:table-cell office:value-type="float" office:value="419.148" calcext:value-type="float">
            <text:p>419.148</text:p>
          </table:table-cell>
          <table:table-cell office:value-type="float" office:value="2.2" calcext:value-type="float">
            <text:p>2.2</text:p>
          </table:table-cell>
          <table:table-cell office:value-type="float" office:value="22.70316" calcext:value-type="float">
            <text:p>22.70316</text:p>
          </table:table-cell>
          <table:table-cell office:value-type="float" office:value="11.27161" calcext:value-type="float">
            <text:p>11.27161</text:p>
          </table:table-cell>
          <table:table-cell office:value-type="float" office:value="19.14709" calcext:value-type="float">
            <text:p>19.14709</text:p>
          </table:table-cell>
          <table:table-cell office:value-type="float" office:value="12.0491" calcext:value-type="float">
            <text:p>12.0491</text:p>
          </table:table-cell>
          <table:table-cell office:value-type="float" office:value="17.19766" calcext:value-type="float">
            <text:p>17.19766</text:p>
          </table:table-cell>
          <table:table-cell office:value-type="float" office:value="12.55276" calcext:value-type="float">
            <text:p>12.55276</text:p>
          </table:table-cell>
          <table:table-cell office:value-type="float" office:value="15.62656" calcext:value-type="float">
            <text:p>15.62656</text:p>
          </table:table-cell>
          <table:table-cell office:value-type="float" office:value="12.80527" calcext:value-type="float">
            <text:p>12.80527</text:p>
          </table:table-cell>
          <table:table-cell office:value-type="float" office:value="14.65128" calcext:value-type="float">
            <text:p>14.65128</text:p>
          </table:table-cell>
          <table:table-cell office:value-type="float" office:value="12.82184" calcext:value-type="float">
            <text:p>12.82184</text:p>
          </table:table-cell>
          <table:table-cell office:value-type="float" office:value="13.6456" calcext:value-type="float">
            <text:p>13.6456</text:p>
          </table:table-cell>
          <table:table-cell office:value-type="float" office:value="12.69357" calcext:value-type="float">
            <text:p>12.69357</text:p>
          </table:table-cell>
          <table:table-cell office:value-type="float" office:value="12.85416" calcext:value-type="float">
            <text:p>12.85416</text:p>
          </table:table-cell>
          <table:table-cell office:value-type="float" office:value="12.2829" calcext:value-type="float">
            <text:p>12.2829</text:p>
          </table:table-cell>
          <table:table-cell office:value-type="float" office:value="11.58408" calcext:value-type="float">
            <text:p>11.58408</text:p>
          </table:table-cell>
          <table:table-cell office:value-type="float" office:value="11.44977" calcext:value-type="float">
            <text:p>11.44977</text:p>
          </table:table-cell>
          <table:table-cell office:value-type="float" office:value="9.598663" calcext:value-type="float">
            <text:p>9.598663</text:p>
          </table:table-cell>
          <table:table-cell office:value-type="float" office:value="9.361542" calcext:value-type="float">
            <text:p>9.361542</text:p>
          </table:table-cell>
          <table:table-cell office:value-type="float" office:value="7.679199" calcext:value-type="float">
            <text:p>7.679199</text:p>
          </table:table-cell>
          <table:table-cell office:value-type="float" office:value="7.431091" calcext:value-type="float">
            <text:p>7.431091</text:p>
          </table:table-cell>
          <table:table-cell office:value-type="float" office:value="6.637054" calcext:value-type="float">
            <text:p>6.637054</text:p>
          </table:table-cell>
          <table:table-cell office:value-type="float" office:value="6.468933" calcext:value-type="float">
            <text:p>6.468933</text:p>
          </table:table-cell>
          <table:table-cell office:value-type="float" office:value="6.003326" calcext:value-type="float">
            <text:p>6.003326</text:p>
          </table:table-cell>
          <table:table-cell office:value-type="float" office:value="5.891083" calcext:value-type="float">
            <text:p>5.891083</text:p>
          </table:table-cell>
          <table:table-cell office:value-type="float" office:value="5.728577" calcext:value-type="float">
            <text:p>5.728577</text:p>
          </table:table-cell>
          <table:table-cell office:value-type="float" office:value="5.642456" calcext:value-type="float">
            <text:p>5.642456</text:p>
          </table:table-cell>
          <table:table-cell office:value-type="float" office:value="5.793427" calcext:value-type="float">
            <text:p>5.793427</text:p>
          </table:table-cell>
          <table:table-cell office:value-type="float" office:value="5.718353" calcext:value-type="float">
            <text:p>5.718353</text:p>
          </table:table-cell>
          <table:table-cell office:value-type="float" office:value="34.71979" calcext:value-type="float">
            <text:p>34.71979</text:p>
          </table:table-cell>
          <table:table-cell office:value-type="float" office:value="6.881561" calcext:value-type="float">
            <text:p>6.8815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4" calcext:value-type="float">
            <text:p>21042004</text:p>
          </table:table-cell>
          <table:table-cell office:value-type="float" office:value="20.03103" calcext:value-type="float">
            <text:p>20.03103</text:p>
          </table:table-cell>
          <table:table-cell office:value-type="float" office:value="20.16" calcext:value-type="float">
            <text:p>20.16</text:p>
          </table:table-cell>
          <table:table-cell office:value-type="float" office:value="5.71" calcext:value-type="float">
            <text:p>5.71</text:p>
          </table:table-cell>
          <table:table-cell office:value-type="float" office:value="1.105389" calcext:value-type="float">
            <text:p>1.105389</text:p>
          </table:table-cell>
          <table:table-cell office:value-type="float" office:value="0.8056735" calcext:value-type="float">
            <text:p>0.8056735</text:p>
          </table:table-cell>
          <table:table-cell office:value-type="float" office:value="232.38" calcext:value-type="float">
            <text:p>232.38</text:p>
          </table:table-cell>
          <table:table-cell office:value-type="float" office:value="0" calcext:value-type="float">
            <text:p>0</text:p>
          </table:table-cell>
          <table:table-cell office:value-type="float" office:value="21.60159" calcext:value-type="float">
            <text:p>21.60159</text:p>
          </table:table-cell>
          <table:table-cell office:value-type="float" office:value="9.661682" calcext:value-type="float">
            <text:p>9.661682</text:p>
          </table:table-cell>
          <table:table-cell office:value-type="float" office:value="17.97195" calcext:value-type="float">
            <text:p>17.97195</text:p>
          </table:table-cell>
          <table:table-cell office:value-type="float" office:value="11.11594" calcext:value-type="float">
            <text:p>11.11594</text:p>
          </table:table-cell>
          <table:table-cell office:value-type="float" office:value="16.39685" calcext:value-type="float">
            <text:p>16.39685</text:p>
          </table:table-cell>
          <table:table-cell office:value-type="float" office:value="12.07315" calcext:value-type="float">
            <text:p>12.07315</text:p>
          </table:table-cell>
          <table:table-cell office:value-type="float" office:value="15.14999" calcext:value-type="float">
            <text:p>15.14999</text:p>
          </table:table-cell>
          <table:table-cell office:value-type="float" office:value="12.58078" calcext:value-type="float">
            <text:p>12.58078</text:p>
          </table:table-cell>
          <table:table-cell office:value-type="float" office:value="14.32761" calcext:value-type="float">
            <text:p>14.32761</text:p>
          </table:table-cell>
          <table:table-cell office:value-type="float" office:value="12.71509" calcext:value-type="float">
            <text:p>12.71509</text:p>
          </table:table-cell>
          <table:table-cell office:value-type="float" office:value="13.60141" calcext:value-type="float">
            <text:p>13.60141</text:p>
          </table:table-cell>
          <table:table-cell office:value-type="float" office:value="12.6741" calcext:value-type="float">
            <text:p>12.6741</text:p>
          </table:table-cell>
          <table:table-cell office:value-type="float" office:value="12.79611" calcext:value-type="float">
            <text:p>12.79611</text:p>
          </table:table-cell>
          <table:table-cell office:value-type="float" office:value="12.27844" calcext:value-type="float">
            <text:p>12.27844</text:p>
          </table:table-cell>
          <table:table-cell office:value-type="float" office:value="11.54837" calcext:value-type="float">
            <text:p>11.54837</text:p>
          </table:table-cell>
          <table:table-cell office:value-type="float" office:value="11.47696" calcext:value-type="float">
            <text:p>11.47696</text:p>
          </table:table-cell>
          <table:table-cell office:value-type="float" office:value="9.763428" calcext:value-type="float">
            <text:p>9.763428</text:p>
          </table:table-cell>
          <table:table-cell office:value-type="float" office:value="9.600616" calcext:value-type="float">
            <text:p>9.600616</text:p>
          </table:table-cell>
          <table:table-cell office:value-type="float" office:value="7.899353" calcext:value-type="float">
            <text:p>7.899353</text:p>
          </table:table-cell>
          <table:table-cell office:value-type="float" office:value="7.681671" calcext:value-type="float">
            <text:p>7.681671</text:p>
          </table:table-cell>
          <table:table-cell office:value-type="float" office:value="6.809387" calcext:value-type="float">
            <text:p>6.809387</text:p>
          </table:table-cell>
          <table:table-cell office:value-type="float" office:value="6.638824" calcext:value-type="float">
            <text:p>6.638824</text:p>
          </table:table-cell>
          <table:table-cell office:value-type="float" office:value="6.125214" calcext:value-type="float">
            <text:p>6.125214</text:p>
          </table:table-cell>
          <table:table-cell office:value-type="float" office:value="6.004608" calcext:value-type="float">
            <text:p>6.004608</text:p>
          </table:table-cell>
          <table:table-cell office:value-type="float" office:value="5.819794" calcext:value-type="float">
            <text:p>5.819794</text:p>
          </table:table-cell>
          <table:table-cell office:value-type="float" office:value="5.729462" calcext:value-type="float">
            <text:p>5.729462</text:p>
          </table:table-cell>
          <table:table-cell office:value-type="float" office:value="5.871094" calcext:value-type="float">
            <text:p>5.871094</text:p>
          </table:table-cell>
          <table:table-cell office:value-type="float" office:value="5.79425" calcext:value-type="float">
            <text:p>5.79425</text:p>
          </table:table-cell>
          <table:table-cell office:value-type="float" office:value="30.93442" calcext:value-type="float">
            <text:p>30.93442</text:p>
          </table:table-cell>
          <table:table-cell office:value-type="float" office:value="2.748138" calcext:value-type="float">
            <text:p>2.7481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4" calcext:value-type="float">
            <text:p>22042004</text:p>
          </table:table-cell>
          <table:table-cell office:value-type="float" office:value="11.02727" calcext:value-type="float">
            <text:p>11.02727</text:p>
          </table:table-cell>
          <table:table-cell office:value-type="float" office:value="15.55" calcext:value-type="float">
            <text:p>15.55</text:p>
          </table:table-cell>
          <table:table-cell office:value-type="float" office:value="10.06" calcext:value-type="float">
            <text:p>10.06</text:p>
          </table:table-cell>
          <table:table-cell office:value-type="float" office:value="1.056952" calcext:value-type="float">
            <text:p>1.056952</text:p>
          </table:table-cell>
          <table:table-cell office:value-type="float" office:value="0.907876" calcext:value-type="float">
            <text:p>0.907876</text:p>
          </table:table-cell>
          <table:table-cell office:value-type="float" office:value="346.32" calcext:value-type="float">
            <text:p>346.32</text:p>
          </table:table-cell>
          <table:table-cell office:value-type="float" office:value="0" calcext:value-type="float">
            <text:p>0</text:p>
          </table:table-cell>
          <table:table-cell office:value-type="float" office:value="18.77664" calcext:value-type="float">
            <text:p>18.77664</text:p>
          </table:table-cell>
          <table:table-cell office:value-type="float" office:value="10.96146" calcext:value-type="float">
            <text:p>10.96146</text:p>
          </table:table-cell>
          <table:table-cell office:value-type="float" office:value="16.26929" calcext:value-type="float">
            <text:p>16.26929</text:p>
          </table:table-cell>
          <table:table-cell office:value-type="float" office:value="12.06778" calcext:value-type="float">
            <text:p>12.06778</text:p>
          </table:table-cell>
          <table:table-cell office:value-type="float" office:value="15.11273" calcext:value-type="float">
            <text:p>15.11273</text:p>
          </table:table-cell>
          <table:table-cell office:value-type="float" office:value="12.62268" calcext:value-type="float">
            <text:p>12.62268</text:p>
          </table:table-cell>
          <table:table-cell office:value-type="float" office:value="14.21823" calcext:value-type="float">
            <text:p>14.21823</text:p>
          </table:table-cell>
          <table:table-cell office:value-type="float" office:value="12.84509" calcext:value-type="float">
            <text:p>12.84509</text:p>
          </table:table-cell>
          <table:table-cell office:value-type="float" office:value="13.91635" calcext:value-type="float">
            <text:p>13.91635</text:p>
          </table:table-cell>
          <table:table-cell office:value-type="float" office:value="12.83759" calcext:value-type="float">
            <text:p>12.83759</text:p>
          </table:table-cell>
          <table:table-cell office:value-type="float" office:value="13.42395" calcext:value-type="float">
            <text:p>13.42395</text:p>
          </table:table-cell>
          <table:table-cell office:value-type="float" office:value="12.67282" calcext:value-type="float">
            <text:p>12.67282</text:p>
          </table:table-cell>
          <table:table-cell office:value-type="float" office:value="12.69495" calcext:value-type="float">
            <text:p>12.69495</text:p>
          </table:table-cell>
          <table:table-cell office:value-type="float" office:value="12.26529" calcext:value-type="float">
            <text:p>12.26529</text:p>
          </table:table-cell>
          <table:table-cell office:value-type="float" office:value="11.56152" calcext:value-type="float">
            <text:p>11.56152</text:p>
          </table:table-cell>
          <table:table-cell office:value-type="float" office:value="11.4939" calcext:value-type="float">
            <text:p>11.4939</text:p>
          </table:table-cell>
          <table:table-cell office:value-type="float" office:value="9.890076" calcext:value-type="float">
            <text:p>9.890076</text:p>
          </table:table-cell>
          <table:table-cell office:value-type="float" office:value="9.764954" calcext:value-type="float">
            <text:p>9.764954</text:p>
          </table:table-cell>
          <table:table-cell office:value-type="float" office:value="8.090515" calcext:value-type="float">
            <text:p>8.090515</text:p>
          </table:table-cell>
          <table:table-cell office:value-type="float" office:value="7.901459" calcext:value-type="float">
            <text:p>7.901459</text:p>
          </table:table-cell>
          <table:table-cell office:value-type="float" office:value="6.976532" calcext:value-type="float">
            <text:p>6.976532</text:p>
          </table:table-cell>
          <table:table-cell office:value-type="float" office:value="6.811157" calcext:value-type="float">
            <text:p>6.811157</text:p>
          </table:table-cell>
          <table:table-cell office:value-type="float" office:value="6.251892" calcext:value-type="float">
            <text:p>6.251892</text:p>
          </table:table-cell>
          <table:table-cell office:value-type="float" office:value="6.126495" calcext:value-type="float">
            <text:p>6.126495</text:p>
          </table:table-cell>
          <table:table-cell office:value-type="float" office:value="5.915375" calcext:value-type="float">
            <text:p>5.915375</text:p>
          </table:table-cell>
          <table:table-cell office:value-type="float" office:value="5.82077" calcext:value-type="float">
            <text:p>5.82077</text:p>
          </table:table-cell>
          <table:table-cell office:value-type="float" office:value="5.951538" calcext:value-type="float">
            <text:p>5.951538</text:p>
          </table:table-cell>
          <table:table-cell office:value-type="float" office:value="5.871918" calcext:value-type="float">
            <text:p>5.871918</text:p>
          </table:table-cell>
          <table:table-cell office:value-type="float" office:value="29.45215" calcext:value-type="float">
            <text:p>29.45215</text:p>
          </table:table-cell>
          <table:table-cell office:value-type="float" office:value="6.395569" calcext:value-type="float">
            <text:p>6.3955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4" calcext:value-type="float">
            <text:p>23042004</text:p>
          </table:table-cell>
          <table:table-cell office:value-type="float" office:value="21.99924" calcext:value-type="float">
            <text:p>21.99924</text:p>
          </table:table-cell>
          <table:table-cell office:value-type="float" office:value="18.47" calcext:value-type="float">
            <text:p>18.47</text:p>
          </table:table-cell>
          <table:table-cell office:value-type="float" office:value="7.36" calcext:value-type="float">
            <text:p>7.36</text:p>
          </table:table-cell>
          <table:table-cell office:value-type="float" office:value="1.023916" calcext:value-type="float">
            <text:p>1.023916</text:p>
          </table:table-cell>
          <table:table-cell office:value-type="float" office:value="0.7961927" calcext:value-type="float">
            <text:p>0.7961927</text:p>
          </table:table-cell>
          <table:table-cell office:value-type="float" office:value="281.664" calcext:value-type="float">
            <text:p>281.664</text:p>
          </table:table-cell>
          <table:table-cell office:value-type="float" office:value="0" calcext:value-type="float">
            <text:p>0</text:p>
          </table:table-cell>
          <table:table-cell office:value-type="float" office:value="23.92978" calcext:value-type="float">
            <text:p>23.92978</text:p>
          </table:table-cell>
          <table:table-cell office:value-type="float" office:value="9.972107" calcext:value-type="float">
            <text:p>9.972107</text:p>
          </table:table-cell>
          <table:table-cell office:value-type="float" office:value="19.21573" calcext:value-type="float">
            <text:p>19.21573</text:p>
          </table:table-cell>
          <table:table-cell office:value-type="float" office:value="11.08908" calcext:value-type="float">
            <text:p>11.08908</text:p>
          </table:table-cell>
          <table:table-cell office:value-type="float" office:value="17.19937" calcext:value-type="float">
            <text:p>17.19937</text:p>
          </table:table-cell>
          <table:table-cell office:value-type="float" office:value="11.71445" calcext:value-type="float">
            <text:p>11.71445</text:p>
          </table:table-cell>
          <table:table-cell office:value-type="float" office:value="15.5426" calcext:value-type="float">
            <text:p>15.5426</text:p>
          </table:table-cell>
          <table:table-cell office:value-type="float" office:value="12.07452" calcext:value-type="float">
            <text:p>12.07452</text:p>
          </table:table-cell>
          <table:table-cell office:value-type="float" office:value="14.51007" calcext:value-type="float">
            <text:p>14.51007</text:p>
          </table:table-cell>
          <table:table-cell office:value-type="float" office:value="12.18939" calcext:value-type="float">
            <text:p>12.18939</text:p>
          </table:table-cell>
          <table:table-cell office:value-type="float" office:value="13.48645" calcext:value-type="float">
            <text:p>13.48645</text:p>
          </table:table-cell>
          <table:table-cell office:value-type="float" office:value="12.1954" calcext:value-type="float">
            <text:p>12.1954</text:p>
          </table:table-cell>
          <table:table-cell office:value-type="float" office:value="12.66214" calcext:value-type="float">
            <text:p>12.66214</text:p>
          </table:table-cell>
          <table:table-cell office:value-type="float" office:value="11.94461" calcext:value-type="float">
            <text:p>11.94461</text:p>
          </table:table-cell>
          <table:table-cell office:value-type="float" office:value="11.50009" calcext:value-type="float">
            <text:p>11.50009</text:p>
          </table:table-cell>
          <table:table-cell office:value-type="float" office:value="11.37778" calcext:value-type="float">
            <text:p>11.37778</text:p>
          </table:table-cell>
          <table:table-cell office:value-type="float" office:value="9.960327" calcext:value-type="float">
            <text:p>9.960327</text:p>
          </table:table-cell>
          <table:table-cell office:value-type="float" office:value="9.891083" calcext:value-type="float">
            <text:p>9.891083</text:p>
          </table:table-cell>
          <table:table-cell office:value-type="float" office:value="8.254669" calcext:value-type="float">
            <text:p>8.254669</text:p>
          </table:table-cell>
          <table:table-cell office:value-type="float" office:value="8.092377" calcext:value-type="float">
            <text:p>8.092377</text:p>
          </table:table-cell>
          <table:table-cell office:value-type="float" office:value="7.134583" calcext:value-type="float">
            <text:p>7.134583</text:p>
          </table:table-cell>
          <table:table-cell office:value-type="float" office:value="6.978241" calcext:value-type="float">
            <text:p>6.978241</text:p>
          </table:table-cell>
          <table:table-cell office:value-type="float" office:value="6.381104" calcext:value-type="float">
            <text:p>6.381104</text:p>
          </table:table-cell>
          <table:table-cell office:value-type="float" office:value="6.253235" calcext:value-type="float">
            <text:p>6.253235</text:p>
          </table:table-cell>
          <table:table-cell office:value-type="float" office:value="6.014648" calcext:value-type="float">
            <text:p>6.014648</text:p>
          </table:table-cell>
          <table:table-cell office:value-type="float" office:value="5.916382" calcext:value-type="float">
            <text:p>5.916382</text:p>
          </table:table-cell>
          <table:table-cell office:value-type="float" office:value="6.03421" calcext:value-type="float">
            <text:p>6.03421</text:p>
          </table:table-cell>
          <table:table-cell office:value-type="float" office:value="5.952393" calcext:value-type="float">
            <text:p>5.952393</text:p>
          </table:table-cell>
          <table:table-cell office:value-type="float" office:value="45.36279" calcext:value-type="float">
            <text:p>45.36279</text:p>
          </table:table-cell>
          <table:table-cell office:value-type="float" office:value="4.085175" calcext:value-type="float">
            <text:p>4.0851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4" calcext:value-type="float">
            <text:p>24042004</text:p>
          </table:table-cell>
          <table:table-cell office:value-type="float" office:value="2.58588" calcext:value-type="float">
            <text:p>2.58588</text:p>
          </table:table-cell>
          <table:table-cell office:value-type="float" office:value="11.37" calcext:value-type="float">
            <text:p>11.37</text:p>
          </table:table-cell>
          <table:table-cell office:value-type="float" office:value="7.2" calcext:value-type="float">
            <text:p>7.2</text:p>
          </table:table-cell>
          <table:table-cell office:value-type="float" office:value="1.180918" calcext:value-type="float">
            <text:p>1.180918</text:p>
          </table:table-cell>
          <table:table-cell office:value-type="float" office:value="0.8220145" calcext:value-type="float">
            <text:p>0.8220145</text:p>
          </table:table-cell>
          <table:table-cell office:value-type="float" office:value="382.716" calcext:value-type="float">
            <text:p>382.716</text:p>
          </table:table-cell>
          <table:table-cell office:value-type="float" office:value="27.7" calcext:value-type="float">
            <text:p>27.7</text:p>
          </table:table-cell>
          <table:table-cell office:value-type="float" office:value="12.0636" calcext:value-type="float">
            <text:p>12.0636</text:p>
          </table:table-cell>
          <table:table-cell office:value-type="float" office:value="9.369232" calcext:value-type="float">
            <text:p>9.369232</text:p>
          </table:table-cell>
          <table:table-cell office:value-type="float" office:value="13.31155" calcext:value-type="float">
            <text:p>13.31155</text:p>
          </table:table-cell>
          <table:table-cell office:value-type="float" office:value="10.32086" calcext:value-type="float">
            <text:p>10.32086</text:p>
          </table:table-cell>
          <table:table-cell office:value-type="float" office:value="14.13391" calcext:value-type="float">
            <text:p>14.13391</text:p>
          </table:table-cell>
          <table:table-cell office:value-type="float" office:value="10.99969" calcext:value-type="float">
            <text:p>10.99969</text:p>
          </table:table-cell>
          <table:table-cell office:value-type="float" office:value="14.29111" calcext:value-type="float">
            <text:p>14.29111</text:p>
          </table:table-cell>
          <table:table-cell office:value-type="float" office:value="11.43967" calcext:value-type="float">
            <text:p>11.43967</text:p>
          </table:table-cell>
          <table:table-cell office:value-type="float" office:value="14.00745" calcext:value-type="float">
            <text:p>14.00745</text:p>
          </table:table-cell>
          <table:table-cell office:value-type="float" office:value="11.6217" calcext:value-type="float">
            <text:p>11.6217</text:p>
          </table:table-cell>
          <table:table-cell office:value-type="float" office:value="13.46198" calcext:value-type="float">
            <text:p>13.46198</text:p>
          </table:table-cell>
          <table:table-cell office:value-type="float" office:value="11.75964" calcext:value-type="float">
            <text:p>11.75964</text:p>
          </table:table-cell>
          <table:table-cell office:value-type="float" office:value="12.67838" calcext:value-type="float">
            <text:p>12.67838</text:p>
          </table:table-cell>
          <table:table-cell office:value-type="float" office:value="11.68054" calcext:value-type="float">
            <text:p>11.68054</text:p>
          </table:table-cell>
          <table:table-cell office:value-type="float" office:value="11.55191" calcext:value-type="float">
            <text:p>11.55191</text:p>
          </table:table-cell>
          <table:table-cell office:value-type="float" office:value="11.3559" calcext:value-type="float">
            <text:p>11.3559</text:p>
          </table:table-cell>
          <table:table-cell office:value-type="float" office:value="10.04471" calcext:value-type="float">
            <text:p>10.04471</text:p>
          </table:table-cell>
          <table:table-cell office:value-type="float" office:value="9.961212" calcext:value-type="float">
            <text:p>9.961212</text:p>
          </table:table-cell>
          <table:table-cell office:value-type="float" office:value="8.397675" calcext:value-type="float">
            <text:p>8.397675</text:p>
          </table:table-cell>
          <table:table-cell office:value-type="float" office:value="8.256226" calcext:value-type="float">
            <text:p>8.256226</text:p>
          </table:table-cell>
          <table:table-cell office:value-type="float" office:value="7.281708" calcext:value-type="float">
            <text:p>7.281708</text:p>
          </table:table-cell>
          <table:table-cell office:value-type="float" office:value="7.1362" calcext:value-type="float">
            <text:p>7.1362</text:p>
          </table:table-cell>
          <table:table-cell office:value-type="float" office:value="6.509735" calcext:value-type="float">
            <text:p>6.509735</text:p>
          </table:table-cell>
          <table:table-cell office:value-type="float" office:value="6.382416" calcext:value-type="float">
            <text:p>6.382416</text:p>
          </table:table-cell>
          <table:table-cell office:value-type="float" office:value="6.117157" calcext:value-type="float">
            <text:p>6.117157</text:p>
          </table:table-cell>
          <table:table-cell office:value-type="float" office:value="6.015717" calcext:value-type="float">
            <text:p>6.015717</text:p>
          </table:table-cell>
          <table:table-cell office:value-type="float" office:value="6.11969" calcext:value-type="float">
            <text:p>6.11969</text:p>
          </table:table-cell>
          <table:table-cell office:value-type="float" office:value="6.035095" calcext:value-type="float">
            <text:p>6.035095</text:p>
          </table:table-cell>
          <table:table-cell office:value-type="float" office:value="12.26782" calcext:value-type="float">
            <text:p>12.26782</text:p>
          </table:table-cell>
          <table:table-cell office:value-type="float" office:value="3.892273" calcext:value-type="float">
            <text:p>3.8922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4" calcext:value-type="float">
            <text:p>25042004</text:p>
          </table:table-cell>
          <table:table-cell office:value-type="float" office:value="24.59038" calcext:value-type="float">
            <text:p>24.59038</text:p>
          </table:table-cell>
          <table:table-cell office:value-type="float" office:value="17.33" calcext:value-type="float">
            <text:p>17.33</text:p>
          </table:table-cell>
          <table:table-cell office:value-type="float" office:value="7.36" calcext:value-type="float">
            <text:p>7.36</text:p>
          </table:table-cell>
          <table:table-cell office:value-type="float" office:value="1.040248" calcext:value-type="float">
            <text:p>1.040248</text:p>
          </table:table-cell>
          <table:table-cell office:value-type="float" office:value="0.7705533" calcext:value-type="float">
            <text:p>0.7705533</text:p>
          </table:table-cell>
          <table:table-cell office:value-type="float" office:value="429.516" calcext:value-type="float">
            <text:p>429.516</text:p>
          </table:table-cell>
          <table:table-cell office:value-type="float" office:value="0" calcext:value-type="float">
            <text:p>0</text:p>
          </table:table-cell>
          <table:table-cell office:value-type="float" office:value="21.54504" calcext:value-type="float">
            <text:p>21.54504</text:p>
          </table:table-cell>
          <table:table-cell office:value-type="float" office:value="8.377594" calcext:value-type="float">
            <text:p>8.377594</text:p>
          </table:table-cell>
          <table:table-cell office:value-type="float" office:value="18.25684" calcext:value-type="float">
            <text:p>18.25684</text:p>
          </table:table-cell>
          <table:table-cell office:value-type="float" office:value="9.220886" calcext:value-type="float">
            <text:p>9.220886</text:p>
          </table:table-cell>
          <table:table-cell office:value-type="float" office:value="15.99133" calcext:value-type="float">
            <text:p>15.99133</text:p>
          </table:table-cell>
          <table:table-cell office:value-type="float" office:value="9.966156" calcext:value-type="float">
            <text:p>9.966156</text:p>
          </table:table-cell>
          <table:table-cell office:value-type="float" office:value="14.35428" calcext:value-type="float">
            <text:p>14.35428</text:p>
          </table:table-cell>
          <table:table-cell office:value-type="float" office:value="10.53391" calcext:value-type="float">
            <text:p>10.53391</text:p>
          </table:table-cell>
          <table:table-cell office:value-type="float" office:value="13.42792" calcext:value-type="float">
            <text:p>13.42792</text:p>
          </table:table-cell>
          <table:table-cell office:value-type="float" office:value="10.83511" calcext:value-type="float">
            <text:p>10.83511</text:p>
          </table:table-cell>
          <table:table-cell office:value-type="float" office:value="12.56384" calcext:value-type="float">
            <text:p>12.56384</text:p>
          </table:table-cell>
          <table:table-cell office:value-type="float" office:value="11.09689" calcext:value-type="float">
            <text:p>11.09689</text:p>
          </table:table-cell>
          <table:table-cell office:value-type="float" office:value="11.92413" calcext:value-type="float">
            <text:p>11.92413</text:p>
          </table:table-cell>
          <table:table-cell office:value-type="float" office:value="11.1434" calcext:value-type="float">
            <text:p>11.1434</text:p>
          </table:table-cell>
          <table:table-cell office:value-type="float" office:value="11.35126" calcext:value-type="float">
            <text:p>11.35126</text:p>
          </table:table-cell>
          <table:table-cell office:value-type="float" office:value="10.99207" calcext:value-type="float">
            <text:p>10.99207</text:p>
          </table:table-cell>
          <table:table-cell office:value-type="float" office:value="10.04575" calcext:value-type="float">
            <text:p>10.04575</text:p>
          </table:table-cell>
          <table:table-cell office:value-type="float" office:value="9.993225" calcext:value-type="float">
            <text:p>9.993225</text:p>
          </table:table-cell>
          <table:table-cell office:value-type="float" office:value="8.51123" calcext:value-type="float">
            <text:p>8.51123</text:p>
          </table:table-cell>
          <table:table-cell office:value-type="float" office:value="8.399048" calcext:value-type="float">
            <text:p>8.399048</text:p>
          </table:table-cell>
          <table:table-cell office:value-type="float" office:value="7.417664" calcext:value-type="float">
            <text:p>7.417664</text:p>
          </table:table-cell>
          <table:table-cell office:value-type="float" office:value="7.283234" calcext:value-type="float">
            <text:p>7.283234</text:p>
          </table:table-cell>
          <table:table-cell office:value-type="float" office:value="6.63623" calcext:value-type="float">
            <text:p>6.63623</text:p>
          </table:table-cell>
          <table:table-cell office:value-type="float" office:value="6.511047" calcext:value-type="float">
            <text:p>6.511047</text:p>
          </table:table-cell>
          <table:table-cell office:value-type="float" office:value="6.221802" calcext:value-type="float">
            <text:p>6.221802</text:p>
          </table:table-cell>
          <table:table-cell office:value-type="float" office:value="6.118256" calcext:value-type="float">
            <text:p>6.118256</text:p>
          </table:table-cell>
          <table:table-cell office:value-type="float" office:value="6.207611" calcext:value-type="float">
            <text:p>6.207611</text:p>
          </table:table-cell>
          <table:table-cell office:value-type="float" office:value="6.120605" calcext:value-type="float">
            <text:p>6.120605</text:p>
          </table:table-cell>
          <table:table-cell office:value-type="float" office:value="33.28647" calcext:value-type="float">
            <text:p>33.28647</text:p>
          </table:table-cell>
          <table:table-cell office:value-type="float" office:value="4.668732" calcext:value-type="float">
            <text:p>4.6687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4" calcext:value-type="float">
            <text:p>26042004</text:p>
          </table:table-cell>
          <table:table-cell office:value-type="float" office:value="27.16043" calcext:value-type="float">
            <text:p>27.16043</text:p>
          </table:table-cell>
          <table:table-cell office:value-type="float" office:value="18.17" calcext:value-type="float">
            <text:p>18.17</text:p>
          </table:table-cell>
          <table:table-cell office:value-type="float" office:value="4.44" calcext:value-type="float">
            <text:p>4.44</text:p>
          </table:table-cell>
          <table:table-cell office:value-type="float" office:value="0.893177" calcext:value-type="float">
            <text:p>0.893177</text:p>
          </table:table-cell>
          <table:table-cell office:value-type="float" office:value="0.6982101" calcext:value-type="float">
            <text:p>0.6982101</text:p>
          </table:table-cell>
          <table:table-cell office:value-type="float" office:value="367.776" calcext:value-type="float">
            <text:p>367.776</text:p>
          </table:table-cell>
          <table:table-cell office:value-type="float" office:value="0" calcext:value-type="float">
            <text:p>0</text:p>
          </table:table-cell>
          <table:table-cell office:value-type="float" office:value="23.17087" calcext:value-type="float">
            <text:p>23.17087</text:p>
          </table:table-cell>
          <table:table-cell office:value-type="float" office:value="8.417419" calcext:value-type="float">
            <text:p>8.417419</text:p>
          </table:table-cell>
          <table:table-cell office:value-type="float" office:value="19.5528" calcext:value-type="float">
            <text:p>19.5528</text:p>
          </table:table-cell>
          <table:table-cell office:value-type="float" office:value="9.783356" calcext:value-type="float">
            <text:p>9.783356</text:p>
          </table:table-cell>
          <table:table-cell office:value-type="float" office:value="17.13724" calcext:value-type="float">
            <text:p>17.13724</text:p>
          </table:table-cell>
          <table:table-cell office:value-type="float" office:value="10.83902" calcext:value-type="float">
            <text:p>10.83902</text:p>
          </table:table-cell>
          <table:table-cell office:value-type="float" office:value="15.31314" calcext:value-type="float">
            <text:p>15.31314</text:p>
          </table:table-cell>
          <table:table-cell office:value-type="float" office:value="11.46136" calcext:value-type="float">
            <text:p>11.46136</text:p>
          </table:table-cell>
          <table:table-cell office:value-type="float" office:value="14.22925" calcext:value-type="float">
            <text:p>14.22925</text:p>
          </table:table-cell>
          <table:table-cell office:value-type="float" office:value="11.68762" calcext:value-type="float">
            <text:p>11.68762</text:p>
          </table:table-cell>
          <table:table-cell office:value-type="float" office:value="13.17676" calcext:value-type="float">
            <text:p>13.17676</text:p>
          </table:table-cell>
          <table:table-cell office:value-type="float" office:value="11.78979" calcext:value-type="float">
            <text:p>11.78979</text:p>
          </table:table-cell>
          <table:table-cell office:value-type="float" office:value="12.37643" calcext:value-type="float">
            <text:p>12.37643</text:p>
          </table:table-cell>
          <table:table-cell office:value-type="float" office:value="11.57986" calcext:value-type="float">
            <text:p>11.57986</text:p>
          </table:table-cell>
          <table:table-cell office:value-type="float" office:value="11.22037" calcext:value-type="float">
            <text:p>11.22037</text:p>
          </table:table-cell>
          <table:table-cell office:value-type="float" office:value="11.04544" calcext:value-type="float">
            <text:p>11.04544</text:p>
          </table:table-cell>
          <table:table-cell office:value-type="float" office:value="10.00031" calcext:value-type="float">
            <text:p>10.00031</text:p>
          </table:table-cell>
          <table:table-cell office:value-type="float" office:value="9.988739" calcext:value-type="float">
            <text:p>9.988739</text:p>
          </table:table-cell>
          <table:table-cell office:value-type="float" office:value="8.596649" calcext:value-type="float">
            <text:p>8.596649</text:p>
          </table:table-cell>
          <table:table-cell office:value-type="float" office:value="8.512177" calcext:value-type="float">
            <text:p>8.512177</text:p>
          </table:table-cell>
          <table:table-cell office:value-type="float" office:value="7.538208" calcext:value-type="float">
            <text:p>7.538208</text:p>
          </table:table-cell>
          <table:table-cell office:value-type="float" office:value="7.419006" calcext:value-type="float">
            <text:p>7.419006</text:p>
          </table:table-cell>
          <table:table-cell office:value-type="float" office:value="6.758423" calcext:value-type="float">
            <text:p>6.758423</text:p>
          </table:table-cell>
          <table:table-cell office:value-type="float" office:value="6.637543" calcext:value-type="float">
            <text:p>6.637543</text:p>
          </table:table-cell>
          <table:table-cell office:value-type="float" office:value="6.327271" calcext:value-type="float">
            <text:p>6.327271</text:p>
          </table:table-cell>
          <table:table-cell office:value-type="float" office:value="6.2229" calcext:value-type="float">
            <text:p>6.2229</text:p>
          </table:table-cell>
          <table:table-cell office:value-type="float" office:value="6.298248" calcext:value-type="float">
            <text:p>6.298248</text:p>
          </table:table-cell>
          <table:table-cell office:value-type="float" office:value="6.208496" calcext:value-type="float">
            <text:p>6.208496</text:p>
          </table:table-cell>
          <table:table-cell office:value-type="float" office:value="34.20895" calcext:value-type="float">
            <text:p>34.20895</text:p>
          </table:table-cell>
          <table:table-cell office:value-type="float" office:value="1.839142" calcext:value-type="float">
            <text:p>1.8391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4" calcext:value-type="float">
            <text:p>27042004</text:p>
          </table:table-cell>
          <table:table-cell office:value-type="float" office:value="26.80348" calcext:value-type="float">
            <text:p>26.80348</text:p>
          </table:table-cell>
          <table:table-cell office:value-type="float" office:value="26.46" calcext:value-type="float">
            <text:p>26.46</text:p>
          </table:table-cell>
          <table:table-cell office:value-type="float" office:value="0.54" calcext:value-type="float">
            <text:p>0.54</text:p>
          </table:table-cell>
          <table:table-cell office:value-type="float" office:value="1.246628" calcext:value-type="float">
            <text:p>1.246628</text:p>
          </table:table-cell>
          <table:table-cell office:value-type="float" office:value="0.5603672" calcext:value-type="float">
            <text:p>0.5603672</text:p>
          </table:table-cell>
          <table:table-cell office:value-type="float" office:value="352.044" calcext:value-type="float">
            <text:p>352.044</text:p>
          </table:table-cell>
          <table:table-cell office:value-type="float" office:value="0" calcext:value-type="float">
            <text:p>0</text:p>
          </table:table-cell>
          <table:table-cell office:value-type="float" office:value="23.88818" calcext:value-type="float">
            <text:p>23.88818</text:p>
          </table:table-cell>
          <table:table-cell office:value-type="float" office:value="7.449188" calcext:value-type="float">
            <text:p>7.449188</text:p>
          </table:table-cell>
          <table:table-cell office:value-type="float" office:value="19.96323" calcext:value-type="float">
            <text:p>19.96323</text:p>
          </table:table-cell>
          <table:table-cell office:value-type="float" office:value="9.318665" calcext:value-type="float">
            <text:p>9.318665</text:p>
          </table:table-cell>
          <table:table-cell office:value-type="float" office:value="17.5372" calcext:value-type="float">
            <text:p>17.5372</text:p>
          </table:table-cell>
          <table:table-cell office:value-type="float" office:value="10.68677" calcext:value-type="float">
            <text:p>10.68677</text:p>
          </table:table-cell>
          <table:table-cell office:value-type="float" office:value="15.69324" calcext:value-type="float">
            <text:p>15.69324</text:p>
          </table:table-cell>
          <table:table-cell office:value-type="float" office:value="11.52606" calcext:value-type="float">
            <text:p>11.52606</text:p>
          </table:table-cell>
          <table:table-cell office:value-type="float" office:value="14.58997" calcext:value-type="float">
            <text:p>14.58997</text:p>
          </table:table-cell>
          <table:table-cell office:value-type="float" office:value="11.86456" calcext:value-type="float">
            <text:p>11.86456</text:p>
          </table:table-cell>
          <table:table-cell office:value-type="float" office:value="13.54144" calcext:value-type="float">
            <text:p>13.54144</text:p>
          </table:table-cell>
          <table:table-cell office:value-type="float" office:value="12.04034" calcext:value-type="float">
            <text:p>12.04034</text:p>
          </table:table-cell>
          <table:table-cell office:value-type="float" office:value="12.64508" calcext:value-type="float">
            <text:p>12.64508</text:p>
          </table:table-cell>
          <table:table-cell office:value-type="float" office:value="11.82489" calcext:value-type="float">
            <text:p>11.82489</text:p>
          </table:table-cell>
          <table:table-cell office:value-type="float" office:value="11.41104" calcext:value-type="float">
            <text:p>11.41104</text:p>
          </table:table-cell>
          <table:table-cell office:value-type="float" office:value="11.22617" calcext:value-type="float">
            <text:p>11.22617</text:p>
          </table:table-cell>
          <table:table-cell office:value-type="float" office:value="10.08801" calcext:value-type="float">
            <text:p>10.08801</text:p>
          </table:table-cell>
          <table:table-cell office:value-type="float" office:value="10.00104" calcext:value-type="float">
            <text:p>10.00104</text:p>
          </table:table-cell>
          <table:table-cell office:value-type="float" office:value="8.682617" calcext:value-type="float">
            <text:p>8.682617</text:p>
          </table:table-cell>
          <table:table-cell office:value-type="float" office:value="8.597443" calcext:value-type="float">
            <text:p>8.597443</text:p>
          </table:table-cell>
          <table:table-cell office:value-type="float" office:value="7.647675" calcext:value-type="float">
            <text:p>7.647675</text:p>
          </table:table-cell>
          <table:table-cell office:value-type="float" office:value="7.539368" calcext:value-type="float">
            <text:p>7.539368</text:p>
          </table:table-cell>
          <table:table-cell office:value-type="float" office:value="6.874969" calcext:value-type="float">
            <text:p>6.874969</text:p>
          </table:table-cell>
          <table:table-cell office:value-type="float" office:value="6.759644" calcext:value-type="float">
            <text:p>6.759644</text:p>
          </table:table-cell>
          <table:table-cell office:value-type="float" office:value="6.432892" calcext:value-type="float">
            <text:p>6.432892</text:p>
          </table:table-cell>
          <table:table-cell office:value-type="float" office:value="6.3284" calcext:value-type="float">
            <text:p>6.3284</text:p>
          </table:table-cell>
          <table:table-cell office:value-type="float" office:value="6.390656" calcext:value-type="float">
            <text:p>6.390656</text:p>
          </table:table-cell>
          <table:table-cell office:value-type="float" office:value="6.299225" calcext:value-type="float">
            <text:p>6.299225</text:p>
          </table:table-cell>
          <table:table-cell office:value-type="float" office:value="35.33914" calcext:value-type="float">
            <text:p>35.33914</text:p>
          </table:table-cell>
          <table:table-cell office:value-type="float" office:value="-0.7902527" calcext:value-type="float">
            <text:p>-0.79025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4" calcext:value-type="float">
            <text:p>28042004</text:p>
          </table:table-cell>
          <table:table-cell office:value-type="float" office:value="26.70717" calcext:value-type="float">
            <text:p>26.70717</text:p>
          </table:table-cell>
          <table:table-cell office:value-type="float" office:value="30.57" calcext:value-type="float">
            <text:p>30.57</text:p>
          </table:table-cell>
          <table:table-cell office:value-type="float" office:value="11.56" calcext:value-type="float">
            <text:p>11.56</text:p>
          </table:table-cell>
          <table:table-cell office:value-type="float" office:value="1.250359" calcext:value-type="float">
            <text:p>1.250359</text:p>
          </table:table-cell>
          <table:table-cell office:value-type="float" office:value="0.8893537" calcext:value-type="float">
            <text:p>0.8893537</text:p>
          </table:table-cell>
          <table:table-cell office:value-type="float" office:value="628.812" calcext:value-type="float">
            <text:p>628.812</text:p>
          </table:table-cell>
          <table:table-cell office:value-type="float" office:value="0" calcext:value-type="float">
            <text:p>0</text:p>
          </table:table-cell>
          <table:table-cell office:value-type="float" office:value="29.28931" calcext:value-type="float">
            <text:p>29.28931</text:p>
          </table:table-cell>
          <table:table-cell office:value-type="float" office:value="12.33267" calcext:value-type="float">
            <text:p>12.33267</text:p>
          </table:table-cell>
          <table:table-cell office:value-type="float" office:value="23.78156" calcext:value-type="float">
            <text:p>23.78156</text:p>
          </table:table-cell>
          <table:table-cell office:value-type="float" office:value="13.27545" calcext:value-type="float">
            <text:p>13.27545</text:p>
          </table:table-cell>
          <table:table-cell office:value-type="float" office:value="20.72223" calcext:value-type="float">
            <text:p>20.72223</text:p>
          </table:table-cell>
          <table:table-cell office:value-type="float" office:value="13.61719" calcext:value-type="float">
            <text:p>13.61719</text:p>
          </table:table-cell>
          <table:table-cell office:value-type="float" office:value="18.24573" calcext:value-type="float">
            <text:p>18.24573</text:p>
          </table:table-cell>
          <table:table-cell office:value-type="float" office:value="13.63968" calcext:value-type="float">
            <text:p>13.63968</text:p>
          </table:table-cell>
          <table:table-cell office:value-type="float" office:value="16.71051" calcext:value-type="float">
            <text:p>16.71051</text:p>
          </table:table-cell>
          <table:table-cell office:value-type="float" office:value="13.47525" calcext:value-type="float">
            <text:p>13.47525</text:p>
          </table:table-cell>
          <table:table-cell office:value-type="float" office:value="15.19943" calcext:value-type="float">
            <text:p>15.19943</text:p>
          </table:table-cell>
          <table:table-cell office:value-type="float" office:value="13.15536" calcext:value-type="float">
            <text:p>13.15536</text:p>
          </table:table-cell>
          <table:table-cell office:value-type="float" office:value="13.82681" calcext:value-type="float">
            <text:p>13.82681</text:p>
          </table:table-cell>
          <table:table-cell office:value-type="float" office:value="12.59537" calcext:value-type="float">
            <text:p>12.59537</text:p>
          </table:table-cell>
          <table:table-cell office:value-type="float" office:value="11.94775" calcext:value-type="float">
            <text:p>11.94775</text:p>
          </table:table-cell>
          <table:table-cell office:value-type="float" office:value="11.41711" calcext:value-type="float">
            <text:p>11.41711</text:p>
          </table:table-cell>
          <table:table-cell office:value-type="float" office:value="10.25858" calcext:value-type="float">
            <text:p>10.25858</text:p>
          </table:table-cell>
          <table:table-cell office:value-type="float" office:value="10.0892" calcext:value-type="float">
            <text:p>10.0892</text:p>
          </table:table-cell>
          <table:table-cell office:value-type="float" office:value="8.781982" calcext:value-type="float">
            <text:p>8.781982</text:p>
          </table:table-cell>
          <table:table-cell office:value-type="float" office:value="8.683594" calcext:value-type="float">
            <text:p>8.683594</text:p>
          </table:table-cell>
          <table:table-cell office:value-type="float" office:value="7.753632" calcext:value-type="float">
            <text:p>7.753632</text:p>
          </table:table-cell>
          <table:table-cell office:value-type="float" office:value="7.648773" calcext:value-type="float">
            <text:p>7.648773</text:p>
          </table:table-cell>
          <table:table-cell office:value-type="float" office:value="6.986908" calcext:value-type="float">
            <text:p>6.986908</text:p>
          </table:table-cell>
          <table:table-cell office:value-type="float" office:value="6.876129" calcext:value-type="float">
            <text:p>6.876129</text:p>
          </table:table-cell>
          <table:table-cell office:value-type="float" office:value="6.537476" calcext:value-type="float">
            <text:p>6.537476</text:p>
          </table:table-cell>
          <table:table-cell office:value-type="float" office:value="6.43396" calcext:value-type="float">
            <text:p>6.43396</text:p>
          </table:table-cell>
          <table:table-cell office:value-type="float" office:value="6.484344" calcext:value-type="float">
            <text:p>6.484344</text:p>
          </table:table-cell>
          <table:table-cell office:value-type="float" office:value="6.391602" calcext:value-type="float">
            <text:p>6.391602</text:p>
          </table:table-cell>
          <table:table-cell office:value-type="float" office:value="59.9541" calcext:value-type="float">
            <text:p>59.9541</text:p>
          </table:table-cell>
          <table:table-cell office:value-type="float" office:value="8.427032" calcext:value-type="float">
            <text:p>8.4270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4" calcext:value-type="float">
            <text:p>29042004</text:p>
          </table:table-cell>
          <table:table-cell office:value-type="float" office:value="6.428223" calcext:value-type="float">
            <text:p>6.428223</text:p>
          </table:table-cell>
          <table:table-cell office:value-type="float" office:value="18.11" calcext:value-type="float">
            <text:p>18.11</text:p>
          </table:table-cell>
          <table:table-cell office:value-type="float" office:value="8.27" calcext:value-type="float">
            <text:p>8.27</text:p>
          </table:table-cell>
          <table:table-cell office:value-type="float" office:value="1.200045" calcext:value-type="float">
            <text:p>1.200045</text:p>
          </table:table-cell>
          <table:table-cell office:value-type="float" office:value="0.8521569" calcext:value-type="float">
            <text:p>0.8521569</text:p>
          </table:table-cell>
          <table:table-cell office:value-type="float" office:value="392.58" calcext:value-type="float">
            <text:p>392.58</text:p>
          </table:table-cell>
          <table:table-cell office:value-type="float" office:value="0.1" calcext:value-type="float">
            <text:p>0.1</text:p>
          </table:table-cell>
          <table:table-cell office:value-type="float" office:value="17.11755" calcext:value-type="float">
            <text:p>17.11755</text:p>
          </table:table-cell>
          <table:table-cell office:value-type="float" office:value="10.76837" calcext:value-type="float">
            <text:p>10.76837</text:p>
          </table:table-cell>
          <table:table-cell office:value-type="float" office:value="17.97058" calcext:value-type="float">
            <text:p>17.97058</text:p>
          </table:table-cell>
          <table:table-cell office:value-type="float" office:value="12.42902" calcext:value-type="float">
            <text:p>12.42902</text:p>
          </table:table-cell>
          <table:table-cell office:value-type="float" office:value="18.00589" calcext:value-type="float">
            <text:p>18.00589</text:p>
          </table:table-cell>
          <table:table-cell office:value-type="float" office:value="13.30807" calcext:value-type="float">
            <text:p>13.30807</text:p>
          </table:table-cell>
          <table:table-cell office:value-type="float" office:value="17.3364" calcext:value-type="float">
            <text:p>17.3364</text:p>
          </table:table-cell>
          <table:table-cell office:value-type="float" office:value="13.81754" calcext:value-type="float">
            <text:p>13.81754</text:p>
          </table:table-cell>
          <table:table-cell office:value-type="float" office:value="16.45773" calcext:value-type="float">
            <text:p>16.45773</text:p>
          </table:table-cell>
          <table:table-cell office:value-type="float" office:value="13.93262" calcext:value-type="float">
            <text:p>13.93262</text:p>
          </table:table-cell>
          <table:table-cell office:value-type="float" office:value="15.21555" calcext:value-type="float">
            <text:p>15.21555</text:p>
          </table:table-cell>
          <table:table-cell office:value-type="float" office:value="13.90994" calcext:value-type="float">
            <text:p>13.90994</text:p>
          </table:table-cell>
          <table:table-cell office:value-type="float" office:value="13.98685" calcext:value-type="float">
            <text:p>13.98685</text:p>
          </table:table-cell>
          <table:table-cell office:value-type="float" office:value="13.4614" calcext:value-type="float">
            <text:p>13.4614</text:p>
          </table:table-cell>
          <table:table-cell office:value-type="float" office:value="12.4613" calcext:value-type="float">
            <text:p>12.4613</text:p>
          </table:table-cell>
          <table:table-cell office:value-type="float" office:value="11.95911" calcext:value-type="float">
            <text:p>11.95911</text:p>
          </table:table-cell>
          <table:table-cell office:value-type="float" office:value="10.57449" calcext:value-type="float">
            <text:p>10.57449</text:p>
          </table:table-cell>
          <table:table-cell office:value-type="float" office:value="10.26126" calcext:value-type="float">
            <text:p>10.26126</text:p>
          </table:table-cell>
          <table:table-cell office:value-type="float" office:value="8.918182" calcext:value-type="float">
            <text:p>8.918182</text:p>
          </table:table-cell>
          <table:table-cell office:value-type="float" office:value="8.783112" calcext:value-type="float">
            <text:p>8.783112</text:p>
          </table:table-cell>
          <table:table-cell office:value-type="float" office:value="7.86441" calcext:value-type="float">
            <text:p>7.86441</text:p>
          </table:table-cell>
          <table:table-cell office:value-type="float" office:value="7.754761" calcext:value-type="float">
            <text:p>7.754761</text:p>
          </table:table-cell>
          <table:table-cell office:value-type="float" office:value="7.096252" calcext:value-type="float">
            <text:p>7.096252</text:p>
          </table:table-cell>
          <table:table-cell office:value-type="float" office:value="6.988068" calcext:value-type="float">
            <text:p>6.988068</text:p>
          </table:table-cell>
          <table:table-cell office:value-type="float" office:value="6.641022" calcext:value-type="float">
            <text:p>6.641022</text:p>
          </table:table-cell>
          <table:table-cell office:value-type="float" office:value="6.538544" calcext:value-type="float">
            <text:p>6.538544</text:p>
          </table:table-cell>
          <table:table-cell office:value-type="float" office:value="6.578003" calcext:value-type="float">
            <text:p>6.578003</text:p>
          </table:table-cell>
          <table:table-cell office:value-type="float" office:value="6.485321" calcext:value-type="float">
            <text:p>6.485321</text:p>
          </table:table-cell>
          <table:table-cell office:value-type="float" office:value="16.76877" calcext:value-type="float">
            <text:p>16.76877</text:p>
          </table:table-cell>
          <table:table-cell office:value-type="float" office:value="5.01535" calcext:value-type="float">
            <text:p>5.015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4" calcext:value-type="float">
            <text:p>30042004</text:p>
          </table:table-cell>
          <table:table-cell office:value-type="float" office:value="5.44716" calcext:value-type="float">
            <text:p>5.44716</text:p>
          </table:table-cell>
          <table:table-cell office:value-type="float" office:value="12.03" calcext:value-type="float">
            <text:p>12.03</text:p>
          </table:table-cell>
          <table:table-cell office:value-type="float" office:value="5.87" calcext:value-type="float">
            <text:p>5.87</text:p>
          </table:table-cell>
          <table:table-cell office:value-type="float" office:value="0.9044704" calcext:value-type="float">
            <text:p>0.9044704</text:p>
          </table:table-cell>
          <table:table-cell office:value-type="float" office:value="0.7914206" calcext:value-type="float">
            <text:p>0.7914206</text:p>
          </table:table-cell>
          <table:table-cell office:value-type="float" office:value="309.636" calcext:value-type="float">
            <text:p>309.636</text:p>
          </table:table-cell>
          <table:table-cell office:value-type="float" office:value="0.4" calcext:value-type="float">
            <text:p>0.4</text:p>
          </table:table-cell>
          <table:table-cell office:value-type="float" office:value="14.33557" calcext:value-type="float">
            <text:p>14.33557</text:p>
          </table:table-cell>
          <table:table-cell office:value-type="float" office:value="9.111267" calcext:value-type="float">
            <text:p>9.111267</text:p>
          </table:table-cell>
          <table:table-cell office:value-type="float" office:value="13.04486" calcext:value-type="float">
            <text:p>13.04486</text:p>
          </table:table-cell>
          <table:table-cell office:value-type="float" office:value="10.58118" calcext:value-type="float">
            <text:p>10.58118</text:p>
          </table:table-cell>
          <table:table-cell office:value-type="float" office:value="13.24261" calcext:value-type="float">
            <text:p>13.24261</text:p>
          </table:table-cell>
          <table:table-cell office:value-type="float" office:value="11.42429" calcext:value-type="float">
            <text:p>11.42429</text:p>
          </table:table-cell>
          <table:table-cell office:value-type="float" office:value="13.76633" calcext:value-type="float">
            <text:p>13.76633</text:p>
          </table:table-cell>
          <table:table-cell office:value-type="float" office:value="11.98276" calcext:value-type="float">
            <text:p>11.98276</text:p>
          </table:table-cell>
          <table:table-cell office:value-type="float" office:value="13.89377" calcext:value-type="float">
            <text:p>13.89377</text:p>
          </table:table-cell>
          <table:table-cell office:value-type="float" office:value="12.20657" calcext:value-type="float">
            <text:p>12.20657</text:p>
          </table:table-cell>
          <table:table-cell office:value-type="float" office:value="13.88647" calcext:value-type="float">
            <text:p>13.88647</text:p>
          </table:table-cell>
          <table:table-cell office:value-type="float" office:value="12.37134" calcext:value-type="float">
            <text:p>12.37134</text:p>
          </table:table-cell>
          <table:table-cell office:value-type="float" office:value="13.44919" calcext:value-type="float">
            <text:p>13.44919</text:p>
          </table:table-cell>
          <table:table-cell office:value-type="float" office:value="12.30594" calcext:value-type="float">
            <text:p>12.30594</text:p>
          </table:table-cell>
          <table:table-cell office:value-type="float" office:value="12.46039" calcext:value-type="float">
            <text:p>12.46039</text:p>
          </table:table-cell>
          <table:table-cell office:value-type="float" office:value="12.02353" calcext:value-type="float">
            <text:p>12.02353</text:p>
          </table:table-cell>
          <table:table-cell office:value-type="float" office:value="10.72171" calcext:value-type="float">
            <text:p>10.72171</text:p>
          </table:table-cell>
          <table:table-cell office:value-type="float" office:value="10.57742" calcext:value-type="float">
            <text:p>10.57742</text:p>
          </table:table-cell>
          <table:table-cell office:value-type="float" office:value="9.074188" calcext:value-type="float">
            <text:p>9.074188</text:p>
          </table:table-cell>
          <table:table-cell office:value-type="float" office:value="8.91983" calcext:value-type="float">
            <text:p>8.91983</text:p>
          </table:table-cell>
          <table:table-cell office:value-type="float" office:value="7.987122" calcext:value-type="float">
            <text:p>7.987122</text:p>
          </table:table-cell>
          <table:table-cell office:value-type="float" office:value="7.865631" calcext:value-type="float">
            <text:p>7.865631</text:p>
          </table:table-cell>
          <table:table-cell office:value-type="float" office:value="7.205841" calcext:value-type="float">
            <text:p>7.205841</text:p>
          </table:table-cell>
          <table:table-cell office:value-type="float" office:value="7.097412" calcext:value-type="float">
            <text:p>7.097412</text:p>
          </table:table-cell>
          <table:table-cell office:value-type="float" office:value="6.7435" calcext:value-type="float">
            <text:p>6.7435</text:p>
          </table:table-cell>
          <table:table-cell office:value-type="float" office:value="6.64209" calcext:value-type="float">
            <text:p>6.64209</text:p>
          </table:table-cell>
          <table:table-cell office:value-type="float" office:value="6.671692" calcext:value-type="float">
            <text:p>6.671692</text:p>
          </table:table-cell>
          <table:table-cell office:value-type="float" office:value="6.578979" calcext:value-type="float">
            <text:p>6.578979</text:p>
          </table:table-cell>
          <table:table-cell office:value-type="float" office:value="17.23929" calcext:value-type="float">
            <text:p>17.23929</text:p>
          </table:table-cell>
          <table:table-cell office:value-type="float" office:value="3.196594" calcext:value-type="float">
            <text:p>3.1965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4" calcext:value-type="float">
            <text:p>1052004</text:p>
          </table:table-cell>
          <table:table-cell office:value-type="float" office:value="22.46085" calcext:value-type="float">
            <text:p>22.46085</text:p>
          </table:table-cell>
          <table:table-cell office:value-type="float" office:value="15.14" calcext:value-type="float">
            <text:p>15.14</text:p>
          </table:table-cell>
          <table:table-cell office:value-type="float" office:value="3.45" calcext:value-type="float">
            <text:p>3.45</text:p>
          </table:table-cell>
          <table:table-cell office:value-type="float" office:value="0.7979663" calcext:value-type="float">
            <text:p>0.7979663</text:p>
          </table:table-cell>
          <table:table-cell office:value-type="float" office:value="0.6818933" calcext:value-type="float">
            <text:p>0.6818933</text:p>
          </table:table-cell>
          <table:table-cell office:value-type="float" office:value="298.584" calcext:value-type="float">
            <text:p>298.584</text:p>
          </table:table-cell>
          <table:table-cell office:value-type="float" office:value="0" calcext:value-type="float">
            <text:p>0</text:p>
          </table:table-cell>
          <table:table-cell office:value-type="float" office:value="22.08829" calcext:value-type="float">
            <text:p>22.08829</text:p>
          </table:table-cell>
          <table:table-cell office:value-type="float" office:value="7.274506" calcext:value-type="float">
            <text:p>7.274506</text:p>
          </table:table-cell>
          <table:table-cell office:value-type="float" office:value="17.75916" calcext:value-type="float">
            <text:p>17.75916</text:p>
          </table:table-cell>
          <table:table-cell office:value-type="float" office:value="9.091919" calcext:value-type="float">
            <text:p>9.091919</text:p>
          </table:table-cell>
          <table:table-cell office:value-type="float" office:value="15.73965" calcext:value-type="float">
            <text:p>15.73965</text:p>
          </table:table-cell>
          <table:table-cell office:value-type="float" office:value="10.11353" calcext:value-type="float">
            <text:p>10.11353</text:p>
          </table:table-cell>
          <table:table-cell office:value-type="float" office:value="14.43652" calcext:value-type="float">
            <text:p>14.43652</text:p>
          </table:table-cell>
          <table:table-cell office:value-type="float" office:value="10.87488" calcext:value-type="float">
            <text:p>10.87488</text:p>
          </table:table-cell>
          <table:table-cell office:value-type="float" office:value="13.65146" calcext:value-type="float">
            <text:p>13.65146</text:p>
          </table:table-cell>
          <table:table-cell office:value-type="float" office:value="11.28064" calcext:value-type="float">
            <text:p>11.28064</text:p>
          </table:table-cell>
          <table:table-cell office:value-type="float" office:value="12.91122" calcext:value-type="float">
            <text:p>12.91122</text:p>
          </table:table-cell>
          <table:table-cell office:value-type="float" office:value="11.63223" calcext:value-type="float">
            <text:p>11.63223</text:p>
          </table:table-cell>
          <table:table-cell office:value-type="float" office:value="12.38226" calcext:value-type="float">
            <text:p>12.38226</text:p>
          </table:table-cell>
          <table:table-cell office:value-type="float" office:value="11.72632" calcext:value-type="float">
            <text:p>11.72632</text:p>
          </table:table-cell>
          <table:table-cell office:value-type="float" office:value="12.01843" calcext:value-type="float">
            <text:p>12.01843</text:p>
          </table:table-cell>
          <table:table-cell office:value-type="float" office:value="11.62012" calcext:value-type="float">
            <text:p>11.62012</text:p>
          </table:table-cell>
          <table:table-cell office:value-type="float" office:value="10.72238" calcext:value-type="float">
            <text:p>10.72238</text:p>
          </table:table-cell>
          <table:table-cell office:value-type="float" office:value="10.65973" calcext:value-type="float">
            <text:p>10.65973</text:p>
          </table:table-cell>
          <table:table-cell office:value-type="float" office:value="9.192932" calcext:value-type="float">
            <text:p>9.192932</text:p>
          </table:table-cell>
          <table:table-cell office:value-type="float" office:value="9.075684" calcext:value-type="float">
            <text:p>9.075684</text:p>
          </table:table-cell>
          <table:table-cell office:value-type="float" office:value="8.110748" calcext:value-type="float">
            <text:p>8.110748</text:p>
          </table:table-cell>
          <table:table-cell office:value-type="float" office:value="7.988434" calcext:value-type="float">
            <text:p>7.988434</text:p>
          </table:table-cell>
          <table:table-cell office:value-type="float" office:value="7.317535" calcext:value-type="float">
            <text:p>7.317535</text:p>
          </table:table-cell>
          <table:table-cell office:value-type="float" office:value="7.20697" calcext:value-type="float">
            <text:p>7.20697</text:p>
          </table:table-cell>
          <table:table-cell office:value-type="float" office:value="6.845917" calcext:value-type="float">
            <text:p>6.845917</text:p>
          </table:table-cell>
          <table:table-cell office:value-type="float" office:value="6.744568" calcext:value-type="float">
            <text:p>6.744568</text:p>
          </table:table-cell>
          <table:table-cell office:value-type="float" office:value="6.765503" calcext:value-type="float">
            <text:p>6.765503</text:p>
          </table:table-cell>
          <table:table-cell office:value-type="float" office:value="6.672668" calcext:value-type="float">
            <text:p>6.672668</text:p>
          </table:table-cell>
          <table:table-cell office:value-type="float" office:value="43.31363" calcext:value-type="float">
            <text:p>43.31363</text:p>
          </table:table-cell>
          <table:table-cell office:value-type="float" office:value="0.09820557" calcext:value-type="float">
            <text:p>0.098205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4" calcext:value-type="float">
            <text:p>2052004</text:p>
          </table:table-cell>
          <table:table-cell office:value-type="float" office:value="19.16528" calcext:value-type="float">
            <text:p>19.16528</text:p>
          </table:table-cell>
          <table:table-cell office:value-type="float" office:value="10.12" calcext:value-type="float">
            <text:p>10.12</text:p>
          </table:table-cell>
          <table:table-cell office:value-type="float" office:value="-0.31" calcext:value-type="float">
            <text:p>-0.31</text:p>
          </table:table-cell>
          <table:table-cell office:value-type="float" office:value="0.8588223" calcext:value-type="float">
            <text:p>0.8588223</text:p>
          </table:table-cell>
          <table:table-cell office:value-type="float" office:value="0.5272001" calcext:value-type="float">
            <text:p>0.5272001</text:p>
          </table:table-cell>
          <table:table-cell office:value-type="float" office:value="312.552" calcext:value-type="float">
            <text:p>312.552</text:p>
          </table:table-cell>
          <table:table-cell office:value-type="float" office:value="1.4" calcext:value-type="float">
            <text:p>1.4</text:p>
          </table:table-cell>
          <table:table-cell office:value-type="float" office:value="18.91699" calcext:value-type="float">
            <text:p>18.91699</text:p>
          </table:table-cell>
          <table:table-cell office:value-type="float" office:value="7.569122" calcext:value-type="float">
            <text:p>7.569122</text:p>
          </table:table-cell>
          <table:table-cell office:value-type="float" office:value="15.76431" calcext:value-type="float">
            <text:p>15.76431</text:p>
          </table:table-cell>
          <table:table-cell office:value-type="float" office:value="9.74649" calcext:value-type="float">
            <text:p>9.74649</text:p>
          </table:table-cell>
          <table:table-cell office:value-type="float" office:value="14.65665" calcext:value-type="float">
            <text:p>14.65665</text:p>
          </table:table-cell>
          <table:table-cell office:value-type="float" office:value="10.85059" calcext:value-type="float">
            <text:p>10.85059</text:p>
          </table:table-cell>
          <table:table-cell office:value-type="float" office:value="13.76505" calcext:value-type="float">
            <text:p>13.76505</text:p>
          </table:table-cell>
          <table:table-cell office:value-type="float" office:value="11.55658" calcext:value-type="float">
            <text:p>11.55658</text:p>
          </table:table-cell>
          <table:table-cell office:value-type="float" office:value="13.21637" calcext:value-type="float">
            <text:p>13.21637</text:p>
          </table:table-cell>
          <table:table-cell office:value-type="float" office:value="11.86365" calcext:value-type="float">
            <text:p>11.86365</text:p>
          </table:table-cell>
          <table:table-cell office:value-type="float" office:value="12.89191" calcext:value-type="float">
            <text:p>12.89191</text:p>
          </table:table-cell>
          <table:table-cell office:value-type="float" office:value="12.04883" calcext:value-type="float">
            <text:p>12.04883</text:p>
          </table:table-cell>
          <table:table-cell office:value-type="float" office:value="12.39661" calcext:value-type="float">
            <text:p>12.39661</text:p>
          </table:table-cell>
          <table:table-cell office:value-type="float" office:value="11.93448" calcext:value-type="float">
            <text:p>11.93448</text:p>
          </table:table-cell>
          <table:table-cell office:value-type="float" office:value="11.68433" calcext:value-type="float">
            <text:p>11.68433</text:p>
          </table:table-cell>
          <table:table-cell office:value-type="float" office:value="11.59149" calcext:value-type="float">
            <text:p>11.59149</text:p>
          </table:table-cell>
          <table:table-cell office:value-type="float" office:value="10.65906" calcext:value-type="float">
            <text:p>10.65906</text:p>
          </table:table-cell>
          <table:table-cell office:value-type="float" office:value="10.62073" calcext:value-type="float">
            <text:p>10.62073</text:p>
          </table:table-cell>
          <table:table-cell office:value-type="float" office:value="9.272797" calcext:value-type="float">
            <text:p>9.272797</text:p>
          </table:table-cell>
          <table:table-cell office:value-type="float" office:value="9.193909" calcext:value-type="float">
            <text:p>9.193909</text:p>
          </table:table-cell>
          <table:table-cell office:value-type="float" office:value="8.222137" calcext:value-type="float">
            <text:p>8.222137</text:p>
          </table:table-cell>
          <table:table-cell office:value-type="float" office:value="8.112" calcext:value-type="float">
            <text:p>8.112</text:p>
          </table:table-cell>
          <table:table-cell office:value-type="float" office:value="7.42923" calcext:value-type="float">
            <text:p>7.42923</text:p>
          </table:table-cell>
          <table:table-cell office:value-type="float" office:value="7.318665" calcext:value-type="float">
            <text:p>7.318665</text:p>
          </table:table-cell>
          <table:table-cell office:value-type="float" office:value="6.948669" calcext:value-type="float">
            <text:p>6.948669</text:p>
          </table:table-cell>
          <table:table-cell office:value-type="float" office:value="6.846954" calcext:value-type="float">
            <text:p>6.846954</text:p>
          </table:table-cell>
          <table:table-cell office:value-type="float" office:value="6.859589" calcext:value-type="float">
            <text:p>6.859589</text:p>
          </table:table-cell>
          <table:table-cell office:value-type="float" office:value="6.766479" calcext:value-type="float">
            <text:p>6.766479</text:p>
          </table:table-cell>
          <table:table-cell office:value-type="float" office:value="30.82501" calcext:value-type="float">
            <text:p>30.82501</text:p>
          </table:table-cell>
          <table:table-cell office:value-type="float" office:value="-2.967468" calcext:value-type="float">
            <text:p>-2.9674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4" calcext:value-type="float">
            <text:p>3052004</text:p>
          </table:table-cell>
          <table:table-cell office:value-type="float" office:value="26.94162" calcext:value-type="float">
            <text:p>26.94162</text:p>
          </table:table-cell>
          <table:table-cell office:value-type="float" office:value="19.39" calcext:value-type="float">
            <text:p>19.39</text:p>
          </table:table-cell>
          <table:table-cell office:value-type="float" office:value="-2.47" calcext:value-type="float">
            <text:p>-2.47</text:p>
          </table:table-cell>
          <table:table-cell office:value-type="float" office:value="1.012177" calcext:value-type="float">
            <text:p>1.012177</text:p>
          </table:table-cell>
          <table:table-cell office:value-type="float" office:value="0.4507048" calcext:value-type="float">
            <text:p>0.4507048</text:p>
          </table:table-cell>
          <table:table-cell office:value-type="float" office:value="375.336" calcext:value-type="float">
            <text:p>375.336</text:p>
          </table:table-cell>
          <table:table-cell office:value-type="float" office:value="0" calcext:value-type="float">
            <text:p>0</text:p>
          </table:table-cell>
          <table:table-cell office:value-type="float" office:value="23.98422" calcext:value-type="float">
            <text:p>23.98422</text:p>
          </table:table-cell>
          <table:table-cell office:value-type="float" office:value="5.13443" calcext:value-type="float">
            <text:p>5.13443</text:p>
          </table:table-cell>
          <table:table-cell office:value-type="float" office:value="19.23364" calcext:value-type="float">
            <text:p>19.23364</text:p>
          </table:table-cell>
          <table:table-cell office:value-type="float" office:value="7.835144" calcext:value-type="float">
            <text:p>7.835144</text:p>
          </table:table-cell>
          <table:table-cell office:value-type="float" office:value="16.89771" calcext:value-type="float">
            <text:p>16.89771</text:p>
          </table:table-cell>
          <table:table-cell office:value-type="float" office:value="9.306854" calcext:value-type="float">
            <text:p>9.306854</text:p>
          </table:table-cell>
          <table:table-cell office:value-type="float" office:value="15.11966" calcext:value-type="float">
            <text:p>15.11966</text:p>
          </table:table-cell>
          <table:table-cell office:value-type="float" office:value="10.39081" calcext:value-type="float">
            <text:p>10.39081</text:p>
          </table:table-cell>
          <table:table-cell office:value-type="float" office:value="14.09027" calcext:value-type="float">
            <text:p>14.09027</text:p>
          </table:table-cell>
          <table:table-cell office:value-type="float" office:value="10.95087" calcext:value-type="float">
            <text:p>10.95087</text:p>
          </table:table-cell>
          <table:table-cell office:value-type="float" office:value="13.15726" calcext:value-type="float">
            <text:p>13.15726</text:p>
          </table:table-cell>
          <table:table-cell office:value-type="float" office:value="11.40546" calcext:value-type="float">
            <text:p>11.40546</text:p>
          </table:table-cell>
          <table:table-cell office:value-type="float" office:value="12.41544" calcext:value-type="float">
            <text:p>12.41544</text:p>
          </table:table-cell>
          <table:table-cell office:value-type="float" office:value="11.50238" calcext:value-type="float">
            <text:p>11.50238</text:p>
          </table:table-cell>
          <table:table-cell office:value-type="float" office:value="11.61194" calcext:value-type="float">
            <text:p>11.61194</text:p>
          </table:table-cell>
          <table:table-cell office:value-type="float" office:value="11.41125" calcext:value-type="float">
            <text:p>11.41125</text:p>
          </table:table-cell>
          <table:table-cell office:value-type="float" office:value="10.62048" calcext:value-type="float">
            <text:p>10.62048</text:p>
          </table:table-cell>
          <table:table-cell office:value-type="float" office:value="10.57724" calcext:value-type="float">
            <text:p>10.57724</text:p>
          </table:table-cell>
          <table:table-cell office:value-type="float" office:value="9.332642" calcext:value-type="float">
            <text:p>9.332642</text:p>
          </table:table-cell>
          <table:table-cell office:value-type="float" office:value="9.273468" calcext:value-type="float">
            <text:p>9.273468</text:p>
          </table:table-cell>
          <table:table-cell office:value-type="float" office:value="8.320282" calcext:value-type="float">
            <text:p>8.320282</text:p>
          </table:table-cell>
          <table:table-cell office:value-type="float" office:value="8.223206" calcext:value-type="float">
            <text:p>8.223206</text:p>
          </table:table-cell>
          <table:table-cell office:value-type="float" office:value="7.536224" calcext:value-type="float">
            <text:p>7.536224</text:p>
          </table:table-cell>
          <table:table-cell office:value-type="float" office:value="7.430359" calcext:value-type="float">
            <text:p>7.430359</text:p>
          </table:table-cell>
          <table:table-cell office:value-type="float" office:value="7.050751" calcext:value-type="float">
            <text:p>7.050751</text:p>
          </table:table-cell>
          <table:table-cell office:value-type="float" office:value="6.949738" calcext:value-type="float">
            <text:p>6.949738</text:p>
          </table:table-cell>
          <table:table-cell office:value-type="float" office:value="6.953674" calcext:value-type="float">
            <text:p>6.953674</text:p>
          </table:table-cell>
          <table:table-cell office:value-type="float" office:value="6.860565" calcext:value-type="float">
            <text:p>6.860565</text:p>
          </table:table-cell>
          <table:table-cell office:value-type="float" office:value="50.33478" calcext:value-type="float">
            <text:p>50.33478</text:p>
          </table:table-cell>
          <table:table-cell office:value-type="float" office:value="-5.243683" calcext:value-type="float">
            <text:p>-5.2436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4" calcext:value-type="float">
            <text:p>4052004</text:p>
          </table:table-cell>
          <table:table-cell office:value-type="float" office:value="24.35724" calcext:value-type="float">
            <text:p>24.35724</text:p>
          </table:table-cell>
          <table:table-cell office:value-type="float" office:value="24.69" calcext:value-type="float">
            <text:p>24.69</text:p>
          </table:table-cell>
          <table:table-cell office:value-type="float" office:value="11.14" calcext:value-type="float">
            <text:p>11.14</text:p>
          </table:table-cell>
          <table:table-cell office:value-type="float" office:value="1.173229" calcext:value-type="float">
            <text:p>1.173229</text:p>
          </table:table-cell>
          <table:table-cell office:value-type="float" office:value="0.859004" calcext:value-type="float">
            <text:p>0.859004</text:p>
          </table:table-cell>
          <table:table-cell office:value-type="float" office:value="265.86" calcext:value-type="float">
            <text:p>265.86</text:p>
          </table:table-cell>
          <table:table-cell office:value-type="float" office:value="0.4" calcext:value-type="float">
            <text:p>0.4</text:p>
          </table:table-cell>
          <table:table-cell office:value-type="float" office:value="27.16846" calcext:value-type="float">
            <text:p>27.16846</text:p>
          </table:table-cell>
          <table:table-cell office:value-type="float" office:value="11.61154" calcext:value-type="float">
            <text:p>11.61154</text:p>
          </table:table-cell>
          <table:table-cell office:value-type="float" office:value="22.00967" calcext:value-type="float">
            <text:p>22.00967</text:p>
          </table:table-cell>
          <table:table-cell office:value-type="float" office:value="12.54892" calcext:value-type="float">
            <text:p>12.54892</text:p>
          </table:table-cell>
          <table:table-cell office:value-type="float" office:value="19.27936" calcext:value-type="float">
            <text:p>19.27936</text:p>
          </table:table-cell>
          <table:table-cell office:value-type="float" office:value="12.91977" calcext:value-type="float">
            <text:p>12.91977</text:p>
          </table:table-cell>
          <table:table-cell office:value-type="float" office:value="17.11856" calcext:value-type="float">
            <text:p>17.11856</text:p>
          </table:table-cell>
          <table:table-cell office:value-type="float" office:value="12.9838" calcext:value-type="float">
            <text:p>12.9838</text:p>
          </table:table-cell>
          <table:table-cell office:value-type="float" office:value="15.79117" calcext:value-type="float">
            <text:p>15.79117</text:p>
          </table:table-cell>
          <table:table-cell office:value-type="float" office:value="12.91238" calcext:value-type="float">
            <text:p>12.91238</text:p>
          </table:table-cell>
          <table:table-cell office:value-type="float" office:value="14.50256" calcext:value-type="float">
            <text:p>14.50256</text:p>
          </table:table-cell>
          <table:table-cell office:value-type="float" office:value="12.73129" calcext:value-type="float">
            <text:p>12.73129</text:p>
          </table:table-cell>
          <table:table-cell office:value-type="float" office:value="13.40652" calcext:value-type="float">
            <text:p>13.40652</text:p>
          </table:table-cell>
          <table:table-cell office:value-type="float" office:value="12.34814" calcext:value-type="float">
            <text:p>12.34814</text:p>
          </table:table-cell>
          <table:table-cell office:value-type="float" office:value="11.91028" calcext:value-type="float">
            <text:p>11.91028</text:p>
          </table:table-cell>
          <table:table-cell office:value-type="float" office:value="11.48886" calcext:value-type="float">
            <text:p>11.48886</text:p>
          </table:table-cell>
          <table:table-cell office:value-type="float" office:value="10.63202" calcext:value-type="float">
            <text:p>10.63202</text:p>
          </table:table-cell>
          <table:table-cell office:value-type="float" office:value="10.57608" calcext:value-type="float">
            <text:p>10.57608</text:p>
          </table:table-cell>
          <table:table-cell office:value-type="float" office:value="9.385895" calcext:value-type="float">
            <text:p>9.385895</text:p>
          </table:table-cell>
          <table:table-cell office:value-type="float" office:value="9.333191" calcext:value-type="float">
            <text:p>9.333191</text:p>
          </table:table-cell>
          <table:table-cell office:value-type="float" office:value="8.407379" calcext:value-type="float">
            <text:p>8.407379</text:p>
          </table:table-cell>
          <table:table-cell office:value-type="float" office:value="8.321228" calcext:value-type="float">
            <text:p>8.321228</text:p>
          </table:table-cell>
          <table:table-cell office:value-type="float" office:value="7.638519" calcext:value-type="float">
            <text:p>7.638519</text:p>
          </table:table-cell>
          <table:table-cell office:value-type="float" office:value="7.537323" calcext:value-type="float">
            <text:p>7.537323</text:p>
          </table:table-cell>
          <table:table-cell office:value-type="float" office:value="7.15152" calcext:value-type="float">
            <text:p>7.15152</text:p>
          </table:table-cell>
          <table:table-cell office:value-type="float" office:value="7.051788" calcext:value-type="float">
            <text:p>7.051788</text:p>
          </table:table-cell>
          <table:table-cell office:value-type="float" office:value="7.047791" calcext:value-type="float">
            <text:p>7.047791</text:p>
          </table:table-cell>
          <table:table-cell office:value-type="float" office:value="6.954651" calcext:value-type="float">
            <text:p>6.954651</text:p>
          </table:table-cell>
          <table:table-cell office:value-type="float" office:value="54.42026" calcext:value-type="float">
            <text:p>54.42026</text:p>
          </table:table-cell>
          <table:table-cell office:value-type="float" office:value="7.607941" calcext:value-type="float">
            <text:p>7.6079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4" calcext:value-type="float">
            <text:p>5052004</text:p>
          </table:table-cell>
          <table:table-cell office:value-type="float" office:value="27.49221" calcext:value-type="float">
            <text:p>27.49221</text:p>
          </table:table-cell>
          <table:table-cell office:value-type="float" office:value="32.42" calcext:value-type="float">
            <text:p>32.42</text:p>
          </table:table-cell>
          <table:table-cell office:value-type="float" office:value="8.9" calcext:value-type="float">
            <text:p>8.9</text:p>
          </table:table-cell>
          <table:table-cell office:value-type="float" office:value="1.296502" calcext:value-type="float">
            <text:p>1.296502</text:p>
          </table:table-cell>
          <table:table-cell office:value-type="float" office:value="0.8311214" calcext:value-type="float">
            <text:p>0.8311214</text:p>
          </table:table-cell>
          <table:table-cell office:value-type="float" office:value="476.136" calcext:value-type="float">
            <text:p>476.136</text:p>
          </table:table-cell>
          <table:table-cell office:value-type="float" office:value="0" calcext:value-type="float">
            <text:p>0</text:p>
          </table:table-cell>
          <table:table-cell office:value-type="float" office:value="30.44876" calcext:value-type="float">
            <text:p>30.44876</text:p>
          </table:table-cell>
          <table:table-cell office:value-type="float" office:value="11.80142" calcext:value-type="float">
            <text:p>11.80142</text:p>
          </table:table-cell>
          <table:table-cell office:value-type="float" office:value="24.71869" calcext:value-type="float">
            <text:p>24.71869</text:p>
          </table:table-cell>
          <table:table-cell office:value-type="float" office:value="13.38232" calcext:value-type="float">
            <text:p>13.38232</text:p>
          </table:table-cell>
          <table:table-cell office:value-type="float" office:value="21.63147" calcext:value-type="float">
            <text:p>21.63147</text:p>
          </table:table-cell>
          <table:table-cell office:value-type="float" office:value="13.98495" calcext:value-type="float">
            <text:p>13.98495</text:p>
          </table:table-cell>
          <table:table-cell office:value-type="float" office:value="19.09378" calcext:value-type="float">
            <text:p>19.09378</text:p>
          </table:table-cell>
          <table:table-cell office:value-type="float" office:value="14.19534" calcext:value-type="float">
            <text:p>14.19534</text:p>
          </table:table-cell>
          <table:table-cell office:value-type="float" office:value="17.50897" calcext:value-type="float">
            <text:p>17.50897</text:p>
          </table:table-cell>
          <table:table-cell office:value-type="float" office:value="14.11084" calcext:value-type="float">
            <text:p>14.11084</text:p>
          </table:table-cell>
          <table:table-cell office:value-type="float" office:value="15.94815" calcext:value-type="float">
            <text:p>15.94815</text:p>
          </table:table-cell>
          <table:table-cell office:value-type="float" office:value="13.83881" calcext:value-type="float">
            <text:p>13.83881</text:p>
          </table:table-cell>
          <table:table-cell office:value-type="float" office:value="14.50943" calcext:value-type="float">
            <text:p>14.50943</text:p>
          </table:table-cell>
          <table:table-cell office:value-type="float" office:value="13.2543" calcext:value-type="float">
            <text:p>13.2543</text:p>
          </table:table-cell>
          <table:table-cell office:value-type="float" office:value="12.56158" calcext:value-type="float">
            <text:p>12.56158</text:p>
          </table:table-cell>
          <table:table-cell office:value-type="float" office:value="11.91971" calcext:value-type="float">
            <text:p>11.91971</text:p>
          </table:table-cell>
          <table:table-cell office:value-type="float" office:value="10.85016" calcext:value-type="float">
            <text:p>10.85016</text:p>
          </table:table-cell>
          <table:table-cell office:value-type="float" office:value="10.63351" calcext:value-type="float">
            <text:p>10.63351</text:p>
          </table:table-cell>
          <table:table-cell office:value-type="float" office:value="9.466827" calcext:value-type="float">
            <text:p>9.466827</text:p>
          </table:table-cell>
          <table:table-cell office:value-type="float" office:value="9.386536" calcext:value-type="float">
            <text:p>9.386536</text:p>
          </table:table-cell>
          <table:table-cell office:value-type="float" office:value="8.492462" calcext:value-type="float">
            <text:p>8.492462</text:p>
          </table:table-cell>
          <table:table-cell office:value-type="float" office:value="8.408264" calcext:value-type="float">
            <text:p>8.408264</text:p>
          </table:table-cell>
          <table:table-cell office:value-type="float" office:value="7.736145" calcext:value-type="float">
            <text:p>7.736145</text:p>
          </table:table-cell>
          <table:table-cell office:value-type="float" office:value="7.639526" calcext:value-type="float">
            <text:p>7.639526</text:p>
          </table:table-cell>
          <table:table-cell office:value-type="float" office:value="7.250549" calcext:value-type="float">
            <text:p>7.250549</text:p>
          </table:table-cell>
          <table:table-cell office:value-type="float" office:value="7.152588" calcext:value-type="float">
            <text:p>7.152588</text:p>
          </table:table-cell>
          <table:table-cell office:value-type="float" office:value="7.141602" calcext:value-type="float">
            <text:p>7.141602</text:p>
          </table:table-cell>
          <table:table-cell office:value-type="float" office:value="7.048767" calcext:value-type="float">
            <text:p>7.048767</text:p>
          </table:table-cell>
          <table:table-cell office:value-type="float" office:value="61.2037" calcext:value-type="float">
            <text:p>61.2037</text:p>
          </table:table-cell>
          <table:table-cell office:value-type="float" office:value="5.911865" calcext:value-type="float">
            <text:p>5.9118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4" calcext:value-type="float">
            <text:p>6052004</text:p>
          </table:table-cell>
          <table:table-cell office:value-type="float" office:value="25.04222" calcext:value-type="float">
            <text:p>25.04222</text:p>
          </table:table-cell>
          <table:table-cell office:value-type="float" office:value="30.38" calcext:value-type="float">
            <text:p>30.38</text:p>
          </table:table-cell>
          <table:table-cell office:value-type="float" office:value="17.98" calcext:value-type="float">
            <text:p>17.98</text:p>
          </table:table-cell>
          <table:table-cell office:value-type="float" office:value="1.440254" calcext:value-type="float">
            <text:p>1.440254</text:p>
          </table:table-cell>
          <table:table-cell office:value-type="float" office:value="0.8616061" calcext:value-type="float">
            <text:p>0.8616061</text:p>
          </table:table-cell>
          <table:table-cell office:value-type="float" office:value="358.884" calcext:value-type="float">
            <text:p>358.884</text:p>
          </table:table-cell>
          <table:table-cell office:value-type="float" office:value="0" calcext:value-type="float">
            <text:p>0</text:p>
          </table:table-cell>
          <table:table-cell office:value-type="float" office:value="31.76538" calcext:value-type="float">
            <text:p>31.76538</text:p>
          </table:table-cell>
          <table:table-cell office:value-type="float" office:value="17.44226" calcext:value-type="float">
            <text:p>17.44226</text:p>
          </table:table-cell>
          <table:table-cell office:value-type="float" office:value="26.12305" calcext:value-type="float">
            <text:p>26.12305</text:p>
          </table:table-cell>
          <table:table-cell office:value-type="float" office:value="17.78616" calcext:value-type="float">
            <text:p>17.78616</text:p>
          </table:table-cell>
          <table:table-cell office:value-type="float" office:value="23.07446" calcext:value-type="float">
            <text:p>23.07446</text:p>
          </table:table-cell>
          <table:table-cell office:value-type="float" office:value="17.60861" calcext:value-type="float">
            <text:p>17.60861</text:p>
          </table:table-cell>
          <table:table-cell office:value-type="float" office:value="20.56622" calcext:value-type="float">
            <text:p>20.56622</text:p>
          </table:table-cell>
          <table:table-cell office:value-type="float" office:value="17.08484" calcext:value-type="float">
            <text:p>17.08484</text:p>
          </table:table-cell>
          <table:table-cell office:value-type="float" office:value="18.95093" calcext:value-type="float">
            <text:p>18.95093</text:p>
          </table:table-cell>
          <table:table-cell office:value-type="float" office:value="16.52554" calcext:value-type="float">
            <text:p>16.52554</text:p>
          </table:table-cell>
          <table:table-cell office:value-type="float" office:value="17.26309" calcext:value-type="float">
            <text:p>17.26309</text:p>
          </table:table-cell>
          <table:table-cell office:value-type="float" office:value="15.73557" calcext:value-type="float">
            <text:p>15.73557</text:p>
          </table:table-cell>
          <table:table-cell office:value-type="float" office:value="15.75403" calcext:value-type="float">
            <text:p>15.75403</text:p>
          </table:table-cell>
          <table:table-cell office:value-type="float" office:value="14.52872" calcext:value-type="float">
            <text:p>14.52872</text:p>
          </table:table-cell>
          <table:table-cell office:value-type="float" office:value="13.5" calcext:value-type="float">
            <text:p>13.5</text:p>
          </table:table-cell>
          <table:table-cell office:value-type="float" office:value="12.57352" calcext:value-type="float">
            <text:p>12.57352</text:p>
          </table:table-cell>
          <table:table-cell office:value-type="float" office:value="11.23517" calcext:value-type="float">
            <text:p>11.23517</text:p>
          </table:table-cell>
          <table:table-cell office:value-type="float" office:value="10.85327" calcext:value-type="float">
            <text:p>10.85327</text:p>
          </table:table-cell>
          <table:table-cell office:value-type="float" office:value="9.599274" calcext:value-type="float">
            <text:p>9.599274</text:p>
          </table:table-cell>
          <table:table-cell office:value-type="float" office:value="9.467896" calcext:value-type="float">
            <text:p>9.467896</text:p>
          </table:table-cell>
          <table:table-cell office:value-type="float" office:value="8.587585" calcext:value-type="float">
            <text:p>8.587585</text:p>
          </table:table-cell>
          <table:table-cell office:value-type="float" office:value="8.493347" calcext:value-type="float">
            <text:p>8.493347</text:p>
          </table:table-cell>
          <table:table-cell office:value-type="float" office:value="7.832642" calcext:value-type="float">
            <text:p>7.832642</text:p>
          </table:table-cell>
          <table:table-cell office:value-type="float" office:value="7.737122" calcext:value-type="float">
            <text:p>7.737122</text:p>
          </table:table-cell>
          <table:table-cell office:value-type="float" office:value="7.348053" calcext:value-type="float">
            <text:p>7.348053</text:p>
          </table:table-cell>
          <table:table-cell office:value-type="float" office:value="7.251587" calcext:value-type="float">
            <text:p>7.251587</text:p>
          </table:table-cell>
          <table:table-cell office:value-type="float" office:value="7.235382" calcext:value-type="float">
            <text:p>7.235382</text:p>
          </table:table-cell>
          <table:table-cell office:value-type="float" office:value="7.142578" calcext:value-type="float">
            <text:p>7.142578</text:p>
          </table:table-cell>
          <table:table-cell office:value-type="float" office:value="57.31384" calcext:value-type="float">
            <text:p>57.31384</text:p>
          </table:table-cell>
          <table:table-cell office:value-type="float" office:value="12.65982" calcext:value-type="float">
            <text:p>12.659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4" calcext:value-type="float">
            <text:p>7052004</text:p>
          </table:table-cell>
          <table:table-cell office:value-type="float" office:value="18.62791" calcext:value-type="float">
            <text:p>18.62791</text:p>
          </table:table-cell>
          <table:table-cell office:value-type="float" office:value="27.57" calcext:value-type="float">
            <text:p>27.57</text:p>
          </table:table-cell>
          <table:table-cell office:value-type="float" office:value="13.87" calcext:value-type="float">
            <text:p>13.87</text:p>
          </table:table-cell>
          <table:table-cell office:value-type="float" office:value="1.619863" calcext:value-type="float">
            <text:p>1.619863</text:p>
          </table:table-cell>
          <table:table-cell office:value-type="float" office:value="0.9336218" calcext:value-type="float">
            <text:p>0.9336218</text:p>
          </table:table-cell>
          <table:table-cell office:value-type="float" office:value="379.404" calcext:value-type="float">
            <text:p>379.404</text:p>
          </table:table-cell>
          <table:table-cell office:value-type="float" office:value="0" calcext:value-type="float">
            <text:p>0</text:p>
          </table:table-cell>
          <table:table-cell office:value-type="float" office:value="29.09119" calcext:value-type="float">
            <text:p>29.09119</text:p>
          </table:table-cell>
          <table:table-cell office:value-type="float" office:value="15.62668" calcext:value-type="float">
            <text:p>15.62668</text:p>
          </table:table-cell>
          <table:table-cell office:value-type="float" office:value="24.0704" calcext:value-type="float">
            <text:p>24.0704</text:p>
          </table:table-cell>
          <table:table-cell office:value-type="float" office:value="16.95383" calcext:value-type="float">
            <text:p>16.95383</text:p>
          </table:table-cell>
          <table:table-cell office:value-type="float" office:value="21.70386" calcext:value-type="float">
            <text:p>21.70386</text:p>
          </table:table-cell>
          <table:table-cell office:value-type="float" office:value="17.31638" calcext:value-type="float">
            <text:p>17.31638</text:p>
          </table:table-cell>
          <table:table-cell office:value-type="float" office:value="19.79712" calcext:value-type="float">
            <text:p>19.79712</text:p>
          </table:table-cell>
          <table:table-cell office:value-type="float" office:value="17.22464" calcext:value-type="float">
            <text:p>17.22464</text:p>
          </table:table-cell>
          <table:table-cell office:value-type="float" office:value="18.55035" calcext:value-type="float">
            <text:p>18.55035</text:p>
          </table:table-cell>
          <table:table-cell office:value-type="float" office:value="16.90836" calcext:value-type="float">
            <text:p>16.90836</text:p>
          </table:table-cell>
          <table:table-cell office:value-type="float" office:value="17.24591" calcext:value-type="float">
            <text:p>17.24591</text:p>
          </table:table-cell>
          <table:table-cell office:value-type="float" office:value="16.32547" calcext:value-type="float">
            <text:p>16.32547</text:p>
          </table:table-cell>
          <table:table-cell office:value-type="float" office:value="15.96686" calcext:value-type="float">
            <text:p>15.96686</text:p>
          </table:table-cell>
          <table:table-cell office:value-type="float" office:value="15.43124" calcext:value-type="float">
            <text:p>15.43124</text:p>
          </table:table-cell>
          <table:table-cell office:value-type="float" office:value="14.08884" calcext:value-type="float">
            <text:p>14.08884</text:p>
          </table:table-cell>
          <table:table-cell office:value-type="float" office:value="13.51199" calcext:value-type="float">
            <text:p>13.51199</text:p>
          </table:table-cell>
          <table:table-cell office:value-type="float" office:value="11.69443" calcext:value-type="float">
            <text:p>11.69443</text:p>
          </table:table-cell>
          <table:table-cell office:value-type="float" office:value="11.23996" calcext:value-type="float">
            <text:p>11.23996</text:p>
          </table:table-cell>
          <table:table-cell office:value-type="float" office:value="9.793488" calcext:value-type="float">
            <text:p>9.793488</text:p>
          </table:table-cell>
          <table:table-cell office:value-type="float" office:value="9.600983" calcext:value-type="float">
            <text:p>9.600983</text:p>
          </table:table-cell>
          <table:table-cell office:value-type="float" office:value="8.705048" calcext:value-type="float">
            <text:p>8.705048</text:p>
          </table:table-cell>
          <table:table-cell office:value-type="float" office:value="8.588684" calcext:value-type="float">
            <text:p>8.588684</text:p>
          </table:table-cell>
          <table:table-cell office:value-type="float" office:value="7.930908" calcext:value-type="float">
            <text:p>7.930908</text:p>
          </table:table-cell>
          <table:table-cell office:value-type="float" office:value="7.833679" calcext:value-type="float">
            <text:p>7.833679</text:p>
          </table:table-cell>
          <table:table-cell office:value-type="float" office:value="7.443878" calcext:value-type="float">
            <text:p>7.443878</text:p>
          </table:table-cell>
          <table:table-cell office:value-type="float" office:value="7.349091" calcext:value-type="float">
            <text:p>7.349091</text:p>
          </table:table-cell>
          <table:table-cell office:value-type="float" office:value="7.328796" calcext:value-type="float">
            <text:p>7.328796</text:p>
          </table:table-cell>
          <table:table-cell office:value-type="float" office:value="7.236359" calcext:value-type="float">
            <text:p>7.236359</text:p>
          </table:table-cell>
          <table:table-cell office:value-type="float" office:value="51.90659" calcext:value-type="float">
            <text:p>51.90659</text:p>
          </table:table-cell>
          <table:table-cell office:value-type="float" office:value="9.778137" calcext:value-type="float">
            <text:p>9.7781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4" calcext:value-type="float">
            <text:p>8052004</text:p>
          </table:table-cell>
          <table:table-cell office:value-type="float" office:value="25.8678" calcext:value-type="float">
            <text:p>25.8678</text:p>
          </table:table-cell>
          <table:table-cell office:value-type="float" office:value="33.01" calcext:value-type="float">
            <text:p>33.01</text:p>
          </table:table-cell>
          <table:table-cell office:value-type="float" office:value="18.21" calcext:value-type="float">
            <text:p>18.21</text:p>
          </table:table-cell>
          <table:table-cell office:value-type="float" office:value="1.723941" calcext:value-type="float">
            <text:p>1.723941</text:p>
          </table:table-cell>
          <table:table-cell office:value-type="float" office:value="1.200558" calcext:value-type="float">
            <text:p>1.200558</text:p>
          </table:table-cell>
          <table:table-cell office:value-type="float" office:value="375.552" calcext:value-type="float">
            <text:p>375.552</text:p>
          </table:table-cell>
          <table:table-cell office:value-type="float" office:value="0.3" calcext:value-type="float">
            <text:p>0.3</text:p>
          </table:table-cell>
          <table:table-cell office:value-type="float" office:value="32.92618" calcext:value-type="float">
            <text:p>32.92618</text:p>
          </table:table-cell>
          <table:table-cell office:value-type="float" office:value="17.54797" calcext:value-type="float">
            <text:p>17.54797</text:p>
          </table:table-cell>
          <table:table-cell office:value-type="float" office:value="27.30872" calcext:value-type="float">
            <text:p>27.30872</text:p>
          </table:table-cell>
          <table:table-cell office:value-type="float" office:value="18.04044" calcext:value-type="float">
            <text:p>18.04044</text:p>
          </table:table-cell>
          <table:table-cell office:value-type="float" office:value="24.29785" calcext:value-type="float">
            <text:p>24.29785</text:p>
          </table:table-cell>
          <table:table-cell office:value-type="float" office:value="18.01965" calcext:value-type="float">
            <text:p>18.01965</text:p>
          </table:table-cell>
          <table:table-cell office:value-type="float" office:value="21.75867" calcext:value-type="float">
            <text:p>21.75867</text:p>
          </table:table-cell>
          <table:table-cell office:value-type="float" office:value="17.71564" calcext:value-type="float">
            <text:p>17.71564</text:p>
          </table:table-cell>
          <table:table-cell office:value-type="float" office:value="20.11862" calcext:value-type="float">
            <text:p>20.11862</text:p>
          </table:table-cell>
          <table:table-cell office:value-type="float" office:value="17.32071" calcext:value-type="float">
            <text:p>17.32071</text:p>
          </table:table-cell>
          <table:table-cell office:value-type="float" office:value="18.43225" calcext:value-type="float">
            <text:p>18.43225</text:p>
          </table:table-cell>
          <table:table-cell office:value-type="float" office:value="16.71259" calcext:value-type="float">
            <text:p>16.71259</text:p>
          </table:table-cell>
          <table:table-cell office:value-type="float" office:value="16.89383" calcext:value-type="float">
            <text:p>16.89383</text:p>
          </table:table-cell>
          <table:table-cell office:value-type="float" office:value="15.8212" calcext:value-type="float">
            <text:p>15.8212</text:p>
          </table:table-cell>
          <table:table-cell office:value-type="float" office:value="14.62747" calcext:value-type="float">
            <text:p>14.62747</text:p>
          </table:table-cell>
          <table:table-cell office:value-type="float" office:value="14.09552" calcext:value-type="float">
            <text:p>14.09552</text:p>
          </table:table-cell>
          <table:table-cell office:value-type="float" office:value="12.10016" calcext:value-type="float">
            <text:p>12.10016</text:p>
          </table:table-cell>
          <table:table-cell office:value-type="float" office:value="11.69888" calcext:value-type="float">
            <text:p>11.69888</text:p>
          </table:table-cell>
          <table:table-cell office:value-type="float" office:value="10.02338" calcext:value-type="float">
            <text:p>10.02338</text:p>
          </table:table-cell>
          <table:table-cell office:value-type="float" office:value="9.795746" calcext:value-type="float">
            <text:p>9.795746</text:p>
          </table:table-cell>
          <table:table-cell office:value-type="float" office:value="8.847046" calcext:value-type="float">
            <text:p>8.847046</text:p>
          </table:table-cell>
          <table:table-cell office:value-type="float" office:value="8.70639" calcext:value-type="float">
            <text:p>8.70639</text:p>
          </table:table-cell>
          <table:table-cell office:value-type="float" office:value="8.037079" calcext:value-type="float">
            <text:p>8.037079</text:p>
          </table:table-cell>
          <table:table-cell office:value-type="float" office:value="7.931976" calcext:value-type="float">
            <text:p>7.931976</text:p>
          </table:table-cell>
          <table:table-cell office:value-type="float" office:value="7.541016" calcext:value-type="float">
            <text:p>7.541016</text:p>
          </table:table-cell>
          <table:table-cell office:value-type="float" office:value="7.444855" calcext:value-type="float">
            <text:p>7.444855</text:p>
          </table:table-cell>
          <table:table-cell office:value-type="float" office:value="7.421539" calcext:value-type="float">
            <text:p>7.421539</text:p>
          </table:table-cell>
          <table:table-cell office:value-type="float" office:value="7.329773" calcext:value-type="float">
            <text:p>7.329773</text:p>
          </table:table-cell>
          <table:table-cell office:value-type="float" office:value="58.99689" calcext:value-type="float">
            <text:p>58.99689</text:p>
          </table:table-cell>
          <table:table-cell office:value-type="float" office:value="15.6777" calcext:value-type="float">
            <text:p>15.67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4" calcext:value-type="float">
            <text:p>9052004</text:p>
          </table:table-cell>
          <table:table-cell office:value-type="float" office:value="24.42852" calcext:value-type="float">
            <text:p>24.42852</text:p>
          </table:table-cell>
          <table:table-cell office:value-type="float" office:value="30.25" calcext:value-type="float">
            <text:p>30.25</text:p>
          </table:table-cell>
          <table:table-cell office:value-type="float" office:value="16.9" calcext:value-type="float">
            <text:p>16.9</text:p>
          </table:table-cell>
          <table:table-cell office:value-type="float" office:value="1.630403" calcext:value-type="float">
            <text:p>1.630403</text:p>
          </table:table-cell>
          <table:table-cell office:value-type="float" office:value="1.060632" calcext:value-type="float">
            <text:p>1.060632</text:p>
          </table:table-cell>
          <table:table-cell office:value-type="float" office:value="439.344" calcext:value-type="float">
            <text:p>439.344</text:p>
          </table:table-cell>
          <table:table-cell office:value-type="float" office:value="2.151" calcext:value-type="float">
            <text:p>2.151</text:p>
          </table:table-cell>
          <table:table-cell office:value-type="float" office:value="32.73654" calcext:value-type="float">
            <text:p>32.73654</text:p>
          </table:table-cell>
          <table:table-cell office:value-type="float" office:value="17.70224" calcext:value-type="float">
            <text:p>17.70224</text:p>
          </table:table-cell>
          <table:table-cell office:value-type="float" office:value="27.51361" calcext:value-type="float">
            <text:p>27.51361</text:p>
          </table:table-cell>
          <table:table-cell office:value-type="float" office:value="18.77731" calcext:value-type="float">
            <text:p>18.77731</text:p>
          </table:table-cell>
          <table:table-cell office:value-type="float" office:value="24.6655" calcext:value-type="float">
            <text:p>24.6655</text:p>
          </table:table-cell>
          <table:table-cell office:value-type="float" office:value="18.96985" calcext:value-type="float">
            <text:p>18.96985</text:p>
          </table:table-cell>
          <table:table-cell office:value-type="float" office:value="22.26437" calcext:value-type="float">
            <text:p>22.26437</text:p>
          </table:table-cell>
          <table:table-cell office:value-type="float" office:value="18.73889" calcext:value-type="float">
            <text:p>18.73889</text:p>
          </table:table-cell>
          <table:table-cell office:value-type="float" office:value="20.70029" calcext:value-type="float">
            <text:p>20.70029</text:p>
          </table:table-cell>
          <table:table-cell office:value-type="float" office:value="18.34399" calcext:value-type="float">
            <text:p>18.34399</text:p>
          </table:table-cell>
          <table:table-cell office:value-type="float" office:value="19.05188" calcext:value-type="float">
            <text:p>19.05188</text:p>
          </table:table-cell>
          <table:table-cell office:value-type="float" office:value="17.68588" calcext:value-type="float">
            <text:p>17.68588</text:p>
          </table:table-cell>
          <table:table-cell office:value-type="float" office:value="17.52963" calcext:value-type="float">
            <text:p>17.52963</text:p>
          </table:table-cell>
          <table:table-cell office:value-type="float" office:value="16.68808" calcext:value-type="float">
            <text:p>16.68808</text:p>
          </table:table-cell>
          <table:table-cell office:value-type="float" office:value="15.25903" calcext:value-type="float">
            <text:p>15.25903</text:p>
          </table:table-cell>
          <table:table-cell office:value-type="float" office:value="14.63788" calcext:value-type="float">
            <text:p>14.63788</text:p>
          </table:table-cell>
          <table:table-cell office:value-type="float" office:value="12.53995" calcext:value-type="float">
            <text:p>12.53995</text:p>
          </table:table-cell>
          <table:table-cell office:value-type="float" office:value="12.10458" calcext:value-type="float">
            <text:p>12.10458</text:p>
          </table:table-cell>
          <table:table-cell office:value-type="float" office:value="10.27762" calcext:value-type="float">
            <text:p>10.27762</text:p>
          </table:table-cell>
          <table:table-cell office:value-type="float" office:value="10.02585" calcext:value-type="float">
            <text:p>10.02585</text:p>
          </table:table-cell>
          <table:table-cell office:value-type="float" office:value="9.00946" calcext:value-type="float">
            <text:p>9.00946</text:p>
          </table:table-cell>
          <table:table-cell office:value-type="float" office:value="8.848663" calcext:value-type="float">
            <text:p>8.848663</text:p>
          </table:table-cell>
          <table:table-cell office:value-type="float" office:value="8.152252" calcext:value-type="float">
            <text:p>8.152252</text:p>
          </table:table-cell>
          <table:table-cell office:value-type="float" office:value="8.038208" calcext:value-type="float">
            <text:p>8.038208</text:p>
          </table:table-cell>
          <table:table-cell office:value-type="float" office:value="7.640289" calcext:value-type="float">
            <text:p>7.640289</text:p>
          </table:table-cell>
          <table:table-cell office:value-type="float" office:value="7.542053" calcext:value-type="float">
            <text:p>7.542053</text:p>
          </table:table-cell>
          <table:table-cell office:value-type="float" office:value="7.514191" calcext:value-type="float">
            <text:p>7.514191</text:p>
          </table:table-cell>
          <table:table-cell office:value-type="float" office:value="7.422516" calcext:value-type="float">
            <text:p>7.422516</text:p>
          </table:table-cell>
          <table:table-cell office:value-type="float" office:value="60.72165" calcext:value-type="float">
            <text:p>60.72165</text:p>
          </table:table-cell>
          <table:table-cell office:value-type="float" office:value="13.84689" calcext:value-type="float">
            <text:p>13.846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4" calcext:value-type="float">
            <text:p>10052004</text:p>
          </table:table-cell>
          <table:table-cell office:value-type="float" office:value="20.24522" calcext:value-type="float">
            <text:p>20.24522</text:p>
          </table:table-cell>
          <table:table-cell office:value-type="float" office:value="25.34" calcext:value-type="float">
            <text:p>25.34</text:p>
          </table:table-cell>
          <table:table-cell office:value-type="float" office:value="15.73" calcext:value-type="float">
            <text:p>15.73</text:p>
          </table:table-cell>
          <table:table-cell office:value-type="float" office:value="1.734452" calcext:value-type="float">
            <text:p>1.734452</text:p>
          </table:table-cell>
          <table:table-cell office:value-type="float" office:value="1.331831" calcext:value-type="float">
            <text:p>1.331831</text:p>
          </table:table-cell>
          <table:table-cell office:value-type="float" office:value="256.608" calcext:value-type="float">
            <text:p>256.608</text:p>
          </table:table-cell>
          <table:table-cell office:value-type="float" office:value="12.827" calcext:value-type="float">
            <text:p>12.827</text:p>
          </table:table-cell>
          <table:table-cell office:value-type="float" office:value="26.57004" calcext:value-type="float">
            <text:p>26.57004</text:p>
          </table:table-cell>
          <table:table-cell office:value-type="float" office:value="16.3782" calcext:value-type="float">
            <text:p>16.3782</text:p>
          </table:table-cell>
          <table:table-cell office:value-type="float" office:value="24.08322" calcext:value-type="float">
            <text:p>24.08322</text:p>
          </table:table-cell>
          <table:table-cell office:value-type="float" office:value="17.68365" calcext:value-type="float">
            <text:p>17.68365</text:p>
          </table:table-cell>
          <table:table-cell office:value-type="float" office:value="22.4046" calcext:value-type="float">
            <text:p>22.4046</text:p>
          </table:table-cell>
          <table:table-cell office:value-type="float" office:value="18.30801" calcext:value-type="float">
            <text:p>18.30801</text:p>
          </table:table-cell>
          <table:table-cell office:value-type="float" office:value="21.09424" calcext:value-type="float">
            <text:p>21.09424</text:p>
          </table:table-cell>
          <table:table-cell office:value-type="float" office:value="18.52075" calcext:value-type="float">
            <text:p>18.52075</text:p>
          </table:table-cell>
          <table:table-cell office:value-type="float" office:value="20.27237" calcext:value-type="float">
            <text:p>20.27237</text:p>
          </table:table-cell>
          <table:table-cell office:value-type="float" office:value="18.37875" calcext:value-type="float">
            <text:p>18.37875</text:p>
          </table:table-cell>
          <table:table-cell office:value-type="float" office:value="19.04645" calcext:value-type="float">
            <text:p>19.04645</text:p>
          </table:table-cell>
          <table:table-cell office:value-type="float" office:value="17.94061" calcext:value-type="float">
            <text:p>17.94061</text:p>
          </table:table-cell>
          <table:table-cell office:value-type="float" office:value="17.60049" calcext:value-type="float">
            <text:p>17.60049</text:p>
          </table:table-cell>
          <table:table-cell office:value-type="float" office:value="17.06982" calcext:value-type="float">
            <text:p>17.06982</text:p>
          </table:table-cell>
          <table:table-cell office:value-type="float" office:value="15.63766" calcext:value-type="float">
            <text:p>15.63766</text:p>
          </table:table-cell>
          <table:table-cell office:value-type="float" office:value="15.26825" calcext:value-type="float">
            <text:p>15.26825</text:p>
          </table:table-cell>
          <table:table-cell office:value-type="float" office:value="12.96414" calcext:value-type="float">
            <text:p>12.96414</text:p>
          </table:table-cell>
          <table:table-cell office:value-type="float" office:value="12.54462" calcext:value-type="float">
            <text:p>12.54462</text:p>
          </table:table-cell>
          <table:table-cell office:value-type="float" office:value="10.55295" calcext:value-type="float">
            <text:p>10.55295</text:p>
          </table:table-cell>
          <table:table-cell office:value-type="float" office:value="10.28036" calcext:value-type="float">
            <text:p>10.28036</text:p>
          </table:table-cell>
          <table:table-cell office:value-type="float" office:value="9.189911" calcext:value-type="float">
            <text:p>9.189911</text:p>
          </table:table-cell>
          <table:table-cell office:value-type="float" office:value="9.01123" calcext:value-type="float">
            <text:p>9.01123</text:p>
          </table:table-cell>
          <table:table-cell office:value-type="float" office:value="8.27774" calcext:value-type="float">
            <text:p>8.27774</text:p>
          </table:table-cell>
          <table:table-cell office:value-type="float" office:value="8.153503" calcext:value-type="float">
            <text:p>8.153503</text:p>
          </table:table-cell>
          <table:table-cell office:value-type="float" office:value="7.742493" calcext:value-type="float">
            <text:p>7.742493</text:p>
          </table:table-cell>
          <table:table-cell office:value-type="float" office:value="7.641357" calcext:value-type="float">
            <text:p>7.641357</text:p>
          </table:table-cell>
          <table:table-cell office:value-type="float" office:value="7.607056" calcext:value-type="float">
            <text:p>7.607056</text:p>
          </table:table-cell>
          <table:table-cell office:value-type="float" office:value="7.515137" calcext:value-type="float">
            <text:p>7.515137</text:p>
          </table:table-cell>
          <table:table-cell office:value-type="float" office:value="34.18027" calcext:value-type="float">
            <text:p>34.18027</text:p>
          </table:table-cell>
          <table:table-cell office:value-type="float" office:value="13.7294" calcext:value-type="float">
            <text:p>13.72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4" calcext:value-type="float">
            <text:p>11052004</text:p>
          </table:table-cell>
          <table:table-cell office:value-type="float" office:value="19.47384" calcext:value-type="float">
            <text:p>19.47384</text:p>
          </table:table-cell>
          <table:table-cell office:value-type="float" office:value="27.32" calcext:value-type="float">
            <text:p>27.32</text:p>
          </table:table-cell>
          <table:table-cell office:value-type="float" office:value="18.54" calcext:value-type="float">
            <text:p>18.54</text:p>
          </table:table-cell>
          <table:table-cell office:value-type="float" office:value="1.763226" calcext:value-type="float">
            <text:p>1.763226</text:p>
          </table:table-cell>
          <table:table-cell office:value-type="float" office:value="1.590239" calcext:value-type="float">
            <text:p>1.590239</text:p>
          </table:table-cell>
          <table:table-cell office:value-type="float" office:value="646.848" calcext:value-type="float">
            <text:p>646.848</text:p>
          </table:table-cell>
          <table:table-cell office:value-type="float" office:value="0" calcext:value-type="float">
            <text:p>0</text:p>
          </table:table-cell>
          <table:table-cell office:value-type="float" office:value="27.80405" calcext:value-type="float">
            <text:p>27.80405</text:p>
          </table:table-cell>
          <table:table-cell office:value-type="float" office:value="17.8382" calcext:value-type="float">
            <text:p>17.8382</text:p>
          </table:table-cell>
          <table:table-cell office:value-type="float" office:value="24.88004" calcext:value-type="float">
            <text:p>24.88004</text:p>
          </table:table-cell>
          <table:table-cell office:value-type="float" office:value="18.41339" calcext:value-type="float">
            <text:p>18.41339</text:p>
          </table:table-cell>
          <table:table-cell office:value-type="float" office:value="22.89868" calcext:value-type="float">
            <text:p>22.89868</text:p>
          </table:table-cell>
          <table:table-cell office:value-type="float" office:value="18.63159" calcext:value-type="float">
            <text:p>18.63159</text:p>
          </table:table-cell>
          <table:table-cell office:value-type="float" office:value="21.17133" calcext:value-type="float">
            <text:p>21.17133</text:p>
          </table:table-cell>
          <table:table-cell office:value-type="float" office:value="18.54312" calcext:value-type="float">
            <text:p>18.54312</text:p>
          </table:table-cell>
          <table:table-cell office:value-type="float" office:value="20.02512" calcext:value-type="float">
            <text:p>20.02512</text:p>
          </table:table-cell>
          <table:table-cell office:value-type="float" office:value="18.29581" calcext:value-type="float">
            <text:p>18.29581</text:p>
          </table:table-cell>
          <table:table-cell office:value-type="float" office:value="18.77719" calcext:value-type="float">
            <text:p>18.77719</text:p>
          </table:table-cell>
          <table:table-cell office:value-type="float" office:value="17.84061" calcext:value-type="float">
            <text:p>17.84061</text:p>
          </table:table-cell>
          <table:table-cell office:value-type="float" office:value="17.61734" calcext:value-type="float">
            <text:p>17.61734</text:p>
          </table:table-cell>
          <table:table-cell office:value-type="float" office:value="17.0744" calcext:value-type="float">
            <text:p>17.0744</text:p>
          </table:table-cell>
          <table:table-cell office:value-type="float" office:value="15.82578" calcext:value-type="float">
            <text:p>15.82578</text:p>
          </table:table-cell>
          <table:table-cell office:value-type="float" office:value="15.64178" calcext:value-type="float">
            <text:p>15.64178</text:p>
          </table:table-cell>
          <table:table-cell office:value-type="float" office:value="13.28714" calcext:value-type="float">
            <text:p>13.28714</text:p>
          </table:table-cell>
          <table:table-cell office:value-type="float" office:value="12.96805" calcext:value-type="float">
            <text:p>12.96805</text:p>
          </table:table-cell>
          <table:table-cell office:value-type="float" office:value="10.82816" calcext:value-type="float">
            <text:p>10.82816</text:p>
          </table:table-cell>
          <table:table-cell office:value-type="float" office:value="10.55585" calcext:value-type="float">
            <text:p>10.55585</text:p>
          </table:table-cell>
          <table:table-cell office:value-type="float" office:value="9.384155" calcext:value-type="float">
            <text:p>9.384155</text:p>
          </table:table-cell>
          <table:table-cell office:value-type="float" office:value="9.191895" calcext:value-type="float">
            <text:p>9.191895</text:p>
          </table:table-cell>
          <table:table-cell office:value-type="float" office:value="8.413574" calcext:value-type="float">
            <text:p>8.413574</text:p>
          </table:table-cell>
          <table:table-cell office:value-type="float" office:value="8.279114" calcext:value-type="float">
            <text:p>8.279114</text:p>
          </table:table-cell>
          <table:table-cell office:value-type="float" office:value="7.848846" calcext:value-type="float">
            <text:p>7.848846</text:p>
          </table:table-cell>
          <table:table-cell office:value-type="float" office:value="7.743561" calcext:value-type="float">
            <text:p>7.743561</text:p>
          </table:table-cell>
          <table:table-cell office:value-type="float" office:value="7.700348" calcext:value-type="float">
            <text:p>7.700348</text:p>
          </table:table-cell>
          <table:table-cell office:value-type="float" office:value="7.608032" calcext:value-type="float">
            <text:p>7.608032</text:p>
          </table:table-cell>
          <table:table-cell office:value-type="float" office:value="36.4967" calcext:value-type="float">
            <text:p>36.4967</text:p>
          </table:table-cell>
          <table:table-cell office:value-type="float" office:value="15.65823" calcext:value-type="float">
            <text:p>15.658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4" calcext:value-type="float">
            <text:p>12052004</text:p>
          </table:table-cell>
          <table:table-cell office:value-type="float" office:value="9.27576" calcext:value-type="float">
            <text:p>9.27576</text:p>
          </table:table-cell>
          <table:table-cell office:value-type="float" office:value="21" calcext:value-type="float">
            <text:p>21</text:p>
          </table:table-cell>
          <table:table-cell office:value-type="float" office:value="9.05" calcext:value-type="float">
            <text:p>9.05</text:p>
          </table:table-cell>
          <table:table-cell office:value-type="float" office:value="1.793083" calcext:value-type="float">
            <text:p>1.793083</text:p>
          </table:table-cell>
          <table:table-cell office:value-type="float" office:value="0.9496228" calcext:value-type="float">
            <text:p>0.9496228</text:p>
          </table:table-cell>
          <table:table-cell office:value-type="float" office:value="480.852" calcext:value-type="float">
            <text:p>480.852</text:p>
          </table:table-cell>
          <table:table-cell office:value-type="float" office:value="0.8" calcext:value-type="float">
            <text:p>0.8</text:p>
          </table:table-cell>
          <table:table-cell office:value-type="float" office:value="22.7034" calcext:value-type="float">
            <text:p>22.7034</text:p>
          </table:table-cell>
          <table:table-cell office:value-type="float" office:value="13.76328" calcext:value-type="float">
            <text:p>13.76328</text:p>
          </table:table-cell>
          <table:table-cell office:value-type="float" office:value="20.55884" calcext:value-type="float">
            <text:p>20.55884</text:p>
          </table:table-cell>
          <table:table-cell office:value-type="float" office:value="15.58832" calcext:value-type="float">
            <text:p>15.58832</text:p>
          </table:table-cell>
          <table:table-cell office:value-type="float" office:value="20.50018" calcext:value-type="float">
            <text:p>20.50018</text:p>
          </table:table-cell>
          <table:table-cell office:value-type="float" office:value="16.74869" calcext:value-type="float">
            <text:p>16.74869</text:p>
          </table:table-cell>
          <table:table-cell office:value-type="float" office:value="20.17621" calcext:value-type="float">
            <text:p>20.17621</text:p>
          </table:table-cell>
          <table:table-cell office:value-type="float" office:value="17.37799" calcext:value-type="float">
            <text:p>17.37799</text:p>
          </table:table-cell>
          <table:table-cell office:value-type="float" office:value="19.61548" calcext:value-type="float">
            <text:p>19.61548</text:p>
          </table:table-cell>
          <table:table-cell office:value-type="float" office:value="17.50888" calcext:value-type="float">
            <text:p>17.50888</text:p>
          </table:table-cell>
          <table:table-cell office:value-type="float" office:value="18.75555" calcext:value-type="float">
            <text:p>18.75555</text:p>
          </table:table-cell>
          <table:table-cell office:value-type="float" office:value="17.47202" calcext:value-type="float">
            <text:p>17.47202</text:p>
          </table:table-cell>
          <table:table-cell office:value-type="float" office:value="17.6311" calcext:value-type="float">
            <text:p>17.6311</text:p>
          </table:table-cell>
          <table:table-cell office:value-type="float" office:value="16.97394" calcext:value-type="float">
            <text:p>16.97394</text:p>
          </table:table-cell>
          <table:table-cell office:value-type="float" office:value="15.94849" calcext:value-type="float">
            <text:p>15.94849</text:p>
          </table:table-cell>
          <table:table-cell office:value-type="float" office:value="15.83057" calcext:value-type="float">
            <text:p>15.83057</text:p>
          </table:table-cell>
          <table:table-cell office:value-type="float" office:value="13.55344" calcext:value-type="float">
            <text:p>13.55344</text:p>
          </table:table-cell>
          <table:table-cell office:value-type="float" office:value="13.29022" calcext:value-type="float">
            <text:p>13.29022</text:p>
          </table:table-cell>
          <table:table-cell office:value-type="float" office:value="11.08911" calcext:value-type="float">
            <text:p>11.08911</text:p>
          </table:table-cell>
          <table:table-cell office:value-type="float" office:value="10.83096" calcext:value-type="float">
            <text:p>10.83096</text:p>
          </table:table-cell>
          <table:table-cell office:value-type="float" office:value="9.583618" calcext:value-type="float">
            <text:p>9.583618</text:p>
          </table:table-cell>
          <table:table-cell office:value-type="float" office:value="9.38623" calcext:value-type="float">
            <text:p>9.38623</text:p>
          </table:table-cell>
          <table:table-cell office:value-type="float" office:value="8.557922" calcext:value-type="float">
            <text:p>8.557922</text:p>
          </table:table-cell>
          <table:table-cell office:value-type="float" office:value="8.41507" calcext:value-type="float">
            <text:p>8.41507</text:p>
          </table:table-cell>
          <table:table-cell office:value-type="float" office:value="7.960114" calcext:value-type="float">
            <text:p>7.960114</text:p>
          </table:table-cell>
          <table:table-cell office:value-type="float" office:value="7.849976" calcext:value-type="float">
            <text:p>7.849976</text:p>
          </table:table-cell>
          <table:table-cell office:value-type="float" office:value="7.794464" calcext:value-type="float">
            <text:p>7.794464</text:p>
          </table:table-cell>
          <table:table-cell office:value-type="float" office:value="7.701324" calcext:value-type="float">
            <text:p>7.701324</text:p>
          </table:table-cell>
          <table:table-cell office:value-type="float" office:value="27.17368" calcext:value-type="float">
            <text:p>27.17368</text:p>
          </table:table-cell>
          <table:table-cell office:value-type="float" office:value="6.899963" calcext:value-type="float">
            <text:p>6.8999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4" calcext:value-type="float">
            <text:p>13052004</text:p>
          </table:table-cell>
          <table:table-cell office:value-type="float" office:value="4.68936" calcext:value-type="float">
            <text:p>4.68936</text:p>
          </table:table-cell>
          <table:table-cell office:value-type="float" office:value="7.81" calcext:value-type="float">
            <text:p>7.81</text:p>
          </table:table-cell>
          <table:table-cell office:value-type="float" office:value="4.8" calcext:value-type="float">
            <text:p>4.8</text:p>
          </table:table-cell>
          <table:table-cell office:value-type="float" office:value="0.8963108" calcext:value-type="float">
            <text:p>0.8963108</text:p>
          </table:table-cell>
          <table:table-cell office:value-type="float" office:value="0.7565347" calcext:value-type="float">
            <text:p>0.7565347</text:p>
          </table:table-cell>
          <table:table-cell office:value-type="float" office:value="482.616" calcext:value-type="float">
            <text:p>482.616</text:p>
          </table:table-cell>
          <table:table-cell office:value-type="float" office:value="2.8" calcext:value-type="float">
            <text:p>2.8</text:p>
          </table:table-cell>
          <table:table-cell office:value-type="float" office:value="14.03702" calcext:value-type="float">
            <text:p>14.03702</text:p>
          </table:table-cell>
          <table:table-cell office:value-type="float" office:value="8.669647" calcext:value-type="float">
            <text:p>8.669647</text:p>
          </table:table-cell>
          <table:table-cell office:value-type="float" office:value="15.46121" calcext:value-type="float">
            <text:p>15.46121</text:p>
          </table:table-cell>
          <table:table-cell office:value-type="float" office:value="10.47382" calcext:value-type="float">
            <text:p>10.47382</text:p>
          </table:table-cell>
          <table:table-cell office:value-type="float" office:value="16.65466" calcext:value-type="float">
            <text:p>16.65466</text:p>
          </table:table-cell>
          <table:table-cell office:value-type="float" office:value="12.0687" calcext:value-type="float">
            <text:p>12.0687</text:p>
          </table:table-cell>
          <table:table-cell office:value-type="float" office:value="17.31183" calcext:value-type="float">
            <text:p>17.31183</text:p>
          </table:table-cell>
          <table:table-cell office:value-type="float" office:value="13.34998" calcext:value-type="float">
            <text:p>13.34998</text:p>
          </table:table-cell>
          <table:table-cell office:value-type="float" office:value="17.46161" calcext:value-type="float">
            <text:p>17.46161</text:p>
          </table:table-cell>
          <table:table-cell office:value-type="float" office:value="14.05914" calcext:value-type="float">
            <text:p>14.05914</text:p>
          </table:table-cell>
          <table:table-cell office:value-type="float" office:value="17.44641" calcext:value-type="float">
            <text:p>17.44641</text:p>
          </table:table-cell>
          <table:table-cell office:value-type="float" office:value="14.77197" calcext:value-type="float">
            <text:p>14.77197</text:p>
          </table:table-cell>
          <table:table-cell office:value-type="float" office:value="16.96124" calcext:value-type="float">
            <text:p>16.96124</text:p>
          </table:table-cell>
          <table:table-cell office:value-type="float" office:value="15.06961" calcext:value-type="float">
            <text:p>15.06961</text:p>
          </table:table-cell>
          <table:table-cell office:value-type="float" office:value="15.88315" calcext:value-type="float">
            <text:p>15.88315</text:p>
          </table:table-cell>
          <table:table-cell office:value-type="float" office:value="15.13251" calcext:value-type="float">
            <text:p>15.13251</text:p>
          </table:table-cell>
          <table:table-cell office:value-type="float" office:value="13.6275" calcext:value-type="float">
            <text:p>13.6275</text:p>
          </table:table-cell>
          <table:table-cell office:value-type="float" office:value="13.55548" calcext:value-type="float">
            <text:p>13.55548</text:p>
          </table:table-cell>
          <table:table-cell office:value-type="float" office:value="11.31525" calcext:value-type="float">
            <text:p>11.31525</text:p>
          </table:table-cell>
          <table:table-cell office:value-type="float" office:value="11.09171" calcext:value-type="float">
            <text:p>11.09171</text:p>
          </table:table-cell>
          <table:table-cell office:value-type="float" office:value="9.780914" calcext:value-type="float">
            <text:p>9.780914</text:p>
          </table:table-cell>
          <table:table-cell office:value-type="float" office:value="9.585693" calcext:value-type="float">
            <text:p>9.585693</text:p>
          </table:table-cell>
          <table:table-cell office:value-type="float" office:value="8.708496" calcext:value-type="float">
            <text:p>8.708496</text:p>
          </table:table-cell>
          <table:table-cell office:value-type="float" office:value="8.559448" calcext:value-type="float">
            <text:p>8.559448</text:p>
          </table:table-cell>
          <table:table-cell office:value-type="float" office:value="8.074341" calcext:value-type="float">
            <text:p>8.074341</text:p>
          </table:table-cell>
          <table:table-cell office:value-type="float" office:value="7.961304" calcext:value-type="float">
            <text:p>7.961304</text:p>
          </table:table-cell>
          <table:table-cell office:value-type="float" office:value="7.891022" calcext:value-type="float">
            <text:p>7.891022</text:p>
          </table:table-cell>
          <table:table-cell office:value-type="float" office:value="7.795441" calcext:value-type="float">
            <text:p>7.795441</text:p>
          </table:table-cell>
          <table:table-cell office:value-type="float" office:value="13.88034" calcext:value-type="float">
            <text:p>13.88034</text:p>
          </table:table-cell>
          <table:table-cell office:value-type="float" office:value="2.749146" calcext:value-type="float">
            <text:p>2.7491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4" calcext:value-type="float">
            <text:p>14052004</text:p>
          </table:table-cell>
          <table:table-cell office:value-type="float" office:value="29.68462" calcext:value-type="float">
            <text:p>29.68462</text:p>
          </table:table-cell>
          <table:table-cell office:value-type="float" office:value="14.93" calcext:value-type="float">
            <text:p>14.93</text:p>
          </table:table-cell>
          <table:table-cell office:value-type="float" office:value="1.6" calcext:value-type="float">
            <text:p>1.6</text:p>
          </table:table-cell>
          <table:table-cell office:value-type="float" office:value="0.8573096" calcext:value-type="float">
            <text:p>0.8573096</text:p>
          </table:table-cell>
          <table:table-cell office:value-type="float" office:value="0.6043476" calcext:value-type="float">
            <text:p>0.6043476</text:p>
          </table:table-cell>
          <table:table-cell office:value-type="float" office:value="294.264" calcext:value-type="float">
            <text:p>294.264</text:p>
          </table:table-cell>
          <table:table-cell office:value-type="float" office:value="0.1" calcext:value-type="float">
            <text:p>0.1</text:p>
          </table:table-cell>
          <table:table-cell office:value-type="float" office:value="23.99545" calcext:value-type="float">
            <text:p>23.99545</text:p>
          </table:table-cell>
          <table:table-cell office:value-type="float" office:value="6.99469" calcext:value-type="float">
            <text:p>6.99469</text:p>
          </table:table-cell>
          <table:table-cell office:value-type="float" office:value="20.44107" calcext:value-type="float">
            <text:p>20.44107</text:p>
          </table:table-cell>
          <table:table-cell office:value-type="float" office:value="9.00705" calcext:value-type="float">
            <text:p>9.00705</text:p>
          </table:table-cell>
          <table:table-cell office:value-type="float" office:value="18.26218" calcext:value-type="float">
            <text:p>18.26218</text:p>
          </table:table-cell>
          <table:table-cell office:value-type="float" office:value="10.58353" calcext:value-type="float">
            <text:p>10.58353</text:p>
          </table:table-cell>
          <table:table-cell office:value-type="float" office:value="16.7406" calcext:value-type="float">
            <text:p>16.7406</text:p>
          </table:table-cell>
          <table:table-cell office:value-type="float" office:value="11.93475" calcext:value-type="float">
            <text:p>11.93475</text:p>
          </table:table-cell>
          <table:table-cell office:value-type="float" office:value="15.90967" calcext:value-type="float">
            <text:p>15.90967</text:p>
          </table:table-cell>
          <table:table-cell office:value-type="float" office:value="12.75696" calcext:value-type="float">
            <text:p>12.75696</text:p>
          </table:table-cell>
          <table:table-cell office:value-type="float" office:value="15.203" calcext:value-type="float">
            <text:p>15.203</text:p>
          </table:table-cell>
          <table:table-cell office:value-type="float" office:value="13.55762" calcext:value-type="float">
            <text:p>13.55762</text:p>
          </table:table-cell>
          <table:table-cell office:value-type="float" office:value="15.04953" calcext:value-type="float">
            <text:p>15.04953</text:p>
          </table:table-cell>
          <table:table-cell office:value-type="float" office:value="14.01276" calcext:value-type="float">
            <text:p>14.01276</text:p>
          </table:table-cell>
          <table:table-cell office:value-type="float" office:value="15.12189" calcext:value-type="float">
            <text:p>15.12189</text:p>
          </table:table-cell>
          <table:table-cell office:value-type="float" office:value="14.27005" calcext:value-type="float">
            <text:p>14.27005</text:p>
          </table:table-cell>
          <table:table-cell office:value-type="float" office:value="13.60654" calcext:value-type="float">
            <text:p>13.60654</text:p>
          </table:table-cell>
          <table:table-cell office:value-type="float" office:value="13.36435" calcext:value-type="float">
            <text:p>13.36435</text:p>
          </table:table-cell>
          <table:table-cell office:value-type="float" office:value="11.45728" calcext:value-type="float">
            <text:p>11.45728</text:p>
          </table:table-cell>
          <table:table-cell office:value-type="float" office:value="11.31726" calcext:value-type="float">
            <text:p>11.31726</text:p>
          </table:table-cell>
          <table:table-cell office:value-type="float" office:value="9.959473" calcext:value-type="float">
            <text:p>9.959473</text:p>
          </table:table-cell>
          <table:table-cell office:value-type="float" office:value="9.782928" calcext:value-type="float">
            <text:p>9.782928</text:p>
          </table:table-cell>
          <table:table-cell office:value-type="float" office:value="8.860443" calcext:value-type="float">
            <text:p>8.860443</text:p>
          </table:table-cell>
          <table:table-cell office:value-type="float" office:value="8.710083" calcext:value-type="float">
            <text:p>8.710083</text:p>
          </table:table-cell>
          <table:table-cell office:value-type="float" office:value="8.193024" calcext:value-type="float">
            <text:p>8.193024</text:p>
          </table:table-cell>
          <table:table-cell office:value-type="float" office:value="8.075592" calcext:value-type="float">
            <text:p>8.075592</text:p>
          </table:table-cell>
          <table:table-cell office:value-type="float" office:value="7.99118" calcext:value-type="float">
            <text:p>7.99118</text:p>
          </table:table-cell>
          <table:table-cell office:value-type="float" office:value="7.892029" calcext:value-type="float">
            <text:p>7.892029</text:p>
          </table:table-cell>
          <table:table-cell office:value-type="float" office:value="32.22964" calcext:value-type="float">
            <text:p>32.22964</text:p>
          </table:table-cell>
          <table:table-cell office:value-type="float" office:value="-0.3142395" calcext:value-type="float">
            <text:p>-0.31423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4" calcext:value-type="float">
            <text:p>15052004</text:p>
          </table:table-cell>
          <table:table-cell office:value-type="float" office:value="15.48851" calcext:value-type="float">
            <text:p>15.48851</text:p>
          </table:table-cell>
          <table:table-cell office:value-type="float" office:value="18.75" calcext:value-type="float">
            <text:p>18.75</text:p>
          </table:table-cell>
          <table:table-cell office:value-type="float" office:value="2.26" calcext:value-type="float">
            <text:p>2.26</text:p>
          </table:table-cell>
          <table:table-cell office:value-type="float" office:value="1.118792" calcext:value-type="float">
            <text:p>1.118792</text:p>
          </table:table-cell>
          <table:table-cell office:value-type="float" office:value="0.6332726" calcext:value-type="float">
            <text:p>0.6332726</text:p>
          </table:table-cell>
          <table:table-cell office:value-type="float" office:value="267.588" calcext:value-type="float">
            <text:p>267.588</text:p>
          </table:table-cell>
          <table:table-cell office:value-type="float" office:value="1" calcext:value-type="float">
            <text:p>1</text:p>
          </table:table-cell>
          <table:table-cell office:value-type="float" office:value="20.30048" calcext:value-type="float">
            <text:p>20.30048</text:p>
          </table:table-cell>
          <table:table-cell office:value-type="float" office:value="8.455872" calcext:value-type="float">
            <text:p>8.455872</text:p>
          </table:table-cell>
          <table:table-cell office:value-type="float" office:value="17.88297" calcext:value-type="float">
            <text:p>17.88297</text:p>
          </table:table-cell>
          <table:table-cell office:value-type="float" office:value="10.83499" calcext:value-type="float">
            <text:p>10.83499</text:p>
          </table:table-cell>
          <table:table-cell office:value-type="float" office:value="16.66302" calcext:value-type="float">
            <text:p>16.66302</text:p>
          </table:table-cell>
          <table:table-cell office:value-type="float" office:value="12.25739" calcext:value-type="float">
            <text:p>12.25739</text:p>
          </table:table-cell>
          <table:table-cell office:value-type="float" office:value="15.7428" calcext:value-type="float">
            <text:p>15.7428</text:p>
          </table:table-cell>
          <table:table-cell office:value-type="float" office:value="13.23746" calcext:value-type="float">
            <text:p>13.23746</text:p>
          </table:table-cell>
          <table:table-cell office:value-type="float" office:value="15.34515" calcext:value-type="float">
            <text:p>15.34515</text:p>
          </table:table-cell>
          <table:table-cell office:value-type="float" office:value="13.73615" calcext:value-type="float">
            <text:p>13.73615</text:p>
          </table:table-cell>
          <table:table-cell office:value-type="float" office:value="15.17722" calcext:value-type="float">
            <text:p>15.17722</text:p>
          </table:table-cell>
          <table:table-cell office:value-type="float" office:value="14.12003" calcext:value-type="float">
            <text:p>14.12003</text:p>
          </table:table-cell>
          <table:table-cell office:value-type="float" office:value="14.80795" calcext:value-type="float">
            <text:p>14.80795</text:p>
          </table:table-cell>
          <table:table-cell office:value-type="float" office:value="14.16382" calcext:value-type="float">
            <text:p>14.16382</text:p>
          </table:table-cell>
          <table:table-cell office:value-type="float" office:value="14.27393" calcext:value-type="float">
            <text:p>14.27393</text:p>
          </table:table-cell>
          <table:table-cell office:value-type="float" office:value="14.01648" calcext:value-type="float">
            <text:p>14.01648</text:p>
          </table:table-cell>
          <table:table-cell office:value-type="float" office:value="13.36163" calcext:value-type="float">
            <text:p>13.36163</text:p>
          </table:table-cell>
          <table:table-cell office:value-type="float" office:value="13.15265" calcext:value-type="float">
            <text:p>13.15265</text:p>
          </table:table-cell>
          <table:table-cell office:value-type="float" office:value="11.51923" calcext:value-type="float">
            <text:p>11.51923</text:p>
          </table:table-cell>
          <table:table-cell office:value-type="float" office:value="11.45822" calcext:value-type="float">
            <text:p>11.45822</text:p>
          </table:table-cell>
          <table:table-cell office:value-type="float" office:value="10.10428" calcext:value-type="float">
            <text:p>10.10428</text:p>
          </table:table-cell>
          <table:table-cell office:value-type="float" office:value="9.961182" calcext:value-type="float">
            <text:p>9.961182</text:p>
          </table:table-cell>
          <table:table-cell office:value-type="float" office:value="9.007904" calcext:value-type="float">
            <text:p>9.007904</text:p>
          </table:table-cell>
          <table:table-cell office:value-type="float" office:value="8.862" calcext:value-type="float">
            <text:p>8.862</text:p>
          </table:table-cell>
          <table:table-cell office:value-type="float" office:value="8.315216" calcext:value-type="float">
            <text:p>8.315216</text:p>
          </table:table-cell>
          <table:table-cell office:value-type="float" office:value="8.194275" calcext:value-type="float">
            <text:p>8.194275</text:p>
          </table:table-cell>
          <table:table-cell office:value-type="float" office:value="8.094818" calcext:value-type="float">
            <text:p>8.094818</text:p>
          </table:table-cell>
          <table:table-cell office:value-type="float" office:value="7.992249" calcext:value-type="float">
            <text:p>7.992249</text:p>
          </table:table-cell>
          <table:table-cell office:value-type="float" office:value="28.42065" calcext:value-type="float">
            <text:p>28.42065</text:p>
          </table:table-cell>
          <table:table-cell office:value-type="float" office:value="-0.3711548" calcext:value-type="float">
            <text:p>-0.37115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4" calcext:value-type="float">
            <text:p>16052004</text:p>
          </table:table-cell>
          <table:table-cell office:value-type="float" office:value="20.57976" calcext:value-type="float">
            <text:p>20.57976</text:p>
          </table:table-cell>
          <table:table-cell office:value-type="float" office:value="25.47" calcext:value-type="float">
            <text:p>25.47</text:p>
          </table:table-cell>
          <table:table-cell office:value-type="float" office:value="8.93" calcext:value-type="float">
            <text:p>8.93</text:p>
          </table:table-cell>
          <table:table-cell office:value-type="float" office:value="1.523493" calcext:value-type="float">
            <text:p>1.523493</text:p>
          </table:table-cell>
          <table:table-cell office:value-type="float" office:value="1.003341" calcext:value-type="float">
            <text:p>1.003341</text:p>
          </table:table-cell>
          <table:table-cell office:value-type="float" office:value="458.496" calcext:value-type="float">
            <text:p>458.496</text:p>
          </table:table-cell>
          <table:table-cell office:value-type="float" office:value="2.3" calcext:value-type="float">
            <text:p>2.3</text:p>
          </table:table-cell>
          <table:table-cell office:value-type="float" office:value="26.60983" calcext:value-type="float">
            <text:p>26.60983</text:p>
          </table:table-cell>
          <table:table-cell office:value-type="float" office:value="11.17664" calcext:value-type="float">
            <text:p>11.17664</text:p>
          </table:table-cell>
          <table:table-cell office:value-type="float" office:value="22.20169" calcext:value-type="float">
            <text:p>22.20169</text:p>
          </table:table-cell>
          <table:table-cell office:value-type="float" office:value="12.5022" calcext:value-type="float">
            <text:p>12.5022</text:p>
          </table:table-cell>
          <table:table-cell office:value-type="float" office:value="19.85184" calcext:value-type="float">
            <text:p>19.85184</text:p>
          </table:table-cell>
          <table:table-cell office:value-type="float" office:value="13.29297" calcext:value-type="float">
            <text:p>13.29297</text:p>
          </table:table-cell>
          <table:table-cell office:value-type="float" office:value="18.03027" calcext:value-type="float">
            <text:p>18.03027</text:p>
          </table:table-cell>
          <table:table-cell office:value-type="float" office:value="13.80441" calcext:value-type="float">
            <text:p>13.80441</text:p>
          </table:table-cell>
          <table:table-cell office:value-type="float" office:value="16.95886" calcext:value-type="float">
            <text:p>16.95886</text:p>
          </table:table-cell>
          <table:table-cell office:value-type="float" office:value="14.03976" calcext:value-type="float">
            <text:p>14.03976</text:p>
          </table:table-cell>
          <table:table-cell office:value-type="float" office:value="15.95346" calcext:value-type="float">
            <text:p>15.95346</text:p>
          </table:table-cell>
          <table:table-cell office:value-type="float" office:value="14.20148" calcext:value-type="float">
            <text:p>14.20148</text:p>
          </table:table-cell>
          <table:table-cell office:value-type="float" office:value="15.11536" calcext:value-type="float">
            <text:p>15.11536</text:p>
          </table:table-cell>
          <table:table-cell office:value-type="float" office:value="14.14343" calcext:value-type="float">
            <text:p>14.14343</text:p>
          </table:table-cell>
          <table:table-cell office:value-type="float" office:value="14.02164" calcext:value-type="float">
            <text:p>14.02164</text:p>
          </table:table-cell>
          <table:table-cell office:value-type="float" office:value="13.90302" calcext:value-type="float">
            <text:p>13.90302</text:p>
          </table:table-cell>
          <table:table-cell office:value-type="float" office:value="13.15076" calcext:value-type="float">
            <text:p>13.15076</text:p>
          </table:table-cell>
          <table:table-cell office:value-type="float" office:value="13.01285" calcext:value-type="float">
            <text:p>13.01285</text:p>
          </table:table-cell>
          <table:table-cell office:value-type="float" office:value="11.54434" calcext:value-type="float">
            <text:p>11.54434</text:p>
          </table:table-cell>
          <table:table-cell office:value-type="float" office:value="11.51968" calcext:value-type="float">
            <text:p>11.51968</text:p>
          </table:table-cell>
          <table:table-cell office:value-type="float" office:value="10.2171" calcext:value-type="float">
            <text:p>10.2171</text:p>
          </table:table-cell>
          <table:table-cell office:value-type="float" office:value="10.10559" calcext:value-type="float">
            <text:p>10.10559</text:p>
          </table:table-cell>
          <table:table-cell office:value-type="float" office:value="9.145782" calcext:value-type="float">
            <text:p>9.145782</text:p>
          </table:table-cell>
          <table:table-cell office:value-type="float" office:value="9.009399" calcext:value-type="float">
            <text:p>9.009399</text:p>
          </table:table-cell>
          <table:table-cell office:value-type="float" office:value="8.438019" calcext:value-type="float">
            <text:p>8.438019</text:p>
          </table:table-cell>
          <table:table-cell office:value-type="float" office:value="8.316498" calcext:value-type="float">
            <text:p>8.316498</text:p>
          </table:table-cell>
          <table:table-cell office:value-type="float" office:value="8.201019" calcext:value-type="float">
            <text:p>8.201019</text:p>
          </table:table-cell>
          <table:table-cell office:value-type="float" office:value="8.095917" calcext:value-type="float">
            <text:p>8.095917</text:p>
          </table:table-cell>
          <table:table-cell office:value-type="float" office:value="51.91391" calcext:value-type="float">
            <text:p>51.91391</text:p>
          </table:table-cell>
          <table:table-cell office:value-type="float" office:value="5.918457" calcext:value-type="float">
            <text:p>5.9184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4" calcext:value-type="float">
            <text:p>17052004</text:p>
          </table:table-cell>
          <table:table-cell office:value-type="float" office:value="11.304" calcext:value-type="float">
            <text:p>11.304</text:p>
          </table:table-cell>
          <table:table-cell office:value-type="float" office:value="22.92" calcext:value-type="float">
            <text:p>22.92</text:p>
          </table:table-cell>
          <table:table-cell office:value-type="float" office:value="14.26" calcext:value-type="float">
            <text:p>14.26</text:p>
          </table:table-cell>
          <table:table-cell office:value-type="float" office:value="1.662739" calcext:value-type="float">
            <text:p>1.662739</text:p>
          </table:table-cell>
          <table:table-cell office:value-type="float" office:value="1.410648" calcext:value-type="float">
            <text:p>1.410648</text:p>
          </table:table-cell>
          <table:table-cell office:value-type="float" office:value="302.076" calcext:value-type="float">
            <text:p>302.076</text:p>
          </table:table-cell>
          <table:table-cell office:value-type="float" office:value="2" calcext:value-type="float">
            <text:p>2</text:p>
          </table:table-cell>
          <table:table-cell office:value-type="float" office:value="23.84802" calcext:value-type="float">
            <text:p>23.84802</text:p>
          </table:table-cell>
          <table:table-cell office:value-type="float" office:value="14.60663" calcext:value-type="float">
            <text:p>14.60663</text:p>
          </table:table-cell>
          <table:table-cell office:value-type="float" office:value="20.59042" calcext:value-type="float">
            <text:p>20.59042</text:p>
          </table:table-cell>
          <table:table-cell office:value-type="float" office:value="15.5351" calcext:value-type="float">
            <text:p>15.5351</text:p>
          </table:table-cell>
          <table:table-cell office:value-type="float" office:value="18.84485" calcext:value-type="float">
            <text:p>18.84485</text:p>
          </table:table-cell>
          <table:table-cell office:value-type="float" office:value="16.02649" calcext:value-type="float">
            <text:p>16.02649</text:p>
          </table:table-cell>
          <table:table-cell office:value-type="float" office:value="17.63382" calcext:value-type="float">
            <text:p>17.63382</text:p>
          </table:table-cell>
          <table:table-cell office:value-type="float" office:value="16.03024" calcext:value-type="float">
            <text:p>16.03024</text:p>
          </table:table-cell>
          <table:table-cell office:value-type="float" office:value="16.90118" calcext:value-type="float">
            <text:p>16.90118</text:p>
          </table:table-cell>
          <table:table-cell office:value-type="float" office:value="15.88034" calcext:value-type="float">
            <text:p>15.88034</text:p>
          </table:table-cell>
          <table:table-cell office:value-type="float" office:value="16.12595" calcext:value-type="float">
            <text:p>16.12595</text:p>
          </table:table-cell>
          <table:table-cell office:value-type="float" office:value="15.59262" calcext:value-type="float">
            <text:p>15.59262</text:p>
          </table:table-cell>
          <table:table-cell office:value-type="float" office:value="15.43387" calcext:value-type="float">
            <text:p>15.43387</text:p>
          </table:table-cell>
          <table:table-cell office:value-type="float" office:value="15.09418" calcext:value-type="float">
            <text:p>15.09418</text:p>
          </table:table-cell>
          <table:table-cell office:value-type="float" office:value="14.40576" calcext:value-type="float">
            <text:p>14.40576</text:p>
          </table:table-cell>
          <table:table-cell office:value-type="float" office:value="14.02805" calcext:value-type="float">
            <text:p>14.02805</text:p>
          </table:table-cell>
          <table:table-cell office:value-type="float" office:value="13.05032" calcext:value-type="float">
            <text:p>13.05032</text:p>
          </table:table-cell>
          <table:table-cell office:value-type="float" office:value="13.00745" calcext:value-type="float">
            <text:p>13.00745</text:p>
          </table:table-cell>
          <table:table-cell office:value-type="float" office:value="11.57144" calcext:value-type="float">
            <text:p>11.57144</text:p>
          </table:table-cell>
          <table:table-cell office:value-type="float" office:value="11.54456" calcext:value-type="float">
            <text:p>11.54456</text:p>
          </table:table-cell>
          <table:table-cell office:value-type="float" office:value="10.30923" calcext:value-type="float">
            <text:p>10.30923</text:p>
          </table:table-cell>
          <table:table-cell office:value-type="float" office:value="10.21814" calcext:value-type="float">
            <text:p>10.21814</text:p>
          </table:table-cell>
          <table:table-cell office:value-type="float" office:value="9.270569" calcext:value-type="float">
            <text:p>9.270569</text:p>
          </table:table-cell>
          <table:table-cell office:value-type="float" office:value="9.147156" calcext:value-type="float">
            <text:p>9.147156</text:p>
          </table:table-cell>
          <table:table-cell office:value-type="float" office:value="8.558716" calcext:value-type="float">
            <text:p>8.558716</text:p>
          </table:table-cell>
          <table:table-cell office:value-type="float" office:value="8.439301" calcext:value-type="float">
            <text:p>8.439301</text:p>
          </table:table-cell>
          <table:table-cell office:value-type="float" office:value="8.308929" calcext:value-type="float">
            <text:p>8.308929</text:p>
          </table:table-cell>
          <table:table-cell office:value-type="float" office:value="8.202148" calcext:value-type="float">
            <text:p>8.202148</text:p>
          </table:table-cell>
          <table:table-cell office:value-type="float" office:value="31.45297" calcext:value-type="float">
            <text:p>31.45297</text:p>
          </table:table-cell>
          <table:table-cell office:value-type="float" office:value="11.51093" calcext:value-type="float">
            <text:p>11.510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4" calcext:value-type="float">
            <text:p>18052004</text:p>
          </table:table-cell>
          <table:table-cell office:value-type="float" office:value="22.54537" calcext:value-type="float">
            <text:p>22.54537</text:p>
          </table:table-cell>
          <table:table-cell office:value-type="float" office:value="22.2" calcext:value-type="float">
            <text:p>22.2</text:p>
          </table:table-cell>
          <table:table-cell office:value-type="float" office:value="12.74" calcext:value-type="float">
            <text:p>12.74</text:p>
          </table:table-cell>
          <table:table-cell office:value-type="float" office:value="1.532825" calcext:value-type="float">
            <text:p>1.532825</text:p>
          </table:table-cell>
          <table:table-cell office:value-type="float" office:value="1.292487" calcext:value-type="float">
            <text:p>1.292487</text:p>
          </table:table-cell>
          <table:table-cell office:value-type="float" office:value="279.144" calcext:value-type="float">
            <text:p>279.144</text:p>
          </table:table-cell>
          <table:table-cell office:value-type="float" office:value="2.8" calcext:value-type="float">
            <text:p>2.8</text:p>
          </table:table-cell>
          <table:table-cell office:value-type="float" office:value="27.07477" calcext:value-type="float">
            <text:p>27.07477</text:p>
          </table:table-cell>
          <table:table-cell office:value-type="float" office:value="13.18918" calcext:value-type="float">
            <text:p>13.18918</text:p>
          </table:table-cell>
          <table:table-cell office:value-type="float" office:value="23.15906" calcext:value-type="float">
            <text:p>23.15906</text:p>
          </table:table-cell>
          <table:table-cell office:value-type="float" office:value="14.08231" calcext:value-type="float">
            <text:p>14.08231</text:p>
          </table:table-cell>
          <table:table-cell office:value-type="float" office:value="20.78879" calcext:value-type="float">
            <text:p>20.78879</text:p>
          </table:table-cell>
          <table:table-cell office:value-type="float" office:value="14.75269" calcext:value-type="float">
            <text:p>14.75269</text:p>
          </table:table-cell>
          <table:table-cell office:value-type="float" office:value="18.92633" calcext:value-type="float">
            <text:p>18.92633</text:p>
          </table:table-cell>
          <table:table-cell office:value-type="float" office:value="15.11987" calcext:value-type="float">
            <text:p>15.11987</text:p>
          </table:table-cell>
          <table:table-cell office:value-type="float" office:value="17.7937" calcext:value-type="float">
            <text:p>17.7937</text:p>
          </table:table-cell>
          <table:table-cell office:value-type="float" office:value="15.23318" calcext:value-type="float">
            <text:p>15.23318</text:p>
          </table:table-cell>
          <table:table-cell office:value-type="float" office:value="16.69492" calcext:value-type="float">
            <text:p>16.69492</text:p>
          </table:table-cell>
          <table:table-cell office:value-type="float" office:value="15.22736" calcext:value-type="float">
            <text:p>15.22736</text:p>
          </table:table-cell>
          <table:table-cell office:value-type="float" office:value="15.7948" calcext:value-type="float">
            <text:p>15.7948</text:p>
          </table:table-cell>
          <table:table-cell office:value-type="float" office:value="14.96097" calcext:value-type="float">
            <text:p>14.96097</text:p>
          </table:table-cell>
          <table:table-cell office:value-type="float" office:value="14.51883" calcext:value-type="float">
            <text:p>14.51883</text:p>
          </table:table-cell>
          <table:table-cell office:value-type="float" office:value="14.39642" calcext:value-type="float">
            <text:p>14.39642</text:p>
          </table:table-cell>
          <table:table-cell office:value-type="float" office:value="13.13242" calcext:value-type="float">
            <text:p>13.13242</text:p>
          </table:table-cell>
          <table:table-cell office:value-type="float" office:value="13.05133" calcext:value-type="float">
            <text:p>13.05133</text:p>
          </table:table-cell>
          <table:table-cell office:value-type="float" office:value="11.6232" calcext:value-type="float">
            <text:p>11.6232</text:p>
          </table:table-cell>
          <table:table-cell office:value-type="float" office:value="11.57184" calcext:value-type="float">
            <text:p>11.57184</text:p>
          </table:table-cell>
          <table:table-cell office:value-type="float" office:value="10.39438" calcext:value-type="float">
            <text:p>10.39438</text:p>
          </table:table-cell>
          <table:table-cell office:value-type="float" office:value="10.31015" calcext:value-type="float">
            <text:p>10.31015</text:p>
          </table:table-cell>
          <table:table-cell office:value-type="float" office:value="9.385651" calcext:value-type="float">
            <text:p>9.385651</text:p>
          </table:table-cell>
          <table:table-cell office:value-type="float" office:value="9.27182" calcext:value-type="float">
            <text:p>9.27182</text:p>
          </table:table-cell>
          <table:table-cell office:value-type="float" office:value="8.67691" calcext:value-type="float">
            <text:p>8.67691</text:p>
          </table:table-cell>
          <table:table-cell office:value-type="float" office:value="8.559937" calcext:value-type="float">
            <text:p>8.559937</text:p>
          </table:table-cell>
          <table:table-cell office:value-type="float" office:value="8.418884" calcext:value-type="float">
            <text:p>8.418884</text:p>
          </table:table-cell>
          <table:table-cell office:value-type="float" office:value="8.310059" calcext:value-type="float">
            <text:p>8.310059</text:p>
          </table:table-cell>
          <table:table-cell office:value-type="float" office:value="34.51529" calcext:value-type="float">
            <text:p>34.51529</text:p>
          </table:table-cell>
          <table:table-cell office:value-type="float" office:value="10.19507" calcext:value-type="float">
            <text:p>10.195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4" calcext:value-type="float">
            <text:p>19052004</text:p>
          </table:table-cell>
          <table:table-cell office:value-type="float" office:value="7.173" calcext:value-type="float">
            <text:p>7.173</text:p>
          </table:table-cell>
          <table:table-cell office:value-type="float" office:value="26.26" calcext:value-type="float">
            <text:p>26.26</text:p>
          </table:table-cell>
          <table:table-cell office:value-type="float" office:value="16.11" calcext:value-type="float">
            <text:p>16.11</text:p>
          </table:table-cell>
          <table:table-cell office:value-type="float" office:value="2.197881" calcext:value-type="float">
            <text:p>2.197881</text:p>
          </table:table-cell>
          <table:table-cell office:value-type="float" office:value="1.511407" calcext:value-type="float">
            <text:p>1.511407</text:p>
          </table:table-cell>
          <table:table-cell office:value-type="float" office:value="267.228" calcext:value-type="float">
            <text:p>267.228</text:p>
          </table:table-cell>
          <table:table-cell office:value-type="float" office:value="0" calcext:value-type="float">
            <text:p>0</text:p>
          </table:table-cell>
          <table:table-cell office:value-type="float" office:value="22.98953" calcext:value-type="float">
            <text:p>22.98953</text:p>
          </table:table-cell>
          <table:table-cell office:value-type="float" office:value="15.62335" calcext:value-type="float">
            <text:p>15.62335</text:p>
          </table:table-cell>
          <table:table-cell office:value-type="float" office:value="20.74509" calcext:value-type="float">
            <text:p>20.74509</text:p>
          </table:table-cell>
          <table:table-cell office:value-type="float" office:value="16.30353" calcext:value-type="float">
            <text:p>16.30353</text:p>
          </table:table-cell>
          <table:table-cell office:value-type="float" office:value="19.41705" calcext:value-type="float">
            <text:p>19.41705</text:p>
          </table:table-cell>
          <table:table-cell office:value-type="float" office:value="16.61508" calcext:value-type="float">
            <text:p>16.61508</text:p>
          </table:table-cell>
          <table:table-cell office:value-type="float" office:value="18.30624" calcext:value-type="float">
            <text:p>18.30624</text:p>
          </table:table-cell>
          <table:table-cell office:value-type="float" office:value="16.59348" calcext:value-type="float">
            <text:p>16.59348</text:p>
          </table:table-cell>
          <table:table-cell office:value-type="float" office:value="17.55725" calcext:value-type="float">
            <text:p>17.55725</text:p>
          </table:table-cell>
          <table:table-cell office:value-type="float" office:value="16.4339" calcext:value-type="float">
            <text:p>16.4339</text:p>
          </table:table-cell>
          <table:table-cell office:value-type="float" office:value="16.7482" calcext:value-type="float">
            <text:p>16.7482</text:p>
          </table:table-cell>
          <table:table-cell office:value-type="float" office:value="16.12186" calcext:value-type="float">
            <text:p>16.12186</text:p>
          </table:table-cell>
          <table:table-cell office:value-type="float" office:value="15.9614" calcext:value-type="float">
            <text:p>15.9614</text:p>
          </table:table-cell>
          <table:table-cell office:value-type="float" office:value="15.60449" calcext:value-type="float">
            <text:p>15.60449</text:p>
          </table:table-cell>
          <table:table-cell office:value-type="float" office:value="14.80347" calcext:value-type="float">
            <text:p>14.80347</text:p>
          </table:table-cell>
          <table:table-cell office:value-type="float" office:value="14.52493" calcext:value-type="float">
            <text:p>14.52493</text:p>
          </table:table-cell>
          <table:table-cell office:value-type="float" office:value="13.26834" calcext:value-type="float">
            <text:p>13.26834</text:p>
          </table:table-cell>
          <table:table-cell office:value-type="float" office:value="13.13348" calcext:value-type="float">
            <text:p>13.13348</text:p>
          </table:table-cell>
          <table:table-cell office:value-type="float" office:value="11.69489" calcext:value-type="float">
            <text:p>11.69489</text:p>
          </table:table-cell>
          <table:table-cell office:value-type="float" office:value="11.62381" calcext:value-type="float">
            <text:p>11.62381</text:p>
          </table:table-cell>
          <table:table-cell office:value-type="float" office:value="10.48129" calcext:value-type="float">
            <text:p>10.48129</text:p>
          </table:table-cell>
          <table:table-cell office:value-type="float" office:value="10.39526" calcext:value-type="float">
            <text:p>10.39526</text:p>
          </table:table-cell>
          <table:table-cell office:value-type="float" office:value="9.494141" calcext:value-type="float">
            <text:p>9.494141</text:p>
          </table:table-cell>
          <table:table-cell office:value-type="float" office:value="9.38681" calcext:value-type="float">
            <text:p>9.38681</text:p>
          </table:table-cell>
          <table:table-cell office:value-type="float" office:value="8.791443" calcext:value-type="float">
            <text:p>8.791443</text:p>
          </table:table-cell>
          <table:table-cell office:value-type="float" office:value="8.678162" calcext:value-type="float">
            <text:p>8.678162</text:p>
          </table:table-cell>
          <table:table-cell office:value-type="float" office:value="8.526581" calcext:value-type="float">
            <text:p>8.526581</text:p>
          </table:table-cell>
          <table:table-cell office:value-type="float" office:value="8.420044" calcext:value-type="float">
            <text:p>8.420044</text:p>
          </table:table-cell>
          <table:table-cell office:value-type="float" office:value="28.42114" calcext:value-type="float">
            <text:p>28.42114</text:p>
          </table:table-cell>
          <table:table-cell office:value-type="float" office:value="13.25909" calcext:value-type="float">
            <text:p>13.259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4" calcext:value-type="float">
            <text:p>20052004</text:p>
          </table:table-cell>
          <table:table-cell office:value-type="float" office:value="12.59208" calcext:value-type="float">
            <text:p>12.59208</text:p>
          </table:table-cell>
          <table:table-cell office:value-type="float" office:value="25.03" calcext:value-type="float">
            <text:p>25.03</text:p>
          </table:table-cell>
          <table:table-cell office:value-type="float" office:value="17.49" calcext:value-type="float">
            <text:p>17.49</text:p>
          </table:table-cell>
          <table:table-cell office:value-type="float" office:value="1.890653" calcext:value-type="float">
            <text:p>1.890653</text:p>
          </table:table-cell>
          <table:table-cell office:value-type="float" office:value="1.373173" calcext:value-type="float">
            <text:p>1.373173</text:p>
          </table:table-cell>
          <table:table-cell office:value-type="float" office:value="272.628" calcext:value-type="float">
            <text:p>272.628</text:p>
          </table:table-cell>
          <table:table-cell office:value-type="float" office:value="0.9" calcext:value-type="float">
            <text:p>0.9</text:p>
          </table:table-cell>
          <table:table-cell office:value-type="float" office:value="26.21664" calcext:value-type="float">
            <text:p>26.21664</text:p>
          </table:table-cell>
          <table:table-cell office:value-type="float" office:value="16.46381" calcext:value-type="float">
            <text:p>16.46381</text:p>
          </table:table-cell>
          <table:table-cell office:value-type="float" office:value="22.66699" calcext:value-type="float">
            <text:p>22.66699</text:p>
          </table:table-cell>
          <table:table-cell office:value-type="float" office:value="16.97305" calcext:value-type="float">
            <text:p>16.97305</text:p>
          </table:table-cell>
          <table:table-cell office:value-type="float" office:value="20.54657" calcext:value-type="float">
            <text:p>20.54657</text:p>
          </table:table-cell>
          <table:table-cell office:value-type="float" office:value="17.15076" calcext:value-type="float">
            <text:p>17.15076</text:p>
          </table:table-cell>
          <table:table-cell office:value-type="float" office:value="19.08511" calcext:value-type="float">
            <text:p>19.08511</text:p>
          </table:table-cell>
          <table:table-cell office:value-type="float" office:value="17.02634" calcext:value-type="float">
            <text:p>17.02634</text:p>
          </table:table-cell>
          <table:table-cell office:value-type="float" office:value="18.19864" calcext:value-type="float">
            <text:p>18.19864</text:p>
          </table:table-cell>
          <table:table-cell office:value-type="float" office:value="16.79715" calcext:value-type="float">
            <text:p>16.79715</text:p>
          </table:table-cell>
          <table:table-cell office:value-type="float" office:value="17.24652" calcext:value-type="float">
            <text:p>17.24652</text:p>
          </table:table-cell>
          <table:table-cell office:value-type="float" office:value="16.42599" calcext:value-type="float">
            <text:p>16.42599</text:p>
          </table:table-cell>
          <table:table-cell office:value-type="float" office:value="16.38812" calcext:value-type="float">
            <text:p>16.38812</text:p>
          </table:table-cell>
          <table:table-cell office:value-type="float" office:value="15.87317" calcext:value-type="float">
            <text:p>15.87317</text:p>
          </table:table-cell>
          <table:table-cell office:value-type="float" office:value="15.07922" calcext:value-type="float">
            <text:p>15.07922</text:p>
          </table:table-cell>
          <table:table-cell office:value-type="float" office:value="14.80725" calcext:value-type="float">
            <text:p>14.80725</text:p>
          </table:table-cell>
          <table:table-cell office:value-type="float" office:value="13.42551" calcext:value-type="float">
            <text:p>13.42551</text:p>
          </table:table-cell>
          <table:table-cell office:value-type="float" office:value="13.26987" calcext:value-type="float">
            <text:p>13.26987</text:p>
          </table:table-cell>
          <table:table-cell office:value-type="float" office:value="11.78708" calcext:value-type="float">
            <text:p>11.78708</text:p>
          </table:table-cell>
          <table:table-cell office:value-type="float" office:value="11.69574" calcext:value-type="float">
            <text:p>11.69574</text:p>
          </table:table-cell>
          <table:table-cell office:value-type="float" office:value="10.57306" calcext:value-type="float">
            <text:p>10.57306</text:p>
          </table:table-cell>
          <table:table-cell office:value-type="float" office:value="10.48221" calcext:value-type="float">
            <text:p>10.48221</text:p>
          </table:table-cell>
          <table:table-cell office:value-type="float" office:value="9.598755" calcext:value-type="float">
            <text:p>9.598755</text:p>
          </table:table-cell>
          <table:table-cell office:value-type="float" office:value="9.495209" calcext:value-type="float">
            <text:p>9.495209</text:p>
          </table:table-cell>
          <table:table-cell office:value-type="float" office:value="8.902496" calcext:value-type="float">
            <text:p>8.902496</text:p>
          </table:table-cell>
          <table:table-cell office:value-type="float" office:value="8.792603" calcext:value-type="float">
            <text:p>8.792603</text:p>
          </table:table-cell>
          <table:table-cell office:value-type="float" office:value="8.633698" calcext:value-type="float">
            <text:p>8.633698</text:p>
          </table:table-cell>
          <table:table-cell office:value-type="float" office:value="8.527679" calcext:value-type="float">
            <text:p>8.527679</text:p>
          </table:table-cell>
          <table:table-cell office:value-type="float" office:value="33.02884" calcext:value-type="float">
            <text:p>33.02884</text:p>
          </table:table-cell>
          <table:table-cell office:value-type="float" office:value="14.77396" calcext:value-type="float">
            <text:p>14.773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4" calcext:value-type="float">
            <text:p>21052004</text:p>
          </table:table-cell>
          <table:table-cell office:value-type="float" office:value="22.48812" calcext:value-type="float">
            <text:p>22.48812</text:p>
          </table:table-cell>
          <table:table-cell office:value-type="float" office:value="31.18" calcext:value-type="float">
            <text:p>31.18</text:p>
          </table:table-cell>
          <table:table-cell office:value-type="float" office:value="19" calcext:value-type="float">
            <text:p>19</text:p>
          </table:table-cell>
          <table:table-cell office:value-type="float" office:value="1.868618" calcext:value-type="float">
            <text:p>1.868618</text:p>
          </table:table-cell>
          <table:table-cell office:value-type="float" office:value="1.464061" calcext:value-type="float">
            <text:p>1.464061</text:p>
          </table:table-cell>
          <table:table-cell office:value-type="float" office:value="441.396" calcext:value-type="float">
            <text:p>441.396</text:p>
          </table:table-cell>
          <table:table-cell office:value-type="float" office:value="0" calcext:value-type="float">
            <text:p>0</text:p>
          </table:table-cell>
          <table:table-cell office:value-type="float" office:value="32.35046" calcext:value-type="float">
            <text:p>32.35046</text:p>
          </table:table-cell>
          <table:table-cell office:value-type="float" office:value="16.97894" calcext:value-type="float">
            <text:p>16.97894</text:p>
          </table:table-cell>
          <table:table-cell office:value-type="float" office:value="26.93652" calcext:value-type="float">
            <text:p>26.93652</text:p>
          </table:table-cell>
          <table:table-cell office:value-type="float" office:value="17.34866" calcext:value-type="float">
            <text:p>17.34866</text:p>
          </table:table-cell>
          <table:table-cell office:value-type="float" office:value="24.01926" calcext:value-type="float">
            <text:p>24.01926</text:p>
          </table:table-cell>
          <table:table-cell office:value-type="float" office:value="17.43475" calcext:value-type="float">
            <text:p>17.43475</text:p>
          </table:table-cell>
          <table:table-cell office:value-type="float" office:value="21.75546" calcext:value-type="float">
            <text:p>21.75546</text:p>
          </table:table-cell>
          <table:table-cell office:value-type="float" office:value="17.32941" calcext:value-type="float">
            <text:p>17.32941</text:p>
          </table:table-cell>
          <table:table-cell office:value-type="float" office:value="20.28275" calcext:value-type="float">
            <text:p>20.28275</text:p>
          </table:table-cell>
          <table:table-cell office:value-type="float" office:value="17.12668" calcext:value-type="float">
            <text:p>17.12668</text:p>
          </table:table-cell>
          <table:table-cell office:value-type="float" office:value="18.79938" calcext:value-type="float">
            <text:p>18.79938</text:p>
          </table:table-cell>
          <table:table-cell office:value-type="float" office:value="16.77744" calcext:value-type="float">
            <text:p>16.77744</text:p>
          </table:table-cell>
          <table:table-cell office:value-type="float" office:value="17.43591" calcext:value-type="float">
            <text:p>17.43591</text:p>
          </table:table-cell>
          <table:table-cell office:value-type="float" office:value="16.20248" calcext:value-type="float">
            <text:p>16.20248</text:p>
          </table:table-cell>
          <table:table-cell office:value-type="float" office:value="15.51074" calcext:value-type="float">
            <text:p>15.51074</text:p>
          </table:table-cell>
          <table:table-cell office:value-type="float" office:value="15.08398" calcext:value-type="float">
            <text:p>15.08398</text:p>
          </table:table-cell>
          <table:table-cell office:value-type="float" office:value="13.61874" calcext:value-type="float">
            <text:p>13.61874</text:p>
          </table:table-cell>
          <table:table-cell office:value-type="float" office:value="13.42737" calcext:value-type="float">
            <text:p>13.42737</text:p>
          </table:table-cell>
          <table:table-cell office:value-type="float" office:value="11.89801" calcext:value-type="float">
            <text:p>11.89801</text:p>
          </table:table-cell>
          <table:table-cell office:value-type="float" office:value="11.78815" calcext:value-type="float">
            <text:p>11.78815</text:p>
          </table:table-cell>
          <table:table-cell office:value-type="float" office:value="10.67166" calcext:value-type="float">
            <text:p>10.67166</text:p>
          </table:table-cell>
          <table:table-cell office:value-type="float" office:value="10.57404" calcext:value-type="float">
            <text:p>10.57404</text:p>
          </table:table-cell>
          <table:table-cell office:value-type="float" office:value="9.70285" calcext:value-type="float">
            <text:p>9.70285</text:p>
          </table:table-cell>
          <table:table-cell office:value-type="float" office:value="9.599854" calcext:value-type="float">
            <text:p>9.599854</text:p>
          </table:table-cell>
          <table:table-cell office:value-type="float" office:value="9.011169" calcext:value-type="float">
            <text:p>9.011169</text:p>
          </table:table-cell>
          <table:table-cell office:value-type="float" office:value="8.903625" calcext:value-type="float">
            <text:p>8.903625</text:p>
          </table:table-cell>
          <table:table-cell office:value-type="float" office:value="8.73999" calcext:value-type="float">
            <text:p>8.73999</text:p>
          </table:table-cell>
          <table:table-cell office:value-type="float" office:value="8.634796" calcext:value-type="float">
            <text:p>8.634796</text:p>
          </table:table-cell>
          <table:table-cell office:value-type="float" office:value="57.63177" calcext:value-type="float">
            <text:p>57.63177</text:p>
          </table:table-cell>
          <table:table-cell office:value-type="float" office:value="14.76935" calcext:value-type="float">
            <text:p>14.769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4" calcext:value-type="float">
            <text:p>22052004</text:p>
          </table:table-cell>
          <table:table-cell office:value-type="float" office:value="24.06003" calcext:value-type="float">
            <text:p>24.06003</text:p>
          </table:table-cell>
          <table:table-cell office:value-type="float" office:value="29.33" calcext:value-type="float">
            <text:p>29.33</text:p>
          </table:table-cell>
          <table:table-cell office:value-type="float" office:value="15.39" calcext:value-type="float">
            <text:p>15.39</text:p>
          </table:table-cell>
          <table:table-cell office:value-type="float" office:value="1.790113" calcext:value-type="float">
            <text:p>1.790113</text:p>
          </table:table-cell>
          <table:table-cell office:value-type="float" office:value="1.508622" calcext:value-type="float">
            <text:p>1.508622</text:p>
          </table:table-cell>
          <table:table-cell office:value-type="float" office:value="354.528" calcext:value-type="float">
            <text:p>354.528</text:p>
          </table:table-cell>
          <table:table-cell office:value-type="float" office:value="46.59999" calcext:value-type="float">
            <text:p>46.59999</text:p>
          </table:table-cell>
          <table:table-cell office:value-type="float" office:value="32.52902" calcext:value-type="float">
            <text:p>32.52902</text:p>
          </table:table-cell>
          <table:table-cell office:value-type="float" office:value="16.49808" calcext:value-type="float">
            <text:p>16.49808</text:p>
          </table:table-cell>
          <table:table-cell office:value-type="float" office:value="27.81717" calcext:value-type="float">
            <text:p>27.81717</text:p>
          </table:table-cell>
          <table:table-cell office:value-type="float" office:value="18.16812" calcext:value-type="float">
            <text:p>18.16812</text:p>
          </table:table-cell>
          <table:table-cell office:value-type="float" office:value="24.83026" calcext:value-type="float">
            <text:p>24.83026</text:p>
          </table:table-cell>
          <table:table-cell office:value-type="float" office:value="18.99857" calcext:value-type="float">
            <text:p>18.99857</text:p>
          </table:table-cell>
          <table:table-cell office:value-type="float" office:value="22.50214" calcext:value-type="float">
            <text:p>22.50214</text:p>
          </table:table-cell>
          <table:table-cell office:value-type="float" office:value="18.99573" calcext:value-type="float">
            <text:p>18.99573</text:p>
          </table:table-cell>
          <table:table-cell office:value-type="float" office:value="21.04697" calcext:value-type="float">
            <text:p>21.04697</text:p>
          </table:table-cell>
          <table:table-cell office:value-type="float" office:value="18.72574" calcext:value-type="float">
            <text:p>18.72574</text:p>
          </table:table-cell>
          <table:table-cell office:value-type="float" office:value="19.56464" calcext:value-type="float">
            <text:p>19.56464</text:p>
          </table:table-cell>
          <table:table-cell office:value-type="float" office:value="18.21472" calcext:value-type="float">
            <text:p>18.21472</text:p>
          </table:table-cell>
          <table:table-cell office:value-type="float" office:value="18.2164" calcext:value-type="float">
            <text:p>18.2164</text:p>
          </table:table-cell>
          <table:table-cell office:value-type="float" office:value="17.35065" calcext:value-type="float">
            <text:p>17.35065</text:p>
          </table:table-cell>
          <table:table-cell office:value-type="float" office:value="16.2207" calcext:value-type="float">
            <text:p>16.2207</text:p>
          </table:table-cell>
          <table:table-cell office:value-type="float" office:value="15.52124" calcext:value-type="float">
            <text:p>15.52124</text:p>
          </table:table-cell>
          <table:table-cell office:value-type="float" office:value="13.93939" calcext:value-type="float">
            <text:p>13.93939</text:p>
          </table:table-cell>
          <table:table-cell office:value-type="float" office:value="13.62146" calcext:value-type="float">
            <text:p>13.62146</text:p>
          </table:table-cell>
          <table:table-cell office:value-type="float" office:value="12.03958" calcext:value-type="float">
            <text:p>12.03958</text:p>
          </table:table-cell>
          <table:table-cell office:value-type="float" office:value="11.89926" calcext:value-type="float">
            <text:p>11.89926</text:p>
          </table:table-cell>
          <table:table-cell office:value-type="float" office:value="10.77963" calcext:value-type="float">
            <text:p>10.77963</text:p>
          </table:table-cell>
          <table:table-cell office:value-type="float" office:value="10.67273" calcext:value-type="float">
            <text:p>10.67273</text:p>
          </table:table-cell>
          <table:table-cell office:value-type="float" office:value="9.807495" calcext:value-type="float">
            <text:p>9.807495</text:p>
          </table:table-cell>
          <table:table-cell office:value-type="float" office:value="9.703949" calcext:value-type="float">
            <text:p>9.703949</text:p>
          </table:table-cell>
          <table:table-cell office:value-type="float" office:value="9.118378" calcext:value-type="float">
            <text:p>9.118378</text:p>
          </table:table-cell>
          <table:table-cell office:value-type="float" office:value="9.012299" calcext:value-type="float">
            <text:p>9.012299</text:p>
          </table:table-cell>
          <table:table-cell office:value-type="float" office:value="8.845184" calcext:value-type="float">
            <text:p>8.845184</text:p>
          </table:table-cell>
          <table:table-cell office:value-type="float" office:value="8.741089" calcext:value-type="float">
            <text:p>8.741089</text:p>
          </table:table-cell>
          <table:table-cell office:value-type="float" office:value="39.06799" calcext:value-type="float">
            <text:p>39.06799</text:p>
          </table:table-cell>
          <table:table-cell office:value-type="float" office:value="13.57837" calcext:value-type="float">
            <text:p>13.578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4" calcext:value-type="float">
            <text:p>23052004</text:p>
          </table:table-cell>
          <table:table-cell office:value-type="float" office:value="21.75156" calcext:value-type="float">
            <text:p>21.75156</text:p>
          </table:table-cell>
          <table:table-cell office:value-type="float" office:value="20.78" calcext:value-type="float">
            <text:p>20.78</text:p>
          </table:table-cell>
          <table:table-cell office:value-type="float" office:value="11.74" calcext:value-type="float">
            <text:p>11.74</text:p>
          </table:table-cell>
          <table:table-cell office:value-type="float" office:value="1.558234" calcext:value-type="float">
            <text:p>1.558234</text:p>
          </table:table-cell>
          <table:table-cell office:value-type="float" office:value="1.207423" calcext:value-type="float">
            <text:p>1.207423</text:p>
          </table:table-cell>
          <table:table-cell office:value-type="float" office:value="318.996" calcext:value-type="float">
            <text:p>318.996</text:p>
          </table:table-cell>
          <table:table-cell office:value-type="float" office:value="0" calcext:value-type="float">
            <text:p>0</text:p>
          </table:table-cell>
          <table:table-cell office:value-type="float" office:value="28.62573" calcext:value-type="float">
            <text:p>28.62573</text:p>
          </table:table-cell>
          <table:table-cell office:value-type="float" office:value="15.00037" calcext:value-type="float">
            <text:p>15.00037</text:p>
          </table:table-cell>
          <table:table-cell office:value-type="float" office:value="25.22812" calcext:value-type="float">
            <text:p>25.22812</text:p>
          </table:table-cell>
          <table:table-cell office:value-type="float" office:value="16.39938" calcext:value-type="float">
            <text:p>16.39938</text:p>
          </table:table-cell>
          <table:table-cell office:value-type="float" office:value="22.84613" calcext:value-type="float">
            <text:p>22.84613</text:p>
          </table:table-cell>
          <table:table-cell office:value-type="float" office:value="17.20319" calcext:value-type="float">
            <text:p>17.20319</text:p>
          </table:table-cell>
          <table:table-cell office:value-type="float" office:value="21.02844" calcext:value-type="float">
            <text:p>21.02844</text:p>
          </table:table-cell>
          <table:table-cell office:value-type="float" office:value="17.68661" calcext:value-type="float">
            <text:p>17.68661</text:p>
          </table:table-cell>
          <table:table-cell office:value-type="float" office:value="19.91284" calcext:value-type="float">
            <text:p>19.91284</text:p>
          </table:table-cell>
          <table:table-cell office:value-type="float" office:value="17.81265" calcext:value-type="float">
            <text:p>17.81265</text:p>
          </table:table-cell>
          <table:table-cell office:value-type="float" office:value="19.31351" calcext:value-type="float">
            <text:p>19.31351</text:p>
          </table:table-cell>
          <table:table-cell office:value-type="float" office:value="17.71408" calcext:value-type="float">
            <text:p>17.71408</text:p>
          </table:table-cell>
          <table:table-cell office:value-type="float" office:value="18.20261" calcext:value-type="float">
            <text:p>18.20261</text:p>
          </table:table-cell>
          <table:table-cell office:value-type="float" office:value="17.24057" calcext:value-type="float">
            <text:p>17.24057</text:p>
          </table:table-cell>
          <table:table-cell office:value-type="float" office:value="16.36749" calcext:value-type="float">
            <text:p>16.36749</text:p>
          </table:table-cell>
          <table:table-cell office:value-type="float" office:value="16.22964" calcext:value-type="float">
            <text:p>16.22964</text:p>
          </table:table-cell>
          <table:table-cell office:value-type="float" office:value="14.25064" calcext:value-type="float">
            <text:p>14.25064</text:p>
          </table:table-cell>
          <table:table-cell office:value-type="float" office:value="13.9433" calcext:value-type="float">
            <text:p>13.9433</text:p>
          </table:table-cell>
          <table:table-cell office:value-type="float" office:value="12.21835" calcext:value-type="float">
            <text:p>12.21835</text:p>
          </table:table-cell>
          <table:table-cell office:value-type="float" office:value="12.04129" calcext:value-type="float">
            <text:p>12.04129</text:p>
          </table:table-cell>
          <table:table-cell office:value-type="float" office:value="10.90439" calcext:value-type="float">
            <text:p>10.90439</text:p>
          </table:table-cell>
          <table:table-cell office:value-type="float" office:value="10.78085" calcext:value-type="float">
            <text:p>10.78085</text:p>
          </table:table-cell>
          <table:table-cell office:value-type="float" office:value="9.915802" calcext:value-type="float">
            <text:p>9.915802</text:p>
          </table:table-cell>
          <table:table-cell office:value-type="float" office:value="9.808594" calcext:value-type="float">
            <text:p>9.808594</text:p>
          </table:table-cell>
          <table:table-cell office:value-type="float" office:value="9.224701" calcext:value-type="float">
            <text:p>9.224701</text:p>
          </table:table-cell>
          <table:table-cell office:value-type="float" office:value="9.119476" calcext:value-type="float">
            <text:p>9.119476</text:p>
          </table:table-cell>
          <table:table-cell office:value-type="float" office:value="8.947845" calcext:value-type="float">
            <text:p>8.947845</text:p>
          </table:table-cell>
          <table:table-cell office:value-type="float" office:value="8.846252" calcext:value-type="float">
            <text:p>8.846252</text:p>
          </table:table-cell>
          <table:table-cell office:value-type="float" office:value="35.38095" calcext:value-type="float">
            <text:p>35.38095</text:p>
          </table:table-cell>
          <table:table-cell office:value-type="float" office:value="10.17307" calcext:value-type="float">
            <text:p>10.173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4" calcext:value-type="float">
            <text:p>24052004</text:p>
          </table:table-cell>
          <table:table-cell office:value-type="float" office:value="10.43172" calcext:value-type="float">
            <text:p>10.43172</text:p>
          </table:table-cell>
          <table:table-cell office:value-type="float" office:value="23.74" calcext:value-type="float">
            <text:p>23.74</text:p>
          </table:table-cell>
          <table:table-cell office:value-type="float" office:value="10.86" calcext:value-type="float">
            <text:p>10.86</text:p>
          </table:table-cell>
          <table:table-cell office:value-type="float" office:value="1.941739" calcext:value-type="float">
            <text:p>1.941739</text:p>
          </table:table-cell>
          <table:table-cell office:value-type="float" office:value="1.121521" calcext:value-type="float">
            <text:p>1.121521</text:p>
          </table:table-cell>
          <table:table-cell office:value-type="float" office:value="433.764" calcext:value-type="float">
            <text:p>433.764</text:p>
          </table:table-cell>
          <table:table-cell office:value-type="float" office:value="6.1" calcext:value-type="float">
            <text:p>6.1</text:p>
          </table:table-cell>
          <table:table-cell office:value-type="float" office:value="24.63269" calcext:value-type="float">
            <text:p>24.63269</text:p>
          </table:table-cell>
          <table:table-cell office:value-type="float" office:value="14.19897" calcext:value-type="float">
            <text:p>14.19897</text:p>
          </table:table-cell>
          <table:table-cell office:value-type="float" office:value="21.41147" calcext:value-type="float">
            <text:p>21.41147</text:p>
          </table:table-cell>
          <table:table-cell office:value-type="float" office:value="15.75259" calcext:value-type="float">
            <text:p>15.75259</text:p>
          </table:table-cell>
          <table:table-cell office:value-type="float" office:value="20.03079" calcext:value-type="float">
            <text:p>20.03079</text:p>
          </table:table-cell>
          <table:table-cell office:value-type="float" office:value="16.79535" calcext:value-type="float">
            <text:p>16.79535</text:p>
          </table:table-cell>
          <table:table-cell office:value-type="float" office:value="19.44534" calcext:value-type="float">
            <text:p>19.44534</text:p>
          </table:table-cell>
          <table:table-cell office:value-type="float" office:value="17.39444" calcext:value-type="float">
            <text:p>17.39444</text:p>
          </table:table-cell>
          <table:table-cell office:value-type="float" office:value="19.22644" calcext:value-type="float">
            <text:p>19.22644</text:p>
          </table:table-cell>
          <table:table-cell office:value-type="float" office:value="17.57071" calcext:value-type="float">
            <text:p>17.57071</text:p>
          </table:table-cell>
          <table:table-cell office:value-type="float" office:value="18.6897" calcext:value-type="float">
            <text:p>18.6897</text:p>
          </table:table-cell>
          <table:table-cell office:value-type="float" office:value="17.51752" calcext:value-type="float">
            <text:p>17.51752</text:p>
          </table:table-cell>
          <table:table-cell office:value-type="float" office:value="17.78848" calcext:value-type="float">
            <text:p>17.78848</text:p>
          </table:table-cell>
          <table:table-cell office:value-type="float" office:value="17.11029" calcext:value-type="float">
            <text:p>17.11029</text:p>
          </table:table-cell>
          <table:table-cell office:value-type="float" office:value="16.39627" calcext:value-type="float">
            <text:p>16.39627</text:p>
          </table:table-cell>
          <table:table-cell office:value-type="float" office:value="16.2648" calcext:value-type="float">
            <text:p>16.2648</text:p>
          </table:table-cell>
          <table:table-cell office:value-type="float" office:value="14.43573" calcext:value-type="float">
            <text:p>14.43573</text:p>
          </table:table-cell>
          <table:table-cell office:value-type="float" office:value="14.25314" calcext:value-type="float">
            <text:p>14.25314</text:p>
          </table:table-cell>
          <table:table-cell office:value-type="float" office:value="12.3996" calcext:value-type="float">
            <text:p>12.3996</text:p>
          </table:table-cell>
          <table:table-cell office:value-type="float" office:value="12.22031" calcext:value-type="float">
            <text:p>12.22031</text:p>
          </table:table-cell>
          <table:table-cell office:value-type="float" office:value="11.04163" calcext:value-type="float">
            <text:p>11.04163</text:p>
          </table:table-cell>
          <table:table-cell office:value-type="float" office:value="10.90576" calcext:value-type="float">
            <text:p>10.90576</text:p>
          </table:table-cell>
          <table:table-cell office:value-type="float" office:value="10.02905" calcext:value-type="float">
            <text:p>10.02905</text:p>
          </table:table-cell>
          <table:table-cell office:value-type="float" office:value="9.916931" calcext:value-type="float">
            <text:p>9.916931</text:p>
          </table:table-cell>
          <table:table-cell office:value-type="float" office:value="9.331055" calcext:value-type="float">
            <text:p>9.331055</text:p>
          </table:table-cell>
          <table:table-cell office:value-type="float" office:value="9.2258" calcext:value-type="float">
            <text:p>9.2258</text:p>
          </table:table-cell>
          <table:table-cell office:value-type="float" office:value="9.049805" calcext:value-type="float">
            <text:p>9.049805</text:p>
          </table:table-cell>
          <table:table-cell office:value-type="float" office:value="8.948914" calcext:value-type="float">
            <text:p>8.948914</text:p>
          </table:table-cell>
          <table:table-cell office:value-type="float" office:value="31.57401" calcext:value-type="float">
            <text:p>31.57401</text:p>
          </table:table-cell>
          <table:table-cell office:value-type="float" office:value="9.004761" calcext:value-type="float">
            <text:p>9.0047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4" calcext:value-type="float">
            <text:p>25052004</text:p>
          </table:table-cell>
          <table:table-cell office:value-type="float" office:value="24.76692" calcext:value-type="float">
            <text:p>24.76692</text:p>
          </table:table-cell>
          <table:table-cell office:value-type="float" office:value="19.13" calcext:value-type="float">
            <text:p>19.13</text:p>
          </table:table-cell>
          <table:table-cell office:value-type="float" office:value="9" calcext:value-type="float">
            <text:p>9</text:p>
          </table:table-cell>
          <table:table-cell office:value-type="float" office:value="1.150442" calcext:value-type="float">
            <text:p>1.150442</text:p>
          </table:table-cell>
          <table:table-cell office:value-type="float" office:value="1.008083" calcext:value-type="float">
            <text:p>1.008083</text:p>
          </table:table-cell>
          <table:table-cell office:value-type="float" office:value="281.52" calcext:value-type="float">
            <text:p>281.52</text:p>
          </table:table-cell>
          <table:table-cell office:value-type="float" office:value="0" calcext:value-type="float">
            <text:p>0</text:p>
          </table:table-cell>
          <table:table-cell office:value-type="float" office:value="27.47693" calcext:value-type="float">
            <text:p>27.47693</text:p>
          </table:table-cell>
          <table:table-cell office:value-type="float" office:value="12.24149" calcext:value-type="float">
            <text:p>12.24149</text:p>
          </table:table-cell>
          <table:table-cell office:value-type="float" office:value="23.93484" calcext:value-type="float">
            <text:p>23.93484</text:p>
          </table:table-cell>
          <table:table-cell office:value-type="float" office:value="13.85049" calcext:value-type="float">
            <text:p>13.85049</text:p>
          </table:table-cell>
          <table:table-cell office:value-type="float" office:value="21.58792" calcext:value-type="float">
            <text:p>21.58792</text:p>
          </table:table-cell>
          <table:table-cell office:value-type="float" office:value="15.09048" calcext:value-type="float">
            <text:p>15.09048</text:p>
          </table:table-cell>
          <table:table-cell office:value-type="float" office:value="19.83362" calcext:value-type="float">
            <text:p>19.83362</text:p>
          </table:table-cell>
          <table:table-cell office:value-type="float" office:value="15.9035" calcext:value-type="float">
            <text:p>15.9035</text:p>
          </table:table-cell>
          <table:table-cell office:value-type="float" office:value="18.80728" calcext:value-type="float">
            <text:p>18.80728</text:p>
          </table:table-cell>
          <table:table-cell office:value-type="float" office:value="16.27905" calcext:value-type="float">
            <text:p>16.27905</text:p>
          </table:table-cell>
          <table:table-cell office:value-type="float" office:value="17.81293" calcext:value-type="float">
            <text:p>17.81293</text:p>
          </table:table-cell>
          <table:table-cell office:value-type="float" office:value="16.52664" calcext:value-type="float">
            <text:p>16.52664</text:p>
          </table:table-cell>
          <table:table-cell office:value-type="float" office:value="17.18881" calcext:value-type="float">
            <text:p>17.18881</text:p>
          </table:table-cell>
          <table:table-cell office:value-type="float" office:value="16.4144" calcext:value-type="float">
            <text:p>16.4144</text:p>
          </table:table-cell>
          <table:table-cell office:value-type="float" office:value="16.26395" calcext:value-type="float">
            <text:p>16.26395</text:p>
          </table:table-cell>
          <table:table-cell office:value-type="float" office:value="15.97443" calcext:value-type="float">
            <text:p>15.97443</text:p>
          </table:table-cell>
          <table:table-cell office:value-type="float" office:value="14.48102" calcext:value-type="float">
            <text:p>14.48102</text:p>
          </table:table-cell>
          <table:table-cell office:value-type="float" office:value="14.43698" calcext:value-type="float">
            <text:p>14.43698</text:p>
          </table:table-cell>
          <table:table-cell office:value-type="float" office:value="12.55481" calcext:value-type="float">
            <text:p>12.55481</text:p>
          </table:table-cell>
          <table:table-cell office:value-type="float" office:value="12.4014" calcext:value-type="float">
            <text:p>12.4014</text:p>
          </table:table-cell>
          <table:table-cell office:value-type="float" office:value="11.18127" calcext:value-type="float">
            <text:p>11.18127</text:p>
          </table:table-cell>
          <table:table-cell office:value-type="float" office:value="11.04306" calcext:value-type="float">
            <text:p>11.04306</text:p>
          </table:table-cell>
          <table:table-cell office:value-type="float" office:value="10.147" calcext:value-type="float">
            <text:p>10.147</text:p>
          </table:table-cell>
          <table:table-cell office:value-type="float" office:value="10.03027" calcext:value-type="float">
            <text:p>10.03027</text:p>
          </table:table-cell>
          <table:table-cell office:value-type="float" office:value="9.438171" calcext:value-type="float">
            <text:p>9.438171</text:p>
          </table:table-cell>
          <table:table-cell office:value-type="float" office:value="9.332123" calcext:value-type="float">
            <text:p>9.332123</text:p>
          </table:table-cell>
          <table:table-cell office:value-type="float" office:value="9.15033" calcext:value-type="float">
            <text:p>9.15033</text:p>
          </table:table-cell>
          <table:table-cell office:value-type="float" office:value="9.050873" calcext:value-type="float">
            <text:p>9.050873</text:p>
          </table:table-cell>
          <table:table-cell office:value-type="float" office:value="33.6644" calcext:value-type="float">
            <text:p>33.6644</text:p>
          </table:table-cell>
          <table:table-cell office:value-type="float" office:value="7.005188" calcext:value-type="float">
            <text:p>7.0051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4" calcext:value-type="float">
            <text:p>26052004</text:p>
          </table:table-cell>
          <table:table-cell office:value-type="float" office:value="28.4598" calcext:value-type="float">
            <text:p>28.4598</text:p>
          </table:table-cell>
          <table:table-cell office:value-type="float" office:value="24.56" calcext:value-type="float">
            <text:p>24.56</text:p>
          </table:table-cell>
          <table:table-cell office:value-type="float" office:value="10.6" calcext:value-type="float">
            <text:p>10.6</text:p>
          </table:table-cell>
          <table:table-cell office:value-type="float" office:value="1.570481" calcext:value-type="float">
            <text:p>1.570481</text:p>
          </table:table-cell>
          <table:table-cell office:value-type="float" office:value="1.11889" calcext:value-type="float">
            <text:p>1.11889</text:p>
          </table:table-cell>
          <table:table-cell office:value-type="float" office:value="282.168" calcext:value-type="float">
            <text:p>282.168</text:p>
          </table:table-cell>
          <table:table-cell office:value-type="float" office:value="3.3" calcext:value-type="float">
            <text:p>3.3</text:p>
          </table:table-cell>
          <table:table-cell office:value-type="float" office:value="30.65686" calcext:value-type="float">
            <text:p>30.65686</text:p>
          </table:table-cell>
          <table:table-cell office:value-type="float" office:value="12.91534" calcext:value-type="float">
            <text:p>12.91534</text:p>
          </table:table-cell>
          <table:table-cell office:value-type="float" office:value="26.30017" calcext:value-type="float">
            <text:p>26.30017</text:p>
          </table:table-cell>
          <table:table-cell office:value-type="float" office:value="14.44247" calcext:value-type="float">
            <text:p>14.44247</text:p>
          </table:table-cell>
          <table:table-cell office:value-type="float" office:value="23.33203" calcext:value-type="float">
            <text:p>23.33203</text:p>
          </table:table-cell>
          <table:table-cell office:value-type="float" office:value="15.61417" calcext:value-type="float">
            <text:p>15.61417</text:p>
          </table:table-cell>
          <table:table-cell office:value-type="float" office:value="21.17126" calcext:value-type="float">
            <text:p>21.17126</text:p>
          </table:table-cell>
          <table:table-cell office:value-type="float" office:value="16.33249" calcext:value-type="float">
            <text:p>16.33249</text:p>
          </table:table-cell>
          <table:table-cell office:value-type="float" office:value="19.85623" calcext:value-type="float">
            <text:p>19.85623</text:p>
          </table:table-cell>
          <table:table-cell office:value-type="float" office:value="16.6225" calcext:value-type="float">
            <text:p>16.6225</text:p>
          </table:table-cell>
          <table:table-cell office:value-type="float" office:value="18.58029" calcext:value-type="float">
            <text:p>18.58029</text:p>
          </table:table-cell>
          <table:table-cell office:value-type="float" office:value="16.76385" calcext:value-type="float">
            <text:p>16.76385</text:p>
          </table:table-cell>
          <table:table-cell office:value-type="float" office:value="17.55838" calcext:value-type="float">
            <text:p>17.55838</text:p>
          </table:table-cell>
          <table:table-cell office:value-type="float" office:value="16.53464" calcext:value-type="float">
            <text:p>16.53464</text:p>
          </table:table-cell>
          <table:table-cell office:value-type="float" office:value="16.10101" calcext:value-type="float">
            <text:p>16.10101</text:p>
          </table:table-cell>
          <table:table-cell office:value-type="float" office:value="15.96292" calcext:value-type="float">
            <text:p>15.96292</text:p>
          </table:table-cell>
          <table:table-cell office:value-type="float" office:value="14.51395" calcext:value-type="float">
            <text:p>14.51395</text:p>
          </table:table-cell>
          <table:table-cell office:value-type="float" office:value="14.48123" calcext:value-type="float">
            <text:p>14.48123</text:p>
          </table:table-cell>
          <table:table-cell office:value-type="float" office:value="12.6778" calcext:value-type="float">
            <text:p>12.6778</text:p>
          </table:table-cell>
          <table:table-cell office:value-type="float" office:value="12.55621" calcext:value-type="float">
            <text:p>12.55621</text:p>
          </table:table-cell>
          <table:table-cell office:value-type="float" office:value="11.31418" calcext:value-type="float">
            <text:p>11.31418</text:p>
          </table:table-cell>
          <table:table-cell office:value-type="float" office:value="11.18271" calcext:value-type="float">
            <text:p>11.18271</text:p>
          </table:table-cell>
          <table:table-cell office:value-type="float" office:value="10.26709" calcext:value-type="float">
            <text:p>10.26709</text:p>
          </table:table-cell>
          <table:table-cell office:value-type="float" office:value="10.14828" calcext:value-type="float">
            <text:p>10.14828</text:p>
          </table:table-cell>
          <table:table-cell office:value-type="float" office:value="9.546509" calcext:value-type="float">
            <text:p>9.546509</text:p>
          </table:table-cell>
          <table:table-cell office:value-type="float" office:value="9.439331" calcext:value-type="float">
            <text:p>9.439331</text:p>
          </table:table-cell>
          <table:table-cell office:value-type="float" office:value="9.250793" calcext:value-type="float">
            <text:p>9.250793</text:p>
          </table:table-cell>
          <table:table-cell office:value-type="float" office:value="9.151367" calcext:value-type="float">
            <text:p>9.151367</text:p>
          </table:table-cell>
          <table:table-cell office:value-type="float" office:value="36.70258" calcext:value-type="float">
            <text:p>36.70258</text:p>
          </table:table-cell>
          <table:table-cell office:value-type="float" office:value="8.646729" calcext:value-type="float">
            <text:p>8.6467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4" calcext:value-type="float">
            <text:p>27052004</text:p>
          </table:table-cell>
          <table:table-cell office:value-type="float" office:value="26.35416" calcext:value-type="float">
            <text:p>26.35416</text:p>
          </table:table-cell>
          <table:table-cell office:value-type="float" office:value="28.28" calcext:value-type="float">
            <text:p>28.28</text:p>
          </table:table-cell>
          <table:table-cell office:value-type="float" office:value="13.19" calcext:value-type="float">
            <text:p>13.19</text:p>
          </table:table-cell>
          <table:table-cell office:value-type="float" office:value="1.722782" calcext:value-type="float">
            <text:p>1.722782</text:p>
          </table:table-cell>
          <table:table-cell office:value-type="float" office:value="0.9060606" calcext:value-type="float">
            <text:p>0.9060606</text:p>
          </table:table-cell>
          <table:table-cell office:value-type="float" office:value="219.132" calcext:value-type="float">
            <text:p>219.132</text:p>
          </table:table-cell>
          <table:table-cell office:value-type="float" office:value="0" calcext:value-type="float">
            <text:p>0</text:p>
          </table:table-cell>
          <table:table-cell office:value-type="float" office:value="32.80023" calcext:value-type="float">
            <text:p>32.80023</text:p>
          </table:table-cell>
          <table:table-cell office:value-type="float" office:value="15.65048" calcext:value-type="float">
            <text:p>15.65048</text:p>
          </table:table-cell>
          <table:table-cell office:value-type="float" office:value="27.67767" calcext:value-type="float">
            <text:p>27.67767</text:p>
          </table:table-cell>
          <table:table-cell office:value-type="float" office:value="17.04208" calcext:value-type="float">
            <text:p>17.04208</text:p>
          </table:table-cell>
          <table:table-cell office:value-type="float" office:value="24.74228" calcext:value-type="float">
            <text:p>24.74228</text:p>
          </table:table-cell>
          <table:table-cell office:value-type="float" office:value="17.78683" calcext:value-type="float">
            <text:p>17.78683</text:p>
          </table:table-cell>
          <table:table-cell office:value-type="float" office:value="22.40799" calcext:value-type="float">
            <text:p>22.40799</text:p>
          </table:table-cell>
          <table:table-cell office:value-type="float" office:value="18.07831" calcext:value-type="float">
            <text:p>18.07831</text:p>
          </table:table-cell>
          <table:table-cell office:value-type="float" office:value="20.96042" calcext:value-type="float">
            <text:p>20.96042</text:p>
          </table:table-cell>
          <table:table-cell office:value-type="float" office:value="18.05157" calcext:value-type="float">
            <text:p>18.05157</text:p>
          </table:table-cell>
          <table:table-cell office:value-type="float" office:value="19.50955" calcext:value-type="float">
            <text:p>19.50955</text:p>
          </table:table-cell>
          <table:table-cell office:value-type="float" office:value="17.82202" calcext:value-type="float">
            <text:p>17.82202</text:p>
          </table:table-cell>
          <table:table-cell office:value-type="float" office:value="18.27719" calcext:value-type="float">
            <text:p>18.27719</text:p>
          </table:table-cell>
          <table:table-cell office:value-type="float" office:value="17.27853" calcext:value-type="float">
            <text:p>17.27853</text:p>
          </table:table-cell>
          <table:table-cell office:value-type="float" office:value="16.5134" calcext:value-type="float">
            <text:p>16.5134</text:p>
          </table:table-cell>
          <table:table-cell office:value-type="float" office:value="16.108" calcext:value-type="float">
            <text:p>16.108</text:p>
          </table:table-cell>
          <table:table-cell office:value-type="float" office:value="14.65103" calcext:value-type="float">
            <text:p>14.65103</text:p>
          </table:table-cell>
          <table:table-cell office:value-type="float" office:value="14.51474" calcext:value-type="float">
            <text:p>14.51474</text:p>
          </table:table-cell>
          <table:table-cell office:value-type="float" office:value="12.7937" calcext:value-type="float">
            <text:p>12.7937</text:p>
          </table:table-cell>
          <table:table-cell office:value-type="float" office:value="12.67899" calcext:value-type="float">
            <text:p>12.67899</text:p>
          </table:table-cell>
          <table:table-cell office:value-type="float" office:value="11.43817" calcext:value-type="float">
            <text:p>11.43817</text:p>
          </table:table-cell>
          <table:table-cell office:value-type="float" office:value="11.31549" calcext:value-type="float">
            <text:p>11.31549</text:p>
          </table:table-cell>
          <table:table-cell office:value-type="float" office:value="10.38632" calcext:value-type="float">
            <text:p>10.38632</text:p>
          </table:table-cell>
          <table:table-cell office:value-type="float" office:value="10.26837" calcext:value-type="float">
            <text:p>10.26837</text:p>
          </table:table-cell>
          <table:table-cell office:value-type="float" office:value="9.655365" calcext:value-type="float">
            <text:p>9.655365</text:p>
          </table:table-cell>
          <table:table-cell office:value-type="float" office:value="9.547607" calcext:value-type="float">
            <text:p>9.547607</text:p>
          </table:table-cell>
          <table:table-cell office:value-type="float" office:value="9.351593" calcext:value-type="float">
            <text:p>9.351593</text:p>
          </table:table-cell>
          <table:table-cell office:value-type="float" office:value="9.251831" calcext:value-type="float">
            <text:p>9.251831</text:p>
          </table:table-cell>
          <table:table-cell office:value-type="float" office:value="56.92581" calcext:value-type="float">
            <text:p>56.92581</text:p>
          </table:table-cell>
          <table:table-cell office:value-type="float" office:value="11.04749" calcext:value-type="float">
            <text:p>11.047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4" calcext:value-type="float">
            <text:p>28052004</text:p>
          </table:table-cell>
          <table:table-cell office:value-type="float" office:value="25.73915" calcext:value-type="float">
            <text:p>25.73915</text:p>
          </table:table-cell>
          <table:table-cell office:value-type="float" office:value="29.85" calcext:value-type="float">
            <text:p>29.85</text:p>
          </table:table-cell>
          <table:table-cell office:value-type="float" office:value="12.7" calcext:value-type="float">
            <text:p>12.7</text:p>
          </table:table-cell>
          <table:table-cell office:value-type="float" office:value="1.657959" calcext:value-type="float">
            <text:p>1.657959</text:p>
          </table:table-cell>
          <table:table-cell office:value-type="float" office:value="1.047794" calcext:value-type="float">
            <text:p>1.047794</text:p>
          </table:table-cell>
          <table:table-cell office:value-type="float" office:value="382.032" calcext:value-type="float">
            <text:p>382.032</text:p>
          </table:table-cell>
          <table:table-cell office:value-type="float" office:value="0" calcext:value-type="float">
            <text:p>0</text:p>
          </table:table-cell>
          <table:table-cell office:value-type="float" office:value="33.05847" calcext:value-type="float">
            <text:p>33.05847</text:p>
          </table:table-cell>
          <table:table-cell office:value-type="float" office:value="16.13333" calcext:value-type="float">
            <text:p>16.13333</text:p>
          </table:table-cell>
          <table:table-cell office:value-type="float" office:value="28.2124" calcext:value-type="float">
            <text:p>28.2124</text:p>
          </table:table-cell>
          <table:table-cell office:value-type="float" office:value="17.98975" calcext:value-type="float">
            <text:p>17.98975</text:p>
          </table:table-cell>
          <table:table-cell office:value-type="float" office:value="25.50214" calcext:value-type="float">
            <text:p>25.50214</text:p>
          </table:table-cell>
          <table:table-cell office:value-type="float" office:value="18.78116" calcext:value-type="float">
            <text:p>18.78116</text:p>
          </table:table-cell>
          <table:table-cell office:value-type="float" office:value="23.24249" calcext:value-type="float">
            <text:p>23.24249</text:p>
          </table:table-cell>
          <table:table-cell office:value-type="float" office:value="19.05029" calcext:value-type="float">
            <text:p>19.05029</text:p>
          </table:table-cell>
          <table:table-cell office:value-type="float" office:value="21.79257" calcext:value-type="float">
            <text:p>21.79257</text:p>
          </table:table-cell>
          <table:table-cell office:value-type="float" office:value="18.9736" calcext:value-type="float">
            <text:p>18.9736</text:p>
          </table:table-cell>
          <table:table-cell office:value-type="float" office:value="20.30463" calcext:value-type="float">
            <text:p>20.30463</text:p>
          </table:table-cell>
          <table:table-cell office:value-type="float" office:value="18.67151" calcext:value-type="float">
            <text:p>18.67151</text:p>
          </table:table-cell>
          <table:table-cell office:value-type="float" office:value="18.98026" calcext:value-type="float">
            <text:p>18.98026</text:p>
          </table:table-cell>
          <table:table-cell office:value-type="float" office:value="17.99484" calcext:value-type="float">
            <text:p>17.99484</text:p>
          </table:table-cell>
          <table:table-cell office:value-type="float" office:value="17.03763" calcext:value-type="float">
            <text:p>17.03763</text:p>
          </table:table-cell>
          <table:table-cell office:value-type="float" office:value="16.52225" calcext:value-type="float">
            <text:p>16.52225</text:p>
          </table:table-cell>
          <table:table-cell office:value-type="float" office:value="14.89532" calcext:value-type="float">
            <text:p>14.89532</text:p>
          </table:table-cell>
          <table:table-cell office:value-type="float" office:value="14.65311" calcext:value-type="float">
            <text:p>14.65311</text:p>
          </table:table-cell>
          <table:table-cell office:value-type="float" office:value="12.92929" calcext:value-type="float">
            <text:p>12.92929</text:p>
          </table:table-cell>
          <table:table-cell office:value-type="float" office:value="12.79498" calcext:value-type="float">
            <text:p>12.79498</text:p>
          </table:table-cell>
          <table:table-cell office:value-type="float" office:value="11.56107" calcext:value-type="float">
            <text:p>11.56107</text:p>
          </table:table-cell>
          <table:table-cell office:value-type="float" office:value="11.43945" calcext:value-type="float">
            <text:p>11.43945</text:p>
          </table:table-cell>
          <table:table-cell office:value-type="float" office:value="10.50433" calcext:value-type="float">
            <text:p>10.50433</text:p>
          </table:table-cell>
          <table:table-cell office:value-type="float" office:value="10.38754" calcext:value-type="float">
            <text:p>10.38754</text:p>
          </table:table-cell>
          <table:table-cell office:value-type="float" office:value="9.764374" calcext:value-type="float">
            <text:p>9.764374</text:p>
          </table:table-cell>
          <table:table-cell office:value-type="float" office:value="9.656494" calcext:value-type="float">
            <text:p>9.656494</text:p>
          </table:table-cell>
          <table:table-cell office:value-type="float" office:value="9.452972" calcext:value-type="float">
            <text:p>9.452972</text:p>
          </table:table-cell>
          <table:table-cell office:value-type="float" office:value="9.352631" calcext:value-type="float">
            <text:p>9.352631</text:p>
          </table:table-cell>
          <table:table-cell office:value-type="float" office:value="59.58447" calcext:value-type="float">
            <text:p>59.58447</text:p>
          </table:table-cell>
          <table:table-cell office:value-type="float" office:value="10.11694" calcext:value-type="float">
            <text:p>10.116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4" calcext:value-type="float">
            <text:p>29052004</text:p>
          </table:table-cell>
          <table:table-cell office:value-type="float" office:value="20.76624" calcext:value-type="float">
            <text:p>20.76624</text:p>
          </table:table-cell>
          <table:table-cell office:value-type="float" office:value="29.59" calcext:value-type="float">
            <text:p>29.59</text:p>
          </table:table-cell>
          <table:table-cell office:value-type="float" office:value="15.24" calcext:value-type="float">
            <text:p>15.24</text:p>
          </table:table-cell>
          <table:table-cell office:value-type="float" office:value="1.828251" calcext:value-type="float">
            <text:p>1.828251</text:p>
          </table:table-cell>
          <table:table-cell office:value-type="float" office:value="1.484987" calcext:value-type="float">
            <text:p>1.484987</text:p>
          </table:table-cell>
          <table:table-cell office:value-type="float" office:value="549.972" calcext:value-type="float">
            <text:p>549.972</text:p>
          </table:table-cell>
          <table:table-cell office:value-type="float" office:value="36.5" calcext:value-type="float">
            <text:p>36.5</text:p>
          </table:table-cell>
          <table:table-cell office:value-type="float" office:value="36.51764" calcext:value-type="float">
            <text:p>36.51764</text:p>
          </table:table-cell>
          <table:table-cell office:value-type="float" office:value="17.32623" calcext:value-type="float">
            <text:p>17.32623</text:p>
          </table:table-cell>
          <table:table-cell office:value-type="float" office:value="29.40463" calcext:value-type="float">
            <text:p>29.40463</text:p>
          </table:table-cell>
          <table:table-cell office:value-type="float" office:value="19.20734" calcext:value-type="float">
            <text:p>19.20734</text:p>
          </table:table-cell>
          <table:table-cell office:value-type="float" office:value="26.50336" calcext:value-type="float">
            <text:p>26.50336</text:p>
          </table:table-cell>
          <table:table-cell office:value-type="float" office:value="20.86511" calcext:value-type="float">
            <text:p>20.86511</text:p>
          </table:table-cell>
          <table:table-cell office:value-type="float" office:value="24.16632" calcext:value-type="float">
            <text:p>24.16632</text:p>
          </table:table-cell>
          <table:table-cell office:value-type="float" office:value="20.74368" calcext:value-type="float">
            <text:p>20.74368</text:p>
          </table:table-cell>
          <table:table-cell office:value-type="float" office:value="22.66428" calcext:value-type="float">
            <text:p>22.66428</text:p>
          </table:table-cell>
          <table:table-cell office:value-type="float" office:value="20.37326" calcext:value-type="float">
            <text:p>20.37326</text:p>
          </table:table-cell>
          <table:table-cell office:value-type="float" office:value="21.07974" calcext:value-type="float">
            <text:p>21.07974</text:p>
          </table:table-cell>
          <table:table-cell office:value-type="float" office:value="19.77512" calcext:value-type="float">
            <text:p>19.77512</text:p>
          </table:table-cell>
          <table:table-cell office:value-type="float" office:value="19.77148" calcext:value-type="float">
            <text:p>19.77148</text:p>
          </table:table-cell>
          <table:table-cell office:value-type="float" office:value="18.87253" calcext:value-type="float">
            <text:p>18.87253</text:p>
          </table:table-cell>
          <table:table-cell office:value-type="float" office:value="17.66821" calcext:value-type="float">
            <text:p>17.66821</text:p>
          </table:table-cell>
          <table:table-cell office:value-type="float" office:value="17.04678" calcext:value-type="float">
            <text:p>17.04678</text:p>
          </table:table-cell>
          <table:table-cell office:value-type="float" office:value="15.22314" calcext:value-type="float">
            <text:p>15.22314</text:p>
          </table:table-cell>
          <table:table-cell office:value-type="float" office:value="14.89835" calcext:value-type="float">
            <text:p>14.89835</text:p>
          </table:table-cell>
          <table:table-cell office:value-type="float" office:value="13.09619" calcext:value-type="float">
            <text:p>13.09619</text:p>
          </table:table-cell>
          <table:table-cell office:value-type="float" office:value="12.93088" calcext:value-type="float">
            <text:p>12.93088</text:p>
          </table:table-cell>
          <table:table-cell office:value-type="float" office:value="11.69095" calcext:value-type="float">
            <text:p>11.69095</text:p>
          </table:table-cell>
          <table:table-cell office:value-type="float" office:value="11.56238" calcext:value-type="float">
            <text:p>11.56238</text:p>
          </table:table-cell>
          <table:table-cell office:value-type="float" office:value="10.62225" calcext:value-type="float">
            <text:p>10.62225</text:p>
          </table:table-cell>
          <table:table-cell office:value-type="float" office:value="10.50555" calcext:value-type="float">
            <text:p>10.50555</text:p>
          </table:table-cell>
          <table:table-cell office:value-type="float" office:value="9.873505" calcext:value-type="float">
            <text:p>9.873505</text:p>
          </table:table-cell>
          <table:table-cell office:value-type="float" office:value="9.765472" calcext:value-type="float">
            <text:p>9.765472</text:p>
          </table:table-cell>
          <table:table-cell office:value-type="float" office:value="9.554474" calcext:value-type="float">
            <text:p>9.554474</text:p>
          </table:table-cell>
          <table:table-cell office:value-type="float" office:value="9.454041" calcext:value-type="float">
            <text:p>9.454041</text:p>
          </table:table-cell>
          <table:table-cell office:value-type="float" office:value="63.91095" calcext:value-type="float">
            <text:p>63.91095</text:p>
          </table:table-cell>
          <table:table-cell office:value-type="float" office:value="14.14328" calcext:value-type="float">
            <text:p>14.143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4" calcext:value-type="float">
            <text:p>30052004</text:p>
          </table:table-cell>
          <table:table-cell office:value-type="float" office:value="17.42112" calcext:value-type="float">
            <text:p>17.42112</text:p>
          </table:table-cell>
          <table:table-cell office:value-type="float" office:value="19.77" calcext:value-type="float">
            <text:p>19.77</text:p>
          </table:table-cell>
          <table:table-cell office:value-type="float" office:value="12.59" calcext:value-type="float">
            <text:p>12.59</text:p>
          </table:table-cell>
          <table:table-cell office:value-type="float" office:value="1.862283" calcext:value-type="float">
            <text:p>1.862283</text:p>
          </table:table-cell>
          <table:table-cell office:value-type="float" office:value="1.178582" calcext:value-type="float">
            <text:p>1.178582</text:p>
          </table:table-cell>
          <table:table-cell office:value-type="float" office:value="392.976" calcext:value-type="float">
            <text:p>392.976</text:p>
          </table:table-cell>
          <table:table-cell office:value-type="float" office:value="0.9" calcext:value-type="float">
            <text:p>0.9</text:p>
          </table:table-cell>
          <table:table-cell office:value-type="float" office:value="27.0087" calcext:value-type="float">
            <text:p>27.0087</text:p>
          </table:table-cell>
          <table:table-cell office:value-type="float" office:value="16.16092" calcext:value-type="float">
            <text:p>16.16092</text:p>
          </table:table-cell>
          <table:table-cell office:value-type="float" office:value="24.73032" calcext:value-type="float">
            <text:p>24.73032</text:p>
          </table:table-cell>
          <table:table-cell office:value-type="float" office:value="17.95544" calcext:value-type="float">
            <text:p>17.95544</text:p>
          </table:table-cell>
          <table:table-cell office:value-type="float" office:value="23.03513" calcext:value-type="float">
            <text:p>23.03513</text:p>
          </table:table-cell>
          <table:table-cell office:value-type="float" office:value="18.78674" calcext:value-type="float">
            <text:p>18.78674</text:p>
          </table:table-cell>
          <table:table-cell office:value-type="float" office:value="21.70392" calcext:value-type="float">
            <text:p>21.70392</text:p>
          </table:table-cell>
          <table:table-cell office:value-type="float" office:value="19.31641" calcext:value-type="float">
            <text:p>19.31641</text:p>
          </table:table-cell>
          <table:table-cell office:value-type="float" office:value="21.50717" calcext:value-type="float">
            <text:p>21.50717</text:p>
          </table:table-cell>
          <table:table-cell office:value-type="float" office:value="19.47324" calcext:value-type="float">
            <text:p>19.47324</text:p>
          </table:table-cell>
          <table:table-cell office:value-type="float" office:value="20.95428" calcext:value-type="float">
            <text:p>20.95428</text:p>
          </table:table-cell>
          <table:table-cell office:value-type="float" office:value="19.37393" calcext:value-type="float">
            <text:p>19.37393</text:p>
          </table:table-cell>
          <table:table-cell office:value-type="float" office:value="19.76675" calcext:value-type="float">
            <text:p>19.76675</text:p>
          </table:table-cell>
          <table:table-cell office:value-type="float" office:value="18.82086" calcext:value-type="float">
            <text:p>18.82086</text:p>
          </table:table-cell>
          <table:table-cell office:value-type="float" office:value="17.82007" calcext:value-type="float">
            <text:p>17.82007</text:p>
          </table:table-cell>
          <table:table-cell office:value-type="float" office:value="17.67749" calcext:value-type="float">
            <text:p>17.67749</text:p>
          </table:table-cell>
          <table:table-cell office:value-type="float" office:value="15.53619" calcext:value-type="float">
            <text:p>15.53619</text:p>
          </table:table-cell>
          <table:table-cell office:value-type="float" office:value="15.22699" calcext:value-type="float">
            <text:p>15.22699</text:p>
          </table:table-cell>
          <table:table-cell office:value-type="float" office:value="13.29385" calcext:value-type="float">
            <text:p>13.29385</text:p>
          </table:table-cell>
          <table:table-cell office:value-type="float" office:value="13.09805" calcext:value-type="float">
            <text:p>13.09805</text:p>
          </table:table-cell>
          <table:table-cell office:value-type="float" office:value="11.83441" calcext:value-type="float">
            <text:p>11.83441</text:p>
          </table:table-cell>
          <table:table-cell office:value-type="float" office:value="11.69238" calcext:value-type="float">
            <text:p>11.69238</text:p>
          </table:table-cell>
          <table:table-cell office:value-type="float" office:value="10.74316" calcext:value-type="float">
            <text:p>10.74316</text:p>
          </table:table-cell>
          <table:table-cell office:value-type="float" office:value="10.62347" calcext:value-type="float">
            <text:p>10.62347</text:p>
          </table:table-cell>
          <table:table-cell office:value-type="float" office:value="9.983185" calcext:value-type="float">
            <text:p>9.983185</text:p>
          </table:table-cell>
          <table:table-cell office:value-type="float" office:value="9.874664" calcext:value-type="float">
            <text:p>9.874664</text:p>
          </table:table-cell>
          <table:table-cell office:value-type="float" office:value="9.655823" calcext:value-type="float">
            <text:p>9.655823</text:p>
          </table:table-cell>
          <table:table-cell office:value-type="float" office:value="9.555542" calcext:value-type="float">
            <text:p>9.555542</text:p>
          </table:table-cell>
          <table:table-cell office:value-type="float" office:value="30.20801" calcext:value-type="float">
            <text:p>30.20801</text:p>
          </table:table-cell>
          <table:table-cell office:value-type="float" office:value="10.99347" calcext:value-type="float">
            <text:p>10.993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4" calcext:value-type="float">
            <text:p>31052004</text:p>
          </table:table-cell>
          <table:table-cell office:value-type="float" office:value="26.79056" calcext:value-type="float">
            <text:p>26.79056</text:p>
          </table:table-cell>
          <table:table-cell office:value-type="float" office:value="24.09" calcext:value-type="float">
            <text:p>24.09</text:p>
          </table:table-cell>
          <table:table-cell office:value-type="float" office:value="12.67" calcext:value-type="float">
            <text:p>12.67</text:p>
          </table:table-cell>
          <table:table-cell office:value-type="float" office:value="1.190963" calcext:value-type="float">
            <text:p>1.190963</text:p>
          </table:table-cell>
          <table:table-cell office:value-type="float" office:value="0.8788559" calcext:value-type="float">
            <text:p>0.8788559</text:p>
          </table:table-cell>
          <table:table-cell office:value-type="float" office:value="430.164" calcext:value-type="float">
            <text:p>430.164</text:p>
          </table:table-cell>
          <table:table-cell office:value-type="float" office:value="0.3" calcext:value-type="float">
            <text:p>0.3</text:p>
          </table:table-cell>
          <table:table-cell office:value-type="float" office:value="31.57401" calcext:value-type="float">
            <text:p>31.57401</text:p>
          </table:table-cell>
          <table:table-cell office:value-type="float" office:value="14.54898" calcext:value-type="float">
            <text:p>14.54898</text:p>
          </table:table-cell>
          <table:table-cell office:value-type="float" office:value="26.534" calcext:value-type="float">
            <text:p>26.534</text:p>
          </table:table-cell>
          <table:table-cell office:value-type="float" office:value="16.13956" calcext:value-type="float">
            <text:p>16.13956</text:p>
          </table:table-cell>
          <table:table-cell office:value-type="float" office:value="24.04263" calcext:value-type="float">
            <text:p>24.04263</text:p>
          </table:table-cell>
          <table:table-cell office:value-type="float" office:value="17.34338" calcext:value-type="float">
            <text:p>17.34338</text:p>
          </table:table-cell>
          <table:table-cell office:value-type="float" office:value="22.25055" calcext:value-type="float">
            <text:p>22.25055</text:p>
          </table:table-cell>
          <table:table-cell office:value-type="float" office:value="18.1221" calcext:value-type="float">
            <text:p>18.1221</text:p>
          </table:table-cell>
          <table:table-cell office:value-type="float" office:value="21.12103" calcext:value-type="float">
            <text:p>21.12103</text:p>
          </table:table-cell>
          <table:table-cell office:value-type="float" office:value="18.44049" calcext:value-type="float">
            <text:p>18.44049</text:p>
          </table:table-cell>
          <table:table-cell office:value-type="float" office:value="19.96506" calcext:value-type="float">
            <text:p>19.96506</text:p>
          </table:table-cell>
          <table:table-cell office:value-type="float" office:value="18.58856" calcext:value-type="float">
            <text:p>18.58856</text:p>
          </table:table-cell>
          <table:table-cell office:value-type="float" office:value="19.06979" calcext:value-type="float">
            <text:p>19.06979</text:p>
          </table:table-cell>
          <table:table-cell office:value-type="float" office:value="18.3074" calcext:value-type="float">
            <text:p>18.3074</text:p>
          </table:table-cell>
          <table:table-cell office:value-type="float" office:value="17.76883" calcext:value-type="float">
            <text:p>17.76883</text:p>
          </table:table-cell>
          <table:table-cell office:value-type="float" office:value="17.58389" calcext:value-type="float">
            <text:p>17.58389</text:p>
          </table:table-cell>
          <table:table-cell office:value-type="float" office:value="15.6893" calcext:value-type="float">
            <text:p>15.6893</text:p>
          </table:table-cell>
          <table:table-cell office:value-type="float" office:value="15.53857" calcext:value-type="float">
            <text:p>15.53857</text:p>
          </table:table-cell>
          <table:table-cell office:value-type="float" office:value="13.48596" calcext:value-type="float">
            <text:p>13.48596</text:p>
          </table:table-cell>
          <table:table-cell office:value-type="float" office:value="13.29593" calcext:value-type="float">
            <text:p>13.29593</text:p>
          </table:table-cell>
          <table:table-cell office:value-type="float" office:value="11.98755" calcext:value-type="float">
            <text:p>11.98755</text:p>
          </table:table-cell>
          <table:table-cell office:value-type="float" office:value="11.836" calcext:value-type="float">
            <text:p>11.836</text:p>
          </table:table-cell>
          <table:table-cell office:value-type="float" office:value="10.8685" calcext:value-type="float">
            <text:p>10.8685</text:p>
          </table:table-cell>
          <table:table-cell office:value-type="float" office:value="10.74445" calcext:value-type="float">
            <text:p>10.74445</text:p>
          </table:table-cell>
          <table:table-cell office:value-type="float" office:value="10.09375" calcext:value-type="float">
            <text:p>10.09375</text:p>
          </table:table-cell>
          <table:table-cell office:value-type="float" office:value="9.984314" calcext:value-type="float">
            <text:p>9.984314</text:p>
          </table:table-cell>
          <table:table-cell office:value-type="float" office:value="9.758331" calcext:value-type="float">
            <text:p>9.758331</text:p>
          </table:table-cell>
          <table:table-cell office:value-type="float" office:value="9.656891" calcext:value-type="float">
            <text:p>9.656891</text:p>
          </table:table-cell>
          <table:table-cell office:value-type="float" office:value="37.43912" calcext:value-type="float">
            <text:p>37.43912</text:p>
          </table:table-cell>
          <table:table-cell office:value-type="float" office:value="10.09283" calcext:value-type="float">
            <text:p>10.092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4" calcext:value-type="float">
            <text:p>1062004</text:p>
          </table:table-cell>
          <table:table-cell office:value-type="float" office:value="27.33166" calcext:value-type="float">
            <text:p>27.33166</text:p>
          </table:table-cell>
          <table:table-cell office:value-type="float" office:value="24.89" calcext:value-type="float">
            <text:p>24.89</text:p>
          </table:table-cell>
          <table:table-cell office:value-type="float" office:value="11.45" calcext:value-type="float">
            <text:p>11.45</text:p>
          </table:table-cell>
          <table:table-cell office:value-type="float" office:value="1.125684" calcext:value-type="float">
            <text:p>1.125684</text:p>
          </table:table-cell>
          <table:table-cell office:value-type="float" office:value="0.8325748" calcext:value-type="float">
            <text:p>0.8325748</text:p>
          </table:table-cell>
          <table:table-cell office:value-type="float" office:value="505.8" calcext:value-type="float">
            <text:p>505.8</text:p>
          </table:table-cell>
          <table:table-cell office:value-type="float" office:value="0.2" calcext:value-type="float">
            <text:p>0.2</text:p>
          </table:table-cell>
          <table:table-cell office:value-type="float" office:value="31.04678" calcext:value-type="float">
            <text:p>31.04678</text:p>
          </table:table-cell>
          <table:table-cell office:value-type="float" office:value="14.34015" calcext:value-type="float">
            <text:p>14.34015</text:p>
          </table:table-cell>
          <table:table-cell office:value-type="float" office:value="27.1066" calcext:value-type="float">
            <text:p>27.1066</text:p>
          </table:table-cell>
          <table:table-cell office:value-type="float" office:value="16.13354" calcext:value-type="float">
            <text:p>16.13354</text:p>
          </table:table-cell>
          <table:table-cell office:value-type="float" office:value="24.4295" calcext:value-type="float">
            <text:p>24.4295</text:p>
          </table:table-cell>
          <table:table-cell office:value-type="float" office:value="17.43539" calcext:value-type="float">
            <text:p>17.43539</text:p>
          </table:table-cell>
          <table:table-cell office:value-type="float" office:value="22.48016" calcext:value-type="float">
            <text:p>22.48016</text:p>
          </table:table-cell>
          <table:table-cell office:value-type="float" office:value="18.23975" calcext:value-type="float">
            <text:p>18.23975</text:p>
          </table:table-cell>
          <table:table-cell office:value-type="float" office:value="21.29358" calcext:value-type="float">
            <text:p>21.29358</text:p>
          </table:table-cell>
          <table:table-cell office:value-type="float" office:value="18.5513" calcext:value-type="float">
            <text:p>18.5513</text:p>
          </table:table-cell>
          <table:table-cell office:value-type="float" office:value="20.09402" calcext:value-type="float">
            <text:p>20.09402</text:p>
          </table:table-cell>
          <table:table-cell office:value-type="float" office:value="18.6734" calcext:value-type="float">
            <text:p>18.6734</text:p>
          </table:table-cell>
          <table:table-cell office:value-type="float" office:value="19.13031" calcext:value-type="float">
            <text:p>19.13031</text:p>
          </table:table-cell>
          <table:table-cell office:value-type="float" office:value="18.35306" calcext:value-type="float">
            <text:p>18.35306</text:p>
          </table:table-cell>
          <table:table-cell office:value-type="float" office:value="17.70551" calcext:value-type="float">
            <text:p>17.70551</text:p>
          </table:table-cell>
          <table:table-cell office:value-type="float" office:value="17.60071" calcext:value-type="float">
            <text:p>17.60071</text:p>
          </table:table-cell>
          <table:table-cell office:value-type="float" office:value="15.79843" calcext:value-type="float">
            <text:p>15.79843</text:p>
          </table:table-cell>
          <table:table-cell office:value-type="float" office:value="15.69061" calcext:value-type="float">
            <text:p>15.69061</text:p>
          </table:table-cell>
          <table:table-cell office:value-type="float" office:value="13.65359" calcext:value-type="float">
            <text:p>13.65359</text:p>
          </table:table-cell>
          <table:table-cell office:value-type="float" office:value="13.48782" calcext:value-type="float">
            <text:p>13.48782</text:p>
          </table:table-cell>
          <table:table-cell office:value-type="float" office:value="12.14053" calcext:value-type="float">
            <text:p>12.14053</text:p>
          </table:table-cell>
          <table:table-cell office:value-type="float" office:value="11.98917" calcext:value-type="float">
            <text:p>11.98917</text:p>
          </table:table-cell>
          <table:table-cell office:value-type="float" office:value="10.99741" calcext:value-type="float">
            <text:p>10.99741</text:p>
          </table:table-cell>
          <table:table-cell office:value-type="float" office:value="10.86984" calcext:value-type="float">
            <text:p>10.86984</text:p>
          </table:table-cell>
          <table:table-cell office:value-type="float" office:value="10.20624" calcext:value-type="float">
            <text:p>10.20624</text:p>
          </table:table-cell>
          <table:table-cell office:value-type="float" office:value="10.09491" calcext:value-type="float">
            <text:p>10.09491</text:p>
          </table:table-cell>
          <table:table-cell office:value-type="float" office:value="9.860962" calcext:value-type="float">
            <text:p>9.860962</text:p>
          </table:table-cell>
          <table:table-cell office:value-type="float" office:value="9.75943" calcext:value-type="float">
            <text:p>9.75943</text:p>
          </table:table-cell>
          <table:table-cell office:value-type="float" office:value="35.30429" calcext:value-type="float">
            <text:p>35.30429</text:p>
          </table:table-cell>
          <table:table-cell office:value-type="float" office:value="9.173828" calcext:value-type="float">
            <text:p>9.1738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4" calcext:value-type="float">
            <text:p>2062004</text:p>
          </table:table-cell>
          <table:table-cell office:value-type="float" office:value="22.68153" calcext:value-type="float">
            <text:p>22.68153</text:p>
          </table:table-cell>
          <table:table-cell office:value-type="float" office:value="20.77" calcext:value-type="float">
            <text:p>20.77</text:p>
          </table:table-cell>
          <table:table-cell office:value-type="float" office:value="9.11" calcext:value-type="float">
            <text:p>9.11</text:p>
          </table:table-cell>
          <table:table-cell office:value-type="float" office:value="1.222458" calcext:value-type="float">
            <text:p>1.222458</text:p>
          </table:table-cell>
          <table:table-cell office:value-type="float" office:value="1.015574" calcext:value-type="float">
            <text:p>1.015574</text:p>
          </table:table-cell>
          <table:table-cell office:value-type="float" office:value="265.464" calcext:value-type="float">
            <text:p>265.464</text:p>
          </table:table-cell>
          <table:table-cell office:value-type="float" office:value="0" calcext:value-type="float">
            <text:p>0</text:p>
          </table:table-cell>
          <table:table-cell office:value-type="float" office:value="29.07654" calcext:value-type="float">
            <text:p>29.07654</text:p>
          </table:table-cell>
          <table:table-cell office:value-type="float" office:value="14.47052" calcext:value-type="float">
            <text:p>14.47052</text:p>
          </table:table-cell>
          <table:table-cell office:value-type="float" office:value="25.46033" calcext:value-type="float">
            <text:p>25.46033</text:p>
          </table:table-cell>
          <table:table-cell office:value-type="float" office:value="16.82471" calcext:value-type="float">
            <text:p>16.82471</text:p>
          </table:table-cell>
          <table:table-cell office:value-type="float" office:value="23.52353" calcext:value-type="float">
            <text:p>23.52353</text:p>
          </table:table-cell>
          <table:table-cell office:value-type="float" office:value="18.01874" calcext:value-type="float">
            <text:p>18.01874</text:p>
          </table:table-cell>
          <table:table-cell office:value-type="float" office:value="21.98633" calcext:value-type="float">
            <text:p>21.98633</text:p>
          </table:table-cell>
          <table:table-cell office:value-type="float" office:value="18.6973" calcext:value-type="float">
            <text:p>18.6973</text:p>
          </table:table-cell>
          <table:table-cell office:value-type="float" office:value="20.99942" calcext:value-type="float">
            <text:p>20.99942</text:p>
          </table:table-cell>
          <table:table-cell office:value-type="float" office:value="18.91269" calcext:value-type="float">
            <text:p>18.91269</text:p>
          </table:table-cell>
          <table:table-cell office:value-type="float" office:value="20.03714" calcext:value-type="float">
            <text:p>20.03714</text:p>
          </table:table-cell>
          <table:table-cell office:value-type="float" office:value="18.92624" calcext:value-type="float">
            <text:p>18.92624</text:p>
          </table:table-cell>
          <table:table-cell office:value-type="float" office:value="19.13702" calcext:value-type="float">
            <text:p>19.13702</text:p>
          </table:table-cell>
          <table:table-cell office:value-type="float" office:value="18.53458" calcext:value-type="float">
            <text:p>18.53458</text:p>
          </table:table-cell>
          <table:table-cell office:value-type="float" office:value="17.77747" calcext:value-type="float">
            <text:p>17.77747</text:p>
          </table:table-cell>
          <table:table-cell office:value-type="float" office:value="17.69778" calcext:value-type="float">
            <text:p>17.69778</text:p>
          </table:table-cell>
          <table:table-cell office:value-type="float" office:value="15.91327" calcext:value-type="float">
            <text:p>15.91327</text:p>
          </table:table-cell>
          <table:table-cell office:value-type="float" office:value="15.79965" calcext:value-type="float">
            <text:p>15.79965</text:p>
          </table:table-cell>
          <table:table-cell office:value-type="float" office:value="13.80542" calcext:value-type="float">
            <text:p>13.80542</text:p>
          </table:table-cell>
          <table:table-cell office:value-type="float" office:value="13.65524" calcext:value-type="float">
            <text:p>13.65524</text:p>
          </table:table-cell>
          <table:table-cell office:value-type="float" office:value="12.28787" calcext:value-type="float">
            <text:p>12.28787</text:p>
          </table:table-cell>
          <table:table-cell office:value-type="float" office:value="12.14209" calcext:value-type="float">
            <text:p>12.14209</text:p>
          </table:table-cell>
          <table:table-cell office:value-type="float" office:value="11.12769" calcext:value-type="float">
            <text:p>11.12769</text:p>
          </table:table-cell>
          <table:table-cell office:value-type="float" office:value="10.99878" calcext:value-type="float">
            <text:p>10.99878</text:p>
          </table:table-cell>
          <table:table-cell office:value-type="float" office:value="10.32016" calcext:value-type="float">
            <text:p>10.32016</text:p>
          </table:table-cell>
          <table:table-cell office:value-type="float" office:value="10.20746" calcext:value-type="float">
            <text:p>10.20746</text:p>
          </table:table-cell>
          <table:table-cell office:value-type="float" office:value="9.963501" calcext:value-type="float">
            <text:p>9.963501</text:p>
          </table:table-cell>
          <table:table-cell office:value-type="float" office:value="9.86203" calcext:value-type="float">
            <text:p>9.86203</text:p>
          </table:table-cell>
          <table:table-cell office:value-type="float" office:value="45.13654" calcext:value-type="float">
            <text:p>45.13654</text:p>
          </table:table-cell>
          <table:table-cell office:value-type="float" office:value="7.075134" calcext:value-type="float">
            <text:p>7.0751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4" calcext:value-type="float">
            <text:p>3062004</text:p>
          </table:table-cell>
          <table:table-cell office:value-type="float" office:value="25.78699" calcext:value-type="float">
            <text:p>25.78699</text:p>
          </table:table-cell>
          <table:table-cell office:value-type="float" office:value="25.19" calcext:value-type="float">
            <text:p>25.19</text:p>
          </table:table-cell>
          <table:table-cell office:value-type="float" office:value="9.68" calcext:value-type="float">
            <text:p>9.68</text:p>
          </table:table-cell>
          <table:table-cell office:value-type="float" office:value="1.322495" calcext:value-type="float">
            <text:p>1.322495</text:p>
          </table:table-cell>
          <table:table-cell office:value-type="float" office:value="0.9547625" calcext:value-type="float">
            <text:p>0.9547625</text:p>
          </table:table-cell>
          <table:table-cell office:value-type="float" office:value="146.34" calcext:value-type="float">
            <text:p>146.34</text:p>
          </table:table-cell>
          <table:table-cell office:value-type="float" office:value="0" calcext:value-type="float">
            <text:p>0</text:p>
          </table:table-cell>
          <table:table-cell office:value-type="float" office:value="30.80527" calcext:value-type="float">
            <text:p>30.80527</text:p>
          </table:table-cell>
          <table:table-cell office:value-type="float" office:value="15.03171" calcext:value-type="float">
            <text:p>15.03171</text:p>
          </table:table-cell>
          <table:table-cell office:value-type="float" office:value="26.83069" calcext:value-type="float">
            <text:p>26.83069</text:p>
          </table:table-cell>
          <table:table-cell office:value-type="float" office:value="17.22211" calcext:value-type="float">
            <text:p>17.22211</text:p>
          </table:table-cell>
          <table:table-cell office:value-type="float" office:value="24.50702" calcext:value-type="float">
            <text:p>24.50702</text:p>
          </table:table-cell>
          <table:table-cell office:value-type="float" office:value="18.26083" calcext:value-type="float">
            <text:p>18.26083</text:p>
          </table:table-cell>
          <table:table-cell office:value-type="float" office:value="22.66629" calcext:value-type="float">
            <text:p>22.66629</text:p>
          </table:table-cell>
          <table:table-cell office:value-type="float" office:value="18.82648" calcext:value-type="float">
            <text:p>18.82648</text:p>
          </table:table-cell>
          <table:table-cell office:value-type="float" office:value="21.51633" calcext:value-type="float">
            <text:p>21.51633</text:p>
          </table:table-cell>
          <table:table-cell office:value-type="float" office:value="18.98758" calcext:value-type="float">
            <text:p>18.98758</text:p>
          </table:table-cell>
          <table:table-cell office:value-type="float" office:value="20.34396" calcext:value-type="float">
            <text:p>20.34396</text:p>
          </table:table-cell>
          <table:table-cell office:value-type="float" office:value="18.97266" calcext:value-type="float">
            <text:p>18.97266</text:p>
          </table:table-cell>
          <table:table-cell office:value-type="float" office:value="19.34564" calcext:value-type="float">
            <text:p>19.34564</text:p>
          </table:table-cell>
          <table:table-cell office:value-type="float" office:value="18.58463" calcext:value-type="float">
            <text:p>18.58463</text:p>
          </table:table-cell>
          <table:table-cell office:value-type="float" office:value="17.87888" calcext:value-type="float">
            <text:p>17.87888</text:p>
          </table:table-cell>
          <table:table-cell office:value-type="float" office:value="17.77557" calcext:value-type="float">
            <text:p>17.77557</text:p>
          </table:table-cell>
          <table:table-cell office:value-type="float" office:value="16.02087" calcext:value-type="float">
            <text:p>16.02087</text:p>
          </table:table-cell>
          <table:table-cell office:value-type="float" office:value="15.91446" calcext:value-type="float">
            <text:p>15.91446</text:p>
          </table:table-cell>
          <table:table-cell office:value-type="float" office:value="13.94675" calcext:value-type="float">
            <text:p>13.94675</text:p>
          </table:table-cell>
          <table:table-cell office:value-type="float" office:value="13.80695" calcext:value-type="float">
            <text:p>13.80695</text:p>
          </table:table-cell>
          <table:table-cell office:value-type="float" office:value="12.42944" calcext:value-type="float">
            <text:p>12.42944</text:p>
          </table:table-cell>
          <table:table-cell office:value-type="float" office:value="12.28937" calcext:value-type="float">
            <text:p>12.28937</text:p>
          </table:table-cell>
          <table:table-cell office:value-type="float" office:value="11.25824" calcext:value-type="float">
            <text:p>11.25824</text:p>
          </table:table-cell>
          <table:table-cell office:value-type="float" office:value="11.12903" calcext:value-type="float">
            <text:p>11.12903</text:p>
          </table:table-cell>
          <table:table-cell office:value-type="float" office:value="10.43512" calcext:value-type="float">
            <text:p>10.43512</text:p>
          </table:table-cell>
          <table:table-cell office:value-type="float" office:value="10.32135" calcext:value-type="float">
            <text:p>10.32135</text:p>
          </table:table-cell>
          <table:table-cell office:value-type="float" office:value="10.06824" calcext:value-type="float">
            <text:p>10.06824</text:p>
          </table:table-cell>
          <table:table-cell office:value-type="float" office:value="9.964569" calcext:value-type="float">
            <text:p>9.964569</text:p>
          </table:table-cell>
          <table:table-cell office:value-type="float" office:value="47.1561" calcext:value-type="float">
            <text:p>47.1561</text:p>
          </table:table-cell>
          <table:table-cell office:value-type="float" office:value="7.609955" calcext:value-type="float">
            <text:p>7.6099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4" calcext:value-type="float">
            <text:p>4062004</text:p>
          </table:table-cell>
          <table:table-cell office:value-type="float" office:value="29.00896" calcext:value-type="float">
            <text:p>29.00896</text:p>
          </table:table-cell>
          <table:table-cell office:value-type="float" office:value="28.21" calcext:value-type="float">
            <text:p>28.21</text:p>
          </table:table-cell>
          <table:table-cell office:value-type="float" office:value="12.77" calcext:value-type="float">
            <text:p>12.77</text:p>
          </table:table-cell>
          <table:table-cell office:value-type="float" office:value="1.362969" calcext:value-type="float">
            <text:p>1.362969</text:p>
          </table:table-cell>
          <table:table-cell office:value-type="float" office:value="1.046615" calcext:value-type="float">
            <text:p>1.046615</text:p>
          </table:table-cell>
          <table:table-cell office:value-type="float" office:value="313.128" calcext:value-type="float">
            <text:p>313.128</text:p>
          </table:table-cell>
          <table:table-cell office:value-type="float" office:value="0" calcext:value-type="float">
            <text:p>0</text:p>
          </table:table-cell>
          <table:table-cell office:value-type="float" office:value="37.50604" calcext:value-type="float">
            <text:p>37.50604</text:p>
          </table:table-cell>
          <table:table-cell office:value-type="float" office:value="17.02173" calcext:value-type="float">
            <text:p>17.02173</text:p>
          </table:table-cell>
          <table:table-cell office:value-type="float" office:value="30.54108" calcext:value-type="float">
            <text:p>30.54108</text:p>
          </table:table-cell>
          <table:table-cell office:value-type="float" office:value="18.85706" calcext:value-type="float">
            <text:p>18.85706</text:p>
          </table:table-cell>
          <table:table-cell office:value-type="float" office:value="27.32272" calcext:value-type="float">
            <text:p>27.32272</text:p>
          </table:table-cell>
          <table:table-cell office:value-type="float" office:value="19.57138" calcext:value-type="float">
            <text:p>19.57138</text:p>
          </table:table-cell>
          <table:table-cell office:value-type="float" office:value="24.7937" calcext:value-type="float">
            <text:p>24.7937</text:p>
          </table:table-cell>
          <table:table-cell office:value-type="float" office:value="19.85022" calcext:value-type="float">
            <text:p>19.85022</text:p>
          </table:table-cell>
          <table:table-cell office:value-type="float" office:value="23.20667" calcext:value-type="float">
            <text:p>23.20667</text:p>
          </table:table-cell>
          <table:table-cell office:value-type="float" office:value="19.82043" calcext:value-type="float">
            <text:p>19.82043</text:p>
          </table:table-cell>
          <table:table-cell office:value-type="float" office:value="21.61801" calcext:value-type="float">
            <text:p>21.61801</text:p>
          </table:table-cell>
          <table:table-cell office:value-type="float" office:value="19.6022" calcext:value-type="float">
            <text:p>19.6022</text:p>
          </table:table-cell>
          <table:table-cell office:value-type="float" office:value="20.22781" calcext:value-type="float">
            <text:p>20.22781</text:p>
          </table:table-cell>
          <table:table-cell office:value-type="float" office:value="19.04324" calcext:value-type="float">
            <text:p>19.04324</text:p>
          </table:table-cell>
          <table:table-cell office:value-type="float" office:value="18.2529" calcext:value-type="float">
            <text:p>18.2529</text:p>
          </table:table-cell>
          <table:table-cell office:value-type="float" office:value="17.88425" calcext:value-type="float">
            <text:p>17.88425</text:p>
          </table:table-cell>
          <table:table-cell office:value-type="float" office:value="16.17496" calcext:value-type="float">
            <text:p>16.17496</text:p>
          </table:table-cell>
          <table:table-cell office:value-type="float" office:value="16.02213" calcext:value-type="float">
            <text:p>16.02213</text:p>
          </table:table-cell>
          <table:table-cell office:value-type="float" office:value="14.08429" calcext:value-type="float">
            <text:p>14.08429</text:p>
          </table:table-cell>
          <table:table-cell office:value-type="float" office:value="13.94815" calcext:value-type="float">
            <text:p>13.94815</text:p>
          </table:table-cell>
          <table:table-cell office:value-type="float" office:value="12.56708" calcext:value-type="float">
            <text:p>12.56708</text:p>
          </table:table-cell>
          <table:table-cell office:value-type="float" office:value="12.43088" calcext:value-type="float">
            <text:p>12.43088</text:p>
          </table:table-cell>
          <table:table-cell office:value-type="float" office:value="11.38757" calcext:value-type="float">
            <text:p>11.38757</text:p>
          </table:table-cell>
          <table:table-cell office:value-type="float" office:value="11.25955" calcext:value-type="float">
            <text:p>11.25955</text:p>
          </table:table-cell>
          <table:table-cell office:value-type="float" office:value="10.55103" calcext:value-type="float">
            <text:p>10.55103</text:p>
          </table:table-cell>
          <table:table-cell office:value-type="float" office:value="10.43634" calcext:value-type="float">
            <text:p>10.43634</text:p>
          </table:table-cell>
          <table:table-cell office:value-type="float" office:value="10.17361" calcext:value-type="float">
            <text:p>10.17361</text:p>
          </table:table-cell>
          <table:table-cell office:value-type="float" office:value="10.06934" calcext:value-type="float">
            <text:p>10.06934</text:p>
          </table:table-cell>
          <table:table-cell office:value-type="float" office:value="59.74817" calcext:value-type="float">
            <text:p>59.74817</text:p>
          </table:table-cell>
          <table:table-cell office:value-type="float" office:value="10.53476" calcext:value-type="float">
            <text:p>10.534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4" calcext:value-type="float">
            <text:p>5062004</text:p>
          </table:table-cell>
          <table:table-cell office:value-type="float" office:value="10.89576" calcext:value-type="float">
            <text:p>10.89576</text:p>
          </table:table-cell>
          <table:table-cell office:value-type="float" office:value="23.02" calcext:value-type="float">
            <text:p>23.02</text:p>
          </table:table-cell>
          <table:table-cell office:value-type="float" office:value="15.26" calcext:value-type="float">
            <text:p>15.26</text:p>
          </table:table-cell>
          <table:table-cell office:value-type="float" office:value="2.038854" calcext:value-type="float">
            <text:p>2.038854</text:p>
          </table:table-cell>
          <table:table-cell office:value-type="float" office:value="1.361531" calcext:value-type="float">
            <text:p>1.361531</text:p>
          </table:table-cell>
          <table:table-cell office:value-type="float" office:value="280.332" calcext:value-type="float">
            <text:p>280.332</text:p>
          </table:table-cell>
          <table:table-cell office:value-type="float" office:value="5.9" calcext:value-type="float">
            <text:p>5.9</text:p>
          </table:table-cell>
          <table:table-cell office:value-type="float" office:value="26.63992" calcext:value-type="float">
            <text:p>26.63992</text:p>
          </table:table-cell>
          <table:table-cell office:value-type="float" office:value="18.91687" calcext:value-type="float">
            <text:p>18.91687</text:p>
          </table:table-cell>
          <table:table-cell office:value-type="float" office:value="24.47217" calcext:value-type="float">
            <text:p>24.47217</text:p>
          </table:table-cell>
          <table:table-cell office:value-type="float" office:value="20.34027" calcext:value-type="float">
            <text:p>20.34027</text:p>
          </table:table-cell>
          <table:table-cell office:value-type="float" office:value="23.95316" calcext:value-type="float">
            <text:p>23.95316</text:p>
          </table:table-cell>
          <table:table-cell office:value-type="float" office:value="21.15445" calcext:value-type="float">
            <text:p>21.15445</text:p>
          </table:table-cell>
          <table:table-cell office:value-type="float" office:value="23.53931" calcext:value-type="float">
            <text:p>23.53931</text:p>
          </table:table-cell>
          <table:table-cell office:value-type="float" office:value="21.39377" calcext:value-type="float">
            <text:p>21.39377</text:p>
          </table:table-cell>
          <table:table-cell office:value-type="float" office:value="22.77716" calcext:value-type="float">
            <text:p>22.77716</text:p>
          </table:table-cell>
          <table:table-cell office:value-type="float" office:value="21.20853" calcext:value-type="float">
            <text:p>21.20853</text:p>
          </table:table-cell>
          <table:table-cell office:value-type="float" office:value="21.6178" calcext:value-type="float">
            <text:p>21.6178</text:p>
          </table:table-cell>
          <table:table-cell office:value-type="float" office:value="20.76575" calcext:value-type="float">
            <text:p>20.76575</text:p>
          </table:table-cell>
          <table:table-cell office:value-type="float" office:value="20.32129" calcext:value-type="float">
            <text:p>20.32129</text:p>
          </table:table-cell>
          <table:table-cell office:value-type="float" office:value="19.96823" calcext:value-type="float">
            <text:p>19.96823</text:p>
          </table:table-cell>
          <table:table-cell office:value-type="float" office:value="18.66171" calcext:value-type="float">
            <text:p>18.66171</text:p>
          </table:table-cell>
          <table:table-cell office:value-type="float" office:value="18.26285" calcext:value-type="float">
            <text:p>18.26285</text:p>
          </table:table-cell>
          <table:table-cell office:value-type="float" office:value="16.43933" calcext:value-type="float">
            <text:p>16.43933</text:p>
          </table:table-cell>
          <table:table-cell office:value-type="float" office:value="16.17725" calcext:value-type="float">
            <text:p>16.17725</text:p>
          </table:table-cell>
          <table:table-cell office:value-type="float" office:value="14.23959" calcext:value-type="float">
            <text:p>14.23959</text:p>
          </table:table-cell>
          <table:table-cell office:value-type="float" office:value="14.08575" calcext:value-type="float">
            <text:p>14.08575</text:p>
          </table:table-cell>
          <table:table-cell office:value-type="float" office:value="12.70389" calcext:value-type="float">
            <text:p>12.70389</text:p>
          </table:table-cell>
          <table:table-cell office:value-type="float" office:value="12.56848" calcext:value-type="float">
            <text:p>12.56848</text:p>
          </table:table-cell>
          <table:table-cell office:value-type="float" office:value="11.51575" calcext:value-type="float">
            <text:p>11.51575</text:p>
          </table:table-cell>
          <table:table-cell office:value-type="float" office:value="11.38892" calcext:value-type="float">
            <text:p>11.38892</text:p>
          </table:table-cell>
          <table:table-cell office:value-type="float" office:value="10.66724" calcext:value-type="float">
            <text:p>10.66724</text:p>
          </table:table-cell>
          <table:table-cell office:value-type="float" office:value="10.55222" calcext:value-type="float">
            <text:p>10.55222</text:p>
          </table:table-cell>
          <table:table-cell office:value-type="float" office:value="10.27911" calcext:value-type="float">
            <text:p>10.27911</text:p>
          </table:table-cell>
          <table:table-cell office:value-type="float" office:value="10.17471" calcext:value-type="float">
            <text:p>10.17471</text:p>
          </table:table-cell>
          <table:table-cell office:value-type="float" office:value="29.23065" calcext:value-type="float">
            <text:p>29.23065</text:p>
          </table:table-cell>
          <table:table-cell office:value-type="float" office:value="14.13715" calcext:value-type="float">
            <text:p>14.137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4" calcext:value-type="float">
            <text:p>6062004</text:p>
          </table:table-cell>
          <table:table-cell office:value-type="float" office:value="13.9734" calcext:value-type="float">
            <text:p>13.9734</text:p>
          </table:table-cell>
          <table:table-cell office:value-type="float" office:value="26.04" calcext:value-type="float">
            <text:p>26.04</text:p>
          </table:table-cell>
          <table:table-cell office:value-type="float" office:value="15.17" calcext:value-type="float">
            <text:p>15.17</text:p>
          </table:table-cell>
          <table:table-cell office:value-type="float" office:value="2.018095" calcext:value-type="float">
            <text:p>2.018095</text:p>
          </table:table-cell>
          <table:table-cell office:value-type="float" office:value="1.51374" calcext:value-type="float">
            <text:p>1.51374</text:p>
          </table:table-cell>
          <table:table-cell office:value-type="float" office:value="275.544" calcext:value-type="float">
            <text:p>275.544</text:p>
          </table:table-cell>
          <table:table-cell office:value-type="float" office:value="0.2" calcext:value-type="float">
            <text:p>0.2</text:p>
          </table:table-cell>
          <table:table-cell office:value-type="float" office:value="29.09042" calcext:value-type="float">
            <text:p>29.09042</text:p>
          </table:table-cell>
          <table:table-cell office:value-type="float" office:value="16.94583" calcext:value-type="float">
            <text:p>16.94583</text:p>
          </table:table-cell>
          <table:table-cell office:value-type="float" office:value="26.10861" calcext:value-type="float">
            <text:p>26.10861</text:p>
          </table:table-cell>
          <table:table-cell office:value-type="float" office:value="18.3624" calcext:value-type="float">
            <text:p>18.3624</text:p>
          </table:table-cell>
          <table:table-cell office:value-type="float" office:value="24.04984" calcext:value-type="float">
            <text:p>24.04984</text:p>
          </table:table-cell>
          <table:table-cell office:value-type="float" office:value="19.2934" calcext:value-type="float">
            <text:p>19.2934</text:p>
          </table:table-cell>
          <table:table-cell office:value-type="float" office:value="22.52188" calcext:value-type="float">
            <text:p>22.52188</text:p>
          </table:table-cell>
          <table:table-cell office:value-type="float" office:value="19.75504" calcext:value-type="float">
            <text:p>19.75504</text:p>
          </table:table-cell>
          <table:table-cell office:value-type="float" office:value="21.58566" calcext:value-type="float">
            <text:p>21.58566</text:p>
          </table:table-cell>
          <table:table-cell office:value-type="float" office:value="19.86096" calcext:value-type="float">
            <text:p>19.86096</text:p>
          </table:table-cell>
          <table:table-cell office:value-type="float" office:value="20.77927" calcext:value-type="float">
            <text:p>20.77927</text:p>
          </table:table-cell>
          <table:table-cell office:value-type="float" office:value="19.76019" calcext:value-type="float">
            <text:p>19.76019</text:p>
          </table:table-cell>
          <table:table-cell office:value-type="float" office:value="20.0159" calcext:value-type="float">
            <text:p>20.0159</text:p>
          </table:table-cell>
          <table:table-cell office:value-type="float" office:value="19.35635" calcext:value-type="float">
            <text:p>19.35635</text:p>
          </table:table-cell>
          <table:table-cell office:value-type="float" office:value="18.67764" calcext:value-type="float">
            <text:p>18.67764</text:p>
          </table:table-cell>
          <table:table-cell office:value-type="float" office:value="18.52505" calcext:value-type="float">
            <text:p>18.52505</text:p>
          </table:table-cell>
          <table:table-cell office:value-type="float" office:value="16.60648" calcext:value-type="float">
            <text:p>16.60648</text:p>
          </table:table-cell>
          <table:table-cell office:value-type="float" office:value="16.44189" calcext:value-type="float">
            <text:p>16.44189</text:p>
          </table:table-cell>
          <table:table-cell office:value-type="float" office:value="14.40604" calcext:value-type="float">
            <text:p>14.40604</text:p>
          </table:table-cell>
          <table:table-cell office:value-type="float" office:value="14.2413" calcext:value-type="float">
            <text:p>14.2413</text:p>
          </table:table-cell>
          <table:table-cell office:value-type="float" office:value="12.84647" calcext:value-type="float">
            <text:p>12.84647</text:p>
          </table:table-cell>
          <table:table-cell office:value-type="float" office:value="12.70532" calcext:value-type="float">
            <text:p>12.70532</text:p>
          </table:table-cell>
          <table:table-cell office:value-type="float" office:value="11.64377" calcext:value-type="float">
            <text:p>11.64377</text:p>
          </table:table-cell>
          <table:table-cell office:value-type="float" office:value="11.51703" calcext:value-type="float">
            <text:p>11.51703</text:p>
          </table:table-cell>
          <table:table-cell office:value-type="float" office:value="10.78366" calcext:value-type="float">
            <text:p>10.78366</text:p>
          </table:table-cell>
          <table:table-cell office:value-type="float" office:value="10.66846" calcext:value-type="float">
            <text:p>10.66846</text:p>
          </table:table-cell>
          <table:table-cell office:value-type="float" office:value="10.38574" calcext:value-type="float">
            <text:p>10.38574</text:p>
          </table:table-cell>
          <table:table-cell office:value-type="float" office:value="10.28021" calcext:value-type="float">
            <text:p>10.28021</text:p>
          </table:table-cell>
          <table:table-cell office:value-type="float" office:value="32.6713" calcext:value-type="float">
            <text:p>32.6713</text:p>
          </table:table-cell>
          <table:table-cell office:value-type="float" office:value="13.38184" calcext:value-type="float">
            <text:p>13.381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4" calcext:value-type="float">
            <text:p>7062004</text:p>
          </table:table-cell>
          <table:table-cell office:value-type="float" office:value="29.881" calcext:value-type="float">
            <text:p>29.881</text:p>
          </table:table-cell>
          <table:table-cell office:value-type="float" office:value="31.53" calcext:value-type="float">
            <text:p>31.53</text:p>
          </table:table-cell>
          <table:table-cell office:value-type="float" office:value="21.6" calcext:value-type="float">
            <text:p>21.6</text:p>
          </table:table-cell>
          <table:table-cell office:value-type="float" office:value="2.080777" calcext:value-type="float">
            <text:p>2.080777</text:p>
          </table:table-cell>
          <table:table-cell office:value-type="float" office:value="1.489186" calcext:value-type="float">
            <text:p>1.489186</text:p>
          </table:table-cell>
          <table:table-cell office:value-type="float" office:value="604.728" calcext:value-type="float">
            <text:p>604.728</text:p>
          </table:table-cell>
          <table:table-cell office:value-type="float" office:value="0" calcext:value-type="float">
            <text:p>0</text:p>
          </table:table-cell>
          <table:table-cell office:value-type="float" office:value="37.13882" calcext:value-type="float">
            <text:p>37.13882</text:p>
          </table:table-cell>
          <table:table-cell office:value-type="float" office:value="19.80328" calcext:value-type="float">
            <text:p>19.80328</text:p>
          </table:table-cell>
          <table:table-cell office:value-type="float" office:value="31.77319" calcext:value-type="float">
            <text:p>31.77319</text:p>
          </table:table-cell>
          <table:table-cell office:value-type="float" office:value="20.30597" calcext:value-type="float">
            <text:p>20.30597</text:p>
          </table:table-cell>
          <table:table-cell office:value-type="float" office:value="28.45734" calcext:value-type="float">
            <text:p>28.45734</text:p>
          </table:table-cell>
          <table:table-cell office:value-type="float" office:value="20.5871" calcext:value-type="float">
            <text:p>20.5871</text:p>
          </table:table-cell>
          <table:table-cell office:value-type="float" office:value="25.77646" calcext:value-type="float">
            <text:p>25.77646</text:p>
          </table:table-cell>
          <table:table-cell office:value-type="float" office:value="20.59369" calcext:value-type="float">
            <text:p>20.59369</text:p>
          </table:table-cell>
          <table:table-cell office:value-type="float" office:value="24.08701" calcext:value-type="float">
            <text:p>24.08701</text:p>
          </table:table-cell>
          <table:table-cell office:value-type="float" office:value="20.44684" calcext:value-type="float">
            <text:p>20.44684</text:p>
          </table:table-cell>
          <table:table-cell office:value-type="float" office:value="22.39514" calcext:value-type="float">
            <text:p>22.39514</text:p>
          </table:table-cell>
          <table:table-cell office:value-type="float" office:value="20.14935" calcext:value-type="float">
            <text:p>20.14935</text:p>
          </table:table-cell>
          <table:table-cell office:value-type="float" office:value="20.95245" calcext:value-type="float">
            <text:p>20.95245</text:p>
          </table:table-cell>
          <table:table-cell office:value-type="float" office:value="19.59219" calcext:value-type="float">
            <text:p>19.59219</text:p>
          </table:table-cell>
          <table:table-cell office:value-type="float" office:value="18.87173" calcext:value-type="float">
            <text:p>18.87173</text:p>
          </table:table-cell>
          <table:table-cell office:value-type="float" office:value="18.55023" calcext:value-type="float">
            <text:p>18.55023</text:p>
          </table:table-cell>
          <table:table-cell office:value-type="float" office:value="16.73572" calcext:value-type="float">
            <text:p>16.73572</text:p>
          </table:table-cell>
          <table:table-cell office:value-type="float" office:value="16.60767" calcext:value-type="float">
            <text:p>16.60767</text:p>
          </table:table-cell>
          <table:table-cell office:value-type="float" office:value="14.55838" calcext:value-type="float">
            <text:p>14.55838</text:p>
          </table:table-cell>
          <table:table-cell office:value-type="float" office:value="14.40768" calcext:value-type="float">
            <text:p>14.40768</text:p>
          </table:table-cell>
          <table:table-cell office:value-type="float" office:value="12.98935" calcext:value-type="float">
            <text:p>12.98935</text:p>
          </table:table-cell>
          <table:table-cell office:value-type="float" office:value="12.84796" calcext:value-type="float">
            <text:p>12.84796</text:p>
          </table:table-cell>
          <table:table-cell office:value-type="float" office:value="11.77341" calcext:value-type="float">
            <text:p>11.77341</text:p>
          </table:table-cell>
          <table:table-cell office:value-type="float" office:value="11.64514" calcext:value-type="float">
            <text:p>11.64514</text:p>
          </table:table-cell>
          <table:table-cell office:value-type="float" office:value="10.90045" calcext:value-type="float">
            <text:p>10.90045</text:p>
          </table:table-cell>
          <table:table-cell office:value-type="float" office:value="10.78488" calcext:value-type="float">
            <text:p>10.78488</text:p>
          </table:table-cell>
          <table:table-cell office:value-type="float" office:value="10.49286" calcext:value-type="float">
            <text:p>10.49286</text:p>
          </table:table-cell>
          <table:table-cell office:value-type="float" office:value="10.38687" calcext:value-type="float">
            <text:p>10.38687</text:p>
          </table:table-cell>
          <table:table-cell office:value-type="float" office:value="62.11102" calcext:value-type="float">
            <text:p>62.11102</text:p>
          </table:table-cell>
          <table:table-cell office:value-type="float" office:value="18.75934" calcext:value-type="float">
            <text:p>18.759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4" calcext:value-type="float">
            <text:p>8062004</text:p>
          </table:table-cell>
          <table:table-cell office:value-type="float" office:value="17.71488" calcext:value-type="float">
            <text:p>17.71488</text:p>
          </table:table-cell>
          <table:table-cell office:value-type="float" office:value="31.57" calcext:value-type="float">
            <text:p>31.57</text:p>
          </table:table-cell>
          <table:table-cell office:value-type="float" office:value="22.1" calcext:value-type="float">
            <text:p>22.1</text:p>
          </table:table-cell>
          <table:table-cell office:value-type="float" office:value="2.167629" calcext:value-type="float">
            <text:p>2.167629</text:p>
          </table:table-cell>
          <table:table-cell office:value-type="float" office:value="1.668751" calcext:value-type="float">
            <text:p>1.668751</text:p>
          </table:table-cell>
          <table:table-cell office:value-type="float" office:value="452.196" calcext:value-type="float">
            <text:p>452.196</text:p>
          </table:table-cell>
          <table:table-cell office:value-type="float" office:value="0" calcext:value-type="float">
            <text:p>0</text:p>
          </table:table-cell>
          <table:table-cell office:value-type="float" office:value="34.47406" calcext:value-type="float">
            <text:p>34.47406</text:p>
          </table:table-cell>
          <table:table-cell office:value-type="float" office:value="22.00507" calcext:value-type="float">
            <text:p>22.00507</text:p>
          </table:table-cell>
          <table:table-cell office:value-type="float" office:value="29.42899" calcext:value-type="float">
            <text:p>29.42899</text:p>
          </table:table-cell>
          <table:table-cell office:value-type="float" office:value="22.71246" calcext:value-type="float">
            <text:p>22.71246</text:p>
          </table:table-cell>
          <table:table-cell office:value-type="float" office:value="27.22632" calcext:value-type="float">
            <text:p>27.22632</text:p>
          </table:table-cell>
          <table:table-cell office:value-type="float" office:value="22.91318" calcext:value-type="float">
            <text:p>22.91318</text:p>
          </table:table-cell>
          <table:table-cell office:value-type="float" office:value="25.35852" calcext:value-type="float">
            <text:p>25.35852</text:p>
          </table:table-cell>
          <table:table-cell office:value-type="float" office:value="22.70123" calcext:value-type="float">
            <text:p>22.70123</text:p>
          </table:table-cell>
          <table:table-cell office:value-type="float" office:value="24.09854" calcext:value-type="float">
            <text:p>24.09854</text:p>
          </table:table-cell>
          <table:table-cell office:value-type="float" office:value="22.32825" calcext:value-type="float">
            <text:p>22.32825</text:p>
          </table:table-cell>
          <table:table-cell office:value-type="float" office:value="22.72122" calcext:value-type="float">
            <text:p>22.72122</text:p>
          </table:table-cell>
          <table:table-cell office:value-type="float" office:value="21.71198" calcext:value-type="float">
            <text:p>21.71198</text:p>
          </table:table-cell>
          <table:table-cell office:value-type="float" office:value="21.43799" calcext:value-type="float">
            <text:p>21.43799</text:p>
          </table:table-cell>
          <table:table-cell office:value-type="float" office:value="20.79196" calcext:value-type="float">
            <text:p>20.79196</text:p>
          </table:table-cell>
          <table:table-cell office:value-type="float" office:value="19.47723" calcext:value-type="float">
            <text:p>19.47723</text:p>
          </table:table-cell>
          <table:table-cell office:value-type="float" office:value="18.88248" calcext:value-type="float">
            <text:p>18.88248</text:p>
          </table:table-cell>
          <table:table-cell office:value-type="float" office:value="17.01666" calcext:value-type="float">
            <text:p>17.01666</text:p>
          </table:table-cell>
          <table:table-cell office:value-type="float" office:value="16.73792" calcext:value-type="float">
            <text:p>16.73792</text:p>
          </table:table-cell>
          <table:table-cell office:value-type="float" office:value="14.72125" calcext:value-type="float">
            <text:p>14.72125</text:p>
          </table:table-cell>
          <table:table-cell office:value-type="float" office:value="14.55997" calcext:value-type="float">
            <text:p>14.55997</text:p>
          </table:table-cell>
          <table:table-cell office:value-type="float" office:value="13.13199" calcext:value-type="float">
            <text:p>13.13199</text:p>
          </table:table-cell>
          <table:table-cell office:value-type="float" office:value="12.99084" calcext:value-type="float">
            <text:p>12.99084</text:p>
          </table:table-cell>
          <table:table-cell office:value-type="float" office:value="11.90256" calcext:value-type="float">
            <text:p>11.90256</text:p>
          </table:table-cell>
          <table:table-cell office:value-type="float" office:value="11.77472" calcext:value-type="float">
            <text:p>11.77472</text:p>
          </table:table-cell>
          <table:table-cell office:value-type="float" office:value="11.01712" calcext:value-type="float">
            <text:p>11.01712</text:p>
          </table:table-cell>
          <table:table-cell office:value-type="float" office:value="10.90167" calcext:value-type="float">
            <text:p>10.90167</text:p>
          </table:table-cell>
          <table:table-cell office:value-type="float" office:value="10.60007" calcext:value-type="float">
            <text:p>10.60007</text:p>
          </table:table-cell>
          <table:table-cell office:value-type="float" office:value="10.49399" calcext:value-type="float">
            <text:p>10.49399</text:p>
          </table:table-cell>
          <table:table-cell office:value-type="float" office:value="55.47699" calcext:value-type="float">
            <text:p>55.47699</text:p>
          </table:table-cell>
          <table:table-cell office:value-type="float" office:value="19.37198" calcext:value-type="float">
            <text:p>19.371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4" calcext:value-type="float">
            <text:p>9062004</text:p>
          </table:table-cell>
          <table:table-cell office:value-type="float" office:value="19.4994" calcext:value-type="float">
            <text:p>19.4994</text:p>
          </table:table-cell>
          <table:table-cell office:value-type="float" office:value="28.39" calcext:value-type="float">
            <text:p>28.39</text:p>
          </table:table-cell>
          <table:table-cell office:value-type="float" office:value="20.44" calcext:value-type="float">
            <text:p>20.44</text:p>
          </table:table-cell>
          <table:table-cell office:value-type="float" office:value="2.037528" calcext:value-type="float">
            <text:p>2.037528</text:p>
          </table:table-cell>
          <table:table-cell office:value-type="float" office:value="1.713276" calcext:value-type="float">
            <text:p>1.713276</text:p>
          </table:table-cell>
          <table:table-cell office:value-type="float" office:value="311.472" calcext:value-type="float">
            <text:p>311.472</text:p>
          </table:table-cell>
          <table:table-cell office:value-type="float" office:value="0" calcext:value-type="float">
            <text:p>0</text:p>
          </table:table-cell>
          <table:table-cell office:value-type="float" office:value="35.4303" calcext:value-type="float">
            <text:p>35.4303</text:p>
          </table:table-cell>
          <table:table-cell office:value-type="float" office:value="21.69089" calcext:value-type="float">
            <text:p>21.69089</text:p>
          </table:table-cell>
          <table:table-cell office:value-type="float" office:value="30.16214" calcext:value-type="float">
            <text:p>30.16214</text:p>
          </table:table-cell>
          <table:table-cell office:value-type="float" office:value="22.72787" calcext:value-type="float">
            <text:p>22.72787</text:p>
          </table:table-cell>
          <table:table-cell office:value-type="float" office:value="27.82318" calcext:value-type="float">
            <text:p>27.82318</text:p>
          </table:table-cell>
          <table:table-cell office:value-type="float" office:value="22.97879" calcext:value-type="float">
            <text:p>22.97879</text:p>
          </table:table-cell>
          <table:table-cell office:value-type="float" office:value="25.80945" calcext:value-type="float">
            <text:p>25.80945</text:p>
          </table:table-cell>
          <table:table-cell office:value-type="float" office:value="22.83398" calcext:value-type="float">
            <text:p>22.83398</text:p>
          </table:table-cell>
          <table:table-cell office:value-type="float" office:value="24.51776" calcext:value-type="float">
            <text:p>24.51776</text:p>
          </table:table-cell>
          <table:table-cell office:value-type="float" office:value="22.53839" calcext:value-type="float">
            <text:p>22.53839</text:p>
          </table:table-cell>
          <table:table-cell office:value-type="float" office:value="23.1329" calcext:value-type="float">
            <text:p>23.1329</text:p>
          </table:table-cell>
          <table:table-cell office:value-type="float" office:value="22.01755" calcext:value-type="float">
            <text:p>22.01755</text:p>
          </table:table-cell>
          <table:table-cell office:value-type="float" office:value="21.85013" calcext:value-type="float">
            <text:p>21.85013</text:p>
          </table:table-cell>
          <table:table-cell office:value-type="float" office:value="21.16791" calcext:value-type="float">
            <text:p>21.16791</text:p>
          </table:table-cell>
          <table:table-cell office:value-type="float" office:value="19.88739" calcext:value-type="float">
            <text:p>19.88739</text:p>
          </table:table-cell>
          <table:table-cell office:value-type="float" office:value="19.48447" calcext:value-type="float">
            <text:p>19.48447</text:p>
          </table:table-cell>
          <table:table-cell office:value-type="float" office:value="17.33127" calcext:value-type="float">
            <text:p>17.33127</text:p>
          </table:table-cell>
          <table:table-cell office:value-type="float" office:value="17.01999" calcext:value-type="float">
            <text:p>17.01999</text:p>
          </table:table-cell>
          <table:table-cell office:value-type="float" office:value="14.91168" calcext:value-type="float">
            <text:p>14.91168</text:p>
          </table:table-cell>
          <table:table-cell office:value-type="float" office:value="14.72314" calcext:value-type="float">
            <text:p>14.72314</text:p>
          </table:table-cell>
          <table:table-cell office:value-type="float" office:value="13.28143" calcext:value-type="float">
            <text:p>13.28143</text:p>
          </table:table-cell>
          <table:table-cell office:value-type="float" office:value="13.13348" calcext:value-type="float">
            <text:p>13.13348</text:p>
          </table:table-cell>
          <table:table-cell office:value-type="float" office:value="12.03375" calcext:value-type="float">
            <text:p>12.03375</text:p>
          </table:table-cell>
          <table:table-cell office:value-type="float" office:value="11.9039" calcext:value-type="float">
            <text:p>11.9039</text:p>
          </table:table-cell>
          <table:table-cell office:value-type="float" office:value="11.13498" calcext:value-type="float">
            <text:p>11.13498</text:p>
          </table:table-cell>
          <table:table-cell office:value-type="float" office:value="11.01834" calcext:value-type="float">
            <text:p>11.01834</text:p>
          </table:table-cell>
          <table:table-cell office:value-type="float" office:value="10.70734" calcext:value-type="float">
            <text:p>10.70734</text:p>
          </table:table-cell>
          <table:table-cell office:value-type="float" office:value="10.6012" calcext:value-type="float">
            <text:p>10.6012</text:p>
          </table:table-cell>
          <table:table-cell office:value-type="float" office:value="53.12958" calcext:value-type="float">
            <text:p>53.12958</text:p>
          </table:table-cell>
          <table:table-cell office:value-type="float" office:value="18.65939" calcext:value-type="float">
            <text:p>18.659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4" calcext:value-type="float">
            <text:p>10062004</text:p>
          </table:table-cell>
          <table:table-cell office:value-type="float" office:value="19.72908" calcext:value-type="float">
            <text:p>19.72908</text:p>
          </table:table-cell>
          <table:table-cell office:value-type="float" office:value="30.32" calcext:value-type="float">
            <text:p>30.32</text:p>
          </table:table-cell>
          <table:table-cell office:value-type="float" office:value="20.52" calcext:value-type="float">
            <text:p>20.52</text:p>
          </table:table-cell>
          <table:table-cell office:value-type="float" office:value="2.178225" calcext:value-type="float">
            <text:p>2.178225</text:p>
          </table:table-cell>
          <table:table-cell office:value-type="float" office:value="1.582253" calcext:value-type="float">
            <text:p>1.582253</text:p>
          </table:table-cell>
          <table:table-cell office:value-type="float" office:value="343.584" calcext:value-type="float">
            <text:p>343.584</text:p>
          </table:table-cell>
          <table:table-cell office:value-type="float" office:value="0" calcext:value-type="float">
            <text:p>0</text:p>
          </table:table-cell>
          <table:table-cell office:value-type="float" office:value="36.55115" calcext:value-type="float">
            <text:p>36.55115</text:p>
          </table:table-cell>
          <table:table-cell office:value-type="float" office:value="22.38727" calcext:value-type="float">
            <text:p>22.38727</text:p>
          </table:table-cell>
          <table:table-cell office:value-type="float" office:value="31.22723" calcext:value-type="float">
            <text:p>31.22723</text:p>
          </table:table-cell>
          <table:table-cell office:value-type="float" office:value="23.31186" calcext:value-type="float">
            <text:p>23.31186</text:p>
          </table:table-cell>
          <table:table-cell office:value-type="float" office:value="28.603" calcext:value-type="float">
            <text:p>28.603</text:p>
          </table:table-cell>
          <table:table-cell office:value-type="float" office:value="23.50458" calcext:value-type="float">
            <text:p>23.50458</text:p>
          </table:table-cell>
          <table:table-cell office:value-type="float" office:value="26.46765" calcext:value-type="float">
            <text:p>26.46765</text:p>
          </table:table-cell>
          <table:table-cell office:value-type="float" office:value="23.31223" calcext:value-type="float">
            <text:p>23.31223</text:p>
          </table:table-cell>
          <table:table-cell office:value-type="float" office:value="25.08206" calcext:value-type="float">
            <text:p>25.08206</text:p>
          </table:table-cell>
          <table:table-cell office:value-type="float" office:value="22.97913" calcext:value-type="float">
            <text:p>22.97913</text:p>
          </table:table-cell>
          <table:table-cell office:value-type="float" office:value="23.62207" calcext:value-type="float">
            <text:p>23.62207</text:p>
          </table:table-cell>
          <table:table-cell office:value-type="float" office:value="22.4183" calcext:value-type="float">
            <text:p>22.4183</text:p>
          </table:table-cell>
          <table:table-cell office:value-type="float" office:value="22.26654" calcext:value-type="float">
            <text:p>22.26654</text:p>
          </table:table-cell>
          <table:table-cell office:value-type="float" office:value="21.55923" calcext:value-type="float">
            <text:p>21.55923</text:p>
          </table:table-cell>
          <table:table-cell office:value-type="float" office:value="20.24936" calcext:value-type="float">
            <text:p>20.24936</text:p>
          </table:table-cell>
          <table:table-cell office:value-type="float" office:value="19.89404" calcext:value-type="float">
            <text:p>19.89404</text:p>
          </table:table-cell>
          <table:table-cell office:value-type="float" office:value="17.6391" calcext:value-type="float">
            <text:p>17.6391</text:p>
          </table:table-cell>
          <table:table-cell office:value-type="float" office:value="17.33459" calcext:value-type="float">
            <text:p>17.33459</text:p>
          </table:table-cell>
          <table:table-cell office:value-type="float" office:value="15.1199" calcext:value-type="float">
            <text:p>15.1199</text:p>
          </table:table-cell>
          <table:table-cell office:value-type="float" office:value="14.91376" calcext:value-type="float">
            <text:p>14.91376</text:p>
          </table:table-cell>
          <table:table-cell office:value-type="float" office:value="13.44107" calcext:value-type="float">
            <text:p>13.44107</text:p>
          </table:table-cell>
          <table:table-cell office:value-type="float" office:value="13.28305" calcext:value-type="float">
            <text:p>13.28305</text:p>
          </table:table-cell>
          <table:table-cell office:value-type="float" office:value="12.16821" calcext:value-type="float">
            <text:p>12.16821</text:p>
          </table:table-cell>
          <table:table-cell office:value-type="float" office:value="12.03516" calcext:value-type="float">
            <text:p>12.03516</text:p>
          </table:table-cell>
          <table:table-cell office:value-type="float" office:value="11.25504" calcext:value-type="float">
            <text:p>11.25504</text:p>
          </table:table-cell>
          <table:table-cell office:value-type="float" office:value="11.1362" calcext:value-type="float">
            <text:p>11.1362</text:p>
          </table:table-cell>
          <table:table-cell office:value-type="float" office:value="10.81699" calcext:value-type="float">
            <text:p>10.81699</text:p>
          </table:table-cell>
          <table:table-cell office:value-type="float" office:value="10.70847" calcext:value-type="float">
            <text:p>10.70847</text:p>
          </table:table-cell>
          <table:table-cell office:value-type="float" office:value="51.63651" calcext:value-type="float">
            <text:p>51.63651</text:p>
          </table:table-cell>
          <table:table-cell office:value-type="float" office:value="19.20578" calcext:value-type="float">
            <text:p>19.205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4" calcext:value-type="float">
            <text:p>11062004</text:p>
          </table:table-cell>
          <table:table-cell office:value-type="float" office:value="27.16092" calcext:value-type="float">
            <text:p>27.16092</text:p>
          </table:table-cell>
          <table:table-cell office:value-type="float" office:value="31.58" calcext:value-type="float">
            <text:p>31.58</text:p>
          </table:table-cell>
          <table:table-cell office:value-type="float" office:value="17.59" calcext:value-type="float">
            <text:p>17.59</text:p>
          </table:table-cell>
          <table:table-cell office:value-type="float" office:value="2.217799" calcext:value-type="float">
            <text:p>2.217799</text:p>
          </table:table-cell>
          <table:table-cell office:value-type="float" office:value="0.9057584" calcext:value-type="float">
            <text:p>0.9057584</text:p>
          </table:table-cell>
          <table:table-cell office:value-type="float" office:value="326.34" calcext:value-type="float">
            <text:p>326.34</text:p>
          </table:table-cell>
          <table:table-cell office:value-type="float" office:value="0" calcext:value-type="float">
            <text:p>0</text:p>
          </table:table-cell>
          <table:table-cell office:value-type="float" office:value="40.68701" calcext:value-type="float">
            <text:p>40.68701</text:p>
          </table:table-cell>
          <table:table-cell office:value-type="float" office:value="23.41702" calcext:value-type="float">
            <text:p>23.41702</text:p>
          </table:table-cell>
          <table:table-cell office:value-type="float" office:value="34.07147" calcext:value-type="float">
            <text:p>34.07147</text:p>
          </table:table-cell>
          <table:table-cell office:value-type="float" office:value="24.35413" calcext:value-type="float">
            <text:p>24.35413</text:p>
          </table:table-cell>
          <table:table-cell office:value-type="float" office:value="30.90527" calcext:value-type="float">
            <text:p>30.90527</text:p>
          </table:table-cell>
          <table:table-cell office:value-type="float" office:value="24.50455" calcext:value-type="float">
            <text:p>24.50455</text:p>
          </table:table-cell>
          <table:table-cell office:value-type="float" office:value="28.28766" calcext:value-type="float">
            <text:p>28.28766</text:p>
          </table:table-cell>
          <table:table-cell office:value-type="float" office:value="24.21323" calcext:value-type="float">
            <text:p>24.21323</text:p>
          </table:table-cell>
          <table:table-cell office:value-type="float" office:value="26.58255" calcext:value-type="float">
            <text:p>26.58255</text:p>
          </table:table-cell>
          <table:table-cell office:value-type="float" office:value="23.79025" calcext:value-type="float">
            <text:p>23.79025</text:p>
          </table:table-cell>
          <table:table-cell office:value-type="float" office:value="24.78296" calcext:value-type="float">
            <text:p>24.78296</text:p>
          </table:table-cell>
          <table:table-cell office:value-type="float" office:value="23.12762" calcext:value-type="float">
            <text:p>23.12762</text:p>
          </table:table-cell>
          <table:table-cell office:value-type="float" office:value="23.18442" calcext:value-type="float">
            <text:p>23.18442</text:p>
          </table:table-cell>
          <table:table-cell office:value-type="float" office:value="22.14728" calcext:value-type="float">
            <text:p>22.14728</text:p>
          </table:table-cell>
          <table:table-cell office:value-type="float" office:value="20.7897" calcext:value-type="float">
            <text:p>20.7897</text:p>
          </table:table-cell>
          <table:table-cell office:value-type="float" office:value="20.25632" calcext:value-type="float">
            <text:p>20.25632</text:p>
          </table:table-cell>
          <table:table-cell office:value-type="float" office:value="17.96387" calcext:value-type="float">
            <text:p>17.96387</text:p>
          </table:table-cell>
          <table:table-cell office:value-type="float" office:value="17.6423" calcext:value-type="float">
            <text:p>17.6423</text:p>
          </table:table-cell>
          <table:table-cell office:value-type="float" office:value="15.34033" calcext:value-type="float">
            <text:p>15.34033</text:p>
          </table:table-cell>
          <table:table-cell office:value-type="float" office:value="15.12213" calcext:value-type="float">
            <text:p>15.12213</text:p>
          </table:table-cell>
          <table:table-cell office:value-type="float" office:value="13.61002" calcext:value-type="float">
            <text:p>13.61002</text:p>
          </table:table-cell>
          <table:table-cell office:value-type="float" office:value="13.44275" calcext:value-type="float">
            <text:p>13.44275</text:p>
          </table:table-cell>
          <table:table-cell office:value-type="float" office:value="12.30661" calcext:value-type="float">
            <text:p>12.30661</text:p>
          </table:table-cell>
          <table:table-cell office:value-type="float" office:value="12.16965" calcext:value-type="float">
            <text:p>12.16965</text:p>
          </table:table-cell>
          <table:table-cell office:value-type="float" office:value="11.37534" calcext:value-type="float">
            <text:p>11.37534</text:p>
          </table:table-cell>
          <table:table-cell office:value-type="float" office:value="11.25626" calcext:value-type="float">
            <text:p>11.25626</text:p>
          </table:table-cell>
          <table:table-cell office:value-type="float" office:value="10.92694" calcext:value-type="float">
            <text:p>10.92694</text:p>
          </table:table-cell>
          <table:table-cell office:value-type="float" office:value="10.81812" calcext:value-type="float">
            <text:p>10.81812</text:p>
          </table:table-cell>
          <table:table-cell office:value-type="float" office:value="58.92148" calcext:value-type="float">
            <text:p>58.92148</text:p>
          </table:table-cell>
          <table:table-cell office:value-type="float" office:value="16.01846" calcext:value-type="float">
            <text:p>16.018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4" calcext:value-type="float">
            <text:p>12062004</text:p>
          </table:table-cell>
          <table:table-cell office:value-type="float" office:value="8.78328" calcext:value-type="float">
            <text:p>8.78328</text:p>
          </table:table-cell>
          <table:table-cell office:value-type="float" office:value="27.63" calcext:value-type="float">
            <text:p>27.63</text:p>
          </table:table-cell>
          <table:table-cell office:value-type="float" office:value="14.54" calcext:value-type="float">
            <text:p>14.54</text:p>
          </table:table-cell>
          <table:table-cell office:value-type="float" office:value="1.687993" calcext:value-type="float">
            <text:p>1.687993</text:p>
          </table:table-cell>
          <table:table-cell office:value-type="float" office:value="1.262464" calcext:value-type="float">
            <text:p>1.262464</text:p>
          </table:table-cell>
          <table:table-cell office:value-type="float" office:value="307.764" calcext:value-type="float">
            <text:p>307.764</text:p>
          </table:table-cell>
          <table:table-cell office:value-type="float" office:value="63.1" calcext:value-type="float">
            <text:p>63.1</text:p>
          </table:table-cell>
          <table:table-cell office:value-type="float" office:value="33.82672" calcext:value-type="float">
            <text:p>33.82672</text:p>
          </table:table-cell>
          <table:table-cell office:value-type="float" office:value="17.12439" calcext:value-type="float">
            <text:p>17.12439</text:p>
          </table:table-cell>
          <table:table-cell office:value-type="float" office:value="28.83328" calcext:value-type="float">
            <text:p>28.83328</text:p>
          </table:table-cell>
          <table:table-cell office:value-type="float" office:value="18.48752" calcext:value-type="float">
            <text:p>18.48752</text:p>
          </table:table-cell>
          <table:table-cell office:value-type="float" office:value="26.90091" calcext:value-type="float">
            <text:p>26.90091</text:p>
          </table:table-cell>
          <table:table-cell office:value-type="float" office:value="19.53729" calcext:value-type="float">
            <text:p>19.53729</text:p>
          </table:table-cell>
          <table:table-cell office:value-type="float" office:value="26.65976" calcext:value-type="float">
            <text:p>26.65976</text:p>
          </table:table-cell>
          <table:table-cell office:value-type="float" office:value="20.41275" calcext:value-type="float">
            <text:p>20.41275</text:p>
          </table:table-cell>
          <table:table-cell office:value-type="float" office:value="25.93005" calcext:value-type="float">
            <text:p>25.93005</text:p>
          </table:table-cell>
          <table:table-cell office:value-type="float" office:value="20.94287" calcext:value-type="float">
            <text:p>20.94287</text:p>
          </table:table-cell>
          <table:table-cell office:value-type="float" office:value="24.75546" calcext:value-type="float">
            <text:p>24.75546</text:p>
          </table:table-cell>
          <table:table-cell office:value-type="float" office:value="21.52155" calcext:value-type="float">
            <text:p>21.52155</text:p>
          </table:table-cell>
          <table:table-cell office:value-type="float" office:value="23.21951" calcext:value-type="float">
            <text:p>23.21951</text:p>
          </table:table-cell>
          <table:table-cell office:value-type="float" office:value="21.59564" calcext:value-type="float">
            <text:p>21.59564</text:p>
          </table:table-cell>
          <table:table-cell office:value-type="float" office:value="21.09122" calcext:value-type="float">
            <text:p>21.09122</text:p>
          </table:table-cell>
          <table:table-cell office:value-type="float" office:value="20.79971" calcext:value-type="float">
            <text:p>20.79971</text:p>
          </table:table-cell>
          <table:table-cell office:value-type="float" office:value="18.32236" calcext:value-type="float">
            <text:p>18.32236</text:p>
          </table:table-cell>
          <table:table-cell office:value-type="float" office:value="17.96771" calcext:value-type="float">
            <text:p>17.96771</text:p>
          </table:table-cell>
          <table:table-cell office:value-type="float" office:value="15.5791" calcext:value-type="float">
            <text:p>15.5791</text:p>
          </table:table-cell>
          <table:table-cell office:value-type="float" office:value="15.34268" calcext:value-type="float">
            <text:p>15.34268</text:p>
          </table:table-cell>
          <table:table-cell office:value-type="float" office:value="13.78827" calcext:value-type="float">
            <text:p>13.78827</text:p>
          </table:table-cell>
          <table:table-cell office:value-type="float" office:value="13.61182" calcext:value-type="float">
            <text:p>13.61182</text:p>
          </table:table-cell>
          <table:table-cell office:value-type="float" office:value="12.45016" calcext:value-type="float">
            <text:p>12.45016</text:p>
          </table:table-cell>
          <table:table-cell office:value-type="float" office:value="12.30807" calcext:value-type="float">
            <text:p>12.30807</text:p>
          </table:table-cell>
          <table:table-cell office:value-type="float" office:value="11.49802" calcext:value-type="float">
            <text:p>11.49802</text:p>
          </table:table-cell>
          <table:table-cell office:value-type="float" office:value="11.37662" calcext:value-type="float">
            <text:p>11.37662</text:p>
          </table:table-cell>
          <table:table-cell office:value-type="float" office:value="11.03696" calcext:value-type="float">
            <text:p>11.03696</text:p>
          </table:table-cell>
          <table:table-cell office:value-type="float" office:value="10.9281" calcext:value-type="float">
            <text:p>10.9281</text:p>
          </table:table-cell>
          <table:table-cell office:value-type="float" office:value="46.41629" calcext:value-type="float">
            <text:p>46.41629</text:p>
          </table:table-cell>
          <table:table-cell office:value-type="float" office:value="13.61847" calcext:value-type="float">
            <text:p>13.618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4" calcext:value-type="float">
            <text:p>13062004</text:p>
          </table:table-cell>
          <table:table-cell office:value-type="float" office:value="25.47468" calcext:value-type="float">
            <text:p>25.47468</text:p>
          </table:table-cell>
          <table:table-cell office:value-type="float" office:value="25.4" calcext:value-type="float">
            <text:p>25.4</text:p>
          </table:table-cell>
          <table:table-cell office:value-type="float" office:value="13.29" calcext:value-type="float">
            <text:p>13.29</text:p>
          </table:table-cell>
          <table:table-cell office:value-type="float" office:value="1.943445" calcext:value-type="float">
            <text:p>1.943445</text:p>
          </table:table-cell>
          <table:table-cell office:value-type="float" office:value="1.339864" calcext:value-type="float">
            <text:p>1.339864</text:p>
          </table:table-cell>
          <table:table-cell office:value-type="float" office:value="195.12" calcext:value-type="float">
            <text:p>195.12</text:p>
          </table:table-cell>
          <table:table-cell office:value-type="float" office:value="0.8" calcext:value-type="float">
            <text:p>0.8</text:p>
          </table:table-cell>
          <table:table-cell office:value-type="float" office:value="31.23349" calcext:value-type="float">
            <text:p>31.23349</text:p>
          </table:table-cell>
          <table:table-cell office:value-type="float" office:value="15.90744" calcext:value-type="float">
            <text:p>15.90744</text:p>
          </table:table-cell>
          <table:table-cell office:value-type="float" office:value="27.22659" calcext:value-type="float">
            <text:p>27.22659</text:p>
          </table:table-cell>
          <table:table-cell office:value-type="float" office:value="17.35681" calcext:value-type="float">
            <text:p>17.35681</text:p>
          </table:table-cell>
          <table:table-cell office:value-type="float" office:value="24.70526" calcext:value-type="float">
            <text:p>24.70526</text:p>
          </table:table-cell>
          <table:table-cell office:value-type="float" office:value="18.48282" calcext:value-type="float">
            <text:p>18.48282</text:p>
          </table:table-cell>
          <table:table-cell office:value-type="float" office:value="23.42279" calcext:value-type="float">
            <text:p>23.42279</text:p>
          </table:table-cell>
          <table:table-cell office:value-type="float" office:value="19.36359" calcext:value-type="float">
            <text:p>19.36359</text:p>
          </table:table-cell>
          <table:table-cell office:value-type="float" office:value="22.65283" calcext:value-type="float">
            <text:p>22.65283</text:p>
          </table:table-cell>
          <table:table-cell office:value-type="float" office:value="19.86459" calcext:value-type="float">
            <text:p>19.86459</text:p>
          </table:table-cell>
          <table:table-cell office:value-type="float" office:value="21.81799" calcext:value-type="float">
            <text:p>21.81799</text:p>
          </table:table-cell>
          <table:table-cell office:value-type="float" office:value="20.34079" calcext:value-type="float">
            <text:p>20.34079</text:p>
          </table:table-cell>
          <table:table-cell office:value-type="float" office:value="21.56393" calcext:value-type="float">
            <text:p>21.56393</text:p>
          </table:table-cell>
          <table:table-cell office:value-type="float" office:value="20.45047" calcext:value-type="float">
            <text:p>20.45047</text:p>
          </table:table-cell>
          <table:table-cell office:value-type="float" office:value="20.9512" calcext:value-type="float">
            <text:p>20.9512</text:p>
          </table:table-cell>
          <table:table-cell office:value-type="float" office:value="20.16138" calcext:value-type="float">
            <text:p>20.16138</text:p>
          </table:table-cell>
          <table:table-cell office:value-type="float" office:value="18.38934" calcext:value-type="float">
            <text:p>18.38934</text:p>
          </table:table-cell>
          <table:table-cell office:value-type="float" office:value="18.32495" calcext:value-type="float">
            <text:p>18.32495</text:p>
          </table:table-cell>
          <table:table-cell office:value-type="float" office:value="15.79871" calcext:value-type="float">
            <text:p>15.79871</text:p>
          </table:table-cell>
          <table:table-cell office:value-type="float" office:value="15.58163" calcext:value-type="float">
            <text:p>15.58163</text:p>
          </table:table-cell>
          <table:table-cell office:value-type="float" office:value="13.97379" calcext:value-type="float">
            <text:p>13.97379</text:p>
          </table:table-cell>
          <table:table-cell office:value-type="float" office:value="13.79019" calcext:value-type="float">
            <text:p>13.79019</text:p>
          </table:table-cell>
          <table:table-cell office:value-type="float" office:value="12.59888" calcext:value-type="float">
            <text:p>12.59888</text:p>
          </table:table-cell>
          <table:table-cell office:value-type="float" office:value="12.45169" calcext:value-type="float">
            <text:p>12.45169</text:p>
          </table:table-cell>
          <table:table-cell office:value-type="float" office:value="11.62317" calcext:value-type="float">
            <text:p>11.62317</text:p>
          </table:table-cell>
          <table:table-cell office:value-type="float" office:value="11.49933" calcext:value-type="float">
            <text:p>11.49933</text:p>
          </table:table-cell>
          <table:table-cell office:value-type="float" office:value="11.14902" calcext:value-type="float">
            <text:p>11.14902</text:p>
          </table:table-cell>
          <table:table-cell office:value-type="float" office:value="11.03812" calcext:value-type="float">
            <text:p>11.03812</text:p>
          </table:table-cell>
          <table:table-cell office:value-type="float" office:value="34.96677" calcext:value-type="float">
            <text:p>34.96677</text:p>
          </table:table-cell>
          <table:table-cell office:value-type="float" office:value="12.06699" calcext:value-type="float">
            <text:p>12.066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4" calcext:value-type="float">
            <text:p>14062004</text:p>
          </table:table-cell>
          <table:table-cell office:value-type="float" office:value="30.29184" calcext:value-type="float">
            <text:p>30.29184</text:p>
          </table:table-cell>
          <table:table-cell office:value-type="float" office:value="26.94" calcext:value-type="float">
            <text:p>26.94</text:p>
          </table:table-cell>
          <table:table-cell office:value-type="float" office:value="18.1" calcext:value-type="float">
            <text:p>18.1</text:p>
          </table:table-cell>
          <table:table-cell office:value-type="float" office:value="1.888104" calcext:value-type="float">
            <text:p>1.888104</text:p>
          </table:table-cell>
          <table:table-cell office:value-type="float" office:value="1.117574" calcext:value-type="float">
            <text:p>1.117574</text:p>
          </table:table-cell>
          <table:table-cell office:value-type="float" office:value="285.228" calcext:value-type="float">
            <text:p>285.228</text:p>
          </table:table-cell>
          <table:table-cell office:value-type="float" office:value="0" calcext:value-type="float">
            <text:p>0</text:p>
          </table:table-cell>
          <table:table-cell office:value-type="float" office:value="32.97791" calcext:value-type="float">
            <text:p>32.97791</text:p>
          </table:table-cell>
          <table:table-cell office:value-type="float" office:value="18.95981" calcext:value-type="float">
            <text:p>18.95981</text:p>
          </table:table-cell>
          <table:table-cell office:value-type="float" office:value="29.4216" calcext:value-type="float">
            <text:p>29.4216</text:p>
          </table:table-cell>
          <table:table-cell office:value-type="float" office:value="20.1087" calcext:value-type="float">
            <text:p>20.1087</text:p>
          </table:table-cell>
          <table:table-cell office:value-type="float" office:value="26.8465" calcext:value-type="float">
            <text:p>26.8465</text:p>
          </table:table-cell>
          <table:table-cell office:value-type="float" office:value="20.78732" calcext:value-type="float">
            <text:p>20.78732</text:p>
          </table:table-cell>
          <table:table-cell office:value-type="float" office:value="24.94522" calcext:value-type="float">
            <text:p>24.94522</text:p>
          </table:table-cell>
          <table:table-cell office:value-type="float" office:value="21.13638" calcext:value-type="float">
            <text:p>21.13638</text:p>
          </table:table-cell>
          <table:table-cell office:value-type="float" office:value="23.8078" calcext:value-type="float">
            <text:p>23.8078</text:p>
          </table:table-cell>
          <table:table-cell office:value-type="float" office:value="21.21576" calcext:value-type="float">
            <text:p>21.21576</text:p>
          </table:table-cell>
          <table:table-cell office:value-type="float" office:value="22.60162" calcext:value-type="float">
            <text:p>22.60162</text:p>
          </table:table-cell>
          <table:table-cell office:value-type="float" office:value="21.16342" calcext:value-type="float">
            <text:p>21.16342</text:p>
          </table:table-cell>
          <table:table-cell office:value-type="float" office:value="21.60999" calcext:value-type="float">
            <text:p>21.60999</text:p>
          </table:table-cell>
          <table:table-cell office:value-type="float" office:value="20.81046" calcext:value-type="float">
            <text:p>20.81046</text:p>
          </table:table-cell>
          <table:table-cell office:value-type="float" office:value="20.20801" calcext:value-type="float">
            <text:p>20.20801</text:p>
          </table:table-cell>
          <table:table-cell office:value-type="float" office:value="20.09042" calcext:value-type="float">
            <text:p>20.09042</text:p>
          </table:table-cell>
          <table:table-cell office:value-type="float" office:value="18.36938" calcext:value-type="float">
            <text:p>18.36938</text:p>
          </table:table-cell>
          <table:table-cell office:value-type="float" office:value="18.36111" calcext:value-type="float">
            <text:p>18.36111</text:p>
          </table:table-cell>
          <table:table-cell office:value-type="float" office:value="15.96219" calcext:value-type="float">
            <text:p>15.96219</text:p>
          </table:table-cell>
          <table:table-cell office:value-type="float" office:value="15.80063" calcext:value-type="float">
            <text:p>15.80063</text:p>
          </table:table-cell>
          <table:table-cell office:value-type="float" office:value="14.14893" calcext:value-type="float">
            <text:p>14.14893</text:p>
          </table:table-cell>
          <table:table-cell office:value-type="float" office:value="13.97568" calcext:value-type="float">
            <text:p>13.97568</text:p>
          </table:table-cell>
          <table:table-cell office:value-type="float" office:value="12.7504" calcext:value-type="float">
            <text:p>12.7504</text:p>
          </table:table-cell>
          <table:table-cell office:value-type="float" office:value="12.60043" calcext:value-type="float">
            <text:p>12.60043</text:p>
          </table:table-cell>
          <table:table-cell office:value-type="float" office:value="11.75067" calcext:value-type="float">
            <text:p>11.75067</text:p>
          </table:table-cell>
          <table:table-cell office:value-type="float" office:value="11.62448" calcext:value-type="float">
            <text:p>11.62448</text:p>
          </table:table-cell>
          <table:table-cell office:value-type="float" office:value="11.26236" calcext:value-type="float">
            <text:p>11.26236</text:p>
          </table:table-cell>
          <table:table-cell office:value-type="float" office:value="11.15015" calcext:value-type="float">
            <text:p>11.15015</text:p>
          </table:table-cell>
          <table:table-cell office:value-type="float" office:value="36.17255" calcext:value-type="float">
            <text:p>36.17255</text:p>
          </table:table-cell>
          <table:table-cell office:value-type="float" office:value="15.86929" calcext:value-type="float">
            <text:p>15.869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4" calcext:value-type="float">
            <text:p>15062004</text:p>
          </table:table-cell>
          <table:table-cell office:value-type="float" office:value="25.38036" calcext:value-type="float">
            <text:p>25.38036</text:p>
          </table:table-cell>
          <table:table-cell office:value-type="float" office:value="28.32" calcext:value-type="float">
            <text:p>28.32</text:p>
          </table:table-cell>
          <table:table-cell office:value-type="float" office:value="17.9" calcext:value-type="float">
            <text:p>17.9</text:p>
          </table:table-cell>
          <table:table-cell office:value-type="float" office:value="2.093939" calcext:value-type="float">
            <text:p>2.093939</text:p>
          </table:table-cell>
          <table:table-cell office:value-type="float" office:value="1.510001" calcext:value-type="float">
            <text:p>1.510001</text:p>
          </table:table-cell>
          <table:table-cell office:value-type="float" office:value="294.444" calcext:value-type="float">
            <text:p>294.444</text:p>
          </table:table-cell>
          <table:table-cell office:value-type="float" office:value="1.9" calcext:value-type="float">
            <text:p>1.9</text:p>
          </table:table-cell>
          <table:table-cell office:value-type="float" office:value="32.59595" calcext:value-type="float">
            <text:p>32.59595</text:p>
          </table:table-cell>
          <table:table-cell office:value-type="float" office:value="18.92499" calcext:value-type="float">
            <text:p>18.92499</text:p>
          </table:table-cell>
          <table:table-cell office:value-type="float" office:value="29.28351" calcext:value-type="float">
            <text:p>29.28351</text:p>
          </table:table-cell>
          <table:table-cell office:value-type="float" office:value="20.12634" calcext:value-type="float">
            <text:p>20.12634</text:p>
          </table:table-cell>
          <table:table-cell office:value-type="float" office:value="26.80533" calcext:value-type="float">
            <text:p>26.80533</text:p>
          </table:table-cell>
          <table:table-cell office:value-type="float" office:value="20.9899" calcext:value-type="float">
            <text:p>20.9899</text:p>
          </table:table-cell>
          <table:table-cell office:value-type="float" office:value="24.95288" calcext:value-type="float">
            <text:p>24.95288</text:p>
          </table:table-cell>
          <table:table-cell office:value-type="float" office:value="21.41562" calcext:value-type="float">
            <text:p>21.41562</text:p>
          </table:table-cell>
          <table:table-cell office:value-type="float" office:value="23.83954" calcext:value-type="float">
            <text:p>23.83954</text:p>
          </table:table-cell>
          <table:table-cell office:value-type="float" office:value="21.53058" calcext:value-type="float">
            <text:p>21.53058</text:p>
          </table:table-cell>
          <table:table-cell office:value-type="float" office:value="22.68973" calcext:value-type="float">
            <text:p>22.68973</text:p>
          </table:table-cell>
          <table:table-cell office:value-type="float" office:value="21.47839" calcext:value-type="float">
            <text:p>21.47839</text:p>
          </table:table-cell>
          <table:table-cell office:value-type="float" office:value="21.72574" calcext:value-type="float">
            <text:p>21.72574</text:p>
          </table:table-cell>
          <table:table-cell office:value-type="float" office:value="21.06961" calcext:value-type="float">
            <text:p>21.06961</text:p>
          </table:table-cell>
          <table:table-cell office:value-type="float" office:value="20.33109" calcext:value-type="float">
            <text:p>20.33109</text:p>
          </table:table-cell>
          <table:table-cell office:value-type="float" office:value="20.21329" calcext:value-type="float">
            <text:p>20.21329</text:p>
          </table:table-cell>
          <table:table-cell office:value-type="float" office:value="18.43964" calcext:value-type="float">
            <text:p>18.43964</text:p>
          </table:table-cell>
          <table:table-cell office:value-type="float" office:value="18.36752" calcext:value-type="float">
            <text:p>18.36752</text:p>
          </table:table-cell>
          <table:table-cell office:value-type="float" office:value="16.10248" calcext:value-type="float">
            <text:p>16.10248</text:p>
          </table:table-cell>
          <table:table-cell office:value-type="float" office:value="15.96368" calcext:value-type="float">
            <text:p>15.96368</text:p>
          </table:table-cell>
          <table:table-cell office:value-type="float" office:value="14.30939" calcext:value-type="float">
            <text:p>14.30939</text:p>
          </table:table-cell>
          <table:table-cell office:value-type="float" office:value="14.15063" calcext:value-type="float">
            <text:p>14.15063</text:p>
          </table:table-cell>
          <table:table-cell office:value-type="float" office:value="12.90063" calcext:value-type="float">
            <text:p>12.90063</text:p>
          </table:table-cell>
          <table:table-cell office:value-type="float" office:value="12.75198" calcext:value-type="float">
            <text:p>12.75198</text:p>
          </table:table-cell>
          <table:table-cell office:value-type="float" office:value="11.88031" calcext:value-type="float">
            <text:p>11.88031</text:p>
          </table:table-cell>
          <table:table-cell office:value-type="float" office:value="11.75201" calcext:value-type="float">
            <text:p>11.75201</text:p>
          </table:table-cell>
          <table:table-cell office:value-type="float" office:value="11.37732" calcext:value-type="float">
            <text:p>11.37732</text:p>
          </table:table-cell>
          <table:table-cell office:value-type="float" office:value="11.26355" calcext:value-type="float">
            <text:p>11.26355</text:p>
          </table:table-cell>
          <table:table-cell office:value-type="float" office:value="35.90323" calcext:value-type="float">
            <text:p>35.90323</text:p>
          </table:table-cell>
          <table:table-cell office:value-type="float" office:value="16.03812" calcext:value-type="float">
            <text:p>16.03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4" calcext:value-type="float">
            <text:p>16062004</text:p>
          </table:table-cell>
          <table:table-cell office:value-type="float" office:value="21.8844" calcext:value-type="float">
            <text:p>21.8844</text:p>
          </table:table-cell>
          <table:table-cell office:value-type="float" office:value="26.48" calcext:value-type="float">
            <text:p>26.48</text:p>
          </table:table-cell>
          <table:table-cell office:value-type="float" office:value="15.9" calcext:value-type="float">
            <text:p>15.9</text:p>
          </table:table-cell>
          <table:table-cell office:value-type="float" office:value="2.156861" calcext:value-type="float">
            <text:p>2.156861</text:p>
          </table:table-cell>
          <table:table-cell office:value-type="float" office:value="1.285619" calcext:value-type="float">
            <text:p>1.285619</text:p>
          </table:table-cell>
          <table:table-cell office:value-type="float" office:value="361.728" calcext:value-type="float">
            <text:p>361.728</text:p>
          </table:table-cell>
          <table:table-cell office:value-type="float" office:value="0" calcext:value-type="float">
            <text:p>0</text:p>
          </table:table-cell>
          <table:table-cell office:value-type="float" office:value="32.03531" calcext:value-type="float">
            <text:p>32.03531</text:p>
          </table:table-cell>
          <table:table-cell office:value-type="float" office:value="18.5477" calcext:value-type="float">
            <text:p>18.5477</text:p>
          </table:table-cell>
          <table:table-cell office:value-type="float" office:value="28.74622" calcext:value-type="float">
            <text:p>28.74622</text:p>
          </table:table-cell>
          <table:table-cell office:value-type="float" office:value="20.53217" calcext:value-type="float">
            <text:p>20.53217</text:p>
          </table:table-cell>
          <table:table-cell office:value-type="float" office:value="26.39355" calcext:value-type="float">
            <text:p>26.39355</text:p>
          </table:table-cell>
          <table:table-cell office:value-type="float" office:value="21.99435" calcext:value-type="float">
            <text:p>21.99435</text:p>
          </table:table-cell>
          <table:table-cell office:value-type="float" office:value="24.73044" calcext:value-type="float">
            <text:p>24.73044</text:p>
          </table:table-cell>
          <table:table-cell office:value-type="float" office:value="22.28241" calcext:value-type="float">
            <text:p>22.28241</text:p>
          </table:table-cell>
          <table:table-cell office:value-type="float" office:value="23.72873" calcext:value-type="float">
            <text:p>23.72873</text:p>
          </table:table-cell>
          <table:table-cell office:value-type="float" office:value="22.19455" calcext:value-type="float">
            <text:p>22.19455</text:p>
          </table:table-cell>
          <table:table-cell office:value-type="float" office:value="22.67572" calcext:value-type="float">
            <text:p>22.67572</text:p>
          </table:table-cell>
          <table:table-cell office:value-type="float" office:value="21.9267" calcext:value-type="float">
            <text:p>21.9267</text:p>
          </table:table-cell>
          <table:table-cell office:value-type="float" office:value="21.79428" calcext:value-type="float">
            <text:p>21.79428</text:p>
          </table:table-cell>
          <table:table-cell office:value-type="float" office:value="21.39172" calcext:value-type="float">
            <text:p>21.39172</text:p>
          </table:table-cell>
          <table:table-cell office:value-type="float" office:value="20.48871" calcext:value-type="float">
            <text:p>20.48871</text:p>
          </table:table-cell>
          <table:table-cell office:value-type="float" office:value="20.33566" calcext:value-type="float">
            <text:p>20.33566</text:p>
          </table:table-cell>
          <table:table-cell office:value-type="float" office:value="18.5412" calcext:value-type="float">
            <text:p>18.5412</text:p>
          </table:table-cell>
          <table:table-cell office:value-type="float" office:value="18.44052" calcext:value-type="float">
            <text:p>18.44052</text:p>
          </table:table-cell>
          <table:table-cell office:value-type="float" office:value="16.23657" calcext:value-type="float">
            <text:p>16.23657</text:p>
          </table:table-cell>
          <table:table-cell office:value-type="float" office:value="16.10391" calcext:value-type="float">
            <text:p>16.10391</text:p>
          </table:table-cell>
          <table:table-cell office:value-type="float" office:value="14.45953" calcext:value-type="float">
            <text:p>14.45953</text:p>
          </table:table-cell>
          <table:table-cell office:value-type="float" office:value="14.31097" calcext:value-type="float">
            <text:p>14.31097</text:p>
          </table:table-cell>
          <table:table-cell office:value-type="float" office:value="13.04785" calcext:value-type="float">
            <text:p>13.04785</text:p>
          </table:table-cell>
          <table:table-cell office:value-type="float" office:value="12.90216" calcext:value-type="float">
            <text:p>12.90216</text:p>
          </table:table-cell>
          <table:table-cell office:value-type="float" office:value="12.01077" calcext:value-type="float">
            <text:p>12.01077</text:p>
          </table:table-cell>
          <table:table-cell office:value-type="float" office:value="11.88162" calcext:value-type="float">
            <text:p>11.88162</text:p>
          </table:table-cell>
          <table:table-cell office:value-type="float" office:value="11.49438" calcext:value-type="float">
            <text:p>11.49438</text:p>
          </table:table-cell>
          <table:table-cell office:value-type="float" office:value="11.37854" calcext:value-type="float">
            <text:p>11.37854</text:p>
          </table:table-cell>
          <table:table-cell office:value-type="float" office:value="35.14838" calcext:value-type="float">
            <text:p>35.14838</text:p>
          </table:table-cell>
          <table:table-cell office:value-type="float" office:value="14.07477" calcext:value-type="float">
            <text:p>14.074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4" calcext:value-type="float">
            <text:p>17062004</text:p>
          </table:table-cell>
          <table:table-cell office:value-type="float" office:value="24.2352" calcext:value-type="float">
            <text:p>24.2352</text:p>
          </table:table-cell>
          <table:table-cell office:value-type="float" office:value="24.89" calcext:value-type="float">
            <text:p>24.89</text:p>
          </table:table-cell>
          <table:table-cell office:value-type="float" office:value="15.07" calcext:value-type="float">
            <text:p>15.07</text:p>
          </table:table-cell>
          <table:table-cell office:value-type="float" office:value="1.486534" calcext:value-type="float">
            <text:p>1.486534</text:p>
          </table:table-cell>
          <table:table-cell office:value-type="float" office:value="1.231037" calcext:value-type="float">
            <text:p>1.231037</text:p>
          </table:table-cell>
          <table:table-cell office:value-type="float" office:value="269.532" calcext:value-type="float">
            <text:p>269.532</text:p>
          </table:table-cell>
          <table:table-cell office:value-type="float" office:value="0.1" calcext:value-type="float">
            <text:p>0.1</text:p>
          </table:table-cell>
          <table:table-cell office:value-type="float" office:value="30.96323" calcext:value-type="float">
            <text:p>30.96323</text:p>
          </table:table-cell>
          <table:table-cell office:value-type="float" office:value="17.08182" calcext:value-type="float">
            <text:p>17.08182</text:p>
          </table:table-cell>
          <table:table-cell office:value-type="float" office:value="27.6662" calcext:value-type="float">
            <text:p>27.6662</text:p>
          </table:table-cell>
          <table:table-cell office:value-type="float" office:value="18.71341" calcext:value-type="float">
            <text:p>18.71341</text:p>
          </table:table-cell>
          <table:table-cell office:value-type="float" office:value="25.36148" calcext:value-type="float">
            <text:p>25.36148</text:p>
          </table:table-cell>
          <table:table-cell office:value-type="float" office:value="19.93283" calcext:value-type="float">
            <text:p>19.93283</text:p>
          </table:table-cell>
          <table:table-cell office:value-type="float" office:value="23.81607" calcext:value-type="float">
            <text:p>23.81607</text:p>
          </table:table-cell>
          <table:table-cell office:value-type="float" office:value="20.71228" calcext:value-type="float">
            <text:p>20.71228</text:p>
          </table:table-cell>
          <table:table-cell office:value-type="float" office:value="22.93811" calcext:value-type="float">
            <text:p>22.93811</text:p>
          </table:table-cell>
          <table:table-cell office:value-type="float" office:value="21.03281" calcext:value-type="float">
            <text:p>21.03281</text:p>
          </table:table-cell>
          <table:table-cell office:value-type="float" office:value="22.49167" calcext:value-type="float">
            <text:p>22.49167</text:p>
          </table:table-cell>
          <table:table-cell office:value-type="float" office:value="21.18256" calcext:value-type="float">
            <text:p>21.18256</text:p>
          </table:table-cell>
          <table:table-cell office:value-type="float" office:value="21.7814" calcext:value-type="float">
            <text:p>21.7814</text:p>
          </table:table-cell>
          <table:table-cell office:value-type="float" office:value="20.95056" calcext:value-type="float">
            <text:p>20.95056</text:p>
          </table:table-cell>
          <table:table-cell office:value-type="float" office:value="20.5145" calcext:value-type="float">
            <text:p>20.5145</text:p>
          </table:table-cell>
          <table:table-cell office:value-type="float" office:value="20.3197" calcext:value-type="float">
            <text:p>20.3197</text:p>
          </table:table-cell>
          <table:table-cell office:value-type="float" office:value="18.59592" calcext:value-type="float">
            <text:p>18.59592</text:p>
          </table:table-cell>
          <table:table-cell office:value-type="float" office:value="18.5423" calcext:value-type="float">
            <text:p>18.5423</text:p>
          </table:table-cell>
          <table:table-cell office:value-type="float" office:value="16.36566" calcext:value-type="float">
            <text:p>16.36566</text:p>
          </table:table-cell>
          <table:table-cell office:value-type="float" office:value="16.23798" calcext:value-type="float">
            <text:p>16.23798</text:p>
          </table:table-cell>
          <table:table-cell office:value-type="float" office:value="14.60434" calcext:value-type="float">
            <text:p>14.60434</text:p>
          </table:table-cell>
          <table:table-cell office:value-type="float" office:value="14.46106" calcext:value-type="float">
            <text:p>14.46106</text:p>
          </table:table-cell>
          <table:table-cell office:value-type="float" office:value="13.19189" calcext:value-type="float">
            <text:p>13.19189</text:p>
          </table:table-cell>
          <table:table-cell office:value-type="float" office:value="13.04938" calcext:value-type="float">
            <text:p>13.04938</text:p>
          </table:table-cell>
          <table:table-cell office:value-type="float" office:value="12.1423" calcext:value-type="float">
            <text:p>12.1423</text:p>
          </table:table-cell>
          <table:table-cell office:value-type="float" office:value="12.01215" calcext:value-type="float">
            <text:p>12.01215</text:p>
          </table:table-cell>
          <table:table-cell office:value-type="float" office:value="11.61258" calcext:value-type="float">
            <text:p>11.61258</text:p>
          </table:table-cell>
          <table:table-cell office:value-type="float" office:value="11.49561" calcext:value-type="float">
            <text:p>11.49561</text:p>
          </table:table-cell>
          <table:table-cell office:value-type="float" office:value="33.20312" calcext:value-type="float">
            <text:p>33.20312</text:p>
          </table:table-cell>
          <table:table-cell office:value-type="float" office:value="13.5267" calcext:value-type="float">
            <text:p>13.52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4" calcext:value-type="float">
            <text:p>18062004</text:p>
          </table:table-cell>
          <table:table-cell office:value-type="float" office:value="9.258478" calcext:value-type="float">
            <text:p>9.258478</text:p>
          </table:table-cell>
          <table:table-cell office:value-type="float" office:value="18.03" calcext:value-type="float">
            <text:p>18.03</text:p>
          </table:table-cell>
          <table:table-cell office:value-type="float" office:value="12.83" calcext:value-type="float">
            <text:p>12.83</text:p>
          </table:table-cell>
          <table:table-cell office:value-type="float" office:value="1.55613" calcext:value-type="float">
            <text:p>1.55613</text:p>
          </table:table-cell>
          <table:table-cell office:value-type="float" office:value="1.149679" calcext:value-type="float">
            <text:p>1.149679</text:p>
          </table:table-cell>
          <table:table-cell office:value-type="float" office:value="351.936" calcext:value-type="float">
            <text:p>351.936</text:p>
          </table:table-cell>
          <table:table-cell office:value-type="float" office:value="6.2" calcext:value-type="float">
            <text:p>6.2</text:p>
          </table:table-cell>
          <table:table-cell office:value-type="float" office:value="24.09497" calcext:value-type="float">
            <text:p>24.09497</text:p>
          </table:table-cell>
          <table:table-cell office:value-type="float" office:value="15.07199" calcext:value-type="float">
            <text:p>15.07199</text:p>
          </table:table-cell>
          <table:table-cell office:value-type="float" office:value="22.11462" calcext:value-type="float">
            <text:p>22.11462</text:p>
          </table:table-cell>
          <table:table-cell office:value-type="float" office:value="16.8512" calcext:value-type="float">
            <text:p>16.8512</text:p>
          </table:table-cell>
          <table:table-cell office:value-type="float" office:value="21.91077" calcext:value-type="float">
            <text:p>21.91077</text:p>
          </table:table-cell>
          <table:table-cell office:value-type="float" office:value="18.36688" calcext:value-type="float">
            <text:p>18.36688</text:p>
          </table:table-cell>
          <table:table-cell office:value-type="float" office:value="22.33823" calcext:value-type="float">
            <text:p>22.33823</text:p>
          </table:table-cell>
          <table:table-cell office:value-type="float" office:value="19.45419" calcext:value-type="float">
            <text:p>19.45419</text:p>
          </table:table-cell>
          <table:table-cell office:value-type="float" office:value="22.27426" calcext:value-type="float">
            <text:p>22.27426</text:p>
          </table:table-cell>
          <table:table-cell office:value-type="float" office:value="19.93185" calcext:value-type="float">
            <text:p>19.93185</text:p>
          </table:table-cell>
          <table:table-cell office:value-type="float" office:value="21.99097" calcext:value-type="float">
            <text:p>21.99097</text:p>
          </table:table-cell>
          <table:table-cell office:value-type="float" office:value="20.32178" calcext:value-type="float">
            <text:p>20.32178</text:p>
          </table:table-cell>
          <table:table-cell office:value-type="float" office:value="21.38016" calcext:value-type="float">
            <text:p>21.38016</text:p>
          </table:table-cell>
          <table:table-cell office:value-type="float" office:value="20.3017" calcext:value-type="float">
            <text:p>20.3017</text:p>
          </table:table-cell>
          <table:table-cell office:value-type="float" office:value="20.34262" calcext:value-type="float">
            <text:p>20.34262</text:p>
          </table:table-cell>
          <table:table-cell office:value-type="float" office:value="19.98788" calcext:value-type="float">
            <text:p>19.98788</text:p>
          </table:table-cell>
          <table:table-cell office:value-type="float" office:value="18.60443" calcext:value-type="float">
            <text:p>18.60443</text:p>
          </table:table-cell>
          <table:table-cell office:value-type="float" office:value="18.57776" calcext:value-type="float">
            <text:p>18.57776</text:p>
          </table:table-cell>
          <table:table-cell office:value-type="float" office:value="16.47037" calcext:value-type="float">
            <text:p>16.47037</text:p>
          </table:table-cell>
          <table:table-cell office:value-type="float" office:value="16.36691" calcext:value-type="float">
            <text:p>16.36691</text:p>
          </table:table-cell>
          <table:table-cell office:value-type="float" office:value="14.74097" calcext:value-type="float">
            <text:p>14.74097</text:p>
          </table:table-cell>
          <table:table-cell office:value-type="float" office:value="14.6058" calcext:value-type="float">
            <text:p>14.6058</text:p>
          </table:table-cell>
          <table:table-cell office:value-type="float" office:value="13.33286" calcext:value-type="float">
            <text:p>13.33286</text:p>
          </table:table-cell>
          <table:table-cell office:value-type="float" office:value="13.19339" calcext:value-type="float">
            <text:p>13.19339</text:p>
          </table:table-cell>
          <table:table-cell office:value-type="float" office:value="12.27231" calcext:value-type="float">
            <text:p>12.27231</text:p>
          </table:table-cell>
          <table:table-cell office:value-type="float" office:value="12.14368" calcext:value-type="float">
            <text:p>12.14368</text:p>
          </table:table-cell>
          <table:table-cell office:value-type="float" office:value="11.73126" calcext:value-type="float">
            <text:p>11.73126</text:p>
          </table:table-cell>
          <table:table-cell office:value-type="float" office:value="11.61383" calcext:value-type="float">
            <text:p>11.61383</text:p>
          </table:table-cell>
          <table:table-cell office:value-type="float" office:value="25.34531" calcext:value-type="float">
            <text:p>25.34531</text:p>
          </table:table-cell>
          <table:table-cell office:value-type="float" office:value="11.17215" calcext:value-type="float">
            <text:p>11.172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4" calcext:value-type="float">
            <text:p>19062004</text:p>
          </table:table-cell>
          <table:table-cell office:value-type="float" office:value="23.74236" calcext:value-type="float">
            <text:p>23.74236</text:p>
          </table:table-cell>
          <table:table-cell office:value-type="float" office:value="19.62" calcext:value-type="float">
            <text:p>19.62</text:p>
          </table:table-cell>
          <table:table-cell office:value-type="float" office:value="11.26" calcext:value-type="float">
            <text:p>11.26</text:p>
          </table:table-cell>
          <table:table-cell office:value-type="float" office:value="1.28724" calcext:value-type="float">
            <text:p>1.28724</text:p>
          </table:table-cell>
          <table:table-cell office:value-type="float" office:value="0.9627394" calcext:value-type="float">
            <text:p>0.9627394</text:p>
          </table:table-cell>
          <table:table-cell office:value-type="float" office:value="196.812" calcext:value-type="float">
            <text:p>196.812</text:p>
          </table:table-cell>
          <table:table-cell office:value-type="float" office:value="0" calcext:value-type="float">
            <text:p>0</text:p>
          </table:table-cell>
          <table:table-cell office:value-type="float" office:value="27.70053" calcext:value-type="float">
            <text:p>27.70053</text:p>
          </table:table-cell>
          <table:table-cell office:value-type="float" office:value="13.62939" calcext:value-type="float">
            <text:p>13.62939</text:p>
          </table:table-cell>
          <table:table-cell office:value-type="float" office:value="24.45728" calcext:value-type="float">
            <text:p>24.45728</text:p>
          </table:table-cell>
          <table:table-cell office:value-type="float" office:value="15.31042" calcext:value-type="float">
            <text:p>15.31042</text:p>
          </table:table-cell>
          <table:table-cell office:value-type="float" office:value="22.34192" calcext:value-type="float">
            <text:p>22.34192</text:p>
          </table:table-cell>
          <table:table-cell office:value-type="float" office:value="16.76794" calcext:value-type="float">
            <text:p>16.76794</text:p>
          </table:table-cell>
          <table:table-cell office:value-type="float" office:value="21.07776" calcext:value-type="float">
            <text:p>21.07776</text:p>
          </table:table-cell>
          <table:table-cell office:value-type="float" office:value="17.88666" calcext:value-type="float">
            <text:p>17.88666</text:p>
          </table:table-cell>
          <table:table-cell office:value-type="float" office:value="20.48096" calcext:value-type="float">
            <text:p>20.48096</text:p>
          </table:table-cell>
          <table:table-cell office:value-type="float" office:value="18.53125" calcext:value-type="float">
            <text:p>18.53125</text:p>
          </table:table-cell>
          <table:table-cell office:value-type="float" office:value="20.29572" calcext:value-type="float">
            <text:p>20.29572</text:p>
          </table:table-cell>
          <table:table-cell office:value-type="float" office:value="19.10605" calcext:value-type="float">
            <text:p>19.10605</text:p>
          </table:table-cell>
          <table:table-cell office:value-type="float" office:value="20.28873" calcext:value-type="float">
            <text:p>20.28873</text:p>
          </table:table-cell>
          <table:table-cell office:value-type="float" office:value="19.35126" calcext:value-type="float">
            <text:p>19.35126</text:p>
          </table:table-cell>
          <table:table-cell office:value-type="float" office:value="19.98248" calcext:value-type="float">
            <text:p>19.98248</text:p>
          </table:table-cell>
          <table:table-cell office:value-type="float" office:value="19.35367" calcext:value-type="float">
            <text:p>19.35367</text:p>
          </table:table-cell>
          <table:table-cell office:value-type="float" office:value="18.57678" calcext:value-type="float">
            <text:p>18.57678</text:p>
          </table:table-cell>
          <table:table-cell office:value-type="float" office:value="18.397" calcext:value-type="float">
            <text:p>18.397</text:p>
          </table:table-cell>
          <table:table-cell office:value-type="float" office:value="16.5318" calcext:value-type="float">
            <text:p>16.5318</text:p>
          </table:table-cell>
          <table:table-cell office:value-type="float" office:value="16.47128" calcext:value-type="float">
            <text:p>16.47128</text:p>
          </table:table-cell>
          <table:table-cell office:value-type="float" office:value="14.86221" calcext:value-type="float">
            <text:p>14.86221</text:p>
          </table:table-cell>
          <table:table-cell office:value-type="float" office:value="14.74231" calcext:value-type="float">
            <text:p>14.74231</text:p>
          </table:table-cell>
          <table:table-cell office:value-type="float" office:value="13.46902" calcext:value-type="float">
            <text:p>13.46902</text:p>
          </table:table-cell>
          <table:table-cell office:value-type="float" office:value="13.33429" calcext:value-type="float">
            <text:p>13.33429</text:p>
          </table:table-cell>
          <table:table-cell office:value-type="float" office:value="12.40201" calcext:value-type="float">
            <text:p>12.40201</text:p>
          </table:table-cell>
          <table:table-cell office:value-type="float" office:value="12.27365" calcext:value-type="float">
            <text:p>12.27365</text:p>
          </table:table-cell>
          <table:table-cell office:value-type="float" office:value="11.85086" calcext:value-type="float">
            <text:p>11.85086</text:p>
          </table:table-cell>
          <table:table-cell office:value-type="float" office:value="11.73251" calcext:value-type="float">
            <text:p>11.73251</text:p>
          </table:table-cell>
          <table:table-cell office:value-type="float" office:value="28.68936" calcext:value-type="float">
            <text:p>28.68936</text:p>
          </table:table-cell>
          <table:table-cell office:value-type="float" office:value="9.906891" calcext:value-type="float">
            <text:p>9.9068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4" calcext:value-type="float">
            <text:p>20062004</text:p>
          </table:table-cell>
          <table:table-cell office:value-type="float" office:value="12.04956" calcext:value-type="float">
            <text:p>12.04956</text:p>
          </table:table-cell>
          <table:table-cell office:value-type="float" office:value="22.39" calcext:value-type="float">
            <text:p>22.39</text:p>
          </table:table-cell>
          <table:table-cell office:value-type="float" office:value="13.63" calcext:value-type="float">
            <text:p>13.63</text:p>
          </table:table-cell>
          <table:table-cell office:value-type="float" office:value="1.759174" calcext:value-type="float">
            <text:p>1.759174</text:p>
          </table:table-cell>
          <table:table-cell office:value-type="float" office:value="1.24159" calcext:value-type="float">
            <text:p>1.24159</text:p>
          </table:table-cell>
          <table:table-cell office:value-type="float" office:value="242.892" calcext:value-type="float">
            <text:p>242.892</text:p>
          </table:table-cell>
          <table:table-cell office:value-type="float" office:value="1" calcext:value-type="float">
            <text:p>1</text:p>
          </table:table-cell>
          <table:table-cell office:value-type="float" office:value="24.75549" calcext:value-type="float">
            <text:p>24.75549</text:p>
          </table:table-cell>
          <table:table-cell office:value-type="float" office:value="14.82553" calcext:value-type="float">
            <text:p>14.82553</text:p>
          </table:table-cell>
          <table:table-cell office:value-type="float" office:value="22.06219" calcext:value-type="float">
            <text:p>22.06219</text:p>
          </table:table-cell>
          <table:table-cell office:value-type="float" office:value="16.19244" calcext:value-type="float">
            <text:p>16.19244</text:p>
          </table:table-cell>
          <table:table-cell office:value-type="float" office:value="20.92862" calcext:value-type="float">
            <text:p>20.92862</text:p>
          </table:table-cell>
          <table:table-cell office:value-type="float" office:value="17.28183" calcext:value-type="float">
            <text:p>17.28183</text:p>
          </table:table-cell>
          <table:table-cell office:value-type="float" office:value="20.17474" calcext:value-type="float">
            <text:p>20.17474</text:p>
          </table:table-cell>
          <table:table-cell office:value-type="float" office:value="18.07767" calcext:value-type="float">
            <text:p>18.07767</text:p>
          </table:table-cell>
          <table:table-cell office:value-type="float" office:value="19.7872" calcext:value-type="float">
            <text:p>19.7872</text:p>
          </table:table-cell>
          <table:table-cell office:value-type="float" office:value="18.50748" calcext:value-type="float">
            <text:p>18.50748</text:p>
          </table:table-cell>
          <table:table-cell office:value-type="float" office:value="19.87994" calcext:value-type="float">
            <text:p>19.87994</text:p>
          </table:table-cell>
          <table:table-cell office:value-type="float" office:value="18.87186" calcext:value-type="float">
            <text:p>18.87186</text:p>
          </table:table-cell>
          <table:table-cell office:value-type="float" office:value="19.7149" calcext:value-type="float">
            <text:p>19.7149</text:p>
          </table:table-cell>
          <table:table-cell office:value-type="float" office:value="19.00299" calcext:value-type="float">
            <text:p>19.00299</text:p>
          </table:table-cell>
          <table:table-cell office:value-type="float" office:value="19.35175" calcext:value-type="float">
            <text:p>19.35175</text:p>
          </table:table-cell>
          <table:table-cell office:value-type="float" office:value="18.94687" calcext:value-type="float">
            <text:p>18.94687</text:p>
          </table:table-cell>
          <table:table-cell office:value-type="float" office:value="18.39474" calcext:value-type="float">
            <text:p>18.39474</text:p>
          </table:table-cell>
          <table:table-cell office:value-type="float" office:value="18.17731" calcext:value-type="float">
            <text:p>18.17731</text:p>
          </table:table-cell>
          <table:table-cell office:value-type="float" office:value="16.54453" calcext:value-type="float">
            <text:p>16.54453</text:p>
          </table:table-cell>
          <table:table-cell office:value-type="float" office:value="16.53214" calcext:value-type="float">
            <text:p>16.53214</text:p>
          </table:table-cell>
          <table:table-cell office:value-type="float" office:value="14.96173" calcext:value-type="float">
            <text:p>14.96173</text:p>
          </table:table-cell>
          <table:table-cell office:value-type="float" office:value="14.8634" calcext:value-type="float">
            <text:p>14.8634</text:p>
          </table:table-cell>
          <table:table-cell office:value-type="float" office:value="13.59827" calcext:value-type="float">
            <text:p>13.59827</text:p>
          </table:table-cell>
          <table:table-cell office:value-type="float" office:value="13.4704" calcext:value-type="float">
            <text:p>13.4704</text:p>
          </table:table-cell>
          <table:table-cell office:value-type="float" office:value="12.53036" calcext:value-type="float">
            <text:p>12.53036</text:p>
          </table:table-cell>
          <table:table-cell office:value-type="float" office:value="12.40335" calcext:value-type="float">
            <text:p>12.40335</text:p>
          </table:table-cell>
          <table:table-cell office:value-type="float" office:value="11.97113" calcext:value-type="float">
            <text:p>11.97113</text:p>
          </table:table-cell>
          <table:table-cell office:value-type="float" office:value="11.85211" calcext:value-type="float">
            <text:p>11.85211</text:p>
          </table:table-cell>
          <table:table-cell office:value-type="float" office:value="27.20917" calcext:value-type="float">
            <text:p>27.20917</text:p>
          </table:table-cell>
          <table:table-cell office:value-type="float" office:value="11.96402" calcext:value-type="float">
            <text:p>11.964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4" calcext:value-type="float">
            <text:p>21062004</text:p>
          </table:table-cell>
          <table:table-cell office:value-type="float" office:value="22.8384" calcext:value-type="float">
            <text:p>22.8384</text:p>
          </table:table-cell>
          <table:table-cell office:value-type="float" office:value="26.2" calcext:value-type="float">
            <text:p>26.2</text:p>
          </table:table-cell>
          <table:table-cell office:value-type="float" office:value="11.79" calcext:value-type="float">
            <text:p>11.79</text:p>
          </table:table-cell>
          <table:table-cell office:value-type="float" office:value="2.948561" calcext:value-type="float">
            <text:p>2.948561</text:p>
          </table:table-cell>
          <table:table-cell office:value-type="float" office:value="1.159467" calcext:value-type="float">
            <text:p>1.159467</text:p>
          </table:table-cell>
          <table:table-cell office:value-type="float" office:value="307.332" calcext:value-type="float">
            <text:p>307.332</text:p>
          </table:table-cell>
          <table:table-cell office:value-type="float" office:value="6.1" calcext:value-type="float">
            <text:p>6.1</text:p>
          </table:table-cell>
          <table:table-cell office:value-type="float" office:value="31.30817" calcext:value-type="float">
            <text:p>31.30817</text:p>
          </table:table-cell>
          <table:table-cell office:value-type="float" office:value="15.91763" calcext:value-type="float">
            <text:p>15.91763</text:p>
          </table:table-cell>
          <table:table-cell office:value-type="float" office:value="27.10092" calcext:value-type="float">
            <text:p>27.10092</text:p>
          </table:table-cell>
          <table:table-cell office:value-type="float" office:value="17.31555" calcext:value-type="float">
            <text:p>17.31555</text:p>
          </table:table-cell>
          <table:table-cell office:value-type="float" office:value="24.34827" calcext:value-type="float">
            <text:p>24.34827</text:p>
          </table:table-cell>
          <table:table-cell office:value-type="float" office:value="18.04294" calcext:value-type="float">
            <text:p>18.04294</text:p>
          </table:table-cell>
          <table:table-cell office:value-type="float" office:value="22.37671" calcext:value-type="float">
            <text:p>22.37671</text:p>
          </table:table-cell>
          <table:table-cell office:value-type="float" office:value="18.55157" calcext:value-type="float">
            <text:p>18.55157</text:p>
          </table:table-cell>
          <table:table-cell office:value-type="float" office:value="21.33554" calcext:value-type="float">
            <text:p>21.33554</text:p>
          </table:table-cell>
          <table:table-cell office:value-type="float" office:value="18.79691" calcext:value-type="float">
            <text:p>18.79691</text:p>
          </table:table-cell>
          <table:table-cell office:value-type="float" office:value="20.43567" calcext:value-type="float">
            <text:p>20.43567</text:p>
          </table:table-cell>
          <table:table-cell office:value-type="float" office:value="18.98984" calcext:value-type="float">
            <text:p>18.98984</text:p>
          </table:table-cell>
          <table:table-cell office:value-type="float" office:value="19.81021" calcext:value-type="float">
            <text:p>19.81021</text:p>
          </table:table-cell>
          <table:table-cell office:value-type="float" office:value="18.97961" calcext:value-type="float">
            <text:p>18.97961</text:p>
          </table:table-cell>
          <table:table-cell office:value-type="float" office:value="18.94534" calcext:value-type="float">
            <text:p>18.94534</text:p>
          </table:table-cell>
          <table:table-cell office:value-type="float" office:value="18.80991" calcext:value-type="float">
            <text:p>18.80991</text:p>
          </table:table-cell>
          <table:table-cell office:value-type="float" office:value="18.17499" calcext:value-type="float">
            <text:p>18.17499</text:p>
          </table:table-cell>
          <table:table-cell office:value-type="float" office:value="17.99756" calcext:value-type="float">
            <text:p>17.99756</text:p>
          </table:table-cell>
          <table:table-cell office:value-type="float" office:value="16.5433" calcext:value-type="float">
            <text:p>16.5433</text:p>
          </table:table-cell>
          <table:table-cell office:value-type="float" office:value="16.52225" calcext:value-type="float">
            <text:p>16.52225</text:p>
          </table:table-cell>
          <table:table-cell office:value-type="float" office:value="15.03641" calcext:value-type="float">
            <text:p>15.03641</text:p>
          </table:table-cell>
          <table:table-cell office:value-type="float" office:value="14.96265" calcext:value-type="float">
            <text:p>14.96265</text:p>
          </table:table-cell>
          <table:table-cell office:value-type="float" office:value="13.71729" calcext:value-type="float">
            <text:p>13.71729</text:p>
          </table:table-cell>
          <table:table-cell office:value-type="float" office:value="13.59955" calcext:value-type="float">
            <text:p>13.59955</text:p>
          </table:table-cell>
          <table:table-cell office:value-type="float" office:value="12.65616" calcext:value-type="float">
            <text:p>12.65616</text:p>
          </table:table-cell>
          <table:table-cell office:value-type="float" office:value="12.53168" calcext:value-type="float">
            <text:p>12.53168</text:p>
          </table:table-cell>
          <table:table-cell office:value-type="float" office:value="12.09003" calcext:value-type="float">
            <text:p>12.09003</text:p>
          </table:table-cell>
          <table:table-cell office:value-type="float" office:value="11.97235" calcext:value-type="float">
            <text:p>11.97235</text:p>
          </table:table-cell>
          <table:table-cell office:value-type="float" office:value="36.19321" calcext:value-type="float">
            <text:p>36.19321</text:p>
          </table:table-cell>
          <table:table-cell office:value-type="float" office:value="11.52734" calcext:value-type="float">
            <text:p>11.527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4" calcext:value-type="float">
            <text:p>22062004</text:p>
          </table:table-cell>
          <table:table-cell office:value-type="float" office:value="29.90425" calcext:value-type="float">
            <text:p>29.90425</text:p>
          </table:table-cell>
          <table:table-cell office:value-type="float" office:value="26.79" calcext:value-type="float">
            <text:p>26.79</text:p>
          </table:table-cell>
          <table:table-cell office:value-type="float" office:value="9.95" calcext:value-type="float">
            <text:p>9.95</text:p>
          </table:table-cell>
          <table:table-cell office:value-type="float" office:value="1.345155" calcext:value-type="float">
            <text:p>1.345155</text:p>
          </table:table-cell>
          <table:table-cell office:value-type="float" office:value="0.8887455" calcext:value-type="float">
            <text:p>0.8887455</text:p>
          </table:table-cell>
          <table:table-cell office:value-type="float" office:value="242.172" calcext:value-type="float">
            <text:p>242.172</text:p>
          </table:table-cell>
          <table:table-cell office:value-type="float" office:value="0" calcext:value-type="float">
            <text:p>0</text:p>
          </table:table-cell>
          <table:table-cell office:value-type="float" office:value="29.72321" calcext:value-type="float">
            <text:p>29.72321</text:p>
          </table:table-cell>
          <table:table-cell office:value-type="float" office:value="13.67957" calcext:value-type="float">
            <text:p>13.67957</text:p>
          </table:table-cell>
          <table:table-cell office:value-type="float" office:value="26.0517" calcext:value-type="float">
            <text:p>26.0517</text:p>
          </table:table-cell>
          <table:table-cell office:value-type="float" office:value="15.68369" calcext:value-type="float">
            <text:p>15.68369</text:p>
          </table:table-cell>
          <table:table-cell office:value-type="float" office:value="23.95187" calcext:value-type="float">
            <text:p>23.95187</text:p>
          </table:table-cell>
          <table:table-cell office:value-type="float" office:value="17.19339" calcext:value-type="float">
            <text:p>17.19339</text:p>
          </table:table-cell>
          <table:table-cell office:value-type="float" office:value="22.35446" calcext:value-type="float">
            <text:p>22.35446</text:p>
          </table:table-cell>
          <table:table-cell office:value-type="float" office:value="18.23383" calcext:value-type="float">
            <text:p>18.23383</text:p>
          </table:table-cell>
          <table:table-cell office:value-type="float" office:value="21.4151" calcext:value-type="float">
            <text:p>21.4151</text:p>
          </table:table-cell>
          <table:table-cell office:value-type="float" office:value="18.73822" calcext:value-type="float">
            <text:p>18.73822</text:p>
          </table:table-cell>
          <table:table-cell office:value-type="float" office:value="20.5285" calcext:value-type="float">
            <text:p>20.5285</text:p>
          </table:table-cell>
          <table:table-cell office:value-type="float" office:value="19.11453" calcext:value-type="float">
            <text:p>19.11453</text:p>
          </table:table-cell>
          <table:table-cell office:value-type="float" office:value="19.86911" calcext:value-type="float">
            <text:p>19.86911</text:p>
          </table:table-cell>
          <table:table-cell office:value-type="float" office:value="19.10715" calcext:value-type="float">
            <text:p>19.10715</text:p>
          </table:table-cell>
          <table:table-cell office:value-type="float" office:value="18.98605" calcext:value-type="float">
            <text:p>18.98605</text:p>
          </table:table-cell>
          <table:table-cell office:value-type="float" office:value="18.87204" calcext:value-type="float">
            <text:p>18.87204</text:p>
          </table:table-cell>
          <table:table-cell office:value-type="float" office:value="17.99661" calcext:value-type="float">
            <text:p>17.99661</text:p>
          </table:table-cell>
          <table:table-cell office:value-type="float" office:value="17.92853" calcext:value-type="float">
            <text:p>17.92853</text:p>
          </table:table-cell>
          <table:table-cell office:value-type="float" office:value="16.52194" calcext:value-type="float">
            <text:p>16.52194</text:p>
          </table:table-cell>
          <table:table-cell office:value-type="float" office:value="16.49991" calcext:value-type="float">
            <text:p>16.49991</text:p>
          </table:table-cell>
          <table:table-cell office:value-type="float" office:value="15.09286" calcext:value-type="float">
            <text:p>15.09286</text:p>
          </table:table-cell>
          <table:table-cell office:value-type="float" office:value="15.03708" calcext:value-type="float">
            <text:p>15.03708</text:p>
          </table:table-cell>
          <table:table-cell office:value-type="float" office:value="13.82452" calcext:value-type="float">
            <text:p>13.82452</text:p>
          </table:table-cell>
          <table:table-cell office:value-type="float" office:value="13.71844" calcext:value-type="float">
            <text:p>13.71844</text:p>
          </table:table-cell>
          <table:table-cell office:value-type="float" office:value="12.77774" calcext:value-type="float">
            <text:p>12.77774</text:p>
          </table:table-cell>
          <table:table-cell office:value-type="float" office:value="12.65744" calcext:value-type="float">
            <text:p>12.65744</text:p>
          </table:table-cell>
          <table:table-cell office:value-type="float" office:value="12.20868" calcext:value-type="float">
            <text:p>12.20868</text:p>
          </table:table-cell>
          <table:table-cell office:value-type="float" office:value="12.09125" calcext:value-type="float">
            <text:p>12.09125</text:p>
          </table:table-cell>
          <table:table-cell office:value-type="float" office:value="31.8454" calcext:value-type="float">
            <text:p>31.8454</text:p>
          </table:table-cell>
          <table:table-cell office:value-type="float" office:value="9.579132" calcext:value-type="float">
            <text:p>9.5791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4" calcext:value-type="float">
            <text:p>23062004</text:p>
          </table:table-cell>
          <table:table-cell office:value-type="float" office:value="28.58004" calcext:value-type="float">
            <text:p>28.58004</text:p>
          </table:table-cell>
          <table:table-cell office:value-type="float" office:value="28.99" calcext:value-type="float">
            <text:p>28.99</text:p>
          </table:table-cell>
          <table:table-cell office:value-type="float" office:value="15.29" calcext:value-type="float">
            <text:p>15.29</text:p>
          </table:table-cell>
          <table:table-cell office:value-type="float" office:value="1.528373" calcext:value-type="float">
            <text:p>1.528373</text:p>
          </table:table-cell>
          <table:table-cell office:value-type="float" office:value="0.9848467" calcext:value-type="float">
            <text:p>0.9848467</text:p>
          </table:table-cell>
          <table:table-cell office:value-type="float" office:value="234.252" calcext:value-type="float">
            <text:p>234.252</text:p>
          </table:table-cell>
          <table:table-cell office:value-type="float" office:value="0" calcext:value-type="float">
            <text:p>0</text:p>
          </table:table-cell>
          <table:table-cell office:value-type="float" office:value="32.24075" calcext:value-type="float">
            <text:p>32.24075</text:p>
          </table:table-cell>
          <table:table-cell office:value-type="float" office:value="17.12396" calcext:value-type="float">
            <text:p>17.12396</text:p>
          </table:table-cell>
          <table:table-cell office:value-type="float" office:value="27.41125" calcext:value-type="float">
            <text:p>27.41125</text:p>
          </table:table-cell>
          <table:table-cell office:value-type="float" office:value="18.54739" calcext:value-type="float">
            <text:p>18.54739</text:p>
          </table:table-cell>
          <table:table-cell office:value-type="float" office:value="25.16495" calcext:value-type="float">
            <text:p>25.16495</text:p>
          </table:table-cell>
          <table:table-cell office:value-type="float" office:value="19.2663" calcext:value-type="float">
            <text:p>19.2663</text:p>
          </table:table-cell>
          <table:table-cell office:value-type="float" office:value="23.39383" calcext:value-type="float">
            <text:p>23.39383</text:p>
          </table:table-cell>
          <table:table-cell office:value-type="float" office:value="19.66562" calcext:value-type="float">
            <text:p>19.66562</text:p>
          </table:table-cell>
          <table:table-cell office:value-type="float" office:value="22.31345" calcext:value-type="float">
            <text:p>22.31345</text:p>
          </table:table-cell>
          <table:table-cell office:value-type="float" office:value="19.78943" calcext:value-type="float">
            <text:p>19.78943</text:p>
          </table:table-cell>
          <table:table-cell office:value-type="float" office:value="21.26633" calcext:value-type="float">
            <text:p>21.26633</text:p>
          </table:table-cell>
          <table:table-cell office:value-type="float" office:value="19.79739" calcext:value-type="float">
            <text:p>19.79739</text:p>
          </table:table-cell>
          <table:table-cell office:value-type="float" office:value="20.3714" calcext:value-type="float">
            <text:p>20.3714</text:p>
          </table:table-cell>
          <table:table-cell office:value-type="float" office:value="19.54575" calcext:value-type="float">
            <text:p>19.54575</text:p>
          </table:table-cell>
          <table:table-cell office:value-type="float" office:value="19.15497" calcext:value-type="float">
            <text:p>19.15497</text:p>
          </table:table-cell>
          <table:table-cell office:value-type="float" office:value="18.9502" calcext:value-type="float">
            <text:p>18.9502</text:p>
          </table:table-cell>
          <table:table-cell office:value-type="float" office:value="17.93069" calcext:value-type="float">
            <text:p>17.93069</text:p>
          </table:table-cell>
          <table:table-cell office:value-type="float" office:value="17.92471" calcext:value-type="float">
            <text:p>17.92471</text:p>
          </table:table-cell>
          <table:table-cell office:value-type="float" office:value="16.49976" calcext:value-type="float">
            <text:p>16.49976</text:p>
          </table:table-cell>
          <table:table-cell office:value-type="float" office:value="16.49127" calcext:value-type="float">
            <text:p>16.49127</text:p>
          </table:table-cell>
          <table:table-cell office:value-type="float" office:value="15.14111" calcext:value-type="float">
            <text:p>15.14111</text:p>
          </table:table-cell>
          <table:table-cell office:value-type="float" office:value="15.09341" calcext:value-type="float">
            <text:p>15.09341</text:p>
          </table:table-cell>
          <table:table-cell office:value-type="float" office:value="13.92142" calcext:value-type="float">
            <text:p>13.92142</text:p>
          </table:table-cell>
          <table:table-cell office:value-type="float" office:value="13.82556" calcext:value-type="float">
            <text:p>13.82556</text:p>
          </table:table-cell>
          <table:table-cell office:value-type="float" office:value="12.89471" calcext:value-type="float">
            <text:p>12.89471</text:p>
          </table:table-cell>
          <table:table-cell office:value-type="float" office:value="12.77899" calcext:value-type="float">
            <text:p>12.77899</text:p>
          </table:table-cell>
          <table:table-cell office:value-type="float" office:value="12.32584" calcext:value-type="float">
            <text:p>12.32584</text:p>
          </table:table-cell>
          <table:table-cell office:value-type="float" office:value="12.2099" calcext:value-type="float">
            <text:p>12.2099</text:p>
          </table:table-cell>
          <table:table-cell office:value-type="float" office:value="45.51096" calcext:value-type="float">
            <text:p>45.51096</text:p>
          </table:table-cell>
          <table:table-cell office:value-type="float" office:value="13.17612" calcext:value-type="float">
            <text:p>13.176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4" calcext:value-type="float">
            <text:p>24062004</text:p>
          </table:table-cell>
          <table:table-cell office:value-type="float" office:value="12.88404" calcext:value-type="float">
            <text:p>12.88404</text:p>
          </table:table-cell>
          <table:table-cell office:value-type="float" office:value="19.59" calcext:value-type="float">
            <text:p>19.59</text:p>
          </table:table-cell>
          <table:table-cell office:value-type="float" office:value="8.6" calcext:value-type="float">
            <text:p>8.6</text:p>
          </table:table-cell>
          <table:table-cell office:value-type="float" office:value="1.441461" calcext:value-type="float">
            <text:p>1.441461</text:p>
          </table:table-cell>
          <table:table-cell office:value-type="float" office:value="0.9812585" calcext:value-type="float">
            <text:p>0.9812585</text:p>
          </table:table-cell>
          <table:table-cell office:value-type="float" office:value="330.12" calcext:value-type="float">
            <text:p>330.12</text:p>
          </table:table-cell>
          <table:table-cell office:value-type="float" office:value="1.7" calcext:value-type="float">
            <text:p>1.7</text:p>
          </table:table-cell>
          <table:table-cell office:value-type="float" office:value="23.03937" calcext:value-type="float">
            <text:p>23.03937</text:p>
          </table:table-cell>
          <table:table-cell office:value-type="float" office:value="14.87769" calcext:value-type="float">
            <text:p>14.87769</text:p>
          </table:table-cell>
          <table:table-cell office:value-type="float" office:value="22.35449" calcext:value-type="float">
            <text:p>22.35449</text:p>
          </table:table-cell>
          <table:table-cell office:value-type="float" office:value="17.55075" calcext:value-type="float">
            <text:p>17.55075</text:p>
          </table:table-cell>
          <table:table-cell office:value-type="float" office:value="22.74774" calcext:value-type="float">
            <text:p>22.74774</text:p>
          </table:table-cell>
          <table:table-cell office:value-type="float" office:value="18.98325" calcext:value-type="float">
            <text:p>18.98325</text:p>
          </table:table-cell>
          <table:table-cell office:value-type="float" office:value="22.53909" calcext:value-type="float">
            <text:p>22.53909</text:p>
          </table:table-cell>
          <table:table-cell office:value-type="float" office:value="19.84692" calcext:value-type="float">
            <text:p>19.84692</text:p>
          </table:table-cell>
          <table:table-cell office:value-type="float" office:value="22.03912" calcext:value-type="float">
            <text:p>22.03912</text:p>
          </table:table-cell>
          <table:table-cell office:value-type="float" office:value="20.12384" calcext:value-type="float">
            <text:p>20.12384</text:p>
          </table:table-cell>
          <table:table-cell office:value-type="float" office:value="21.26782" calcext:value-type="float">
            <text:p>21.26782</text:p>
          </table:table-cell>
          <table:table-cell office:value-type="float" office:value="20.26001" calcext:value-type="float">
            <text:p>20.26001</text:p>
          </table:table-cell>
          <table:table-cell office:value-type="float" office:value="20.44843" calcext:value-type="float">
            <text:p>20.44843</text:p>
          </table:table-cell>
          <table:table-cell office:value-type="float" office:value="20.00031" calcext:value-type="float">
            <text:p>20.00031</text:p>
          </table:table-cell>
          <table:table-cell office:value-type="float" office:value="19.37592" calcext:value-type="float">
            <text:p>19.37592</text:p>
          </table:table-cell>
          <table:table-cell office:value-type="float" office:value="19.16141" calcext:value-type="float">
            <text:p>19.16141</text:p>
          </table:table-cell>
          <table:table-cell office:value-type="float" office:value="18.02527" calcext:value-type="float">
            <text:p>18.02527</text:p>
          </table:table-cell>
          <table:table-cell office:value-type="float" office:value="17.93124" calcext:value-type="float">
            <text:p>17.93124</text:p>
          </table:table-cell>
          <table:table-cell office:value-type="float" office:value="16.50955" calcext:value-type="float">
            <text:p>16.50955</text:p>
          </table:table-cell>
          <table:table-cell office:value-type="float" office:value="16.49139" calcext:value-type="float">
            <text:p>16.49139</text:p>
          </table:table-cell>
          <table:table-cell office:value-type="float" office:value="15.18991" calcext:value-type="float">
            <text:p>15.18991</text:p>
          </table:table-cell>
          <table:table-cell office:value-type="float" office:value="15.1416" calcext:value-type="float">
            <text:p>15.1416</text:p>
          </table:table-cell>
          <table:table-cell office:value-type="float" office:value="14.01031" calcext:value-type="float">
            <text:p>14.01031</text:p>
          </table:table-cell>
          <table:table-cell office:value-type="float" office:value="13.92233" calcext:value-type="float">
            <text:p>13.92233</text:p>
          </table:table-cell>
          <table:table-cell office:value-type="float" office:value="13.00653" calcext:value-type="float">
            <text:p>13.00653</text:p>
          </table:table-cell>
          <table:table-cell office:value-type="float" office:value="12.8959" calcext:value-type="float">
            <text:p>12.8959</text:p>
          </table:table-cell>
          <table:table-cell office:value-type="float" office:value="12.44003" calcext:value-type="float">
            <text:p>12.44003</text:p>
          </table:table-cell>
          <table:table-cell office:value-type="float" office:value="12.32706" calcext:value-type="float">
            <text:p>12.32706</text:p>
          </table:table-cell>
          <table:table-cell office:value-type="float" office:value="23.69089" calcext:value-type="float">
            <text:p>23.69089</text:p>
          </table:table-cell>
          <table:table-cell office:value-type="float" office:value="8.241821" calcext:value-type="float">
            <text:p>8.2418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4" calcext:value-type="float">
            <text:p>25062004</text:p>
          </table:table-cell>
          <table:table-cell office:value-type="float" office:value="29.75862" calcext:value-type="float">
            <text:p>29.75862</text:p>
          </table:table-cell>
          <table:table-cell office:value-type="float" office:value="23.09" calcext:value-type="float">
            <text:p>23.09</text:p>
          </table:table-cell>
          <table:table-cell office:value-type="float" office:value="6.21" calcext:value-type="float">
            <text:p>6.21</text:p>
          </table:table-cell>
          <table:table-cell office:value-type="float" office:value="1.168409" calcext:value-type="float">
            <text:p>1.168409</text:p>
          </table:table-cell>
          <table:table-cell office:value-type="float" office:value="0.8338723" calcext:value-type="float">
            <text:p>0.8338723</text:p>
          </table:table-cell>
          <table:table-cell office:value-type="float" office:value="165.852" calcext:value-type="float">
            <text:p>165.852</text:p>
          </table:table-cell>
          <table:table-cell office:value-type="float" office:value="0" calcext:value-type="float">
            <text:p>0</text:p>
          </table:table-cell>
          <table:table-cell office:value-type="float" office:value="29.51431" calcext:value-type="float">
            <text:p>29.51431</text:p>
          </table:table-cell>
          <table:table-cell office:value-type="float" office:value="12.82553" calcext:value-type="float">
            <text:p>12.82553</text:p>
          </table:table-cell>
          <table:table-cell office:value-type="float" office:value="25.09393" calcext:value-type="float">
            <text:p>25.09393</text:p>
          </table:table-cell>
          <table:table-cell office:value-type="float" office:value="15.44485" calcext:value-type="float">
            <text:p>15.44485</text:p>
          </table:table-cell>
          <table:table-cell office:value-type="float" office:value="23.18372" calcext:value-type="float">
            <text:p>23.18372</text:p>
          </table:table-cell>
          <table:table-cell office:value-type="float" office:value="16.89035" calcext:value-type="float">
            <text:p>16.89035</text:p>
          </table:table-cell>
          <table:table-cell office:value-type="float" office:value="21.81656" calcext:value-type="float">
            <text:p>21.81656</text:p>
          </table:table-cell>
          <table:table-cell office:value-type="float" office:value="17.96301" calcext:value-type="float">
            <text:p>17.96301</text:p>
          </table:table-cell>
          <table:table-cell office:value-type="float" office:value="21.02423" calcext:value-type="float">
            <text:p>21.02423</text:p>
          </table:table-cell>
          <table:table-cell office:value-type="float" office:value="18.53583" calcext:value-type="float">
            <text:p>18.53583</text:p>
          </table:table-cell>
          <table:table-cell office:value-type="float" office:value="20.29312" calcext:value-type="float">
            <text:p>20.29312</text:p>
          </table:table-cell>
          <table:table-cell office:value-type="float" office:value="19.00394" calcext:value-type="float">
            <text:p>19.00394</text:p>
          </table:table-cell>
          <table:table-cell office:value-type="float" office:value="19.99026" calcext:value-type="float">
            <text:p>19.99026</text:p>
          </table:table-cell>
          <table:table-cell office:value-type="float" office:value="19.11679" calcext:value-type="float">
            <text:p>19.11679</text:p>
          </table:table-cell>
          <table:table-cell office:value-type="float" office:value="19.36148" calcext:value-type="float">
            <text:p>19.36148</text:p>
          </table:table-cell>
          <table:table-cell office:value-type="float" office:value="19.00616" calcext:value-type="float">
            <text:p>19.00616</text:p>
          </table:table-cell>
          <table:table-cell office:value-type="float" office:value="18.04294" calcext:value-type="float">
            <text:p>18.04294</text:p>
          </table:table-cell>
          <table:table-cell office:value-type="float" office:value="18.0094" calcext:value-type="float">
            <text:p>18.0094</text:p>
          </table:table-cell>
          <table:table-cell office:value-type="float" office:value="16.54083" calcext:value-type="float">
            <text:p>16.54083</text:p>
          </table:table-cell>
          <table:table-cell office:value-type="float" office:value="16.50983" calcext:value-type="float">
            <text:p>16.50983</text:p>
          </table:table-cell>
          <table:table-cell office:value-type="float" office:value="15.24246" calcext:value-type="float">
            <text:p>15.24246</text:p>
          </table:table-cell>
          <table:table-cell office:value-type="float" office:value="15.19043" calcext:value-type="float">
            <text:p>15.19043</text:p>
          </table:table-cell>
          <table:table-cell office:value-type="float" office:value="14.09326" calcext:value-type="float">
            <text:p>14.09326</text:p>
          </table:table-cell>
          <table:table-cell office:value-type="float" office:value="14.0112" calcext:value-type="float">
            <text:p>14.0112</text:p>
          </table:table-cell>
          <table:table-cell office:value-type="float" office:value="13.11234" calcext:value-type="float">
            <text:p>13.11234</text:p>
          </table:table-cell>
          <table:table-cell office:value-type="float" office:value="13.00769" calcext:value-type="float">
            <text:p>13.00769</text:p>
          </table:table-cell>
          <table:table-cell office:value-type="float" office:value="12.55118" calcext:value-type="float">
            <text:p>12.55118</text:p>
          </table:table-cell>
          <table:table-cell office:value-type="float" office:value="12.44119" calcext:value-type="float">
            <text:p>12.44119</text:p>
          </table:table-cell>
          <table:table-cell office:value-type="float" office:value="38.73053" calcext:value-type="float">
            <text:p>38.73053</text:p>
          </table:table-cell>
          <table:table-cell office:value-type="float" office:value="5.702209" calcext:value-type="float">
            <text:p>5.7022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4" calcext:value-type="float">
            <text:p>26062004</text:p>
          </table:table-cell>
          <table:table-cell office:value-type="float" office:value="7.90128" calcext:value-type="float">
            <text:p>7.90128</text:p>
          </table:table-cell>
          <table:table-cell office:value-type="float" office:value="20.52" calcext:value-type="float">
            <text:p>20.52</text:p>
          </table:table-cell>
          <table:table-cell office:value-type="float" office:value="10.47" calcext:value-type="float">
            <text:p>10.47</text:p>
          </table:table-cell>
          <table:table-cell office:value-type="float" office:value="1.485552" calcext:value-type="float">
            <text:p>1.485552</text:p>
          </table:table-cell>
          <table:table-cell office:value-type="float" office:value="1.078222" calcext:value-type="float">
            <text:p>1.078222</text:p>
          </table:table-cell>
          <table:table-cell office:value-type="float" office:value="121.536" calcext:value-type="float">
            <text:p>121.536</text:p>
          </table:table-cell>
          <table:table-cell office:value-type="float" office:value="0.1" calcext:value-type="float">
            <text:p>0.1</text:p>
          </table:table-cell>
          <table:table-cell office:value-type="float" office:value="23.35703" calcext:value-type="float">
            <text:p>23.35703</text:p>
          </table:table-cell>
          <table:table-cell office:value-type="float" office:value="16.51974" calcext:value-type="float">
            <text:p>16.51974</text:p>
          </table:table-cell>
          <table:table-cell office:value-type="float" office:value="21.07263" calcext:value-type="float">
            <text:p>21.07263</text:p>
          </table:table-cell>
          <table:table-cell office:value-type="float" office:value="18.11255" calcext:value-type="float">
            <text:p>18.11255</text:p>
          </table:table-cell>
          <table:table-cell office:value-type="float" office:value="20.64438" calcext:value-type="float">
            <text:p>20.64438</text:p>
          </table:table-cell>
          <table:table-cell office:value-type="float" office:value="18.83041" calcext:value-type="float">
            <text:p>18.83041</text:p>
          </table:table-cell>
          <table:table-cell office:value-type="float" office:value="20.86066" calcext:value-type="float">
            <text:p>20.86066</text:p>
          </table:table-cell>
          <table:table-cell office:value-type="float" office:value="19.2352" calcext:value-type="float">
            <text:p>19.2352</text:p>
          </table:table-cell>
          <table:table-cell office:value-type="float" office:value="20.67566" calcext:value-type="float">
            <text:p>20.67566</text:p>
          </table:table-cell>
          <table:table-cell office:value-type="float" office:value="19.38849" calcext:value-type="float">
            <text:p>19.38849</text:p>
          </table:table-cell>
          <table:table-cell office:value-type="float" office:value="20.28763" calcext:value-type="float">
            <text:p>20.28763</text:p>
          </table:table-cell>
          <table:table-cell office:value-type="float" office:value="19.4325" calcext:value-type="float">
            <text:p>19.4325</text:p>
          </table:table-cell>
          <table:table-cell office:value-type="float" office:value="19.78055" calcext:value-type="float">
            <text:p>19.78055</text:p>
          </table:table-cell>
          <table:table-cell office:value-type="float" office:value="19.29111" calcext:value-type="float">
            <text:p>19.29111</text:p>
          </table:table-cell>
          <table:table-cell office:value-type="float" office:value="19.06281" calcext:value-type="float">
            <text:p>19.06281</text:p>
          </table:table-cell>
          <table:table-cell office:value-type="float" office:value="18.92133" calcext:value-type="float">
            <text:p>18.92133</text:p>
          </table:table-cell>
          <table:table-cell office:value-type="float" office:value="18.00885" calcext:value-type="float">
            <text:p>18.00885</text:p>
          </table:table-cell>
          <table:table-cell office:value-type="float" office:value="17.96606" calcext:value-type="float">
            <text:p>17.96606</text:p>
          </table:table-cell>
          <table:table-cell office:value-type="float" office:value="16.56064" calcext:value-type="float">
            <text:p>16.56064</text:p>
          </table:table-cell>
          <table:table-cell office:value-type="float" office:value="16.54108" calcext:value-type="float">
            <text:p>16.54108</text:p>
          </table:table-cell>
          <table:table-cell office:value-type="float" office:value="15.29382" calcext:value-type="float">
            <text:p>15.29382</text:p>
          </table:table-cell>
          <table:table-cell office:value-type="float" office:value="15.24301" calcext:value-type="float">
            <text:p>15.24301</text:p>
          </table:table-cell>
          <table:table-cell office:value-type="float" office:value="14.17178" calcext:value-type="float">
            <text:p>14.17178</text:p>
          </table:table-cell>
          <table:table-cell office:value-type="float" office:value="14.09412" calcext:value-type="float">
            <text:p>14.09412</text:p>
          </table:table-cell>
          <table:table-cell office:value-type="float" office:value="13.2131" calcext:value-type="float">
            <text:p>13.2131</text:p>
          </table:table-cell>
          <table:table-cell office:value-type="float" office:value="13.11343" calcext:value-type="float">
            <text:p>13.11343</text:p>
          </table:table-cell>
          <table:table-cell office:value-type="float" office:value="12.65811" calcext:value-type="float">
            <text:p>12.65811</text:p>
          </table:table-cell>
          <table:table-cell office:value-type="float" office:value="12.55234" calcext:value-type="float">
            <text:p>12.55234</text:p>
          </table:table-cell>
          <table:table-cell office:value-type="float" office:value="27.42181" calcext:value-type="float">
            <text:p>27.42181</text:p>
          </table:table-cell>
          <table:table-cell office:value-type="float" office:value="10.31937" calcext:value-type="float">
            <text:p>10.319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4" calcext:value-type="float">
            <text:p>27062004</text:p>
          </table:table-cell>
          <table:table-cell office:value-type="float" office:value="21.5622" calcext:value-type="float">
            <text:p>21.5622</text:p>
          </table:table-cell>
          <table:table-cell office:value-type="float" office:value="24.84" calcext:value-type="float">
            <text:p>24.84</text:p>
          </table:table-cell>
          <table:table-cell office:value-type="float" office:value="15.58" calcext:value-type="float">
            <text:p>15.58</text:p>
          </table:table-cell>
          <table:table-cell office:value-type="float" office:value="1.576155" calcext:value-type="float">
            <text:p>1.576155</text:p>
          </table:table-cell>
          <table:table-cell office:value-type="float" office:value="1.222045" calcext:value-type="float">
            <text:p>1.222045</text:p>
          </table:table-cell>
          <table:table-cell office:value-type="float" office:value="163.188" calcext:value-type="float">
            <text:p>163.188</text:p>
          </table:table-cell>
          <table:table-cell office:value-type="float" office:value="1.2" calcext:value-type="float">
            <text:p>1.2</text:p>
          </table:table-cell>
          <table:table-cell office:value-type="float" office:value="29.69238" calcext:value-type="float">
            <text:p>29.69238</text:p>
          </table:table-cell>
          <table:table-cell office:value-type="float" office:value="17.17361" calcext:value-type="float">
            <text:p>17.17361</text:p>
          </table:table-cell>
          <table:table-cell office:value-type="float" office:value="25.35074" calcext:value-type="float">
            <text:p>25.35074</text:p>
          </table:table-cell>
          <table:table-cell office:value-type="float" office:value="18.14911" calcext:value-type="float">
            <text:p>18.14911</text:p>
          </table:table-cell>
          <table:table-cell office:value-type="float" office:value="23.3385" calcext:value-type="float">
            <text:p>23.3385</text:p>
          </table:table-cell>
          <table:table-cell office:value-type="float" office:value="18.6413" calcext:value-type="float">
            <text:p>18.6413</text:p>
          </table:table-cell>
          <table:table-cell office:value-type="float" office:value="21.98459" calcext:value-type="float">
            <text:p>21.98459</text:p>
          </table:table-cell>
          <table:table-cell office:value-type="float" office:value="18.93921" calcext:value-type="float">
            <text:p>18.93921</text:p>
          </table:table-cell>
          <table:table-cell office:value-type="float" office:value="21.17047" calcext:value-type="float">
            <text:p>21.17047</text:p>
          </table:table-cell>
          <table:table-cell office:value-type="float" office:value="19.06546" calcext:value-type="float">
            <text:p>19.06546</text:p>
          </table:table-cell>
          <table:table-cell office:value-type="float" office:value="20.36819" calcext:value-type="float">
            <text:p>20.36819</text:p>
          </table:table-cell>
          <table:table-cell office:value-type="float" office:value="19.13736" calcext:value-type="float">
            <text:p>19.13736</text:p>
          </table:table-cell>
          <table:table-cell office:value-type="float" office:value="19.7489" calcext:value-type="float">
            <text:p>19.7489</text:p>
          </table:table-cell>
          <table:table-cell office:value-type="float" office:value="19.04959" calcext:value-type="float">
            <text:p>19.04959</text:p>
          </table:table-cell>
          <table:table-cell office:value-type="float" office:value="18.91995" calcext:value-type="float">
            <text:p>18.91995</text:p>
          </table:table-cell>
          <table:table-cell office:value-type="float" office:value="18.78226" calcext:value-type="float">
            <text:p>18.78226</text:p>
          </table:table-cell>
          <table:table-cell office:value-type="float" office:value="17.96542" calcext:value-type="float">
            <text:p>17.96542</text:p>
          </table:table-cell>
          <table:table-cell office:value-type="float" office:value="17.89825" calcext:value-type="float">
            <text:p>17.89825</text:p>
          </table:table-cell>
          <table:table-cell office:value-type="float" office:value="16.57031" calcext:value-type="float">
            <text:p>16.57031</text:p>
          </table:table-cell>
          <table:table-cell office:value-type="float" office:value="16.56076" calcext:value-type="float">
            <text:p>16.56076</text:p>
          </table:table-cell>
          <table:table-cell office:value-type="float" office:value="15.34125" calcext:value-type="float">
            <text:p>15.34125</text:p>
          </table:table-cell>
          <table:table-cell office:value-type="float" office:value="15.29437" calcext:value-type="float">
            <text:p>15.29437</text:p>
          </table:table-cell>
          <table:table-cell office:value-type="float" office:value="14.24643" calcext:value-type="float">
            <text:p>14.24643</text:p>
          </table:table-cell>
          <table:table-cell office:value-type="float" office:value="14.17261" calcext:value-type="float">
            <text:p>14.17261</text:p>
          </table:table-cell>
          <table:table-cell office:value-type="float" office:value="13.30933" calcext:value-type="float">
            <text:p>13.30933</text:p>
          </table:table-cell>
          <table:table-cell office:value-type="float" office:value="13.21411" calcext:value-type="float">
            <text:p>13.21411</text:p>
          </table:table-cell>
          <table:table-cell office:value-type="float" office:value="12.76083" calcext:value-type="float">
            <text:p>12.76083</text:p>
          </table:table-cell>
          <table:table-cell office:value-type="float" office:value="12.65921" calcext:value-type="float">
            <text:p>12.65921</text:p>
          </table:table-cell>
          <table:table-cell office:value-type="float" office:value="36.46188" calcext:value-type="float">
            <text:p>36.46188</text:p>
          </table:table-cell>
          <table:table-cell office:value-type="float" office:value="14.22333" calcext:value-type="float">
            <text:p>14.223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4" calcext:value-type="float">
            <text:p>28062004</text:p>
          </table:table-cell>
          <table:table-cell office:value-type="float" office:value="27.51406" calcext:value-type="float">
            <text:p>27.51406</text:p>
          </table:table-cell>
          <table:table-cell office:value-type="float" office:value="25.15" calcext:value-type="float">
            <text:p>25.15</text:p>
          </table:table-cell>
          <table:table-cell office:value-type="float" office:value="11.72" calcext:value-type="float">
            <text:p>11.72</text:p>
          </table:table-cell>
          <table:table-cell office:value-type="float" office:value="1.465361" calcext:value-type="float">
            <text:p>1.465361</text:p>
          </table:table-cell>
          <table:table-cell office:value-type="float" office:value="0.9853037" calcext:value-type="float">
            <text:p>0.9853037</text:p>
          </table:table-cell>
          <table:table-cell office:value-type="float" office:value="152.496" calcext:value-type="float">
            <text:p>152.496</text:p>
          </table:table-cell>
          <table:table-cell office:value-type="float" office:value="0" calcext:value-type="float">
            <text:p>0</text:p>
          </table:table-cell>
          <table:table-cell office:value-type="float" office:value="28.00308" calcext:value-type="float">
            <text:p>28.00308</text:p>
          </table:table-cell>
          <table:table-cell office:value-type="float" office:value="15.55167" calcext:value-type="float">
            <text:p>15.55167</text:p>
          </table:table-cell>
          <table:table-cell office:value-type="float" office:value="24.92654" calcext:value-type="float">
            <text:p>24.92654</text:p>
          </table:table-cell>
          <table:table-cell office:value-type="float" office:value="17.69727" calcext:value-type="float">
            <text:p>17.69727</text:p>
          </table:table-cell>
          <table:table-cell office:value-type="float" office:value="23.31253" calcext:value-type="float">
            <text:p>23.31253</text:p>
          </table:table-cell>
          <table:table-cell office:value-type="float" office:value="18.63922" calcext:value-type="float">
            <text:p>18.63922</text:p>
          </table:table-cell>
          <table:table-cell office:value-type="float" office:value="22.05994" calcext:value-type="float">
            <text:p>22.05994</text:p>
          </table:table-cell>
          <table:table-cell office:value-type="float" office:value="19.21033" calcext:value-type="float">
            <text:p>19.21033</text:p>
          </table:table-cell>
          <table:table-cell office:value-type="float" office:value="21.28424" calcext:value-type="float">
            <text:p>21.28424</text:p>
          </table:table-cell>
          <table:table-cell office:value-type="float" office:value="19.43207" calcext:value-type="float">
            <text:p>19.43207</text:p>
          </table:table-cell>
          <table:table-cell office:value-type="float" office:value="20.51166" calcext:value-type="float">
            <text:p>20.51166</text:p>
          </table:table-cell>
          <table:table-cell office:value-type="float" office:value="19.52924" calcext:value-type="float">
            <text:p>19.52924</text:p>
          </table:table-cell>
          <table:table-cell office:value-type="float" office:value="19.8822" calcext:value-type="float">
            <text:p>19.8822</text:p>
          </table:table-cell>
          <table:table-cell office:value-type="float" office:value="19.34244" calcext:value-type="float">
            <text:p>19.34244</text:p>
          </table:table-cell>
          <table:table-cell office:value-type="float" office:value="18.97812" calcext:value-type="float">
            <text:p>18.97812</text:p>
          </table:table-cell>
          <table:table-cell office:value-type="float" office:value="18.86948" calcext:value-type="float">
            <text:p>18.86948</text:p>
          </table:table-cell>
          <table:table-cell office:value-type="float" office:value="17.90009" calcext:value-type="float">
            <text:p>17.90009</text:p>
          </table:table-cell>
          <table:table-cell office:value-type="float" office:value="17.89606" calcext:value-type="float">
            <text:p>17.89606</text:p>
          </table:table-cell>
          <table:table-cell office:value-type="float" office:value="16.57999" calcext:value-type="float">
            <text:p>16.57999</text:p>
          </table:table-cell>
          <table:table-cell office:value-type="float" office:value="16.5704" calcext:value-type="float">
            <text:p>16.5704</text:p>
          </table:table-cell>
          <table:table-cell office:value-type="float" office:value="15.38477" calcext:value-type="float">
            <text:p>15.38477</text:p>
          </table:table-cell>
          <table:table-cell office:value-type="float" office:value="15.34174" calcext:value-type="float">
            <text:p>15.34174</text:p>
          </table:table-cell>
          <table:table-cell office:value-type="float" office:value="14.31757" calcext:value-type="float">
            <text:p>14.31757</text:p>
          </table:table-cell>
          <table:table-cell office:value-type="float" office:value="14.24719" calcext:value-type="float">
            <text:p>14.24719</text:p>
          </table:table-cell>
          <table:table-cell office:value-type="float" office:value="13.40125" calcext:value-type="float">
            <text:p>13.40125</text:p>
          </table:table-cell>
          <table:table-cell office:value-type="float" office:value="13.3103" calcext:value-type="float">
            <text:p>13.3103</text:p>
          </table:table-cell>
          <table:table-cell office:value-type="float" office:value="12.85938" calcext:value-type="float">
            <text:p>12.85938</text:p>
          </table:table-cell>
          <table:table-cell office:value-type="float" office:value="12.76187" calcext:value-type="float">
            <text:p>12.76187</text:p>
          </table:table-cell>
          <table:table-cell office:value-type="float" office:value="37.11581" calcext:value-type="float">
            <text:p>37.11581</text:p>
          </table:table-cell>
          <table:table-cell office:value-type="float" office:value="10.8616" calcext:value-type="float">
            <text:p>10.86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4" calcext:value-type="float">
            <text:p>29062004</text:p>
          </table:table-cell>
          <table:table-cell office:value-type="float" office:value="24.5628" calcext:value-type="float">
            <text:p>24.5628</text:p>
          </table:table-cell>
          <table:table-cell office:value-type="float" office:value="26.52" calcext:value-type="float">
            <text:p>26.52</text:p>
          </table:table-cell>
          <table:table-cell office:value-type="float" office:value="11.1" calcext:value-type="float">
            <text:p>11.1</text:p>
          </table:table-cell>
          <table:table-cell office:value-type="float" office:value="1.36327" calcext:value-type="float">
            <text:p>1.36327</text:p>
          </table:table-cell>
          <table:table-cell office:value-type="float" office:value="1.006235" calcext:value-type="float">
            <text:p>1.006235</text:p>
          </table:table-cell>
          <table:table-cell office:value-type="float" office:value="182.592" calcext:value-type="float">
            <text:p>182.592</text:p>
          </table:table-cell>
          <table:table-cell office:value-type="float" office:value="0" calcext:value-type="float">
            <text:p>0</text:p>
          </table:table-cell>
          <table:table-cell office:value-type="float" office:value="31.59851" calcext:value-type="float">
            <text:p>31.59851</text:p>
          </table:table-cell>
          <table:table-cell office:value-type="float" office:value="16.41208" calcext:value-type="float">
            <text:p>16.41208</text:p>
          </table:table-cell>
          <table:table-cell office:value-type="float" office:value="25.99173" calcext:value-type="float">
            <text:p>25.99173</text:p>
          </table:table-cell>
          <table:table-cell office:value-type="float" office:value="18.31042" calcext:value-type="float">
            <text:p>18.31042</text:p>
          </table:table-cell>
          <table:table-cell office:value-type="float" office:value="24.27982" calcext:value-type="float">
            <text:p>24.27982</text:p>
          </table:table-cell>
          <table:table-cell office:value-type="float" office:value="19.13412" calcext:value-type="float">
            <text:p>19.13412</text:p>
          </table:table-cell>
          <table:table-cell office:value-type="float" office:value="22.83536" calcext:value-type="float">
            <text:p>22.83536</text:p>
          </table:table-cell>
          <table:table-cell office:value-type="float" office:value="19.6019" calcext:value-type="float">
            <text:p>19.6019</text:p>
          </table:table-cell>
          <table:table-cell office:value-type="float" office:value="21.91876" calcext:value-type="float">
            <text:p>21.91876</text:p>
          </table:table-cell>
          <table:table-cell office:value-type="float" office:value="19.759" calcext:value-type="float">
            <text:p>19.759</text:p>
          </table:table-cell>
          <table:table-cell office:value-type="float" office:value="21.00253" calcext:value-type="float">
            <text:p>21.00253</text:p>
          </table:table-cell>
          <table:table-cell office:value-type="float" office:value="19.79181" calcext:value-type="float">
            <text:p>19.79181</text:p>
          </table:table-cell>
          <table:table-cell office:value-type="float" office:value="20.24316" calcext:value-type="float">
            <text:p>20.24316</text:p>
          </table:table-cell>
          <table:table-cell office:value-type="float" office:value="19.54861" calcext:value-type="float">
            <text:p>19.54861</text:p>
          </table:table-cell>
          <table:table-cell office:value-type="float" office:value="19.14832" calcext:value-type="float">
            <text:p>19.14832</text:p>
          </table:table-cell>
          <table:table-cell office:value-type="float" office:value="18.98181" calcext:value-type="float">
            <text:p>18.98181</text:p>
          </table:table-cell>
          <table:table-cell office:value-type="float" office:value="17.94501" calcext:value-type="float">
            <text:p>17.94501</text:p>
          </table:table-cell>
          <table:table-cell office:value-type="float" office:value="17.90036" calcext:value-type="float">
            <text:p>17.90036</text:p>
          </table:table-cell>
          <table:table-cell office:value-type="float" office:value="16.60144" calcext:value-type="float">
            <text:p>16.60144</text:p>
          </table:table-cell>
          <table:table-cell office:value-type="float" office:value="16.58014" calcext:value-type="float">
            <text:p>16.58014</text:p>
          </table:table-cell>
          <table:table-cell office:value-type="float" office:value="15.42834" calcext:value-type="float">
            <text:p>15.42834</text:p>
          </table:table-cell>
          <table:table-cell office:value-type="float" office:value="15.38519" calcext:value-type="float">
            <text:p>15.38519</text:p>
          </table:table-cell>
          <table:table-cell office:value-type="float" office:value="14.38571" calcext:value-type="float">
            <text:p>14.38571</text:p>
          </table:table-cell>
          <table:table-cell office:value-type="float" office:value="14.3183" calcext:value-type="float">
            <text:p>14.3183</text:p>
          </table:table-cell>
          <table:table-cell office:value-type="float" office:value="13.48911" calcext:value-type="float">
            <text:p>13.48911</text:p>
          </table:table-cell>
          <table:table-cell office:value-type="float" office:value="13.40216" calcext:value-type="float">
            <text:p>13.40216</text:p>
          </table:table-cell>
          <table:table-cell office:value-type="float" office:value="12.95343" calcext:value-type="float">
            <text:p>12.95343</text:p>
          </table:table-cell>
          <table:table-cell office:value-type="float" office:value="12.86035" calcext:value-type="float">
            <text:p>12.86035</text:p>
          </table:table-cell>
          <table:table-cell office:value-type="float" office:value="42.63358" calcext:value-type="float">
            <text:p>42.63358</text:p>
          </table:table-cell>
          <table:table-cell office:value-type="float" office:value="10.95975" calcext:value-type="float">
            <text:p>10.959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4" calcext:value-type="float">
            <text:p>30062004</text:p>
          </table:table-cell>
          <table:table-cell office:value-type="float" office:value="29.20716" calcext:value-type="float">
            <text:p>29.20716</text:p>
          </table:table-cell>
          <table:table-cell office:value-type="float" office:value="28.65" calcext:value-type="float">
            <text:p>28.65</text:p>
          </table:table-cell>
          <table:table-cell office:value-type="float" office:value="13.99" calcext:value-type="float">
            <text:p>13.99</text:p>
          </table:table-cell>
          <table:table-cell office:value-type="float" office:value="1.616807" calcext:value-type="float">
            <text:p>1.616807</text:p>
          </table:table-cell>
          <table:table-cell office:value-type="float" office:value="1.206985" calcext:value-type="float">
            <text:p>1.206985</text:p>
          </table:table-cell>
          <table:table-cell office:value-type="float" office:value="208.404" calcext:value-type="float">
            <text:p>208.404</text:p>
          </table:table-cell>
          <table:table-cell office:value-type="float" office:value="0" calcext:value-type="float">
            <text:p>0</text:p>
          </table:table-cell>
          <table:table-cell office:value-type="float" office:value="34.26773" calcext:value-type="float">
            <text:p>34.26773</text:p>
          </table:table-cell>
          <table:table-cell office:value-type="float" office:value="17.8645" calcext:value-type="float">
            <text:p>17.8645</text:p>
          </table:table-cell>
          <table:table-cell office:value-type="float" office:value="29.04901" calcext:value-type="float">
            <text:p>29.04901</text:p>
          </table:table-cell>
          <table:table-cell office:value-type="float" office:value="19.43539" calcext:value-type="float">
            <text:p>19.43539</text:p>
          </table:table-cell>
          <table:table-cell office:value-type="float" office:value="26.53409" calcext:value-type="float">
            <text:p>26.53409</text:p>
          </table:table-cell>
          <table:table-cell office:value-type="float" office:value="20.10733" calcext:value-type="float">
            <text:p>20.10733</text:p>
          </table:table-cell>
          <table:table-cell office:value-type="float" office:value="24.51297" calcext:value-type="float">
            <text:p>24.51297</text:p>
          </table:table-cell>
          <table:table-cell office:value-type="float" office:value="20.41055" calcext:value-type="float">
            <text:p>20.41055</text:p>
          </table:table-cell>
          <table:table-cell office:value-type="float" office:value="23.24567" calcext:value-type="float">
            <text:p>23.24567</text:p>
          </table:table-cell>
          <table:table-cell office:value-type="float" office:value="20.44836" calcext:value-type="float">
            <text:p>20.44836</text:p>
          </table:table-cell>
          <table:table-cell office:value-type="float" office:value="22.00534" calcext:value-type="float">
            <text:p>22.00534</text:p>
          </table:table-cell>
          <table:table-cell office:value-type="float" office:value="20.34714" calcext:value-type="float">
            <text:p>20.34714</text:p>
          </table:table-cell>
          <table:table-cell office:value-type="float" office:value="20.96179" calcext:value-type="float">
            <text:p>20.96179</text:p>
          </table:table-cell>
          <table:table-cell office:value-type="float" office:value="19.97571" calcext:value-type="float">
            <text:p>19.97571</text:p>
          </table:table-cell>
          <table:table-cell office:value-type="float" office:value="19.48343" calcext:value-type="float">
            <text:p>19.48343</text:p>
          </table:table-cell>
          <table:table-cell office:value-type="float" office:value="19.15347" calcext:value-type="float">
            <text:p>19.15347</text:p>
          </table:table-cell>
          <table:table-cell office:value-type="float" office:value="18.05057" calcext:value-type="float">
            <text:p>18.05057</text:p>
          </table:table-cell>
          <table:table-cell office:value-type="float" office:value="17.9458" calcext:value-type="float">
            <text:p>17.9458</text:p>
          </table:table-cell>
          <table:table-cell office:value-type="float" office:value="16.64072" calcext:value-type="float">
            <text:p>16.64072</text:p>
          </table:table-cell>
          <table:table-cell office:value-type="float" office:value="16.60168" calcext:value-type="float">
            <text:p>16.60168</text:p>
          </table:table-cell>
          <table:table-cell office:value-type="float" office:value="15.47501" calcext:value-type="float">
            <text:p>15.47501</text:p>
          </table:table-cell>
          <table:table-cell office:value-type="float" office:value="15.4288" calcext:value-type="float">
            <text:p>15.4288</text:p>
          </table:table-cell>
          <table:table-cell office:value-type="float" office:value="14.452" calcext:value-type="float">
            <text:p>14.452</text:p>
          </table:table-cell>
          <table:table-cell office:value-type="float" office:value="14.38638" calcext:value-type="float">
            <text:p>14.38638</text:p>
          </table:table-cell>
          <table:table-cell office:value-type="float" office:value="13.57364" calcext:value-type="float">
            <text:p>13.57364</text:p>
          </table:table-cell>
          <table:table-cell office:value-type="float" office:value="13.49002" calcext:value-type="float">
            <text:p>13.49002</text:p>
          </table:table-cell>
          <table:table-cell office:value-type="float" office:value="13.04541" calcext:value-type="float">
            <text:p>13.04541</text:p>
          </table:table-cell>
          <table:table-cell office:value-type="float" office:value="12.95441" calcext:value-type="float">
            <text:p>12.95441</text:p>
          </table:table-cell>
          <table:table-cell office:value-type="float" office:value="45.03662" calcext:value-type="float">
            <text:p>45.03662</text:p>
          </table:table-cell>
          <table:table-cell office:value-type="float" office:value="13.03317" calcext:value-type="float">
            <text:p>13.033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4" calcext:value-type="float">
            <text:p>1072004</text:p>
          </table:table-cell>
          <table:table-cell office:value-type="float" office:value="21.71952" calcext:value-type="float">
            <text:p>21.71952</text:p>
          </table:table-cell>
          <table:table-cell office:value-type="float" office:value="27.89" calcext:value-type="float">
            <text:p>27.89</text:p>
          </table:table-cell>
          <table:table-cell office:value-type="float" office:value="16.65" calcext:value-type="float">
            <text:p>16.65</text:p>
          </table:table-cell>
          <table:table-cell office:value-type="float" office:value="2.18479" calcext:value-type="float">
            <text:p>2.18479</text:p>
          </table:table-cell>
          <table:table-cell office:value-type="float" office:value="1.618723" calcext:value-type="float">
            <text:p>1.618723</text:p>
          </table:table-cell>
          <table:table-cell office:value-type="float" office:value="227.664" calcext:value-type="float">
            <text:p>227.664</text:p>
          </table:table-cell>
          <table:table-cell office:value-type="float" office:value="0" calcext:value-type="float">
            <text:p>0</text:p>
          </table:table-cell>
          <table:table-cell office:value-type="float" office:value="33.33078" calcext:value-type="float">
            <text:p>33.33078</text:p>
          </table:table-cell>
          <table:table-cell office:value-type="float" office:value="20.1796" calcext:value-type="float">
            <text:p>20.1796</text:p>
          </table:table-cell>
          <table:table-cell office:value-type="float" office:value="28.55145" calcext:value-type="float">
            <text:p>28.55145</text:p>
          </table:table-cell>
          <table:table-cell office:value-type="float" office:value="21.39871" calcext:value-type="float">
            <text:p>21.39871</text:p>
          </table:table-cell>
          <table:table-cell office:value-type="float" office:value="26.42261" calcext:value-type="float">
            <text:p>26.42261</text:p>
          </table:table-cell>
          <table:table-cell office:value-type="float" office:value="21.82486" calcext:value-type="float">
            <text:p>21.82486</text:p>
          </table:table-cell>
          <table:table-cell office:value-type="float" office:value="24.67535" calcext:value-type="float">
            <text:p>24.67535</text:p>
          </table:table-cell>
          <table:table-cell office:value-type="float" office:value="21.87442" calcext:value-type="float">
            <text:p>21.87442</text:p>
          </table:table-cell>
          <table:table-cell office:value-type="float" office:value="23.57886" calcext:value-type="float">
            <text:p>23.57886</text:p>
          </table:table-cell>
          <table:table-cell office:value-type="float" office:value="21.72208" calcext:value-type="float">
            <text:p>21.72208</text:p>
          </table:table-cell>
          <table:table-cell office:value-type="float" office:value="22.45593" calcext:value-type="float">
            <text:p>22.45593</text:p>
          </table:table-cell>
          <table:table-cell office:value-type="float" office:value="21.39038" calcext:value-type="float">
            <text:p>21.39038</text:p>
          </table:table-cell>
          <table:table-cell office:value-type="float" office:value="21.45996" calcext:value-type="float">
            <text:p>21.45996</text:p>
          </table:table-cell>
          <table:table-cell office:value-type="float" office:value="20.78696" calcext:value-type="float">
            <text:p>20.78696</text:p>
          </table:table-cell>
          <table:table-cell office:value-type="float" office:value="19.96191" calcext:value-type="float">
            <text:p>19.96191</text:p>
          </table:table-cell>
          <table:table-cell office:value-type="float" office:value="19.49164" calcext:value-type="float">
            <text:p>19.49164</text:p>
          </table:table-cell>
          <table:table-cell office:value-type="float" office:value="18.25363" calcext:value-type="float">
            <text:p>18.25363</text:p>
          </table:table-cell>
          <table:table-cell office:value-type="float" office:value="18.05222" calcext:value-type="float">
            <text:p>18.05222</text:p>
          </table:table-cell>
          <table:table-cell office:value-type="float" office:value="16.70862" calcext:value-type="float">
            <text:p>16.70862</text:p>
          </table:table-cell>
          <table:table-cell office:value-type="float" office:value="16.64124" calcext:value-type="float">
            <text:p>16.64124</text:p>
          </table:table-cell>
          <table:table-cell office:value-type="float" office:value="15.52975" calcext:value-type="float">
            <text:p>15.52975</text:p>
          </table:table-cell>
          <table:table-cell office:value-type="float" office:value="15.47552" calcext:value-type="float">
            <text:p>15.47552</text:p>
          </table:table-cell>
          <table:table-cell office:value-type="float" office:value="14.51837" calcext:value-type="float">
            <text:p>14.51837</text:p>
          </table:table-cell>
          <table:table-cell office:value-type="float" office:value="14.4527" calcext:value-type="float">
            <text:p>14.4527</text:p>
          </table:table-cell>
          <table:table-cell office:value-type="float" office:value="13.6553" calcext:value-type="float">
            <text:p>13.6553</text:p>
          </table:table-cell>
          <table:table-cell office:value-type="float" office:value="13.57449" calcext:value-type="float">
            <text:p>13.57449</text:p>
          </table:table-cell>
          <table:table-cell office:value-type="float" office:value="13.13263" calcext:value-type="float">
            <text:p>13.13263</text:p>
          </table:table-cell>
          <table:table-cell office:value-type="float" office:value="13.04633" calcext:value-type="float">
            <text:p>13.04633</text:p>
          </table:table-cell>
          <table:table-cell office:value-type="float" office:value="43.38116" calcext:value-type="float">
            <text:p>43.38116</text:p>
          </table:table-cell>
          <table:table-cell office:value-type="float" office:value="16.09567" calcext:value-type="float">
            <text:p>16.095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4" calcext:value-type="float">
            <text:p>2072004</text:p>
          </table:table-cell>
          <table:table-cell office:value-type="float" office:value="10.8252" calcext:value-type="float">
            <text:p>10.8252</text:p>
          </table:table-cell>
          <table:table-cell office:value-type="float" office:value="25.73" calcext:value-type="float">
            <text:p>25.73</text:p>
          </table:table-cell>
          <table:table-cell office:value-type="float" office:value="19.8" calcext:value-type="float">
            <text:p>19.8</text:p>
          </table:table-cell>
          <table:table-cell office:value-type="float" office:value="2.19513" calcext:value-type="float">
            <text:p>2.19513</text:p>
          </table:table-cell>
          <table:table-cell office:value-type="float" office:value="1.875998" calcext:value-type="float">
            <text:p>1.875998</text:p>
          </table:table-cell>
          <table:table-cell office:value-type="float" office:value="225.684" calcext:value-type="float">
            <text:p>225.684</text:p>
          </table:table-cell>
          <table:table-cell office:value-type="float" office:value="10" calcext:value-type="float">
            <text:p>10</text:p>
          </table:table-cell>
          <table:table-cell office:value-type="float" office:value="27.76746" calcext:value-type="float">
            <text:p>27.76746</text:p>
          </table:table-cell>
          <table:table-cell office:value-type="float" office:value="19.26843" calcext:value-type="float">
            <text:p>19.26843</text:p>
          </table:table-cell>
          <table:table-cell office:value-type="float" office:value="25.4039" calcext:value-type="float">
            <text:p>25.4039</text:p>
          </table:table-cell>
          <table:table-cell office:value-type="float" office:value="20.11432" calcext:value-type="float">
            <text:p>20.11432</text:p>
          </table:table-cell>
          <table:table-cell office:value-type="float" office:value="24.27612" calcext:value-type="float">
            <text:p>24.27612</text:p>
          </table:table-cell>
          <table:table-cell office:value-type="float" office:value="21.01978" calcext:value-type="float">
            <text:p>21.01978</text:p>
          </table:table-cell>
          <table:table-cell office:value-type="float" office:value="23.65891" calcext:value-type="float">
            <text:p>23.65891</text:p>
          </table:table-cell>
          <table:table-cell office:value-type="float" office:value="21.60834" calcext:value-type="float">
            <text:p>21.60834</text:p>
          </table:table-cell>
          <table:table-cell office:value-type="float" office:value="23.16827" calcext:value-type="float">
            <text:p>23.16827</text:p>
          </table:table-cell>
          <table:table-cell office:value-type="float" office:value="21.74933" calcext:value-type="float">
            <text:p>21.74933</text:p>
          </table:table-cell>
          <table:table-cell office:value-type="float" office:value="22.43335" calcext:value-type="float">
            <text:p>22.43335</text:p>
          </table:table-cell>
          <table:table-cell office:value-type="float" office:value="21.73135" calcext:value-type="float">
            <text:p>21.73135</text:p>
          </table:table-cell>
          <table:table-cell office:value-type="float" office:value="21.47794" calcext:value-type="float">
            <text:p>21.47794</text:p>
          </table:table-cell>
          <table:table-cell office:value-type="float" office:value="21.23227" calcext:value-type="float">
            <text:p>21.23227</text:p>
          </table:table-cell>
          <table:table-cell office:value-type="float" office:value="20.22455" calcext:value-type="float">
            <text:p>20.22455</text:p>
          </table:table-cell>
          <table:table-cell office:value-type="float" office:value="19.96857" calcext:value-type="float">
            <text:p>19.96857</text:p>
          </table:table-cell>
          <table:table-cell office:value-type="float" office:value="18.48746" calcext:value-type="float">
            <text:p>18.48746</text:p>
          </table:table-cell>
          <table:table-cell office:value-type="float" office:value="18.2561" calcext:value-type="float">
            <text:p>18.2561</text:p>
          </table:table-cell>
          <table:table-cell office:value-type="float" office:value="16.80984" calcext:value-type="float">
            <text:p>16.80984</text:p>
          </table:table-cell>
          <table:table-cell office:value-type="float" office:value="16.7095" calcext:value-type="float">
            <text:p>16.7095</text:p>
          </table:table-cell>
          <table:table-cell office:value-type="float" office:value="15.59769" calcext:value-type="float">
            <text:p>15.59769</text:p>
          </table:table-cell>
          <table:table-cell office:value-type="float" office:value="15.5304" calcext:value-type="float">
            <text:p>15.5304</text:p>
          </table:table-cell>
          <table:table-cell office:value-type="float" office:value="14.58688" calcext:value-type="float">
            <text:p>14.58688</text:p>
          </table:table-cell>
          <table:table-cell office:value-type="float" office:value="14.51907" calcext:value-type="float">
            <text:p>14.51907</text:p>
          </table:table-cell>
          <table:table-cell office:value-type="float" office:value="13.7348" calcext:value-type="float">
            <text:p>13.7348</text:p>
          </table:table-cell>
          <table:table-cell office:value-type="float" office:value="13.65616" calcext:value-type="float">
            <text:p>13.65616</text:p>
          </table:table-cell>
          <table:table-cell office:value-type="float" office:value="13.21625" calcext:value-type="float">
            <text:p>13.21625</text:p>
          </table:table-cell>
          <table:table-cell office:value-type="float" office:value="13.13354" calcext:value-type="float">
            <text:p>13.13354</text:p>
          </table:table-cell>
          <table:table-cell office:value-type="float" office:value="31.73065" calcext:value-type="float">
            <text:p>31.73065</text:p>
          </table:table-cell>
          <table:table-cell office:value-type="float" office:value="18.82034" calcext:value-type="float">
            <text:p>18.820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4" calcext:value-type="float">
            <text:p>3072004</text:p>
          </table:table-cell>
          <table:table-cell office:value-type="float" office:value="23.82623" calcext:value-type="float">
            <text:p>23.82623</text:p>
          </table:table-cell>
          <table:table-cell office:value-type="float" office:value="28.99" calcext:value-type="float">
            <text:p>28.99</text:p>
          </table:table-cell>
          <table:table-cell office:value-type="float" office:value="18.09" calcext:value-type="float">
            <text:p>18.09</text:p>
          </table:table-cell>
          <table:table-cell office:value-type="float" office:value="3.399569" calcext:value-type="float">
            <text:p>3.399569</text:p>
          </table:table-cell>
          <table:table-cell office:value-type="float" office:value="1.611911" calcext:value-type="float">
            <text:p>1.611911</text:p>
          </table:table-cell>
          <table:table-cell office:value-type="float" office:value="235.476" calcext:value-type="float">
            <text:p>235.476</text:p>
          </table:table-cell>
          <table:table-cell office:value-type="float" office:value="8.3" calcext:value-type="float">
            <text:p>8.3</text:p>
          </table:table-cell>
          <table:table-cell office:value-type="float" office:value="32.03152" calcext:value-type="float">
            <text:p>32.03152</text:p>
          </table:table-cell>
          <table:table-cell office:value-type="float" office:value="18.90659" calcext:value-type="float">
            <text:p>18.90659</text:p>
          </table:table-cell>
          <table:table-cell office:value-type="float" office:value="28.60205" calcext:value-type="float">
            <text:p>28.60205</text:p>
          </table:table-cell>
          <table:table-cell office:value-type="float" office:value="19.4881" calcext:value-type="float">
            <text:p>19.4881</text:p>
          </table:table-cell>
          <table:table-cell office:value-type="float" office:value="26.17337" calcext:value-type="float">
            <text:p>26.17337</text:p>
          </table:table-cell>
          <table:table-cell office:value-type="float" office:value="20.11823" calcext:value-type="float">
            <text:p>20.11823</text:p>
          </table:table-cell>
          <table:table-cell office:value-type="float" office:value="24.39066" calcext:value-type="float">
            <text:p>24.39066</text:p>
          </table:table-cell>
          <table:table-cell office:value-type="float" office:value="20.56693" calcext:value-type="float">
            <text:p>20.56693</text:p>
          </table:table-cell>
          <table:table-cell office:value-type="float" office:value="23.30301" calcext:value-type="float">
            <text:p>23.30301</text:p>
          </table:table-cell>
          <table:table-cell office:value-type="float" office:value="20.74771" calcext:value-type="float">
            <text:p>20.74771</text:p>
          </table:table-cell>
          <table:table-cell office:value-type="float" office:value="22.2468" calcext:value-type="float">
            <text:p>22.2468</text:p>
          </table:table-cell>
          <table:table-cell office:value-type="float" office:value="20.80386" calcext:value-type="float">
            <text:p>20.80386</text:p>
          </table:table-cell>
          <table:table-cell office:value-type="float" office:value="21.4079" calcext:value-type="float">
            <text:p>21.4079</text:p>
          </table:table-cell>
          <table:table-cell office:value-type="float" office:value="20.58734" calcext:value-type="float">
            <text:p>20.58734</text:p>
          </table:table-cell>
          <table:table-cell office:value-type="float" office:value="20.2269" calcext:value-type="float">
            <text:p>20.2269</text:p>
          </table:table-cell>
          <table:table-cell office:value-type="float" office:value="20.05536" calcext:value-type="float">
            <text:p>20.05536</text:p>
          </table:table-cell>
          <table:table-cell office:value-type="float" office:value="18.60959" calcext:value-type="float">
            <text:p>18.60959</text:p>
          </table:table-cell>
          <table:table-cell office:value-type="float" office:value="18.48959" calcext:value-type="float">
            <text:p>18.48959</text:p>
          </table:table-cell>
          <table:table-cell office:value-type="float" office:value="16.92209" calcext:value-type="float">
            <text:p>16.92209</text:p>
          </table:table-cell>
          <table:table-cell office:value-type="float" office:value="16.811" calcext:value-type="float">
            <text:p>16.811</text:p>
          </table:table-cell>
          <table:table-cell office:value-type="float" office:value="15.67923" calcext:value-type="float">
            <text:p>15.67923</text:p>
          </table:table-cell>
          <table:table-cell office:value-type="float" office:value="15.59848" calcext:value-type="float">
            <text:p>15.59848</text:p>
          </table:table-cell>
          <table:table-cell office:value-type="float" office:value="14.65921" calcext:value-type="float">
            <text:p>14.65921</text:p>
          </table:table-cell>
          <table:table-cell office:value-type="float" office:value="14.58762" calcext:value-type="float">
            <text:p>14.58762</text:p>
          </table:table-cell>
          <table:table-cell office:value-type="float" office:value="13.8129" calcext:value-type="float">
            <text:p>13.8129</text:p>
          </table:table-cell>
          <table:table-cell office:value-type="float" office:value="13.73563" calcext:value-type="float">
            <text:p>13.73563</text:p>
          </table:table-cell>
          <table:table-cell office:value-type="float" office:value="13.29724" calcext:value-type="float">
            <text:p>13.29724</text:p>
          </table:table-cell>
          <table:table-cell office:value-type="float" office:value="13.2171" calcext:value-type="float">
            <text:p>13.2171</text:p>
          </table:table-cell>
          <table:table-cell office:value-type="float" office:value="36.12567" calcext:value-type="float">
            <text:p>36.12567</text:p>
          </table:table-cell>
          <table:table-cell office:value-type="float" office:value="17.29102" calcext:value-type="float">
            <text:p>17.291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4" calcext:value-type="float">
            <text:p>4072004</text:p>
          </table:table-cell>
          <table:table-cell office:value-type="float" office:value="29.10384" calcext:value-type="float">
            <text:p>29.10384</text:p>
          </table:table-cell>
          <table:table-cell office:value-type="float" office:value="30.67" calcext:value-type="float">
            <text:p>30.67</text:p>
          </table:table-cell>
          <table:table-cell office:value-type="float" office:value="16.04" calcext:value-type="float">
            <text:p>16.04</text:p>
          </table:table-cell>
          <table:table-cell office:value-type="float" office:value="3.510687" calcext:value-type="float">
            <text:p>3.510687</text:p>
          </table:table-cell>
          <table:table-cell office:value-type="float" office:value="1.393408" calcext:value-type="float">
            <text:p>1.393408</text:p>
          </table:table-cell>
          <table:table-cell office:value-type="float" office:value="148.572" calcext:value-type="float">
            <text:p>148.572</text:p>
          </table:table-cell>
          <table:table-cell office:value-type="float" office:value="0" calcext:value-type="float">
            <text:p>0</text:p>
          </table:table-cell>
          <table:table-cell office:value-type="float" office:value="31.94522" calcext:value-type="float">
            <text:p>31.94522</text:p>
          </table:table-cell>
          <table:table-cell office:value-type="float" office:value="17.79288" calcext:value-type="float">
            <text:p>17.79288</text:p>
          </table:table-cell>
          <table:table-cell office:value-type="float" office:value="28.54608" calcext:value-type="float">
            <text:p>28.54608</text:p>
          </table:table-cell>
          <table:table-cell office:value-type="float" office:value="19.04276" calcext:value-type="float">
            <text:p>19.04276</text:p>
          </table:table-cell>
          <table:table-cell office:value-type="float" office:value="26.42957" calcext:value-type="float">
            <text:p>26.42957</text:p>
          </table:table-cell>
          <table:table-cell office:value-type="float" office:value="20.04605" calcext:value-type="float">
            <text:p>20.04605</text:p>
          </table:table-cell>
          <table:table-cell office:value-type="float" office:value="24.68484" calcext:value-type="float">
            <text:p>24.68484</text:p>
          </table:table-cell>
          <table:table-cell office:value-type="float" office:value="20.7099" calcext:value-type="float">
            <text:p>20.7099</text:p>
          </table:table-cell>
          <table:table-cell office:value-type="float" office:value="23.5921" calcext:value-type="float">
            <text:p>23.5921</text:p>
          </table:table-cell>
          <table:table-cell office:value-type="float" office:value="20.9744" calcext:value-type="float">
            <text:p>20.9744</text:p>
          </table:table-cell>
          <table:table-cell office:value-type="float" office:value="22.50577" calcext:value-type="float">
            <text:p>22.50577</text:p>
          </table:table-cell>
          <table:table-cell office:value-type="float" office:value="21.07617" calcext:value-type="float">
            <text:p>21.07617</text:p>
          </table:table-cell>
          <table:table-cell office:value-type="float" office:value="21.61133" calcext:value-type="float">
            <text:p>21.61133</text:p>
          </table:table-cell>
          <table:table-cell office:value-type="float" office:value="20.80176" calcext:value-type="float">
            <text:p>20.80176</text:p>
          </table:table-cell>
          <table:table-cell office:value-type="float" office:value="20.29077" calcext:value-type="float">
            <text:p>20.29077</text:p>
          </table:table-cell>
          <table:table-cell office:value-type="float" office:value="20.15448" calcext:value-type="float">
            <text:p>20.15448</text:p>
          </table:table-cell>
          <table:table-cell office:value-type="float" office:value="18.71579" calcext:value-type="float">
            <text:p>18.71579</text:p>
          </table:table-cell>
          <table:table-cell office:value-type="float" office:value="18.61075" calcext:value-type="float">
            <text:p>18.61075</text:p>
          </table:table-cell>
          <table:table-cell office:value-type="float" office:value="17.02631" calcext:value-type="float">
            <text:p>17.02631</text:p>
          </table:table-cell>
          <table:table-cell office:value-type="float" office:value="16.92325" calcext:value-type="float">
            <text:p>16.92325</text:p>
          </table:table-cell>
          <table:table-cell office:value-type="float" office:value="15.7659" calcext:value-type="float">
            <text:p>15.7659</text:p>
          </table:table-cell>
          <table:table-cell office:value-type="float" office:value="15.68011" calcext:value-type="float">
            <text:p>15.68011</text:p>
          </table:table-cell>
          <table:table-cell office:value-type="float" office:value="14.73581" calcext:value-type="float">
            <text:p>14.73581</text:p>
          </table:table-cell>
          <table:table-cell office:value-type="float" office:value="14.65997" calcext:value-type="float">
            <text:p>14.65997</text:p>
          </table:table-cell>
          <table:table-cell office:value-type="float" office:value="13.89044" calcext:value-type="float">
            <text:p>13.89044</text:p>
          </table:table-cell>
          <table:table-cell office:value-type="float" office:value="13.81369" calcext:value-type="float">
            <text:p>13.81369</text:p>
          </table:table-cell>
          <table:table-cell office:value-type="float" office:value="13.37555" calcext:value-type="float">
            <text:p>13.37555</text:p>
          </table:table-cell>
          <table:table-cell office:value-type="float" office:value="13.29807" calcext:value-type="float">
            <text:p>13.29807</text:p>
          </table:table-cell>
          <table:table-cell office:value-type="float" office:value="35.97073" calcext:value-type="float">
            <text:p>35.97073</text:p>
          </table:table-cell>
          <table:table-cell office:value-type="float" office:value="15.23996" calcext:value-type="float">
            <text:p>15.239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4" calcext:value-type="float">
            <text:p>5072004</text:p>
          </table:table-cell>
          <table:table-cell office:value-type="float" office:value="11.53008" calcext:value-type="float">
            <text:p>11.53008</text:p>
          </table:table-cell>
          <table:table-cell office:value-type="float" office:value="24.18" calcext:value-type="float">
            <text:p>24.18</text:p>
          </table:table-cell>
          <table:table-cell office:value-type="float" office:value="18.34" calcext:value-type="float">
            <text:p>18.34</text:p>
          </table:table-cell>
          <table:table-cell office:value-type="float" office:value="1.985186" calcext:value-type="float">
            <text:p>1.985186</text:p>
          </table:table-cell>
          <table:table-cell office:value-type="float" office:value="1.755791" calcext:value-type="float">
            <text:p>1.755791</text:p>
          </table:table-cell>
          <table:table-cell office:value-type="float" office:value="191.052" calcext:value-type="float">
            <text:p>191.052</text:p>
          </table:table-cell>
          <table:table-cell office:value-type="float" office:value="4" calcext:value-type="float">
            <text:p>4</text:p>
          </table:table-cell>
          <table:table-cell office:value-type="float" office:value="24.94202" calcext:value-type="float">
            <text:p>24.94202</text:p>
          </table:table-cell>
          <table:table-cell office:value-type="float" office:value="19.242" calcext:value-type="float">
            <text:p>19.242</text:p>
          </table:table-cell>
          <table:table-cell office:value-type="float" office:value="23.68527" calcext:value-type="float">
            <text:p>23.68527</text:p>
          </table:table-cell>
          <table:table-cell office:value-type="float" office:value="20.30826" calcext:value-type="float">
            <text:p>20.30826</text:p>
          </table:table-cell>
          <table:table-cell office:value-type="float" office:value="23.34332" calcext:value-type="float">
            <text:p>23.34332</text:p>
          </table:table-cell>
          <table:table-cell office:value-type="float" office:value="21.04999" calcext:value-type="float">
            <text:p>21.04999</text:p>
          </table:table-cell>
          <table:table-cell office:value-type="float" office:value="23.37662" calcext:value-type="float">
            <text:p>23.37662</text:p>
          </table:table-cell>
          <table:table-cell office:value-type="float" office:value="21.42081" calcext:value-type="float">
            <text:p>21.42081</text:p>
          </table:table-cell>
          <table:table-cell office:value-type="float" office:value="23.04834" calcext:value-type="float">
            <text:p>23.04834</text:p>
          </table:table-cell>
          <table:table-cell office:value-type="float" office:value="21.44894" calcext:value-type="float">
            <text:p>21.44894</text:p>
          </table:table-cell>
          <table:table-cell office:value-type="float" office:value="22.46814" calcext:value-type="float">
            <text:p>22.46814</text:p>
          </table:table-cell>
          <table:table-cell office:value-type="float" office:value="21.34647" calcext:value-type="float">
            <text:p>21.34647</text:p>
          </table:table-cell>
          <table:table-cell office:value-type="float" office:value="21.62213" calcext:value-type="float">
            <text:p>21.62213</text:p>
          </table:table-cell>
          <table:table-cell office:value-type="float" office:value="20.98807" calcext:value-type="float">
            <text:p>20.98807</text:p>
          </table:table-cell>
          <table:table-cell office:value-type="float" office:value="20.40497" calcext:value-type="float">
            <text:p>20.40497</text:p>
          </table:table-cell>
          <table:table-cell office:value-type="float" office:value="20.29617" calcext:value-type="float">
            <text:p>20.29617</text:p>
          </table:table-cell>
          <table:table-cell office:value-type="float" office:value="18.83459" calcext:value-type="float">
            <text:p>18.83459</text:p>
          </table:table-cell>
          <table:table-cell office:value-type="float" office:value="18.71707" calcext:value-type="float">
            <text:p>18.71707</text:p>
          </table:table-cell>
          <table:table-cell office:value-type="float" office:value="17.12979" calcext:value-type="float">
            <text:p>17.12979</text:p>
          </table:table-cell>
          <table:table-cell office:value-type="float" office:value="17.02734" calcext:value-type="float">
            <text:p>17.02734</text:p>
          </table:table-cell>
          <table:table-cell office:value-type="float" office:value="15.85526" calcext:value-type="float">
            <text:p>15.85526</text:p>
          </table:table-cell>
          <table:table-cell office:value-type="float" office:value="15.76682" calcext:value-type="float">
            <text:p>15.76682</text:p>
          </table:table-cell>
          <table:table-cell office:value-type="float" office:value="14.81561" calcext:value-type="float">
            <text:p>14.81561</text:p>
          </table:table-cell>
          <table:table-cell office:value-type="float" office:value="14.7366" calcext:value-type="float">
            <text:p>14.7366</text:p>
          </table:table-cell>
          <table:table-cell office:value-type="float" office:value="13.96823" calcext:value-type="float">
            <text:p>13.96823</text:p>
          </table:table-cell>
          <table:table-cell office:value-type="float" office:value="13.89124" calcext:value-type="float">
            <text:p>13.89124</text:p>
          </table:table-cell>
          <table:table-cell office:value-type="float" office:value="13.45218" calcext:value-type="float">
            <text:p>13.45218</text:p>
          </table:table-cell>
          <table:table-cell office:value-type="float" office:value="13.37634" calcext:value-type="float">
            <text:p>13.37634</text:p>
          </table:table-cell>
          <table:table-cell office:value-type="float" office:value="25.7756" calcext:value-type="float">
            <text:p>25.7756</text:p>
          </table:table-cell>
          <table:table-cell office:value-type="float" office:value="17.40683" calcext:value-type="float">
            <text:p>17.406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4" calcext:value-type="float">
            <text:p>6072004</text:p>
          </table:table-cell>
          <table:table-cell office:value-type="float" office:value="16.79976" calcext:value-type="float">
            <text:p>16.79976</text:p>
          </table:table-cell>
          <table:table-cell office:value-type="float" office:value="21.6" calcext:value-type="float">
            <text:p>21.6</text:p>
          </table:table-cell>
          <table:table-cell office:value-type="float" office:value="12.36" calcext:value-type="float">
            <text:p>12.36</text:p>
          </table:table-cell>
          <table:table-cell office:value-type="float" office:value="1.791874" calcext:value-type="float">
            <text:p>1.791874</text:p>
          </table:table-cell>
          <table:table-cell office:value-type="float" office:value="1.260634" calcext:value-type="float">
            <text:p>1.260634</text:p>
          </table:table-cell>
          <table:table-cell office:value-type="float" office:value="276.696" calcext:value-type="float">
            <text:p>276.696</text:p>
          </table:table-cell>
          <table:table-cell office:value-type="float" office:value="0.7" calcext:value-type="float">
            <text:p>0.7</text:p>
          </table:table-cell>
          <table:table-cell office:value-type="float" office:value="24.02798" calcext:value-type="float">
            <text:p>24.02798</text:p>
          </table:table-cell>
          <table:table-cell office:value-type="float" office:value="15.85611" calcext:value-type="float">
            <text:p>15.85611</text:p>
          </table:table-cell>
          <table:table-cell office:value-type="float" office:value="22.10281" calcext:value-type="float">
            <text:p>22.10281</text:p>
          </table:table-cell>
          <table:table-cell office:value-type="float" office:value="17.91196" calcext:value-type="float">
            <text:p>17.91196</text:p>
          </table:table-cell>
          <table:table-cell office:value-type="float" office:value="21.54593" calcext:value-type="float">
            <text:p>21.54593</text:p>
          </table:table-cell>
          <table:table-cell office:value-type="float" office:value="19.2381" calcext:value-type="float">
            <text:p>19.2381</text:p>
          </table:table-cell>
          <table:table-cell office:value-type="float" office:value="21.36938" calcext:value-type="float">
            <text:p>21.36938</text:p>
          </table:table-cell>
          <table:table-cell office:value-type="float" office:value="20.04651" calcext:value-type="float">
            <text:p>20.04651</text:p>
          </table:table-cell>
          <table:table-cell office:value-type="float" office:value="21.41461" calcext:value-type="float">
            <text:p>21.41461</text:p>
          </table:table-cell>
          <table:table-cell office:value-type="float" office:value="20.32306" calcext:value-type="float">
            <text:p>20.32306</text:p>
          </table:table-cell>
          <table:table-cell office:value-type="float" office:value="21.33264" calcext:value-type="float">
            <text:p>21.33264</text:p>
          </table:table-cell>
          <table:table-cell office:value-type="float" office:value="20.45563" calcext:value-type="float">
            <text:p>20.45563</text:p>
          </table:table-cell>
          <table:table-cell office:value-type="float" office:value="20.98306" calcext:value-type="float">
            <text:p>20.98306</text:p>
          </table:table-cell>
          <table:table-cell office:value-type="float" office:value="20.35104" calcext:value-type="float">
            <text:p>20.35104</text:p>
          </table:table-cell>
          <table:table-cell office:value-type="float" office:value="20.30066" calcext:value-type="float">
            <text:p>20.30066</text:p>
          </table:table-cell>
          <table:table-cell office:value-type="float" office:value="19.96078" calcext:value-type="float">
            <text:p>19.96078</text:p>
          </table:table-cell>
          <table:table-cell office:value-type="float" office:value="18.85376" calcext:value-type="float">
            <text:p>18.85376</text:p>
          </table:table-cell>
          <table:table-cell office:value-type="float" office:value="18.8345" calcext:value-type="float">
            <text:p>18.8345</text:p>
          </table:table-cell>
          <table:table-cell office:value-type="float" office:value="17.22031" calcext:value-type="float">
            <text:p>17.22031</text:p>
          </table:table-cell>
          <table:table-cell office:value-type="float" office:value="17.13083" calcext:value-type="float">
            <text:p>17.13083</text:p>
          </table:table-cell>
          <table:table-cell office:value-type="float" office:value="15.94446" calcext:value-type="float">
            <text:p>15.94446</text:p>
          </table:table-cell>
          <table:table-cell office:value-type="float" office:value="15.8562" calcext:value-type="float">
            <text:p>15.8562</text:p>
          </table:table-cell>
          <table:table-cell office:value-type="float" office:value="14.89706" calcext:value-type="float">
            <text:p>14.89706</text:p>
          </table:table-cell>
          <table:table-cell office:value-type="float" office:value="14.81644" calcext:value-type="float">
            <text:p>14.81644</text:p>
          </table:table-cell>
          <table:table-cell office:value-type="float" office:value="14.04608" calcext:value-type="float">
            <text:p>14.04608</text:p>
          </table:table-cell>
          <table:table-cell office:value-type="float" office:value="13.96906" calcext:value-type="float">
            <text:p>13.96906</text:p>
          </table:table-cell>
          <table:table-cell office:value-type="float" office:value="13.5275" calcext:value-type="float">
            <text:p>13.5275</text:p>
          </table:table-cell>
          <table:table-cell office:value-type="float" office:value="13.45297" calcext:value-type="float">
            <text:p>13.45297</text:p>
          </table:table-cell>
          <table:table-cell office:value-type="float" office:value="25.42899" calcext:value-type="float">
            <text:p>25.42899</text:p>
          </table:table-cell>
          <table:table-cell office:value-type="float" office:value="11.98004" calcext:value-type="float">
            <text:p>11.980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4" calcext:value-type="float">
            <text:p>7072004</text:p>
          </table:table-cell>
          <table:table-cell office:value-type="float" office:value="10.6092" calcext:value-type="float">
            <text:p>10.6092</text:p>
          </table:table-cell>
          <table:table-cell office:value-type="float" office:value="19.93" calcext:value-type="float">
            <text:p>19.93</text:p>
          </table:table-cell>
          <table:table-cell office:value-type="float" office:value="10.12" calcext:value-type="float">
            <text:p>10.12</text:p>
          </table:table-cell>
          <table:table-cell office:value-type="float" office:value="1.816251" calcext:value-type="float">
            <text:p>1.816251</text:p>
          </table:table-cell>
          <table:table-cell office:value-type="float" office:value="1.086717" calcext:value-type="float">
            <text:p>1.086717</text:p>
          </table:table-cell>
          <table:table-cell office:value-type="float" office:value="192.6" calcext:value-type="float">
            <text:p>192.6</text:p>
          </table:table-cell>
          <table:table-cell office:value-type="float" office:value="11.1" calcext:value-type="float">
            <text:p>11.1</text:p>
          </table:table-cell>
          <table:table-cell office:value-type="float" office:value="21.01315" calcext:value-type="float">
            <text:p>21.01315</text:p>
          </table:table-cell>
          <table:table-cell office:value-type="float" office:value="13.52652" calcext:value-type="float">
            <text:p>13.52652</text:p>
          </table:table-cell>
          <table:table-cell office:value-type="float" office:value="19.48929" calcext:value-type="float">
            <text:p>19.48929</text:p>
          </table:table-cell>
          <table:table-cell office:value-type="float" office:value="15.62067" calcext:value-type="float">
            <text:p>15.62067</text:p>
          </table:table-cell>
          <table:table-cell office:value-type="float" office:value="19.13321" calcext:value-type="float">
            <text:p>19.13321</text:p>
          </table:table-cell>
          <table:table-cell office:value-type="float" office:value="17.07501" calcext:value-type="float">
            <text:p>17.07501</text:p>
          </table:table-cell>
          <table:table-cell office:value-type="float" office:value="19.97577" calcext:value-type="float">
            <text:p>19.97577</text:p>
          </table:table-cell>
          <table:table-cell office:value-type="float" office:value="18.17242" calcext:value-type="float">
            <text:p>18.17242</text:p>
          </table:table-cell>
          <table:table-cell office:value-type="float" office:value="20.28015" calcext:value-type="float">
            <text:p>20.28015</text:p>
          </table:table-cell>
          <table:table-cell office:value-type="float" office:value="18.73355" calcext:value-type="float">
            <text:p>18.73355</text:p>
          </table:table-cell>
          <table:table-cell office:value-type="float" office:value="20.47424" calcext:value-type="float">
            <text:p>20.47424</text:p>
          </table:table-cell>
          <table:table-cell office:value-type="float" office:value="19.07462" calcext:value-type="float">
            <text:p>19.07462</text:p>
          </table:table-cell>
          <table:table-cell office:value-type="float" office:value="20.34326" calcext:value-type="float">
            <text:p>20.34326</text:p>
          </table:table-cell>
          <table:table-cell office:value-type="float" office:value="19.2478" calcext:value-type="float">
            <text:p>19.2478</text:p>
          </table:table-cell>
          <table:table-cell office:value-type="float" office:value="19.95804" calcext:value-type="float">
            <text:p>19.95804</text:p>
          </table:table-cell>
          <table:table-cell office:value-type="float" office:value="19.36975" calcext:value-type="float">
            <text:p>19.36975</text:p>
          </table:table-cell>
          <table:table-cell office:value-type="float" office:value="18.83389" calcext:value-type="float">
            <text:p>18.83389</text:p>
          </table:table-cell>
          <table:table-cell office:value-type="float" office:value="18.70483" calcext:value-type="float">
            <text:p>18.70483</text:p>
          </table:table-cell>
          <table:table-cell office:value-type="float" office:value="17.27515" calcext:value-type="float">
            <text:p>17.27515</text:p>
          </table:table-cell>
          <table:table-cell office:value-type="float" office:value="17.22107" calcext:value-type="float">
            <text:p>17.22107</text:p>
          </table:table-cell>
          <table:table-cell office:value-type="float" office:value="16.02615" calcext:value-type="float">
            <text:p>16.02615</text:p>
          </table:table-cell>
          <table:table-cell office:value-type="float" office:value="15.94534" calcext:value-type="float">
            <text:p>15.94534</text:p>
          </table:table-cell>
          <table:table-cell office:value-type="float" office:value="14.97839" calcext:value-type="float">
            <text:p>14.97839</text:p>
          </table:table-cell>
          <table:table-cell office:value-type="float" office:value="14.89792" calcext:value-type="float">
            <text:p>14.89792</text:p>
          </table:table-cell>
          <table:table-cell office:value-type="float" office:value="14.12369" calcext:value-type="float">
            <text:p>14.12369</text:p>
          </table:table-cell>
          <table:table-cell office:value-type="float" office:value="14.04688" calcext:value-type="float">
            <text:p>14.04688</text:p>
          </table:table-cell>
          <table:table-cell office:value-type="float" office:value="13.60254" calcext:value-type="float">
            <text:p>13.60254</text:p>
          </table:table-cell>
          <table:table-cell office:value-type="float" office:value="13.52826" calcext:value-type="float">
            <text:p>13.52826</text:p>
          </table:table-cell>
          <table:table-cell office:value-type="float" office:value="21.8996" calcext:value-type="float">
            <text:p>21.8996</text:p>
          </table:table-cell>
          <table:table-cell office:value-type="float" office:value="9.651154" calcext:value-type="float">
            <text:p>9.6511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4" calcext:value-type="float">
            <text:p>8072004</text:p>
          </table:table-cell>
          <table:table-cell office:value-type="float" office:value="10.67184" calcext:value-type="float">
            <text:p>10.67184</text:p>
          </table:table-cell>
          <table:table-cell office:value-type="float" office:value="23.16" calcext:value-type="float">
            <text:p>23.16</text:p>
          </table:table-cell>
          <table:table-cell office:value-type="float" office:value="15.69" calcext:value-type="float">
            <text:p>15.69</text:p>
          </table:table-cell>
          <table:table-cell office:value-type="float" office:value="2.274829" calcext:value-type="float">
            <text:p>2.274829</text:p>
          </table:table-cell>
          <table:table-cell office:value-type="float" office:value="1.56526" calcext:value-type="float">
            <text:p>1.56526</text:p>
          </table:table-cell>
          <table:table-cell office:value-type="float" office:value="340.524" calcext:value-type="float">
            <text:p>340.524</text:p>
          </table:table-cell>
          <table:table-cell office:value-type="float" office:value="0" calcext:value-type="float">
            <text:p>0</text:p>
          </table:table-cell>
          <table:table-cell office:value-type="float" office:value="22.27487" calcext:value-type="float">
            <text:p>22.27487</text:p>
          </table:table-cell>
          <table:table-cell office:value-type="float" office:value="15.84515" calcext:value-type="float">
            <text:p>15.84515</text:p>
          </table:table-cell>
          <table:table-cell office:value-type="float" office:value="21.09058" calcext:value-type="float">
            <text:p>21.09058</text:p>
          </table:table-cell>
          <table:table-cell office:value-type="float" office:value="16.52972" calcext:value-type="float">
            <text:p>16.52972</text:p>
          </table:table-cell>
          <table:table-cell office:value-type="float" office:value="20.41614" calcext:value-type="float">
            <text:p>20.41614</text:p>
          </table:table-cell>
          <table:table-cell office:value-type="float" office:value="17.20047" calcext:value-type="float">
            <text:p>17.20047</text:p>
          </table:table-cell>
          <table:table-cell office:value-type="float" office:value="19.91095" calcext:value-type="float">
            <text:p>19.91095</text:p>
          </table:table-cell>
          <table:table-cell office:value-type="float" office:value="17.8074" calcext:value-type="float">
            <text:p>17.8074</text:p>
          </table:table-cell>
          <table:table-cell office:value-type="float" office:value="19.61298" calcext:value-type="float">
            <text:p>19.61298</text:p>
          </table:table-cell>
          <table:table-cell office:value-type="float" office:value="18.19379" calcext:value-type="float">
            <text:p>18.19379</text:p>
          </table:table-cell>
          <table:table-cell office:value-type="float" office:value="19.35651" calcext:value-type="float">
            <text:p>19.35651</text:p>
          </table:table-cell>
          <table:table-cell office:value-type="float" office:value="18.57629" calcext:value-type="float">
            <text:p>18.57629</text:p>
          </table:table-cell>
          <table:table-cell office:value-type="float" office:value="19.23999" calcext:value-type="float">
            <text:p>19.23999</text:p>
          </table:table-cell>
          <table:table-cell office:value-type="float" office:value="18.80927" calcext:value-type="float">
            <text:p>18.80927</text:p>
          </table:table-cell>
          <table:table-cell office:value-type="float" office:value="19.36401" calcext:value-type="float">
            <text:p>19.36401</text:p>
          </table:table-cell>
          <table:table-cell office:value-type="float" office:value="18.93106" calcext:value-type="float">
            <text:p>18.93106</text:p>
          </table:table-cell>
          <table:table-cell office:value-type="float" office:value="18.70273" calcext:value-type="float">
            <text:p>18.70273</text:p>
          </table:table-cell>
          <table:table-cell office:value-type="float" office:value="18.47156" calcext:value-type="float">
            <text:p>18.47156</text:p>
          </table:table-cell>
          <table:table-cell office:value-type="float" office:value="17.28345" calcext:value-type="float">
            <text:p>17.28345</text:p>
          </table:table-cell>
          <table:table-cell office:value-type="float" office:value="17.27542" calcext:value-type="float">
            <text:p>17.27542</text:p>
          </table:table-cell>
          <table:table-cell office:value-type="float" office:value="16.09146" calcext:value-type="float">
            <text:p>16.09146</text:p>
          </table:table-cell>
          <table:table-cell office:value-type="float" office:value="16.02692" calcext:value-type="float">
            <text:p>16.02692</text:p>
          </table:table-cell>
          <table:table-cell office:value-type="float" office:value="15.05695" calcext:value-type="float">
            <text:p>15.05695</text:p>
          </table:table-cell>
          <table:table-cell office:value-type="float" office:value="14.97919" calcext:value-type="float">
            <text:p>14.97919</text:p>
          </table:table-cell>
          <table:table-cell office:value-type="float" office:value="14.20135" calcext:value-type="float">
            <text:p>14.20135</text:p>
          </table:table-cell>
          <table:table-cell office:value-type="float" office:value="14.12451" calcext:value-type="float">
            <text:p>14.12451</text:p>
          </table:table-cell>
          <table:table-cell office:value-type="float" office:value="13.67654" calcext:value-type="float">
            <text:p>13.67654</text:p>
          </table:table-cell>
          <table:table-cell office:value-type="float" office:value="13.60333" calcext:value-type="float">
            <text:p>13.60333</text:p>
          </table:table-cell>
          <table:table-cell office:value-type="float" office:value="23.90329" calcext:value-type="float">
            <text:p>23.90329</text:p>
          </table:table-cell>
          <table:table-cell office:value-type="float" office:value="14.60431" calcext:value-type="float">
            <text:p>14.604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4" calcext:value-type="float">
            <text:p>9072004</text:p>
          </table:table-cell>
          <table:table-cell office:value-type="float" office:value="23.99112" calcext:value-type="float">
            <text:p>23.99112</text:p>
          </table:table-cell>
          <table:table-cell office:value-type="float" office:value="28.65" calcext:value-type="float">
            <text:p>28.65</text:p>
          </table:table-cell>
          <table:table-cell office:value-type="float" office:value="19.62" calcext:value-type="float">
            <text:p>19.62</text:p>
          </table:table-cell>
          <table:table-cell office:value-type="float" office:value="2.140022" calcext:value-type="float">
            <text:p>2.140022</text:p>
          </table:table-cell>
          <table:table-cell office:value-type="float" office:value="1.819867" calcext:value-type="float">
            <text:p>1.819867</text:p>
          </table:table-cell>
          <table:table-cell office:value-type="float" office:value="201.996" calcext:value-type="float">
            <text:p>201.996</text:p>
          </table:table-cell>
          <table:table-cell office:value-type="float" office:value="1.1" calcext:value-type="float">
            <text:p>1.1</text:p>
          </table:table-cell>
          <table:table-cell office:value-type="float" office:value="27.83679" calcext:value-type="float">
            <text:p>27.83679</text:p>
          </table:table-cell>
          <table:table-cell office:value-type="float" office:value="18.68689" calcext:value-type="float">
            <text:p>18.68689</text:p>
          </table:table-cell>
          <table:table-cell office:value-type="float" office:value="25.40286" calcext:value-type="float">
            <text:p>25.40286</text:p>
          </table:table-cell>
          <table:table-cell office:value-type="float" office:value="19.06165" calcext:value-type="float">
            <text:p>19.06165</text:p>
          </table:table-cell>
          <table:table-cell office:value-type="float" office:value="23.65964" calcext:value-type="float">
            <text:p>23.65964</text:p>
          </table:table-cell>
          <table:table-cell office:value-type="float" office:value="19.25302" calcext:value-type="float">
            <text:p>19.25302</text:p>
          </table:table-cell>
          <table:table-cell office:value-type="float" office:value="22.30042" calcext:value-type="float">
            <text:p>22.30042</text:p>
          </table:table-cell>
          <table:table-cell office:value-type="float" office:value="19.31458" calcext:value-type="float">
            <text:p>19.31458</text:p>
          </table:table-cell>
          <table:table-cell office:value-type="float" office:value="21.45477" calcext:value-type="float">
            <text:p>21.45477</text:p>
          </table:table-cell>
          <table:table-cell office:value-type="float" office:value="19.30487" calcext:value-type="float">
            <text:p>19.30487</text:p>
          </table:table-cell>
          <table:table-cell office:value-type="float" office:value="20.63895" calcext:value-type="float">
            <text:p>20.63895</text:p>
          </table:table-cell>
          <table:table-cell office:value-type="float" office:value="19.26028" calcext:value-type="float">
            <text:p>19.26028</text:p>
          </table:table-cell>
          <table:table-cell office:value-type="float" office:value="19.97845" calcext:value-type="float">
            <text:p>19.97845</text:p>
          </table:table-cell>
          <table:table-cell office:value-type="float" office:value="19.1424" calcext:value-type="float">
            <text:p>19.1424</text:p>
          </table:table-cell>
          <table:table-cell office:value-type="float" office:value="19.06723" calcext:value-type="float">
            <text:p>19.06723</text:p>
          </table:table-cell>
          <table:table-cell office:value-type="float" office:value="18.91119" calcext:value-type="float">
            <text:p>18.91119</text:p>
          </table:table-cell>
          <table:table-cell office:value-type="float" office:value="18.46933" calcext:value-type="float">
            <text:p>18.46933</text:p>
          </table:table-cell>
          <table:table-cell office:value-type="float" office:value="18.32693" calcext:value-type="float">
            <text:p>18.32693</text:p>
          </table:table-cell>
          <table:table-cell office:value-type="float" office:value="17.27844" calcext:value-type="float">
            <text:p>17.27844</text:p>
          </table:table-cell>
          <table:table-cell office:value-type="float" office:value="17.24963" calcext:value-type="float">
            <text:p>17.24963</text:p>
          </table:table-cell>
          <table:table-cell office:value-type="float" office:value="16.13568" calcext:value-type="float">
            <text:p>16.13568</text:p>
          </table:table-cell>
          <table:table-cell office:value-type="float" office:value="16.09201" calcext:value-type="float">
            <text:p>16.09201</text:p>
          </table:table-cell>
          <table:table-cell office:value-type="float" office:value="15.13" calcext:value-type="float">
            <text:p>15.13</text:p>
          </table:table-cell>
          <table:table-cell office:value-type="float" office:value="15.05771" calcext:value-type="float">
            <text:p>15.05771</text:p>
          </table:table-cell>
          <table:table-cell office:value-type="float" office:value="14.27829" calcext:value-type="float">
            <text:p>14.27829</text:p>
          </table:table-cell>
          <table:table-cell office:value-type="float" office:value="14.20215" calcext:value-type="float">
            <text:p>14.20215</text:p>
          </table:table-cell>
          <table:table-cell office:value-type="float" office:value="13.74994" calcext:value-type="float">
            <text:p>13.74994</text:p>
          </table:table-cell>
          <table:table-cell office:value-type="float" office:value="13.67731" calcext:value-type="float">
            <text:p>13.67731</text:p>
          </table:table-cell>
          <table:table-cell office:value-type="float" office:value="29.74905" calcext:value-type="float">
            <text:p>29.74905</text:p>
          </table:table-cell>
          <table:table-cell office:value-type="float" office:value="18.06403" calcext:value-type="float">
            <text:p>18.064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4" calcext:value-type="float">
            <text:p>10072004</text:p>
          </table:table-cell>
          <table:table-cell office:value-type="float" office:value="16.10568" calcext:value-type="float">
            <text:p>16.10568</text:p>
          </table:table-cell>
          <table:table-cell office:value-type="float" office:value="28.21" calcext:value-type="float">
            <text:p>28.21</text:p>
          </table:table-cell>
          <table:table-cell office:value-type="float" office:value="19.47" calcext:value-type="float">
            <text:p>19.47</text:p>
          </table:table-cell>
          <table:table-cell office:value-type="float" office:value="2.491" calcext:value-type="float">
            <text:p>2.491</text:p>
          </table:table-cell>
          <table:table-cell office:value-type="float" office:value="1.989267" calcext:value-type="float">
            <text:p>1.989267</text:p>
          </table:table-cell>
          <table:table-cell office:value-type="float" office:value="258.156" calcext:value-type="float">
            <text:p>258.156</text:p>
          </table:table-cell>
          <table:table-cell office:value-type="float" office:value="0" calcext:value-type="float">
            <text:p>0</text:p>
          </table:table-cell>
          <table:table-cell office:value-type="float" office:value="27.30496" calcext:value-type="float">
            <text:p>27.30496</text:p>
          </table:table-cell>
          <table:table-cell office:value-type="float" office:value="19.31534" calcext:value-type="float">
            <text:p>19.31534</text:p>
          </table:table-cell>
          <table:table-cell office:value-type="float" office:value="24.31989" calcext:value-type="float">
            <text:p>24.31989</text:p>
          </table:table-cell>
          <table:table-cell office:value-type="float" office:value="19.92538" calcext:value-type="float">
            <text:p>19.92538</text:p>
          </table:table-cell>
          <table:table-cell office:value-type="float" office:value="22.95062" calcext:value-type="float">
            <text:p>22.95062</text:p>
          </table:table-cell>
          <table:table-cell office:value-type="float" office:value="20.2912" calcext:value-type="float">
            <text:p>20.2912</text:p>
          </table:table-cell>
          <table:table-cell office:value-type="float" office:value="22.09982" calcext:value-type="float">
            <text:p>22.09982</text:p>
          </table:table-cell>
          <table:table-cell office:value-type="float" office:value="20.40112" calcext:value-type="float">
            <text:p>20.40112</text:p>
          </table:table-cell>
          <table:table-cell office:value-type="float" office:value="21.5087" calcext:value-type="float">
            <text:p>21.5087</text:p>
          </table:table-cell>
          <table:table-cell office:value-type="float" office:value="20.35294" calcext:value-type="float">
            <text:p>20.35294</text:p>
          </table:table-cell>
          <table:table-cell office:value-type="float" office:value="20.87064" calcext:value-type="float">
            <text:p>20.87064</text:p>
          </table:table-cell>
          <table:table-cell office:value-type="float" office:value="20.19235" calcext:value-type="float">
            <text:p>20.19235</text:p>
          </table:table-cell>
          <table:table-cell office:value-type="float" office:value="20.26804" calcext:value-type="float">
            <text:p>20.26804</text:p>
          </table:table-cell>
          <table:table-cell office:value-type="float" office:value="19.8486" calcext:value-type="float">
            <text:p>19.8486</text:p>
          </table:table-cell>
          <table:table-cell office:value-type="float" office:value="19.37665" calcext:value-type="float">
            <text:p>19.37665</text:p>
          </table:table-cell>
          <table:table-cell office:value-type="float" office:value="19.07318" calcext:value-type="float">
            <text:p>19.07318</text:p>
          </table:table-cell>
          <table:table-cell office:value-type="float" office:value="18.35251" calcext:value-type="float">
            <text:p>18.35251</text:p>
          </table:table-cell>
          <table:table-cell office:value-type="float" office:value="18.32327" calcext:value-type="float">
            <text:p>18.32327</text:p>
          </table:table-cell>
          <table:table-cell office:value-type="float" office:value="17.2493" calcext:value-type="float">
            <text:p>17.2493</text:p>
          </table:table-cell>
          <table:table-cell office:value-type="float" office:value="17.23209" calcext:value-type="float">
            <text:p>17.23209</text:p>
          </table:table-cell>
          <table:table-cell office:value-type="float" office:value="16.16672" calcext:value-type="float">
            <text:p>16.16672</text:p>
          </table:table-cell>
          <table:table-cell office:value-type="float" office:value="16.13608" calcext:value-type="float">
            <text:p>16.13608</text:p>
          </table:table-cell>
          <table:table-cell office:value-type="float" office:value="15.1944" calcext:value-type="float">
            <text:p>15.1944</text:p>
          </table:table-cell>
          <table:table-cell office:value-type="float" office:value="15.13068" calcext:value-type="float">
            <text:p>15.13068</text:p>
          </table:table-cell>
          <table:table-cell office:value-type="float" office:value="14.35205" calcext:value-type="float">
            <text:p>14.35205</text:p>
          </table:table-cell>
          <table:table-cell office:value-type="float" office:value="14.27905" calcext:value-type="float">
            <text:p>14.27905</text:p>
          </table:table-cell>
          <table:table-cell office:value-type="float" office:value="13.82315" calcext:value-type="float">
            <text:p>13.82315</text:p>
          </table:table-cell>
          <table:table-cell office:value-type="float" office:value="13.7507" calcext:value-type="float">
            <text:p>13.7507</text:p>
          </table:table-cell>
          <table:table-cell office:value-type="float" office:value="29.70419" calcext:value-type="float">
            <text:p>29.70419</text:p>
          </table:table-cell>
          <table:table-cell office:value-type="float" office:value="18.11777" calcext:value-type="float">
            <text:p>18.117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4" calcext:value-type="float">
            <text:p>11072004</text:p>
          </table:table-cell>
          <table:table-cell office:value-type="float" office:value="21.40704" calcext:value-type="float">
            <text:p>21.40704</text:p>
          </table:table-cell>
          <table:table-cell office:value-type="float" office:value="31.52" calcext:value-type="float">
            <text:p>31.52</text:p>
          </table:table-cell>
          <table:table-cell office:value-type="float" office:value="21.69" calcext:value-type="float">
            <text:p>21.69</text:p>
          </table:table-cell>
          <table:table-cell office:value-type="float" office:value="2.518926" calcext:value-type="float">
            <text:p>2.518926</text:p>
          </table:table-cell>
          <table:table-cell office:value-type="float" office:value="2.123083" calcext:value-type="float">
            <text:p>2.123083</text:p>
          </table:table-cell>
          <table:table-cell office:value-type="float" office:value="207.288" calcext:value-type="float">
            <text:p>207.288</text:p>
          </table:table-cell>
          <table:table-cell office:value-type="float" office:value="1.8" calcext:value-type="float">
            <text:p>1.8</text:p>
          </table:table-cell>
          <table:table-cell office:value-type="float" office:value="28.48065" calcext:value-type="float">
            <text:p>28.48065</text:p>
          </table:table-cell>
          <table:table-cell office:value-type="float" office:value="20.88464" calcext:value-type="float">
            <text:p>20.88464</text:p>
          </table:table-cell>
          <table:table-cell office:value-type="float" office:value="26.13666" calcext:value-type="float">
            <text:p>26.13666</text:p>
          </table:table-cell>
          <table:table-cell office:value-type="float" office:value="21.18509" calcext:value-type="float">
            <text:p>21.18509</text:p>
          </table:table-cell>
          <table:table-cell office:value-type="float" office:value="24.66489" calcext:value-type="float">
            <text:p>24.66489</text:p>
          </table:table-cell>
          <table:table-cell office:value-type="float" office:value="21.25708" calcext:value-type="float">
            <text:p>21.25708</text:p>
          </table:table-cell>
          <table:table-cell office:value-type="float" office:value="23.3877" calcext:value-type="float">
            <text:p>23.3877</text:p>
          </table:table-cell>
          <table:table-cell office:value-type="float" office:value="21.13635" calcext:value-type="float">
            <text:p>21.13635</text:p>
          </table:table-cell>
          <table:table-cell office:value-type="float" office:value="22.53049" calcext:value-type="float">
            <text:p>22.53049</text:p>
          </table:table-cell>
          <table:table-cell office:value-type="float" office:value="20.95071" calcext:value-type="float">
            <text:p>20.95071</text:p>
          </table:table-cell>
          <table:table-cell office:value-type="float" office:value="21.63861" calcext:value-type="float">
            <text:p>21.63861</text:p>
          </table:table-cell>
          <table:table-cell office:value-type="float" office:value="20.66089" calcext:value-type="float">
            <text:p>20.66089</text:p>
          </table:table-cell>
          <table:table-cell office:value-type="float" office:value="20.83676" calcext:value-type="float">
            <text:p>20.83676</text:p>
          </table:table-cell>
          <table:table-cell office:value-type="float" office:value="20.22864" calcext:value-type="float">
            <text:p>20.22864</text:p>
          </table:table-cell>
          <table:table-cell office:value-type="float" office:value="19.68039" calcext:value-type="float">
            <text:p>19.68039</text:p>
          </table:table-cell>
          <table:table-cell office:value-type="float" office:value="19.38052" calcext:value-type="float">
            <text:p>19.38052</text:p>
          </table:table-cell>
          <table:table-cell office:value-type="float" office:value="18.45044" calcext:value-type="float">
            <text:p>18.45044</text:p>
          </table:table-cell>
          <table:table-cell office:value-type="float" office:value="18.35327" calcext:value-type="float">
            <text:p>18.35327</text:p>
          </table:table-cell>
          <table:table-cell office:value-type="float" office:value="17.24408" calcext:value-type="float">
            <text:p>17.24408</text:p>
          </table:table-cell>
          <table:table-cell office:value-type="float" office:value="17.2319" calcext:value-type="float">
            <text:p>17.2319</text:p>
          </table:table-cell>
          <table:table-cell office:value-type="float" office:value="16.19748" calcext:value-type="float">
            <text:p>16.19748</text:p>
          </table:table-cell>
          <table:table-cell office:value-type="float" office:value="16.16702" calcext:value-type="float">
            <text:p>16.16702</text:p>
          </table:table-cell>
          <table:table-cell office:value-type="float" office:value="15.25262" calcext:value-type="float">
            <text:p>15.25262</text:p>
          </table:table-cell>
          <table:table-cell office:value-type="float" office:value="15.19498" calcext:value-type="float">
            <text:p>15.19498</text:p>
          </table:table-cell>
          <table:table-cell office:value-type="float" office:value="14.42288" calcext:value-type="float">
            <text:p>14.42288</text:p>
          </table:table-cell>
          <table:table-cell office:value-type="float" office:value="14.35281" calcext:value-type="float">
            <text:p>14.35281</text:p>
          </table:table-cell>
          <table:table-cell office:value-type="float" office:value="13.89377" calcext:value-type="float">
            <text:p>13.89377</text:p>
          </table:table-cell>
          <table:table-cell office:value-type="float" office:value="13.82391" calcext:value-type="float">
            <text:p>13.82391</text:p>
          </table:table-cell>
          <table:table-cell office:value-type="float" office:value="30.40042" calcext:value-type="float">
            <text:p>30.40042</text:p>
          </table:table-cell>
          <table:table-cell office:value-type="float" office:value="20.34814" calcext:value-type="float">
            <text:p>20.348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4" calcext:value-type="float">
            <text:p>12072004</text:p>
          </table:table-cell>
          <table:table-cell office:value-type="float" office:value="28.02492" calcext:value-type="float">
            <text:p>28.02492</text:p>
          </table:table-cell>
          <table:table-cell office:value-type="float" office:value="32.46" calcext:value-type="float">
            <text:p>32.46</text:p>
          </table:table-cell>
          <table:table-cell office:value-type="float" office:value="20.54" calcext:value-type="float">
            <text:p>20.54</text:p>
          </table:table-cell>
          <table:table-cell office:value-type="float" office:value="2.607824" calcext:value-type="float">
            <text:p>2.607824</text:p>
          </table:table-cell>
          <table:table-cell office:value-type="float" office:value="1.902561" calcext:value-type="float">
            <text:p>1.902561</text:p>
          </table:table-cell>
          <table:table-cell office:value-type="float" office:value="275.976" calcext:value-type="float">
            <text:p>275.976</text:p>
          </table:table-cell>
          <table:table-cell office:value-type="float" office:value="0" calcext:value-type="float">
            <text:p>0</text:p>
          </table:table-cell>
          <table:table-cell office:value-type="float" office:value="31.04913" calcext:value-type="float">
            <text:p>31.04913</text:p>
          </table:table-cell>
          <table:table-cell office:value-type="float" office:value="20.56134" calcext:value-type="float">
            <text:p>20.56134</text:p>
          </table:table-cell>
          <table:table-cell office:value-type="float" office:value="27.69501" calcext:value-type="float">
            <text:p>27.69501</text:p>
          </table:table-cell>
          <table:table-cell office:value-type="float" office:value="21.27579" calcext:value-type="float">
            <text:p>21.27579</text:p>
          </table:table-cell>
          <table:table-cell office:value-type="float" office:value="25.89478" calcext:value-type="float">
            <text:p>25.89478</text:p>
          </table:table-cell>
          <table:table-cell office:value-type="float" office:value="21.5585" calcext:value-type="float">
            <text:p>21.5585</text:p>
          </table:table-cell>
          <table:table-cell office:value-type="float" office:value="24.37347" calcext:value-type="float">
            <text:p>24.37347</text:p>
          </table:table-cell>
          <table:table-cell office:value-type="float" office:value="21.56653" calcext:value-type="float">
            <text:p>21.56653</text:p>
          </table:table-cell>
          <table:table-cell office:value-type="float" office:value="23.37433" calcext:value-type="float">
            <text:p>23.37433</text:p>
          </table:table-cell>
          <table:table-cell office:value-type="float" office:value="21.43536" calcext:value-type="float">
            <text:p>21.43536</text:p>
          </table:table-cell>
          <table:table-cell office:value-type="float" office:value="22.34399" calcext:value-type="float">
            <text:p>22.34399</text:p>
          </table:table-cell>
          <table:table-cell office:value-type="float" office:value="21.16733" calcext:value-type="float">
            <text:p>21.16733</text:p>
          </table:table-cell>
          <table:table-cell office:value-type="float" office:value="21.40662" calcext:value-type="float">
            <text:p>21.40662</text:p>
          </table:table-cell>
          <table:table-cell office:value-type="float" office:value="20.68707" calcext:value-type="float">
            <text:p>20.68707</text:p>
          </table:table-cell>
          <table:table-cell office:value-type="float" office:value="20.0509" calcext:value-type="float">
            <text:p>20.0509</text:p>
          </table:table-cell>
          <table:table-cell office:value-type="float" office:value="19.6861" calcext:value-type="float">
            <text:p>19.6861</text:p>
          </table:table-cell>
          <table:table-cell office:value-type="float" office:value="18.60999" calcext:value-type="float">
            <text:p>18.60999</text:p>
          </table:table-cell>
          <table:table-cell office:value-type="float" office:value="18.45187" calcext:value-type="float">
            <text:p>18.45187</text:p>
          </table:table-cell>
          <table:table-cell office:value-type="float" office:value="17.28793" calcext:value-type="float">
            <text:p>17.28793</text:p>
          </table:table-cell>
          <table:table-cell office:value-type="float" office:value="17.24435" calcext:value-type="float">
            <text:p>17.24435</text:p>
          </table:table-cell>
          <table:table-cell office:value-type="float" office:value="16.23575" calcext:value-type="float">
            <text:p>16.23575</text:p>
          </table:table-cell>
          <table:table-cell office:value-type="float" office:value="16.19785" calcext:value-type="float">
            <text:p>16.19785</text:p>
          </table:table-cell>
          <table:table-cell office:value-type="float" office:value="15.30801" calcext:value-type="float">
            <text:p>15.30801</text:p>
          </table:table-cell>
          <table:table-cell office:value-type="float" office:value="15.2532" calcext:value-type="float">
            <text:p>15.2532</text:p>
          </table:table-cell>
          <table:table-cell office:value-type="float" office:value="14.49069" calcext:value-type="float">
            <text:p>14.49069</text:p>
          </table:table-cell>
          <table:table-cell office:value-type="float" office:value="14.42358" calcext:value-type="float">
            <text:p>14.42358</text:p>
          </table:table-cell>
          <table:table-cell office:value-type="float" office:value="13.96341" calcext:value-type="float">
            <text:p>13.96341</text:p>
          </table:table-cell>
          <table:table-cell office:value-type="float" office:value="13.8945" calcext:value-type="float">
            <text:p>13.8945</text:p>
          </table:table-cell>
          <table:table-cell office:value-type="float" office:value="42.15131" calcext:value-type="float">
            <text:p>42.15131</text:p>
          </table:table-cell>
          <table:table-cell office:value-type="float" office:value="19.24731" calcext:value-type="float">
            <text:p>19.247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4" calcext:value-type="float">
            <text:p>13072004</text:p>
          </table:table-cell>
          <table:table-cell office:value-type="float" office:value="21.29724" calcext:value-type="float">
            <text:p>21.29724</text:p>
          </table:table-cell>
          <table:table-cell office:value-type="float" office:value="31.32" calcext:value-type="float">
            <text:p>31.32</text:p>
          </table:table-cell>
          <table:table-cell office:value-type="float" office:value="20.17" calcext:value-type="float">
            <text:p>20.17</text:p>
          </table:table-cell>
          <table:table-cell office:value-type="float" office:value="2.286811" calcext:value-type="float">
            <text:p>2.286811</text:p>
          </table:table-cell>
          <table:table-cell office:value-type="float" office:value="1.75515" calcext:value-type="float">
            <text:p>1.75515</text:p>
          </table:table-cell>
          <table:table-cell office:value-type="float" office:value="188.712" calcext:value-type="float">
            <text:p>188.712</text:p>
          </table:table-cell>
          <table:table-cell office:value-type="float" office:value="1" calcext:value-type="float">
            <text:p>1</text:p>
          </table:table-cell>
          <table:table-cell office:value-type="float" office:value="32.59863" calcext:value-type="float">
            <text:p>32.59863</text:p>
          </table:table-cell>
          <table:table-cell office:value-type="float" office:value="21.81662" calcext:value-type="float">
            <text:p>21.81662</text:p>
          </table:table-cell>
          <table:table-cell office:value-type="float" office:value="28.44077" calcext:value-type="float">
            <text:p>28.44077</text:p>
          </table:table-cell>
          <table:table-cell office:value-type="float" office:value="22.759" calcext:value-type="float">
            <text:p>22.759</text:p>
          </table:table-cell>
          <table:table-cell office:value-type="float" office:value="26.33517" calcext:value-type="float">
            <text:p>26.33517</text:p>
          </table:table-cell>
          <table:table-cell office:value-type="float" office:value="22.84409" calcext:value-type="float">
            <text:p>22.84409</text:p>
          </table:table-cell>
          <table:table-cell office:value-type="float" office:value="24.69409" calcext:value-type="float">
            <text:p>24.69409</text:p>
          </table:table-cell>
          <table:table-cell office:value-type="float" office:value="22.65826" calcext:value-type="float">
            <text:p>22.65826</text:p>
          </table:table-cell>
          <table:table-cell office:value-type="float" office:value="23.68503" calcext:value-type="float">
            <text:p>23.68503</text:p>
          </table:table-cell>
          <table:table-cell office:value-type="float" office:value="22.38632" calcext:value-type="float">
            <text:p>22.38632</text:p>
          </table:table-cell>
          <table:table-cell office:value-type="float" office:value="22.70767" calcext:value-type="float">
            <text:p>22.70767</text:p>
          </table:table-cell>
          <table:table-cell office:value-type="float" office:value="21.96078" calcext:value-type="float">
            <text:p>21.96078</text:p>
          </table:table-cell>
          <table:table-cell office:value-type="float" office:value="21.82062" calcext:value-type="float">
            <text:p>21.82062</text:p>
          </table:table-cell>
          <table:table-cell office:value-type="float" office:value="21.32977" calcext:value-type="float">
            <text:p>21.32977</text:p>
          </table:table-cell>
          <table:table-cell office:value-type="float" office:value="20.48456" calcext:value-type="float">
            <text:p>20.48456</text:p>
          </table:table-cell>
          <table:table-cell office:value-type="float" office:value="20.05756" calcext:value-type="float">
            <text:p>20.05756</text:p>
          </table:table-cell>
          <table:table-cell office:value-type="float" office:value="18.82831" calcext:value-type="float">
            <text:p>18.82831</text:p>
          </table:table-cell>
          <table:table-cell office:value-type="float" office:value="18.61194" calcext:value-type="float">
            <text:p>18.61194</text:p>
          </table:table-cell>
          <table:table-cell office:value-type="float" office:value="17.3638" calcext:value-type="float">
            <text:p>17.3638</text:p>
          </table:table-cell>
          <table:table-cell office:value-type="float" office:value="17.28857" calcext:value-type="float">
            <text:p>17.28857</text:p>
          </table:table-cell>
          <table:table-cell office:value-type="float" office:value="16.28595" calcext:value-type="float">
            <text:p>16.28595</text:p>
          </table:table-cell>
          <table:table-cell office:value-type="float" office:value="16.23621" calcext:value-type="float">
            <text:p>16.23621</text:p>
          </table:table-cell>
          <table:table-cell office:value-type="float" office:value="15.36301" calcext:value-type="float">
            <text:p>15.36301</text:p>
          </table:table-cell>
          <table:table-cell office:value-type="float" office:value="15.30856" calcext:value-type="float">
            <text:p>15.30856</text:p>
          </table:table-cell>
          <table:table-cell office:value-type="float" office:value="14.55554" calcext:value-type="float">
            <text:p>14.55554</text:p>
          </table:table-cell>
          <table:table-cell office:value-type="float" office:value="14.49139" calcext:value-type="float">
            <text:p>14.49139</text:p>
          </table:table-cell>
          <table:table-cell office:value-type="float" office:value="14.0314" calcext:value-type="float">
            <text:p>14.0314</text:p>
          </table:table-cell>
          <table:table-cell office:value-type="float" office:value="13.96414" calcext:value-type="float">
            <text:p>13.96414</text:p>
          </table:table-cell>
          <table:table-cell office:value-type="float" office:value="41.29269" calcext:value-type="float">
            <text:p>41.29269</text:p>
          </table:table-cell>
          <table:table-cell office:value-type="float" office:value="19.54028" calcext:value-type="float">
            <text:p>19.540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4" calcext:value-type="float">
            <text:p>14072004</text:p>
          </table:table-cell>
          <table:table-cell office:value-type="float" office:value="17.1918" calcext:value-type="float">
            <text:p>17.1918</text:p>
          </table:table-cell>
          <table:table-cell office:value-type="float" office:value="27.3" calcext:value-type="float">
            <text:p>27.3</text:p>
          </table:table-cell>
          <table:table-cell office:value-type="float" office:value="17.68" calcext:value-type="float">
            <text:p>17.68</text:p>
          </table:table-cell>
          <table:table-cell office:value-type="float" office:value="3.043545" calcext:value-type="float">
            <text:p>3.043545</text:p>
          </table:table-cell>
          <table:table-cell office:value-type="float" office:value="1.677471" calcext:value-type="float">
            <text:p>1.677471</text:p>
          </table:table-cell>
          <table:table-cell office:value-type="float" office:value="165.204" calcext:value-type="float">
            <text:p>165.204</text:p>
          </table:table-cell>
          <table:table-cell office:value-type="float" office:value="6.6" calcext:value-type="float">
            <text:p>6.6</text:p>
          </table:table-cell>
          <table:table-cell office:value-type="float" office:value="28.06711" calcext:value-type="float">
            <text:p>28.06711</text:p>
          </table:table-cell>
          <table:table-cell office:value-type="float" office:value="18.95425" calcext:value-type="float">
            <text:p>18.95425</text:p>
          </table:table-cell>
          <table:table-cell office:value-type="float" office:value="26.23468" calcext:value-type="float">
            <text:p>26.23468</text:p>
          </table:table-cell>
          <table:table-cell office:value-type="float" office:value="20.13229" calcext:value-type="float">
            <text:p>20.13229</text:p>
          </table:table-cell>
          <table:table-cell office:value-type="float" office:value="24.685" calcext:value-type="float">
            <text:p>24.685</text:p>
          </table:table-cell>
          <table:table-cell office:value-type="float" office:value="20.98358" calcext:value-type="float">
            <text:p>20.98358</text:p>
          </table:table-cell>
          <table:table-cell office:value-type="float" office:value="23.54639" calcext:value-type="float">
            <text:p>23.54639</text:p>
          </table:table-cell>
          <table:table-cell office:value-type="float" office:value="21.46265" calcext:value-type="float">
            <text:p>21.46265</text:p>
          </table:table-cell>
          <table:table-cell office:value-type="float" office:value="23.09052" calcext:value-type="float">
            <text:p>23.09052</text:p>
          </table:table-cell>
          <table:table-cell office:value-type="float" office:value="21.60214" calcext:value-type="float">
            <text:p>21.60214</text:p>
          </table:table-cell>
          <table:table-cell office:value-type="float" office:value="22.61368" calcext:value-type="float">
            <text:p>22.61368</text:p>
          </table:table-cell>
          <table:table-cell office:value-type="float" office:value="21.58347" calcext:value-type="float">
            <text:p>21.58347</text:p>
          </table:table-cell>
          <table:table-cell office:value-type="float" office:value="21.81879" calcext:value-type="float">
            <text:p>21.81879</text:p>
          </table:table-cell>
          <table:table-cell office:value-type="float" office:value="21.23395" calcext:value-type="float">
            <text:p>21.23395</text:p>
          </table:table-cell>
          <table:table-cell office:value-type="float" office:value="20.57666" calcext:value-type="float">
            <text:p>20.57666</text:p>
          </table:table-cell>
          <table:table-cell office:value-type="float" office:value="20.48959" calcext:value-type="float">
            <text:p>20.48959</text:p>
          </table:table-cell>
          <table:table-cell office:value-type="float" office:value="19.02386" calcext:value-type="float">
            <text:p>19.02386</text:p>
          </table:table-cell>
          <table:table-cell office:value-type="float" office:value="18.83081" calcext:value-type="float">
            <text:p>18.83081</text:p>
          </table:table-cell>
          <table:table-cell office:value-type="float" office:value="17.46671" calcext:value-type="float">
            <text:p>17.46671</text:p>
          </table:table-cell>
          <table:table-cell office:value-type="float" office:value="17.36478" calcext:value-type="float">
            <text:p>17.36478</text:p>
          </table:table-cell>
          <table:table-cell office:value-type="float" office:value="16.35025" calcext:value-type="float">
            <text:p>16.35025</text:p>
          </table:table-cell>
          <table:table-cell office:value-type="float" office:value="16.28653" calcext:value-type="float">
            <text:p>16.28653</text:p>
          </table:table-cell>
          <table:table-cell office:value-type="float" office:value="15.42093" calcext:value-type="float">
            <text:p>15.42093</text:p>
          </table:table-cell>
          <table:table-cell office:value-type="float" office:value="15.36356" calcext:value-type="float">
            <text:p>15.36356</text:p>
          </table:table-cell>
          <table:table-cell office:value-type="float" office:value="14.61926" calcext:value-type="float">
            <text:p>14.61926</text:p>
          </table:table-cell>
          <table:table-cell office:value-type="float" office:value="14.55621" calcext:value-type="float">
            <text:p>14.55621</text:p>
          </table:table-cell>
          <table:table-cell office:value-type="float" office:value="14.09711" calcext:value-type="float">
            <text:p>14.09711</text:p>
          </table:table-cell>
          <table:table-cell office:value-type="float" office:value="14.0321" calcext:value-type="float">
            <text:p>14.0321</text:p>
          </table:table-cell>
          <table:table-cell office:value-type="float" office:value="29.46466" calcext:value-type="float">
            <text:p>29.46466</text:p>
          </table:table-cell>
          <table:table-cell office:value-type="float" office:value="17.18515" calcext:value-type="float">
            <text:p>17.185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4" calcext:value-type="float">
            <text:p>15072004</text:p>
          </table:table-cell>
          <table:table-cell office:value-type="float" office:value="19.79028" calcext:value-type="float">
            <text:p>19.79028</text:p>
          </table:table-cell>
          <table:table-cell office:value-type="float" office:value="28.12" calcext:value-type="float">
            <text:p>28.12</text:p>
          </table:table-cell>
          <table:table-cell office:value-type="float" office:value="16.84" calcext:value-type="float">
            <text:p>16.84</text:p>
          </table:table-cell>
          <table:table-cell office:value-type="float" office:value="2.358189" calcext:value-type="float">
            <text:p>2.358189</text:p>
          </table:table-cell>
          <table:table-cell office:value-type="float" office:value="1.684792" calcext:value-type="float">
            <text:p>1.684792</text:p>
          </table:table-cell>
          <table:table-cell office:value-type="float" office:value="191.88" calcext:value-type="float">
            <text:p>191.88</text:p>
          </table:table-cell>
          <table:table-cell office:value-type="float" office:value="0.3" calcext:value-type="float">
            <text:p>0.3</text:p>
          </table:table-cell>
          <table:table-cell office:value-type="float" office:value="26.72531" calcext:value-type="float">
            <text:p>26.72531</text:p>
          </table:table-cell>
          <table:table-cell office:value-type="float" office:value="17.74213" calcext:value-type="float">
            <text:p>17.74213</text:p>
          </table:table-cell>
          <table:table-cell office:value-type="float" office:value="24.79935" calcext:value-type="float">
            <text:p>24.79935</text:p>
          </table:table-cell>
          <table:table-cell office:value-type="float" office:value="18.85721" calcext:value-type="float">
            <text:p>18.85721</text:p>
          </table:table-cell>
          <table:table-cell office:value-type="float" office:value="23.53372" calcext:value-type="float">
            <text:p>23.53372</text:p>
          </table:table-cell>
          <table:table-cell office:value-type="float" office:value="19.78992" calcext:value-type="float">
            <text:p>19.78992</text:p>
          </table:table-cell>
          <table:table-cell office:value-type="float" office:value="22.64609" calcext:value-type="float">
            <text:p>22.64609</text:p>
          </table:table-cell>
          <table:table-cell office:value-type="float" office:value="20.43866" calcext:value-type="float">
            <text:p>20.43866</text:p>
          </table:table-cell>
          <table:table-cell office:value-type="float" office:value="22.08994" calcext:value-type="float">
            <text:p>22.08994</text:p>
          </table:table-cell>
          <table:table-cell office:value-type="float" office:value="20.74341" calcext:value-type="float">
            <text:p>20.74341</text:p>
          </table:table-cell>
          <table:table-cell office:value-type="float" office:value="21.94937" calcext:value-type="float">
            <text:p>21.94937</text:p>
          </table:table-cell>
          <table:table-cell office:value-type="float" office:value="20.91397" calcext:value-type="float">
            <text:p>20.91397</text:p>
          </table:table-cell>
          <table:table-cell office:value-type="float" office:value="21.46335" calcext:value-type="float">
            <text:p>21.46335</text:p>
          </table:table-cell>
          <table:table-cell office:value-type="float" office:value="20.7691" calcext:value-type="float">
            <text:p>20.7691</text:p>
          </table:table-cell>
          <table:table-cell office:value-type="float" office:value="20.54974" calcext:value-type="float">
            <text:p>20.54974</text:p>
          </table:table-cell>
          <table:table-cell office:value-type="float" office:value="20.33353" calcext:value-type="float">
            <text:p>20.33353</text:p>
          </table:table-cell>
          <table:table-cell office:value-type="float" office:value="19.09705" calcext:value-type="float">
            <text:p>19.09705</text:p>
          </table:table-cell>
          <table:table-cell office:value-type="float" office:value="19.02539" calcext:value-type="float">
            <text:p>19.02539</text:p>
          </table:table-cell>
          <table:table-cell office:value-type="float" office:value="17.56802" calcext:value-type="float">
            <text:p>17.56802</text:p>
          </table:table-cell>
          <table:table-cell office:value-type="float" office:value="17.4678" calcext:value-type="float">
            <text:p>17.4678</text:p>
          </table:table-cell>
          <table:table-cell office:value-type="float" office:value="16.42499" calcext:value-type="float">
            <text:p>16.42499</text:p>
          </table:table-cell>
          <table:table-cell office:value-type="float" office:value="16.35101" calcext:value-type="float">
            <text:p>16.35101</text:p>
          </table:table-cell>
          <table:table-cell office:value-type="float" office:value="15.48288" calcext:value-type="float">
            <text:p>15.48288</text:p>
          </table:table-cell>
          <table:table-cell office:value-type="float" office:value="15.42157" calcext:value-type="float">
            <text:p>15.42157</text:p>
          </table:table-cell>
          <table:table-cell office:value-type="float" office:value="14.68204" calcext:value-type="float">
            <text:p>14.68204</text:p>
          </table:table-cell>
          <table:table-cell office:value-type="float" office:value="14.61993" calcext:value-type="float">
            <text:p>14.61993</text:p>
          </table:table-cell>
          <table:table-cell office:value-type="float" office:value="14.16092" calcext:value-type="float">
            <text:p>14.16092</text:p>
          </table:table-cell>
          <table:table-cell office:value-type="float" office:value="14.09778" calcext:value-type="float">
            <text:p>14.09778</text:p>
          </table:table-cell>
          <table:table-cell office:value-type="float" office:value="28.3674" calcext:value-type="float">
            <text:p>28.3674</text:p>
          </table:table-cell>
          <table:table-cell office:value-type="float" office:value="16.10022" calcext:value-type="float">
            <text:p>16.100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4" calcext:value-type="float">
            <text:p>16072004</text:p>
          </table:table-cell>
          <table:table-cell office:value-type="float" office:value="26.19648" calcext:value-type="float">
            <text:p>26.19648</text:p>
          </table:table-cell>
          <table:table-cell office:value-type="float" office:value="28.89" calcext:value-type="float">
            <text:p>28.89</text:p>
          </table:table-cell>
          <table:table-cell office:value-type="float" office:value="19.09" calcext:value-type="float">
            <text:p>19.09</text:p>
          </table:table-cell>
          <table:table-cell office:value-type="float" office:value="2.301963" calcext:value-type="float">
            <text:p>2.301963</text:p>
          </table:table-cell>
          <table:table-cell office:value-type="float" office:value="1.530995" calcext:value-type="float">
            <text:p>1.530995</text:p>
          </table:table-cell>
          <table:table-cell office:value-type="float" office:value="250.992" calcext:value-type="float">
            <text:p>250.992</text:p>
          </table:table-cell>
          <table:table-cell office:value-type="float" office:value="0" calcext:value-type="float">
            <text:p>0</text:p>
          </table:table-cell>
          <table:table-cell office:value-type="float" office:value="28.41205" calcext:value-type="float">
            <text:p>28.41205</text:p>
          </table:table-cell>
          <table:table-cell office:value-type="float" office:value="20.16141" calcext:value-type="float">
            <text:p>20.16141</text:p>
          </table:table-cell>
          <table:table-cell office:value-type="float" office:value="26.03177" calcext:value-type="float">
            <text:p>26.03177</text:p>
          </table:table-cell>
          <table:table-cell office:value-type="float" office:value="20.96344" calcext:value-type="float">
            <text:p>20.96344</text:p>
          </table:table-cell>
          <table:table-cell office:value-type="float" office:value="24.6152" calcext:value-type="float">
            <text:p>24.6152</text:p>
          </table:table-cell>
          <table:table-cell office:value-type="float" office:value="21.2294" calcext:value-type="float">
            <text:p>21.2294</text:p>
          </table:table-cell>
          <table:table-cell office:value-type="float" office:value="23.43808" calcext:value-type="float">
            <text:p>23.43808</text:p>
          </table:table-cell>
          <table:table-cell office:value-type="float" office:value="21.31497" calcext:value-type="float">
            <text:p>21.31497</text:p>
          </table:table-cell>
          <table:table-cell office:value-type="float" office:value="22.68881" calcext:value-type="float">
            <text:p>22.68881</text:p>
          </table:table-cell>
          <table:table-cell office:value-type="float" office:value="21.2782" calcext:value-type="float">
            <text:p>21.2782</text:p>
          </table:table-cell>
          <table:table-cell office:value-type="float" office:value="21.94055" calcext:value-type="float">
            <text:p>21.94055</text:p>
          </table:table-cell>
          <table:table-cell office:value-type="float" office:value="21.14896" calcext:value-type="float">
            <text:p>21.14896</text:p>
          </table:table-cell>
          <table:table-cell office:value-type="float" office:value="21.30914" calcext:value-type="float">
            <text:p>21.30914</text:p>
          </table:table-cell>
          <table:table-cell office:value-type="float" office:value="20.85535" calcext:value-type="float">
            <text:p>20.85535</text:p>
          </table:table-cell>
          <table:table-cell office:value-type="float" office:value="20.37772" calcext:value-type="float">
            <text:p>20.37772</text:p>
          </table:table-cell>
          <table:table-cell office:value-type="float" office:value="20.30066" calcext:value-type="float">
            <text:p>20.30066</text:p>
          </table:table-cell>
          <table:table-cell office:value-type="float" office:value="19.1218" calcext:value-type="float">
            <text:p>19.1218</text:p>
          </table:table-cell>
          <table:table-cell office:value-type="float" office:value="19.09723" calcext:value-type="float">
            <text:p>19.09723</text:p>
          </table:table-cell>
          <table:table-cell office:value-type="float" office:value="17.64844" calcext:value-type="float">
            <text:p>17.64844</text:p>
          </table:table-cell>
          <table:table-cell office:value-type="float" office:value="17.56894" calcext:value-type="float">
            <text:p>17.56894</text:p>
          </table:table-cell>
          <table:table-cell office:value-type="float" office:value="16.50058" calcext:value-type="float">
            <text:p>16.50058</text:p>
          </table:table-cell>
          <table:table-cell office:value-type="float" office:value="16.42581" calcext:value-type="float">
            <text:p>16.42581</text:p>
          </table:table-cell>
          <table:table-cell office:value-type="float" office:value="15.54813" calcext:value-type="float">
            <text:p>15.54813</text:p>
          </table:table-cell>
          <table:table-cell office:value-type="float" office:value="15.48358" calcext:value-type="float">
            <text:p>15.48358</text:p>
          </table:table-cell>
          <table:table-cell office:value-type="float" office:value="14.74481" calcext:value-type="float">
            <text:p>14.74481</text:p>
          </table:table-cell>
          <table:table-cell office:value-type="float" office:value="14.68268" calcext:value-type="float">
            <text:p>14.68268</text:p>
          </table:table-cell>
          <table:table-cell office:value-type="float" office:value="14.22244" calcext:value-type="float">
            <text:p>14.22244</text:p>
          </table:table-cell>
          <table:table-cell office:value-type="float" office:value="14.16156" calcext:value-type="float">
            <text:p>14.16156</text:p>
          </table:table-cell>
          <table:table-cell office:value-type="float" office:value="33.67856" calcext:value-type="float">
            <text:p>33.67856</text:p>
          </table:table-cell>
          <table:table-cell office:value-type="float" office:value="18.30652" calcext:value-type="float">
            <text:p>18.306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4" calcext:value-type="float">
            <text:p>17072004</text:p>
          </table:table-cell>
          <table:table-cell office:value-type="float" office:value="23.17752" calcext:value-type="float">
            <text:p>23.17752</text:p>
          </table:table-cell>
          <table:table-cell office:value-type="float" office:value="26.74" calcext:value-type="float">
            <text:p>26.74</text:p>
          </table:table-cell>
          <table:table-cell office:value-type="float" office:value="16.14" calcext:value-type="float">
            <text:p>16.14</text:p>
          </table:table-cell>
          <table:table-cell office:value-type="float" office:value="1.837546" calcext:value-type="float">
            <text:p>1.837546</text:p>
          </table:table-cell>
          <table:table-cell office:value-type="float" office:value="1.373631" calcext:value-type="float">
            <text:p>1.373631</text:p>
          </table:table-cell>
          <table:table-cell office:value-type="float" office:value="152.928" calcext:value-type="float">
            <text:p>152.928</text:p>
          </table:table-cell>
          <table:table-cell office:value-type="float" office:value="0" calcext:value-type="float">
            <text:p>0</text:p>
          </table:table-cell>
          <table:table-cell office:value-type="float" office:value="27.41788" calcext:value-type="float">
            <text:p>27.41788</text:p>
          </table:table-cell>
          <table:table-cell office:value-type="float" office:value="18.09549" calcext:value-type="float">
            <text:p>18.09549</text:p>
          </table:table-cell>
          <table:table-cell office:value-type="float" office:value="25.11172" calcext:value-type="float">
            <text:p>25.11172</text:p>
          </table:table-cell>
          <table:table-cell office:value-type="float" office:value="19.54858" calcext:value-type="float">
            <text:p>19.54858</text:p>
          </table:table-cell>
          <table:table-cell office:value-type="float" office:value="23.92261" calcext:value-type="float">
            <text:p>23.92261</text:p>
          </table:table-cell>
          <table:table-cell office:value-type="float" office:value="20.27725" calcext:value-type="float">
            <text:p>20.27725</text:p>
          </table:table-cell>
          <table:table-cell office:value-type="float" office:value="22.95538" calcext:value-type="float">
            <text:p>22.95538</text:p>
          </table:table-cell>
          <table:table-cell office:value-type="float" office:value="20.7301" calcext:value-type="float">
            <text:p>20.7301</text:p>
          </table:table-cell>
          <table:table-cell office:value-type="float" office:value="22.32874" calcext:value-type="float">
            <text:p>22.32874</text:p>
          </table:table-cell>
          <table:table-cell office:value-type="float" office:value="20.91544" calcext:value-type="float">
            <text:p>20.91544</text:p>
          </table:table-cell>
          <table:table-cell office:value-type="float" office:value="21.84198" calcext:value-type="float">
            <text:p>21.84198</text:p>
          </table:table-cell>
          <table:table-cell office:value-type="float" office:value="20.97473" calcext:value-type="float">
            <text:p>20.97473</text:p>
          </table:table-cell>
          <table:table-cell office:value-type="float" office:value="21.30521" calcext:value-type="float">
            <text:p>21.30521</text:p>
          </table:table-cell>
          <table:table-cell office:value-type="float" office:value="20.7789" calcext:value-type="float">
            <text:p>20.7789</text:p>
          </table:table-cell>
          <table:table-cell office:value-type="float" office:value="20.4129" calcext:value-type="float">
            <text:p>20.4129</text:p>
          </table:table-cell>
          <table:table-cell office:value-type="float" office:value="20.31903" calcext:value-type="float">
            <text:p>20.31903</text:p>
          </table:table-cell>
          <table:table-cell office:value-type="float" office:value="19.15979" calcext:value-type="float">
            <text:p>19.15979</text:p>
          </table:table-cell>
          <table:table-cell office:value-type="float" office:value="19.12231" calcext:value-type="float">
            <text:p>19.12231</text:p>
          </table:table-cell>
          <table:table-cell office:value-type="float" office:value="17.71783" calcext:value-type="float">
            <text:p>17.71783</text:p>
          </table:table-cell>
          <table:table-cell office:value-type="float" office:value="17.6492" calcext:value-type="float">
            <text:p>17.6492</text:p>
          </table:table-cell>
          <table:table-cell office:value-type="float" office:value="16.57236" calcext:value-type="float">
            <text:p>16.57236</text:p>
          </table:table-cell>
          <table:table-cell office:value-type="float" office:value="16.50134" calcext:value-type="float">
            <text:p>16.50134</text:p>
          </table:table-cell>
          <table:table-cell office:value-type="float" office:value="15.61438" calcext:value-type="float">
            <text:p>15.61438</text:p>
          </table:table-cell>
          <table:table-cell office:value-type="float" office:value="15.54883" calcext:value-type="float">
            <text:p>15.54883</text:p>
          </table:table-cell>
          <table:table-cell office:value-type="float" office:value="14.80829" calcext:value-type="float">
            <text:p>14.80829</text:p>
          </table:table-cell>
          <table:table-cell office:value-type="float" office:value="14.74548" calcext:value-type="float">
            <text:p>14.74548</text:p>
          </table:table-cell>
          <table:table-cell office:value-type="float" office:value="14.28394" calcext:value-type="float">
            <text:p>14.28394</text:p>
          </table:table-cell>
          <table:table-cell office:value-type="float" office:value="14.22308" calcext:value-type="float">
            <text:p>14.22308</text:p>
          </table:table-cell>
          <table:table-cell office:value-type="float" office:value="34.03751" calcext:value-type="float">
            <text:p>34.03751</text:p>
          </table:table-cell>
          <table:table-cell office:value-type="float" office:value="15.68121" calcext:value-type="float">
            <text:p>15.681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4" calcext:value-type="float">
            <text:p>18072004</text:p>
          </table:table-cell>
          <table:table-cell office:value-type="float" office:value="27.702" calcext:value-type="float">
            <text:p>27.702</text:p>
          </table:table-cell>
          <table:table-cell office:value-type="float" office:value="28.79" calcext:value-type="float">
            <text:p>28.79</text:p>
          </table:table-cell>
          <table:table-cell office:value-type="float" office:value="14.96" calcext:value-type="float">
            <text:p>14.96</text:p>
          </table:table-cell>
          <table:table-cell office:value-type="float" office:value="1.88621" calcext:value-type="float">
            <text:p>1.88621</text:p>
          </table:table-cell>
          <table:table-cell office:value-type="float" office:value="1.493365" calcext:value-type="float">
            <text:p>1.493365</text:p>
          </table:table-cell>
          <table:table-cell office:value-type="float" office:value="226.728" calcext:value-type="float">
            <text:p>226.728</text:p>
          </table:table-cell>
          <table:table-cell office:value-type="float" office:value="0" calcext:value-type="float">
            <text:p>0</text:p>
          </table:table-cell>
          <table:table-cell office:value-type="float" office:value="30.32224" calcext:value-type="float">
            <text:p>30.32224</text:p>
          </table:table-cell>
          <table:table-cell office:value-type="float" office:value="17.84222" calcext:value-type="float">
            <text:p>17.84222</text:p>
          </table:table-cell>
          <table:table-cell office:value-type="float" office:value="26.90509" calcext:value-type="float">
            <text:p>26.90509</text:p>
          </table:table-cell>
          <table:table-cell office:value-type="float" office:value="19.39075" calcext:value-type="float">
            <text:p>19.39075</text:p>
          </table:table-cell>
          <table:table-cell office:value-type="float" office:value="25.25565" calcext:value-type="float">
            <text:p>25.25565</text:p>
          </table:table-cell>
          <table:table-cell office:value-type="float" office:value="20.13486" calcext:value-type="float">
            <text:p>20.13486</text:p>
          </table:table-cell>
          <table:table-cell office:value-type="float" office:value="23.87784" calcext:value-type="float">
            <text:p>23.87784</text:p>
          </table:table-cell>
          <table:table-cell office:value-type="float" office:value="20.60025" calcext:value-type="float">
            <text:p>20.60025</text:p>
          </table:table-cell>
          <table:table-cell office:value-type="float" office:value="22.98761" calcext:value-type="float">
            <text:p>22.98761</text:p>
          </table:table-cell>
          <table:table-cell office:value-type="float" office:value="20.798" calcext:value-type="float">
            <text:p>20.798</text:p>
          </table:table-cell>
          <table:table-cell office:value-type="float" office:value="22.12326" calcext:value-type="float">
            <text:p>22.12326</text:p>
          </table:table-cell>
          <table:table-cell office:value-type="float" office:value="20.88144" calcext:value-type="float">
            <text:p>20.88144</text:p>
          </table:table-cell>
          <table:table-cell office:value-type="float" office:value="21.40051" calcext:value-type="float">
            <text:p>21.40051</text:p>
          </table:table-cell>
          <table:table-cell office:value-type="float" office:value="20.70807" calcext:value-type="float">
            <text:p>20.70807</text:p>
          </table:table-cell>
          <table:table-cell office:value-type="float" office:value="20.3689" calcext:value-type="float">
            <text:p>20.3689</text:p>
          </table:table-cell>
          <table:table-cell office:value-type="float" office:value="20.28503" calcext:value-type="float">
            <text:p>20.28503</text:p>
          </table:table-cell>
          <table:table-cell office:value-type="float" office:value="19.18237" calcext:value-type="float">
            <text:p>19.18237</text:p>
          </table:table-cell>
          <table:table-cell office:value-type="float" office:value="19.16013" calcext:value-type="float">
            <text:p>19.16013</text:p>
          </table:table-cell>
          <table:table-cell office:value-type="float" office:value="17.77774" calcext:value-type="float">
            <text:p>17.77774</text:p>
          </table:table-cell>
          <table:table-cell office:value-type="float" office:value="17.71851" calcext:value-type="float">
            <text:p>17.71851</text:p>
          </table:table-cell>
          <table:table-cell office:value-type="float" office:value="16.64059" calcext:value-type="float">
            <text:p>16.64059</text:p>
          </table:table-cell>
          <table:table-cell office:value-type="float" office:value="16.57309" calcext:value-type="float">
            <text:p>16.57309</text:p>
          </table:table-cell>
          <table:table-cell office:value-type="float" office:value="15.68146" calcext:value-type="float">
            <text:p>15.68146</text:p>
          </table:table-cell>
          <table:table-cell office:value-type="float" office:value="15.61508" calcext:value-type="float">
            <text:p>15.61508</text:p>
          </table:table-cell>
          <table:table-cell office:value-type="float" office:value="14.87186" calcext:value-type="float">
            <text:p>14.87186</text:p>
          </table:table-cell>
          <table:table-cell office:value-type="float" office:value="14.80896" calcext:value-type="float">
            <text:p>14.80896</text:p>
          </table:table-cell>
          <table:table-cell office:value-type="float" office:value="14.34467" calcext:value-type="float">
            <text:p>14.34467</text:p>
          </table:table-cell>
          <table:table-cell office:value-type="float" office:value="14.28458" calcext:value-type="float">
            <text:p>14.28458</text:p>
          </table:table-cell>
          <table:table-cell office:value-type="float" office:value="38.17056" calcext:value-type="float">
            <text:p>38.17056</text:p>
          </table:table-cell>
          <table:table-cell office:value-type="float" office:value="14.70609" calcext:value-type="float">
            <text:p>14.706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4" calcext:value-type="float">
            <text:p>19072004</text:p>
          </table:table-cell>
          <table:table-cell office:value-type="float" office:value="27.4986" calcext:value-type="float">
            <text:p>27.4986</text:p>
          </table:table-cell>
          <table:table-cell office:value-type="float" office:value="34.72" calcext:value-type="float">
            <text:p>34.72</text:p>
          </table:table-cell>
          <table:table-cell office:value-type="float" office:value="19.93" calcext:value-type="float">
            <text:p>19.93</text:p>
          </table:table-cell>
          <table:table-cell office:value-type="float" office:value="2.621017" calcext:value-type="float">
            <text:p>2.621017</text:p>
          </table:table-cell>
          <table:table-cell office:value-type="float" office:value="1.697974" calcext:value-type="float">
            <text:p>1.697974</text:p>
          </table:table-cell>
          <table:table-cell office:value-type="float" office:value="172.548" calcext:value-type="float">
            <text:p>172.548</text:p>
          </table:table-cell>
          <table:table-cell office:value-type="float" office:value="0" calcext:value-type="float">
            <text:p>0</text:p>
          </table:table-cell>
          <table:table-cell office:value-type="float" office:value="33.35385" calcext:value-type="float">
            <text:p>33.35385</text:p>
          </table:table-cell>
          <table:table-cell office:value-type="float" office:value="21.18631" calcext:value-type="float">
            <text:p>21.18631</text:p>
          </table:table-cell>
          <table:table-cell office:value-type="float" office:value="29.41846" calcext:value-type="float">
            <text:p>29.41846</text:p>
          </table:table-cell>
          <table:table-cell office:value-type="float" office:value="21.79724" calcext:value-type="float">
            <text:p>21.79724</text:p>
          </table:table-cell>
          <table:table-cell office:value-type="float" office:value="27.38626" calcext:value-type="float">
            <text:p>27.38626</text:p>
          </table:table-cell>
          <table:table-cell office:value-type="float" office:value="22.00702" calcext:value-type="float">
            <text:p>22.00702</text:p>
          </table:table-cell>
          <table:table-cell office:value-type="float" office:value="25.63708" calcext:value-type="float">
            <text:p>25.63708</text:p>
          </table:table-cell>
          <table:table-cell office:value-type="float" office:value="22.00558" calcext:value-type="float">
            <text:p>22.00558</text:p>
          </table:table-cell>
          <table:table-cell office:value-type="float" office:value="24.45999" calcext:value-type="float">
            <text:p>24.45999</text:p>
          </table:table-cell>
          <table:table-cell office:value-type="float" office:value="21.89359" calcext:value-type="float">
            <text:p>21.89359</text:p>
          </table:table-cell>
          <table:table-cell office:value-type="float" office:value="23.28833" calcext:value-type="float">
            <text:p>23.28833</text:p>
          </table:table-cell>
          <table:table-cell office:value-type="float" office:value="21.66391" calcext:value-type="float">
            <text:p>21.66391</text:p>
          </table:table-cell>
          <table:table-cell office:value-type="float" office:value="22.202" calcext:value-type="float">
            <text:p>22.202</text:p>
          </table:table-cell>
          <table:table-cell office:value-type="float" office:value="21.23846" calcext:value-type="float">
            <text:p>21.23846</text:p>
          </table:table-cell>
          <table:table-cell office:value-type="float" office:value="20.70984" calcext:value-type="float">
            <text:p>20.70984</text:p>
          </table:table-cell>
          <table:table-cell office:value-type="float" office:value="20.37341" calcext:value-type="float">
            <text:p>20.37341</text:p>
          </table:table-cell>
          <table:table-cell office:value-type="float" office:value="19.26804" calcext:value-type="float">
            <text:p>19.26804</text:p>
          </table:table-cell>
          <table:table-cell office:value-type="float" office:value="19.18283" calcext:value-type="float">
            <text:p>19.18283</text:p>
          </table:table-cell>
          <table:table-cell office:value-type="float" office:value="17.83667" calcext:value-type="float">
            <text:p>17.83667</text:p>
          </table:table-cell>
          <table:table-cell office:value-type="float" office:value="17.77829" calcext:value-type="float">
            <text:p>17.77829</text:p>
          </table:table-cell>
          <table:table-cell office:value-type="float" office:value="16.7052" calcext:value-type="float">
            <text:p>16.7052</text:p>
          </table:table-cell>
          <table:table-cell office:value-type="float" office:value="16.64127" calcext:value-type="float">
            <text:p>16.64127</text:p>
          </table:table-cell>
          <table:table-cell office:value-type="float" office:value="15.74713" calcext:value-type="float">
            <text:p>15.74713</text:p>
          </table:table-cell>
          <table:table-cell office:value-type="float" office:value="15.68213" calcext:value-type="float">
            <text:p>15.68213</text:p>
          </table:table-cell>
          <table:table-cell office:value-type="float" office:value="14.93536" calcext:value-type="float">
            <text:p>14.93536</text:p>
          </table:table-cell>
          <table:table-cell office:value-type="float" office:value="14.8725" calcext:value-type="float">
            <text:p>14.8725</text:p>
          </table:table-cell>
          <table:table-cell office:value-type="float" office:value="14.40475" calcext:value-type="float">
            <text:p>14.40475</text:p>
          </table:table-cell>
          <table:table-cell office:value-type="float" office:value="14.34531" calcext:value-type="float">
            <text:p>14.34531</text:p>
          </table:table-cell>
          <table:table-cell office:value-type="float" office:value="41.83463" calcext:value-type="float">
            <text:p>41.83463</text:p>
          </table:table-cell>
          <table:table-cell office:value-type="float" office:value="19.50528" calcext:value-type="float">
            <text:p>19.505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4" calcext:value-type="float">
            <text:p>20072004</text:p>
          </table:table-cell>
          <table:table-cell office:value-type="float" office:value="25.66872" calcext:value-type="float">
            <text:p>25.66872</text:p>
          </table:table-cell>
          <table:table-cell office:value-type="float" office:value="34.98" calcext:value-type="float">
            <text:p>34.98</text:p>
          </table:table-cell>
          <table:table-cell office:value-type="float" office:value="22.58" calcext:value-type="float">
            <text:p>22.58</text:p>
          </table:table-cell>
          <table:table-cell office:value-type="float" office:value="2.620204" calcext:value-type="float">
            <text:p>2.620204</text:p>
          </table:table-cell>
          <table:table-cell office:value-type="float" office:value="1.77518" calcext:value-type="float">
            <text:p>1.77518</text:p>
          </table:table-cell>
          <table:table-cell office:value-type="float" office:value="229.536" calcext:value-type="float">
            <text:p>229.536</text:p>
          </table:table-cell>
          <table:table-cell office:value-type="float" office:value="0" calcext:value-type="float">
            <text:p>0</text:p>
          </table:table-cell>
          <table:table-cell office:value-type="float" office:value="34.17136" calcext:value-type="float">
            <text:p>34.17136</text:p>
          </table:table-cell>
          <table:table-cell office:value-type="float" office:value="23.75412" calcext:value-type="float">
            <text:p>23.75412</text:p>
          </table:table-cell>
          <table:table-cell office:value-type="float" office:value="30.43082" calcext:value-type="float">
            <text:p>30.43082</text:p>
          </table:table-cell>
          <table:table-cell office:value-type="float" office:value="24.18854" calcext:value-type="float">
            <text:p>24.18854</text:p>
          </table:table-cell>
          <table:table-cell office:value-type="float" office:value="28.44907" calcext:value-type="float">
            <text:p>28.44907</text:p>
          </table:table-cell>
          <table:table-cell office:value-type="float" office:value="24.17096" calcext:value-type="float">
            <text:p>24.17096</text:p>
          </table:table-cell>
          <table:table-cell office:value-type="float" office:value="26.66705" calcext:value-type="float">
            <text:p>26.66705</text:p>
          </table:table-cell>
          <table:table-cell office:value-type="float" office:value="23.85214" calcext:value-type="float">
            <text:p>23.85214</text:p>
          </table:table-cell>
          <table:table-cell office:value-type="float" office:value="25.45245" calcext:value-type="float">
            <text:p>25.45245</text:p>
          </table:table-cell>
          <table:table-cell office:value-type="float" office:value="23.48709" calcext:value-type="float">
            <text:p>23.48709</text:p>
          </table:table-cell>
          <table:table-cell office:value-type="float" office:value="24.19159" calcext:value-type="float">
            <text:p>24.19159</text:p>
          </table:table-cell>
          <table:table-cell office:value-type="float" office:value="22.95642" calcext:value-type="float">
            <text:p>22.95642</text:p>
          </table:table-cell>
          <table:table-cell office:value-type="float" office:value="23.03152" calcext:value-type="float">
            <text:p>23.03152</text:p>
          </table:table-cell>
          <table:table-cell office:value-type="float" office:value="22.21542" calcext:value-type="float">
            <text:p>22.21542</text:p>
          </table:table-cell>
          <table:table-cell office:value-type="float" office:value="21.31311" calcext:value-type="float">
            <text:p>21.31311</text:p>
          </table:table-cell>
          <table:table-cell office:value-type="float" office:value="20.7182" calcext:value-type="float">
            <text:p>20.7182</text:p>
          </table:table-cell>
          <table:table-cell office:value-type="float" office:value="19.48709" calcext:value-type="float">
            <text:p>19.48709</text:p>
          </table:table-cell>
          <table:table-cell office:value-type="float" office:value="19.26962" calcext:value-type="float">
            <text:p>19.26962</text:p>
          </table:table-cell>
          <table:table-cell office:value-type="float" office:value="17.9184" calcext:value-type="float">
            <text:p>17.9184</text:p>
          </table:table-cell>
          <table:table-cell office:value-type="float" office:value="17.83734" calcext:value-type="float">
            <text:p>17.83734</text:p>
          </table:table-cell>
          <table:table-cell office:value-type="float" office:value="16.77155" calcext:value-type="float">
            <text:p>16.77155</text:p>
          </table:table-cell>
          <table:table-cell office:value-type="float" office:value="16.70587" calcext:value-type="float">
            <text:p>16.70587</text:p>
          </table:table-cell>
          <table:table-cell office:value-type="float" office:value="15.8121" calcext:value-type="float">
            <text:p>15.8121</text:p>
          </table:table-cell>
          <table:table-cell office:value-type="float" office:value="15.74777" calcext:value-type="float">
            <text:p>15.74777</text:p>
          </table:table-cell>
          <table:table-cell office:value-type="float" office:value="14.99817" calcext:value-type="float">
            <text:p>14.99817</text:p>
          </table:table-cell>
          <table:table-cell office:value-type="float" office:value="14.93604" calcext:value-type="float">
            <text:p>14.93604</text:p>
          </table:table-cell>
          <table:table-cell office:value-type="float" office:value="14.46472" calcext:value-type="float">
            <text:p>14.46472</text:p>
          </table:table-cell>
          <table:table-cell office:value-type="float" office:value="14.40536" calcext:value-type="float">
            <text:p>14.40536</text:p>
          </table:table-cell>
          <table:table-cell office:value-type="float" office:value="43.82523" calcext:value-type="float">
            <text:p>43.82523</text:p>
          </table:table-cell>
          <table:table-cell office:value-type="float" office:value="22.4418" calcext:value-type="float">
            <text:p>22.44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4" calcext:value-type="float">
            <text:p>21072004</text:p>
          </table:table-cell>
          <table:table-cell office:value-type="float" office:value="22.12704" calcext:value-type="float">
            <text:p>22.12704</text:p>
          </table:table-cell>
          <table:table-cell office:value-type="float" office:value="33.09" calcext:value-type="float">
            <text:p>33.09</text:p>
          </table:table-cell>
          <table:table-cell office:value-type="float" office:value="24.07" calcext:value-type="float">
            <text:p>24.07</text:p>
          </table:table-cell>
          <table:table-cell office:value-type="float" office:value="2.627517" calcext:value-type="float">
            <text:p>2.627517</text:p>
          </table:table-cell>
          <table:table-cell office:value-type="float" office:value="1.572724" calcext:value-type="float">
            <text:p>1.572724</text:p>
          </table:table-cell>
          <table:table-cell office:value-type="float" office:value="170.496" calcext:value-type="float">
            <text:p>170.496</text:p>
          </table:table-cell>
          <table:table-cell office:value-type="float" office:value="0" calcext:value-type="float">
            <text:p>0</text:p>
          </table:table-cell>
          <table:table-cell office:value-type="float" office:value="33.51669" calcext:value-type="float">
            <text:p>33.51669</text:p>
          </table:table-cell>
          <table:table-cell office:value-type="float" office:value="24.6051" calcext:value-type="float">
            <text:p>24.6051</text:p>
          </table:table-cell>
          <table:table-cell office:value-type="float" office:value="30.27808" calcext:value-type="float">
            <text:p>30.27808</text:p>
          </table:table-cell>
          <table:table-cell office:value-type="float" office:value="24.94351" calcext:value-type="float">
            <text:p>24.94351</text:p>
          </table:table-cell>
          <table:table-cell office:value-type="float" office:value="28.47275" calcext:value-type="float">
            <text:p>28.47275</text:p>
          </table:table-cell>
          <table:table-cell office:value-type="float" office:value="24.86972" calcext:value-type="float">
            <text:p>24.86972</text:p>
          </table:table-cell>
          <table:table-cell office:value-type="float" office:value="26.87564" calcext:value-type="float">
            <text:p>26.87564</text:p>
          </table:table-cell>
          <table:table-cell office:value-type="float" office:value="24.5303" calcext:value-type="float">
            <text:p>24.5303</text:p>
          </table:table-cell>
          <table:table-cell office:value-type="float" office:value="25.76404" calcext:value-type="float">
            <text:p>25.76404</text:p>
          </table:table-cell>
          <table:table-cell office:value-type="float" office:value="24.16516" calcext:value-type="float">
            <text:p>24.16516</text:p>
          </table:table-cell>
          <table:table-cell office:value-type="float" office:value="24.58157" calcext:value-type="float">
            <text:p>24.58157</text:p>
          </table:table-cell>
          <table:table-cell office:value-type="float" office:value="23.62463" calcext:value-type="float">
            <text:p>23.62463</text:p>
          </table:table-cell>
          <table:table-cell office:value-type="float" office:value="23.47577" calcext:value-type="float">
            <text:p>23.47577</text:p>
          </table:table-cell>
          <table:table-cell office:value-type="float" office:value="22.86392" calcext:value-type="float">
            <text:p>22.86392</text:p>
          </table:table-cell>
          <table:table-cell office:value-type="float" office:value="21.80399" calcext:value-type="float">
            <text:p>21.80399</text:p>
          </table:table-cell>
          <table:table-cell office:value-type="float" office:value="21.32159" calcext:value-type="float">
            <text:p>21.32159</text:p>
          </table:table-cell>
          <table:table-cell office:value-type="float" office:value="19.78326" calcext:value-type="float">
            <text:p>19.78326</text:p>
          </table:table-cell>
          <table:table-cell office:value-type="float" office:value="19.48999" calcext:value-type="float">
            <text:p>19.48999</text:p>
          </table:table-cell>
          <table:table-cell office:value-type="float" office:value="18.0387" calcext:value-type="float">
            <text:p>18.0387</text:p>
          </table:table-cell>
          <table:table-cell office:value-type="float" office:value="17.91946" calcext:value-type="float">
            <text:p>17.91946</text:p>
          </table:table-cell>
          <table:table-cell office:value-type="float" office:value="16.8483" calcext:value-type="float">
            <text:p>16.8483</text:p>
          </table:table-cell>
          <table:table-cell office:value-type="float" office:value="16.77228" calcext:value-type="float">
            <text:p>16.77228</text:p>
          </table:table-cell>
          <table:table-cell office:value-type="float" office:value="15.87805" calcext:value-type="float">
            <text:p>15.87805</text:p>
          </table:table-cell>
          <table:table-cell office:value-type="float" office:value="15.81277" calcext:value-type="float">
            <text:p>15.81277</text:p>
          </table:table-cell>
          <table:table-cell office:value-type="float" office:value="15.06076" calcext:value-type="float">
            <text:p>15.06076</text:p>
          </table:table-cell>
          <table:table-cell office:value-type="float" office:value="14.99881" calcext:value-type="float">
            <text:p>14.99881</text:p>
          </table:table-cell>
          <table:table-cell office:value-type="float" office:value="14.52469" calcext:value-type="float">
            <text:p>14.52469</text:p>
          </table:table-cell>
          <table:table-cell office:value-type="float" office:value="14.46533" calcext:value-type="float">
            <text:p>14.46533</text:p>
          </table:table-cell>
          <table:table-cell office:value-type="float" office:value="41.23386" calcext:value-type="float">
            <text:p>41.23386</text:p>
          </table:table-cell>
          <table:table-cell office:value-type="float" office:value="23.76413" calcext:value-type="float">
            <text:p>23.764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4" calcext:value-type="float">
            <text:p>22072004</text:p>
          </table:table-cell>
          <table:table-cell office:value-type="float" office:value="10.9062" calcext:value-type="float">
            <text:p>10.9062</text:p>
          </table:table-cell>
          <table:table-cell office:value-type="float" office:value="29.98" calcext:value-type="float">
            <text:p>29.98</text:p>
          </table:table-cell>
          <table:table-cell office:value-type="float" office:value="19.76" calcext:value-type="float">
            <text:p>19.76</text:p>
          </table:table-cell>
          <table:table-cell office:value-type="float" office:value="3.415549" calcext:value-type="float">
            <text:p>3.415549</text:p>
          </table:table-cell>
          <table:table-cell office:value-type="float" office:value="1.768776" calcext:value-type="float">
            <text:p>1.768776</text:p>
          </table:table-cell>
          <table:table-cell office:value-type="float" office:value="198.396" calcext:value-type="float">
            <text:p>198.396</text:p>
          </table:table-cell>
          <table:table-cell office:value-type="float" office:value="7.1" calcext:value-type="float">
            <text:p>7.1</text:p>
          </table:table-cell>
          <table:table-cell office:value-type="float" office:value="28.67441" calcext:value-type="float">
            <text:p>28.67441</text:p>
          </table:table-cell>
          <table:table-cell office:value-type="float" office:value="20.14197" calcext:value-type="float">
            <text:p>20.14197</text:p>
          </table:table-cell>
          <table:table-cell office:value-type="float" office:value="27.1622" calcext:value-type="float">
            <text:p>27.1622</text:p>
          </table:table-cell>
          <table:table-cell office:value-type="float" office:value="21.31738" calcext:value-type="float">
            <text:p>21.31738</text:p>
          </table:table-cell>
          <table:table-cell office:value-type="float" office:value="26.57666" calcext:value-type="float">
            <text:p>26.57666</text:p>
          </table:table-cell>
          <table:table-cell office:value-type="float" office:value="22.38797" calcext:value-type="float">
            <text:p>22.38797</text:p>
          </table:table-cell>
          <table:table-cell office:value-type="float" office:value="26.07159" calcext:value-type="float">
            <text:p>26.07159</text:p>
          </table:table-cell>
          <table:table-cell office:value-type="float" office:value="23.0477" calcext:value-type="float">
            <text:p>23.0477</text:p>
          </table:table-cell>
          <table:table-cell office:value-type="float" office:value="25.44424" calcext:value-type="float">
            <text:p>25.44424</text:p>
          </table:table-cell>
          <table:table-cell office:value-type="float" office:value="23.21625" calcext:value-type="float">
            <text:p>23.21625</text:p>
          </table:table-cell>
          <table:table-cell office:value-type="float" office:value="24.56976" calcext:value-type="float">
            <text:p>24.56976</text:p>
          </table:table-cell>
          <table:table-cell office:value-type="float" office:value="23.22787" calcext:value-type="float">
            <text:p>23.22787</text:p>
          </table:table-cell>
          <table:table-cell office:value-type="float" office:value="23.49933" calcext:value-type="float">
            <text:p>23.49933</text:p>
          </table:table-cell>
          <table:table-cell office:value-type="float" office:value="22.77939" calcext:value-type="float">
            <text:p>22.77939</text:p>
          </table:table-cell>
          <table:table-cell office:value-type="float" office:value="21.97763" calcext:value-type="float">
            <text:p>21.97763</text:p>
          </table:table-cell>
          <table:table-cell office:value-type="float" office:value="21.81064" calcext:value-type="float">
            <text:p>21.81064</text:p>
          </table:table-cell>
          <table:table-cell office:value-type="float" office:value="20.04898" calcext:value-type="float">
            <text:p>20.04898</text:p>
          </table:table-cell>
          <table:table-cell office:value-type="float" office:value="19.78644" calcext:value-type="float">
            <text:p>19.78644</text:p>
          </table:table-cell>
          <table:table-cell office:value-type="float" office:value="18.18832" calcext:value-type="float">
            <text:p>18.18832</text:p>
          </table:table-cell>
          <table:table-cell office:value-type="float" office:value="18.04016" calcext:value-type="float">
            <text:p>18.04016</text:p>
          </table:table-cell>
          <table:table-cell office:value-type="float" office:value="16.94028" calcext:value-type="float">
            <text:p>16.94028</text:p>
          </table:table-cell>
          <table:table-cell office:value-type="float" office:value="16.84921" calcext:value-type="float">
            <text:p>16.84921</text:p>
          </table:table-cell>
          <table:table-cell office:value-type="float" office:value="15.94775" calcext:value-type="float">
            <text:p>15.94775</text:p>
          </table:table-cell>
          <table:table-cell office:value-type="float" office:value="15.87875" calcext:value-type="float">
            <text:p>15.87875</text:p>
          </table:table-cell>
          <table:table-cell office:value-type="float" office:value="15.12357" calcext:value-type="float">
            <text:p>15.12357</text:p>
          </table:table-cell>
          <table:table-cell office:value-type="float" office:value="15.0614" calcext:value-type="float">
            <text:p>15.0614</text:p>
          </table:table-cell>
          <table:table-cell office:value-type="float" office:value="14.58456" calcext:value-type="float">
            <text:p>14.58456</text:p>
          </table:table-cell>
          <table:table-cell office:value-type="float" office:value="14.5253" calcext:value-type="float">
            <text:p>14.5253</text:p>
          </table:table-cell>
          <table:table-cell office:value-type="float" office:value="29.86929" calcext:value-type="float">
            <text:p>29.86929</text:p>
          </table:table-cell>
          <table:table-cell office:value-type="float" office:value="18.36578" calcext:value-type="float">
            <text:p>18.365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4" calcext:value-type="float">
            <text:p>23072004</text:p>
          </table:table-cell>
          <table:table-cell office:value-type="float" office:value="15.27696" calcext:value-type="float">
            <text:p>15.27696</text:p>
          </table:table-cell>
          <table:table-cell office:value-type="float" office:value="21.68" calcext:value-type="float">
            <text:p>21.68</text:p>
          </table:table-cell>
          <table:table-cell office:value-type="float" office:value="17.47" calcext:value-type="float">
            <text:p>17.47</text:p>
          </table:table-cell>
          <table:table-cell office:value-type="float" office:value="1.748616" calcext:value-type="float">
            <text:p>1.748616</text:p>
          </table:table-cell>
          <table:table-cell office:value-type="float" office:value="1.446598" calcext:value-type="float">
            <text:p>1.446598</text:p>
          </table:table-cell>
          <table:table-cell office:value-type="float" office:value="317.124" calcext:value-type="float">
            <text:p>317.124</text:p>
          </table:table-cell>
          <table:table-cell office:value-type="float" office:value="0" calcext:value-type="float">
            <text:p>0</text:p>
          </table:table-cell>
          <table:table-cell office:value-type="float" office:value="23.1853" calcext:value-type="float">
            <text:p>23.1853</text:p>
          </table:table-cell>
          <table:table-cell office:value-type="float" office:value="17.48532" calcext:value-type="float">
            <text:p>17.48532</text:p>
          </table:table-cell>
          <table:table-cell office:value-type="float" office:value="22.18481" calcext:value-type="float">
            <text:p>22.18481</text:p>
          </table:table-cell>
          <table:table-cell office:value-type="float" office:value="18.7377" calcext:value-type="float">
            <text:p>18.7377</text:p>
          </table:table-cell>
          <table:table-cell office:value-type="float" office:value="22.29413" calcext:value-type="float">
            <text:p>22.29413</text:p>
          </table:table-cell>
          <table:table-cell office:value-type="float" office:value="19.7298" calcext:value-type="float">
            <text:p>19.7298</text:p>
          </table:table-cell>
          <table:table-cell office:value-type="float" office:value="22.96805" calcext:value-type="float">
            <text:p>22.96805</text:p>
          </table:table-cell>
          <table:table-cell office:value-type="float" office:value="20.5116" calcext:value-type="float">
            <text:p>20.5116</text:p>
          </table:table-cell>
          <table:table-cell office:value-type="float" office:value="23.15842" calcext:value-type="float">
            <text:p>23.15842</text:p>
          </table:table-cell>
          <table:table-cell office:value-type="float" office:value="20.92953" calcext:value-type="float">
            <text:p>20.92953</text:p>
          </table:table-cell>
          <table:table-cell office:value-type="float" office:value="23.19946" calcext:value-type="float">
            <text:p>23.19946</text:p>
          </table:table-cell>
          <table:table-cell office:value-type="float" office:value="21.32654" calcext:value-type="float">
            <text:p>21.32654</text:p>
          </table:table-cell>
          <table:table-cell office:value-type="float" office:value="22.78256" calcext:value-type="float">
            <text:p>22.78256</text:p>
          </table:table-cell>
          <table:table-cell office:value-type="float" office:value="21.42242" calcext:value-type="float">
            <text:p>21.42242</text:p>
          </table:table-cell>
          <table:table-cell office:value-type="float" office:value="21.88364" calcext:value-type="float">
            <text:p>21.88364</text:p>
          </table:table-cell>
          <table:table-cell office:value-type="float" office:value="21.30899" calcext:value-type="float">
            <text:p>21.30899</text:p>
          </table:table-cell>
          <table:table-cell office:value-type="float" office:value="20.11261" calcext:value-type="float">
            <text:p>20.11261</text:p>
          </table:table-cell>
          <table:table-cell office:value-type="float" office:value="20.05081" calcext:value-type="float">
            <text:p>20.05081</text:p>
          </table:table-cell>
          <table:table-cell office:value-type="float" office:value="18.32721" calcext:value-type="float">
            <text:p>18.32721</text:p>
          </table:table-cell>
          <table:table-cell office:value-type="float" office:value="18.18988" calcext:value-type="float">
            <text:p>18.18988</text:p>
          </table:table-cell>
          <table:table-cell office:value-type="float" office:value="17.04269" calcext:value-type="float">
            <text:p>17.04269</text:p>
          </table:table-cell>
          <table:table-cell office:value-type="float" office:value="16.94135" calcext:value-type="float">
            <text:p>16.94135</text:p>
          </table:table-cell>
          <table:table-cell office:value-type="float" office:value="16.02286" calcext:value-type="float">
            <text:p>16.02286</text:p>
          </table:table-cell>
          <table:table-cell office:value-type="float" office:value="15.94846" calcext:value-type="float">
            <text:p>15.94846</text:p>
          </table:table-cell>
          <table:table-cell office:value-type="float" office:value="15.1879" calcext:value-type="float">
            <text:p>15.1879</text:p>
          </table:table-cell>
          <table:table-cell office:value-type="float" office:value="15.12421" calcext:value-type="float">
            <text:p>15.12421</text:p>
          </table:table-cell>
          <table:table-cell office:value-type="float" office:value="14.64441" calcext:value-type="float">
            <text:p>14.64441</text:p>
          </table:table-cell>
          <table:table-cell office:value-type="float" office:value="14.58517" calcext:value-type="float">
            <text:p>14.58517</text:p>
          </table:table-cell>
          <table:table-cell office:value-type="float" office:value="23.82129" calcext:value-type="float">
            <text:p>23.82129</text:p>
          </table:table-cell>
          <table:table-cell office:value-type="float" office:value="15.45575" calcext:value-type="float">
            <text:p>15.455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4" calcext:value-type="float">
            <text:p>24072004</text:p>
          </table:table-cell>
          <table:table-cell office:value-type="float" office:value="8.145" calcext:value-type="float">
            <text:p>8.145</text:p>
          </table:table-cell>
          <table:table-cell office:value-type="float" office:value="18.77" calcext:value-type="float">
            <text:p>18.77</text:p>
          </table:table-cell>
          <table:table-cell office:value-type="float" office:value="13.63" calcext:value-type="float">
            <text:p>13.63</text:p>
          </table:table-cell>
          <table:table-cell office:value-type="float" office:value="1.648486" calcext:value-type="float">
            <text:p>1.648486</text:p>
          </table:table-cell>
          <table:table-cell office:value-type="float" office:value="1.369921" calcext:value-type="float">
            <text:p>1.369921</text:p>
          </table:table-cell>
          <table:table-cell office:value-type="float" office:value="274.032" calcext:value-type="float">
            <text:p>274.032</text:p>
          </table:table-cell>
          <table:table-cell office:value-type="float" office:value="5.2" calcext:value-type="float">
            <text:p>5.2</text:p>
          </table:table-cell>
          <table:table-cell office:value-type="float" office:value="19.25708" calcext:value-type="float">
            <text:p>19.25708</text:p>
          </table:table-cell>
          <table:table-cell office:value-type="float" office:value="15.50241" calcext:value-type="float">
            <text:p>15.50241</text:p>
          </table:table-cell>
          <table:table-cell office:value-type="float" office:value="19.03214" calcext:value-type="float">
            <text:p>19.03214</text:p>
          </table:table-cell>
          <table:table-cell office:value-type="float" office:value="16.75296" calcext:value-type="float">
            <text:p>16.75296</text:p>
          </table:table-cell>
          <table:table-cell office:value-type="float" office:value="19.67221" calcext:value-type="float">
            <text:p>19.67221</text:p>
          </table:table-cell>
          <table:table-cell office:value-type="float" office:value="17.85556" calcext:value-type="float">
            <text:p>17.85556</text:p>
          </table:table-cell>
          <table:table-cell office:value-type="float" office:value="20.46512" calcext:value-type="float">
            <text:p>20.46512</text:p>
          </table:table-cell>
          <table:table-cell office:value-type="float" office:value="18.69037" calcext:value-type="float">
            <text:p>18.69037</text:p>
          </table:table-cell>
          <table:table-cell office:value-type="float" office:value="20.89346" calcext:value-type="float">
            <text:p>20.89346</text:p>
          </table:table-cell>
          <table:table-cell office:value-type="float" office:value="19.17441" calcext:value-type="float">
            <text:p>19.17441</text:p>
          </table:table-cell>
          <table:table-cell office:value-type="float" office:value="21.30371" calcext:value-type="float">
            <text:p>21.30371</text:p>
          </table:table-cell>
          <table:table-cell office:value-type="float" office:value="19.68295" calcext:value-type="float">
            <text:p>19.68295</text:p>
          </table:table-cell>
          <table:table-cell office:value-type="float" office:value="21.40854" calcext:value-type="float">
            <text:p>21.40854</text:p>
          </table:table-cell>
          <table:table-cell office:value-type="float" office:value="20.03775" calcext:value-type="float">
            <text:p>20.03775</text:p>
          </table:table-cell>
          <table:table-cell office:value-type="float" office:value="21.30222" calcext:value-type="float">
            <text:p>21.30222</text:p>
          </table:table-cell>
          <table:table-cell office:value-type="float" office:value="20.42908" calcext:value-type="float">
            <text:p>20.42908</text:p>
          </table:table-cell>
          <table:table-cell office:value-type="float" office:value="20.09631" calcext:value-type="float">
            <text:p>20.09631</text:p>
          </table:table-cell>
          <table:table-cell office:value-type="float" office:value="19.90176" calcext:value-type="float">
            <text:p>19.90176</text:p>
          </table:table-cell>
          <table:table-cell office:value-type="float" office:value="18.40756" calcext:value-type="float">
            <text:p>18.40756</text:p>
          </table:table-cell>
          <table:table-cell office:value-type="float" office:value="18.32843" calcext:value-type="float">
            <text:p>18.32843</text:p>
          </table:table-cell>
          <table:table-cell office:value-type="float" office:value="17.13928" calcext:value-type="float">
            <text:p>17.13928</text:p>
          </table:table-cell>
          <table:table-cell office:value-type="float" office:value="17.04376" calcext:value-type="float">
            <text:p>17.04376</text:p>
          </table:table-cell>
          <table:table-cell office:value-type="float" office:value="16.10184" calcext:value-type="float">
            <text:p>16.10184</text:p>
          </table:table-cell>
          <table:table-cell office:value-type="float" office:value="16.02371" calcext:value-type="float">
            <text:p>16.02371</text:p>
          </table:table-cell>
          <table:table-cell office:value-type="float" office:value="15.25394" calcext:value-type="float">
            <text:p>15.25394</text:p>
          </table:table-cell>
          <table:table-cell office:value-type="float" office:value="15.1886" calcext:value-type="float">
            <text:p>15.1886</text:p>
          </table:table-cell>
          <table:table-cell office:value-type="float" office:value="14.70438" calcext:value-type="float">
            <text:p>14.70438</text:p>
          </table:table-cell>
          <table:table-cell office:value-type="float" office:value="14.64502" calcext:value-type="float">
            <text:p>14.64502</text:p>
          </table:table-cell>
          <table:table-cell office:value-type="float" office:value="19.31427" calcext:value-type="float">
            <text:p>19.31427</text:p>
          </table:table-cell>
          <table:table-cell office:value-type="float" office:value="13.52588" calcext:value-type="float">
            <text:p>13.525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4" calcext:value-type="float">
            <text:p>25072004</text:p>
          </table:table-cell>
          <table:table-cell office:value-type="float" office:value="27.21168" calcext:value-type="float">
            <text:p>27.21168</text:p>
          </table:table-cell>
          <table:table-cell office:value-type="float" office:value="22.86" calcext:value-type="float">
            <text:p>22.86</text:p>
          </table:table-cell>
          <table:table-cell office:value-type="float" office:value="11.13" calcext:value-type="float">
            <text:p>11.13</text:p>
          </table:table-cell>
          <table:table-cell office:value-type="float" office:value="1.495406" calcext:value-type="float">
            <text:p>1.495406</text:p>
          </table:table-cell>
          <table:table-cell office:value-type="float" office:value="1.162285" calcext:value-type="float">
            <text:p>1.162285</text:p>
          </table:table-cell>
          <table:table-cell office:value-type="float" office:value="127.62" calcext:value-type="float">
            <text:p>127.62</text:p>
          </table:table-cell>
          <table:table-cell office:value-type="float" office:value="0" calcext:value-type="float">
            <text:p>0</text:p>
          </table:table-cell>
          <table:table-cell office:value-type="float" office:value="23.21457" calcext:value-type="float">
            <text:p>23.21457</text:p>
          </table:table-cell>
          <table:table-cell office:value-type="float" office:value="13.13409" calcext:value-type="float">
            <text:p>13.13409</text:p>
          </table:table-cell>
          <table:table-cell office:value-type="float" office:value="21.77884" calcext:value-type="float">
            <text:p>21.77884</text:p>
          </table:table-cell>
          <table:table-cell office:value-type="float" office:value="14.61755" calcext:value-type="float">
            <text:p>14.61755</text:p>
          </table:table-cell>
          <table:table-cell office:value-type="float" office:value="20.80923" calcext:value-type="float">
            <text:p>20.80923</text:p>
          </table:table-cell>
          <table:table-cell office:value-type="float" office:value="16.04166" calcext:value-type="float">
            <text:p>16.04166</text:p>
          </table:table-cell>
          <table:table-cell office:value-type="float" office:value="20.22519" calcext:value-type="float">
            <text:p>20.22519</text:p>
          </table:table-cell>
          <table:table-cell office:value-type="float" office:value="17.23984" calcext:value-type="float">
            <text:p>17.23984</text:p>
          </table:table-cell>
          <table:table-cell office:value-type="float" office:value="19.93668" calcext:value-type="float">
            <text:p>19.93668</text:p>
          </table:table-cell>
          <table:table-cell office:value-type="float" office:value="18.00549" calcext:value-type="float">
            <text:p>18.00549</text:p>
          </table:table-cell>
          <table:table-cell office:value-type="float" office:value="19.73764" calcext:value-type="float">
            <text:p>19.73764</text:p>
          </table:table-cell>
          <table:table-cell office:value-type="float" office:value="18.76761" calcext:value-type="float">
            <text:p>18.76761</text:p>
          </table:table-cell>
          <table:table-cell office:value-type="float" office:value="20.02814" calcext:value-type="float">
            <text:p>20.02814</text:p>
          </table:table-cell>
          <table:table-cell office:value-type="float" office:value="19.29269" calcext:value-type="float">
            <text:p>19.29269</text:p>
          </table:table-cell>
          <table:table-cell office:value-type="float" office:value="20.42084" calcext:value-type="float">
            <text:p>20.42084</text:p>
          </table:table-cell>
          <table:table-cell office:value-type="float" office:value="19.74606" calcext:value-type="float">
            <text:p>19.74606</text:p>
          </table:table-cell>
          <table:table-cell office:value-type="float" office:value="19.89865" calcext:value-type="float">
            <text:p>19.89865</text:p>
          </table:table-cell>
          <table:table-cell office:value-type="float" office:value="19.55667" calcext:value-type="float">
            <text:p>19.55667</text:p>
          </table:table-cell>
          <table:table-cell office:value-type="float" office:value="18.41757" calcext:value-type="float">
            <text:p>18.41757</text:p>
          </table:table-cell>
          <table:table-cell office:value-type="float" office:value="18.40771" calcext:value-type="float">
            <text:p>18.40771</text:p>
          </table:table-cell>
          <table:table-cell office:value-type="float" office:value="17.21274" calcext:value-type="float">
            <text:p>17.21274</text:p>
          </table:table-cell>
          <table:table-cell office:value-type="float" office:value="17.1402" calcext:value-type="float">
            <text:p>17.1402</text:p>
          </table:table-cell>
          <table:table-cell office:value-type="float" office:value="16.17899" calcext:value-type="float">
            <text:p>16.17899</text:p>
          </table:table-cell>
          <table:table-cell office:value-type="float" office:value="16.10269" calcext:value-type="float">
            <text:p>16.10269</text:p>
          </table:table-cell>
          <table:table-cell office:value-type="float" office:value="15.32111" calcext:value-type="float">
            <text:p>15.32111</text:p>
          </table:table-cell>
          <table:table-cell office:value-type="float" office:value="15.25464" calcext:value-type="float">
            <text:p>15.25464</text:p>
          </table:table-cell>
          <table:table-cell office:value-type="float" office:value="14.7644" calcext:value-type="float">
            <text:p>14.7644</text:p>
          </table:table-cell>
          <table:table-cell office:value-type="float" office:value="14.70499" calcext:value-type="float">
            <text:p>14.70499</text:p>
          </table:table-cell>
          <table:table-cell office:value-type="float" office:value="24.40738" calcext:value-type="float">
            <text:p>24.40738</text:p>
          </table:table-cell>
          <table:table-cell office:value-type="float" office:value="10.98605" calcext:value-type="float">
            <text:p>10.986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4" calcext:value-type="float">
            <text:p>26072004</text:p>
          </table:table-cell>
          <table:table-cell office:value-type="float" office:value="26.2242" calcext:value-type="float">
            <text:p>26.2242</text:p>
          </table:table-cell>
          <table:table-cell office:value-type="float" office:value="24.06" calcext:value-type="float">
            <text:p>24.06</text:p>
          </table:table-cell>
          <table:table-cell office:value-type="float" office:value="9.14" calcext:value-type="float">
            <text:p>9.14</text:p>
          </table:table-cell>
          <table:table-cell office:value-type="float" office:value="1.454721" calcext:value-type="float">
            <text:p>1.454721</text:p>
          </table:table-cell>
          <table:table-cell office:value-type="float" office:value="1.017626" calcext:value-type="float">
            <text:p>1.017626</text:p>
          </table:table-cell>
          <table:table-cell office:value-type="float" office:value="168.084" calcext:value-type="float">
            <text:p>168.084</text:p>
          </table:table-cell>
          <table:table-cell office:value-type="float" office:value="0" calcext:value-type="float">
            <text:p>0</text:p>
          </table:table-cell>
          <table:table-cell office:value-type="float" office:value="23.47934" calcext:value-type="float">
            <text:p>23.47934</text:p>
          </table:table-cell>
          <table:table-cell office:value-type="float" office:value="12.0643" calcext:value-type="float">
            <text:p>12.0643</text:p>
          </table:table-cell>
          <table:table-cell office:value-type="float" office:value="21.49197" calcext:value-type="float">
            <text:p>21.49197</text:p>
          </table:table-cell>
          <table:table-cell office:value-type="float" office:value="14.14899" calcext:value-type="float">
            <text:p>14.14899</text:p>
          </table:table-cell>
          <table:table-cell office:value-type="float" office:value="20.53549" calcext:value-type="float">
            <text:p>20.53549</text:p>
          </table:table-cell>
          <table:table-cell office:value-type="float" office:value="15.70355" calcext:value-type="float">
            <text:p>15.70355</text:p>
          </table:table-cell>
          <table:table-cell office:value-type="float" office:value="19.92078" calcext:value-type="float">
            <text:p>19.92078</text:p>
          </table:table-cell>
          <table:table-cell office:value-type="float" office:value="16.96246" calcext:value-type="float">
            <text:p>16.96246</text:p>
          </table:table-cell>
          <table:table-cell office:value-type="float" office:value="19.61237" calcext:value-type="float">
            <text:p>19.61237</text:p>
          </table:table-cell>
          <table:table-cell office:value-type="float" office:value="17.7381" calcext:value-type="float">
            <text:p>17.7381</text:p>
          </table:table-cell>
          <table:table-cell office:value-type="float" office:value="19.63202" calcext:value-type="float">
            <text:p>19.63202</text:p>
          </table:table-cell>
          <table:table-cell office:value-type="float" office:value="18.47003" calcext:value-type="float">
            <text:p>18.47003</text:p>
          </table:table-cell>
          <table:table-cell office:value-type="float" office:value="19.70963" calcext:value-type="float">
            <text:p>19.70963</text:p>
          </table:table-cell>
          <table:table-cell office:value-type="float" office:value="18.91888" calcext:value-type="float">
            <text:p>18.91888</text:p>
          </table:table-cell>
          <table:table-cell office:value-type="float" office:value="19.74435" calcext:value-type="float">
            <text:p>19.74435</text:p>
          </table:table-cell>
          <table:table-cell office:value-type="float" office:value="19.33536" calcext:value-type="float">
            <text:p>19.33536</text:p>
          </table:table-cell>
          <table:table-cell office:value-type="float" office:value="19.55325" calcext:value-type="float">
            <text:p>19.55325</text:p>
          </table:table-cell>
          <table:table-cell office:value-type="float" office:value="19.24371" calcext:value-type="float">
            <text:p>19.24371</text:p>
          </table:table-cell>
          <table:table-cell office:value-type="float" office:value="18.40735" calcext:value-type="float">
            <text:p>18.40735</text:p>
          </table:table-cell>
          <table:table-cell office:value-type="float" office:value="18.34811" calcext:value-type="float">
            <text:p>18.34811</text:p>
          </table:table-cell>
          <table:table-cell office:value-type="float" office:value="17.25409" calcext:value-type="float">
            <text:p>17.25409</text:p>
          </table:table-cell>
          <table:table-cell office:value-type="float" office:value="17.21332" calcext:value-type="float">
            <text:p>17.21332</text:p>
          </table:table-cell>
          <table:table-cell office:value-type="float" office:value="16.24939" calcext:value-type="float">
            <text:p>16.24939</text:p>
          </table:table-cell>
          <table:table-cell office:value-type="float" office:value="16.17978" calcext:value-type="float">
            <text:p>16.17978</text:p>
          </table:table-cell>
          <table:table-cell office:value-type="float" office:value="15.38812" calcext:value-type="float">
            <text:p>15.38812</text:p>
          </table:table-cell>
          <table:table-cell office:value-type="float" office:value="15.32181" calcext:value-type="float">
            <text:p>15.32181</text:p>
          </table:table-cell>
          <table:table-cell office:value-type="float" office:value="14.82443" calcext:value-type="float">
            <text:p>14.82443</text:p>
          </table:table-cell>
          <table:table-cell office:value-type="float" office:value="14.76505" calcext:value-type="float">
            <text:p>14.76505</text:p>
          </table:table-cell>
          <table:table-cell office:value-type="float" office:value="24.84863" calcext:value-type="float">
            <text:p>24.84863</text:p>
          </table:table-cell>
          <table:table-cell office:value-type="float" office:value="9.151947" calcext:value-type="float">
            <text:p>9.1519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4" calcext:value-type="float">
            <text:p>27072004</text:p>
          </table:table-cell>
          <table:table-cell office:value-type="float" office:value="27.79076" calcext:value-type="float">
            <text:p>27.79076</text:p>
          </table:table-cell>
          <table:table-cell office:value-type="float" office:value="26.43" calcext:value-type="float">
            <text:p>26.43</text:p>
          </table:table-cell>
          <table:table-cell office:value-type="float" office:value="12.28" calcext:value-type="float">
            <text:p>12.28</text:p>
          </table:table-cell>
          <table:table-cell office:value-type="float" office:value="1.546556" calcext:value-type="float">
            <text:p>1.546556</text:p>
          </table:table-cell>
          <table:table-cell office:value-type="float" office:value="1.254019" calcext:value-type="float">
            <text:p>1.254019</text:p>
          </table:table-cell>
          <table:table-cell office:value-type="float" office:value="329.292" calcext:value-type="float">
            <text:p>329.292</text:p>
          </table:table-cell>
          <table:table-cell office:value-type="float" office:value="0" calcext:value-type="float">
            <text:p>0</text:p>
          </table:table-cell>
          <table:table-cell office:value-type="float" office:value="25.62222" calcext:value-type="float">
            <text:p>25.62222</text:p>
          </table:table-cell>
          <table:table-cell office:value-type="float" office:value="14.13843" calcext:value-type="float">
            <text:p>14.13843</text:p>
          </table:table-cell>
          <table:table-cell office:value-type="float" office:value="23.01559" calcext:value-type="float">
            <text:p>23.01559</text:p>
          </table:table-cell>
          <table:table-cell office:value-type="float" office:value="15.76376" calcext:value-type="float">
            <text:p>15.76376</text:p>
          </table:table-cell>
          <table:table-cell office:value-type="float" office:value="21.78033" calcext:value-type="float">
            <text:p>21.78033</text:p>
          </table:table-cell>
          <table:table-cell office:value-type="float" office:value="16.79596" calcext:value-type="float">
            <text:p>16.79596</text:p>
          </table:table-cell>
          <table:table-cell office:value-type="float" office:value="20.85846" calcext:value-type="float">
            <text:p>20.85846</text:p>
          </table:table-cell>
          <table:table-cell office:value-type="float" office:value="17.61212" calcext:value-type="float">
            <text:p>17.61212</text:p>
          </table:table-cell>
          <table:table-cell office:value-type="float" office:value="20.31271" calcext:value-type="float">
            <text:p>20.31271</text:p>
          </table:table-cell>
          <table:table-cell office:value-type="float" office:value="18.10864" calcext:value-type="float">
            <text:p>18.10864</text:p>
          </table:table-cell>
          <table:table-cell office:value-type="float" office:value="19.85126" calcext:value-type="float">
            <text:p>19.85126</text:p>
          </table:table-cell>
          <table:table-cell office:value-type="float" office:value="18.57727" calcext:value-type="float">
            <text:p>18.57727</text:p>
          </table:table-cell>
          <table:table-cell office:value-type="float" office:value="19.5535" calcext:value-type="float">
            <text:p>19.5535</text:p>
          </table:table-cell>
          <table:table-cell office:value-type="float" office:value="18.85986" calcext:value-type="float">
            <text:p>18.85986</text:p>
          </table:table-cell>
          <table:table-cell office:value-type="float" office:value="19.33481" calcext:value-type="float">
            <text:p>19.33481</text:p>
          </table:table-cell>
          <table:table-cell office:value-type="float" office:value="19.13513" calcext:value-type="float">
            <text:p>19.13513</text:p>
          </table:table-cell>
          <table:table-cell office:value-type="float" office:value="19.24078" calcext:value-type="float">
            <text:p>19.24078</text:p>
          </table:table-cell>
          <table:table-cell office:value-type="float" office:value="18.99847" calcext:value-type="float">
            <text:p>18.99847</text:p>
          </table:table-cell>
          <table:table-cell office:value-type="float" office:value="18.34729" calcext:value-type="float">
            <text:p>18.34729</text:p>
          </table:table-cell>
          <table:table-cell office:value-type="float" office:value="18.25967" calcext:value-type="float">
            <text:p>18.25967</text:p>
          </table:table-cell>
          <table:table-cell office:value-type="float" office:value="17.26785" calcext:value-type="float">
            <text:p>17.26785</text:p>
          </table:table-cell>
          <table:table-cell office:value-type="float" office:value="17.25436" calcext:value-type="float">
            <text:p>17.25436</text:p>
          </table:table-cell>
          <table:table-cell office:value-type="float" office:value="16.30853" calcext:value-type="float">
            <text:p>16.30853</text:p>
          </table:table-cell>
          <table:table-cell office:value-type="float" office:value="16.25006" calcext:value-type="float">
            <text:p>16.25006</text:p>
          </table:table-cell>
          <table:table-cell office:value-type="float" office:value="15.45273" calcext:value-type="float">
            <text:p>15.45273</text:p>
          </table:table-cell>
          <table:table-cell office:value-type="float" office:value="15.38879" calcext:value-type="float">
            <text:p>15.38879</text:p>
          </table:table-cell>
          <table:table-cell office:value-type="float" office:value="14.88455" calcext:value-type="float">
            <text:p>14.88455</text:p>
          </table:table-cell>
          <table:table-cell office:value-type="float" office:value="14.82507" calcext:value-type="float">
            <text:p>14.82507</text:p>
          </table:table-cell>
          <table:table-cell office:value-type="float" office:value="33.87805" calcext:value-type="float">
            <text:p>33.87805</text:p>
          </table:table-cell>
          <table:table-cell office:value-type="float" office:value="11.65936" calcext:value-type="float">
            <text:p>11.659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4" calcext:value-type="float">
            <text:p>28072004</text:p>
          </table:table-cell>
          <table:table-cell office:value-type="float" office:value="16.01784" calcext:value-type="float">
            <text:p>16.01784</text:p>
          </table:table-cell>
          <table:table-cell office:value-type="float" office:value="25.57" calcext:value-type="float">
            <text:p>25.57</text:p>
          </table:table-cell>
          <table:table-cell office:value-type="float" office:value="15.34" calcext:value-type="float">
            <text:p>15.34</text:p>
          </table:table-cell>
          <table:table-cell office:value-type="float" office:value="2.063969" calcext:value-type="float">
            <text:p>2.063969</text:p>
          </table:table-cell>
          <table:table-cell office:value-type="float" office:value="1.460508" calcext:value-type="float">
            <text:p>1.460508</text:p>
          </table:table-cell>
          <table:table-cell office:value-type="float" office:value="250.092" calcext:value-type="float">
            <text:p>250.092</text:p>
          </table:table-cell>
          <table:table-cell office:value-type="float" office:value="3.6" calcext:value-type="float">
            <text:p>3.6</text:p>
          </table:table-cell>
          <table:table-cell office:value-type="float" office:value="24.95966" calcext:value-type="float">
            <text:p>24.95966</text:p>
          </table:table-cell>
          <table:table-cell office:value-type="float" office:value="17.18045" calcext:value-type="float">
            <text:p>17.18045</text:p>
          </table:table-cell>
          <table:table-cell office:value-type="float" office:value="23.0853" calcext:value-type="float">
            <text:p>23.0853</text:p>
          </table:table-cell>
          <table:table-cell office:value-type="float" office:value="18.23984" calcext:value-type="float">
            <text:p>18.23984</text:p>
          </table:table-cell>
          <table:table-cell office:value-type="float" office:value="22.08206" calcext:value-type="float">
            <text:p>22.08206</text:p>
          </table:table-cell>
          <table:table-cell office:value-type="float" office:value="18.78464" calcext:value-type="float">
            <text:p>18.78464</text:p>
          </table:table-cell>
          <table:table-cell office:value-type="float" office:value="21.29114" calcext:value-type="float">
            <text:p>21.29114</text:p>
          </table:table-cell>
          <table:table-cell office:value-type="float" office:value="19.12814" calcext:value-type="float">
            <text:p>19.12814</text:p>
          </table:table-cell>
          <table:table-cell office:value-type="float" office:value="20.78336" calcext:value-type="float">
            <text:p>20.78336</text:p>
          </table:table-cell>
          <table:table-cell office:value-type="float" office:value="19.29047" calcext:value-type="float">
            <text:p>19.29047</text:p>
          </table:table-cell>
          <table:table-cell office:value-type="float" office:value="20.28851" calcext:value-type="float">
            <text:p>20.28851</text:p>
          </table:table-cell>
          <table:table-cell office:value-type="float" office:value="19.40057" calcext:value-type="float">
            <text:p>19.40057</text:p>
          </table:table-cell>
          <table:table-cell office:value-type="float" office:value="19.88867" calcext:value-type="float">
            <text:p>19.88867</text:p>
          </table:table-cell>
          <table:table-cell office:value-type="float" office:value="19.36728" calcext:value-type="float">
            <text:p>19.36728</text:p>
          </table:table-cell>
          <table:table-cell office:value-type="float" office:value="19.33353" calcext:value-type="float">
            <text:p>19.33353</text:p>
          </table:table-cell>
          <table:table-cell office:value-type="float" office:value="19.18906" calcext:value-type="float">
            <text:p>19.18906</text:p>
          </table:table-cell>
          <table:table-cell office:value-type="float" office:value="18.99658" calcext:value-type="float">
            <text:p>18.99658</text:p>
          </table:table-cell>
          <table:table-cell office:value-type="float" office:value="18.8851" calcext:value-type="float">
            <text:p>18.8851</text:p>
          </table:table-cell>
          <table:table-cell office:value-type="float" office:value="18.25867" calcext:value-type="float">
            <text:p>18.25867</text:p>
          </table:table-cell>
          <table:table-cell office:value-type="float" office:value="18.17331" calcext:value-type="float">
            <text:p>18.17331</text:p>
          </table:table-cell>
          <table:table-cell office:value-type="float" office:value="17.26801" calcext:value-type="float">
            <text:p>17.26801</text:p>
          </table:table-cell>
          <table:table-cell office:value-type="float" office:value="17.26315" calcext:value-type="float">
            <text:p>17.26315</text:p>
          </table:table-cell>
          <table:table-cell office:value-type="float" office:value="16.35529" calcext:value-type="float">
            <text:p>16.35529</text:p>
          </table:table-cell>
          <table:table-cell office:value-type="float" office:value="16.30911" calcext:value-type="float">
            <text:p>16.30911</text:p>
          </table:table-cell>
          <table:table-cell office:value-type="float" office:value="15.51334" calcext:value-type="float">
            <text:p>15.51334</text:p>
          </table:table-cell>
          <table:table-cell office:value-type="float" office:value="15.45337" calcext:value-type="float">
            <text:p>15.45337</text:p>
          </table:table-cell>
          <table:table-cell office:value-type="float" office:value="14.94443" calcext:value-type="float">
            <text:p>14.94443</text:p>
          </table:table-cell>
          <table:table-cell office:value-type="float" office:value="14.88519" calcext:value-type="float">
            <text:p>14.88519</text:p>
          </table:table-cell>
          <table:table-cell office:value-type="float" office:value="30.88541" calcext:value-type="float">
            <text:p>30.88541</text:p>
          </table:table-cell>
          <table:table-cell office:value-type="float" office:value="14.96182" calcext:value-type="float">
            <text:p>14.961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4" calcext:value-type="float">
            <text:p>29072004</text:p>
          </table:table-cell>
          <table:table-cell office:value-type="float" office:value="23.09004" calcext:value-type="float">
            <text:p>23.09004</text:p>
          </table:table-cell>
          <table:table-cell office:value-type="float" office:value="30.25" calcext:value-type="float">
            <text:p>30.25</text:p>
          </table:table-cell>
          <table:table-cell office:value-type="float" office:value="16.32" calcext:value-type="float">
            <text:p>16.32</text:p>
          </table:table-cell>
          <table:table-cell office:value-type="float" office:value="3.655138" calcext:value-type="float">
            <text:p>3.655138</text:p>
          </table:table-cell>
          <table:table-cell office:value-type="float" office:value="1.356376" calcext:value-type="float">
            <text:p>1.356376</text:p>
          </table:table-cell>
          <table:table-cell office:value-type="float" office:value="124.884" calcext:value-type="float">
            <text:p>124.884</text:p>
          </table:table-cell>
          <table:table-cell office:value-type="float" office:value="0.1" calcext:value-type="float">
            <text:p>0.1</text:p>
          </table:table-cell>
          <table:table-cell office:value-type="float" office:value="29.49603" calcext:value-type="float">
            <text:p>29.49603</text:p>
          </table:table-cell>
          <table:table-cell office:value-type="float" office:value="17.86407" calcext:value-type="float">
            <text:p>17.86407</text:p>
          </table:table-cell>
          <table:table-cell office:value-type="float" office:value="26.19531" calcext:value-type="float">
            <text:p>26.19531</text:p>
          </table:table-cell>
          <table:table-cell office:value-type="float" office:value="18.61591" calcext:value-type="float">
            <text:p>18.61591</text:p>
          </table:table-cell>
          <table:table-cell office:value-type="float" office:value="24.20734" calcext:value-type="float">
            <text:p>24.20734</text:p>
          </table:table-cell>
          <table:table-cell office:value-type="float" office:value="19.15231" calcext:value-type="float">
            <text:p>19.15231</text:p>
          </table:table-cell>
          <table:table-cell office:value-type="float" office:value="22.69678" calcext:value-type="float">
            <text:p>22.69678</text:p>
          </table:table-cell>
          <table:table-cell office:value-type="float" office:value="19.49152" calcext:value-type="float">
            <text:p>19.49152</text:p>
          </table:table-cell>
          <table:table-cell office:value-type="float" office:value="21.80527" calcext:value-type="float">
            <text:p>21.80527</text:p>
          </table:table-cell>
          <table:table-cell office:value-type="float" office:value="19.64478" calcext:value-type="float">
            <text:p>19.64478</text:p>
          </table:table-cell>
          <table:table-cell office:value-type="float" office:value="21.01157" calcext:value-type="float">
            <text:p>21.01157</text:p>
          </table:table-cell>
          <table:table-cell office:value-type="float" office:value="19.73279" calcext:value-type="float">
            <text:p>19.73279</text:p>
          </table:table-cell>
          <table:table-cell office:value-type="float" office:value="20.41516" calcext:value-type="float">
            <text:p>20.41516</text:p>
          </table:table-cell>
          <table:table-cell office:value-type="float" office:value="19.63922" calcext:value-type="float">
            <text:p>19.63922</text:p>
          </table:table-cell>
          <table:table-cell office:value-type="float" office:value="19.58292" calcext:value-type="float">
            <text:p>19.58292</text:p>
          </table:table-cell>
          <table:table-cell office:value-type="float" office:value="19.33722" calcext:value-type="float">
            <text:p>19.33722</text:p>
          </table:table-cell>
          <table:table-cell office:value-type="float" office:value="18.88458" calcext:value-type="float">
            <text:p>18.88458</text:p>
          </table:table-cell>
          <table:table-cell office:value-type="float" office:value="18.86829" calcext:value-type="float">
            <text:p>18.86829</text:p>
          </table:table-cell>
          <table:table-cell office:value-type="float" office:value="18.17255" calcext:value-type="float">
            <text:p>18.17255</text:p>
          </table:table-cell>
          <table:table-cell office:value-type="float" office:value="18.11206" calcext:value-type="float">
            <text:p>18.11206</text:p>
          </table:table-cell>
          <table:table-cell office:value-type="float" office:value="17.26309" calcext:value-type="float">
            <text:p>17.26309</text:p>
          </table:table-cell>
          <table:table-cell office:value-type="float" office:value="17.25201" calcext:value-type="float">
            <text:p>17.25201</text:p>
          </table:table-cell>
          <table:table-cell office:value-type="float" office:value="16.39169" calcext:value-type="float">
            <text:p>16.39169</text:p>
          </table:table-cell>
          <table:table-cell office:value-type="float" office:value="16.35571" calcext:value-type="float">
            <text:p>16.35571</text:p>
          </table:table-cell>
          <table:table-cell office:value-type="float" office:value="15.56964" calcext:value-type="float">
            <text:p>15.56964</text:p>
          </table:table-cell>
          <table:table-cell office:value-type="float" office:value="15.51398" calcext:value-type="float">
            <text:p>15.51398</text:p>
          </table:table-cell>
          <table:table-cell office:value-type="float" office:value="15.00284" calcext:value-type="float">
            <text:p>15.00284</text:p>
          </table:table-cell>
          <table:table-cell office:value-type="float" office:value="14.94504" calcext:value-type="float">
            <text:p>14.94504</text:p>
          </table:table-cell>
          <table:table-cell office:value-type="float" office:value="32.79819" calcext:value-type="float">
            <text:p>32.79819</text:p>
          </table:table-cell>
          <table:table-cell office:value-type="float" office:value="15.71405" calcext:value-type="float">
            <text:p>15.714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4" calcext:value-type="float">
            <text:p>30072004</text:p>
          </table:table-cell>
          <table:table-cell office:value-type="float" office:value="20.24856" calcext:value-type="float">
            <text:p>20.24856</text:p>
          </table:table-cell>
          <table:table-cell office:value-type="float" office:value="29.42" calcext:value-type="float">
            <text:p>29.42</text:p>
          </table:table-cell>
          <table:table-cell office:value-type="float" office:value="13.82" calcext:value-type="float">
            <text:p>13.82</text:p>
          </table:table-cell>
          <table:table-cell office:value-type="float" office:value="3.633258" calcext:value-type="float">
            <text:p>3.633258</text:p>
          </table:table-cell>
          <table:table-cell office:value-type="float" office:value="1.386979" calcext:value-type="float">
            <text:p>1.386979</text:p>
          </table:table-cell>
          <table:table-cell office:value-type="float" office:value="122.004" calcext:value-type="float">
            <text:p>122.004</text:p>
          </table:table-cell>
          <table:table-cell office:value-type="float" office:value="39.3" calcext:value-type="float">
            <text:p>39.3</text:p>
          </table:table-cell>
          <table:table-cell office:value-type="float" office:value="29.35883" calcext:value-type="float">
            <text:p>29.35883</text:p>
          </table:table-cell>
          <table:table-cell office:value-type="float" office:value="15.53821" calcext:value-type="float">
            <text:p>15.53821</text:p>
          </table:table-cell>
          <table:table-cell office:value-type="float" office:value="27.54373" calcext:value-type="float">
            <text:p>27.54373</text:p>
          </table:table-cell>
          <table:table-cell office:value-type="float" office:value="17.18967" calcext:value-type="float">
            <text:p>17.18967</text:p>
          </table:table-cell>
          <table:table-cell office:value-type="float" office:value="25.73718" calcext:value-type="float">
            <text:p>25.73718</text:p>
          </table:table-cell>
          <table:table-cell office:value-type="float" office:value="18.25742" calcext:value-type="float">
            <text:p>18.25742</text:p>
          </table:table-cell>
          <table:table-cell office:value-type="float" office:value="23.70856" calcext:value-type="float">
            <text:p>23.70856</text:p>
          </table:table-cell>
          <table:table-cell office:value-type="float" office:value="19.01221" calcext:value-type="float">
            <text:p>19.01221</text:p>
          </table:table-cell>
          <table:table-cell office:value-type="float" office:value="22.52319" calcext:value-type="float">
            <text:p>22.52319</text:p>
          </table:table-cell>
          <table:table-cell office:value-type="float" office:value="19.37399" calcext:value-type="float">
            <text:p>19.37399</text:p>
          </table:table-cell>
          <table:table-cell office:value-type="float" office:value="21.46893" calcext:value-type="float">
            <text:p>21.46893</text:p>
          </table:table-cell>
          <table:table-cell office:value-type="float" office:value="19.63385" calcext:value-type="float">
            <text:p>19.63385</text:p>
          </table:table-cell>
          <table:table-cell office:value-type="float" office:value="20.72473" calcext:value-type="float">
            <text:p>20.72473</text:p>
          </table:table-cell>
          <table:table-cell office:value-type="float" office:value="19.67053" calcext:value-type="float">
            <text:p>19.67053</text:p>
          </table:table-cell>
          <table:table-cell office:value-type="float" office:value="19.70633" calcext:value-type="float">
            <text:p>19.70633</text:p>
          </table:table-cell>
          <table:table-cell office:value-type="float" office:value="19.55899" calcext:value-type="float">
            <text:p>19.55899</text:p>
          </table:table-cell>
          <table:table-cell office:value-type="float" office:value="18.91498" calcext:value-type="float">
            <text:p>18.91498</text:p>
          </table:table-cell>
          <table:table-cell office:value-type="float" office:value="18.875" calcext:value-type="float">
            <text:p>18.875</text:p>
          </table:table-cell>
          <table:table-cell office:value-type="float" office:value="18.11157" calcext:value-type="float">
            <text:p>18.11157</text:p>
          </table:table-cell>
          <table:table-cell office:value-type="float" office:value="18.08231" calcext:value-type="float">
            <text:p>18.08231</text:p>
          </table:table-cell>
          <table:table-cell office:value-type="float" office:value="17.25192" calcext:value-type="float">
            <text:p>17.25192</text:p>
          </table:table-cell>
          <table:table-cell office:value-type="float" office:value="17.24487" calcext:value-type="float">
            <text:p>17.24487</text:p>
          </table:table-cell>
          <table:table-cell office:value-type="float" office:value="16.42114" calcext:value-type="float">
            <text:p>16.42114</text:p>
          </table:table-cell>
          <table:table-cell office:value-type="float" office:value="16.39206" calcext:value-type="float">
            <text:p>16.39206</text:p>
          </table:table-cell>
          <table:table-cell office:value-type="float" office:value="15.62131" calcext:value-type="float">
            <text:p>15.62131</text:p>
          </table:table-cell>
          <table:table-cell office:value-type="float" office:value="15.57019" calcext:value-type="float">
            <text:p>15.57019</text:p>
          </table:table-cell>
          <table:table-cell office:value-type="float" office:value="15.05878" calcext:value-type="float">
            <text:p>15.05878</text:p>
          </table:table-cell>
          <table:table-cell office:value-type="float" office:value="15.00345" calcext:value-type="float">
            <text:p>15.00345</text:p>
          </table:table-cell>
          <table:table-cell office:value-type="float" office:value="30.50449" calcext:value-type="float">
            <text:p>30.50449</text:p>
          </table:table-cell>
          <table:table-cell office:value-type="float" office:value="13.31226" calcext:value-type="float">
            <text:p>13.312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4" calcext:value-type="float">
            <text:p>31072004</text:p>
          </table:table-cell>
          <table:table-cell office:value-type="float" office:value="26.82468" calcext:value-type="float">
            <text:p>26.82468</text:p>
          </table:table-cell>
          <table:table-cell office:value-type="float" office:value="30.55" calcext:value-type="float">
            <text:p>30.55</text:p>
          </table:table-cell>
          <table:table-cell office:value-type="float" office:value="14.96" calcext:value-type="float">
            <text:p>14.96</text:p>
          </table:table-cell>
          <table:table-cell office:value-type="float" office:value="2.163197" calcext:value-type="float">
            <text:p>2.163197</text:p>
          </table:table-cell>
          <table:table-cell office:value-type="float" office:value="1.493365" calcext:value-type="float">
            <text:p>1.493365</text:p>
          </table:table-cell>
          <table:table-cell office:value-type="float" office:value="272.556" calcext:value-type="float">
            <text:p>272.556</text:p>
          </table:table-cell>
          <table:table-cell office:value-type="float" office:value="0" calcext:value-type="float">
            <text:p>0</text:p>
          </table:table-cell>
          <table:table-cell office:value-type="float" office:value="25.94345" calcext:value-type="float">
            <text:p>25.94345</text:p>
          </table:table-cell>
          <table:table-cell office:value-type="float" office:value="17.08466" calcext:value-type="float">
            <text:p>17.08466</text:p>
          </table:table-cell>
          <table:table-cell office:value-type="float" office:value="24.20285" calcext:value-type="float">
            <text:p>24.20285</text:p>
          </table:table-cell>
          <table:table-cell office:value-type="float" office:value="18.48428" calcext:value-type="float">
            <text:p>18.48428</text:p>
          </table:table-cell>
          <table:table-cell office:value-type="float" office:value="23.02148" calcext:value-type="float">
            <text:p>23.02148</text:p>
          </table:table-cell>
          <table:table-cell office:value-type="float" office:value="19.37534" calcext:value-type="float">
            <text:p>19.37534</text:p>
          </table:table-cell>
          <table:table-cell office:value-type="float" office:value="22.17752" calcext:value-type="float">
            <text:p>22.17752</text:p>
          </table:table-cell>
          <table:table-cell office:value-type="float" office:value="19.91141" calcext:value-type="float">
            <text:p>19.91141</text:p>
          </table:table-cell>
          <table:table-cell office:value-type="float" office:value="21.88074" calcext:value-type="float">
            <text:p>21.88074</text:p>
          </table:table-cell>
          <table:table-cell office:value-type="float" office:value="20.17627" calcext:value-type="float">
            <text:p>20.17627</text:p>
          </table:table-cell>
          <table:table-cell office:value-type="float" office:value="21.43054" calcext:value-type="float">
            <text:p>21.43054</text:p>
          </table:table-cell>
          <table:table-cell office:value-type="float" office:value="20.3143" calcext:value-type="float">
            <text:p>20.3143</text:p>
          </table:table-cell>
          <table:table-cell office:value-type="float" office:value="20.74579" calcext:value-type="float">
            <text:p>20.74579</text:p>
          </table:table-cell>
          <table:table-cell office:value-type="float" office:value="20.17923" calcext:value-type="float">
            <text:p>20.17923</text:p>
          </table:table-cell>
          <table:table-cell office:value-type="float" office:value="19.87384" calcext:value-type="float">
            <text:p>19.87384</text:p>
          </table:table-cell>
          <table:table-cell office:value-type="float" office:value="19.71353" calcext:value-type="float">
            <text:p>19.71353</text:p>
          </table:table-cell>
          <table:table-cell office:value-type="float" office:value="18.99738" calcext:value-type="float">
            <text:p>18.99738</text:p>
          </table:table-cell>
          <table:table-cell office:value-type="float" office:value="18.91568" calcext:value-type="float">
            <text:p>18.91568</text:p>
          </table:table-cell>
          <table:table-cell office:value-type="float" office:value="18.08209" calcext:value-type="float">
            <text:p>18.08209</text:p>
          </table:table-cell>
          <table:table-cell office:value-type="float" office:value="18.07739" calcext:value-type="float">
            <text:p>18.07739</text:p>
          </table:table-cell>
          <table:table-cell office:value-type="float" office:value="17.24631" calcext:value-type="float">
            <text:p>17.24631</text:p>
          </table:table-cell>
          <table:table-cell office:value-type="float" office:value="17.24429" calcext:value-type="float">
            <text:p>17.24429</text:p>
          </table:table-cell>
          <table:table-cell office:value-type="float" office:value="16.44812" calcext:value-type="float">
            <text:p>16.44812</text:p>
          </table:table-cell>
          <table:table-cell office:value-type="float" office:value="16.42145" calcext:value-type="float">
            <text:p>16.42145</text:p>
          </table:table-cell>
          <table:table-cell office:value-type="float" office:value="15.66882" calcext:value-type="float">
            <text:p>15.66882</text:p>
          </table:table-cell>
          <table:table-cell office:value-type="float" office:value="15.62183" calcext:value-type="float">
            <text:p>15.62183</text:p>
          </table:table-cell>
          <table:table-cell office:value-type="float" office:value="15.112" calcext:value-type="float">
            <text:p>15.112</text:p>
          </table:table-cell>
          <table:table-cell office:value-type="float" office:value="15.05936" calcext:value-type="float">
            <text:p>15.05936</text:p>
          </table:table-cell>
          <table:table-cell office:value-type="float" office:value="27.57401" calcext:value-type="float">
            <text:p>27.57401</text:p>
          </table:table-cell>
          <table:table-cell office:value-type="float" office:value="15.07599" calcext:value-type="float">
            <text:p>15.075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4" calcext:value-type="float">
            <text:p>1082004</text:p>
          </table:table-cell>
          <table:table-cell office:value-type="float" office:value="23.23152" calcext:value-type="float">
            <text:p>23.23152</text:p>
          </table:table-cell>
          <table:table-cell office:value-type="float" office:value="30.81" calcext:value-type="float">
            <text:p>30.81</text:p>
          </table:table-cell>
          <table:table-cell office:value-type="float" office:value="20.79" calcext:value-type="float">
            <text:p>20.79</text:p>
          </table:table-cell>
          <table:table-cell office:value-type="float" office:value="2.55581" calcext:value-type="float">
            <text:p>2.55581</text:p>
          </table:table-cell>
          <table:table-cell office:value-type="float" office:value="2.084961" calcext:value-type="float">
            <text:p>2.084961</text:p>
          </table:table-cell>
          <table:table-cell office:value-type="float" office:value="353.772" calcext:value-type="float">
            <text:p>353.772</text:p>
          </table:table-cell>
          <table:table-cell office:value-type="float" office:value="0" calcext:value-type="float">
            <text:p>0</text:p>
          </table:table-cell>
          <table:table-cell office:value-type="float" office:value="26.90378" calcext:value-type="float">
            <text:p>26.90378</text:p>
          </table:table-cell>
          <table:table-cell office:value-type="float" office:value="20.06918" calcext:value-type="float">
            <text:p>20.06918</text:p>
          </table:table-cell>
          <table:table-cell office:value-type="float" office:value="25.20697" calcext:value-type="float">
            <text:p>25.20697</text:p>
          </table:table-cell>
          <table:table-cell office:value-type="float" office:value="20.48743" calcext:value-type="float">
            <text:p>20.48743</text:p>
          </table:table-cell>
          <table:table-cell office:value-type="float" office:value="24.01367" calcext:value-type="float">
            <text:p>24.01367</text:p>
          </table:table-cell>
          <table:table-cell office:value-type="float" office:value="20.75467" calcext:value-type="float">
            <text:p>20.75467</text:p>
          </table:table-cell>
          <table:table-cell office:value-type="float" office:value="23.00443" calcext:value-type="float">
            <text:p>23.00443</text:p>
          </table:table-cell>
          <table:table-cell office:value-type="float" office:value="20.8222" calcext:value-type="float">
            <text:p>20.8222</text:p>
          </table:table-cell>
          <table:table-cell office:value-type="float" office:value="22.31644" calcext:value-type="float">
            <text:p>22.31644</text:p>
          </table:table-cell>
          <table:table-cell office:value-type="float" office:value="20.78748" calcext:value-type="float">
            <text:p>20.78748</text:p>
          </table:table-cell>
          <table:table-cell office:value-type="float" office:value="21.62134" calcext:value-type="float">
            <text:p>21.62134</text:p>
          </table:table-cell>
          <table:table-cell office:value-type="float" office:value="20.67026" calcext:value-type="float">
            <text:p>20.67026</text:p>
          </table:table-cell>
          <table:table-cell office:value-type="float" office:value="20.97284" calcext:value-type="float">
            <text:p>20.97284</text:p>
          </table:table-cell>
          <table:table-cell office:value-type="float" office:value="20.41251" calcext:value-type="float">
            <text:p>20.41251</text:p>
          </table:table-cell>
          <table:table-cell office:value-type="float" office:value="20.05212" calcext:value-type="float">
            <text:p>20.05212</text:p>
          </table:table-cell>
          <table:table-cell office:value-type="float" office:value="19.87659" calcext:value-type="float">
            <text:p>19.87659</text:p>
          </table:table-cell>
          <table:table-cell office:value-type="float" office:value="19.07394" calcext:value-type="float">
            <text:p>19.07394</text:p>
          </table:table-cell>
          <table:table-cell office:value-type="float" office:value="18.99814" calcext:value-type="float">
            <text:p>18.99814</text:p>
          </table:table-cell>
          <table:table-cell office:value-type="float" office:value="18.0957" calcext:value-type="float">
            <text:p>18.0957</text:p>
          </table:table-cell>
          <table:table-cell office:value-type="float" office:value="18.07938" calcext:value-type="float">
            <text:p>18.07938</text:p>
          </table:table-cell>
          <table:table-cell office:value-type="float" office:value="17.25748" calcext:value-type="float">
            <text:p>17.25748</text:p>
          </table:table-cell>
          <table:table-cell office:value-type="float" office:value="17.24637" calcext:value-type="float">
            <text:p>17.24637</text:p>
          </table:table-cell>
          <table:table-cell office:value-type="float" office:value="16.47421" calcext:value-type="float">
            <text:p>16.47421</text:p>
          </table:table-cell>
          <table:table-cell office:value-type="float" office:value="16.44836" calcext:value-type="float">
            <text:p>16.44836</text:p>
          </table:table-cell>
          <table:table-cell office:value-type="float" office:value="15.71265" calcext:value-type="float">
            <text:p>15.71265</text:p>
          </table:table-cell>
          <table:table-cell office:value-type="float" office:value="15.66931" calcext:value-type="float">
            <text:p>15.66931</text:p>
          </table:table-cell>
          <table:table-cell office:value-type="float" office:value="15.16193" calcext:value-type="float">
            <text:p>15.16193</text:p>
          </table:table-cell>
          <table:table-cell office:value-type="float" office:value="15.11255" calcext:value-type="float">
            <text:p>15.11255</text:p>
          </table:table-cell>
          <table:table-cell office:value-type="float" office:value="28.75458" calcext:value-type="float">
            <text:p>28.75458</text:p>
          </table:table-cell>
          <table:table-cell office:value-type="float" office:value="19.36548" calcext:value-type="float">
            <text:p>19.365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4" calcext:value-type="float">
            <text:p>2082004</text:p>
          </table:table-cell>
          <table:table-cell office:value-type="float" office:value="18.22032" calcext:value-type="float">
            <text:p>18.22032</text:p>
          </table:table-cell>
          <table:table-cell office:value-type="float" office:value="30.95" calcext:value-type="float">
            <text:p>30.95</text:p>
          </table:table-cell>
          <table:table-cell office:value-type="float" office:value="22.08" calcext:value-type="float">
            <text:p>22.08</text:p>
          </table:table-cell>
          <table:table-cell office:value-type="float" office:value="2.636477" calcext:value-type="float">
            <text:p>2.636477</text:p>
          </table:table-cell>
          <table:table-cell office:value-type="float" office:value="2.113128" calcext:value-type="float">
            <text:p>2.113128</text:p>
          </table:table-cell>
          <table:table-cell office:value-type="float" office:value="241.812" calcext:value-type="float">
            <text:p>241.812</text:p>
          </table:table-cell>
          <table:table-cell office:value-type="float" office:value="0" calcext:value-type="float">
            <text:p>0</text:p>
          </table:table-cell>
          <table:table-cell office:value-type="float" office:value="27.41229" calcext:value-type="float">
            <text:p>27.41229</text:p>
          </table:table-cell>
          <table:table-cell office:value-type="float" office:value="21.39359" calcext:value-type="float">
            <text:p>21.39359</text:p>
          </table:table-cell>
          <table:table-cell office:value-type="float" office:value="25.29813" calcext:value-type="float">
            <text:p>25.29813</text:p>
          </table:table-cell>
          <table:table-cell office:value-type="float" office:value="21.80347" calcext:value-type="float">
            <text:p>21.80347</text:p>
          </table:table-cell>
          <table:table-cell office:value-type="float" office:value="24.17746" calcext:value-type="float">
            <text:p>24.17746</text:p>
          </table:table-cell>
          <table:table-cell office:value-type="float" office:value="21.92239" calcext:value-type="float">
            <text:p>21.92239</text:p>
          </table:table-cell>
          <table:table-cell office:value-type="float" office:value="23.27643" calcext:value-type="float">
            <text:p>23.27643</text:p>
          </table:table-cell>
          <table:table-cell office:value-type="float" office:value="21.81708" calcext:value-type="float">
            <text:p>21.81708</text:p>
          </table:table-cell>
          <table:table-cell office:value-type="float" office:value="22.6409" calcext:value-type="float">
            <text:p>22.6409</text:p>
          </table:table-cell>
          <table:table-cell office:value-type="float" office:value="21.63916" calcext:value-type="float">
            <text:p>21.63916</text:p>
          </table:table-cell>
          <table:table-cell office:value-type="float" office:value="21.9549" calcext:value-type="float">
            <text:p>21.9549</text:p>
          </table:table-cell>
          <table:table-cell office:value-type="float" office:value="21.35287" calcext:value-type="float">
            <text:p>21.35287</text:p>
          </table:table-cell>
          <table:table-cell office:value-type="float" office:value="21.31662" calcext:value-type="float">
            <text:p>21.31662</text:p>
          </table:table-cell>
          <table:table-cell office:value-type="float" office:value="20.92816" calcext:value-type="float">
            <text:p>20.92816</text:p>
          </table:table-cell>
          <table:table-cell office:value-type="float" office:value="20.34998" calcext:value-type="float">
            <text:p>20.34998</text:p>
          </table:table-cell>
          <table:table-cell office:value-type="float" office:value="20.05676" calcext:value-type="float">
            <text:p>20.05676</text:p>
          </table:table-cell>
          <table:table-cell office:value-type="float" office:value="19.19934" calcext:value-type="float">
            <text:p>19.19934</text:p>
          </table:table-cell>
          <table:table-cell office:value-type="float" office:value="19.07498" calcext:value-type="float">
            <text:p>19.07498</text:p>
          </table:table-cell>
          <table:table-cell office:value-type="float" office:value="18.13031" calcext:value-type="float">
            <text:p>18.13031</text:p>
          </table:table-cell>
          <table:table-cell office:value-type="float" office:value="18.09598" calcext:value-type="float">
            <text:p>18.09598</text:p>
          </table:table-cell>
          <table:table-cell office:value-type="float" office:value="17.27759" calcext:value-type="float">
            <text:p>17.27759</text:p>
          </table:table-cell>
          <table:table-cell office:value-type="float" office:value="17.25763" calcext:value-type="float">
            <text:p>17.25763</text:p>
          </table:table-cell>
          <table:table-cell office:value-type="float" office:value="16.50137" calcext:value-type="float">
            <text:p>16.50137</text:p>
          </table:table-cell>
          <table:table-cell office:value-type="float" office:value="16.47446" calcext:value-type="float">
            <text:p>16.47446</text:p>
          </table:table-cell>
          <table:table-cell office:value-type="float" office:value="15.75342" calcext:value-type="float">
            <text:p>15.75342</text:p>
          </table:table-cell>
          <table:table-cell office:value-type="float" office:value="15.71304" calcext:value-type="float">
            <text:p>15.71304</text:p>
          </table:table-cell>
          <table:table-cell office:value-type="float" office:value="15.20889" calcext:value-type="float">
            <text:p>15.20889</text:p>
          </table:table-cell>
          <table:table-cell office:value-type="float" office:value="15.16241" calcext:value-type="float">
            <text:p>15.16241</text:p>
          </table:table-cell>
          <table:table-cell office:value-type="float" office:value="29.20593" calcext:value-type="float">
            <text:p>29.20593</text:p>
          </table:table-cell>
          <table:table-cell office:value-type="float" office:value="20.72449" calcext:value-type="float">
            <text:p>20.724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4" calcext:value-type="float">
            <text:p>3082004</text:p>
          </table:table-cell>
          <table:table-cell office:value-type="float" office:value="23.0652" calcext:value-type="float">
            <text:p>23.0652</text:p>
          </table:table-cell>
          <table:table-cell office:value-type="float" office:value="33.71" calcext:value-type="float">
            <text:p>33.71</text:p>
          </table:table-cell>
          <table:table-cell office:value-type="float" office:value="20.81" calcext:value-type="float">
            <text:p>20.81</text:p>
          </table:table-cell>
          <table:table-cell office:value-type="float" office:value="2.555583" calcext:value-type="float">
            <text:p>2.555583</text:p>
          </table:table-cell>
          <table:table-cell office:value-type="float" office:value="1.93906" calcext:value-type="float">
            <text:p>1.93906</text:p>
          </table:table-cell>
          <table:table-cell office:value-type="float" office:value="316.656" calcext:value-type="float">
            <text:p>316.656</text:p>
          </table:table-cell>
          <table:table-cell office:value-type="float" office:value="0.1" calcext:value-type="float">
            <text:p>0.1</text:p>
          </table:table-cell>
          <table:table-cell office:value-type="float" office:value="28.17636" calcext:value-type="float">
            <text:p>28.17636</text:p>
          </table:table-cell>
          <table:table-cell office:value-type="float" office:value="21.04987" calcext:value-type="float">
            <text:p>21.04987</text:p>
          </table:table-cell>
          <table:table-cell office:value-type="float" office:value="26.05154" calcext:value-type="float">
            <text:p>26.05154</text:p>
          </table:table-cell>
          <table:table-cell office:value-type="float" office:value="21.87549" calcext:value-type="float">
            <text:p>21.87549</text:p>
          </table:table-cell>
          <table:table-cell office:value-type="float" office:value="24.82074" calcext:value-type="float">
            <text:p>24.82074</text:p>
          </table:table-cell>
          <table:table-cell office:value-type="float" office:value="22.07614" calcext:value-type="float">
            <text:p>22.07614</text:p>
          </table:table-cell>
          <table:table-cell office:value-type="float" office:value="23.73682" calcext:value-type="float">
            <text:p>23.73682</text:p>
          </table:table-cell>
          <table:table-cell office:value-type="float" office:value="22.02231" calcext:value-type="float">
            <text:p>22.02231</text:p>
          </table:table-cell>
          <table:table-cell office:value-type="float" office:value="23.00629" calcext:value-type="float">
            <text:p>23.00629</text:p>
          </table:table-cell>
          <table:table-cell office:value-type="float" office:value="21.87378" calcext:value-type="float">
            <text:p>21.87378</text:p>
          </table:table-cell>
          <table:table-cell office:value-type="float" office:value="22.2428" calcext:value-type="float">
            <text:p>22.2428</text:p>
          </table:table-cell>
          <table:table-cell office:value-type="float" office:value="21.61319" calcext:value-type="float">
            <text:p>21.61319</text:p>
          </table:table-cell>
          <table:table-cell office:value-type="float" office:value="21.58032" calcext:value-type="float">
            <text:p>21.58032</text:p>
          </table:table-cell>
          <table:table-cell office:value-type="float" office:value="21.19427" calcext:value-type="float">
            <text:p>21.19427</text:p>
          </table:table-cell>
          <table:table-cell office:value-type="float" office:value="20.60172" calcext:value-type="float">
            <text:p>20.60172</text:p>
          </table:table-cell>
          <table:table-cell office:value-type="float" office:value="20.35406" calcext:value-type="float">
            <text:p>20.35406</text:p>
          </table:table-cell>
          <table:table-cell office:value-type="float" office:value="19.34915" calcext:value-type="float">
            <text:p>19.34915</text:p>
          </table:table-cell>
          <table:table-cell office:value-type="float" office:value="19.20087" calcext:value-type="float">
            <text:p>19.20087</text:p>
          </table:table-cell>
          <table:table-cell office:value-type="float" office:value="18.18661" calcext:value-type="float">
            <text:p>18.18661</text:p>
          </table:table-cell>
          <table:table-cell office:value-type="float" office:value="18.13077" calcext:value-type="float">
            <text:p>18.13077</text:p>
          </table:table-cell>
          <table:table-cell office:value-type="float" office:value="17.30817" calcext:value-type="float">
            <text:p>17.30817</text:p>
          </table:table-cell>
          <table:table-cell office:value-type="float" office:value="17.27786" calcext:value-type="float">
            <text:p>17.27786</text:p>
          </table:table-cell>
          <table:table-cell office:value-type="float" office:value="16.53098" calcext:value-type="float">
            <text:p>16.53098</text:p>
          </table:table-cell>
          <table:table-cell office:value-type="float" office:value="16.50165" calcext:value-type="float">
            <text:p>16.50165</text:p>
          </table:table-cell>
          <table:table-cell office:value-type="float" office:value="15.79297" calcext:value-type="float">
            <text:p>15.79297</text:p>
          </table:table-cell>
          <table:table-cell office:value-type="float" office:value="15.75385" calcext:value-type="float">
            <text:p>15.75385</text:p>
          </table:table-cell>
          <table:table-cell office:value-type="float" office:value="15.25372" calcext:value-type="float">
            <text:p>15.25372</text:p>
          </table:table-cell>
          <table:table-cell office:value-type="float" office:value="15.20938" calcext:value-type="float">
            <text:p>15.20938</text:p>
          </table:table-cell>
          <table:table-cell office:value-type="float" office:value="31.37842" calcext:value-type="float">
            <text:p>31.37842</text:p>
          </table:table-cell>
          <table:table-cell office:value-type="float" office:value="20.06012" calcext:value-type="float">
            <text:p>20.060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4" calcext:value-type="float">
            <text:p>4082004</text:p>
          </table:table-cell>
          <table:table-cell office:value-type="float" office:value="16.0614" calcext:value-type="float">
            <text:p>16.0614</text:p>
          </table:table-cell>
          <table:table-cell office:value-type="float" office:value="25.64" calcext:value-type="float">
            <text:p>25.64</text:p>
          </table:table-cell>
          <table:table-cell office:value-type="float" office:value="18.12" calcext:value-type="float">
            <text:p>18.12</text:p>
          </table:table-cell>
          <table:table-cell office:value-type="float" office:value="2.02903" calcext:value-type="float">
            <text:p>2.02903</text:p>
          </table:table-cell>
          <table:table-cell office:value-type="float" office:value="1.756358" calcext:value-type="float">
            <text:p>1.756358</text:p>
          </table:table-cell>
          <table:table-cell office:value-type="float" office:value="334.08" calcext:value-type="float">
            <text:p>334.08</text:p>
          </table:table-cell>
          <table:table-cell office:value-type="float" office:value="32.1" calcext:value-type="float">
            <text:p>32.1</text:p>
          </table:table-cell>
          <table:table-cell office:value-type="float" office:value="24.57162" calcext:value-type="float">
            <text:p>24.57162</text:p>
          </table:table-cell>
          <table:table-cell office:value-type="float" office:value="18.86838" calcext:value-type="float">
            <text:p>18.86838</text:p>
          </table:table-cell>
          <table:table-cell office:value-type="float" office:value="23.80881" calcext:value-type="float">
            <text:p>23.80881</text:p>
          </table:table-cell>
          <table:table-cell office:value-type="float" office:value="19.94476" calcext:value-type="float">
            <text:p>19.94476</text:p>
          </table:table-cell>
          <table:table-cell office:value-type="float" office:value="23.07214" calcext:value-type="float">
            <text:p>23.07214</text:p>
          </table:table-cell>
          <table:table-cell office:value-type="float" office:value="20.71866" calcext:value-type="float">
            <text:p>20.71866</text:p>
          </table:table-cell>
          <table:table-cell office:value-type="float" office:value="22.52161" calcext:value-type="float">
            <text:p>22.52161</text:p>
          </table:table-cell>
          <table:table-cell office:value-type="float" office:value="21.21378" calcext:value-type="float">
            <text:p>21.21378</text:p>
          </table:table-cell>
          <table:table-cell office:value-type="float" office:value="22.39639" calcext:value-type="float">
            <text:p>22.39639</text:p>
          </table:table-cell>
          <table:table-cell office:value-type="float" office:value="21.29956" calcext:value-type="float">
            <text:p>21.29956</text:p>
          </table:table-cell>
          <table:table-cell office:value-type="float" office:value="22.12006" calcext:value-type="float">
            <text:p>22.12006</text:p>
          </table:table-cell>
          <table:table-cell office:value-type="float" office:value="21.23898" calcext:value-type="float">
            <text:p>21.23898</text:p>
          </table:table-cell>
          <table:table-cell office:value-type="float" office:value="21.5715" calcext:value-type="float">
            <text:p>21.5715</text:p>
          </table:table-cell>
          <table:table-cell office:value-type="float" office:value="21.03467" calcext:value-type="float">
            <text:p>21.03467</text:p>
          </table:table-cell>
          <table:table-cell office:value-type="float" office:value="20.6503" calcext:value-type="float">
            <text:p>20.6503</text:p>
          </table:table-cell>
          <table:table-cell office:value-type="float" office:value="20.5546" calcext:value-type="float">
            <text:p>20.5546</text:p>
          </table:table-cell>
          <table:table-cell office:value-type="float" office:value="19.46652" calcext:value-type="float">
            <text:p>19.46652</text:p>
          </table:table-cell>
          <table:table-cell office:value-type="float" office:value="19.3508" calcext:value-type="float">
            <text:p>19.3508</text:p>
          </table:table-cell>
          <table:table-cell office:value-type="float" office:value="18.25665" calcext:value-type="float">
            <text:p>18.25665</text:p>
          </table:table-cell>
          <table:table-cell office:value-type="float" office:value="18.18729" calcext:value-type="float">
            <text:p>18.18729</text:p>
          </table:table-cell>
          <table:table-cell office:value-type="float" office:value="17.34955" calcext:value-type="float">
            <text:p>17.34955</text:p>
          </table:table-cell>
          <table:table-cell office:value-type="float" office:value="17.30853" calcext:value-type="float">
            <text:p>17.30853</text:p>
          </table:table-cell>
          <table:table-cell office:value-type="float" office:value="16.56448" calcext:value-type="float">
            <text:p>16.56448</text:p>
          </table:table-cell>
          <table:table-cell office:value-type="float" office:value="16.53131" calcext:value-type="float">
            <text:p>16.53131</text:p>
          </table:table-cell>
          <table:table-cell office:value-type="float" office:value="15.8316" calcext:value-type="float">
            <text:p>15.8316</text:p>
          </table:table-cell>
          <table:table-cell office:value-type="float" office:value="15.7934" calcext:value-type="float">
            <text:p>15.7934</text:p>
          </table:table-cell>
          <table:table-cell office:value-type="float" office:value="15.29584" calcext:value-type="float">
            <text:p>15.29584</text:p>
          </table:table-cell>
          <table:table-cell office:value-type="float" office:value="15.25418" calcext:value-type="float">
            <text:p>15.25418</text:p>
          </table:table-cell>
          <table:table-cell office:value-type="float" office:value="24.06778" calcext:value-type="float">
            <text:p>24.06778</text:p>
          </table:table-cell>
          <table:table-cell office:value-type="float" office:value="18.00235" calcext:value-type="float">
            <text:p>18.002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4" calcext:value-type="float">
            <text:p>5082004</text:p>
          </table:table-cell>
          <table:table-cell office:value-type="float" office:value="24.003" calcext:value-type="float">
            <text:p>24.003</text:p>
          </table:table-cell>
          <table:table-cell office:value-type="float" office:value="25.4" calcext:value-type="float">
            <text:p>25.4</text:p>
          </table:table-cell>
          <table:table-cell office:value-type="float" office:value="15.99" calcext:value-type="float">
            <text:p>15.99</text:p>
          </table:table-cell>
          <table:table-cell office:value-type="float" office:value="1.829179" calcext:value-type="float">
            <text:p>1.829179</text:p>
          </table:table-cell>
          <table:table-cell office:value-type="float" office:value="1.40748" calcext:value-type="float">
            <text:p>1.40748</text:p>
          </table:table-cell>
          <table:table-cell office:value-type="float" office:value="162.828" calcext:value-type="float">
            <text:p>162.828</text:p>
          </table:table-cell>
          <table:table-cell office:value-type="float" office:value="0" calcext:value-type="float">
            <text:p>0</text:p>
          </table:table-cell>
          <table:table-cell office:value-type="float" office:value="24.23309" calcext:value-type="float">
            <text:p>24.23309</text:p>
          </table:table-cell>
          <table:table-cell office:value-type="float" office:value="17.22018" calcext:value-type="float">
            <text:p>17.22018</text:p>
          </table:table-cell>
          <table:table-cell office:value-type="float" office:value="22.74438" calcext:value-type="float">
            <text:p>22.74438</text:p>
          </table:table-cell>
          <table:table-cell office:value-type="float" office:value="18.21237" calcext:value-type="float">
            <text:p>18.21237</text:p>
          </table:table-cell>
          <table:table-cell office:value-type="float" office:value="22.00983" calcext:value-type="float">
            <text:p>22.00983</text:p>
          </table:table-cell>
          <table:table-cell office:value-type="float" office:value="19.01456" calcext:value-type="float">
            <text:p>19.01456</text:p>
          </table:table-cell>
          <table:table-cell office:value-type="float" office:value="21.48141" calcext:value-type="float">
            <text:p>21.48141</text:p>
          </table:table-cell>
          <table:table-cell office:value-type="float" office:value="19.66037" calcext:value-type="float">
            <text:p>19.66037</text:p>
          </table:table-cell>
          <table:table-cell office:value-type="float" office:value="21.30017" calcext:value-type="float">
            <text:p>21.30017</text:p>
          </table:table-cell>
          <table:table-cell office:value-type="float" office:value="20.0336" calcext:value-type="float">
            <text:p>20.0336</text:p>
          </table:table-cell>
          <table:table-cell office:value-type="float" office:value="21.34189" calcext:value-type="float">
            <text:p>21.34189</text:p>
          </table:table-cell>
          <table:table-cell office:value-type="float" office:value="20.33289" calcext:value-type="float">
            <text:p>20.33289</text:p>
          </table:table-cell>
          <table:table-cell office:value-type="float" office:value="21.09985" calcext:value-type="float">
            <text:p>21.09985</text:p>
          </table:table-cell>
          <table:table-cell office:value-type="float" office:value="20.39456" calcext:value-type="float">
            <text:p>20.39456</text:p>
          </table:table-cell>
          <table:table-cell office:value-type="float" office:value="20.55405" calcext:value-type="float">
            <text:p>20.55405</text:p>
          </table:table-cell>
          <table:table-cell office:value-type="float" office:value="20.24207" calcext:value-type="float">
            <text:p>20.24207</text:p>
          </table:table-cell>
          <table:table-cell office:value-type="float" office:value="19.48474" calcext:value-type="float">
            <text:p>19.48474</text:p>
          </table:table-cell>
          <table:table-cell office:value-type="float" office:value="19.4621" calcext:value-type="float">
            <text:p>19.4621</text:p>
          </table:table-cell>
          <table:table-cell office:value-type="float" office:value="18.31723" calcext:value-type="float">
            <text:p>18.31723</text:p>
          </table:table-cell>
          <table:table-cell office:value-type="float" office:value="18.25739" calcext:value-type="float">
            <text:p>18.25739</text:p>
          </table:table-cell>
          <table:table-cell office:value-type="float" office:value="17.39673" calcext:value-type="float">
            <text:p>17.39673</text:p>
          </table:table-cell>
          <table:table-cell office:value-type="float" office:value="17.35004" calcext:value-type="float">
            <text:p>17.35004</text:p>
          </table:table-cell>
          <table:table-cell office:value-type="float" office:value="16.60196" calcext:value-type="float">
            <text:p>16.60196</text:p>
          </table:table-cell>
          <table:table-cell office:value-type="float" office:value="16.56485" calcext:value-type="float">
            <text:p>16.56485</text:p>
          </table:table-cell>
          <table:table-cell office:value-type="float" office:value="15.87039" calcext:value-type="float">
            <text:p>15.87039</text:p>
          </table:table-cell>
          <table:table-cell office:value-type="float" office:value="15.832" calcext:value-type="float">
            <text:p>15.832</text:p>
          </table:table-cell>
          <table:table-cell office:value-type="float" office:value="15.33636" calcext:value-type="float">
            <text:p>15.33636</text:p>
          </table:table-cell>
          <table:table-cell office:value-type="float" office:value="15.29626" calcext:value-type="float">
            <text:p>15.29626</text:p>
          </table:table-cell>
          <table:table-cell office:value-type="float" office:value="25.40491" calcext:value-type="float">
            <text:p>25.40491</text:p>
          </table:table-cell>
          <table:table-cell office:value-type="float" office:value="15.68924" calcext:value-type="float">
            <text:p>15.689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4" calcext:value-type="float">
            <text:p>6082004</text:p>
          </table:table-cell>
          <table:table-cell office:value-type="float" office:value="20.71944" calcext:value-type="float">
            <text:p>20.71944</text:p>
          </table:table-cell>
          <table:table-cell office:value-type="float" office:value="25.33" calcext:value-type="float">
            <text:p>25.33</text:p>
          </table:table-cell>
          <table:table-cell office:value-type="float" office:value="14.72" calcext:value-type="float">
            <text:p>14.72</text:p>
          </table:table-cell>
          <table:table-cell office:value-type="float" office:value="1.549418" calcext:value-type="float">
            <text:p>1.549418</text:p>
          </table:table-cell>
          <table:table-cell office:value-type="float" office:value="1.414895" calcext:value-type="float">
            <text:p>1.414895</text:p>
          </table:table-cell>
          <table:table-cell office:value-type="float" office:value="233.208" calcext:value-type="float">
            <text:p>233.208</text:p>
          </table:table-cell>
          <table:table-cell office:value-type="float" office:value="0" calcext:value-type="float">
            <text:p>0</text:p>
          </table:table-cell>
          <table:table-cell office:value-type="float" office:value="23.78012" calcext:value-type="float">
            <text:p>23.78012</text:p>
          </table:table-cell>
          <table:table-cell office:value-type="float" office:value="15.76944" calcext:value-type="float">
            <text:p>15.76944</text:p>
          </table:table-cell>
          <table:table-cell office:value-type="float" office:value="21.86316" calcext:value-type="float">
            <text:p>21.86316</text:p>
          </table:table-cell>
          <table:table-cell office:value-type="float" office:value="17.07761" calcext:value-type="float">
            <text:p>17.07761</text:p>
          </table:table-cell>
          <table:table-cell office:value-type="float" office:value="21.02228" calcext:value-type="float">
            <text:p>21.02228</text:p>
          </table:table-cell>
          <table:table-cell office:value-type="float" office:value="18.07587" calcext:value-type="float">
            <text:p>18.07587</text:p>
          </table:table-cell>
          <table:table-cell office:value-type="float" office:value="20.55298" calcext:value-type="float">
            <text:p>20.55298</text:p>
          </table:table-cell>
          <table:table-cell office:value-type="float" office:value="18.79538" calcext:value-type="float">
            <text:p>18.79538</text:p>
          </table:table-cell>
          <table:table-cell office:value-type="float" office:value="20.5946" calcext:value-type="float">
            <text:p>20.5946</text:p>
          </table:table-cell>
          <table:table-cell office:value-type="float" office:value="19.24136" calcext:value-type="float">
            <text:p>19.24136</text:p>
          </table:table-cell>
          <table:table-cell office:value-type="float" office:value="20.70511" calcext:value-type="float">
            <text:p>20.70511</text:p>
          </table:table-cell>
          <table:table-cell office:value-type="float" office:value="19.63739" calcext:value-type="float">
            <text:p>19.63739</text:p>
          </table:table-cell>
          <table:table-cell office:value-type="float" office:value="20.56961" calcext:value-type="float">
            <text:p>20.56961</text:p>
          </table:table-cell>
          <table:table-cell office:value-type="float" office:value="19.82748" calcext:value-type="float">
            <text:p>19.82748</text:p>
          </table:table-cell>
          <table:table-cell office:value-type="float" office:value="20.24088" calcext:value-type="float">
            <text:p>20.24088</text:p>
          </table:table-cell>
          <table:table-cell office:value-type="float" office:value="19.86658" calcext:value-type="float">
            <text:p>19.86658</text:p>
          </table:table-cell>
          <table:table-cell office:value-type="float" office:value="19.46158" calcext:value-type="float">
            <text:p>19.46158</text:p>
          </table:table-cell>
          <table:table-cell office:value-type="float" office:value="19.36243" calcext:value-type="float">
            <text:p>19.36243</text:p>
          </table:table-cell>
          <table:table-cell office:value-type="float" office:value="18.3483" calcext:value-type="float">
            <text:p>18.3483</text:p>
          </table:table-cell>
          <table:table-cell office:value-type="float" office:value="18.31772" calcext:value-type="float">
            <text:p>18.31772</text:p>
          </table:table-cell>
          <table:table-cell office:value-type="float" office:value="17.44058" calcext:value-type="float">
            <text:p>17.44058</text:p>
          </table:table-cell>
          <table:table-cell office:value-type="float" office:value="17.39725" calcext:value-type="float">
            <text:p>17.39725</text:p>
          </table:table-cell>
          <table:table-cell office:value-type="float" office:value="16.64166" calcext:value-type="float">
            <text:p>16.64166</text:p>
          </table:table-cell>
          <table:table-cell office:value-type="float" office:value="16.60236" calcext:value-type="float">
            <text:p>16.60236</text:p>
          </table:table-cell>
          <table:table-cell office:value-type="float" office:value="15.90948" calcext:value-type="float">
            <text:p>15.90948</text:p>
          </table:table-cell>
          <table:table-cell office:value-type="float" office:value="15.87079" calcext:value-type="float">
            <text:p>15.87079</text:p>
          </table:table-cell>
          <table:table-cell office:value-type="float" office:value="15.37521" calcext:value-type="float">
            <text:p>15.37521</text:p>
          </table:table-cell>
          <table:table-cell office:value-type="float" office:value="15.33676" calcext:value-type="float">
            <text:p>15.33676</text:p>
          </table:table-cell>
          <table:table-cell office:value-type="float" office:value="25.57687" calcext:value-type="float">
            <text:p>25.57687</text:p>
          </table:table-cell>
          <table:table-cell office:value-type="float" office:value="14.07358" calcext:value-type="float">
            <text:p>14.073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4" calcext:value-type="float">
            <text:p>7082004</text:p>
          </table:table-cell>
          <table:table-cell office:value-type="float" office:value="26.70804" calcext:value-type="float">
            <text:p>26.70804</text:p>
          </table:table-cell>
          <table:table-cell office:value-type="float" office:value="27.49" calcext:value-type="float">
            <text:p>27.49</text:p>
          </table:table-cell>
          <table:table-cell office:value-type="float" office:value="14.69" calcext:value-type="float">
            <text:p>14.69</text:p>
          </table:table-cell>
          <table:table-cell office:value-type="float" office:value="1.525862" calcext:value-type="float">
            <text:p>1.525862</text:p>
          </table:table-cell>
          <table:table-cell office:value-type="float" office:value="1.227589" calcext:value-type="float">
            <text:p>1.227589</text:p>
          </table:table-cell>
          <table:table-cell office:value-type="float" office:value="274.788" calcext:value-type="float">
            <text:p>274.788</text:p>
          </table:table-cell>
          <table:table-cell office:value-type="float" office:value="0" calcext:value-type="float">
            <text:p>0</text:p>
          </table:table-cell>
          <table:table-cell office:value-type="float" office:value="23.88913" calcext:value-type="float">
            <text:p>23.88913</text:p>
          </table:table-cell>
          <table:table-cell office:value-type="float" office:value="15.26862" calcext:value-type="float">
            <text:p>15.26862</text:p>
          </table:table-cell>
          <table:table-cell office:value-type="float" office:value="22.07147" calcext:value-type="float">
            <text:p>22.07147</text:p>
          </table:table-cell>
          <table:table-cell office:value-type="float" office:value="16.54251" calcext:value-type="float">
            <text:p>16.54251</text:p>
          </table:table-cell>
          <table:table-cell office:value-type="float" office:value="21.0748" calcext:value-type="float">
            <text:p>21.0748</text:p>
          </table:table-cell>
          <table:table-cell office:value-type="float" office:value="17.50113" calcext:value-type="float">
            <text:p>17.50113</text:p>
          </table:table-cell>
          <table:table-cell office:value-type="float" office:value="20.4762" calcext:value-type="float">
            <text:p>20.4762</text:p>
          </table:table-cell>
          <table:table-cell office:value-type="float" office:value="18.25446" calcext:value-type="float">
            <text:p>18.25446</text:p>
          </table:table-cell>
          <table:table-cell office:value-type="float" office:value="20.14874" calcext:value-type="float">
            <text:p>20.14874</text:p>
          </table:table-cell>
          <table:table-cell office:value-type="float" office:value="18.71774" calcext:value-type="float">
            <text:p>18.71774</text:p>
          </table:table-cell>
          <table:table-cell office:value-type="float" office:value="20.00073" calcext:value-type="float">
            <text:p>20.00073</text:p>
          </table:table-cell>
          <table:table-cell office:value-type="float" office:value="19.15326" calcext:value-type="float">
            <text:p>19.15326</text:p>
          </table:table-cell>
          <table:table-cell office:value-type="float" office:value="19.98419" calcext:value-type="float">
            <text:p>19.98419</text:p>
          </table:table-cell>
          <table:table-cell office:value-type="float" office:value="19.39441" calcext:value-type="float">
            <text:p>19.39441</text:p>
          </table:table-cell>
          <table:table-cell office:value-type="float" office:value="19.86469" calcext:value-type="float">
            <text:p>19.86469</text:p>
          </table:table-cell>
          <table:table-cell office:value-type="float" office:value="19.54932" calcext:value-type="float">
            <text:p>19.54932</text:p>
          </table:table-cell>
          <table:table-cell office:value-type="float" office:value="19.36099" calcext:value-type="float">
            <text:p>19.36099</text:p>
          </table:table-cell>
          <table:table-cell office:value-type="float" office:value="19.20541" calcext:value-type="float">
            <text:p>19.20541</text:p>
          </table:table-cell>
          <table:table-cell office:value-type="float" office:value="18.35074" calcext:value-type="float">
            <text:p>18.35074</text:p>
          </table:table-cell>
          <table:table-cell office:value-type="float" office:value="18.34409" calcext:value-type="float">
            <text:p>18.34409</text:p>
          </table:table-cell>
          <table:table-cell office:value-type="float" office:value="17.47375" calcext:value-type="float">
            <text:p>17.47375</text:p>
          </table:table-cell>
          <table:table-cell office:value-type="float" office:value="17.44101" calcext:value-type="float">
            <text:p>17.44101</text:p>
          </table:table-cell>
          <table:table-cell office:value-type="float" office:value="16.68149" calcext:value-type="float">
            <text:p>16.68149</text:p>
          </table:table-cell>
          <table:table-cell office:value-type="float" office:value="16.64209" calcext:value-type="float">
            <text:p>16.64209</text:p>
          </table:table-cell>
          <table:table-cell office:value-type="float" office:value="15.94824" calcext:value-type="float">
            <text:p>15.94824</text:p>
          </table:table-cell>
          <table:table-cell office:value-type="float" office:value="15.90988" calcext:value-type="float">
            <text:p>15.90988</text:p>
          </table:table-cell>
          <table:table-cell office:value-type="float" office:value="15.41403" calcext:value-type="float">
            <text:p>15.41403</text:p>
          </table:table-cell>
          <table:table-cell office:value-type="float" office:value="15.37561" calcext:value-type="float">
            <text:p>15.37561</text:p>
          </table:table-cell>
          <table:table-cell office:value-type="float" office:value="25.30771" calcext:value-type="float">
            <text:p>25.30771</text:p>
          </table:table-cell>
          <table:table-cell office:value-type="float" office:value="13.62289" calcext:value-type="float">
            <text:p>13.622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4" calcext:value-type="float">
            <text:p>8082004</text:p>
          </table:table-cell>
          <table:table-cell office:value-type="float" office:value="19.8324" calcext:value-type="float">
            <text:p>19.8324</text:p>
          </table:table-cell>
          <table:table-cell office:value-type="float" office:value="29.19" calcext:value-type="float">
            <text:p>29.19</text:p>
          </table:table-cell>
          <table:table-cell office:value-type="float" office:value="18.01" calcext:value-type="float">
            <text:p>18.01</text:p>
          </table:table-cell>
          <table:table-cell office:value-type="float" office:value="2.522977" calcext:value-type="float">
            <text:p>2.522977</text:p>
          </table:table-cell>
          <table:table-cell office:value-type="float" office:value="1.546008" calcext:value-type="float">
            <text:p>1.546008</text:p>
          </table:table-cell>
          <table:table-cell office:value-type="float" office:value="187.992" calcext:value-type="float">
            <text:p>187.992</text:p>
          </table:table-cell>
          <table:table-cell office:value-type="float" office:value="2.2" calcext:value-type="float">
            <text:p>2.2</text:p>
          </table:table-cell>
          <table:table-cell office:value-type="float" office:value="25.7843" calcext:value-type="float">
            <text:p>25.7843</text:p>
          </table:table-cell>
          <table:table-cell office:value-type="float" office:value="17.19537" calcext:value-type="float">
            <text:p>17.19537</text:p>
          </table:table-cell>
          <table:table-cell office:value-type="float" office:value="23.56146" calcext:value-type="float">
            <text:p>23.56146</text:p>
          </table:table-cell>
          <table:table-cell office:value-type="float" office:value="17.91852" calcext:value-type="float">
            <text:p>17.91852</text:p>
          </table:table-cell>
          <table:table-cell office:value-type="float" office:value="22.31671" calcext:value-type="float">
            <text:p>22.31671</text:p>
          </table:table-cell>
          <table:table-cell office:value-type="float" office:value="18.42978" calcext:value-type="float">
            <text:p>18.42978</text:p>
          </table:table-cell>
          <table:table-cell office:value-type="float" office:value="21.39227" calcext:value-type="float">
            <text:p>21.39227</text:p>
          </table:table-cell>
          <table:table-cell office:value-type="float" office:value="18.82251" calcext:value-type="float">
            <text:p>18.82251</text:p>
          </table:table-cell>
          <table:table-cell office:value-type="float" office:value="20.84143" calcext:value-type="float">
            <text:p>20.84143</text:p>
          </table:table-cell>
          <table:table-cell office:value-type="float" office:value="19.06686" calcext:value-type="float">
            <text:p>19.06686</text:p>
          </table:table-cell>
          <table:table-cell office:value-type="float" office:value="20.32117" calcext:value-type="float">
            <text:p>20.32117</text:p>
          </table:table-cell>
          <table:table-cell office:value-type="float" office:value="19.29398" calcext:value-type="float">
            <text:p>19.29398</text:p>
          </table:table-cell>
          <table:table-cell office:value-type="float" office:value="19.96265" calcext:value-type="float">
            <text:p>19.96265</text:p>
          </table:table-cell>
          <table:table-cell office:value-type="float" office:value="19.39343" calcext:value-type="float">
            <text:p>19.39343</text:p>
          </table:table-cell>
          <table:table-cell office:value-type="float" office:value="19.54919" calcext:value-type="float">
            <text:p>19.54919</text:p>
          </table:table-cell>
          <table:table-cell office:value-type="float" office:value="19.42642" calcext:value-type="float">
            <text:p>19.42642</text:p>
          </table:table-cell>
          <table:table-cell office:value-type="float" office:value="19.20377" calcext:value-type="float">
            <text:p>19.20377</text:p>
          </table:table-cell>
          <table:table-cell office:value-type="float" office:value="19.07285" calcext:value-type="float">
            <text:p>19.07285</text:p>
          </table:table-cell>
          <table:table-cell office:value-type="float" office:value="18.34384" calcext:value-type="float">
            <text:p>18.34384</text:p>
          </table:table-cell>
          <table:table-cell office:value-type="float" office:value="18.3147" calcext:value-type="float">
            <text:p>18.3147</text:p>
          </table:table-cell>
          <table:table-cell office:value-type="float" office:value="17.49271" calcext:value-type="float">
            <text:p>17.49271</text:p>
          </table:table-cell>
          <table:table-cell office:value-type="float" office:value="17.47403" calcext:value-type="float">
            <text:p>17.47403</text:p>
          </table:table-cell>
          <table:table-cell office:value-type="float" office:value="16.71735" calcext:value-type="float">
            <text:p>16.71735</text:p>
          </table:table-cell>
          <table:table-cell office:value-type="float" office:value="16.68192" calcext:value-type="float">
            <text:p>16.68192</text:p>
          </table:table-cell>
          <table:table-cell office:value-type="float" office:value="15.98654" calcext:value-type="float">
            <text:p>15.98654</text:p>
          </table:table-cell>
          <table:table-cell office:value-type="float" office:value="15.94867" calcext:value-type="float">
            <text:p>15.94867</text:p>
          </table:table-cell>
          <table:table-cell office:value-type="float" office:value="15.45114" calcext:value-type="float">
            <text:p>15.45114</text:p>
          </table:table-cell>
          <table:table-cell office:value-type="float" office:value="15.41443" calcext:value-type="float">
            <text:p>15.41443</text:p>
          </table:table-cell>
          <table:table-cell office:value-type="float" office:value="27.80951" calcext:value-type="float">
            <text:p>27.80951</text:p>
          </table:table-cell>
          <table:table-cell office:value-type="float" office:value="15.83478" calcext:value-type="float">
            <text:p>15.834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4" calcext:value-type="float">
            <text:p>9082004</text:p>
          </table:table-cell>
          <table:table-cell office:value-type="float" office:value="26.92049" calcext:value-type="float">
            <text:p>26.92049</text:p>
          </table:table-cell>
          <table:table-cell office:value-type="float" office:value="26.07" calcext:value-type="float">
            <text:p>26.07</text:p>
          </table:table-cell>
          <table:table-cell office:value-type="float" office:value="14.24" calcext:value-type="float">
            <text:p>14.24</text:p>
          </table:table-cell>
          <table:table-cell office:value-type="float" office:value="1.862805" calcext:value-type="float">
            <text:p>1.862805</text:p>
          </table:table-cell>
          <table:table-cell office:value-type="float" office:value="1.27352" calcext:value-type="float">
            <text:p>1.27352</text:p>
          </table:table-cell>
          <table:table-cell office:value-type="float" office:value="264.708" calcext:value-type="float">
            <text:p>264.708</text:p>
          </table:table-cell>
          <table:table-cell office:value-type="float" office:value="0" calcext:value-type="float">
            <text:p>0</text:p>
          </table:table-cell>
          <table:table-cell office:value-type="float" office:value="24.04932" calcext:value-type="float">
            <text:p>24.04932</text:p>
          </table:table-cell>
          <table:table-cell office:value-type="float" office:value="16.20111" calcext:value-type="float">
            <text:p>16.20111</text:p>
          </table:table-cell>
          <table:table-cell office:value-type="float" office:value="22.31488" calcext:value-type="float">
            <text:p>22.31488</text:p>
          </table:table-cell>
          <table:table-cell office:value-type="float" office:value="18.15433" calcext:value-type="float">
            <text:p>18.15433</text:p>
          </table:table-cell>
          <table:table-cell office:value-type="float" office:value="21.46021" calcext:value-type="float">
            <text:p>21.46021</text:p>
          </table:table-cell>
          <table:table-cell office:value-type="float" office:value="18.82581" calcext:value-type="float">
            <text:p>18.82581</text:p>
          </table:table-cell>
          <table:table-cell office:value-type="float" office:value="20.86145" calcext:value-type="float">
            <text:p>20.86145</text:p>
          </table:table-cell>
          <table:table-cell office:value-type="float" office:value="19.26462" calcext:value-type="float">
            <text:p>19.26462</text:p>
          </table:table-cell>
          <table:table-cell office:value-type="float" office:value="20.50128" calcext:value-type="float">
            <text:p>20.50128</text:p>
          </table:table-cell>
          <table:table-cell office:value-type="float" office:value="19.47867" calcext:value-type="float">
            <text:p>19.47867</text:p>
          </table:table-cell>
          <table:table-cell office:value-type="float" office:value="20.29474" calcext:value-type="float">
            <text:p>20.29474</text:p>
          </table:table-cell>
          <table:table-cell office:value-type="float" office:value="19.62766" calcext:value-type="float">
            <text:p>19.62766</text:p>
          </table:table-cell>
          <table:table-cell office:value-type="float" office:value="19.97043" calcext:value-type="float">
            <text:p>19.97043</text:p>
          </table:table-cell>
          <table:table-cell office:value-type="float" office:value="19.61261" calcext:value-type="float">
            <text:p>19.61261</text:p>
          </table:table-cell>
          <table:table-cell office:value-type="float" office:value="19.53577" calcext:value-type="float">
            <text:p>19.53577</text:p>
          </table:table-cell>
          <table:table-cell office:value-type="float" office:value="19.4855" calcext:value-type="float">
            <text:p>19.4855</text:p>
          </table:table-cell>
          <table:table-cell office:value-type="float" office:value="19.07193" calcext:value-type="float">
            <text:p>19.07193</text:p>
          </table:table-cell>
          <table:table-cell office:value-type="float" office:value="19.01718" calcext:value-type="float">
            <text:p>19.01718</text:p>
          </table:table-cell>
          <table:table-cell office:value-type="float" office:value="18.3143" calcext:value-type="float">
            <text:p>18.3143</text:p>
          </table:table-cell>
          <table:table-cell office:value-type="float" office:value="18.28223" calcext:value-type="float">
            <text:p>18.28223</text:p>
          </table:table-cell>
          <table:table-cell office:value-type="float" office:value="17.50125" calcext:value-type="float">
            <text:p>17.50125</text:p>
          </table:table-cell>
          <table:table-cell office:value-type="float" office:value="17.49286" calcext:value-type="float">
            <text:p>17.49286</text:p>
          </table:table-cell>
          <table:table-cell office:value-type="float" office:value="16.74841" calcext:value-type="float">
            <text:p>16.74841</text:p>
          </table:table-cell>
          <table:table-cell office:value-type="float" office:value="16.71771" calcext:value-type="float">
            <text:p>16.71771</text:p>
          </table:table-cell>
          <table:table-cell office:value-type="float" office:value="16.0235" calcext:value-type="float">
            <text:p>16.0235</text:p>
          </table:table-cell>
          <table:table-cell office:value-type="float" office:value="15.98691" calcext:value-type="float">
            <text:p>15.98691</text:p>
          </table:table-cell>
          <table:table-cell office:value-type="float" office:value="15.48782" calcext:value-type="float">
            <text:p>15.48782</text:p>
          </table:table-cell>
          <table:table-cell office:value-type="float" office:value="15.45151" calcext:value-type="float">
            <text:p>15.45151</text:p>
          </table:table-cell>
          <table:table-cell office:value-type="float" office:value="28.0365" calcext:value-type="float">
            <text:p>28.0365</text:p>
          </table:table-cell>
          <table:table-cell office:value-type="float" office:value="13.95438" calcext:value-type="float">
            <text:p>13.954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4" calcext:value-type="float">
            <text:p>10082004</text:p>
          </table:table-cell>
          <table:table-cell office:value-type="float" office:value="17.6536" calcext:value-type="float">
            <text:p>17.6536</text:p>
          </table:table-cell>
          <table:table-cell office:value-type="float" office:value="20.36" calcext:value-type="float">
            <text:p>20.36</text:p>
          </table:table-cell>
          <table:table-cell office:value-type="float" office:value="10.39" calcext:value-type="float">
            <text:p>10.39</text:p>
          </table:table-cell>
          <table:table-cell office:value-type="float" office:value="1.524741" calcext:value-type="float">
            <text:p>1.524741</text:p>
          </table:table-cell>
          <table:table-cell office:value-type="float" office:value="1.106476" calcext:value-type="float">
            <text:p>1.106476</text:p>
          </table:table-cell>
          <table:table-cell office:value-type="float" office:value="230.148" calcext:value-type="float">
            <text:p>230.148</text:p>
          </table:table-cell>
          <table:table-cell office:value-type="float" office:value="2.5" calcext:value-type="float">
            <text:p>2.5</text:p>
          </table:table-cell>
          <table:table-cell office:value-type="float" office:value="21.22028" calcext:value-type="float">
            <text:p>21.22028</text:p>
          </table:table-cell>
          <table:table-cell office:value-type="float" office:value="12.84265" calcext:value-type="float">
            <text:p>12.84265</text:p>
          </table:table-cell>
          <table:table-cell office:value-type="float" office:value="19.60123" calcext:value-type="float">
            <text:p>19.60123</text:p>
          </table:table-cell>
          <table:table-cell office:value-type="float" office:value="14.65717" calcext:value-type="float">
            <text:p>14.65717</text:p>
          </table:table-cell>
          <table:table-cell office:value-type="float" office:value="19.23465" calcext:value-type="float">
            <text:p>19.23465</text:p>
          </table:table-cell>
          <table:table-cell office:value-type="float" office:value="16.08209" calcext:value-type="float">
            <text:p>16.08209</text:p>
          </table:table-cell>
          <table:table-cell office:value-type="float" office:value="19.84186" calcext:value-type="float">
            <text:p>19.84186</text:p>
          </table:table-cell>
          <table:table-cell office:value-type="float" office:value="17.25766" calcext:value-type="float">
            <text:p>17.25766</text:p>
          </table:table-cell>
          <table:table-cell office:value-type="float" office:value="20.00351" calcext:value-type="float">
            <text:p>20.00351</text:p>
          </table:table-cell>
          <table:table-cell office:value-type="float" office:value="17.91086" calcext:value-type="float">
            <text:p>17.91086</text:p>
          </table:table-cell>
          <table:table-cell office:value-type="float" office:value="20.05399" calcext:value-type="float">
            <text:p>20.05399</text:p>
          </table:table-cell>
          <table:table-cell office:value-type="float" office:value="18.56876" calcext:value-type="float">
            <text:p>18.56876</text:p>
          </table:table-cell>
          <table:table-cell office:value-type="float" office:value="19.87149" calcext:value-type="float">
            <text:p>19.87149</text:p>
          </table:table-cell>
          <table:table-cell office:value-type="float" office:value="18.90579" calcext:value-type="float">
            <text:p>18.90579</text:p>
          </table:table-cell>
          <table:table-cell office:value-type="float" office:value="19.51685" calcext:value-type="float">
            <text:p>19.51685</text:p>
          </table:table-cell>
          <table:table-cell office:value-type="float" office:value="19.16922" calcext:value-type="float">
            <text:p>19.16922</text:p>
          </table:table-cell>
          <table:table-cell office:value-type="float" office:value="19.01682" calcext:value-type="float">
            <text:p>19.01682</text:p>
          </table:table-cell>
          <table:table-cell office:value-type="float" office:value="18.93726" calcext:value-type="float">
            <text:p>18.93726</text:p>
          </table:table-cell>
          <table:table-cell office:value-type="float" office:value="18.28192" calcext:value-type="float">
            <text:p>18.28192</text:p>
          </table:table-cell>
          <table:table-cell office:value-type="float" office:value="18.25339" calcext:value-type="float">
            <text:p>18.25339</text:p>
          </table:table-cell>
          <table:table-cell office:value-type="float" office:value="17.50461" calcext:value-type="float">
            <text:p>17.50461</text:p>
          </table:table-cell>
          <table:table-cell office:value-type="float" office:value="17.50131" calcext:value-type="float">
            <text:p>17.50131</text:p>
          </table:table-cell>
          <table:table-cell office:value-type="float" office:value="16.77512" calcext:value-type="float">
            <text:p>16.77512</text:p>
          </table:table-cell>
          <table:table-cell office:value-type="float" office:value="16.74872" calcext:value-type="float">
            <text:p>16.74872</text:p>
          </table:table-cell>
          <table:table-cell office:value-type="float" office:value="16.05853" calcext:value-type="float">
            <text:p>16.05853</text:p>
          </table:table-cell>
          <table:table-cell office:value-type="float" office:value="16.0239" calcext:value-type="float">
            <text:p>16.0239</text:p>
          </table:table-cell>
          <table:table-cell office:value-type="float" office:value="15.52411" calcext:value-type="float">
            <text:p>15.52411</text:p>
          </table:table-cell>
          <table:table-cell office:value-type="float" office:value="15.48819" calcext:value-type="float">
            <text:p>15.48819</text:p>
          </table:table-cell>
          <table:table-cell office:value-type="float" office:value="26.02173" calcext:value-type="float">
            <text:p>26.02173</text:p>
          </table:table-cell>
          <table:table-cell office:value-type="float" office:value="10.41995" calcext:value-type="float">
            <text:p>10.419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4" calcext:value-type="float">
            <text:p>11082004</text:p>
          </table:table-cell>
          <table:table-cell office:value-type="float" office:value="17.65413" calcext:value-type="float">
            <text:p>17.65413</text:p>
          </table:table-cell>
          <table:table-cell office:value-type="float" office:value="18.57" calcext:value-type="float">
            <text:p>18.57</text:p>
          </table:table-cell>
          <table:table-cell office:value-type="float" office:value="8.07" calcext:value-type="float">
            <text:p>8.07</text:p>
          </table:table-cell>
          <table:table-cell office:value-type="float" office:value="1.567803" calcext:value-type="float">
            <text:p>1.567803</text:p>
          </table:table-cell>
          <table:table-cell office:value-type="float" office:value="0.9467005" calcext:value-type="float">
            <text:p>0.9467005</text:p>
          </table:table-cell>
          <table:table-cell office:value-type="float" office:value="223.488" calcext:value-type="float">
            <text:p>223.488</text:p>
          </table:table-cell>
          <table:table-cell office:value-type="float" office:value="31.9" calcext:value-type="float">
            <text:p>31.9</text:p>
          </table:table-cell>
          <table:table-cell office:value-type="float" office:value="17.66125" calcext:value-type="float">
            <text:p>17.66125</text:p>
          </table:table-cell>
          <table:table-cell office:value-type="float" office:value="10.98663" calcext:value-type="float">
            <text:p>10.98663</text:p>
          </table:table-cell>
          <table:table-cell office:value-type="float" office:value="17.48273" calcext:value-type="float">
            <text:p>17.48273</text:p>
          </table:table-cell>
          <table:table-cell office:value-type="float" office:value="12.85583" calcext:value-type="float">
            <text:p>12.85583</text:p>
          </table:table-cell>
          <table:table-cell office:value-type="float" office:value="17.41122" calcext:value-type="float">
            <text:p>17.41122</text:p>
          </table:table-cell>
          <table:table-cell office:value-type="float" office:value="14.53378" calcext:value-type="float">
            <text:p>14.53378</text:p>
          </table:table-cell>
          <table:table-cell office:value-type="float" office:value="17.46246" calcext:value-type="float">
            <text:p>17.46246</text:p>
          </table:table-cell>
          <table:table-cell office:value-type="float" office:value="16.05399" calcext:value-type="float">
            <text:p>16.05399</text:p>
          </table:table-cell>
          <table:table-cell office:value-type="float" office:value="17.86362" calcext:value-type="float">
            <text:p>17.86362</text:p>
          </table:table-cell>
          <table:table-cell office:value-type="float" office:value="16.78693" calcext:value-type="float">
            <text:p>16.78693</text:p>
          </table:table-cell>
          <table:table-cell office:value-type="float" office:value="18.54123" calcext:value-type="float">
            <text:p>18.54123</text:p>
          </table:table-cell>
          <table:table-cell office:value-type="float" office:value="17.52756" calcext:value-type="float">
            <text:p>17.52756</text:p>
          </table:table-cell>
          <table:table-cell office:value-type="float" office:value="18.89136" calcext:value-type="float">
            <text:p>18.89136</text:p>
          </table:table-cell>
          <table:table-cell office:value-type="float" office:value="18.01285" calcext:value-type="float">
            <text:p>18.01285</text:p>
          </table:table-cell>
          <table:table-cell office:value-type="float" office:value="19.1644" calcext:value-type="float">
            <text:p>19.1644</text:p>
          </table:table-cell>
          <table:table-cell office:value-type="float" office:value="18.50589" calcext:value-type="float">
            <text:p>18.50589</text:p>
          </table:table-cell>
          <table:table-cell office:value-type="float" office:value="18.93576" calcext:value-type="float">
            <text:p>18.93576</text:p>
          </table:table-cell>
          <table:table-cell office:value-type="float" office:value="18.70908" calcext:value-type="float">
            <text:p>18.70908</text:p>
          </table:table-cell>
          <table:table-cell office:value-type="float" office:value="18.25302" calcext:value-type="float">
            <text:p>18.25302</text:p>
          </table:table-cell>
          <table:table-cell office:value-type="float" office:value="18.20276" calcext:value-type="float">
            <text:p>18.20276</text:p>
          </table:table-cell>
          <table:table-cell office:value-type="float" office:value="17.50507" calcext:value-type="float">
            <text:p>17.50507</text:p>
          </table:table-cell>
          <table:table-cell office:value-type="float" office:value="17.50214" calcext:value-type="float">
            <text:p>17.50214</text:p>
          </table:table-cell>
          <table:table-cell office:value-type="float" office:value="16.79691" calcext:value-type="float">
            <text:p>16.79691</text:p>
          </table:table-cell>
          <table:table-cell office:value-type="float" office:value="16.77536" calcext:value-type="float">
            <text:p>16.77536</text:p>
          </table:table-cell>
          <table:table-cell office:value-type="float" office:value="16.09103" calcext:value-type="float">
            <text:p>16.09103</text:p>
          </table:table-cell>
          <table:table-cell office:value-type="float" office:value="16.05887" calcext:value-type="float">
            <text:p>16.05887</text:p>
          </table:table-cell>
          <table:table-cell office:value-type="float" office:value="15.55792" calcext:value-type="float">
            <text:p>15.55792</text:p>
          </table:table-cell>
          <table:table-cell office:value-type="float" office:value="15.52448" calcext:value-type="float">
            <text:p>15.52448</text:p>
          </table:table-cell>
          <table:table-cell office:value-type="float" office:value="18.25705" calcext:value-type="float">
            <text:p>18.25705</text:p>
          </table:table-cell>
          <table:table-cell office:value-type="float" office:value="9.496857" calcext:value-type="float">
            <text:p>9.4968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4" calcext:value-type="float">
            <text:p>12082004</text:p>
          </table:table-cell>
          <table:table-cell office:value-type="float" office:value="19.0512" calcext:value-type="float">
            <text:p>19.0512</text:p>
          </table:table-cell>
          <table:table-cell office:value-type="float" office:value="21.49" calcext:value-type="float">
            <text:p>21.49</text:p>
          </table:table-cell>
          <table:table-cell office:value-type="float" office:value="10.52" calcext:value-type="float">
            <text:p>10.52</text:p>
          </table:table-cell>
          <table:table-cell office:value-type="float" office:value="2.211272" calcext:value-type="float">
            <text:p>2.211272</text:p>
          </table:table-cell>
          <table:table-cell office:value-type="float" office:value="1.116102" calcext:value-type="float">
            <text:p>1.116102</text:p>
          </table:table-cell>
          <table:table-cell office:value-type="float" office:value="147.384" calcext:value-type="float">
            <text:p>147.384</text:p>
          </table:table-cell>
          <table:table-cell office:value-type="float" office:value="3.4" calcext:value-type="float">
            <text:p>3.4</text:p>
          </table:table-cell>
          <table:table-cell office:value-type="float" office:value="21.03125" calcext:value-type="float">
            <text:p>21.03125</text:p>
          </table:table-cell>
          <table:table-cell office:value-type="float" office:value="11.12088" calcext:value-type="float">
            <text:p>11.12088</text:p>
          </table:table-cell>
          <table:table-cell office:value-type="float" office:value="18.87198" calcext:value-type="float">
            <text:p>18.87198</text:p>
          </table:table-cell>
          <table:table-cell office:value-type="float" office:value="12.36481" calcext:value-type="float">
            <text:p>12.36481</text:p>
          </table:table-cell>
          <table:table-cell office:value-type="float" office:value="17.99249" calcext:value-type="float">
            <text:p>17.99249</text:p>
          </table:table-cell>
          <table:table-cell office:value-type="float" office:value="13.42175" calcext:value-type="float">
            <text:p>13.42175</text:p>
          </table:table-cell>
          <table:table-cell office:value-type="float" office:value="17.66608" calcext:value-type="float">
            <text:p>17.66608</text:p>
          </table:table-cell>
          <table:table-cell office:value-type="float" office:value="14.66162" calcext:value-type="float">
            <text:p>14.66162</text:p>
          </table:table-cell>
          <table:table-cell office:value-type="float" office:value="17.52936" calcext:value-type="float">
            <text:p>17.52936</text:p>
          </table:table-cell>
          <table:table-cell office:value-type="float" office:value="15.52612" calcext:value-type="float">
            <text:p>15.52612</text:p>
          </table:table-cell>
          <table:table-cell office:value-type="float" office:value="17.55661" calcext:value-type="float">
            <text:p>17.55661</text:p>
          </table:table-cell>
          <table:table-cell office:value-type="float" office:value="16.44479" calcext:value-type="float">
            <text:p>16.44479</text:p>
          </table:table-cell>
          <table:table-cell office:value-type="float" office:value="18.00839" calcext:value-type="float">
            <text:p>18.00839</text:p>
          </table:table-cell>
          <table:table-cell office:value-type="float" office:value="17.16342" calcext:value-type="float">
            <text:p>17.16342</text:p>
          </table:table-cell>
          <table:table-cell office:value-type="float" office:value="18.50119" calcext:value-type="float">
            <text:p>18.50119</text:p>
          </table:table-cell>
          <table:table-cell office:value-type="float" office:value="17.9397" calcext:value-type="float">
            <text:p>17.9397</text:p>
          </table:table-cell>
          <table:table-cell office:value-type="float" office:value="18.70615" calcext:value-type="float">
            <text:p>18.70615</text:p>
          </table:table-cell>
          <table:table-cell office:value-type="float" office:value="18.38638" calcext:value-type="float">
            <text:p>18.38638</text:p>
          </table:table-cell>
          <table:table-cell office:value-type="float" office:value="18.202" calcext:value-type="float">
            <text:p>18.202</text:p>
          </table:table-cell>
          <table:table-cell office:value-type="float" office:value="18.10938" calcext:value-type="float">
            <text:p>18.10938</text:p>
          </table:table-cell>
          <table:table-cell office:value-type="float" office:value="17.50201" calcext:value-type="float">
            <text:p>17.50201</text:p>
          </table:table-cell>
          <table:table-cell office:value-type="float" office:value="17.4852" calcext:value-type="float">
            <text:p>17.4852</text:p>
          </table:table-cell>
          <table:table-cell office:value-type="float" office:value="16.81369" calcext:value-type="float">
            <text:p>16.81369</text:p>
          </table:table-cell>
          <table:table-cell office:value-type="float" office:value="16.79712" calcext:value-type="float">
            <text:p>16.79712</text:p>
          </table:table-cell>
          <table:table-cell office:value-type="float" office:value="16.121" calcext:value-type="float">
            <text:p>16.121</text:p>
          </table:table-cell>
          <table:table-cell office:value-type="float" office:value="16.0914" calcext:value-type="float">
            <text:p>16.0914</text:p>
          </table:table-cell>
          <table:table-cell office:value-type="float" office:value="15.59103" calcext:value-type="float">
            <text:p>15.59103</text:p>
          </table:table-cell>
          <table:table-cell office:value-type="float" office:value="15.55826" calcext:value-type="float">
            <text:p>15.55826</text:p>
          </table:table-cell>
          <table:table-cell office:value-type="float" office:value="22.73331" calcext:value-type="float">
            <text:p>22.73331</text:p>
          </table:table-cell>
          <table:table-cell office:value-type="float" office:value="10.05093" calcext:value-type="float">
            <text:p>10.050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4" calcext:value-type="float">
            <text:p>13082004</text:p>
          </table:table-cell>
          <table:table-cell office:value-type="float" office:value="22.77175" calcext:value-type="float">
            <text:p>22.77175</text:p>
          </table:table-cell>
          <table:table-cell office:value-type="float" office:value="20.48" calcext:value-type="float">
            <text:p>20.48</text:p>
          </table:table-cell>
          <table:table-cell office:value-type="float" office:value="9.47" calcext:value-type="float">
            <text:p>9.47</text:p>
          </table:table-cell>
          <table:table-cell office:value-type="float" office:value="1.271803" calcext:value-type="float">
            <text:p>1.271803</text:p>
          </table:table-cell>
          <table:table-cell office:value-type="float" office:value="1.040439" calcext:value-type="float">
            <text:p>1.040439</text:p>
          </table:table-cell>
          <table:table-cell office:value-type="float" office:value="166.464" calcext:value-type="float">
            <text:p>166.464</text:p>
          </table:table-cell>
          <table:table-cell office:value-type="float" office:value="0" calcext:value-type="float">
            <text:p>0</text:p>
          </table:table-cell>
          <table:table-cell office:value-type="float" office:value="19.66434" calcext:value-type="float">
            <text:p>19.66434</text:p>
          </table:table-cell>
          <table:table-cell office:value-type="float" office:value="11.64587" calcext:value-type="float">
            <text:p>11.64587</text:p>
          </table:table-cell>
          <table:table-cell office:value-type="float" office:value="18.2135" calcext:value-type="float">
            <text:p>18.2135</text:p>
          </table:table-cell>
          <table:table-cell office:value-type="float" office:value="13.16098" calcext:value-type="float">
            <text:p>13.16098</text:p>
          </table:table-cell>
          <table:table-cell office:value-type="float" office:value="17.6452" calcext:value-type="float">
            <text:p>17.6452</text:p>
          </table:table-cell>
          <table:table-cell office:value-type="float" office:value="14.38388" calcext:value-type="float">
            <text:p>14.38388</text:p>
          </table:table-cell>
          <table:table-cell office:value-type="float" office:value="17.40512" calcext:value-type="float">
            <text:p>17.40512</text:p>
          </table:table-cell>
          <table:table-cell office:value-type="float" office:value="15.36472" calcext:value-type="float">
            <text:p>15.36472</text:p>
          </table:table-cell>
          <table:table-cell office:value-type="float" office:value="17.30963" calcext:value-type="float">
            <text:p>17.30963</text:p>
          </table:table-cell>
          <table:table-cell office:value-type="float" office:value="16.00836" calcext:value-type="float">
            <text:p>16.00836</text:p>
          </table:table-cell>
          <table:table-cell office:value-type="float" office:value="17.46854" calcext:value-type="float">
            <text:p>17.46854</text:p>
          </table:table-cell>
          <table:table-cell office:value-type="float" office:value="16.66599" calcext:value-type="float">
            <text:p>16.66599</text:p>
          </table:table-cell>
          <table:table-cell office:value-type="float" office:value="17.64301" calcext:value-type="float">
            <text:p>17.64301</text:p>
          </table:table-cell>
          <table:table-cell office:value-type="float" office:value="17.14404" calcext:value-type="float">
            <text:p>17.14404</text:p>
          </table:table-cell>
          <table:table-cell office:value-type="float" office:value="17.939" calcext:value-type="float">
            <text:p>17.939</text:p>
          </table:table-cell>
          <table:table-cell office:value-type="float" office:value="17.68918" calcext:value-type="float">
            <text:p>17.68918</text:p>
          </table:table-cell>
          <table:table-cell office:value-type="float" office:value="18.38315" calcext:value-type="float">
            <text:p>18.38315</text:p>
          </table:table-cell>
          <table:table-cell office:value-type="float" office:value="18.11072" calcext:value-type="float">
            <text:p>18.11072</text:p>
          </table:table-cell>
          <table:table-cell office:value-type="float" office:value="18.10815" calcext:value-type="float">
            <text:p>18.10815</text:p>
          </table:table-cell>
          <table:table-cell office:value-type="float" office:value="17.98566" calcext:value-type="float">
            <text:p>17.98566</text:p>
          </table:table-cell>
          <table:table-cell office:value-type="float" office:value="17.48492" calcext:value-type="float">
            <text:p>17.48492</text:p>
          </table:table-cell>
          <table:table-cell office:value-type="float" office:value="17.44946" calcext:value-type="float">
            <text:p>17.44946</text:p>
          </table:table-cell>
          <table:table-cell office:value-type="float" office:value="16.82251" calcext:value-type="float">
            <text:p>16.82251</text:p>
          </table:table-cell>
          <table:table-cell office:value-type="float" office:value="16.81387" calcext:value-type="float">
            <text:p>16.81387</text:p>
          </table:table-cell>
          <table:table-cell office:value-type="float" office:value="16.14825" calcext:value-type="float">
            <text:p>16.14825</text:p>
          </table:table-cell>
          <table:table-cell office:value-type="float" office:value="16.12134" calcext:value-type="float">
            <text:p>16.12134</text:p>
          </table:table-cell>
          <table:table-cell office:value-type="float" office:value="15.62262" calcext:value-type="float">
            <text:p>15.62262</text:p>
          </table:table-cell>
          <table:table-cell office:value-type="float" office:value="15.59137" calcext:value-type="float">
            <text:p>15.59137</text:p>
          </table:table-cell>
          <table:table-cell office:value-type="float" office:value="20.73251" calcext:value-type="float">
            <text:p>20.73251</text:p>
          </table:table-cell>
          <table:table-cell office:value-type="float" office:value="9.69519" calcext:value-type="float">
            <text:p>9.695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4" calcext:value-type="float">
            <text:p>14082004</text:p>
          </table:table-cell>
          <table:table-cell office:value-type="float" office:value="24.54741" calcext:value-type="float">
            <text:p>24.54741</text:p>
          </table:table-cell>
          <table:table-cell office:value-type="float" office:value="22.84" calcext:value-type="float">
            <text:p>22.84</text:p>
          </table:table-cell>
          <table:table-cell office:value-type="float" office:value="7.12" calcext:value-type="float">
            <text:p>7.12</text:p>
          </table:table-cell>
          <table:table-cell office:value-type="float" office:value="1.340331" calcext:value-type="float">
            <text:p>1.340331</text:p>
          </table:table-cell>
          <table:table-cell office:value-type="float" office:value="0.8874728" calcext:value-type="float">
            <text:p>0.8874728</text:p>
          </table:table-cell>
          <table:table-cell office:value-type="float" office:value="111.456" calcext:value-type="float">
            <text:p>111.456</text:p>
          </table:table-cell>
          <table:table-cell office:value-type="float" office:value="0" calcext:value-type="float">
            <text:p>0</text:p>
          </table:table-cell>
          <table:table-cell office:value-type="float" office:value="20.93887" calcext:value-type="float">
            <text:p>20.93887</text:p>
          </table:table-cell>
          <table:table-cell office:value-type="float" office:value="9.551605" calcext:value-type="float">
            <text:p>9.551605</text:p>
          </table:table-cell>
          <table:table-cell office:value-type="float" office:value="18.9469" calcext:value-type="float">
            <text:p>18.9469</text:p>
          </table:table-cell>
          <table:table-cell office:value-type="float" office:value="11.56314" calcext:value-type="float">
            <text:p>11.56314</text:p>
          </table:table-cell>
          <table:table-cell office:value-type="float" office:value="18.01834" calcext:value-type="float">
            <text:p>18.01834</text:p>
          </table:table-cell>
          <table:table-cell office:value-type="float" office:value="13.15759" calcext:value-type="float">
            <text:p>13.15759</text:p>
          </table:table-cell>
          <table:table-cell office:value-type="float" office:value="17.49133" calcext:value-type="float">
            <text:p>17.49133</text:p>
          </table:table-cell>
          <table:table-cell office:value-type="float" office:value="14.45209" calcext:value-type="float">
            <text:p>14.45209</text:p>
          </table:table-cell>
          <table:table-cell office:value-type="float" office:value="17.25293" calcext:value-type="float">
            <text:p>17.25293</text:p>
          </table:table-cell>
          <table:table-cell office:value-type="float" office:value="15.27853" calcext:value-type="float">
            <text:p>15.27853</text:p>
          </table:table-cell>
          <table:table-cell office:value-type="float" office:value="17.21167" calcext:value-type="float">
            <text:p>17.21167</text:p>
          </table:table-cell>
          <table:table-cell office:value-type="float" office:value="16.11255" calcext:value-type="float">
            <text:p>16.11255</text:p>
          </table:table-cell>
          <table:table-cell office:value-type="float" office:value="17.41452" calcext:value-type="float">
            <text:p>17.41452</text:p>
          </table:table-cell>
          <table:table-cell office:value-type="float" office:value="16.70483" calcext:value-type="float">
            <text:p>16.70483</text:p>
          </table:table-cell>
          <table:table-cell office:value-type="float" office:value="17.68863" calcext:value-type="float">
            <text:p>17.68863</text:p>
          </table:table-cell>
          <table:table-cell office:value-type="float" office:value="17.38727" calcext:value-type="float">
            <text:p>17.38727</text:p>
          </table:table-cell>
          <table:table-cell office:value-type="float" office:value="18.10822" calcext:value-type="float">
            <text:p>18.10822</text:p>
          </table:table-cell>
          <table:table-cell office:value-type="float" office:value="17.8667" calcext:value-type="float">
            <text:p>17.8667</text:p>
          </table:table-cell>
          <table:table-cell office:value-type="float" office:value="17.98431" calcext:value-type="float">
            <text:p>17.98431</text:p>
          </table:table-cell>
          <table:table-cell office:value-type="float" office:value="17.85199" calcext:value-type="float">
            <text:p>17.85199</text:p>
          </table:table-cell>
          <table:table-cell office:value-type="float" office:value="17.44897" calcext:value-type="float">
            <text:p>17.44897</text:p>
          </table:table-cell>
          <table:table-cell office:value-type="float" office:value="17.39807" calcext:value-type="float">
            <text:p>17.39807</text:p>
          </table:table-cell>
          <table:table-cell office:value-type="float" office:value="16.82394" calcext:value-type="float">
            <text:p>16.82394</text:p>
          </table:table-cell>
          <table:table-cell office:value-type="float" office:value="16.82254" calcext:value-type="float">
            <text:p>16.82254</text:p>
          </table:table-cell>
          <table:table-cell office:value-type="float" office:value="16.17114" calcext:value-type="float">
            <text:p>16.17114</text:p>
          </table:table-cell>
          <table:table-cell office:value-type="float" office:value="16.14853" calcext:value-type="float">
            <text:p>16.14853</text:p>
          </table:table-cell>
          <table:table-cell office:value-type="float" office:value="15.65146" calcext:value-type="float">
            <text:p>15.65146</text:p>
          </table:table-cell>
          <table:table-cell office:value-type="float" office:value="15.62292" calcext:value-type="float">
            <text:p>15.62292</text:p>
          </table:table-cell>
          <table:table-cell office:value-type="float" office:value="22.95615" calcext:value-type="float">
            <text:p>22.95615</text:p>
          </table:table-cell>
          <table:table-cell office:value-type="float" office:value="7.37381" calcext:value-type="float">
            <text:p>7.373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4" calcext:value-type="float">
            <text:p>15082004</text:p>
          </table:table-cell>
          <table:table-cell office:value-type="float" office:value="17.27712" calcext:value-type="float">
            <text:p>17.27712</text:p>
          </table:table-cell>
          <table:table-cell office:value-type="float" office:value="23.55" calcext:value-type="float">
            <text:p>23.55</text:p>
          </table:table-cell>
          <table:table-cell office:value-type="float" office:value="12.23" calcext:value-type="float">
            <text:p>12.23</text:p>
          </table:table-cell>
          <table:table-cell office:value-type="float" office:value="1.403429" calcext:value-type="float">
            <text:p>1.403429</text:p>
          </table:table-cell>
          <table:table-cell office:value-type="float" office:value="1.142425" calcext:value-type="float">
            <text:p>1.142425</text:p>
          </table:table-cell>
          <table:table-cell office:value-type="float" office:value="262.656" calcext:value-type="float">
            <text:p>262.656</text:p>
          </table:table-cell>
          <table:table-cell office:value-type="float" office:value="0" calcext:value-type="float">
            <text:p>0</text:p>
          </table:table-cell>
          <table:table-cell office:value-type="float" office:value="20.22348" calcext:value-type="float">
            <text:p>20.22348</text:p>
          </table:table-cell>
          <table:table-cell office:value-type="float" office:value="12.62198" calcext:value-type="float">
            <text:p>12.62198</text:p>
          </table:table-cell>
          <table:table-cell office:value-type="float" office:value="18.60031" calcext:value-type="float">
            <text:p>18.60031</text:p>
          </table:table-cell>
          <table:table-cell office:value-type="float" office:value="13.73938" calcext:value-type="float">
            <text:p>13.73938</text:p>
          </table:table-cell>
          <table:table-cell office:value-type="float" office:value="17.83295" calcext:value-type="float">
            <text:p>17.83295</text:p>
          </table:table-cell>
          <table:table-cell office:value-type="float" office:value="14.67999" calcext:value-type="float">
            <text:p>14.67999</text:p>
          </table:table-cell>
          <table:table-cell office:value-type="float" office:value="17.3981" calcext:value-type="float">
            <text:p>17.3981</text:p>
          </table:table-cell>
          <table:table-cell office:value-type="float" office:value="15.422" calcext:value-type="float">
            <text:p>15.422</text:p>
          </table:table-cell>
          <table:table-cell office:value-type="float" office:value="17.19635" calcext:value-type="float">
            <text:p>17.19635</text:p>
          </table:table-cell>
          <table:table-cell office:value-type="float" office:value="15.9021" calcext:value-type="float">
            <text:p>15.9021</text:p>
          </table:table-cell>
          <table:table-cell office:value-type="float" office:value="17.0896" calcext:value-type="float">
            <text:p>17.0896</text:p>
          </table:table-cell>
          <table:table-cell office:value-type="float" office:value="16.39832" calcext:value-type="float">
            <text:p>16.39832</text:p>
          </table:table-cell>
          <table:table-cell office:value-type="float" office:value="17.19498" calcext:value-type="float">
            <text:p>17.19498</text:p>
          </table:table-cell>
          <table:table-cell office:value-type="float" office:value="16.77811" calcext:value-type="float">
            <text:p>16.77811</text:p>
          </table:table-cell>
          <table:table-cell office:value-type="float" office:value="17.39816" calcext:value-type="float">
            <text:p>17.39816</text:p>
          </table:table-cell>
          <table:table-cell office:value-type="float" office:value="17.25424" calcext:value-type="float">
            <text:p>17.25424</text:p>
          </table:table-cell>
          <table:table-cell office:value-type="float" office:value="17.86429" calcext:value-type="float">
            <text:p>17.86429</text:p>
          </table:table-cell>
          <table:table-cell office:value-type="float" office:value="17.66736" calcext:value-type="float">
            <text:p>17.66736</text:p>
          </table:table-cell>
          <table:table-cell office:value-type="float" office:value="17.85052" calcext:value-type="float">
            <text:p>17.85052</text:p>
          </table:table-cell>
          <table:table-cell office:value-type="float" office:value="17.71649" calcext:value-type="float">
            <text:p>17.71649</text:p>
          </table:table-cell>
          <table:table-cell office:value-type="float" office:value="17.39746" calcext:value-type="float">
            <text:p>17.39746</text:p>
          </table:table-cell>
          <table:table-cell office:value-type="float" office:value="17.33609" calcext:value-type="float">
            <text:p>17.33609</text:p>
          </table:table-cell>
          <table:table-cell office:value-type="float" office:value="16.82272" calcext:value-type="float">
            <text:p>16.82272</text:p>
          </table:table-cell>
          <table:table-cell office:value-type="float" office:value="16.81403" calcext:value-type="float">
            <text:p>16.81403</text:p>
          </table:table-cell>
          <table:table-cell office:value-type="float" office:value="16.18948" calcext:value-type="float">
            <text:p>16.18948</text:p>
          </table:table-cell>
          <table:table-cell office:value-type="float" office:value="16.17139" calcext:value-type="float">
            <text:p>16.17139</text:p>
          </table:table-cell>
          <table:table-cell office:value-type="float" office:value="15.67764" calcext:value-type="float">
            <text:p>15.67764</text:p>
          </table:table-cell>
          <table:table-cell office:value-type="float" office:value="15.65173" calcext:value-type="float">
            <text:p>15.65173</text:p>
          </table:table-cell>
          <table:table-cell office:value-type="float" office:value="21.50882" calcext:value-type="float">
            <text:p>21.50882</text:p>
          </table:table-cell>
          <table:table-cell office:value-type="float" office:value="11.2359" calcext:value-type="float">
            <text:p>11.23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4" calcext:value-type="float">
            <text:p>16082004</text:p>
          </table:table-cell>
          <table:table-cell office:value-type="float" office:value="21.86434" calcext:value-type="float">
            <text:p>21.86434</text:p>
          </table:table-cell>
          <table:table-cell office:value-type="float" office:value="28.2" calcext:value-type="float">
            <text:p>28.2</text:p>
          </table:table-cell>
          <table:table-cell office:value-type="float" office:value="15.23" calcext:value-type="float">
            <text:p>15.23</text:p>
          </table:table-cell>
          <table:table-cell office:value-type="float" office:value="1.866423" calcext:value-type="float">
            <text:p>1.866423</text:p>
          </table:table-cell>
          <table:table-cell office:value-type="float" office:value="1.298105" calcext:value-type="float">
            <text:p>1.298105</text:p>
          </table:table-cell>
          <table:table-cell office:value-type="float" office:value="255.672" calcext:value-type="float">
            <text:p>255.672</text:p>
          </table:table-cell>
          <table:table-cell office:value-type="float" office:value="0" calcext:value-type="float">
            <text:p>0</text:p>
          </table:table-cell>
          <table:table-cell office:value-type="float" office:value="23.33655" calcext:value-type="float">
            <text:p>23.33655</text:p>
          </table:table-cell>
          <table:table-cell office:value-type="float" office:value="14.36319" calcext:value-type="float">
            <text:p>14.36319</text:p>
          </table:table-cell>
          <table:table-cell office:value-type="float" office:value="21.23566" calcext:value-type="float">
            <text:p>21.23566</text:p>
          </table:table-cell>
          <table:table-cell office:value-type="float" office:value="15.11014" calcext:value-type="float">
            <text:p>15.11014</text:p>
          </table:table-cell>
          <table:table-cell office:value-type="float" office:value="20.04129" calcext:value-type="float">
            <text:p>20.04129</text:p>
          </table:table-cell>
          <table:table-cell office:value-type="float" office:value="15.68344" calcext:value-type="float">
            <text:p>15.68344</text:p>
          </table:table-cell>
          <table:table-cell office:value-type="float" office:value="19.11859" calcext:value-type="float">
            <text:p>19.11859</text:p>
          </table:table-cell>
          <table:table-cell office:value-type="float" office:value="16.14194" calcext:value-type="float">
            <text:p>16.14194</text:p>
          </table:table-cell>
          <table:table-cell office:value-type="float" office:value="18.56265" calcext:value-type="float">
            <text:p>18.56265</text:p>
          </table:table-cell>
          <table:table-cell office:value-type="float" office:value="16.43115" calcext:value-type="float">
            <text:p>16.43115</text:p>
          </table:table-cell>
          <table:table-cell office:value-type="float" office:value="18.08127" calcext:value-type="float">
            <text:p>18.08127</text:p>
          </table:table-cell>
          <table:table-cell office:value-type="float" office:value="16.73154" calcext:value-type="float">
            <text:p>16.73154</text:p>
          </table:table-cell>
          <table:table-cell office:value-type="float" office:value="17.7341" calcext:value-type="float">
            <text:p>17.7341</text:p>
          </table:table-cell>
          <table:table-cell office:value-type="float" office:value="16.95407" calcext:value-type="float">
            <text:p>16.95407</text:p>
          </table:table-cell>
          <table:table-cell office:value-type="float" office:value="17.36719" calcext:value-type="float">
            <text:p>17.36719</text:p>
          </table:table-cell>
          <table:table-cell office:value-type="float" office:value="17.24173" calcext:value-type="float">
            <text:p>17.24173</text:p>
          </table:table-cell>
          <table:table-cell office:value-type="float" office:value="17.66556" calcext:value-type="float">
            <text:p>17.66556</text:p>
          </table:table-cell>
          <table:table-cell office:value-type="float" office:value="17.53647" calcext:value-type="float">
            <text:p>17.53647</text:p>
          </table:table-cell>
          <table:table-cell office:value-type="float" office:value="17.71512" calcext:value-type="float">
            <text:p>17.71512</text:p>
          </table:table-cell>
          <table:table-cell office:value-type="float" office:value="17.59064" calcext:value-type="float">
            <text:p>17.59064</text:p>
          </table:table-cell>
          <table:table-cell office:value-type="float" office:value="17.33542" calcext:value-type="float">
            <text:p>17.33542</text:p>
          </table:table-cell>
          <table:table-cell office:value-type="float" office:value="17.26852" calcext:value-type="float">
            <text:p>17.26852</text:p>
          </table:table-cell>
          <table:table-cell office:value-type="float" office:value="16.8139" calcext:value-type="float">
            <text:p>16.8139</text:p>
          </table:table-cell>
          <table:table-cell office:value-type="float" office:value="16.79755" calcext:value-type="float">
            <text:p>16.79755</text:p>
          </table:table-cell>
          <table:table-cell office:value-type="float" office:value="16.20319" calcext:value-type="float">
            <text:p>16.20319</text:p>
          </table:table-cell>
          <table:table-cell office:value-type="float" office:value="16.18967" calcext:value-type="float">
            <text:p>16.18967</text:p>
          </table:table-cell>
          <table:table-cell office:value-type="float" office:value="15.70145" calcext:value-type="float">
            <text:p>15.70145</text:p>
          </table:table-cell>
          <table:table-cell office:value-type="float" office:value="15.67789" calcext:value-type="float">
            <text:p>15.67789</text:p>
          </table:table-cell>
          <table:table-cell office:value-type="float" office:value="25.36307" calcext:value-type="float">
            <text:p>25.36307</text:p>
          </table:table-cell>
          <table:table-cell office:value-type="float" office:value="13.43311" calcext:value-type="float">
            <text:p>13.433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4" calcext:value-type="float">
            <text:p>17082004</text:p>
          </table:table-cell>
          <table:table-cell office:value-type="float" office:value="19.70784" calcext:value-type="float">
            <text:p>19.70784</text:p>
          </table:table-cell>
          <table:table-cell office:value-type="float" office:value="27.2" calcext:value-type="float">
            <text:p>27.2</text:p>
          </table:table-cell>
          <table:table-cell office:value-type="float" office:value="14.89" calcext:value-type="float">
            <text:p>14.89</text:p>
          </table:table-cell>
          <table:table-cell office:value-type="float" office:value="1.883516" calcext:value-type="float">
            <text:p>1.883516</text:p>
          </table:table-cell>
          <table:table-cell office:value-type="float" office:value="1.358515" calcext:value-type="float">
            <text:p>1.358515</text:p>
          </table:table-cell>
          <table:table-cell office:value-type="float" office:value="161.82" calcext:value-type="float">
            <text:p>161.82</text:p>
          </table:table-cell>
          <table:table-cell office:value-type="float" office:value="31.8" calcext:value-type="float">
            <text:p>31.8</text:p>
          </table:table-cell>
          <table:table-cell office:value-type="float" office:value="24.4556" calcext:value-type="float">
            <text:p>24.4556</text:p>
          </table:table-cell>
          <table:table-cell office:value-type="float" office:value="15.38147" calcext:value-type="float">
            <text:p>15.38147</text:p>
          </table:table-cell>
          <table:table-cell office:value-type="float" office:value="23.16763" calcext:value-type="float">
            <text:p>23.16763</text:p>
          </table:table-cell>
          <table:table-cell office:value-type="float" office:value="16.51584" calcext:value-type="float">
            <text:p>16.51584</text:p>
          </table:table-cell>
          <table:table-cell office:value-type="float" office:value="21.90381" calcext:value-type="float">
            <text:p>21.90381</text:p>
          </table:table-cell>
          <table:table-cell office:value-type="float" office:value="17.13272" calcext:value-type="float">
            <text:p>17.13272</text:p>
          </table:table-cell>
          <table:table-cell office:value-type="float" office:value="20.53403" calcext:value-type="float">
            <text:p>20.53403</text:p>
          </table:table-cell>
          <table:table-cell office:value-type="float" office:value="17.47327" calcext:value-type="float">
            <text:p>17.47327</text:p>
          </table:table-cell>
          <table:table-cell office:value-type="float" office:value="19.72754" calcext:value-type="float">
            <text:p>19.72754</text:p>
          </table:table-cell>
          <table:table-cell office:value-type="float" office:value="17.6105" calcext:value-type="float">
            <text:p>17.6105</text:p>
          </table:table-cell>
          <table:table-cell office:value-type="float" office:value="18.95868" calcext:value-type="float">
            <text:p>18.95868</text:p>
          </table:table-cell>
          <table:table-cell office:value-type="float" office:value="17.6936" calcext:value-type="float">
            <text:p>17.6936</text:p>
          </table:table-cell>
          <table:table-cell office:value-type="float" office:value="18.43716" calcext:value-type="float">
            <text:p>18.43716</text:p>
          </table:table-cell>
          <table:table-cell office:value-type="float" office:value="17.65411" calcext:value-type="float">
            <text:p>17.65411</text:p>
          </table:table-cell>
          <table:table-cell office:value-type="float" office:value="17.75592" calcext:value-type="float">
            <text:p>17.75592</text:p>
          </table:table-cell>
          <table:table-cell office:value-type="float" office:value="17.37277" calcext:value-type="float">
            <text:p>17.37277</text:p>
          </table:table-cell>
          <table:table-cell office:value-type="float" office:value="17.54584" calcext:value-type="float">
            <text:p>17.54584</text:p>
          </table:table-cell>
          <table:table-cell office:value-type="float" office:value="17.52859" calcext:value-type="float">
            <text:p>17.52859</text:p>
          </table:table-cell>
          <table:table-cell office:value-type="float" office:value="17.58939" calcext:value-type="float">
            <text:p>17.58939</text:p>
          </table:table-cell>
          <table:table-cell office:value-type="float" office:value="17.49384" calcext:value-type="float">
            <text:p>17.49384</text:p>
          </table:table-cell>
          <table:table-cell office:value-type="float" office:value="17.26779" calcext:value-type="float">
            <text:p>17.26779</text:p>
          </table:table-cell>
          <table:table-cell office:value-type="float" office:value="17.20209" calcext:value-type="float">
            <text:p>17.20209</text:p>
          </table:table-cell>
          <table:table-cell office:value-type="float" office:value="16.79739" calcext:value-type="float">
            <text:p>16.79739</text:p>
          </table:table-cell>
          <table:table-cell office:value-type="float" office:value="16.77548" calcext:value-type="float">
            <text:p>16.77548</text:p>
          </table:table-cell>
          <table:table-cell office:value-type="float" office:value="16.21194" calcext:value-type="float">
            <text:p>16.21194</text:p>
          </table:table-cell>
          <table:table-cell office:value-type="float" office:value="16.20331" calcext:value-type="float">
            <text:p>16.20331</text:p>
          </table:table-cell>
          <table:table-cell office:value-type="float" office:value="15.72137" calcext:value-type="float">
            <text:p>15.72137</text:p>
          </table:table-cell>
          <table:table-cell office:value-type="float" office:value="15.70166" calcext:value-type="float">
            <text:p>15.70166</text:p>
          </table:table-cell>
          <table:table-cell office:value-type="float" office:value="24.49542" calcext:value-type="float">
            <text:p>24.49542</text:p>
          </table:table-cell>
          <table:table-cell office:value-type="float" office:value="14.05051" calcext:value-type="float">
            <text:p>14.050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4" calcext:value-type="float">
            <text:p>18082004</text:p>
          </table:table-cell>
          <table:table-cell office:value-type="float" office:value="19.28772" calcext:value-type="float">
            <text:p>19.28772</text:p>
          </table:table-cell>
          <table:table-cell office:value-type="float" office:value="27.35" calcext:value-type="float">
            <text:p>27.35</text:p>
          </table:table-cell>
          <table:table-cell office:value-type="float" office:value="13.12" calcext:value-type="float">
            <text:p>13.12</text:p>
          </table:table-cell>
          <table:table-cell office:value-type="float" office:value="1.874098" calcext:value-type="float">
            <text:p>1.874098</text:p>
          </table:table-cell>
          <table:table-cell office:value-type="float" office:value="1.118004" calcext:value-type="float">
            <text:p>1.118004</text:p>
          </table:table-cell>
          <table:table-cell office:value-type="float" office:value="287.64" calcext:value-type="float">
            <text:p>287.64</text:p>
          </table:table-cell>
          <table:table-cell office:value-type="float" office:value="0" calcext:value-type="float">
            <text:p>0</text:p>
          </table:table-cell>
          <table:table-cell office:value-type="float" office:value="23.47412" calcext:value-type="float">
            <text:p>23.47412</text:p>
          </table:table-cell>
          <table:table-cell office:value-type="float" office:value="14.84317" calcext:value-type="float">
            <text:p>14.84317</text:p>
          </table:table-cell>
          <table:table-cell office:value-type="float" office:value="21.93884" calcext:value-type="float">
            <text:p>21.93884</text:p>
          </table:table-cell>
          <table:table-cell office:value-type="float" office:value="16.72021" calcext:value-type="float">
            <text:p>16.72021</text:p>
          </table:table-cell>
          <table:table-cell office:value-type="float" office:value="20.89221" calcext:value-type="float">
            <text:p>20.89221</text:p>
          </table:table-cell>
          <table:table-cell office:value-type="float" office:value="18.01953" calcext:value-type="float">
            <text:p>18.01953</text:p>
          </table:table-cell>
          <table:table-cell office:value-type="float" office:value="20.07626" calcext:value-type="float">
            <text:p>20.07626</text:p>
          </table:table-cell>
          <table:table-cell office:value-type="float" office:value="18.23764" calcext:value-type="float">
            <text:p>18.23764</text:p>
          </table:table-cell>
          <table:table-cell office:value-type="float" office:value="19.54822" calcext:value-type="float">
            <text:p>19.54822</text:p>
          </table:table-cell>
          <table:table-cell office:value-type="float" office:value="18.31885" calcext:value-type="float">
            <text:p>18.31885</text:p>
          </table:table-cell>
          <table:table-cell office:value-type="float" office:value="19.01007" calcext:value-type="float">
            <text:p>19.01007</text:p>
          </table:table-cell>
          <table:table-cell office:value-type="float" office:value="18.33252" calcext:value-type="float">
            <text:p>18.33252</text:p>
          </table:table-cell>
          <table:table-cell office:value-type="float" office:value="18.60782" calcext:value-type="float">
            <text:p>18.60782</text:p>
          </table:table-cell>
          <table:table-cell office:value-type="float" office:value="18.20581" calcext:value-type="float">
            <text:p>18.20581</text:p>
          </table:table-cell>
          <table:table-cell office:value-type="float" office:value="18.0708" calcext:value-type="float">
            <text:p>18.0708</text:p>
          </table:table-cell>
          <table:table-cell office:value-type="float" office:value="17.76288" calcext:value-type="float">
            <text:p>17.76288</text:p>
          </table:table-cell>
          <table:table-cell office:value-type="float" office:value="17.6528" calcext:value-type="float">
            <text:p>17.6528</text:p>
          </table:table-cell>
          <table:table-cell office:value-type="float" office:value="17.54666" calcext:value-type="float">
            <text:p>17.54666</text:p>
          </table:table-cell>
          <table:table-cell office:value-type="float" office:value="17.49301" calcext:value-type="float">
            <text:p>17.49301</text:p>
          </table:table-cell>
          <table:table-cell office:value-type="float" office:value="17.44205" calcext:value-type="float">
            <text:p>17.44205</text:p>
          </table:table-cell>
          <table:table-cell office:value-type="float" office:value="17.20145" calcext:value-type="float">
            <text:p>17.20145</text:p>
          </table:table-cell>
          <table:table-cell office:value-type="float" office:value="17.14682" calcext:value-type="float">
            <text:p>17.14682</text:p>
          </table:table-cell>
          <table:table-cell office:value-type="float" office:value="16.77521" calcext:value-type="float">
            <text:p>16.77521</text:p>
          </table:table-cell>
          <table:table-cell office:value-type="float" office:value="16.75046" calcext:value-type="float">
            <text:p>16.75046</text:p>
          </table:table-cell>
          <table:table-cell office:value-type="float" office:value="16.21588" calcext:value-type="float">
            <text:p>16.21588</text:p>
          </table:table-cell>
          <table:table-cell office:value-type="float" office:value="16.21198" calcext:value-type="float">
            <text:p>16.21198</text:p>
          </table:table-cell>
          <table:table-cell office:value-type="float" office:value="15.73755" calcext:value-type="float">
            <text:p>15.73755</text:p>
          </table:table-cell>
          <table:table-cell office:value-type="float" office:value="15.72156" calcext:value-type="float">
            <text:p>15.72156</text:p>
          </table:table-cell>
          <table:table-cell office:value-type="float" office:value="24.86603" calcext:value-type="float">
            <text:p>24.86603</text:p>
          </table:table-cell>
          <table:table-cell office:value-type="float" office:value="12.69586" calcext:value-type="float">
            <text:p>12.695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4" calcext:value-type="float">
            <text:p>19082004</text:p>
          </table:table-cell>
          <table:table-cell office:value-type="float" office:value="19.79558" calcext:value-type="float">
            <text:p>19.79558</text:p>
          </table:table-cell>
          <table:table-cell office:value-type="float" office:value="19.4" calcext:value-type="float">
            <text:p>19.4</text:p>
          </table:table-cell>
          <table:table-cell office:value-type="float" office:value="7.91" calcext:value-type="float">
            <text:p>7.91</text:p>
          </table:table-cell>
          <table:table-cell office:value-type="float" office:value="1.226906" calcext:value-type="float">
            <text:p>1.226906</text:p>
          </table:table-cell>
          <table:table-cell office:value-type="float" office:value="0.9364845" calcext:value-type="float">
            <text:p>0.9364845</text:p>
          </table:table-cell>
          <table:table-cell office:value-type="float" office:value="122.544" calcext:value-type="float">
            <text:p>122.544</text:p>
          </table:table-cell>
          <table:table-cell office:value-type="float" office:value="0" calcext:value-type="float">
            <text:p>0</text:p>
          </table:table-cell>
          <table:table-cell office:value-type="float" office:value="18.64014" calcext:value-type="float">
            <text:p>18.64014</text:p>
          </table:table-cell>
          <table:table-cell office:value-type="float" office:value="11.04807" calcext:value-type="float">
            <text:p>11.04807</text:p>
          </table:table-cell>
          <table:table-cell office:value-type="float" office:value="17.7168" calcext:value-type="float">
            <text:p>17.7168</text:p>
          </table:table-cell>
          <table:table-cell office:value-type="float" office:value="13.23746" calcext:value-type="float">
            <text:p>13.23746</text:p>
          </table:table-cell>
          <table:table-cell office:value-type="float" office:value="17.98486" calcext:value-type="float">
            <text:p>17.98486</text:p>
          </table:table-cell>
          <table:table-cell office:value-type="float" office:value="14.89502" calcext:value-type="float">
            <text:p>14.89502</text:p>
          </table:table-cell>
          <table:table-cell office:value-type="float" office:value="18.70206" calcext:value-type="float">
            <text:p>18.70206</text:p>
          </table:table-cell>
          <table:table-cell office:value-type="float" office:value="16.06992" calcext:value-type="float">
            <text:p>16.06992</text:p>
          </table:table-cell>
          <table:table-cell office:value-type="float" office:value="18.87125" calcext:value-type="float">
            <text:p>18.87125</text:p>
          </table:table-cell>
          <table:table-cell office:value-type="float" office:value="16.74969" calcext:value-type="float">
            <text:p>16.74969</text:p>
          </table:table-cell>
          <table:table-cell office:value-type="float" office:value="18.88882" calcext:value-type="float">
            <text:p>18.88882</text:p>
          </table:table-cell>
          <table:table-cell office:value-type="float" office:value="17.33798" calcext:value-type="float">
            <text:p>17.33798</text:p>
          </table:table-cell>
          <table:table-cell office:value-type="float" office:value="18.60373" calcext:value-type="float">
            <text:p>18.60373</text:p>
          </table:table-cell>
          <table:table-cell office:value-type="float" office:value="17.59363" calcext:value-type="float">
            <text:p>17.59363</text:p>
          </table:table-cell>
          <table:table-cell office:value-type="float" office:value="18.11777" calcext:value-type="float">
            <text:p>18.11777</text:p>
          </table:table-cell>
          <table:table-cell office:value-type="float" office:value="17.81271" calcext:value-type="float">
            <text:p>17.81271</text:p>
          </table:table-cell>
          <table:table-cell office:value-type="float" office:value="17.71002" calcext:value-type="float">
            <text:p>17.71002</text:p>
          </table:table-cell>
          <table:table-cell office:value-type="float" office:value="17.65402" calcext:value-type="float">
            <text:p>17.65402</text:p>
          </table:table-cell>
          <table:table-cell office:value-type="float" office:value="17.44171" calcext:value-type="float">
            <text:p>17.44171</text:p>
          </table:table-cell>
          <table:table-cell office:value-type="float" office:value="17.4231" calcext:value-type="float">
            <text:p>17.4231</text:p>
          </table:table-cell>
          <table:table-cell office:value-type="float" office:value="17.1463" calcext:value-type="float">
            <text:p>17.1463</text:p>
          </table:table-cell>
          <table:table-cell office:value-type="float" office:value="17.10767" calcext:value-type="float">
            <text:p>17.10767</text:p>
          </table:table-cell>
          <table:table-cell office:value-type="float" office:value="16.75021" calcext:value-type="float">
            <text:p>16.75021</text:p>
          </table:table-cell>
          <table:table-cell office:value-type="float" office:value="16.72623" calcext:value-type="float">
            <text:p>16.72623</text:p>
          </table:table-cell>
          <table:table-cell office:value-type="float" office:value="16.2164" calcext:value-type="float">
            <text:p>16.2164</text:p>
          </table:table-cell>
          <table:table-cell office:value-type="float" office:value="16.21588" calcext:value-type="float">
            <text:p>16.21588</text:p>
          </table:table-cell>
          <table:table-cell office:value-type="float" office:value="15.74991" calcext:value-type="float">
            <text:p>15.74991</text:p>
          </table:table-cell>
          <table:table-cell office:value-type="float" office:value="15.7377" calcext:value-type="float">
            <text:p>15.7377</text:p>
          </table:table-cell>
          <table:table-cell office:value-type="float" office:value="19.7428" calcext:value-type="float">
            <text:p>19.7428</text:p>
          </table:table-cell>
          <table:table-cell office:value-type="float" office:value="8.566895" calcext:value-type="float">
            <text:p>8.5668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4" calcext:value-type="float">
            <text:p>20082004</text:p>
          </table:table-cell>
          <table:table-cell office:value-type="float" office:value="24.47856" calcext:value-type="float">
            <text:p>24.47856</text:p>
          </table:table-cell>
          <table:table-cell office:value-type="float" office:value="26.96" calcext:value-type="float">
            <text:p>26.96</text:p>
          </table:table-cell>
          <table:table-cell office:value-type="float" office:value="9.28" calcext:value-type="float">
            <text:p>9.28</text:p>
          </table:table-cell>
          <table:table-cell office:value-type="float" office:value="1.466826" calcext:value-type="float">
            <text:p>1.466826</text:p>
          </table:table-cell>
          <table:table-cell office:value-type="float" office:value="0.9982555" calcext:value-type="float">
            <text:p>0.9982555</text:p>
          </table:table-cell>
          <table:table-cell office:value-type="float" office:value="123.228" calcext:value-type="float">
            <text:p>123.228</text:p>
          </table:table-cell>
          <table:table-cell office:value-type="float" office:value="0" calcext:value-type="float">
            <text:p>0</text:p>
          </table:table-cell>
          <table:table-cell office:value-type="float" office:value="22.26004" calcext:value-type="float">
            <text:p>22.26004</text:p>
          </table:table-cell>
          <table:table-cell office:value-type="float" office:value="11.04605" calcext:value-type="float">
            <text:p>11.04605</text:p>
          </table:table-cell>
          <table:table-cell office:value-type="float" office:value="20.15414" calcext:value-type="float">
            <text:p>20.15414</text:p>
          </table:table-cell>
          <table:table-cell office:value-type="float" office:value="12.48654" calcext:value-type="float">
            <text:p>12.48654</text:p>
          </table:table-cell>
          <table:table-cell office:value-type="float" office:value="18.9537" calcext:value-type="float">
            <text:p>18.9537</text:p>
          </table:table-cell>
          <table:table-cell office:value-type="float" office:value="13.70282" calcext:value-type="float">
            <text:p>13.70282</text:p>
          </table:table-cell>
          <table:table-cell office:value-type="float" office:value="18.1658" calcext:value-type="float">
            <text:p>18.1658</text:p>
          </table:table-cell>
          <table:table-cell office:value-type="float" office:value="14.79166" calcext:value-type="float">
            <text:p>14.79166</text:p>
          </table:table-cell>
          <table:table-cell office:value-type="float" office:value="17.75977" calcext:value-type="float">
            <text:p>17.75977</text:p>
          </table:table-cell>
          <table:table-cell office:value-type="float" office:value="15.51038" calcext:value-type="float">
            <text:p>15.51038</text:p>
          </table:table-cell>
          <table:table-cell office:value-type="float" office:value="17.46286" calcext:value-type="float">
            <text:p>17.46286</text:p>
          </table:table-cell>
          <table:table-cell office:value-type="float" office:value="16.25668" calcext:value-type="float">
            <text:p>16.25668</text:p>
          </table:table-cell>
          <table:table-cell office:value-type="float" office:value="17.58527" calcext:value-type="float">
            <text:p>17.58527</text:p>
          </table:table-cell>
          <table:table-cell office:value-type="float" office:value="16.79807" calcext:value-type="float">
            <text:p>16.79807</text:p>
          </table:table-cell>
          <table:table-cell office:value-type="float" office:value="17.80927" calcext:value-type="float">
            <text:p>17.80927</text:p>
          </table:table-cell>
          <table:table-cell office:value-type="float" office:value="17.37503" calcext:value-type="float">
            <text:p>17.37503</text:p>
          </table:table-cell>
          <table:table-cell office:value-type="float" office:value="17.7009" calcext:value-type="float">
            <text:p>17.7009</text:p>
          </table:table-cell>
          <table:table-cell office:value-type="float" office:value="17.56982" calcext:value-type="float">
            <text:p>17.56982</text:p>
          </table:table-cell>
          <table:table-cell office:value-type="float" office:value="17.42294" calcext:value-type="float">
            <text:p>17.42294</text:p>
          </table:table-cell>
          <table:table-cell office:value-type="float" office:value="17.39313" calcext:value-type="float">
            <text:p>17.39313</text:p>
          </table:table-cell>
          <table:table-cell office:value-type="float" office:value="17.10733" calcext:value-type="float">
            <text:p>17.10733</text:p>
          </table:table-cell>
          <table:table-cell office:value-type="float" office:value="17.07883" calcext:value-type="float">
            <text:p>17.07883</text:p>
          </table:table-cell>
          <table:table-cell office:value-type="float" office:value="16.72601" calcext:value-type="float">
            <text:p>16.72601</text:p>
          </table:table-cell>
          <table:table-cell office:value-type="float" office:value="16.70474" calcext:value-type="float">
            <text:p>16.70474</text:p>
          </table:table-cell>
          <table:table-cell office:value-type="float" office:value="16.21619" calcext:value-type="float">
            <text:p>16.21619</text:p>
          </table:table-cell>
          <table:table-cell office:value-type="float" office:value="16.21384" calcext:value-type="float">
            <text:p>16.21384</text:p>
          </table:table-cell>
          <table:table-cell office:value-type="float" office:value="15.75821" calcext:value-type="float">
            <text:p>15.75821</text:p>
          </table:table-cell>
          <table:table-cell office:value-type="float" office:value="15.75003" calcext:value-type="float">
            <text:p>15.75003</text:p>
          </table:table-cell>
          <table:table-cell office:value-type="float" office:value="24.60709" calcext:value-type="float">
            <text:p>24.60709</text:p>
          </table:table-cell>
          <table:table-cell office:value-type="float" office:value="9.340302" calcext:value-type="float">
            <text:p>9.3403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4" calcext:value-type="float">
            <text:p>21082004</text:p>
          </table:table-cell>
          <table:table-cell office:value-type="float" office:value="24.74395" calcext:value-type="float">
            <text:p>24.74395</text:p>
          </table:table-cell>
          <table:table-cell office:value-type="float" office:value="27.15" calcext:value-type="float">
            <text:p>27.15</text:p>
          </table:table-cell>
          <table:table-cell office:value-type="float" office:value="10.31" calcext:value-type="float">
            <text:p>10.31</text:p>
          </table:table-cell>
          <table:table-cell office:value-type="float" office:value="1.696701" calcext:value-type="float">
            <text:p>1.696701</text:p>
          </table:table-cell>
          <table:table-cell office:value-type="float" office:value="1.100587" calcext:value-type="float">
            <text:p>1.100587</text:p>
          </table:table-cell>
          <table:table-cell office:value-type="float" office:value="255.78" calcext:value-type="float">
            <text:p>255.78</text:p>
          </table:table-cell>
          <table:table-cell office:value-type="float" office:value="0" calcext:value-type="float">
            <text:p>0</text:p>
          </table:table-cell>
          <table:table-cell office:value-type="float" office:value="22.36176" calcext:value-type="float">
            <text:p>22.36176</text:p>
          </table:table-cell>
          <table:table-cell office:value-type="float" office:value="11.97845" calcext:value-type="float">
            <text:p>11.97845</text:p>
          </table:table-cell>
          <table:table-cell office:value-type="float" office:value="20.1351" calcext:value-type="float">
            <text:p>20.1351</text:p>
          </table:table-cell>
          <table:table-cell office:value-type="float" office:value="13.65009" calcext:value-type="float">
            <text:p>13.65009</text:p>
          </table:table-cell>
          <table:table-cell office:value-type="float" office:value="19.0112" calcext:value-type="float">
            <text:p>19.0112</text:p>
          </table:table-cell>
          <table:table-cell office:value-type="float" office:value="14.81204" calcext:value-type="float">
            <text:p>14.81204</text:p>
          </table:table-cell>
          <table:table-cell office:value-type="float" office:value="18.29376" calcext:value-type="float">
            <text:p>18.29376</text:p>
          </table:table-cell>
          <table:table-cell office:value-type="float" office:value="15.67599" calcext:value-type="float">
            <text:p>15.67599</text:p>
          </table:table-cell>
          <table:table-cell office:value-type="float" office:value="17.90601" calcext:value-type="float">
            <text:p>17.90601</text:p>
          </table:table-cell>
          <table:table-cell office:value-type="float" office:value="16.17706" calcext:value-type="float">
            <text:p>16.17706</text:p>
          </table:table-cell>
          <table:table-cell office:value-type="float" office:value="17.58911" calcext:value-type="float">
            <text:p>17.58911</text:p>
          </table:table-cell>
          <table:table-cell office:value-type="float" office:value="16.66412" calcext:value-type="float">
            <text:p>16.66412</text:p>
          </table:table-cell>
          <table:table-cell office:value-type="float" office:value="17.4552" calcext:value-type="float">
            <text:p>17.4552</text:p>
          </table:table-cell>
          <table:table-cell office:value-type="float" office:value="16.96591" calcext:value-type="float">
            <text:p>16.96591</text:p>
          </table:table-cell>
          <table:table-cell office:value-type="float" office:value="17.40305" calcext:value-type="float">
            <text:p>17.40305</text:p>
          </table:table-cell>
          <table:table-cell office:value-type="float" office:value="17.29245" calcext:value-type="float">
            <text:p>17.29245</text:p>
          </table:table-cell>
          <table:table-cell office:value-type="float" office:value="17.56824" calcext:value-type="float">
            <text:p>17.56824</text:p>
          </table:table-cell>
          <table:table-cell office:value-type="float" office:value="17.4451" calcext:value-type="float">
            <text:p>17.4451</text:p>
          </table:table-cell>
          <table:table-cell office:value-type="float" office:value="17.39264" calcext:value-type="float">
            <text:p>17.39264</text:p>
          </table:table-cell>
          <table:table-cell office:value-type="float" office:value="17.33868" calcext:value-type="float">
            <text:p>17.33868</text:p>
          </table:table-cell>
          <table:table-cell office:value-type="float" office:value="17.07852" calcext:value-type="float">
            <text:p>17.07852</text:p>
          </table:table-cell>
          <table:table-cell office:value-type="float" office:value="17.04736" calcext:value-type="float">
            <text:p>17.04736</text:p>
          </table:table-cell>
          <table:table-cell office:value-type="float" office:value="16.7045" calcext:value-type="float">
            <text:p>16.7045</text:p>
          </table:table-cell>
          <table:table-cell office:value-type="float" office:value="16.68539" calcext:value-type="float">
            <text:p>16.68539</text:p>
          </table:table-cell>
          <table:table-cell office:value-type="float" office:value="16.21381" calcext:value-type="float">
            <text:p>16.21381</text:p>
          </table:table-cell>
          <table:table-cell office:value-type="float" office:value="16.21008" calcext:value-type="float">
            <text:p>16.21008</text:p>
          </table:table-cell>
          <table:table-cell office:value-type="float" office:value="15.76358" calcext:value-type="float">
            <text:p>15.76358</text:p>
          </table:table-cell>
          <table:table-cell office:value-type="float" office:value="15.75827" calcext:value-type="float">
            <text:p>15.75827</text:p>
          </table:table-cell>
          <table:table-cell office:value-type="float" office:value="24.39044" calcext:value-type="float">
            <text:p>24.39044</text:p>
          </table:table-cell>
          <table:table-cell office:value-type="float" office:value="10.13794" calcext:value-type="float">
            <text:p>10.137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4" calcext:value-type="float">
            <text:p>22082004</text:p>
          </table:table-cell>
          <table:table-cell office:value-type="float" office:value="23.91128" calcext:value-type="float">
            <text:p>23.91128</text:p>
          </table:table-cell>
          <table:table-cell office:value-type="float" office:value="31.45" calcext:value-type="float">
            <text:p>31.45</text:p>
          </table:table-cell>
          <table:table-cell office:value-type="float" office:value="15.39" calcext:value-type="float">
            <text:p>15.39</text:p>
          </table:table-cell>
          <table:table-cell office:value-type="float" office:value="2.029022" calcext:value-type="float">
            <text:p>2.029022</text:p>
          </table:table-cell>
          <table:table-cell office:value-type="float" office:value="1.53535" calcext:value-type="float">
            <text:p>1.53535</text:p>
          </table:table-cell>
          <table:table-cell office:value-type="float" office:value="275.796" calcext:value-type="float">
            <text:p>275.796</text:p>
          </table:table-cell>
          <table:table-cell office:value-type="float" office:value="0" calcext:value-type="float">
            <text:p>0</text:p>
          </table:table-cell>
          <table:table-cell office:value-type="float" office:value="25.27328" calcext:value-type="float">
            <text:p>25.27328</text:p>
          </table:table-cell>
          <table:table-cell office:value-type="float" office:value="15.09595" calcext:value-type="float">
            <text:p>15.09595</text:p>
          </table:table-cell>
          <table:table-cell office:value-type="float" office:value="22.53549" calcext:value-type="float">
            <text:p>22.53549</text:p>
          </table:table-cell>
          <table:table-cell office:value-type="float" office:value="15.92105" calcext:value-type="float">
            <text:p>15.92105</text:p>
          </table:table-cell>
          <table:table-cell office:value-type="float" office:value="21.07773" calcext:value-type="float">
            <text:p>21.07773</text:p>
          </table:table-cell>
          <table:table-cell office:value-type="float" office:value="16.44104" calcext:value-type="float">
            <text:p>16.44104</text:p>
          </table:table-cell>
          <table:table-cell office:value-type="float" office:value="19.95999" calcext:value-type="float">
            <text:p>19.95999</text:p>
          </table:table-cell>
          <table:table-cell office:value-type="float" office:value="16.82135" calcext:value-type="float">
            <text:p>16.82135</text:p>
          </table:table-cell>
          <table:table-cell office:value-type="float" office:value="19.27176" calcext:value-type="float">
            <text:p>19.27176</text:p>
          </table:table-cell>
          <table:table-cell office:value-type="float" office:value="17.02621" calcext:value-type="float">
            <text:p>17.02621</text:p>
          </table:table-cell>
          <table:table-cell office:value-type="float" office:value="18.65375" calcext:value-type="float">
            <text:p>18.65375</text:p>
          </table:table-cell>
          <table:table-cell office:value-type="float" office:value="17.21313" calcext:value-type="float">
            <text:p>17.21313</text:p>
          </table:table-cell>
          <table:table-cell office:value-type="float" office:value="18.13748" calcext:value-type="float">
            <text:p>18.13748</text:p>
          </table:table-cell>
          <table:table-cell office:value-type="float" office:value="17.2952" calcext:value-type="float">
            <text:p>17.2952</text:p>
          </table:table-cell>
          <table:table-cell office:value-type="float" office:value="17.52411" calcext:value-type="float">
            <text:p>17.52411</text:p>
          </table:table-cell>
          <table:table-cell office:value-type="float" office:value="17.33032" calcext:value-type="float">
            <text:p>17.33032</text:p>
          </table:table-cell>
          <table:table-cell office:value-type="float" office:value="17.44412" calcext:value-type="float">
            <text:p>17.44412</text:p>
          </table:table-cell>
          <table:table-cell office:value-type="float" office:value="17.39377" calcext:value-type="float">
            <text:p>17.39377</text:p>
          </table:table-cell>
          <table:table-cell office:value-type="float" office:value="17.33801" calcext:value-type="float">
            <text:p>17.33801</text:p>
          </table:table-cell>
          <table:table-cell office:value-type="float" office:value="17.28177" calcext:value-type="float">
            <text:p>17.28177</text:p>
          </table:table-cell>
          <table:table-cell office:value-type="float" office:value="17.04703" calcext:value-type="float">
            <text:p>17.04703</text:p>
          </table:table-cell>
          <table:table-cell office:value-type="float" office:value="17.01202" calcext:value-type="float">
            <text:p>17.01202</text:p>
          </table:table-cell>
          <table:table-cell office:value-type="float" office:value="16.68521" calcext:value-type="float">
            <text:p>16.68521</text:p>
          </table:table-cell>
          <table:table-cell office:value-type="float" office:value="16.66541" calcext:value-type="float">
            <text:p>16.66541</text:p>
          </table:table-cell>
          <table:table-cell office:value-type="float" office:value="16.21002" calcext:value-type="float">
            <text:p>16.21002</text:p>
          </table:table-cell>
          <table:table-cell office:value-type="float" office:value="16.20471" calcext:value-type="float">
            <text:p>16.20471</text:p>
          </table:table-cell>
          <table:table-cell office:value-type="float" office:value="15.76511" calcext:value-type="float">
            <text:p>15.76511</text:p>
          </table:table-cell>
          <table:table-cell office:value-type="float" office:value="15.76361" calcext:value-type="float">
            <text:p>15.76361</text:p>
          </table:table-cell>
          <table:table-cell office:value-type="float" office:value="30.53818" calcext:value-type="float">
            <text:p>30.53818</text:p>
          </table:table-cell>
          <table:table-cell office:value-type="float" office:value="14.29968" calcext:value-type="float">
            <text:p>14.299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4" calcext:value-type="float">
            <text:p>23082004</text:p>
          </table:table-cell>
          <table:table-cell office:value-type="float" office:value="16.04081" calcext:value-type="float">
            <text:p>16.04081</text:p>
          </table:table-cell>
          <table:table-cell office:value-type="float" office:value="27.53" calcext:value-type="float">
            <text:p>27.53</text:p>
          </table:table-cell>
          <table:table-cell office:value-type="float" office:value="18.97" calcext:value-type="float">
            <text:p>18.97</text:p>
          </table:table-cell>
          <table:table-cell office:value-type="float" office:value="2.208898" calcext:value-type="float">
            <text:p>2.208898</text:p>
          </table:table-cell>
          <table:table-cell office:value-type="float" office:value="1.890876" calcext:value-type="float">
            <text:p>1.890876</text:p>
          </table:table-cell>
          <table:table-cell office:value-type="float" office:value="246.24" calcext:value-type="float">
            <text:p>246.24</text:p>
          </table:table-cell>
          <table:table-cell office:value-type="float" office:value="0" calcext:value-type="float">
            <text:p>0</text:p>
          </table:table-cell>
          <table:table-cell office:value-type="float" office:value="25.30157" calcext:value-type="float">
            <text:p>25.30157</text:p>
          </table:table-cell>
          <table:table-cell office:value-type="float" office:value="18.15848" calcext:value-type="float">
            <text:p>18.15848</text:p>
          </table:table-cell>
          <table:table-cell office:value-type="float" office:value="22.77826" calcext:value-type="float">
            <text:p>22.77826</text:p>
          </table:table-cell>
          <table:table-cell office:value-type="float" office:value="18.55493" calcext:value-type="float">
            <text:p>18.55493</text:p>
          </table:table-cell>
          <table:table-cell office:value-type="float" office:value="21.51282" calcext:value-type="float">
            <text:p>21.51282</text:p>
          </table:table-cell>
          <table:table-cell office:value-type="float" office:value="18.70114" calcext:value-type="float">
            <text:p>18.70114</text:p>
          </table:table-cell>
          <table:table-cell office:value-type="float" office:value="20.52676" calcext:value-type="float">
            <text:p>20.52676</text:p>
          </table:table-cell>
          <table:table-cell office:value-type="float" office:value="18.70126" calcext:value-type="float">
            <text:p>18.70126</text:p>
          </table:table-cell>
          <table:table-cell office:value-type="float" office:value="19.91019" calcext:value-type="float">
            <text:p>19.91019</text:p>
          </table:table-cell>
          <table:table-cell office:value-type="float" office:value="18.61557" calcext:value-type="float">
            <text:p>18.61557</text:p>
          </table:table-cell>
          <table:table-cell office:value-type="float" office:value="19.30032" calcext:value-type="float">
            <text:p>19.30032</text:p>
          </table:table-cell>
          <table:table-cell office:value-type="float" office:value="18.45685" calcext:value-type="float">
            <text:p>18.45685</text:p>
          </table:table-cell>
          <table:table-cell office:value-type="float" office:value="18.76617" calcext:value-type="float">
            <text:p>18.76617</text:p>
          </table:table-cell>
          <table:table-cell office:value-type="float" office:value="18.14828" calcext:value-type="float">
            <text:p>18.14828</text:p>
          </table:table-cell>
          <table:table-cell office:value-type="float" office:value="17.99857" calcext:value-type="float">
            <text:p>17.99857</text:p>
          </table:table-cell>
          <table:table-cell office:value-type="float" office:value="17.5307" calcext:value-type="float">
            <text:p>17.5307</text:p>
          </table:table-cell>
          <table:table-cell office:value-type="float" office:value="17.48813" calcext:value-type="float">
            <text:p>17.48813</text:p>
          </table:table-cell>
          <table:table-cell office:value-type="float" office:value="17.39468" calcext:value-type="float">
            <text:p>17.39468</text:p>
          </table:table-cell>
          <table:table-cell office:value-type="float" office:value="17.28125" calcext:value-type="float">
            <text:p>17.28125</text:p>
          </table:table-cell>
          <table:table-cell office:value-type="float" office:value="17.24811" calcext:value-type="float">
            <text:p>17.24811</text:p>
          </table:table-cell>
          <table:table-cell office:value-type="float" office:value="17.01163" calcext:value-type="float">
            <text:p>17.01163</text:p>
          </table:table-cell>
          <table:table-cell office:value-type="float" office:value="16.97787" calcext:value-type="float">
            <text:p>16.97787</text:p>
          </table:table-cell>
          <table:table-cell office:value-type="float" office:value="16.66519" calcext:value-type="float">
            <text:p>16.66519</text:p>
          </table:table-cell>
          <table:table-cell office:value-type="float" office:value="16.64508" calcext:value-type="float">
            <text:p>16.64508</text:p>
          </table:table-cell>
          <table:table-cell office:value-type="float" office:value="16.20465" calcext:value-type="float">
            <text:p>16.20465</text:p>
          </table:table-cell>
          <table:table-cell office:value-type="float" office:value="16.19788" calcext:value-type="float">
            <text:p>16.19788</text:p>
          </table:table-cell>
          <table:table-cell office:value-type="float" office:value="15.76532" calcext:value-type="float">
            <text:p>15.76532</text:p>
          </table:table-cell>
          <table:table-cell office:value-type="float" office:value="15.76511" calcext:value-type="float">
            <text:p>15.76511</text:p>
          </table:table-cell>
          <table:table-cell office:value-type="float" office:value="29.40787" calcext:value-type="float">
            <text:p>29.40787</text:p>
          </table:table-cell>
          <table:table-cell office:value-type="float" office:value="17.909" calcext:value-type="float">
            <text:p>17.9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4" calcext:value-type="float">
            <text:p>24082004</text:p>
          </table:table-cell>
          <table:table-cell office:value-type="float" office:value="19.77986" calcext:value-type="float">
            <text:p>19.77986</text:p>
          </table:table-cell>
          <table:table-cell office:value-type="float" office:value="29.11" calcext:value-type="float">
            <text:p>29.11</text:p>
          </table:table-cell>
          <table:table-cell office:value-type="float" office:value="19.26" calcext:value-type="float">
            <text:p>19.26</text:p>
          </table:table-cell>
          <table:table-cell office:value-type="float" office:value="2.66403" calcext:value-type="float">
            <text:p>2.66403</text:p>
          </table:table-cell>
          <table:table-cell office:value-type="float" office:value="1.535868" calcext:value-type="float">
            <text:p>1.535868</text:p>
          </table:table-cell>
          <table:table-cell office:value-type="float" office:value="190.908" calcext:value-type="float">
            <text:p>190.908</text:p>
          </table:table-cell>
          <table:table-cell office:value-type="float" office:value="1.8" calcext:value-type="float">
            <text:p>1.8</text:p>
          </table:table-cell>
          <table:table-cell office:value-type="float" office:value="25.33618" calcext:value-type="float">
            <text:p>25.33618</text:p>
          </table:table-cell>
          <table:table-cell office:value-type="float" office:value="18.55484" calcext:value-type="float">
            <text:p>18.55484</text:p>
          </table:table-cell>
          <table:table-cell office:value-type="float" office:value="23.25922" calcext:value-type="float">
            <text:p>23.25922</text:p>
          </table:table-cell>
          <table:table-cell office:value-type="float" office:value="19.0173" calcext:value-type="float">
            <text:p>19.0173</text:p>
          </table:table-cell>
          <table:table-cell office:value-type="float" office:value="22.06036" calcext:value-type="float">
            <text:p>22.06036</text:p>
          </table:table-cell>
          <table:table-cell office:value-type="float" office:value="19.17801" calcext:value-type="float">
            <text:p>19.17801</text:p>
          </table:table-cell>
          <table:table-cell office:value-type="float" office:value="21.04929" calcext:value-type="float">
            <text:p>21.04929</text:p>
          </table:table-cell>
          <table:table-cell office:value-type="float" office:value="19.18616" calcext:value-type="float">
            <text:p>19.18616</text:p>
          </table:table-cell>
          <table:table-cell office:value-type="float" office:value="20.38818" calcext:value-type="float">
            <text:p>20.38818</text:p>
          </table:table-cell>
          <table:table-cell office:value-type="float" office:value="19.11017" calcext:value-type="float">
            <text:p>19.11017</text:p>
          </table:table-cell>
          <table:table-cell office:value-type="float" office:value="19.71313" calcext:value-type="float">
            <text:p>19.71313</text:p>
          </table:table-cell>
          <table:table-cell office:value-type="float" office:value="18.9545" calcext:value-type="float">
            <text:p>18.9545</text:p>
          </table:table-cell>
          <table:table-cell office:value-type="float" office:value="19.16409" calcext:value-type="float">
            <text:p>19.16409</text:p>
          </table:table-cell>
          <table:table-cell office:value-type="float" office:value="18.67249" calcext:value-type="float">
            <text:p>18.67249</text:p>
          </table:table-cell>
          <table:table-cell office:value-type="float" office:value="18.36566" calcext:value-type="float">
            <text:p>18.36566</text:p>
          </table:table-cell>
          <table:table-cell office:value-type="float" office:value="18.00449" calcext:value-type="float">
            <text:p>18.00449</text:p>
          </table:table-cell>
          <table:table-cell office:value-type="float" office:value="17.65738" calcext:value-type="float">
            <text:p>17.65738</text:p>
          </table:table-cell>
          <table:table-cell office:value-type="float" office:value="17.48975" calcext:value-type="float">
            <text:p>17.48975</text:p>
          </table:table-cell>
          <table:table-cell office:value-type="float" office:value="17.25446" calcext:value-type="float">
            <text:p>17.25446</text:p>
          </table:table-cell>
          <table:table-cell office:value-type="float" office:value="17.24588" calcext:value-type="float">
            <text:p>17.24588</text:p>
          </table:table-cell>
          <table:table-cell office:value-type="float" office:value="16.97754" calcext:value-type="float">
            <text:p>16.97754</text:p>
          </table:table-cell>
          <table:table-cell office:value-type="float" office:value="16.95468" calcext:value-type="float">
            <text:p>16.95468</text:p>
          </table:table-cell>
          <table:table-cell office:value-type="float" office:value="16.64484" calcext:value-type="float">
            <text:p>16.64484</text:p>
          </table:table-cell>
          <table:table-cell office:value-type="float" office:value="16.62549" calcext:value-type="float">
            <text:p>16.62549</text:p>
          </table:table-cell>
          <table:table-cell office:value-type="float" office:value="16.19778" calcext:value-type="float">
            <text:p>16.19778</text:p>
          </table:table-cell>
          <table:table-cell office:value-type="float" office:value="16.18982" calcext:value-type="float">
            <text:p>16.18982</text:p>
          </table:table-cell>
          <table:table-cell office:value-type="float" office:value="15.76532" calcext:value-type="float">
            <text:p>15.76532</text:p>
          </table:table-cell>
          <table:table-cell office:value-type="float" office:value="15.76523" calcext:value-type="float">
            <text:p>15.76523</text:p>
          </table:table-cell>
          <table:table-cell office:value-type="float" office:value="26.89368" calcext:value-type="float">
            <text:p>26.89368</text:p>
          </table:table-cell>
          <table:table-cell office:value-type="float" office:value="18.06625" calcext:value-type="float">
            <text:p>18.066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4" calcext:value-type="float">
            <text:p>25082004</text:p>
          </table:table-cell>
          <table:table-cell office:value-type="float" office:value="14.88297" calcext:value-type="float">
            <text:p>14.88297</text:p>
          </table:table-cell>
          <table:table-cell office:value-type="float" office:value="28.68" calcext:value-type="float">
            <text:p>28.68</text:p>
          </table:table-cell>
          <table:table-cell office:value-type="float" office:value="17.56" calcext:value-type="float">
            <text:p>17.56</text:p>
          </table:table-cell>
          <table:table-cell office:value-type="float" office:value="2.269033" calcext:value-type="float">
            <text:p>2.269033</text:p>
          </table:table-cell>
          <table:table-cell office:value-type="float" office:value="1.73535" calcext:value-type="float">
            <text:p>1.73535</text:p>
          </table:table-cell>
          <table:table-cell office:value-type="float" office:value="238.86" calcext:value-type="float">
            <text:p>238.86</text:p>
          </table:table-cell>
          <table:table-cell office:value-type="float" office:value="35.3" calcext:value-type="float">
            <text:p>35.3</text:p>
          </table:table-cell>
          <table:table-cell office:value-type="float" office:value="23.64856" calcext:value-type="float">
            <text:p>23.64856</text:p>
          </table:table-cell>
          <table:table-cell office:value-type="float" office:value="18.22894" calcext:value-type="float">
            <text:p>18.22894</text:p>
          </table:table-cell>
          <table:table-cell office:value-type="float" office:value="22.30414" calcext:value-type="float">
            <text:p>22.30414</text:p>
          </table:table-cell>
          <table:table-cell office:value-type="float" office:value="19.10568" calcext:value-type="float">
            <text:p>19.10568</text:p>
          </table:table-cell>
          <table:table-cell office:value-type="float" office:value="21.48492" calcext:value-type="float">
            <text:p>21.48492</text:p>
          </table:table-cell>
          <table:table-cell office:value-type="float" office:value="19.29453" calcext:value-type="float">
            <text:p>19.29453</text:p>
          </table:table-cell>
          <table:table-cell office:value-type="float" office:value="20.7623" calcext:value-type="float">
            <text:p>20.7623</text:p>
          </table:table-cell>
          <table:table-cell office:value-type="float" office:value="19.35446" calcext:value-type="float">
            <text:p>19.35446</text:p>
          </table:table-cell>
          <table:table-cell office:value-type="float" office:value="20.23117" calcext:value-type="float">
            <text:p>20.23117</text:p>
          </table:table-cell>
          <table:table-cell office:value-type="float" office:value="19.30566" calcext:value-type="float">
            <text:p>19.30566</text:p>
          </table:table-cell>
          <table:table-cell office:value-type="float" office:value="19.67206" calcext:value-type="float">
            <text:p>19.67206</text:p>
          </table:table-cell>
          <table:table-cell office:value-type="float" office:value="19.16125" calcext:value-type="float">
            <text:p>19.16125</text:p>
          </table:table-cell>
          <table:table-cell office:value-type="float" office:value="19.21863" calcext:value-type="float">
            <text:p>19.21863</text:p>
          </table:table-cell>
          <table:table-cell office:value-type="float" office:value="18.92776" calcext:value-type="float">
            <text:p>18.92776</text:p>
          </table:table-cell>
          <table:table-cell office:value-type="float" office:value="18.56964" calcext:value-type="float">
            <text:p>18.56964</text:p>
          </table:table-cell>
          <table:table-cell office:value-type="float" office:value="18.37061" calcext:value-type="float">
            <text:p>18.37061</text:p>
          </table:table-cell>
          <table:table-cell office:value-type="float" office:value="17.82968" calcext:value-type="float">
            <text:p>17.82968</text:p>
          </table:table-cell>
          <table:table-cell office:value-type="float" office:value="17.65927" calcext:value-type="float">
            <text:p>17.65927</text:p>
          </table:table-cell>
          <table:table-cell office:value-type="float" office:value="17.29306" calcext:value-type="float">
            <text:p>17.29306</text:p>
          </table:table-cell>
          <table:table-cell office:value-type="float" office:value="17.25473" calcext:value-type="float">
            <text:p>17.25473</text:p>
          </table:table-cell>
          <table:table-cell office:value-type="float" office:value="16.9545" calcext:value-type="float">
            <text:p>16.9545</text:p>
          </table:table-cell>
          <table:table-cell office:value-type="float" office:value="16.94745" calcext:value-type="float">
            <text:p>16.94745</text:p>
          </table:table-cell>
          <table:table-cell office:value-type="float" office:value="16.62531" calcext:value-type="float">
            <text:p>16.62531</text:p>
          </table:table-cell>
          <table:table-cell office:value-type="float" office:value="16.60974" calcext:value-type="float">
            <text:p>16.60974</text:p>
          </table:table-cell>
          <table:table-cell office:value-type="float" office:value="16.18973" calcext:value-type="float">
            <text:p>16.18973</text:p>
          </table:table-cell>
          <table:table-cell office:value-type="float" office:value="16.18146" calcext:value-type="float">
            <text:p>16.18146</text:p>
          </table:table-cell>
          <table:table-cell office:value-type="float" office:value="15.76523" calcext:value-type="float">
            <text:p>15.76523</text:p>
          </table:table-cell>
          <table:table-cell office:value-type="float" office:value="15.76324" calcext:value-type="float">
            <text:p>15.76324</text:p>
          </table:table-cell>
          <table:table-cell office:value-type="float" office:value="25.05151" calcext:value-type="float">
            <text:p>25.05151</text:p>
          </table:table-cell>
          <table:table-cell office:value-type="float" office:value="17.06766" calcext:value-type="float">
            <text:p>17.067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4" calcext:value-type="float">
            <text:p>26082004</text:p>
          </table:table-cell>
          <table:table-cell office:value-type="float" office:value="22.11509" calcext:value-type="float">
            <text:p>22.11509</text:p>
          </table:table-cell>
          <table:table-cell office:value-type="float" office:value="34.06" calcext:value-type="float">
            <text:p>34.06</text:p>
          </table:table-cell>
          <table:table-cell office:value-type="float" office:value="15.73" calcext:value-type="float">
            <text:p>15.73</text:p>
          </table:table-cell>
          <table:table-cell office:value-type="float" office:value="2.275967" calcext:value-type="float">
            <text:p>2.275967</text:p>
          </table:table-cell>
          <table:table-cell office:value-type="float" office:value="1.569287" calcext:value-type="float">
            <text:p>1.569287</text:p>
          </table:table-cell>
          <table:table-cell office:value-type="float" office:value="172.764" calcext:value-type="float">
            <text:p>172.764</text:p>
          </table:table-cell>
          <table:table-cell office:value-type="float" office:value="0" calcext:value-type="float">
            <text:p>0</text:p>
          </table:table-cell>
          <table:table-cell office:value-type="float" office:value="26.79401" calcext:value-type="float">
            <text:p>26.79401</text:p>
          </table:table-cell>
          <table:table-cell office:value-type="float" office:value="16.71533" calcext:value-type="float">
            <text:p>16.71533</text:p>
          </table:table-cell>
          <table:table-cell office:value-type="float" office:value="24.46008" calcext:value-type="float">
            <text:p>24.46008</text:p>
          </table:table-cell>
          <table:table-cell office:value-type="float" office:value="17.70645" calcext:value-type="float">
            <text:p>17.70645</text:p>
          </table:table-cell>
          <table:table-cell office:value-type="float" office:value="23.02731" calcext:value-type="float">
            <text:p>23.02731</text:p>
          </table:table-cell>
          <table:table-cell office:value-type="float" office:value="18.33243" calcext:value-type="float">
            <text:p>18.33243</text:p>
          </table:table-cell>
          <table:table-cell office:value-type="float" office:value="21.83633" calcext:value-type="float">
            <text:p>21.83633</text:p>
          </table:table-cell>
          <table:table-cell office:value-type="float" office:value="18.72348" calcext:value-type="float">
            <text:p>18.72348</text:p>
          </table:table-cell>
          <table:table-cell office:value-type="float" office:value="21.03513" calcext:value-type="float">
            <text:p>21.03513</text:p>
          </table:table-cell>
          <table:table-cell office:value-type="float" office:value="18.90268" calcext:value-type="float">
            <text:p>18.90268</text:p>
          </table:table-cell>
          <table:table-cell office:value-type="float" office:value="20.24518" calcext:value-type="float">
            <text:p>20.24518</text:p>
          </table:table-cell>
          <table:table-cell office:value-type="float" office:value="19.00024" calcext:value-type="float">
            <text:p>19.00024</text:p>
          </table:table-cell>
          <table:table-cell office:value-type="float" office:value="19.6066" calcext:value-type="float">
            <text:p>19.6066</text:p>
          </table:table-cell>
          <table:table-cell office:value-type="float" office:value="18.89117" calcext:value-type="float">
            <text:p>18.89117</text:p>
          </table:table-cell>
          <table:table-cell office:value-type="float" office:value="18.72812" calcext:value-type="float">
            <text:p>18.72812</text:p>
          </table:table-cell>
          <table:table-cell office:value-type="float" office:value="18.57263" calcext:value-type="float">
            <text:p>18.57263</text:p>
          </table:table-cell>
          <table:table-cell office:value-type="float" office:value="17.9588" calcext:value-type="float">
            <text:p>17.9588</text:p>
          </table:table-cell>
          <table:table-cell office:value-type="float" office:value="17.83127" calcext:value-type="float">
            <text:p>17.83127</text:p>
          </table:table-cell>
          <table:table-cell office:value-type="float" office:value="17.34677" calcext:value-type="float">
            <text:p>17.34677</text:p>
          </table:table-cell>
          <table:table-cell office:value-type="float" office:value="17.29355" calcext:value-type="float">
            <text:p>17.29355</text:p>
          </table:table-cell>
          <table:table-cell office:value-type="float" office:value="16.95511" calcext:value-type="float">
            <text:p>16.95511</text:p>
          </table:table-cell>
          <table:table-cell office:value-type="float" office:value="16.94748" calcext:value-type="float">
            <text:p>16.94748</text:p>
          </table:table-cell>
          <table:table-cell office:value-type="float" office:value="16.60962" calcext:value-type="float">
            <text:p>16.60962</text:p>
          </table:table-cell>
          <table:table-cell office:value-type="float" office:value="16.5993" calcext:value-type="float">
            <text:p>16.5993</text:p>
          </table:table-cell>
          <table:table-cell office:value-type="float" office:value="16.18137" calcext:value-type="float">
            <text:p>16.18137</text:p>
          </table:table-cell>
          <table:table-cell office:value-type="float" office:value="16.1734" calcext:value-type="float">
            <text:p>16.1734</text:p>
          </table:table-cell>
          <table:table-cell office:value-type="float" office:value="15.76318" calcext:value-type="float">
            <text:p>15.76318</text:p>
          </table:table-cell>
          <table:table-cell office:value-type="float" office:value="15.75903" calcext:value-type="float">
            <text:p>15.75903</text:p>
          </table:table-cell>
          <table:table-cell office:value-type="float" office:value="29.21033" calcext:value-type="float">
            <text:p>29.21033</text:p>
          </table:table-cell>
          <table:table-cell office:value-type="float" office:value="15.57803" calcext:value-type="float">
            <text:p>15.578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4" calcext:value-type="float">
            <text:p>27082004</text:p>
          </table:table-cell>
          <table:table-cell office:value-type="float" office:value="22.43974" calcext:value-type="float">
            <text:p>22.43974</text:p>
          </table:table-cell>
          <table:table-cell office:value-type="float" office:value="28.96" calcext:value-type="float">
            <text:p>28.96</text:p>
          </table:table-cell>
          <table:table-cell office:value-type="float" office:value="17.5" calcext:value-type="float">
            <text:p>17.5</text:p>
          </table:table-cell>
          <table:table-cell office:value-type="float" office:value="1.764976" calcext:value-type="float">
            <text:p>1.764976</text:p>
          </table:table-cell>
          <table:table-cell office:value-type="float" office:value="1.365901" calcext:value-type="float">
            <text:p>1.365901</text:p>
          </table:table-cell>
          <table:table-cell office:value-type="float" office:value="253.116" calcext:value-type="float">
            <text:p>253.116</text:p>
          </table:table-cell>
          <table:table-cell office:value-type="float" office:value="0" calcext:value-type="float">
            <text:p>0</text:p>
          </table:table-cell>
          <table:table-cell office:value-type="float" office:value="24.42361" calcext:value-type="float">
            <text:p>24.42361</text:p>
          </table:table-cell>
          <table:table-cell office:value-type="float" office:value="17.62799" calcext:value-type="float">
            <text:p>17.62799</text:p>
          </table:table-cell>
          <table:table-cell office:value-type="float" office:value="22.85318" calcext:value-type="float">
            <text:p>22.85318</text:p>
          </table:table-cell>
          <table:table-cell office:value-type="float" office:value="18.41772" calcext:value-type="float">
            <text:p>18.41772</text:p>
          </table:table-cell>
          <table:table-cell office:value-type="float" office:value="21.78687" calcext:value-type="float">
            <text:p>21.78687</text:p>
          </table:table-cell>
          <table:table-cell office:value-type="float" office:value="19.0293" calcext:value-type="float">
            <text:p>19.0293</text:p>
          </table:table-cell>
          <table:table-cell office:value-type="float" office:value="21.01053" calcext:value-type="float">
            <text:p>21.01053</text:p>
          </table:table-cell>
          <table:table-cell office:value-type="float" office:value="19.35001" calcext:value-type="float">
            <text:p>19.35001</text:p>
          </table:table-cell>
          <table:table-cell office:value-type="float" office:value="20.71756" calcext:value-type="float">
            <text:p>20.71756</text:p>
          </table:table-cell>
          <table:table-cell office:value-type="float" office:value="19.45914" calcext:value-type="float">
            <text:p>19.45914</text:p>
          </table:table-cell>
          <table:table-cell office:value-type="float" office:value="20.23688" calcext:value-type="float">
            <text:p>20.23688</text:p>
          </table:table-cell>
          <table:table-cell office:value-type="float" office:value="19.46344" calcext:value-type="float">
            <text:p>19.46344</text:p>
          </table:table-cell>
          <table:table-cell office:value-type="float" office:value="19.63712" calcext:value-type="float">
            <text:p>19.63712</text:p>
          </table:table-cell>
          <table:table-cell office:value-type="float" office:value="19.26709" calcext:value-type="float">
            <text:p>19.26709</text:p>
          </table:table-cell>
          <table:table-cell office:value-type="float" office:value="18.91473" calcext:value-type="float">
            <text:p>18.91473</text:p>
          </table:table-cell>
          <table:table-cell office:value-type="float" office:value="18.73376" calcext:value-type="float">
            <text:p>18.73376</text:p>
          </table:table-cell>
          <table:table-cell office:value-type="float" office:value="18.10226" calcext:value-type="float">
            <text:p>18.10226</text:p>
          </table:table-cell>
          <table:table-cell office:value-type="float" office:value="17.96027" calcext:value-type="float">
            <text:p>17.96027</text:p>
          </table:table-cell>
          <table:table-cell office:value-type="float" office:value="17.40903" calcext:value-type="float">
            <text:p>17.40903</text:p>
          </table:table-cell>
          <table:table-cell office:value-type="float" office:value="17.34732" calcext:value-type="float">
            <text:p>17.34732</text:p>
          </table:table-cell>
          <table:table-cell office:value-type="float" office:value="16.9729" calcext:value-type="float">
            <text:p>16.9729</text:p>
          </table:table-cell>
          <table:table-cell office:value-type="float" office:value="16.95526" calcext:value-type="float">
            <text:p>16.95526</text:p>
          </table:table-cell>
          <table:table-cell office:value-type="float" office:value="16.59924" calcext:value-type="float">
            <text:p>16.59924</text:p>
          </table:table-cell>
          <table:table-cell office:value-type="float" office:value="16.595" calcext:value-type="float">
            <text:p>16.595</text:p>
          </table:table-cell>
          <table:table-cell office:value-type="float" office:value="16.17334" calcext:value-type="float">
            <text:p>16.17334</text:p>
          </table:table-cell>
          <table:table-cell office:value-type="float" office:value="16.16641" calcext:value-type="float">
            <text:p>16.16641</text:p>
          </table:table-cell>
          <table:table-cell office:value-type="float" office:value="15.75897" calcext:value-type="float">
            <text:p>15.75897</text:p>
          </table:table-cell>
          <table:table-cell office:value-type="float" office:value="15.75473" calcext:value-type="float">
            <text:p>15.75473</text:p>
          </table:table-cell>
          <table:table-cell office:value-type="float" office:value="25.68726" calcext:value-type="float">
            <text:p>25.68726</text:p>
          </table:table-cell>
          <table:table-cell office:value-type="float" office:value="16.67795" calcext:value-type="float">
            <text:p>16.677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4" calcext:value-type="float">
            <text:p>28082004</text:p>
          </table:table-cell>
          <table:table-cell office:value-type="float" office:value="14.49326" calcext:value-type="float">
            <text:p>14.49326</text:p>
          </table:table-cell>
          <table:table-cell office:value-type="float" office:value="23.18" calcext:value-type="float">
            <text:p>23.18</text:p>
          </table:table-cell>
          <table:table-cell office:value-type="float" office:value="10.84" calcext:value-type="float">
            <text:p>10.84</text:p>
          </table:table-cell>
          <table:table-cell office:value-type="float" office:value="1.692549" calcext:value-type="float">
            <text:p>1.692549</text:p>
          </table:table-cell>
          <table:table-cell office:value-type="float" office:value="1.123058" calcext:value-type="float">
            <text:p>1.123058</text:p>
          </table:table-cell>
          <table:table-cell office:value-type="float" office:value="242.172" calcext:value-type="float">
            <text:p>242.172</text:p>
          </table:table-cell>
          <table:table-cell office:value-type="float" office:value="0" calcext:value-type="float">
            <text:p>0</text:p>
          </table:table-cell>
          <table:table-cell office:value-type="float" office:value="20.63107" calcext:value-type="float">
            <text:p>20.63107</text:p>
          </table:table-cell>
          <table:table-cell office:value-type="float" office:value="12.93805" calcext:value-type="float">
            <text:p>12.93805</text:p>
          </table:table-cell>
          <table:table-cell office:value-type="float" office:value="19.77789" calcext:value-type="float">
            <text:p>19.77789</text:p>
          </table:table-cell>
          <table:table-cell office:value-type="float" office:value="15.30869" calcext:value-type="float">
            <text:p>15.30869</text:p>
          </table:table-cell>
          <table:table-cell office:value-type="float" office:value="19.54901" calcext:value-type="float">
            <text:p>19.54901</text:p>
          </table:table-cell>
          <table:table-cell office:value-type="float" office:value="16.96286" calcext:value-type="float">
            <text:p>16.96286</text:p>
          </table:table-cell>
          <table:table-cell office:value-type="float" office:value="19.89325" calcext:value-type="float">
            <text:p>19.89325</text:p>
          </table:table-cell>
          <table:table-cell office:value-type="float" office:value="18.00436" calcext:value-type="float">
            <text:p>18.00436</text:p>
          </table:table-cell>
          <table:table-cell office:value-type="float" office:value="19.93054" calcext:value-type="float">
            <text:p>19.93054</text:p>
          </table:table-cell>
          <table:table-cell office:value-type="float" office:value="18.44815" calcext:value-type="float">
            <text:p>18.44815</text:p>
          </table:table-cell>
          <table:table-cell office:value-type="float" office:value="19.85165" calcext:value-type="float">
            <text:p>19.85165</text:p>
          </table:table-cell>
          <table:table-cell office:value-type="float" office:value="18.81415" calcext:value-type="float">
            <text:p>18.81415</text:p>
          </table:table-cell>
          <table:table-cell office:value-type="float" office:value="19.52444" calcext:value-type="float">
            <text:p>19.52444</text:p>
          </table:table-cell>
          <table:table-cell office:value-type="float" office:value="18.8606" calcext:value-type="float">
            <text:p>18.8606</text:p>
          </table:table-cell>
          <table:table-cell office:value-type="float" office:value="18.93668" calcext:value-type="float">
            <text:p>18.93668</text:p>
          </table:table-cell>
          <table:table-cell office:value-type="float" office:value="18.7442" calcext:value-type="float">
            <text:p>18.7442</text:p>
          </table:table-cell>
          <table:table-cell office:value-type="float" office:value="18.17734" calcext:value-type="float">
            <text:p>18.17734</text:p>
          </table:table-cell>
          <table:table-cell office:value-type="float" office:value="18.10361" calcext:value-type="float">
            <text:p>18.10361</text:p>
          </table:table-cell>
          <table:table-cell office:value-type="float" office:value="17.4733" calcext:value-type="float">
            <text:p>17.4733</text:p>
          </table:table-cell>
          <table:table-cell office:value-type="float" office:value="17.4097" calcext:value-type="float">
            <text:p>17.4097</text:p>
          </table:table-cell>
          <table:table-cell office:value-type="float" office:value="16.99908" calcext:value-type="float">
            <text:p>16.99908</text:p>
          </table:table-cell>
          <table:table-cell office:value-type="float" office:value="16.97314" calcext:value-type="float">
            <text:p>16.97314</text:p>
          </table:table-cell>
          <table:table-cell office:value-type="float" office:value="16.59641" calcext:value-type="float">
            <text:p>16.59641</text:p>
          </table:table-cell>
          <table:table-cell office:value-type="float" office:value="16.59439" calcext:value-type="float">
            <text:p>16.59439</text:p>
          </table:table-cell>
          <table:table-cell office:value-type="float" office:value="16.16638" calcext:value-type="float">
            <text:p>16.16638</text:p>
          </table:table-cell>
          <table:table-cell office:value-type="float" office:value="16.16092" calcext:value-type="float">
            <text:p>16.16092</text:p>
          </table:table-cell>
          <table:table-cell office:value-type="float" office:value="15.7547" calcext:value-type="float">
            <text:p>15.7547</text:p>
          </table:table-cell>
          <table:table-cell office:value-type="float" office:value="15.74939" calcext:value-type="float">
            <text:p>15.74939</text:p>
          </table:table-cell>
          <table:table-cell office:value-type="float" office:value="21.18503" calcext:value-type="float">
            <text:p>21.18503</text:p>
          </table:table-cell>
          <table:table-cell office:value-type="float" office:value="10.9248" calcext:value-type="float">
            <text:p>10.92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4" calcext:value-type="float">
            <text:p>29082004</text:p>
          </table:table-cell>
          <table:table-cell office:value-type="float" office:value="23.45715" calcext:value-type="float">
            <text:p>23.45715</text:p>
          </table:table-cell>
          <table:table-cell office:value-type="float" office:value="27.71" calcext:value-type="float">
            <text:p>27.71</text:p>
          </table:table-cell>
          <table:table-cell office:value-type="float" office:value="8.8" calcext:value-type="float">
            <text:p>8.8</text:p>
          </table:table-cell>
          <table:table-cell office:value-type="float" office:value="1.82054" calcext:value-type="float">
            <text:p>1.82054</text:p>
          </table:table-cell>
          <table:table-cell office:value-type="float" office:value="0.9945895" calcext:value-type="float">
            <text:p>0.9945895</text:p>
          </table:table-cell>
          <table:table-cell office:value-type="float" office:value="211.14" calcext:value-type="float">
            <text:p>211.14</text:p>
          </table:table-cell>
          <table:table-cell office:value-type="float" office:value="0.2" calcext:value-type="float">
            <text:p>0.2</text:p>
          </table:table-cell>
          <table:table-cell office:value-type="float" office:value="22.38574" calcext:value-type="float">
            <text:p>22.38574</text:p>
          </table:table-cell>
          <table:table-cell office:value-type="float" office:value="10.74738" calcext:value-type="float">
            <text:p>10.74738</text:p>
          </table:table-cell>
          <table:table-cell office:value-type="float" office:value="20.41855" calcext:value-type="float">
            <text:p>20.41855</text:p>
          </table:table-cell>
          <table:table-cell office:value-type="float" office:value="12.8486" calcext:value-type="float">
            <text:p>12.8486</text:p>
          </table:table-cell>
          <table:table-cell office:value-type="float" office:value="19.52029" calcext:value-type="float">
            <text:p>19.52029</text:p>
          </table:table-cell>
          <table:table-cell office:value-type="float" office:value="14.4776" calcext:value-type="float">
            <text:p>14.4776</text:p>
          </table:table-cell>
          <table:table-cell office:value-type="float" office:value="18.94092" calcext:value-type="float">
            <text:p>18.94092</text:p>
          </table:table-cell>
          <table:table-cell office:value-type="float" office:value="15.82053" calcext:value-type="float">
            <text:p>15.82053</text:p>
          </table:table-cell>
          <table:table-cell office:value-type="float" office:value="18.62598" calcext:value-type="float">
            <text:p>18.62598</text:p>
          </table:table-cell>
          <table:table-cell office:value-type="float" office:value="16.64026" calcext:value-type="float">
            <text:p>16.64026</text:p>
          </table:table-cell>
          <table:table-cell office:value-type="float" office:value="18.78955" calcext:value-type="float">
            <text:p>18.78955</text:p>
          </table:table-cell>
          <table:table-cell office:value-type="float" office:value="17.42358" calcext:value-type="float">
            <text:p>17.42358</text:p>
          </table:table-cell>
          <table:table-cell office:value-type="float" office:value="18.85104" calcext:value-type="float">
            <text:p>18.85104</text:p>
          </table:table-cell>
          <table:table-cell office:value-type="float" office:value="17.88358" calcext:value-type="float">
            <text:p>17.88358</text:p>
          </table:table-cell>
          <table:table-cell office:value-type="float" office:value="18.74185" calcext:value-type="float">
            <text:p>18.74185</text:p>
          </table:table-cell>
          <table:table-cell office:value-type="float" office:value="18.25986" calcext:value-type="float">
            <text:p>18.25986</text:p>
          </table:table-cell>
          <table:table-cell office:value-type="float" office:value="18.17764" calcext:value-type="float">
            <text:p>18.17764</text:p>
          </table:table-cell>
          <table:table-cell office:value-type="float" office:value="18.09213" calcext:value-type="float">
            <text:p>18.09213</text:p>
          </table:table-cell>
          <table:table-cell office:value-type="float" office:value="17.51291" calcext:value-type="float">
            <text:p>17.51291</text:p>
          </table:table-cell>
          <table:table-cell office:value-type="float" office:value="17.47388" calcext:value-type="float">
            <text:p>17.47388</text:p>
          </table:table-cell>
          <table:table-cell office:value-type="float" office:value="17.02661" calcext:value-type="float">
            <text:p>17.02661</text:p>
          </table:table-cell>
          <table:table-cell office:value-type="float" office:value="16.99939" calcext:value-type="float">
            <text:p>16.99939</text:p>
          </table:table-cell>
          <table:table-cell office:value-type="float" office:value="16.60324" calcext:value-type="float">
            <text:p>16.60324</text:p>
          </table:table-cell>
          <table:table-cell office:value-type="float" office:value="16.59641" calcext:value-type="float">
            <text:p>16.59641</text:p>
          </table:table-cell>
          <table:table-cell office:value-type="float" office:value="16.16092" calcext:value-type="float">
            <text:p>16.16092</text:p>
          </table:table-cell>
          <table:table-cell office:value-type="float" office:value="16.15768" calcext:value-type="float">
            <text:p>16.15768</text:p>
          </table:table-cell>
          <table:table-cell office:value-type="float" office:value="15.74936" calcext:value-type="float">
            <text:p>15.74936</text:p>
          </table:table-cell>
          <table:table-cell office:value-type="float" office:value="15.74518" calcext:value-type="float">
            <text:p>15.74518</text:p>
          </table:table-cell>
          <table:table-cell office:value-type="float" office:value="24.01147" calcext:value-type="float">
            <text:p>24.01147</text:p>
          </table:table-cell>
          <table:table-cell office:value-type="float" office:value="8.827209" calcext:value-type="float">
            <text:p>8.8272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4" calcext:value-type="float">
            <text:p>30082004</text:p>
          </table:table-cell>
          <table:table-cell office:value-type="float" office:value="23.60148" calcext:value-type="float">
            <text:p>23.60148</text:p>
          </table:table-cell>
          <table:table-cell office:value-type="float" office:value="30.82" calcext:value-type="float">
            <text:p>30.82</text:p>
          </table:table-cell>
          <table:table-cell office:value-type="float" office:value="12.7" calcext:value-type="float">
            <text:p>12.7</text:p>
          </table:table-cell>
          <table:table-cell office:value-type="float" office:value="1.887097" calcext:value-type="float">
            <text:p>1.887097</text:p>
          </table:table-cell>
          <table:table-cell office:value-type="float" office:value="1.147363" calcext:value-type="float">
            <text:p>1.147363</text:p>
          </table:table-cell>
          <table:table-cell office:value-type="float" office:value="141.372" calcext:value-type="float">
            <text:p>141.372</text:p>
          </table:table-cell>
          <table:table-cell office:value-type="float" office:value="0" calcext:value-type="float">
            <text:p>0</text:p>
          </table:table-cell>
          <table:table-cell office:value-type="float" office:value="25.04199" calcext:value-type="float">
            <text:p>25.04199</text:p>
          </table:table-cell>
          <table:table-cell office:value-type="float" office:value="13.71201" calcext:value-type="float">
            <text:p>13.71201</text:p>
          </table:table-cell>
          <table:table-cell office:value-type="float" office:value="22.5585" calcext:value-type="float">
            <text:p>22.5585</text:p>
          </table:table-cell>
          <table:table-cell office:value-type="float" office:value="15.29495" calcext:value-type="float">
            <text:p>15.29495</text:p>
          </table:table-cell>
          <table:table-cell office:value-type="float" office:value="21.18689" calcext:value-type="float">
            <text:p>21.18689</text:p>
          </table:table-cell>
          <table:table-cell office:value-type="float" office:value="16.29572" calcext:value-type="float">
            <text:p>16.29572</text:p>
          </table:table-cell>
          <table:table-cell office:value-type="float" office:value="20.16553" calcext:value-type="float">
            <text:p>20.16553</text:p>
          </table:table-cell>
          <table:table-cell office:value-type="float" office:value="17.02606" calcext:value-type="float">
            <text:p>17.02606</text:p>
          </table:table-cell>
          <table:table-cell office:value-type="float" office:value="19.55869" calcext:value-type="float">
            <text:p>19.55869</text:p>
          </table:table-cell>
          <table:table-cell office:value-type="float" office:value="17.42618" calcext:value-type="float">
            <text:p>17.42618</text:p>
          </table:table-cell>
          <table:table-cell office:value-type="float" office:value="19.00571" calcext:value-type="float">
            <text:p>19.00571</text:p>
          </table:table-cell>
          <table:table-cell office:value-type="float" office:value="17.8024" calcext:value-type="float">
            <text:p>17.8024</text:p>
          </table:table-cell>
          <table:table-cell office:value-type="float" office:value="18.66577" calcext:value-type="float">
            <text:p>18.66577</text:p>
          </table:table-cell>
          <table:table-cell office:value-type="float" office:value="17.98984" calcext:value-type="float">
            <text:p>17.98984</text:p>
          </table:table-cell>
          <table:table-cell office:value-type="float" office:value="18.2594" calcext:value-type="float">
            <text:p>18.2594</text:p>
          </table:table-cell>
          <table:table-cell office:value-type="float" office:value="18.1409" calcext:value-type="float">
            <text:p>18.1409</text:p>
          </table:table-cell>
          <table:table-cell office:value-type="float" office:value="18.09076" calcext:value-type="float">
            <text:p>18.09076</text:p>
          </table:table-cell>
          <table:table-cell office:value-type="float" office:value="17.98019" calcext:value-type="float">
            <text:p>17.98019</text:p>
          </table:table-cell>
          <table:table-cell office:value-type="float" office:value="17.51703" calcext:value-type="float">
            <text:p>17.51703</text:p>
          </table:table-cell>
          <table:table-cell office:value-type="float" office:value="17.51312" calcext:value-type="float">
            <text:p>17.51312</text:p>
          </table:table-cell>
          <table:table-cell office:value-type="float" office:value="17.04507" calcext:value-type="float">
            <text:p>17.04507</text:p>
          </table:table-cell>
          <table:table-cell office:value-type="float" office:value="17.02689" calcext:value-type="float">
            <text:p>17.02689</text:p>
          </table:table-cell>
          <table:table-cell office:value-type="float" office:value="16.61163" calcext:value-type="float">
            <text:p>16.61163</text:p>
          </table:table-cell>
          <table:table-cell office:value-type="float" office:value="16.60333" calcext:value-type="float">
            <text:p>16.60333</text:p>
          </table:table-cell>
          <table:table-cell office:value-type="float" office:value="16.15765" calcext:value-type="float">
            <text:p>16.15765</text:p>
          </table:table-cell>
          <table:table-cell office:value-type="float" office:value="16.15607" calcext:value-type="float">
            <text:p>16.15607</text:p>
          </table:table-cell>
          <table:table-cell office:value-type="float" office:value="15.74512" calcext:value-type="float">
            <text:p>15.74512</text:p>
          </table:table-cell>
          <table:table-cell office:value-type="float" office:value="15.74088" calcext:value-type="float">
            <text:p>15.74088</text:p>
          </table:table-cell>
          <table:table-cell office:value-type="float" office:value="29.08896" calcext:value-type="float">
            <text:p>29.08896</text:p>
          </table:table-cell>
          <table:table-cell office:value-type="float" office:value="12.25464" calcext:value-type="float">
            <text:p>12.254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4" calcext:value-type="float">
            <text:p>31082004</text:p>
          </table:table-cell>
          <table:table-cell office:value-type="float" office:value="21.58163" calcext:value-type="float">
            <text:p>21.58163</text:p>
          </table:table-cell>
          <table:table-cell office:value-type="float" office:value="31.45" calcext:value-type="float">
            <text:p>31.45</text:p>
          </table:table-cell>
          <table:table-cell office:value-type="float" office:value="16.171" calcext:value-type="float">
            <text:p>16.171</text:p>
          </table:table-cell>
          <table:table-cell office:value-type="float" office:value="2.021845" calcext:value-type="float">
            <text:p>2.021845</text:p>
          </table:table-cell>
          <table:table-cell office:value-type="float" office:value="1.333623" calcext:value-type="float">
            <text:p>1.333623</text:p>
          </table:table-cell>
          <table:table-cell office:value-type="float" office:value="206.712" calcext:value-type="float">
            <text:p>206.712</text:p>
          </table:table-cell>
          <table:table-cell office:value-type="float" office:value="31.8" calcext:value-type="float">
            <text:p>31.8</text:p>
          </table:table-cell>
          <table:table-cell office:value-type="float" office:value="26.37079" calcext:value-type="float">
            <text:p>26.37079</text:p>
          </table:table-cell>
          <table:table-cell office:value-type="float" office:value="15.90125" calcext:value-type="float">
            <text:p>15.90125</text:p>
          </table:table-cell>
          <table:table-cell office:value-type="float" office:value="24.88071" calcext:value-type="float">
            <text:p>24.88071</text:p>
          </table:table-cell>
          <table:table-cell office:value-type="float" office:value="16.82593" calcext:value-type="float">
            <text:p>16.82593</text:p>
          </table:table-cell>
          <table:table-cell office:value-type="float" office:value="23.32877" calcext:value-type="float">
            <text:p>23.32877</text:p>
          </table:table-cell>
          <table:table-cell office:value-type="float" office:value="17.4433" calcext:value-type="float">
            <text:p>17.4433</text:p>
          </table:table-cell>
          <table:table-cell office:value-type="float" office:value="21.69525" calcext:value-type="float">
            <text:p>21.69525</text:p>
          </table:table-cell>
          <table:table-cell office:value-type="float" office:value="17.91745" calcext:value-type="float">
            <text:p>17.91745</text:p>
          </table:table-cell>
          <table:table-cell office:value-type="float" office:value="20.76053" calcext:value-type="float">
            <text:p>20.76053</text:p>
          </table:table-cell>
          <table:table-cell office:value-type="float" office:value="18.15753" calcext:value-type="float">
            <text:p>18.15753</text:p>
          </table:table-cell>
          <table:table-cell office:value-type="float" office:value="19.88235" calcext:value-type="float">
            <text:p>19.88235</text:p>
          </table:table-cell>
          <table:table-cell office:value-type="float" office:value="18.34381" calcext:value-type="float">
            <text:p>18.34381</text:p>
          </table:table-cell>
          <table:table-cell office:value-type="float" office:value="19.27405" calcext:value-type="float">
            <text:p>19.27405</text:p>
          </table:table-cell>
          <table:table-cell office:value-type="float" office:value="18.35059" calcext:value-type="float">
            <text:p>18.35059</text:p>
          </table:table-cell>
          <table:table-cell office:value-type="float" office:value="18.45145" calcext:value-type="float">
            <text:p>18.45145</text:p>
          </table:table-cell>
          <table:table-cell office:value-type="float" office:value="18.22485" calcext:value-type="float">
            <text:p>18.22485</text:p>
          </table:table-cell>
          <table:table-cell office:value-type="float" office:value="17.97961" calcext:value-type="float">
            <text:p>17.97961</text:p>
          </table:table-cell>
          <table:table-cell office:value-type="float" office:value="17.96082" calcext:value-type="float">
            <text:p>17.96082</text:p>
          </table:table-cell>
          <table:table-cell office:value-type="float" office:value="17.51382" calcext:value-type="float">
            <text:p>17.51382</text:p>
          </table:table-cell>
          <table:table-cell office:value-type="float" office:value="17.50412" calcext:value-type="float">
            <text:p>17.50412</text:p>
          </table:table-cell>
          <table:table-cell office:value-type="float" office:value="17.0528" calcext:value-type="float">
            <text:p>17.0528</text:p>
          </table:table-cell>
          <table:table-cell office:value-type="float" office:value="17.04523" calcext:value-type="float">
            <text:p>17.04523</text:p>
          </table:table-cell>
          <table:table-cell office:value-type="float" office:value="16.61932" calcext:value-type="float">
            <text:p>16.61932</text:p>
          </table:table-cell>
          <table:table-cell office:value-type="float" office:value="16.61172" calcext:value-type="float">
            <text:p>16.61172</text:p>
          </table:table-cell>
          <table:table-cell office:value-type="float" office:value="16.15628" calcext:value-type="float">
            <text:p>16.15628</text:p>
          </table:table-cell>
          <table:table-cell office:value-type="float" office:value="16.1561" calcext:value-type="float">
            <text:p>16.1561</text:p>
          </table:table-cell>
          <table:table-cell office:value-type="float" office:value="15.74081" calcext:value-type="float">
            <text:p>15.74081</text:p>
          </table:table-cell>
          <table:table-cell office:value-type="float" office:value="15.73666" calcext:value-type="float">
            <text:p>15.73666</text:p>
          </table:table-cell>
          <table:table-cell office:value-type="float" office:value="29.24524" calcext:value-type="float">
            <text:p>29.24524</text:p>
          </table:table-cell>
          <table:table-cell office:value-type="float" office:value="15.14215" calcext:value-type="float">
            <text:p>15.142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4" calcext:value-type="float">
            <text:p>1092004</text:p>
          </table:table-cell>
          <table:table-cell office:value-type="float" office:value="22.19327" calcext:value-type="float">
            <text:p>22.19327</text:p>
          </table:table-cell>
          <table:table-cell office:value-type="float" office:value="33.07" calcext:value-type="float">
            <text:p>33.07</text:p>
          </table:table-cell>
          <table:table-cell office:value-type="float" office:value="14.85" calcext:value-type="float">
            <text:p>14.85</text:p>
          </table:table-cell>
          <table:table-cell office:value-type="float" office:value="1.892473" calcext:value-type="float">
            <text:p>1.892473</text:p>
          </table:table-cell>
          <table:table-cell office:value-type="float" office:value="1.155408" calcext:value-type="float">
            <text:p>1.155408</text:p>
          </table:table-cell>
          <table:table-cell office:value-type="float" office:value="177.552" calcext:value-type="float">
            <text:p>177.552</text:p>
          </table:table-cell>
          <table:table-cell office:value-type="float" office:value="0" calcext:value-type="float">
            <text:p>0</text:p>
          </table:table-cell>
          <table:table-cell office:value-type="float" office:value="25.64676" calcext:value-type="float">
            <text:p>25.64676</text:p>
          </table:table-cell>
          <table:table-cell office:value-type="float" office:value="15.6384" calcext:value-type="float">
            <text:p>15.6384</text:p>
          </table:table-cell>
          <table:table-cell office:value-type="float" office:value="23.59305" calcext:value-type="float">
            <text:p>23.59305</text:p>
          </table:table-cell>
          <table:table-cell office:value-type="float" office:value="16.66501" calcext:value-type="float">
            <text:p>16.66501</text:p>
          </table:table-cell>
          <table:table-cell office:value-type="float" office:value="22.19354" calcext:value-type="float">
            <text:p>22.19354</text:p>
          </table:table-cell>
          <table:table-cell office:value-type="float" office:value="17.52744" calcext:value-type="float">
            <text:p>17.52744</text:p>
          </table:table-cell>
          <table:table-cell office:value-type="float" office:value="21.11258" calcext:value-type="float">
            <text:p>21.11258</text:p>
          </table:table-cell>
          <table:table-cell office:value-type="float" office:value="18.22549" calcext:value-type="float">
            <text:p>18.22549</text:p>
          </table:table-cell>
          <table:table-cell office:value-type="float" office:value="20.44235" calcext:value-type="float">
            <text:p>20.44235</text:p>
          </table:table-cell>
          <table:table-cell office:value-type="float" office:value="18.55914" calcext:value-type="float">
            <text:p>18.55914</text:p>
          </table:table-cell>
          <table:table-cell office:value-type="float" office:value="19.82455" calcext:value-type="float">
            <text:p>19.82455</text:p>
          </table:table-cell>
          <table:table-cell office:value-type="float" office:value="18.79001" calcext:value-type="float">
            <text:p>18.79001</text:p>
          </table:table-cell>
          <table:table-cell office:value-type="float" office:value="19.30847" calcext:value-type="float">
            <text:p>19.30847</text:p>
          </table:table-cell>
          <table:table-cell office:value-type="float" office:value="18.75916" calcext:value-type="float">
            <text:p>18.75916</text:p>
          </table:table-cell>
          <table:table-cell office:value-type="float" office:value="18.65585" calcext:value-type="float">
            <text:p>18.65585</text:p>
          </table:table-cell>
          <table:table-cell office:value-type="float" office:value="18.45825" calcext:value-type="float">
            <text:p>18.45825</text:p>
          </table:table-cell>
          <table:table-cell office:value-type="float" office:value="18.04791" calcext:value-type="float">
            <text:p>18.04791</text:p>
          </table:table-cell>
          <table:table-cell office:value-type="float" office:value="17.96777" calcext:value-type="float">
            <text:p>17.96777</text:p>
          </table:table-cell>
          <table:table-cell office:value-type="float" office:value="17.5105" calcext:value-type="float">
            <text:p>17.5105</text:p>
          </table:table-cell>
          <table:table-cell office:value-type="float" office:value="17.50375" calcext:value-type="float">
            <text:p>17.50375</text:p>
          </table:table-cell>
          <table:table-cell office:value-type="float" office:value="17.05771" calcext:value-type="float">
            <text:p>17.05771</text:p>
          </table:table-cell>
          <table:table-cell office:value-type="float" office:value="17.05283" calcext:value-type="float">
            <text:p>17.05283</text:p>
          </table:table-cell>
          <table:table-cell office:value-type="float" office:value="16.62503" calcext:value-type="float">
            <text:p>16.62503</text:p>
          </table:table-cell>
          <table:table-cell office:value-type="float" office:value="16.61938" calcext:value-type="float">
            <text:p>16.61938</text:p>
          </table:table-cell>
          <table:table-cell office:value-type="float" office:value="16.15686" calcext:value-type="float">
            <text:p>16.15686</text:p>
          </table:table-cell>
          <table:table-cell office:value-type="float" office:value="16.15601" calcext:value-type="float">
            <text:p>16.15601</text:p>
          </table:table-cell>
          <table:table-cell office:value-type="float" office:value="15.7366" calcext:value-type="float">
            <text:p>15.7366</text:p>
          </table:table-cell>
          <table:table-cell office:value-type="float" office:value="15.73636" calcext:value-type="float">
            <text:p>15.73636</text:p>
          </table:table-cell>
          <table:table-cell office:value-type="float" office:value="27.96268" calcext:value-type="float">
            <text:p>27.96268</text:p>
          </table:table-cell>
          <table:table-cell office:value-type="float" office:value="14.57724" calcext:value-type="float">
            <text:p>14.577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4" calcext:value-type="float">
            <text:p>2092004</text:p>
          </table:table-cell>
          <table:table-cell office:value-type="float" office:value="22.70723" calcext:value-type="float">
            <text:p>22.70723</text:p>
          </table:table-cell>
          <table:table-cell office:value-type="float" office:value="30.73" calcext:value-type="float">
            <text:p>30.73</text:p>
          </table:table-cell>
          <table:table-cell office:value-type="float" office:value="15.35" calcext:value-type="float">
            <text:p>15.35</text:p>
          </table:table-cell>
          <table:table-cell office:value-type="float" office:value="1.686507" calcext:value-type="float">
            <text:p>1.686507</text:p>
          </table:table-cell>
          <table:table-cell office:value-type="float" office:value="1.16185" calcext:value-type="float">
            <text:p>1.16185</text:p>
          </table:table-cell>
          <table:table-cell office:value-type="float" office:value="292.824" calcext:value-type="float">
            <text:p>292.824</text:p>
          </table:table-cell>
          <table:table-cell office:value-type="float" office:value="0" calcext:value-type="float">
            <text:p>0</text:p>
          </table:table-cell>
          <table:table-cell office:value-type="float" office:value="24.17673" calcext:value-type="float">
            <text:p>24.17673</text:p>
          </table:table-cell>
          <table:table-cell office:value-type="float" office:value="15.86578" calcext:value-type="float">
            <text:p>15.86578</text:p>
          </table:table-cell>
          <table:table-cell office:value-type="float" office:value="22.32965" calcext:value-type="float">
            <text:p>22.32965</text:p>
          </table:table-cell>
          <table:table-cell office:value-type="float" office:value="16.95261" calcext:value-type="float">
            <text:p>16.95261</text:p>
          </table:table-cell>
          <table:table-cell office:value-type="float" office:value="21.23288" calcext:value-type="float">
            <text:p>21.23288</text:p>
          </table:table-cell>
          <table:table-cell office:value-type="float" office:value="17.79395" calcext:value-type="float">
            <text:p>17.79395</text:p>
          </table:table-cell>
          <table:table-cell office:value-type="float" office:value="20.45529" calcext:value-type="float">
            <text:p>20.45529</text:p>
          </table:table-cell>
          <table:table-cell office:value-type="float" office:value="18.36563" calcext:value-type="float">
            <text:p>18.36563</text:p>
          </table:table-cell>
          <table:table-cell office:value-type="float" office:value="19.98486" calcext:value-type="float">
            <text:p>19.98486</text:p>
          </table:table-cell>
          <table:table-cell office:value-type="float" office:value="18.6481" calcext:value-type="float">
            <text:p>18.6481</text:p>
          </table:table-cell>
          <table:table-cell office:value-type="float" office:value="19.70901" calcext:value-type="float">
            <text:p>19.70901</text:p>
          </table:table-cell>
          <table:table-cell office:value-type="float" office:value="18.85242" calcext:value-type="float">
            <text:p>18.85242</text:p>
          </table:table-cell>
          <table:table-cell office:value-type="float" office:value="19.30917" calcext:value-type="float">
            <text:p>19.30917</text:p>
          </table:table-cell>
          <table:table-cell office:value-type="float" office:value="18.83307" calcext:value-type="float">
            <text:p>18.83307</text:p>
          </table:table-cell>
          <table:table-cell office:value-type="float" office:value="18.71967" calcext:value-type="float">
            <text:p>18.71967</text:p>
          </table:table-cell>
          <table:table-cell office:value-type="float" office:value="18.65976" calcext:value-type="float">
            <text:p>18.65976</text:p>
          </table:table-cell>
          <table:table-cell office:value-type="float" office:value="18.12183" calcext:value-type="float">
            <text:p>18.12183</text:p>
          </table:table-cell>
          <table:table-cell office:value-type="float" office:value="18.04886" calcext:value-type="float">
            <text:p>18.04886</text:p>
          </table:table-cell>
          <table:table-cell office:value-type="float" office:value="17.53311" calcext:value-type="float">
            <text:p>17.53311</text:p>
          </table:table-cell>
          <table:table-cell office:value-type="float" office:value="17.51062" calcext:value-type="float">
            <text:p>17.51062</text:p>
          </table:table-cell>
          <table:table-cell office:value-type="float" office:value="17.0658" calcext:value-type="float">
            <text:p>17.0658</text:p>
          </table:table-cell>
          <table:table-cell office:value-type="float" office:value="17.05777" calcext:value-type="float">
            <text:p>17.05777</text:p>
          </table:table-cell>
          <table:table-cell office:value-type="float" office:value="16.6297" calcext:value-type="float">
            <text:p>16.6297</text:p>
          </table:table-cell>
          <table:table-cell office:value-type="float" office:value="16.62503" calcext:value-type="float">
            <text:p>16.62503</text:p>
          </table:table-cell>
          <table:table-cell office:value-type="float" office:value="16.15869" calcext:value-type="float">
            <text:p>16.15869</text:p>
          </table:table-cell>
          <table:table-cell office:value-type="float" office:value="16.15689" calcext:value-type="float">
            <text:p>16.15689</text:p>
          </table:table-cell>
          <table:table-cell table:number-columns-repeated="2" office:value-type="float" office:value="15.73636" calcext:value-type="float">
            <text:p>15.73636</text:p>
          </table:table-cell>
          <table:table-cell office:value-type="float" office:value="25.71463" calcext:value-type="float">
            <text:p>25.71463</text:p>
          </table:table-cell>
          <table:table-cell office:value-type="float" office:value="14.69223" calcext:value-type="float">
            <text:p>14.692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4" calcext:value-type="float">
            <text:p>3092004</text:p>
          </table:table-cell>
          <table:table-cell office:value-type="float" office:value="22.28375" calcext:value-type="float">
            <text:p>22.28375</text:p>
          </table:table-cell>
          <table:table-cell office:value-type="float" office:value="31.46" calcext:value-type="float">
            <text:p>31.46</text:p>
          </table:table-cell>
          <table:table-cell office:value-type="float" office:value="16.05" calcext:value-type="float">
            <text:p>16.05</text:p>
          </table:table-cell>
          <table:table-cell office:value-type="float" office:value="1.722605" calcext:value-type="float">
            <text:p>1.722605</text:p>
          </table:table-cell>
          <table:table-cell office:value-type="float" office:value="1.196401" calcext:value-type="float">
            <text:p>1.196401</text:p>
          </table:table-cell>
          <table:table-cell office:value-type="float" office:value="304.524" calcext:value-type="float">
            <text:p>304.524</text:p>
          </table:table-cell>
          <table:table-cell office:value-type="float" office:value="0" calcext:value-type="float">
            <text:p>0</text:p>
          </table:table-cell>
          <table:table-cell office:value-type="float" office:value="24.17474" calcext:value-type="float">
            <text:p>24.17474</text:p>
          </table:table-cell>
          <table:table-cell office:value-type="float" office:value="15.89798" calcext:value-type="float">
            <text:p>15.89798</text:p>
          </table:table-cell>
          <table:table-cell office:value-type="float" office:value="22.15598" calcext:value-type="float">
            <text:p>22.15598</text:p>
          </table:table-cell>
          <table:table-cell office:value-type="float" office:value="16.97195" calcext:value-type="float">
            <text:p>16.97195</text:p>
          </table:table-cell>
          <table:table-cell office:value-type="float" office:value="21.10477" calcext:value-type="float">
            <text:p>21.10477</text:p>
          </table:table-cell>
          <table:table-cell office:value-type="float" office:value="17.71381" calcext:value-type="float">
            <text:p>17.71381</text:p>
          </table:table-cell>
          <table:table-cell office:value-type="float" office:value="20.35846" calcext:value-type="float">
            <text:p>20.35846</text:p>
          </table:table-cell>
          <table:table-cell office:value-type="float" office:value="18.24332" calcext:value-type="float">
            <text:p>18.24332</text:p>
          </table:table-cell>
          <table:table-cell office:value-type="float" office:value="19.9014" calcext:value-type="float">
            <text:p>19.9014</text:p>
          </table:table-cell>
          <table:table-cell office:value-type="float" office:value="18.51593" calcext:value-type="float">
            <text:p>18.51593</text:p>
          </table:table-cell>
          <table:table-cell office:value-type="float" office:value="19.45651" calcext:value-type="float">
            <text:p>19.45651</text:p>
          </table:table-cell>
          <table:table-cell office:value-type="float" office:value="18.7276" calcext:value-type="float">
            <text:p>18.7276</text:p>
          </table:table-cell>
          <table:table-cell office:value-type="float" office:value="19.17783" calcext:value-type="float">
            <text:p>19.17783</text:p>
          </table:table-cell>
          <table:table-cell office:value-type="float" office:value="18.74747" calcext:value-type="float">
            <text:p>18.74747</text:p>
          </table:table-cell>
          <table:table-cell office:value-type="float" office:value="18.72757" calcext:value-type="float">
            <text:p>18.72757</text:p>
          </table:table-cell>
          <table:table-cell office:value-type="float" office:value="18.64542" calcext:value-type="float">
            <text:p>18.64542</text:p>
          </table:table-cell>
          <table:table-cell office:value-type="float" office:value="18.15778" calcext:value-type="float">
            <text:p>18.15778</text:p>
          </table:table-cell>
          <table:table-cell office:value-type="float" office:value="18.12241" calcext:value-type="float">
            <text:p>18.12241</text:p>
          </table:table-cell>
          <table:table-cell office:value-type="float" office:value="17.55951" calcext:value-type="float">
            <text:p>17.55951</text:p>
          </table:table-cell>
          <table:table-cell office:value-type="float" office:value="17.53339" calcext:value-type="float">
            <text:p>17.53339</text:p>
          </table:table-cell>
          <table:table-cell office:value-type="float" office:value="17.07831" calcext:value-type="float">
            <text:p>17.07831</text:p>
          </table:table-cell>
          <table:table-cell office:value-type="float" office:value="17.06589" calcext:value-type="float">
            <text:p>17.06589</text:p>
          </table:table-cell>
          <table:table-cell office:value-type="float" office:value="16.63553" calcext:value-type="float">
            <text:p>16.63553</text:p>
          </table:table-cell>
          <table:table-cell office:value-type="float" office:value="16.62973" calcext:value-type="float">
            <text:p>16.62973</text:p>
          </table:table-cell>
          <table:table-cell office:value-type="float" office:value="16.16058" calcext:value-type="float">
            <text:p>16.16058</text:p>
          </table:table-cell>
          <table:table-cell office:value-type="float" office:value="16.15869" calcext:value-type="float">
            <text:p>16.15869</text:p>
          </table:table-cell>
          <table:table-cell table:number-columns-repeated="2" office:value-type="float" office:value="15.73636" calcext:value-type="float">
            <text:p>15.73636</text:p>
          </table:table-cell>
          <table:table-cell office:value-type="float" office:value="27.10876" calcext:value-type="float">
            <text:p>27.10876</text:p>
          </table:table-cell>
          <table:table-cell office:value-type="float" office:value="14.81381" calcext:value-type="float">
            <text:p>14.813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4" calcext:value-type="float">
            <text:p>4092004</text:p>
          </table:table-cell>
          <table:table-cell office:value-type="float" office:value="20.18696" calcext:value-type="float">
            <text:p>20.18696</text:p>
          </table:table-cell>
          <table:table-cell office:value-type="float" office:value="31.03" calcext:value-type="float">
            <text:p>31.03</text:p>
          </table:table-cell>
          <table:table-cell office:value-type="float" office:value="17.2" calcext:value-type="float">
            <text:p>17.2</text:p>
          </table:table-cell>
          <table:table-cell office:value-type="float" office:value="1.903082" calcext:value-type="float">
            <text:p>1.903082</text:p>
          </table:table-cell>
          <table:table-cell office:value-type="float" office:value="1.410504" calcext:value-type="float">
            <text:p>1.410504</text:p>
          </table:table-cell>
          <table:table-cell office:value-type="float" office:value="337.104" calcext:value-type="float">
            <text:p>337.104</text:p>
          </table:table-cell>
          <table:table-cell office:value-type="float" office:value="0" calcext:value-type="float">
            <text:p>0</text:p>
          </table:table-cell>
          <table:table-cell office:value-type="float" office:value="24.87704" calcext:value-type="float">
            <text:p>24.87704</text:p>
          </table:table-cell>
          <table:table-cell office:value-type="float" office:value="16.95206" calcext:value-type="float">
            <text:p>16.95206</text:p>
          </table:table-cell>
          <table:table-cell office:value-type="float" office:value="22.76562" calcext:value-type="float">
            <text:p>22.76562</text:p>
          </table:table-cell>
          <table:table-cell office:value-type="float" office:value="17.84137" calcext:value-type="float">
            <text:p>17.84137</text:p>
          </table:table-cell>
          <table:table-cell office:value-type="float" office:value="21.7724" calcext:value-type="float">
            <text:p>21.7724</text:p>
          </table:table-cell>
          <table:table-cell office:value-type="float" office:value="18.36743" calcext:value-type="float">
            <text:p>18.36743</text:p>
          </table:table-cell>
          <table:table-cell office:value-type="float" office:value="20.93423" calcext:value-type="float">
            <text:p>20.93423</text:p>
          </table:table-cell>
          <table:table-cell office:value-type="float" office:value="18.71161" calcext:value-type="float">
            <text:p>18.71161</text:p>
          </table:table-cell>
          <table:table-cell office:value-type="float" office:value="20.38974" calcext:value-type="float">
            <text:p>20.38974</text:p>
          </table:table-cell>
          <table:table-cell office:value-type="float" office:value="18.86053" calcext:value-type="float">
            <text:p>18.86053</text:p>
          </table:table-cell>
          <table:table-cell office:value-type="float" office:value="19.87207" calcext:value-type="float">
            <text:p>19.87207</text:p>
          </table:table-cell>
          <table:table-cell office:value-type="float" office:value="18.95013" calcext:value-type="float">
            <text:p>18.95013</text:p>
          </table:table-cell>
          <table:table-cell office:value-type="float" office:value="19.39822" calcext:value-type="float">
            <text:p>19.39822</text:p>
          </table:table-cell>
          <table:table-cell office:value-type="float" office:value="18.88333" calcext:value-type="float">
            <text:p>18.88333</text:p>
          </table:table-cell>
          <table:table-cell office:value-type="float" office:value="18.76849" calcext:value-type="float">
            <text:p>18.76849</text:p>
          </table:table-cell>
          <table:table-cell office:value-type="float" office:value="18.68457" calcext:value-type="float">
            <text:p>18.68457</text:p>
          </table:table-cell>
          <table:table-cell office:value-type="float" office:value="18.18906" calcext:value-type="float">
            <text:p>18.18906</text:p>
          </table:table-cell>
          <table:table-cell office:value-type="float" office:value="18.15808" calcext:value-type="float">
            <text:p>18.15808</text:p>
          </table:table-cell>
          <table:table-cell office:value-type="float" office:value="17.58337" calcext:value-type="float">
            <text:p>17.58337</text:p>
          </table:table-cell>
          <table:table-cell office:value-type="float" office:value="17.55978" calcext:value-type="float">
            <text:p>17.55978</text:p>
          </table:table-cell>
          <table:table-cell office:value-type="float" office:value="17.09259" calcext:value-type="float">
            <text:p>17.09259</text:p>
          </table:table-cell>
          <table:table-cell office:value-type="float" office:value="17.07846" calcext:value-type="float">
            <text:p>17.07846</text:p>
          </table:table-cell>
          <table:table-cell office:value-type="float" office:value="16.64218" calcext:value-type="float">
            <text:p>16.64218</text:p>
          </table:table-cell>
          <table:table-cell office:value-type="float" office:value="16.63559" calcext:value-type="float">
            <text:p>16.63559</text:p>
          </table:table-cell>
          <table:table-cell office:value-type="float" office:value="16.16281" calcext:value-type="float">
            <text:p>16.16281</text:p>
          </table:table-cell>
          <table:table-cell office:value-type="float" office:value="16.16058" calcext:value-type="float">
            <text:p>16.16058</text:p>
          </table:table-cell>
          <table:table-cell table:number-columns-repeated="2" office:value-type="float" office:value="15.73636" calcext:value-type="float">
            <text:p>15.73636</text:p>
          </table:table-cell>
          <table:table-cell office:value-type="float" office:value="31.09671" calcext:value-type="float">
            <text:p>31.09671</text:p>
          </table:table-cell>
          <table:table-cell office:value-type="float" office:value="16.31284" calcext:value-type="float">
            <text:p>16.312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4" calcext:value-type="float">
            <text:p>5092004</text:p>
          </table:table-cell>
          <table:table-cell office:value-type="float" office:value="10.03137" calcext:value-type="float">
            <text:p>10.03137</text:p>
          </table:table-cell>
          <table:table-cell office:value-type="float" office:value="26.48" calcext:value-type="float">
            <text:p>26.48</text:p>
          </table:table-cell>
          <table:table-cell office:value-type="float" office:value="15.36" calcext:value-type="float">
            <text:p>15.36</text:p>
          </table:table-cell>
          <table:table-cell office:value-type="float" office:value="2.420296" calcext:value-type="float">
            <text:p>2.420296</text:p>
          </table:table-cell>
          <table:table-cell office:value-type="float" office:value="1.305622" calcext:value-type="float">
            <text:p>1.305622</text:p>
          </table:table-cell>
          <table:table-cell office:value-type="float" office:value="383.544" calcext:value-type="float">
            <text:p>383.544</text:p>
          </table:table-cell>
          <table:table-cell office:value-type="float" office:value="18.3" calcext:value-type="float">
            <text:p>18.3</text:p>
          </table:table-cell>
          <table:table-cell office:value-type="float" office:value="23.08746" calcext:value-type="float">
            <text:p>23.08746</text:p>
          </table:table-cell>
          <table:table-cell office:value-type="float" office:value="16.09775" calcext:value-type="float">
            <text:p>16.09775</text:p>
          </table:table-cell>
          <table:table-cell office:value-type="float" office:value="22.08224" calcext:value-type="float">
            <text:p>22.08224</text:p>
          </table:table-cell>
          <table:table-cell office:value-type="float" office:value="17.56943" calcext:value-type="float">
            <text:p>17.56943</text:p>
          </table:table-cell>
          <table:table-cell office:value-type="float" office:value="21.39984" calcext:value-type="float">
            <text:p>21.39984</text:p>
          </table:table-cell>
          <table:table-cell office:value-type="float" office:value="18.64227" calcext:value-type="float">
            <text:p>18.64227</text:p>
          </table:table-cell>
          <table:table-cell office:value-type="float" office:value="20.82828" calcext:value-type="float">
            <text:p>20.82828</text:p>
          </table:table-cell>
          <table:table-cell office:value-type="float" office:value="19.38181" calcext:value-type="float">
            <text:p>19.38181</text:p>
          </table:table-cell>
          <table:table-cell office:value-type="float" office:value="20.44055" calcext:value-type="float">
            <text:p>20.44055</text:p>
          </table:table-cell>
          <table:table-cell office:value-type="float" office:value="19.6322" calcext:value-type="float">
            <text:p>19.6322</text:p>
          </table:table-cell>
          <table:table-cell office:value-type="float" office:value="20.00238" calcext:value-type="float">
            <text:p>20.00238</text:p>
          </table:table-cell>
          <table:table-cell office:value-type="float" office:value="19.74258" calcext:value-type="float">
            <text:p>19.74258</text:p>
          </table:table-cell>
          <table:table-cell office:value-type="float" office:value="19.599" calcext:value-type="float">
            <text:p>19.599</text:p>
          </table:table-cell>
          <table:table-cell office:value-type="float" office:value="19.40503" calcext:value-type="float">
            <text:p>19.40503</text:p>
          </table:table-cell>
          <table:table-cell office:value-type="float" office:value="19.0202" calcext:value-type="float">
            <text:p>19.0202</text:p>
          </table:table-cell>
          <table:table-cell office:value-type="float" office:value="18.77228" calcext:value-type="float">
            <text:p>18.77228</text:p>
          </table:table-cell>
          <table:table-cell office:value-type="float" office:value="18.27649" calcext:value-type="float">
            <text:p>18.27649</text:p>
          </table:table-cell>
          <table:table-cell office:value-type="float" office:value="18.18961" calcext:value-type="float">
            <text:p>18.18961</text:p>
          </table:table-cell>
          <table:table-cell office:value-type="float" office:value="17.61191" calcext:value-type="float">
            <text:p>17.61191</text:p>
          </table:table-cell>
          <table:table-cell office:value-type="float" office:value="17.58359" calcext:value-type="float">
            <text:p>17.58359</text:p>
          </table:table-cell>
          <table:table-cell office:value-type="float" office:value="17.10794" calcext:value-type="float">
            <text:p>17.10794</text:p>
          </table:table-cell>
          <table:table-cell office:value-type="float" office:value="17.09274" calcext:value-type="float">
            <text:p>17.09274</text:p>
          </table:table-cell>
          <table:table-cell office:value-type="float" office:value="16.64972" calcext:value-type="float">
            <text:p>16.64972</text:p>
          </table:table-cell>
          <table:table-cell office:value-type="float" office:value="16.64224" calcext:value-type="float">
            <text:p>16.64224</text:p>
          </table:table-cell>
          <table:table-cell office:value-type="float" office:value="16.16541" calcext:value-type="float">
            <text:p>16.16541</text:p>
          </table:table-cell>
          <table:table-cell office:value-type="float" office:value="16.16284" calcext:value-type="float">
            <text:p>16.16284</text:p>
          </table:table-cell>
          <table:table-cell office:value-type="float" office:value="15.73636" calcext:value-type="float">
            <text:p>15.73636</text:p>
          </table:table-cell>
          <table:table-cell office:value-type="float" office:value="15.73615" calcext:value-type="float">
            <text:p>15.73615</text:p>
          </table:table-cell>
          <table:table-cell office:value-type="float" office:value="26.32635" calcext:value-type="float">
            <text:p>26.32635</text:p>
          </table:table-cell>
          <table:table-cell office:value-type="float" office:value="14.35648" calcext:value-type="float">
            <text:p>14.356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4" calcext:value-type="float">
            <text:p>6092004</text:p>
          </table:table-cell>
          <table:table-cell office:value-type="float" office:value="22.98349" calcext:value-type="float">
            <text:p>22.98349</text:p>
          </table:table-cell>
          <table:table-cell office:value-type="float" office:value="26.82" calcext:value-type="float">
            <text:p>26.82</text:p>
          </table:table-cell>
          <table:table-cell office:value-type="float" office:value="10.66" calcext:value-type="float">
            <text:p>10.66</text:p>
          </table:table-cell>
          <table:table-cell office:value-type="float" office:value="1.443037" calcext:value-type="float">
            <text:p>1.443037</text:p>
          </table:table-cell>
          <table:table-cell office:value-type="float" office:value="0.965463" calcext:value-type="float">
            <text:p>0.965463</text:p>
          </table:table-cell>
          <table:table-cell office:value-type="float" office:value="231.948" calcext:value-type="float">
            <text:p>231.948</text:p>
          </table:table-cell>
          <table:table-cell office:value-type="float" office:value="0" calcext:value-type="float">
            <text:p>0</text:p>
          </table:table-cell>
          <table:table-cell office:value-type="float" office:value="21.73602" calcext:value-type="float">
            <text:p>21.73602</text:p>
          </table:table-cell>
          <table:table-cell office:value-type="float" office:value="12.76828" calcext:value-type="float">
            <text:p>12.76828</text:p>
          </table:table-cell>
          <table:table-cell office:value-type="float" office:value="20.5733" calcext:value-type="float">
            <text:p>20.5733</text:p>
          </table:table-cell>
          <table:table-cell office:value-type="float" office:value="14.65118" calcext:value-type="float">
            <text:p>14.65118</text:p>
          </table:table-cell>
          <table:table-cell office:value-type="float" office:value="19.81384" calcext:value-type="float">
            <text:p>19.81384</text:p>
          </table:table-cell>
          <table:table-cell office:value-type="float" office:value="15.98676" calcext:value-type="float">
            <text:p>15.98676</text:p>
          </table:table-cell>
          <table:table-cell office:value-type="float" office:value="19.34174" calcext:value-type="float">
            <text:p>19.34174</text:p>
          </table:table-cell>
          <table:table-cell office:value-type="float" office:value="17.13321" calcext:value-type="float">
            <text:p>17.13321</text:p>
          </table:table-cell>
          <table:table-cell office:value-type="float" office:value="19.58224" calcext:value-type="float">
            <text:p>19.58224</text:p>
          </table:table-cell>
          <table:table-cell office:value-type="float" office:value="17.78235" calcext:value-type="float">
            <text:p>17.78235</text:p>
          </table:table-cell>
          <table:table-cell office:value-type="float" office:value="19.74606" calcext:value-type="float">
            <text:p>19.74606</text:p>
          </table:table-cell>
          <table:table-cell office:value-type="float" office:value="18.34766" calcext:value-type="float">
            <text:p>18.34766</text:p>
          </table:table-cell>
          <table:table-cell office:value-type="float" office:value="19.54477" calcext:value-type="float">
            <text:p>19.54477</text:p>
          </table:table-cell>
          <table:table-cell office:value-type="float" office:value="18.59894" calcext:value-type="float">
            <text:p>18.59894</text:p>
          </table:table-cell>
          <table:table-cell office:value-type="float" office:value="19.02869" calcext:value-type="float">
            <text:p>19.02869</text:p>
          </table:table-cell>
          <table:table-cell office:value-type="float" office:value="18.69931" calcext:value-type="float">
            <text:p>18.69931</text:p>
          </table:table-cell>
          <table:table-cell office:value-type="float" office:value="18.31543" calcext:value-type="float">
            <text:p>18.31543</text:p>
          </table:table-cell>
          <table:table-cell office:value-type="float" office:value="18.27759" calcext:value-type="float">
            <text:p>18.27759</text:p>
          </table:table-cell>
          <table:table-cell office:value-type="float" office:value="17.64783" calcext:value-type="float">
            <text:p>17.64783</text:p>
          </table:table-cell>
          <table:table-cell office:value-type="float" office:value="17.61224" calcext:value-type="float">
            <text:p>17.61224</text:p>
          </table:table-cell>
          <table:table-cell office:value-type="float" office:value="17.12683" calcext:value-type="float">
            <text:p>17.12683</text:p>
          </table:table-cell>
          <table:table-cell office:value-type="float" office:value="17.10812" calcext:value-type="float">
            <text:p>17.10812</text:p>
          </table:table-cell>
          <table:table-cell office:value-type="float" office:value="16.65845" calcext:value-type="float">
            <text:p>16.65845</text:p>
          </table:table-cell>
          <table:table-cell office:value-type="float" office:value="16.64981" calcext:value-type="float">
            <text:p>16.64981</text:p>
          </table:table-cell>
          <table:table-cell office:value-type="float" office:value="16.16852" calcext:value-type="float">
            <text:p>16.16852</text:p>
          </table:table-cell>
          <table:table-cell office:value-type="float" office:value="16.16544" calcext:value-type="float">
            <text:p>16.16544</text:p>
          </table:table-cell>
          <table:table-cell table:number-columns-repeated="2" office:value-type="float" office:value="15.73615" calcext:value-type="float">
            <text:p>15.73615</text:p>
          </table:table-cell>
          <table:table-cell office:value-type="float" office:value="22.81717" calcext:value-type="float">
            <text:p>22.81717</text:p>
          </table:table-cell>
          <table:table-cell office:value-type="float" office:value="10.88287" calcext:value-type="float">
            <text:p>10.882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4" calcext:value-type="float">
            <text:p>7092004</text:p>
          </table:table-cell>
          <table:table-cell office:value-type="float" office:value="22.28611" calcext:value-type="float">
            <text:p>22.28611</text:p>
          </table:table-cell>
          <table:table-cell office:value-type="float" office:value="28.26" calcext:value-type="float">
            <text:p>28.26</text:p>
          </table:table-cell>
          <table:table-cell office:value-type="float" office:value="8.72" calcext:value-type="float">
            <text:p>8.72</text:p>
          </table:table-cell>
          <table:table-cell office:value-type="float" office:value="1.301168" calcext:value-type="float">
            <text:p>1.301168</text:p>
          </table:table-cell>
          <table:table-cell office:value-type="float" office:value="0.9866819" calcext:value-type="float">
            <text:p>0.9866819</text:p>
          </table:table-cell>
          <table:table-cell office:value-type="float" office:value="140.076" calcext:value-type="float">
            <text:p>140.076</text:p>
          </table:table-cell>
          <table:table-cell office:value-type="float" office:value="0" calcext:value-type="float">
            <text:p>0</text:p>
          </table:table-cell>
          <table:table-cell office:value-type="float" office:value="22.29926" calcext:value-type="float">
            <text:p>22.29926</text:p>
          </table:table-cell>
          <table:table-cell office:value-type="float" office:value="10.59436" calcext:value-type="float">
            <text:p>10.59436</text:p>
          </table:table-cell>
          <table:table-cell office:value-type="float" office:value="20.56973" calcext:value-type="float">
            <text:p>20.56973</text:p>
          </table:table-cell>
          <table:table-cell office:value-type="float" office:value="12.41733" calcext:value-type="float">
            <text:p>12.41733</text:p>
          </table:table-cell>
          <table:table-cell office:value-type="float" office:value="19.50049" calcext:value-type="float">
            <text:p>19.50049</text:p>
          </table:table-cell>
          <table:table-cell office:value-type="float" office:value="14.05325" calcext:value-type="float">
            <text:p>14.05325</text:p>
          </table:table-cell>
          <table:table-cell office:value-type="float" office:value="18.77646" calcext:value-type="float">
            <text:p>18.77646</text:p>
          </table:table-cell>
          <table:table-cell office:value-type="float" office:value="15.48007" calcext:value-type="float">
            <text:p>15.48007</text:p>
          </table:table-cell>
          <table:table-cell office:value-type="float" office:value="18.41708" calcext:value-type="float">
            <text:p>18.41708</text:p>
          </table:table-cell>
          <table:table-cell office:value-type="float" office:value="16.35651" calcext:value-type="float">
            <text:p>16.35651</text:p>
          </table:table-cell>
          <table:table-cell office:value-type="float" office:value="18.68484" calcext:value-type="float">
            <text:p>18.68484</text:p>
          </table:table-cell>
          <table:table-cell office:value-type="float" office:value="17.19302" calcext:value-type="float">
            <text:p>17.19302</text:p>
          </table:table-cell>
          <table:table-cell office:value-type="float" office:value="18.76013" calcext:value-type="float">
            <text:p>18.76013</text:p>
          </table:table-cell>
          <table:table-cell office:value-type="float" office:value="17.71829" calcext:value-type="float">
            <text:p>17.71829</text:p>
          </table:table-cell>
          <table:table-cell office:value-type="float" office:value="18.69751" calcext:value-type="float">
            <text:p>18.69751</text:p>
          </table:table-cell>
          <table:table-cell office:value-type="float" office:value="18.19849" calcext:value-type="float">
            <text:p>18.19849</text:p>
          </table:table-cell>
          <table:table-cell office:value-type="float" office:value="18.29916" calcext:value-type="float">
            <text:p>18.29916</text:p>
          </table:table-cell>
          <table:table-cell office:value-type="float" office:value="18.16916" calcext:value-type="float">
            <text:p>18.16916</text:p>
          </table:table-cell>
          <table:table-cell office:value-type="float" office:value="17.65994" calcext:value-type="float">
            <text:p>17.65994</text:p>
          </table:table-cell>
          <table:table-cell office:value-type="float" office:value="17.6481" calcext:value-type="float">
            <text:p>17.6481</text:p>
          </table:table-cell>
          <table:table-cell office:value-type="float" office:value="17.14447" calcext:value-type="float">
            <text:p>17.14447</text:p>
          </table:table-cell>
          <table:table-cell office:value-type="float" office:value="17.12701" calcext:value-type="float">
            <text:p>17.12701</text:p>
          </table:table-cell>
          <table:table-cell office:value-type="float" office:value="16.66879" calcext:value-type="float">
            <text:p>16.66879</text:p>
          </table:table-cell>
          <table:table-cell office:value-type="float" office:value="16.65854" calcext:value-type="float">
            <text:p>16.65854</text:p>
          </table:table-cell>
          <table:table-cell office:value-type="float" office:value="16.17209" calcext:value-type="float">
            <text:p>16.17209</text:p>
          </table:table-cell>
          <table:table-cell office:value-type="float" office:value="16.16855" calcext:value-type="float">
            <text:p>16.16855</text:p>
          </table:table-cell>
          <table:table-cell table:number-columns-repeated="2" office:value-type="float" office:value="15.73615" calcext:value-type="float">
            <text:p>15.73615</text:p>
          </table:table-cell>
          <table:table-cell office:value-type="float" office:value="24.02112" calcext:value-type="float">
            <text:p>24.02112</text:p>
          </table:table-cell>
          <table:table-cell office:value-type="float" office:value="8.85788" calcext:value-type="float">
            <text:p>8.857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4" calcext:value-type="float">
            <text:p>8092004</text:p>
          </table:table-cell>
          <table:table-cell office:value-type="float" office:value="20.93733" calcext:value-type="float">
            <text:p>20.93733</text:p>
          </table:table-cell>
          <table:table-cell office:value-type="float" office:value="25.97" calcext:value-type="float">
            <text:p>25.97</text:p>
          </table:table-cell>
          <table:table-cell office:value-type="float" office:value="9.58" calcext:value-type="float">
            <text:p>9.58</text:p>
          </table:table-cell>
          <table:table-cell office:value-type="float" office:value="1.33672" calcext:value-type="float">
            <text:p>1.33672</text:p>
          </table:table-cell>
          <table:table-cell office:value-type="float" office:value="1.048144" calcext:value-type="float">
            <text:p>1.048144</text:p>
          </table:table-cell>
          <table:table-cell office:value-type="float" office:value="167.292" calcext:value-type="float">
            <text:p>167.292</text:p>
          </table:table-cell>
          <table:table-cell office:value-type="float" office:value="0" calcext:value-type="float">
            <text:p>0</text:p>
          </table:table-cell>
          <table:table-cell office:value-type="float" office:value="21.94412" calcext:value-type="float">
            <text:p>21.94412</text:p>
          </table:table-cell>
          <table:table-cell office:value-type="float" office:value="11.01334" calcext:value-type="float">
            <text:p>11.01334</text:p>
          </table:table-cell>
          <table:table-cell office:value-type="float" office:value="19.93533" calcext:value-type="float">
            <text:p>19.93533</text:p>
          </table:table-cell>
          <table:table-cell office:value-type="float" office:value="12.94" calcext:value-type="float">
            <text:p>12.94</text:p>
          </table:table-cell>
          <table:table-cell office:value-type="float" office:value="19.01495" calcext:value-type="float">
            <text:p>19.01495</text:p>
          </table:table-cell>
          <table:table-cell office:value-type="float" office:value="14.34921" calcext:value-type="float">
            <text:p>14.34921</text:p>
          </table:table-cell>
          <table:table-cell office:value-type="float" office:value="18.40268" calcext:value-type="float">
            <text:p>18.40268</text:p>
          </table:table-cell>
          <table:table-cell office:value-type="float" office:value="15.53671" calcext:value-type="float">
            <text:p>15.53671</text:p>
          </table:table-cell>
          <table:table-cell office:value-type="float" office:value="18.08478" calcext:value-type="float">
            <text:p>18.08478</text:p>
          </table:table-cell>
          <table:table-cell office:value-type="float" office:value="16.26462" calcext:value-type="float">
            <text:p>16.26462</text:p>
          </table:table-cell>
          <table:table-cell office:value-type="float" office:value="18.06805" calcext:value-type="float">
            <text:p>18.06805</text:p>
          </table:table-cell>
          <table:table-cell office:value-type="float" office:value="16.96494" calcext:value-type="float">
            <text:p>16.96494</text:p>
          </table:table-cell>
          <table:table-cell office:value-type="float" office:value="18.14056" calcext:value-type="float">
            <text:p>18.14056</text:p>
          </table:table-cell>
          <table:table-cell office:value-type="float" office:value="17.41562" calcext:value-type="float">
            <text:p>17.41562</text:p>
          </table:table-cell>
          <table:table-cell office:value-type="float" office:value="18.1976" calcext:value-type="float">
            <text:p>18.1976</text:p>
          </table:table-cell>
          <table:table-cell office:value-type="float" office:value="17.87909" calcext:value-type="float">
            <text:p>17.87909</text:p>
          </table:table-cell>
          <table:table-cell office:value-type="float" office:value="18.16733" calcext:value-type="float">
            <text:p>18.16733</text:p>
          </table:table-cell>
          <table:table-cell office:value-type="float" office:value="17.98346" calcext:value-type="float">
            <text:p>17.98346</text:p>
          </table:table-cell>
          <table:table-cell office:value-type="float" office:value="17.65833" calcext:value-type="float">
            <text:p>17.65833</text:p>
          </table:table-cell>
          <table:table-cell office:value-type="float" office:value="17.62909" calcext:value-type="float">
            <text:p>17.62909</text:p>
          </table:table-cell>
          <table:table-cell office:value-type="float" office:value="17.15118" calcext:value-type="float">
            <text:p>17.15118</text:p>
          </table:table-cell>
          <table:table-cell office:value-type="float" office:value="17.14462" calcext:value-type="float">
            <text:p>17.14462</text:p>
          </table:table-cell>
          <table:table-cell office:value-type="float" office:value="16.67865" calcext:value-type="float">
            <text:p>16.67865</text:p>
          </table:table-cell>
          <table:table-cell office:value-type="float" office:value="16.66891" calcext:value-type="float">
            <text:p>16.66891</text:p>
          </table:table-cell>
          <table:table-cell office:value-type="float" office:value="16.17654" calcext:value-type="float">
            <text:p>16.17654</text:p>
          </table:table-cell>
          <table:table-cell office:value-type="float" office:value="16.17212" calcext:value-type="float">
            <text:p>16.17212</text:p>
          </table:table-cell>
          <table:table-cell office:value-type="float" office:value="15.73645" calcext:value-type="float">
            <text:p>15.73645</text:p>
          </table:table-cell>
          <table:table-cell office:value-type="float" office:value="15.73615" calcext:value-type="float">
            <text:p>15.73615</text:p>
          </table:table-cell>
          <table:table-cell office:value-type="float" office:value="23.71313" calcext:value-type="float">
            <text:p>23.71313</text:p>
          </table:table-cell>
          <table:table-cell office:value-type="float" office:value="9.334717" calcext:value-type="float">
            <text:p>9.3347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4" calcext:value-type="float">
            <text:p>9092004</text:p>
          </table:table-cell>
          <table:table-cell office:value-type="float" office:value="21.5798" calcext:value-type="float">
            <text:p>21.5798</text:p>
          </table:table-cell>
          <table:table-cell office:value-type="float" office:value="29.03" calcext:value-type="float">
            <text:p>29.03</text:p>
          </table:table-cell>
          <table:table-cell office:value-type="float" office:value="11.24" calcext:value-type="float">
            <text:p>11.24</text:p>
          </table:table-cell>
          <table:table-cell office:value-type="float" office:value="1.434489" calcext:value-type="float">
            <text:p>1.434489</text:p>
          </table:table-cell>
          <table:table-cell office:value-type="float" office:value="1.142095" calcext:value-type="float">
            <text:p>1.142095</text:p>
          </table:table-cell>
          <table:table-cell office:value-type="float" office:value="294.048" calcext:value-type="float">
            <text:p>294.048</text:p>
          </table:table-cell>
          <table:table-cell office:value-type="float" office:value="0" calcext:value-type="float">
            <text:p>0</text:p>
          </table:table-cell>
          <table:table-cell office:value-type="float" office:value="22.42026" calcext:value-type="float">
            <text:p>22.42026</text:p>
          </table:table-cell>
          <table:table-cell office:value-type="float" office:value="12.01495" calcext:value-type="float">
            <text:p>12.01495</text:p>
          </table:table-cell>
          <table:table-cell office:value-type="float" office:value="20.34253" calcext:value-type="float">
            <text:p>20.34253</text:p>
          </table:table-cell>
          <table:table-cell office:value-type="float" office:value="13.63763" calcext:value-type="float">
            <text:p>13.63763</text:p>
          </table:table-cell>
          <table:table-cell office:value-type="float" office:value="19.32913" calcext:value-type="float">
            <text:p>19.32913</text:p>
          </table:table-cell>
          <table:table-cell office:value-type="float" office:value="14.78134" calcext:value-type="float">
            <text:p>14.78134</text:p>
          </table:table-cell>
          <table:table-cell office:value-type="float" office:value="18.63156" calcext:value-type="float">
            <text:p>18.63156</text:p>
          </table:table-cell>
          <table:table-cell office:value-type="float" office:value="15.74344" calcext:value-type="float">
            <text:p>15.74344</text:p>
          </table:table-cell>
          <table:table-cell office:value-type="float" office:value="18.23868" calcext:value-type="float">
            <text:p>18.23868</text:p>
          </table:table-cell>
          <table:table-cell office:value-type="float" office:value="16.33139" calcext:value-type="float">
            <text:p>16.33139</text:p>
          </table:table-cell>
          <table:table-cell office:value-type="float" office:value="17.93481" calcext:value-type="float">
            <text:p>17.93481</text:p>
          </table:table-cell>
          <table:table-cell office:value-type="float" office:value="16.90536" calcext:value-type="float">
            <text:p>16.90536</text:p>
          </table:table-cell>
          <table:table-cell office:value-type="float" office:value="17.83167" calcext:value-type="float">
            <text:p>17.83167</text:p>
          </table:table-cell>
          <table:table-cell office:value-type="float" office:value="17.27756" calcext:value-type="float">
            <text:p>17.27756</text:p>
          </table:table-cell>
          <table:table-cell office:value-type="float" office:value="17.88016" calcext:value-type="float">
            <text:p>17.88016</text:p>
          </table:table-cell>
          <table:table-cell office:value-type="float" office:value="17.68079" calcext:value-type="float">
            <text:p>17.68079</text:p>
          </table:table-cell>
          <table:table-cell office:value-type="float" office:value="17.98157" calcext:value-type="float">
            <text:p>17.98157</text:p>
          </table:table-cell>
          <table:table-cell office:value-type="float" office:value="17.81439" calcext:value-type="float">
            <text:p>17.81439</text:p>
          </table:table-cell>
          <table:table-cell office:value-type="float" office:value="17.6286" calcext:value-type="float">
            <text:p>17.6286</text:p>
          </table:table-cell>
          <table:table-cell office:value-type="float" office:value="17.57349" calcext:value-type="float">
            <text:p>17.57349</text:p>
          </table:table-cell>
          <table:table-cell office:value-type="float" office:value="17.15115" calcext:value-type="float">
            <text:p>17.15115</text:p>
          </table:table-cell>
          <table:table-cell office:value-type="float" office:value="17.14288" calcext:value-type="float">
            <text:p>17.14288</text:p>
          </table:table-cell>
          <table:table-cell office:value-type="float" office:value="16.68423" calcext:value-type="float">
            <text:p>16.68423</text:p>
          </table:table-cell>
          <table:table-cell office:value-type="float" office:value="16.67871" calcext:value-type="float">
            <text:p>16.67871</text:p>
          </table:table-cell>
          <table:table-cell office:value-type="float" office:value="16.18057" calcext:value-type="float">
            <text:p>16.18057</text:p>
          </table:table-cell>
          <table:table-cell office:value-type="float" office:value="16.17661" calcext:value-type="float">
            <text:p>16.17661</text:p>
          </table:table-cell>
          <table:table-cell office:value-type="float" office:value="15.73679" calcext:value-type="float">
            <text:p>15.73679</text:p>
          </table:table-cell>
          <table:table-cell office:value-type="float" office:value="15.73645" calcext:value-type="float">
            <text:p>15.73645</text:p>
          </table:table-cell>
          <table:table-cell office:value-type="float" office:value="28.28455" calcext:value-type="float">
            <text:p>28.28455</text:p>
          </table:table-cell>
          <table:table-cell office:value-type="float" office:value="10.61337" calcext:value-type="float">
            <text:p>10.613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4" calcext:value-type="float">
            <text:p>10092004</text:p>
          </table:table-cell>
          <table:table-cell office:value-type="float" office:value="20.8985" calcext:value-type="float">
            <text:p>20.8985</text:p>
          </table:table-cell>
          <table:table-cell office:value-type="float" office:value="31.74" calcext:value-type="float">
            <text:p>31.74</text:p>
          </table:table-cell>
          <table:table-cell office:value-type="float" office:value="12.45" calcext:value-type="float">
            <text:p>12.45</text:p>
          </table:table-cell>
          <table:table-cell office:value-type="float" office:value="1.436676" calcext:value-type="float">
            <text:p>1.436676</text:p>
          </table:table-cell>
          <table:table-cell office:value-type="float" office:value="0.9733332" calcext:value-type="float">
            <text:p>0.9733332</text:p>
          </table:table-cell>
          <table:table-cell office:value-type="float" office:value="308.448" calcext:value-type="float">
            <text:p>308.448</text:p>
          </table:table-cell>
          <table:table-cell office:value-type="float" office:value="0" calcext:value-type="float">
            <text:p>0</text:p>
          </table:table-cell>
          <table:table-cell office:value-type="float" office:value="24.88599" calcext:value-type="float">
            <text:p>24.88599</text:p>
          </table:table-cell>
          <table:table-cell office:value-type="float" office:value="13.42514" calcext:value-type="float">
            <text:p>13.42514</text:p>
          </table:table-cell>
          <table:table-cell office:value-type="float" office:value="22.0882" calcext:value-type="float">
            <text:p>22.0882</text:p>
          </table:table-cell>
          <table:table-cell office:value-type="float" office:value="14.95175" calcext:value-type="float">
            <text:p>14.95175</text:p>
          </table:table-cell>
          <table:table-cell office:value-type="float" office:value="20.72232" calcext:value-type="float">
            <text:p>20.72232</text:p>
          </table:table-cell>
          <table:table-cell office:value-type="float" office:value="15.87344" calcext:value-type="float">
            <text:p>15.87344</text:p>
          </table:table-cell>
          <table:table-cell office:value-type="float" office:value="19.70682" calcext:value-type="float">
            <text:p>19.70682</text:p>
          </table:table-cell>
          <table:table-cell office:value-type="float" office:value="16.5643" calcext:value-type="float">
            <text:p>16.5643</text:p>
          </table:table-cell>
          <table:table-cell office:value-type="float" office:value="19.10147" calcext:value-type="float">
            <text:p>19.10147</text:p>
          </table:table-cell>
          <table:table-cell office:value-type="float" office:value="16.95493" calcext:value-type="float">
            <text:p>16.95493</text:p>
          </table:table-cell>
          <table:table-cell office:value-type="float" office:value="18.5871" calcext:value-type="float">
            <text:p>18.5871</text:p>
          </table:table-cell>
          <table:table-cell office:value-type="float" office:value="17.31677" calcext:value-type="float">
            <text:p>17.31677</text:p>
          </table:table-cell>
          <table:table-cell office:value-type="float" office:value="18.22427" calcext:value-type="float">
            <text:p>18.22427</text:p>
          </table:table-cell>
          <table:table-cell office:value-type="float" office:value="17.50339" calcext:value-type="float">
            <text:p>17.50339</text:p>
          </table:table-cell>
          <table:table-cell office:value-type="float" office:value="17.78552" calcext:value-type="float">
            <text:p>17.78552</text:p>
          </table:table-cell>
          <table:table-cell office:value-type="float" office:value="17.68707" calcext:value-type="float">
            <text:p>17.68707</text:p>
          </table:table-cell>
          <table:table-cell office:value-type="float" office:value="17.81296" calcext:value-type="float">
            <text:p>17.81296</text:p>
          </table:table-cell>
          <table:table-cell office:value-type="float" office:value="17.71527" calcext:value-type="float">
            <text:p>17.71527</text:p>
          </table:table-cell>
          <table:table-cell office:value-type="float" office:value="17.57275" calcext:value-type="float">
            <text:p>17.57275</text:p>
          </table:table-cell>
          <table:table-cell office:value-type="float" office:value="17.50992" calcext:value-type="float">
            <text:p>17.50992</text:p>
          </table:table-cell>
          <table:table-cell office:value-type="float" office:value="17.1427" calcext:value-type="float">
            <text:p>17.1427</text:p>
          </table:table-cell>
          <table:table-cell office:value-type="float" office:value="17.12183" calcext:value-type="float">
            <text:p>17.12183</text:p>
          </table:table-cell>
          <table:table-cell office:value-type="float" office:value="16.68524" calcext:value-type="float">
            <text:p>16.68524</text:p>
          </table:table-cell>
          <table:table-cell office:value-type="float" office:value="16.68411" calcext:value-type="float">
            <text:p>16.68411</text:p>
          </table:table-cell>
          <table:table-cell office:value-type="float" office:value="16.18268" calcext:value-type="float">
            <text:p>16.18268</text:p>
          </table:table-cell>
          <table:table-cell office:value-type="float" office:value="16.18005" calcext:value-type="float">
            <text:p>16.18005</text:p>
          </table:table-cell>
          <table:table-cell office:value-type="float" office:value="15.7381" calcext:value-type="float">
            <text:p>15.7381</text:p>
          </table:table-cell>
          <table:table-cell office:value-type="float" office:value="15.73679" calcext:value-type="float">
            <text:p>15.73679</text:p>
          </table:table-cell>
          <table:table-cell office:value-type="float" office:value="32.21875" calcext:value-type="float">
            <text:p>32.21875</text:p>
          </table:table-cell>
          <table:table-cell office:value-type="float" office:value="12.07788" calcext:value-type="float">
            <text:p>12.077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4" calcext:value-type="float">
            <text:p>11092004</text:p>
          </table:table-cell>
          <table:table-cell office:value-type="float" office:value="21.19781" calcext:value-type="float">
            <text:p>21.19781</text:p>
          </table:table-cell>
          <table:table-cell office:value-type="float" office:value="29.58" calcext:value-type="float">
            <text:p>29.58</text:p>
          </table:table-cell>
          <table:table-cell office:value-type="float" office:value="14.17" calcext:value-type="float">
            <text:p>14.17</text:p>
          </table:table-cell>
          <table:table-cell office:value-type="float" office:value="1.511047" calcext:value-type="float">
            <text:p>1.511047</text:p>
          </table:table-cell>
          <table:table-cell office:value-type="float" office:value="1.094137" calcext:value-type="float">
            <text:p>1.094137</text:p>
          </table:table-cell>
          <table:table-cell office:value-type="float" office:value="172.476" calcext:value-type="float">
            <text:p>172.476</text:p>
          </table:table-cell>
          <table:table-cell office:value-type="float" office:value="0" calcext:value-type="float">
            <text:p>0</text:p>
          </table:table-cell>
          <table:table-cell office:value-type="float" office:value="25.76083" calcext:value-type="float">
            <text:p>25.76083</text:p>
          </table:table-cell>
          <table:table-cell office:value-type="float" office:value="15.10376" calcext:value-type="float">
            <text:p>15.10376</text:p>
          </table:table-cell>
          <table:table-cell office:value-type="float" office:value="22.98856" calcext:value-type="float">
            <text:p>22.98856</text:p>
          </table:table-cell>
          <table:table-cell office:value-type="float" office:value="16.36829" calcext:value-type="float">
            <text:p>16.36829</text:p>
          </table:table-cell>
          <table:table-cell office:value-type="float" office:value="21.62546" calcext:value-type="float">
            <text:p>21.62546</text:p>
          </table:table-cell>
          <table:table-cell office:value-type="float" office:value="17.11472" calcext:value-type="float">
            <text:p>17.11472</text:p>
          </table:table-cell>
          <table:table-cell office:value-type="float" office:value="20.4967" calcext:value-type="float">
            <text:p>20.4967</text:p>
          </table:table-cell>
          <table:table-cell office:value-type="float" office:value="17.60324" calcext:value-type="float">
            <text:p>17.60324</text:p>
          </table:table-cell>
          <table:table-cell office:value-type="float" office:value="19.79382" calcext:value-type="float">
            <text:p>19.79382</text:p>
          </table:table-cell>
          <table:table-cell office:value-type="float" office:value="17.83832" calcext:value-type="float">
            <text:p>17.83832</text:p>
          </table:table-cell>
          <table:table-cell office:value-type="float" office:value="19.14166" calcext:value-type="float">
            <text:p>19.14166</text:p>
          </table:table-cell>
          <table:table-cell office:value-type="float" office:value="18.01004" calcext:value-type="float">
            <text:p>18.01004</text:p>
          </table:table-cell>
          <table:table-cell office:value-type="float" office:value="18.6846" calcext:value-type="float">
            <text:p>18.6846</text:p>
          </table:table-cell>
          <table:table-cell office:value-type="float" office:value="18.00082" calcext:value-type="float">
            <text:p>18.00082</text:p>
          </table:table-cell>
          <table:table-cell office:value-type="float" office:value="18.0531" calcext:value-type="float">
            <text:p>18.0531</text:p>
          </table:table-cell>
          <table:table-cell office:value-type="float" office:value="17.79044" calcext:value-type="float">
            <text:p>17.79044</text:p>
          </table:table-cell>
          <table:table-cell office:value-type="float" office:value="17.7233" calcext:value-type="float">
            <text:p>17.7233</text:p>
          </table:table-cell>
          <table:table-cell office:value-type="float" office:value="17.71091" calcext:value-type="float">
            <text:p>17.71091</text:p>
          </table:table-cell>
          <table:table-cell office:value-type="float" office:value="17.50928" calcext:value-type="float">
            <text:p>17.50928</text:p>
          </table:table-cell>
          <table:table-cell office:value-type="float" office:value="17.46048" calcext:value-type="float">
            <text:p>17.46048</text:p>
          </table:table-cell>
          <table:table-cell office:value-type="float" office:value="17.12155" calcext:value-type="float">
            <text:p>17.12155</text:p>
          </table:table-cell>
          <table:table-cell office:value-type="float" office:value="17.09564" calcext:value-type="float">
            <text:p>17.09564</text:p>
          </table:table-cell>
          <table:table-cell office:value-type="float" office:value="16.68408" calcext:value-type="float">
            <text:p>16.68408</text:p>
          </table:table-cell>
          <table:table-cell office:value-type="float" office:value="16.67886" calcext:value-type="float">
            <text:p>16.67886</text:p>
          </table:table-cell>
          <table:table-cell office:value-type="float" office:value="16.18466" calcext:value-type="float">
            <text:p>16.18466</text:p>
          </table:table-cell>
          <table:table-cell office:value-type="float" office:value="16.18204" calcext:value-type="float">
            <text:p>16.18204</text:p>
          </table:table-cell>
          <table:table-cell office:value-type="float" office:value="15.74103" calcext:value-type="float">
            <text:p>15.74103</text:p>
          </table:table-cell>
          <table:table-cell office:value-type="float" office:value="15.73813" calcext:value-type="float">
            <text:p>15.73813</text:p>
          </table:table-cell>
          <table:table-cell office:value-type="float" office:value="32.17874" calcext:value-type="float">
            <text:p>32.17874</text:p>
          </table:table-cell>
          <table:table-cell office:value-type="float" office:value="13.86429" calcext:value-type="float">
            <text:p>13.864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4" calcext:value-type="float">
            <text:p>12092004</text:p>
          </table:table-cell>
          <table:table-cell office:value-type="float" office:value="20.35563" calcext:value-type="float">
            <text:p>20.35563</text:p>
          </table:table-cell>
          <table:table-cell office:value-type="float" office:value="31.78" calcext:value-type="float">
            <text:p>31.78</text:p>
          </table:table-cell>
          <table:table-cell office:value-type="float" office:value="14.96" calcext:value-type="float">
            <text:p>14.96</text:p>
          </table:table-cell>
          <table:table-cell office:value-type="float" office:value="1.585694" calcext:value-type="float">
            <text:p>1.585694</text:p>
          </table:table-cell>
          <table:table-cell office:value-type="float" office:value="1.229746" calcext:value-type="float">
            <text:p>1.229746</text:p>
          </table:table-cell>
          <table:table-cell office:value-type="float" office:value="358.956" calcext:value-type="float">
            <text:p>358.956</text:p>
          </table:table-cell>
          <table:table-cell office:value-type="float" office:value="0" calcext:value-type="float">
            <text:p>0</text:p>
          </table:table-cell>
          <table:table-cell office:value-type="float" office:value="26.57584" calcext:value-type="float">
            <text:p>26.57584</text:p>
          </table:table-cell>
          <table:table-cell office:value-type="float" office:value="15.75461" calcext:value-type="float">
            <text:p>15.75461</text:p>
          </table:table-cell>
          <table:table-cell office:value-type="float" office:value="23.82077" calcext:value-type="float">
            <text:p>23.82077</text:p>
          </table:table-cell>
          <table:table-cell office:value-type="float" office:value="16.87088" calcext:value-type="float">
            <text:p>16.87088</text:p>
          </table:table-cell>
          <table:table-cell office:value-type="float" office:value="22.36478" calcext:value-type="float">
            <text:p>22.36478</text:p>
          </table:table-cell>
          <table:table-cell office:value-type="float" office:value="17.55334" calcext:value-type="float">
            <text:p>17.55334</text:p>
          </table:table-cell>
          <table:table-cell office:value-type="float" office:value="21.18713" calcext:value-type="float">
            <text:p>21.18713</text:p>
          </table:table-cell>
          <table:table-cell office:value-type="float" office:value="18.02164" calcext:value-type="float">
            <text:p>18.02164</text:p>
          </table:table-cell>
          <table:table-cell office:value-type="float" office:value="20.45804" calcext:value-type="float">
            <text:p>20.45804</text:p>
          </table:table-cell>
          <table:table-cell office:value-type="float" office:value="18.24365" calcext:value-type="float">
            <text:p>18.24365</text:p>
          </table:table-cell>
          <table:table-cell office:value-type="float" office:value="19.75546" calcext:value-type="float">
            <text:p>19.75546</text:p>
          </table:table-cell>
          <table:table-cell office:value-type="float" office:value="18.38757" calcext:value-type="float">
            <text:p>18.38757</text:p>
          </table:table-cell>
          <table:table-cell office:value-type="float" office:value="19.1218" calcext:value-type="float">
            <text:p>19.1218</text:p>
          </table:table-cell>
          <table:table-cell office:value-type="float" office:value="18.33469" calcext:value-type="float">
            <text:p>18.33469</text:p>
          </table:table-cell>
          <table:table-cell office:value-type="float" office:value="18.30927" calcext:value-type="float">
            <text:p>18.30927</text:p>
          </table:table-cell>
          <table:table-cell office:value-type="float" office:value="18.05856" calcext:value-type="float">
            <text:p>18.05856</text:p>
          </table:table-cell>
          <table:table-cell office:value-type="float" office:value="17.80045" calcext:value-type="float">
            <text:p>17.80045</text:p>
          </table:table-cell>
          <table:table-cell office:value-type="float" office:value="17.72391" calcext:value-type="float">
            <text:p>17.72391</text:p>
          </table:table-cell>
          <table:table-cell office:value-type="float" office:value="17.46008" calcext:value-type="float">
            <text:p>17.46008</text:p>
          </table:table-cell>
          <table:table-cell office:value-type="float" office:value="17.43878" calcext:value-type="float">
            <text:p>17.43878</text:p>
          </table:table-cell>
          <table:table-cell office:value-type="float" office:value="17.09537" calcext:value-type="float">
            <text:p>17.09537</text:p>
          </table:table-cell>
          <table:table-cell office:value-type="float" office:value="17.07254" calcext:value-type="float">
            <text:p>17.07254</text:p>
          </table:table-cell>
          <table:table-cell office:value-type="float" office:value="16.6788" calcext:value-type="float">
            <text:p>16.6788</text:p>
          </table:table-cell>
          <table:table-cell office:value-type="float" office:value="16.67047" calcext:value-type="float">
            <text:p>16.67047</text:p>
          </table:table-cell>
          <table:table-cell office:value-type="float" office:value="16.1853" calcext:value-type="float">
            <text:p>16.1853</text:p>
          </table:table-cell>
          <table:table-cell office:value-type="float" office:value="16.18466" calcext:value-type="float">
            <text:p>16.18466</text:p>
          </table:table-cell>
          <table:table-cell office:value-type="float" office:value="15.74402" calcext:value-type="float">
            <text:p>15.74402</text:p>
          </table:table-cell>
          <table:table-cell office:value-type="float" office:value="15.74109" calcext:value-type="float">
            <text:p>15.74109</text:p>
          </table:table-cell>
          <table:table-cell office:value-type="float" office:value="33.80429" calcext:value-type="float">
            <text:p>33.80429</text:p>
          </table:table-cell>
          <table:table-cell office:value-type="float" office:value="14.59229" calcext:value-type="float">
            <text:p>14.592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4" calcext:value-type="float">
            <text:p>13092004</text:p>
          </table:table-cell>
          <table:table-cell office:value-type="float" office:value="18.69365" calcext:value-type="float">
            <text:p>18.69365</text:p>
          </table:table-cell>
          <table:table-cell office:value-type="float" office:value="33.92" calcext:value-type="float">
            <text:p>33.92</text:p>
          </table:table-cell>
          <table:table-cell office:value-type="float" office:value="19.81" calcext:value-type="float">
            <text:p>19.81</text:p>
          </table:table-cell>
          <table:table-cell office:value-type="float" office:value="1.619694" calcext:value-type="float">
            <text:p>1.619694</text:p>
          </table:table-cell>
          <table:table-cell office:value-type="float" office:value="1.152103" calcext:value-type="float">
            <text:p>1.152103</text:p>
          </table:table-cell>
          <table:table-cell office:value-type="float" office:value="495.288" calcext:value-type="float">
            <text:p>495.288</text:p>
          </table:table-cell>
          <table:table-cell office:value-type="float" office:value="0" calcext:value-type="float">
            <text:p>0</text:p>
          </table:table-cell>
          <table:table-cell office:value-type="float" office:value="29.63098" calcext:value-type="float">
            <text:p>29.63098</text:p>
          </table:table-cell>
          <table:table-cell office:value-type="float" office:value="19.37225" calcext:value-type="float">
            <text:p>19.37225</text:p>
          </table:table-cell>
          <table:table-cell office:value-type="float" office:value="26.07782" calcext:value-type="float">
            <text:p>26.07782</text:p>
          </table:table-cell>
          <table:table-cell office:value-type="float" office:value="19.83368" calcext:value-type="float">
            <text:p>19.83368</text:p>
          </table:table-cell>
          <table:table-cell office:value-type="float" office:value="24.36353" calcext:value-type="float">
            <text:p>24.36353</text:p>
          </table:table-cell>
          <table:table-cell office:value-type="float" office:value="19.96268" calcext:value-type="float">
            <text:p>19.96268</text:p>
          </table:table-cell>
          <table:table-cell office:value-type="float" office:value="22.89536" calcext:value-type="float">
            <text:p>22.89536</text:p>
          </table:table-cell>
          <table:table-cell office:value-type="float" office:value="19.89859" calcext:value-type="float">
            <text:p>19.89859</text:p>
          </table:table-cell>
          <table:table-cell office:value-type="float" office:value="21.93414" calcext:value-type="float">
            <text:p>21.93414</text:p>
          </table:table-cell>
          <table:table-cell office:value-type="float" office:value="19.75934" calcext:value-type="float">
            <text:p>19.75934</text:p>
          </table:table-cell>
          <table:table-cell office:value-type="float" office:value="20.98334" calcext:value-type="float">
            <text:p>20.98334</text:p>
          </table:table-cell>
          <table:table-cell office:value-type="float" office:value="19.52704" calcext:value-type="float">
            <text:p>19.52704</text:p>
          </table:table-cell>
          <table:table-cell office:value-type="float" office:value="20.08676" calcext:value-type="float">
            <text:p>20.08676</text:p>
          </table:table-cell>
          <table:table-cell office:value-type="float" office:value="19.1333" calcext:value-type="float">
            <text:p>19.1333</text:p>
          </table:table-cell>
          <table:table-cell office:value-type="float" office:value="18.84985" calcext:value-type="float">
            <text:p>18.84985</text:p>
          </table:table-cell>
          <table:table-cell office:value-type="float" office:value="18.31586" calcext:value-type="float">
            <text:p>18.31586</text:p>
          </table:table-cell>
          <table:table-cell office:value-type="float" office:value="17.96326" calcext:value-type="float">
            <text:p>17.96326</text:p>
          </table:table-cell>
          <table:table-cell office:value-type="float" office:value="17.80154" calcext:value-type="float">
            <text:p>17.80154</text:p>
          </table:table-cell>
          <table:table-cell office:value-type="float" office:value="17.44833" calcext:value-type="float">
            <text:p>17.44833</text:p>
          </table:table-cell>
          <table:table-cell office:value-type="float" office:value="17.43777" calcext:value-type="float">
            <text:p>17.43777</text:p>
          </table:table-cell>
          <table:table-cell office:value-type="float" office:value="17.07236" calcext:value-type="float">
            <text:p>17.07236</text:p>
          </table:table-cell>
          <table:table-cell office:value-type="float" office:value="17.05914" calcext:value-type="float">
            <text:p>17.05914</text:p>
          </table:table-cell>
          <table:table-cell office:value-type="float" office:value="16.67041" calcext:value-type="float">
            <text:p>16.67041</text:p>
          </table:table-cell>
          <table:table-cell office:value-type="float" office:value="16.66177" calcext:value-type="float">
            <text:p>16.66177</text:p>
          </table:table-cell>
          <table:table-cell office:value-type="float" office:value="16.18527" calcext:value-type="float">
            <text:p>16.18527</text:p>
          </table:table-cell>
          <table:table-cell office:value-type="float" office:value="16.18402" calcext:value-type="float">
            <text:p>16.18402</text:p>
          </table:table-cell>
          <table:table-cell office:value-type="float" office:value="15.7446" calcext:value-type="float">
            <text:p>15.7446</text:p>
          </table:table-cell>
          <table:table-cell office:value-type="float" office:value="15.74402" calcext:value-type="float">
            <text:p>15.74402</text:p>
          </table:table-cell>
          <table:table-cell office:value-type="float" office:value="36.47305" calcext:value-type="float">
            <text:p>36.47305</text:p>
          </table:table-cell>
          <table:table-cell office:value-type="float" office:value="19.05667" calcext:value-type="float">
            <text:p>19.056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4" calcext:value-type="float">
            <text:p>14092004</text:p>
          </table:table-cell>
          <table:table-cell office:value-type="float" office:value="13.49208" calcext:value-type="float">
            <text:p>13.49208</text:p>
          </table:table-cell>
          <table:table-cell office:value-type="float" office:value="30.94" calcext:value-type="float">
            <text:p>30.94</text:p>
          </table:table-cell>
          <table:table-cell office:value-type="float" office:value="19.74" calcext:value-type="float">
            <text:p>19.74</text:p>
          </table:table-cell>
          <table:table-cell office:value-type="float" office:value="1.817289" calcext:value-type="float">
            <text:p>1.817289</text:p>
          </table:table-cell>
          <table:table-cell office:value-type="float" office:value="1.357792" calcext:value-type="float">
            <text:p>1.357792</text:p>
          </table:table-cell>
          <table:table-cell office:value-type="float" office:value="351.504" calcext:value-type="float">
            <text:p>351.504</text:p>
          </table:table-cell>
          <table:table-cell office:value-type="float" office:value="0.1" calcext:value-type="float">
            <text:p>0.1</text:p>
          </table:table-cell>
          <table:table-cell office:value-type="float" office:value="27.00323" calcext:value-type="float">
            <text:p>27.00323</text:p>
          </table:table-cell>
          <table:table-cell office:value-type="float" office:value="19.68851" calcext:value-type="float">
            <text:p>19.68851</text:p>
          </table:table-cell>
          <table:table-cell office:value-type="float" office:value="24.45544" calcext:value-type="float">
            <text:p>24.45544</text:p>
          </table:table-cell>
          <table:table-cell office:value-type="float" office:value="20.57721" calcext:value-type="float">
            <text:p>20.57721</text:p>
          </table:table-cell>
          <table:table-cell office:value-type="float" office:value="23.47415" calcext:value-type="float">
            <text:p>23.47415</text:p>
          </table:table-cell>
          <table:table-cell office:value-type="float" office:value="20.85986" calcext:value-type="float">
            <text:p>20.85986</text:p>
          </table:table-cell>
          <table:table-cell office:value-type="float" office:value="22.51831" calcext:value-type="float">
            <text:p>22.51831</text:p>
          </table:table-cell>
          <table:table-cell office:value-type="float" office:value="20.86197" calcext:value-type="float">
            <text:p>20.86197</text:p>
          </table:table-cell>
          <table:table-cell office:value-type="float" office:value="21.85229" calcext:value-type="float">
            <text:p>21.85229</text:p>
          </table:table-cell>
          <table:table-cell office:value-type="float" office:value="20.72879" calcext:value-type="float">
            <text:p>20.72879</text:p>
          </table:table-cell>
          <table:table-cell office:value-type="float" office:value="21.14355" calcext:value-type="float">
            <text:p>21.14355</text:p>
          </table:table-cell>
          <table:table-cell office:value-type="float" office:value="20.45569" calcext:value-type="float">
            <text:p>20.45569</text:p>
          </table:table-cell>
          <table:table-cell office:value-type="float" office:value="20.41797" calcext:value-type="float">
            <text:p>20.41797</text:p>
          </table:table-cell>
          <table:table-cell office:value-type="float" office:value="19.98138" calcext:value-type="float">
            <text:p>19.98138</text:p>
          </table:table-cell>
          <table:table-cell office:value-type="float" office:value="19.35471" calcext:value-type="float">
            <text:p>19.35471</text:p>
          </table:table-cell>
          <table:table-cell office:value-type="float" office:value="18.85907" calcext:value-type="float">
            <text:p>18.85907</text:p>
          </table:table-cell>
          <table:table-cell office:value-type="float" office:value="18.22653" calcext:value-type="float">
            <text:p>18.22653</text:p>
          </table:table-cell>
          <table:table-cell office:value-type="float" office:value="17.96564" calcext:value-type="float">
            <text:p>17.96564</text:p>
          </table:table-cell>
          <table:table-cell office:value-type="float" office:value="17.50131" calcext:value-type="float">
            <text:p>17.50131</text:p>
          </table:table-cell>
          <table:table-cell office:value-type="float" office:value="17.44864" calcext:value-type="float">
            <text:p>17.44864</text:p>
          </table:table-cell>
          <table:table-cell office:value-type="float" office:value="17.06116" calcext:value-type="float">
            <text:p>17.06116</text:p>
          </table:table-cell>
          <table:table-cell office:value-type="float" office:value="17.05771" calcext:value-type="float">
            <text:p>17.05771</text:p>
          </table:table-cell>
          <table:table-cell office:value-type="float" office:value="16.66171" calcext:value-type="float">
            <text:p>16.66171</text:p>
          </table:table-cell>
          <table:table-cell office:value-type="float" office:value="16.65521" calcext:value-type="float">
            <text:p>16.65521</text:p>
          </table:table-cell>
          <table:table-cell office:value-type="float" office:value="16.18405" calcext:value-type="float">
            <text:p>16.18405</text:p>
          </table:table-cell>
          <table:table-cell office:value-type="float" office:value="16.1817" calcext:value-type="float">
            <text:p>16.1817</text:p>
          </table:table-cell>
          <table:table-cell office:value-type="float" office:value="15.74478" calcext:value-type="float">
            <text:p>15.74478</text:p>
          </table:table-cell>
          <table:table-cell office:value-type="float" office:value="15.7446" calcext:value-type="float">
            <text:p>15.7446</text:p>
          </table:table-cell>
          <table:table-cell office:value-type="float" office:value="32.43893" calcext:value-type="float">
            <text:p>32.43893</text:p>
          </table:table-cell>
          <table:table-cell office:value-type="float" office:value="18.50232" calcext:value-type="float">
            <text:p>18.502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4" calcext:value-type="float">
            <text:p>15092004</text:p>
          </table:table-cell>
          <table:table-cell office:value-type="float" office:value="20.48226" calcext:value-type="float">
            <text:p>20.48226</text:p>
          </table:table-cell>
          <table:table-cell office:value-type="float" office:value="25.23" calcext:value-type="float">
            <text:p>25.23</text:p>
          </table:table-cell>
          <table:table-cell office:value-type="float" office:value="10.62" calcext:value-type="float">
            <text:p>10.62</text:p>
          </table:table-cell>
          <table:table-cell office:value-type="float" office:value="1.83166" calcext:value-type="float">
            <text:p>1.83166</text:p>
          </table:table-cell>
          <table:table-cell office:value-type="float" office:value="1.112724" calcext:value-type="float">
            <text:p>1.112724</text:p>
          </table:table-cell>
          <table:table-cell office:value-type="float" office:value="315.72" calcext:value-type="float">
            <text:p>315.72</text:p>
          </table:table-cell>
          <table:table-cell office:value-type="float" office:value="9.4" calcext:value-type="float">
            <text:p>9.4</text:p>
          </table:table-cell>
          <table:table-cell office:value-type="float" office:value="23.77338" calcext:value-type="float">
            <text:p>23.77338</text:p>
          </table:table-cell>
          <table:table-cell office:value-type="float" office:value="12.56415" calcext:value-type="float">
            <text:p>12.56415</text:p>
          </table:table-cell>
          <table:table-cell office:value-type="float" office:value="23.37796" calcext:value-type="float">
            <text:p>23.37796</text:p>
          </table:table-cell>
          <table:table-cell office:value-type="float" office:value="14.98184" calcext:value-type="float">
            <text:p>14.98184</text:p>
          </table:table-cell>
          <table:table-cell office:value-type="float" office:value="22.94107" calcext:value-type="float">
            <text:p>22.94107</text:p>
          </table:table-cell>
          <table:table-cell office:value-type="float" office:value="16.86057" calcext:value-type="float">
            <text:p>16.86057</text:p>
          </table:table-cell>
          <table:table-cell office:value-type="float" office:value="22.34711" calcext:value-type="float">
            <text:p>22.34711</text:p>
          </table:table-cell>
          <table:table-cell office:value-type="float" office:value="18.26617" calcext:value-type="float">
            <text:p>18.26617</text:p>
          </table:table-cell>
          <table:table-cell office:value-type="float" office:value="21.82126" calcext:value-type="float">
            <text:p>21.82126</text:p>
          </table:table-cell>
          <table:table-cell office:value-type="float" office:value="18.94812" calcext:value-type="float">
            <text:p>18.94812</text:p>
          </table:table-cell>
          <table:table-cell office:value-type="float" office:value="21.16464" calcext:value-type="float">
            <text:p>21.16464</text:p>
          </table:table-cell>
          <table:table-cell office:value-type="float" office:value="19.55496" calcext:value-type="float">
            <text:p>19.55496</text:p>
          </table:table-cell>
          <table:table-cell office:value-type="float" office:value="20.48605" calcext:value-type="float">
            <text:p>20.48605</text:p>
          </table:table-cell>
          <table:table-cell office:value-type="float" office:value="19.63217" calcext:value-type="float">
            <text:p>19.63217</text:p>
          </table:table-cell>
          <table:table-cell office:value-type="float" office:value="19.50729" calcext:value-type="float">
            <text:p>19.50729</text:p>
          </table:table-cell>
          <table:table-cell office:value-type="float" office:value="19.36017" calcext:value-type="float">
            <text:p>19.36017</text:p>
          </table:table-cell>
          <table:table-cell office:value-type="float" office:value="18.44809" calcext:value-type="float">
            <text:p>18.44809</text:p>
          </table:table-cell>
          <table:table-cell office:value-type="float" office:value="18.22934" calcext:value-type="float">
            <text:p>18.22934</text:p>
          </table:table-cell>
          <table:table-cell office:value-type="float" office:value="17.58893" calcext:value-type="float">
            <text:p>17.58893</text:p>
          </table:table-cell>
          <table:table-cell office:value-type="float" office:value="17.50211" calcext:value-type="float">
            <text:p>17.50211</text:p>
          </table:table-cell>
          <table:table-cell office:value-type="float" office:value="17.08267" calcext:value-type="float">
            <text:p>17.08267</text:p>
          </table:table-cell>
          <table:table-cell office:value-type="float" office:value="17.06128" calcext:value-type="float">
            <text:p>17.06128</text:p>
          </table:table-cell>
          <table:table-cell office:value-type="float" office:value="16.65512" calcext:value-type="float">
            <text:p>16.65512</text:p>
          </table:table-cell>
          <table:table-cell office:value-type="float" office:value="16.65231" calcext:value-type="float">
            <text:p>16.65231</text:p>
          </table:table-cell>
          <table:table-cell office:value-type="float" office:value="16.18167" calcext:value-type="float">
            <text:p>16.18167</text:p>
          </table:table-cell>
          <table:table-cell office:value-type="float" office:value="16.17645" calcext:value-type="float">
            <text:p>16.17645</text:p>
          </table:table-cell>
          <table:table-cell office:value-type="float" office:value="15.74475" calcext:value-type="float">
            <text:p>15.74475</text:p>
          </table:table-cell>
          <table:table-cell office:value-type="float" office:value="15.74454" calcext:value-type="float">
            <text:p>15.74454</text:p>
          </table:table-cell>
          <table:table-cell office:value-type="float" office:value="24.33417" calcext:value-type="float">
            <text:p>24.33417</text:p>
          </table:table-cell>
          <table:table-cell office:value-type="float" office:value="10.67517" calcext:value-type="float">
            <text:p>10.675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4" calcext:value-type="float">
            <text:p>16092004</text:p>
          </table:table-cell>
          <table:table-cell office:value-type="float" office:value="20.77274" calcext:value-type="float">
            <text:p>20.77274</text:p>
          </table:table-cell>
          <table:table-cell office:value-type="float" office:value="25.85" calcext:value-type="float">
            <text:p>25.85</text:p>
          </table:table-cell>
          <table:table-cell office:value-type="float" office:value="7.75" calcext:value-type="float">
            <text:p>7.75</text:p>
          </table:table-cell>
          <table:table-cell office:value-type="float" office:value="1.453733" calcext:value-type="float">
            <text:p>1.453733</text:p>
          </table:table-cell>
          <table:table-cell office:value-type="float" office:value="0.9263659" calcext:value-type="float">
            <text:p>0.9263659</text:p>
          </table:table-cell>
          <table:table-cell office:value-type="float" office:value="185.04" calcext:value-type="float">
            <text:p>185.04</text:p>
          </table:table-cell>
          <table:table-cell office:value-type="float" office:value="0" calcext:value-type="float">
            <text:p>0</text:p>
          </table:table-cell>
          <table:table-cell office:value-type="float" office:value="21.76608" calcext:value-type="float">
            <text:p>21.76608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19.8486" calcext:value-type="float">
            <text:p>19.8486</text:p>
          </table:table-cell>
          <table:table-cell office:value-type="float" office:value="12.14127" calcext:value-type="float">
            <text:p>12.14127</text:p>
          </table:table-cell>
          <table:table-cell office:value-type="float" office:value="19.05563" calcext:value-type="float">
            <text:p>19.05563</text:p>
          </table:table-cell>
          <table:table-cell office:value-type="float" office:value="14.05029" calcext:value-type="float">
            <text:p>14.05029</text:p>
          </table:table-cell>
          <table:table-cell office:value-type="float" office:value="18.61273" calcext:value-type="float">
            <text:p>18.61273</text:p>
          </table:table-cell>
          <table:table-cell office:value-type="float" office:value="15.65964" calcext:value-type="float">
            <text:p>15.65964</text:p>
          </table:table-cell>
          <table:table-cell office:value-type="float" office:value="18.87451" calcext:value-type="float">
            <text:p>18.87451</text:p>
          </table:table-cell>
          <table:table-cell office:value-type="float" office:value="16.65958" calcext:value-type="float">
            <text:p>16.65958</text:p>
          </table:table-cell>
          <table:table-cell office:value-type="float" office:value="19.51331" calcext:value-type="float">
            <text:p>19.51331</text:p>
          </table:table-cell>
          <table:table-cell office:value-type="float" office:value="17.59552" calcext:value-type="float">
            <text:p>17.59552</text:p>
          </table:table-cell>
          <table:table-cell office:value-type="float" office:value="19.61157" calcext:value-type="float">
            <text:p>19.61157</text:p>
          </table:table-cell>
          <table:table-cell office:value-type="float" office:value="18.16452" calcext:value-type="float">
            <text:p>18.16452</text:p>
          </table:table-cell>
          <table:table-cell office:value-type="float" office:value="19.38354" calcext:value-type="float">
            <text:p>19.38354</text:p>
          </table:table-cell>
          <table:table-cell office:value-type="float" office:value="18.60339" calcext:value-type="float">
            <text:p>18.60339</text:p>
          </table:table-cell>
          <table:table-cell office:value-type="float" office:value="18.47284" calcext:value-type="float">
            <text:p>18.47284</text:p>
          </table:table-cell>
          <table:table-cell office:value-type="float" office:value="18.3941" calcext:value-type="float">
            <text:p>18.3941</text:p>
          </table:table-cell>
          <table:table-cell office:value-type="float" office:value="17.66254" calcext:value-type="float">
            <text:p>17.66254</text:p>
          </table:table-cell>
          <table:table-cell office:value-type="float" office:value="17.5899" calcext:value-type="float">
            <text:p>17.5899</text:p>
          </table:table-cell>
          <table:table-cell office:value-type="float" office:value="17.11682" calcext:value-type="float">
            <text:p>17.11682</text:p>
          </table:table-cell>
          <table:table-cell office:value-type="float" office:value="17.08298" calcext:value-type="float">
            <text:p>17.08298</text:p>
          </table:table-cell>
          <table:table-cell office:value-type="float" office:value="16.6575" calcext:value-type="float">
            <text:p>16.6575</text:p>
          </table:table-cell>
          <table:table-cell office:value-type="float" office:value="16.65244" calcext:value-type="float">
            <text:p>16.65244</text:p>
          </table:table-cell>
          <table:table-cell office:value-type="float" office:value="16.1777" calcext:value-type="float">
            <text:p>16.1777</text:p>
          </table:table-cell>
          <table:table-cell office:value-type="float" office:value="16.17703" calcext:value-type="float">
            <text:p>16.17703</text:p>
          </table:table-cell>
          <table:table-cell office:value-type="float" office:value="15.74496" calcext:value-type="float">
            <text:p>15.74496</text:p>
          </table:table-cell>
          <table:table-cell office:value-type="float" office:value="15.74463" calcext:value-type="float">
            <text:p>15.74463</text:p>
          </table:table-cell>
          <table:table-cell office:value-type="float" office:value="23.33875" calcext:value-type="float">
            <text:p>23.33875</text:p>
          </table:table-cell>
          <table:table-cell office:value-type="float" office:value="7.750458" calcext:value-type="float">
            <text:p>7.7504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4" calcext:value-type="float">
            <text:p>17092004</text:p>
          </table:table-cell>
          <table:table-cell office:value-type="float" office:value="18.11336" calcext:value-type="float">
            <text:p>18.11336</text:p>
          </table:table-cell>
          <table:table-cell office:value-type="float" office:value="28.01" calcext:value-type="float">
            <text:p>28.01</text:p>
          </table:table-cell>
          <table:table-cell office:value-type="float" office:value="11.74" calcext:value-type="float">
            <text:p>11.74</text:p>
          </table:table-cell>
          <table:table-cell office:value-type="float" office:value="1.477333" calcext:value-type="float">
            <text:p>1.477333</text:p>
          </table:table-cell>
          <table:table-cell office:value-type="float" office:value="1.14926" calcext:value-type="float">
            <text:p>1.14926</text:p>
          </table:table-cell>
          <table:table-cell office:value-type="float" office:value="300.204" calcext:value-type="float">
            <text:p>300.204</text:p>
          </table:table-cell>
          <table:table-cell office:value-type="float" office:value="25.4" calcext:value-type="float">
            <text:p>25.4</text:p>
          </table:table-cell>
          <table:table-cell office:value-type="float" office:value="23.10498" calcext:value-type="float">
            <text:p>23.10498</text:p>
          </table:table-cell>
          <table:table-cell office:value-type="float" office:value="12.75043" calcext:value-type="float">
            <text:p>12.75043</text:p>
          </table:table-cell>
          <table:table-cell office:value-type="float" office:value="21.84323" calcext:value-type="float">
            <text:p>21.84323</text:p>
          </table:table-cell>
          <table:table-cell office:value-type="float" office:value="14.14185" calcext:value-type="float">
            <text:p>14.14185</text:p>
          </table:table-cell>
          <table:table-cell office:value-type="float" office:value="20.47018" calcext:value-type="float">
            <text:p>20.47018</text:p>
          </table:table-cell>
          <table:table-cell office:value-type="float" office:value="15.17676" calcext:value-type="float">
            <text:p>15.17676</text:p>
          </table:table-cell>
          <table:table-cell office:value-type="float" office:value="19.39557" calcext:value-type="float">
            <text:p>19.39557</text:p>
          </table:table-cell>
          <table:table-cell office:value-type="float" office:value="16.1106" calcext:value-type="float">
            <text:p>16.1106</text:p>
          </table:table-cell>
          <table:table-cell office:value-type="float" office:value="18.86743" calcext:value-type="float">
            <text:p>18.86743</text:p>
          </table:table-cell>
          <table:table-cell office:value-type="float" office:value="16.71625" calcext:value-type="float">
            <text:p>16.71625</text:p>
          </table:table-cell>
          <table:table-cell office:value-type="float" office:value="18.47342" calcext:value-type="float">
            <text:p>18.47342</text:p>
          </table:table-cell>
          <table:table-cell office:value-type="float" office:value="17.31592" calcext:value-type="float">
            <text:p>17.31592</text:p>
          </table:table-cell>
          <table:table-cell office:value-type="float" office:value="18.4147" calcext:value-type="float">
            <text:p>18.4147</text:p>
          </table:table-cell>
          <table:table-cell office:value-type="float" office:value="17.72644" calcext:value-type="float">
            <text:p>17.72644</text:p>
          </table:table-cell>
          <table:table-cell office:value-type="float" office:value="18.59964" calcext:value-type="float">
            <text:p>18.59964</text:p>
          </table:table-cell>
          <table:table-cell office:value-type="float" office:value="18.19318" calcext:value-type="float">
            <text:p>18.19318</text:p>
          </table:table-cell>
          <table:table-cell office:value-type="float" office:value="18.3923" calcext:value-type="float">
            <text:p>18.3923</text:p>
          </table:table-cell>
          <table:table-cell office:value-type="float" office:value="18.18945" calcext:value-type="float">
            <text:p>18.18945</text:p>
          </table:table-cell>
          <table:table-cell office:value-type="float" office:value="17.67703" calcext:value-type="float">
            <text:p>17.67703</text:p>
          </table:table-cell>
          <table:table-cell office:value-type="float" office:value="17.66293" calcext:value-type="float">
            <text:p>17.66293</text:p>
          </table:table-cell>
          <table:table-cell office:value-type="float" office:value="17.14459" calcext:value-type="float">
            <text:p>17.14459</text:p>
          </table:table-cell>
          <table:table-cell office:value-type="float" office:value="17.11719" calcext:value-type="float">
            <text:p>17.11719</text:p>
          </table:table-cell>
          <table:table-cell office:value-type="float" office:value="16.66837" calcext:value-type="float">
            <text:p>16.66837</text:p>
          </table:table-cell>
          <table:table-cell office:value-type="float" office:value="16.65759" calcext:value-type="float">
            <text:p>16.65759</text:p>
          </table:table-cell>
          <table:table-cell office:value-type="float" office:value="16.17972" calcext:value-type="float">
            <text:p>16.17972</text:p>
          </table:table-cell>
          <table:table-cell office:value-type="float" office:value="16.17773" calcext:value-type="float">
            <text:p>16.17773</text:p>
          </table:table-cell>
          <table:table-cell office:value-type="float" office:value="15.7457" calcext:value-type="float">
            <text:p>15.7457</text:p>
          </table:table-cell>
          <table:table-cell office:value-type="float" office:value="15.74496" calcext:value-type="float">
            <text:p>15.74496</text:p>
          </table:table-cell>
          <table:table-cell office:value-type="float" office:value="23.70062" calcext:value-type="float">
            <text:p>23.70062</text:p>
          </table:table-cell>
          <table:table-cell office:value-type="float" office:value="11.30432" calcext:value-type="float">
            <text:p>11.304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4" calcext:value-type="float">
            <text:p>18092004</text:p>
          </table:table-cell>
          <table:table-cell office:value-type="float" office:value="19.48597" calcext:value-type="float">
            <text:p>19.48597</text:p>
          </table:table-cell>
          <table:table-cell office:value-type="float" office:value="30.93" calcext:value-type="float">
            <text:p>30.93</text:p>
          </table:table-cell>
          <table:table-cell office:value-type="float" office:value="17.24" calcext:value-type="float">
            <text:p>17.24</text:p>
          </table:table-cell>
          <table:table-cell office:value-type="float" office:value="1.967831" calcext:value-type="float">
            <text:p>1.967831</text:p>
          </table:table-cell>
          <table:table-cell office:value-type="float" office:value="1.379494" calcext:value-type="float">
            <text:p>1.379494</text:p>
          </table:table-cell>
          <table:table-cell office:value-type="float" office:value="391.572" calcext:value-type="float">
            <text:p>391.572</text:p>
          </table:table-cell>
          <table:table-cell office:value-type="float" office:value="0" calcext:value-type="float">
            <text:p>0</text:p>
          </table:table-cell>
          <table:table-cell office:value-type="float" office:value="23.64673" calcext:value-type="float">
            <text:p>23.64673</text:p>
          </table:table-cell>
          <table:table-cell office:value-type="float" office:value="15.77826" calcext:value-type="float">
            <text:p>15.77826</text:p>
          </table:table-cell>
          <table:table-cell office:value-type="float" office:value="22.11606" calcext:value-type="float">
            <text:p>22.11606</text:p>
          </table:table-cell>
          <table:table-cell office:value-type="float" office:value="16.38733" calcext:value-type="float">
            <text:p>16.38733</text:p>
          </table:table-cell>
          <table:table-cell office:value-type="float" office:value="21.00412" calcext:value-type="float">
            <text:p>21.00412</text:p>
          </table:table-cell>
          <table:table-cell office:value-type="float" office:value="16.85233" calcext:value-type="float">
            <text:p>16.85233</text:p>
          </table:table-cell>
          <table:table-cell office:value-type="float" office:value="20.10471" calcext:value-type="float">
            <text:p>20.10471</text:p>
          </table:table-cell>
          <table:table-cell office:value-type="float" office:value="17.30341" calcext:value-type="float">
            <text:p>17.30341</text:p>
          </table:table-cell>
          <table:table-cell office:value-type="float" office:value="19.55441" calcext:value-type="float">
            <text:p>19.55441</text:p>
          </table:table-cell>
          <table:table-cell office:value-type="float" office:value="17.58289" calcext:value-type="float">
            <text:p>17.58289</text:p>
          </table:table-cell>
          <table:table-cell office:value-type="float" office:value="19.08832" calcext:value-type="float">
            <text:p>19.08832</text:p>
          </table:table-cell>
          <table:table-cell office:value-type="float" office:value="17.85034" calcext:value-type="float">
            <text:p>17.85034</text:p>
          </table:table-cell>
          <table:table-cell office:value-type="float" office:value="18.70871" calcext:value-type="float">
            <text:p>18.70871</text:p>
          </table:table-cell>
          <table:table-cell office:value-type="float" office:value="18.00302" calcext:value-type="float">
            <text:p>18.00302</text:p>
          </table:table-cell>
          <table:table-cell office:value-type="float" office:value="18.24069" calcext:value-type="float">
            <text:p>18.24069</text:p>
          </table:table-cell>
          <table:table-cell office:value-type="float" office:value="18.1449" calcext:value-type="float">
            <text:p>18.1449</text:p>
          </table:table-cell>
          <table:table-cell office:value-type="float" office:value="18.18756" calcext:value-type="float">
            <text:p>18.18756</text:p>
          </table:table-cell>
          <table:table-cell office:value-type="float" office:value="18.05515" calcext:value-type="float">
            <text:p>18.05515</text:p>
          </table:table-cell>
          <table:table-cell office:value-type="float" office:value="17.67422" calcext:value-type="float">
            <text:p>17.67422</text:p>
          </table:table-cell>
          <table:table-cell office:value-type="float" office:value="17.64664" calcext:value-type="float">
            <text:p>17.64664</text:p>
          </table:table-cell>
          <table:table-cell office:value-type="float" office:value="17.15527" calcext:value-type="float">
            <text:p>17.15527</text:p>
          </table:table-cell>
          <table:table-cell office:value-type="float" office:value="17.14478" calcext:value-type="float">
            <text:p>17.14478</text:p>
          </table:table-cell>
          <table:table-cell office:value-type="float" office:value="16.67969" calcext:value-type="float">
            <text:p>16.67969</text:p>
          </table:table-cell>
          <table:table-cell office:value-type="float" office:value="16.66849" calcext:value-type="float">
            <text:p>16.66849</text:p>
          </table:table-cell>
          <table:table-cell office:value-type="float" office:value="16.18335" calcext:value-type="float">
            <text:p>16.18335</text:p>
          </table:table-cell>
          <table:table-cell office:value-type="float" office:value="16.17978" calcext:value-type="float">
            <text:p>16.17978</text:p>
          </table:table-cell>
          <table:table-cell office:value-type="float" office:value="15.746" calcext:value-type="float">
            <text:p>15.746</text:p>
          </table:table-cell>
          <table:table-cell office:value-type="float" office:value="15.74573" calcext:value-type="float">
            <text:p>15.74573</text:p>
          </table:table-cell>
          <table:table-cell office:value-type="float" office:value="25.24246" calcext:value-type="float">
            <text:p>25.24246</text:p>
          </table:table-cell>
          <table:table-cell office:value-type="float" office:value="15.27316" calcext:value-type="float">
            <text:p>15.273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4" calcext:value-type="float">
            <text:p>19092004</text:p>
          </table:table-cell>
          <table:table-cell office:value-type="float" office:value="19.03194" calcext:value-type="float">
            <text:p>19.03194</text:p>
          </table:table-cell>
          <table:table-cell office:value-type="float" office:value="32.47" calcext:value-type="float">
            <text:p>32.47</text:p>
          </table:table-cell>
          <table:table-cell office:value-type="float" office:value="19.89" calcext:value-type="float">
            <text:p>19.89</text:p>
          </table:table-cell>
          <table:table-cell office:value-type="float" office:value="1.916825" calcext:value-type="float">
            <text:p>1.916825</text:p>
          </table:table-cell>
          <table:table-cell office:value-type="float" office:value="1.025501" calcext:value-type="float">
            <text:p>1.025501</text:p>
          </table:table-cell>
          <table:table-cell office:value-type="float" office:value="450.18" calcext:value-type="float">
            <text:p>450.18</text:p>
          </table:table-cell>
          <table:table-cell office:value-type="float" office:value="0" calcext:value-type="float">
            <text:p>0</text:p>
          </table:table-cell>
          <table:table-cell office:value-type="float" office:value="24.02264" calcext:value-type="float">
            <text:p>24.02264</text:p>
          </table:table-cell>
          <table:table-cell office:value-type="float" office:value="17.78955" calcext:value-type="float">
            <text:p>17.78955</text:p>
          </table:table-cell>
          <table:table-cell office:value-type="float" office:value="22.42813" calcext:value-type="float">
            <text:p>22.42813</text:p>
          </table:table-cell>
          <table:table-cell office:value-type="float" office:value="18.66821" calcext:value-type="float">
            <text:p>18.66821</text:p>
          </table:table-cell>
          <table:table-cell office:value-type="float" office:value="21.36917" calcext:value-type="float">
            <text:p>21.36917</text:p>
          </table:table-cell>
          <table:table-cell office:value-type="float" office:value="18.94202" calcext:value-type="float">
            <text:p>18.94202</text:p>
          </table:table-cell>
          <table:table-cell office:value-type="float" office:value="20.5217" calcext:value-type="float">
            <text:p>20.5217</text:p>
          </table:table-cell>
          <table:table-cell office:value-type="float" office:value="19.01126" calcext:value-type="float">
            <text:p>19.01126</text:p>
          </table:table-cell>
          <table:table-cell office:value-type="float" office:value="19.99863" calcext:value-type="float">
            <text:p>19.99863</text:p>
          </table:table-cell>
          <table:table-cell office:value-type="float" office:value="18.98483" calcext:value-type="float">
            <text:p>18.98483</text:p>
          </table:table-cell>
          <table:table-cell office:value-type="float" office:value="19.48422" calcext:value-type="float">
            <text:p>19.48422</text:p>
          </table:table-cell>
          <table:table-cell office:value-type="float" office:value="18.90073" calcext:value-type="float">
            <text:p>18.90073</text:p>
          </table:table-cell>
          <table:table-cell office:value-type="float" office:value="19.09189" calcext:value-type="float">
            <text:p>19.09189</text:p>
          </table:table-cell>
          <table:table-cell office:value-type="float" office:value="18.71646" calcext:value-type="float">
            <text:p>18.71646</text:p>
          </table:table-cell>
          <table:table-cell office:value-type="float" office:value="18.54916" calcext:value-type="float">
            <text:p>18.54916</text:p>
          </table:table-cell>
          <table:table-cell office:value-type="float" office:value="18.24527" calcext:value-type="float">
            <text:p>18.24527</text:p>
          </table:table-cell>
          <table:table-cell office:value-type="float" office:value="18.0639" calcext:value-type="float">
            <text:p>18.0639</text:p>
          </table:table-cell>
          <table:table-cell office:value-type="float" office:value="18.04553" calcext:value-type="float">
            <text:p>18.04553</text:p>
          </table:table-cell>
          <table:table-cell office:value-type="float" office:value="17.6463" calcext:value-type="float">
            <text:p>17.6463</text:p>
          </table:table-cell>
          <table:table-cell office:value-type="float" office:value="17.61951" calcext:value-type="float">
            <text:p>17.61951</text:p>
          </table:table-cell>
          <table:table-cell office:value-type="float" office:value="17.15561" calcext:value-type="float">
            <text:p>17.15561</text:p>
          </table:table-cell>
          <table:table-cell office:value-type="float" office:value="17.15353" calcext:value-type="float">
            <text:p>17.15353</text:p>
          </table:table-cell>
          <table:table-cell office:value-type="float" office:value="16.68732" calcext:value-type="float">
            <text:p>16.68732</text:p>
          </table:table-cell>
          <table:table-cell office:value-type="float" office:value="16.67975" calcext:value-type="float">
            <text:p>16.67975</text:p>
          </table:table-cell>
          <table:table-cell office:value-type="float" office:value="16.18686" calcext:value-type="float">
            <text:p>16.18686</text:p>
          </table:table-cell>
          <table:table-cell office:value-type="float" office:value="16.18344" calcext:value-type="float">
            <text:p>16.18344</text:p>
          </table:table-cell>
          <table:table-cell office:value-type="float" office:value="15.74625" calcext:value-type="float">
            <text:p>15.74625</text:p>
          </table:table-cell>
          <table:table-cell office:value-type="float" office:value="15.746" calcext:value-type="float">
            <text:p>15.746</text:p>
          </table:table-cell>
          <table:table-cell office:value-type="float" office:value="25.12924" calcext:value-type="float">
            <text:p>25.12924</text:p>
          </table:table-cell>
          <table:table-cell office:value-type="float" office:value="17.11279" calcext:value-type="float">
            <text:p>17.112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4" calcext:value-type="float">
            <text:p>20092004</text:p>
          </table:table-cell>
          <table:table-cell office:value-type="float" office:value="18.92951" calcext:value-type="float">
            <text:p>18.92951</text:p>
          </table:table-cell>
          <table:table-cell office:value-type="float" office:value="30.78" calcext:value-type="float">
            <text:p>30.78</text:p>
          </table:table-cell>
          <table:table-cell office:value-type="float" office:value="18.24" calcext:value-type="float">
            <text:p>18.24</text:p>
          </table:table-cell>
          <table:table-cell office:value-type="float" office:value="1.40459" calcext:value-type="float">
            <text:p>1.40459</text:p>
          </table:table-cell>
          <table:table-cell office:value-type="float" office:value="0.9509754" calcext:value-type="float">
            <text:p>0.9509754</text:p>
          </table:table-cell>
          <table:table-cell office:value-type="float" office:value="490.032" calcext:value-type="float">
            <text:p>490.032</text:p>
          </table:table-cell>
          <table:table-cell office:value-type="float" office:value="0" calcext:value-type="float">
            <text:p>0</text:p>
          </table:table-cell>
          <table:table-cell office:value-type="float" office:value="23.8288" calcext:value-type="float">
            <text:p>23.8288</text:p>
          </table:table-cell>
          <table:table-cell office:value-type="float" office:value="16.0892" calcext:value-type="float">
            <text:p>16.0892</text:p>
          </table:table-cell>
          <table:table-cell office:value-type="float" office:value="21.81973" calcext:value-type="float">
            <text:p>21.81973</text:p>
          </table:table-cell>
          <table:table-cell office:value-type="float" office:value="17.13452" calcext:value-type="float">
            <text:p>17.13452</text:p>
          </table:table-cell>
          <table:table-cell office:value-type="float" office:value="20.92136" calcext:value-type="float">
            <text:p>20.92136</text:p>
          </table:table-cell>
          <table:table-cell office:value-type="float" office:value="17.75702" calcext:value-type="float">
            <text:p>17.75702</text:p>
          </table:table-cell>
          <table:table-cell office:value-type="float" office:value="20.22211" calcext:value-type="float">
            <text:p>20.22211</text:p>
          </table:table-cell>
          <table:table-cell office:value-type="float" office:value="18.2084" calcext:value-type="float">
            <text:p>18.2084</text:p>
          </table:table-cell>
          <table:table-cell office:value-type="float" office:value="19.79599" calcext:value-type="float">
            <text:p>19.79599</text:p>
          </table:table-cell>
          <table:table-cell office:value-type="float" office:value="18.43823" calcext:value-type="float">
            <text:p>18.43823</text:p>
          </table:table-cell>
          <table:table-cell office:value-type="float" office:value="19.39001" calcext:value-type="float">
            <text:p>19.39001</text:p>
          </table:table-cell>
          <table:table-cell office:value-type="float" office:value="18.61288" calcext:value-type="float">
            <text:p>18.61288</text:p>
          </table:table-cell>
          <table:table-cell office:value-type="float" office:value="19.08136" calcext:value-type="float">
            <text:p>19.08136</text:p>
          </table:table-cell>
          <table:table-cell office:value-type="float" office:value="18.62326" calcext:value-type="float">
            <text:p>18.62326</text:p>
          </table:table-cell>
          <table:table-cell office:value-type="float" office:value="18.59583" calcext:value-type="float">
            <text:p>18.59583</text:p>
          </table:table-cell>
          <table:table-cell office:value-type="float" office:value="18.52899" calcext:value-type="float">
            <text:p>18.52899</text:p>
          </table:table-cell>
          <table:table-cell office:value-type="float" office:value="18.10944" calcext:value-type="float">
            <text:p>18.10944</text:p>
          </table:table-cell>
          <table:table-cell office:value-type="float" office:value="18.06458" calcext:value-type="float">
            <text:p>18.06458</text:p>
          </table:table-cell>
          <table:table-cell office:value-type="float" office:value="17.61932" calcext:value-type="float">
            <text:p>17.61932</text:p>
          </table:table-cell>
          <table:table-cell office:value-type="float" office:value="17.61371" calcext:value-type="float">
            <text:p>17.61371</text:p>
          </table:table-cell>
          <table:table-cell office:value-type="float" office:value="17.15347" calcext:value-type="float">
            <text:p>17.15347</text:p>
          </table:table-cell>
          <table:table-cell office:value-type="float" office:value="17.15021" calcext:value-type="float">
            <text:p>17.15021</text:p>
          </table:table-cell>
          <table:table-cell office:value-type="float" office:value="16.69183" calcext:value-type="float">
            <text:p>16.69183</text:p>
          </table:table-cell>
          <table:table-cell office:value-type="float" office:value="16.68738" calcext:value-type="float">
            <text:p>16.68738</text:p>
          </table:table-cell>
          <table:table-cell office:value-type="float" office:value="16.19049" calcext:value-type="float">
            <text:p>16.19049</text:p>
          </table:table-cell>
          <table:table-cell office:value-type="float" office:value="16.18689" calcext:value-type="float">
            <text:p>16.18689</text:p>
          </table:table-cell>
          <table:table-cell office:value-type="float" office:value="15.74667" calcext:value-type="float">
            <text:p>15.74667</text:p>
          </table:table-cell>
          <table:table-cell office:value-type="float" office:value="15.74625" calcext:value-type="float">
            <text:p>15.74625</text:p>
          </table:table-cell>
          <table:table-cell office:value-type="float" office:value="31.75858" calcext:value-type="float">
            <text:p>31.75858</text:p>
          </table:table-cell>
          <table:table-cell office:value-type="float" office:value="15.29736" calcext:value-type="float">
            <text:p>15.297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4" calcext:value-type="float">
            <text:p>21092004</text:p>
          </table:table-cell>
          <table:table-cell office:value-type="float" office:value="1.30464" calcext:value-type="float">
            <text:p>1.30464</text:p>
          </table:table-cell>
          <table:table-cell office:value-type="float" office:value="20.87" calcext:value-type="float">
            <text:p>20.87</text:p>
          </table:table-cell>
          <table:table-cell office:value-type="float" office:value="16.71" calcext:value-type="float">
            <text:p>16.71</text:p>
          </table:table-cell>
          <table:table-cell office:value-type="float" office:value="2.034547" calcext:value-type="float">
            <text:p>2.034547</text:p>
          </table:table-cell>
          <table:table-cell office:value-type="float" office:value="1.215497" calcext:value-type="float">
            <text:p>1.215497</text:p>
          </table:table-cell>
          <table:table-cell office:value-type="float" office:value="199.836" calcext:value-type="float">
            <text:p>199.836</text:p>
          </table:table-cell>
          <table:table-cell office:value-type="float" office:value="69.09999" calcext:value-type="float">
            <text:p>69.09999</text:p>
          </table:table-cell>
          <table:table-cell office:value-type="float" office:value="19.91272" calcext:value-type="float">
            <text:p>19.91272</text:p>
          </table:table-cell>
          <table:table-cell office:value-type="float" office:value="17.31915" calcext:value-type="float">
            <text:p>17.31915</text:p>
          </table:table-cell>
          <table:table-cell office:value-type="float" office:value="20.17511" calcext:value-type="float">
            <text:p>20.17511</text:p>
          </table:table-cell>
          <table:table-cell office:value-type="float" office:value="17.71628" calcext:value-type="float">
            <text:p>17.71628</text:p>
          </table:table-cell>
          <table:table-cell office:value-type="float" office:value="20.18652" calcext:value-type="float">
            <text:p>20.18652</text:p>
          </table:table-cell>
          <table:table-cell office:value-type="float" office:value="17.99533" calcext:value-type="float">
            <text:p>17.99533</text:p>
          </table:table-cell>
          <table:table-cell office:value-type="float" office:value="19.99268" calcext:value-type="float">
            <text:p>19.99268</text:p>
          </table:table-cell>
          <table:table-cell office:value-type="float" office:value="18.25806" calcext:value-type="float">
            <text:p>18.25806</text:p>
          </table:table-cell>
          <table:table-cell office:value-type="float" office:value="19.74176" calcext:value-type="float">
            <text:p>19.74176</text:p>
          </table:table-cell>
          <table:table-cell office:value-type="float" office:value="18.42349" calcext:value-type="float">
            <text:p>18.42349</text:p>
          </table:table-cell>
          <table:table-cell office:value-type="float" office:value="19.39987" calcext:value-type="float">
            <text:p>19.39987</text:p>
          </table:table-cell>
          <table:table-cell office:value-type="float" office:value="18.50128" calcext:value-type="float">
            <text:p>18.50128</text:p>
          </table:table-cell>
          <table:table-cell office:value-type="float" office:value="19.08344" calcext:value-type="float">
            <text:p>19.08344</text:p>
          </table:table-cell>
          <table:table-cell office:value-type="float" office:value="18.54544" calcext:value-type="float">
            <text:p>18.54544</text:p>
          </table:table-cell>
          <table:table-cell office:value-type="float" office:value="18.65427" calcext:value-type="float">
            <text:p>18.65427</text:p>
          </table:table-cell>
          <table:table-cell office:value-type="float" office:value="18.54404" calcext:value-type="float">
            <text:p>18.54404</text:p>
          </table:table-cell>
          <table:table-cell office:value-type="float" office:value="18.14645" calcext:value-type="float">
            <text:p>18.14645</text:p>
          </table:table-cell>
          <table:table-cell office:value-type="float" office:value="18.10974" calcext:value-type="float">
            <text:p>18.10974</text:p>
          </table:table-cell>
          <table:table-cell office:value-type="float" office:value="17.61877" calcext:value-type="float">
            <text:p>17.61877</text:p>
          </table:table-cell>
          <table:table-cell office:value-type="float" office:value="17.61371" calcext:value-type="float">
            <text:p>17.61371</text:p>
          </table:table-cell>
          <table:table-cell office:value-type="float" office:value="17.15048" calcext:value-type="float">
            <text:p>17.15048</text:p>
          </table:table-cell>
          <table:table-cell office:value-type="float" office:value="17.14951" calcext:value-type="float">
            <text:p>17.14951</text:p>
          </table:table-cell>
          <table:table-cell office:value-type="float" office:value="16.69388" calcext:value-type="float">
            <text:p>16.69388</text:p>
          </table:table-cell>
          <table:table-cell office:value-type="float" office:value="16.69183" calcext:value-type="float">
            <text:p>16.69183</text:p>
          </table:table-cell>
          <table:table-cell office:value-type="float" office:value="16.19254" calcext:value-type="float">
            <text:p>16.19254</text:p>
          </table:table-cell>
          <table:table-cell office:value-type="float" office:value="16.18665" calcext:value-type="float">
            <text:p>16.18665</text:p>
          </table:table-cell>
          <table:table-cell office:value-type="float" office:value="15.74841" calcext:value-type="float">
            <text:p>15.74841</text:p>
          </table:table-cell>
          <table:table-cell office:value-type="float" office:value="15.74667" calcext:value-type="float">
            <text:p>15.74667</text:p>
          </table:table-cell>
          <table:table-cell office:value-type="float" office:value="19.73984" calcext:value-type="float">
            <text:p>19.73984</text:p>
          </table:table-cell>
          <table:table-cell office:value-type="float" office:value="16.52679" calcext:value-type="float">
            <text:p>16.526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4" calcext:value-type="float">
            <text:p>22092004</text:p>
          </table:table-cell>
          <table:table-cell office:value-type="float" office:value="16.87042" calcext:value-type="float">
            <text:p>16.87042</text:p>
          </table:table-cell>
          <table:table-cell office:value-type="float" office:value="28.55" calcext:value-type="float">
            <text:p>28.55</text:p>
          </table:table-cell>
          <table:table-cell office:value-type="float" office:value="17.07" calcext:value-type="float">
            <text:p>17.07</text:p>
          </table:table-cell>
          <table:table-cell office:value-type="float" office:value="1.943889" calcext:value-type="float">
            <text:p>1.943889</text:p>
          </table:table-cell>
          <table:table-cell office:value-type="float" office:value="1.196605" calcext:value-type="float">
            <text:p>1.196605</text:p>
          </table:table-cell>
          <table:table-cell office:value-type="float" office:value="305.928" calcext:value-type="float">
            <text:p>305.928</text:p>
          </table:table-cell>
          <table:table-cell office:value-type="float" office:value="0" calcext:value-type="float">
            <text:p>0</text:p>
          </table:table-cell>
          <table:table-cell office:value-type="float" office:value="22.13831" calcext:value-type="float">
            <text:p>22.13831</text:p>
          </table:table-cell>
          <table:table-cell office:value-type="float" office:value="16.46884" calcext:value-type="float">
            <text:p>16.46884</text:p>
          </table:table-cell>
          <table:table-cell office:value-type="float" office:value="20.76257" calcext:value-type="float">
            <text:p>20.76257</text:p>
          </table:table-cell>
          <table:table-cell office:value-type="float" office:value="17.16025" calcext:value-type="float">
            <text:p>17.16025</text:p>
          </table:table-cell>
          <table:table-cell office:value-type="float" office:value="19.92883" calcext:value-type="float">
            <text:p>19.92883</text:p>
          </table:table-cell>
          <table:table-cell office:value-type="float" office:value="17.61606" calcext:value-type="float">
            <text:p>17.61606</text:p>
          </table:table-cell>
          <table:table-cell office:value-type="float" office:value="19.3909" calcext:value-type="float">
            <text:p>19.3909</text:p>
          </table:table-cell>
          <table:table-cell office:value-type="float" office:value="17.91953" calcext:value-type="float">
            <text:p>17.91953</text:p>
          </table:table-cell>
          <table:table-cell office:value-type="float" office:value="19.129" calcext:value-type="float">
            <text:p>19.129</text:p>
          </table:table-cell>
          <table:table-cell office:value-type="float" office:value="18.06683" calcext:value-type="float">
            <text:p>18.06683</text:p>
          </table:table-cell>
          <table:table-cell office:value-type="float" office:value="18.84592" calcext:value-type="float">
            <text:p>18.84592</text:p>
          </table:table-cell>
          <table:table-cell office:value-type="float" office:value="18.2348" calcext:value-type="float">
            <text:p>18.2348</text:p>
          </table:table-cell>
          <table:table-cell office:value-type="float" office:value="18.65152" calcext:value-type="float">
            <text:p>18.65152</text:p>
          </table:table-cell>
          <table:table-cell office:value-type="float" office:value="18.32956" calcext:value-type="float">
            <text:p>18.32956</text:p>
          </table:table-cell>
          <table:table-cell office:value-type="float" office:value="18.54135" calcext:value-type="float">
            <text:p>18.54135</text:p>
          </table:table-cell>
          <table:table-cell office:value-type="float" office:value="18.3689" calcext:value-type="float">
            <text:p>18.3689</text:p>
          </table:table-cell>
          <table:table-cell office:value-type="float" office:value="18.14597" calcext:value-type="float">
            <text:p>18.14597</text:p>
          </table:table-cell>
          <table:table-cell office:value-type="float" office:value="18.10056" calcext:value-type="float">
            <text:p>18.10056</text:p>
          </table:table-cell>
          <table:table-cell office:value-type="float" office:value="17.62097" calcext:value-type="float">
            <text:p>17.62097</text:p>
          </table:table-cell>
          <table:table-cell office:value-type="float" office:value="17.61887" calcext:value-type="float">
            <text:p>17.61887</text:p>
          </table:table-cell>
          <table:table-cell office:value-type="float" office:value="17.15176" calcext:value-type="float">
            <text:p>17.15176</text:p>
          </table:table-cell>
          <table:table-cell office:value-type="float" office:value="17.15051" calcext:value-type="float">
            <text:p>17.15051</text:p>
          </table:table-cell>
          <table:table-cell office:value-type="float" office:value="16.69513" calcext:value-type="float">
            <text:p>16.69513</text:p>
          </table:table-cell>
          <table:table-cell office:value-type="float" office:value="16.69379" calcext:value-type="float">
            <text:p>16.69379</text:p>
          </table:table-cell>
          <table:table-cell office:value-type="float" office:value="16.19412" calcext:value-type="float">
            <text:p>16.19412</text:p>
          </table:table-cell>
          <table:table-cell office:value-type="float" office:value="16.18896" calcext:value-type="float">
            <text:p>16.18896</text:p>
          </table:table-cell>
          <table:table-cell office:value-type="float" office:value="15.75168" calcext:value-type="float">
            <text:p>15.75168</text:p>
          </table:table-cell>
          <table:table-cell office:value-type="float" office:value="15.74841" calcext:value-type="float">
            <text:p>15.74841</text:p>
          </table:table-cell>
          <table:table-cell office:value-type="float" office:value="23.67163" calcext:value-type="float">
            <text:p>23.67163</text:p>
          </table:table-cell>
          <table:table-cell office:value-type="float" office:value="15.60959" calcext:value-type="float">
            <text:p>15.609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4" calcext:value-type="float">
            <text:p>23092004</text:p>
          </table:table-cell>
          <table:table-cell office:value-type="float" office:value="18.57672" calcext:value-type="float">
            <text:p>18.57672</text:p>
          </table:table-cell>
          <table:table-cell office:value-type="float" office:value="24.7" calcext:value-type="float">
            <text:p>24.7</text:p>
          </table:table-cell>
          <table:table-cell office:value-type="float" office:value="9.64" calcext:value-type="float">
            <text:p>9.64</text:p>
          </table:table-cell>
          <table:table-cell office:value-type="float" office:value="1.684341" calcext:value-type="float">
            <text:p>1.684341</text:p>
          </table:table-cell>
          <table:table-cell office:value-type="float" office:value="0.8665596" calcext:value-type="float">
            <text:p>0.8665596</text:p>
          </table:table-cell>
          <table:table-cell office:value-type="float" office:value="282.78" calcext:value-type="float">
            <text:p>282.78</text:p>
          </table:table-cell>
          <table:table-cell office:value-type="float" office:value="4.1" calcext:value-type="float">
            <text:p>4.1</text:p>
          </table:table-cell>
          <table:table-cell office:value-type="float" office:value="20.63342" calcext:value-type="float">
            <text:p>20.63342</text:p>
          </table:table-cell>
          <table:table-cell office:value-type="float" office:value="12.4389" calcext:value-type="float">
            <text:p>12.4389</text:p>
          </table:table-cell>
          <table:table-cell office:value-type="float" office:value="19.42441" calcext:value-type="float">
            <text:p>19.42441</text:p>
          </table:table-cell>
          <table:table-cell office:value-type="float" office:value="14.6636" calcext:value-type="float">
            <text:p>14.6636</text:p>
          </table:table-cell>
          <table:table-cell office:value-type="float" office:value="18.84476" calcext:value-type="float">
            <text:p>18.84476</text:p>
          </table:table-cell>
          <table:table-cell office:value-type="float" office:value="16.21289" calcext:value-type="float">
            <text:p>16.21289</text:p>
          </table:table-cell>
          <table:table-cell office:value-type="float" office:value="18.74771" calcext:value-type="float">
            <text:p>18.74771</text:p>
          </table:table-cell>
          <table:table-cell office:value-type="float" office:value="17.22369" calcext:value-type="float">
            <text:p>17.22369</text:p>
          </table:table-cell>
          <table:table-cell office:value-type="float" office:value="18.814" calcext:value-type="float">
            <text:p>18.814</text:p>
          </table:table-cell>
          <table:table-cell office:value-type="float" office:value="17.66266" calcext:value-type="float">
            <text:p>17.66266</text:p>
          </table:table-cell>
          <table:table-cell office:value-type="float" office:value="18.79584" calcext:value-type="float">
            <text:p>18.79584</text:p>
          </table:table-cell>
          <table:table-cell office:value-type="float" office:value="18.0914" calcext:value-type="float">
            <text:p>18.0914</text:p>
          </table:table-cell>
          <table:table-cell office:value-type="float" office:value="18.65106" calcext:value-type="float">
            <text:p>18.65106</text:p>
          </table:table-cell>
          <table:table-cell office:value-type="float" office:value="18.22702" calcext:value-type="float">
            <text:p>18.22702</text:p>
          </table:table-cell>
          <table:table-cell office:value-type="float" office:value="18.40549" calcext:value-type="float">
            <text:p>18.40549</text:p>
          </table:table-cell>
          <table:table-cell office:value-type="float" office:value="18.25998" calcext:value-type="float">
            <text:p>18.25998</text:p>
          </table:table-cell>
          <table:table-cell office:value-type="float" office:value="18.10013" calcext:value-type="float">
            <text:p>18.10013</text:p>
          </table:table-cell>
          <table:table-cell office:value-type="float" office:value="18.05301" calcext:value-type="float">
            <text:p>18.05301</text:p>
          </table:table-cell>
          <table:table-cell office:value-type="float" office:value="17.61932" calcext:value-type="float">
            <text:p>17.61932</text:p>
          </table:table-cell>
          <table:table-cell office:value-type="float" office:value="17.60983" calcext:value-type="float">
            <text:p>17.60983</text:p>
          </table:table-cell>
          <table:table-cell office:value-type="float" office:value="17.15234" calcext:value-type="float">
            <text:p>17.15234</text:p>
          </table:table-cell>
          <table:table-cell office:value-type="float" office:value="17.15155" calcext:value-type="float">
            <text:p>17.15155</text:p>
          </table:table-cell>
          <table:table-cell office:value-type="float" office:value="16.69717" calcext:value-type="float">
            <text:p>16.69717</text:p>
          </table:table-cell>
          <table:table-cell office:value-type="float" office:value="16.69519" calcext:value-type="float">
            <text:p>16.69519</text:p>
          </table:table-cell>
          <table:table-cell office:value-type="float" office:value="16.19785" calcext:value-type="float">
            <text:p>16.19785</text:p>
          </table:table-cell>
          <table:table-cell office:value-type="float" office:value="16.19415" calcext:value-type="float">
            <text:p>16.19415</text:p>
          </table:table-cell>
          <table:table-cell office:value-type="float" office:value="15.75513" calcext:value-type="float">
            <text:p>15.75513</text:p>
          </table:table-cell>
          <table:table-cell office:value-type="float" office:value="15.75174" calcext:value-type="float">
            <text:p>15.75174</text:p>
          </table:table-cell>
          <table:table-cell office:value-type="float" office:value="21.59369" calcext:value-type="float">
            <text:p>21.59369</text:p>
          </table:table-cell>
          <table:table-cell office:value-type="float" office:value="10.06625" calcext:value-type="float">
            <text:p>10.066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4" calcext:value-type="float">
            <text:p>24092004</text:p>
          </table:table-cell>
          <table:table-cell office:value-type="float" office:value="18.89747" calcext:value-type="float">
            <text:p>18.89747</text:p>
          </table:table-cell>
          <table:table-cell office:value-type="float" office:value="26.93" calcext:value-type="float">
            <text:p>26.93</text:p>
          </table:table-cell>
          <table:table-cell office:value-type="float" office:value="8.54" calcext:value-type="float">
            <text:p>8.54</text:p>
          </table:table-cell>
          <table:table-cell office:value-type="float" office:value="1.264341" calcext:value-type="float">
            <text:p>1.264341</text:p>
          </table:table-cell>
          <table:table-cell office:value-type="float" office:value="0.9356976" calcext:value-type="float">
            <text:p>0.9356976</text:p>
          </table:table-cell>
          <table:table-cell office:value-type="float" office:value="130.824" calcext:value-type="float">
            <text:p>130.824</text:p>
          </table:table-cell>
          <table:table-cell office:value-type="float" office:value="0" calcext:value-type="float">
            <text:p>0</text:p>
          </table:table-cell>
          <table:table-cell office:value-type="float" office:value="21.26434" calcext:value-type="float">
            <text:p>21.26434</text:p>
          </table:table-cell>
          <table:table-cell office:value-type="float" office:value="10.59717" calcext:value-type="float">
            <text:p>10.59717</text:p>
          </table:table-cell>
          <table:table-cell office:value-type="float" office:value="19.43738" calcext:value-type="float">
            <text:p>19.43738</text:p>
          </table:table-cell>
          <table:table-cell office:value-type="float" office:value="12.52765" calcext:value-type="float">
            <text:p>12.52765</text:p>
          </table:table-cell>
          <table:table-cell office:value-type="float" office:value="18.36386" calcext:value-type="float">
            <text:p>18.36386</text:p>
          </table:table-cell>
          <table:table-cell office:value-type="float" office:value="14.01755" calcext:value-type="float">
            <text:p>14.01755</text:p>
          </table:table-cell>
          <table:table-cell office:value-type="float" office:value="17.78394" calcext:value-type="float">
            <text:p>17.78394</text:p>
          </table:table-cell>
          <table:table-cell office:value-type="float" office:value="15.15295" calcext:value-type="float">
            <text:p>15.15295</text:p>
          </table:table-cell>
          <table:table-cell office:value-type="float" office:value="17.61111" calcext:value-type="float">
            <text:p>17.61111</text:p>
          </table:table-cell>
          <table:table-cell office:value-type="float" office:value="15.79614" calcext:value-type="float">
            <text:p>15.79614</text:p>
          </table:table-cell>
          <table:table-cell office:value-type="float" office:value="18.06516" calcext:value-type="float">
            <text:p>18.06516</text:p>
          </table:table-cell>
          <table:table-cell office:value-type="float" office:value="16.56723" calcext:value-type="float">
            <text:p>16.56723</text:p>
          </table:table-cell>
          <table:table-cell office:value-type="float" office:value="18.22723" calcext:value-type="float">
            <text:p>18.22723</text:p>
          </table:table-cell>
          <table:table-cell office:value-type="float" office:value="17.14929" calcext:value-type="float">
            <text:p>17.14929</text:p>
          </table:table-cell>
          <table:table-cell office:value-type="float" office:value="18.25818" calcext:value-type="float">
            <text:p>18.25818</text:p>
          </table:table-cell>
          <table:table-cell office:value-type="float" office:value="17.72443" calcext:value-type="float">
            <text:p>17.72443</text:p>
          </table:table-cell>
          <table:table-cell office:value-type="float" office:value="18.05228" calcext:value-type="float">
            <text:p>18.05228</text:p>
          </table:table-cell>
          <table:table-cell office:value-type="float" office:value="17.90164" calcext:value-type="float">
            <text:p>17.90164</text:p>
          </table:table-cell>
          <table:table-cell office:value-type="float" office:value="17.60971" calcext:value-type="float">
            <text:p>17.60971</text:p>
          </table:table-cell>
          <table:table-cell office:value-type="float" office:value="17.58362" calcext:value-type="float">
            <text:p>17.58362</text:p>
          </table:table-cell>
          <table:table-cell office:value-type="float" office:value="17.15155" calcext:value-type="float">
            <text:p>17.15155</text:p>
          </table:table-cell>
          <table:table-cell office:value-type="float" office:value="17.14661" calcext:value-type="float">
            <text:p>17.14661</text:p>
          </table:table-cell>
          <table:table-cell office:value-type="float" office:value="16.69901" calcext:value-type="float">
            <text:p>16.69901</text:p>
          </table:table-cell>
          <table:table-cell office:value-type="float" office:value="16.69724" calcext:value-type="float">
            <text:p>16.69724</text:p>
          </table:table-cell>
          <table:table-cell office:value-type="float" office:value="16.20059" calcext:value-type="float">
            <text:p>16.20059</text:p>
          </table:table-cell>
          <table:table-cell office:value-type="float" office:value="16.19785" calcext:value-type="float">
            <text:p>16.19785</text:p>
          </table:table-cell>
          <table:table-cell office:value-type="float" office:value="15.75772" calcext:value-type="float">
            <text:p>15.75772</text:p>
          </table:table-cell>
          <table:table-cell office:value-type="float" office:value="15.75516" calcext:value-type="float">
            <text:p>15.75516</text:p>
          </table:table-cell>
          <table:table-cell office:value-type="float" office:value="23.50125" calcext:value-type="float">
            <text:p>23.50125</text:p>
          </table:table-cell>
          <table:table-cell office:value-type="float" office:value="8.687164" calcext:value-type="float">
            <text:p>8.6871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4" calcext:value-type="float">
            <text:p>25092004</text:p>
          </table:table-cell>
          <table:table-cell office:value-type="float" office:value="18.88196" calcext:value-type="float">
            <text:p>18.88196</text:p>
          </table:table-cell>
          <table:table-cell office:value-type="float" office:value="25.38" calcext:value-type="float">
            <text:p>25.38</text:p>
          </table:table-cell>
          <table:table-cell office:value-type="float" office:value="9.05" calcext:value-type="float">
            <text:p>9.05</text:p>
          </table:table-cell>
          <table:table-cell office:value-type="float" office:value="1.209492" calcext:value-type="float">
            <text:p>1.209492</text:p>
          </table:table-cell>
          <table:table-cell office:value-type="float" office:value="0.8965275" calcext:value-type="float">
            <text:p>0.8965275</text:p>
          </table:table-cell>
          <table:table-cell office:value-type="float" office:value="128.196" calcext:value-type="float">
            <text:p>128.196</text:p>
          </table:table-cell>
          <table:table-cell office:value-type="float" office:value="0" calcext:value-type="float">
            <text:p>0</text:p>
          </table:table-cell>
          <table:table-cell office:value-type="float" office:value="21.29077" calcext:value-type="float">
            <text:p>21.29077</text:p>
          </table:table-cell>
          <table:table-cell office:value-type="float" office:value="11.00143" calcext:value-type="float">
            <text:p>11.00143</text:p>
          </table:table-cell>
          <table:table-cell office:value-type="float" office:value="19.3847" calcext:value-type="float">
            <text:p>19.3847</text:p>
          </table:table-cell>
          <table:table-cell office:value-type="float" office:value="12.79111" calcext:value-type="float">
            <text:p>12.79111</text:p>
          </table:table-cell>
          <table:table-cell office:value-type="float" office:value="18.25891" calcext:value-type="float">
            <text:p>18.25891</text:p>
          </table:table-cell>
          <table:table-cell office:value-type="float" office:value="14.19324" calcext:value-type="float">
            <text:p>14.19324</text:p>
          </table:table-cell>
          <table:table-cell office:value-type="float" office:value="17.63101" calcext:value-type="float">
            <text:p>17.63101</text:p>
          </table:table-cell>
          <table:table-cell office:value-type="float" office:value="15.21973" calcext:value-type="float">
            <text:p>15.21973</text:p>
          </table:table-cell>
          <table:table-cell office:value-type="float" office:value="17.3847" calcext:value-type="float">
            <text:p>17.3847</text:p>
          </table:table-cell>
          <table:table-cell office:value-type="float" office:value="15.78754" calcext:value-type="float">
            <text:p>15.78754</text:p>
          </table:table-cell>
          <table:table-cell office:value-type="float" office:value="17.43475" calcext:value-type="float">
            <text:p>17.43475</text:p>
          </table:table-cell>
          <table:table-cell office:value-type="float" office:value="16.42834" calcext:value-type="float">
            <text:p>16.42834</text:p>
          </table:table-cell>
          <table:table-cell office:value-type="float" office:value="17.53766" calcext:value-type="float">
            <text:p>17.53766</text:p>
          </table:table-cell>
          <table:table-cell office:value-type="float" office:value="16.90311" calcext:value-type="float">
            <text:p>16.90311</text:p>
          </table:table-cell>
          <table:table-cell office:value-type="float" office:value="17.72327" calcext:value-type="float">
            <text:p>17.72327</text:p>
          </table:table-cell>
          <table:table-cell office:value-type="float" office:value="17.4249" calcext:value-type="float">
            <text:p>17.4249</text:p>
          </table:table-cell>
          <table:table-cell office:value-type="float" office:value="17.89954" calcext:value-type="float">
            <text:p>17.89954</text:p>
          </table:table-cell>
          <table:table-cell office:value-type="float" office:value="17.69745" calcext:value-type="float">
            <text:p>17.69745</text:p>
          </table:table-cell>
          <table:table-cell office:value-type="float" office:value="17.58316" calcext:value-type="float">
            <text:p>17.58316</text:p>
          </table:table-cell>
          <table:table-cell office:value-type="float" office:value="17.52444" calcext:value-type="float">
            <text:p>17.52444</text:p>
          </table:table-cell>
          <table:table-cell office:value-type="float" office:value="17.14651" calcext:value-type="float">
            <text:p>17.14651</text:p>
          </table:table-cell>
          <table:table-cell office:value-type="float" office:value="17.13144" calcext:value-type="float">
            <text:p>17.13144</text:p>
          </table:table-cell>
          <table:table-cell office:value-type="float" office:value="16.69913" calcext:value-type="float">
            <text:p>16.69913</text:p>
          </table:table-cell>
          <table:table-cell office:value-type="float" office:value="16.69839" calcext:value-type="float">
            <text:p>16.69839</text:p>
          </table:table-cell>
          <table:table-cell office:value-type="float" office:value="16.20273" calcext:value-type="float">
            <text:p>16.20273</text:p>
          </table:table-cell>
          <table:table-cell office:value-type="float" office:value="16.20062" calcext:value-type="float">
            <text:p>16.20062</text:p>
          </table:table-cell>
          <table:table-cell office:value-type="float" office:value="15.75806" calcext:value-type="float">
            <text:p>15.75806</text:p>
          </table:table-cell>
          <table:table-cell office:value-type="float" office:value="15.75772" calcext:value-type="float">
            <text:p>15.75772</text:p>
          </table:table-cell>
          <table:table-cell office:value-type="float" office:value="23.3768" calcext:value-type="float">
            <text:p>23.3768</text:p>
          </table:table-cell>
          <table:table-cell office:value-type="float" office:value="9.126343" calcext:value-type="float">
            <text:p>9.1263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4" calcext:value-type="float">
            <text:p>26092004</text:p>
          </table:table-cell>
          <table:table-cell office:value-type="float" office:value="17.37495" calcext:value-type="float">
            <text:p>17.37495</text:p>
          </table:table-cell>
          <table:table-cell office:value-type="float" office:value="27.63" calcext:value-type="float">
            <text:p>27.63</text:p>
          </table:table-cell>
          <table:table-cell office:value-type="float" office:value="10.12" calcext:value-type="float">
            <text:p>10.12</text:p>
          </table:table-cell>
          <table:table-cell office:value-type="float" office:value="1.334209" calcext:value-type="float">
            <text:p>1.334209</text:p>
          </table:table-cell>
          <table:table-cell office:value-type="float" office:value="0.9937069" calcext:value-type="float">
            <text:p>0.9937069</text:p>
          </table:table-cell>
          <table:table-cell office:value-type="float" office:value="164.916" calcext:value-type="float">
            <text:p>164.916</text:p>
          </table:table-cell>
          <table:table-cell office:value-type="float" office:value="0" calcext:value-type="float">
            <text:p>0</text:p>
          </table:table-cell>
          <table:table-cell office:value-type="float" office:value="21.76642" calcext:value-type="float">
            <text:p>21.76642</text:p>
          </table:table-cell>
          <table:table-cell office:value-type="float" office:value="11.16068" calcext:value-type="float">
            <text:p>11.16068</text:p>
          </table:table-cell>
          <table:table-cell office:value-type="float" office:value="19.7175" calcext:value-type="float">
            <text:p>19.7175</text:p>
          </table:table-cell>
          <table:table-cell office:value-type="float" office:value="12.53464" calcext:value-type="float">
            <text:p>12.53464</text:p>
          </table:table-cell>
          <table:table-cell office:value-type="float" office:value="18.41223" calcext:value-type="float">
            <text:p>18.41223</text:p>
          </table:table-cell>
          <table:table-cell office:value-type="float" office:value="13.84048" calcext:value-type="float">
            <text:p>13.84048</text:p>
          </table:table-cell>
          <table:table-cell office:value-type="float" office:value="17.64105" calcext:value-type="float">
            <text:p>17.64105</text:p>
          </table:table-cell>
          <table:table-cell office:value-type="float" office:value="14.87335" calcext:value-type="float">
            <text:p>14.87335</text:p>
          </table:table-cell>
          <table:table-cell office:value-type="float" office:value="17.31976" calcext:value-type="float">
            <text:p>17.31976</text:p>
          </table:table-cell>
          <table:table-cell office:value-type="float" office:value="15.4736" calcext:value-type="float">
            <text:p>15.4736</text:p>
          </table:table-cell>
          <table:table-cell office:value-type="float" office:value="17.15414" calcext:value-type="float">
            <text:p>17.15414</text:p>
          </table:table-cell>
          <table:table-cell office:value-type="float" office:value="16.12167" calcext:value-type="float">
            <text:p>16.12167</text:p>
          </table:table-cell>
          <table:table-cell office:value-type="float" office:value="17.27386" calcext:value-type="float">
            <text:p>17.27386</text:p>
          </table:table-cell>
          <table:table-cell office:value-type="float" office:value="16.60422" calcext:value-type="float">
            <text:p>16.60422</text:p>
          </table:table-cell>
          <table:table-cell office:value-type="float" office:value="17.42493" calcext:value-type="float">
            <text:p>17.42493</text:p>
          </table:table-cell>
          <table:table-cell office:value-type="float" office:value="17.16193" calcext:value-type="float">
            <text:p>17.16193</text:p>
          </table:table-cell>
          <table:table-cell office:value-type="float" office:value="17.69547" calcext:value-type="float">
            <text:p>17.69547</text:p>
          </table:table-cell>
          <table:table-cell office:value-type="float" office:value="17.50293" calcext:value-type="float">
            <text:p>17.50293</text:p>
          </table:table-cell>
          <table:table-cell office:value-type="float" office:value="17.52368" calcext:value-type="float">
            <text:p>17.52368</text:p>
          </table:table-cell>
          <table:table-cell office:value-type="float" office:value="17.44357" calcext:value-type="float">
            <text:p>17.44357</text:p>
          </table:table-cell>
          <table:table-cell office:value-type="float" office:value="17.1312" calcext:value-type="float">
            <text:p>17.1312</text:p>
          </table:table-cell>
          <table:table-cell office:value-type="float" office:value="17.10297" calcext:value-type="float">
            <text:p>17.10297</text:p>
          </table:table-cell>
          <table:table-cell office:value-type="float" office:value="16.69836" calcext:value-type="float">
            <text:p>16.69836</text:p>
          </table:table-cell>
          <table:table-cell office:value-type="float" office:value="16.6933" calcext:value-type="float">
            <text:p>16.6933</text:p>
          </table:table-cell>
          <table:table-cell office:value-type="float" office:value="16.20355" calcext:value-type="float">
            <text:p>16.20355</text:p>
          </table:table-cell>
          <table:table-cell office:value-type="float" office:value="16.2027" calcext:value-type="float">
            <text:p>16.2027</text:p>
          </table:table-cell>
          <table:table-cell office:value-type="float" office:value="15.75861" calcext:value-type="float">
            <text:p>15.75861</text:p>
          </table:table-cell>
          <table:table-cell office:value-type="float" office:value="15.75806" calcext:value-type="float">
            <text:p>15.75806</text:p>
          </table:table-cell>
          <table:table-cell office:value-type="float" office:value="24.07846" calcext:value-type="float">
            <text:p>24.07846</text:p>
          </table:table-cell>
          <table:table-cell office:value-type="float" office:value="9.797791" calcext:value-type="float">
            <text:p>9.7977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4" calcext:value-type="float">
            <text:p>27092004</text:p>
          </table:table-cell>
          <table:table-cell office:value-type="float" office:value="11.17044" calcext:value-type="float">
            <text:p>11.17044</text:p>
          </table:table-cell>
          <table:table-cell office:value-type="float" office:value="27.31" calcext:value-type="float">
            <text:p>27.31</text:p>
          </table:table-cell>
          <table:table-cell office:value-type="float" office:value="11.89" calcext:value-type="float">
            <text:p>11.89</text:p>
          </table:table-cell>
          <table:table-cell office:value-type="float" office:value="1.50723" calcext:value-type="float">
            <text:p>1.50723</text:p>
          </table:table-cell>
          <table:table-cell office:value-type="float" office:value="1.054023" calcext:value-type="float">
            <text:p>1.054023</text:p>
          </table:table-cell>
          <table:table-cell office:value-type="float" office:value="222.804" calcext:value-type="float">
            <text:p>222.804</text:p>
          </table:table-cell>
          <table:table-cell office:value-type="float" office:value="0" calcext:value-type="float">
            <text:p>0</text:p>
          </table:table-cell>
          <table:table-cell office:value-type="float" office:value="20.66925" calcext:value-type="float">
            <text:p>20.66925</text:p>
          </table:table-cell>
          <table:table-cell office:value-type="float" office:value="12.20773" calcext:value-type="float">
            <text:p>12.20773</text:p>
          </table:table-cell>
          <table:table-cell office:value-type="float" office:value="18.79657" calcext:value-type="float">
            <text:p>18.79657</text:p>
          </table:table-cell>
          <table:table-cell office:value-type="float" office:value="13.38828" calcext:value-type="float">
            <text:p>13.38828</text:p>
          </table:table-cell>
          <table:table-cell office:value-type="float" office:value="17.91422" calcext:value-type="float">
            <text:p>17.91422</text:p>
          </table:table-cell>
          <table:table-cell office:value-type="float" office:value="14.47699" calcext:value-type="float">
            <text:p>14.47699</text:p>
          </table:table-cell>
          <table:table-cell office:value-type="float" office:value="17.38263" calcext:value-type="float">
            <text:p>17.38263</text:p>
          </table:table-cell>
          <table:table-cell office:value-type="float" office:value="15.31876" calcext:value-type="float">
            <text:p>15.31876</text:p>
          </table:table-cell>
          <table:table-cell office:value-type="float" office:value="17.15936" calcext:value-type="float">
            <text:p>17.15936</text:p>
          </table:table-cell>
          <table:table-cell office:value-type="float" office:value="15.79523" calcext:value-type="float">
            <text:p>15.79523</text:p>
          </table:table-cell>
          <table:table-cell office:value-type="float" office:value="17.0907" calcext:value-type="float">
            <text:p>17.0907</text:p>
          </table:table-cell>
          <table:table-cell office:value-type="float" office:value="16.28842" calcext:value-type="float">
            <text:p>16.28842</text:p>
          </table:table-cell>
          <table:table-cell office:value-type="float" office:value="17.10742" calcext:value-type="float">
            <text:p>17.10742</text:p>
          </table:table-cell>
          <table:table-cell office:value-type="float" office:value="16.64072" calcext:value-type="float">
            <text:p>16.64072</text:p>
          </table:table-cell>
          <table:table-cell office:value-type="float" office:value="17.19031" calcext:value-type="float">
            <text:p>17.19031</text:p>
          </table:table-cell>
          <table:table-cell office:value-type="float" office:value="17.05371" calcext:value-type="float">
            <text:p>17.05371</text:p>
          </table:table-cell>
          <table:table-cell office:value-type="float" office:value="17.50107" calcext:value-type="float">
            <text:p>17.50107</text:p>
          </table:table-cell>
          <table:table-cell office:value-type="float" office:value="17.34882" calcext:value-type="float">
            <text:p>17.34882</text:p>
          </table:table-cell>
          <table:table-cell office:value-type="float" office:value="17.44269" calcext:value-type="float">
            <text:p>17.44269</text:p>
          </table:table-cell>
          <table:table-cell office:value-type="float" office:value="17.35266" calcext:value-type="float">
            <text:p>17.35266</text:p>
          </table:table-cell>
          <table:table-cell office:value-type="float" office:value="17.10257" calcext:value-type="float">
            <text:p>17.10257</text:p>
          </table:table-cell>
          <table:table-cell office:value-type="float" office:value="17.06351" calcext:value-type="float">
            <text:p>17.06351</text:p>
          </table:table-cell>
          <table:table-cell office:value-type="float" office:value="16.69321" calcext:value-type="float">
            <text:p>16.69321</text:p>
          </table:table-cell>
          <table:table-cell office:value-type="float" office:value="16.68243" calcext:value-type="float">
            <text:p>16.68243</text:p>
          </table:table-cell>
          <table:table-cell office:value-type="float" office:value="16.20349" calcext:value-type="float">
            <text:p>16.20349</text:p>
          </table:table-cell>
          <table:table-cell office:value-type="float" office:value="16.20193" calcext:value-type="float">
            <text:p>16.20193</text:p>
          </table:table-cell>
          <table:table-cell office:value-type="float" office:value="15.75925" calcext:value-type="float">
            <text:p>15.75925</text:p>
          </table:table-cell>
          <table:table-cell office:value-type="float" office:value="15.75861" calcext:value-type="float">
            <text:p>15.75861</text:p>
          </table:table-cell>
          <table:table-cell office:value-type="float" office:value="22.78085" calcext:value-type="float">
            <text:p>22.78085</text:p>
          </table:table-cell>
          <table:table-cell office:value-type="float" office:value="10.98093" calcext:value-type="float">
            <text:p>10.980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4" calcext:value-type="float">
            <text:p>28092004</text:p>
          </table:table-cell>
          <table:table-cell office:value-type="float" office:value="18.94164" calcext:value-type="float">
            <text:p>18.94164</text:p>
          </table:table-cell>
          <table:table-cell office:value-type="float" office:value="21.27" calcext:value-type="float">
            <text:p>21.27</text:p>
          </table:table-cell>
          <table:table-cell office:value-type="float" office:value="7.27" calcext:value-type="float">
            <text:p>7.27</text:p>
          </table:table-cell>
          <table:table-cell office:value-type="float" office:value="1.228902" calcext:value-type="float">
            <text:p>1.228902</text:p>
          </table:table-cell>
          <table:table-cell office:value-type="float" office:value="0.7630958" calcext:value-type="float">
            <text:p>0.7630958</text:p>
          </table:table-cell>
          <table:table-cell office:value-type="float" office:value="204.372" calcext:value-type="float">
            <text:p>204.372</text:p>
          </table:table-cell>
          <table:table-cell office:value-type="float" office:value="0" calcext:value-type="float">
            <text:p>0</text:p>
          </table:table-cell>
          <table:table-cell office:value-type="float" office:value="19.29715" calcext:value-type="float">
            <text:p>19.29715</text:p>
          </table:table-cell>
          <table:table-cell office:value-type="float" office:value="9.386414" calcext:value-type="float">
            <text:p>9.386414</text:p>
          </table:table-cell>
          <table:table-cell office:value-type="float" office:value="17.81039" calcext:value-type="float">
            <text:p>17.81039</text:p>
          </table:table-cell>
          <table:table-cell office:value-type="float" office:value="11.92892" calcext:value-type="float">
            <text:p>11.92892</text:p>
          </table:table-cell>
          <table:table-cell office:value-type="float" office:value="17.07928" calcext:value-type="float">
            <text:p>17.07928</text:p>
          </table:table-cell>
          <table:table-cell office:value-type="float" office:value="13.89169" calcext:value-type="float">
            <text:p>13.89169</text:p>
          </table:table-cell>
          <table:table-cell office:value-type="float" office:value="16.9541" calcext:value-type="float">
            <text:p>16.9541</text:p>
          </table:table-cell>
          <table:table-cell office:value-type="float" office:value="15.17673" calcext:value-type="float">
            <text:p>15.17673</text:p>
          </table:table-cell>
          <table:table-cell office:value-type="float" office:value="17.01352" calcext:value-type="float">
            <text:p>17.01352</text:p>
          </table:table-cell>
          <table:table-cell office:value-type="float" office:value="15.69843" calcext:value-type="float">
            <text:p>15.69843</text:p>
          </table:table-cell>
          <table:table-cell office:value-type="float" office:value="17.02493" calcext:value-type="float">
            <text:p>17.02493</text:p>
          </table:table-cell>
          <table:table-cell office:value-type="float" office:value="16.21552" calcext:value-type="float">
            <text:p>16.21552</text:p>
          </table:table-cell>
          <table:table-cell office:value-type="float" office:value="17.02802" calcext:value-type="float">
            <text:p>17.02802</text:p>
          </table:table-cell>
          <table:table-cell office:value-type="float" office:value="16.55762" calcext:value-type="float">
            <text:p>16.55762</text:p>
          </table:table-cell>
          <table:table-cell office:value-type="float" office:value="17.08817" calcext:value-type="float">
            <text:p>17.08817</text:p>
          </table:table-cell>
          <table:table-cell office:value-type="float" office:value="16.93124" calcext:value-type="float">
            <text:p>16.93124</text:p>
          </table:table-cell>
          <table:table-cell office:value-type="float" office:value="17.34744" calcext:value-type="float">
            <text:p>17.34744</text:p>
          </table:table-cell>
          <table:table-cell office:value-type="float" office:value="17.22876" calcext:value-type="float">
            <text:p>17.22876</text:p>
          </table:table-cell>
          <table:table-cell office:value-type="float" office:value="17.35168" calcext:value-type="float">
            <text:p>17.35168</text:p>
          </table:table-cell>
          <table:table-cell office:value-type="float" office:value="17.26367" calcext:value-type="float">
            <text:p>17.26367</text:p>
          </table:table-cell>
          <table:table-cell office:value-type="float" office:value="17.06305" calcext:value-type="float">
            <text:p>17.06305</text:p>
          </table:table-cell>
          <table:table-cell office:value-type="float" office:value="17.01688" calcext:value-type="float">
            <text:p>17.01688</text:p>
          </table:table-cell>
          <table:table-cell office:value-type="float" office:value="16.68231" calcext:value-type="float">
            <text:p>16.68231</text:p>
          </table:table-cell>
          <table:table-cell office:value-type="float" office:value="16.66623" calcext:value-type="float">
            <text:p>16.66623</text:p>
          </table:table-cell>
          <table:table-cell office:value-type="float" office:value="16.20193" calcext:value-type="float">
            <text:p>16.20193</text:p>
          </table:table-cell>
          <table:table-cell office:value-type="float" office:value="16.19867" calcext:value-type="float">
            <text:p>16.19867</text:p>
          </table:table-cell>
          <table:table-cell office:value-type="float" office:value="15.75958" calcext:value-type="float">
            <text:p>15.75958</text:p>
          </table:table-cell>
          <table:table-cell office:value-type="float" office:value="15.75925" calcext:value-type="float">
            <text:p>15.75925</text:p>
          </table:table-cell>
          <table:table-cell office:value-type="float" office:value="20.50992" calcext:value-type="float">
            <text:p>20.50992</text:p>
          </table:table-cell>
          <table:table-cell office:value-type="float" office:value="7.130615" calcext:value-type="float">
            <text:p>7.1306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4" calcext:value-type="float">
            <text:p>29092004</text:p>
          </table:table-cell>
          <table:table-cell office:value-type="float" office:value="17.7487" calcext:value-type="float">
            <text:p>17.7487</text:p>
          </table:table-cell>
          <table:table-cell office:value-type="float" office:value="23.24" calcext:value-type="float">
            <text:p>23.24</text:p>
          </table:table-cell>
          <table:table-cell office:value-type="float" office:value="1.57" calcext:value-type="float">
            <text:p>1.57</text:p>
          </table:table-cell>
          <table:table-cell office:value-type="float" office:value="0.9946615" calcext:value-type="float">
            <text:p>0.9946615</text:p>
          </table:table-cell>
          <table:table-cell office:value-type="float" office:value="0.6030616" calcext:value-type="float">
            <text:p>0.6030616</text:p>
          </table:table-cell>
          <table:table-cell office:value-type="float" office:value="216.504" calcext:value-type="float">
            <text:p>216.504</text:p>
          </table:table-cell>
          <table:table-cell office:value-type="float" office:value="0" calcext:value-type="float">
            <text:p>0</text:p>
          </table:table-cell>
          <table:table-cell office:value-type="float" office:value="18.89105" calcext:value-type="float">
            <text:p>18.89105</text:p>
          </table:table-cell>
          <table:table-cell office:value-type="float" office:value="4.755737" calcext:value-type="float">
            <text:p>4.755737</text:p>
          </table:table-cell>
          <table:table-cell office:value-type="float" office:value="16.75314" calcext:value-type="float">
            <text:p>16.75314</text:p>
          </table:table-cell>
          <table:table-cell office:value-type="float" office:value="7.867188" calcext:value-type="float">
            <text:p>7.867188</text:p>
          </table:table-cell>
          <table:table-cell office:value-type="float" office:value="15.7666" calcext:value-type="float">
            <text:p>15.7666</text:p>
          </table:table-cell>
          <table:table-cell office:value-type="float" office:value="10.34634" calcext:value-type="float">
            <text:p>10.34634</text:p>
          </table:table-cell>
          <table:table-cell office:value-type="float" office:value="15.38309" calcext:value-type="float">
            <text:p>15.38309</text:p>
          </table:table-cell>
          <table:table-cell office:value-type="float" office:value="12.26797" calcext:value-type="float">
            <text:p>12.26797</text:p>
          </table:table-cell>
          <table:table-cell office:value-type="float" office:value="15.77078" calcext:value-type="float">
            <text:p>15.77078</text:p>
          </table:table-cell>
          <table:table-cell office:value-type="float" office:value="13.39255" calcext:value-type="float">
            <text:p>13.39255</text:p>
          </table:table-cell>
          <table:table-cell office:value-type="float" office:value="16.35757" calcext:value-type="float">
            <text:p>16.35757</text:p>
          </table:table-cell>
          <table:table-cell office:value-type="float" office:value="14.54733" calcext:value-type="float">
            <text:p>14.54733</text:p>
          </table:table-cell>
          <table:table-cell office:value-type="float" office:value="16.6488" calcext:value-type="float">
            <text:p>16.6488</text:p>
          </table:table-cell>
          <table:table-cell office:value-type="float" office:value="15.38953" calcext:value-type="float">
            <text:p>15.38953</text:p>
          </table:table-cell>
          <table:table-cell office:value-type="float" office:value="16.92981" calcext:value-type="float">
            <text:p>16.92981</text:p>
          </table:table-cell>
          <table:table-cell office:value-type="float" office:value="16.31772" calcext:value-type="float">
            <text:p>16.31772</text:p>
          </table:table-cell>
          <table:table-cell office:value-type="float" office:value="17.22742" calcext:value-type="float">
            <text:p>17.22742</text:p>
          </table:table-cell>
          <table:table-cell office:value-type="float" office:value="17.01691" calcext:value-type="float">
            <text:p>17.01691</text:p>
          </table:table-cell>
          <table:table-cell office:value-type="float" office:value="17.26276" calcext:value-type="float">
            <text:p>17.26276</text:p>
          </table:table-cell>
          <table:table-cell office:value-type="float" office:value="17.16901" calcext:value-type="float">
            <text:p>17.16901</text:p>
          </table:table-cell>
          <table:table-cell office:value-type="float" office:value="17.01636" calcext:value-type="float">
            <text:p>17.01636</text:p>
          </table:table-cell>
          <table:table-cell office:value-type="float" office:value="16.96552" calcext:value-type="float">
            <text:p>16.96552</text:p>
          </table:table-cell>
          <table:table-cell office:value-type="float" office:value="16.66599" calcext:value-type="float">
            <text:p>16.66599</text:p>
          </table:table-cell>
          <table:table-cell office:value-type="float" office:value="16.64288" calcext:value-type="float">
            <text:p>16.64288</text:p>
          </table:table-cell>
          <table:table-cell office:value-type="float" office:value="16.19864" calcext:value-type="float">
            <text:p>16.19864</text:p>
          </table:table-cell>
          <table:table-cell office:value-type="float" office:value="16.1908" calcext:value-type="float">
            <text:p>16.1908</text:p>
          </table:table-cell>
          <table:table-cell office:value-type="float" office:value="15.75964" calcext:value-type="float">
            <text:p>15.75964</text:p>
          </table:table-cell>
          <table:table-cell office:value-type="float" office:value="15.75949" calcext:value-type="float">
            <text:p>15.75949</text:p>
          </table:table-cell>
          <table:table-cell office:value-type="float" office:value="20.95981" calcext:value-type="float">
            <text:p>20.95981</text:p>
          </table:table-cell>
          <table:table-cell office:value-type="float" office:value="1.966339" calcext:value-type="float">
            <text:p>1.9663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4" calcext:value-type="float">
            <text:p>30092004</text:p>
          </table:table-cell>
          <table:table-cell office:value-type="float" office:value="15.00863" calcext:value-type="float">
            <text:p>15.00863</text:p>
          </table:table-cell>
          <table:table-cell office:value-type="float" office:value="27.92" calcext:value-type="float">
            <text:p>27.92</text:p>
          </table:table-cell>
          <table:table-cell office:value-type="float" office:value="11.08" calcext:value-type="float">
            <text:p>11.08</text:p>
          </table:table-cell>
          <table:table-cell office:value-type="float" office:value="1.339959" calcext:value-type="float">
            <text:p>1.339959</text:p>
          </table:table-cell>
          <table:table-cell office:value-type="float" office:value="0.9827001" calcext:value-type="float">
            <text:p>0.9827001</text:p>
          </table:table-cell>
          <table:table-cell office:value-type="float" office:value="329.256" calcext:value-type="float">
            <text:p>329.256</text:p>
          </table:table-cell>
          <table:table-cell office:value-type="float" office:value="0" calcext:value-type="float">
            <text:p>0</text:p>
          </table:table-cell>
          <table:table-cell office:value-type="float" office:value="20.87128" calcext:value-type="float">
            <text:p>20.87128</text:p>
          </table:table-cell>
          <table:table-cell office:value-type="float" office:value="10.74051" calcext:value-type="float">
            <text:p>10.74051</text:p>
          </table:table-cell>
          <table:table-cell office:value-type="float" office:value="18.38174" calcext:value-type="float">
            <text:p>18.38174</text:p>
          </table:table-cell>
          <table:table-cell office:value-type="float" office:value="12.03275" calcext:value-type="float">
            <text:p>12.03275</text:p>
          </table:table-cell>
          <table:table-cell office:value-type="float" office:value="17.21683" calcext:value-type="float">
            <text:p>17.21683</text:p>
          </table:table-cell>
          <table:table-cell office:value-type="float" office:value="13.01581" calcext:value-type="float">
            <text:p>13.01581</text:p>
          </table:table-cell>
          <table:table-cell office:value-type="float" office:value="16.55057" calcext:value-type="float">
            <text:p>16.55057</text:p>
          </table:table-cell>
          <table:table-cell office:value-type="float" office:value="13.83411" calcext:value-type="float">
            <text:p>13.83411</text:p>
          </table:table-cell>
          <table:table-cell office:value-type="float" office:value="16.26859" calcext:value-type="float">
            <text:p>16.26859</text:p>
          </table:table-cell>
          <table:table-cell office:value-type="float" office:value="14.35117" calcext:value-type="float">
            <text:p>14.35117</text:p>
          </table:table-cell>
          <table:table-cell office:value-type="float" office:value="16.12372" calcext:value-type="float">
            <text:p>16.12372</text:p>
          </table:table-cell>
          <table:table-cell office:value-type="float" office:value="14.93524" calcext:value-type="float">
            <text:p>14.93524</text:p>
          </table:table-cell>
          <table:table-cell office:value-type="float" office:value="16.06876" calcext:value-type="float">
            <text:p>16.06876</text:p>
          </table:table-cell>
          <table:table-cell office:value-type="float" office:value="15.43774" calcext:value-type="float">
            <text:p>15.43774</text:p>
          </table:table-cell>
          <table:table-cell office:value-type="float" office:value="16.31534" calcext:value-type="float">
            <text:p>16.31534</text:p>
          </table:table-cell>
          <table:table-cell office:value-type="float" office:value="16.10782" calcext:value-type="float">
            <text:p>16.10782</text:p>
          </table:table-cell>
          <table:table-cell office:value-type="float" office:value="17.01404" calcext:value-type="float">
            <text:p>17.01404</text:p>
          </table:table-cell>
          <table:table-cell office:value-type="float" office:value="16.76755" calcext:value-type="float">
            <text:p>16.76755</text:p>
          </table:table-cell>
          <table:table-cell office:value-type="float" office:value="17.16788" calcext:value-type="float">
            <text:p>17.16788</text:p>
          </table:table-cell>
          <table:table-cell office:value-type="float" office:value="17.04825" calcext:value-type="float">
            <text:p>17.04825</text:p>
          </table:table-cell>
          <table:table-cell office:value-type="float" office:value="16.96494" calcext:value-type="float">
            <text:p>16.96494</text:p>
          </table:table-cell>
          <table:table-cell office:value-type="float" office:value="16.90482" calcext:value-type="float">
            <text:p>16.90482</text:p>
          </table:table-cell>
          <table:table-cell office:value-type="float" office:value="16.64261" calcext:value-type="float">
            <text:p>16.64261</text:p>
          </table:table-cell>
          <table:table-cell office:value-type="float" office:value="16.61597" calcext:value-type="float">
            <text:p>16.61597</text:p>
          </table:table-cell>
          <table:table-cell office:value-type="float" office:value="16.19077" calcext:value-type="float">
            <text:p>16.19077</text:p>
          </table:table-cell>
          <table:table-cell office:value-type="float" office:value="16.18362" calcext:value-type="float">
            <text:p>16.18362</text:p>
          </table:table-cell>
          <table:table-cell office:value-type="float" office:value="15.75952" calcext:value-type="float">
            <text:p>15.75952</text:p>
          </table:table-cell>
          <table:table-cell office:value-type="float" office:value="15.75848" calcext:value-type="float">
            <text:p>15.75848</text:p>
          </table:table-cell>
          <table:table-cell office:value-type="float" office:value="22.80988" calcext:value-type="float">
            <text:p>22.80988</text:p>
          </table:table-cell>
          <table:table-cell office:value-type="float" office:value="9.310944" calcext:value-type="float">
            <text:p>9.3109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4" calcext:value-type="float">
            <text:p>1102004</text:p>
          </table:table-cell>
          <table:table-cell office:value-type="float" office:value="8.182012" calcext:value-type="float">
            <text:p>8.182012</text:p>
          </table:table-cell>
          <table:table-cell office:value-type="float" office:value="19.88" calcext:value-type="float">
            <text:p>19.88</text:p>
          </table:table-cell>
          <table:table-cell office:value-type="float" office:value="-1.13" calcext:value-type="float">
            <text:p>-1.13</text:p>
          </table:table-cell>
          <table:table-cell office:value-type="float" office:value="1.524211" calcext:value-type="float">
            <text:p>1.524211</text:p>
          </table:table-cell>
          <table:table-cell office:value-type="float" office:value="0.4968852" calcext:value-type="float">
            <text:p>0.4968852</text:p>
          </table:table-cell>
          <table:table-cell office:value-type="float" office:value="379.62" calcext:value-type="float">
            <text:p>379.62</text:p>
          </table:table-cell>
          <table:table-cell office:value-type="float" office:value="1.1" calcext:value-type="float">
            <text:p>1.1</text:p>
          </table:table-cell>
          <table:table-cell office:value-type="float" office:value="17.68042" calcext:value-type="float">
            <text:p>17.68042</text:p>
          </table:table-cell>
          <table:table-cell office:value-type="float" office:value="3.524933" calcext:value-type="float">
            <text:p>3.524933</text:p>
          </table:table-cell>
          <table:table-cell office:value-type="float" office:value="16.55817" calcext:value-type="float">
            <text:p>16.55817</text:p>
          </table:table-cell>
          <table:table-cell office:value-type="float" office:value="7.814819" calcext:value-type="float">
            <text:p>7.814819</text:p>
          </table:table-cell>
          <table:table-cell office:value-type="float" office:value="16.33923" calcext:value-type="float">
            <text:p>16.33923</text:p>
          </table:table-cell>
          <table:table-cell office:value-type="float" office:value="10.67892" calcext:value-type="float">
            <text:p>10.67892</text:p>
          </table:table-cell>
          <table:table-cell office:value-type="float" office:value="16.33481" calcext:value-type="float">
            <text:p>16.33481</text:p>
          </table:table-cell>
          <table:table-cell office:value-type="float" office:value="12.86691" calcext:value-type="float">
            <text:p>12.86691</text:p>
          </table:table-cell>
          <table:table-cell office:value-type="float" office:value="16.25394" calcext:value-type="float">
            <text:p>16.25394</text:p>
          </table:table-cell>
          <table:table-cell office:value-type="float" office:value="14.01395" calcext:value-type="float">
            <text:p>14.01395</text:p>
          </table:table-cell>
          <table:table-cell office:value-type="float" office:value="16.15872" calcext:value-type="float">
            <text:p>16.15872</text:p>
          </table:table-cell>
          <table:table-cell office:value-type="float" office:value="15.16562" calcext:value-type="float">
            <text:p>15.16562</text:p>
          </table:table-cell>
          <table:table-cell office:value-type="float" office:value="16.16165" calcext:value-type="float">
            <text:p>16.16165</text:p>
          </table:table-cell>
          <table:table-cell office:value-type="float" office:value="15.76849" calcext:value-type="float">
            <text:p>15.76849</text:p>
          </table:table-cell>
          <table:table-cell office:value-type="float" office:value="16.29639" calcext:value-type="float">
            <text:p>16.29639</text:p>
          </table:table-cell>
          <table:table-cell office:value-type="float" office:value="16.1575" calcext:value-type="float">
            <text:p>16.1575</text:p>
          </table:table-cell>
          <table:table-cell office:value-type="float" office:value="16.76562" calcext:value-type="float">
            <text:p>16.76562</text:p>
          </table:table-cell>
          <table:table-cell office:value-type="float" office:value="16.65884" calcext:value-type="float">
            <text:p>16.65884</text:p>
          </table:table-cell>
          <table:table-cell office:value-type="float" office:value="17.04691" calcext:value-type="float">
            <text:p>17.04691</text:p>
          </table:table-cell>
          <table:table-cell office:value-type="float" office:value="16.92932" calcext:value-type="float">
            <text:p>16.92932</text:p>
          </table:table-cell>
          <table:table-cell office:value-type="float" office:value="16.90411" calcext:value-type="float">
            <text:p>16.90411</text:p>
          </table:table-cell>
          <table:table-cell office:value-type="float" office:value="16.83524" calcext:value-type="float">
            <text:p>16.83524</text:p>
          </table:table-cell>
          <table:table-cell office:value-type="float" office:value="16.61572" calcext:value-type="float">
            <text:p>16.61572</text:p>
          </table:table-cell>
          <table:table-cell office:value-type="float" office:value="16.58405" calcext:value-type="float">
            <text:p>16.58405</text:p>
          </table:table-cell>
          <table:table-cell office:value-type="float" office:value="16.18353" calcext:value-type="float">
            <text:p>16.18353</text:p>
          </table:table-cell>
          <table:table-cell office:value-type="float" office:value="16.17267" calcext:value-type="float">
            <text:p>16.17267</text:p>
          </table:table-cell>
          <table:table-cell office:value-type="float" office:value="15.75848" calcext:value-type="float">
            <text:p>15.75848</text:p>
          </table:table-cell>
          <table:table-cell office:value-type="float" office:value="15.75549" calcext:value-type="float">
            <text:p>15.75549</text:p>
          </table:table-cell>
          <table:table-cell office:value-type="float" office:value="18.59097" calcext:value-type="float">
            <text:p>18.59097</text:p>
          </table:table-cell>
          <table:table-cell office:value-type="float" office:value="-0.7739258" calcext:value-type="float">
            <text:p>-0.77392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4" calcext:value-type="float">
            <text:p>2102004</text:p>
          </table:table-cell>
          <table:table-cell office:value-type="float" office:value="16.38089" calcext:value-type="float">
            <text:p>16.38089</text:p>
          </table:table-cell>
          <table:table-cell office:value-type="float" office:value="17.44" calcext:value-type="float">
            <text:p>17.44</text:p>
          </table:table-cell>
          <table:table-cell office:value-type="float" office:value="-2.43" calcext:value-type="float">
            <text:p>-2.43</text:p>
          </table:table-cell>
          <table:table-cell office:value-type="float" office:value="0.7818235" calcext:value-type="float">
            <text:p>0.7818235</text:p>
          </table:table-cell>
          <table:table-cell office:value-type="float" office:value="0.4520257" calcext:value-type="float">
            <text:p>0.4520257</text:p>
          </table:table-cell>
          <table:table-cell office:value-type="float" office:value="187.488" calcext:value-type="float">
            <text:p>187.488</text:p>
          </table:table-cell>
          <table:table-cell office:value-type="float" office:value="0" calcext:value-type="float">
            <text:p>0</text:p>
          </table:table-cell>
          <table:table-cell office:value-type="float" office:value="15.13031" calcext:value-type="float">
            <text:p>15.13031</text:p>
          </table:table-cell>
          <table:table-cell office:value-type="float" office:value="0.9612732" calcext:value-type="float">
            <text:p>0.9612732</text:p>
          </table:table-cell>
          <table:table-cell office:value-type="float" office:value="13.05341" calcext:value-type="float">
            <text:p>13.05341</text:p>
          </table:table-cell>
          <table:table-cell office:value-type="float" office:value="4.741211" calcext:value-type="float">
            <text:p>4.741211</text:p>
          </table:table-cell>
          <table:table-cell office:value-type="float" office:value="12.68164" calcext:value-type="float">
            <text:p>12.68164</text:p>
          </table:table-cell>
          <table:table-cell office:value-type="float" office:value="7.437378" calcext:value-type="float">
            <text:p>7.437378</text:p>
          </table:table-cell>
          <table:table-cell office:value-type="float" office:value="12.75641" calcext:value-type="float">
            <text:p>12.75641</text:p>
          </table:table-cell>
          <table:table-cell office:value-type="float" office:value="9.75296" calcext:value-type="float">
            <text:p>9.75296</text:p>
          </table:table-cell>
          <table:table-cell office:value-type="float" office:value="13.93137" calcext:value-type="float">
            <text:p>13.93137</text:p>
          </table:table-cell>
          <table:table-cell office:value-type="float" office:value="11.21545" calcext:value-type="float">
            <text:p>11.21545</text:p>
          </table:table-cell>
          <table:table-cell office:value-type="float" office:value="15.11719" calcext:value-type="float">
            <text:p>15.11719</text:p>
          </table:table-cell>
          <table:table-cell office:value-type="float" office:value="12.73114" calcext:value-type="float">
            <text:p>12.73114</text:p>
          </table:table-cell>
          <table:table-cell office:value-type="float" office:value="15.74347" calcext:value-type="float">
            <text:p>15.74347</text:p>
          </table:table-cell>
          <table:table-cell office:value-type="float" office:value="13.90891" calcext:value-type="float">
            <text:p>13.90891</text:p>
          </table:table-cell>
          <table:table-cell office:value-type="float" office:value="16.26208" calcext:value-type="float">
            <text:p>16.26208</text:p>
          </table:table-cell>
          <table:table-cell office:value-type="float" office:value="15.23737" calcext:value-type="float">
            <text:p>15.23737</text:p>
          </table:table-cell>
          <table:table-cell office:value-type="float" office:value="16.65796" calcext:value-type="float">
            <text:p>16.65796</text:p>
          </table:table-cell>
          <table:table-cell office:value-type="float" office:value="16.39804" calcext:value-type="float">
            <text:p>16.39804</text:p>
          </table:table-cell>
          <table:table-cell office:value-type="float" office:value="16.92822" calcext:value-type="float">
            <text:p>16.92822</text:p>
          </table:table-cell>
          <table:table-cell office:value-type="float" office:value="16.8136" calcext:value-type="float">
            <text:p>16.8136</text:p>
          </table:table-cell>
          <table:table-cell office:value-type="float" office:value="16.8345" calcext:value-type="float">
            <text:p>16.8345</text:p>
          </table:table-cell>
          <table:table-cell office:value-type="float" office:value="16.7634" calcext:value-type="float">
            <text:p>16.7634</text:p>
          </table:table-cell>
          <table:table-cell office:value-type="float" office:value="16.58368" calcext:value-type="float">
            <text:p>16.58368</text:p>
          </table:table-cell>
          <table:table-cell office:value-type="float" office:value="16.54752" calcext:value-type="float">
            <text:p>16.54752</text:p>
          </table:table-cell>
          <table:table-cell office:value-type="float" office:value="16.17252" calcext:value-type="float">
            <text:p>16.17252</text:p>
          </table:table-cell>
          <table:table-cell office:value-type="float" office:value="16.15863" calcext:value-type="float">
            <text:p>16.15863</text:p>
          </table:table-cell>
          <table:table-cell office:value-type="float" office:value="15.75543" calcext:value-type="float">
            <text:p>15.75543</text:p>
          </table:table-cell>
          <table:table-cell office:value-type="float" office:value="15.74979" calcext:value-type="float">
            <text:p>15.74979</text:p>
          </table:table-cell>
          <table:table-cell office:value-type="float" office:value="19.42554" calcext:value-type="float">
            <text:p>19.42554</text:p>
          </table:table-cell>
          <table:table-cell office:value-type="float" office:value="-2.382202" calcext:value-type="float">
            <text:p>-2.3822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4" calcext:value-type="float">
            <text:p>3102004</text:p>
          </table:table-cell>
          <table:table-cell office:value-type="float" office:value="17.14188" calcext:value-type="float">
            <text:p>17.14188</text:p>
          </table:table-cell>
          <table:table-cell office:value-type="float" office:value="27" calcext:value-type="float">
            <text:p>27</text:p>
          </table:table-cell>
          <table:table-cell office:value-type="float" office:value="4.06" calcext:value-type="float">
            <text:p>4.06</text:p>
          </table:table-cell>
          <table:table-cell office:value-type="float" office:value="0.9792315" calcext:value-type="float">
            <text:p>0.9792315</text:p>
          </table:table-cell>
          <table:table-cell office:value-type="float" office:value="0.7185755" calcext:value-type="float">
            <text:p>0.7185755</text:p>
          </table:table-cell>
          <table:table-cell office:value-type="float" office:value="185.688" calcext:value-type="float">
            <text:p>185.688</text:p>
          </table:table-cell>
          <table:table-cell office:value-type="float" office:value="0" calcext:value-type="float">
            <text:p>0</text:p>
          </table:table-cell>
          <table:table-cell office:value-type="float" office:value="20.354" calcext:value-type="float">
            <text:p>20.354</text:p>
          </table:table-cell>
          <table:table-cell office:value-type="float" office:value="5.569153" calcext:value-type="float">
            <text:p>5.569153</text:p>
          </table:table-cell>
          <table:table-cell office:value-type="float" office:value="16.88965" calcext:value-type="float">
            <text:p>16.88965</text:p>
          </table:table-cell>
          <table:table-cell office:value-type="float" office:value="7.744354" calcext:value-type="float">
            <text:p>7.744354</text:p>
          </table:table-cell>
          <table:table-cell office:value-type="float" office:value="15.50226" calcext:value-type="float">
            <text:p>15.50226</text:p>
          </table:table-cell>
          <table:table-cell office:value-type="float" office:value="9.274139" calcext:value-type="float">
            <text:p>9.274139</text:p>
          </table:table-cell>
          <table:table-cell office:value-type="float" office:value="14.64447" calcext:value-type="float">
            <text:p>14.64447</text:p>
          </table:table-cell>
          <table:table-cell office:value-type="float" office:value="10.64011" calcext:value-type="float">
            <text:p>10.64011</text:p>
          </table:table-cell>
          <table:table-cell office:value-type="float" office:value="14.31824" calcext:value-type="float">
            <text:p>14.31824</text:p>
          </table:table-cell>
          <table:table-cell office:value-type="float" office:value="11.55353" calcext:value-type="float">
            <text:p>11.55353</text:p>
          </table:table-cell>
          <table:table-cell office:value-type="float" office:value="14.22745" calcext:value-type="float">
            <text:p>14.22745</text:p>
          </table:table-cell>
          <table:table-cell office:value-type="float" office:value="12.5882" calcext:value-type="float">
            <text:p>12.5882</text:p>
          </table:table-cell>
          <table:table-cell office:value-type="float" office:value="14.35678" calcext:value-type="float">
            <text:p>14.35678</text:p>
          </table:table-cell>
          <table:table-cell office:value-type="float" office:value="13.51178" calcext:value-type="float">
            <text:p>13.51178</text:p>
          </table:table-cell>
          <table:table-cell office:value-type="float" office:value="15.23093" calcext:value-type="float">
            <text:p>15.23093</text:p>
          </table:table-cell>
          <table:table-cell office:value-type="float" office:value="14.74811" calcext:value-type="float">
            <text:p>14.74811</text:p>
          </table:table-cell>
          <table:table-cell office:value-type="float" office:value="16.39389" calcext:value-type="float">
            <text:p>16.39389</text:p>
          </table:table-cell>
          <table:table-cell office:value-type="float" office:value="15.99664" calcext:value-type="float">
            <text:p>15.99664</text:p>
          </table:table-cell>
          <table:table-cell office:value-type="float" office:value="16.81219" calcext:value-type="float">
            <text:p>16.81219</text:p>
          </table:table-cell>
          <table:table-cell office:value-type="float" office:value="16.65121" calcext:value-type="float">
            <text:p>16.65121</text:p>
          </table:table-cell>
          <table:table-cell office:value-type="float" office:value="16.76263" calcext:value-type="float">
            <text:p>16.76263</text:p>
          </table:table-cell>
          <table:table-cell office:value-type="float" office:value="16.68097" calcext:value-type="float">
            <text:p>16.68097</text:p>
          </table:table-cell>
          <table:table-cell office:value-type="float" office:value="16.54712" calcext:value-type="float">
            <text:p>16.54712</text:p>
          </table:table-cell>
          <table:table-cell office:value-type="float" office:value="16.50583" calcext:value-type="float">
            <text:p>16.50583</text:p>
          </table:table-cell>
          <table:table-cell office:value-type="float" office:value="16.15842" calcext:value-type="float">
            <text:p>16.15842</text:p>
          </table:table-cell>
          <table:table-cell office:value-type="float" office:value="16.14111" calcext:value-type="float">
            <text:p>16.14111</text:p>
          </table:table-cell>
          <table:table-cell office:value-type="float" office:value="15.74969" calcext:value-type="float">
            <text:p>15.74969</text:p>
          </table:table-cell>
          <table:table-cell office:value-type="float" office:value="15.7417" calcext:value-type="float">
            <text:p>15.7417</text:p>
          </table:table-cell>
          <table:table-cell office:value-type="float" office:value="30.07159" calcext:value-type="float">
            <text:p>30.07159</text:p>
          </table:table-cell>
          <table:table-cell office:value-type="float" office:value="3.580078" calcext:value-type="float">
            <text:p>3.5800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4" calcext:value-type="float">
            <text:p>4102004</text:p>
          </table:table-cell>
          <table:table-cell office:value-type="float" office:value="16.7612" calcext:value-type="float">
            <text:p>16.7612</text:p>
          </table:table-cell>
          <table:table-cell office:value-type="float" office:value="15.43" calcext:value-type="float">
            <text:p>15.43</text:p>
          </table:table-cell>
          <table:table-cell office:value-type="float" office:value="3.93" calcext:value-type="float">
            <text:p>3.93</text:p>
          </table:table-cell>
          <table:table-cell office:value-type="float" office:value="0.9575653" calcext:value-type="float">
            <text:p>0.9575653</text:p>
          </table:table-cell>
          <table:table-cell office:value-type="float" office:value="0.7120864" calcext:value-type="float">
            <text:p>0.7120864</text:p>
          </table:table-cell>
          <table:table-cell office:value-type="float" office:value="171.432" calcext:value-type="float">
            <text:p>171.432</text:p>
          </table:table-cell>
          <table:table-cell office:value-type="float" office:value="0" calcext:value-type="float">
            <text:p>0</text:p>
          </table:table-cell>
          <table:table-cell office:value-type="float" office:value="16.60556" calcext:value-type="float">
            <text:p>16.60556</text:p>
          </table:table-cell>
          <table:table-cell office:value-type="float" office:value="6.885376" calcext:value-type="float">
            <text:p>6.885376</text:p>
          </table:table-cell>
          <table:table-cell office:value-type="float" office:value="14.71103" calcext:value-type="float">
            <text:p>14.71103</text:p>
          </table:table-cell>
          <table:table-cell office:value-type="float" office:value="9.616211" calcext:value-type="float">
            <text:p>9.616211</text:p>
          </table:table-cell>
          <table:table-cell office:value-type="float" office:value="14.13174" calcext:value-type="float">
            <text:p>14.13174</text:p>
          </table:table-cell>
          <table:table-cell office:value-type="float" office:value="11.04861" calcext:value-type="float">
            <text:p>11.04861</text:p>
          </table:table-cell>
          <table:table-cell office:value-type="float" office:value="13.97641" calcext:value-type="float">
            <text:p>13.97641</text:p>
          </table:table-cell>
          <table:table-cell office:value-type="float" office:value="12.1442" calcext:value-type="float">
            <text:p>12.1442</text:p>
          </table:table-cell>
          <table:table-cell office:value-type="float" office:value="14.13284" calcext:value-type="float">
            <text:p>14.13284</text:p>
          </table:table-cell>
          <table:table-cell office:value-type="float" office:value="12.79895" calcext:value-type="float">
            <text:p>12.79895</text:p>
          </table:table-cell>
          <table:table-cell office:value-type="float" office:value="14.23065" calcext:value-type="float">
            <text:p>14.23065</text:p>
          </table:table-cell>
          <table:table-cell office:value-type="float" office:value="13.47946" calcext:value-type="float">
            <text:p>13.47946</text:p>
          </table:table-cell>
          <table:table-cell office:value-type="float" office:value="14.41666" calcext:value-type="float">
            <text:p>14.41666</text:p>
          </table:table-cell>
          <table:table-cell office:value-type="float" office:value="14.01822" calcext:value-type="float">
            <text:p>14.01822</text:p>
          </table:table-cell>
          <table:table-cell office:value-type="float" office:value="14.85007" calcext:value-type="float">
            <text:p>14.85007</text:p>
          </table:table-cell>
          <table:table-cell office:value-type="float" office:value="14.76743" calcext:value-type="float">
            <text:p>14.76743</text:p>
          </table:table-cell>
          <table:table-cell office:value-type="float" office:value="15.99313" calcext:value-type="float">
            <text:p>15.99313</text:p>
          </table:table-cell>
          <table:table-cell office:value-type="float" office:value="15.75159" calcext:value-type="float">
            <text:p>15.75159</text:p>
          </table:table-cell>
          <table:table-cell office:value-type="float" office:value="16.64932" calcext:value-type="float">
            <text:p>16.64932</text:p>
          </table:table-cell>
          <table:table-cell office:value-type="float" office:value="16.47089" calcext:value-type="float">
            <text:p>16.47089</text:p>
          </table:table-cell>
          <table:table-cell office:value-type="float" office:value="16.68002" calcext:value-type="float">
            <text:p>16.68002</text:p>
          </table:table-cell>
          <table:table-cell office:value-type="float" office:value="16.58197" calcext:value-type="float">
            <text:p>16.58197</text:p>
          </table:table-cell>
          <table:table-cell office:value-type="float" office:value="16.50537" calcext:value-type="float">
            <text:p>16.50537</text:p>
          </table:table-cell>
          <table:table-cell office:value-type="float" office:value="16.45728" calcext:value-type="float">
            <text:p>16.45728</text:p>
          </table:table-cell>
          <table:table-cell office:value-type="float" office:value="16.1409" calcext:value-type="float">
            <text:p>16.1409</text:p>
          </table:table-cell>
          <table:table-cell office:value-type="float" office:value="16.11954" calcext:value-type="float">
            <text:p>16.11954</text:p>
          </table:table-cell>
          <table:table-cell office:value-type="float" office:value="15.74161" calcext:value-type="float">
            <text:p>15.74161</text:p>
          </table:table-cell>
          <table:table-cell office:value-type="float" office:value="15.73065" calcext:value-type="float">
            <text:p>15.73065</text:p>
          </table:table-cell>
          <table:table-cell office:value-type="float" office:value="21.51651" calcext:value-type="float">
            <text:p>21.51651</text:p>
          </table:table-cell>
          <table:table-cell office:value-type="float" office:value="3.886963" calcext:value-type="float">
            <text:p>3.8869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4" calcext:value-type="float">
            <text:p>5102004</text:p>
          </table:table-cell>
          <table:table-cell office:value-type="float" office:value="16.8362" calcext:value-type="float">
            <text:p>16.8362</text:p>
          </table:table-cell>
          <table:table-cell office:value-type="float" office:value="23.99" calcext:value-type="float">
            <text:p>23.99</text:p>
          </table:table-cell>
          <table:table-cell office:value-type="float" office:value="3.97" calcext:value-type="float">
            <text:p>3.97</text:p>
          </table:table-cell>
          <table:table-cell office:value-type="float" office:value="0.939429" calcext:value-type="float">
            <text:p>0.939429</text:p>
          </table:table-cell>
          <table:table-cell office:value-type="float" office:value="0.7111092" calcext:value-type="float">
            <text:p>0.7111092</text:p>
          </table:table-cell>
          <table:table-cell office:value-type="float" office:value="232.596" calcext:value-type="float">
            <text:p>232.596</text:p>
          </table:table-cell>
          <table:table-cell office:value-type="float" office:value="0" calcext:value-type="float">
            <text:p>0</text:p>
          </table:table-cell>
          <table:table-cell office:value-type="float" office:value="20.21423" calcext:value-type="float">
            <text:p>20.21423</text:p>
          </table:table-cell>
          <table:table-cell office:value-type="float" office:value="5.958679" calcext:value-type="float">
            <text:p>5.958679</text:p>
          </table:table-cell>
          <table:table-cell office:value-type="float" office:value="17.03491" calcext:value-type="float">
            <text:p>17.03491</text:p>
          </table:table-cell>
          <table:table-cell office:value-type="float" office:value="8.401245" calcext:value-type="float">
            <text:p>8.401245</text:p>
          </table:table-cell>
          <table:table-cell office:value-type="float" office:value="15.63049" calcext:value-type="float">
            <text:p>15.63049</text:p>
          </table:table-cell>
          <table:table-cell office:value-type="float" office:value="9.868042" calcext:value-type="float">
            <text:p>9.868042</text:p>
          </table:table-cell>
          <table:table-cell office:value-type="float" office:value="14.7532" calcext:value-type="float">
            <text:p>14.7532</text:p>
          </table:table-cell>
          <table:table-cell office:value-type="float" office:value="11.1369" calcext:value-type="float">
            <text:p>11.1369</text:p>
          </table:table-cell>
          <table:table-cell office:value-type="float" office:value="14.38925" calcext:value-type="float">
            <text:p>14.38925</text:p>
          </table:table-cell>
          <table:table-cell office:value-type="float" office:value="11.9519" calcext:value-type="float">
            <text:p>11.9519</text:p>
          </table:table-cell>
          <table:table-cell office:value-type="float" office:value="14.23148" calcext:value-type="float">
            <text:p>14.23148</text:p>
          </table:table-cell>
          <table:table-cell office:value-type="float" office:value="12.82846" calcext:value-type="float">
            <text:p>12.82846</text:p>
          </table:table-cell>
          <table:table-cell office:value-type="float" office:value="14.27698" calcext:value-type="float">
            <text:p>14.27698</text:p>
          </table:table-cell>
          <table:table-cell office:value-type="float" office:value="13.54816" calcext:value-type="float">
            <text:p>13.54816</text:p>
          </table:table-cell>
          <table:table-cell office:value-type="float" office:value="14.76819" calcext:value-type="float">
            <text:p>14.76819</text:p>
          </table:table-cell>
          <table:table-cell office:value-type="float" office:value="14.50974" calcext:value-type="float">
            <text:p>14.50974</text:p>
          </table:table-cell>
          <table:table-cell office:value-type="float" office:value="15.74951" calcext:value-type="float">
            <text:p>15.74951</text:p>
          </table:table-cell>
          <table:table-cell office:value-type="float" office:value="15.54025" calcext:value-type="float">
            <text:p>15.54025</text:p>
          </table:table-cell>
          <table:table-cell office:value-type="float" office:value="16.46909" calcext:value-type="float">
            <text:p>16.46909</text:p>
          </table:table-cell>
          <table:table-cell office:value-type="float" office:value="16.30069" calcext:value-type="float">
            <text:p>16.30069</text:p>
          </table:table-cell>
          <table:table-cell office:value-type="float" office:value="16.58087" calcext:value-type="float">
            <text:p>16.58087</text:p>
          </table:table-cell>
          <table:table-cell office:value-type="float" office:value="16.47482" calcext:value-type="float">
            <text:p>16.47482</text:p>
          </table:table-cell>
          <table:table-cell office:value-type="float" office:value="16.45673" calcext:value-type="float">
            <text:p>16.45673</text:p>
          </table:table-cell>
          <table:table-cell office:value-type="float" office:value="16.40125" calcext:value-type="float">
            <text:p>16.40125</text:p>
          </table:table-cell>
          <table:table-cell office:value-type="float" office:value="16.11926" calcext:value-type="float">
            <text:p>16.11926</text:p>
          </table:table-cell>
          <table:table-cell office:value-type="float" office:value="16.09418" calcext:value-type="float">
            <text:p>16.09418</text:p>
          </table:table-cell>
          <table:table-cell office:value-type="float" office:value="15.73053" calcext:value-type="float">
            <text:p>15.73053</text:p>
          </table:table-cell>
          <table:table-cell office:value-type="float" office:value="15.71701" calcext:value-type="float">
            <text:p>15.71701</text:p>
          </table:table-cell>
          <table:table-cell office:value-type="float" office:value="28.26965" calcext:value-type="float">
            <text:p>28.26965</text:p>
          </table:table-cell>
          <table:table-cell office:value-type="float" office:value="3.606537" calcext:value-type="float">
            <text:p>3.6065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4" calcext:value-type="float">
            <text:p>6102004</text:p>
          </table:table-cell>
          <table:table-cell office:value-type="float" office:value="7.390759" calcext:value-type="float">
            <text:p>7.390759</text:p>
          </table:table-cell>
          <table:table-cell office:value-type="float" office:value="20.45" calcext:value-type="float">
            <text:p>20.45</text:p>
          </table:table-cell>
          <table:table-cell office:value-type="float" office:value="8.86" calcext:value-type="float">
            <text:p>8.86</text:p>
          </table:table-cell>
          <table:table-cell office:value-type="float" office:value="1.323324" calcext:value-type="float">
            <text:p>1.323324</text:p>
          </table:table-cell>
          <table:table-cell office:value-type="float" office:value="0.8947363" calcext:value-type="float">
            <text:p>0.8947363</text:p>
          </table:table-cell>
          <table:table-cell office:value-type="float" office:value="173.484" calcext:value-type="float">
            <text:p>173.484</text:p>
          </table:table-cell>
          <table:table-cell office:value-type="float" office:value="2.6" calcext:value-type="float">
            <text:p>2.6</text:p>
          </table:table-cell>
          <table:table-cell office:value-type="float" office:value="18.33945" calcext:value-type="float">
            <text:p>18.33945</text:p>
          </table:table-cell>
          <table:table-cell office:value-type="float" office:value="9.583099" calcext:value-type="float">
            <text:p>9.583099</text:p>
          </table:table-cell>
          <table:table-cell office:value-type="float" office:value="16.28387" calcext:value-type="float">
            <text:p>16.28387</text:p>
          </table:table-cell>
          <table:table-cell office:value-type="float" office:value="11.26608" calcext:value-type="float">
            <text:p>11.26608</text:p>
          </table:table-cell>
          <table:table-cell office:value-type="float" office:value="15.44998" calcext:value-type="float">
            <text:p>15.44998</text:p>
          </table:table-cell>
          <table:table-cell office:value-type="float" office:value="12.18451" calcext:value-type="float">
            <text:p>12.18451</text:p>
          </table:table-cell>
          <table:table-cell office:value-type="float" office:value="14.92786" calcext:value-type="float">
            <text:p>14.92786</text:p>
          </table:table-cell>
          <table:table-cell office:value-type="float" office:value="12.91415" calcext:value-type="float">
            <text:p>12.91415</text:p>
          </table:table-cell>
          <table:table-cell office:value-type="float" office:value="14.69556" calcext:value-type="float">
            <text:p>14.69556</text:p>
          </table:table-cell>
          <table:table-cell office:value-type="float" office:value="13.34521" calcext:value-type="float">
            <text:p>13.34521</text:p>
          </table:table-cell>
          <table:table-cell office:value-type="float" office:value="14.5491" calcext:value-type="float">
            <text:p>14.5491</text:p>
          </table:table-cell>
          <table:table-cell office:value-type="float" office:value="13.79266" calcext:value-type="float">
            <text:p>13.79266</text:p>
          </table:table-cell>
          <table:table-cell office:value-type="float" office:value="14.57257" calcext:value-type="float">
            <text:p>14.57257</text:p>
          </table:table-cell>
          <table:table-cell office:value-type="float" office:value="14.13651" calcext:value-type="float">
            <text:p>14.13651</text:p>
          </table:table-cell>
          <table:table-cell office:value-type="float" office:value="14.70334" calcext:value-type="float">
            <text:p>14.70334</text:p>
          </table:table-cell>
          <table:table-cell office:value-type="float" office:value="14.55344" calcext:value-type="float">
            <text:p>14.55344</text:p>
          </table:table-cell>
          <table:table-cell office:value-type="float" office:value="15.5383" calcext:value-type="float">
            <text:p>15.5383</text:p>
          </table:table-cell>
          <table:table-cell office:value-type="float" office:value="15.4194" calcext:value-type="float">
            <text:p>15.4194</text:p>
          </table:table-cell>
          <table:table-cell office:value-type="float" office:value="16.29901" calcext:value-type="float">
            <text:p>16.29901</text:p>
          </table:table-cell>
          <table:table-cell office:value-type="float" office:value="16.14496" calcext:value-type="float">
            <text:p>16.14496</text:p>
          </table:table-cell>
          <table:table-cell office:value-type="float" office:value="16.47369" calcext:value-type="float">
            <text:p>16.47369</text:p>
          </table:table-cell>
          <table:table-cell office:value-type="float" office:value="16.36526" calcext:value-type="float">
            <text:p>16.36526</text:p>
          </table:table-cell>
          <table:table-cell office:value-type="float" office:value="16.40067" calcext:value-type="float">
            <text:p>16.40067</text:p>
          </table:table-cell>
          <table:table-cell office:value-type="float" office:value="16.33749" calcext:value-type="float">
            <text:p>16.33749</text:p>
          </table:table-cell>
          <table:table-cell office:value-type="float" office:value="16.09384" calcext:value-type="float">
            <text:p>16.09384</text:p>
          </table:table-cell>
          <table:table-cell office:value-type="float" office:value="16.05991" calcext:value-type="float">
            <text:p>16.05991</text:p>
          </table:table-cell>
          <table:table-cell office:value-type="float" office:value="15.71686" calcext:value-type="float">
            <text:p>15.71686</text:p>
          </table:table-cell>
          <table:table-cell office:value-type="float" office:value="15.69962" calcext:value-type="float">
            <text:p>15.69962</text:p>
          </table:table-cell>
          <table:table-cell office:value-type="float" office:value="23.35669" calcext:value-type="float">
            <text:p>23.35669</text:p>
          </table:table-cell>
          <table:table-cell office:value-type="float" office:value="7.858521" calcext:value-type="float">
            <text:p>7.8585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4" calcext:value-type="float">
            <text:p>7102004</text:p>
          </table:table-cell>
          <table:table-cell office:value-type="float" office:value="3.44232" calcext:value-type="float">
            <text:p>3.44232</text:p>
          </table:table-cell>
          <table:table-cell office:value-type="float" office:value="21" calcext:value-type="float">
            <text:p>21</text:p>
          </table:table-cell>
          <table:table-cell office:value-type="float" office:value="11.37" calcext:value-type="float">
            <text:p>11.37</text:p>
          </table:table-cell>
          <table:table-cell office:value-type="float" office:value="1.813659" calcext:value-type="float">
            <text:p>1.813659</text:p>
          </table:table-cell>
          <table:table-cell office:value-type="float" office:value="1.180918" calcext:value-type="float">
            <text:p>1.180918</text:p>
          </table:table-cell>
          <table:table-cell office:value-type="float" office:value="174.348" calcext:value-type="float">
            <text:p>174.348</text:p>
          </table:table-cell>
          <table:table-cell office:value-type="float" office:value="3.9" calcext:value-type="float">
            <text:p>3.9</text:p>
          </table:table-cell>
          <table:table-cell office:value-type="float" office:value="17.98706" calcext:value-type="float">
            <text:p>17.98706</text:p>
          </table:table-cell>
          <table:table-cell office:value-type="float" office:value="11.17358" calcext:value-type="float">
            <text:p>11.17358</text:p>
          </table:table-cell>
          <table:table-cell office:value-type="float" office:value="16.80319" calcext:value-type="float">
            <text:p>16.80319</text:p>
          </table:table-cell>
          <table:table-cell office:value-type="float" office:value="12.11316" calcext:value-type="float">
            <text:p>12.11316</text:p>
          </table:table-cell>
          <table:table-cell office:value-type="float" office:value="15.94183" calcext:value-type="float">
            <text:p>15.94183</text:p>
          </table:table-cell>
          <table:table-cell office:value-type="float" office:value="12.79919" calcext:value-type="float">
            <text:p>12.79919</text:p>
          </table:table-cell>
          <table:table-cell office:value-type="float" office:value="15.37793" calcext:value-type="float">
            <text:p>15.37793</text:p>
          </table:table-cell>
          <table:table-cell office:value-type="float" office:value="13.36118" calcext:value-type="float">
            <text:p>13.36118</text:p>
          </table:table-cell>
          <table:table-cell office:value-type="float" office:value="15.12857" calcext:value-type="float">
            <text:p>15.12857</text:p>
          </table:table-cell>
          <table:table-cell office:value-type="float" office:value="13.70963" calcext:value-type="float">
            <text:p>13.70963</text:p>
          </table:table-cell>
          <table:table-cell office:value-type="float" office:value="14.93259" calcext:value-type="float">
            <text:p>14.93259</text:p>
          </table:table-cell>
          <table:table-cell office:value-type="float" office:value="14.07086" calcext:value-type="float">
            <text:p>14.07086</text:p>
          </table:table-cell>
          <table:table-cell office:value-type="float" office:value="14.82751" calcext:value-type="float">
            <text:p>14.82751</text:p>
          </table:table-cell>
          <table:table-cell office:value-type="float" office:value="14.35266" calcext:value-type="float">
            <text:p>14.35266</text:p>
          </table:table-cell>
          <table:table-cell office:value-type="float" office:value="14.82687" calcext:value-type="float">
            <text:p>14.82687</text:p>
          </table:table-cell>
          <table:table-cell office:value-type="float" office:value="14.70654" calcext:value-type="float">
            <text:p>14.70654</text:p>
          </table:table-cell>
          <table:table-cell office:value-type="float" office:value="15.4187" calcext:value-type="float">
            <text:p>15.4187</text:p>
          </table:table-cell>
          <table:table-cell office:value-type="float" office:value="15.37421" calcext:value-type="float">
            <text:p>15.37421</text:p>
          </table:table-cell>
          <table:table-cell office:value-type="float" office:value="16.14349" calcext:value-type="float">
            <text:p>16.14349</text:p>
          </table:table-cell>
          <table:table-cell office:value-type="float" office:value="16.01773" calcext:value-type="float">
            <text:p>16.01773</text:p>
          </table:table-cell>
          <table:table-cell office:value-type="float" office:value="16.36414" calcext:value-type="float">
            <text:p>16.36414</text:p>
          </table:table-cell>
          <table:table-cell office:value-type="float" office:value="16.25937" calcext:value-type="float">
            <text:p>16.25937</text:p>
          </table:table-cell>
          <table:table-cell office:value-type="float" office:value="16.33682" calcext:value-type="float">
            <text:p>16.33682</text:p>
          </table:table-cell>
          <table:table-cell office:value-type="float" office:value="16.26987" calcext:value-type="float">
            <text:p>16.26987</text:p>
          </table:table-cell>
          <table:table-cell office:value-type="float" office:value="16.05957" calcext:value-type="float">
            <text:p>16.05957</text:p>
          </table:table-cell>
          <table:table-cell office:value-type="float" office:value="16.02725" calcext:value-type="float">
            <text:p>16.02725</text:p>
          </table:table-cell>
          <table:table-cell office:value-type="float" office:value="15.69943" calcext:value-type="float">
            <text:p>15.69943</text:p>
          </table:table-cell>
          <table:table-cell office:value-type="float" office:value="15.67978" calcext:value-type="float">
            <text:p>15.67978</text:p>
          </table:table-cell>
          <table:table-cell office:value-type="float" office:value="18.71878" calcext:value-type="float">
            <text:p>18.71878</text:p>
          </table:table-cell>
          <table:table-cell office:value-type="float" office:value="10.2269" calcext:value-type="float">
            <text:p>10.22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4" calcext:value-type="float">
            <text:p>8102004</text:p>
          </table:table-cell>
          <table:table-cell office:value-type="float" office:value="15.98493" calcext:value-type="float">
            <text:p>15.98493</text:p>
          </table:table-cell>
          <table:table-cell office:value-type="float" office:value="23.66" calcext:value-type="float">
            <text:p>23.66</text:p>
          </table:table-cell>
          <table:table-cell office:value-type="float" office:value="8.22" calcext:value-type="float">
            <text:p>8.22</text:p>
          </table:table-cell>
          <table:table-cell office:value-type="float" office:value="1.415429" calcext:value-type="float">
            <text:p>1.415429</text:p>
          </table:table-cell>
          <table:table-cell office:value-type="float" office:value="0.8910294" calcext:value-type="float">
            <text:p>0.8910294</text:p>
          </table:table-cell>
          <table:table-cell office:value-type="float" office:value="232.524" calcext:value-type="float">
            <text:p>232.524</text:p>
          </table:table-cell>
          <table:table-cell office:value-type="float" office:value="0" calcext:value-type="float">
            <text:p>0</text:p>
          </table:table-cell>
          <table:table-cell office:value-type="float" office:value="20.4585" calcext:value-type="float">
            <text:p>20.4585</text:p>
          </table:table-cell>
          <table:table-cell office:value-type="float" office:value="9.750031" calcext:value-type="float">
            <text:p>9.750031</text:p>
          </table:table-cell>
          <table:table-cell office:value-type="float" office:value="18.27621" calcext:value-type="float">
            <text:p>18.27621</text:p>
          </table:table-cell>
          <table:table-cell office:value-type="float" office:value="11.98035" calcext:value-type="float">
            <text:p>11.98035</text:p>
          </table:table-cell>
          <table:table-cell office:value-type="float" office:value="17.02597" calcext:value-type="float">
            <text:p>17.02597</text:p>
          </table:table-cell>
          <table:table-cell office:value-type="float" office:value="13.19971" calcext:value-type="float">
            <text:p>13.19971</text:p>
          </table:table-cell>
          <table:table-cell office:value-type="float" office:value="16.18713" calcext:value-type="float">
            <text:p>16.18713</text:p>
          </table:table-cell>
          <table:table-cell office:value-type="float" office:value="13.85965" calcext:value-type="float">
            <text:p>13.85965</text:p>
          </table:table-cell>
          <table:table-cell office:value-type="float" office:value="15.7366" calcext:value-type="float">
            <text:p>15.7366</text:p>
          </table:table-cell>
          <table:table-cell office:value-type="float" office:value="14.20648" calcext:value-type="float">
            <text:p>14.20648</text:p>
          </table:table-cell>
          <table:table-cell office:value-type="float" office:value="15.35352" calcext:value-type="float">
            <text:p>15.35352</text:p>
          </table:table-cell>
          <table:table-cell office:value-type="float" office:value="14.53391" calcext:value-type="float">
            <text:p>14.53391</text:p>
          </table:table-cell>
          <table:table-cell office:value-type="float" office:value="15.19574" calcext:value-type="float">
            <text:p>15.19574</text:p>
          </table:table-cell>
          <table:table-cell office:value-type="float" office:value="14.71741" calcext:value-type="float">
            <text:p>14.71741</text:p>
          </table:table-cell>
          <table:table-cell office:value-type="float" office:value="15.06726" calcext:value-type="float">
            <text:p>15.06726</text:p>
          </table:table-cell>
          <table:table-cell office:value-type="float" office:value="14.83063" calcext:value-type="float">
            <text:p>14.83063</text:p>
          </table:table-cell>
          <table:table-cell office:value-type="float" office:value="15.38818" calcext:value-type="float">
            <text:p>15.38818</text:p>
          </table:table-cell>
          <table:table-cell office:value-type="float" office:value="15.37271" calcext:value-type="float">
            <text:p>15.37271</text:p>
          </table:table-cell>
          <table:table-cell office:value-type="float" office:value="16.01651" calcext:value-type="float">
            <text:p>16.01651</text:p>
          </table:table-cell>
          <table:table-cell office:value-type="float" office:value="15.9216" calcext:value-type="float">
            <text:p>15.9216</text:p>
          </table:table-cell>
          <table:table-cell office:value-type="float" office:value="16.25833" calcext:value-type="float">
            <text:p>16.25833</text:p>
          </table:table-cell>
          <table:table-cell office:value-type="float" office:value="16.16391" calcext:value-type="float">
            <text:p>16.16391</text:p>
          </table:table-cell>
          <table:table-cell office:value-type="float" office:value="16.26917" calcext:value-type="float">
            <text:p>16.26917</text:p>
          </table:table-cell>
          <table:table-cell office:value-type="float" office:value="16.20193" calcext:value-type="float">
            <text:p>16.20193</text:p>
          </table:table-cell>
          <table:table-cell office:value-type="float" office:value="16.02686" calcext:value-type="float">
            <text:p>16.02686</text:p>
          </table:table-cell>
          <table:table-cell office:value-type="float" office:value="15.98969" calcext:value-type="float">
            <text:p>15.98969</text:p>
          </table:table-cell>
          <table:table-cell office:value-type="float" office:value="15.67957" calcext:value-type="float">
            <text:p>15.67957</text:p>
          </table:table-cell>
          <table:table-cell office:value-type="float" office:value="15.65668" calcext:value-type="float">
            <text:p>15.65668</text:p>
          </table:table-cell>
          <table:table-cell office:value-type="float" office:value="22.22958" calcext:value-type="float">
            <text:p>22.22958</text:p>
          </table:table-cell>
          <table:table-cell office:value-type="float" office:value="7.687836" calcext:value-type="float">
            <text:p>7.6878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4" calcext:value-type="float">
            <text:p>9102004</text:p>
          </table:table-cell>
          <table:table-cell office:value-type="float" office:value="16.32555" calcext:value-type="float">
            <text:p>16.32555</text:p>
          </table:table-cell>
          <table:table-cell office:value-type="float" office:value="21.79" calcext:value-type="float">
            <text:p>21.79</text:p>
          </table:table-cell>
          <table:table-cell office:value-type="float" office:value="2.49" calcext:value-type="float">
            <text:p>2.49</text:p>
          </table:table-cell>
          <table:table-cell office:value-type="float" office:value="1.007545" calcext:value-type="float">
            <text:p>1.007545</text:p>
          </table:table-cell>
          <table:table-cell office:value-type="float" office:value="0.6436393" calcext:value-type="float">
            <text:p>0.6436393</text:p>
          </table:table-cell>
          <table:table-cell office:value-type="float" office:value="136.8" calcext:value-type="float">
            <text:p>136.8</text:p>
          </table:table-cell>
          <table:table-cell office:value-type="float" office:value="0" calcext:value-type="float">
            <text:p>0</text:p>
          </table:table-cell>
          <table:table-cell office:value-type="float" office:value="18.64185" calcext:value-type="float">
            <text:p>18.64185</text:p>
          </table:table-cell>
          <table:table-cell office:value-type="float" office:value="4.990326" calcext:value-type="float">
            <text:p>4.990326</text:p>
          </table:table-cell>
          <table:table-cell office:value-type="float" office:value="16.3107" calcext:value-type="float">
            <text:p>16.3107</text:p>
          </table:table-cell>
          <table:table-cell office:value-type="float" office:value="7.804352" calcext:value-type="float">
            <text:p>7.804352</text:p>
          </table:table-cell>
          <table:table-cell office:value-type="float" office:value="15.29047" calcext:value-type="float">
            <text:p>15.29047</text:p>
          </table:table-cell>
          <table:table-cell office:value-type="float" office:value="9.901672" calcext:value-type="float">
            <text:p>9.901672</text:p>
          </table:table-cell>
          <table:table-cell office:value-type="float" office:value="14.67798" calcext:value-type="float">
            <text:p>14.67798</text:p>
          </table:table-cell>
          <table:table-cell office:value-type="float" office:value="11.56952" calcext:value-type="float">
            <text:p>11.56952</text:p>
          </table:table-cell>
          <table:table-cell office:value-type="float" office:value="14.86932" calcext:value-type="float">
            <text:p>14.86932</text:p>
          </table:table-cell>
          <table:table-cell office:value-type="float" office:value="12.55304" calcext:value-type="float">
            <text:p>12.55304</text:p>
          </table:table-cell>
          <table:table-cell office:value-type="float" office:value="15.18237" calcext:value-type="float">
            <text:p>15.18237</text:p>
          </table:table-cell>
          <table:table-cell office:value-type="float" office:value="13.50009" calcext:value-type="float">
            <text:p>13.50009</text:p>
          </table:table-cell>
          <table:table-cell office:value-type="float" office:value="15.18164" calcext:value-type="float">
            <text:p>15.18164</text:p>
          </table:table-cell>
          <table:table-cell office:value-type="float" office:value="14.11496" calcext:value-type="float">
            <text:p>14.11496</text:p>
          </table:table-cell>
          <table:table-cell office:value-type="float" office:value="15.10532" calcext:value-type="float">
            <text:p>15.10532</text:p>
          </table:table-cell>
          <table:table-cell office:value-type="float" office:value="14.8172" calcext:value-type="float">
            <text:p>14.8172</text:p>
          </table:table-cell>
          <table:table-cell office:value-type="float" office:value="15.40582" calcext:value-type="float">
            <text:p>15.40582</text:p>
          </table:table-cell>
          <table:table-cell office:value-type="float" office:value="15.37003" calcext:value-type="float">
            <text:p>15.37003</text:p>
          </table:table-cell>
          <table:table-cell office:value-type="float" office:value="15.92075" calcext:value-type="float">
            <text:p>15.92075</text:p>
          </table:table-cell>
          <table:table-cell office:value-type="float" office:value="15.8519" calcext:value-type="float">
            <text:p>15.8519</text:p>
          </table:table-cell>
          <table:table-cell office:value-type="float" office:value="16.16299" calcext:value-type="float">
            <text:p>16.16299</text:p>
          </table:table-cell>
          <table:table-cell office:value-type="float" office:value="16.08142" calcext:value-type="float">
            <text:p>16.08142</text:p>
          </table:table-cell>
          <table:table-cell office:value-type="float" office:value="16.20126" calcext:value-type="float">
            <text:p>16.20126</text:p>
          </table:table-cell>
          <table:table-cell office:value-type="float" office:value="16.13477" calcext:value-type="float">
            <text:p>16.13477</text:p>
          </table:table-cell>
          <table:table-cell office:value-type="float" office:value="15.98929" calcext:value-type="float">
            <text:p>15.98929</text:p>
          </table:table-cell>
          <table:table-cell office:value-type="float" office:value="15.94873" calcext:value-type="float">
            <text:p>15.94873</text:p>
          </table:table-cell>
          <table:table-cell office:value-type="float" office:value="15.65643" calcext:value-type="float">
            <text:p>15.65643</text:p>
          </table:table-cell>
          <table:table-cell office:value-type="float" office:value="15.62988" calcext:value-type="float">
            <text:p>15.62988</text:p>
          </table:table-cell>
          <table:table-cell office:value-type="float" office:value="20.90973" calcext:value-type="float">
            <text:p>20.90973</text:p>
          </table:table-cell>
          <table:table-cell office:value-type="float" office:value="2.53717" calcext:value-type="float">
            <text:p>2.537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4" calcext:value-type="float">
            <text:p>10102004</text:p>
          </table:table-cell>
          <table:table-cell office:value-type="float" office:value="11.09137" calcext:value-type="float">
            <text:p>11.09137</text:p>
          </table:table-cell>
          <table:table-cell office:value-type="float" office:value="21.58" calcext:value-type="float">
            <text:p>21.58</text:p>
          </table:table-cell>
          <table:table-cell office:value-type="float" office:value="6.78" calcext:value-type="float">
            <text:p>6.78</text:p>
          </table:table-cell>
          <table:table-cell office:value-type="float" office:value="1.106574" calcext:value-type="float">
            <text:p>1.106574</text:p>
          </table:table-cell>
          <table:table-cell office:value-type="float" office:value="0.842782" calcext:value-type="float">
            <text:p>0.842782</text:p>
          </table:table-cell>
          <table:table-cell office:value-type="float" office:value="161.064" calcext:value-type="float">
            <text:p>161.064</text:p>
          </table:table-cell>
          <table:table-cell office:value-type="float" office:value="0" calcext:value-type="float">
            <text:p>0</text:p>
          </table:table-cell>
          <table:table-cell office:value-type="float" office:value="18.33774" calcext:value-type="float">
            <text:p>18.33774</text:p>
          </table:table-cell>
          <table:table-cell office:value-type="float" office:value="7.589478" calcext:value-type="float">
            <text:p>7.589478</text:p>
          </table:table-cell>
          <table:table-cell office:value-type="float" office:value="15.8266" calcext:value-type="float">
            <text:p>15.8266</text:p>
          </table:table-cell>
          <table:table-cell office:value-type="float" office:value="9.39267" calcext:value-type="float">
            <text:p>9.39267</text:p>
          </table:table-cell>
          <table:table-cell office:value-type="float" office:value="14.84183" calcext:value-type="float">
            <text:p>14.84183</text:p>
          </table:table-cell>
          <table:table-cell office:value-type="float" office:value="10.6748" calcext:value-type="float">
            <text:p>10.6748</text:p>
          </table:table-cell>
          <table:table-cell office:value-type="float" office:value="14.33029" calcext:value-type="float">
            <text:p>14.33029</text:p>
          </table:table-cell>
          <table:table-cell office:value-type="float" office:value="11.80157" calcext:value-type="float">
            <text:p>11.80157</text:p>
          </table:table-cell>
          <table:table-cell office:value-type="float" office:value="14.13971" calcext:value-type="float">
            <text:p>14.13971</text:p>
          </table:table-cell>
          <table:table-cell office:value-type="float" office:value="12.51874" calcext:value-type="float">
            <text:p>12.51874</text:p>
          </table:table-cell>
          <table:table-cell office:value-type="float" office:value="14.2522" calcext:value-type="float">
            <text:p>14.2522</text:p>
          </table:table-cell>
          <table:table-cell office:value-type="float" office:value="13.26315" calcext:value-type="float">
            <text:p>13.26315</text:p>
          </table:table-cell>
          <table:table-cell office:value-type="float" office:value="14.48877" calcext:value-type="float">
            <text:p>14.48877</text:p>
          </table:table-cell>
          <table:table-cell office:value-type="float" office:value="13.83325" calcext:value-type="float">
            <text:p>13.83325</text:p>
          </table:table-cell>
          <table:table-cell office:value-type="float" office:value="14.81693" calcext:value-type="float">
            <text:p>14.81693</text:p>
          </table:table-cell>
          <table:table-cell office:value-type="float" office:value="14.55661" calcext:value-type="float">
            <text:p>14.55661</text:p>
          </table:table-cell>
          <table:table-cell office:value-type="float" office:value="15.36917" calcext:value-type="float">
            <text:p>15.36917</text:p>
          </table:table-cell>
          <table:table-cell office:value-type="float" office:value="15.25165" calcext:value-type="float">
            <text:p>15.25165</text:p>
          </table:table-cell>
          <table:table-cell office:value-type="float" office:value="15.85117" calcext:value-type="float">
            <text:p>15.85117</text:p>
          </table:table-cell>
          <table:table-cell office:value-type="float" office:value="15.7775" calcext:value-type="float">
            <text:p>15.7775</text:p>
          </table:table-cell>
          <table:table-cell office:value-type="float" office:value="16.0806" calcext:value-type="float">
            <text:p>16.0806</text:p>
          </table:table-cell>
          <table:table-cell office:value-type="float" office:value="16.00705" calcext:value-type="float">
            <text:p>16.00705</text:p>
          </table:table-cell>
          <table:table-cell office:value-type="float" office:value="16.13409" calcext:value-type="float">
            <text:p>16.13409</text:p>
          </table:table-cell>
          <table:table-cell office:value-type="float" office:value="16.07013" calcext:value-type="float">
            <text:p>16.07013</text:p>
          </table:table-cell>
          <table:table-cell office:value-type="float" office:value="15.9483" calcext:value-type="float">
            <text:p>15.9483</text:p>
          </table:table-cell>
          <table:table-cell office:value-type="float" office:value="15.90543" calcext:value-type="float">
            <text:p>15.90543</text:p>
          </table:table-cell>
          <table:table-cell office:value-type="float" office:value="15.62958" calcext:value-type="float">
            <text:p>15.62958</text:p>
          </table:table-cell>
          <table:table-cell office:value-type="float" office:value="15.59933" calcext:value-type="float">
            <text:p>15.59933</text:p>
          </table:table-cell>
          <table:table-cell office:value-type="float" office:value="22.9711" calcext:value-type="float">
            <text:p>22.9711</text:p>
          </table:table-cell>
          <table:table-cell office:value-type="float" office:value="5.778656" calcext:value-type="float">
            <text:p>5.7786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4" calcext:value-type="float">
            <text:p>11102004</text:p>
          </table:table-cell>
          <table:table-cell office:value-type="float" office:value="9.427345" calcext:value-type="float">
            <text:p>9.427345</text:p>
          </table:table-cell>
          <table:table-cell office:value-type="float" office:value="17.91" calcext:value-type="float">
            <text:p>17.91</text:p>
          </table:table-cell>
          <table:table-cell office:value-type="float" office:value="8.02" calcext:value-type="float">
            <text:p>8.02</text:p>
          </table:table-cell>
          <table:table-cell office:value-type="float" office:value="0.9639346" calcext:value-type="float">
            <text:p>0.9639346</text:p>
          </table:table-cell>
          <table:table-cell office:value-type="float" office:value="0.8086631" calcext:value-type="float">
            <text:p>0.8086631</text:p>
          </table:table-cell>
          <table:table-cell office:value-type="float" office:value="179.136" calcext:value-type="float">
            <text:p>179.136</text:p>
          </table:table-cell>
          <table:table-cell office:value-type="float" office:value="0" calcext:value-type="float">
            <text:p>0</text:p>
          </table:table-cell>
          <table:table-cell office:value-type="float" office:value="16.03439" calcext:value-type="float">
            <text:p>16.03439</text:p>
          </table:table-cell>
          <table:table-cell office:value-type="float" office:value="8.62619" calcext:value-type="float">
            <text:p>8.62619</text:p>
          </table:table-cell>
          <table:table-cell office:value-type="float" office:value="14.27493" calcext:value-type="float">
            <text:p>14.27493</text:p>
          </table:table-cell>
          <table:table-cell office:value-type="float" office:value="10.26944" calcext:value-type="float">
            <text:p>10.26944</text:p>
          </table:table-cell>
          <table:table-cell office:value-type="float" office:value="13.85425" calcext:value-type="float">
            <text:p>13.85425</text:p>
          </table:table-cell>
          <table:table-cell office:value-type="float" office:value="11.28391" calcext:value-type="float">
            <text:p>11.28391</text:p>
          </table:table-cell>
          <table:table-cell office:value-type="float" office:value="13.6955" calcext:value-type="float">
            <text:p>13.6955</text:p>
          </table:table-cell>
          <table:table-cell office:value-type="float" office:value="12.18686" calcext:value-type="float">
            <text:p>12.18686</text:p>
          </table:table-cell>
          <table:table-cell office:value-type="float" office:value="13.83615" calcext:value-type="float">
            <text:p>13.83615</text:p>
          </table:table-cell>
          <table:table-cell office:value-type="float" office:value="12.75983" calcext:value-type="float">
            <text:p>12.75983</text:p>
          </table:table-cell>
          <table:table-cell office:value-type="float" office:value="14.07678" calcext:value-type="float">
            <text:p>14.07678</text:p>
          </table:table-cell>
          <table:table-cell office:value-type="float" office:value="13.36014" calcext:value-type="float">
            <text:p>13.36014</text:p>
          </table:table-cell>
          <table:table-cell office:value-type="float" office:value="14.25079" calcext:value-type="float">
            <text:p>14.25079</text:p>
          </table:table-cell>
          <table:table-cell office:value-type="float" office:value="13.82281" calcext:value-type="float">
            <text:p>13.82281</text:p>
          </table:table-cell>
          <table:table-cell office:value-type="float" office:value="14.57037" calcext:value-type="float">
            <text:p>14.57037</text:p>
          </table:table-cell>
          <table:table-cell office:value-type="float" office:value="14.42111" calcext:value-type="float">
            <text:p>14.42111</text:p>
          </table:table-cell>
          <table:table-cell office:value-type="float" office:value="15.25027" calcext:value-type="float">
            <text:p>15.25027</text:p>
          </table:table-cell>
          <table:table-cell office:value-type="float" office:value="15.1264" calcext:value-type="float">
            <text:p>15.1264</text:p>
          </table:table-cell>
          <table:table-cell office:value-type="float" office:value="15.77667" calcext:value-type="float">
            <text:p>15.77667</text:p>
          </table:table-cell>
          <table:table-cell office:value-type="float" office:value="15.69171" calcext:value-type="float">
            <text:p>15.69171</text:p>
          </table:table-cell>
          <table:table-cell office:value-type="float" office:value="16.00629" calcext:value-type="float">
            <text:p>16.00629</text:p>
          </table:table-cell>
          <table:table-cell office:value-type="float" office:value="15.93423" calcext:value-type="float">
            <text:p>15.93423</text:p>
          </table:table-cell>
          <table:table-cell office:value-type="float" office:value="16.06946" calcext:value-type="float">
            <text:p>16.06946</text:p>
          </table:table-cell>
          <table:table-cell office:value-type="float" office:value="16.00815" calcext:value-type="float">
            <text:p>16.00815</text:p>
          </table:table-cell>
          <table:table-cell office:value-type="float" office:value="15.90497" calcext:value-type="float">
            <text:p>15.90497</text:p>
          </table:table-cell>
          <table:table-cell office:value-type="float" office:value="15.86069" calcext:value-type="float">
            <text:p>15.86069</text:p>
          </table:table-cell>
          <table:table-cell office:value-type="float" office:value="15.599" calcext:value-type="float">
            <text:p>15.599</text:p>
          </table:table-cell>
          <table:table-cell office:value-type="float" office:value="15.56628" calcext:value-type="float">
            <text:p>15.56628</text:p>
          </table:table-cell>
          <table:table-cell office:value-type="float" office:value="20.53082" calcext:value-type="float">
            <text:p>20.53082</text:p>
          </table:table-cell>
          <table:table-cell office:value-type="float" office:value="7.006989" calcext:value-type="float">
            <text:p>7.0069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4" calcext:value-type="float">
            <text:p>12102004</text:p>
          </table:table-cell>
          <table:table-cell office:value-type="float" office:value="8.110631" calcext:value-type="float">
            <text:p>8.110631</text:p>
          </table:table-cell>
          <table:table-cell office:value-type="float" office:value="16.61" calcext:value-type="float">
            <text:p>16.61</text:p>
          </table:table-cell>
          <table:table-cell office:value-type="float" office:value="8.41" calcext:value-type="float">
            <text:p>8.41</text:p>
          </table:table-cell>
          <table:table-cell office:value-type="float" office:value="1.040741" calcext:value-type="float">
            <text:p>1.040741</text:p>
          </table:table-cell>
          <table:table-cell office:value-type="float" office:value="0.868892" calcext:value-type="float">
            <text:p>0.868892</text:p>
          </table:table-cell>
          <table:table-cell office:value-type="float" office:value="189.684" calcext:value-type="float">
            <text:p>189.684</text:p>
          </table:table-cell>
          <table:table-cell office:value-type="float" office:value="0" calcext:value-type="float">
            <text:p>0</text:p>
          </table:table-cell>
          <table:table-cell office:value-type="float" office:value="15.21744" calcext:value-type="float">
            <text:p>15.21744</text:p>
          </table:table-cell>
          <table:table-cell office:value-type="float" office:value="8.350433" calcext:value-type="float">
            <text:p>8.350433</text:p>
          </table:table-cell>
          <table:table-cell office:value-type="float" office:value="13.77292" calcext:value-type="float">
            <text:p>13.77292</text:p>
          </table:table-cell>
          <table:table-cell office:value-type="float" office:value="9.726227" calcext:value-type="float">
            <text:p>9.726227</text:p>
          </table:table-cell>
          <table:table-cell office:value-type="float" office:value="13.3844" calcext:value-type="float">
            <text:p>13.3844</text:p>
          </table:table-cell>
          <table:table-cell office:value-type="float" office:value="10.68692" calcext:value-type="float">
            <text:p>10.68692</text:p>
          </table:table-cell>
          <table:table-cell office:value-type="float" office:value="13.24591" calcext:value-type="float">
            <text:p>13.24591</text:p>
          </table:table-cell>
          <table:table-cell office:value-type="float" office:value="11.6008" calcext:value-type="float">
            <text:p>11.6008</text:p>
          </table:table-cell>
          <table:table-cell office:value-type="float" office:value="13.25812" calcext:value-type="float">
            <text:p>13.25812</text:p>
          </table:table-cell>
          <table:table-cell office:value-type="float" office:value="12.21475" calcext:value-type="float">
            <text:p>12.21475</text:p>
          </table:table-cell>
          <table:table-cell office:value-type="float" office:value="13.63705" calcext:value-type="float">
            <text:p>13.63705</text:p>
          </table:table-cell>
          <table:table-cell office:value-type="float" office:value="12.88062" calcext:value-type="float">
            <text:p>12.88062</text:p>
          </table:table-cell>
          <table:table-cell office:value-type="float" office:value="13.97513" calcext:value-type="float">
            <text:p>13.97513</text:p>
          </table:table-cell>
          <table:table-cell office:value-type="float" office:value="13.43768" calcext:value-type="float">
            <text:p>13.43768</text:p>
          </table:table-cell>
          <table:table-cell office:value-type="float" office:value="14.42041" calcext:value-type="float">
            <text:p>14.42041</text:p>
          </table:table-cell>
          <table:table-cell office:value-type="float" office:value="14.15872" calcext:value-type="float">
            <text:p>14.15872</text:p>
          </table:table-cell>
          <table:table-cell office:value-type="float" office:value="15.12512" calcext:value-type="float">
            <text:p>15.12512</text:p>
          </table:table-cell>
          <table:table-cell office:value-type="float" office:value="14.97736" calcext:value-type="float">
            <text:p>14.97736</text:p>
          </table:table-cell>
          <table:table-cell office:value-type="float" office:value="15.69073" calcext:value-type="float">
            <text:p>15.69073</text:p>
          </table:table-cell>
          <table:table-cell office:value-type="float" office:value="15.5983" calcext:value-type="float">
            <text:p>15.5983</text:p>
          </table:table-cell>
          <table:table-cell office:value-type="float" office:value="15.93344" calcext:value-type="float">
            <text:p>15.93344</text:p>
          </table:table-cell>
          <table:table-cell office:value-type="float" office:value="15.8598" calcext:value-type="float">
            <text:p>15.8598</text:p>
          </table:table-cell>
          <table:table-cell office:value-type="float" office:value="16.00751" calcext:value-type="float">
            <text:p>16.00751</text:p>
          </table:table-cell>
          <table:table-cell office:value-type="float" office:value="15.94666" calcext:value-type="float">
            <text:p>15.94666</text:p>
          </table:table-cell>
          <table:table-cell office:value-type="float" office:value="15.86026" calcext:value-type="float">
            <text:p>15.86026</text:p>
          </table:table-cell>
          <table:table-cell office:value-type="float" office:value="15.81488" calcext:value-type="float">
            <text:p>15.81488</text:p>
          </table:table-cell>
          <table:table-cell office:value-type="float" office:value="15.56595" calcext:value-type="float">
            <text:p>15.56595</text:p>
          </table:table-cell>
          <table:table-cell office:value-type="float" office:value="15.53076" calcext:value-type="float">
            <text:p>15.53076</text:p>
          </table:table-cell>
          <table:table-cell office:value-type="float" office:value="19.08331" calcext:value-type="float">
            <text:p>19.08331</text:p>
          </table:table-cell>
          <table:table-cell office:value-type="float" office:value="7.094727" calcext:value-type="float">
            <text:p>7.0947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4" calcext:value-type="float">
            <text:p>13102004</text:p>
          </table:table-cell>
          <table:table-cell office:value-type="float" office:value="6.5754" calcext:value-type="float">
            <text:p>6.5754</text:p>
          </table:table-cell>
          <table:table-cell office:value-type="float" office:value="14.12" calcext:value-type="float">
            <text:p>14.12</text:p>
          </table:table-cell>
          <table:table-cell office:value-type="float" office:value="2.31" calcext:value-type="float">
            <text:p>2.31</text:p>
          </table:table-cell>
          <table:table-cell office:value-type="float" office:value="1.0511" calcext:value-type="float">
            <text:p>1.0511</text:p>
          </table:table-cell>
          <table:table-cell office:value-type="float" office:value="0.6355132" calcext:value-type="float">
            <text:p>0.6355132</text:p>
          </table:table-cell>
          <table:table-cell office:value-type="float" office:value="499.968" calcext:value-type="float">
            <text:p>499.968</text:p>
          </table:table-cell>
          <table:table-cell office:value-type="float" office:value="0" calcext:value-type="float">
            <text:p>0</text:p>
          </table:table-cell>
          <table:table-cell office:value-type="float" office:value="13.63095" calcext:value-type="float">
            <text:p>13.63095</text:p>
          </table:table-cell>
          <table:table-cell office:value-type="float" office:value="5.348297" calcext:value-type="float">
            <text:p>5.348297</text:p>
          </table:table-cell>
          <table:table-cell office:value-type="float" office:value="12.50793" calcext:value-type="float">
            <text:p>12.50793</text:p>
          </table:table-cell>
          <table:table-cell office:value-type="float" office:value="8.297729" calcext:value-type="float">
            <text:p>8.297729</text:p>
          </table:table-cell>
          <table:table-cell office:value-type="float" office:value="12.46286" calcext:value-type="float">
            <text:p>12.46286</text:p>
          </table:table-cell>
          <table:table-cell office:value-type="float" office:value="10.04028" calcext:value-type="float">
            <text:p>10.04028</text:p>
          </table:table-cell>
          <table:table-cell office:value-type="float" office:value="12.58374" calcext:value-type="float">
            <text:p>12.58374</text:p>
          </table:table-cell>
          <table:table-cell office:value-type="float" office:value="11.31714" calcext:value-type="float">
            <text:p>11.31714</text:p>
          </table:table-cell>
          <table:table-cell office:value-type="float" office:value="12.89563" calcext:value-type="float">
            <text:p>12.89563</text:p>
          </table:table-cell>
          <table:table-cell office:value-type="float" office:value="12.01862" calcext:value-type="float">
            <text:p>12.01862</text:p>
          </table:table-cell>
          <table:table-cell office:value-type="float" office:value="13.32272" calcext:value-type="float">
            <text:p>13.32272</text:p>
          </table:table-cell>
          <table:table-cell office:value-type="float" office:value="12.75253" calcext:value-type="float">
            <text:p>12.75253</text:p>
          </table:table-cell>
          <table:table-cell office:value-type="float" office:value="13.65582" calcext:value-type="float">
            <text:p>13.65582</text:p>
          </table:table-cell>
          <table:table-cell office:value-type="float" office:value="13.27328" calcext:value-type="float">
            <text:p>13.27328</text:p>
          </table:table-cell>
          <table:table-cell office:value-type="float" office:value="14.15805" calcext:value-type="float">
            <text:p>14.15805</text:p>
          </table:table-cell>
          <table:table-cell office:value-type="float" office:value="13.94086" calcext:value-type="float">
            <text:p>13.94086</text:p>
          </table:table-cell>
          <table:table-cell office:value-type="float" office:value="14.97571" calcext:value-type="float">
            <text:p>14.97571</text:p>
          </table:table-cell>
          <table:table-cell office:value-type="float" office:value="14.81674" calcext:value-type="float">
            <text:p>14.81674</text:p>
          </table:table-cell>
          <table:table-cell office:value-type="float" office:value="15.59732" calcext:value-type="float">
            <text:p>15.59732</text:p>
          </table:table-cell>
          <table:table-cell office:value-type="float" office:value="15.49527" calcext:value-type="float">
            <text:p>15.49527</text:p>
          </table:table-cell>
          <table:table-cell office:value-type="float" office:value="15.85901" calcext:value-type="float">
            <text:p>15.85901</text:p>
          </table:table-cell>
          <table:table-cell office:value-type="float" office:value="15.78201" calcext:value-type="float">
            <text:p>15.78201</text:p>
          </table:table-cell>
          <table:table-cell office:value-type="float" office:value="15.94598" calcext:value-type="float">
            <text:p>15.94598</text:p>
          </table:table-cell>
          <table:table-cell office:value-type="float" office:value="15.88525" calcext:value-type="float">
            <text:p>15.88525</text:p>
          </table:table-cell>
          <table:table-cell office:value-type="float" office:value="15.81439" calcext:value-type="float">
            <text:p>15.81439</text:p>
          </table:table-cell>
          <table:table-cell office:value-type="float" office:value="15.76825" calcext:value-type="float">
            <text:p>15.76825</text:p>
          </table:table-cell>
          <table:table-cell office:value-type="float" office:value="15.53036" calcext:value-type="float">
            <text:p>15.53036</text:p>
          </table:table-cell>
          <table:table-cell office:value-type="float" office:value="15.49326" calcext:value-type="float">
            <text:p>15.49326</text:p>
          </table:table-cell>
          <table:table-cell office:value-type="float" office:value="15.65781" calcext:value-type="float">
            <text:p>15.65781</text:p>
          </table:table-cell>
          <table:table-cell office:value-type="float" office:value="2.284393" calcext:value-type="float">
            <text:p>2.2843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4" calcext:value-type="float">
            <text:p>14102004</text:p>
          </table:table-cell>
          <table:table-cell office:value-type="float" office:value="12.98189" calcext:value-type="float">
            <text:p>12.98189</text:p>
          </table:table-cell>
          <table:table-cell office:value-type="float" office:value="11.27" calcext:value-type="float">
            <text:p>11.27</text:p>
          </table:table-cell>
          <table:table-cell office:value-type="float" office:value="0.6" calcext:value-type="float">
            <text:p>0.6</text:p>
          </table:table-cell>
          <table:table-cell office:value-type="float" office:value="0.8478094" calcext:value-type="float">
            <text:p>0.8478094</text:p>
          </table:table-cell>
          <table:table-cell office:value-type="float" office:value="0.5627781" calcext:value-type="float">
            <text:p>0.5627781</text:p>
          </table:table-cell>
          <table:table-cell office:value-type="float" office:value="302.04" calcext:value-type="float">
            <text:p>302.04</text:p>
          </table:table-cell>
          <table:table-cell office:value-type="float" office:value="0.1" calcext:value-type="float">
            <text:p>0.1</text:p>
          </table:table-cell>
          <table:table-cell office:value-type="float" office:value="12.8761" calcext:value-type="float">
            <text:p>12.8761</text:p>
          </table:table-cell>
          <table:table-cell office:value-type="float" office:value="3.379395" calcext:value-type="float">
            <text:p>3.379395</text:p>
          </table:table-cell>
          <table:table-cell office:value-type="float" office:value="11.30487" calcext:value-type="float">
            <text:p>11.30487</text:p>
          </table:table-cell>
          <table:table-cell office:value-type="float" office:value="6.084137" calcext:value-type="float">
            <text:p>6.084137</text:p>
          </table:table-cell>
          <table:table-cell office:value-type="float" office:value="11.01694" calcext:value-type="float">
            <text:p>11.01694</text:p>
          </table:table-cell>
          <table:table-cell office:value-type="float" office:value="7.735657" calcext:value-type="float">
            <text:p>7.735657</text:p>
          </table:table-cell>
          <table:table-cell office:value-type="float" office:value="11.25296" calcext:value-type="float">
            <text:p>11.25296</text:p>
          </table:table-cell>
          <table:table-cell office:value-type="float" office:value="9.26712" calcext:value-type="float">
            <text:p>9.26712</text:p>
          </table:table-cell>
          <table:table-cell office:value-type="float" office:value="11.97617" calcext:value-type="float">
            <text:p>11.97617</text:p>
          </table:table-cell>
          <table:table-cell office:value-type="float" office:value="10.29141" calcext:value-type="float">
            <text:p>10.29141</text:p>
          </table:table-cell>
          <table:table-cell office:value-type="float" office:value="12.73148" calcext:value-type="float">
            <text:p>12.73148</text:p>
          </table:table-cell>
          <table:table-cell office:value-type="float" office:value="11.37573" calcext:value-type="float">
            <text:p>11.37573</text:p>
          </table:table-cell>
          <table:table-cell office:value-type="float" office:value="13.26321" calcext:value-type="float">
            <text:p>13.26321</text:p>
          </table:table-cell>
          <table:table-cell office:value-type="float" office:value="12.26346" calcext:value-type="float">
            <text:p>12.26346</text:p>
          </table:table-cell>
          <table:table-cell office:value-type="float" office:value="13.93851" calcext:value-type="float">
            <text:p>13.93851</text:p>
          </table:table-cell>
          <table:table-cell office:value-type="float" office:value="13.35492" calcext:value-type="float">
            <text:p>13.35492</text:p>
          </table:table-cell>
          <table:table-cell office:value-type="float" office:value="14.81503" calcext:value-type="float">
            <text:p>14.81503</text:p>
          </table:table-cell>
          <table:table-cell office:value-type="float" office:value="14.58392" calcext:value-type="float">
            <text:p>14.58392</text:p>
          </table:table-cell>
          <table:table-cell office:value-type="float" office:value="15.49414" calcext:value-type="float">
            <text:p>15.49414</text:p>
          </table:table-cell>
          <table:table-cell office:value-type="float" office:value="15.37881" calcext:value-type="float">
            <text:p>15.37881</text:p>
          </table:table-cell>
          <table:table-cell office:value-type="float" office:value="15.78113" calcext:value-type="float">
            <text:p>15.78113</text:p>
          </table:table-cell>
          <table:table-cell office:value-type="float" office:value="15.69986" calcext:value-type="float">
            <text:p>15.69986</text:p>
          </table:table-cell>
          <table:table-cell office:value-type="float" office:value="15.88464" calcext:value-type="float">
            <text:p>15.88464</text:p>
          </table:table-cell>
          <table:table-cell office:value-type="float" office:value="15.82251" calcext:value-type="float">
            <text:p>15.82251</text:p>
          </table:table-cell>
          <table:table-cell office:value-type="float" office:value="15.76776" calcext:value-type="float">
            <text:p>15.76776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15.49283" calcext:value-type="float">
            <text:p>15.49283</text:p>
          </table:table-cell>
          <table:table-cell office:value-type="float" office:value="15.45456" calcext:value-type="float">
            <text:p>15.45456</text:p>
          </table:table-cell>
          <table:table-cell office:value-type="float" office:value="15.86517" calcext:value-type="float">
            <text:p>15.86517</text:p>
          </table:table-cell>
          <table:table-cell office:value-type="float" office:value="0.2644043" calcext:value-type="float">
            <text:p>0.26440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4" calcext:value-type="float">
            <text:p>15102004</text:p>
          </table:table-cell>
          <table:table-cell office:value-type="float" office:value="9.128181" calcext:value-type="float">
            <text:p>9.128181</text:p>
          </table:table-cell>
          <table:table-cell office:value-type="float" office:value="11.15" calcext:value-type="float">
            <text:p>11.15</text:p>
          </table:table-cell>
          <table:table-cell office:value-type="float" office:value="1.72" calcext:value-type="float">
            <text:p>1.72</text:p>
          </table:table-cell>
          <table:table-cell office:value-type="float" office:value="0.88822" calcext:value-type="float">
            <text:p>0.88822</text:p>
          </table:table-cell>
          <table:table-cell office:value-type="float" office:value="0.6095163" calcext:value-type="float">
            <text:p>0.6095163</text:p>
          </table:table-cell>
          <table:table-cell office:value-type="float" office:value="434.772" calcext:value-type="float">
            <text:p>434.772</text:p>
          </table:table-cell>
          <table:table-cell office:value-type="float" office:value="0" calcext:value-type="float">
            <text:p>0</text:p>
          </table:table-cell>
          <table:table-cell office:value-type="float" office:value="11.33566" calcext:value-type="float">
            <text:p>11.33566</text:p>
          </table:table-cell>
          <table:table-cell office:value-type="float" office:value="3.798676" calcext:value-type="float">
            <text:p>3.798676</text:p>
          </table:table-cell>
          <table:table-cell office:value-type="float" office:value="10.36386" calcext:value-type="float">
            <text:p>10.36386</text:p>
          </table:table-cell>
          <table:table-cell office:value-type="float" office:value="6.146942" calcext:value-type="float">
            <text:p>6.146942</text:p>
          </table:table-cell>
          <table:table-cell office:value-type="float" office:value="10.35275" calcext:value-type="float">
            <text:p>10.35275</text:p>
          </table:table-cell>
          <table:table-cell office:value-type="float" office:value="7.688385" calcext:value-type="float">
            <text:p>7.688385</text:p>
          </table:table-cell>
          <table:table-cell office:value-type="float" office:value="10.55701" calcext:value-type="float">
            <text:p>10.55701</text:p>
          </table:table-cell>
          <table:table-cell office:value-type="float" office:value="8.987366" calcext:value-type="float">
            <text:p>8.987366</text:p>
          </table:table-cell>
          <table:table-cell office:value-type="float" office:value="10.83273" calcext:value-type="float">
            <text:p>10.83273</text:p>
          </table:table-cell>
          <table:table-cell office:value-type="float" office:value="9.856964" calcext:value-type="float">
            <text:p>9.856964</text:p>
          </table:table-cell>
          <table:table-cell office:value-type="float" office:value="11.65714" calcext:value-type="float">
            <text:p>11.65714</text:p>
          </table:table-cell>
          <table:table-cell office:value-type="float" office:value="10.82492" calcext:value-type="float">
            <text:p>10.82492</text:p>
          </table:table-cell>
          <table:table-cell office:value-type="float" office:value="12.34567" calcext:value-type="float">
            <text:p>12.34567</text:p>
          </table:table-cell>
          <table:table-cell office:value-type="float" office:value="11.70627" calcext:value-type="float">
            <text:p>11.70627</text:p>
          </table:table-cell>
          <table:table-cell office:value-type="float" office:value="13.35083" calcext:value-type="float">
            <text:p>13.35083</text:p>
          </table:table-cell>
          <table:table-cell office:value-type="float" office:value="12.84366" calcext:value-type="float">
            <text:p>12.84366</text:p>
          </table:table-cell>
          <table:table-cell office:value-type="float" office:value="14.5809" calcext:value-type="float">
            <text:p>14.5809</text:p>
          </table:table-cell>
          <table:table-cell office:value-type="float" office:value="14.26773" calcext:value-type="float">
            <text:p>14.26773</text:p>
          </table:table-cell>
          <table:table-cell office:value-type="float" office:value="15.37747" calcext:value-type="float">
            <text:p>15.37747</text:p>
          </table:table-cell>
          <table:table-cell office:value-type="float" office:value="15.23117" calcext:value-type="float">
            <text:p>15.23117</text:p>
          </table:table-cell>
          <table:table-cell office:value-type="float" office:value="15.69897" calcext:value-type="float">
            <text:p>15.69897</text:p>
          </table:table-cell>
          <table:table-cell office:value-type="float" office:value="15.60791" calcext:value-type="float">
            <text:p>15.60791</text:p>
          </table:table-cell>
          <table:table-cell office:value-type="float" office:value="15.82184" calcext:value-type="float">
            <text:p>15.82184</text:p>
          </table:table-cell>
          <table:table-cell office:value-type="float" office:value="15.75629" calcext:value-type="float">
            <text:p>15.75629</text:p>
          </table:table-cell>
          <table:table-cell office:value-type="float" office:value="15.71988" calcext:value-type="float">
            <text:p>15.71988</text:p>
          </table:table-cell>
          <table:table-cell office:value-type="float" office:value="15.6669" calcext:value-type="float">
            <text:p>15.6669</text:p>
          </table:table-cell>
          <table:table-cell office:value-type="float" office:value="15.45413" calcext:value-type="float">
            <text:p>15.45413</text:p>
          </table:table-cell>
          <table:table-cell office:value-type="float" office:value="15.41296" calcext:value-type="float">
            <text:p>15.41296</text:p>
          </table:table-cell>
          <table:table-cell office:value-type="float" office:value="13.17545" calcext:value-type="float">
            <text:p>13.17545</text:p>
          </table:table-cell>
          <table:table-cell office:value-type="float" office:value="1.144745" calcext:value-type="float">
            <text:p>1.1447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4" calcext:value-type="float">
            <text:p>16102004</text:p>
          </table:table-cell>
          <table:table-cell office:value-type="float" office:value="12.84428" calcext:value-type="float">
            <text:p>12.84428</text:p>
          </table:table-cell>
          <table:table-cell office:value-type="float" office:value="11.69" calcext:value-type="float">
            <text:p>11.69</text:p>
          </table:table-cell>
          <table:table-cell office:value-type="float" office:value="-2.29" calcext:value-type="float">
            <text:p>-2.29</text:p>
          </table:table-cell>
          <table:table-cell office:value-type="float" office:value="0.780884" calcext:value-type="float">
            <text:p>0.780884</text:p>
          </table:table-cell>
          <table:table-cell office:value-type="float" office:value="0.4566752" calcext:value-type="float">
            <text:p>0.4566752</text:p>
          </table:table-cell>
          <table:table-cell office:value-type="float" office:value="236.7" calcext:value-type="float">
            <text:p>236.7</text:p>
          </table:table-cell>
          <table:table-cell office:value-type="float" office:value="0" calcext:value-type="float">
            <text:p>0</text:p>
          </table:table-cell>
          <table:table-cell office:value-type="float" office:value="12.04883" calcext:value-type="float">
            <text:p>12.04883</text:p>
          </table:table-cell>
          <table:table-cell office:value-type="float" office:value="0.6453247" calcext:value-type="float">
            <text:p>0.6453247</text:p>
          </table:table-cell>
          <table:table-cell office:value-type="float" office:value="10.30637" calcext:value-type="float">
            <text:p>10.30637</text:p>
          </table:table-cell>
          <table:table-cell office:value-type="float" office:value="3.658936" calcext:value-type="float">
            <text:p>3.658936</text:p>
          </table:table-cell>
          <table:table-cell office:value-type="float" office:value="9.750641" calcext:value-type="float">
            <text:p>9.750641</text:p>
          </table:table-cell>
          <table:table-cell office:value-type="float" office:value="5.665192" calcext:value-type="float">
            <text:p>5.665192</text:p>
          </table:table-cell>
          <table:table-cell office:value-type="float" office:value="9.803314" calcext:value-type="float">
            <text:p>9.803314</text:p>
          </table:table-cell>
          <table:table-cell office:value-type="float" office:value="7.432587" calcext:value-type="float">
            <text:p>7.432587</text:p>
          </table:table-cell>
          <table:table-cell office:value-type="float" office:value="10.17767" calcext:value-type="float">
            <text:p>10.17767</text:p>
          </table:table-cell>
          <table:table-cell office:value-type="float" office:value="8.594482" calcext:value-type="float">
            <text:p>8.594482</text:p>
          </table:table-cell>
          <table:table-cell office:value-type="float" office:value="11.07907" calcext:value-type="float">
            <text:p>11.07907</text:p>
          </table:table-cell>
          <table:table-cell office:value-type="float" office:value="9.842682" calcext:value-type="float">
            <text:p>9.842682</text:p>
          </table:table-cell>
          <table:table-cell office:value-type="float" office:value="11.80548" calcext:value-type="float">
            <text:p>11.80548</text:p>
          </table:table-cell>
          <table:table-cell office:value-type="float" office:value="10.90128" calcext:value-type="float">
            <text:p>10.90128</text:p>
          </table:table-cell>
          <table:table-cell office:value-type="float" office:value="12.84055" calcext:value-type="float">
            <text:p>12.84055</text:p>
          </table:table-cell>
          <table:table-cell office:value-type="float" office:value="12.27411" calcext:value-type="float">
            <text:p>12.27411</text:p>
          </table:table-cell>
          <table:table-cell office:value-type="float" office:value="14.2644" calcext:value-type="float">
            <text:p>14.2644</text:p>
          </table:table-cell>
          <table:table-cell office:value-type="float" office:value="13.92075" calcext:value-type="float">
            <text:p>13.92075</text:p>
          </table:table-cell>
          <table:table-cell office:value-type="float" office:value="15.22946" calcext:value-type="float">
            <text:p>15.22946</text:p>
          </table:table-cell>
          <table:table-cell office:value-type="float" office:value="15.0545" calcext:value-type="float">
            <text:p>15.0545</text:p>
          </table:table-cell>
          <table:table-cell office:value-type="float" office:value="15.60687" calcext:value-type="float">
            <text:p>15.60687</text:p>
          </table:table-cell>
          <table:table-cell office:value-type="float" office:value="15.50153" calcext:value-type="float">
            <text:p>15.50153</text:p>
          </table:table-cell>
          <table:table-cell office:value-type="float" office:value="15.75558" calcext:value-type="float">
            <text:p>15.75558</text:p>
          </table:table-cell>
          <table:table-cell office:value-type="float" office:value="15.68533" calcext:value-type="float">
            <text:p>15.68533</text:p>
          </table:table-cell>
          <table:table-cell office:value-type="float" office:value="15.66641" calcext:value-type="float">
            <text:p>15.66641</text:p>
          </table:table-cell>
          <table:table-cell office:value-type="float" office:value="15.61725" calcext:value-type="float">
            <text:p>15.61725</text:p>
          </table:table-cell>
          <table:table-cell office:value-type="float" office:value="15.41251" calcext:value-type="float">
            <text:p>15.41251</text:p>
          </table:table-cell>
          <table:table-cell office:value-type="float" office:value="15.37076" calcext:value-type="float">
            <text:p>15.37076</text:p>
          </table:table-cell>
          <table:table-cell office:value-type="float" office:value="15.13113" calcext:value-type="float">
            <text:p>15.13113</text:p>
          </table:table-cell>
          <table:table-cell office:value-type="float" office:value="-2.624268" calcext:value-type="float">
            <text:p>-2.6242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4" calcext:value-type="float">
            <text:p>17102004</text:p>
          </table:table-cell>
          <table:table-cell office:value-type="float" office:value="13.39862" calcext:value-type="float">
            <text:p>13.39862</text:p>
          </table:table-cell>
          <table:table-cell office:value-type="float" office:value="20.31" calcext:value-type="float">
            <text:p>20.31</text:p>
          </table:table-cell>
          <table:table-cell office:value-type="float" office:value="3.82" calcext:value-type="float">
            <text:p>3.82</text:p>
          </table:table-cell>
          <table:table-cell office:value-type="float" office:value="1.041606" calcext:value-type="float">
            <text:p>1.041606</text:p>
          </table:table-cell>
          <table:table-cell office:value-type="float" office:value="0.6887598" calcext:value-type="float">
            <text:p>0.6887598</text:p>
          </table:table-cell>
          <table:table-cell office:value-type="float" office:value="380.268" calcext:value-type="float">
            <text:p>380.268</text:p>
          </table:table-cell>
          <table:table-cell office:value-type="float" office:value="0" calcext:value-type="float">
            <text:p>0</text:p>
          </table:table-cell>
          <table:table-cell office:value-type="float" office:value="16.33914" calcext:value-type="float">
            <text:p>16.33914</text:p>
          </table:table-cell>
          <table:table-cell office:value-type="float" office:value="4.482941" calcext:value-type="float">
            <text:p>4.482941</text:p>
          </table:table-cell>
          <table:table-cell office:value-type="float" office:value="13.58582" calcext:value-type="float">
            <text:p>13.58582</text:p>
          </table:table-cell>
          <table:table-cell office:value-type="float" office:value="6.065369" calcext:value-type="float">
            <text:p>6.065369</text:p>
          </table:table-cell>
          <table:table-cell office:value-type="float" office:value="12.40182" calcext:value-type="float">
            <text:p>12.40182</text:p>
          </table:table-cell>
          <table:table-cell office:value-type="float" office:value="7.212585" calcext:value-type="float">
            <text:p>7.212585</text:p>
          </table:table-cell>
          <table:table-cell office:value-type="float" office:value="11.7095" calcext:value-type="float">
            <text:p>11.7095</text:p>
          </table:table-cell>
          <table:table-cell office:value-type="float" office:value="8.308319" calcext:value-type="float">
            <text:p>8.308319</text:p>
          </table:table-cell>
          <table:table-cell office:value-type="float" office:value="11.47308" calcext:value-type="float">
            <text:p>11.47308</text:p>
          </table:table-cell>
          <table:table-cell office:value-type="float" office:value="9.077637" calcext:value-type="float">
            <text:p>9.077637</text:p>
          </table:table-cell>
          <table:table-cell office:value-type="float" office:value="11.45337" calcext:value-type="float">
            <text:p>11.45337</text:p>
          </table:table-cell>
          <table:table-cell office:value-type="float" office:value="9.962616" calcext:value-type="float">
            <text:p>9.962616</text:p>
          </table:table-cell>
          <table:table-cell office:value-type="float" office:value="11.60468" calcext:value-type="float">
            <text:p>11.60468</text:p>
          </table:table-cell>
          <table:table-cell office:value-type="float" office:value="10.80139" calcext:value-type="float">
            <text:p>10.80139</text:p>
          </table:table-cell>
          <table:table-cell office:value-type="float" office:value="12.27133" calcext:value-type="float">
            <text:p>12.27133</text:p>
          </table:table-cell>
          <table:table-cell office:value-type="float" office:value="12.02612" calcext:value-type="float">
            <text:p>12.02612</text:p>
          </table:table-cell>
          <table:table-cell office:value-type="float" office:value="13.91699" calcext:value-type="float">
            <text:p>13.91699</text:p>
          </table:table-cell>
          <table:table-cell office:value-type="float" office:value="13.59473" calcext:value-type="float">
            <text:p>13.59473</text:p>
          </table:table-cell>
          <table:table-cell office:value-type="float" office:value="15.05249" calcext:value-type="float">
            <text:p>15.05249</text:p>
          </table:table-cell>
          <table:table-cell office:value-type="float" office:value="14.85519" calcext:value-type="float">
            <text:p>14.85519</text:p>
          </table:table-cell>
          <table:table-cell office:value-type="float" office:value="15.50034" calcext:value-type="float">
            <text:p>15.50034</text:p>
          </table:table-cell>
          <table:table-cell office:value-type="float" office:value="15.38013" calcext:value-type="float">
            <text:p>15.38013</text:p>
          </table:table-cell>
          <table:table-cell office:value-type="float" office:value="15.68457" calcext:value-type="float">
            <text:p>15.68457</text:p>
          </table:table-cell>
          <table:table-cell office:value-type="float" office:value="15.60846" calcext:value-type="float">
            <text:p>15.60846</text:p>
          </table:table-cell>
          <table:table-cell office:value-type="float" office:value="15.6167" calcext:value-type="float">
            <text:p>15.6167</text:p>
          </table:table-cell>
          <table:table-cell office:value-type="float" office:value="15.56424" calcext:value-type="float">
            <text:p>15.56424</text:p>
          </table:table-cell>
          <table:table-cell office:value-type="float" office:value="15.3703" calcext:value-type="float">
            <text:p>15.3703</text:p>
          </table:table-cell>
          <table:table-cell office:value-type="float" office:value="15.32733" calcext:value-type="float">
            <text:p>15.32733</text:p>
          </table:table-cell>
          <table:table-cell office:value-type="float" office:value="22.64709" calcext:value-type="float">
            <text:p>22.64709</text:p>
          </table:table-cell>
          <table:table-cell office:value-type="float" office:value="2.807709" calcext:value-type="float">
            <text:p>2.8077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4" calcext:value-type="float">
            <text:p>18102004</text:p>
          </table:table-cell>
          <table:table-cell office:value-type="float" office:value="5.37084" calcext:value-type="float">
            <text:p>5.37084</text:p>
          </table:table-cell>
          <table:table-cell office:value-type="float" office:value="14.01" calcext:value-type="float">
            <text:p>14.01</text:p>
          </table:table-cell>
          <table:table-cell office:value-type="float" office:value="7.62" calcext:value-type="float">
            <text:p>7.62</text:p>
          </table:table-cell>
          <table:table-cell office:value-type="float" office:value="0.9884908" calcext:value-type="float">
            <text:p>0.9884908</text:p>
          </table:table-cell>
          <table:table-cell office:value-type="float" office:value="0.892795" calcext:value-type="float">
            <text:p>0.892795</text:p>
          </table:table-cell>
          <table:table-cell office:value-type="float" office:value="322.164" calcext:value-type="float">
            <text:p>322.164</text:p>
          </table:table-cell>
          <table:table-cell office:value-type="float" office:value="0" calcext:value-type="float">
            <text:p>0</text:p>
          </table:table-cell>
          <table:table-cell office:value-type="float" office:value="12.87473" calcext:value-type="float">
            <text:p>12.87473</text:p>
          </table:table-cell>
          <table:table-cell office:value-type="float" office:value="7.86792" calcext:value-type="float">
            <text:p>7.86792</text:p>
          </table:table-cell>
          <table:table-cell office:value-type="float" office:value="11.95877" calcext:value-type="float">
            <text:p>11.95877</text:p>
          </table:table-cell>
          <table:table-cell office:value-type="float" office:value="9.245087" calcext:value-type="float">
            <text:p>9.245087</text:p>
          </table:table-cell>
          <table:table-cell office:value-type="float" office:value="11.64777" calcext:value-type="float">
            <text:p>11.64777</text:p>
          </table:table-cell>
          <table:table-cell office:value-type="float" office:value="10.02609" calcext:value-type="float">
            <text:p>10.02609</text:p>
          </table:table-cell>
          <table:table-cell office:value-type="float" office:value="11.54306" calcext:value-type="float">
            <text:p>11.54306</text:p>
          </table:table-cell>
          <table:table-cell office:value-type="float" office:value="10.57138" calcext:value-type="float">
            <text:p>10.57138</text:p>
          </table:table-cell>
          <table:table-cell office:value-type="float" office:value="11.55051" calcext:value-type="float">
            <text:p>11.55051</text:p>
          </table:table-cell>
          <table:table-cell office:value-type="float" office:value="10.91757" calcext:value-type="float">
            <text:p>10.91757</text:p>
          </table:table-cell>
          <table:table-cell office:value-type="float" office:value="11.64862" calcext:value-type="float">
            <text:p>11.64862</text:p>
          </table:table-cell>
          <table:table-cell office:value-type="float" office:value="11.30423" calcext:value-type="float">
            <text:p>11.30423</text:p>
          </table:table-cell>
          <table:table-cell office:value-type="float" office:value="11.88531" calcext:value-type="float">
            <text:p>11.88531</text:p>
          </table:table-cell>
          <table:table-cell office:value-type="float" office:value="11.61627" calcext:value-type="float">
            <text:p>11.61627</text:p>
          </table:table-cell>
          <table:table-cell office:value-type="float" office:value="12.33389" calcext:value-type="float">
            <text:p>12.33389</text:p>
          </table:table-cell>
          <table:table-cell office:value-type="float" office:value="12.09378" calcext:value-type="float">
            <text:p>12.09378</text:p>
          </table:table-cell>
          <table:table-cell office:value-type="float" office:value="13.59216" calcext:value-type="float">
            <text:p>13.59216</text:p>
          </table:table-cell>
          <table:table-cell office:value-type="float" office:value="13.45212" calcext:value-type="float">
            <text:p>13.45212</text:p>
          </table:table-cell>
          <table:table-cell office:value-type="float" office:value="14.85306" calcext:value-type="float">
            <text:p>14.85306</text:p>
          </table:table-cell>
          <table:table-cell office:value-type="float" office:value="14.66623" calcext:value-type="float">
            <text:p>14.66623</text:p>
          </table:table-cell>
          <table:table-cell office:value-type="float" office:value="15.37875" calcext:value-type="float">
            <text:p>15.37875</text:p>
          </table:table-cell>
          <table:table-cell office:value-type="float" office:value="15.24838" calcext:value-type="float">
            <text:p>15.24838</text:p>
          </table:table-cell>
          <table:table-cell office:value-type="float" office:value="15.60764" calcext:value-type="float">
            <text:p>15.60764</text:p>
          </table:table-cell>
          <table:table-cell office:value-type="float" office:value="15.52435" calcext:value-type="float">
            <text:p>15.52435</text:p>
          </table:table-cell>
          <table:table-cell office:value-type="float" office:value="15.56369" calcext:value-type="float">
            <text:p>15.56369</text:p>
          </table:table-cell>
          <table:table-cell office:value-type="float" office:value="15.50745" calcext:value-type="float">
            <text:p>15.50745</text:p>
          </table:table-cell>
          <table:table-cell office:value-type="float" office:value="15.32684" calcext:value-type="float">
            <text:p>15.32684</text:p>
          </table:table-cell>
          <table:table-cell office:value-type="float" office:value="15.28201" calcext:value-type="float">
            <text:p>15.28201</text:p>
          </table:table-cell>
          <table:table-cell office:value-type="float" office:value="15.12463" calcext:value-type="float">
            <text:p>15.12463</text:p>
          </table:table-cell>
          <table:table-cell office:value-type="float" office:value="6.648926" calcext:value-type="float">
            <text:p>6.6489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4" calcext:value-type="float">
            <text:p>19102004</text:p>
          </table:table-cell>
          <table:table-cell office:value-type="float" office:value="9.29628" calcext:value-type="float">
            <text:p>9.29628</text:p>
          </table:table-cell>
          <table:table-cell office:value-type="float" office:value="14.96" calcext:value-type="float">
            <text:p>14.96</text:p>
          </table:table-cell>
          <table:table-cell office:value-type="float" office:value="7.08" calcext:value-type="float">
            <text:p>7.08</text:p>
          </table:table-cell>
          <table:table-cell office:value-type="float" office:value="1.094777" calcext:value-type="float">
            <text:p>1.094777</text:p>
          </table:table-cell>
          <table:table-cell office:value-type="float" office:value="0.8850527" calcext:value-type="float">
            <text:p>0.8850527</text:p>
          </table:table-cell>
          <table:table-cell office:value-type="float" office:value="169.524" calcext:value-type="float">
            <text:p>169.524</text:p>
          </table:table-cell>
          <table:table-cell office:value-type="float" office:value="0" calcext:value-type="float">
            <text:p>0</text:p>
          </table:table-cell>
          <table:table-cell office:value-type="float" office:value="14.52539" calcext:value-type="float">
            <text:p>14.52539</text:p>
          </table:table-cell>
          <table:table-cell office:value-type="float" office:value="6.810974" calcext:value-type="float">
            <text:p>6.810974</text:p>
          </table:table-cell>
          <table:table-cell office:value-type="float" office:value="12.62692" calcext:value-type="float">
            <text:p>12.62692</text:p>
          </table:table-cell>
          <table:table-cell office:value-type="float" office:value="8.072723" calcext:value-type="float">
            <text:p>8.072723</text:p>
          </table:table-cell>
          <table:table-cell office:value-type="float" office:value="12.04047" calcext:value-type="float">
            <text:p>12.04047</text:p>
          </table:table-cell>
          <table:table-cell office:value-type="float" office:value="9.006378" calcext:value-type="float">
            <text:p>9.006378</text:p>
          </table:table-cell>
          <table:table-cell office:value-type="float" office:value="11.69705" calcext:value-type="float">
            <text:p>11.69705</text:p>
          </table:table-cell>
          <table:table-cell office:value-type="float" office:value="9.837219" calcext:value-type="float">
            <text:p>9.837219</text:p>
          </table:table-cell>
          <table:table-cell office:value-type="float" office:value="11.5882" calcext:value-type="float">
            <text:p>11.5882</text:p>
          </table:table-cell>
          <table:table-cell office:value-type="float" office:value="10.38779" calcext:value-type="float">
            <text:p>10.38779</text:p>
          </table:table-cell>
          <table:table-cell office:value-type="float" office:value="11.61081" calcext:value-type="float">
            <text:p>11.61081</text:p>
          </table:table-cell>
          <table:table-cell office:value-type="float" office:value="10.98495" calcext:value-type="float">
            <text:p>10.98495</text:p>
          </table:table-cell>
          <table:table-cell office:value-type="float" office:value="11.88361" calcext:value-type="float">
            <text:p>11.88361</text:p>
          </table:table-cell>
          <table:table-cell office:value-type="float" office:value="11.51233" calcext:value-type="float">
            <text:p>11.51233</text:p>
          </table:table-cell>
          <table:table-cell office:value-type="float" office:value="12.35861" calcext:value-type="float">
            <text:p>12.35861</text:p>
          </table:table-cell>
          <table:table-cell office:value-type="float" office:value="12.28226" calcext:value-type="float">
            <text:p>12.28226</text:p>
          </table:table-cell>
          <table:table-cell office:value-type="float" office:value="13.45126" calcext:value-type="float">
            <text:p>13.45126</text:p>
          </table:table-cell>
          <table:table-cell office:value-type="float" office:value="13.3703" calcext:value-type="float">
            <text:p>13.3703</text:p>
          </table:table-cell>
          <table:table-cell office:value-type="float" office:value="14.66449" calcext:value-type="float">
            <text:p>14.66449</text:p>
          </table:table-cell>
          <table:table-cell office:value-type="float" office:value="14.51147" calcext:value-type="float">
            <text:p>14.51147</text:p>
          </table:table-cell>
          <table:table-cell office:value-type="float" office:value="15.24698" calcext:value-type="float">
            <text:p>15.24698</text:p>
          </table:table-cell>
          <table:table-cell office:value-type="float" office:value="15.11926" calcext:value-type="float">
            <text:p>15.11926</text:p>
          </table:table-cell>
          <table:table-cell office:value-type="float" office:value="15.52347" calcext:value-type="float">
            <text:p>15.52347</text:p>
          </table:table-cell>
          <table:table-cell office:value-type="float" office:value="15.43469" calcext:value-type="float">
            <text:p>15.43469</text:p>
          </table:table-cell>
          <table:table-cell office:value-type="float" office:value="15.50681" calcext:value-type="float">
            <text:p>15.50681</text:p>
          </table:table-cell>
          <table:table-cell office:value-type="float" office:value="15.44684" calcext:value-type="float">
            <text:p>15.44684</text:p>
          </table:table-cell>
          <table:table-cell office:value-type="float" office:value="15.28152" calcext:value-type="float">
            <text:p>15.28152</text:p>
          </table:table-cell>
          <table:table-cell office:value-type="float" office:value="15.23456" calcext:value-type="float">
            <text:p>15.23456</text:p>
          </table:table-cell>
          <table:table-cell office:value-type="float" office:value="17.31772" calcext:value-type="float">
            <text:p>17.31772</text:p>
          </table:table-cell>
          <table:table-cell office:value-type="float" office:value="5.654938" calcext:value-type="float">
            <text:p>5.6549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4" calcext:value-type="float">
            <text:p>20102004</text:p>
          </table:table-cell>
          <table:table-cell office:value-type="float" office:value="2.3652" calcext:value-type="float">
            <text:p>2.3652</text:p>
          </table:table-cell>
          <table:table-cell office:value-type="float" office:value="11.96" calcext:value-type="float">
            <text:p>11.96</text:p>
          </table:table-cell>
          <table:table-cell office:value-type="float" office:value="9.18" calcext:value-type="float">
            <text:p>9.18</text:p>
          </table:table-cell>
          <table:table-cell office:value-type="float" office:value="1.142796" calcext:value-type="float">
            <text:p>1.142796</text:p>
          </table:table-cell>
          <table:table-cell office:value-type="float" office:value="1.020367" calcext:value-type="float">
            <text:p>1.020367</text:p>
          </table:table-cell>
          <table:table-cell office:value-type="float" office:value="263.196" calcext:value-type="float">
            <text:p>263.196</text:p>
          </table:table-cell>
          <table:table-cell office:value-type="float" office:value="0.4" calcext:value-type="float">
            <text:p>0.4</text:p>
          </table:table-cell>
          <table:table-cell office:value-type="float" office:value="11.43146" calcext:value-type="float">
            <text:p>11.43146</text:p>
          </table:table-cell>
          <table:table-cell office:value-type="float" office:value="8.286835" calcext:value-type="float">
            <text:p>8.286835</text:p>
          </table:table-cell>
          <table:table-cell office:value-type="float" office:value="10.99051" calcext:value-type="float">
            <text:p>10.99051</text:p>
          </table:table-cell>
          <table:table-cell office:value-type="float" office:value="9.069763" calcext:value-type="float">
            <text:p>9.069763</text:p>
          </table:table-cell>
          <table:table-cell office:value-type="float" office:value="10.96561" calcext:value-type="float">
            <text:p>10.96561</text:p>
          </table:table-cell>
          <table:table-cell office:value-type="float" office:value="9.67923" calcext:value-type="float">
            <text:p>9.67923</text:p>
          </table:table-cell>
          <table:table-cell office:value-type="float" office:value="11.06204" calcext:value-type="float">
            <text:p>11.06204</text:p>
          </table:table-cell>
          <table:table-cell office:value-type="float" office:value="10.28296" calcext:value-type="float">
            <text:p>10.28296</text:p>
          </table:table-cell>
          <table:table-cell office:value-type="float" office:value="11.21146" calcext:value-type="float">
            <text:p>11.21146</text:p>
          </table:table-cell>
          <table:table-cell office:value-type="float" office:value="10.70505" calcext:value-type="float">
            <text:p>10.70505</text:p>
          </table:table-cell>
          <table:table-cell office:value-type="float" office:value="11.56741" calcext:value-type="float">
            <text:p>11.56741</text:p>
          </table:table-cell>
          <table:table-cell office:value-type="float" office:value="11.17438" calcext:value-type="float">
            <text:p>11.17438</text:p>
          </table:table-cell>
          <table:table-cell office:value-type="float" office:value="11.84985" calcext:value-type="float">
            <text:p>11.84985</text:p>
          </table:table-cell>
          <table:table-cell office:value-type="float" office:value="11.61337" calcext:value-type="float">
            <text:p>11.61337</text:p>
          </table:table-cell>
          <table:table-cell office:value-type="float" office:value="12.32748" calcext:value-type="float">
            <text:p>12.32748</text:p>
          </table:table-cell>
          <table:table-cell office:value-type="float" office:value="12.27554" calcext:value-type="float">
            <text:p>12.27554</text:p>
          </table:table-cell>
          <table:table-cell office:value-type="float" office:value="13.36948" calcext:value-type="float">
            <text:p>13.36948</text:p>
          </table:table-cell>
          <table:table-cell office:value-type="float" office:value="13.29398" calcext:value-type="float">
            <text:p>13.29398</text:p>
          </table:table-cell>
          <table:table-cell office:value-type="float" office:value="14.50995" calcext:value-type="float">
            <text:p>14.50995</text:p>
          </table:table-cell>
          <table:table-cell office:value-type="float" office:value="14.37997" calcext:value-type="float">
            <text:p>14.37997</text:p>
          </table:table-cell>
          <table:table-cell office:value-type="float" office:value="15.11798" calcext:value-type="float">
            <text:p>15.11798</text:p>
          </table:table-cell>
          <table:table-cell office:value-type="float" office:value="14.99783" calcext:value-type="float">
            <text:p>14.99783</text:p>
          </table:table-cell>
          <table:table-cell office:value-type="float" office:value="15.43375" calcext:value-type="float">
            <text:p>15.43375</text:p>
          </table:table-cell>
          <table:table-cell office:value-type="float" office:value="15.34177" calcext:value-type="float">
            <text:p>15.34177</text:p>
          </table:table-cell>
          <table:table-cell office:value-type="float" office:value="15.4462" calcext:value-type="float">
            <text:p>15.4462</text:p>
          </table:table-cell>
          <table:table-cell office:value-type="float" office:value="15.38266" calcext:value-type="float">
            <text:p>15.38266</text:p>
          </table:table-cell>
          <table:table-cell office:value-type="float" office:value="15.23401" calcext:value-type="float">
            <text:p>15.23401</text:p>
          </table:table-cell>
          <table:table-cell office:value-type="float" office:value="15.18369" calcext:value-type="float">
            <text:p>15.18369</text:p>
          </table:table-cell>
          <table:table-cell office:value-type="float" office:value="12.0112" calcext:value-type="float">
            <text:p>12.0112</text:p>
          </table:table-cell>
          <table:table-cell office:value-type="float" office:value="7.407715" calcext:value-type="float">
            <text:p>7.4077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4" calcext:value-type="float">
            <text:p>21102004</text:p>
          </table:table-cell>
          <table:table-cell office:value-type="float" office:value="2.22516" calcext:value-type="float">
            <text:p>2.22516</text:p>
          </table:table-cell>
          <table:table-cell office:value-type="float" office:value="14.59" calcext:value-type="float">
            <text:p>14.59</text:p>
          </table:table-cell>
          <table:table-cell office:value-type="float" office:value="9.28" calcext:value-type="float">
            <text:p>9.28</text:p>
          </table:table-cell>
          <table:table-cell office:value-type="float" office:value="1.458064" calcext:value-type="float">
            <text:p>1.458064</text:p>
          </table:table-cell>
          <table:table-cell office:value-type="float" office:value="1.027248" calcext:value-type="float">
            <text:p>1.027248</text:p>
          </table:table-cell>
          <table:table-cell office:value-type="float" office:value="362.268" calcext:value-type="float">
            <text:p>362.268</text:p>
          </table:table-cell>
          <table:table-cell office:value-type="float" office:value="0.3" calcext:value-type="float">
            <text:p>0.3</text:p>
          </table:table-cell>
          <table:table-cell office:value-type="float" office:value="12.20844" calcext:value-type="float">
            <text:p>12.20844</text:p>
          </table:table-cell>
          <table:table-cell office:value-type="float" office:value="8.677277" calcext:value-type="float">
            <text:p>8.677277</text:p>
          </table:table-cell>
          <table:table-cell office:value-type="float" office:value="11.89877" calcext:value-type="float">
            <text:p>11.89877</text:p>
          </table:table-cell>
          <table:table-cell office:value-type="float" office:value="9.345459" calcext:value-type="float">
            <text:p>9.345459</text:p>
          </table:table-cell>
          <table:table-cell office:value-type="float" office:value="11.71405" calcext:value-type="float">
            <text:p>11.71405</text:p>
          </table:table-cell>
          <table:table-cell office:value-type="float" office:value="9.851776" calcext:value-type="float">
            <text:p>9.851776</text:p>
          </table:table-cell>
          <table:table-cell office:value-type="float" office:value="11.60535" calcext:value-type="float">
            <text:p>11.60535</text:p>
          </table:table-cell>
          <table:table-cell office:value-type="float" office:value="10.35489" calcext:value-type="float">
            <text:p>10.35489</text:p>
          </table:table-cell>
          <table:table-cell office:value-type="float" office:value="11.59253" calcext:value-type="float">
            <text:p>11.59253</text:p>
          </table:table-cell>
          <table:table-cell office:value-type="float" office:value="10.72241" calcext:value-type="float">
            <text:p>10.72241</text:p>
          </table:table-cell>
          <table:table-cell office:value-type="float" office:value="11.62332" calcext:value-type="float">
            <text:p>11.62332</text:p>
          </table:table-cell>
          <table:table-cell office:value-type="float" office:value="11.14941" calcext:value-type="float">
            <text:p>11.14941</text:p>
          </table:table-cell>
          <table:table-cell office:value-type="float" office:value="11.80835" calcext:value-type="float">
            <text:p>11.80835</text:p>
          </table:table-cell>
          <table:table-cell office:value-type="float" office:value="11.57214" calcext:value-type="float">
            <text:p>11.57214</text:p>
          </table:table-cell>
          <table:table-cell office:value-type="float" office:value="12.27676" calcext:value-type="float">
            <text:p>12.27676</text:p>
          </table:table-cell>
          <table:table-cell office:value-type="float" office:value="12.21927" calcext:value-type="float">
            <text:p>12.21927</text:p>
          </table:table-cell>
          <table:table-cell office:value-type="float" office:value="13.29315" calcext:value-type="float">
            <text:p>13.29315</text:p>
          </table:table-cell>
          <table:table-cell office:value-type="float" office:value="13.21231" calcext:value-type="float">
            <text:p>13.21231</text:p>
          </table:table-cell>
          <table:table-cell office:value-type="float" office:value="14.37869" calcext:value-type="float">
            <text:p>14.37869</text:p>
          </table:table-cell>
          <table:table-cell office:value-type="float" office:value="14.26324" calcext:value-type="float">
            <text:p>14.26324</text:p>
          </table:table-cell>
          <table:table-cell office:value-type="float" office:value="14.99661" calcext:value-type="float">
            <text:p>14.99661</text:p>
          </table:table-cell>
          <table:table-cell office:value-type="float" office:value="14.88486" calcext:value-type="float">
            <text:p>14.88486</text:p>
          </table:table-cell>
          <table:table-cell office:value-type="float" office:value="15.34076" calcext:value-type="float">
            <text:p>15.34076</text:p>
          </table:table-cell>
          <table:table-cell office:value-type="float" office:value="15.24875" calcext:value-type="float">
            <text:p>15.24875</text:p>
          </table:table-cell>
          <table:table-cell office:value-type="float" office:value="15.38196" calcext:value-type="float">
            <text:p>15.38196</text:p>
          </table:table-cell>
          <table:table-cell office:value-type="float" office:value="15.31573" calcext:value-type="float">
            <text:p>15.31573</text:p>
          </table:table-cell>
          <table:table-cell office:value-type="float" office:value="15.18314" calcext:value-type="float">
            <text:p>15.18314</text:p>
          </table:table-cell>
          <table:table-cell office:value-type="float" office:value="15.13013" calcext:value-type="float">
            <text:p>15.13013</text:p>
          </table:table-cell>
          <table:table-cell office:value-type="float" office:value="12.69141" calcext:value-type="float">
            <text:p>12.69141</text:p>
          </table:table-cell>
          <table:table-cell office:value-type="float" office:value="8.030304" calcext:value-type="float">
            <text:p>8.0303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4" calcext:value-type="float">
            <text:p>22102004</text:p>
          </table:table-cell>
          <table:table-cell office:value-type="float" office:value="5.70528" calcext:value-type="float">
            <text:p>5.70528</text:p>
          </table:table-cell>
          <table:table-cell office:value-type="float" office:value="26.09" calcext:value-type="float">
            <text:p>26.09</text:p>
          </table:table-cell>
          <table:table-cell office:value-type="float" office:value="13.61" calcext:value-type="float">
            <text:p>13.61</text:p>
          </table:table-cell>
          <table:table-cell office:value-type="float" office:value="2.149362" calcext:value-type="float">
            <text:p>2.149362</text:p>
          </table:table-cell>
          <table:table-cell office:value-type="float" office:value="1.184007" calcext:value-type="float">
            <text:p>1.184007</text:p>
          </table:table-cell>
          <table:table-cell office:value-type="float" office:value="618.3" calcext:value-type="float">
            <text:p>618.3</text:p>
          </table:table-cell>
          <table:table-cell office:value-type="float" office:value="0.1" calcext:value-type="float">
            <text:p>0.1</text:p>
          </table:table-cell>
          <table:table-cell office:value-type="float" office:value="20.55496" calcext:value-type="float">
            <text:p>20.55496</text:p>
          </table:table-cell>
          <table:table-cell office:value-type="float" office:value="12.19055" calcext:value-type="float">
            <text:p>12.19055</text:p>
          </table:table-cell>
          <table:table-cell office:value-type="float" office:value="18.05075" calcext:value-type="float">
            <text:p>18.05075</text:p>
          </table:table-cell>
          <table:table-cell office:value-type="float" office:value="11.91159" calcext:value-type="float">
            <text:p>11.91159</text:p>
          </table:table-cell>
          <table:table-cell office:value-type="float" office:value="16.46393" calcext:value-type="float">
            <text:p>16.46393</text:p>
          </table:table-cell>
          <table:table-cell office:value-type="float" office:value="11.7291" calcext:value-type="float">
            <text:p>11.7291</text:p>
          </table:table-cell>
          <table:table-cell office:value-type="float" office:value="15.25259" calcext:value-type="float">
            <text:p>15.25259</text:p>
          </table:table-cell>
          <table:table-cell office:value-type="float" office:value="11.6199" calcext:value-type="float">
            <text:p>11.6199</text:p>
          </table:table-cell>
          <table:table-cell office:value-type="float" office:value="14.58884" calcext:value-type="float">
            <text:p>14.58884</text:p>
          </table:table-cell>
          <table:table-cell office:value-type="float" office:value="11.60486" calcext:value-type="float">
            <text:p>11.60486</text:p>
          </table:table-cell>
          <table:table-cell office:value-type="float" office:value="13.98059" calcext:value-type="float">
            <text:p>13.98059</text:p>
          </table:table-cell>
          <table:table-cell office:value-type="float" office:value="11.63257" calcext:value-type="float">
            <text:p>11.63257</text:p>
          </table:table-cell>
          <table:table-cell office:value-type="float" office:value="13.43738" calcext:value-type="float">
            <text:p>13.43738</text:p>
          </table:table-cell>
          <table:table-cell office:value-type="float" office:value="11.81451" calcext:value-type="float">
            <text:p>11.81451</text:p>
          </table:table-cell>
          <table:table-cell office:value-type="float" office:value="12.79553" calcext:value-type="float">
            <text:p>12.79553</text:p>
          </table:table-cell>
          <table:table-cell office:value-type="float" office:value="12.23712" calcext:value-type="float">
            <text:p>12.23712</text:p>
          </table:table-cell>
          <table:table-cell office:value-type="float" office:value="13.22037" calcext:value-type="float">
            <text:p>13.22037</text:p>
          </table:table-cell>
          <table:table-cell office:value-type="float" office:value="13.18884" calcext:value-type="float">
            <text:p>13.18884</text:p>
          </table:table-cell>
          <table:table-cell office:value-type="float" office:value="14.26212" calcext:value-type="float">
            <text:p>14.26212</text:p>
          </table:table-cell>
          <table:table-cell office:value-type="float" office:value="14.16205" calcext:value-type="float">
            <text:p>14.16205</text:p>
          </table:table-cell>
          <table:table-cell office:value-type="float" office:value="14.88373" calcext:value-type="float">
            <text:p>14.88373</text:p>
          </table:table-cell>
          <table:table-cell office:value-type="float" office:value="14.77872" calcext:value-type="float">
            <text:p>14.77872</text:p>
          </table:table-cell>
          <table:table-cell office:value-type="float" office:value="15.24777" calcext:value-type="float">
            <text:p>15.24777</text:p>
          </table:table-cell>
          <table:table-cell office:value-type="float" office:value="15.1572" calcext:value-type="float">
            <text:p>15.1572</text:p>
          </table:table-cell>
          <table:table-cell office:value-type="float" office:value="15.315" calcext:value-type="float">
            <text:p>15.315</text:p>
          </table:table-cell>
          <table:table-cell office:value-type="float" office:value="15.246" calcext:value-type="float">
            <text:p>15.246</text:p>
          </table:table-cell>
          <table:table-cell office:value-type="float" office:value="15.12955" calcext:value-type="float">
            <text:p>15.12955</text:p>
          </table:table-cell>
          <table:table-cell office:value-type="float" office:value="15.07425" calcext:value-type="float">
            <text:p>15.07425</text:p>
          </table:table-cell>
          <table:table-cell office:value-type="float" office:value="22.56879" calcext:value-type="float">
            <text:p>22.56879</text:p>
          </table:table-cell>
          <table:table-cell office:value-type="float" office:value="12.60098" calcext:value-type="float">
            <text:p>12.600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4" calcext:value-type="float">
            <text:p>23102004</text:p>
          </table:table-cell>
          <table:table-cell office:value-type="float" office:value="13.11411" calcext:value-type="float">
            <text:p>13.11411</text:p>
          </table:table-cell>
          <table:table-cell office:value-type="float" office:value="19.34" calcext:value-type="float">
            <text:p>19.34</text:p>
          </table:table-cell>
          <table:table-cell office:value-type="float" office:value="3.86" calcext:value-type="float">
            <text:p>3.86</text:p>
          </table:table-cell>
          <table:table-cell office:value-type="float" office:value="1.104911" calcext:value-type="float">
            <text:p>1.104911</text:p>
          </table:table-cell>
          <table:table-cell office:value-type="float" office:value="0.7086132" calcext:value-type="float">
            <text:p>0.7086132</text:p>
          </table:table-cell>
          <table:table-cell office:value-type="float" office:value="420.228" calcext:value-type="float">
            <text:p>420.228</text:p>
          </table:table-cell>
          <table:table-cell office:value-type="float" office:value="0" calcext:value-type="float">
            <text:p>0</text:p>
          </table:table-cell>
          <table:table-cell office:value-type="float" office:value="17.53455" calcext:value-type="float">
            <text:p>17.53455</text:p>
          </table:table-cell>
          <table:table-cell office:value-type="float" office:value="6.235382" calcext:value-type="float">
            <text:p>6.235382</text:p>
          </table:table-cell>
          <table:table-cell office:value-type="float" office:value="15.61017" calcext:value-type="float">
            <text:p>15.61017</text:p>
          </table:table-cell>
          <table:table-cell office:value-type="float" office:value="9.182495" calcext:value-type="float">
            <text:p>9.182495</text:p>
          </table:table-cell>
          <table:table-cell office:value-type="float" office:value="15.19656" calcext:value-type="float">
            <text:p>15.19656</text:p>
          </table:table-cell>
          <table:table-cell office:value-type="float" office:value="11.02625" calcext:value-type="float">
            <text:p>11.02625</text:p>
          </table:table-cell>
          <table:table-cell office:value-type="float" office:value="14.95303" calcext:value-type="float">
            <text:p>14.95303</text:p>
          </table:table-cell>
          <table:table-cell office:value-type="float" office:value="12.3476" calcext:value-type="float">
            <text:p>12.3476</text:p>
          </table:table-cell>
          <table:table-cell office:value-type="float" office:value="14.55164" calcext:value-type="float">
            <text:p>14.55164</text:p>
          </table:table-cell>
          <table:table-cell office:value-type="float" office:value="12.92468" calcext:value-type="float">
            <text:p>12.92468</text:p>
          </table:table-cell>
          <table:table-cell office:value-type="float" office:value="14.00726" calcext:value-type="float">
            <text:p>14.00726</text:p>
          </table:table-cell>
          <table:table-cell office:value-type="float" office:value="13.33344" calcext:value-type="float">
            <text:p>13.33344</text:p>
          </table:table-cell>
          <table:table-cell office:value-type="float" office:value="13.55984" calcext:value-type="float">
            <text:p>13.55984</text:p>
          </table:table-cell>
          <table:table-cell office:value-type="float" office:value="13.29547" calcext:value-type="float">
            <text:p>13.29547</text:p>
          </table:table-cell>
          <table:table-cell office:value-type="float" office:value="13.30322" calcext:value-type="float">
            <text:p>13.30322</text:p>
          </table:table-cell>
          <table:table-cell office:value-type="float" office:value="12.80637" calcext:value-type="float">
            <text:p>12.80637</text:p>
          </table:table-cell>
          <table:table-cell office:value-type="float" office:value="13.42743" calcext:value-type="float">
            <text:p>13.42743</text:p>
          </table:table-cell>
          <table:table-cell office:value-type="float" office:value="13.22192" calcext:value-type="float">
            <text:p>13.22192</text:p>
          </table:table-cell>
          <table:table-cell office:value-type="float" office:value="14.16119" calcext:value-type="float">
            <text:p>14.16119</text:p>
          </table:table-cell>
          <table:table-cell office:value-type="float" office:value="14.11374" calcext:value-type="float">
            <text:p>14.11374</text:p>
          </table:table-cell>
          <table:table-cell office:value-type="float" office:value="14.77762" calcext:value-type="float">
            <text:p>14.77762</text:p>
          </table:table-cell>
          <table:table-cell office:value-type="float" office:value="14.68671" calcext:value-type="float">
            <text:p>14.68671</text:p>
          </table:table-cell>
          <table:table-cell office:value-type="float" office:value="15.15628" calcext:value-type="float">
            <text:p>15.15628</text:p>
          </table:table-cell>
          <table:table-cell office:value-type="float" office:value="15.06851" calcext:value-type="float">
            <text:p>15.06851</text:p>
          </table:table-cell>
          <table:table-cell office:value-type="float" office:value="15.24524" calcext:value-type="float">
            <text:p>15.24524</text:p>
          </table:table-cell>
          <table:table-cell office:value-type="float" office:value="15.17502" calcext:value-type="float">
            <text:p>15.17502</text:p>
          </table:table-cell>
          <table:table-cell office:value-type="float" office:value="15.07367" calcext:value-type="float">
            <text:p>15.07367</text:p>
          </table:table-cell>
          <table:table-cell office:value-type="float" office:value="15.01575" calcext:value-type="float">
            <text:p>15.01575</text:p>
          </table:table-cell>
          <table:table-cell office:value-type="float" office:value="22.86255" calcext:value-type="float">
            <text:p>22.86255</text:p>
          </table:table-cell>
          <table:table-cell office:value-type="float" office:value="3.850006" calcext:value-type="float">
            <text:p>3.8500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4" calcext:value-type="float">
            <text:p>24102004</text:p>
          </table:table-cell>
          <table:table-cell office:value-type="float" office:value="13.28962" calcext:value-type="float">
            <text:p>13.28962</text:p>
          </table:table-cell>
          <table:table-cell office:value-type="float" office:value="24.71" calcext:value-type="float">
            <text:p>24.71</text:p>
          </table:table-cell>
          <table:table-cell office:value-type="float" office:value="2.96" calcext:value-type="float">
            <text:p>2.96</text:p>
          </table:table-cell>
          <table:table-cell office:value-type="float" office:value="1.069676" calcext:value-type="float">
            <text:p>1.069676</text:p>
          </table:table-cell>
          <table:table-cell office:value-type="float" office:value="0.6653011" calcext:value-type="float">
            <text:p>0.6653011</text:p>
          </table:table-cell>
          <table:table-cell office:value-type="float" office:value="380.124" calcext:value-type="float">
            <text:p>380.124</text:p>
          </table:table-cell>
          <table:table-cell office:value-type="float" office:value="0" calcext:value-type="float">
            <text:p>0</text:p>
          </table:table-cell>
          <table:table-cell office:value-type="float" office:value="20.13608" calcext:value-type="float">
            <text:p>20.13608</text:p>
          </table:table-cell>
          <table:table-cell office:value-type="float" office:value="4.940338" calcext:value-type="float">
            <text:p>4.940338</text:p>
          </table:table-cell>
          <table:table-cell office:value-type="float" office:value="16.74466" calcext:value-type="float">
            <text:p>16.74466</text:p>
          </table:table-cell>
          <table:table-cell office:value-type="float" office:value="7.265259" calcext:value-type="float">
            <text:p>7.265259</text:p>
          </table:table-cell>
          <table:table-cell office:value-type="float" office:value="15.1933" calcext:value-type="float">
            <text:p>15.1933</text:p>
          </table:table-cell>
          <table:table-cell office:value-type="float" office:value="8.780701" calcext:value-type="float">
            <text:p>8.780701</text:p>
          </table:table-cell>
          <table:table-cell office:value-type="float" office:value="14.17221" calcext:value-type="float">
            <text:p>14.17221</text:p>
          </table:table-cell>
          <table:table-cell office:value-type="float" office:value="10.13632" calcext:value-type="float">
            <text:p>10.13632</text:p>
          </table:table-cell>
          <table:table-cell office:value-type="float" office:value="13.66049" calcext:value-type="float">
            <text:p>13.66049</text:p>
          </table:table-cell>
          <table:table-cell office:value-type="float" office:value="10.9906" calcext:value-type="float">
            <text:p>10.9906</text:p>
          </table:table-cell>
          <table:table-cell office:value-type="float" office:value="13.3645" calcext:value-type="float">
            <text:p>13.3645</text:p>
          </table:table-cell>
          <table:table-cell office:value-type="float" office:value="11.83075" calcext:value-type="float">
            <text:p>11.83075</text:p>
          </table:table-cell>
          <table:table-cell office:value-type="float" office:value="13.42566" calcext:value-type="float">
            <text:p>13.42566</text:p>
          </table:table-cell>
          <table:table-cell office:value-type="float" office:value="12.3902" calcext:value-type="float">
            <text:p>12.3902</text:p>
          </table:table-cell>
          <table:table-cell office:value-type="float" office:value="13.31909" calcext:value-type="float">
            <text:p>13.31909</text:p>
          </table:table-cell>
          <table:table-cell office:value-type="float" office:value="13.04459" calcext:value-type="float">
            <text:p>13.04459</text:p>
          </table:table-cell>
          <table:table-cell office:value-type="float" office:value="13.51108" calcext:value-type="float">
            <text:p>13.51108</text:p>
          </table:table-cell>
          <table:table-cell office:value-type="float" office:value="13.42947" calcext:value-type="float">
            <text:p>13.42947</text:p>
          </table:table-cell>
          <table:table-cell office:value-type="float" office:value="14.11353" calcext:value-type="float">
            <text:p>14.11353</text:p>
          </table:table-cell>
          <table:table-cell office:value-type="float" office:value="14.10339" calcext:value-type="float">
            <text:p>14.10339</text:p>
          </table:table-cell>
          <table:table-cell office:value-type="float" office:value="14.68585" calcext:value-type="float">
            <text:p>14.68585</text:p>
          </table:table-cell>
          <table:table-cell office:value-type="float" office:value="14.61713" calcext:value-type="float">
            <text:p>14.61713</text:p>
          </table:table-cell>
          <table:table-cell office:value-type="float" office:value="15.0676" calcext:value-type="float">
            <text:p>15.0676</text:p>
          </table:table-cell>
          <table:table-cell office:value-type="float" office:value="14.98523" calcext:value-type="float">
            <text:p>14.98523</text:p>
          </table:table-cell>
          <table:table-cell office:value-type="float" office:value="15.17426" calcext:value-type="float">
            <text:p>15.17426</text:p>
          </table:table-cell>
          <table:table-cell office:value-type="float" office:value="15.10339" calcext:value-type="float">
            <text:p>15.10339</text:p>
          </table:table-cell>
          <table:table-cell office:value-type="float" office:value="15.01511" calcext:value-type="float">
            <text:p>15.01511</text:p>
          </table:table-cell>
          <table:table-cell office:value-type="float" office:value="14.95535" calcext:value-type="float">
            <text:p>14.95535</text:p>
          </table:table-cell>
          <table:table-cell office:value-type="float" office:value="28.60822" calcext:value-type="float">
            <text:p>28.60822</text:p>
          </table:table-cell>
          <table:table-cell office:value-type="float" office:value="2.558685" calcext:value-type="float">
            <text:p>2.5586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4" calcext:value-type="float">
            <text:p>25102004</text:p>
          </table:table-cell>
          <table:table-cell office:value-type="float" office:value="13.02161" calcext:value-type="float">
            <text:p>13.02161</text:p>
          </table:table-cell>
          <table:table-cell office:value-type="float" office:value="17.57" calcext:value-type="float">
            <text:p>17.57</text:p>
          </table:table-cell>
          <table:table-cell office:value-type="float" office:value="4.56" calcext:value-type="float">
            <text:p>4.56</text:p>
          </table:table-cell>
          <table:table-cell office:value-type="float" office:value="0.9594552" calcext:value-type="float">
            <text:p>0.9594552</text:p>
          </table:table-cell>
          <table:table-cell office:value-type="float" office:value="0.7440321" calcext:value-type="float">
            <text:p>0.7440321</text:p>
          </table:table-cell>
          <table:table-cell office:value-type="float" office:value="310.464" calcext:value-type="float">
            <text:p>310.464</text:p>
          </table:table-cell>
          <table:table-cell office:value-type="float" office:value="0" calcext:value-type="float">
            <text:p>0</text:p>
          </table:table-cell>
          <table:table-cell office:value-type="float" office:value="20.25421" calcext:value-type="float">
            <text:p>20.25421</text:p>
          </table:table-cell>
          <table:table-cell office:value-type="float" office:value="7.002655" calcext:value-type="float">
            <text:p>7.002655</text:p>
          </table:table-cell>
          <table:table-cell office:value-type="float" office:value="16.33142" calcext:value-type="float">
            <text:p>16.33142</text:p>
          </table:table-cell>
          <table:table-cell office:value-type="float" office:value="9.199799" calcext:value-type="float">
            <text:p>9.199799</text:p>
          </table:table-cell>
          <table:table-cell office:value-type="float" office:value="14.84119" calcext:value-type="float">
            <text:p>14.84119</text:p>
          </table:table-cell>
          <table:table-cell office:value-type="float" office:value="10.4454" calcext:value-type="float">
            <text:p>10.4454</text:p>
          </table:table-cell>
          <table:table-cell office:value-type="float" office:value="13.94336" calcext:value-type="float">
            <text:p>13.94336</text:p>
          </table:table-cell>
          <table:table-cell office:value-type="float" office:value="11.37512" calcext:value-type="float">
            <text:p>11.37512</text:p>
          </table:table-cell>
          <table:table-cell office:value-type="float" office:value="13.51495" calcext:value-type="float">
            <text:p>13.51495</text:p>
          </table:table-cell>
          <table:table-cell office:value-type="float" office:value="11.91425" calcext:value-type="float">
            <text:p>11.91425</text:p>
          </table:table-cell>
          <table:table-cell office:value-type="float" office:value="13.30289" calcext:value-type="float">
            <text:p>13.30289</text:p>
          </table:table-cell>
          <table:table-cell office:value-type="float" office:value="12.40988" calcext:value-type="float">
            <text:p>12.40988</text:p>
          </table:table-cell>
          <table:table-cell office:value-type="float" office:value="13.19678" calcext:value-type="float">
            <text:p>13.19678</text:p>
          </table:table-cell>
          <table:table-cell office:value-type="float" office:value="12.72501" calcext:value-type="float">
            <text:p>12.72501</text:p>
          </table:table-cell>
          <table:table-cell office:value-type="float" office:value="13.17407" calcext:value-type="float">
            <text:p>13.17407</text:p>
          </table:table-cell>
          <table:table-cell office:value-type="float" office:value="13.09009" calcext:value-type="float">
            <text:p>13.09009</text:p>
          </table:table-cell>
          <table:table-cell office:value-type="float" office:value="13.53882" calcext:value-type="float">
            <text:p>13.53882</text:p>
          </table:table-cell>
          <table:table-cell office:value-type="float" office:value="13.51126" calcext:value-type="float">
            <text:p>13.51126</text:p>
          </table:table-cell>
          <table:table-cell office:value-type="float" office:value="14.10327" calcext:value-type="float">
            <text:p>14.10327</text:p>
          </table:table-cell>
          <table:table-cell office:value-type="float" office:value="14.09091" calcext:value-type="float">
            <text:p>14.09091</text:p>
          </table:table-cell>
          <table:table-cell office:value-type="float" office:value="14.61649" calcext:value-type="float">
            <text:p>14.61649</text:p>
          </table:table-cell>
          <table:table-cell office:value-type="float" office:value="14.56131" calcext:value-type="float">
            <text:p>14.56131</text:p>
          </table:table-cell>
          <table:table-cell office:value-type="float" office:value="14.98444" calcext:value-type="float">
            <text:p>14.98444</text:p>
          </table:table-cell>
          <table:table-cell office:value-type="float" office:value="14.90906" calcext:value-type="float">
            <text:p>14.90906</text:p>
          </table:table-cell>
          <table:table-cell office:value-type="float" office:value="15.10266" calcext:value-type="float">
            <text:p>15.10266</text:p>
          </table:table-cell>
          <table:table-cell office:value-type="float" office:value="15.03284" calcext:value-type="float">
            <text:p>15.03284</text:p>
          </table:table-cell>
          <table:table-cell office:value-type="float" office:value="14.95471" calcext:value-type="float">
            <text:p>14.95471</text:p>
          </table:table-cell>
          <table:table-cell office:value-type="float" office:value="14.89362" calcext:value-type="float">
            <text:p>14.89362</text:p>
          </table:table-cell>
          <table:table-cell office:value-type="float" office:value="41.03949" calcext:value-type="float">
            <text:p>41.03949</text:p>
          </table:table-cell>
          <table:table-cell office:value-type="float" office:value="4.303558" calcext:value-type="float">
            <text:p>4.3035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4" calcext:value-type="float">
            <text:p>26102004</text:p>
          </table:table-cell>
          <table:table-cell office:value-type="float" office:value="4.4442" calcext:value-type="float">
            <text:p>4.4442</text:p>
          </table:table-cell>
          <table:table-cell office:value-type="float" office:value="15.32" calcext:value-type="float">
            <text:p>15.32</text:p>
          </table:table-cell>
          <table:table-cell office:value-type="float" office:value="9.77" calcext:value-type="float">
            <text:p>9.77</text:p>
          </table:table-cell>
          <table:table-cell office:value-type="float" office:value="1.41062" calcext:value-type="float">
            <text:p>1.41062</text:p>
          </table:table-cell>
          <table:table-cell office:value-type="float" office:value="0.9786035" calcext:value-type="float">
            <text:p>0.9786035</text:p>
          </table:table-cell>
          <table:table-cell office:value-type="float" office:value="186.984" calcext:value-type="float">
            <text:p>186.984</text:p>
          </table:table-cell>
          <table:table-cell office:value-type="float" office:value="4.6" calcext:value-type="float">
            <text:p>4.6</text:p>
          </table:table-cell>
          <table:table-cell office:value-type="float" office:value="16.03302" calcext:value-type="float">
            <text:p>16.03302</text:p>
          </table:table-cell>
          <table:table-cell office:value-type="float" office:value="9.317169" calcext:value-type="float">
            <text:p>9.317169</text:p>
          </table:table-cell>
          <table:table-cell office:value-type="float" office:value="14.79178" calcext:value-type="float">
            <text:p>14.79178</text:p>
          </table:table-cell>
          <table:table-cell office:value-type="float" office:value="10.27145" calcext:value-type="float">
            <text:p>10.27145</text:p>
          </table:table-cell>
          <table:table-cell office:value-type="float" office:value="14.05682" calcext:value-type="float">
            <text:p>14.05682</text:p>
          </table:table-cell>
          <table:table-cell office:value-type="float" office:value="11.11914" calcext:value-type="float">
            <text:p>11.11914</text:p>
          </table:table-cell>
          <table:table-cell office:value-type="float" office:value="13.57535" calcext:value-type="float">
            <text:p>13.57535</text:p>
          </table:table-cell>
          <table:table-cell office:value-type="float" office:value="11.80023" calcext:value-type="float">
            <text:p>11.80023</text:p>
          </table:table-cell>
          <table:table-cell office:value-type="float" office:value="13.33356" calcext:value-type="float">
            <text:p>13.33356</text:p>
          </table:table-cell>
          <table:table-cell office:value-type="float" office:value="12.19891" calcext:value-type="float">
            <text:p>12.19891</text:p>
          </table:table-cell>
          <table:table-cell office:value-type="float" office:value="13.17569" calcext:value-type="float">
            <text:p>13.17569</text:p>
          </table:table-cell>
          <table:table-cell office:value-type="float" office:value="12.58649" calcext:value-type="float">
            <text:p>12.58649</text:p>
          </table:table-cell>
          <table:table-cell office:value-type="float" office:value="13.16812" calcext:value-type="float">
            <text:p>13.16812</text:p>
          </table:table-cell>
          <table:table-cell office:value-type="float" office:value="12.83963" calcext:value-type="float">
            <text:p>12.83963</text:p>
          </table:table-cell>
          <table:table-cell office:value-type="float" office:value="13.20557" calcext:value-type="float">
            <text:p>13.20557</text:p>
          </table:table-cell>
          <table:table-cell office:value-type="float" office:value="13.16446" calcext:value-type="float">
            <text:p>13.16446</text:p>
          </table:table-cell>
          <table:table-cell office:value-type="float" office:value="13.56232" calcext:value-type="float">
            <text:p>13.56232</text:p>
          </table:table-cell>
          <table:table-cell office:value-type="float" office:value="13.53912" calcext:value-type="float">
            <text:p>13.53912</text:p>
          </table:table-cell>
          <table:table-cell office:value-type="float" office:value="14.09079" calcext:value-type="float">
            <text:p>14.09079</text:p>
          </table:table-cell>
          <table:table-cell office:value-type="float" office:value="14.07785" calcext:value-type="float">
            <text:p>14.07785</text:p>
          </table:table-cell>
          <table:table-cell office:value-type="float" office:value="14.56079" calcext:value-type="float">
            <text:p>14.56079</text:p>
          </table:table-cell>
          <table:table-cell office:value-type="float" office:value="14.51352" calcext:value-type="float">
            <text:p>14.51352</text:p>
          </table:table-cell>
          <table:table-cell office:value-type="float" office:value="14.90826" calcext:value-type="float">
            <text:p>14.90826</text:p>
          </table:table-cell>
          <table:table-cell office:value-type="float" office:value="14.84021" calcext:value-type="float">
            <text:p>14.84021</text:p>
          </table:table-cell>
          <table:table-cell office:value-type="float" office:value="15.0321" calcext:value-type="float">
            <text:p>15.0321</text:p>
          </table:table-cell>
          <table:table-cell office:value-type="float" office:value="14.96207" calcext:value-type="float">
            <text:p>14.96207</text:p>
          </table:table-cell>
          <table:table-cell office:value-type="float" office:value="14.89301" calcext:value-type="float">
            <text:p>14.89301</text:p>
          </table:table-cell>
          <table:table-cell office:value-type="float" office:value="14.83066" calcext:value-type="float">
            <text:p>14.83066</text:p>
          </table:table-cell>
          <table:table-cell office:value-type="float" office:value="19.61212" calcext:value-type="float">
            <text:p>19.61212</text:p>
          </table:table-cell>
          <table:table-cell office:value-type="float" office:value="6.752655" calcext:value-type="float">
            <text:p>6.7526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4" calcext:value-type="float">
            <text:p>27102004</text:p>
          </table:table-cell>
          <table:table-cell office:value-type="float" office:value="3.16584" calcext:value-type="float">
            <text:p>3.16584</text:p>
          </table:table-cell>
          <table:table-cell office:value-type="float" office:value="16.04" calcext:value-type="float">
            <text:p>16.04</text:p>
          </table:table-cell>
          <table:table-cell office:value-type="float" office:value="11.3" calcext:value-type="float">
            <text:p>11.3</text:p>
          </table:table-cell>
          <table:table-cell office:value-type="float" office:value="1.489514" calcext:value-type="float">
            <text:p>1.489514</text:p>
          </table:table-cell>
          <table:table-cell office:value-type="float" office:value="1.175456" calcext:value-type="float">
            <text:p>1.175456</text:p>
          </table:table-cell>
          <table:table-cell office:value-type="float" office:value="317.736" calcext:value-type="float">
            <text:p>317.736</text:p>
          </table:table-cell>
          <table:table-cell office:value-type="float" office:value="0.2" calcext:value-type="float">
            <text:p>0.2</text:p>
          </table:table-cell>
          <table:table-cell office:value-type="float" office:value="14.97925" calcext:value-type="float">
            <text:p>14.97925</text:p>
          </table:table-cell>
          <table:table-cell office:value-type="float" office:value="10.23779" calcext:value-type="float">
            <text:p>10.23779</text:p>
          </table:table-cell>
          <table:table-cell office:value-type="float" office:value="14.10715" calcext:value-type="float">
            <text:p>14.10715</text:p>
          </table:table-cell>
          <table:table-cell office:value-type="float" office:value="10.99722" calcext:value-type="float">
            <text:p>10.99722</text:p>
          </table:table-cell>
          <table:table-cell office:value-type="float" office:value="13.66333" calcext:value-type="float">
            <text:p>13.66333</text:p>
          </table:table-cell>
          <table:table-cell office:value-type="float" office:value="11.61505" calcext:value-type="float">
            <text:p>11.61505</text:p>
          </table:table-cell>
          <table:table-cell office:value-type="float" office:value="13.35947" calcext:value-type="float">
            <text:p>13.35947</text:p>
          </table:table-cell>
          <table:table-cell office:value-type="float" office:value="12.11316" calcext:value-type="float">
            <text:p>12.11316</text:p>
          </table:table-cell>
          <table:table-cell office:value-type="float" office:value="13.21164" calcext:value-type="float">
            <text:p>13.21164</text:p>
          </table:table-cell>
          <table:table-cell office:value-type="float" office:value="12.41098" calcext:value-type="float">
            <text:p>12.41098</text:p>
          </table:table-cell>
          <table:table-cell office:value-type="float" office:value="13.14578" calcext:value-type="float">
            <text:p>13.14578</text:p>
          </table:table-cell>
          <table:table-cell office:value-type="float" office:value="12.70526" calcext:value-type="float">
            <text:p>12.70526</text:p>
          </table:table-cell>
          <table:table-cell office:value-type="float" office:value="13.16599" calcext:value-type="float">
            <text:p>13.16599</text:p>
          </table:table-cell>
          <table:table-cell office:value-type="float" office:value="12.91806" calcext:value-type="float">
            <text:p>12.91806</text:p>
          </table:table-cell>
          <table:table-cell office:value-type="float" office:value="13.23642" calcext:value-type="float">
            <text:p>13.23642</text:p>
          </table:table-cell>
          <table:table-cell office:value-type="float" office:value="13.20395" calcext:value-type="float">
            <text:p>13.20395</text:p>
          </table:table-cell>
          <table:table-cell office:value-type="float" office:value="13.5802" calcext:value-type="float">
            <text:p>13.5802</text:p>
          </table:table-cell>
          <table:table-cell office:value-type="float" office:value="13.56256" calcext:value-type="float">
            <text:p>13.56256</text:p>
          </table:table-cell>
          <table:table-cell office:value-type="float" office:value="14.0777" calcext:value-type="float">
            <text:p>14.0777</text:p>
          </table:table-cell>
          <table:table-cell office:value-type="float" office:value="14.06473" calcext:value-type="float">
            <text:p>14.06473</text:p>
          </table:table-cell>
          <table:table-cell office:value-type="float" office:value="14.51306" calcext:value-type="float">
            <text:p>14.51306</text:p>
          </table:table-cell>
          <table:table-cell office:value-type="float" office:value="14.4707" calcext:value-type="float">
            <text:p>14.4707</text:p>
          </table:table-cell>
          <table:table-cell office:value-type="float" office:value="14.83951" calcext:value-type="float">
            <text:p>14.83951</text:p>
          </table:table-cell>
          <table:table-cell office:value-type="float" office:value="14.77713" calcext:value-type="float">
            <text:p>14.77713</text:p>
          </table:table-cell>
          <table:table-cell office:value-type="float" office:value="14.96136" calcext:value-type="float">
            <text:p>14.96136</text:p>
          </table:table-cell>
          <table:table-cell office:value-type="float" office:value="14.8959" calcext:value-type="float">
            <text:p>14.8959</text:p>
          </table:table-cell>
          <table:table-cell office:value-type="float" office:value="14.83002" calcext:value-type="float">
            <text:p>14.83002</text:p>
          </table:table-cell>
          <table:table-cell office:value-type="float" office:value="14.76825" calcext:value-type="float">
            <text:p>14.76825</text:p>
          </table:table-cell>
          <table:table-cell office:value-type="float" office:value="18.29227" calcext:value-type="float">
            <text:p>18.29227</text:p>
          </table:table-cell>
          <table:table-cell office:value-type="float" office:value="8.491974" calcext:value-type="float">
            <text:p>8.4919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4" calcext:value-type="float">
            <text:p>28102004</text:p>
          </table:table-cell>
          <table:table-cell office:value-type="float" office:value="7.965359" calcext:value-type="float">
            <text:p>7.965359</text:p>
          </table:table-cell>
          <table:table-cell office:value-type="float" office:value="26.28" calcext:value-type="float">
            <text:p>26.28</text:p>
          </table:table-cell>
          <table:table-cell office:value-type="float" office:value="14.36" calcext:value-type="float">
            <text:p>14.36</text:p>
          </table:table-cell>
          <table:table-cell office:value-type="float" office:value="2.004393" calcext:value-type="float">
            <text:p>2.004393</text:p>
          </table:table-cell>
          <table:table-cell office:value-type="float" office:value="1.436497" calcext:value-type="float">
            <text:p>1.436497</text:p>
          </table:table-cell>
          <table:table-cell office:value-type="float" office:value="537.228" calcext:value-type="float">
            <text:p>537.228</text:p>
          </table:table-cell>
          <table:table-cell office:value-type="float" office:value="6.5" calcext:value-type="float">
            <text:p>6.5</text:p>
          </table:table-cell>
          <table:table-cell office:value-type="float" office:value="23.21527" calcext:value-type="float">
            <text:p>23.21527</text:p>
          </table:table-cell>
          <table:table-cell office:value-type="float" office:value="11.87607" calcext:value-type="float">
            <text:p>11.87607</text:p>
          </table:table-cell>
          <table:table-cell office:value-type="float" office:value="19.92075" calcext:value-type="float">
            <text:p>19.92075</text:p>
          </table:table-cell>
          <table:table-cell office:value-type="float" office:value="12.12347" calcext:value-type="float">
            <text:p>12.12347</text:p>
          </table:table-cell>
          <table:table-cell office:value-type="float" office:value="17.78922" calcext:value-type="float">
            <text:p>17.78922</text:p>
          </table:table-cell>
          <table:table-cell office:value-type="float" office:value="12.39096" calcext:value-type="float">
            <text:p>12.39096</text:p>
          </table:table-cell>
          <table:table-cell office:value-type="float" office:value="16.25827" calcext:value-type="float">
            <text:p>16.25827</text:p>
          </table:table-cell>
          <table:table-cell office:value-type="float" office:value="12.63687" calcext:value-type="float">
            <text:p>12.63687</text:p>
          </table:table-cell>
          <table:table-cell office:value-type="float" office:value="15.41403" calcext:value-type="float">
            <text:p>15.41403</text:p>
          </table:table-cell>
          <table:table-cell office:value-type="float" office:value="12.7959" calcext:value-type="float">
            <text:p>12.7959</text:p>
          </table:table-cell>
          <table:table-cell office:value-type="float" office:value="14.75201" calcext:value-type="float">
            <text:p>14.75201</text:p>
          </table:table-cell>
          <table:table-cell office:value-type="float" office:value="12.96255" calcext:value-type="float">
            <text:p>12.96255</text:p>
          </table:table-cell>
          <table:table-cell office:value-type="float" office:value="14.18018" calcext:value-type="float">
            <text:p>14.18018</text:p>
          </table:table-cell>
          <table:table-cell office:value-type="float" office:value="13.08719" calcext:value-type="float">
            <text:p>13.08719</text:p>
          </table:table-cell>
          <table:table-cell office:value-type="float" office:value="13.5094" calcext:value-type="float">
            <text:p>13.5094</text:p>
          </table:table-cell>
          <table:table-cell office:value-type="float" office:value="13.23123" calcext:value-type="float">
            <text:p>13.23123</text:p>
          </table:table-cell>
          <table:table-cell office:value-type="float" office:value="13.61502" calcext:value-type="float">
            <text:p>13.61502</text:p>
          </table:table-cell>
          <table:table-cell office:value-type="float" office:value="13.58032" calcext:value-type="float">
            <text:p>13.58032</text:p>
          </table:table-cell>
          <table:table-cell office:value-type="float" office:value="14.06464" calcext:value-type="float">
            <text:p>14.06464</text:p>
          </table:table-cell>
          <table:table-cell office:value-type="float" office:value="14.05179" calcext:value-type="float">
            <text:p>14.05179</text:p>
          </table:table-cell>
          <table:table-cell office:value-type="float" office:value="14.47028" calcext:value-type="float">
            <text:p>14.47028</text:p>
          </table:table-cell>
          <table:table-cell office:value-type="float" office:value="14.43109" calcext:value-type="float">
            <text:p>14.43109</text:p>
          </table:table-cell>
          <table:table-cell office:value-type="float" office:value="14.77652" calcext:value-type="float">
            <text:p>14.77652</text:p>
          </table:table-cell>
          <table:table-cell office:value-type="float" office:value="14.7186" calcext:value-type="float">
            <text:p>14.7186</text:p>
          </table:table-cell>
          <table:table-cell office:value-type="float" office:value="14.89523" calcext:value-type="float">
            <text:p>14.89523</text:p>
          </table:table-cell>
          <table:table-cell office:value-type="float" office:value="14.83145" calcext:value-type="float">
            <text:p>14.83145</text:p>
          </table:table-cell>
          <table:table-cell office:value-type="float" office:value="14.76755" calcext:value-type="float">
            <text:p>14.76755</text:p>
          </table:table-cell>
          <table:table-cell office:value-type="float" office:value="14.70633" calcext:value-type="float">
            <text:p>14.70633</text:p>
          </table:table-cell>
          <table:table-cell office:value-type="float" office:value="30.53296" calcext:value-type="float">
            <text:p>30.53296</text:p>
          </table:table-cell>
          <table:table-cell office:value-type="float" office:value="11.69943" calcext:value-type="float">
            <text:p>11.699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4" calcext:value-type="float">
            <text:p>29102004</text:p>
          </table:table-cell>
          <table:table-cell office:value-type="float" office:value="12.03572" calcext:value-type="float">
            <text:p>12.03572</text:p>
          </table:table-cell>
          <table:table-cell office:value-type="float" office:value="25.8" calcext:value-type="float">
            <text:p>25.8</text:p>
          </table:table-cell>
          <table:table-cell office:value-type="float" office:value="9.7" calcext:value-type="float">
            <text:p>9.7</text:p>
          </table:table-cell>
          <table:table-cell office:value-type="float" office:value="1.988709" calcext:value-type="float">
            <text:p>1.988709</text:p>
          </table:table-cell>
          <table:table-cell office:value-type="float" office:value="0.8306969" calcext:value-type="float">
            <text:p>0.8306969</text:p>
          </table:table-cell>
          <table:table-cell office:value-type="float" office:value="699.3361" calcext:value-type="float">
            <text:p>699.3361</text:p>
          </table:table-cell>
          <table:table-cell office:value-type="float" office:value="0" calcext:value-type="float">
            <text:p>0</text:p>
          </table:table-cell>
          <table:table-cell office:value-type="float" office:value="25.4809" calcext:value-type="float">
            <text:p>25.4809</text:p>
          </table:table-cell>
          <table:table-cell office:value-type="float" office:value="12.02713" calcext:value-type="float">
            <text:p>12.02713</text:p>
          </table:table-cell>
          <table:table-cell office:value-type="float" office:value="22.306" calcext:value-type="float">
            <text:p>22.306</text:p>
          </table:table-cell>
          <table:table-cell office:value-type="float" office:value="13.98563" calcext:value-type="float">
            <text:p>13.98563</text:p>
          </table:table-cell>
          <table:table-cell office:value-type="float" office:value="20.12915" calcext:value-type="float">
            <text:p>20.12915</text:p>
          </table:table-cell>
          <table:table-cell office:value-type="float" office:value="15.26288" calcext:value-type="float">
            <text:p>15.26288</text:p>
          </table:table-cell>
          <table:table-cell office:value-type="float" office:value="18.35361" calcext:value-type="float">
            <text:p>18.35361</text:p>
          </table:table-cell>
          <table:table-cell office:value-type="float" office:value="15.54599" calcext:value-type="float">
            <text:p>15.54599</text:p>
          </table:table-cell>
          <table:table-cell office:value-type="float" office:value="17.24875" calcext:value-type="float">
            <text:p>17.24875</text:p>
          </table:table-cell>
          <table:table-cell office:value-type="float" office:value="15.24969" calcext:value-type="float">
            <text:p>15.24969</text:p>
          </table:table-cell>
          <table:table-cell office:value-type="float" office:value="16.16861" calcext:value-type="float">
            <text:p>16.16861</text:p>
          </table:table-cell>
          <table:table-cell office:value-type="float" office:value="14.76138" calcext:value-type="float">
            <text:p>14.76138</text:p>
          </table:table-cell>
          <table:table-cell office:value-type="float" office:value="15.39062" calcext:value-type="float">
            <text:p>15.39062</text:p>
          </table:table-cell>
          <table:table-cell office:value-type="float" office:value="14.19406" calcext:value-type="float">
            <text:p>14.19406</text:p>
          </table:table-cell>
          <table:table-cell office:value-type="float" office:value="14.34262" calcext:value-type="float">
            <text:p>14.34262</text:p>
          </table:table-cell>
          <table:table-cell office:value-type="float" office:value="13.51843" calcext:value-type="float">
            <text:p>13.51843</text:p>
          </table:table-cell>
          <table:table-cell office:value-type="float" office:value="13.83633" calcext:value-type="float">
            <text:p>13.83633</text:p>
          </table:table-cell>
          <table:table-cell office:value-type="float" office:value="13.61621" calcext:value-type="float">
            <text:p>13.61621</text:p>
          </table:table-cell>
          <table:table-cell office:value-type="float" office:value="14.06403" calcext:value-type="float">
            <text:p>14.06403</text:p>
          </table:table-cell>
          <table:table-cell office:value-type="float" office:value="14.05057" calcext:value-type="float">
            <text:p>14.05057</text:p>
          </table:table-cell>
          <table:table-cell office:value-type="float" office:value="14.43069" calcext:value-type="float">
            <text:p>14.43069</text:p>
          </table:table-cell>
          <table:table-cell office:value-type="float" office:value="14.39777" calcext:value-type="float">
            <text:p>14.39777</text:p>
          </table:table-cell>
          <table:table-cell office:value-type="float" office:value="14.71799" calcext:value-type="float">
            <text:p>14.71799</text:p>
          </table:table-cell>
          <table:table-cell office:value-type="float" office:value="14.66379" calcext:value-type="float">
            <text:p>14.66379</text:p>
          </table:table-cell>
          <table:table-cell office:value-type="float" office:value="14.83081" calcext:value-type="float">
            <text:p>14.83081</text:p>
          </table:table-cell>
          <table:table-cell office:value-type="float" office:value="14.76907" calcext:value-type="float">
            <text:p>14.76907</text:p>
          </table:table-cell>
          <table:table-cell office:value-type="float" office:value="14.70569" calcext:value-type="float">
            <text:p>14.70569</text:p>
          </table:table-cell>
          <table:table-cell office:value-type="float" office:value="14.64496" calcext:value-type="float">
            <text:p>14.64496</text:p>
          </table:table-cell>
          <table:table-cell office:value-type="float" office:value="31.75018" calcext:value-type="float">
            <text:p>31.75018</text:p>
          </table:table-cell>
          <table:table-cell office:value-type="float" office:value="6.521606" calcext:value-type="float">
            <text:p>6.5216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4" calcext:value-type="float">
            <text:p>30102004</text:p>
          </table:table-cell>
          <table:table-cell office:value-type="float" office:value="12.58564" calcext:value-type="float">
            <text:p>12.58564</text:p>
          </table:table-cell>
          <table:table-cell office:value-type="float" office:value="16.34" calcext:value-type="float">
            <text:p>16.34</text:p>
          </table:table-cell>
          <table:table-cell office:value-type="float" office:value="2.27" calcext:value-type="float">
            <text:p>2.27</text:p>
          </table:table-cell>
          <table:table-cell office:value-type="float" office:value="0.8787781" calcext:value-type="float">
            <text:p>0.8787781</text:p>
          </table:table-cell>
          <table:table-cell office:value-type="float" office:value="0.6337194" calcext:value-type="float">
            <text:p>0.6337194</text:p>
          </table:table-cell>
          <table:table-cell office:value-type="float" office:value="496.521" calcext:value-type="float">
            <text:p>496.521</text:p>
          </table:table-cell>
          <table:table-cell office:value-type="float" office:value="0" calcext:value-type="float">
            <text:p>0</text:p>
          </table:table-cell>
          <table:table-cell office:value-type="float" office:value="21.55087" calcext:value-type="float">
            <text:p>21.55087</text:p>
          </table:table-cell>
          <table:table-cell office:value-type="float" office:value="8.653595" calcext:value-type="float">
            <text:p>8.653595</text:p>
          </table:table-cell>
          <table:table-cell office:value-type="float" office:value="18.65414" calcext:value-type="float">
            <text:p>18.65414</text:p>
          </table:table-cell>
          <table:table-cell office:value-type="float" office:value="11.32022" calcext:value-type="float">
            <text:p>11.32022</text:p>
          </table:table-cell>
          <table:table-cell office:value-type="float" office:value="17.14426" calcext:value-type="float">
            <text:p>17.14426</text:p>
          </table:table-cell>
          <table:table-cell office:value-type="float" office:value="12.56702" calcext:value-type="float">
            <text:p>12.56702</text:p>
          </table:table-cell>
          <table:table-cell office:value-type="float" office:value="16.12866" calcext:value-type="float">
            <text:p>16.12866</text:p>
          </table:table-cell>
          <table:table-cell office:value-type="float" office:value="13.49719" calcext:value-type="float">
            <text:p>13.49719</text:p>
          </table:table-cell>
          <table:table-cell office:value-type="float" office:value="15.99524" calcext:value-type="float">
            <text:p>15.99524</text:p>
          </table:table-cell>
          <table:table-cell office:value-type="float" office:value="14.00189" calcext:value-type="float">
            <text:p>14.00189</text:p>
          </table:table-cell>
          <table:table-cell office:value-type="float" office:value="15.92078" calcext:value-type="float">
            <text:p>15.92078</text:p>
          </table:table-cell>
          <table:table-cell office:value-type="float" office:value="14.4082" calcext:value-type="float">
            <text:p>14.4082</text:p>
          </table:table-cell>
          <table:table-cell office:value-type="float" office:value="15.37552" calcext:value-type="float">
            <text:p>15.37552</text:p>
          </table:table-cell>
          <table:table-cell office:value-type="float" office:value="14.48517" calcext:value-type="float">
            <text:p>14.48517</text:p>
          </table:table-cell>
          <table:table-cell office:value-type="float" office:value="14.50583" calcext:value-type="float">
            <text:p>14.50583</text:p>
          </table:table-cell>
          <table:table-cell office:value-type="float" office:value="14.35193" calcext:value-type="float">
            <text:p>14.35193</text:p>
          </table:table-cell>
          <table:table-cell office:value-type="float" office:value="14.10223" calcext:value-type="float">
            <text:p>14.10223</text:p>
          </table:table-cell>
          <table:table-cell office:value-type="float" office:value="13.83975" calcext:value-type="float">
            <text:p>13.83975</text:p>
          </table:table-cell>
          <table:table-cell office:value-type="float" office:value="14.12561" calcext:value-type="float">
            <text:p>14.12561</text:p>
          </table:table-cell>
          <table:table-cell office:value-type="float" office:value="14.06442" calcext:value-type="float">
            <text:p>14.06442</text:p>
          </table:table-cell>
          <table:table-cell office:value-type="float" office:value="14.39746" calcext:value-type="float">
            <text:p>14.39746</text:p>
          </table:table-cell>
          <table:table-cell office:value-type="float" office:value="14.38055" calcext:value-type="float">
            <text:p>14.38055</text:p>
          </table:table-cell>
          <table:table-cell office:value-type="float" office:value="14.66324" calcext:value-type="float">
            <text:p>14.66324</text:p>
          </table:table-cell>
          <table:table-cell office:value-type="float" office:value="14.61508" calcext:value-type="float">
            <text:p>14.61508</text:p>
          </table:table-cell>
          <table:table-cell office:value-type="float" office:value="14.7684" calcext:value-type="float">
            <text:p>14.7684</text:p>
          </table:table-cell>
          <table:table-cell office:value-type="float" office:value="14.70926" calcext:value-type="float">
            <text:p>14.70926</text:p>
          </table:table-cell>
          <table:table-cell office:value-type="float" office:value="14.64432" calcext:value-type="float">
            <text:p>14.64432</text:p>
          </table:table-cell>
          <table:table-cell office:value-type="float" office:value="14.58481" calcext:value-type="float">
            <text:p>14.58481</text:p>
          </table:table-cell>
          <table:table-cell office:value-type="float" office:value="26.3775" calcext:value-type="float">
            <text:p>26.3775</text:p>
          </table:table-cell>
          <table:table-cell office:value-type="float" office:value="-0.4182739" calcext:value-type="float">
            <text:p>-0.41827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4" calcext:value-type="float">
            <text:p>31102004</text:p>
          </table:table-cell>
          <table:table-cell office:value-type="float" office:value="9.902177" calcext:value-type="float">
            <text:p>9.902177</text:p>
          </table:table-cell>
          <table:table-cell office:value-type="float" office:value="18.09" calcext:value-type="float">
            <text:p>18.09</text:p>
          </table:table-cell>
          <table:table-cell office:value-type="float" office:value="-0.64" calcext:value-type="float">
            <text:p>-0.64</text:p>
          </table:table-cell>
          <table:table-cell office:value-type="float" office:value="1.081315" calcext:value-type="float">
            <text:p>1.081315</text:p>
          </table:table-cell>
          <table:table-cell office:value-type="float" office:value="0.5148054" calcext:value-type="float">
            <text:p>0.5148054</text:p>
          </table:table-cell>
          <table:table-cell office:value-type="float" office:value="250.236" calcext:value-type="float">
            <text:p>250.236</text:p>
          </table:table-cell>
          <table:table-cell office:value-type="float" office:value="0" calcext:value-type="float">
            <text:p>0</text:p>
          </table:table-cell>
          <table:table-cell office:value-type="float" office:value="19.33795" calcext:value-type="float">
            <text:p>19.33795</text:p>
          </table:table-cell>
          <table:table-cell office:value-type="float" office:value="5.696838" calcext:value-type="float">
            <text:p>5.696838</text:p>
          </table:table-cell>
          <table:table-cell office:value-type="float" office:value="16.25211" calcext:value-type="float">
            <text:p>16.25211</text:p>
          </table:table-cell>
          <table:table-cell office:value-type="float" office:value="8.286011" calcext:value-type="float">
            <text:p>8.286011</text:p>
          </table:table-cell>
          <table:table-cell office:value-type="float" office:value="14.9296" calcext:value-type="float">
            <text:p>14.9296</text:p>
          </table:table-cell>
          <table:table-cell office:value-type="float" office:value="10.05338" calcext:value-type="float">
            <text:p>10.05338</text:p>
          </table:table-cell>
          <table:table-cell office:value-type="float" office:value="14.29483" calcext:value-type="float">
            <text:p>14.29483</text:p>
          </table:table-cell>
          <table:table-cell office:value-type="float" office:value="11.48453" calcext:value-type="float">
            <text:p>11.48453</text:p>
          </table:table-cell>
          <table:table-cell office:value-type="float" office:value="14.4516" calcext:value-type="float">
            <text:p>14.4516</text:p>
          </table:table-cell>
          <table:table-cell office:value-type="float" office:value="12.34857" calcext:value-type="float">
            <text:p>12.34857</text:p>
          </table:table-cell>
          <table:table-cell office:value-type="float" office:value="14.81213" calcext:value-type="float">
            <text:p>14.81213</text:p>
          </table:table-cell>
          <table:table-cell office:value-type="float" office:value="13.15567" calcext:value-type="float">
            <text:p>13.15567</text:p>
          </table:table-cell>
          <table:table-cell office:value-type="float" office:value="14.76297" calcext:value-type="float">
            <text:p>14.76297</text:p>
          </table:table-cell>
          <table:table-cell office:value-type="float" office:value="13.6293" calcext:value-type="float">
            <text:p>13.6293</text:p>
          </table:table-cell>
          <table:table-cell office:value-type="float" office:value="14.47842" calcext:value-type="float">
            <text:p>14.47842</text:p>
          </table:table-cell>
          <table:table-cell office:value-type="float" office:value="14.08209" calcext:value-type="float">
            <text:p>14.08209</text:p>
          </table:table-cell>
          <table:table-cell office:value-type="float" office:value="14.17548" calcext:value-type="float">
            <text:p>14.17548</text:p>
          </table:table-cell>
          <table:table-cell office:value-type="float" office:value="14.10416" calcext:value-type="float">
            <text:p>14.10416</text:p>
          </table:table-cell>
          <table:table-cell office:value-type="float" office:value="14.19296" calcext:value-type="float">
            <text:p>14.19296</text:p>
          </table:table-cell>
          <table:table-cell office:value-type="float" office:value="14.12637" calcext:value-type="float">
            <text:p>14.12637</text:p>
          </table:table-cell>
          <table:table-cell office:value-type="float" office:value="14.38049" calcext:value-type="float">
            <text:p>14.38049</text:p>
          </table:table-cell>
          <table:table-cell office:value-type="float" office:value="14.37897" calcext:value-type="float">
            <text:p>14.37897</text:p>
          </table:table-cell>
          <table:table-cell office:value-type="float" office:value="14.61459" calcext:value-type="float">
            <text:p>14.61459</text:p>
          </table:table-cell>
          <table:table-cell office:value-type="float" office:value="14.57373" calcext:value-type="float">
            <text:p>14.57373</text:p>
          </table:table-cell>
          <table:table-cell office:value-type="float" office:value="14.70865" calcext:value-type="float">
            <text:p>14.70865</text:p>
          </table:table-cell>
          <table:table-cell office:value-type="float" office:value="14.65265" calcext:value-type="float">
            <text:p>14.65265</text:p>
          </table:table-cell>
          <table:table-cell office:value-type="float" office:value="14.5842" calcext:value-type="float">
            <text:p>14.5842</text:p>
          </table:table-cell>
          <table:table-cell office:value-type="float" office:value="14.52628" calcext:value-type="float">
            <text:p>14.52628</text:p>
          </table:table-cell>
          <table:table-cell office:value-type="float" office:value="33.49963" calcext:value-type="float">
            <text:p>33.49963</text:p>
          </table:table-cell>
          <table:table-cell office:value-type="float" office:value="-3.208527" calcext:value-type="float">
            <text:p>-3.2085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4" calcext:value-type="float">
            <text:p>1112004</text:p>
          </table:table-cell>
          <table:table-cell office:value-type="float" office:value="1.97712" calcext:value-type="float">
            <text:p>1.97712</text:p>
          </table:table-cell>
          <table:table-cell office:value-type="float" office:value="13.34" calcext:value-type="float">
            <text:p>13.34</text:p>
          </table:table-cell>
          <table:table-cell office:value-type="float" office:value="5.74" calcext:value-type="float">
            <text:p>5.74</text:p>
          </table:table-cell>
          <table:table-cell office:value-type="float" office:value="1.292121" calcext:value-type="float">
            <text:p>1.292121</text:p>
          </table:table-cell>
          <table:table-cell office:value-type="float" office:value="0.8073404" calcext:value-type="float">
            <text:p>0.8073404</text:p>
          </table:table-cell>
          <table:table-cell office:value-type="float" office:value="494.82" calcext:value-type="float">
            <text:p>494.82</text:p>
          </table:table-cell>
          <table:table-cell office:value-type="float" office:value="27" calcext:value-type="float">
            <text:p>27</text:p>
          </table:table-cell>
          <table:table-cell office:value-type="float" office:value="16.83081" calcext:value-type="float">
            <text:p>16.83081</text:p>
          </table:table-cell>
          <table:table-cell office:value-type="float" office:value="5.59433" calcext:value-type="float">
            <text:p>5.59433</text:p>
          </table:table-cell>
          <table:table-cell office:value-type="float" office:value="12.67007" calcext:value-type="float">
            <text:p>12.67007</text:p>
          </table:table-cell>
          <table:table-cell office:value-type="float" office:value="7.494568" calcext:value-type="float">
            <text:p>7.494568</text:p>
          </table:table-cell>
          <table:table-cell office:value-type="float" office:value="13.23578" calcext:value-type="float">
            <text:p>13.23578</text:p>
          </table:table-cell>
          <table:table-cell office:value-type="float" office:value="8.940277" calcext:value-type="float">
            <text:p>8.940277</text:p>
          </table:table-cell>
          <table:table-cell office:value-type="float" office:value="13.6106" calcext:value-type="float">
            <text:p>13.6106</text:p>
          </table:table-cell>
          <table:table-cell office:value-type="float" office:value="10.30063" calcext:value-type="float">
            <text:p>10.30063</text:p>
          </table:table-cell>
          <table:table-cell office:value-type="float" office:value="13.76642" calcext:value-type="float">
            <text:p>13.76642</text:p>
          </table:table-cell>
          <table:table-cell office:value-type="float" office:value="11.26907" calcext:value-type="float">
            <text:p>11.26907</text:p>
          </table:table-cell>
          <table:table-cell office:value-type="float" office:value="13.89468" calcext:value-type="float">
            <text:p>13.89468</text:p>
          </table:table-cell>
          <table:table-cell office:value-type="float" office:value="12.3172" calcext:value-type="float">
            <text:p>12.3172</text:p>
          </table:table-cell>
          <table:table-cell office:value-type="float" office:value="13.96222" calcext:value-type="float">
            <text:p>13.96222</text:p>
          </table:table-cell>
          <table:table-cell office:value-type="float" office:value="13.00098" calcext:value-type="float">
            <text:p>13.00098</text:p>
          </table:table-cell>
          <table:table-cell office:value-type="float" office:value="14.08118" calcext:value-type="float">
            <text:p>14.08118</text:p>
          </table:table-cell>
          <table:table-cell office:value-type="float" office:value="13.73624" calcext:value-type="float">
            <text:p>13.73624</text:p>
          </table:table-cell>
          <table:table-cell office:value-type="float" office:value="14.1673" calcext:value-type="float">
            <text:p>14.1673</text:p>
          </table:table-cell>
          <table:table-cell office:value-type="float" office:value="14.10519" calcext:value-type="float">
            <text:p>14.10519</text:p>
          </table:table-cell>
          <table:table-cell office:value-type="float" office:value="14.22623" calcext:value-type="float">
            <text:p>14.22623</text:p>
          </table:table-cell>
          <table:table-cell office:value-type="float" office:value="14.19348" calcext:value-type="float">
            <text:p>14.19348</text:p>
          </table:table-cell>
          <table:table-cell office:value-type="float" office:value="14.38315" calcext:value-type="float">
            <text:p>14.38315</text:p>
          </table:table-cell>
          <table:table-cell office:value-type="float" office:value="14.38028" calcext:value-type="float">
            <text:p>14.38028</text:p>
          </table:table-cell>
          <table:table-cell office:value-type="float" office:value="14.57336" calcext:value-type="float">
            <text:p>14.57336</text:p>
          </table:table-cell>
          <table:table-cell office:value-type="float" office:value="14.53989" calcext:value-type="float">
            <text:p>14.53989</text:p>
          </table:table-cell>
          <table:table-cell office:value-type="float" office:value="14.65207" calcext:value-type="float">
            <text:p>14.65207</text:p>
          </table:table-cell>
          <table:table-cell office:value-type="float" office:value="14.59943" calcext:value-type="float">
            <text:p>14.59943</text:p>
          </table:table-cell>
          <table:table-cell office:value-type="float" office:value="14.52567" calcext:value-type="float">
            <text:p>14.52567</text:p>
          </table:table-cell>
          <table:table-cell office:value-type="float" office:value="14.46982" calcext:value-type="float">
            <text:p>14.46982</text:p>
          </table:table-cell>
          <table:table-cell office:value-type="float" office:value="12.45297" calcext:value-type="float">
            <text:p>12.45297</text:p>
          </table:table-cell>
          <table:table-cell office:value-type="float" office:value="3.582703" calcext:value-type="float">
            <text:p>3.5827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4" calcext:value-type="float">
            <text:p>2112004</text:p>
          </table:table-cell>
          <table:table-cell office:value-type="float" office:value="7.35912" calcext:value-type="float">
            <text:p>7.35912</text:p>
          </table:table-cell>
          <table:table-cell office:value-type="float" office:value="9.91" calcext:value-type="float">
            <text:p>9.91</text:p>
          </table:table-cell>
          <table:table-cell office:value-type="float" office:value="-0.27" calcext:value-type="float">
            <text:p>-0.27</text:p>
          </table:table-cell>
          <table:table-cell office:value-type="float" office:value="0.851626" calcext:value-type="float">
            <text:p>0.851626</text:p>
          </table:table-cell>
          <table:table-cell office:value-type="float" office:value="0.5287209" calcext:value-type="float">
            <text:p>0.5287209</text:p>
          </table:table-cell>
          <table:table-cell office:value-type="float" office:value="329.04" calcext:value-type="float">
            <text:p>329.04</text:p>
          </table:table-cell>
          <table:table-cell office:value-type="float" office:value="0" calcext:value-type="float">
            <text:p>0</text:p>
          </table:table-cell>
          <table:table-cell office:value-type="float" office:value="17.39523" calcext:value-type="float">
            <text:p>17.39523</text:p>
          </table:table-cell>
          <table:table-cell office:value-type="float" office:value="1.962799" calcext:value-type="float">
            <text:p>1.962799</text:p>
          </table:table-cell>
          <table:table-cell office:value-type="float" office:value="13.9234" calcext:value-type="float">
            <text:p>13.9234</text:p>
          </table:table-cell>
          <table:table-cell office:value-type="float" office:value="4.854553" calcext:value-type="float">
            <text:p>4.854553</text:p>
          </table:table-cell>
          <table:table-cell office:value-type="float" office:value="12.50754" calcext:value-type="float">
            <text:p>12.50754</text:p>
          </table:table-cell>
          <table:table-cell office:value-type="float" office:value="7.107025" calcext:value-type="float">
            <text:p>7.107025</text:p>
          </table:table-cell>
          <table:table-cell office:value-type="float" office:value="11.85944" calcext:value-type="float">
            <text:p>11.85944</text:p>
          </table:table-cell>
          <table:table-cell office:value-type="float" office:value="8.716461" calcext:value-type="float">
            <text:p>8.716461</text:p>
          </table:table-cell>
          <table:table-cell office:value-type="float" office:value="11.68167" calcext:value-type="float">
            <text:p>11.68167</text:p>
          </table:table-cell>
          <table:table-cell office:value-type="float" office:value="9.772369" calcext:value-type="float">
            <text:p>9.772369</text:p>
          </table:table-cell>
          <table:table-cell office:value-type="float" office:value="12.28448" calcext:value-type="float">
            <text:p>12.28448</text:p>
          </table:table-cell>
          <table:table-cell office:value-type="float" office:value="10.88535" calcext:value-type="float">
            <text:p>10.88535</text:p>
          </table:table-cell>
          <table:table-cell office:value-type="float" office:value="12.98172" calcext:value-type="float">
            <text:p>12.98172</text:p>
          </table:table-cell>
          <table:table-cell office:value-type="float" office:value="11.81793" calcext:value-type="float">
            <text:p>11.81793</text:p>
          </table:table-cell>
          <table:table-cell office:value-type="float" office:value="13.72949" calcext:value-type="float">
            <text:p>13.72949</text:p>
          </table:table-cell>
          <table:table-cell office:value-type="float" office:value="12.91562" calcext:value-type="float">
            <text:p>12.91562</text:p>
          </table:table-cell>
          <table:table-cell office:value-type="float" office:value="14.10382" calcext:value-type="float">
            <text:p>14.10382</text:p>
          </table:table-cell>
          <table:table-cell office:value-type="float" office:value="13.85178" calcext:value-type="float">
            <text:p>13.85178</text:p>
          </table:table-cell>
          <table:table-cell office:value-type="float" office:value="14.22833" calcext:value-type="float">
            <text:p>14.22833</text:p>
          </table:table-cell>
          <table:table-cell office:value-type="float" office:value="14.20975" calcext:value-type="float">
            <text:p>14.20975</text:p>
          </table:table-cell>
          <table:table-cell office:value-type="float" office:value="14.3833" calcext:value-type="float">
            <text:p>14.3833</text:p>
          </table:table-cell>
          <table:table-cell office:value-type="float" office:value="14.37781" calcext:value-type="float">
            <text:p>14.37781</text:p>
          </table:table-cell>
          <table:table-cell office:value-type="float" office:value="14.53955" calcext:value-type="float">
            <text:p>14.53955</text:p>
          </table:table-cell>
          <table:table-cell office:value-type="float" office:value="14.5101" calcext:value-type="float">
            <text:p>14.5101</text:p>
          </table:table-cell>
          <table:table-cell office:value-type="float" office:value="14.59891" calcext:value-type="float">
            <text:p>14.59891</text:p>
          </table:table-cell>
          <table:table-cell office:value-type="float" office:value="14.55029" calcext:value-type="float">
            <text:p>14.55029</text:p>
          </table:table-cell>
          <table:table-cell office:value-type="float" office:value="14.46927" calcext:value-type="float">
            <text:p>14.46927</text:p>
          </table:table-cell>
          <table:table-cell office:value-type="float" office:value="14.41568" calcext:value-type="float">
            <text:p>14.41568</text:p>
          </table:table-cell>
          <table:table-cell office:value-type="float" office:value="20.62927" calcext:value-type="float">
            <text:p>20.62927</text:p>
          </table:table-cell>
          <table:table-cell office:value-type="float" office:value="-1.202301" calcext:value-type="float">
            <text:p>-1.2023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4" calcext:value-type="float">
            <text:p>3112004</text:p>
          </table:table-cell>
          <table:table-cell office:value-type="float" office:value="10.47463" calcext:value-type="float">
            <text:p>10.47463</text:p>
          </table:table-cell>
          <table:table-cell office:value-type="float" office:value="9.18" calcext:value-type="float">
            <text:p>9.18</text:p>
          </table:table-cell>
          <table:table-cell office:value-type="float" office:value="-4.35" calcext:value-type="float">
            <text:p>-4.35</text:p>
          </table:table-cell>
          <table:table-cell office:value-type="float" office:value="0.8243408" calcext:value-type="float">
            <text:p>0.8243408</text:p>
          </table:table-cell>
          <table:table-cell office:value-type="float" office:value="0.3924135" calcext:value-type="float">
            <text:p>0.3924135</text:p>
          </table:table-cell>
          <table:table-cell office:value-type="float" office:value="120.06" calcext:value-type="float">
            <text:p>120.06</text:p>
          </table:table-cell>
          <table:table-cell office:value-type="float" office:value="0.1" calcext:value-type="float">
            <text:p>0.1</text:p>
          </table:table-cell>
          <table:table-cell office:value-type="float" office:value="17.7514" calcext:value-type="float">
            <text:p>17.7514</text:p>
          </table:table-cell>
          <table:table-cell office:value-type="float" office:value="-0.9422913" calcext:value-type="float">
            <text:p>-0.9422913</text:p>
          </table:table-cell>
          <table:table-cell office:value-type="float" office:value="13.15759" calcext:value-type="float">
            <text:p>13.15759</text:p>
          </table:table-cell>
          <table:table-cell office:value-type="float" office:value="1.563965" calcext:value-type="float">
            <text:p>1.563965</text:p>
          </table:table-cell>
          <table:table-cell office:value-type="float" office:value="11.07257" calcext:value-type="float">
            <text:p>11.07257</text:p>
          </table:table-cell>
          <table:table-cell office:value-type="float" office:value="3.838776" calcext:value-type="float">
            <text:p>3.838776</text:p>
          </table:table-cell>
          <table:table-cell office:value-type="float" office:value="10.2814" calcext:value-type="float">
            <text:p>10.2814</text:p>
          </table:table-cell>
          <table:table-cell office:value-type="float" office:value="5.879913" calcext:value-type="float">
            <text:p>5.879913</text:p>
          </table:table-cell>
          <table:table-cell office:value-type="float" office:value="10.14267" calcext:value-type="float">
            <text:p>10.14267</text:p>
          </table:table-cell>
          <table:table-cell office:value-type="float" office:value="7.370026" calcext:value-type="float">
            <text:p>7.370026</text:p>
          </table:table-cell>
          <table:table-cell office:value-type="float" office:value="11.31491" calcext:value-type="float">
            <text:p>11.31491</text:p>
          </table:table-cell>
          <table:table-cell office:value-type="float" office:value="9.064453" calcext:value-type="float">
            <text:p>9.064453</text:p>
          </table:table-cell>
          <table:table-cell office:value-type="float" office:value="12.04916" calcext:value-type="float">
            <text:p>12.04916</text:p>
          </table:table-cell>
          <table:table-cell office:value-type="float" office:value="10.40311" calcext:value-type="float">
            <text:p>10.40311</text:p>
          </table:table-cell>
          <table:table-cell office:value-type="float" office:value="12.91135" calcext:value-type="float">
            <text:p>12.91135</text:p>
          </table:table-cell>
          <table:table-cell office:value-type="float" office:value="11.97839" calcext:value-type="float">
            <text:p>11.97839</text:p>
          </table:table-cell>
          <table:table-cell office:value-type="float" office:value="13.84851" calcext:value-type="float">
            <text:p>13.84851</text:p>
          </table:table-cell>
          <table:table-cell office:value-type="float" office:value="13.44977" calcext:value-type="float">
            <text:p>13.44977</text:p>
          </table:table-cell>
          <table:table-cell office:value-type="float" office:value="14.20923" calcext:value-type="float">
            <text:p>14.20923</text:p>
          </table:table-cell>
          <table:table-cell office:value-type="float" office:value="14.12357" calcext:value-type="float">
            <text:p>14.12357</text:p>
          </table:table-cell>
          <table:table-cell office:value-type="float" office:value="14.37762" calcext:value-type="float">
            <text:p>14.37762</text:p>
          </table:table-cell>
          <table:table-cell office:value-type="float" office:value="14.35043" calcext:value-type="float">
            <text:p>14.35043</text:p>
          </table:table-cell>
          <table:table-cell office:value-type="float" office:value="14.50977" calcext:value-type="float">
            <text:p>14.50977</text:p>
          </table:table-cell>
          <table:table-cell office:value-type="float" office:value="14.47995" calcext:value-type="float">
            <text:p>14.47995</text:p>
          </table:table-cell>
          <table:table-cell office:value-type="float" office:value="14.5498" calcext:value-type="float">
            <text:p>14.5498</text:p>
          </table:table-cell>
          <table:table-cell office:value-type="float" office:value="14.50418" calcext:value-type="float">
            <text:p>14.50418</text:p>
          </table:table-cell>
          <table:table-cell office:value-type="float" office:value="14.41513" calcext:value-type="float">
            <text:p>14.41513</text:p>
          </table:table-cell>
          <table:table-cell office:value-type="float" office:value="14.36417" calcext:value-type="float">
            <text:p>14.36417</text:p>
          </table:table-cell>
          <table:table-cell office:value-type="float" office:value="20.63998" calcext:value-type="float">
            <text:p>20.63998</text:p>
          </table:table-cell>
          <table:table-cell office:value-type="float" office:value="-3.712128" calcext:value-type="float">
            <text:p>-3.7121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4" calcext:value-type="float">
            <text:p>4112004</text:p>
          </table:table-cell>
          <table:table-cell office:value-type="float" office:value="12.20616" calcext:value-type="float">
            <text:p>12.20616</text:p>
          </table:table-cell>
          <table:table-cell office:value-type="float" office:value="11.42" calcext:value-type="float">
            <text:p>11.42</text:p>
          </table:table-cell>
          <table:table-cell office:value-type="float" office:value="-2.44" calcext:value-type="float">
            <text:p>-2.44</text:p>
          </table:table-cell>
          <table:table-cell office:value-type="float" office:value="0.8268052" calcext:value-type="float">
            <text:p>0.8268052</text:p>
          </table:table-cell>
          <table:table-cell office:value-type="float" office:value="0.4516952" calcext:value-type="float">
            <text:p>0.4516952</text:p>
          </table:table-cell>
          <table:table-cell office:value-type="float" office:value="354.348" calcext:value-type="float">
            <text:p>354.348</text:p>
          </table:table-cell>
          <table:table-cell office:value-type="float" office:value="0" calcext:value-type="float">
            <text:p>0</text:p>
          </table:table-cell>
          <table:table-cell office:value-type="float" office:value="21.23779" calcext:value-type="float">
            <text:p>21.23779</text:p>
          </table:table-cell>
          <table:table-cell office:value-type="float" office:value="-0.2312927" calcext:value-type="float">
            <text:p>-0.2312927</text:p>
          </table:table-cell>
          <table:table-cell office:value-type="float" office:value="16.07745" calcext:value-type="float">
            <text:p>16.07745</text:p>
          </table:table-cell>
          <table:table-cell office:value-type="float" office:value="2.130737" calcext:value-type="float">
            <text:p>2.130737</text:p>
          </table:table-cell>
          <table:table-cell office:value-type="float" office:value="13.23389" calcext:value-type="float">
            <text:p>13.23389</text:p>
          </table:table-cell>
          <table:table-cell office:value-type="float" office:value="4.147644" calcext:value-type="float">
            <text:p>4.147644</text:p>
          </table:table-cell>
          <table:table-cell office:value-type="float" office:value="11.61627" calcext:value-type="float">
            <text:p>11.61627</text:p>
          </table:table-cell>
          <table:table-cell office:value-type="float" office:value="6.026672" calcext:value-type="float">
            <text:p>6.026672</text:p>
          </table:table-cell>
          <table:table-cell office:value-type="float" office:value="10.9747" calcext:value-type="float">
            <text:p>10.9747</text:p>
          </table:table-cell>
          <table:table-cell office:value-type="float" office:value="7.301849" calcext:value-type="float">
            <text:p>7.301849</text:p>
          </table:table-cell>
          <table:table-cell office:value-type="float" office:value="10.63968" calcext:value-type="float">
            <text:p>10.63968</text:p>
          </table:table-cell>
          <table:table-cell office:value-type="float" office:value="8.737396" calcext:value-type="float">
            <text:p>8.737396</text:p>
          </table:table-cell>
          <table:table-cell office:value-type="float" office:value="10.87891" calcext:value-type="float">
            <text:p>10.87891</text:p>
          </table:table-cell>
          <table:table-cell office:value-type="float" office:value="9.922089" calcext:value-type="float">
            <text:p>9.922089</text:p>
          </table:table-cell>
          <table:table-cell office:value-type="float" office:value="11.97464" calcext:value-type="float">
            <text:p>11.97464</text:p>
          </table:table-cell>
          <table:table-cell office:value-type="float" office:value="11.46536" calcext:value-type="float">
            <text:p>11.46536</text:p>
          </table:table-cell>
          <table:table-cell office:value-type="float" office:value="13.44507" calcext:value-type="float">
            <text:p>13.44507</text:p>
          </table:table-cell>
          <table:table-cell office:value-type="float" office:value="13.01355" calcext:value-type="float">
            <text:p>13.01355</text:p>
          </table:table-cell>
          <table:table-cell office:value-type="float" office:value="14.12225" calcext:value-type="float">
            <text:p>14.12225</text:p>
          </table:table-cell>
          <table:table-cell office:value-type="float" office:value="13.96954" calcext:value-type="float">
            <text:p>13.96954</text:p>
          </table:table-cell>
          <table:table-cell office:value-type="float" office:value="14.35001" calcext:value-type="float">
            <text:p>14.35001</text:p>
          </table:table-cell>
          <table:table-cell office:value-type="float" office:value="14.29242" calcext:value-type="float">
            <text:p>14.29242</text:p>
          </table:table-cell>
          <table:table-cell office:value-type="float" office:value="14.47964" calcext:value-type="float">
            <text:p>14.47964</text:p>
          </table:table-cell>
          <table:table-cell office:value-type="float" office:value="14.44333" calcext:value-type="float">
            <text:p>14.44333</text:p>
          </table:table-cell>
          <table:table-cell office:value-type="float" office:value="14.50372" calcext:value-type="float">
            <text:p>14.50372</text:p>
          </table:table-cell>
          <table:table-cell office:value-type="float" office:value="14.45996" calcext:value-type="float">
            <text:p>14.45996</text:p>
          </table:table-cell>
          <table:table-cell office:value-type="float" office:value="14.36365" calcext:value-type="float">
            <text:p>14.36365</text:p>
          </table:table-cell>
          <table:table-cell office:value-type="float" office:value="14.31534" calcext:value-type="float">
            <text:p>14.31534</text:p>
          </table:table-cell>
          <table:table-cell office:value-type="float" office:value="24.87848" calcext:value-type="float">
            <text:p>24.87848</text:p>
          </table:table-cell>
          <table:table-cell office:value-type="float" office:value="-3.041901" calcext:value-type="float">
            <text:p>-3.0419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4" calcext:value-type="float">
            <text:p>5112004</text:p>
          </table:table-cell>
          <table:table-cell office:value-type="float" office:value="11.7096" calcext:value-type="float">
            <text:p>11.7096</text:p>
          </table:table-cell>
          <table:table-cell office:value-type="float" office:value="19.69" calcext:value-type="float">
            <text:p>19.69</text:p>
          </table:table-cell>
          <table:table-cell office:value-type="float" office:value="-3.46" calcext:value-type="float">
            <text:p>-3.46</text:p>
          </table:table-cell>
          <table:table-cell office:value-type="float" office:value="0.9195842" calcext:value-type="float">
            <text:p>0.9195842</text:p>
          </table:table-cell>
          <table:table-cell office:value-type="float" office:value="0.4191057" calcext:value-type="float">
            <text:p>0.4191057</text:p>
          </table:table-cell>
          <table:table-cell office:value-type="float" office:value="296.28" calcext:value-type="float">
            <text:p>296.28</text:p>
          </table:table-cell>
          <table:table-cell office:value-type="float" office:value="0" calcext:value-type="float">
            <text:p>0</text:p>
          </table:table-cell>
          <table:table-cell office:value-type="float" office:value="22.90265" calcext:value-type="float">
            <text:p>22.90265</text:p>
          </table:table-cell>
          <table:table-cell office:value-type="float" office:value="-0.6593628" calcext:value-type="float">
            <text:p>-0.6593628</text:p>
          </table:table-cell>
          <table:table-cell office:value-type="float" office:value="16.93054" calcext:value-type="float">
            <text:p>16.93054</text:p>
          </table:table-cell>
          <table:table-cell office:value-type="float" office:value="1.779846" calcext:value-type="float">
            <text:p>1.779846</text:p>
          </table:table-cell>
          <table:table-cell office:value-type="float" office:value="13.86456" calcext:value-type="float">
            <text:p>13.86456</text:p>
          </table:table-cell>
          <table:table-cell office:value-type="float" office:value="3.859894" calcext:value-type="float">
            <text:p>3.859894</text:p>
          </table:table-cell>
          <table:table-cell office:value-type="float" office:value="12.05634" calcext:value-type="float">
            <text:p>12.05634</text:p>
          </table:table-cell>
          <table:table-cell office:value-type="float" office:value="5.800171" calcext:value-type="float">
            <text:p>5.800171</text:p>
          </table:table-cell>
          <table:table-cell office:value-type="float" office:value="11.27435" calcext:value-type="float">
            <text:p>11.27435</text:p>
          </table:table-cell>
          <table:table-cell office:value-type="float" office:value="7.095093" calcext:value-type="float">
            <text:p>7.095093</text:p>
          </table:table-cell>
          <table:table-cell office:value-type="float" office:value="10.85059" calcext:value-type="float">
            <text:p>10.85059</text:p>
          </table:table-cell>
          <table:table-cell office:value-type="float" office:value="8.533173" calcext:value-type="float">
            <text:p>8.533173</text:p>
          </table:table-cell>
          <table:table-cell office:value-type="float" office:value="10.90784" calcext:value-type="float">
            <text:p>10.90784</text:p>
          </table:table-cell>
          <table:table-cell office:value-type="float" office:value="9.675049" calcext:value-type="float">
            <text:p>9.675049</text:p>
          </table:table-cell>
          <table:table-cell office:value-type="float" office:value="11.51807" calcext:value-type="float">
            <text:p>11.51807</text:p>
          </table:table-cell>
          <table:table-cell office:value-type="float" office:value="11.15149" calcext:value-type="float">
            <text:p>11.15149</text:p>
          </table:table-cell>
          <table:table-cell office:value-type="float" office:value="13.00983" calcext:value-type="float">
            <text:p>13.00983</text:p>
          </table:table-cell>
          <table:table-cell office:value-type="float" office:value="12.6756" calcext:value-type="float">
            <text:p>12.6756</text:p>
          </table:table-cell>
          <table:table-cell office:value-type="float" office:value="13.96765" calcext:value-type="float">
            <text:p>13.96765</text:p>
          </table:table-cell>
          <table:table-cell office:value-type="float" office:value="13.78482" calcext:value-type="float">
            <text:p>13.78482</text:p>
          </table:table-cell>
          <table:table-cell office:value-type="float" office:value="14.29166" calcext:value-type="float">
            <text:p>14.29166</text:p>
          </table:table-cell>
          <table:table-cell office:value-type="float" office:value="14.20496" calcext:value-type="float">
            <text:p>14.20496</text:p>
          </table:table-cell>
          <table:table-cell office:value-type="float" office:value="14.44293" calcext:value-type="float">
            <text:p>14.44293</text:p>
          </table:table-cell>
          <table:table-cell office:value-type="float" office:value="14.39645" calcext:value-type="float">
            <text:p>14.39645</text:p>
          </table:table-cell>
          <table:table-cell office:value-type="float" office:value="14.4595" calcext:value-type="float">
            <text:p>14.4595</text:p>
          </table:table-cell>
          <table:table-cell office:value-type="float" office:value="14.41498" calcext:value-type="float">
            <text:p>14.41498</text:p>
          </table:table-cell>
          <table:table-cell office:value-type="float" office:value="14.31485" calcext:value-type="float">
            <text:p>14.31485</text:p>
          </table:table-cell>
          <table:table-cell office:value-type="float" office:value="14.2677" calcext:value-type="float">
            <text:p>14.2677</text:p>
          </table:table-cell>
          <table:table-cell office:value-type="float" office:value="27.51562" calcext:value-type="float">
            <text:p>27.51562</text:p>
          </table:table-cell>
          <table:table-cell office:value-type="float" office:value="-3.663055" calcext:value-type="float">
            <text:p>-3.6630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4" calcext:value-type="float">
            <text:p>6112004</text:p>
          </table:table-cell>
          <table:table-cell office:value-type="float" office:value="11.55644" calcext:value-type="float">
            <text:p>11.55644</text:p>
          </table:table-cell>
          <table:table-cell office:value-type="float" office:value="24.95" calcext:value-type="float">
            <text:p>24.95</text:p>
          </table:table-cell>
          <table:table-cell office:value-type="float" office:value="1.09" calcext:value-type="float">
            <text:p>1.09</text:p>
          </table:table-cell>
          <table:table-cell office:value-type="float" office:value="0.9219067" calcext:value-type="float">
            <text:p>0.9219067</text:p>
          </table:table-cell>
          <table:table-cell office:value-type="float" office:value="0.5828143" calcext:value-type="float">
            <text:p>0.5828143</text:p>
          </table:table-cell>
          <table:table-cell office:value-type="float" office:value="223.884" calcext:value-type="float">
            <text:p>223.884</text:p>
          </table:table-cell>
          <table:table-cell office:value-type="float" office:value="0" calcext:value-type="float">
            <text:p>0</text:p>
          </table:table-cell>
          <table:table-cell office:value-type="float" office:value="25.41992" calcext:value-type="float">
            <text:p>25.41992</text:p>
          </table:table-cell>
          <table:table-cell office:value-type="float" office:value="1.73819" calcext:value-type="float">
            <text:p>1.73819</text:p>
          </table:table-cell>
          <table:table-cell office:value-type="float" office:value="19.15353" calcext:value-type="float">
            <text:p>19.15353</text:p>
          </table:table-cell>
          <table:table-cell office:value-type="float" office:value="4.147278" calcext:value-type="float">
            <text:p>4.147278</text:p>
          </table:table-cell>
          <table:table-cell office:value-type="float" office:value="15.8316" calcext:value-type="float">
            <text:p>15.8316</text:p>
          </table:table-cell>
          <table:table-cell office:value-type="float" office:value="6.16629" calcext:value-type="float">
            <text:p>6.16629</text:p>
          </table:table-cell>
          <table:table-cell office:value-type="float" office:value="13.72314" calcext:value-type="float">
            <text:p>13.72314</text:p>
          </table:table-cell>
          <table:table-cell office:value-type="float" office:value="7.756531" calcext:value-type="float">
            <text:p>7.756531</text:p>
          </table:table-cell>
          <table:table-cell office:value-type="float" office:value="12.68933" calcext:value-type="float">
            <text:p>12.68933</text:p>
          </table:table-cell>
          <table:table-cell office:value-type="float" office:value="8.7052" calcext:value-type="float">
            <text:p>8.7052</text:p>
          </table:table-cell>
          <table:table-cell office:value-type="float" office:value="11.92563" calcext:value-type="float">
            <text:p>11.92563</text:p>
          </table:table-cell>
          <table:table-cell office:value-type="float" office:value="9.695129" calcext:value-type="float">
            <text:p>9.695129</text:p>
          </table:table-cell>
          <table:table-cell office:value-type="float" office:value="11.67731" calcext:value-type="float">
            <text:p>11.67731</text:p>
          </table:table-cell>
          <table:table-cell office:value-type="float" office:value="10.38654" calcext:value-type="float">
            <text:p>10.38654</text:p>
          </table:table-cell>
          <table:table-cell office:value-type="float" office:value="11.50327" calcext:value-type="float">
            <text:p>11.50327</text:p>
          </table:table-cell>
          <table:table-cell office:value-type="float" office:value="11.24414" calcext:value-type="float">
            <text:p>11.24414</text:p>
          </table:table-cell>
          <table:table-cell office:value-type="float" office:value="12.67279" calcext:value-type="float">
            <text:p>12.67279</text:p>
          </table:table-cell>
          <table:table-cell office:value-type="float" office:value="12.50037" calcext:value-type="float">
            <text:p>12.50037</text:p>
          </table:table-cell>
          <table:table-cell office:value-type="float" office:value="13.78284" calcext:value-type="float">
            <text:p>13.78284</text:p>
          </table:table-cell>
          <table:table-cell office:value-type="float" office:value="13.60382" calcext:value-type="float">
            <text:p>13.60382</text:p>
          </table:table-cell>
          <table:table-cell office:value-type="float" office:value="14.20392" calcext:value-type="float">
            <text:p>14.20392</text:p>
          </table:table-cell>
          <table:table-cell office:value-type="float" office:value="14.09875" calcext:value-type="float">
            <text:p>14.09875</text:p>
          </table:table-cell>
          <table:table-cell office:value-type="float" office:value="14.3959" calcext:value-type="float">
            <text:p>14.3959</text:p>
          </table:table-cell>
          <table:table-cell office:value-type="float" office:value="14.33801" calcext:value-type="float">
            <text:p>14.33801</text:p>
          </table:table-cell>
          <table:table-cell office:value-type="float" office:value="14.41452" calcext:value-type="float">
            <text:p>14.41452</text:p>
          </table:table-cell>
          <table:table-cell office:value-type="float" office:value="14.36789" calcext:value-type="float">
            <text:p>14.36789</text:p>
          </table:table-cell>
          <table:table-cell office:value-type="float" office:value="14.26721" calcext:value-type="float">
            <text:p>14.26721</text:p>
          </table:table-cell>
          <table:table-cell office:value-type="float" office:value="14.22159" calcext:value-type="float">
            <text:p>14.22159</text:p>
          </table:table-cell>
          <table:table-cell office:value-type="float" office:value="29.18021" calcext:value-type="float">
            <text:p>29.18021</text:p>
          </table:table-cell>
          <table:table-cell office:value-type="float" office:value="-1.302887" calcext:value-type="float">
            <text:p>-1.3028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4" calcext:value-type="float">
            <text:p>7112004</text:p>
          </table:table-cell>
          <table:table-cell office:value-type="float" office:value="11.32875" calcext:value-type="float">
            <text:p>11.32875</text:p>
          </table:table-cell>
          <table:table-cell office:value-type="float" office:value="14.37" calcext:value-type="float">
            <text:p>14.37</text:p>
          </table:table-cell>
          <table:table-cell office:value-type="float" office:value="1.5" calcext:value-type="float">
            <text:p>1.5</text:p>
          </table:table-cell>
          <table:table-cell office:value-type="float" office:value="0.8648685" calcext:value-type="float">
            <text:p>0.8648685</text:p>
          </table:table-cell>
          <table:table-cell office:value-type="float" office:value="0.6000699" calcext:value-type="float">
            <text:p>0.6000699</text:p>
          </table:table-cell>
          <table:table-cell office:value-type="float" office:value="283.176" calcext:value-type="float">
            <text:p>283.176</text:p>
          </table:table-cell>
          <table:table-cell office:value-type="float" office:value="0" calcext:value-type="float">
            <text:p>0</text:p>
          </table:table-cell>
          <table:table-cell office:value-type="float" office:value="22.47235" calcext:value-type="float">
            <text:p>22.47235</text:p>
          </table:table-cell>
          <table:table-cell office:value-type="float" office:value="3.210754" calcext:value-type="float">
            <text:p>3.210754</text:p>
          </table:table-cell>
          <table:table-cell office:value-type="float" office:value="17.02628" calcext:value-type="float">
            <text:p>17.02628</text:p>
          </table:table-cell>
          <table:table-cell office:value-type="float" office:value="6.232208" calcext:value-type="float">
            <text:p>6.232208</text:p>
          </table:table-cell>
          <table:table-cell office:value-type="float" office:value="14.70587" calcext:value-type="float">
            <text:p>14.70587</text:p>
          </table:table-cell>
          <table:table-cell office:value-type="float" office:value="8.004852" calcext:value-type="float">
            <text:p>8.004852</text:p>
          </table:table-cell>
          <table:table-cell office:value-type="float" office:value="13.22836" calcext:value-type="float">
            <text:p>13.22836</text:p>
          </table:table-cell>
          <table:table-cell office:value-type="float" office:value="9.277466" calcext:value-type="float">
            <text:p>9.277466</text:p>
          </table:table-cell>
          <table:table-cell office:value-type="float" office:value="12.52103" calcext:value-type="float">
            <text:p>12.52103</text:p>
          </table:table-cell>
          <table:table-cell office:value-type="float" office:value="9.996613" calcext:value-type="float">
            <text:p>9.996613</text:p>
          </table:table-cell>
          <table:table-cell office:value-type="float" office:value="11.97086" calcext:value-type="float">
            <text:p>11.97086</text:p>
          </table:table-cell>
          <table:table-cell office:value-type="float" office:value="10.70703" calcext:value-type="float">
            <text:p>10.70703</text:p>
          </table:table-cell>
          <table:table-cell office:value-type="float" office:value="11.83429" calcext:value-type="float">
            <text:p>11.83429</text:p>
          </table:table-cell>
          <table:table-cell office:value-type="float" office:value="11.13821" calcext:value-type="float">
            <text:p>11.13821</text:p>
          </table:table-cell>
          <table:table-cell office:value-type="float" office:value="11.81595" calcext:value-type="float">
            <text:p>11.81595</text:p>
          </table:table-cell>
          <table:table-cell office:value-type="float" office:value="11.51208" calcext:value-type="float">
            <text:p>11.51208</text:p>
          </table:table-cell>
          <table:table-cell office:value-type="float" office:value="12.49973" calcext:value-type="float">
            <text:p>12.49973</text:p>
          </table:table-cell>
          <table:table-cell office:value-type="float" office:value="12.49368" calcext:value-type="float">
            <text:p>12.49368</text:p>
          </table:table-cell>
          <table:table-cell office:value-type="float" office:value="13.60214" calcext:value-type="float">
            <text:p>13.60214</text:p>
          </table:table-cell>
          <table:table-cell office:value-type="float" office:value="13.46356" calcext:value-type="float">
            <text:p>13.46356</text:p>
          </table:table-cell>
          <table:table-cell office:value-type="float" office:value="14.0976" calcext:value-type="float">
            <text:p>14.0976</text:p>
          </table:table-cell>
          <table:table-cell office:value-type="float" office:value="13.98962" calcext:value-type="float">
            <text:p>13.98962</text:p>
          </table:table-cell>
          <table:table-cell office:value-type="float" office:value="14.33737" calcext:value-type="float">
            <text:p>14.33737</text:p>
          </table:table-cell>
          <table:table-cell office:value-type="float" office:value="14.26978" calcext:value-type="float">
            <text:p>14.26978</text:p>
          </table:table-cell>
          <table:table-cell office:value-type="float" office:value="14.3674" calcext:value-type="float">
            <text:p>14.3674</text:p>
          </table:table-cell>
          <table:table-cell office:value-type="float" office:value="14.31815" calcext:value-type="float">
            <text:p>14.31815</text:p>
          </table:table-cell>
          <table:table-cell office:value-type="float" office:value="14.2211" calcext:value-type="float">
            <text:p>14.2211</text:p>
          </table:table-cell>
          <table:table-cell office:value-type="float" office:value="14.17575" calcext:value-type="float">
            <text:p>14.17575</text:p>
          </table:table-cell>
          <table:table-cell office:value-type="float" office:value="30.21753" calcext:value-type="float">
            <text:p>30.21753</text:p>
          </table:table-cell>
          <table:table-cell office:value-type="float" office:value="-1.305206" calcext:value-type="float">
            <text:p>-1.3052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4" calcext:value-type="float">
            <text:p>8112004</text:p>
          </table:table-cell>
          <table:table-cell office:value-type="float" office:value="10.79779" calcext:value-type="float">
            <text:p>10.79779</text:p>
          </table:table-cell>
          <table:table-cell office:value-type="float" office:value="14.51" calcext:value-type="float">
            <text:p>14.51</text:p>
          </table:table-cell>
          <table:table-cell office:value-type="float" office:value="0.06" calcext:value-type="float">
            <text:p>0.06</text:p>
          </table:table-cell>
          <table:table-cell office:value-type="float" office:value="0.810747" calcext:value-type="float">
            <text:p>0.810747</text:p>
          </table:table-cell>
          <table:table-cell office:value-type="float" office:value="0.5414142" calcext:value-type="float">
            <text:p>0.5414142</text:p>
          </table:table-cell>
          <table:table-cell office:value-type="float" office:value="320.508" calcext:value-type="float">
            <text:p>320.508</text:p>
          </table:table-cell>
          <table:table-cell office:value-type="float" office:value="0" calcext:value-type="float">
            <text:p>0</text:p>
          </table:table-cell>
          <table:table-cell office:value-type="float" office:value="23.36096" calcext:value-type="float">
            <text:p>23.36096</text:p>
          </table:table-cell>
          <table:table-cell office:value-type="float" office:value="0.8163757" calcext:value-type="float">
            <text:p>0.8163757</text:p>
          </table:table-cell>
          <table:table-cell office:value-type="float" office:value="16.60214" calcext:value-type="float">
            <text:p>16.60214</text:p>
          </table:table-cell>
          <table:table-cell office:value-type="float" office:value="4.213562" calcext:value-type="float">
            <text:p>4.213562</text:p>
          </table:table-cell>
          <table:table-cell office:value-type="float" office:value="14.22995" calcext:value-type="float">
            <text:p>14.22995</text:p>
          </table:table-cell>
          <table:table-cell office:value-type="float" office:value="6.311005" calcext:value-type="float">
            <text:p>6.311005</text:p>
          </table:table-cell>
          <table:table-cell office:value-type="float" office:value="12.73383" calcext:value-type="float">
            <text:p>12.73383</text:p>
          </table:table-cell>
          <table:table-cell office:value-type="float" office:value="8.002075" calcext:value-type="float">
            <text:p>8.002075</text:p>
          </table:table-cell>
          <table:table-cell office:value-type="float" office:value="12.05521" calcext:value-type="float">
            <text:p>12.05521</text:p>
          </table:table-cell>
          <table:table-cell office:value-type="float" office:value="9.04007" calcext:value-type="float">
            <text:p>9.04007</text:p>
          </table:table-cell>
          <table:table-cell office:value-type="float" office:value="11.72311" calcext:value-type="float">
            <text:p>11.72311</text:p>
          </table:table-cell>
          <table:table-cell office:value-type="float" office:value="10.09531" calcext:value-type="float">
            <text:p>10.09531</text:p>
          </table:table-cell>
          <table:table-cell office:value-type="float" office:value="11.81598" calcext:value-type="float">
            <text:p>11.81598</text:p>
          </table:table-cell>
          <table:table-cell office:value-type="float" office:value="10.80072" calcext:value-type="float">
            <text:p>10.80072</text:p>
          </table:table-cell>
          <table:table-cell office:value-type="float" office:value="11.86606" calcext:value-type="float">
            <text:p>11.86606</text:p>
          </table:table-cell>
          <table:table-cell office:value-type="float" office:value="11.65921" calcext:value-type="float">
            <text:p>11.65921</text:p>
          </table:table-cell>
          <table:table-cell office:value-type="float" office:value="12.51221" calcext:value-type="float">
            <text:p>12.51221</text:p>
          </table:table-cell>
          <table:table-cell office:value-type="float" office:value="12.48471" calcext:value-type="float">
            <text:p>12.48471</text:p>
          </table:table-cell>
          <table:table-cell office:value-type="float" office:value="13.46237" calcext:value-type="float">
            <text:p>13.46237</text:p>
          </table:table-cell>
          <table:table-cell office:value-type="float" office:value="13.36386" calcext:value-type="float">
            <text:p>13.36386</text:p>
          </table:table-cell>
          <table:table-cell office:value-type="float" office:value="13.98849" calcext:value-type="float">
            <text:p>13.98849</text:p>
          </table:table-cell>
          <table:table-cell office:value-type="float" office:value="13.89001" calcext:value-type="float">
            <text:p>13.89001</text:p>
          </table:table-cell>
          <table:table-cell office:value-type="float" office:value="14.26901" calcext:value-type="float">
            <text:p>14.26901</text:p>
          </table:table-cell>
          <table:table-cell office:value-type="float" office:value="14.19644" calcext:value-type="float">
            <text:p>14.19644</text:p>
          </table:table-cell>
          <table:table-cell office:value-type="float" office:value="14.31757" calcext:value-type="float">
            <text:p>14.31757</text:p>
          </table:table-cell>
          <table:table-cell office:value-type="float" office:value="14.26492" calcext:value-type="float">
            <text:p>14.26492</text:p>
          </table:table-cell>
          <table:table-cell office:value-type="float" office:value="14.17529" calcext:value-type="float">
            <text:p>14.17529</text:p>
          </table:table-cell>
          <table:table-cell office:value-type="float" office:value="14.12955" calcext:value-type="float">
            <text:p>14.12955</text:p>
          </table:table-cell>
          <table:table-cell office:value-type="float" office:value="33.19061" calcext:value-type="float">
            <text:p>33.19061</text:p>
          </table:table-cell>
          <table:table-cell office:value-type="float" office:value="-3.634827" calcext:value-type="float">
            <text:p>-3.6348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4" calcext:value-type="float">
            <text:p>9112004</text:p>
          </table:table-cell>
          <table:table-cell office:value-type="float" office:value="9.370306" calcext:value-type="float">
            <text:p>9.370306</text:p>
          </table:table-cell>
          <table:table-cell office:value-type="float" office:value="20.49" calcext:value-type="float">
            <text:p>20.49</text:p>
          </table:table-cell>
          <table:table-cell office:value-type="float" office:value="3.99" calcext:value-type="float">
            <text:p>3.99</text:p>
          </table:table-cell>
          <table:table-cell office:value-type="float" office:value="1.161687" calcext:value-type="float">
            <text:p>1.161687</text:p>
          </table:table-cell>
          <table:table-cell office:value-type="float" office:value="0.715075" calcext:value-type="float">
            <text:p>0.715075</text:p>
          </table:table-cell>
          <table:table-cell office:value-type="float" office:value="478.26" calcext:value-type="float">
            <text:p>478.26</text:p>
          </table:table-cell>
          <table:table-cell office:value-type="float" office:value="0" calcext:value-type="float">
            <text:p>0</text:p>
          </table:table-cell>
          <table:table-cell office:value-type="float" office:value="28.43408" calcext:value-type="float">
            <text:p>28.43408</text:p>
          </table:table-cell>
          <table:table-cell office:value-type="float" office:value="4.612305" calcext:value-type="float">
            <text:p>4.612305</text:p>
          </table:table-cell>
          <table:table-cell office:value-type="float" office:value="19.43661" calcext:value-type="float">
            <text:p>19.43661</text:p>
          </table:table-cell>
          <table:table-cell office:value-type="float" office:value="6.846191" calcext:value-type="float">
            <text:p>6.846191</text:p>
          </table:table-cell>
          <table:table-cell office:value-type="float" office:value="16.11703" calcext:value-type="float">
            <text:p>16.11703</text:p>
          </table:table-cell>
          <table:table-cell office:value-type="float" office:value="8.107239" calcext:value-type="float">
            <text:p>8.107239</text:p>
          </table:table-cell>
          <table:table-cell office:value-type="float" office:value="14.27899" calcext:value-type="float">
            <text:p>14.27899</text:p>
          </table:table-cell>
          <table:table-cell office:value-type="float" office:value="9.210632" calcext:value-type="float">
            <text:p>9.210632</text:p>
          </table:table-cell>
          <table:table-cell office:value-type="float" office:value="13.35291" calcext:value-type="float">
            <text:p>13.35291</text:p>
          </table:table-cell>
          <table:table-cell office:value-type="float" office:value="9.894897" calcext:value-type="float">
            <text:p>9.894897</text:p>
          </table:table-cell>
          <table:table-cell office:value-type="float" office:value="12.69092" calcext:value-type="float">
            <text:p>12.69092</text:p>
          </table:table-cell>
          <table:table-cell office:value-type="float" office:value="10.6019" calcext:value-type="float">
            <text:p>10.6019</text:p>
          </table:table-cell>
          <table:table-cell office:value-type="float" office:value="12.30048" calcext:value-type="float">
            <text:p>12.30048</text:p>
          </table:table-cell>
          <table:table-cell office:value-type="float" office:value="11.08527" calcext:value-type="float">
            <text:p>11.08527</text:p>
          </table:table-cell>
          <table:table-cell office:value-type="float" office:value="11.90347" calcext:value-type="float">
            <text:p>11.90347</text:p>
          </table:table-cell>
          <table:table-cell office:value-type="float" office:value="11.70752" calcext:value-type="float">
            <text:p>11.70752</text:p>
          </table:table-cell>
          <table:table-cell office:value-type="float" office:value="12.48434" calcext:value-type="float">
            <text:p>12.48434</text:p>
          </table:table-cell>
          <table:table-cell office:value-type="float" office:value="12.46002" calcext:value-type="float">
            <text:p>12.46002</text:p>
          </table:table-cell>
          <table:table-cell office:value-type="float" office:value="13.36292" calcext:value-type="float">
            <text:p>13.36292</text:p>
          </table:table-cell>
          <table:table-cell office:value-type="float" office:value="13.28055" calcext:value-type="float">
            <text:p>13.28055</text:p>
          </table:table-cell>
          <table:table-cell office:value-type="float" office:value="13.88904" calcext:value-type="float">
            <text:p>13.88904</text:p>
          </table:table-cell>
          <table:table-cell office:value-type="float" office:value="13.80106" calcext:value-type="float">
            <text:p>13.80106</text:p>
          </table:table-cell>
          <table:table-cell office:value-type="float" office:value="14.19565" calcext:value-type="float">
            <text:p>14.19565</text:p>
          </table:table-cell>
          <table:table-cell office:value-type="float" office:value="14.12213" calcext:value-type="float">
            <text:p>14.12213</text:p>
          </table:table-cell>
          <table:table-cell office:value-type="float" office:value="14.26437" calcext:value-type="float">
            <text:p>14.26437</text:p>
          </table:table-cell>
          <table:table-cell office:value-type="float" office:value="14.20883" calcext:value-type="float">
            <text:p>14.20883</text:p>
          </table:table-cell>
          <table:table-cell office:value-type="float" office:value="14.12906" calcext:value-type="float">
            <text:p>14.12906</text:p>
          </table:table-cell>
          <table:table-cell office:value-type="float" office:value="14.08228" calcext:value-type="float">
            <text:p>14.08228</text:p>
          </table:table-cell>
          <table:table-cell office:value-type="float" office:value="39.2999" calcext:value-type="float">
            <text:p>39.2999</text:p>
          </table:table-cell>
          <table:table-cell office:value-type="float" office:value="0.5318604" calcext:value-type="float">
            <text:p>0.53186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4" calcext:value-type="float">
            <text:p>10112004</text:p>
          </table:table-cell>
          <table:table-cell office:value-type="float" office:value="2.41236" calcext:value-type="float">
            <text:p>2.41236</text:p>
          </table:table-cell>
          <table:table-cell office:value-type="float" office:value="13.11" calcext:value-type="float">
            <text:p>13.11</text:p>
          </table:table-cell>
          <table:table-cell office:value-type="float" office:value="2.16" calcext:value-type="float">
            <text:p>2.16</text:p>
          </table:table-cell>
          <table:table-cell office:value-type="float" office:value="0.9934862" calcext:value-type="float">
            <text:p>0.9934862</text:p>
          </table:table-cell>
          <table:table-cell office:value-type="float" office:value="0.6288114" calcext:value-type="float">
            <text:p>0.6288114</text:p>
          </table:table-cell>
          <table:table-cell office:value-type="float" office:value="411.408" calcext:value-type="float">
            <text:p>411.408</text:p>
          </table:table-cell>
          <table:table-cell office:value-type="float" office:value="23.2" calcext:value-type="float">
            <text:p>23.2</text:p>
          </table:table-cell>
          <table:table-cell office:value-type="float" office:value="16.10236" calcext:value-type="float">
            <text:p>16.10236</text:p>
          </table:table-cell>
          <table:table-cell office:value-type="float" office:value="2.815979" calcext:value-type="float">
            <text:p>2.815979</text:p>
          </table:table-cell>
          <table:table-cell office:value-type="float" office:value="12.64438" calcext:value-type="float">
            <text:p>12.64438</text:p>
          </table:table-cell>
          <table:table-cell office:value-type="float" office:value="5.072327" calcext:value-type="float">
            <text:p>5.072327</text:p>
          </table:table-cell>
          <table:table-cell office:value-type="float" office:value="12.92999" calcext:value-type="float">
            <text:p>12.92999</text:p>
          </table:table-cell>
          <table:table-cell office:value-type="float" office:value="6.824677" calcext:value-type="float">
            <text:p>6.824677</text:p>
          </table:table-cell>
          <table:table-cell office:value-type="float" office:value="13.14377" calcext:value-type="float">
            <text:p>13.14377</text:p>
          </table:table-cell>
          <table:table-cell office:value-type="float" office:value="8.55304" calcext:value-type="float">
            <text:p>8.55304</text:p>
          </table:table-cell>
          <table:table-cell office:value-type="float" office:value="13.00171" calcext:value-type="float">
            <text:p>13.00171</text:p>
          </table:table-cell>
          <table:table-cell office:value-type="float" office:value="9.755066" calcext:value-type="float">
            <text:p>9.755066</text:p>
          </table:table-cell>
          <table:table-cell office:value-type="float" office:value="12.69064" calcext:value-type="float">
            <text:p>12.69064</text:p>
          </table:table-cell>
          <table:table-cell office:value-type="float" office:value="11.01636" calcext:value-type="float">
            <text:p>11.01636</text:p>
          </table:table-cell>
          <table:table-cell office:value-type="float" office:value="12.37466" calcext:value-type="float">
            <text:p>12.37466</text:p>
          </table:table-cell>
          <table:table-cell office:value-type="float" office:value="11.64792" calcext:value-type="float">
            <text:p>11.64792</text:p>
          </table:table-cell>
          <table:table-cell office:value-type="float" office:value="12.16479" calcext:value-type="float">
            <text:p>12.16479</text:p>
          </table:table-cell>
          <table:table-cell office:value-type="float" office:value="11.91208" calcext:value-type="float">
            <text:p>11.91208</text:p>
          </table:table-cell>
          <table:table-cell office:value-type="float" office:value="12.55115" calcext:value-type="float">
            <text:p>12.55115</text:p>
          </table:table-cell>
          <table:table-cell office:value-type="float" office:value="12.46262" calcext:value-type="float">
            <text:p>12.46262</text:p>
          </table:table-cell>
          <table:table-cell office:value-type="float" office:value="13.27979" calcext:value-type="float">
            <text:p>13.27979</text:p>
          </table:table-cell>
          <table:table-cell office:value-type="float" office:value="13.22424" calcext:value-type="float">
            <text:p>13.22424</text:p>
          </table:table-cell>
          <table:table-cell office:value-type="float" office:value="13.80017" calcext:value-type="float">
            <text:p>13.80017</text:p>
          </table:table-cell>
          <table:table-cell office:value-type="float" office:value="13.72174" calcext:value-type="float">
            <text:p>13.72174</text:p>
          </table:table-cell>
          <table:table-cell office:value-type="float" office:value="14.12137" calcext:value-type="float">
            <text:p>14.12137</text:p>
          </table:table-cell>
          <table:table-cell office:value-type="float" office:value="14.04932" calcext:value-type="float">
            <text:p>14.04932</text:p>
          </table:table-cell>
          <table:table-cell office:value-type="float" office:value="14.20825" calcext:value-type="float">
            <text:p>14.20825</text:p>
          </table:table-cell>
          <table:table-cell office:value-type="float" office:value="14.15128" calcext:value-type="float">
            <text:p>14.15128</text:p>
          </table:table-cell>
          <table:table-cell office:value-type="float" office:value="14.08179" calcext:value-type="float">
            <text:p>14.08179</text:p>
          </table:table-cell>
          <table:table-cell office:value-type="float" office:value="14.03378" calcext:value-type="float">
            <text:p>14.03378</text:p>
          </table:table-cell>
          <table:table-cell office:value-type="float" office:value="20.47238" calcext:value-type="float">
            <text:p>20.47238</text:p>
          </table:table-cell>
          <table:table-cell office:value-type="float" office:value="-0.05502319" calcext:value-type="float">
            <text:p>-0.055023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4" calcext:value-type="float">
            <text:p>11112004</text:p>
          </table:table-cell>
          <table:table-cell office:value-type="float" office:value="11.00071" calcext:value-type="float">
            <text:p>11.00071</text:p>
          </table:table-cell>
          <table:table-cell office:value-type="float" office:value="4.07" calcext:value-type="float">
            <text:p>4.07</text:p>
          </table:table-cell>
          <table:table-cell office:value-type="float" office:value="-3.58" calcext:value-type="float">
            <text:p>-3.58</text:p>
          </table:table-cell>
          <table:table-cell office:value-type="float" office:value="0.6748393" calcext:value-type="float">
            <text:p>0.6748393</text:p>
          </table:table-cell>
          <table:table-cell office:value-type="float" office:value="0.4154142" calcext:value-type="float">
            <text:p>0.4154142</text:p>
          </table:table-cell>
          <table:table-cell office:value-type="float" office:value="409.176" calcext:value-type="float">
            <text:p>409.176</text:p>
          </table:table-cell>
          <table:table-cell office:value-type="float" office:value="0" calcext:value-type="float">
            <text:p>0</text:p>
          </table:table-cell>
          <table:table-cell office:value-type="float" office:value="15.84586" calcext:value-type="float">
            <text:p>15.84586</text:p>
          </table:table-cell>
          <table:table-cell office:value-type="float" office:value="-0.5700073" calcext:value-type="float">
            <text:p>-0.5700073</text:p>
          </table:table-cell>
          <table:table-cell office:value-type="float" office:value="12.38043" calcext:value-type="float">
            <text:p>12.38043</text:p>
          </table:table-cell>
          <table:table-cell office:value-type="float" office:value="1.938202" calcext:value-type="float">
            <text:p>1.938202</text:p>
          </table:table-cell>
          <table:table-cell office:value-type="float" office:value="10.52145" calcext:value-type="float">
            <text:p>10.52145</text:p>
          </table:table-cell>
          <table:table-cell office:value-type="float" office:value="3.967163" calcext:value-type="float">
            <text:p>3.967163</text:p>
          </table:table-cell>
          <table:table-cell office:value-type="float" office:value="9.717285" calcext:value-type="float">
            <text:p>9.717285</text:p>
          </table:table-cell>
          <table:table-cell office:value-type="float" office:value="5.89682" calcext:value-type="float">
            <text:p>5.89682</text:p>
          </table:table-cell>
          <table:table-cell office:value-type="float" office:value="9.684845" calcext:value-type="float">
            <text:p>9.684845</text:p>
          </table:table-cell>
          <table:table-cell office:value-type="float" office:value="7.267731" calcext:value-type="float">
            <text:p>7.267731</text:p>
          </table:table-cell>
          <table:table-cell office:value-type="float" office:value="10.96753" calcext:value-type="float">
            <text:p>10.96753</text:p>
          </table:table-cell>
          <table:table-cell office:value-type="float" office:value="8.8013" calcext:value-type="float">
            <text:p>8.8013</text:p>
          </table:table-cell>
          <table:table-cell office:value-type="float" office:value="11.62189" calcext:value-type="float">
            <text:p>11.62189</text:p>
          </table:table-cell>
          <table:table-cell office:value-type="float" office:value="9.957947" calcext:value-type="float">
            <text:p>9.957947</text:p>
          </table:table-cell>
          <table:table-cell office:value-type="float" office:value="12.13498" calcext:value-type="float">
            <text:p>12.13498</text:p>
          </table:table-cell>
          <table:table-cell office:value-type="float" office:value="11.24612" calcext:value-type="float">
            <text:p>11.24612</text:p>
          </table:table-cell>
          <table:table-cell office:value-type="float" office:value="12.55664" calcext:value-type="float">
            <text:p>12.55664</text:p>
          </table:table-cell>
          <table:table-cell office:value-type="float" office:value="12.41293" calcext:value-type="float">
            <text:p>12.41293</text:p>
          </table:table-cell>
          <table:table-cell office:value-type="float" office:value="13.22382" calcext:value-type="float">
            <text:p>13.22382</text:p>
          </table:table-cell>
          <table:table-cell office:value-type="float" office:value="13.17563" calcext:value-type="float">
            <text:p>13.17563</text:p>
          </table:table-cell>
          <table:table-cell office:value-type="float" office:value="13.72098" calcext:value-type="float">
            <text:p>13.72098</text:p>
          </table:table-cell>
          <table:table-cell office:value-type="float" office:value="13.65485" calcext:value-type="float">
            <text:p>13.65485</text:p>
          </table:table-cell>
          <table:table-cell office:value-type="float" office:value="14.04855" calcext:value-type="float">
            <text:p>14.04855</text:p>
          </table:table-cell>
          <table:table-cell office:value-type="float" office:value="13.97888" calcext:value-type="float">
            <text:p>13.97888</text:p>
          </table:table-cell>
          <table:table-cell office:value-type="float" office:value="14.15067" calcext:value-type="float">
            <text:p>14.15067</text:p>
          </table:table-cell>
          <table:table-cell office:value-type="float" office:value="14.09219" calcext:value-type="float">
            <text:p>14.09219</text:p>
          </table:table-cell>
          <table:table-cell office:value-type="float" office:value="14.03326" calcext:value-type="float">
            <text:p>14.03326</text:p>
          </table:table-cell>
          <table:table-cell office:value-type="float" office:value="13.98358" calcext:value-type="float">
            <text:p>13.98358</text:p>
          </table:table-cell>
          <table:table-cell office:value-type="float" office:value="18.57382" calcext:value-type="float">
            <text:p>18.57382</text:p>
          </table:table-cell>
          <table:table-cell office:value-type="float" office:value="-3.479919" calcext:value-type="float">
            <text:p>-3.4799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4" calcext:value-type="float">
            <text:p>12112004</text:p>
          </table:table-cell>
          <table:table-cell office:value-type="float" office:value="9.721344" calcext:value-type="float">
            <text:p>9.721344</text:p>
          </table:table-cell>
          <table:table-cell office:value-type="float" office:value="6.09" calcext:value-type="float">
            <text:p>6.09</text:p>
          </table:table-cell>
          <table:table-cell office:value-type="float" office:value="-5.25" calcext:value-type="float">
            <text:p>-5.25</text:p>
          </table:table-cell>
          <table:table-cell office:value-type="float" office:value="0.6820955" calcext:value-type="float">
            <text:p>0.6820955</text:p>
          </table:table-cell>
          <table:table-cell office:value-type="float" office:value="0.3669874" calcext:value-type="float">
            <text:p>0.3669874</text:p>
          </table:table-cell>
          <table:table-cell office:value-type="float" office:value="146.808" calcext:value-type="float">
            <text:p>146.808</text:p>
          </table:table-cell>
          <table:table-cell office:value-type="float" office:value="0" calcext:value-type="float">
            <text:p>0</text:p>
          </table:table-cell>
          <table:table-cell office:value-type="float" office:value="14.29974" calcext:value-type="float">
            <text:p>14.29974</text:p>
          </table:table-cell>
          <table:table-cell office:value-type="float" office:value="-1.537872" calcext:value-type="float">
            <text:p>-1.537872</text:p>
          </table:table-cell>
          <table:table-cell office:value-type="float" office:value="10.40161" calcext:value-type="float">
            <text:p>10.40161</text:p>
          </table:table-cell>
          <table:table-cell office:value-type="float" office:value="0.7501526" calcext:value-type="float">
            <text:p>0.7501526</text:p>
          </table:table-cell>
          <table:table-cell office:value-type="float" office:value="8.687103" calcext:value-type="float">
            <text:p>8.687103</text:p>
          </table:table-cell>
          <table:table-cell office:value-type="float" office:value="2.856506" calcext:value-type="float">
            <text:p>2.856506</text:p>
          </table:table-cell>
          <table:table-cell office:value-type="float" office:value="8.087311" calcext:value-type="float">
            <text:p>8.087311</text:p>
          </table:table-cell>
          <table:table-cell office:value-type="float" office:value="4.809906" calcext:value-type="float">
            <text:p>4.809906</text:p>
          </table:table-cell>
          <table:table-cell office:value-type="float" office:value="8.105499" calcext:value-type="float">
            <text:p>8.105499</text:p>
          </table:table-cell>
          <table:table-cell office:value-type="float" office:value="6.132233" calcext:value-type="float">
            <text:p>6.132233</text:p>
          </table:table-cell>
          <table:table-cell office:value-type="float" office:value="9.307831" calcext:value-type="float">
            <text:p>9.307831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10.16391" calcext:value-type="float">
            <text:p>10.16391</text:p>
          </table:table-cell>
          <table:table-cell office:value-type="float" office:value="8.824707" calcext:value-type="float">
            <text:p>8.824707</text:p>
          </table:table-cell>
          <table:table-cell office:value-type="float" office:value="11.2406" calcext:value-type="float">
            <text:p>11.2406</text:p>
          </table:table-cell>
          <table:table-cell office:value-type="float" office:value="10.37125" calcext:value-type="float">
            <text:p>10.37125</text:p>
          </table:table-cell>
          <table:table-cell office:value-type="float" office:value="12.4101" calcext:value-type="float">
            <text:p>12.4101</text:p>
          </table:table-cell>
          <table:table-cell office:value-type="float" office:value="12.04684" calcext:value-type="float">
            <text:p>12.04684</text:p>
          </table:table-cell>
          <table:table-cell office:value-type="float" office:value="13.17487" calcext:value-type="float">
            <text:p>13.17487</text:p>
          </table:table-cell>
          <table:table-cell office:value-type="float" office:value="13.07193" calcext:value-type="float">
            <text:p>13.07193</text:p>
          </table:table-cell>
          <table:table-cell office:value-type="float" office:value="13.65414" calcext:value-type="float">
            <text:p>13.65414</text:p>
          </table:table-cell>
          <table:table-cell office:value-type="float" office:value="13.58414" calcext:value-type="float">
            <text:p>13.58414</text:p>
          </table:table-cell>
          <table:table-cell office:value-type="float" office:value="13.97818" calcext:value-type="float">
            <text:p>13.97818</text:p>
          </table:table-cell>
          <table:table-cell office:value-type="float" office:value="13.91217" calcext:value-type="float">
            <text:p>13.91217</text:p>
          </table:table-cell>
          <table:table-cell office:value-type="float" office:value="14.09155" calcext:value-type="float">
            <text:p>14.09155</text:p>
          </table:table-cell>
          <table:table-cell office:value-type="float" office:value="14.03333" calcext:value-type="float">
            <text:p>14.03333</text:p>
          </table:table-cell>
          <table:table-cell office:value-type="float" office:value="13.98306" calcext:value-type="float">
            <text:p>13.98306</text:p>
          </table:table-cell>
          <table:table-cell office:value-type="float" office:value="13.93213" calcext:value-type="float">
            <text:p>13.93213</text:p>
          </table:table-cell>
          <table:table-cell office:value-type="float" office:value="14.81845" calcext:value-type="float">
            <text:p>14.81845</text:p>
          </table:table-cell>
          <table:table-cell office:value-type="float" office:value="-4.954803" calcext:value-type="float">
            <text:p>-4.9548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4" calcext:value-type="float">
            <text:p>13112004</text:p>
          </table:table-cell>
          <table:table-cell office:value-type="float" office:value="8.702539" calcext:value-type="float">
            <text:p>8.702539</text:p>
          </table:table-cell>
          <table:table-cell office:value-type="float" office:value="7.76" calcext:value-type="float">
            <text:p>7.76</text:p>
          </table:table-cell>
          <table:table-cell office:value-type="float" office:value="-5.02" calcext:value-type="float">
            <text:p>-5.02</text:p>
          </table:table-cell>
          <table:table-cell office:value-type="float" office:value="0.7320596" calcext:value-type="float">
            <text:p>0.7320596</text:p>
          </table:table-cell>
          <table:table-cell office:value-type="float" office:value="0.3733405" calcext:value-type="float">
            <text:p>0.3733405</text:p>
          </table:table-cell>
          <table:table-cell office:value-type="float" office:value="174.996" calcext:value-type="float">
            <text:p>174.996</text:p>
          </table:table-cell>
          <table:table-cell office:value-type="float" office:value="0" calcext:value-type="float">
            <text:p>0</text:p>
          </table:table-cell>
          <table:table-cell office:value-type="float" office:value="13.59668" calcext:value-type="float">
            <text:p>13.59668</text:p>
          </table:table-cell>
          <table:table-cell office:value-type="float" office:value="-1.660126" calcext:value-type="float">
            <text:p>-1.660126</text:p>
          </table:table-cell>
          <table:table-cell office:value-type="float" office:value="10.40234" calcext:value-type="float">
            <text:p>10.40234</text:p>
          </table:table-cell>
          <table:table-cell office:value-type="float" office:value="0.4528503" calcext:value-type="float">
            <text:p>0.4528503</text:p>
          </table:table-cell>
          <table:table-cell office:value-type="float" office:value="8.493683" calcext:value-type="float">
            <text:p>8.493683</text:p>
          </table:table-cell>
          <table:table-cell office:value-type="float" office:value="2.456726" calcext:value-type="float">
            <text:p>2.456726</text:p>
          </table:table-cell>
          <table:table-cell office:value-type="float" office:value="7.819275" calcext:value-type="float">
            <text:p>7.819275</text:p>
          </table:table-cell>
          <table:table-cell office:value-type="float" office:value="4.282318" calcext:value-type="float">
            <text:p>4.282318</text:p>
          </table:table-cell>
          <table:table-cell office:value-type="float" office:value="7.741608" calcext:value-type="float">
            <text:p>7.741608</text:p>
          </table:table-cell>
          <table:table-cell office:value-type="float" office:value="5.53299" calcext:value-type="float">
            <text:p>5.53299</text:p>
          </table:table-cell>
          <table:table-cell office:value-type="float" office:value="8.200226" calcext:value-type="float">
            <text:p>8.200226</text:p>
          </table:table-cell>
          <table:table-cell office:value-type="float" office:value="6.920868" calcext:value-type="float">
            <text:p>6.920868</text:p>
          </table:table-cell>
          <table:table-cell office:value-type="float" office:value="9.081604" calcext:value-type="float">
            <text:p>9.081604</text:p>
          </table:table-cell>
          <table:table-cell office:value-type="float" office:value="8.126221" calcext:value-type="float">
            <text:p>8.126221</text:p>
          </table:table-cell>
          <table:table-cell office:value-type="float" office:value="10.36652" calcext:value-type="float">
            <text:p>10.36652</text:p>
          </table:table-cell>
          <table:table-cell office:value-type="float" office:value="9.735229" calcext:value-type="float">
            <text:p>9.735229</text:p>
          </table:table-cell>
          <table:table-cell office:value-type="float" office:value="12.04248" calcext:value-type="float">
            <text:p>12.04248</text:p>
          </table:table-cell>
          <table:table-cell office:value-type="float" office:value="11.61221" calcext:value-type="float">
            <text:p>11.61221</text:p>
          </table:table-cell>
          <table:table-cell office:value-type="float" office:value="13.07053" calcext:value-type="float">
            <text:p>13.07053</text:p>
          </table:table-cell>
          <table:table-cell office:value-type="float" office:value="12.9053" calcext:value-type="float">
            <text:p>12.9053</text:p>
          </table:table-cell>
          <table:table-cell office:value-type="float" office:value="13.58331" calcext:value-type="float">
            <text:p>13.58331</text:p>
          </table:table-cell>
          <table:table-cell office:value-type="float" office:value="13.49442" calcext:value-type="float">
            <text:p>13.49442</text:p>
          </table:table-cell>
          <table:table-cell office:value-type="float" office:value="13.9115" calcext:value-type="float">
            <text:p>13.9115</text:p>
          </table:table-cell>
          <table:table-cell office:value-type="float" office:value="13.84412" calcext:value-type="float">
            <text:p>13.84412</text:p>
          </table:table-cell>
          <table:table-cell office:value-type="float" office:value="14.03278" calcext:value-type="float">
            <text:p>14.03278</text:p>
          </table:table-cell>
          <table:table-cell office:value-type="float" office:value="13.97397" calcext:value-type="float">
            <text:p>13.97397</text:p>
          </table:table-cell>
          <table:table-cell office:value-type="float" office:value="13.93155" calcext:value-type="float">
            <text:p>13.93155</text:p>
          </table:table-cell>
          <table:table-cell office:value-type="float" office:value="13.87955" calcext:value-type="float">
            <text:p>13.87955</text:p>
          </table:table-cell>
          <table:table-cell office:value-type="float" office:value="15.73163" calcext:value-type="float">
            <text:p>15.73163</text:p>
          </table:table-cell>
          <table:table-cell office:value-type="float" office:value="-4.825043" calcext:value-type="float">
            <text:p>-4.8250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4" calcext:value-type="float">
            <text:p>14112004</text:p>
          </table:table-cell>
          <table:table-cell office:value-type="float" office:value="7.856565" calcext:value-type="float">
            <text:p>7.856565</text:p>
          </table:table-cell>
          <table:table-cell office:value-type="float" office:value="8.72" calcext:value-type="float">
            <text:p>8.72</text:p>
          </table:table-cell>
          <table:table-cell office:value-type="float" office:value="-1.11" calcext:value-type="float">
            <text:p>-1.11</text:p>
          </table:table-cell>
          <table:table-cell office:value-type="float" office:value="0.7736382" calcext:value-type="float">
            <text:p>0.7736382</text:p>
          </table:table-cell>
          <table:table-cell office:value-type="float" office:value="0.4976063" calcext:value-type="float">
            <text:p>0.4976063</text:p>
          </table:table-cell>
          <table:table-cell office:value-type="float" office:value="213.264" calcext:value-type="float">
            <text:p>213.264</text:p>
          </table:table-cell>
          <table:table-cell office:value-type="float" office:value="0" calcext:value-type="float">
            <text:p>0</text:p>
          </table:table-cell>
          <table:table-cell office:value-type="float" office:value="15.58875" calcext:value-type="float">
            <text:p>15.58875</text:p>
          </table:table-cell>
          <table:table-cell office:value-type="float" office:value="-0.6093445" calcext:value-type="float">
            <text:p>-0.6093445</text:p>
          </table:table-cell>
          <table:table-cell office:value-type="float" office:value="11.25797" calcext:value-type="float">
            <text:p>11.25797</text:p>
          </table:table-cell>
          <table:table-cell office:value-type="float" office:value="1.159851" calcext:value-type="float">
            <text:p>1.159851</text:p>
          </table:table-cell>
          <table:table-cell office:value-type="float" office:value="9.061005" calcext:value-type="float">
            <text:p>9.061005</text:p>
          </table:table-cell>
          <table:table-cell office:value-type="float" office:value="2.863007" calcext:value-type="float">
            <text:p>2.863007</text:p>
          </table:table-cell>
          <table:table-cell office:value-type="float" office:value="8.06955" calcext:value-type="float">
            <text:p>8.06955</text:p>
          </table:table-cell>
          <table:table-cell office:value-type="float" office:value="4.437683" calcext:value-type="float">
            <text:p>4.437683</text:p>
          </table:table-cell>
          <table:table-cell office:value-type="float" office:value="7.816284" calcext:value-type="float">
            <text:p>7.816284</text:p>
          </table:table-cell>
          <table:table-cell office:value-type="float" office:value="5.51593" calcext:value-type="float">
            <text:p>5.51593</text:p>
          </table:table-cell>
          <table:table-cell office:value-type="float" office:value="7.870911" calcext:value-type="float">
            <text:p>7.870911</text:p>
          </table:table-cell>
          <table:table-cell office:value-type="float" office:value="6.732758" calcext:value-type="float">
            <text:p>6.732758</text:p>
          </table:table-cell>
          <table:table-cell office:value-type="float" office:value="8.57489" calcext:value-type="float">
            <text:p>8.57489</text:p>
          </table:table-cell>
          <table:table-cell office:value-type="float" office:value="7.81543" calcext:value-type="float">
            <text:p>7.81543</text:p>
          </table:table-cell>
          <table:table-cell office:value-type="float" office:value="9.733398" calcext:value-type="float">
            <text:p>9.733398</text:p>
          </table:table-cell>
          <table:table-cell office:value-type="float" office:value="9.345612" calcext:value-type="float">
            <text:p>9.345612</text:p>
          </table:table-cell>
          <table:table-cell office:value-type="float" office:value="11.60788" calcext:value-type="float">
            <text:p>11.60788</text:p>
          </table:table-cell>
          <table:table-cell office:value-type="float" office:value="11.22235" calcext:value-type="float">
            <text:p>11.22235</text:p>
          </table:table-cell>
          <table:table-cell office:value-type="float" office:value="12.90332" calcext:value-type="float">
            <text:p>12.90332</text:p>
          </table:table-cell>
          <table:table-cell office:value-type="float" office:value="12.69916" calcext:value-type="float">
            <text:p>12.69916</text:p>
          </table:table-cell>
          <table:table-cell office:value-type="float" office:value="13.49335" calcext:value-type="float">
            <text:p>13.49335</text:p>
          </table:table-cell>
          <table:table-cell office:value-type="float" office:value="13.38013" calcext:value-type="float">
            <text:p>13.38013</text:p>
          </table:table-cell>
          <table:table-cell office:value-type="float" office:value="13.84335" calcext:value-type="float">
            <text:p>13.84335</text:p>
          </table:table-cell>
          <table:table-cell office:value-type="float" office:value="13.76947" calcext:value-type="float">
            <text:p>13.76947</text:p>
          </table:table-cell>
          <table:table-cell office:value-type="float" office:value="13.97333" calcext:value-type="float">
            <text:p>13.97333</text:p>
          </table:table-cell>
          <table:table-cell office:value-type="float" office:value="13.91418" calcext:value-type="float">
            <text:p>13.91418</text:p>
          </table:table-cell>
          <table:table-cell office:value-type="float" office:value="13.879" calcext:value-type="float">
            <text:p>13.879</text:p>
          </table:table-cell>
          <table:table-cell office:value-type="float" office:value="13.82697" calcext:value-type="float">
            <text:p>13.82697</text:p>
          </table:table-cell>
          <table:table-cell office:value-type="float" office:value="19.03128" calcext:value-type="float">
            <text:p>19.03128</text:p>
          </table:table-cell>
          <table:table-cell office:value-type="float" office:value="-2.807159" calcext:value-type="float">
            <text:p>-2.8071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4" calcext:value-type="float">
            <text:p>15112004</text:p>
          </table:table-cell>
          <table:table-cell office:value-type="float" office:value="4.924583" calcext:value-type="float">
            <text:p>4.924583</text:p>
          </table:table-cell>
          <table:table-cell office:value-type="float" office:value="12.79" calcext:value-type="float">
            <text:p>12.79</text:p>
          </table:table-cell>
          <table:table-cell office:value-type="float" office:value="1.39" calcext:value-type="float">
            <text:p>1.39</text:p>
          </table:table-cell>
          <table:table-cell office:value-type="float" office:value="1.064421" calcext:value-type="float">
            <text:p>1.064421</text:p>
          </table:table-cell>
          <table:table-cell office:value-type="float" office:value="0.5953966" calcext:value-type="float">
            <text:p>0.5953966</text:p>
          </table:table-cell>
          <table:table-cell office:value-type="float" office:value="317.844" calcext:value-type="float">
            <text:p>317.844</text:p>
          </table:table-cell>
          <table:table-cell office:value-type="float" office:value="0" calcext:value-type="float">
            <text:p>0</text:p>
          </table:table-cell>
          <table:table-cell office:value-type="float" office:value="13.51682" calcext:value-type="float">
            <text:p>13.51682</text:p>
          </table:table-cell>
          <table:table-cell office:value-type="float" office:value="0.1854553" calcext:value-type="float">
            <text:p>0.1854553</text:p>
          </table:table-cell>
          <table:table-cell office:value-type="float" office:value="10.44531" calcext:value-type="float">
            <text:p>10.44531</text:p>
          </table:table-cell>
          <table:table-cell office:value-type="float" office:value="2.131287" calcext:value-type="float">
            <text:p>2.131287</text:p>
          </table:table-cell>
          <table:table-cell office:value-type="float" office:value="9.251465" calcext:value-type="float">
            <text:p>9.251465</text:p>
          </table:table-cell>
          <table:table-cell office:value-type="float" office:value="3.753693" calcext:value-type="float">
            <text:p>3.753693</text:p>
          </table:table-cell>
          <table:table-cell office:value-type="float" office:value="8.542969" calcext:value-type="float">
            <text:p>8.542969</text:p>
          </table:table-cell>
          <table:table-cell office:value-type="float" office:value="5.130524" calcext:value-type="float">
            <text:p>5.130524</text:p>
          </table:table-cell>
          <table:table-cell office:value-type="float" office:value="8.291107" calcext:value-type="float">
            <text:p>8.291107</text:p>
          </table:table-cell>
          <table:table-cell office:value-type="float" office:value="6.040527" calcext:value-type="float">
            <text:p>6.040527</text:p>
          </table:table-cell>
          <table:table-cell office:value-type="float" office:value="8.292419" calcext:value-type="float">
            <text:p>8.292419</text:p>
          </table:table-cell>
          <table:table-cell office:value-type="float" office:value="7.053101" calcext:value-type="float">
            <text:p>7.053101</text:p>
          </table:table-cell>
          <table:table-cell office:value-type="float" office:value="8.598999" calcext:value-type="float">
            <text:p>8.598999</text:p>
          </table:table-cell>
          <table:table-cell office:value-type="float" office:value="7.927216" calcext:value-type="float">
            <text:p>7.927216</text:p>
          </table:table-cell>
          <table:table-cell office:value-type="float" office:value="9.352264" calcext:value-type="float">
            <text:p>9.352264</text:p>
          </table:table-cell>
          <table:table-cell office:value-type="float" office:value="9.197021" calcext:value-type="float">
            <text:p>9.197021</text:p>
          </table:table-cell>
          <table:table-cell office:value-type="float" office:value="11.21878" calcext:value-type="float">
            <text:p>11.21878</text:p>
          </table:table-cell>
          <table:table-cell office:value-type="float" office:value="10.92905" calcext:value-type="float">
            <text:p>10.92905</text:p>
          </table:table-cell>
          <table:table-cell office:value-type="float" office:value="12.6969" calcext:value-type="float">
            <text:p>12.6969</text:p>
          </table:table-cell>
          <table:table-cell office:value-type="float" office:value="12.48251" calcext:value-type="float">
            <text:p>12.48251</text:p>
          </table:table-cell>
          <table:table-cell office:value-type="float" office:value="13.37878" calcext:value-type="float">
            <text:p>13.37878</text:p>
          </table:table-cell>
          <table:table-cell office:value-type="float" office:value="13.24686" calcext:value-type="float">
            <text:p>13.24686</text:p>
          </table:table-cell>
          <table:table-cell office:value-type="float" office:value="13.76868" calcext:value-type="float">
            <text:p>13.76868</text:p>
          </table:table-cell>
          <table:table-cell office:value-type="float" office:value="13.68607" calcext:value-type="float">
            <text:p>13.68607</text:p>
          </table:table-cell>
          <table:table-cell office:value-type="float" office:value="13.91351" calcext:value-type="float">
            <text:p>13.91351</text:p>
          </table:table-cell>
          <table:table-cell office:value-type="float" office:value="13.85178" calcext:value-type="float">
            <text:p>13.85178</text:p>
          </table:table-cell>
          <table:table-cell office:value-type="float" office:value="13.82642" calcext:value-type="float">
            <text:p>13.82642</text:p>
          </table:table-cell>
          <table:table-cell office:value-type="float" office:value="13.77353" calcext:value-type="float">
            <text:p>13.77353</text:p>
          </table:table-cell>
          <table:table-cell office:value-type="float" office:value="17.32812" calcext:value-type="float">
            <text:p>17.32812</text:p>
          </table:table-cell>
          <table:table-cell office:value-type="float" office:value="-1.655304" calcext:value-type="float">
            <text:p>-1.6553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4" calcext:value-type="float">
            <text:p>16112004</text:p>
          </table:table-cell>
          <table:table-cell office:value-type="float" office:value="4.23432" calcext:value-type="float">
            <text:p>4.23432</text:p>
          </table:table-cell>
          <table:table-cell office:value-type="float" office:value="18.2" calcext:value-type="float">
            <text:p>18.2</text:p>
          </table:table-cell>
          <table:table-cell office:value-type="float" office:value="9.2" calcext:value-type="float">
            <text:p>9.2</text:p>
          </table:table-cell>
          <table:table-cell office:value-type="float" office:value="1.365721" calcext:value-type="float">
            <text:p>1.365721</text:p>
          </table:table-cell>
          <table:table-cell office:value-type="float" office:value="1.02174" calcext:value-type="float">
            <text:p>1.02174</text:p>
          </table:table-cell>
          <table:table-cell office:value-type="float" office:value="390.348" calcext:value-type="float">
            <text:p>390.348</text:p>
          </table:table-cell>
          <table:table-cell office:value-type="float" office:value="0" calcext:value-type="float">
            <text:p>0</text:p>
          </table:table-cell>
          <table:table-cell office:value-type="float" office:value="17.6586" calcext:value-type="float">
            <text:p>17.6586</text:p>
          </table:table-cell>
          <table:table-cell office:value-type="float" office:value="5.88208" calcext:value-type="float">
            <text:p>5.88208</text:p>
          </table:table-cell>
          <table:table-cell office:value-type="float" office:value="13.98364" calcext:value-type="float">
            <text:p>13.98364</text:p>
          </table:table-cell>
          <table:table-cell office:value-type="float" office:value="6.579315" calcext:value-type="float">
            <text:p>6.579315</text:p>
          </table:table-cell>
          <table:table-cell office:value-type="float" office:value="11.9895" calcext:value-type="float">
            <text:p>11.9895</text:p>
          </table:table-cell>
          <table:table-cell office:value-type="float" office:value="7.044525" calcext:value-type="float">
            <text:p>7.044525</text:p>
          </table:table-cell>
          <table:table-cell office:value-type="float" office:value="10.68164" calcext:value-type="float">
            <text:p>10.68164</text:p>
          </table:table-cell>
          <table:table-cell office:value-type="float" office:value="7.474335" calcext:value-type="float">
            <text:p>7.474335</text:p>
          </table:table-cell>
          <table:table-cell office:value-type="float" office:value="10.05087" calcext:value-type="float">
            <text:p>10.05087</text:p>
          </table:table-cell>
          <table:table-cell office:value-type="float" office:value="7.798004" calcext:value-type="float">
            <text:p>7.798004</text:p>
          </table:table-cell>
          <table:table-cell office:value-type="float" office:value="9.694122" calcext:value-type="float">
            <text:p>9.694122</text:p>
          </table:table-cell>
          <table:table-cell office:value-type="float" office:value="8.194702" calcext:value-type="float">
            <text:p>8.194702</text:p>
          </table:table-cell>
          <table:table-cell office:value-type="float" office:value="9.569519" calcext:value-type="float">
            <text:p>9.569519</text:p>
          </table:table-cell>
          <table:table-cell office:value-type="float" office:value="8.604767" calcext:value-type="float">
            <text:p>8.604767</text:p>
          </table:table-cell>
          <table:table-cell office:value-type="float" office:value="9.584259" calcext:value-type="float">
            <text:p>9.584259</text:p>
          </table:table-cell>
          <table:table-cell office:value-type="float" office:value="9.250732" calcext:value-type="float">
            <text:p>9.250732</text:p>
          </table:table-cell>
          <table:table-cell office:value-type="float" office:value="10.92667" calcext:value-type="float">
            <text:p>10.92667</text:p>
          </table:table-cell>
          <table:table-cell office:value-type="float" office:value="10.79309" calcext:value-type="float">
            <text:p>10.79309</text:p>
          </table:table-cell>
          <table:table-cell office:value-type="float" office:value="12.48029" calcext:value-type="float">
            <text:p>12.48029</text:p>
          </table:table-cell>
          <table:table-cell office:value-type="float" office:value="12.28421" calcext:value-type="float">
            <text:p>12.28421</text:p>
          </table:table-cell>
          <table:table-cell office:value-type="float" office:value="13.24539" calcext:value-type="float">
            <text:p>13.24539</text:p>
          </table:table-cell>
          <table:table-cell office:value-type="float" office:value="13.10452" calcext:value-type="float">
            <text:p>13.10452</text:p>
          </table:table-cell>
          <table:table-cell office:value-type="float" office:value="13.68512" calcext:value-type="float">
            <text:p>13.68512</text:p>
          </table:table-cell>
          <table:table-cell office:value-type="float" office:value="13.59335" calcext:value-type="float">
            <text:p>13.59335</text:p>
          </table:table-cell>
          <table:table-cell office:value-type="float" office:value="13.85107" calcext:value-type="float">
            <text:p>13.85107</text:p>
          </table:table-cell>
          <table:table-cell office:value-type="float" office:value="13.78589" calcext:value-type="float">
            <text:p>13.78589</text:p>
          </table:table-cell>
          <table:table-cell office:value-type="float" office:value="13.77298" calcext:value-type="float">
            <text:p>13.77298</text:p>
          </table:table-cell>
          <table:table-cell office:value-type="float" office:value="13.71866" calcext:value-type="float">
            <text:p>13.71866</text:p>
          </table:table-cell>
          <table:table-cell office:value-type="float" office:value="20.72687" calcext:value-type="float">
            <text:p>20.72687</text:p>
          </table:table-cell>
          <table:table-cell office:value-type="float" office:value="5.283844" calcext:value-type="float">
            <text:p>5.2838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4" calcext:value-type="float">
            <text:p>17112004</text:p>
          </table:table-cell>
          <table:table-cell office:value-type="float" office:value="2.7144" calcext:value-type="float">
            <text:p>2.7144</text:p>
          </table:table-cell>
          <table:table-cell office:value-type="float" office:value="17.16" calcext:value-type="float">
            <text:p>17.16</text:p>
          </table:table-cell>
          <table:table-cell office:value-type="float" office:value="12.79" calcext:value-type="float">
            <text:p>12.79</text:p>
          </table:table-cell>
          <table:table-cell office:value-type="float" office:value="1.587107" calcext:value-type="float">
            <text:p>1.587107</text:p>
          </table:table-cell>
          <table:table-cell office:value-type="float" office:value="1.296732" calcext:value-type="float">
            <text:p>1.296732</text:p>
          </table:table-cell>
          <table:table-cell office:value-type="float" office:value="182.376" calcext:value-type="float">
            <text:p>182.376</text:p>
          </table:table-cell>
          <table:table-cell office:value-type="float" office:value="0.1" calcext:value-type="float">
            <text:p>0.1</text:p>
          </table:table-cell>
          <table:table-cell office:value-type="float" office:value="16.95154" calcext:value-type="float">
            <text:p>16.95154</text:p>
          </table:table-cell>
          <table:table-cell office:value-type="float" office:value="9.000214" calcext:value-type="float">
            <text:p>9.000214</text:p>
          </table:table-cell>
          <table:table-cell office:value-type="float" office:value="14.44113" calcext:value-type="float">
            <text:p>14.44113</text:p>
          </table:table-cell>
          <table:table-cell office:value-type="float" office:value="9.304565" calcext:value-type="float">
            <text:p>9.304565</text:p>
          </table:table-cell>
          <table:table-cell office:value-type="float" office:value="12.97839" calcext:value-type="float">
            <text:p>12.97839</text:p>
          </table:table-cell>
          <table:table-cell office:value-type="float" office:value="9.529694" calcext:value-type="float">
            <text:p>9.529694</text:p>
          </table:table-cell>
          <table:table-cell office:value-type="float" office:value="11.93341" calcext:value-type="float">
            <text:p>11.93341</text:p>
          </table:table-cell>
          <table:table-cell office:value-type="float" office:value="9.650116" calcext:value-type="float">
            <text:p>9.650116</text:p>
          </table:table-cell>
          <table:table-cell office:value-type="float" office:value="11.33182" calcext:value-type="float">
            <text:p>11.33182</text:p>
          </table:table-cell>
          <table:table-cell office:value-type="float" office:value="9.691589" calcext:value-type="float">
            <text:p>9.691589</text:p>
          </table:table-cell>
          <table:table-cell office:value-type="float" office:value="10.87704" calcext:value-type="float">
            <text:p>10.87704</text:p>
          </table:table-cell>
          <table:table-cell office:value-type="float" office:value="9.698761" calcext:value-type="float">
            <text:p>9.698761</text:p>
          </table:table-cell>
          <table:table-cell office:value-type="float" office:value="10.57007" calcext:value-type="float">
            <text:p>10.57007</text:p>
          </table:table-cell>
          <table:table-cell office:value-type="float" office:value="9.579681" calcext:value-type="float">
            <text:p>9.579681</text:p>
          </table:table-cell>
          <table:table-cell office:value-type="float" office:value="10.22903" calcext:value-type="float">
            <text:p>10.22903</text:p>
          </table:table-cell>
          <table:table-cell office:value-type="float" office:value="9.59198" calcext:value-type="float">
            <text:p>9.59198</text:p>
          </table:table-cell>
          <table:table-cell office:value-type="float" office:value="10.86874" calcext:value-type="float">
            <text:p>10.86874</text:p>
          </table:table-cell>
          <table:table-cell office:value-type="float" office:value="10.79208" calcext:value-type="float">
            <text:p>10.79208</text:p>
          </table:table-cell>
          <table:table-cell office:value-type="float" office:value="12.28235" calcext:value-type="float">
            <text:p>12.28235</text:p>
          </table:table-cell>
          <table:table-cell office:value-type="float" office:value="12.1387" calcext:value-type="float">
            <text:p>12.1387</text:p>
          </table:table-cell>
          <table:table-cell office:value-type="float" office:value="13.10303" calcext:value-type="float">
            <text:p>13.10303</text:p>
          </table:table-cell>
          <table:table-cell office:value-type="float" office:value="12.96786" calcext:value-type="float">
            <text:p>12.96786</text:p>
          </table:table-cell>
          <table:table-cell office:value-type="float" office:value="13.59238" calcext:value-type="float">
            <text:p>13.59238</text:p>
          </table:table-cell>
          <table:table-cell office:value-type="float" office:value="13.49481" calcext:value-type="float">
            <text:p>13.49481</text:p>
          </table:table-cell>
          <table:table-cell office:value-type="float" office:value="13.78519" calcext:value-type="float">
            <text:p>13.78519</text:p>
          </table:table-cell>
          <table:table-cell office:value-type="float" office:value="13.71609" calcext:value-type="float">
            <text:p>13.71609</text:p>
          </table:table-cell>
          <table:table-cell office:value-type="float" office:value="13.71811" calcext:value-type="float">
            <text:p>13.71811</text:p>
          </table:table-cell>
          <table:table-cell office:value-type="float" office:value="13.66165" calcext:value-type="float">
            <text:p>13.66165</text:p>
          </table:table-cell>
          <table:table-cell office:value-type="float" office:value="20.06497" calcext:value-type="float">
            <text:p>20.06497</text:p>
          </table:table-cell>
          <table:table-cell office:value-type="float" office:value="8.957428" calcext:value-type="float">
            <text:p>8.9574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4" calcext:value-type="float">
            <text:p>18112004</text:p>
          </table:table-cell>
          <table:table-cell office:value-type="float" office:value="1.15668" calcext:value-type="float">
            <text:p>1.15668</text:p>
          </table:table-cell>
          <table:table-cell office:value-type="float" office:value="10.27" calcext:value-type="float">
            <text:p>10.27</text:p>
          </table:table-cell>
          <table:table-cell office:value-type="float" office:value="7.64" calcext:value-type="float">
            <text:p>7.64</text:p>
          </table:table-cell>
          <table:table-cell office:value-type="float" office:value="1.097653" calcext:value-type="float">
            <text:p>1.097653</text:p>
          </table:table-cell>
          <table:table-cell office:value-type="float" office:value="0.919468" calcext:value-type="float">
            <text:p>0.919468</text:p>
          </table:table-cell>
          <table:table-cell office:value-type="float" office:value="376.272" calcext:value-type="float">
            <text:p>376.272</text:p>
          </table:table-cell>
          <table:table-cell office:value-type="float" office:value="18.9" calcext:value-type="float">
            <text:p>18.9</text:p>
          </table:table-cell>
          <table:table-cell office:value-type="float" office:value="10.38794" calcext:value-type="float">
            <text:p>10.38794</text:p>
          </table:table-cell>
          <table:table-cell office:value-type="float" office:value="5.95932" calcext:value-type="float">
            <text:p>5.95932</text:p>
          </table:table-cell>
          <table:table-cell office:value-type="float" office:value="11.18857" calcext:value-type="float">
            <text:p>11.18857</text:p>
          </table:table-cell>
          <table:table-cell office:value-type="float" office:value="6.734802" calcext:value-type="float">
            <text:p>6.734802</text:p>
          </table:table-cell>
          <table:table-cell office:value-type="float" office:value="11.41058" calcext:value-type="float">
            <text:p>11.41058</text:p>
          </table:table-cell>
          <table:table-cell office:value-type="float" office:value="7.490295" calcext:value-type="float">
            <text:p>7.490295</text:p>
          </table:table-cell>
          <table:table-cell office:value-type="float" office:value="11.34146" calcext:value-type="float">
            <text:p>11.34146</text:p>
          </table:table-cell>
          <table:table-cell office:value-type="float" office:value="8.274048" calcext:value-type="float">
            <text:p>8.274048</text:p>
          </table:table-cell>
          <table:table-cell office:value-type="float" office:value="11.15927" calcext:value-type="float">
            <text:p>11.15927</text:p>
          </table:table-cell>
          <table:table-cell office:value-type="float" office:value="8.856598" calcext:value-type="float">
            <text:p>8.856598</text:p>
          </table:table-cell>
          <table:table-cell office:value-type="float" office:value="10.8811" calcext:value-type="float">
            <text:p>10.8811</text:p>
          </table:table-cell>
          <table:table-cell office:value-type="float" office:value="9.562195" calcext:value-type="float">
            <text:p>9.562195</text:p>
          </table:table-cell>
          <table:table-cell office:value-type="float" office:value="10.64224" calcext:value-type="float">
            <text:p>10.64224</text:p>
          </table:table-cell>
          <table:table-cell office:value-type="float" office:value="10.01797" calcext:value-type="float">
            <text:p>10.01797</text:p>
          </table:table-cell>
          <table:table-cell office:value-type="float" office:value="10.51953" calcext:value-type="float">
            <text:p>10.51953</text:p>
          </table:table-cell>
          <table:table-cell office:value-type="float" office:value="10.2373" calcext:value-type="float">
            <text:p>10.2373</text:p>
          </table:table-cell>
          <table:table-cell office:value-type="float" office:value="11.04578" calcext:value-type="float">
            <text:p>11.04578</text:p>
          </table:table-cell>
          <table:table-cell office:value-type="float" office:value="10.87048" calcext:value-type="float">
            <text:p>10.87048</text:p>
          </table:table-cell>
          <table:table-cell office:value-type="float" office:value="12.13757" calcext:value-type="float">
            <text:p>12.13757</text:p>
          </table:table-cell>
          <table:table-cell office:value-type="float" office:value="12.06256" calcext:value-type="float">
            <text:p>12.06256</text:p>
          </table:table-cell>
          <table:table-cell office:value-type="float" office:value="12.96652" calcext:value-type="float">
            <text:p>12.96652</text:p>
          </table:table-cell>
          <table:table-cell office:value-type="float" office:value="12.85123" calcext:value-type="float">
            <text:p>12.85123</text:p>
          </table:table-cell>
          <table:table-cell office:value-type="float" office:value="13.4938" calcext:value-type="float">
            <text:p>13.4938</text:p>
          </table:table-cell>
          <table:table-cell office:value-type="float" office:value="13.3956" calcext:value-type="float">
            <text:p>13.3956</text:p>
          </table:table-cell>
          <table:table-cell office:value-type="float" office:value="13.7153" calcext:value-type="float">
            <text:p>13.7153</text:p>
          </table:table-cell>
          <table:table-cell office:value-type="float" office:value="13.64264" calcext:value-type="float">
            <text:p>13.64264</text:p>
          </table:table-cell>
          <table:table-cell office:value-type="float" office:value="13.66107" calcext:value-type="float">
            <text:p>13.66107</text:p>
          </table:table-cell>
          <table:table-cell office:value-type="float" office:value="13.60193" calcext:value-type="float">
            <text:p>13.60193</text:p>
          </table:table-cell>
          <table:table-cell office:value-type="float" office:value="9.99939" calcext:value-type="float">
            <text:p>9.99939</text:p>
          </table:table-cell>
          <table:table-cell office:value-type="float" office:value="4.920349" calcext:value-type="float">
            <text:p>4.9203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4" calcext:value-type="float">
            <text:p>19112004</text:p>
          </table:table-cell>
          <table:table-cell office:value-type="float" office:value="2.49624" calcext:value-type="float">
            <text:p>2.49624</text:p>
          </table:table-cell>
          <table:table-cell office:value-type="float" office:value="8.98" calcext:value-type="float">
            <text:p>8.98</text:p>
          </table:table-cell>
          <table:table-cell office:value-type="float" office:value="6.41" calcext:value-type="float">
            <text:p>6.41</text:p>
          </table:table-cell>
          <table:table-cell office:value-type="float" office:value="1.006728" calcext:value-type="float">
            <text:p>1.006728</text:p>
          </table:table-cell>
          <table:table-cell office:value-type="float" office:value="0.8453984" calcext:value-type="float">
            <text:p>0.8453984</text:p>
          </table:table-cell>
          <table:table-cell office:value-type="float" office:value="286.272" calcext:value-type="float">
            <text:p>286.272</text:p>
          </table:table-cell>
          <table:table-cell office:value-type="float" office:value="3" calcext:value-type="float">
            <text:p>3</text:p>
          </table:table-cell>
          <table:table-cell office:value-type="float" office:value="10.27829" calcext:value-type="float">
            <text:p>10.27829</text:p>
          </table:table-cell>
          <table:table-cell office:value-type="float" office:value="4.395935" calcext:value-type="float">
            <text:p>4.395935</text:p>
          </table:table-cell>
          <table:table-cell office:value-type="float" office:value="9.50296" calcext:value-type="float">
            <text:p>9.50296</text:p>
          </table:table-cell>
          <table:table-cell office:value-type="float" office:value="5.693695" calcext:value-type="float">
            <text:p>5.693695</text:p>
          </table:table-cell>
          <table:table-cell office:value-type="float" office:value="9.047974" calcext:value-type="float">
            <text:p>9.047974</text:p>
          </table:table-cell>
          <table:table-cell office:value-type="float" office:value="6.845184" calcext:value-type="float">
            <text:p>6.845184</text:p>
          </table:table-cell>
          <table:table-cell office:value-type="float" office:value="8.932465" calcext:value-type="float">
            <text:p>8.932465</text:p>
          </table:table-cell>
          <table:table-cell office:value-type="float" office:value="7.779449" calcext:value-type="float">
            <text:p>7.779449</text:p>
          </table:table-cell>
          <table:table-cell office:value-type="float" office:value="8.994843" calcext:value-type="float">
            <text:p>8.994843</text:p>
          </table:table-cell>
          <table:table-cell office:value-type="float" office:value="8.268433" calcext:value-type="float">
            <text:p>8.268433</text:p>
          </table:table-cell>
          <table:table-cell office:value-type="float" office:value="9.540771" calcext:value-type="float">
            <text:p>9.540771</text:p>
          </table:table-cell>
          <table:table-cell office:value-type="float" office:value="8.87796" calcext:value-type="float">
            <text:p>8.87796</text:p>
          </table:table-cell>
          <table:table-cell office:value-type="float" office:value="10.00458" calcext:value-type="float">
            <text:p>10.00458</text:p>
          </table:table-cell>
          <table:table-cell office:value-type="float" office:value="9.433563" calcext:value-type="float">
            <text:p>9.433563</text:p>
          </table:table-cell>
          <table:table-cell office:value-type="float" office:value="10.49417" calcext:value-type="float">
            <text:p>10.49417</text:p>
          </table:table-cell>
          <table:table-cell office:value-type="float" office:value="10.14554" calcext:value-type="float">
            <text:p>10.14554</text:p>
          </table:table-cell>
          <table:table-cell office:value-type="float" office:value="11.07242" calcext:value-type="float">
            <text:p>11.07242</text:p>
          </table:table-cell>
          <table:table-cell office:value-type="float" office:value="11.04669" calcext:value-type="float">
            <text:p>11.04669</text:p>
          </table:table-cell>
          <table:table-cell office:value-type="float" office:value="12.06201" calcext:value-type="float">
            <text:p>12.06201</text:p>
          </table:table-cell>
          <table:table-cell office:value-type="float" office:value="12.01672" calcext:value-type="float">
            <text:p>12.01672</text:p>
          </table:table-cell>
          <table:table-cell office:value-type="float" office:value="12.85019" calcext:value-type="float">
            <text:p>12.85019</text:p>
          </table:table-cell>
          <table:table-cell office:value-type="float" office:value="12.75897" calcext:value-type="float">
            <text:p>12.75897</text:p>
          </table:table-cell>
          <table:table-cell office:value-type="float" office:value="13.39459" calcext:value-type="float">
            <text:p>13.39459</text:p>
          </table:table-cell>
          <table:table-cell office:value-type="float" office:value="13.30115" calcext:value-type="float">
            <text:p>13.30115</text:p>
          </table:table-cell>
          <table:table-cell office:value-type="float" office:value="13.64185" calcext:value-type="float">
            <text:p>13.64185</text:p>
          </table:table-cell>
          <table:table-cell office:value-type="float" office:value="13.56726" calcext:value-type="float">
            <text:p>13.56726</text:p>
          </table:table-cell>
          <table:table-cell office:value-type="float" office:value="13.60132" calcext:value-type="float">
            <text:p>13.60132</text:p>
          </table:table-cell>
          <table:table-cell office:value-type="float" office:value="13.54059" calcext:value-type="float">
            <text:p>13.54059</text:p>
          </table:table-cell>
          <table:table-cell office:value-type="float" office:value="11.25687" calcext:value-type="float">
            <text:p>11.25687</text:p>
          </table:table-cell>
          <table:table-cell office:value-type="float" office:value="2.947815" calcext:value-type="float">
            <text:p>2.9478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4" calcext:value-type="float">
            <text:p>20112004</text:p>
          </table:table-cell>
          <table:table-cell office:value-type="float" office:value="8.798218" calcext:value-type="float">
            <text:p>8.798218</text:p>
          </table:table-cell>
          <table:table-cell office:value-type="float" office:value="4.92" calcext:value-type="float">
            <text:p>4.92</text:p>
          </table:table-cell>
          <table:table-cell office:value-type="float" office:value="1.22" calcext:value-type="float">
            <text:p>1.22</text:p>
          </table:table-cell>
          <table:table-cell office:value-type="float" office:value="0.7395177" calcext:value-type="float">
            <text:p>0.7395177</text:p>
          </table:table-cell>
          <table:table-cell office:value-type="float" office:value="0.5882369" calcext:value-type="float">
            <text:p>0.5882369</text:p>
          </table:table-cell>
          <table:table-cell office:value-type="float" office:value="309.96" calcext:value-type="float">
            <text:p>309.96</text:p>
          </table:table-cell>
          <table:table-cell office:value-type="float" office:value="0" calcext:value-type="float">
            <text:p>0</text:p>
          </table:table-cell>
          <table:table-cell office:value-type="float" office:value="16.16592" calcext:value-type="float">
            <text:p>16.16592</text:p>
          </table:table-cell>
          <table:table-cell office:value-type="float" office:value="0.9668579" calcext:value-type="float">
            <text:p>0.9668579</text:p>
          </table:table-cell>
          <table:table-cell office:value-type="float" office:value="12.49469" calcext:value-type="float">
            <text:p>12.49469</text:p>
          </table:table-cell>
          <table:table-cell office:value-type="float" office:value="3.000275" calcext:value-type="float">
            <text:p>3.000275</text:p>
          </table:table-cell>
          <table:table-cell office:value-type="float" office:value="10.24756" calcext:value-type="float">
            <text:p>10.24756</text:p>
          </table:table-cell>
          <table:table-cell office:value-type="float" office:value="4.649719" calcext:value-type="float">
            <text:p>4.649719</text:p>
          </table:table-cell>
          <table:table-cell office:value-type="float" office:value="9.213837" calcext:value-type="float">
            <text:p>9.213837</text:p>
          </table:table-cell>
          <table:table-cell office:value-type="float" office:value="6.038544" calcext:value-type="float">
            <text:p>6.038544</text:p>
          </table:table-cell>
          <table:table-cell office:value-type="float" office:value="8.904388" calcext:value-type="float">
            <text:p>8.904388</text:p>
          </table:table-cell>
          <table:table-cell office:value-type="float" office:value="6.91626" calcext:value-type="float">
            <text:p>6.91626</text:p>
          </table:table-cell>
          <table:table-cell office:value-type="float" office:value="8.971436" calcext:value-type="float">
            <text:p>8.971436</text:p>
          </table:table-cell>
          <table:table-cell office:value-type="float" office:value="7.922852" calcext:value-type="float">
            <text:p>7.922852</text:p>
          </table:table-cell>
          <table:table-cell office:value-type="float" office:value="9.471191" calcext:value-type="float">
            <text:p>9.471191</text:p>
          </table:table-cell>
          <table:table-cell office:value-type="float" office:value="8.727051" calcext:value-type="float">
            <text:p>8.727051</text:p>
          </table:table-cell>
          <table:table-cell office:value-type="float" office:value="10.14331" calcext:value-type="float">
            <text:p>10.14331</text:p>
          </table:table-cell>
          <table:table-cell office:value-type="float" office:value="9.777802" calcext:value-type="float">
            <text:p>9.777802</text:p>
          </table:table-cell>
          <table:table-cell office:value-type="float" office:value="11.04596" calcext:value-type="float">
            <text:p>11.04596</text:p>
          </table:table-cell>
          <table:table-cell office:value-type="float" office:value="10.91293" calcext:value-type="float">
            <text:p>10.91293</text:p>
          </table:table-cell>
          <table:table-cell office:value-type="float" office:value="12.01617" calcext:value-type="float">
            <text:p>12.01617</text:p>
          </table:table-cell>
          <table:table-cell office:value-type="float" office:value="11.95441" calcext:value-type="float">
            <text:p>11.95441</text:p>
          </table:table-cell>
          <table:table-cell office:value-type="float" office:value="12.75809" calcext:value-type="float">
            <text:p>12.75809</text:p>
          </table:table-cell>
          <table:table-cell office:value-type="float" office:value="12.67792" calcext:value-type="float">
            <text:p>12.67792</text:p>
          </table:table-cell>
          <table:table-cell office:value-type="float" office:value="13.3002" calcext:value-type="float">
            <text:p>13.3002</text:p>
          </table:table-cell>
          <table:table-cell office:value-type="float" office:value="13.21228" calcext:value-type="float">
            <text:p>13.21228</text:p>
          </table:table-cell>
          <table:table-cell office:value-type="float" office:value="13.56647" calcext:value-type="float">
            <text:p>13.56647</text:p>
          </table:table-cell>
          <table:table-cell office:value-type="float" office:value="13.49127" calcext:value-type="float">
            <text:p>13.49127</text:p>
          </table:table-cell>
          <table:table-cell office:value-type="float" office:value="13.53995" calcext:value-type="float">
            <text:p>13.53995</text:p>
          </table:table-cell>
          <table:table-cell office:value-type="float" office:value="13.47665" calcext:value-type="float">
            <text:p>13.47665</text:p>
          </table:table-cell>
          <table:table-cell office:value-type="float" office:value="19.55042" calcext:value-type="float">
            <text:p>19.55042</text:p>
          </table:table-cell>
          <table:table-cell office:value-type="float" office:value="-1.118927" calcext:value-type="float">
            <text:p>-1.1189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4" calcext:value-type="float">
            <text:p>21112004</text:p>
          </table:table-cell>
          <table:table-cell office:value-type="float" office:value="6.808121" calcext:value-type="float">
            <text:p>6.808121</text:p>
          </table:table-cell>
          <table:table-cell office:value-type="float" office:value="6.1" calcext:value-type="float">
            <text:p>6.1</text:p>
          </table:table-cell>
          <table:table-cell office:value-type="float" office:value="0.35" calcext:value-type="float">
            <text:p>0.35</text:p>
          </table:table-cell>
          <table:table-cell office:value-type="float" office:value="0.7335743" calcext:value-type="float">
            <text:p>0.7335743</text:p>
          </table:table-cell>
          <table:table-cell office:value-type="float" office:value="0.5527949" calcext:value-type="float">
            <text:p>0.5527949</text:p>
          </table:table-cell>
          <table:table-cell office:value-type="float" office:value="131.292" calcext:value-type="float">
            <text:p>131.292</text:p>
          </table:table-cell>
          <table:table-cell office:value-type="float" office:value="0" calcext:value-type="float">
            <text:p>0</text:p>
          </table:table-cell>
          <table:table-cell office:value-type="float" office:value="12.80862" calcext:value-type="float">
            <text:p>12.80862</text:p>
          </table:table-cell>
          <table:table-cell office:value-type="float" office:value="-0.1793518" calcext:value-type="float">
            <text:p>-0.1793518</text:p>
          </table:table-cell>
          <table:table-cell office:value-type="float" office:value="9.814209" calcext:value-type="float">
            <text:p>9.814209</text:p>
          </table:table-cell>
          <table:table-cell office:value-type="float" office:value="1.651001" calcext:value-type="float">
            <text:p>1.651001</text:p>
          </table:table-cell>
          <table:table-cell office:value-type="float" office:value="8.179199" calcext:value-type="float">
            <text:p>8.179199</text:p>
          </table:table-cell>
          <table:table-cell office:value-type="float" office:value="3.393707" calcext:value-type="float">
            <text:p>3.393707</text:p>
          </table:table-cell>
          <table:table-cell office:value-type="float" office:value="7.669159" calcext:value-type="float">
            <text:p>7.669159</text:p>
          </table:table-cell>
          <table:table-cell office:value-type="float" office:value="4.988434" calcext:value-type="float">
            <text:p>4.988434</text:p>
          </table:table-cell>
          <table:table-cell office:value-type="float" office:value="7.655823" calcext:value-type="float">
            <text:p>7.655823</text:p>
          </table:table-cell>
          <table:table-cell office:value-type="float" office:value="6.050446" calcext:value-type="float">
            <text:p>6.050446</text:p>
          </table:table-cell>
          <table:table-cell office:value-type="float" office:value="8.535217" calcext:value-type="float">
            <text:p>8.535217</text:p>
          </table:table-cell>
          <table:table-cell office:value-type="float" office:value="7.210449" calcext:value-type="float">
            <text:p>7.210449</text:p>
          </table:table-cell>
          <table:table-cell office:value-type="float" office:value="9.079956" calcext:value-type="float">
            <text:p>9.079956</text:p>
          </table:table-cell>
          <table:table-cell office:value-type="float" office:value="8.131561" calcext:value-type="float">
            <text:p>8.131561</text:p>
          </table:table-cell>
          <table:table-cell office:value-type="float" office:value="9.776794" calcext:value-type="float">
            <text:p>9.776794</text:p>
          </table:table-cell>
          <table:table-cell office:value-type="float" office:value="9.3078" calcext:value-type="float">
            <text:p>9.3078</text:p>
          </table:table-cell>
          <table:table-cell office:value-type="float" office:value="10.91132" calcext:value-type="float">
            <text:p>10.91132</text:p>
          </table:table-cell>
          <table:table-cell office:value-type="float" office:value="10.70566" calcext:value-type="float">
            <text:p>10.70566</text:p>
          </table:table-cell>
          <table:table-cell office:value-type="float" office:value="11.95361" calcext:value-type="float">
            <text:p>11.95361</text:p>
          </table:table-cell>
          <table:table-cell office:value-type="float" office:value="11.86325" calcext:value-type="float">
            <text:p>11.86325</text:p>
          </table:table-cell>
          <table:table-cell office:value-type="float" office:value="12.67706" calcext:value-type="float">
            <text:p>12.67706</text:p>
          </table:table-cell>
          <table:table-cell office:value-type="float" office:value="12.59647" calcext:value-type="float">
            <text:p>12.59647</text:p>
          </table:table-cell>
          <table:table-cell office:value-type="float" office:value="13.2114" calcext:value-type="float">
            <text:p>13.2114</text:p>
          </table:table-cell>
          <table:table-cell office:value-type="float" office:value="13.12756" calcext:value-type="float">
            <text:p>13.12756</text:p>
          </table:table-cell>
          <table:table-cell office:value-type="float" office:value="13.49048" calcext:value-type="float">
            <text:p>13.49048</text:p>
          </table:table-cell>
          <table:table-cell office:value-type="float" office:value="13.41574" calcext:value-type="float">
            <text:p>13.41574</text:p>
          </table:table-cell>
          <table:table-cell office:value-type="float" office:value="13.47598" calcext:value-type="float">
            <text:p>13.47598</text:p>
          </table:table-cell>
          <table:table-cell office:value-type="float" office:value="13.41125" calcext:value-type="float">
            <text:p>13.41125</text:p>
          </table:table-cell>
          <table:table-cell office:value-type="float" office:value="14.95074" calcext:value-type="float">
            <text:p>14.95074</text:p>
          </table:table-cell>
          <table:table-cell office:value-type="float" office:value="-1.956146" calcext:value-type="float">
            <text:p>-1.9561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4" calcext:value-type="float">
            <text:p>22112004</text:p>
          </table:table-cell>
          <table:table-cell office:value-type="float" office:value="4.72248" calcext:value-type="float">
            <text:p>4.72248</text:p>
          </table:table-cell>
          <table:table-cell office:value-type="float" office:value="9.41" calcext:value-type="float">
            <text:p>9.41</text:p>
          </table:table-cell>
          <table:table-cell office:value-type="float" office:value="3.82" calcext:value-type="float">
            <text:p>3.82</text:p>
          </table:table-cell>
          <table:table-cell office:value-type="float" office:value="0.9177715" calcext:value-type="float">
            <text:p>0.9177715</text:p>
          </table:table-cell>
          <table:table-cell office:value-type="float" office:value="0.7066377" calcext:value-type="float">
            <text:p>0.7066377</text:p>
          </table:table-cell>
          <table:table-cell office:value-type="float" office:value="316.512" calcext:value-type="float">
            <text:p>316.512</text:p>
          </table:table-cell>
          <table:table-cell office:value-type="float" office:value="0" calcext:value-type="float">
            <text:p>0</text:p>
          </table:table-cell>
          <table:table-cell office:value-type="float" office:value="12.51941" calcext:value-type="float">
            <text:p>12.51941</text:p>
          </table:table-cell>
          <table:table-cell office:value-type="float" office:value="1.409637" calcext:value-type="float">
            <text:p>1.409637</text:p>
          </table:table-cell>
          <table:table-cell office:value-type="float" office:value="9.969055" calcext:value-type="float">
            <text:p>9.969055</text:p>
          </table:table-cell>
          <table:table-cell office:value-type="float" office:value="2.656952" calcext:value-type="float">
            <text:p>2.656952</text:p>
          </table:table-cell>
          <table:table-cell office:value-type="float" office:value="8.456543" calcext:value-type="float">
            <text:p>8.456543</text:p>
          </table:table-cell>
          <table:table-cell office:value-type="float" office:value="3.935455" calcext:value-type="float">
            <text:p>3.935455</text:p>
          </table:table-cell>
          <table:table-cell office:value-type="float" office:value="7.790375" calcext:value-type="float">
            <text:p>7.790375</text:p>
          </table:table-cell>
          <table:table-cell office:value-type="float" office:value="5.152039" calcext:value-type="float">
            <text:p>5.152039</text:p>
          </table:table-cell>
          <table:table-cell office:value-type="float" office:value="7.647827" calcext:value-type="float">
            <text:p>7.647827</text:p>
          </table:table-cell>
          <table:table-cell office:value-type="float" office:value="5.996094" calcext:value-type="float">
            <text:p>5.996094</text:p>
          </table:table-cell>
          <table:table-cell office:value-type="float" office:value="7.730682" calcext:value-type="float">
            <text:p>7.730682</text:p>
          </table:table-cell>
          <table:table-cell office:value-type="float" office:value="6.948029" calcext:value-type="float">
            <text:p>6.948029</text:p>
          </table:table-cell>
          <table:table-cell office:value-type="float" office:value="8.35199" calcext:value-type="float">
            <text:p>8.35199</text:p>
          </table:table-cell>
          <table:table-cell office:value-type="float" office:value="7.784424" calcext:value-type="float">
            <text:p>7.784424</text:p>
          </table:table-cell>
          <table:table-cell office:value-type="float" office:value="9.305267" calcext:value-type="float">
            <text:p>9.305267</text:p>
          </table:table-cell>
          <table:table-cell office:value-type="float" office:value="8.960052" calcext:value-type="float">
            <text:p>8.960052</text:p>
          </table:table-cell>
          <table:table-cell office:value-type="float" office:value="10.70316" calcext:value-type="float">
            <text:p>10.70316</text:p>
          </table:table-cell>
          <table:table-cell office:value-type="float" office:value="10.45163" calcext:value-type="float">
            <text:p>10.45163</text:p>
          </table:table-cell>
          <table:table-cell office:value-type="float" office:value="11.86212" calcext:value-type="float">
            <text:p>11.86212</text:p>
          </table:table-cell>
          <table:table-cell office:value-type="float" office:value="11.74072" calcext:value-type="float">
            <text:p>11.74072</text:p>
          </table:table-cell>
          <table:table-cell office:value-type="float" office:value="12.59558" calcext:value-type="float">
            <text:p>12.59558</text:p>
          </table:table-cell>
          <table:table-cell office:value-type="float" office:value="12.50635" calcext:value-type="float">
            <text:p>12.50635</text:p>
          </table:table-cell>
          <table:table-cell office:value-type="float" office:value="13.12668" calcext:value-type="float">
            <text:p>13.12668</text:p>
          </table:table-cell>
          <table:table-cell office:value-type="float" office:value="13.04437" calcext:value-type="float">
            <text:p>13.04437</text:p>
          </table:table-cell>
          <table:table-cell office:value-type="float" office:value="13.41498" calcext:value-type="float">
            <text:p>13.41498</text:p>
          </table:table-cell>
          <table:table-cell office:value-type="float" office:value="13.34048" calcext:value-type="float">
            <text:p>13.34048</text:p>
          </table:table-cell>
          <table:table-cell office:value-type="float" office:value="13.41055" calcext:value-type="float">
            <text:p>13.41055</text:p>
          </table:table-cell>
          <table:table-cell office:value-type="float" office:value="13.34454" calcext:value-type="float">
            <text:p>13.34454</text:p>
          </table:table-cell>
          <table:table-cell office:value-type="float" office:value="15.0264" calcext:value-type="float">
            <text:p>15.0264</text:p>
          </table:table-cell>
          <table:table-cell office:value-type="float" office:value="-0.05645752" calcext:value-type="float">
            <text:p>-0.056457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4" calcext:value-type="float">
            <text:p>23112004</text:p>
          </table:table-cell>
          <table:table-cell office:value-type="float" office:value="5.618124" calcext:value-type="float">
            <text:p>5.618124</text:p>
          </table:table-cell>
          <table:table-cell office:value-type="float" office:value="3.11" calcext:value-type="float">
            <text:p>3.11</text:p>
          </table:table-cell>
          <table:table-cell office:value-type="float" office:value="-0.61" calcext:value-type="float">
            <text:p>-0.61</text:p>
          </table:table-cell>
          <table:table-cell office:value-type="float" office:value="0.6723507" calcext:value-type="float">
            <text:p>0.6723507</text:p>
          </table:table-cell>
          <table:table-cell office:value-type="float" office:value="0.5159225" calcext:value-type="float">
            <text:p>0.5159225</text:p>
          </table:table-cell>
          <table:table-cell office:value-type="float" office:value="432.252" calcext:value-type="float">
            <text:p>432.252</text:p>
          </table:table-cell>
          <table:table-cell office:value-type="float" office:value="0" calcext:value-type="float">
            <text:p>0</text:p>
          </table:table-cell>
          <table:table-cell office:value-type="float" office:value="9.808136" calcext:value-type="float">
            <text:p>9.808136</text:p>
          </table:table-cell>
          <table:table-cell office:value-type="float" office:value="-0.4835815" calcext:value-type="float">
            <text:p>-0.4835815</text:p>
          </table:table-cell>
          <table:table-cell office:value-type="float" office:value="8.018463" calcext:value-type="float">
            <text:p>8.018463</text:p>
          </table:table-cell>
          <table:table-cell office:value-type="float" office:value="1.37442" calcext:value-type="float">
            <text:p>1.37442</text:p>
          </table:table-cell>
          <table:table-cell office:value-type="float" office:value="7.021881" calcext:value-type="float">
            <text:p>7.021881</text:p>
          </table:table-cell>
          <table:table-cell office:value-type="float" office:value="3.173096" calcext:value-type="float">
            <text:p>3.173096</text:p>
          </table:table-cell>
          <table:table-cell office:value-type="float" office:value="6.756958" calcext:value-type="float">
            <text:p>6.756958</text:p>
          </table:table-cell>
          <table:table-cell office:value-type="float" office:value="4.77124" calcext:value-type="float">
            <text:p>4.77124</text:p>
          </table:table-cell>
          <table:table-cell office:value-type="float" office:value="7.109161" calcext:value-type="float">
            <text:p>7.109161</text:p>
          </table:table-cell>
          <table:table-cell office:value-type="float" office:value="5.74649" calcext:value-type="float">
            <text:p>5.74649</text:p>
          </table:table-cell>
          <table:table-cell office:value-type="float" office:value="7.672791" calcext:value-type="float">
            <text:p>7.672791</text:p>
          </table:table-cell>
          <table:table-cell office:value-type="float" office:value="6.744049" calcext:value-type="float">
            <text:p>6.744049</text:p>
          </table:table-cell>
          <table:table-cell office:value-type="float" office:value="8.159515" calcext:value-type="float">
            <text:p>8.159515</text:p>
          </table:table-cell>
          <table:table-cell office:value-type="float" office:value="7.567963" calcext:value-type="float">
            <text:p>7.567963</text:p>
          </table:table-cell>
          <table:table-cell office:value-type="float" office:value="8.959961" calcext:value-type="float">
            <text:p>8.959961</text:p>
          </table:table-cell>
          <table:table-cell office:value-type="float" office:value="8.677948" calcext:value-type="float">
            <text:p>8.677948</text:p>
          </table:table-cell>
          <table:table-cell office:value-type="float" office:value="10.44916" calcext:value-type="float">
            <text:p>10.44916</text:p>
          </table:table-cell>
          <table:table-cell office:value-type="float" office:value="10.22305" calcext:value-type="float">
            <text:p>10.22305</text:p>
          </table:table-cell>
          <table:table-cell office:value-type="float" office:value="11.73929" calcext:value-type="float">
            <text:p>11.73929</text:p>
          </table:table-cell>
          <table:table-cell office:value-type="float" office:value="11.59824" calcext:value-type="float">
            <text:p>11.59824</text:p>
          </table:table-cell>
          <table:table-cell office:value-type="float" office:value="12.50534" calcext:value-type="float">
            <text:p>12.50534</text:p>
          </table:table-cell>
          <table:table-cell office:value-type="float" office:value="12.40454" calcext:value-type="float">
            <text:p>12.40454</text:p>
          </table:table-cell>
          <table:table-cell office:value-type="float" office:value="13.04349" calcext:value-type="float">
            <text:p>13.04349</text:p>
          </table:table-cell>
          <table:table-cell office:value-type="float" office:value="12.9599" calcext:value-type="float">
            <text:p>12.9599</text:p>
          </table:table-cell>
          <table:table-cell office:value-type="float" office:value="13.33966" calcext:value-type="float">
            <text:p>13.33966</text:p>
          </table:table-cell>
          <table:table-cell office:value-type="float" office:value="13.26523" calcext:value-type="float">
            <text:p>13.26523</text:p>
          </table:table-cell>
          <table:table-cell office:value-type="float" office:value="13.34387" calcext:value-type="float">
            <text:p>13.34387</text:p>
          </table:table-cell>
          <table:table-cell office:value-type="float" office:value="13.27792" calcext:value-type="float">
            <text:p>13.27792</text:p>
          </table:table-cell>
          <table:table-cell office:value-type="float" office:value="11.8941" calcext:value-type="float">
            <text:p>11.8941</text:p>
          </table:table-cell>
          <table:table-cell office:value-type="float" office:value="-2.416321" calcext:value-type="float">
            <text:p>-2.4163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4" calcext:value-type="float">
            <text:p>24112004</text:p>
          </table:table-cell>
          <table:table-cell office:value-type="float" office:value="9.565732" calcext:value-type="float">
            <text:p>9.565732</text:p>
          </table:table-cell>
          <table:table-cell office:value-type="float" office:value="4.08" calcext:value-type="float">
            <text:p>4.08</text:p>
          </table:table-cell>
          <table:table-cell office:value-type="float" office:value="-5.4" calcext:value-type="float">
            <text:p>-5.4</text:p>
          </table:table-cell>
          <table:table-cell office:value-type="float" office:value="0.6622631" calcext:value-type="float">
            <text:p>0.6622631</text:p>
          </table:table-cell>
          <table:table-cell office:value-type="float" office:value="0.3628972" calcext:value-type="float">
            <text:p>0.3628972</text:p>
          </table:table-cell>
          <table:table-cell office:value-type="float" office:value="295.596" calcext:value-type="float">
            <text:p>295.596</text:p>
          </table:table-cell>
          <table:table-cell office:value-type="float" office:value="0" calcext:value-type="float">
            <text:p>0</text:p>
          </table:table-cell>
          <table:table-cell office:value-type="float" office:value="13.88824" calcext:value-type="float">
            <text:p>13.88824</text:p>
          </table:table-cell>
          <table:table-cell office:value-type="float" office:value="-1.69574" calcext:value-type="float">
            <text:p>-1.69574</text:p>
          </table:table-cell>
          <table:table-cell office:value-type="float" office:value="9.789673" calcext:value-type="float">
            <text:p>9.789673</text:p>
          </table:table-cell>
          <table:table-cell office:value-type="float" office:value="0.2400513" calcext:value-type="float">
            <text:p>0.2400513</text:p>
          </table:table-cell>
          <table:table-cell office:value-type="float" office:value="7.704437" calcext:value-type="float">
            <text:p>7.704437</text:p>
          </table:table-cell>
          <table:table-cell office:value-type="float" office:value="1.88913" calcext:value-type="float">
            <text:p>1.88913</text:p>
          </table:table-cell>
          <table:table-cell office:value-type="float" office:value="6.777191" calcext:value-type="float">
            <text:p>6.777191</text:p>
          </table:table-cell>
          <table:table-cell office:value-type="float" office:value="3.44046" calcext:value-type="float">
            <text:p>3.44046</text:p>
          </table:table-cell>
          <table:table-cell office:value-type="float" office:value="6.564758" calcext:value-type="float">
            <text:p>6.564758</text:p>
          </table:table-cell>
          <table:table-cell office:value-type="float" office:value="4.503632" calcext:value-type="float">
            <text:p>4.503632</text:p>
          </table:table-cell>
          <table:table-cell office:value-type="float" office:value="6.789459" calcext:value-type="float">
            <text:p>6.789459</text:p>
          </table:table-cell>
          <table:table-cell office:value-type="float" office:value="5.693298" calcext:value-type="float">
            <text:p>5.693298</text:p>
          </table:table-cell>
          <table:table-cell office:value-type="float" office:value="7.593597" calcext:value-type="float">
            <text:p>7.593597</text:p>
          </table:table-cell>
          <table:table-cell office:value-type="float" office:value="6.752014" calcext:value-type="float">
            <text:p>6.752014</text:p>
          </table:table-cell>
          <table:table-cell office:value-type="float" office:value="8.674866" calcext:value-type="float">
            <text:p>8.674866</text:p>
          </table:table-cell>
          <table:table-cell office:value-type="float" office:value="8.190247" calcext:value-type="float">
            <text:p>8.190247</text:p>
          </table:table-cell>
          <table:table-cell office:value-type="float" office:value="10.22061" calcext:value-type="float">
            <text:p>10.22061</text:p>
          </table:table-cell>
          <table:table-cell office:value-type="float" office:value="9.940857" calcext:value-type="float">
            <text:p>9.940857</text:p>
          </table:table-cell>
          <table:table-cell office:value-type="float" office:value="11.59671" calcext:value-type="float">
            <text:p>11.59671</text:p>
          </table:table-cell>
          <table:table-cell office:value-type="float" office:value="11.43973" calcext:value-type="float">
            <text:p>11.43973</text:p>
          </table:table-cell>
          <table:table-cell office:value-type="float" office:value="12.40341" calcext:value-type="float">
            <text:p>12.40341</text:p>
          </table:table-cell>
          <table:table-cell office:value-type="float" office:value="12.29321" calcext:value-type="float">
            <text:p>12.29321</text:p>
          </table:table-cell>
          <table:table-cell office:value-type="float" office:value="12.95901" calcext:value-type="float">
            <text:p>12.95901</text:p>
          </table:table-cell>
          <table:table-cell office:value-type="float" office:value="12.87192" calcext:value-type="float">
            <text:p>12.87192</text:p>
          </table:table-cell>
          <table:table-cell office:value-type="float" office:value="13.26443" calcext:value-type="float">
            <text:p>13.26443</text:p>
          </table:table-cell>
          <table:table-cell office:value-type="float" office:value="13.18954" calcext:value-type="float">
            <text:p>13.18954</text:p>
          </table:table-cell>
          <table:table-cell office:value-type="float" office:value="13.27725" calcext:value-type="float">
            <text:p>13.27725</text:p>
          </table:table-cell>
          <table:table-cell office:value-type="float" office:value="13.21066" calcext:value-type="float">
            <text:p>13.21066</text:p>
          </table:table-cell>
          <table:table-cell office:value-type="float" office:value="16.53406" calcext:value-type="float">
            <text:p>16.53406</text:p>
          </table:table-cell>
          <table:table-cell office:value-type="float" office:value="-5.000244" calcext:value-type="float">
            <text:p>-5.0002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4" calcext:value-type="float">
            <text:p>25112004</text:p>
          </table:table-cell>
          <table:table-cell office:value-type="float" office:value="7.435043" calcext:value-type="float">
            <text:p>7.435043</text:p>
          </table:table-cell>
          <table:table-cell office:value-type="float" office:value="10.34" calcext:value-type="float">
            <text:p>10.34</text:p>
          </table:table-cell>
          <table:table-cell office:value-type="float" office:value="-4.68" calcext:value-type="float">
            <text:p>-4.68</text:p>
          </table:table-cell>
          <table:table-cell office:value-type="float" office:value="0.8392127" calcext:value-type="float">
            <text:p>0.8392127</text:p>
          </table:table-cell>
          <table:table-cell office:value-type="float" office:value="0.3829128" calcext:value-type="float">
            <text:p>0.3829128</text:p>
          </table:table-cell>
          <table:table-cell office:value-type="float" office:value="228.276" calcext:value-type="float">
            <text:p>228.276</text:p>
          </table:table-cell>
          <table:table-cell office:value-type="float" office:value="0" calcext:value-type="float">
            <text:p>0</text:p>
          </table:table-cell>
          <table:table-cell office:value-type="float" office:value="11.65771" calcext:value-type="float">
            <text:p>11.65771</text:p>
          </table:table-cell>
          <table:table-cell office:value-type="float" office:value="-1.8974" calcext:value-type="float">
            <text:p>-1.8974</text:p>
          </table:table-cell>
          <table:table-cell office:value-type="float" office:value="8.295746" calcext:value-type="float">
            <text:p>8.295746</text:p>
          </table:table-cell>
          <table:table-cell office:value-type="float" office:value="-0.06063843" calcext:value-type="float">
            <text:p>-0.06063843</text:p>
          </table:table-cell>
          <table:table-cell office:value-type="float" office:value="6.553986" calcext:value-type="float">
            <text:p>6.553986</text:p>
          </table:table-cell>
          <table:table-cell office:value-type="float" office:value="1.470276" calcext:value-type="float">
            <text:p>1.470276</text:p>
          </table:table-cell>
          <table:table-cell office:value-type="float" office:value="5.923523" calcext:value-type="float">
            <text:p>5.923523</text:p>
          </table:table-cell>
          <table:table-cell office:value-type="float" office:value="2.974762" calcext:value-type="float">
            <text:p>2.974762</text:p>
          </table:table-cell>
          <table:table-cell office:value-type="float" office:value="5.872955" calcext:value-type="float">
            <text:p>5.872955</text:p>
          </table:table-cell>
          <table:table-cell office:value-type="float" office:value="4.039948" calcext:value-type="float">
            <text:p>4.039948</text:p>
          </table:table-cell>
          <table:table-cell office:value-type="float" office:value="6.382111" calcext:value-type="float">
            <text:p>6.382111</text:p>
          </table:table-cell>
          <table:table-cell office:value-type="float" office:value="5.229065" calcext:value-type="float">
            <text:p>5.229065</text:p>
          </table:table-cell>
          <table:table-cell office:value-type="float" office:value="7.135223" calcext:value-type="float">
            <text:p>7.135223</text:p>
          </table:table-cell>
          <table:table-cell office:value-type="float" office:value="6.287994" calcext:value-type="float">
            <text:p>6.287994</text:p>
          </table:table-cell>
          <table:table-cell office:value-type="float" office:value="8.188843" calcext:value-type="float">
            <text:p>8.188843</text:p>
          </table:table-cell>
          <table:table-cell office:value-type="float" office:value="7.756744" calcext:value-type="float">
            <text:p>7.756744</text:p>
          </table:table-cell>
          <table:table-cell office:value-type="float" office:value="9.937836" calcext:value-type="float">
            <text:p>9.937836</text:p>
          </table:table-cell>
          <table:table-cell office:value-type="float" office:value="9.635651" calcext:value-type="float">
            <text:p>9.635651</text:p>
          </table:table-cell>
          <table:table-cell office:value-type="float" office:value="11.43796" calcext:value-type="float">
            <text:p>11.43796</text:p>
          </table:table-cell>
          <table:table-cell office:value-type="float" office:value="11.26044" calcext:value-type="float">
            <text:p>11.26044</text:p>
          </table:table-cell>
          <table:table-cell office:value-type="float" office:value="12.29199" calcext:value-type="float">
            <text:p>12.29199</text:p>
          </table:table-cell>
          <table:table-cell office:value-type="float" office:value="12.1705" calcext:value-type="float">
            <text:p>12.1705</text:p>
          </table:table-cell>
          <table:table-cell office:value-type="float" office:value="12.87097" calcext:value-type="float">
            <text:p>12.87097</text:p>
          </table:table-cell>
          <table:table-cell office:value-type="float" office:value="12.78012" calcext:value-type="float">
            <text:p>12.78012</text:p>
          </table:table-cell>
          <table:table-cell office:value-type="float" office:value="13.18872" calcext:value-type="float">
            <text:p>13.18872</text:p>
          </table:table-cell>
          <table:table-cell office:value-type="float" office:value="13.11273" calcext:value-type="float">
            <text:p>13.11273</text:p>
          </table:table-cell>
          <table:table-cell office:value-type="float" office:value="13.20993" calcext:value-type="float">
            <text:p>13.20993</text:p>
          </table:table-cell>
          <table:table-cell office:value-type="float" office:value="13.1424" calcext:value-type="float">
            <text:p>13.1424</text:p>
          </table:table-cell>
          <table:table-cell office:value-type="float" office:value="14.62988" calcext:value-type="float">
            <text:p>14.62988</text:p>
          </table:table-cell>
          <table:table-cell office:value-type="float" office:value="-5.474731" calcext:value-type="float">
            <text:p>-5.4747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4" calcext:value-type="float">
            <text:p>26112004</text:p>
          </table:table-cell>
          <table:table-cell office:value-type="float" office:value="3.915269" calcext:value-type="float">
            <text:p>3.915269</text:p>
          </table:table-cell>
          <table:table-cell office:value-type="float" office:value="10.34" calcext:value-type="float">
            <text:p>10.34</text:p>
          </table:table-cell>
          <table:table-cell office:value-type="float" office:value="1.68" calcext:value-type="float">
            <text:p>1.68</text:p>
          </table:table-cell>
          <table:table-cell office:value-type="float" office:value="0.9624148" calcext:value-type="float">
            <text:p>0.9624148</text:p>
          </table:table-cell>
          <table:table-cell office:value-type="float" office:value="0.607789" calcext:value-type="float">
            <text:p>0.607789</text:p>
          </table:table-cell>
          <table:table-cell office:value-type="float" office:value="242.964" calcext:value-type="float">
            <text:p>242.964</text:p>
          </table:table-cell>
          <table:table-cell office:value-type="float" office:value="8.1" calcext:value-type="float">
            <text:p>8.1</text:p>
          </table:table-cell>
          <table:table-cell office:value-type="float" office:value="12.07004" calcext:value-type="float">
            <text:p>12.07004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8.813049" calcext:value-type="float">
            <text:p>8.813049</text:p>
          </table:table-cell>
          <table:table-cell office:value-type="float" office:value="1.749847" calcext:value-type="float">
            <text:p>1.749847</text:p>
          </table:table-cell>
          <table:table-cell office:value-type="float" office:value="7.424408" calcext:value-type="float">
            <text:p>7.424408</text:p>
          </table:table-cell>
          <table:table-cell office:value-type="float" office:value="3.027802" calcext:value-type="float">
            <text:p>3.027802</text:p>
          </table:table-cell>
          <table:table-cell office:value-type="float" office:value="6.815399" calcext:value-type="float">
            <text:p>6.815399</text:p>
          </table:table-cell>
          <table:table-cell office:value-type="float" office:value="4.134644" calcext:value-type="float">
            <text:p>4.134644</text:p>
          </table:table-cell>
          <table:table-cell office:value-type="float" office:value="6.631012" calcext:value-type="float">
            <text:p>6.631012</text:p>
          </table:table-cell>
          <table:table-cell office:value-type="float" office:value="4.865845" calcext:value-type="float">
            <text:p>4.865845</text:p>
          </table:table-cell>
          <table:table-cell office:value-type="float" office:value="6.683777" calcext:value-type="float">
            <text:p>6.683777</text:p>
          </table:table-cell>
          <table:table-cell office:value-type="float" office:value="5.702454" calcext:value-type="float">
            <text:p>5.702454</text:p>
          </table:table-cell>
          <table:table-cell office:value-type="float" office:value="7.033844" calcext:value-type="float">
            <text:p>7.033844</text:p>
          </table:table-cell>
          <table:table-cell office:value-type="float" office:value="6.482971" calcext:value-type="float">
            <text:p>6.482971</text:p>
          </table:table-cell>
          <table:table-cell office:value-type="float" office:value="7.756104" calcext:value-type="float">
            <text:p>7.756104</text:p>
          </table:table-cell>
          <table:table-cell office:value-type="float" office:value="7.650024" calcext:value-type="float">
            <text:p>7.650024</text:p>
          </table:table-cell>
          <table:table-cell office:value-type="float" office:value="9.632477" calcext:value-type="float">
            <text:p>9.632477</text:p>
          </table:table-cell>
          <table:table-cell office:value-type="float" office:value="9.382233" calcext:value-type="float">
            <text:p>9.382233</text:p>
          </table:table-cell>
          <table:table-cell office:value-type="float" office:value="11.25845" calcext:value-type="float">
            <text:p>11.25845</text:p>
          </table:table-cell>
          <table:table-cell office:value-type="float" office:value="11.06879" calcext:value-type="float">
            <text:p>11.06879</text:p>
          </table:table-cell>
          <table:table-cell office:value-type="float" office:value="12.16916" calcext:value-type="float">
            <text:p>12.16916</text:p>
          </table:table-cell>
          <table:table-cell office:value-type="float" office:value="12.03757" calcext:value-type="float">
            <text:p>12.03757</text:p>
          </table:table-cell>
          <table:table-cell office:value-type="float" office:value="12.77914" calcext:value-type="float">
            <text:p>12.77914</text:p>
          </table:table-cell>
          <table:table-cell office:value-type="float" office:value="12.68295" calcext:value-type="float">
            <text:p>12.68295</text:p>
          </table:table-cell>
          <table:table-cell office:value-type="float" office:value="13.11194" calcext:value-type="float">
            <text:p>13.11194</text:p>
          </table:table-cell>
          <table:table-cell office:value-type="float" office:value="13.03363" calcext:value-type="float">
            <text:p>13.03363</text:p>
          </table:table-cell>
          <table:table-cell office:value-type="float" office:value="13.14169" calcext:value-type="float">
            <text:p>13.14169</text:p>
          </table:table-cell>
          <table:table-cell office:value-type="float" office:value="13.07312" calcext:value-type="float">
            <text:p>13.07312</text:p>
          </table:table-cell>
          <table:table-cell office:value-type="float" office:value="15.87717" calcext:value-type="float">
            <text:p>15.87717</text:p>
          </table:table-cell>
          <table:table-cell office:value-type="float" office:value="-1.526245" calcext:value-type="float">
            <text:p>-1.5262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4" calcext:value-type="float">
            <text:p>27112004</text:p>
          </table:table-cell>
          <table:table-cell office:value-type="float" office:value="3.52656" calcext:value-type="float">
            <text:p>3.52656</text:p>
          </table:table-cell>
          <table:table-cell office:value-type="float" office:value="2.81" calcext:value-type="float">
            <text:p>2.81</text:p>
          </table:table-cell>
          <table:table-cell office:value-type="float" office:value="-3.02" calcext:value-type="float">
            <text:p>-3.02</text:p>
          </table:table-cell>
          <table:table-cell office:value-type="float" office:value="0.658318" calcext:value-type="float">
            <text:p>0.658318</text:p>
          </table:table-cell>
          <table:table-cell office:value-type="float" office:value="0.4328951" calcext:value-type="float">
            <text:p>0.4328951</text:p>
          </table:table-cell>
          <table:table-cell office:value-type="float" office:value="491.508" calcext:value-type="float">
            <text:p>491.508</text:p>
          </table:table-cell>
          <table:table-cell office:value-type="float" office:value="0" calcext:value-type="float">
            <text:p>0</text:p>
          </table:table-cell>
          <table:table-cell office:value-type="float" office:value="6.157532" calcext:value-type="float">
            <text:p>6.157532</text:p>
          </table:table-cell>
          <table:table-cell office:value-type="float" office:value="-1.102386" calcext:value-type="float">
            <text:p>-1.102386</text:p>
          </table:table-cell>
          <table:table-cell office:value-type="float" office:value="5.058075" calcext:value-type="float">
            <text:p>5.058075</text:p>
          </table:table-cell>
          <table:table-cell office:value-type="float" office:value="0.4611206" calcext:value-type="float">
            <text:p>0.4611206</text:p>
          </table:table-cell>
          <table:table-cell office:value-type="float" office:value="5.006409" calcext:value-type="float">
            <text:p>5.006409</text:p>
          </table:table-cell>
          <table:table-cell office:value-type="float" office:value="2.047272" calcext:value-type="float">
            <text:p>2.047272</text:p>
          </table:table-cell>
          <table:table-cell office:value-type="float" office:value="5.806183" calcext:value-type="float">
            <text:p>5.806183</text:p>
          </table:table-cell>
          <table:table-cell office:value-type="float" office:value="3.54071" calcext:value-type="float">
            <text:p>3.54071</text:p>
          </table:table-cell>
          <table:table-cell office:value-type="float" office:value="6.238525" calcext:value-type="float">
            <text:p>6.238525</text:p>
          </table:table-cell>
          <table:table-cell office:value-type="float" office:value="4.500885" calcext:value-type="float">
            <text:p>4.500885</text:p>
          </table:table-cell>
          <table:table-cell office:value-type="float" office:value="6.662476" calcext:value-type="float">
            <text:p>6.662476</text:p>
          </table:table-cell>
          <table:table-cell office:value-type="float" office:value="5.590118" calcext:value-type="float">
            <text:p>5.590118</text:p>
          </table:table-cell>
          <table:table-cell office:value-type="float" office:value="7.040741" calcext:value-type="float">
            <text:p>7.040741</text:p>
          </table:table-cell>
          <table:table-cell office:value-type="float" office:value="6.436554" calcext:value-type="float">
            <text:p>6.436554</text:p>
          </table:table-cell>
          <table:table-cell office:value-type="float" office:value="7.747101" calcext:value-type="float">
            <text:p>7.747101</text:p>
          </table:table-cell>
          <table:table-cell office:value-type="float" office:value="7.581696" calcext:value-type="float">
            <text:p>7.581696</text:p>
          </table:table-cell>
          <table:table-cell office:value-type="float" office:value="9.380341" calcext:value-type="float">
            <text:p>9.380341</text:p>
          </table:table-cell>
          <table:table-cell office:value-type="float" office:value="9.222656" calcext:value-type="float">
            <text:p>9.222656</text:p>
          </table:table-cell>
          <table:table-cell office:value-type="float" office:value="11.06683" calcext:value-type="float">
            <text:p>11.06683</text:p>
          </table:table-cell>
          <table:table-cell office:value-type="float" office:value="10.88965" calcext:value-type="float">
            <text:p>10.88965</text:p>
          </table:table-cell>
          <table:table-cell office:value-type="float" office:value="12.03613" calcext:value-type="float">
            <text:p>12.03613</text:p>
          </table:table-cell>
          <table:table-cell office:value-type="float" office:value="11.89856" calcext:value-type="float">
            <text:p>11.89856</text:p>
          </table:table-cell>
          <table:table-cell office:value-type="float" office:value="12.68192" calcext:value-type="float">
            <text:p>12.68192</text:p>
          </table:table-cell>
          <table:table-cell office:value-type="float" office:value="12.5798" calcext:value-type="float">
            <text:p>12.5798</text:p>
          </table:table-cell>
          <table:table-cell office:value-type="float" office:value="13.03278" calcext:value-type="float">
            <text:p>13.03278</text:p>
          </table:table-cell>
          <table:table-cell office:value-type="float" office:value="12.95215" calcext:value-type="float">
            <text:p>12.95215</text:p>
          </table:table-cell>
          <table:table-cell office:value-type="float" office:value="13.07242" calcext:value-type="float">
            <text:p>13.07242</text:p>
          </table:table-cell>
          <table:table-cell office:value-type="float" office:value="13.00284" calcext:value-type="float">
            <text:p>13.00284</text:p>
          </table:table-cell>
          <table:table-cell office:value-type="float" office:value="8.236511" calcext:value-type="float">
            <text:p>8.236511</text:p>
          </table:table-cell>
          <table:table-cell office:value-type="float" office:value="-3.562592" calcext:value-type="float">
            <text:p>-3.5625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4" calcext:value-type="float">
            <text:p>28112004</text:p>
          </table:table-cell>
          <table:table-cell office:value-type="float" office:value="1.86948" calcext:value-type="float">
            <text:p>1.86948</text:p>
          </table:table-cell>
          <table:table-cell office:value-type="float" office:value="-0.97" calcext:value-type="float">
            <text:p>-0.97</text:p>
          </table:table-cell>
          <table:table-cell office:value-type="float" office:value="-4.69" calcext:value-type="float">
            <text:p>-4.69</text:p>
          </table:table-cell>
          <table:table-cell office:value-type="float" office:value="0.5026745" calcext:value-type="float">
            <text:p>0.5026745</text:p>
          </table:table-cell>
          <table:table-cell office:value-type="float" office:value="0.3826276" calcext:value-type="float">
            <text:p>0.3826276</text:p>
          </table:table-cell>
          <table:table-cell office:value-type="float" office:value="308.736" calcext:value-type="float">
            <text:p>308.736</text:p>
          </table:table-cell>
          <table:table-cell office:value-type="float" office:value="0" calcext:value-type="float">
            <text:p>0</text:p>
          </table:table-cell>
          <table:table-cell office:value-type="float" office:value="0.0149231" calcext:value-type="float">
            <text:p>0.0149231</text:p>
          </table:table-cell>
          <table:table-cell office:value-type="float" office:value="-2.234131" calcext:value-type="float">
            <text:p>-2.234131</text:p>
          </table:table-cell>
          <table:table-cell office:value-type="float" office:value="0.6970215" calcext:value-type="float">
            <text:p>0.6970215</text:p>
          </table:table-cell>
          <table:table-cell office:value-type="float" office:value="-0.1729126" calcext:value-type="float">
            <text:p>-0.1729126</text:p>
          </table:table-cell>
          <table:table-cell office:value-type="float" office:value="2.009613" calcext:value-type="float">
            <text:p>2.009613</text:p>
          </table:table-cell>
          <table:table-cell office:value-type="float" office:value="0.9452515" calcext:value-type="float">
            <text:p>0.9452515</text:p>
          </table:table-cell>
          <table:table-cell office:value-type="float" office:value="3.498352" calcext:value-type="float">
            <text:p>3.498352</text:p>
          </table:table-cell>
          <table:table-cell office:value-type="float" office:value="2.142548" calcext:value-type="float">
            <text:p>2.142548</text:p>
          </table:table-cell>
          <table:table-cell office:value-type="float" office:value="4.4646" calcext:value-type="float">
            <text:p>4.4646</text:p>
          </table:table-cell>
          <table:table-cell office:value-type="float" office:value="3.047089" calcext:value-type="float">
            <text:p>3.047089</text:p>
          </table:table-cell>
          <table:table-cell office:value-type="float" office:value="5.565491" calcext:value-type="float">
            <text:p>5.565491</text:p>
          </table:table-cell>
          <table:table-cell office:value-type="float" office:value="4.163513" calcext:value-type="float">
            <text:p>4.163513</text:p>
          </table:table-cell>
          <table:table-cell office:value-type="float" office:value="6.42334" calcext:value-type="float">
            <text:p>6.42334</text:p>
          </table:table-cell>
          <table:table-cell office:value-type="float" office:value="5.285034" calcext:value-type="float">
            <text:p>5.285034</text:p>
          </table:table-cell>
          <table:table-cell office:value-type="float" office:value="7.578369" calcext:value-type="float">
            <text:p>7.578369</text:p>
          </table:table-cell>
          <table:table-cell office:value-type="float" office:value="6.956085" calcext:value-type="float">
            <text:p>6.956085</text:p>
          </table:table-cell>
          <table:table-cell office:value-type="float" office:value="9.220825" calcext:value-type="float">
            <text:p>9.220825</text:p>
          </table:table-cell>
          <table:table-cell office:value-type="float" office:value="8.972473" calcext:value-type="float">
            <text:p>8.972473</text:p>
          </table:table-cell>
          <table:table-cell office:value-type="float" office:value="10.88788" calcext:value-type="float">
            <text:p>10.88788</text:p>
          </table:table-cell>
          <table:table-cell office:value-type="float" office:value="10.71573" calcext:value-type="float">
            <text:p>10.71573</text:p>
          </table:table-cell>
          <table:table-cell office:value-type="float" office:value="11.89713" calcext:value-type="float">
            <text:p>11.89713</text:p>
          </table:table-cell>
          <table:table-cell office:value-type="float" office:value="11.75946" calcext:value-type="float">
            <text:p>11.75946</text:p>
          </table:table-cell>
          <table:table-cell office:value-type="float" office:value="12.5787" calcext:value-type="float">
            <text:p>12.5787</text:p>
          </table:table-cell>
          <table:table-cell office:value-type="float" office:value="12.47253" calcext:value-type="float">
            <text:p>12.47253</text:p>
          </table:table-cell>
          <table:table-cell office:value-type="float" office:value="12.95129" calcext:value-type="float">
            <text:p>12.95129</text:p>
          </table:table-cell>
          <table:table-cell office:value-type="float" office:value="12.86807" calcext:value-type="float">
            <text:p>12.86807</text:p>
          </table:table-cell>
          <table:table-cell office:value-type="float" office:value="13.00211" calcext:value-type="float">
            <text:p>13.00211</text:p>
          </table:table-cell>
          <table:table-cell office:value-type="float" office:value="12.93121" calcext:value-type="float">
            <text:p>12.93121</text:p>
          </table:table-cell>
          <table:table-cell office:value-type="float" office:value="-0.3109436" calcext:value-type="float">
            <text:p>-0.3109436</text:p>
          </table:table-cell>
          <table:table-cell office:value-type="float" office:value="-5.305023" calcext:value-type="float">
            <text:p>-5.3050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4" calcext:value-type="float">
            <text:p>29112004</text:p>
          </table:table-cell>
          <table:table-cell office:value-type="float" office:value="7.15781" calcext:value-type="float">
            <text:p>7.15781</text:p>
          </table:table-cell>
          <table:table-cell office:value-type="float" office:value="-0.7" calcext:value-type="float">
            <text:p>-0.7</text:p>
          </table:table-cell>
          <table:table-cell office:value-type="float" office:value="-10.42" calcext:value-type="float">
            <text:p>-10.42</text:p>
          </table:table-cell>
          <table:table-cell office:value-type="float" office:value="0.5125809" calcext:value-type="float">
            <text:p>0.5125809</text:p>
          </table:table-cell>
          <table:table-cell office:value-type="float" office:value="0.2475518" calcext:value-type="float">
            <text:p>0.2475518</text:p>
          </table:table-cell>
          <table:table-cell office:value-type="float" office:value="427.536" calcext:value-type="float">
            <text:p>427.536</text:p>
          </table:table-cell>
          <table:table-cell office:value-type="float" office:value="0" calcext:value-type="float">
            <text:p>0</text:p>
          </table:table-cell>
          <table:table-cell office:value-type="float" office:value="3.978241" calcext:value-type="float">
            <text:p>3.978241</text:p>
          </table:table-cell>
          <table:table-cell office:value-type="float" office:value="-4.852661" calcext:value-type="float">
            <text:p>-4.852661</text:p>
          </table:table-cell>
          <table:table-cell office:value-type="float" office:value="1.504791" calcext:value-type="float">
            <text:p>1.504791</text:p>
          </table:table-cell>
          <table:table-cell office:value-type="float" office:value="-0.5552979" calcext:value-type="float">
            <text:p>-0.5552979</text:p>
          </table:table-cell>
          <table:table-cell office:value-type="float" office:value="1.798737" calcext:value-type="float">
            <text:p>1.798737</text:p>
          </table:table-cell>
          <table:table-cell office:value-type="float" office:value="0.6273804" calcext:value-type="float">
            <text:p>0.6273804</text:p>
          </table:table-cell>
          <table:table-cell office:value-type="float" office:value="2.420837" calcext:value-type="float">
            <text:p>2.420837</text:p>
          </table:table-cell>
          <table:table-cell office:value-type="float" office:value="1.802307" calcext:value-type="float">
            <text:p>1.802307</text:p>
          </table:table-cell>
          <table:table-cell office:value-type="float" office:value="3.03714" calcext:value-type="float">
            <text:p>3.03714</text:p>
          </table:table-cell>
          <table:table-cell office:value-type="float" office:value="2.65387" calcext:value-type="float">
            <text:p>2.65387</text:p>
          </table:table-cell>
          <table:table-cell office:value-type="float" office:value="4.153503" calcext:value-type="float">
            <text:p>4.153503</text:p>
          </table:table-cell>
          <table:table-cell office:value-type="float" office:value="3.690033" calcext:value-type="float">
            <text:p>3.690033</text:p>
          </table:table-cell>
          <table:table-cell office:value-type="float" office:value="5.276093" calcext:value-type="float">
            <text:p>5.276093</text:p>
          </table:table-cell>
          <table:table-cell office:value-type="float" office:value="4.740936" calcext:value-type="float">
            <text:p>4.740936</text:p>
          </table:table-cell>
          <table:table-cell office:value-type="float" office:value="6.949005" calcext:value-type="float">
            <text:p>6.949005</text:p>
          </table:table-cell>
          <table:table-cell office:value-type="float" office:value="6.352264" calcext:value-type="float">
            <text:p>6.352264</text:p>
          </table:table-cell>
          <table:table-cell office:value-type="float" office:value="8.969055" calcext:value-type="float">
            <text:p>8.969055</text:p>
          </table:table-cell>
          <table:table-cell office:value-type="float" office:value="8.604919" calcext:value-type="float">
            <text:p>8.604919</text:p>
          </table:table-cell>
          <table:table-cell office:value-type="float" office:value="10.71384" calcext:value-type="float">
            <text:p>10.71384</text:p>
          </table:table-cell>
          <table:table-cell office:value-type="float" office:value="10.51657" calcext:value-type="float">
            <text:p>10.51657</text:p>
          </table:table-cell>
          <table:table-cell office:value-type="float" office:value="11.758" calcext:value-type="float">
            <text:p>11.758</text:p>
          </table:table-cell>
          <table:table-cell office:value-type="float" office:value="11.61508" calcext:value-type="float">
            <text:p>11.61508</text:p>
          </table:table-cell>
          <table:table-cell office:value-type="float" office:value="12.47137" calcext:value-type="float">
            <text:p>12.47137</text:p>
          </table:table-cell>
          <table:table-cell office:value-type="float" office:value="12.36163" calcext:value-type="float">
            <text:p>12.36163</text:p>
          </table:table-cell>
          <table:table-cell office:value-type="float" office:value="12.86719" calcext:value-type="float">
            <text:p>12.86719</text:p>
          </table:table-cell>
          <table:table-cell office:value-type="float" office:value="12.78143" calcext:value-type="float">
            <text:p>12.78143</text:p>
          </table:table-cell>
          <table:table-cell office:value-type="float" office:value="12.93048" calcext:value-type="float">
            <text:p>12.93048</text:p>
          </table:table-cell>
          <table:table-cell office:value-type="float" office:value="12.85806" calcext:value-type="float">
            <text:p>12.85806</text:p>
          </table:table-cell>
          <table:table-cell office:value-type="float" office:value="8.773987" calcext:value-type="float">
            <text:p>8.773987</text:p>
          </table:table-cell>
          <table:table-cell office:value-type="float" office:value="-11.43085" calcext:value-type="float">
            <text:p>-11.430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4" calcext:value-type="float">
            <text:p>30112004</text:p>
          </table:table-cell>
          <table:table-cell office:value-type="float" office:value="9.466598" calcext:value-type="float">
            <text:p>9.466598</text:p>
          </table:table-cell>
          <table:table-cell office:value-type="float" office:value="-0.48" calcext:value-type="float">
            <text:p>-0.48</text:p>
          </table:table-cell>
          <table:table-cell office:value-type="float" office:value="-13.43" calcext:value-type="float">
            <text:p>-13.43</text:p>
          </table:table-cell>
          <table:table-cell office:value-type="float" office:value="0.5207819" calcext:value-type="float">
            <text:p>0.5207819</text:p>
          </table:table-cell>
          <table:table-cell office:value-type="float" office:value="0.1954264" calcext:value-type="float">
            <text:p>0.1954264</text:p>
          </table:table-cell>
          <table:table-cell office:value-type="float" office:value="131.616" calcext:value-type="float">
            <text:p>131.616</text:p>
          </table:table-cell>
          <table:table-cell office:value-type="float" office:value="0" calcext:value-type="float">
            <text:p>0</text:p>
          </table:table-cell>
          <table:table-cell office:value-type="float" office:value="4.079163" calcext:value-type="float">
            <text:p>4.079163</text:p>
          </table:table-cell>
          <table:table-cell office:value-type="float" office:value="-7.584137" calcext:value-type="float">
            <text:p>-7.584137</text:p>
          </table:table-cell>
          <table:table-cell office:value-type="float" office:value="0.7019653" calcext:value-type="float">
            <text:p>0.7019653</text:p>
          </table:table-cell>
          <table:table-cell office:value-type="float" office:value="-1.012634" calcext:value-type="float">
            <text:p>-1.012634</text:p>
          </table:table-cell>
          <table:table-cell office:value-type="float" office:value="1.126923" calcext:value-type="float">
            <text:p>1.126923</text:p>
          </table:table-cell>
          <table:table-cell office:value-type="float" office:value="0.09133911" calcext:value-type="float">
            <text:p>0.09133911</text:p>
          </table:table-cell>
          <table:table-cell office:value-type="float" office:value="1.852814" calcext:value-type="float">
            <text:p>1.852814</text:p>
          </table:table-cell>
          <table:table-cell office:value-type="float" office:value="1.29776" calcext:value-type="float">
            <text:p>1.29776</text:p>
          </table:table-cell>
          <table:table-cell office:value-type="float" office:value="2.641693" calcext:value-type="float">
            <text:p>2.641693</text:p>
          </table:table-cell>
          <table:table-cell office:value-type="float" office:value="2.195648" calcext:value-type="float">
            <text:p>2.195648</text:p>
          </table:table-cell>
          <table:table-cell office:value-type="float" office:value="3.681366" calcext:value-type="float">
            <text:p>3.681366</text:p>
          </table:table-cell>
          <table:table-cell office:value-type="float" office:value="3.232544" calcext:value-type="float">
            <text:p>3.232544</text:p>
          </table:table-cell>
          <table:table-cell office:value-type="float" office:value="4.734741" calcext:value-type="float">
            <text:p>4.734741</text:p>
          </table:table-cell>
          <table:table-cell office:value-type="float" office:value="4.259155" calcext:value-type="float">
            <text:p>4.259155</text:p>
          </table:table-cell>
          <table:table-cell office:value-type="float" office:value="6.347351" calcext:value-type="float">
            <text:p>6.347351</text:p>
          </table:table-cell>
          <table:table-cell office:value-type="float" office:value="5.866913" calcext:value-type="float">
            <text:p>5.866913</text:p>
          </table:table-cell>
          <table:table-cell office:value-type="float" office:value="8.600922" calcext:value-type="float">
            <text:p>8.600922</text:p>
          </table:table-cell>
          <table:table-cell office:value-type="float" office:value="8.223907" calcext:value-type="float">
            <text:p>8.223907</text:p>
          </table:table-cell>
          <table:table-cell office:value-type="float" office:value="10.51428" calcext:value-type="float">
            <text:p>10.51428</text:p>
          </table:table-cell>
          <table:table-cell office:value-type="float" office:value="10.28915" calcext:value-type="float">
            <text:p>10.28915</text:p>
          </table:table-cell>
          <table:table-cell office:value-type="float" office:value="11.61349" calcext:value-type="float">
            <text:p>11.61349</text:p>
          </table:table-cell>
          <table:table-cell office:value-type="float" office:value="11.45865" calcext:value-type="float">
            <text:p>11.45865</text:p>
          </table:table-cell>
          <table:table-cell office:value-type="float" office:value="12.36047" calcext:value-type="float">
            <text:p>12.36047</text:p>
          </table:table-cell>
          <table:table-cell office:value-type="float" office:value="12.24649" calcext:value-type="float">
            <text:p>12.24649</text:p>
          </table:table-cell>
          <table:table-cell office:value-type="float" office:value="12.78052" calcext:value-type="float">
            <text:p>12.78052</text:p>
          </table:table-cell>
          <table:table-cell office:value-type="float" office:value="12.69199" calcext:value-type="float">
            <text:p>12.69199</text:p>
          </table:table-cell>
          <table:table-cell office:value-type="float" office:value="12.85727" calcext:value-type="float">
            <text:p>12.85727</text:p>
          </table:table-cell>
          <table:table-cell office:value-type="float" office:value="12.78259" calcext:value-type="float">
            <text:p>12.78259</text:p>
          </table:table-cell>
          <table:table-cell office:value-type="float" office:value="6.891968" calcext:value-type="float">
            <text:p>6.891968</text:p>
          </table:table-cell>
          <table:table-cell office:value-type="float" office:value="-13.58359" calcext:value-type="float">
            <text:p>-13.583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4" calcext:value-type="float">
            <text:p>1122004</text:p>
          </table:table-cell>
          <table:table-cell office:value-type="float" office:value="8.36851" calcext:value-type="float">
            <text:p>8.36851</text:p>
          </table:table-cell>
          <table:table-cell office:value-type="float" office:value="-0.11" calcext:value-type="float">
            <text:p>-0.11</text:p>
          </table:table-cell>
          <table:table-cell office:value-type="float" office:value="-12.12" calcext:value-type="float">
            <text:p>-12.12</text:p>
          </table:table-cell>
          <table:table-cell office:value-type="float" office:value="0.5348416" calcext:value-type="float">
            <text:p>0.5348416</text:p>
          </table:table-cell>
          <table:table-cell office:value-type="float" office:value="0.2167524" calcext:value-type="float">
            <text:p>0.2167524</text:p>
          </table:table-cell>
          <table:table-cell office:value-type="float" office:value="152.136" calcext:value-type="float">
            <text:p>152.136</text:p>
          </table:table-cell>
          <table:table-cell office:value-type="float" office:value="0" calcext:value-type="float">
            <text:p>0</text:p>
          </table:table-cell>
          <table:table-cell office:value-type="float" office:value="6.403381" calcext:value-type="float">
            <text:p>6.403381</text:p>
          </table:table-cell>
          <table:table-cell office:value-type="float" office:value="-7.173615" calcext:value-type="float">
            <text:p>-7.173615</text:p>
          </table:table-cell>
          <table:table-cell office:value-type="float" office:value="0.9237061" calcext:value-type="float">
            <text:p>0.9237061</text:p>
          </table:table-cell>
          <table:table-cell office:value-type="float" office:value="-1.030853" calcext:value-type="float">
            <text:p>-1.030853</text:p>
          </table:table-cell>
          <table:table-cell office:value-type="float" office:value="1.117279" calcext:value-type="float">
            <text:p>1.117279</text:p>
          </table:table-cell>
          <table:table-cell office:value-type="float" office:value="-0.02542114" calcext:value-type="float">
            <text:p>-0.02542114</text:p>
          </table:table-cell>
          <table:table-cell office:value-type="float" office:value="1.713562" calcext:value-type="float">
            <text:p>1.713562</text:p>
          </table:table-cell>
          <table:table-cell office:value-type="float" office:value="1.079865" calcext:value-type="float">
            <text:p>1.079865</text:p>
          </table:table-cell>
          <table:table-cell office:value-type="float" office:value="2.27832" calcext:value-type="float">
            <text:p>2.27832</text:p>
          </table:table-cell>
          <table:table-cell office:value-type="float" office:value="1.915588" calcext:value-type="float">
            <text:p>1.915588</text:p>
          </table:table-cell>
          <table:table-cell office:value-type="float" office:value="3.226929" calcext:value-type="float">
            <text:p>3.226929</text:p>
          </table:table-cell>
          <table:table-cell office:value-type="float" office:value="2.925568" calcext:value-type="float">
            <text:p>2.925568</text:p>
          </table:table-cell>
          <table:table-cell office:value-type="float" office:value="4.254913" calcext:value-type="float">
            <text:p>4.254913</text:p>
          </table:table-cell>
          <table:table-cell office:value-type="float" office:value="3.950592" calcext:value-type="float">
            <text:p>3.950592</text:p>
          </table:table-cell>
          <table:table-cell office:value-type="float" office:value="5.862762" calcext:value-type="float">
            <text:p>5.862762</text:p>
          </table:table-cell>
          <table:table-cell office:value-type="float" office:value="5.482056" calcext:value-type="float">
            <text:p>5.482056</text:p>
          </table:table-cell>
          <table:table-cell office:value-type="float" office:value="8.220001" calcext:value-type="float">
            <text:p>8.220001</text:p>
          </table:table-cell>
          <table:table-cell office:value-type="float" office:value="7.862366" calcext:value-type="float">
            <text:p>7.862366</text:p>
          </table:table-cell>
          <table:table-cell office:value-type="float" office:value="10.28662" calcext:value-type="float">
            <text:p>10.28662</text:p>
          </table:table-cell>
          <table:table-cell office:value-type="float" office:value="10.04501" calcext:value-type="float">
            <text:p>10.04501</text:p>
          </table:table-cell>
          <table:table-cell office:value-type="float" office:value="11.45694" calcext:value-type="float">
            <text:p>11.45694</text:p>
          </table:table-cell>
          <table:table-cell office:value-type="float" office:value="11.29001" calcext:value-type="float">
            <text:p>11.29001</text:p>
          </table:table-cell>
          <table:table-cell office:value-type="float" office:value="12.2453" calcext:value-type="float">
            <text:p>12.2453</text:p>
          </table:table-cell>
          <table:table-cell office:value-type="float" office:value="12.12527" calcext:value-type="float">
            <text:p>12.12527</text:p>
          </table:table-cell>
          <table:table-cell office:value-type="float" office:value="12.69104" calcext:value-type="float">
            <text:p>12.69104</text:p>
          </table:table-cell>
          <table:table-cell office:value-type="float" office:value="12.59943" calcext:value-type="float">
            <text:p>12.59943</text:p>
          </table:table-cell>
          <table:table-cell office:value-type="float" office:value="12.7818" calcext:value-type="float">
            <text:p>12.7818</text:p>
          </table:table-cell>
          <table:table-cell office:value-type="float" office:value="12.70496" calcext:value-type="float">
            <text:p>12.70496</text:p>
          </table:table-cell>
          <table:table-cell office:value-type="float" office:value="9.22525" calcext:value-type="float">
            <text:p>9.22525</text:p>
          </table:table-cell>
          <table:table-cell office:value-type="float" office:value="-12.59705" calcext:value-type="float">
            <text:p>-12.597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4" calcext:value-type="float">
            <text:p>2122004</text:p>
          </table:table-cell>
          <table:table-cell office:value-type="float" office:value="8.985383" calcext:value-type="float">
            <text:p>8.985383</text:p>
          </table:table-cell>
          <table:table-cell office:value-type="float" office:value="4.51" calcext:value-type="float">
            <text:p>4.51</text:p>
          </table:table-cell>
          <table:table-cell office:value-type="float" office:value="-9.07" calcext:value-type="float">
            <text:p>-9.07</text:p>
          </table:table-cell>
          <table:table-cell office:value-type="float" office:value="0.7094278" calcext:value-type="float">
            <text:p>0.7094278</text:p>
          </table:table-cell>
          <table:table-cell office:value-type="float" office:value="0.2747641" calcext:value-type="float">
            <text:p>0.2747641</text:p>
          </table:table-cell>
          <table:table-cell office:value-type="float" office:value="231.336" calcext:value-type="float">
            <text:p>231.336</text:p>
          </table:table-cell>
          <table:table-cell office:value-type="float" office:value="0" calcext:value-type="float">
            <text:p>0</text:p>
          </table:table-cell>
          <table:table-cell office:value-type="float" office:value="9.476837" calcext:value-type="float">
            <text:p>9.476837</text:p>
          </table:table-cell>
          <table:table-cell office:value-type="float" office:value="-5.657867" calcext:value-type="float">
            <text:p>-5.657867</text:p>
          </table:table-cell>
          <table:table-cell office:value-type="float" office:value="1.398529" calcext:value-type="float">
            <text:p>1.398529</text:p>
          </table:table-cell>
          <table:table-cell office:value-type="float" office:value="-0.8274841" calcext:value-type="float">
            <text:p>-0.8274841</text:p>
          </table:table-cell>
          <table:table-cell office:value-type="float" office:value="1.413544" calcext:value-type="float">
            <text:p>1.413544</text:p>
          </table:table-cell>
          <table:table-cell office:value-type="float" office:value="0.06619263" calcext:value-type="float">
            <text:p>0.06619263</text:p>
          </table:table-cell>
          <table:table-cell office:value-type="float" office:value="1.833832" calcext:value-type="float">
            <text:p>1.833832</text:p>
          </table:table-cell>
          <table:table-cell office:value-type="float" office:value="1.08075" calcext:value-type="float">
            <text:p>1.08075</text:p>
          </table:table-cell>
          <table:table-cell office:value-type="float" office:value="2.294189" calcext:value-type="float">
            <text:p>2.294189</text:p>
          </table:table-cell>
          <table:table-cell office:value-type="float" office:value="1.845032" calcext:value-type="float">
            <text:p>1.845032</text:p>
          </table:table-cell>
          <table:table-cell office:value-type="float" office:value="2.980072" calcext:value-type="float">
            <text:p>2.980072</text:p>
          </table:table-cell>
          <table:table-cell office:value-type="float" office:value="2.772614" calcext:value-type="float">
            <text:p>2.772614</text:p>
          </table:table-cell>
          <table:table-cell office:value-type="float" office:value="3.947601" calcext:value-type="float">
            <text:p>3.947601</text:p>
          </table:table-cell>
          <table:table-cell office:value-type="float" office:value="3.75235" calcext:value-type="float">
            <text:p>3.75235</text:p>
          </table:table-cell>
          <table:table-cell office:value-type="float" office:value="5.479034" calcext:value-type="float">
            <text:p>5.479034</text:p>
          </table:table-cell>
          <table:table-cell office:value-type="float" office:value="5.207581" calcext:value-type="float">
            <text:p>5.207581</text:p>
          </table:table-cell>
          <table:table-cell office:value-type="float" office:value="7.858795" calcext:value-type="float">
            <text:p>7.858795</text:p>
          </table:table-cell>
          <table:table-cell office:value-type="float" office:value="7.541992" calcext:value-type="float">
            <text:p>7.541992</text:p>
          </table:table-cell>
          <table:table-cell office:value-type="float" office:value="10.04245" calcext:value-type="float">
            <text:p>10.04245</text:p>
          </table:table-cell>
          <table:table-cell office:value-type="float" office:value="9.795349" calcext:value-type="float">
            <text:p>9.795349</text:p>
          </table:table-cell>
          <table:table-cell office:value-type="float" office:value="11.28818" calcext:value-type="float">
            <text:p>11.28818</text:p>
          </table:table-cell>
          <table:table-cell office:value-type="float" office:value="11.11066" calcext:value-type="float">
            <text:p>11.11066</text:p>
          </table:table-cell>
          <table:table-cell office:value-type="float" office:value="12.12399" calcext:value-type="float">
            <text:p>12.12399</text:p>
          </table:table-cell>
          <table:table-cell office:value-type="float" office:value="11.99692" calcext:value-type="float">
            <text:p>11.99692</text:p>
          </table:table-cell>
          <table:table-cell office:value-type="float" office:value="12.59845" calcext:value-type="float">
            <text:p>12.59845</text:p>
          </table:table-cell>
          <table:table-cell office:value-type="float" office:value="12.50339" calcext:value-type="float">
            <text:p>12.50339</text:p>
          </table:table-cell>
          <table:table-cell office:value-type="float" office:value="12.7041" calcext:value-type="float">
            <text:p>12.7041</text:p>
          </table:table-cell>
          <table:table-cell office:value-type="float" office:value="12.62515" calcext:value-type="float">
            <text:p>12.62515</text:p>
          </table:table-cell>
          <table:table-cell office:value-type="float" office:value="12.52289" calcext:value-type="float">
            <text:p>12.52289</text:p>
          </table:table-cell>
          <table:table-cell office:value-type="float" office:value="-10.60532" calcext:value-type="float">
            <text:p>-10.605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4" calcext:value-type="float">
            <text:p>3122004</text:p>
          </table:table-cell>
          <table:table-cell office:value-type="float" office:value="7.847517" calcext:value-type="float">
            <text:p>7.847517</text:p>
          </table:table-cell>
          <table:table-cell office:value-type="float" office:value="6.44" calcext:value-type="float">
            <text:p>6.44</text:p>
          </table:table-cell>
          <table:table-cell office:value-type="float" office:value="-5.99" calcext:value-type="float">
            <text:p>-5.99</text:p>
          </table:table-cell>
          <table:table-cell office:value-type="float" office:value="0.7879483" calcext:value-type="float">
            <text:p>0.7879483</text:p>
          </table:table-cell>
          <table:table-cell office:value-type="float" office:value="0.3472032" calcext:value-type="float">
            <text:p>0.3472032</text:p>
          </table:table-cell>
          <table:table-cell office:value-type="float" office:value="251.82" calcext:value-type="float">
            <text:p>251.82</text:p>
          </table:table-cell>
          <table:table-cell office:value-type="float" office:value="0" calcext:value-type="float">
            <text:p>0</text:p>
          </table:table-cell>
          <table:table-cell office:value-type="float" office:value="8.093262" calcext:value-type="float">
            <text:p>8.093262</text:p>
          </table:table-cell>
          <table:table-cell office:value-type="float" office:value="-3.797455" calcext:value-type="float">
            <text:p>-3.797455</text:p>
          </table:table-cell>
          <table:table-cell office:value-type="float" office:value="1.282959" calcext:value-type="float">
            <text:p>1.282959</text:p>
          </table:table-cell>
          <table:table-cell office:value-type="float" office:value="-0.4692078" calcext:value-type="float">
            <text:p>-0.4692078</text:p>
          </table:table-cell>
          <table:table-cell office:value-type="float" office:value="1.383392" calcext:value-type="float">
            <text:p>1.383392</text:p>
          </table:table-cell>
          <table:table-cell office:value-type="float" office:value="0.3144531" calcext:value-type="float">
            <text:p>0.3144531</text:p>
          </table:table-cell>
          <table:table-cell office:value-type="float" office:value="1.809631" calcext:value-type="float">
            <text:p>1.809631</text:p>
          </table:table-cell>
          <table:table-cell office:value-type="float" office:value="1.209473" calcext:value-type="float">
            <text:p>1.209473</text:p>
          </table:table-cell>
          <table:table-cell office:value-type="float" office:value="2.255432" calcext:value-type="float">
            <text:p>2.255432</text:p>
          </table:table-cell>
          <table:table-cell office:value-type="float" office:value="1.893951" calcext:value-type="float">
            <text:p>1.893951</text:p>
          </table:table-cell>
          <table:table-cell office:value-type="float" office:value="2.896912" calcext:value-type="float">
            <text:p>2.896912</text:p>
          </table:table-cell>
          <table:table-cell office:value-type="float" office:value="2.73291" calcext:value-type="float">
            <text:p>2.73291</text:p>
          </table:table-cell>
          <table:table-cell office:value-type="float" office:value="3.78775" calcext:value-type="float">
            <text:p>3.78775</text:p>
          </table:table-cell>
          <table:table-cell office:value-type="float" office:value="3.637817" calcext:value-type="float">
            <text:p>3.637817</text:p>
          </table:table-cell>
          <table:table-cell office:value-type="float" office:value="5.205627" calcext:value-type="float">
            <text:p>5.205627</text:p>
          </table:table-cell>
          <table:table-cell office:value-type="float" office:value="5.010101" calcext:value-type="float">
            <text:p>5.010101</text:p>
          </table:table-cell>
          <table:table-cell office:value-type="float" office:value="7.53894" calcext:value-type="float">
            <text:p>7.53894</text:p>
          </table:table-cell>
          <table:table-cell office:value-type="float" office:value="7.271027" calcext:value-type="float">
            <text:p>7.271027</text:p>
          </table:table-cell>
          <table:table-cell office:value-type="float" office:value="9.792755" calcext:value-type="float">
            <text:p>9.792755</text:p>
          </table:table-cell>
          <table:table-cell office:value-type="float" office:value="9.551666" calcext:value-type="float">
            <text:p>9.551666</text:p>
          </table:table-cell>
          <table:table-cell office:value-type="float" office:value="11.10876" calcext:value-type="float">
            <text:p>11.10876</text:p>
          </table:table-cell>
          <table:table-cell office:value-type="float" office:value="10.92599" calcext:value-type="float">
            <text:p>10.92599</text:p>
          </table:table-cell>
          <table:table-cell office:value-type="float" office:value="11.99548" calcext:value-type="float">
            <text:p>11.99548</text:p>
          </table:table-cell>
          <table:table-cell office:value-type="float" office:value="11.86206" calcext:value-type="float">
            <text:p>11.86206</text:p>
          </table:table-cell>
          <table:table-cell office:value-type="float" office:value="12.50238" calcext:value-type="float">
            <text:p>12.50238</text:p>
          </table:table-cell>
          <table:table-cell office:value-type="float" office:value="12.40329" calcext:value-type="float">
            <text:p>12.40329</text:p>
          </table:table-cell>
          <table:table-cell office:value-type="float" office:value="12.6243" calcext:value-type="float">
            <text:p>12.6243</text:p>
          </table:table-cell>
          <table:table-cell office:value-type="float" office:value="12.54272" calcext:value-type="float">
            <text:p>12.54272</text:p>
          </table:table-cell>
          <table:table-cell office:value-type="float" office:value="14.1116" calcext:value-type="float">
            <text:p>14.1116</text:p>
          </table:table-cell>
          <table:table-cell office:value-type="float" office:value="-7.908386" calcext:value-type="float">
            <text:p>-7.9083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4" calcext:value-type="float">
            <text:p>4122004</text:p>
          </table:table-cell>
          <table:table-cell office:value-type="float" office:value="8.6792" calcext:value-type="float">
            <text:p>8.6792</text:p>
          </table:table-cell>
          <table:table-cell office:value-type="float" office:value="10.97" calcext:value-type="float">
            <text:p>10.97</text:p>
          </table:table-cell>
          <table:table-cell office:value-type="float" office:value="-0.06" calcext:value-type="float">
            <text:p>-0.06</text:p>
          </table:table-cell>
          <table:table-cell office:value-type="float" office:value="0.8668042" calcext:value-type="float">
            <text:p>0.8668042</text:p>
          </table:table-cell>
          <table:table-cell office:value-type="float" office:value="0.5367674" calcext:value-type="float">
            <text:p>0.5367674</text:p>
          </table:table-cell>
          <table:table-cell office:value-type="float" office:value="233.028" calcext:value-type="float">
            <text:p>233.028</text:p>
          </table:table-cell>
          <table:table-cell office:value-type="float" office:value="0" calcext:value-type="float">
            <text:p>0</text:p>
          </table:table-cell>
          <table:table-cell office:value-type="float" office:value="11.91644" calcext:value-type="float">
            <text:p>11.91644</text:p>
          </table:table-cell>
          <table:table-cell office:value-type="float" office:value="-0.9787292" calcext:value-type="float">
            <text:p>-0.9787292</text:p>
          </table:table-cell>
          <table:table-cell office:value-type="float" office:value="4.99173" calcext:value-type="float">
            <text:p>4.99173</text:p>
          </table:table-cell>
          <table:table-cell office:value-type="float" office:value="-0.07702637" calcext:value-type="float">
            <text:p>-0.07702637</text:p>
          </table:table-cell>
          <table:table-cell office:value-type="float" office:value="3.644989" calcext:value-type="float">
            <text:p>3.644989</text:p>
          </table:table-cell>
          <table:table-cell office:value-type="float" office:value="0.6011047" calcext:value-type="float">
            <text:p>0.6011047</text:p>
          </table:table-cell>
          <table:table-cell office:value-type="float" office:value="3.19104" calcext:value-type="float">
            <text:p>3.19104</text:p>
          </table:table-cell>
          <table:table-cell office:value-type="float" office:value="1.368378" calcext:value-type="float">
            <text:p>1.368378</text:p>
          </table:table-cell>
          <table:table-cell office:value-type="float" office:value="3.190491" calcext:value-type="float">
            <text:p>3.190491</text:p>
          </table:table-cell>
          <table:table-cell office:value-type="float" office:value="1.971436" calcext:value-type="float">
            <text:p>1.971436</text:p>
          </table:table-cell>
          <table:table-cell office:value-type="float" office:value="3.418518" calcext:value-type="float">
            <text:p>3.418518</text:p>
          </table:table-cell>
          <table:table-cell office:value-type="float" office:value="2.726227" calcext:value-type="float">
            <text:p>2.726227</text:p>
          </table:table-cell>
          <table:table-cell office:value-type="float" office:value="3.953094" calcext:value-type="float">
            <text:p>3.953094</text:p>
          </table:table-cell>
          <table:table-cell office:value-type="float" office:value="3.567108" calcext:value-type="float">
            <text:p>3.567108</text:p>
          </table:table-cell>
          <table:table-cell office:value-type="float" office:value="5.008606" calcext:value-type="float">
            <text:p>5.008606</text:p>
          </table:table-cell>
          <table:table-cell office:value-type="float" office:value="4.893738" calcext:value-type="float">
            <text:p>4.893738</text:p>
          </table:table-cell>
          <table:table-cell office:value-type="float" office:value="7.268433" calcext:value-type="float">
            <text:p>7.268433</text:p>
          </table:table-cell>
          <table:table-cell office:value-type="float" office:value="7.045074" calcext:value-type="float">
            <text:p>7.045074</text:p>
          </table:table-cell>
          <table:table-cell office:value-type="float" office:value="9.549225" calcext:value-type="float">
            <text:p>9.549225</text:p>
          </table:table-cell>
          <table:table-cell office:value-type="float" office:value="9.320587" calcext:value-type="float">
            <text:p>9.320587</text:p>
          </table:table-cell>
          <table:table-cell office:value-type="float" office:value="10.92404" calcext:value-type="float">
            <text:p>10.92404</text:p>
          </table:table-cell>
          <table:table-cell office:value-type="float" office:value="10.73969" calcext:value-type="float">
            <text:p>10.73969</text:p>
          </table:table-cell>
          <table:table-cell office:value-type="float" office:value="11.86066" calcext:value-type="float">
            <text:p>11.86066</text:p>
          </table:table-cell>
          <table:table-cell office:value-type="float" office:value="11.72198" calcext:value-type="float">
            <text:p>11.72198</text:p>
          </table:table-cell>
          <table:table-cell office:value-type="float" office:value="12.40219" calcext:value-type="float">
            <text:p>12.40219</text:p>
          </table:table-cell>
          <table:table-cell office:value-type="float" office:value="12.29901" calcext:value-type="float">
            <text:p>12.29901</text:p>
          </table:table-cell>
          <table:table-cell office:value-type="float" office:value="12.54184" calcext:value-type="float">
            <text:p>12.54184</text:p>
          </table:table-cell>
          <table:table-cell office:value-type="float" office:value="12.45679" calcext:value-type="float">
            <text:p>12.45679</text:p>
          </table:table-cell>
          <table:table-cell office:value-type="float" office:value="20.04871" calcext:value-type="float">
            <text:p>20.04871</text:p>
          </table:table-cell>
          <table:table-cell office:value-type="float" office:value="-2.677002" calcext:value-type="float">
            <text:p>-2.6770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4" calcext:value-type="float">
            <text:p>5122004</text:p>
          </table:table-cell>
          <table:table-cell office:value-type="float" office:value="1.940515" calcext:value-type="float">
            <text:p>1.940515</text:p>
          </table:table-cell>
          <table:table-cell office:value-type="float" office:value="3.62" calcext:value-type="float">
            <text:p>3.62</text:p>
          </table:table-cell>
          <table:table-cell office:value-type="float" office:value="0.01" calcext:value-type="float">
            <text:p>0.01</text:p>
          </table:table-cell>
          <table:table-cell office:value-type="float" office:value="0.6968234" calcext:value-type="float">
            <text:p>0.6968234</text:p>
          </table:table-cell>
          <table:table-cell office:value-type="float" office:value="0.5394738" calcext:value-type="float">
            <text:p>0.5394738</text:p>
          </table:table-cell>
          <table:table-cell office:value-type="float" office:value="299.448" calcext:value-type="float">
            <text:p>299.448</text:p>
          </table:table-cell>
          <table:table-cell office:value-type="float" office:value="7.2" calcext:value-type="float">
            <text:p>7.2</text:p>
          </table:table-cell>
          <table:table-cell office:value-type="float" office:value="1.808167" calcext:value-type="float">
            <text:p>1.808167</text:p>
          </table:table-cell>
          <table:table-cell office:value-type="float" office:value="-0.9299011" calcext:value-type="float">
            <text:p>-0.9299011</text:p>
          </table:table-cell>
          <table:table-cell office:value-type="float" office:value="1.586975" calcext:value-type="float">
            <text:p>1.586975</text:p>
          </table:table-cell>
          <table:table-cell office:value-type="float" office:value="-0.03890991" calcext:value-type="float">
            <text:p>-0.03890991</text:p>
          </table:table-cell>
          <table:table-cell office:value-type="float" office:value="1.687408" calcext:value-type="float">
            <text:p>1.687408</text:p>
          </table:table-cell>
          <table:table-cell office:value-type="float" office:value="0.8178101" calcext:value-type="float">
            <text:p>0.8178101</text:p>
          </table:table-cell>
          <table:table-cell office:value-type="float" office:value="2.380707" calcext:value-type="float">
            <text:p>2.380707</text:p>
          </table:table-cell>
          <table:table-cell office:value-type="float" office:value="1.676941" calcext:value-type="float">
            <text:p>1.676941</text:p>
          </table:table-cell>
          <table:table-cell office:value-type="float" office:value="2.867767" calcext:value-type="float">
            <text:p>2.867767</text:p>
          </table:table-cell>
          <table:table-cell office:value-type="float" office:value="2.298126" calcext:value-type="float">
            <text:p>2.298126</text:p>
          </table:table-cell>
          <table:table-cell office:value-type="float" office:value="3.406006" calcext:value-type="float">
            <text:p>3.406006</text:p>
          </table:table-cell>
          <table:table-cell office:value-type="float" office:value="3.020508" calcext:value-type="float">
            <text:p>3.020508</text:p>
          </table:table-cell>
          <table:table-cell office:value-type="float" office:value="3.963348" calcext:value-type="float">
            <text:p>3.963348</text:p>
          </table:table-cell>
          <table:table-cell office:value-type="float" office:value="3.73819" calcext:value-type="float">
            <text:p>3.73819</text:p>
          </table:table-cell>
          <table:table-cell office:value-type="float" office:value="4.961029" calcext:value-type="float">
            <text:p>4.961029</text:p>
          </table:table-cell>
          <table:table-cell office:value-type="float" office:value="4.89502" calcext:value-type="float">
            <text:p>4.89502</text:p>
          </table:table-cell>
          <table:table-cell office:value-type="float" office:value="7.043182" calcext:value-type="float">
            <text:p>7.043182</text:p>
          </table:table-cell>
          <table:table-cell office:value-type="float" office:value="6.894806" calcext:value-type="float">
            <text:p>6.894806</text:p>
          </table:table-cell>
          <table:table-cell office:value-type="float" office:value="9.318207" calcext:value-type="float">
            <text:p>9.318207</text:p>
          </table:table-cell>
          <table:table-cell office:value-type="float" office:value="9.110779" calcext:value-type="float">
            <text:p>9.110779</text:p>
          </table:table-cell>
          <table:table-cell office:value-type="float" office:value="10.73773" calcext:value-type="float">
            <text:p>10.73773</text:p>
          </table:table-cell>
          <table:table-cell office:value-type="float" office:value="10.55692" calcext:value-type="float">
            <text:p>10.55692</text:p>
          </table:table-cell>
          <table:table-cell office:value-type="float" office:value="11.72055" calcext:value-type="float">
            <text:p>11.72055</text:p>
          </table:table-cell>
          <table:table-cell office:value-type="float" office:value="11.58102" calcext:value-type="float">
            <text:p>11.58102</text:p>
          </table:table-cell>
          <table:table-cell office:value-type="float" office:value="12.29794" calcext:value-type="float">
            <text:p>12.29794</text:p>
          </table:table-cell>
          <table:table-cell office:value-type="float" office:value="12.19302" calcext:value-type="float">
            <text:p>12.19302</text:p>
          </table:table-cell>
          <table:table-cell office:value-type="float" office:value="12.4559" calcext:value-type="float">
            <text:p>12.4559</text:p>
          </table:table-cell>
          <table:table-cell office:value-type="float" office:value="12.36737" calcext:value-type="float">
            <text:p>12.36737</text:p>
          </table:table-cell>
          <table:table-cell office:value-type="float" office:value="3.467133" calcext:value-type="float">
            <text:p>3.467133</text:p>
          </table:table-cell>
          <table:table-cell office:value-type="float" office:value="-2.355804" calcext:value-type="float">
            <text:p>-2.3558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4" calcext:value-type="float">
            <text:p>6122004</text:p>
          </table:table-cell>
          <table:table-cell office:value-type="float" office:value="1.672056" calcext:value-type="float">
            <text:p>1.672056</text:p>
          </table:table-cell>
          <table:table-cell office:value-type="float" office:value="3.75" calcext:value-type="float">
            <text:p>3.75</text:p>
          </table:table-cell>
          <table:table-cell office:value-type="float" office:value="1.36" calcext:value-type="float">
            <text:p>1.36</text:p>
          </table:table-cell>
          <table:table-cell office:value-type="float" office:value="0.7031884" calcext:value-type="float">
            <text:p>0.7031884</text:p>
          </table:table-cell>
          <table:table-cell office:value-type="float" office:value="0.5941266" calcext:value-type="float">
            <text:p>0.5941266</text:p>
          </table:table-cell>
          <table:table-cell office:value-type="float" office:value="205.776" calcext:value-type="float">
            <text:p>205.776</text:p>
          </table:table-cell>
          <table:table-cell office:value-type="float" office:value="0" calcext:value-type="float">
            <text:p>0</text:p>
          </table:table-cell>
          <table:table-cell office:value-type="float" office:value="3.028473" calcext:value-type="float">
            <text:p>3.028473</text:p>
          </table:table-cell>
          <table:table-cell office:value-type="float" office:value="-0.6044006" calcext:value-type="float">
            <text:p>-0.6044006</text:p>
          </table:table-cell>
          <table:table-cell office:value-type="float" office:value="2.369446" calcext:value-type="float">
            <text:p>2.369446</text:p>
          </table:table-cell>
          <table:table-cell office:value-type="float" office:value="0.232605" calcext:value-type="float">
            <text:p>0.232605</text:p>
          </table:table-cell>
          <table:table-cell office:value-type="float" office:value="2.250763" calcext:value-type="float">
            <text:p>2.250763</text:p>
          </table:table-cell>
          <table:table-cell office:value-type="float" office:value="0.9008484" calcext:value-type="float">
            <text:p>0.9008484</text:p>
          </table:table-cell>
          <table:table-cell office:value-type="float" office:value="2.44339" calcext:value-type="float">
            <text:p>2.44339</text:p>
          </table:table-cell>
          <table:table-cell office:value-type="float" office:value="1.615082" calcext:value-type="float">
            <text:p>1.615082</text:p>
          </table:table-cell>
          <table:table-cell office:value-type="float" office:value="2.713318" calcext:value-type="float">
            <text:p>2.713318</text:p>
          </table:table-cell>
          <table:table-cell office:value-type="float" office:value="2.170685" calcext:value-type="float">
            <text:p>2.170685</text:p>
          </table:table-cell>
          <table:table-cell office:value-type="float" office:value="3.134155" calcext:value-type="float">
            <text:p>3.134155</text:p>
          </table:table-cell>
          <table:table-cell office:value-type="float" office:value="2.860199" calcext:value-type="float">
            <text:p>2.860199</text:p>
          </table:table-cell>
          <table:table-cell office:value-type="float" office:value="3.742462" calcext:value-type="float">
            <text:p>3.742462</text:p>
          </table:table-cell>
          <table:table-cell office:value-type="float" office:value="3.60498" calcext:value-type="float">
            <text:p>3.60498</text:p>
          </table:table-cell>
          <table:table-cell office:value-type="float" office:value="4.89386" calcext:value-type="float">
            <text:p>4.89386</text:p>
          </table:table-cell>
          <table:table-cell office:value-type="float" office:value="4.786987" calcext:value-type="float">
            <text:p>4.786987</text:p>
          </table:table-cell>
          <table:table-cell office:value-type="float" office:value="6.89328" calcext:value-type="float">
            <text:p>6.89328</text:p>
          </table:table-cell>
          <table:table-cell office:value-type="float" office:value="6.743622" calcext:value-type="float">
            <text:p>6.743622</text:p>
          </table:table-cell>
          <table:table-cell office:value-type="float" office:value="9.108734" calcext:value-type="float">
            <text:p>9.108734</text:p>
          </table:table-cell>
          <table:table-cell office:value-type="float" office:value="8.921509" calcext:value-type="float">
            <text:p>8.921509</text:p>
          </table:table-cell>
          <table:table-cell office:value-type="float" office:value="10.55505" calcext:value-type="float">
            <text:p>10.55505</text:p>
          </table:table-cell>
          <table:table-cell office:value-type="float" office:value="10.38205" calcext:value-type="float">
            <text:p>10.38205</text:p>
          </table:table-cell>
          <table:table-cell office:value-type="float" office:value="11.57953" calcext:value-type="float">
            <text:p>11.57953</text:p>
          </table:table-cell>
          <table:table-cell office:value-type="float" office:value="11.43866" calcext:value-type="float">
            <text:p>11.43866</text:p>
          </table:table-cell>
          <table:table-cell office:value-type="float" office:value="12.19186" calcext:value-type="float">
            <text:p>12.19186</text:p>
          </table:table-cell>
          <table:table-cell office:value-type="float" office:value="12.08011" calcext:value-type="float">
            <text:p>12.08011</text:p>
          </table:table-cell>
          <table:table-cell office:value-type="float" office:value="12.36642" calcext:value-type="float">
            <text:p>12.36642</text:p>
          </table:table-cell>
          <table:table-cell office:value-type="float" office:value="12.27417" calcext:value-type="float">
            <text:p>12.27417</text:p>
          </table:table-cell>
          <table:table-cell office:value-type="float" office:value="3.465973" calcext:value-type="float">
            <text:p>3.465973</text:p>
          </table:table-cell>
          <table:table-cell office:value-type="float" office:value="-1.680328" calcext:value-type="float">
            <text:p>-1.6803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4" calcext:value-type="float">
            <text:p>7122004</text:p>
          </table:table-cell>
          <table:table-cell office:value-type="float" office:value="2.289188" calcext:value-type="float">
            <text:p>2.289188</text:p>
          </table:table-cell>
          <table:table-cell office:value-type="float" office:value="1.6" calcext:value-type="float">
            <text:p>1.6</text:p>
          </table:table-cell>
          <table:table-cell office:value-type="float" office:value="-1.81" calcext:value-type="float">
            <text:p>-1.81</text:p>
          </table:table-cell>
          <table:table-cell office:value-type="float" office:value="0.6043476" calcext:value-type="float">
            <text:p>0.6043476</text:p>
          </table:table-cell>
          <table:table-cell office:value-type="float" office:value="0.4729451" calcext:value-type="float">
            <text:p>0.4729451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.415894" calcext:value-type="float">
            <text:p>1.415894</text:p>
          </table:table-cell>
          <table:table-cell office:value-type="float" office:value="-1.4263" calcext:value-type="float">
            <text:p>-1.4263</text:p>
          </table:table-cell>
          <table:table-cell office:value-type="float" office:value="1.364044" calcext:value-type="float">
            <text:p>1.364044</text:p>
          </table:table-cell>
          <table:table-cell office:value-type="float" office:value="-0.140686" calcext:value-type="float">
            <text:p>-0.140686</text:p>
          </table:table-cell>
          <table:table-cell office:value-type="float" office:value="1.532074" calcext:value-type="float">
            <text:p>1.532074</text:p>
          </table:table-cell>
          <table:table-cell office:value-type="float" office:value="0.6402283" calcext:value-type="float">
            <text:p>0.6402283</text:p>
          </table:table-cell>
          <table:table-cell office:value-type="float" office:value="1.92807" calcext:value-type="float">
            <text:p>1.92807</text:p>
          </table:table-cell>
          <table:table-cell office:value-type="float" office:value="1.451782" calcext:value-type="float">
            <text:p>1.451782</text:p>
          </table:table-cell>
          <table:table-cell office:value-type="float" office:value="2.417267" calcext:value-type="float">
            <text:p>2.417267</text:p>
          </table:table-cell>
          <table:table-cell office:value-type="float" office:value="2.047272" calcext:value-type="float">
            <text:p>2.047272</text:p>
          </table:table-cell>
          <table:table-cell office:value-type="float" office:value="3.077087" calcext:value-type="float">
            <text:p>3.077087</text:p>
          </table:table-cell>
          <table:table-cell office:value-type="float" office:value="2.770538" calcext:value-type="float">
            <text:p>2.770538</text:p>
          </table:table-cell>
          <table:table-cell office:value-type="float" office:value="3.735077" calcext:value-type="float">
            <text:p>3.735077</text:p>
          </table:table-cell>
          <table:table-cell office:value-type="float" office:value="3.507874" calcext:value-type="float">
            <text:p>3.507874</text:p>
          </table:table-cell>
          <table:table-cell office:value-type="float" office:value="4.787476" calcext:value-type="float">
            <text:p>4.787476</text:p>
          </table:table-cell>
          <table:table-cell office:value-type="float" office:value="4.662018" calcext:value-type="float">
            <text:p>4.662018</text:p>
          </table:table-cell>
          <table:table-cell office:value-type="float" office:value="6.742126" calcext:value-type="float">
            <text:p>6.742126</text:p>
          </table:table-cell>
          <table:table-cell office:value-type="float" office:value="6.60199" calcext:value-type="float">
            <text:p>6.60199</text:p>
          </table:table-cell>
          <table:table-cell office:value-type="float" office:value="8.919647" calcext:value-type="float">
            <text:p>8.919647</text:p>
          </table:table-cell>
          <table:table-cell office:value-type="float" office:value="8.746246" calcext:value-type="float">
            <text:p>8.746246</text:p>
          </table:table-cell>
          <table:table-cell office:value-type="float" office:value="10.38031" calcext:value-type="float">
            <text:p>10.38031</text:p>
          </table:table-cell>
          <table:table-cell office:value-type="float" office:value="10.21487" calcext:value-type="float">
            <text:p>10.21487</text:p>
          </table:table-cell>
          <table:table-cell office:value-type="float" office:value="11.43716" calcext:value-type="float">
            <text:p>11.43716</text:p>
          </table:table-cell>
          <table:table-cell office:value-type="float" office:value="11.29474" calcext:value-type="float">
            <text:p>11.29474</text:p>
          </table:table-cell>
          <table:table-cell office:value-type="float" office:value="12.07892" calcext:value-type="float">
            <text:p>12.07892</text:p>
          </table:table-cell>
          <table:table-cell office:value-type="float" office:value="11.96545" calcext:value-type="float">
            <text:p>11.96545</text:p>
          </table:table-cell>
          <table:table-cell office:value-type="float" office:value="12.27316" calcext:value-type="float">
            <text:p>12.27316</text:p>
          </table:table-cell>
          <table:table-cell office:value-type="float" office:value="12.17819" calcext:value-type="float">
            <text:p>12.17819</text:p>
          </table:table-cell>
          <table:table-cell office:value-type="float" office:value="2.541168" calcext:value-type="float">
            <text:p>2.541168</text:p>
          </table:table-cell>
          <table:table-cell office:value-type="float" office:value="-3.824097" calcext:value-type="float">
            <text:p>-3.8240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4" calcext:value-type="float">
            <text:p>8122004</text:p>
          </table:table-cell>
          <table:table-cell office:value-type="float" office:value="3.912873" calcext:value-type="float">
            <text:p>3.912873</text:p>
          </table:table-cell>
          <table:table-cell office:value-type="float" office:value="7" calcext:value-type="float">
            <text:p>7</text:p>
          </table:table-cell>
          <table:table-cell office:value-type="float" office:value="-3.11" calcext:value-type="float">
            <text:p>-3.11</text:p>
          </table:table-cell>
          <table:table-cell office:value-type="float" office:value="0.858238" calcext:value-type="float">
            <text:p>0.858238</text:p>
          </table:table-cell>
          <table:table-cell office:value-type="float" office:value="0.4300424" calcext:value-type="float">
            <text:p>0.4300424</text:p>
          </table:table-cell>
          <table:table-cell office:value-type="float" office:value="203.976" calcext:value-type="float">
            <text:p>203.976</text:p>
          </table:table-cell>
          <table:table-cell office:value-type="float" office:value="0" calcext:value-type="float">
            <text:p>0</text:p>
          </table:table-cell>
          <table:table-cell office:value-type="float" office:value="2.850189" calcext:value-type="float">
            <text:p>2.850189</text:p>
          </table:table-cell>
          <table:table-cell office:value-type="float" office:value="-2.05191" calcext:value-type="float">
            <text:p>-2.05191</text:p>
          </table:table-cell>
          <table:table-cell office:value-type="float" office:value="1.881317" calcext:value-type="float">
            <text:p>1.881317</text:p>
          </table:table-cell>
          <table:table-cell office:value-type="float" office:value="-0.2275085" calcext:value-type="float">
            <text:p>-0.2275085</text:p>
          </table:table-cell>
          <table:table-cell office:value-type="float" office:value="1.695923" calcext:value-type="float">
            <text:p>1.695923</text:p>
          </table:table-cell>
          <table:table-cell office:value-type="float" office:value="0.4934082" calcext:value-type="float">
            <text:p>0.4934082</text:p>
          </table:table-cell>
          <table:table-cell office:value-type="float" office:value="1.924133" calcext:value-type="float">
            <text:p>1.924133</text:p>
          </table:table-cell>
          <table:table-cell office:value-type="float" office:value="1.263885" calcext:value-type="float">
            <text:p>1.263885</text:p>
          </table:table-cell>
          <table:table-cell office:value-type="float" office:value="2.247833" calcext:value-type="float">
            <text:p>2.247833</text:p>
          </table:table-cell>
          <table:table-cell office:value-type="float" office:value="1.850525" calcext:value-type="float">
            <text:p>1.850525</text:p>
          </table:table-cell>
          <table:table-cell office:value-type="float" office:value="2.764771" calcext:value-type="float">
            <text:p>2.764771</text:p>
          </table:table-cell>
          <table:table-cell office:value-type="float" office:value="2.562958" calcext:value-type="float">
            <text:p>2.562958</text:p>
          </table:table-cell>
          <table:table-cell office:value-type="float" office:value="3.504639" calcext:value-type="float">
            <text:p>3.504639</text:p>
          </table:table-cell>
          <table:table-cell office:value-type="float" office:value="3.321198" calcext:value-type="float">
            <text:p>3.321198</text:p>
          </table:table-cell>
          <table:table-cell office:value-type="float" office:value="4.660614" calcext:value-type="float">
            <text:p>4.660614</text:p>
          </table:table-cell>
          <table:table-cell office:value-type="float" office:value="4.50061" calcext:value-type="float">
            <text:p>4.50061</text:p>
          </table:table-cell>
          <table:table-cell office:value-type="float" office:value="6.600464" calcext:value-type="float">
            <text:p>6.600464</text:p>
          </table:table-cell>
          <table:table-cell office:value-type="float" office:value="6.447449" calcext:value-type="float">
            <text:p>6.447449</text:p>
          </table:table-cell>
          <table:table-cell office:value-type="float" office:value="8.744476" calcext:value-type="float">
            <text:p>8.744476</text:p>
          </table:table-cell>
          <table:table-cell office:value-type="float" office:value="8.579132" calcext:value-type="float">
            <text:p>8.579132</text:p>
          </table:table-cell>
          <table:table-cell office:value-type="float" office:value="10.21317" calcext:value-type="float">
            <text:p>10.21317</text:p>
          </table:table-cell>
          <table:table-cell office:value-type="float" office:value="10.05341" calcext:value-type="float">
            <text:p>10.05341</text:p>
          </table:table-cell>
          <table:table-cell office:value-type="float" office:value="11.29321" calcext:value-type="float">
            <text:p>11.29321</text:p>
          </table:table-cell>
          <table:table-cell office:value-type="float" office:value="11.15155" calcext:value-type="float">
            <text:p>11.15155</text:p>
          </table:table-cell>
          <table:table-cell office:value-type="float" office:value="11.96423" calcext:value-type="float">
            <text:p>11.96423</text:p>
          </table:table-cell>
          <table:table-cell office:value-type="float" office:value="11.84882" calcext:value-type="float">
            <text:p>11.84882</text:p>
          </table:table-cell>
          <table:table-cell office:value-type="float" office:value="12.17722" calcext:value-type="float">
            <text:p>12.17722</text:p>
          </table:table-cell>
          <table:table-cell office:value-type="float" office:value="12.07999" calcext:value-type="float">
            <text:p>12.07999</text:p>
          </table:table-cell>
          <table:table-cell office:value-type="float" office:value="6.413727" calcext:value-type="float">
            <text:p>6.413727</text:p>
          </table:table-cell>
          <table:table-cell office:value-type="float" office:value="-4.653351" calcext:value-type="float">
            <text:p>-4.6533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4" calcext:value-type="float">
            <text:p>9122004</text:p>
          </table:table-cell>
          <table:table-cell office:value-type="float" office:value="5.160352" calcext:value-type="float">
            <text:p>5.160352</text:p>
          </table:table-cell>
          <table:table-cell office:value-type="float" office:value="11.06" calcext:value-type="float">
            <text:p>11.06</text:p>
          </table:table-cell>
          <table:table-cell office:value-type="float" office:value="-4.11" calcext:value-type="float">
            <text:p>-4.11</text:p>
          </table:table-cell>
          <table:table-cell office:value-type="float" office:value="0.9446559" calcext:value-type="float">
            <text:p>0.9446559</text:p>
          </table:table-cell>
          <table:table-cell office:value-type="float" office:value="0.399457" calcext:value-type="float">
            <text:p>0.399457</text:p>
          </table:table-cell>
          <table:table-cell office:value-type="float" office:value="303.48" calcext:value-type="float">
            <text:p>303.48</text:p>
          </table:table-cell>
          <table:table-cell office:value-type="float" office:value="0.1" calcext:value-type="float">
            <text:p>0.1</text:p>
          </table:table-cell>
          <table:table-cell office:value-type="float" office:value="9.469269" calcext:value-type="float">
            <text:p>9.469269</text:p>
          </table:table-cell>
          <table:table-cell office:value-type="float" office:value="-1.897522" calcext:value-type="float">
            <text:p>-1.897522</text:p>
          </table:table-cell>
          <table:table-cell office:value-type="float" office:value="5.729797" calcext:value-type="float">
            <text:p>5.729797</text:p>
          </table:table-cell>
          <table:table-cell office:value-type="float" office:value="-0.2239685" calcext:value-type="float">
            <text:p>-0.2239685</text:p>
          </table:table-cell>
          <table:table-cell office:value-type="float" office:value="3.969604" calcext:value-type="float">
            <text:p>3.969604</text:p>
          </table:table-cell>
          <table:table-cell office:value-type="float" office:value="0.5094299" calcext:value-type="float">
            <text:p>0.5094299</text:p>
          </table:table-cell>
          <table:table-cell office:value-type="float" office:value="3.291992" calcext:value-type="float">
            <text:p>3.291992</text:p>
          </table:table-cell>
          <table:table-cell office:value-type="float" office:value="1.244171" calcext:value-type="float">
            <text:p>1.244171</text:p>
          </table:table-cell>
          <table:table-cell office:value-type="float" office:value="3.163605" calcext:value-type="float">
            <text:p>3.163605</text:p>
          </table:table-cell>
          <table:table-cell office:value-type="float" office:value="1.809906" calcext:value-type="float">
            <text:p>1.809906</text:p>
          </table:table-cell>
          <table:table-cell office:value-type="float" office:value="3.261108" calcext:value-type="float">
            <text:p>3.261108</text:p>
          </table:table-cell>
          <table:table-cell office:value-type="float" office:value="2.498749" calcext:value-type="float">
            <text:p>2.498749</text:p>
          </table:table-cell>
          <table:table-cell office:value-type="float" office:value="3.659637" calcext:value-type="float">
            <text:p>3.659637</text:p>
          </table:table-cell>
          <table:table-cell office:value-type="float" office:value="3.234283" calcext:value-type="float">
            <text:p>3.234283</text:p>
          </table:table-cell>
          <table:table-cell office:value-type="float" office:value="4.499847" calcext:value-type="float">
            <text:p>4.499847</text:p>
          </table:table-cell>
          <table:table-cell office:value-type="float" office:value="4.403381" calcext:value-type="float">
            <text:p>4.403381</text:p>
          </table:table-cell>
          <table:table-cell office:value-type="float" office:value="6.445862" calcext:value-type="float">
            <text:p>6.445862</text:p>
          </table:table-cell>
          <table:table-cell office:value-type="float" office:value="6.300171" calcext:value-type="float">
            <text:p>6.300171</text:p>
          </table:table-cell>
          <table:table-cell office:value-type="float" office:value="8.577423" calcext:value-type="float">
            <text:p>8.577423</text:p>
          </table:table-cell>
          <table:table-cell office:value-type="float" office:value="8.416901" calcext:value-type="float">
            <text:p>8.416901</text:p>
          </table:table-cell>
          <table:table-cell office:value-type="float" office:value="10.05176" calcext:value-type="float">
            <text:p>10.05176</text:p>
          </table:table-cell>
          <table:table-cell office:value-type="float" office:value="9.897156" calcext:value-type="float">
            <text:p>9.897156</text:p>
          </table:table-cell>
          <table:table-cell office:value-type="float" office:value="11.15005" calcext:value-type="float">
            <text:p>11.15005</text:p>
          </table:table-cell>
          <table:table-cell office:value-type="float" office:value="11.00961" calcext:value-type="float">
            <text:p>11.00961</text:p>
          </table:table-cell>
          <table:table-cell office:value-type="float" office:value="11.84756" calcext:value-type="float">
            <text:p>11.84756</text:p>
          </table:table-cell>
          <table:table-cell office:value-type="float" office:value="11.73114" calcext:value-type="float">
            <text:p>11.73114</text:p>
          </table:table-cell>
          <table:table-cell office:value-type="float" office:value="12.07898" calcext:value-type="float">
            <text:p>12.07898</text:p>
          </table:table-cell>
          <table:table-cell office:value-type="float" office:value="11.97974" calcext:value-type="float">
            <text:p>11.97974</text:p>
          </table:table-cell>
          <table:table-cell office:value-type="float" office:value="12.2532" calcext:value-type="float">
            <text:p>12.2532</text:p>
          </table:table-cell>
          <table:table-cell office:value-type="float" office:value="-4.734711" calcext:value-type="float">
            <text:p>-4.7347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4" calcext:value-type="float">
            <text:p>10122004</text:p>
          </table:table-cell>
          <table:table-cell office:value-type="float" office:value="3.314346" calcext:value-type="float">
            <text:p>3.314346</text:p>
          </table:table-cell>
          <table:table-cell office:value-type="float" office:value="2.29" calcext:value-type="float">
            <text:p>2.29</text:p>
          </table:table-cell>
          <table:table-cell office:value-type="float" office:value="-2.27" calcext:value-type="float">
            <text:p>-2.27</text:p>
          </table:table-cell>
          <table:table-cell office:value-type="float" office:value="0.634616" calcext:value-type="float">
            <text:p>0.634616</text:p>
          </table:table-cell>
          <table:table-cell office:value-type="float" office:value="0.4573436" calcext:value-type="float">
            <text:p>0.4573436</text:p>
          </table:table-cell>
          <table:table-cell office:value-type="float" office:value="606.312" calcext:value-type="float">
            <text:p>606.312</text:p>
          </table:table-cell>
          <table:table-cell office:value-type="float" office:value="0" calcext:value-type="float">
            <text:p>0</text:p>
          </table:table-cell>
          <table:table-cell office:value-type="float" office:value="4.427429" calcext:value-type="float">
            <text:p>4.427429</text:p>
          </table:table-cell>
          <table:table-cell office:value-type="float" office:value="-1.378876" calcext:value-type="float">
            <text:p>-1.378876</text:p>
          </table:table-cell>
          <table:table-cell office:value-type="float" office:value="3.207581" calcext:value-type="float">
            <text:p>3.207581</text:p>
          </table:table-cell>
          <table:table-cell office:value-type="float" office:value="-0.1143188" calcext:value-type="float">
            <text:p>-0.1143188</text:p>
          </table:table-cell>
          <table:table-cell office:value-type="float" office:value="2.771912" calcext:value-type="float">
            <text:p>2.771912</text:p>
          </table:table-cell>
          <table:table-cell office:value-type="float" office:value="0.8276062" calcext:value-type="float">
            <text:p>0.8276062</text:p>
          </table:table-cell>
          <table:table-cell office:value-type="float" office:value="2.719238" calcext:value-type="float">
            <text:p>2.719238</text:p>
          </table:table-cell>
          <table:table-cell office:value-type="float" office:value="1.707184" calcext:value-type="float">
            <text:p>1.707184</text:p>
          </table:table-cell>
          <table:table-cell office:value-type="float" office:value="2.858307" calcext:value-type="float">
            <text:p>2.858307</text:p>
          </table:table-cell>
          <table:table-cell office:value-type="float" office:value="2.25354" calcext:value-type="float">
            <text:p>2.25354</text:p>
          </table:table-cell>
          <table:table-cell office:value-type="float" office:value="3.254822" calcext:value-type="float">
            <text:p>3.254822</text:p>
          </table:table-cell>
          <table:table-cell office:value-type="float" office:value="2.887329" calcext:value-type="float">
            <text:p>2.887329</text:p>
          </table:table-cell>
          <table:table-cell office:value-type="float" office:value="3.682434" calcext:value-type="float">
            <text:p>3.682434</text:p>
          </table:table-cell>
          <table:table-cell office:value-type="float" office:value="3.511658" calcext:value-type="float">
            <text:p>3.511658</text:p>
          </table:table-cell>
          <table:table-cell office:value-type="float" office:value="4.509094" calcext:value-type="float">
            <text:p>4.509094</text:p>
          </table:table-cell>
          <table:table-cell office:value-type="float" office:value="4.44339" calcext:value-type="float">
            <text:p>4.44339</text:p>
          </table:table-cell>
          <table:table-cell office:value-type="float" office:value="6.29895" calcext:value-type="float">
            <text:p>6.29895</text:p>
          </table:table-cell>
          <table:table-cell office:value-type="float" office:value="6.216461" calcext:value-type="float">
            <text:p>6.216461</text:p>
          </table:table-cell>
          <table:table-cell office:value-type="float" office:value="8.415253" calcext:value-type="float">
            <text:p>8.415253</text:p>
          </table:table-cell>
          <table:table-cell office:value-type="float" office:value="8.267029" calcext:value-type="float">
            <text:p>8.267029</text:p>
          </table:table-cell>
          <table:table-cell office:value-type="float" office:value="9.895569" calcext:value-type="float">
            <text:p>9.895569</text:p>
          </table:table-cell>
          <table:table-cell office:value-type="float" office:value="9.745483" calcext:value-type="float">
            <text:p>9.745483</text:p>
          </table:table-cell>
          <table:table-cell office:value-type="float" office:value="11.00818" calcext:value-type="float">
            <text:p>11.00818</text:p>
          </table:table-cell>
          <table:table-cell office:value-type="float" office:value="10.86978" calcext:value-type="float">
            <text:p>10.86978</text:p>
          </table:table-cell>
          <table:table-cell office:value-type="float" office:value="11.72992" calcext:value-type="float">
            <text:p>11.72992</text:p>
          </table:table-cell>
          <table:table-cell office:value-type="float" office:value="11.61197" calcext:value-type="float">
            <text:p>11.61197</text:p>
          </table:table-cell>
          <table:table-cell office:value-type="float" office:value="11.97864" calcext:value-type="float">
            <text:p>11.97864</text:p>
          </table:table-cell>
          <table:table-cell office:value-type="float" office:value="11.87711" calcext:value-type="float">
            <text:p>11.87711</text:p>
          </table:table-cell>
          <table:table-cell office:value-type="float" office:value="5.5336" calcext:value-type="float">
            <text:p>5.5336</text:p>
          </table:table-cell>
          <table:table-cell office:value-type="float" office:value="-3.638153" calcext:value-type="float">
            <text:p>-3.6381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4" calcext:value-type="float">
            <text:p>11122004</text:p>
          </table:table-cell>
          <table:table-cell office:value-type="float" office:value="6.320417" calcext:value-type="float">
            <text:p>6.320417</text:p>
          </table:table-cell>
          <table:table-cell office:value-type="float" office:value="7.02" calcext:value-type="float">
            <text:p>7.02</text:p>
          </table:table-cell>
          <table:table-cell office:value-type="float" office:value="-4.74" calcext:value-type="float">
            <text:p>-4.74</text:p>
          </table:table-cell>
          <table:table-cell office:value-type="float" office:value="0.778924" calcext:value-type="float">
            <text:p>0.778924</text:p>
          </table:table-cell>
          <table:table-cell office:value-type="float" office:value="0.3812078" calcext:value-type="float">
            <text:p>0.3812078</text:p>
          </table:table-cell>
          <table:table-cell office:value-type="float" office:value="268.272" calcext:value-type="float">
            <text:p>268.272</text:p>
          </table:table-cell>
          <table:table-cell office:value-type="float" office:value="0" calcext:value-type="float">
            <text:p>0</text:p>
          </table:table-cell>
          <table:table-cell office:value-type="float" office:value="4.648102" calcext:value-type="float">
            <text:p>4.648102</text:p>
          </table:table-cell>
          <table:table-cell office:value-type="float" office:value="-2.222504" calcext:value-type="float">
            <text:p>-2.222504</text:p>
          </table:table-cell>
          <table:table-cell office:value-type="float" office:value="3.087219" calcext:value-type="float">
            <text:p>3.087219</text:p>
          </table:table-cell>
          <table:table-cell office:value-type="float" office:value="-0.2709961" calcext:value-type="float">
            <text:p>-0.2709961</text:p>
          </table:table-cell>
          <table:table-cell office:value-type="float" office:value="2.577179" calcext:value-type="float">
            <text:p>2.577179</text:p>
          </table:table-cell>
          <table:table-cell office:value-type="float" office:value="0.5123901" calcext:value-type="float">
            <text:p>0.5123901</text:p>
          </table:table-cell>
          <table:table-cell office:value-type="float" office:value="2.482117" calcext:value-type="float">
            <text:p>2.482117</text:p>
          </table:table-cell>
          <table:table-cell office:value-type="float" office:value="1.317322" calcext:value-type="float">
            <text:p>1.317322</text:p>
          </table:table-cell>
          <table:table-cell office:value-type="float" office:value="2.626373" calcext:value-type="float">
            <text:p>2.626373</text:p>
          </table:table-cell>
          <table:table-cell office:value-type="float" office:value="1.903442" calcext:value-type="float">
            <text:p>1.903442</text:p>
          </table:table-cell>
          <table:table-cell office:value-type="float" office:value="3.00769" calcext:value-type="float">
            <text:p>3.00769</text:p>
          </table:table-cell>
          <table:table-cell office:value-type="float" office:value="2.593079" calcext:value-type="float">
            <text:p>2.593079</text:p>
          </table:table-cell>
          <table:table-cell office:value-type="float" office:value="3.610107" calcext:value-type="float">
            <text:p>3.610107</text:p>
          </table:table-cell>
          <table:table-cell office:value-type="float" office:value="3.301453" calcext:value-type="float">
            <text:p>3.301453</text:p>
          </table:table-cell>
          <table:table-cell office:value-type="float" office:value="4.509827" calcext:value-type="float">
            <text:p>4.509827</text:p>
          </table:table-cell>
          <table:table-cell office:value-type="float" office:value="4.396759" calcext:value-type="float">
            <text:p>4.396759</text:p>
          </table:table-cell>
          <table:table-cell office:value-type="float" office:value="6.215759" calcext:value-type="float">
            <text:p>6.215759</text:p>
          </table:table-cell>
          <table:table-cell office:value-type="float" office:value="6.129852" calcext:value-type="float">
            <text:p>6.129852</text:p>
          </table:table-cell>
          <table:table-cell office:value-type="float" office:value="8.265594" calcext:value-type="float">
            <text:p>8.265594</text:p>
          </table:table-cell>
          <table:table-cell office:value-type="float" office:value="8.132965" calcext:value-type="float">
            <text:p>8.132965</text:p>
          </table:table-cell>
          <table:table-cell office:value-type="float" office:value="9.743927" calcext:value-type="float">
            <text:p>9.743927</text:p>
          </table:table-cell>
          <table:table-cell office:value-type="float" office:value="9.600586" calcext:value-type="float">
            <text:p>9.600586</text:p>
          </table:table-cell>
          <table:table-cell office:value-type="float" office:value="10.86835" calcext:value-type="float">
            <text:p>10.86835</text:p>
          </table:table-cell>
          <table:table-cell office:value-type="float" office:value="10.73239" calcext:value-type="float">
            <text:p>10.73239</text:p>
          </table:table-cell>
          <table:table-cell office:value-type="float" office:value="11.61072" calcext:value-type="float">
            <text:p>11.61072</text:p>
          </table:table-cell>
          <table:table-cell office:value-type="float" office:value="11.49243" calcext:value-type="float">
            <text:p>11.49243</text:p>
          </table:table-cell>
          <table:table-cell office:value-type="float" office:value="11.87604" calcext:value-type="float">
            <text:p>11.87604</text:p>
          </table:table-cell>
          <table:table-cell office:value-type="float" office:value="11.77222" calcext:value-type="float">
            <text:p>11.77222</text:p>
          </table:table-cell>
          <table:table-cell office:value-type="float" office:value="10.18124" calcext:value-type="float">
            <text:p>10.18124</text:p>
          </table:table-cell>
          <table:table-cell office:value-type="float" office:value="-5.893646" calcext:value-type="float">
            <text:p>-5.8936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4" calcext:value-type="float">
            <text:p>12122004</text:p>
          </table:table-cell>
          <table:table-cell office:value-type="float" office:value="5.543605" calcext:value-type="float">
            <text:p>5.543605</text:p>
          </table:table-cell>
          <table:table-cell office:value-type="float" office:value="9.15" calcext:value-type="float">
            <text:p>9.15</text:p>
          </table:table-cell>
          <table:table-cell office:value-type="float" office:value="-2.08" calcext:value-type="float">
            <text:p>-2.08</text:p>
          </table:table-cell>
          <table:table-cell office:value-type="float" office:value="0.8369117" calcext:value-type="float">
            <text:p>0.8369117</text:p>
          </table:table-cell>
          <table:table-cell office:value-type="float" office:value="0.4637305" calcext:value-type="float">
            <text:p>0.4637305</text:p>
          </table:table-cell>
          <table:table-cell office:value-type="float" office:value="640.584" calcext:value-type="float">
            <text:p>640.584</text:p>
          </table:table-cell>
          <table:table-cell office:value-type="float" office:value="0" calcext:value-type="float">
            <text:p>0</text:p>
          </table:table-cell>
          <table:table-cell office:value-type="float" office:value="11.66281" calcext:value-type="float">
            <text:p>11.66281</text:p>
          </table:table-cell>
          <table:table-cell office:value-type="float" office:value="-1.088043" calcext:value-type="float">
            <text:p>-1.088043</text:p>
          </table:table-cell>
          <table:table-cell office:value-type="float" office:value="7.87149" calcext:value-type="float">
            <text:p>7.87149</text:p>
          </table:table-cell>
          <table:table-cell office:value-type="float" office:value="0.2838135" calcext:value-type="float">
            <text:p>0.2838135</text:p>
          </table:table-cell>
          <table:table-cell office:value-type="float" office:value="5.759674" calcext:value-type="float">
            <text:p>5.759674</text:p>
          </table:table-cell>
          <table:table-cell office:value-type="float" office:value="1.021729" calcext:value-type="float">
            <text:p>1.021729</text:p>
          </table:table-cell>
          <table:table-cell office:value-type="float" office:value="4.752167" calcext:value-type="float">
            <text:p>4.752167</text:p>
          </table:table-cell>
          <table:table-cell office:value-type="float" office:value="1.717438" calcext:value-type="float">
            <text:p>1.717438</text:p>
          </table:table-cell>
          <table:table-cell office:value-type="float" office:value="4.280182" calcext:value-type="float">
            <text:p>4.280182</text:p>
          </table:table-cell>
          <table:table-cell office:value-type="float" office:value="2.210297" calcext:value-type="float">
            <text:p>2.210297</text:p>
          </table:table-cell>
          <table:table-cell office:value-type="float" office:value="4.007416" calcext:value-type="float">
            <text:p>4.007416</text:p>
          </table:table-cell>
          <table:table-cell office:value-type="float" office:value="2.795197" calcext:value-type="float">
            <text:p>2.795197</text:p>
          </table:table-cell>
          <table:table-cell office:value-type="float" office:value="4.147644" calcext:value-type="float">
            <text:p>4.147644</text:p>
          </table:table-cell>
          <table:table-cell office:value-type="float" office:value="3.406036" calcext:value-type="float">
            <text:p>3.406036</text:p>
          </table:table-cell>
          <table:table-cell office:value-type="float" office:value="4.541229" calcext:value-type="float">
            <text:p>4.541229</text:p>
          </table:table-cell>
          <table:table-cell office:value-type="float" office:value="4.38092" calcext:value-type="float">
            <text:p>4.38092</text:p>
          </table:table-cell>
          <table:table-cell office:value-type="float" office:value="6.128845" calcext:value-type="float">
            <text:p>6.128845</text:p>
          </table:table-cell>
          <table:table-cell office:value-type="float" office:value="6.053894" calcext:value-type="float">
            <text:p>6.053894</text:p>
          </table:table-cell>
          <table:table-cell office:value-type="float" office:value="8.131653" calcext:value-type="float">
            <text:p>8.131653</text:p>
          </table:table-cell>
          <table:table-cell office:value-type="float" office:value="8.006927" calcext:value-type="float">
            <text:p>8.006927</text:p>
          </table:table-cell>
          <table:table-cell office:value-type="float" office:value="9.599091" calcext:value-type="float">
            <text:p>9.599091</text:p>
          </table:table-cell>
          <table:table-cell office:value-type="float" office:value="9.462982" calcext:value-type="float">
            <text:p>9.462982</text:p>
          </table:table-cell>
          <table:table-cell office:value-type="float" office:value="10.73096" calcext:value-type="float">
            <text:p>10.73096</text:p>
          </table:table-cell>
          <table:table-cell office:value-type="float" office:value="10.59763" calcext:value-type="float">
            <text:p>10.59763</text:p>
          </table:table-cell>
          <table:table-cell office:value-type="float" office:value="11.49118" calcext:value-type="float">
            <text:p>11.49118</text:p>
          </table:table-cell>
          <table:table-cell office:value-type="float" office:value="11.37292" calcext:value-type="float">
            <text:p>11.37292</text:p>
          </table:table-cell>
          <table:table-cell office:value-type="float" office:value="11.77112" calcext:value-type="float">
            <text:p>11.77112</text:p>
          </table:table-cell>
          <table:table-cell office:value-type="float" office:value="11.66574" calcext:value-type="float">
            <text:p>11.66574</text:p>
          </table:table-cell>
          <table:table-cell office:value-type="float" office:value="15.24036" calcext:value-type="float">
            <text:p>15.24036</text:p>
          </table:table-cell>
          <table:table-cell office:value-type="float" office:value="-3.399017" calcext:value-type="float">
            <text:p>-3.3990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4" calcext:value-type="float">
            <text:p>13122004</text:p>
          </table:table-cell>
          <table:table-cell office:value-type="float" office:value="8.893224" calcext:value-type="float">
            <text:p>8.893224</text:p>
          </table:table-cell>
          <table:table-cell office:value-type="float" office:value="-1.58" calcext:value-type="float">
            <text:p>-1.58</text:p>
          </table:table-cell>
          <table:table-cell office:value-type="float" office:value="-11.15" calcext:value-type="float">
            <text:p>-11.15</text:p>
          </table:table-cell>
          <table:table-cell office:value-type="float" office:value="0.4809242" calcext:value-type="float">
            <text:p>0.4809242</text:p>
          </table:table-cell>
          <table:table-cell office:value-type="float" office:value="0.233873" calcext:value-type="float">
            <text:p>0.233873</text:p>
          </table:table-cell>
          <table:table-cell office:value-type="float" office:value="538.704" calcext:value-type="float">
            <text:p>538.704</text:p>
          </table:table-cell>
          <table:table-cell office:value-type="float" office:value="0" calcext:value-type="float">
            <text:p>0</text:p>
          </table:table-cell>
          <table:table-cell office:value-type="float" office:value="7.844574" calcext:value-type="float">
            <text:p>7.844574</text:p>
          </table:table-cell>
          <table:table-cell office:value-type="float" office:value="-4.427521" calcext:value-type="float">
            <text:p>-4.427521</text:p>
          </table:table-cell>
          <table:table-cell office:value-type="float" office:value="5.12442" calcext:value-type="float">
            <text:p>5.12442</text:p>
          </table:table-cell>
          <table:table-cell office:value-type="float" office:value="-0.5351257" calcext:value-type="float">
            <text:p>-0.5351257</text:p>
          </table:table-cell>
          <table:table-cell office:value-type="float" office:value="3.831543" calcext:value-type="float">
            <text:p>3.831543</text:p>
          </table:table-cell>
          <table:table-cell office:value-type="float" office:value="0.6124573" calcext:value-type="float">
            <text:p>0.6124573</text:p>
          </table:table-cell>
          <table:table-cell office:value-type="float" office:value="3.328522" calcext:value-type="float">
            <text:p>3.328522</text:p>
          </table:table-cell>
          <table:table-cell office:value-type="float" office:value="1.684875" calcext:value-type="float">
            <text:p>1.684875</text:p>
          </table:table-cell>
          <table:table-cell office:value-type="float" office:value="3.367126" calcext:value-type="float">
            <text:p>3.367126</text:p>
          </table:table-cell>
          <table:table-cell office:value-type="float" office:value="2.320465" calcext:value-type="float">
            <text:p>2.320465</text:p>
          </table:table-cell>
          <table:table-cell office:value-type="float" office:value="3.872711" calcext:value-type="float">
            <text:p>3.872711</text:p>
          </table:table-cell>
          <table:table-cell office:value-type="float" office:value="3.01947" calcext:value-type="float">
            <text:p>3.01947</text:p>
          </table:table-cell>
          <table:table-cell office:value-type="float" office:value="4.144989" calcext:value-type="float">
            <text:p>4.144989</text:p>
          </table:table-cell>
          <table:table-cell office:value-type="float" office:value="3.645477" calcext:value-type="float">
            <text:p>3.645477</text:p>
          </table:table-cell>
          <table:table-cell office:value-type="float" office:value="4.624634" calcext:value-type="float">
            <text:p>4.624634</text:p>
          </table:table-cell>
          <table:table-cell office:value-type="float" office:value="4.546204" calcext:value-type="float">
            <text:p>4.546204</text:p>
          </table:table-cell>
          <table:table-cell office:value-type="float" office:value="6.057526" calcext:value-type="float">
            <text:p>6.057526</text:p>
          </table:table-cell>
          <table:table-cell office:value-type="float" office:value="6.047913" calcext:value-type="float">
            <text:p>6.047913</text:p>
          </table:table-cell>
          <table:table-cell office:value-type="float" office:value="8.005707" calcext:value-type="float">
            <text:p>8.005707</text:p>
          </table:table-cell>
          <table:table-cell office:value-type="float" office:value="7.900177" calcext:value-type="float">
            <text:p>7.900177</text:p>
          </table:table-cell>
          <table:table-cell office:value-type="float" office:value="9.461578" calcext:value-type="float">
            <text:p>9.461578</text:p>
          </table:table-cell>
          <table:table-cell office:value-type="float" office:value="9.332977" calcext:value-type="float">
            <text:p>9.332977</text:p>
          </table:table-cell>
          <table:table-cell office:value-type="float" office:value="10.59625" calcext:value-type="float">
            <text:p>10.59625</text:p>
          </table:table-cell>
          <table:table-cell office:value-type="float" office:value="10.46613" calcext:value-type="float">
            <text:p>10.46613</text:p>
          </table:table-cell>
          <table:table-cell office:value-type="float" office:value="11.37167" calcext:value-type="float">
            <text:p>11.37167</text:p>
          </table:table-cell>
          <table:table-cell office:value-type="float" office:value="11.25342" calcext:value-type="float">
            <text:p>11.25342</text:p>
          </table:table-cell>
          <table:table-cell office:value-type="float" office:value="11.66461" calcext:value-type="float">
            <text:p>11.66461</text:p>
          </table:table-cell>
          <table:table-cell office:value-type="float" office:value="11.55823" calcext:value-type="float">
            <text:p>11.55823</text:p>
          </table:table-cell>
          <table:table-cell office:value-type="float" office:value="8.897247" calcext:value-type="float">
            <text:p>8.897247</text:p>
          </table:table-cell>
          <table:table-cell office:value-type="float" office:value="-10.81268" calcext:value-type="float">
            <text:p>-10.812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4" calcext:value-type="float">
            <text:p>14122004</text:p>
          </table:table-cell>
          <table:table-cell office:value-type="float" office:value="8.589793" calcext:value-type="float">
            <text:p>8.589793</text:p>
          </table:table-cell>
          <table:table-cell office:value-type="float" office:value="2.82" calcext:value-type="float">
            <text:p>2.82</text:p>
          </table:table-cell>
          <table:table-cell office:value-type="float" office:value="-13.54" calcext:value-type="float">
            <text:p>-13.54</text:p>
          </table:table-cell>
          <table:table-cell office:value-type="float" office:value="0.6354148" calcext:value-type="float">
            <text:p>0.6354148</text:p>
          </table:table-cell>
          <table:table-cell office:value-type="float" office:value="0.1937247" calcext:value-type="float">
            <text:p>0.1937247</text:p>
          </table:table-cell>
          <table:table-cell office:value-type="float" office:value="272.772" calcext:value-type="float">
            <text:p>272.772</text:p>
          </table:table-cell>
          <table:table-cell office:value-type="float" office:value="0" calcext:value-type="float">
            <text:p>0</text:p>
          </table:table-cell>
          <table:table-cell office:value-type="float" office:value="5.649445" calcext:value-type="float">
            <text:p>5.649445</text:p>
          </table:table-cell>
          <table:table-cell office:value-type="float" office:value="-7.838257" calcext:value-type="float">
            <text:p>-7.838257</text:p>
          </table:table-cell>
          <table:table-cell office:value-type="float" office:value="0.8456726" calcext:value-type="float">
            <text:p>0.8456726</text:p>
          </table:table-cell>
          <table:table-cell office:value-type="float" office:value="-1.175079" calcext:value-type="float">
            <text:p>-1.175079</text:p>
          </table:table-cell>
          <table:table-cell office:value-type="float" office:value="1.052338" calcext:value-type="float">
            <text:p>1.052338</text:p>
          </table:table-cell>
          <table:table-cell office:value-type="float" office:value="-0.05786133" calcext:value-type="float">
            <text:p>-0.05786133</text:p>
          </table:table-cell>
          <table:table-cell office:value-type="float" office:value="1.656097" calcext:value-type="float">
            <text:p>1.656097</text:p>
          </table:table-cell>
          <table:table-cell office:value-type="float" office:value="0.9379578" calcext:value-type="float">
            <text:p>0.9379578</text:p>
          </table:table-cell>
          <table:table-cell office:value-type="float" office:value="2.354584" calcext:value-type="float">
            <text:p>2.354584</text:p>
          </table:table-cell>
          <table:table-cell office:value-type="float" office:value="1.645233" calcext:value-type="float">
            <text:p>1.645233</text:p>
          </table:table-cell>
          <table:table-cell office:value-type="float" office:value="3.140045" calcext:value-type="float">
            <text:p>3.140045</text:p>
          </table:table-cell>
          <table:table-cell office:value-type="float" office:value="2.419647" calcext:value-type="float">
            <text:p>2.419647</text:p>
          </table:table-cell>
          <table:table-cell office:value-type="float" office:value="3.74939" calcext:value-type="float">
            <text:p>3.74939</text:p>
          </table:table-cell>
          <table:table-cell office:value-type="float" office:value="3.159515" calcext:value-type="float">
            <text:p>3.159515</text:p>
          </table:table-cell>
          <table:table-cell office:value-type="float" office:value="4.578674" calcext:value-type="float">
            <text:p>4.578674</text:p>
          </table:table-cell>
          <table:table-cell office:value-type="float" office:value="4.301971" calcext:value-type="float">
            <text:p>4.301971</text:p>
          </table:table-cell>
          <table:table-cell office:value-type="float" office:value="6.047638" calcext:value-type="float">
            <text:p>6.047638</text:p>
          </table:table-cell>
          <table:table-cell office:value-type="float" office:value="5.971558" calcext:value-type="float">
            <text:p>5.971558</text:p>
          </table:table-cell>
          <table:table-cell office:value-type="float" office:value="7.89917" calcext:value-type="float">
            <text:p>7.89917</text:p>
          </table:table-cell>
          <table:table-cell office:value-type="float" office:value="7.803955" calcext:value-type="float">
            <text:p>7.803955</text:p>
          </table:table-cell>
          <table:table-cell office:value-type="float" office:value="9.331665" calcext:value-type="float">
            <text:p>9.331665</text:p>
          </table:table-cell>
          <table:table-cell office:value-type="float" office:value="9.212402" calcext:value-type="float">
            <text:p>9.212402</text:p>
          </table:table-cell>
          <table:table-cell office:value-type="float" office:value="10.46478" calcext:value-type="float">
            <text:p>10.46478</text:p>
          </table:table-cell>
          <table:table-cell office:value-type="float" office:value="10.33841" calcext:value-type="float">
            <text:p>10.33841</text:p>
          </table:table-cell>
          <table:table-cell office:value-type="float" office:value="11.25217" calcext:value-type="float">
            <text:p>11.25217</text:p>
          </table:table-cell>
          <table:table-cell office:value-type="float" office:value="11.13446" calcext:value-type="float">
            <text:p>11.13446</text:p>
          </table:table-cell>
          <table:table-cell office:value-type="float" office:value="11.55713" calcext:value-type="float">
            <text:p>11.55713</text:p>
          </table:table-cell>
          <table:table-cell office:value-type="float" office:value="11.45032" calcext:value-type="float">
            <text:p>11.45032</text:p>
          </table:table-cell>
          <table:table-cell office:value-type="float" office:value="9.503265" calcext:value-type="float">
            <text:p>9.503265</text:p>
          </table:table-cell>
          <table:table-cell office:value-type="float" office:value="-13.72949" calcext:value-type="float">
            <text:p>-13.729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4" calcext:value-type="float">
            <text:p>15122004</text:p>
          </table:table-cell>
          <table:table-cell office:value-type="float" office:value="6.179506" calcext:value-type="float">
            <text:p>6.179506</text:p>
          </table:table-cell>
          <table:table-cell office:value-type="float" office:value="6.03" calcext:value-type="float">
            <text:p>6.03</text:p>
          </table:table-cell>
          <table:table-cell office:value-type="float" office:value="-4.01" calcext:value-type="float">
            <text:p>-4.01</text:p>
          </table:table-cell>
          <table:table-cell office:value-type="float" office:value="0.7023009" calcext:value-type="float">
            <text:p>0.7023009</text:p>
          </table:table-cell>
          <table:table-cell office:value-type="float" office:value="0.4024241" calcext:value-type="float">
            <text:p>0.4024241</text:p>
          </table:table-cell>
          <table:table-cell office:value-type="float" office:value="402.48" calcext:value-type="float">
            <text:p>402.48</text:p>
          </table:table-cell>
          <table:table-cell office:value-type="float" office:value="0" calcext:value-type="float">
            <text:p>0</text:p>
          </table:table-cell>
          <table:table-cell office:value-type="float" office:value="5.428406" calcext:value-type="float">
            <text:p>5.428406</text:p>
          </table:table-cell>
          <table:table-cell office:value-type="float" office:value="-3.114532" calcext:value-type="float">
            <text:p>-3.114532</text:p>
          </table:table-cell>
          <table:table-cell office:value-type="float" office:value="0.8937683" calcext:value-type="float">
            <text:p>0.8937683</text:p>
          </table:table-cell>
          <table:table-cell office:value-type="float" office:value="-0.4367676" calcext:value-type="float">
            <text:p>-0.4367676</text:p>
          </table:table-cell>
          <table:table-cell office:value-type="float" office:value="1.065887" calcext:value-type="float">
            <text:p>1.065887</text:p>
          </table:table-cell>
          <table:table-cell office:value-type="float" office:value="0.250824" calcext:value-type="float">
            <text:p>0.250824</text:p>
          </table:table-cell>
          <table:table-cell office:value-type="float" office:value="1.455688" calcext:value-type="float">
            <text:p>1.455688</text:p>
          </table:table-cell>
          <table:table-cell office:value-type="float" office:value="0.9821777" calcext:value-type="float">
            <text:p>0.9821777</text:p>
          </table:table-cell>
          <table:table-cell office:value-type="float" office:value="1.834412" calcext:value-type="float">
            <text:p>1.834412</text:p>
          </table:table-cell>
          <table:table-cell office:value-type="float" office:value="1.550201" calcext:value-type="float">
            <text:p>1.550201</text:p>
          </table:table-cell>
          <table:table-cell office:value-type="float" office:value="2.41507" calcext:value-type="float">
            <text:p>2.41507</text:p>
          </table:table-cell>
          <table:table-cell office:value-type="float" office:value="2.245758" calcext:value-type="float">
            <text:p>2.245758</text:p>
          </table:table-cell>
          <table:table-cell office:value-type="float" office:value="3.155914" calcext:value-type="float">
            <text:p>3.155914</text:p>
          </table:table-cell>
          <table:table-cell office:value-type="float" office:value="2.983185" calcext:value-type="float">
            <text:p>2.983185</text:p>
          </table:table-cell>
          <table:table-cell office:value-type="float" office:value="4.299164" calcext:value-type="float">
            <text:p>4.299164</text:p>
          </table:table-cell>
          <table:table-cell office:value-type="float" office:value="4.071625" calcext:value-type="float">
            <text:p>4.071625</text:p>
          </table:table-cell>
          <table:table-cell office:value-type="float" office:value="5.970245" calcext:value-type="float">
            <text:p>5.970245</text:p>
          </table:table-cell>
          <table:table-cell office:value-type="float" office:value="5.8255" calcext:value-type="float">
            <text:p>5.8255</text:p>
          </table:table-cell>
          <table:table-cell office:value-type="float" office:value="7.802948" calcext:value-type="float">
            <text:p>7.802948</text:p>
          </table:table-cell>
          <table:table-cell office:value-type="float" office:value="7.696869" calcext:value-type="float">
            <text:p>7.696869</text:p>
          </table:table-cell>
          <table:table-cell office:value-type="float" office:value="9.211182" calcext:value-type="float">
            <text:p>9.211182</text:p>
          </table:table-cell>
          <table:table-cell office:value-type="float" office:value="9.095856" calcext:value-type="float">
            <text:p>9.095856</text:p>
          </table:table-cell>
          <table:table-cell office:value-type="float" office:value="10.3371" calcext:value-type="float">
            <text:p>10.3371</text:p>
          </table:table-cell>
          <table:table-cell office:value-type="float" office:value="10.21475" calcext:value-type="float">
            <text:p>10.21475</text:p>
          </table:table-cell>
          <table:table-cell office:value-type="float" office:value="11.13321" calcext:value-type="float">
            <text:p>11.13321</text:p>
          </table:table-cell>
          <table:table-cell office:value-type="float" office:value="11.01654" calcext:value-type="float">
            <text:p>11.01654</text:p>
          </table:table-cell>
          <table:table-cell office:value-type="float" office:value="11.44916" calcext:value-type="float">
            <text:p>11.44916</text:p>
          </table:table-cell>
          <table:table-cell office:value-type="float" office:value="11.34161" calcext:value-type="float">
            <text:p>11.34161</text:p>
          </table:table-cell>
          <table:table-cell office:value-type="float" office:value="8.689758" calcext:value-type="float">
            <text:p>8.689758</text:p>
          </table:table-cell>
          <table:table-cell office:value-type="float" office:value="-6.142944" calcext:value-type="float">
            <text:p>-6.1429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4" calcext:value-type="float">
            <text:p>16122004</text:p>
          </table:table-cell>
          <table:table-cell office:value-type="float" office:value="8.272229" calcext:value-type="float">
            <text:p>8.272229</text:p>
          </table:table-cell>
          <table:table-cell office:value-type="float" office:value="8.47" calcext:value-type="float">
            <text:p>8.47</text:p>
          </table:table-cell>
          <table:table-cell office:value-type="float" office:value="-8.12" calcext:value-type="float">
            <text:p>-8.12</text:p>
          </table:table-cell>
          <table:table-cell office:value-type="float" office:value="0.7672321" calcext:value-type="float">
            <text:p>0.7672321</text:p>
          </table:table-cell>
          <table:table-cell office:value-type="float" office:value="0.2954999" calcext:value-type="float">
            <text:p>0.2954999</text:p>
          </table:table-cell>
          <table:table-cell office:value-type="float" office:value="266.508" calcext:value-type="float">
            <text:p>266.508</text:p>
          </table:table-cell>
          <table:table-cell office:value-type="float" office:value="0" calcext:value-type="float">
            <text:p>0</text:p>
          </table:table-cell>
          <table:table-cell office:value-type="float" office:value="10.09995" calcext:value-type="float">
            <text:p>10.09995</text:p>
          </table:table-cell>
          <table:table-cell office:value-type="float" office:value="-2.71344" calcext:value-type="float">
            <text:p>-2.71344</text:p>
          </table:table-cell>
          <table:table-cell office:value-type="float" office:value="5.004211" calcext:value-type="float">
            <text:p>5.004211</text:p>
          </table:table-cell>
          <table:table-cell office:value-type="float" office:value="-0.3244934" calcext:value-type="float">
            <text:p>-0.3244934</text:p>
          </table:table-cell>
          <table:table-cell office:value-type="float" office:value="3.388" calcext:value-type="float">
            <text:p>3.388</text:p>
          </table:table-cell>
          <table:table-cell office:value-type="float" office:value="0.4034119" calcext:value-type="float">
            <text:p>0.4034119</text:p>
          </table:table-cell>
          <table:table-cell office:value-type="float" office:value="2.783813" calcext:value-type="float">
            <text:p>2.783813</text:p>
          </table:table-cell>
          <table:table-cell office:value-type="float" office:value="1.054108" calcext:value-type="float">
            <text:p>1.054108</text:p>
          </table:table-cell>
          <table:table-cell office:value-type="float" office:value="2.686981" calcext:value-type="float">
            <text:p>2.686981</text:p>
          </table:table-cell>
          <table:table-cell office:value-type="float" office:value="1.563171" calcext:value-type="float">
            <text:p>1.563171</text:p>
          </table:table-cell>
          <table:table-cell office:value-type="float" office:value="2.788391" calcext:value-type="float">
            <text:p>2.788391</text:p>
          </table:table-cell>
          <table:table-cell office:value-type="float" office:value="2.194366" calcext:value-type="float">
            <text:p>2.194366</text:p>
          </table:table-cell>
          <table:table-cell office:value-type="float" office:value="3.208405" calcext:value-type="float">
            <text:p>3.208405</text:p>
          </table:table-cell>
          <table:table-cell office:value-type="float" office:value="2.884003" calcext:value-type="float">
            <text:p>2.884003</text:p>
          </table:table-cell>
          <table:table-cell office:value-type="float" office:value="4.070068" calcext:value-type="float">
            <text:p>4.070068</text:p>
          </table:table-cell>
          <table:table-cell office:value-type="float" office:value="3.9617" calcext:value-type="float">
            <text:p>3.9617</text:p>
          </table:table-cell>
          <table:table-cell office:value-type="float" office:value="5.823914" calcext:value-type="float">
            <text:p>5.823914</text:p>
          </table:table-cell>
          <table:table-cell office:value-type="float" office:value="5.68219" calcext:value-type="float">
            <text:p>5.68219</text:p>
          </table:table-cell>
          <table:table-cell office:value-type="float" office:value="7.695709" calcext:value-type="float">
            <text:p>7.695709</text:p>
          </table:table-cell>
          <table:table-cell office:value-type="float" office:value="7.578003" calcext:value-type="float">
            <text:p>7.578003</text:p>
          </table:table-cell>
          <table:table-cell office:value-type="float" office:value="9.094635" calcext:value-type="float">
            <text:p>9.094635</text:p>
          </table:table-cell>
          <table:table-cell office:value-type="float" office:value="8.978333" calcext:value-type="float">
            <text:p>8.978333</text:p>
          </table:table-cell>
          <table:table-cell office:value-type="float" office:value="10.2135" calcext:value-type="float">
            <text:p>10.2135</text:p>
          </table:table-cell>
          <table:table-cell office:value-type="float" office:value="10.09366" calcext:value-type="float">
            <text:p>10.09366</text:p>
          </table:table-cell>
          <table:table-cell office:value-type="float" office:value="11.01529" calcext:value-type="float">
            <text:p>11.01529</text:p>
          </table:table-cell>
          <table:table-cell office:value-type="float" office:value="10.89981" calcext:value-type="float">
            <text:p>10.89981</text:p>
          </table:table-cell>
          <table:table-cell office:value-type="float" office:value="11.34048" calcext:value-type="float">
            <text:p>11.34048</text:p>
          </table:table-cell>
          <table:table-cell office:value-type="float" office:value="11.23318" calcext:value-type="float">
            <text:p>11.23318</text:p>
          </table:table-cell>
          <table:table-cell office:value-type="float" office:value="17.30301" calcext:value-type="float">
            <text:p>17.30301</text:p>
          </table:table-cell>
          <table:table-cell office:value-type="float" office:value="-6.545319" calcext:value-type="float">
            <text:p>-6.5453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4" calcext:value-type="float">
            <text:p>17122004</text:p>
          </table:table-cell>
          <table:table-cell office:value-type="float" office:value="7.068338" calcext:value-type="float">
            <text:p>7.068338</text:p>
          </table:table-cell>
          <table:table-cell office:value-type="float" office:value="6.98" calcext:value-type="float">
            <text:p>6.98</text:p>
          </table:table-cell>
          <table:table-cell office:value-type="float" office:value="-8.16" calcext:value-type="float">
            <text:p>-8.16</text:p>
          </table:table-cell>
          <table:table-cell office:value-type="float" office:value="0.7540441" calcext:value-type="float">
            <text:p>0.7540441</text:p>
          </table:table-cell>
          <table:table-cell office:value-type="float" office:value="0.2945988" calcext:value-type="float">
            <text:p>0.2945988</text:p>
          </table:table-cell>
          <table:table-cell office:value-type="float" office:value="243.612" calcext:value-type="float">
            <text:p>243.612</text:p>
          </table:table-cell>
          <table:table-cell office:value-type="float" office:value="0" calcext:value-type="float">
            <text:p>0</text:p>
          </table:table-cell>
          <table:table-cell office:value-type="float" office:value="4.420441" calcext:value-type="float">
            <text:p>4.420441</text:p>
          </table:table-cell>
          <table:table-cell office:value-type="float" office:value="-3.702576" calcext:value-type="float">
            <text:p>-3.702576</text:p>
          </table:table-cell>
          <table:table-cell office:value-type="float" office:value="1.604279" calcext:value-type="float">
            <text:p>1.604279</text:p>
          </table:table-cell>
          <table:table-cell office:value-type="float" office:value="-0.5063477" calcext:value-type="float">
            <text:p>-0.5063477</text:p>
          </table:table-cell>
          <table:table-cell office:value-type="float" office:value="1.469818" calcext:value-type="float">
            <text:p>1.469818</text:p>
          </table:table-cell>
          <table:table-cell office:value-type="float" office:value="0.2687683" calcext:value-type="float">
            <text:p>0.2687683</text:p>
          </table:table-cell>
          <table:table-cell office:value-type="float" office:value="1.69693" calcext:value-type="float">
            <text:p>1.69693</text:p>
          </table:table-cell>
          <table:table-cell office:value-type="float" office:value="1.056702" calcext:value-type="float">
            <text:p>1.056702</text:p>
          </table:table-cell>
          <table:table-cell office:value-type="float" office:value="2.10379" calcext:value-type="float">
            <text:p>2.10379</text:p>
          </table:table-cell>
          <table:table-cell office:value-type="float" office:value="1.623505" calcext:value-type="float">
            <text:p>1.623505</text:p>
          </table:table-cell>
          <table:table-cell office:value-type="float" office:value="2.707062" calcext:value-type="float">
            <text:p>2.707062</text:p>
          </table:table-cell>
          <table:table-cell office:value-type="float" office:value="2.281952" calcext:value-type="float">
            <text:p>2.281952</text:p>
          </table:table-cell>
          <table:table-cell office:value-type="float" office:value="3.206451" calcext:value-type="float">
            <text:p>3.206451</text:p>
          </table:table-cell>
          <table:table-cell office:value-type="float" office:value="2.933105" calcext:value-type="float">
            <text:p>2.933105</text:p>
          </table:table-cell>
          <table:table-cell office:value-type="float" office:value="4.009399" calcext:value-type="float">
            <text:p>4.009399</text:p>
          </table:table-cell>
          <table:table-cell office:value-type="float" office:value="3.930023" calcext:value-type="float">
            <text:p>3.930023</text:p>
          </table:table-cell>
          <table:table-cell office:value-type="float" office:value="5.68103" calcext:value-type="float">
            <text:p>5.68103</text:p>
          </table:table-cell>
          <table:table-cell office:value-type="float" office:value="5.583038" calcext:value-type="float">
            <text:p>5.583038</text:p>
          </table:table-cell>
          <table:table-cell office:value-type="float" office:value="7.576752" calcext:value-type="float">
            <text:p>7.576752</text:p>
          </table:table-cell>
          <table:table-cell office:value-type="float" office:value="7.459686" calcext:value-type="float">
            <text:p>7.459686</text:p>
          </table:table-cell>
          <table:table-cell office:value-type="float" office:value="8.977081" calcext:value-type="float">
            <text:p>8.977081</text:p>
          </table:table-cell>
          <table:table-cell office:value-type="float" office:value="8.85907" calcext:value-type="float">
            <text:p>8.85907</text:p>
          </table:table-cell>
          <table:table-cell office:value-type="float" office:value="10.09241" calcext:value-type="float">
            <text:p>10.09241</text:p>
          </table:table-cell>
          <table:table-cell office:value-type="float" office:value="9.974213" calcext:value-type="float">
            <text:p>9.974213</text:p>
          </table:table-cell>
          <table:table-cell office:value-type="float" office:value="10.89862" calcext:value-type="float">
            <text:p>10.89862</text:p>
          </table:table-cell>
          <table:table-cell office:value-type="float" office:value="10.78433" calcext:value-type="float">
            <text:p>10.78433</text:p>
          </table:table-cell>
          <table:table-cell office:value-type="float" office:value="11.23203" calcext:value-type="float">
            <text:p>11.23203</text:p>
          </table:table-cell>
          <table:table-cell office:value-type="float" office:value="11.12503" calcext:value-type="float">
            <text:p>11.12503</text:p>
          </table:table-cell>
          <table:table-cell office:value-type="float" office:value="10.12473" calcext:value-type="float">
            <text:p>10.12473</text:p>
          </table:table-cell>
          <table:table-cell office:value-type="float" office:value="-7.608978" calcext:value-type="float">
            <text:p>-7.6089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4" calcext:value-type="float">
            <text:p>18122004</text:p>
          </table:table-cell>
          <table:table-cell office:value-type="float" office:value="4.511661" calcext:value-type="float">
            <text:p>4.511661</text:p>
          </table:table-cell>
          <table:table-cell office:value-type="float" office:value="7.41" calcext:value-type="float">
            <text:p>7.41</text:p>
          </table:table-cell>
          <table:table-cell office:value-type="float" office:value="-10.01" calcext:value-type="float">
            <text:p>-10.01</text:p>
          </table:table-cell>
          <table:table-cell office:value-type="float" office:value="0.7406325" calcext:value-type="float">
            <text:p>0.7406325</text:p>
          </table:table-cell>
          <table:table-cell office:value-type="float" office:value="0.2555472" calcext:value-type="float">
            <text:p>0.2555472</text:p>
          </table:table-cell>
          <table:table-cell office:value-type="float" office:value="490.716" calcext:value-type="float">
            <text:p>490.716</text:p>
          </table:table-cell>
          <table:table-cell office:value-type="float" office:value="0" calcext:value-type="float">
            <text:p>0</text:p>
          </table:table-cell>
          <table:table-cell office:value-type="float" office:value="8.30542" calcext:value-type="float">
            <text:p>8.30542</text:p>
          </table:table-cell>
          <table:table-cell office:value-type="float" office:value="-3.406403" calcext:value-type="float">
            <text:p>-3.406403</text:p>
          </table:table-cell>
          <table:table-cell office:value-type="float" office:value="4.708649" calcext:value-type="float">
            <text:p>4.708649</text:p>
          </table:table-cell>
          <table:table-cell office:value-type="float" office:value="-0.4391785" calcext:value-type="float">
            <text:p>-0.4391785</text:p>
          </table:table-cell>
          <table:table-cell office:value-type="float" office:value="3.439026" calcext:value-type="float">
            <text:p>3.439026</text:p>
          </table:table-cell>
          <table:table-cell office:value-type="float" office:value="0.4612427" calcext:value-type="float">
            <text:p>0.4612427</text:p>
          </table:table-cell>
          <table:table-cell office:value-type="float" office:value="2.931519" calcext:value-type="float">
            <text:p>2.931519</text:p>
          </table:table-cell>
          <table:table-cell office:value-type="float" office:value="1.115784" calcext:value-type="float">
            <text:p>1.115784</text:p>
          </table:table-cell>
          <table:table-cell office:value-type="float" office:value="2.802399" calcext:value-type="float">
            <text:p>2.802399</text:p>
          </table:table-cell>
          <table:table-cell office:value-type="float" office:value="1.610474" calcext:value-type="float">
            <text:p>1.610474</text:p>
          </table:table-cell>
          <table:table-cell office:value-type="float" office:value="2.845184" calcext:value-type="float">
            <text:p>2.845184</text:p>
          </table:table-cell>
          <table:table-cell office:value-type="float" office:value="2.212891" calcext:value-type="float">
            <text:p>2.212891</text:p>
          </table:table-cell>
          <table:table-cell office:value-type="float" office:value="3.205658" calcext:value-type="float">
            <text:p>3.205658</text:p>
          </table:table-cell>
          <table:table-cell office:value-type="float" office:value="2.855377" calcext:value-type="float">
            <text:p>2.855377</text:p>
          </table:table-cell>
          <table:table-cell office:value-type="float" office:value="3.929382" calcext:value-type="float">
            <text:p>3.929382</text:p>
          </table:table-cell>
          <table:table-cell office:value-type="float" office:value="3.863556" calcext:value-type="float">
            <text:p>3.863556</text:p>
          </table:table-cell>
          <table:table-cell office:value-type="float" office:value="5.582031" calcext:value-type="float">
            <text:p>5.582031</text:p>
          </table:table-cell>
          <table:table-cell office:value-type="float" office:value="5.486542" calcext:value-type="float">
            <text:p>5.486542</text:p>
          </table:table-cell>
          <table:table-cell office:value-type="float" office:value="7.458466" calcext:value-type="float">
            <text:p>7.458466</text:p>
          </table:table-cell>
          <table:table-cell office:value-type="float" office:value="7.345306" calcext:value-type="float">
            <text:p>7.345306</text:p>
          </table:table-cell>
          <table:table-cell office:value-type="float" office:value="8.857849" calcext:value-type="float">
            <text:p>8.857849</text:p>
          </table:table-cell>
          <table:table-cell office:value-type="float" office:value="8.741333" calcext:value-type="float">
            <text:p>8.741333</text:p>
          </table:table-cell>
          <table:table-cell office:value-type="float" office:value="9.972992" calcext:value-type="float">
            <text:p>9.972992</text:p>
          </table:table-cell>
          <table:table-cell office:value-type="float" office:value="9.859772" calcext:value-type="float">
            <text:p>9.859772</text:p>
          </table:table-cell>
          <table:table-cell office:value-type="float" office:value="10.78314" calcext:value-type="float">
            <text:p>10.78314</text:p>
          </table:table-cell>
          <table:table-cell office:value-type="float" office:value="10.67432" calcext:value-type="float">
            <text:p>10.67432</text:p>
          </table:table-cell>
          <table:table-cell office:value-type="float" office:value="11.12396" calcext:value-type="float">
            <text:p>11.12396</text:p>
          </table:table-cell>
          <table:table-cell office:value-type="float" office:value="11.01614" calcext:value-type="float">
            <text:p>11.01614</text:p>
          </table:table-cell>
          <table:table-cell office:value-type="float" office:value="11.75659" calcext:value-type="float">
            <text:p>11.75659</text:p>
          </table:table-cell>
          <table:table-cell office:value-type="float" office:value="-9.286285" calcext:value-type="float">
            <text:p>-9.2862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4" calcext:value-type="float">
            <text:p>19122004</text:p>
          </table:table-cell>
          <table:table-cell office:value-type="float" office:value="6.400069" calcext:value-type="float">
            <text:p>6.400069</text:p>
          </table:table-cell>
          <table:table-cell office:value-type="float" office:value="-8.02" calcext:value-type="float">
            <text:p>-8.02</text:p>
          </table:table-cell>
          <table:table-cell office:value-type="float" office:value="-17.74" calcext:value-type="float">
            <text:p>-17.74</text:p>
          </table:table-cell>
          <table:table-cell office:value-type="float" office:value="0.2977624" calcext:value-type="float">
            <text:p>0.2977624</text:p>
          </table:table-cell>
          <table:table-cell office:value-type="float" office:value="0.137955" calcext:value-type="float">
            <text:p>0.137955</text:p>
          </table:table-cell>
          <table:table-cell office:value-type="float" office:value="417.096" calcext:value-type="float">
            <text:p>417.096</text:p>
          </table:table-cell>
          <table:table-cell office:value-type="float" office:value="0" calcext:value-type="float">
            <text:p>0</text:p>
          </table:table-cell>
          <table:table-cell office:value-type="float" office:value="-0.3283081" calcext:value-type="float">
            <text:p>-0.3283081</text:p>
          </table:table-cell>
          <table:table-cell office:value-type="float" office:value="-8.793854" calcext:value-type="float">
            <text:p>-8.793854</text:p>
          </table:table-cell>
          <table:table-cell office:value-type="float" office:value="-0.2585754" calcext:value-type="float">
            <text:p>-0.2585754</text:p>
          </table:table-cell>
          <table:table-cell office:value-type="float" office:value="-1.945648" calcext:value-type="float">
            <text:p>-1.945648</text:p>
          </table:table-cell>
          <table:table-cell office:value-type="float" office:value="0.4994507" calcext:value-type="float">
            <text:p>0.4994507</text:p>
          </table:table-cell>
          <table:table-cell office:value-type="float" office:value="-0.2153015" calcext:value-type="float">
            <text:p>-0.2153015</text:p>
          </table:table-cell>
          <table:table-cell office:value-type="float" office:value="1.410675" calcext:value-type="float">
            <text:p>1.410675</text:p>
          </table:table-cell>
          <table:table-cell office:value-type="float" office:value="0.543396" calcext:value-type="float">
            <text:p>0.543396</text:p>
          </table:table-cell>
          <table:table-cell office:value-type="float" office:value="2.000427" calcext:value-type="float">
            <text:p>2.000427</text:p>
          </table:table-cell>
          <table:table-cell office:value-type="float" office:value="1.123138" calcext:value-type="float">
            <text:p>1.123138</text:p>
          </table:table-cell>
          <table:table-cell office:value-type="float" office:value="2.660248" calcext:value-type="float">
            <text:p>2.660248</text:p>
          </table:table-cell>
          <table:table-cell office:value-type="float" office:value="1.838989" calcext:value-type="float">
            <text:p>1.838989</text:p>
          </table:table-cell>
          <table:table-cell office:value-type="float" office:value="3.177948" calcext:value-type="float">
            <text:p>3.177948</text:p>
          </table:table-cell>
          <table:table-cell office:value-type="float" office:value="2.590454" calcext:value-type="float">
            <text:p>2.590454</text:p>
          </table:table-cell>
          <table:table-cell office:value-type="float" office:value="3.925842" calcext:value-type="float">
            <text:p>3.925842</text:p>
          </table:table-cell>
          <table:table-cell office:value-type="float" office:value="3.743073" calcext:value-type="float">
            <text:p>3.743073</text:p>
          </table:table-cell>
          <table:table-cell office:value-type="float" office:value="5.48587" calcext:value-type="float">
            <text:p>5.48587</text:p>
          </table:table-cell>
          <table:table-cell office:value-type="float" office:value="5.404449" calcext:value-type="float">
            <text:p>5.404449</text:p>
          </table:table-cell>
          <table:table-cell office:value-type="float" office:value="7.344116" calcext:value-type="float">
            <text:p>7.344116</text:p>
          </table:table-cell>
          <table:table-cell office:value-type="float" office:value="7.237762" calcext:value-type="float">
            <text:p>7.237762</text:p>
          </table:table-cell>
          <table:table-cell office:value-type="float" office:value="8.740143" calcext:value-type="float">
            <text:p>8.740143</text:p>
          </table:table-cell>
          <table:table-cell office:value-type="float" office:value="8.626892" calcext:value-type="float">
            <text:p>8.626892</text:p>
          </table:table-cell>
          <table:table-cell office:value-type="float" office:value="9.858612" calcext:value-type="float">
            <text:p>9.858612</text:p>
          </table:table-cell>
          <table:table-cell office:value-type="float" office:value="9.745239" calcext:value-type="float">
            <text:p>9.745239</text:p>
          </table:table-cell>
          <table:table-cell office:value-type="float" office:value="10.6731" calcext:value-type="float">
            <text:p>10.6731</text:p>
          </table:table-cell>
          <table:table-cell office:value-type="float" office:value="10.55811" calcext:value-type="float">
            <text:p>10.55811</text:p>
          </table:table-cell>
          <table:table-cell office:value-type="float" office:value="11.01501" calcext:value-type="float">
            <text:p>11.01501</text:p>
          </table:table-cell>
          <table:table-cell office:value-type="float" office:value="10.90683" calcext:value-type="float">
            <text:p>10.90683</text:p>
          </table:table-cell>
          <table:table-cell office:value-type="float" office:value="-1.500275" calcext:value-type="float">
            <text:p>-1.500275</text:p>
          </table:table-cell>
          <table:table-cell office:value-type="float" office:value="-17.31271" calcext:value-type="float">
            <text:p>-17.312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4" calcext:value-type="float">
            <text:p>20122004</text:p>
          </table:table-cell>
          <table:table-cell office:value-type="float" office:value="6.817863" calcext:value-type="float">
            <text:p>6.817863</text:p>
          </table:table-cell>
          <table:table-cell office:value-type="float" office:value="6.96" calcext:value-type="float">
            <text:p>6.96</text:p>
          </table:table-cell>
          <table:table-cell office:value-type="float" office:value="-8.13" calcext:value-type="float">
            <text:p>-8.13</text:p>
          </table:table-cell>
          <table:table-cell office:value-type="float" office:value="0.7503694" calcext:value-type="float">
            <text:p>0.7503694</text:p>
          </table:table-cell>
          <table:table-cell office:value-type="float" office:value="0.2952743" calcext:value-type="float">
            <text:p>0.2952743</text:p>
          </table:table-cell>
          <table:table-cell office:value-type="float" office:value="390.348" calcext:value-type="float">
            <text:p>390.348</text:p>
          </table:table-cell>
          <table:table-cell office:value-type="float" office:value="0.6" calcext:value-type="float">
            <text:p>0.6</text:p>
          </table:table-cell>
          <table:table-cell office:value-type="float" office:value="6.262177" calcext:value-type="float">
            <text:p>6.262177</text:p>
          </table:table-cell>
          <table:table-cell office:value-type="float" office:value="-6.364594" calcext:value-type="float">
            <text:p>-6.364594</text:p>
          </table:table-cell>
          <table:table-cell office:value-type="float" office:value="0.5946045" calcext:value-type="float">
            <text:p>0.5946045</text:p>
          </table:table-cell>
          <table:table-cell office:value-type="float" office:value="-2.697571" calcext:value-type="float">
            <text:p>-2.697571</text:p>
          </table:table-cell>
          <table:table-cell office:value-type="float" office:value="0.1127625" calcext:value-type="float">
            <text:p>0.1127625</text:p>
          </table:table-cell>
          <table:table-cell office:value-type="float" office:value="-0.3594971" calcext:value-type="float">
            <text:p>-0.3594971</text:p>
          </table:table-cell>
          <table:table-cell office:value-type="float" office:value="0.6184082" calcext:value-type="float">
            <text:p>0.6184082</text:p>
          </table:table-cell>
          <table:table-cell office:value-type="float" office:value="0.3736572" calcext:value-type="float">
            <text:p>0.3736572</text:p>
          </table:table-cell>
          <table:table-cell office:value-type="float" office:value="1.117859" calcext:value-type="float">
            <text:p>1.117859</text:p>
          </table:table-cell>
          <table:table-cell office:value-type="float" office:value="0.9499817" calcext:value-type="float">
            <text:p>0.9499817</text:p>
          </table:table-cell>
          <table:table-cell office:value-type="float" office:value="1.834351" calcext:value-type="float">
            <text:p>1.834351</text:p>
          </table:table-cell>
          <table:table-cell office:value-type="float" office:value="1.649689" calcext:value-type="float">
            <text:p>1.649689</text:p>
          </table:table-cell>
          <table:table-cell office:value-type="float" office:value="2.586456" calcext:value-type="float">
            <text:p>2.586456</text:p>
          </table:table-cell>
          <table:table-cell office:value-type="float" office:value="2.363678" calcext:value-type="float">
            <text:p>2.363678</text:p>
          </table:table-cell>
          <table:table-cell office:value-type="float" office:value="3.740112" calcext:value-type="float">
            <text:p>3.740112</text:p>
          </table:table-cell>
          <table:table-cell office:value-type="float" office:value="3.488495" calcext:value-type="float">
            <text:p>3.488495</text:p>
          </table:table-cell>
          <table:table-cell office:value-type="float" office:value="5.403229" calcext:value-type="float">
            <text:p>5.403229</text:p>
          </table:table-cell>
          <table:table-cell office:value-type="float" office:value="5.259583" calcext:value-type="float">
            <text:p>5.259583</text:p>
          </table:table-cell>
          <table:table-cell office:value-type="float" office:value="7.236694" calcext:value-type="float">
            <text:p>7.236694</text:p>
          </table:table-cell>
          <table:table-cell office:value-type="float" office:value="7.126465" calcext:value-type="float">
            <text:p>7.126465</text:p>
          </table:table-cell>
          <table:table-cell office:value-type="float" office:value="8.625702" calcext:value-type="float">
            <text:p>8.625702</text:p>
          </table:table-cell>
          <table:table-cell office:value-type="float" office:value="8.513916" calcext:value-type="float">
            <text:p>8.513916</text:p>
          </table:table-cell>
          <table:table-cell office:value-type="float" office:value="9.744049" calcext:value-type="float">
            <text:p>9.744049</text:p>
          </table:table-cell>
          <table:table-cell office:value-type="float" office:value="9.629669" calcext:value-type="float">
            <text:p>9.629669</text:p>
          </table:table-cell>
          <table:table-cell office:value-type="float" office:value="10.55692" calcext:value-type="float">
            <text:p>10.55692</text:p>
          </table:table-cell>
          <table:table-cell office:value-type="float" office:value="10.44424" calcext:value-type="float">
            <text:p>10.44424</text:p>
          </table:table-cell>
          <table:table-cell office:value-type="float" office:value="10.9057" calcext:value-type="float">
            <text:p>10.9057</text:p>
          </table:table-cell>
          <table:table-cell office:value-type="float" office:value="10.79919" calcext:value-type="float">
            <text:p>10.79919</text:p>
          </table:table-cell>
          <table:table-cell office:value-type="float" office:value="11.47388" calcext:value-type="float">
            <text:p>11.47388</text:p>
          </table:table-cell>
          <table:table-cell office:value-type="float" office:value="-11.0448" calcext:value-type="float">
            <text:p>-11.04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4" calcext:value-type="float">
            <text:p>21122004</text:p>
          </table:table-cell>
          <table:table-cell office:value-type="float" office:value="8.284173" calcext:value-type="float">
            <text:p>8.284173</text:p>
          </table:table-cell>
          <table:table-cell office:value-type="float" office:value="0.44" calcext:value-type="float">
            <text:p>0.44</text:p>
          </table:table-cell>
          <table:table-cell office:value-type="float" office:value="-13.44" calcext:value-type="float">
            <text:p>-13.44</text:p>
          </table:table-cell>
          <table:table-cell office:value-type="float" office:value="0.5563703" calcext:value-type="float">
            <text:p>0.5563703</text:p>
          </table:table-cell>
          <table:table-cell office:value-type="float" office:value="0.1952711" calcext:value-type="float">
            <text:p>0.1952711</text:p>
          </table:table-cell>
          <table:table-cell office:value-type="float" office:value="462.888" calcext:value-type="float">
            <text:p>462.888</text:p>
          </table:table-cell>
          <table:table-cell office:value-type="float" office:value="0" calcext:value-type="float">
            <text:p>0</text:p>
          </table:table-cell>
          <table:table-cell office:value-type="float" office:value="2.702026" calcext:value-type="float">
            <text:p>2.702026</text:p>
          </table:table-cell>
          <table:table-cell office:value-type="float" office:value="-8.040344" calcext:value-type="float">
            <text:p>-8.040344</text:p>
          </table:table-cell>
          <table:table-cell office:value-type="float" office:value="0.1271667" calcext:value-type="float">
            <text:p>0.1271667</text:p>
          </table:table-cell>
          <table:table-cell office:value-type="float" office:value="-2.089844" calcext:value-type="float">
            <text:p>-2.089844</text:p>
          </table:table-cell>
          <table:table-cell office:value-type="float" office:value="0.05749512" calcext:value-type="float">
            <text:p>0.05749512</text:p>
          </table:table-cell>
          <table:table-cell office:value-type="float" office:value="-0.2601318" calcext:value-type="float">
            <text:p>-0.2601318</text:p>
          </table:table-cell>
          <table:table-cell office:value-type="float" office:value="0.5892944" calcext:value-type="float">
            <text:p>0.5892944</text:p>
          </table:table-cell>
          <table:table-cell office:value-type="float" office:value="0.4102783" calcext:value-type="float">
            <text:p>0.4102783</text:p>
          </table:table-cell>
          <table:table-cell office:value-type="float" office:value="1.054016" calcext:value-type="float">
            <text:p>1.054016</text:p>
          </table:table-cell>
          <table:table-cell office:value-type="float" office:value="0.9273682" calcext:value-type="float">
            <text:p>0.9273682</text:p>
          </table:table-cell>
          <table:table-cell office:value-type="float" office:value="1.664642" calcext:value-type="float">
            <text:p>1.664642</text:p>
          </table:table-cell>
          <table:table-cell office:value-type="float" office:value="1.562653" calcext:value-type="float">
            <text:p>1.562653</text:p>
          </table:table-cell>
          <table:table-cell office:value-type="float" office:value="2.362549" calcext:value-type="float">
            <text:p>2.362549</text:p>
          </table:table-cell>
          <table:table-cell office:value-type="float" office:value="2.249207" calcext:value-type="float">
            <text:p>2.249207</text:p>
          </table:table-cell>
          <table:table-cell office:value-type="float" office:value="3.486633" calcext:value-type="float">
            <text:p>3.486633</text:p>
          </table:table-cell>
          <table:table-cell office:value-type="float" office:value="3.336456" calcext:value-type="float">
            <text:p>3.336456</text:p>
          </table:table-cell>
          <table:table-cell office:value-type="float" office:value="5.257904" calcext:value-type="float">
            <text:p>5.257904</text:p>
          </table:table-cell>
          <table:table-cell office:value-type="float" office:value="5.107391" calcext:value-type="float">
            <text:p>5.107391</text:p>
          </table:table-cell>
          <table:table-cell office:value-type="float" office:value="7.125275" calcext:value-type="float">
            <text:p>7.125275</text:p>
          </table:table-cell>
          <table:table-cell office:value-type="float" office:value="7.00528" calcext:value-type="float">
            <text:p>7.00528</text:p>
          </table:table-cell>
          <table:table-cell office:value-type="float" office:value="8.512726" calcext:value-type="float">
            <text:p>8.512726</text:p>
          </table:table-cell>
          <table:table-cell office:value-type="float" office:value="8.398987" calcext:value-type="float">
            <text:p>8.398987</text:p>
          </table:table-cell>
          <table:table-cell office:value-type="float" office:value="9.628479" calcext:value-type="float">
            <text:p>9.628479</text:p>
          </table:table-cell>
          <table:table-cell office:value-type="float" office:value="9.51413" calcext:value-type="float">
            <text:p>9.51413</text:p>
          </table:table-cell>
          <table:table-cell office:value-type="float" office:value="10.44308" calcext:value-type="float">
            <text:p>10.44308</text:p>
          </table:table-cell>
          <table:table-cell office:value-type="float" office:value="10.33209" calcext:value-type="float">
            <text:p>10.33209</text:p>
          </table:table-cell>
          <table:table-cell office:value-type="float" office:value="10.79807" calcext:value-type="float">
            <text:p>10.79807</text:p>
          </table:table-cell>
          <table:table-cell office:value-type="float" office:value="10.6929" calcext:value-type="float">
            <text:p>10.6929</text:p>
          </table:table-cell>
          <table:table-cell office:value-type="float" office:value="5.235565" calcext:value-type="float">
            <text:p>5.235565</text:p>
          </table:table-cell>
          <table:table-cell office:value-type="float" office:value="-14.77133" calcext:value-type="float">
            <text:p>-14.771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4" calcext:value-type="float">
            <text:p>22122004</text:p>
          </table:table-cell>
          <table:table-cell office:value-type="float" office:value="8.651917" calcext:value-type="float">
            <text:p>8.651917</text:p>
          </table:table-cell>
          <table:table-cell office:value-type="float" office:value="-8.62" calcext:value-type="float">
            <text:p>-8.62</text:p>
          </table:table-cell>
          <table:table-cell office:value-type="float" office:value="-16.14" calcext:value-type="float">
            <text:p>-16.14</text:p>
          </table:table-cell>
          <table:table-cell office:value-type="float" office:value="0.2844171" calcext:value-type="float">
            <text:p>0.2844171</text:p>
          </table:table-cell>
          <table:table-cell office:value-type="float" office:value="0.1572088" calcext:value-type="float">
            <text:p>0.1572088</text:p>
          </table:table-cell>
          <table:table-cell office:value-type="float" office:value="278.496" calcext:value-type="float">
            <text:p>278.496</text:p>
          </table:table-cell>
          <table:table-cell office:value-type="float" office:value="0" calcext:value-type="float">
            <text:p>0</text:p>
          </table:table-cell>
          <table:table-cell office:value-type="float" office:value="1.747833" calcext:value-type="float">
            <text:p>1.747833</text:p>
          </table:table-cell>
          <table:table-cell office:value-type="float" office:value="-10.43344" calcext:value-type="float">
            <text:p>-10.43344</text:p>
          </table:table-cell>
          <table:table-cell office:value-type="float" office:value="-0.7097473" calcext:value-type="float">
            <text:p>-0.7097473</text:p>
          </table:table-cell>
          <table:table-cell office:value-type="float" office:value="-4.4216" calcext:value-type="float">
            <text:p>-4.4216</text:p>
          </table:table-cell>
          <table:table-cell office:value-type="float" office:value="-0.1513367" calcext:value-type="float">
            <text:p>-0.1513367</text:p>
          </table:table-cell>
          <table:table-cell office:value-type="float" office:value="-0.7529602" calcext:value-type="float">
            <text:p>-0.7529602</text:p>
          </table:table-cell>
          <table:table-cell office:value-type="float" office:value="0.4030151" calcext:value-type="float">
            <text:p>0.4030151</text:p>
          </table:table-cell>
          <table:table-cell office:value-type="float" office:value="0.0145874" calcext:value-type="float">
            <text:p>0.0145874</text:p>
          </table:table-cell>
          <table:table-cell office:value-type="float" office:value="0.9222412" calcext:value-type="float">
            <text:p>0.9222412</text:p>
          </table:table-cell>
          <table:table-cell office:value-type="float" office:value="0.6047668" calcext:value-type="float">
            <text:p>0.6047668</text:p>
          </table:table-cell>
          <table:table-cell office:value-type="float" office:value="1.559631" calcext:value-type="float">
            <text:p>1.559631</text:p>
          </table:table-cell>
          <table:table-cell office:value-type="float" office:value="1.309814" calcext:value-type="float">
            <text:p>1.309814</text:p>
          </table:table-cell>
          <table:table-cell office:value-type="float" office:value="2.247192" calcext:value-type="float">
            <text:p>2.247192</text:p>
          </table:table-cell>
          <table:table-cell office:value-type="float" office:value="2.034027" calcext:value-type="float">
            <text:p>2.034027</text:p>
          </table:table-cell>
          <table:table-cell office:value-type="float" office:value="3.335022" calcext:value-type="float">
            <text:p>3.335022</text:p>
          </table:table-cell>
          <table:table-cell office:value-type="float" office:value="3.161407" calcext:value-type="float">
            <text:p>3.161407</text:p>
          </table:table-cell>
          <table:table-cell office:value-type="float" office:value="5.105896" calcext:value-type="float">
            <text:p>5.105896</text:p>
          </table:table-cell>
          <table:table-cell office:value-type="float" office:value="4.959747" calcext:value-type="float">
            <text:p>4.959747</text:p>
          </table:table-cell>
          <table:table-cell office:value-type="float" office:value="7.003937" calcext:value-type="float">
            <text:p>7.003937</text:p>
          </table:table-cell>
          <table:table-cell office:value-type="float" office:value="6.879364" calcext:value-type="float">
            <text:p>6.879364</text:p>
          </table:table-cell>
          <table:table-cell office:value-type="float" office:value="8.397766" calcext:value-type="float">
            <text:p>8.397766</text:p>
          </table:table-cell>
          <table:table-cell office:value-type="float" office:value="8.281006" calcext:value-type="float">
            <text:p>8.281006</text:p>
          </table:table-cell>
          <table:table-cell office:value-type="float" office:value="9.512939" calcext:value-type="float">
            <text:p>9.512939</text:p>
          </table:table-cell>
          <table:table-cell office:value-type="float" office:value="9.398682" calcext:value-type="float">
            <text:p>9.398682</text:p>
          </table:table-cell>
          <table:table-cell office:value-type="float" office:value="10.3309" calcext:value-type="float">
            <text:p>10.3309</text:p>
          </table:table-cell>
          <table:table-cell office:value-type="float" office:value="10.22107" calcext:value-type="float">
            <text:p>10.22107</text:p>
          </table:table-cell>
          <table:table-cell office:value-type="float" office:value="10.69183" calcext:value-type="float">
            <text:p>10.69183</text:p>
          </table:table-cell>
          <table:table-cell office:value-type="float" office:value="10.58829" calcext:value-type="float">
            <text:p>10.58829</text:p>
          </table:table-cell>
          <table:table-cell office:value-type="float" office:value="3.239258" calcext:value-type="float">
            <text:p>3.239258</text:p>
          </table:table-cell>
          <table:table-cell office:value-type="float" office:value="-16.90179" calcext:value-type="float">
            <text:p>-16.901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4" calcext:value-type="float">
            <text:p>23122004</text:p>
          </table:table-cell>
          <table:table-cell office:value-type="float" office:value="7.317266" calcext:value-type="float">
            <text:p>7.317266</text:p>
          </table:table-cell>
          <table:table-cell office:value-type="float" office:value="-11.65" calcext:value-type="float">
            <text:p>-11.65</text:p>
          </table:table-cell>
          <table:table-cell office:value-type="float" office:value="-20.39" calcext:value-type="float">
            <text:p>-20.39</text:p>
          </table:table-cell>
          <table:table-cell office:value-type="float" office:value="0.2249014" calcext:value-type="float">
            <text:p>0.2249014</text:p>
          </table:table-cell>
          <table:table-cell office:value-type="float" office:value="0.1107092" calcext:value-type="float">
            <text:p>0.1107092</text:p>
          </table:table-cell>
          <table:table-cell office:value-type="float" office:value="304.848" calcext:value-type="float">
            <text:p>304.848</text:p>
          </table:table-cell>
          <table:table-cell office:value-type="float" office:value="0" calcext:value-type="float">
            <text:p>0</text:p>
          </table:table-cell>
          <table:table-cell office:value-type="float" office:value="-0.6629028" calcext:value-type="float">
            <text:p>-0.6629028</text:p>
          </table:table-cell>
          <table:table-cell office:value-type="float" office:value="-13.81033" calcext:value-type="float">
            <text:p>-13.81033</text:p>
          </table:table-cell>
          <table:table-cell office:value-type="float" office:value="-1.745728" calcext:value-type="float">
            <text:p>-1.745728</text:p>
          </table:table-cell>
          <table:table-cell office:value-type="float" office:value="-6.636932" calcext:value-type="float">
            <text:p>-6.636932</text:p>
          </table:table-cell>
          <table:table-cell office:value-type="float" office:value="-0.774353" calcext:value-type="float">
            <text:p>-0.774353</text:p>
          </table:table-cell>
          <table:table-cell office:value-type="float" office:value="-3.000549" calcext:value-type="float">
            <text:p>-3.000549</text:p>
          </table:table-cell>
          <table:table-cell office:value-type="float" office:value="-0.0006103516" calcext:value-type="float">
            <text:p>-0.0006103516</text:p>
          </table:table-cell>
          <table:table-cell office:value-type="float" office:value="-0.3792114" calcext:value-type="float">
            <text:p>-0.3792114</text:p>
          </table:table-cell>
          <table:table-cell office:value-type="float" office:value="0.5942383" calcext:value-type="float">
            <text:p>0.5942383</text:p>
          </table:table-cell>
          <table:table-cell office:value-type="float" office:value="0.2194824" calcext:value-type="float">
            <text:p>0.2194824</text:p>
          </table:table-cell>
          <table:table-cell office:value-type="float" office:value="1.304352" calcext:value-type="float">
            <text:p>1.304352</text:p>
          </table:table-cell>
          <table:table-cell office:value-type="float" office:value="0.9663696" calcext:value-type="float">
            <text:p>0.9663696</text:p>
          </table:table-cell>
          <table:table-cell office:value-type="float" office:value="2.031006" calcext:value-type="float">
            <text:p>2.031006</text:p>
          </table:table-cell>
          <table:table-cell office:value-type="float" office:value="1.743286" calcext:value-type="float">
            <text:p>1.743286</text:p>
          </table:table-cell>
          <table:table-cell office:value-type="float" office:value="3.159668" calcext:value-type="float">
            <text:p>3.159668</text:p>
          </table:table-cell>
          <table:table-cell office:value-type="float" office:value="2.947906" calcext:value-type="float">
            <text:p>2.947906</text:p>
          </table:table-cell>
          <table:table-cell office:value-type="float" office:value="4.958191" calcext:value-type="float">
            <text:p>4.958191</text:p>
          </table:table-cell>
          <table:table-cell office:value-type="float" office:value="4.802246" calcext:value-type="float">
            <text:p>4.802246</text:p>
          </table:table-cell>
          <table:table-cell office:value-type="float" office:value="6.878021" calcext:value-type="float">
            <text:p>6.878021</text:p>
          </table:table-cell>
          <table:table-cell office:value-type="float" office:value="6.749207" calcext:value-type="float">
            <text:p>6.749207</text:p>
          </table:table-cell>
          <table:table-cell office:value-type="float" office:value="8.279755" calcext:value-type="float">
            <text:p>8.279755</text:p>
          </table:table-cell>
          <table:table-cell office:value-type="float" office:value="8.16037" calcext:value-type="float">
            <text:p>8.16037</text:p>
          </table:table-cell>
          <table:table-cell office:value-type="float" office:value="9.397461" calcext:value-type="float">
            <text:p>9.397461</text:p>
          </table:table-cell>
          <table:table-cell office:value-type="float" office:value="9.282928" calcext:value-type="float">
            <text:p>9.282928</text:p>
          </table:table-cell>
          <table:table-cell office:value-type="float" office:value="10.21994" calcext:value-type="float">
            <text:p>10.21994</text:p>
          </table:table-cell>
          <table:table-cell office:value-type="float" office:value="10.11044" calcext:value-type="float">
            <text:p>10.11044</text:p>
          </table:table-cell>
          <table:table-cell office:value-type="float" office:value="10.58719" calcext:value-type="float">
            <text:p>10.58719</text:p>
          </table:table-cell>
          <table:table-cell office:value-type="float" office:value="10.48431" calcext:value-type="float">
            <text:p>10.48431</text:p>
          </table:table-cell>
          <table:table-cell office:value-type="float" office:value="-0.5886536" calcext:value-type="float">
            <text:p>-0.5886536</text:p>
          </table:table-cell>
          <table:table-cell office:value-type="float" office:value="-19.98193" calcext:value-type="float">
            <text:p>-19.981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4" calcext:value-type="float">
            <text:p>24122004</text:p>
          </table:table-cell>
          <table:table-cell office:value-type="float" office:value="6.479089" calcext:value-type="float">
            <text:p>6.479089</text:p>
          </table:table-cell>
          <table:table-cell office:value-type="float" office:value="-0.72" calcext:value-type="float">
            <text:p>-0.72</text:p>
          </table:table-cell>
          <table:table-cell office:value-type="float" office:value="-21.31" calcext:value-type="float">
            <text:p>-21.31</text:p>
          </table:table-cell>
          <table:table-cell office:value-type="float" office:value="0.5118413" calcext:value-type="float">
            <text:p>0.5118413</text:p>
          </table:table-cell>
          <table:table-cell office:value-type="float" office:value="0.1024565" calcext:value-type="float">
            <text:p>0.1024565</text:p>
          </table:table-cell>
          <table:table-cell office:value-type="float" office:value="480.276" calcext:value-type="float">
            <text:p>480.276</text:p>
          </table:table-cell>
          <table:table-cell office:value-type="float" office:value="0" calcext:value-type="float">
            <text:p>0</text:p>
          </table:table-cell>
          <table:table-cell office:value-type="float" office:value="1.784027" calcext:value-type="float">
            <text:p>1.784027</text:p>
          </table:table-cell>
          <table:table-cell office:value-type="float" office:value="-14.69788" calcext:value-type="float">
            <text:p>-14.69788</text:p>
          </table:table-cell>
          <table:table-cell office:value-type="float" office:value="-2.091888" calcext:value-type="float">
            <text:p>-2.091888</text:p>
          </table:table-cell>
          <table:table-cell office:value-type="float" office:value="-7.861572" calcext:value-type="float">
            <text:p>-7.861572</text:p>
          </table:table-cell>
          <table:table-cell office:value-type="float" office:value="-1.570709" calcext:value-type="float">
            <text:p>-1.570709</text:p>
          </table:table-cell>
          <table:table-cell office:value-type="float" office:value="-4.494446" calcext:value-type="float">
            <text:p>-4.494446</text:p>
          </table:table-cell>
          <table:table-cell office:value-type="float" office:value="-0.390686" calcext:value-type="float">
            <text:p>-0.390686</text:p>
          </table:table-cell>
          <table:table-cell office:value-type="float" office:value="-0.6985168" calcext:value-type="float">
            <text:p>-0.6985168</text:p>
          </table:table-cell>
          <table:table-cell office:value-type="float" office:value="0.2106628" calcext:value-type="float">
            <text:p>0.2106628</text:p>
          </table:table-cell>
          <table:table-cell office:value-type="float" office:value="-0.04864502" calcext:value-type="float">
            <text:p>-0.04864502</text:p>
          </table:table-cell>
          <table:table-cell office:value-type="float" office:value="0.9611816" calcext:value-type="float">
            <text:p>0.9611816</text:p>
          </table:table-cell>
          <table:table-cell office:value-type="float" office:value="0.6946716" calcext:value-type="float">
            <text:p>0.6946716</text:p>
          </table:table-cell>
          <table:table-cell office:value-type="float" office:value="1.739868" calcext:value-type="float">
            <text:p>1.739868</text:p>
          </table:table-cell>
          <table:table-cell office:value-type="float" office:value="1.463959" calcext:value-type="float">
            <text:p>1.463959</text:p>
          </table:table-cell>
          <table:table-cell office:value-type="float" office:value="2.945679" calcext:value-type="float">
            <text:p>2.945679</text:p>
          </table:table-cell>
          <table:table-cell office:value-type="float" office:value="2.696136" calcext:value-type="float">
            <text:p>2.696136</text:p>
          </table:table-cell>
          <table:table-cell office:value-type="float" office:value="4.800537" calcext:value-type="float">
            <text:p>4.800537</text:p>
          </table:table-cell>
          <table:table-cell office:value-type="float" office:value="4.624786" calcext:value-type="float">
            <text:p>4.624786</text:p>
          </table:table-cell>
          <table:table-cell office:value-type="float" office:value="6.747833" calcext:value-type="float">
            <text:p>6.747833</text:p>
          </table:table-cell>
          <table:table-cell office:value-type="float" office:value="6.612762" calcext:value-type="float">
            <text:p>6.612762</text:p>
          </table:table-cell>
          <table:table-cell office:value-type="float" office:value="8.159149" calcext:value-type="float">
            <text:p>8.159149</text:p>
          </table:table-cell>
          <table:table-cell office:value-type="float" office:value="8.037506" calcext:value-type="float">
            <text:p>8.037506</text:p>
          </table:table-cell>
          <table:table-cell office:value-type="float" office:value="9.281708" calcext:value-type="float">
            <text:p>9.281708</text:p>
          </table:table-cell>
          <table:table-cell office:value-type="float" office:value="9.166595" calcext:value-type="float">
            <text:p>9.166595</text:p>
          </table:table-cell>
          <table:table-cell office:value-type="float" office:value="10.10934" calcext:value-type="float">
            <text:p>10.10934</text:p>
          </table:table-cell>
          <table:table-cell office:value-type="float" office:value="10.00031" calcext:value-type="float">
            <text:p>10.00031</text:p>
          </table:table-cell>
          <table:table-cell office:value-type="float" office:value="10.48325" calcext:value-type="float">
            <text:p>10.48325</text:p>
          </table:table-cell>
          <table:table-cell office:value-type="float" office:value="10.3808" calcext:value-type="float">
            <text:p>10.3808</text:p>
          </table:table-cell>
          <table:table-cell office:value-type="float" office:value="5.103851" calcext:value-type="float">
            <text:p>5.103851</text:p>
          </table:table-cell>
          <table:table-cell office:value-type="float" office:value="-21.03467" calcext:value-type="float">
            <text:p>-21.034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4" calcext:value-type="float">
            <text:p>25122004</text:p>
          </table:table-cell>
          <table:table-cell office:value-type="float" office:value="5.638961" calcext:value-type="float">
            <text:p>5.638961</text:p>
          </table:table-cell>
          <table:table-cell office:value-type="float" office:value="10.68" calcext:value-type="float">
            <text:p>10.68</text:p>
          </table:table-cell>
          <table:table-cell office:value-type="float" office:value="-5.32" calcext:value-type="float">
            <text:p>-5.32</text:p>
          </table:table-cell>
          <table:table-cell office:value-type="float" office:value="0.83631" calcext:value-type="float">
            <text:p>0.83631</text:p>
          </table:table-cell>
          <table:table-cell office:value-type="float" office:value="0.3650735" calcext:value-type="float">
            <text:p>0.3650735</text:p>
          </table:table-cell>
          <table:table-cell office:value-type="float" office:value="217.332" calcext:value-type="float">
            <text:p>217.332</text:p>
          </table:table-cell>
          <table:table-cell office:value-type="float" office:value="0" calcext:value-type="float">
            <text:p>0</text:p>
          </table:table-cell>
          <table:table-cell office:value-type="float" office:value="10.69482" calcext:value-type="float">
            <text:p>10.69482</text:p>
          </table:table-cell>
          <table:table-cell office:value-type="float" office:value="-5.706726" calcext:value-type="float">
            <text:p>-5.706726</text:p>
          </table:table-cell>
          <table:table-cell office:value-type="float" office:value="0.5641174" calcext:value-type="float">
            <text:p>0.5641174</text:p>
          </table:table-cell>
          <table:table-cell office:value-type="float" office:value="-3.172333" calcext:value-type="float">
            <text:p>-3.172333</text:p>
          </table:table-cell>
          <table:table-cell office:value-type="float" office:value="-0.7283936" calcext:value-type="float">
            <text:p>-0.7283936</text:p>
          </table:table-cell>
          <table:table-cell office:value-type="float" office:value="-1.835236" calcext:value-type="float">
            <text:p>-1.835236</text:p>
          </table:table-cell>
          <table:table-cell office:value-type="float" office:value="-0.420166" calcext:value-type="float">
            <text:p>-0.420166</text:p>
          </table:table-cell>
          <table:table-cell office:value-type="float" office:value="-0.5969543" calcext:value-type="float">
            <text:p>-0.5969543</text:p>
          </table:table-cell>
          <table:table-cell office:value-type="float" office:value="0.02182007" calcext:value-type="float">
            <text:p>0.02182007</text:p>
          </table:table-cell>
          <table:table-cell office:value-type="float" office:value="-0.04858398" calcext:value-type="float">
            <text:p>-0.04858398</text:p>
          </table:table-cell>
          <table:table-cell office:value-type="float" office:value="0.6970215" calcext:value-type="float">
            <text:p>0.6970215</text:p>
          </table:table-cell>
          <table:table-cell office:value-type="float" office:value="0.6159668" calcext:value-type="float">
            <text:p>0.6159668</text:p>
          </table:table-cell>
          <table:table-cell office:value-type="float" office:value="1.462769" calcext:value-type="float">
            <text:p>1.462769</text:p>
          </table:table-cell>
          <table:table-cell office:value-type="float" office:value="1.342712" calcext:value-type="float">
            <text:p>1.342712</text:p>
          </table:table-cell>
          <table:table-cell office:value-type="float" office:value="2.694" calcext:value-type="float">
            <text:p>2.694</text:p>
          </table:table-cell>
          <table:table-cell office:value-type="float" office:value="2.519958" calcext:value-type="float">
            <text:p>2.519958</text:p>
          </table:table-cell>
          <table:table-cell office:value-type="float" office:value="4.622864" calcext:value-type="float">
            <text:p>4.622864</text:p>
          </table:table-cell>
          <table:table-cell office:value-type="float" office:value="4.445831" calcext:value-type="float">
            <text:p>4.445831</text:p>
          </table:table-cell>
          <table:table-cell office:value-type="float" office:value="6.611328" calcext:value-type="float">
            <text:p>6.611328</text:p>
          </table:table-cell>
          <table:table-cell office:value-type="float" office:value="6.469238" calcext:value-type="float">
            <text:p>6.469238</text:p>
          </table:table-cell>
          <table:table-cell office:value-type="float" office:value="8.036194" calcext:value-type="float">
            <text:p>8.036194</text:p>
          </table:table-cell>
          <table:table-cell office:value-type="float" office:value="7.911102" calcext:value-type="float">
            <text:p>7.911102</text:p>
          </table:table-cell>
          <table:table-cell office:value-type="float" office:value="9.165375" calcext:value-type="float">
            <text:p>9.165375</text:p>
          </table:table-cell>
          <table:table-cell office:value-type="float" office:value="9.049988" calcext:value-type="float">
            <text:p>9.049988</text:p>
          </table:table-cell>
          <table:table-cell office:value-type="float" office:value="9.999176" calcext:value-type="float">
            <text:p>9.999176</text:p>
          </table:table-cell>
          <table:table-cell office:value-type="float" office:value="9.890503" calcext:value-type="float">
            <text:p>9.890503</text:p>
          </table:table-cell>
          <table:table-cell office:value-type="float" office:value="10.37973" calcext:value-type="float">
            <text:p>10.37973</text:p>
          </table:table-cell>
          <table:table-cell office:value-type="float" office:value="10.27786" calcext:value-type="float">
            <text:p>10.27786</text:p>
          </table:table-cell>
          <table:table-cell office:value-type="float" office:value="14.35272" calcext:value-type="float">
            <text:p>14.35272</text:p>
          </table:table-cell>
          <table:table-cell office:value-type="float" office:value="-8.817169" calcext:value-type="float">
            <text:p>-8.8171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4" calcext:value-type="float">
            <text:p>26122004</text:p>
          </table:table-cell>
          <table:table-cell office:value-type="float" office:value="6.759021" calcext:value-type="float">
            <text:p>6.759021</text:p>
          </table:table-cell>
          <table:table-cell office:value-type="float" office:value="0.57" calcext:value-type="float">
            <text:p>0.57</text:p>
          </table:table-cell>
          <table:table-cell office:value-type="float" office:value="-6.24" calcext:value-type="float">
            <text:p>-6.24</text:p>
          </table:table-cell>
          <table:table-cell office:value-type="float" office:value="0.5615714" calcext:value-type="float">
            <text:p>0.5615714</text:p>
          </table:table-cell>
          <table:table-cell office:value-type="float" office:value="0.3407395" calcext:value-type="float">
            <text:p>0.3407395</text:p>
          </table:table-cell>
          <table:table-cell office:value-type="float" office:value="299.628" calcext:value-type="float">
            <text:p>299.628</text:p>
          </table:table-cell>
          <table:table-cell office:value-type="float" office:value="0" calcext:value-type="float">
            <text:p>0</text:p>
          </table:table-cell>
          <table:table-cell office:value-type="float" office:value="7.197021" calcext:value-type="float">
            <text:p>7.197021</text:p>
          </table:table-cell>
          <table:table-cell office:value-type="float" office:value="-5.495087" calcext:value-type="float">
            <text:p>-5.495087</text:p>
          </table:table-cell>
          <table:table-cell office:value-type="float" office:value="0.2474365" calcext:value-type="float">
            <text:p>0.2474365</text:p>
          </table:table-cell>
          <table:table-cell office:value-type="float" office:value="-2.185852" calcext:value-type="float">
            <text:p>-2.185852</text:p>
          </table:table-cell>
          <table:table-cell office:value-type="float" office:value="-0.5956116" calcext:value-type="float">
            <text:p>-0.5956116</text:p>
          </table:table-cell>
          <table:table-cell office:value-type="float" office:value="-1.050995" calcext:value-type="float">
            <text:p>-1.050995</text:p>
          </table:table-cell>
          <table:table-cell office:value-type="float" office:value="-0.3576965" calcext:value-type="float">
            <text:p>-0.3576965</text:p>
          </table:table-cell>
          <table:table-cell office:value-type="float" office:value="-0.4475403" calcext:value-type="float">
            <text:p>-0.4475403</text:p>
          </table:table-cell>
          <table:table-cell office:value-type="float" office:value="0.052948" calcext:value-type="float">
            <text:p>0.052948</text:p>
          </table:table-cell>
          <table:table-cell office:value-type="float" office:value="-0.01361084" calcext:value-type="float">
            <text:p>-0.01361084</text:p>
          </table:table-cell>
          <table:table-cell office:value-type="float" office:value="0.6335144" calcext:value-type="float">
            <text:p>0.6335144</text:p>
          </table:table-cell>
          <table:table-cell office:value-type="float" office:value="0.6087036" calcext:value-type="float">
            <text:p>0.6087036</text:p>
          </table:table-cell>
          <table:table-cell office:value-type="float" office:value="1.34201" calcext:value-type="float">
            <text:p>1.34201</text:p>
          </table:table-cell>
          <table:table-cell office:value-type="float" office:value="1.307831" calcext:value-type="float">
            <text:p>1.307831</text:p>
          </table:table-cell>
          <table:table-cell office:value-type="float" office:value="2.518463" calcext:value-type="float">
            <text:p>2.518463</text:p>
          </table:table-cell>
          <table:table-cell office:value-type="float" office:value="2.408081" calcext:value-type="float">
            <text:p>2.408081</text:p>
          </table:table-cell>
          <table:table-cell office:value-type="float" office:value="4.444031" calcext:value-type="float">
            <text:p>4.444031</text:p>
          </table:table-cell>
          <table:table-cell office:value-type="float" office:value="4.287537" calcext:value-type="float">
            <text:p>4.287537</text:p>
          </table:table-cell>
          <table:table-cell office:value-type="float" office:value="6.467712" calcext:value-type="float">
            <text:p>6.467712</text:p>
          </table:table-cell>
          <table:table-cell office:value-type="float" office:value="6.324005" calcext:value-type="float">
            <text:p>6.324005</text:p>
          </table:table-cell>
          <table:table-cell office:value-type="float" office:value="7.90976" calcext:value-type="float">
            <text:p>7.90976</text:p>
          </table:table-cell>
          <table:table-cell office:value-type="float" office:value="7.782135" calcext:value-type="float">
            <text:p>7.782135</text:p>
          </table:table-cell>
          <table:table-cell office:value-type="float" office:value="9.048767" calcext:value-type="float">
            <text:p>9.048767</text:p>
          </table:table-cell>
          <table:table-cell office:value-type="float" office:value="8.931885" calcext:value-type="float">
            <text:p>8.931885</text:p>
          </table:table-cell>
          <table:table-cell office:value-type="float" office:value="9.889374" calcext:value-type="float">
            <text:p>9.889374</text:p>
          </table:table-cell>
          <table:table-cell office:value-type="float" office:value="9.780884" calcext:value-type="float">
            <text:p>9.780884</text:p>
          </table:table-cell>
          <table:table-cell office:value-type="float" office:value="10.27676" calcext:value-type="float">
            <text:p>10.27676</text:p>
          </table:table-cell>
          <table:table-cell office:value-type="float" office:value="10.17511" calcext:value-type="float">
            <text:p>10.17511</text:p>
          </table:table-cell>
          <table:table-cell office:value-type="float" office:value="9.544525" calcext:value-type="float">
            <text:p>9.544525</text:p>
          </table:table-cell>
          <table:table-cell office:value-type="float" office:value="-9.231262" calcext:value-type="float">
            <text:p>-9.2312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4" calcext:value-type="float">
            <text:p>27122004</text:p>
          </table:table-cell>
          <table:table-cell office:value-type="float" office:value="5.617204" calcext:value-type="float">
            <text:p>5.617204</text:p>
          </table:table-cell>
          <table:table-cell office:value-type="float" office:value="6.07" calcext:value-type="float">
            <text:p>6.07</text:p>
          </table:table-cell>
          <table:table-cell office:value-type="float" office:value="-6.32" calcext:value-type="float">
            <text:p>-6.32</text:p>
          </table:table-cell>
          <table:table-cell office:value-type="float" office:value="0.7366202" calcext:value-type="float">
            <text:p>0.7366202</text:p>
          </table:table-cell>
          <table:table-cell office:value-type="float" office:value="0.3386939" calcext:value-type="float">
            <text:p>0.3386939</text:p>
          </table:table-cell>
          <table:table-cell office:value-type="float" office:value="241.488" calcext:value-type="float">
            <text:p>241.488</text:p>
          </table:table-cell>
          <table:table-cell office:value-type="float" office:value="0" calcext:value-type="float">
            <text:p>0</text:p>
          </table:table-cell>
          <table:table-cell office:value-type="float" office:value="5.726868" calcext:value-type="float">
            <text:p>5.726868</text:p>
          </table:table-cell>
          <table:table-cell office:value-type="float" office:value="-5.772736" calcext:value-type="float">
            <text:p>-5.772736</text:p>
          </table:table-cell>
          <table:table-cell office:value-type="float" office:value="0.04495239" calcext:value-type="float">
            <text:p>0.04495239</text:p>
          </table:table-cell>
          <table:table-cell office:value-type="float" office:value="-2.684204" calcext:value-type="float">
            <text:p>-2.684204</text:p>
          </table:table-cell>
          <table:table-cell office:value-type="float" office:value="-0.6471558" calcext:value-type="float">
            <text:p>-0.6471558</text:p>
          </table:table-cell>
          <table:table-cell office:value-type="float" office:value="-1.240082" calcext:value-type="float">
            <text:p>-1.240082</text:p>
          </table:table-cell>
          <table:table-cell office:value-type="float" office:value="-0.3441467" calcext:value-type="float">
            <text:p>-0.3441467</text:p>
          </table:table-cell>
          <table:table-cell office:value-type="float" office:value="-0.4474487" calcext:value-type="float">
            <text:p>-0.4474487</text:p>
          </table:table-cell>
          <table:table-cell office:value-type="float" office:value="0.05007935" calcext:value-type="float">
            <text:p>0.05007935</text:p>
          </table:table-cell>
          <table:table-cell office:value-type="float" office:value="-0.01309204" calcext:value-type="float">
            <text:p>-0.01309204</text:p>
          </table:table-cell>
          <table:table-cell office:value-type="float" office:value="0.6329956" calcext:value-type="float">
            <text:p>0.6329956</text:p>
          </table:table-cell>
          <table:table-cell office:value-type="float" office:value="0.5885315" calcext:value-type="float">
            <text:p>0.5885315</text:p>
          </table:table-cell>
          <table:table-cell office:value-type="float" office:value="1.307526" calcext:value-type="float">
            <text:p>1.307526</text:p>
          </table:table-cell>
          <table:table-cell office:value-type="float" office:value="1.25885" calcext:value-type="float">
            <text:p>1.25885</text:p>
          </table:table-cell>
          <table:table-cell office:value-type="float" office:value="2.407257" calcext:value-type="float">
            <text:p>2.407257</text:p>
          </table:table-cell>
          <table:table-cell office:value-type="float" office:value="2.323212" calcext:value-type="float">
            <text:p>2.323212</text:p>
          </table:table-cell>
          <table:table-cell office:value-type="float" office:value="4.286041" calcext:value-type="float">
            <text:p>4.286041</text:p>
          </table:table-cell>
          <table:table-cell office:value-type="float" office:value="4.153992" calcext:value-type="float">
            <text:p>4.153992</text:p>
          </table:table-cell>
          <table:table-cell office:value-type="float" office:value="6.322479" calcext:value-type="float">
            <text:p>6.322479</text:p>
          </table:table-cell>
          <table:table-cell office:value-type="float" office:value="6.182495" calcext:value-type="float">
            <text:p>6.182495</text:p>
          </table:table-cell>
          <table:table-cell office:value-type="float" office:value="7.780762" calcext:value-type="float">
            <text:p>7.780762</text:p>
          </table:table-cell>
          <table:table-cell office:value-type="float" office:value="7.65152" calcext:value-type="float">
            <text:p>7.65152</text:p>
          </table:table-cell>
          <table:table-cell office:value-type="float" office:value="8.930603" calcext:value-type="float">
            <text:p>8.930603</text:p>
          </table:table-cell>
          <table:table-cell office:value-type="float" office:value="8.812439" calcext:value-type="float">
            <text:p>8.812439</text:p>
          </table:table-cell>
          <table:table-cell office:value-type="float" office:value="9.779755" calcext:value-type="float">
            <text:p>9.779755</text:p>
          </table:table-cell>
          <table:table-cell office:value-type="float" office:value="9.670776" calcext:value-type="float">
            <text:p>9.670776</text:p>
          </table:table-cell>
          <table:table-cell office:value-type="float" office:value="10.17407" calcext:value-type="float">
            <text:p>10.17407</text:p>
          </table:table-cell>
          <table:table-cell office:value-type="float" office:value="10.07254" calcext:value-type="float">
            <text:p>10.07254</text:p>
          </table:table-cell>
          <table:table-cell office:value-type="float" office:value="8.563751" calcext:value-type="float">
            <text:p>8.563751</text:p>
          </table:table-cell>
          <table:table-cell office:value-type="float" office:value="-9.466583" calcext:value-type="float">
            <text:p>-9.4665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4" calcext:value-type="float">
            <text:p>28122004</text:p>
          </table:table-cell>
          <table:table-cell office:value-type="float" office:value="7.70531" calcext:value-type="float">
            <text:p>7.70531</text:p>
          </table:table-cell>
          <table:table-cell office:value-type="float" office:value="7.36" calcext:value-type="float">
            <text:p>7.36</text:p>
          </table:table-cell>
          <table:table-cell office:value-type="float" office:value="-7.4" calcext:value-type="float">
            <text:p>-7.4</text:p>
          </table:table-cell>
          <table:table-cell office:value-type="float" office:value="0.7663132" calcext:value-type="float">
            <text:p>0.7663132</text:p>
          </table:table-cell>
          <table:table-cell office:value-type="float" office:value="0.3121431" calcext:value-type="float">
            <text:p>0.3121431</text:p>
          </table:table-cell>
          <table:table-cell office:value-type="float" office:value="141.012" calcext:value-type="float">
            <text:p>141.012</text:p>
          </table:table-cell>
          <table:table-cell office:value-type="float" office:value="0" calcext:value-type="float">
            <text:p>0</text:p>
          </table:table-cell>
          <table:table-cell office:value-type="float" office:value="10.33511" calcext:value-type="float">
            <text:p>10.33511</text:p>
          </table:table-cell>
          <table:table-cell office:value-type="float" office:value="-5.287842" calcext:value-type="float">
            <text:p>-5.287842</text:p>
          </table:table-cell>
          <table:table-cell office:value-type="float" office:value="0.9056396" calcext:value-type="float">
            <text:p>0.9056396</text:p>
          </table:table-cell>
          <table:table-cell office:value-type="float" office:value="-1.973389" calcext:value-type="float">
            <text:p>-1.973389</text:p>
          </table:table-cell>
          <table:table-cell office:value-type="float" office:value="-0.3691101" calcext:value-type="float">
            <text:p>-0.3691101</text:p>
          </table:table-cell>
          <table:table-cell office:value-type="float" office:value="-0.9491577" calcext:value-type="float">
            <text:p>-0.9491577</text:p>
          </table:table-cell>
          <table:table-cell office:value-type="float" office:value="-0.257019" calcext:value-type="float">
            <text:p>-0.257019</text:p>
          </table:table-cell>
          <table:table-cell office:value-type="float" office:value="-0.3722839" calcext:value-type="float">
            <text:p>-0.3722839</text:p>
          </table:table-cell>
          <table:table-cell office:value-type="float" office:value="0.1145325" calcext:value-type="float">
            <text:p>0.1145325</text:p>
          </table:table-cell>
          <table:table-cell office:value-type="float" office:value="0.03164673" calcext:value-type="float">
            <text:p>0.03164673</text:p>
          </table:table-cell>
          <table:table-cell office:value-type="float" office:value="0.6394653" calcext:value-type="float">
            <text:p>0.6394653</text:p>
          </table:table-cell>
          <table:table-cell office:value-type="float" office:value="0.5967712" calcext:value-type="float">
            <text:p>0.5967712</text:p>
          </table:table-cell>
          <table:table-cell office:value-type="float" office:value="1.258698" calcext:value-type="float">
            <text:p>1.258698</text:p>
          </table:table-cell>
          <table:table-cell office:value-type="float" office:value="1.240814" calcext:value-type="float">
            <text:p>1.240814</text:p>
          </table:table-cell>
          <table:table-cell office:value-type="float" office:value="2.322449" calcext:value-type="float">
            <text:p>2.322449</text:p>
          </table:table-cell>
          <table:table-cell office:value-type="float" office:value="2.262085" calcext:value-type="float">
            <text:p>2.262085</text:p>
          </table:table-cell>
          <table:table-cell office:value-type="float" office:value="4.152679" calcext:value-type="float">
            <text:p>4.152679</text:p>
          </table:table-cell>
          <table:table-cell office:value-type="float" office:value="4.038635" calcext:value-type="float">
            <text:p>4.038635</text:p>
          </table:table-cell>
          <table:table-cell office:value-type="float" office:value="6.181" calcext:value-type="float">
            <text:p>6.181</text:p>
          </table:table-cell>
          <table:table-cell office:value-type="float" office:value="6.047638" calcext:value-type="float">
            <text:p>6.047638</text:p>
          </table:table-cell>
          <table:table-cell office:value-type="float" office:value="7.650146" calcext:value-type="float">
            <text:p>7.650146</text:p>
          </table:table-cell>
          <table:table-cell office:value-type="float" office:value="7.522003" calcext:value-type="float">
            <text:p>7.522003</text:p>
          </table:table-cell>
          <table:table-cell office:value-type="float" office:value="8.811188" calcext:value-type="float">
            <text:p>8.811188</text:p>
          </table:table-cell>
          <table:table-cell office:value-type="float" office:value="8.692535" calcext:value-type="float">
            <text:p>8.692535</text:p>
          </table:table-cell>
          <table:table-cell office:value-type="float" office:value="9.669617" calcext:value-type="float">
            <text:p>9.669617</text:p>
          </table:table-cell>
          <table:table-cell office:value-type="float" office:value="9.560577" calcext:value-type="float">
            <text:p>9.560577</text:p>
          </table:table-cell>
          <table:table-cell office:value-type="float" office:value="10.07147" calcext:value-type="float">
            <text:p>10.07147</text:p>
          </table:table-cell>
          <table:table-cell office:value-type="float" office:value="9.970306" calcext:value-type="float">
            <text:p>9.970306</text:p>
          </table:table-cell>
          <table:table-cell office:value-type="float" office:value="15.58203" calcext:value-type="float">
            <text:p>15.58203</text:p>
          </table:table-cell>
          <table:table-cell office:value-type="float" office:value="-10.00998" calcext:value-type="float">
            <text:p>-10.009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4" calcext:value-type="float">
            <text:p>29122004</text:p>
          </table:table-cell>
          <table:table-cell office:value-type="float" office:value="7.342351" calcext:value-type="float">
            <text:p>7.342351</text:p>
          </table:table-cell>
          <table:table-cell office:value-type="float" office:value="10.26" calcext:value-type="float">
            <text:p>10.26</text:p>
          </table:table-cell>
          <table:table-cell office:value-type="float" office:value="-9.42" calcext:value-type="float">
            <text:p>-9.42</text:p>
          </table:table-cell>
          <table:table-cell office:value-type="float" office:value="0.9726787" calcext:value-type="float">
            <text:p>0.9726787</text:p>
          </table:table-cell>
          <table:table-cell office:value-type="float" office:value="0.2674617" calcext:value-type="float">
            <text:p>0.2674617</text:p>
          </table:table-cell>
          <table:table-cell office:value-type="float" office:value="276.228" calcext:value-type="float">
            <text:p>276.228</text:p>
          </table:table-cell>
          <table:table-cell office:value-type="float" office:value="0" calcext:value-type="float">
            <text:p>0</text:p>
          </table:table-cell>
          <table:table-cell office:value-type="float" office:value="9.825287" calcext:value-type="float">
            <text:p>9.825287</text:p>
          </table:table-cell>
          <table:table-cell office:value-type="float" office:value="-7.271576" calcext:value-type="float">
            <text:p>-7.271576</text:p>
          </table:table-cell>
          <table:table-cell office:value-type="float" office:value="0.7888489" calcext:value-type="float">
            <text:p>0.7888489</text:p>
          </table:table-cell>
          <table:table-cell office:value-type="float" office:value="-2.616486" calcext:value-type="float">
            <text:p>-2.616486</text:p>
          </table:table-cell>
          <table:table-cell office:value-type="float" office:value="-0.3313293" calcext:value-type="float">
            <text:p>-0.3313293</text:p>
          </table:table-cell>
          <table:table-cell office:value-type="float" office:value="-0.9581299" calcext:value-type="float">
            <text:p>-0.9581299</text:p>
          </table:table-cell>
          <table:table-cell office:value-type="float" office:value="-0.1786499" calcext:value-type="float">
            <text:p>-0.1786499</text:p>
          </table:table-cell>
          <table:table-cell office:value-type="float" office:value="-0.3104553" calcext:value-type="float">
            <text:p>-0.3104553</text:p>
          </table:table-cell>
          <table:table-cell office:value-type="float" office:value="0.1692505" calcext:value-type="float">
            <text:p>0.1692505</text:p>
          </table:table-cell>
          <table:table-cell office:value-type="float" office:value="0.0803833" calcext:value-type="float">
            <text:p>0.0803833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6233521" calcext:value-type="float">
            <text:p>0.623352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38678" calcext:value-type="float">
            <text:p>1.238678</text:p>
          </table:table-cell>
          <table:table-cell office:value-type="float" office:value="2.261688" calcext:value-type="float">
            <text:p>2.261688</text:p>
          </table:table-cell>
          <table:table-cell office:value-type="float" office:value="2.21994" calcext:value-type="float">
            <text:p>2.21994</text:p>
          </table:table-cell>
          <table:table-cell office:value-type="float" office:value="4.037506" calcext:value-type="float">
            <text:p>4.037506</text:p>
          </table:table-cell>
          <table:table-cell office:value-type="float" office:value="3.940765" calcext:value-type="float">
            <text:p>3.940765</text:p>
          </table:table-cell>
          <table:table-cell office:value-type="float" office:value="6.046234" calcext:value-type="float">
            <text:p>6.046234</text:p>
          </table:table-cell>
          <table:table-cell office:value-type="float" office:value="5.920532" calcext:value-type="float">
            <text:p>5.920532</text:p>
          </table:table-cell>
          <table:table-cell office:value-type="float" office:value="7.52066" calcext:value-type="float">
            <text:p>7.52066</text:p>
          </table:table-cell>
          <table:table-cell office:value-type="float" office:value="7.395172" calcext:value-type="float">
            <text:p>7.395172</text:p>
          </table:table-cell>
          <table:table-cell office:value-type="float" office:value="8.691284" calcext:value-type="float">
            <text:p>8.691284</text:p>
          </table:table-cell>
          <table:table-cell office:value-type="float" office:value="8.57251" calcext:value-type="float">
            <text:p>8.57251</text:p>
          </table:table-cell>
          <table:table-cell office:value-type="float" office:value="9.559418" calcext:value-type="float">
            <text:p>9.559418</text:p>
          </table:table-cell>
          <table:table-cell office:value-type="float" office:value="9.450104" calcext:value-type="float">
            <text:p>9.450104</text:p>
          </table:table-cell>
          <table:table-cell office:value-type="float" office:value="9.969208" calcext:value-type="float">
            <text:p>9.969208</text:p>
          </table:table-cell>
          <table:table-cell office:value-type="float" office:value="9.86795" calcext:value-type="float">
            <text:p>9.86795</text:p>
          </table:table-cell>
          <table:table-cell office:value-type="float" office:value="15.93512" calcext:value-type="float">
            <text:p>15.93512</text:p>
          </table:table-cell>
          <table:table-cell office:value-type="float" office:value="-11.98755" calcext:value-type="float">
            <text:p>-11.987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4" calcext:value-type="float">
            <text:p>30122004</text:p>
          </table:table-cell>
          <table:table-cell office:value-type="float" office:value="6.398002" calcext:value-type="float">
            <text:p>6.398002</text:p>
          </table:table-cell>
          <table:table-cell office:value-type="float" office:value="18.27" calcext:value-type="float">
            <text:p>18.27</text:p>
          </table:table-cell>
          <table:table-cell office:value-type="float" office:value="6.41" calcext:value-type="float">
            <text:p>6.41</text:p>
          </table:table-cell>
          <table:table-cell office:value-type="float" office:value="1.155478" calcext:value-type="float">
            <text:p>1.155478</text:p>
          </table:table-cell>
          <table:table-cell office:value-type="float" office:value="0.7231289" calcext:value-type="float">
            <text:p>0.7231289</text:p>
          </table:table-cell>
          <table:table-cell office:value-type="float" office:value="493.092" calcext:value-type="float">
            <text:p>493.092</text:p>
          </table:table-cell>
          <table:table-cell office:value-type="float" office:value="0" calcext:value-type="float">
            <text:p>0</text:p>
          </table:table-cell>
          <table:table-cell office:value-type="float" office:value="12.65918" calcext:value-type="float">
            <text:p>12.65918</text:p>
          </table:table-cell>
          <table:table-cell office:value-type="float" office:value="-0.04348755" calcext:value-type="float">
            <text:p>-0.04348755</text:p>
          </table:table-cell>
          <table:table-cell office:value-type="float" office:value="5.089691" calcext:value-type="float">
            <text:p>5.089691</text:p>
          </table:table-cell>
          <table:table-cell office:value-type="float" office:value="-0.021698" calcext:value-type="float">
            <text:p>-0.021698</text:p>
          </table:table-cell>
          <table:table-cell office:value-type="float" office:value="0.5674438" calcext:value-type="float">
            <text:p>0.5674438</text:p>
          </table:table-cell>
          <table:table-cell office:value-type="float" office:value="-0.3273926" calcext:value-type="float">
            <text:p>-0.3273926</text:p>
          </table:table-cell>
          <table:table-cell office:value-type="float" office:value="0.01116943" calcext:value-type="float">
            <text:p>0.01116943</text:p>
          </table:table-cell>
          <table:table-cell office:value-type="float" office:value="-0.1772156" calcext:value-type="float">
            <text:p>-0.177215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704407" calcext:value-type="float">
            <text:p>0.1704407</text:p>
          </table:table-cell>
          <table:table-cell office:value-type="float" office:value="0.7609253" calcext:value-type="float">
            <text:p>0.7609253</text:p>
          </table:table-cell>
          <table:table-cell office:value-type="float" office:value="0.6648254" calcext:value-type="float">
            <text:p>0.6648254</text:p>
          </table:table-cell>
          <table:table-cell office:value-type="float" office:value="1.307648" calcext:value-type="float">
            <text:p>1.307648</text:p>
          </table:table-cell>
          <table:table-cell office:value-type="float" office:value="1.251709" calcext:value-type="float">
            <text:p>1.251709</text:p>
          </table:table-cell>
          <table:table-cell office:value-type="float" office:value="2.219604" calcext:value-type="float">
            <text:p>2.219604</text:p>
          </table:table-cell>
          <table:table-cell office:value-type="float" office:value="2.20639" calcext:value-type="float">
            <text:p>2.20639</text:p>
          </table:table-cell>
          <table:table-cell office:value-type="float" office:value="3.939819" calcext:value-type="float">
            <text:p>3.939819</text:p>
          </table:table-cell>
          <table:table-cell office:value-type="float" office:value="3.859589" calcext:value-type="float">
            <text:p>3.859589</text:p>
          </table:table-cell>
          <table:table-cell office:value-type="float" office:value="5.919281" calcext:value-type="float">
            <text:p>5.919281</text:p>
          </table:table-cell>
          <table:table-cell office:value-type="float" office:value="5.802307" calcext:value-type="float">
            <text:p>5.802307</text:p>
          </table:table-cell>
          <table:table-cell office:value-type="float" office:value="7.39389" calcext:value-type="float">
            <text:p>7.39389</text:p>
          </table:table-cell>
          <table:table-cell office:value-type="float" office:value="7.272003" calcext:value-type="float">
            <text:p>7.272003</text:p>
          </table:table-cell>
          <table:table-cell office:value-type="float" office:value="8.571289" calcext:value-type="float">
            <text:p>8.571289</text:p>
          </table:table-cell>
          <table:table-cell office:value-type="float" office:value="8.453522" calcext:value-type="float">
            <text:p>8.453522</text:p>
          </table:table-cell>
          <table:table-cell office:value-type="float" office:value="9.448975" calcext:value-type="float">
            <text:p>9.448975</text:p>
          </table:table-cell>
          <table:table-cell office:value-type="float" office:value="9.339905" calcext:value-type="float">
            <text:p>9.339905</text:p>
          </table:table-cell>
          <table:table-cell office:value-type="float" office:value="9.866913" calcext:value-type="float">
            <text:p>9.866913</text:p>
          </table:table-cell>
          <table:table-cell office:value-type="float" office:value="9.765411" calcext:value-type="float">
            <text:p>9.765411</text:p>
          </table:table-cell>
          <table:table-cell office:value-type="float" office:value="20.80197" calcext:value-type="float">
            <text:p>20.80197</text:p>
          </table:table-cell>
          <table:table-cell office:value-type="float" office:value="0.3269043" calcext:value-type="float">
            <text:p>0.32690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4" calcext:value-type="float">
            <text:p>31122004</text:p>
          </table:table-cell>
          <table:table-cell office:value-type="float" office:value="7.083991" calcext:value-type="float">
            <text:p>7.083991</text:p>
          </table:table-cell>
          <table:table-cell office:value-type="float" office:value="5.75" calcext:value-type="float">
            <text:p>5.75</text:p>
          </table:table-cell>
          <table:table-cell office:value-type="float" office:value="-6.28" calcext:value-type="float">
            <text:p>-6.28</text:p>
          </table:table-cell>
          <table:table-cell office:value-type="float" office:value="0.7070162" calcext:value-type="float">
            <text:p>0.7070162</text:p>
          </table:table-cell>
          <table:table-cell office:value-type="float" office:value="0.3397154" calcext:value-type="float">
            <text:p>0.3397154</text:p>
          </table:table-cell>
          <table:table-cell office:value-type="float" office:value="240.948" calcext:value-type="float">
            <text:p>240.948</text:p>
          </table:table-cell>
          <table:table-cell office:value-type="float" office:value="0" calcext:value-type="float">
            <text:p>0</text:p>
          </table:table-cell>
          <table:table-cell office:value-type="float" office:value="9.079865" calcext:value-type="float">
            <text:p>9.079865</text:p>
          </table:table-cell>
          <table:table-cell office:value-type="float" office:value="-4.113495" calcext:value-type="float">
            <text:p>-4.113495</text:p>
          </table:table-cell>
          <table:table-cell office:value-type="float" office:value="3.291138" calcext:value-type="float">
            <text:p>3.291138</text:p>
          </table:table-cell>
          <table:table-cell office:value-type="float" office:value="-0.6057739" calcext:value-type="float">
            <text:p>-0.6057739</text:p>
          </table:table-cell>
          <table:table-cell office:value-type="float" office:value="0.3830566" calcext:value-type="float">
            <text:p>0.3830566</text:p>
          </table:table-cell>
          <table:table-cell office:value-type="float" office:value="-0.129425" calcext:value-type="float">
            <text:p>-0.129425</text:p>
          </table:table-cell>
          <table:table-cell office:value-type="float" office:value="0.0486145" calcext:value-type="float">
            <text:p>0.0486145</text:p>
          </table:table-cell>
          <table:table-cell office:value-type="float" office:value="-0.03848267" calcext:value-type="float">
            <text:p>-0.03848267</text:p>
          </table:table-cell>
          <table:table-cell office:value-type="float" office:value="0.3581543" calcext:value-type="float">
            <text:p>0.3581543</text:p>
          </table:table-cell>
          <table:table-cell office:value-type="float" office:value="0.2949219" calcext:value-type="float">
            <text:p>0.2949219</text:p>
          </table:table-cell>
          <table:table-cell office:value-type="float" office:value="0.7995911" calcext:value-type="float">
            <text:p>0.7995911</text:p>
          </table:table-cell>
          <table:table-cell office:value-type="float" office:value="0.7612305" calcext:value-type="float">
            <text:p>0.7612305</text:p>
          </table:table-cell>
          <table:table-cell office:value-type="float" office:value="1.33139" calcext:value-type="float">
            <text:p>1.33139</text:p>
          </table:table-cell>
          <table:table-cell office:value-type="float" office:value="1.307892" calcext:value-type="float">
            <text:p>1.307892</text:p>
          </table:table-cell>
          <table:table-cell office:value-type="float" office:value="2.208313" calcext:value-type="float">
            <text:p>2.208313</text:p>
          </table:table-cell>
          <table:table-cell office:value-type="float" office:value="2.206329" calcext:value-type="float">
            <text:p>2.206329</text:p>
          </table:table-cell>
          <table:table-cell office:value-type="float" office:value="3.858856" calcext:value-type="float">
            <text:p>3.858856</text:p>
          </table:table-cell>
          <table:table-cell office:value-type="float" office:value="3.795807" calcext:value-type="float">
            <text:p>3.795807</text:p>
          </table:table-cell>
          <table:table-cell office:value-type="float" office:value="5.801086" calcext:value-type="float">
            <text:p>5.801086</text:p>
          </table:table-cell>
          <table:table-cell office:value-type="float" office:value="5.694305" calcext:value-type="float">
            <text:p>5.694305</text:p>
          </table:table-cell>
          <table:table-cell office:value-type="float" office:value="7.270721" calcext:value-type="float">
            <text:p>7.270721</text:p>
          </table:table-cell>
          <table:table-cell office:value-type="float" office:value="7.153229" calcext:value-type="float">
            <text:p>7.153229</text:p>
          </table:table-cell>
          <table:table-cell office:value-type="float" office:value="8.452271" calcext:value-type="float">
            <text:p>8.452271</text:p>
          </table:table-cell>
          <table:table-cell office:value-type="float" office:value="8.335815" calcext:value-type="float">
            <text:p>8.335815</text:p>
          </table:table-cell>
          <table:table-cell office:value-type="float" office:value="9.338715" calcext:value-type="float">
            <text:p>9.338715</text:p>
          </table:table-cell>
          <table:table-cell office:value-type="float" office:value="9.229462" calcext:value-type="float">
            <text:p>9.229462</text:p>
          </table:table-cell>
          <table:table-cell office:value-type="float" office:value="9.764374" calcext:value-type="float">
            <text:p>9.764374</text:p>
          </table:table-cell>
          <table:table-cell office:value-type="float" office:value="9.662689" calcext:value-type="float">
            <text:p>9.662689</text:p>
          </table:table-cell>
          <table:table-cell office:value-type="float" office:value="12.85855" calcext:value-type="float">
            <text:p>12.85855</text:p>
          </table:table-cell>
          <table:table-cell office:value-type="float" office:value="-8.831635" calcext:value-type="float">
            <text:p>-8.831635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6:14.961051289</dc:date>
    <meta:editing-duration>PT10S</meta:editing-duration>
    <meta:editing-cycles>1</meta:editing-cycles>
    <meta:document-statistic meta:table-count="1" meta:cell-count="19084" meta:object-count="0"/>
    <meta:generator>LibreOffice/6.4.7.2$Linux_X86_64 LibreOffice_project/40$Build-2</meta:generator>
  </office:meta>
</office:document-meta>
</file>